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Basic/Standard/Controll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current.xml~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>
    <office:event-listeners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dom:unload" xlink:href="vnd.sun.star.script:UltimusFree2.Lupo_0.Svuota_Globale?language=Basic&amp;location=application" xlink:type="simple"/>
      <script:event-listener script:language="ooo:script" script:event-name="office:save" xlink:href="" xlink:type="simple"/>
      <script:event-listener script:language="ooo:script" script:event-name="office:save-as" xlink:href="vnd.sun.star.script:UltimusFree2.Lupo_0.Svuota_Globale?language=Basic&amp;location=application" xlink:type="simple"/>
      <script:event-listener script:language="ooo:script" script:event-name="office:save-as-done" xlink:href="" xlink:type="simple"/>
    </office:event-listeners>
  </office:scripts>
  <office:font-face-decls>
    <style:font-face style:name="Arial1" svg:font-family="Arial"/>
    <style:font-face style:name="Comic Sans MS1" svg:font-family="'Comic Sans MS'"/>
    <style:font-face style:name="Helv" svg:font-family="Helv"/>
    <style:font-face style:name="Courier New" svg:font-family="'Courier New'" style:font-family-generic="modern"/>
    <style:font-face style:name="Thorndale" svg:font-family="Thorndale, 'Times New Roman'" style:font-family-generic="roman"/>
    <style:font-face style:name="Times New Roman" svg:font-family="'Times New Roman'" style:font-family-generic="roman"/>
    <style:font-face style:name="Andale Sans" svg:font-family="'Andale Sans'" style:font-family-generic="swiss"/>
    <style:font-face style:name="Arial2" svg:font-family="Arial" style:font-family-generic="swiss"/>
    <style:font-face style:name="Arial4" svg:font-family="Arial" style:font-adornments="Regular" style:font-family-generic="swiss"/>
    <style:font-face style:name="Arial6" svg:font-family="Arial" style:font-adornments="Standar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Bitstream Charter" svg:font-family="'Bitstream Charter'" style:font-adornments="Italic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adornments="Standard" style:font-family-generic="roman" style:font-pitch="variable"/>
    <style:font-face style:name="Times New Roman1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lbany2" svg:font-family="Albany" style:font-adornments="Standard" style:font-family-generic="swiss" style:font-pitch="variable"/>
    <style:font-face style:name="Andale Sans UI1" svg:font-family="'Andale Sans UI', 'Arial Unicode MS'" style:font-family-generic="swiss" style:font-pitch="variable"/>
    <style:font-face style:name="Arial3" svg:font-family="Arial" style:font-family-generic="swiss" style:font-pitch="variable"/>
    <style:font-face style:name="Arial5" svg:font-family="Arial" style:font-adornments="Grassetto" style:font-family-generic="swiss" style:font-pitch="variable"/>
    <style:font-face style:name="Arial7" svg:font-family="Arial" style:font-adornments="Normal" style:font-family-generic="swiss" style:font-pitch="variable"/>
    <style:font-face style:name="Arial8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omic Sans MS" svg:font-family="'Comic Sans MS'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9.626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803cm"/>
    </style:style>
    <style:style style:name="co5" style:family="table-column">
      <style:table-column-properties fo:break-before="auto" style:column-width="2.305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5.449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0.826cm"/>
    </style:style>
    <style:style style:name="co14" style:family="table-column">
      <style:table-column-properties fo:break-before="auto" style:column-width="5.223cm"/>
    </style:style>
    <style:style style:name="co15" style:family="table-column">
      <style:table-column-properties fo:break-before="auto" style:column-width="5.28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13.991cm"/>
    </style:style>
    <style:style style:name="co19" style:family="table-column">
      <style:table-column-properties fo:break-before="auto" style:column-width="1.993cm"/>
    </style:style>
    <style:style style:name="co20" style:family="table-column">
      <style:table-column-properties fo:break-before="auto" style:column-width="2.716cm"/>
    </style:style>
    <style:style style:name="co21" style:family="table-column">
      <style:table-column-properties fo:break-before="auto" style:column-width="3.791cm"/>
    </style:style>
    <style:style style:name="co22" style:family="table-column">
      <style:table-column-properties fo:break-before="auto" style:column-width="2.422cm"/>
    </style:style>
    <style:style style:name="co23" style:family="table-column">
      <style:table-column-properties fo:break-before="auto" style:column-width="2.925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993cm"/>
    </style:style>
    <style:style style:name="co26" style:family="table-column">
      <style:table-column-properties fo:break-before="auto" style:column-width="2.981cm"/>
    </style:style>
    <style:style style:name="co27" style:family="table-column">
      <style:table-column-properties fo:break-before="auto" style:column-width="2.36cm"/>
    </style:style>
    <style:style style:name="co28" style:family="table-column">
      <style:table-column-properties fo:break-before="auto" style:column-width="0.845cm"/>
    </style:style>
    <style:style style:name="co29" style:family="table-column">
      <style:table-column-properties fo:break-before="auto" style:column-width="2.702cm"/>
    </style:style>
    <style:style style:name="co30" style:family="table-column">
      <style:table-column-properties fo:break-before="auto" style:column-width="6.532cm"/>
    </style:style>
    <style:style style:name="co31" style:family="table-column">
      <style:table-column-properties fo:break-before="auto" style:column-width="1.371cm"/>
    </style:style>
    <style:style style:name="co32" style:family="table-column">
      <style:table-column-properties fo:break-before="auto" style:column-width="0.714cm"/>
    </style:style>
    <style:style style:name="co33" style:family="table-column">
      <style:table-column-properties fo:break-before="auto" style:column-width="1.505cm"/>
    </style:style>
    <style:style style:name="co34" style:family="table-column">
      <style:table-column-properties fo:break-before="auto" style:column-width="1.214cm"/>
    </style:style>
    <style:style style:name="co35" style:family="table-column">
      <style:table-column-properties fo:break-before="auto" style:column-width="1.464cm"/>
    </style:style>
    <style:style style:name="co36" style:family="table-column">
      <style:table-column-properties fo:break-before="auto" style:column-width="1.039cm"/>
    </style:style>
    <style:style style:name="co37" style:family="table-column">
      <style:table-column-properties fo:break-before="auto" style:column-width="2.773cm"/>
    </style:style>
    <style:style style:name="co38" style:family="table-column">
      <style:table-column-properties fo:break-before="auto" style:column-width="3.152cm"/>
    </style:style>
    <style:style style:name="co39" style:family="table-column">
      <style:table-column-properties fo:break-before="auto" style:column-width="2.201cm"/>
    </style:style>
    <style:style style:name="co40" style:family="table-column">
      <style:table-column-properties fo:break-before="auto" style:column-width="2.766cm"/>
    </style:style>
    <style:style style:name="co41" style:family="table-column">
      <style:table-column-properties fo:break-before="auto" style:column-width="2.586cm"/>
    </style:style>
    <style:style style:name="co42" style:family="table-column">
      <style:table-column-properties fo:break-before="auto" style:column-width="2.686cm"/>
    </style:style>
    <style:style style:name="co43" style:family="table-column">
      <style:table-column-properties fo:break-before="auto" style:column-width="2.799cm"/>
    </style:style>
    <style:style style:name="co44" style:family="table-column">
      <style:table-column-properties fo:break-before="auto" style:column-width="3.729cm"/>
    </style:style>
    <style:style style:name="co45" style:family="table-column">
      <style:table-column-properties fo:break-before="auto" style:column-width="3.064cm"/>
    </style:style>
    <style:style style:name="co46" style:family="table-column">
      <style:table-column-properties fo:break-before="auto" style:column-width="2.378cm"/>
    </style:style>
    <style:style style:name="co47" style:family="table-column">
      <style:table-column-properties fo:break-before="auto" style:column-width="2.316cm"/>
    </style:style>
    <style:style style:name="co48" style:family="table-column">
      <style:table-column-properties fo:break-before="auto" style:column-width="2.84cm"/>
    </style:style>
    <style:style style:name="co49" style:family="table-column">
      <style:table-column-properties fo:break-before="auto" style:column-width="2.78cm"/>
    </style:style>
    <style:style style:name="co50" style:family="table-column">
      <style:table-column-properties fo:break-before="auto" style:column-width="2.542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3.473cm"/>
    </style:style>
    <style:style style:name="co53" style:family="table-column">
      <style:table-column-properties fo:break-before="auto" style:column-width="3.935cm"/>
    </style:style>
    <style:style style:name="co54" style:family="table-column">
      <style:table-column-properties fo:break-before="auto" style:column-width="2.621cm"/>
    </style:style>
    <style:style style:name="co55" style:family="table-column">
      <style:table-column-properties fo:break-before="auto" style:column-width="3.658cm"/>
    </style:style>
    <style:style style:name="co56" style:family="table-column">
      <style:table-column-properties fo:break-before="auto" style:column-width="0.663cm"/>
    </style:style>
    <style:style style:name="co57" style:family="table-column">
      <style:table-column-properties fo:break-before="auto" style:column-width="0.924cm"/>
    </style:style>
    <style:style style:name="co58" style:family="table-column">
      <style:table-column-properties fo:break-before="auto" style:column-width="1.321cm"/>
    </style:style>
    <style:style style:name="co59" style:family="table-column">
      <style:table-column-properties fo:break-before="auto" style:column-width="1.778cm"/>
    </style:style>
    <style:style style:name="co60" style:family="table-column">
      <style:table-column-properties fo:break-before="auto" style:column-width="4.826cm"/>
    </style:style>
    <style:style style:name="co61" style:family="table-column">
      <style:table-column-properties fo:break-before="auto" style:column-width="3.757cm"/>
    </style:style>
    <style:style style:name="co62" style:family="table-column">
      <style:table-column-properties fo:break-before="auto" style:column-width="2.341cm"/>
    </style:style>
    <style:style style:name="co63" style:family="table-column">
      <style:table-column-properties fo:break-before="auto" style:column-width="3.822cm"/>
    </style:style>
    <style:style style:name="co64" style:family="table-column">
      <style:table-column-properties fo:break-before="auto" style:column-width="3.967cm"/>
    </style:style>
    <style:style style:name="co65" style:family="table-column">
      <style:table-column-properties fo:break-before="auto" style:column-width="3.034cm"/>
    </style:style>
    <style:style style:name="co66" style:family="table-column">
      <style:table-column-properties fo:break-before="auto" style:column-width="3.207cm"/>
    </style:style>
    <style:style style:name="co67" style:family="table-column">
      <style:table-column-properties fo:break-before="auto" style:column-width="3.201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3cm"/>
    </style:style>
    <style:style style:name="co70" style:family="table-column">
      <style:table-column-properties fo:break-before="auto" style:column-width="2.499cm"/>
    </style:style>
    <style:style style:name="co71" style:family="table-column">
      <style:table-column-properties fo:break-before="auto" style:column-width="3.099cm"/>
    </style:style>
    <style:style style:name="co72" style:family="table-column">
      <style:table-column-properties fo:break-before="auto" style:column-width="2.824cm"/>
    </style:style>
    <style:style style:name="co73" style:family="table-column">
      <style:table-column-properties fo:break-before="auto" style:column-width="0.727cm"/>
    </style:style>
    <style:style style:name="co74" style:family="table-column">
      <style:table-column-properties fo:break-before="auto" style:column-width="1.152cm"/>
    </style:style>
    <style:style style:name="co75" style:family="table-column">
      <style:table-column-properties fo:break-before="auto" style:column-width="7.197cm"/>
    </style:style>
    <style:style style:name="co76" style:family="table-column">
      <style:table-column-properties fo:break-before="auto" style:column-width="8.169cm"/>
    </style:style>
    <style:style style:name="co77" style:family="table-column">
      <style:table-column-properties fo:break-before="auto" style:column-width="0.679cm"/>
    </style:style>
    <style:style style:name="co78" style:family="table-column">
      <style:table-column-properties fo:break-before="auto" style:column-width="1.305cm"/>
    </style:style>
    <style:style style:name="co79" style:family="table-column">
      <style:table-column-properties fo:break-before="auto" style:column-width="0.972cm"/>
    </style:style>
    <style:style style:name="co80" style:family="table-column">
      <style:table-column-properties fo:break-before="auto" style:column-width="0.658cm"/>
    </style:style>
    <style:style style:name="co81" style:family="table-column">
      <style:table-column-properties fo:break-before="auto" style:column-width="2.043cm"/>
    </style:style>
    <style:style style:name="co82" style:family="table-column">
      <style:table-column-properties fo:break-before="auto" style:column-width="4.096cm"/>
    </style:style>
    <style:style style:name="co83" style:family="table-column">
      <style:table-column-properties fo:break-before="auto" style:column-width="2.081cm"/>
    </style:style>
    <style:style style:name="co84" style:family="table-column">
      <style:table-column-properties fo:break-before="auto" style:column-width="9.871cm"/>
    </style:style>
    <style:style style:name="co85" style:family="table-column">
      <style:table-column-properties fo:break-before="auto" style:column-width="0.944cm"/>
    </style:style>
    <style:style style:name="co86" style:family="table-column">
      <style:table-column-properties fo:break-before="auto" style:column-width="2.058cm"/>
    </style:style>
    <style:style style:name="co87" style:family="table-column">
      <style:table-column-properties fo:break-before="auto" style:column-width="2.713cm"/>
    </style:style>
    <style:style style:name="co88" style:family="table-column">
      <style:table-column-properties fo:break-before="auto" style:column-width="5.396cm"/>
    </style:style>
    <style:style style:name="co89" style:family="table-column">
      <style:table-column-properties fo:break-before="auto" style:column-width="1.088cm"/>
    </style:style>
    <style:style style:name="co90" style:family="table-column">
      <style:table-column-properties fo:break-before="auto" style:column-width="1.27cm"/>
    </style:style>
    <style:style style:name="co91" style:family="table-column">
      <style:table-column-properties fo:break-before="auto" style:column-width="2.722cm"/>
    </style:style>
    <style:style style:name="co92" style:family="table-column">
      <style:table-column-properties fo:break-before="auto" style:column-width="3.477cm"/>
    </style:style>
    <style:style style:name="co93" style:family="table-column">
      <style:table-column-properties fo:break-before="auto" style:column-width="1.069cm"/>
    </style:style>
    <style:style style:name="co94" style:family="table-column">
      <style:table-column-properties fo:break-before="auto" style:column-width="1.409cm"/>
    </style:style>
    <style:style style:name="co95" style:family="table-column">
      <style:table-column-properties fo:break-before="auto" style:column-width="2.284cm"/>
    </style:style>
    <style:style style:name="co96" style:family="table-column">
      <style:table-column-properties fo:break-before="auto" style:column-width="3.161cm"/>
    </style:style>
    <style:style style:name="co97" style:family="table-column">
      <style:table-column-properties fo:break-before="auto" style:column-width="1.034cm"/>
    </style:style>
    <style:style style:name="co98" style:family="table-column">
      <style:table-column-properties fo:break-before="auto" style:column-width="5.627cm"/>
    </style:style>
    <style:style style:name="co99" style:family="table-column">
      <style:table-column-properties fo:break-before="auto" style:column-width="2.965cm"/>
    </style:style>
    <style:style style:name="co100" style:family="table-column">
      <style:table-column-properties fo:break-before="auto" style:column-width="4.189cm"/>
    </style:style>
    <style:style style:name="co101" style:family="table-column">
      <style:table-column-properties fo:break-before="auto" style:column-width="0.242cm"/>
    </style:style>
    <style:style style:name="co102" style:family="table-column">
      <style:table-column-properties fo:break-before="auto" style:column-width="1.155cm"/>
    </style:style>
    <style:style style:name="co103" style:family="table-column">
      <style:table-column-properties fo:break-before="auto" style:column-width="3.314cm"/>
    </style:style>
    <style:style style:name="co104" style:family="table-column">
      <style:table-column-properties fo:break-before="auto" style:column-width="0.732cm"/>
    </style:style>
    <style:style style:name="co105" style:family="table-column">
      <style:table-column-properties fo:break-before="auto" style:column-width="5.588cm"/>
    </style:style>
    <style:style style:name="co106" style:family="table-column">
      <style:table-column-properties fo:break-before="auto" style:column-width="2.226cm"/>
    </style:style>
    <style:style style:name="co107" style:family="table-column">
      <style:table-column-properties fo:break-before="auto" style:column-width="0.563cm"/>
    </style:style>
    <style:style style:name="co108" style:family="table-column">
      <style:table-column-properties fo:break-before="auto" style:column-width="0.534cm"/>
    </style:style>
    <style:style style:name="co109" style:family="table-column">
      <style:table-column-properties fo:break-before="auto" style:column-width="10.608cm"/>
    </style:style>
    <style:style style:name="co110" style:family="table-column">
      <style:table-column-properties fo:break-before="auto" style:column-width="0.676cm"/>
    </style:style>
    <style:style style:name="co111" style:family="table-column">
      <style:table-column-properties fo:break-before="auto" style:column-width="3.187cm"/>
    </style:style>
    <style:style style:name="co112" style:family="table-column">
      <style:table-column-properties fo:break-before="auto" style:column-width="1.439cm"/>
    </style:style>
    <style:style style:name="co113" style:family="table-column">
      <style:table-column-properties fo:break-before="auto" style:column-width="1.411cm"/>
    </style:style>
    <style:style style:name="co114" style:family="table-column">
      <style:table-column-properties fo:break-before="auto" style:column-width="1.229cm"/>
    </style:style>
    <style:style style:name="co115" style:family="table-column">
      <style:table-column-properties fo:break-before="auto" style:column-width="1.644cm"/>
    </style:style>
    <style:style style:name="co116" style:family="table-column">
      <style:table-column-properties fo:break-before="auto" style:column-width="10.656cm"/>
    </style:style>
    <style:style style:name="co117" style:family="table-column">
      <style:table-column-properties fo:break-before="auto" style:column-width="1.984cm"/>
    </style:style>
    <style:style style:name="co118" style:family="table-column">
      <style:table-column-properties fo:break-before="auto" style:column-width="1.473cm"/>
    </style:style>
    <style:style style:name="co119" style:family="table-column">
      <style:table-column-properties fo:break-before="auto" style:column-width="1.75cm"/>
    </style:style>
    <style:style style:name="co120" style:family="table-column">
      <style:table-column-properties fo:break-before="auto" style:column-width="1.829cm"/>
    </style:style>
    <style:style style:name="co121" style:family="table-column">
      <style:table-column-properties fo:break-before="auto" style:column-width="2.242cm"/>
    </style:style>
    <style:style style:name="co122" style:family="table-column">
      <style:table-column-properties fo:break-before="auto" style:column-width="2.064cm"/>
    </style:style>
    <style:style style:name="co123" style:family="table-column">
      <style:table-column-properties fo:break-before="auto" style:column-width="1.757cm"/>
    </style:style>
    <style:style style:name="co124" style:family="table-column">
      <style:table-column-properties fo:break-before="auto" style:column-width="1.048cm"/>
    </style:style>
    <style:style style:name="co125" style:family="table-column">
      <style:table-column-properties fo:break-before="auto" style:column-width="1.275cm"/>
    </style:style>
    <style:style style:name="co126" style:family="table-column">
      <style:table-column-properties fo:break-before="auto" style:column-width="1.184cm"/>
    </style:style>
    <style:style style:name="co127" style:family="table-column">
      <style:table-column-properties fo:break-before="auto" style:column-width="2.778cm"/>
    </style:style>
    <style:style style:name="co128" style:family="table-column">
      <style:table-column-properties fo:break-before="auto" style:column-width="2.482cm"/>
    </style:style>
    <style:style style:name="co129" style:family="table-column">
      <style:table-column-properties fo:break-before="auto" style:column-width="3.083cm"/>
    </style:style>
    <style:style style:name="co130" style:family="table-column">
      <style:table-column-properties fo:break-before="auto" style:column-width="1.552cm"/>
    </style:style>
    <style:style style:name="co131" style:family="table-column">
      <style:table-column-properties fo:break-before="auto" style:column-width="1.833cm"/>
    </style:style>
    <style:style style:name="co132" style:family="table-column">
      <style:table-column-properties fo:break-before="auto" style:column-width="1.956cm"/>
    </style:style>
    <style:style style:name="co133" style:family="table-column">
      <style:table-column-properties fo:break-before="auto" style:column-width="2.439cm"/>
    </style:style>
    <style:style style:name="co134" style:family="table-column">
      <style:table-column-properties fo:break-before="auto" style:column-width="2.113cm"/>
    </style:style>
    <style:style style:name="co135" style:family="table-column">
      <style:table-column-properties fo:break-before="auto" style:column-width="1.746cm"/>
    </style:style>
    <style:style style:name="co136" style:family="table-column">
      <style:table-column-properties fo:break-before="auto" style:column-width="2.2cm"/>
    </style:style>
    <style:style style:name="co137" style:family="table-column">
      <style:table-column-properties fo:break-before="auto" style:column-width="7.632cm"/>
    </style:style>
    <style:style style:name="co138" style:family="table-column">
      <style:table-column-properties fo:break-before="auto" style:column-width="2.394cm"/>
    </style:style>
    <style:style style:name="co139" style:family="table-column">
      <style:table-column-properties fo:break-before="auto" style:column-width="1.379cm"/>
    </style:style>
    <style:style style:name="co140" style:family="table-column">
      <style:table-column-properties fo:break-before="auto" style:column-width="2.09cm"/>
    </style:style>
    <style:style style:name="co141" style:family="table-column">
      <style:table-column-properties fo:break-before="auto" style:column-width="2.198cm"/>
    </style:style>
    <style:style style:name="co142" style:family="table-column">
      <style:table-column-properties fo:break-before="auto" style:column-width="3.108cm"/>
    </style:style>
    <style:style style:name="co143" style:family="table-column">
      <style:table-column-properties fo:break-before="auto" style:column-width="3.154cm"/>
    </style:style>
    <style:style style:name="co144" style:family="table-column">
      <style:table-column-properties fo:break-before="auto" style:column-width="9.853cm"/>
    </style:style>
    <style:style style:name="co145" style:family="table-column">
      <style:table-column-properties fo:break-before="auto" style:column-width="4.039cm"/>
    </style:style>
    <style:style style:name="co146" style:family="table-column">
      <style:table-column-properties fo:break-before="auto" style:column-width="7.869cm"/>
    </style:style>
    <style:style style:name="co147" style:family="table-column">
      <style:table-column-properties fo:break-before="auto" style:column-width="6.451cm"/>
    </style:style>
    <style:style style:name="co148" style:family="table-column">
      <style:table-column-properties fo:break-before="auto" style:column-width="5.549cm"/>
    </style:style>
    <style:style style:name="co149" style:family="table-column">
      <style:table-column-properties fo:break-before="auto" style:column-width="4.237cm"/>
    </style:style>
    <style:style style:name="co150" style:family="table-column">
      <style:table-column-properties fo:break-before="auto" style:column-width="1.485cm"/>
    </style:style>
    <style:style style:name="co151" style:family="table-column">
      <style:table-column-properties fo:break-before="auto" style:column-width="5.711cm"/>
    </style:style>
    <style:style style:name="co152" style:family="table-column">
      <style:table-column-properties fo:break-before="auto" style:column-width="19.495cm"/>
    </style:style>
    <style:style style:name="co153" style:family="table-column">
      <style:table-column-properties fo:break-before="auto" style:column-width="2.82cm"/>
    </style:style>
    <style:style style:name="co154" style:family="table-column">
      <style:table-column-properties fo:break-before="auto" style:column-width="8.765cm"/>
    </style:style>
    <style:style style:name="co155" style:family="table-column">
      <style:table-column-properties fo:break-before="auto" style:column-width="3.103cm"/>
    </style:style>
    <style:style style:name="co156" style:family="table-column">
      <style:table-column-properties fo:break-before="auto" style:column-width="2.298cm"/>
    </style:style>
    <style:style style:name="co157" style:family="table-column">
      <style:table-column-properties fo:break-before="auto" style:column-width="4.198cm"/>
    </style:style>
    <style:style style:name="co158" style:family="table-column">
      <style:table-column-properties fo:break-before="auto" style:column-width="1.826cm"/>
    </style:style>
    <style:style style:name="co159" style:family="table-column">
      <style:table-column-properties fo:break-before="auto" style:column-width="2.282cm"/>
    </style:style>
    <style:style style:name="co160" style:family="table-column">
      <style:table-column-properties fo:break-before="auto" style:column-width="0.688cm"/>
    </style:style>
    <style:style style:name="co161" style:family="table-column">
      <style:table-column-properties fo:break-before="auto" style:column-width="2.323cm"/>
    </style:style>
    <style:style style:name="co162" style:family="table-column">
      <style:table-column-properties fo:break-before="auto" style:column-width="2.63cm"/>
    </style:style>
    <style:style style:name="co163" style:family="table-column">
      <style:table-column-properties fo:break-before="auto" style:column-width="8.015cm"/>
    </style:style>
    <style:style style:name="co164" style:family="table-column">
      <style:table-column-properties fo:break-before="auto" style:column-width="2.977cm"/>
    </style:style>
    <style:style style:name="co165" style:family="table-column">
      <style:table-column-properties fo:break-before="auto" style:column-width="2.928cm"/>
    </style:style>
    <style:style style:name="co166" style:family="table-column">
      <style:table-column-properties fo:break-before="auto" style:column-width="1.663cm"/>
    </style:style>
    <style:style style:name="co167" style:family="table-column">
      <style:table-column-properties fo:break-before="auto" style:column-width="2.644cm"/>
    </style:style>
    <style:style style:name="co168" style:family="table-column">
      <style:table-column-properties fo:break-before="auto" style:column-width="2.635cm"/>
    </style:style>
    <style:style style:name="co169" style:family="table-column">
      <style:table-column-properties fo:break-before="auto" style:column-width="2.732cm"/>
    </style:style>
    <style:style style:name="co170" style:family="table-column">
      <style:table-column-properties fo:break-before="auto" style:column-width="2.572cm"/>
    </style:style>
    <style:style style:name="co171" style:family="table-column">
      <style:table-column-properties fo:break-before="auto" style:column-width="6.872cm"/>
    </style:style>
    <style:style style:name="co172" style:family="table-column">
      <style:table-column-properties fo:break-before="auto" style:column-width="2.556cm"/>
    </style:style>
    <style:style style:name="co173" style:family="table-column">
      <style:table-column-properties fo:break-before="auto" style:column-width="0.494cm"/>
    </style:style>
    <style:style style:name="co174" style:family="table-column">
      <style:table-column-properties fo:break-before="auto" style:column-width="6.906cm"/>
    </style:style>
    <style:style style:name="co175" style:family="table-column">
      <style:table-column-properties fo:break-before="auto" style:column-width="20.429cm"/>
    </style:style>
    <style:style style:name="co176" style:family="table-column">
      <style:table-column-properties fo:break-before="auto" style:column-width="4.588cm"/>
    </style:style>
    <style:style style:name="co177" style:family="table-column">
      <style:table-column-properties fo:break-before="auto" style:column-width="2.533cm"/>
    </style:style>
    <style:style style:name="co178" style:family="table-column">
      <style:table-column-properties fo:break-before="auto" style:column-width="0.425cm"/>
    </style:style>
    <style:style style:name="co179" style:family="table-column">
      <style:table-column-properties fo:break-before="auto" style:column-width="1.857cm"/>
    </style:style>
    <style:style style:name="co180" style:family="table-column">
      <style:table-column-properties fo:break-before="auto" style:column-width="2.125cm"/>
    </style:style>
    <style:style style:name="co181" style:family="table-column">
      <style:table-column-properties fo:break-before="auto" style:column-width="1.515cm"/>
    </style:style>
    <style:style style:name="co182" style:family="table-column">
      <style:table-column-properties fo:break-before="auto" style:column-width="3.344cm"/>
    </style:style>
    <style:style style:name="co183" style:family="table-column">
      <style:table-column-properties fo:break-before="auto" style:column-width="2.355cm"/>
    </style:style>
    <style:style style:name="co184" style:family="table-column">
      <style:table-column-properties fo:break-before="auto" style:column-width="4.681cm"/>
    </style:style>
    <style:style style:name="co185" style:family="table-column">
      <style:table-column-properties fo:break-before="auto" style:column-width="0.427cm"/>
    </style:style>
    <style:style style:name="co186" style:family="table-column">
      <style:table-column-properties fo:break-before="auto" style:column-width="5.583cm"/>
    </style:style>
    <style:style style:name="co187" style:family="table-column">
      <style:table-column-properties fo:break-before="auto" style:column-width="17.872cm"/>
    </style:style>
    <style:style style:name="co188" style:family="table-column">
      <style:table-column-properties fo:break-before="auto" style:column-width="0.753cm"/>
    </style:style>
    <style:style style:name="co189" style:family="table-column">
      <style:table-column-properties fo:break-before="auto" style:column-width="15.656cm"/>
    </style:style>
    <style:style style:name="co190" style:family="table-column">
      <style:table-column-properties fo:break-before="auto" style:column-width="2.291cm"/>
    </style:style>
    <style:style style:name="co191" style:family="table-column">
      <style:table-column-properties fo:break-before="auto" style:column-width="2.708cm"/>
    </style:style>
    <style:style style:name="co192" style:family="table-column">
      <style:table-column-properties fo:break-before="auto" style:column-width="1.665cm"/>
    </style:style>
    <style:style style:name="co193" style:family="table-column">
      <style:table-column-properties fo:break-before="auto" style:column-width="2.138cm"/>
    </style:style>
    <style:style style:name="co194" style:family="table-column">
      <style:table-column-properties fo:break-before="auto" style:column-width="2.469cm"/>
    </style:style>
    <style:style style:name="co195" style:family="table-column">
      <style:table-column-properties fo:break-before="auto" style:column-width="1.617cm"/>
    </style:style>
    <style:style style:name="co196" style:family="table-column">
      <style:table-column-properties fo:break-before="auto" style:column-width="0.318cm"/>
    </style:style>
    <style:style style:name="co197" style:family="table-column">
      <style:table-column-properties fo:break-before="auto" style:column-width="13.526cm"/>
    </style:style>
    <style:style style:name="co198" style:family="table-column">
      <style:table-column-properties fo:break-before="auto" style:column-width="6.156cm"/>
    </style:style>
    <style:style style:name="co199" style:family="table-column">
      <style:table-column-properties fo:break-before="auto" style:column-width="3.006cm"/>
    </style:style>
    <style:style style:name="co200" style:family="table-column">
      <style:table-column-properties fo:break-before="auto" style:column-width="0.801cm"/>
    </style:style>
    <style:style style:name="co201" style:family="table-column">
      <style:table-column-properties fo:break-before="auto" style:column-width="3.512cm"/>
    </style:style>
    <style:style style:name="co202" style:family="table-column">
      <style:table-column-properties fo:break-before="auto" style:column-width="1.695cm"/>
    </style:style>
    <style:style style:name="co203" style:family="table-column">
      <style:table-column-properties fo:break-before="auto" style:column-width="16.185cm"/>
    </style:style>
    <style:style style:name="co204" style:family="table-column">
      <style:table-column-properties fo:break-before="auto" style:column-width="1.699cm"/>
    </style:style>
    <style:style style:name="co205" style:family="table-column">
      <style:table-column-properties fo:break-before="auto" style:column-width="2.254cm"/>
    </style:style>
    <style:style style:name="co206" style:family="table-column">
      <style:table-column-properties fo:break-before="auto" style:column-width="2.152cm"/>
    </style:style>
    <style:style style:name="co207" style:family="table-column">
      <style:table-column-properties fo:break-before="auto" style:column-width="2.739cm"/>
    </style:style>
    <style:style style:name="co208" style:family="table-column">
      <style:table-column-properties fo:break-before="auto" style:column-width="4.509cm"/>
    </style:style>
    <style:style style:name="co209" style:family="table-column">
      <style:table-column-properties fo:break-before="auto" style:column-width="3.399cm"/>
    </style:style>
    <style:style style:name="co210" style:family="table-column">
      <style:table-column-properties fo:break-before="auto" style:column-width="4.334cm"/>
    </style:style>
    <style:style style:name="co211" style:family="table-column">
      <style:table-column-properties fo:break-before="auto" style:column-width="4.438cm"/>
    </style:style>
    <style:style style:name="co212" style:family="table-column">
      <style:table-column-properties fo:break-before="auto" style:column-width="2.26cm"/>
    </style:style>
    <style:style style:name="co213" style:family="table-column">
      <style:table-column-properties fo:break-before="auto" style:column-width="7.267cm"/>
    </style:style>
    <style:style style:name="co214" style:family="table-column">
      <style:table-column-properties fo:break-before="auto" style:column-width="1.462cm"/>
    </style:style>
    <style:style style:name="co215" style:family="table-column">
      <style:table-column-properties fo:break-before="auto" style:column-width="3.881cm"/>
    </style:style>
    <style:style style:name="co216" style:family="table-column">
      <style:table-column-properties fo:break-before="auto" style:column-width="3.443cm"/>
    </style:style>
    <style:style style:name="co217" style:family="table-column">
      <style:table-column-properties fo:break-before="auto" style:column-width="11.561cm"/>
    </style:style>
    <style:style style:name="co218" style:family="table-column">
      <style:table-column-properties fo:break-before="auto" style:column-width="2.902cm"/>
    </style:style>
    <style:style style:name="co219" style:family="table-column">
      <style:table-column-properties fo:break-before="auto" style:column-width="2.967cm"/>
    </style:style>
    <style:style style:name="co220" style:family="table-column">
      <style:table-column-properties fo:break-before="auto" style:column-width="2.459cm"/>
    </style:style>
    <style:style style:name="co221" style:family="table-column">
      <style:table-column-properties fo:break-before="auto" style:column-width="1.018cm"/>
    </style:style>
    <style:style style:name="co222" style:family="table-column">
      <style:table-column-properties fo:break-before="auto" style:column-width="2.524cm"/>
    </style:style>
    <style:style style:name="co223" style:family="table-column">
      <style:table-column-properties fo:break-before="auto" style:column-width="1.806cm"/>
    </style:style>
    <style:style style:name="co224" style:family="table-column">
      <style:table-column-properties fo:break-before="auto" style:column-width="1.028cm"/>
    </style:style>
    <style:style style:name="co225" style:family="table-column">
      <style:table-column-properties fo:break-before="auto" style:column-width="3.45cm"/>
    </style:style>
    <style:style style:name="co226" style:family="table-column">
      <style:table-column-properties fo:break-before="auto" style:column-width="8.617cm"/>
    </style:style>
    <style:style style:name="co227" style:family="table-column">
      <style:table-column-properties fo:break-before="auto" style:column-width="1.66cm"/>
    </style:style>
    <style:style style:name="co228" style:family="table-column">
      <style:table-column-properties fo:break-before="auto" style:column-width="0.878cm"/>
    </style:style>
    <style:style style:name="co229" style:family="table-column">
      <style:table-column-properties fo:break-before="auto" style:column-width="1.647cm"/>
    </style:style>
    <style:style style:name="co230" style:family="table-column">
      <style:table-column-properties fo:break-before="auto" style:column-width="1.378cm"/>
    </style:style>
    <style:style style:name="co231" style:family="table-column">
      <style:table-column-properties fo:break-before="auto" style:column-width="1.97cm"/>
    </style:style>
    <style:style style:name="co232" style:family="table-column">
      <style:table-column-properties fo:break-before="auto" style:column-width="3.302cm"/>
    </style:style>
    <style:style style:name="co233" style:family="table-column">
      <style:table-column-properties fo:break-before="auto" style:column-width="2.919cm"/>
    </style:style>
    <style:style style:name="co234" style:family="table-column">
      <style:table-column-properties fo:break-before="auto" style:column-width="2.538cm"/>
    </style:style>
    <style:style style:name="co235" style:family="table-column">
      <style:table-column-properties fo:break-before="auto" style:column-width="5.154cm"/>
    </style:style>
    <style:style style:name="co236" style:family="table-column">
      <style:table-column-properties fo:break-before="auto" style:column-width="2.875cm"/>
    </style:style>
    <style:style style:name="co237" style:family="table-column">
      <style:table-column-properties fo:break-before="auto" style:column-width="2.856cm"/>
    </style:style>
    <style:style style:name="co238" style:family="table-column">
      <style:table-column-properties fo:break-before="auto" style:column-width="1.005cm"/>
    </style:style>
    <style:style style:name="co239" style:family="table-column">
      <style:table-column-properties fo:break-before="auto" style:column-width="0.833cm"/>
    </style:style>
    <style:style style:name="co240" style:family="table-column">
      <style:table-column-properties fo:break-before="auto" style:column-width="0.993cm"/>
    </style:style>
    <style:style style:name="co241" style:family="table-column">
      <style:table-column-properties fo:break-before="auto" style:column-width="0.942cm"/>
    </style:style>
    <style:style style:name="co242" style:family="table-column">
      <style:table-column-properties fo:break-before="auto" style:column-width="2.536cm"/>
    </style:style>
    <style:style style:name="co243" style:family="table-column">
      <style:table-column-properties fo:break-before="auto" style:column-width="3.799cm"/>
    </style:style>
    <style:style style:name="co244" style:family="table-column">
      <style:table-column-properties fo:break-before="auto" style:column-width="6.763cm"/>
    </style:style>
    <style:style style:name="co245" style:family="table-column">
      <style:table-column-properties fo:break-before="auto" style:column-width="6.096cm"/>
    </style:style>
    <style:style style:name="co246" style:family="table-column">
      <style:table-column-properties fo:break-before="auto" style:column-width="3.852cm"/>
    </style:style>
    <style:style style:name="co247" style:family="table-column">
      <style:table-column-properties fo:break-before="auto" style:column-width="4.385cm"/>
    </style:style>
    <style:style style:name="co248" style:family="table-column">
      <style:table-column-properties fo:break-before="auto" style:column-width="3.925cm"/>
    </style:style>
    <style:style style:name="co249" style:family="table-column">
      <style:table-column-properties fo:break-before="auto" style:column-width="0.344cm"/>
    </style:style>
    <style:style style:name="co250" style:family="table-column">
      <style:table-column-properties fo:break-before="auto" style:column-width="5.05cm"/>
    </style:style>
    <style:style style:name="co251" style:family="table-column">
      <style:table-column-properties fo:break-before="auto" style:column-width="22.564cm"/>
    </style:style>
    <style:style style:name="co252" style:family="table-column">
      <style:table-column-properties fo:break-before="auto" style:column-width="2.256cm"/>
    </style:style>
    <style:style style:name="co253" style:family="table-column">
      <style:table-column-properties fo:break-before="auto" style:column-width="15.111cm"/>
    </style:style>
    <style:style style:name="co254" style:family="table-column">
      <style:table-column-properties fo:break-before="auto" style:column-width="2.02cm"/>
    </style:style>
    <style:style style:name="co255" style:family="table-column">
      <style:table-column-properties fo:break-before="auto" style:column-width="1.245cm"/>
    </style:style>
    <style:style style:name="co256" style:family="table-column">
      <style:table-column-properties fo:break-before="auto" style:column-width="6.892cm"/>
    </style:style>
    <style:style style:name="ro1" style:family="table-row">
      <style:table-row-properties style:row-height="2.24cm" fo:break-before="auto" style:use-optimal-row-height="true"/>
    </style:style>
    <style:style style:name="ro2" style:family="table-row">
      <style:table-row-properties style:row-height="1.048cm" fo:break-before="auto" style:use-optimal-row-height="true"/>
    </style:style>
    <style:style style:name="ro3" style:family="table-row">
      <style:table-row-properties style:row-height="0.737cm" fo:break-before="auto" style:use-optimal-row-height="true"/>
    </style:style>
    <style:style style:name="ro4" style:family="table-row">
      <style:table-row-properties style:row-height="1.143cm" fo:break-before="auto" style:use-optimal-row-height="true"/>
    </style:style>
    <style:style style:name="ro5" style:family="table-row">
      <style:table-row-properties style:row-height="3.074cm" fo:break-before="auto" style:use-optimal-row-height="true"/>
    </style:style>
    <style:style style:name="ro6" style:family="table-row">
      <style:table-row-properties style:row-height="2.669cm" fo:break-before="auto" style:use-optimal-row-height="true"/>
    </style:style>
    <style:style style:name="ro7" style:family="table-row">
      <style:table-row-properties style:row-height="5.505cm" fo:break-before="auto" style:use-optimal-row-height="true"/>
    </style:style>
    <style:style style:name="ro8" style:family="table-row">
      <style:table-row-properties style:row-height="4.695cm" fo:break-before="auto" style:use-optimal-row-height="true"/>
    </style:style>
    <style:style style:name="ro9" style:family="table-row">
      <style:table-row-properties style:row-height="4.29cm" fo:break-before="auto" style:use-optimal-row-height="true"/>
    </style:style>
    <style:style style:name="ro10" style:family="table-row">
      <style:table-row-properties style:row-height="3.478cm" fo:break-before="auto" style:use-optimal-row-height="true"/>
    </style:style>
    <style:style style:name="ro11" style:family="table-row">
      <style:table-row-properties style:row-height="7.126cm" fo:break-before="auto" style:use-optimal-row-height="true"/>
    </style:style>
    <style:style style:name="ro12" style:family="table-row">
      <style:table-row-properties style:row-height="1.453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6.316cm" fo:break-before="auto" style:use-optimal-row-height="true"/>
    </style:style>
    <style:style style:name="ro15" style:family="table-row">
      <style:table-row-properties style:row-height="1.859cm" fo:break-before="auto" style:use-optimal-row-height="true"/>
    </style:style>
    <style:style style:name="ro16" style:family="table-row">
      <style:table-row-properties style:row-height="0.736cm" fo:break-before="auto" style:use-optimal-row-height="true"/>
    </style:style>
    <style:style style:name="ro17" style:family="table-row">
      <style:table-row-properties style:row-height="0.547cm" fo:break-before="auto" style:use-optimal-row-height="true"/>
    </style:style>
    <style:style style:name="ro18" style:family="table-row">
      <style:table-row-properties style:row-height="0.677cm" fo:break-before="auto" style:use-optimal-row-height="true"/>
    </style:style>
    <style:style style:name="ro19" style:family="table-row">
      <style:table-row-properties style:row-height="0.519cm" fo:break-before="auto" style:use-optimal-row-height="true"/>
    </style:style>
    <style:style style:name="ro20" style:family="table-row">
      <style:table-row-properties style:row-height="1.251cm" fo:break-before="auto" style:use-optimal-row-height="false"/>
    </style:style>
    <style:style style:name="ro21" style:family="table-row">
      <style:table-row-properties style:row-height="0.434cm" fo:break-before="auto" style:use-optimal-row-height="true"/>
    </style:style>
    <style:style style:name="ro22" style:family="table-row">
      <style:table-row-properties style:row-height="0.476cm" fo:break-before="auto" style:use-optimal-row-height="true"/>
    </style:style>
    <style:style style:name="ro23" style:family="table-row">
      <style:table-row-properties style:row-height="0.69cm" fo:break-before="auto" style:use-optimal-row-height="true"/>
    </style:style>
    <style:style style:name="ro24" style:family="table-row">
      <style:table-row-properties style:row-height="0.743cm" fo:break-before="auto" style:use-optimal-row-height="true"/>
    </style:style>
    <style:style style:name="ro25" style:family="table-row">
      <style:table-row-properties style:row-height="0.642cm" fo:break-before="auto" style:use-optimal-row-height="true"/>
    </style:style>
    <style:style style:name="ro26" style:family="table-row">
      <style:table-row-properties style:row-height="1.145cm" fo:break-before="auto" style:use-optimal-row-height="true"/>
    </style:style>
    <style:style style:name="ro27" style:family="table-row">
      <style:table-row-properties style:row-height="1.679cm" fo:break-before="auto" style:use-optimal-row-height="false"/>
    </style:style>
    <style:style style:name="ro28" style:family="table-row">
      <style:table-row-properties style:row-height="0.434cm" fo:break-before="page" style:use-optimal-row-height="true"/>
    </style:style>
    <style:style style:name="ro29" style:family="table-row">
      <style:table-row-properties style:row-height="2.2cm" fo:break-before="auto" style:use-optimal-row-height="false"/>
    </style:style>
    <style:style style:name="ro30" style:family="table-row">
      <style:table-row-properties style:row-height="0.614cm" fo:break-before="auto" style:use-optimal-row-height="true"/>
    </style:style>
    <style:style style:name="ro31" style:family="table-row">
      <style:table-row-properties style:row-height="0.635cm" fo:break-before="auto" style:use-optimal-row-height="true"/>
    </style:style>
    <style:style style:name="ro32" style:family="table-row">
      <style:table-row-properties style:row-height="0.804cm" fo:break-before="auto" style:use-optimal-row-height="true"/>
    </style:style>
    <style:style style:name="ro33" style:family="table-row">
      <style:table-row-properties style:row-height="0.854cm" fo:break-before="auto" style:use-optimal-row-height="true"/>
    </style:style>
    <style:style style:name="ro34" style:family="table-row">
      <style:table-row-properties style:row-height="1.012cm" fo:break-before="auto" style:use-optimal-row-height="true"/>
    </style:style>
    <style:style style:name="ro35" style:family="table-row">
      <style:table-row-properties style:row-height="0.755cm" fo:break-before="auto" style:use-optimal-row-height="true"/>
    </style:style>
    <style:style style:name="ro36" style:family="table-row">
      <style:table-row-properties style:row-height="1.954cm" fo:break-before="auto" style:use-optimal-row-height="true"/>
    </style:style>
    <style:style style:name="ro37" style:family="table-row">
      <style:table-row-properties style:row-height="0.721cm" fo:break-before="auto" style:use-optimal-row-height="true"/>
    </style:style>
    <style:style style:name="ro38" style:family="table-row">
      <style:table-row-properties style:row-height="1.549cm" fo:break-before="auto" style:use-optimal-row-height="true"/>
    </style:style>
    <style:style style:name="ro39" style:family="table-row">
      <style:table-row-properties style:row-height="2.764cm" fo:break-before="auto" style:use-optimal-row-height="true"/>
    </style:style>
    <style:style style:name="ro40" style:family="table-row">
      <style:table-row-properties style:row-height="4.385cm" fo:break-before="auto" style:use-optimal-row-height="true"/>
    </style:style>
    <style:style style:name="ro41" style:family="table-row">
      <style:table-row-properties style:row-height="2.358cm" fo:break-before="auto" style:use-optimal-row-height="true"/>
    </style:style>
    <style:style style:name="ro42" style:family="table-row">
      <style:table-row-properties style:row-height="3.979cm" fo:break-before="auto" style:use-optimal-row-height="true"/>
    </style:style>
    <style:style style:name="ro43" style:family="table-row">
      <style:table-row-properties style:row-height="3.17cm" fo:break-before="auto" style:use-optimal-row-height="true"/>
    </style:style>
    <style:style style:name="ro44" style:family="table-row">
      <style:table-row-properties style:row-height="0.893cm" fo:break-before="auto" style:use-optimal-row-height="true"/>
    </style:style>
    <style:style style:name="ro45" style:family="table-row">
      <style:table-row-properties style:row-height="1.305cm" fo:break-before="auto" style:use-optimal-row-height="true"/>
    </style:style>
    <style:style style:name="ro46" style:family="table-row">
      <style:table-row-properties style:row-height="3.575cm" fo:break-before="auto" style:use-optimal-row-height="true"/>
    </style:style>
    <style:style style:name="ro47" style:family="table-row">
      <style:table-row-properties style:row-height="6.412cm" fo:break-before="auto" style:use-optimal-row-height="true"/>
    </style:style>
    <style:style style:name="ro48" style:family="table-row">
      <style:table-row-properties style:row-height="1.02cm" fo:break-before="auto" style:use-optimal-row-height="true"/>
    </style:style>
    <style:style style:name="ro49" style:family="table-row">
      <style:table-row-properties style:row-height="0.81cm" fo:break-before="auto" style:use-optimal-row-height="true"/>
    </style:style>
    <style:style style:name="ro50" style:family="table-row">
      <style:table-row-properties style:row-height="0.448cm" fo:break-before="auto" style:use-optimal-row-height="true"/>
    </style:style>
    <style:style style:name="ro51" style:family="table-row">
      <style:table-row-properties style:row-height="2.713cm" fo:break-before="auto" style:use-optimal-row-height="false"/>
    </style:style>
    <style:style style:name="ro52" style:family="table-row">
      <style:table-row-properties style:row-height="1.055cm" fo:break-before="auto" style:use-optimal-row-height="true"/>
    </style:style>
    <style:style style:name="ro53" style:family="table-row">
      <style:table-row-properties style:row-height="1.596cm" fo:break-before="auto" style:use-optimal-row-height="true"/>
    </style:style>
    <style:style style:name="ro54" style:family="table-row">
      <style:table-row-properties style:row-height="0.905cm" fo:break-before="auto" style:use-optimal-row-height="true"/>
    </style:style>
    <style:style style:name="ro55" style:family="table-row">
      <style:table-row-properties style:row-height="0.833cm" fo:break-before="auto" style:use-optimal-row-height="true"/>
    </style:style>
    <style:style style:name="ro56" style:family="table-row">
      <style:table-row-properties style:row-height="0.603cm" fo:break-before="auto" style:use-optimal-row-height="true"/>
    </style:style>
    <style:style style:name="ro57" style:family="table-row">
      <style:table-row-properties style:row-height="0.646cm" fo:break-before="auto" style:use-optimal-row-height="true"/>
    </style:style>
    <style:style style:name="ro58" style:family="table-row">
      <style:table-row-properties style:row-height="0.746cm" fo:break-before="auto" style:use-optimal-row-height="true"/>
    </style:style>
    <style:style style:name="ro59" style:family="table-row">
      <style:table-row-properties style:row-height="0.718cm" fo:break-before="auto" style:use-optimal-row-height="true"/>
    </style:style>
    <style:style style:name="ro60" style:family="table-row">
      <style:table-row-properties style:row-height="1.189cm" fo:break-before="auto" style:use-optimal-row-height="true"/>
    </style:style>
    <style:style style:name="ro61" style:family="table-row">
      <style:table-row-properties style:row-height="0.688cm" fo:break-before="auto" style:use-optimal-row-height="true"/>
    </style:style>
    <style:style style:name="ro62" style:family="table-row">
      <style:table-row-properties style:row-height="0.603cm" fo:break-before="page" style:use-optimal-row-height="true"/>
    </style:style>
    <style:style style:name="ro63" style:family="table-row">
      <style:table-row-properties style:row-height="0.633cm" fo:break-before="auto" style:use-optimal-row-height="true"/>
    </style:style>
    <style:style style:name="ro64" style:family="table-row">
      <style:table-row-properties style:row-height="1.88cm" fo:break-before="auto" style:use-optimal-row-height="false"/>
    </style:style>
    <style:style style:name="ro65" style:family="table-row">
      <style:table-row-properties style:row-height="1.729cm" fo:break-before="auto" style:use-optimal-row-height="false"/>
    </style:style>
    <style:style style:name="ro66" style:family="table-row">
      <style:table-row-properties style:row-height="2.097cm" fo:break-before="auto" style:use-optimal-row-height="true"/>
    </style:style>
    <style:style style:name="ro67" style:family="table-row">
      <style:table-row-properties style:row-height="1.095cm" fo:break-before="auto" style:use-optimal-row-height="true"/>
    </style:style>
    <style:style style:name="ro68" style:family="table-row">
      <style:table-row-properties style:row-height="4.147cm" fo:break-before="auto" style:use-optimal-row-height="true"/>
    </style:style>
    <style:style style:name="ro69" style:family="table-row">
      <style:table-row-properties style:row-height="1.501cm" fo:break-before="auto" style:use-optimal-row-height="true"/>
    </style:style>
    <style:style style:name="ro70" style:family="table-row">
      <style:table-row-properties style:row-height="0.561cm" fo:break-before="auto" style:use-optimal-row-height="true"/>
    </style:style>
    <style:style style:name="ro71" style:family="table-row">
      <style:table-row-properties style:row-height="8.103cm" fo:break-before="auto" style:use-optimal-row-height="true"/>
    </style:style>
    <style:style style:name="ro72" style:family="table-row">
      <style:table-row-properties style:row-height="3.145cm" fo:break-before="auto" style:use-optimal-row-height="true"/>
    </style:style>
    <style:style style:name="ro73" style:family="table-row">
      <style:table-row-properties style:row-height="0.767cm" fo:break-before="auto" style:use-optimal-row-height="true"/>
    </style:style>
    <style:style style:name="ro74" style:family="table-row">
      <style:table-row-properties style:row-height="0.452cm" fo:break-before="auto" style:use-optimal-row-height="true"/>
    </style:style>
    <style:style style:name="ro75" style:family="table-row">
      <style:table-row-properties style:row-height="0.773cm" fo:break-before="auto" style:use-optimal-row-height="true"/>
    </style:style>
    <style:style style:name="ro76" style:family="table-row">
      <style:table-row-properties style:row-height="1.027cm" fo:break-before="auto" style:use-optimal-row-height="true"/>
    </style:style>
    <style:style style:name="ro77" style:family="table-row">
      <style:table-row-properties style:row-height="0.857cm" fo:break-before="auto" style:use-optimal-row-height="true"/>
    </style:style>
    <style:style style:name="ro78" style:family="table-row">
      <style:table-row-properties style:row-height="1.191cm" fo:break-before="auto" style:use-optimal-row-height="true"/>
    </style:style>
    <style:style style:name="ro79" style:family="table-row">
      <style:table-row-properties style:row-height="0.455cm" fo:break-before="auto" style:use-optimal-row-height="true"/>
    </style:style>
    <style:style style:name="ro80" style:family="table-row">
      <style:table-row-properties style:row-height="0.504cm" fo:break-before="auto" style:use-optimal-row-height="true"/>
    </style:style>
    <style:style style:name="ro81" style:family="table-row">
      <style:table-row-properties style:row-height="0.524cm" fo:break-before="auto" style:use-optimal-row-height="true"/>
    </style:style>
    <style:style style:name="ro82" style:family="table-row">
      <style:table-row-properties style:row-height="9.343cm" fo:break-before="auto" style:use-optimal-row-height="true"/>
    </style:style>
    <style:style style:name="ro83" style:family="table-row">
      <style:table-row-properties style:row-height="0.684cm" fo:break-before="auto" style:use-optimal-row-height="true"/>
    </style:style>
    <style:style style:name="ro84" style:family="table-row">
      <style:table-row-properties style:row-height="1.656cm" fo:break-before="auto" style:use-optimal-row-height="false"/>
    </style:style>
    <style:style style:name="ro85" style:family="table-row">
      <style:table-row-properties style:row-height="1.503cm" fo:break-before="auto" style:use-optimal-row-height="false"/>
    </style:style>
    <style:style style:name="ro86" style:family="table-row">
      <style:table-row-properties style:row-height="4.001cm" fo:break-before="auto" style:use-optimal-row-height="false"/>
    </style:style>
    <style:style style:name="ro87" style:family="table-row">
      <style:table-row-properties style:row-height="0.66cm" fo:break-before="auto" style:use-optimal-row-height="true"/>
    </style:style>
    <style:style style:name="ro88" style:family="table-row">
      <style:table-row-properties style:row-height="1.263cm" fo:break-before="auto" style:use-optimal-row-height="true"/>
    </style:style>
    <style:style style:name="ro89" style:family="table-row">
      <style:table-row-properties style:row-height="2.478cm" fo:break-before="auto" style:use-optimal-row-height="true"/>
    </style:style>
    <style:style style:name="ro90" style:family="table-row">
      <style:table-row-properties style:row-height="1.667cm" fo:break-before="auto" style:use-optimal-row-height="true"/>
    </style:style>
    <style:style style:name="ro91" style:family="table-row">
      <style:table-row-properties style:row-height="0.924cm" fo:break-before="auto" style:use-optimal-row-height="false"/>
    </style:style>
    <style:style style:name="ro92" style:family="table-row">
      <style:table-row-properties style:row-height="0.519cm" fo:break-before="page" style:use-optimal-row-height="true"/>
    </style:style>
    <style:style style:name="ro93" style:family="table-row">
      <style:table-row-properties style:row-height="0.575cm" fo:break-before="auto" style:use-optimal-row-height="true"/>
    </style:style>
    <style:style style:name="ro94" style:family="table-row">
      <style:table-row-properties style:row-height="2.092cm" fo:break-before="auto" style:use-optimal-row-height="false"/>
    </style:style>
    <style:style style:name="ro95" style:family="table-row">
      <style:table-row-properties style:row-height="0.572cm" fo:break-before="auto" style:use-optimal-row-height="true"/>
    </style:style>
    <style:style style:name="ro96" style:family="table-row">
      <style:table-row-properties style:row-height="0.499cm" fo:break-before="auto" style:use-optimal-row-height="true"/>
    </style:style>
    <style:style style:name="ro97" style:family="table-row">
      <style:table-row-properties style:row-height="0.963cm" fo:break-before="auto" style:use-optimal-row-height="false"/>
    </style:style>
    <style:style style:name="ro98" style:family="table-row">
      <style:table-row-properties style:row-height="0.619cm" fo:break-before="auto" style:use-optimal-row-height="true"/>
    </style:style>
    <style:style style:name="ro99" style:family="table-row">
      <style:table-row-properties style:row-height="0.386cm" fo:break-before="auto" style:use-optimal-row-height="false"/>
    </style:style>
    <style:style style:name="ro100" style:family="table-row">
      <style:table-row-properties style:row-height="0.536cm" fo:break-before="auto" style:use-optimal-row-height="true"/>
    </style:style>
    <style:style style:name="ro101" style:family="table-row">
      <style:table-row-properties style:row-height="0.402cm" fo:break-before="auto" style:use-optimal-row-height="false"/>
    </style:style>
    <style:style style:name="ro102" style:family="table-row">
      <style:table-row-properties style:row-height="0.931cm" fo:break-before="auto" style:use-optimal-row-height="false"/>
    </style:style>
    <style:style style:name="ro103" style:family="table-row">
      <style:table-row-properties style:row-height="0.829cm" fo:break-before="auto" style:use-optimal-row-height="false"/>
    </style:style>
    <style:style style:name="ro104" style:family="table-row">
      <style:table-row-properties style:row-height="1.311cm" fo:break-before="auto" style:use-optimal-row-height="false"/>
    </style:style>
    <style:style style:name="ro105" style:family="table-row">
      <style:table-row-properties style:row-height="0.785cm" fo:break-before="auto" style:use-optimal-row-height="true"/>
    </style:style>
    <style:style style:name="ro106" style:family="table-row">
      <style:table-row-properties style:row-height="0.963cm" fo:break-before="auto" style:use-optimal-row-height="true"/>
    </style:style>
    <style:style style:name="ro107" style:family="table-row">
      <style:table-row-properties style:row-height="0.296cm" fo:break-before="auto" style:use-optimal-row-height="false"/>
    </style:style>
    <style:style style:name="ro108" style:family="table-row">
      <style:table-row-properties style:row-height="0.379cm" fo:break-before="auto" style:use-optimal-row-height="false"/>
    </style:style>
    <style:style style:name="ro109" style:family="table-row">
      <style:table-row-properties style:row-height="0.725cm" fo:break-before="auto" style:use-optimal-row-height="true"/>
    </style:style>
    <style:style style:name="ro110" style:family="table-row">
      <style:table-row-properties style:row-height="0.855cm" fo:break-before="auto" style:use-optimal-row-height="true"/>
    </style:style>
    <style:style style:name="ro111" style:family="table-row">
      <style:table-row-properties style:row-height="0.649cm" fo:break-before="auto" style:use-optimal-row-height="true"/>
    </style:style>
    <style:style style:name="ro112" style:family="table-row">
      <style:table-row-properties style:row-height="0.921cm" fo:break-before="auto" style:use-optimal-row-height="true"/>
    </style:style>
    <style:style style:name="ro113" style:family="table-row">
      <style:table-row-properties style:row-height="2.907cm" fo:break-before="auto" style:use-optimal-row-height="true"/>
    </style:style>
    <style:style style:name="ro114" style:family="table-row">
      <style:table-row-properties style:row-height="3.097cm" fo:break-before="auto" style:use-optimal-row-height="true"/>
    </style:style>
    <style:style style:name="ro115" style:family="table-row">
      <style:table-row-properties style:row-height="0.762cm" fo:break-before="auto" style:use-optimal-row-height="true"/>
    </style:style>
    <style:style style:name="ro116" style:family="table-row">
      <style:table-row-properties style:row-height="2.884cm" fo:break-before="auto" style:use-optimal-row-height="true"/>
    </style:style>
    <style:style style:name="ro117" style:family="table-row">
      <style:table-row-properties style:row-height="2.454cm" fo:break-before="auto" style:use-optimal-row-height="true"/>
    </style:style>
    <style:style style:name="ro118" style:family="table-row">
      <style:table-row-properties style:row-height="4.505cm" fo:break-before="auto" style:use-optimal-row-height="true"/>
    </style:style>
    <style:style style:name="ro119" style:family="table-row">
      <style:table-row-properties style:row-height="1.005cm" fo:break-before="auto" style:use-optimal-row-height="false"/>
    </style:style>
    <style:style style:name="ro120" style:family="table-row">
      <style:table-row-properties style:row-height="0.609cm" fo:break-before="auto" style:use-optimal-row-height="false"/>
    </style:style>
    <style:style style:name="ro121" style:family="table-row">
      <style:table-row-properties style:row-height="0.714cm" fo:break-before="auto" style:use-optimal-row-height="false"/>
    </style:style>
    <style:style style:name="ro122" style:family="table-row">
      <style:table-row-properties style:row-height="0.661cm" fo:break-before="auto" style:use-optimal-row-height="false"/>
    </style:style>
    <style:style style:name="ro123" style:family="table-row">
      <style:table-row-properties style:row-height="1.164cm" fo:break-before="auto" style:use-optimal-row-height="false"/>
    </style:style>
    <style:style style:name="ro124" style:family="table-row">
      <style:table-row-properties style:row-height="0.847cm" fo:break-before="auto" style:use-optimal-row-height="false"/>
    </style:style>
    <style:style style:name="ro125" style:family="table-row">
      <style:table-row-properties style:row-height="0.658cm" fo:break-before="auto" style:use-optimal-row-height="false"/>
    </style:style>
    <style:style style:name="ro126" style:family="table-row">
      <style:table-row-properties style:row-height="3.036cm" fo:break-before="auto" style:use-optimal-row-height="false"/>
    </style:style>
    <style:style style:name="ro127" style:family="table-row">
      <style:table-row-properties style:row-height="1.199cm" fo:break-before="auto" style:use-optimal-row-height="false"/>
    </style:style>
    <style:style style:name="ro128" style:family="table-row">
      <style:table-row-properties style:row-height="0.542cm" fo:break-before="auto" style:use-optimal-row-height="false"/>
    </style:style>
    <style:style style:name="ro129" style:family="table-row">
      <style:table-row-properties style:row-height="0.617cm" fo:break-before="auto" style:use-optimal-row-height="true"/>
    </style:style>
    <style:style style:name="ro130" style:family="table-row">
      <style:table-row-properties style:row-height="2.05cm" fo:break-before="auto" style:use-optimal-row-height="true"/>
    </style:style>
    <style:style style:name="ro131" style:family="table-row">
      <style:table-row-properties style:row-height="1.385cm" fo:break-before="auto" style:use-optimal-row-height="false"/>
    </style:style>
    <style:style style:name="ta1" style:family="table" style:master-page-name="PageStyle_5f_Elenco_20_Prezzi">
      <style:table-properties table:display="true" style:writing-mode="lr-tb" tableooo:tab-color="#ffd320"/>
    </style:style>
    <style:style style:name="ta2" style:family="table" style:master-page-name="PageStyle_5f_Analisi_20_di_20_Prezzo">
      <style:table-properties table:display="true" style:writing-mode="lr-tb" tableooo:tab-color="#3deb3d"/>
    </style:style>
    <style:style style:name="ta3" style:family="table" style:master-page-name="PageStyle_5f_COMPUTO_5f_A3">
      <style:table-properties table:display="true" style:writing-mode="lr-tb" tableooo:tab-color="#cf75ff"/>
    </style:style>
    <style:style style:name="ta4" style:family="table" style:master-page-name="PageStyle_5f_SAL_5f_A3">
      <style:table-properties table:display="false" style:writing-mode="lr-tb" tableooo:tab-color="#ff8c82"/>
    </style:style>
    <style:style style:name="ta5" style:family="table" style:master-page-name="Default">
      <style:table-properties table:display="false" style:writing-mode="lr-tb" tableooo:tab-color="#ccffff"/>
    </style:style>
    <style:style style:name="ta6" style:family="table" style:master-page-name="Default">
      <style:table-properties table:display="true" style:writing-mode="lr-tb" tableooo:tab-color="#c3c0c0"/>
    </style:style>
    <style:style style:name="ta7" style:family="table" style:master-page-name="Default">
      <style:table-properties table:display="false" style:writing-mode="lr-tb" tableooo:tab-color="#c3c0c0"/>
    </style:style>
    <style:style style:name="ta8" style:family="table" style:master-page-name="Page_5f_Style_5f_COPERTINE">
      <style:table-properties table:display="true" style:writing-mode="lr-tb" tableooo:tab-color="#ccffff"/>
    </style:style>
    <style:style style:name="ta9" style:family="table" style:master-page-name="Page_5f_Style_5f_Doc_5f_dl">
      <style:table-properties table:display="false" style:writing-mode="lr-tb" tableooo:tab-color="#ccffff"/>
    </style:style>
    <style:style style:name="ta10" style:family="table" style:master-page-name="Page_5f_Style_5f_COPERTINE">
      <style:table-properties table:display="false" style:writing-mode="lr-tb" tableooo:tab-color="#ccffff"/>
    </style:style>
    <style:style style:name="ta11" style:family="table" style:master-page-name="PageStyle_5f_Quadro_5f_0">
      <style:table-properties table:display="true" style:writing-mode="lr-tb" tableooo:tab-color="#4c4c4c"/>
    </style:style>
    <number:percentage-style style:name="N10">
      <number:number number:decimal-places="0" number:min-integer-digits="1"/>
      <number:text>%</number:text>
    </number:percentage-style>
    <number:percentage-style style:name="N10011" number:language="it" number:country="IT">
      <number:number number:decimal-places="2" number:min-integer-digits="1"/>
      <number:text>%</number:text>
    </number:percentage-style>
    <style:style style:name="ce1" style:family="table-cell" style:parent-style-name="EP-a_20_Top_20_ATT">
      <style:table-cell-properties fo:background-color="#dbc89d" style:cell-protect="none" style:print-content="true" Tipo="Tipo_ElencoP" Tipo_sheet="Tipo_EP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EP-sfondo_20_tx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An-lavoraz-dx">
      <style:text-properties style:font-name="Bitstream Vera Sans" style:font-name-asian="Andale Sans UI" style:font-name-complex="Arial1"/>
    </style:style>
    <style:style style:name="ce6" style:family="table-cell" style:parent-style-name="comp_20_Int_5f_colonna_20_Attri_20_tipo_20_computo">
      <style:table-cell-properties style:rotation-angle="75"/>
    </style:style>
    <style:style style:name="ce7" style:family="table-cell" style:parent-style-name="comp_20_Int_5f_colonna">
      <style:table-cell-properties fo:background-color="#dc2300"/>
    </style:style>
    <style:style style:name="ce8" style:family="table-cell" style:parent-style-name="comp_20_Int_5f_colonna">
      <style:text-properties style:font-name="Arial7" style:font-name-asian="Andale Sans UI" style:font-name-complex="Arial1"/>
    </style:style>
    <style:style style:name="ce9" style:family="table-cell" style:parent-style-name="Comp-sotto_20_euri">
      <style:text-properties style:font-name-asian="Andale Sans UI"/>
    </style:style>
    <style:style style:name="ce10" style:family="table-cell" style:parent-style-name="Default">
      <style:text-properties style:font-name-asian="Andale Sans UI"/>
    </style:style>
    <style:style style:name="ce11" style:family="table-cell" style:parent-style-name="Comp-Bianche_20_in_20_mezzo">
      <style:text-properties style:font-name="Arial7" fo:font-weight="bold" style:font-name-asian="Andale Sans UI" style:font-name-complex="Arial1"/>
    </style:style>
    <style:style style:name="ce12" style:family="table-cell" style:parent-style-name="comp_20_Int_5f_colonna">
      <style:table-cell-properties fo:background-color="#ff0000"/>
    </style:style>
    <style:style style:name="ce13" style:family="table-cell" style:parent-style-name="Comp-SAL_20_n_20_valuta_5f_sotto">
      <style:text-properties style:font-name="Arial7" style:font-name-asian="Andale Sans UI" style:font-name-complex="Arial1"/>
    </style:style>
    <style:style style:name="ce14" style:family="table-cell" style:parent-style-name="comp_20_Int_5f_colonna">
      <style:table-cell-properties fo:background-color="#ffbfbf"/>
    </style:style>
    <style:style style:name="ce15" style:family="table-cell" style:parent-style-name="comp_20_Int_5f_colonna_5f_Imp">
      <style:table-cell-properties fo:background-color="#ffbfbf"/>
    </style:style>
    <style:style style:name="ce16" style:family="table-cell" style:parent-style-name="comp_20_Int_5f_colonna_5f_R">
      <style:table-cell-properties fo:padding-bottom="0.266cm" fo:padding-left="0.136cm" fo:padding-right="0.136cm" fo:padding-top="0cm"/>
    </style:style>
    <style:style style:name="ce17" style:family="table-cell" style:parent-style-name="Reg-SAL-chiudi_5f_N">
      <style:table-cell-properties fo:background-color="#ffbebd"/>
    </style:style>
    <style:style style:name="ce18" style:family="table-cell" style:parent-style-name="Reg-SAL-chiudi_5f_noPrint">
      <style:table-cell-properties fo:background-color="#ffbebd" fo:wrap-option="no-wrap"/>
      <style:text-properties fo:font-size="10pt" fo:font-weight="normal"/>
    </style:style>
    <style:style style:name="ce19" style:family="table-cell" style:parent-style-name="comp_20_Int_5f_colonna_5f_R">
      <style:text-properties style:font-name-asian="Andale Sans UI"/>
    </style:style>
    <style:style style:name="ce20" style:family="table-cell" style:parent-style-name="comp_5f_int_5f_sottile_5f_R">
      <style:text-properties style:font-name-asian="Andale Sans UI"/>
    </style:style>
    <style:style style:name="ce21" style:family="table-cell" style:parent-style-name="comp_20_sotto_20_Euro_20_3_5f_R">
      <style:text-properties style:font-name-asian="Andale Sans UI"/>
    </style:style>
    <style:style style:name="ce22" style:family="table-cell" style:parent-style-name="Reg-Sal_5f_dicit">
      <style:text-properties style:font-name-asian="Andale Sans UI"/>
    </style:style>
    <style:style style:name="ce23" style:family="table-cell" style:parent-style-name="Reg-SAL-chiudi_5f_Sotto">
      <style:text-properties style:font-name-asian="Andale Sans UI"/>
    </style:style>
    <style:style style:name="ce24" style:family="table-cell" style:parent-style-name="Reg_5f_prog">
      <style:text-properties style:font-name-asian="Andale Sans UI"/>
    </style:style>
    <style:style style:name="ce25" style:family="table-cell" style:parent-style-name="vert_5f_2">
      <style:table-cell-properties style:rotation-angle="90"/>
    </style:style>
    <style:style style:name="ce26" style:family="table-cell" style:parent-style-name="Reg_5f_prog">
      <style:table-cell-properties style:rotation-angle="90"/>
    </style:style>
    <style:style style:name="ce27" style:family="table-cell" style:parent-style-name="comp_20_sotto_20_Euro_20_3_5f_R">
      <style:map style:condition="cell-content()=0" style:apply-style-name="Default" style:base-cell-address="CONTABILITA.Z8"/>
    </style:style>
    <style:style style:name="ce28" style:family="table-cell" style:parent-style-name="Reg-SAL-chiudi_5f_N">
      <style:text-properties style:font-name-asian="Andale Sans UI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Reg-TOTALI_20_num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25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3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5.09999990463257pt" style:language-complex="en" style:country-complex="US" style:font-style-complex="normal" style:font-weight-complex="bold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Copertina_5f_nomi_20_centro_20_piccolo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Copertina_5f_Titolo">
      <style:table-cell-properties style:vertical-align="middle"/>
      <style:text-properties fo:font-size="14pt" style:font-size-asian="14pt" style:font-size-complex="14pt"/>
    </style:style>
    <style:style style:name="ce37" style:family="table-cell" style:parent-style-name="Copertina_5f_Titolo">
      <style:table-cell-properties style:vertical-align="middle"/>
    </style:style>
    <style:style style:name="ce38" style:family="table-cell" style:parent-style-name="Copertina_5f_Livello_5f_Prog">
      <style:table-cell-properties fo:border-bottom="0.002cm solid #000000" fo:border-left="none" fo:border-right="none" fo:border-top="0.002cm solid #000000"/>
    </style:style>
    <style:style style:name="ce39" style:family="table-cell" style:parent-style-name="Copertina_5f_Livello_5f_Prog">
      <style:table-cell-properties fo:border="none"/>
    </style:style>
    <style:style style:name="ce40" style:family="table-cell" style:parent-style-name="sin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nomi_20_1-5">
      <style:text-properties style:font-name="DejaVu Sans" fo:font-size="10pt" style:font-name-asian="Arial3" style:font-size-asian="10pt" style:font-name-complex="Arial3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nomi_20_sin_20_medio">
      <style:table-cell-properties style:vertical-align="top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1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3" style:font-size-complex="8.5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3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DejaVu Sans2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Copertina_5f_nomi">
      <style:table-cell-properties style:vertical-align="middl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6.80000019073486pt" style:language-complex="en" style:country-complex="US" style:font-style-complex="normal" style:font-weight-complex="bold" style:text-emphasize="none" style:font-relief="none"/>
    </style:style>
    <style:style style:name="ce53" style:family="table-cell" style:parent-style-name="Copertina_5f_nomi">
      <style:table-cell-properties fo:wrap-option="wrap" style:vertical-align="middle"/>
    </style:style>
    <style:style style:name="ce54" style:family="table-cell" style:parent-style-name="Copertina_5f_nomi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1pt" style:language-asian="zxx" style:country-asian="none" style:font-style-asian="normal" style:font-weight-asian="normal" style:font-name-complex="Arial3" style:font-size-complex="11pt" style:language-complex="en" style:country-complex="US" style:font-style-complex="normal" style:font-weight-complex="bold" style:text-emphasize="none" style:font-relief="none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zxx" style:country-asian="none" style:font-style-asian="normal" style:font-weight-asian="normal" style:font-name-complex="Arial3" style:font-size-complex="10pt" style:language-complex="en" style:country-complex="US" style:font-style-complex="normal" style:font-weight-complex="bold" style:text-emphasize="none" style:font-relief="none"/>
    </style:style>
    <style:style style:name="ce57" style:family="table-cell" style:parent-style-name="Default" style:data-style-name="N386">
      <style:text-properties style:font-name="DejaVu Sans" fo:language="en" fo:country="US" style:text-underline-mode="continuous" style:text-overline-mode="continuous" style:text-line-through-mode="continuous" style:font-name-asian="Arial3" style:language-asian="zxx" style:country-asian="none" style:font-name-complex="Arial3" style:language-complex="en" style:country-complex="US" style:font-weight-complex="bold" style:text-emphasize="none" style:font-relief="none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style:cell-protect="none" style:print-content="true"/>
    </style:style>
    <style:style style:name="ce61" style:family="table-cell" style:parent-style-name="Default">
      <style:table-cell-properties fo:background-color="#33a3a3" style:cell-protect="none" style:print-content="true"/>
    </style:style>
    <style:style style:name="ce62" style:family="table-cell" style:parent-style-name="Menu_5f_sfondo">
      <style:table-cell-properties style:cell-protect="none" style:print-content="true"/>
    </style:style>
    <style:style style:name="ce63" style:family="table-cell" style:parent-style-name="Menu_5f_sfondo_20_TITOLO">
      <style:table-cell-properties style:cell-protect="none" style:print-content="true"/>
    </style:style>
    <style:style style:name="ce64" style:family="table-cell" style:parent-style-name="Menu_5f_sfondo">
      <style:table-cell-properties style:cell-protect="none" style:print-content="true" fo:border="none"/>
    </style:style>
    <style:style style:name="ce65" style:family="table-cell" style:parent-style-name="Default">
      <style:table-cell-properties fo:background-color="#f9f0e2" style:cell-protect="none" style:print-content="true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7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33a3a3" style:cell-protect="none" style:print-content="true" fo:border="none"/>
    </style:style>
    <style:style style:name="ce70" style:family="table-cell" style:parent-style-name="Default">
      <style:table-cell-properties fo:border-bottom="none" fo:background-color="#33a3a3" style:cell-protect="none" style:print-content="true" fo:border-left="0.002cm solid #000000" fo:border-right="none" fo:border-top="0.002cm solid #000000"/>
    </style:style>
    <style:style style:name="ce71" style:family="table-cell" style:parent-style-name="Default">
      <style:table-cell-properties fo:border-bottom="none" fo:background-color="#33a3a3" style:cell-protect="none" style:print-content="true" fo:border-left="0.002cm solid #000000" fo:border-right="none" fo:border-top="none"/>
    </style:style>
    <style:style style:name="ce72" style:family="table-cell" style:parent-style-name="Default">
      <style:table-cell-properties fo:border-bottom="0.002cm solid #000000" fo:background-color="#33a3a3" style:cell-protect="none" style:print-content="true" fo:border-left="0.002cm solid #000000" fo:border-right="none" fo:border-top="none"/>
    </style:style>
    <style:style style:name="ce73" style:family="table-cell" style:parent-style-name="Default">
      <style:table-cell-properties style:glyph-orientation-vertical="0" fo:background-color="#33a3a3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5" fo:font-size="12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Menu_5f_sfondo">
      <style:table-cell-properties style:cell-protect="none" style:print-content="true" fo:border="none"/>
      <style:text-properties fo:font-weight="bold"/>
    </style:style>
    <style:style style:name="ce76" style:family="table-cell" style:parent-style-name="Menu_5f_sfondo">
      <style:table-cell-properties style:cell-protect="none" style:print-content="true"/>
      <style:text-properties fo:font-weight="bold"/>
    </style:style>
    <style:style style:name="ce77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name-asian="Andale Sans UI2" style:font-size-asian="6.80000019073486pt" style:font-style-asian="normal" style:font-weight-asian="normal" style:font-size-complex="10pt" style:language-complex="en" style:country-complex="US" style:font-style-complex="normal" style:font-weight-complex="normal"/>
    </style:style>
    <style:style style:name="ce78" style:family="table-cell" style:parent-style-name="Menu_5f_sfondo">
      <style:table-cell-properties style:cell-protect="none" style:print-content="true" fo:border="none"/>
      <style:text-properties style:text-outline="false" style:text-line-through-styl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fo:background-color="transparent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0" style:family="table-cell" style:parent-style-name="Default">
      <style:table-cell-properties style:cell-protect="none" style:print-content="true" fo:border="none"/>
    </style:style>
    <style:style style:name="ce81" style:family="table-cell" style:parent-style-name="Default">
      <style:table-cell-properties style:cell-protect="protected" style:print-content="true"/>
    </style:style>
    <style:style style:name="ce82" style:family="table-cell" style:parent-style-name="Default">
      <style:table-cell-properties style:cell-protect="protected" style:print-content="true" fo:border="none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8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5" style:family="table-cell" style:parent-style-name="Default">
      <style:table-cell-properties fo:border-bottom="none" fo:background-color="#33a3a3" style:cell-protect="none" style:print-content="true" fo:border-left="none" fo:border-right="none" fo:border-top="0.002cm solid #000000"/>
    </style:style>
    <style:style style:name="ce86" style:family="table-cell" style:parent-style-name="Default">
      <style:table-cell-properties fo:background-color="#33a3a3" style:cell-protect="none" style:print-content="true"/>
      <style:text-properties fo:font-size="24pt" fo:font-weight="bold"/>
    </style:style>
    <style:style style:name="ce87" style:family="table-cell" style:parent-style-name="Default">
      <style:table-cell-properties fo:background-color="#33a3a3"/>
    </style:style>
    <style:style style:name="ce88" style:family="table-cell" style:parent-style-name="Default">
      <style:table-cell-properties fo:background-color="#33a3a3"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1" fo:font-size="20pt" style:font-name-asian="Andale Sans UI" style:font-name-complex="Arial1" style:font-relief="none"/>
    </style:style>
    <style:style style:name="ce89" style:family="table-cell" style:parent-style-name="Default">
      <style:table-cell-properties fo:background-color="#33a3a3" style:cell-protect="none" style:print-content="tru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0" style:family="table-cell" style:parent-style-name="Default">
      <style:table-cell-properties fo:border-bottom="0.002cm solid #000000" fo:background-color="#33a3a3" style:cell-protect="none" style:print-content="true" fo:border-left="none" fo:border-right="none" fo:border-top="none"/>
    </style:style>
    <style:style style:name="ce91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ext-properties fo:font-size="14pt"/>
    </style:style>
    <style:style style:name="ce93" style:family="table-cell" style:parent-style-name="Default">
      <style:table-cell-properties fo:background-color="#f9f0e2" style:cell-protect="none" style:print-content="true"/>
    </style:style>
    <style:style style:name="ce94" style:family="table-cell" style:parent-style-name="Default">
      <style:table-cell-properties fo:background-color="#33a3a3" style:cell-protect="none" style:print-content="true"/>
      <style:text-properties fo:font-size="24pt"/>
    </style:style>
    <style:style style:name="ce95" style:family="table-cell" style:parent-style-name="Menu_5f_sfondo">
      <style:table-cell-properties style:cell-protect="none" style:print-content="true"/>
      <style:text-properties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Comp_20_Start_20_Attributo">
      <style:table-cell-properties style:cell-protect="none" style:print-content="true"/>
    </style:style>
    <style:style style:name="ce97" style:family="table-cell" style:parent-style-name="comp_20_10_20_s">
      <style:table-cell-properties style:cell-protect="none" style:print-content="true"/>
    </style:style>
    <style:style style:name="ce98" style:family="table-cell" style:parent-style-name="Comp_20_End_20_Attributo">
      <style:table-cell-properties style:cell-protect="none" style:print-content="true"/>
    </style:style>
    <style:style style:name="ce99" style:family="table-cell" style:parent-style-name="Default" style:data-style-name="N159">
      <style:table-cell-properties fo:border-bottom="0.002cm solid #000000" fo:background-color="#ff0000" style:cell-protect="none" style:print-content="true" fo:border-left="none" fo:border-right="0.002cm solid #000000" fo:border-top="0.002cm solid #000000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COMP_5f_BASE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cell-protect="none" style:print-content="true" style:vertical-align="middle"/>
    </style:style>
    <style:style style:name="ce104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Comp-Bianche_20_sopra">
      <style:table-cell-properties style:glyph-orientation-vertical="0" fo:border-bottom="none" style:cell-protect="none" style:print-content="true" style:text-align-source="fix" style:repeat-content="false" fo:wrap-option="wrap" fo:border-left="0.002cm solid #000000" style:direction="ltr" fo:border-right="0.002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comp_20_Art-EP">
      <style:table-cell-properties style:cell-protect="none" style:print-content="true"/>
    </style:style>
    <style:style style:name="ce107" style:family="table-cell" style:parent-style-name="Comp-Bianche_20_in_20_mezzo">
      <style:table-cell-properties style:cell-protect="none" style:print-content="tru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comp_20_sotto_20_Bianche">
      <style:table-cell-properties style:glyph-orientation-vertical="0" style:cell-protect="none" style:print-content="true" fo:wrap-option="wrap" style:direction="ltr" style:rotation-angle="0" style:shrink-to-fit="false" style:vertical-align="top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COMP_5f_BASE" style:data-style-name="N1">
      <style:table-cell-properties style:glyph-orientation-vertical="0" fo:border-bottom="none" fo:background-color="#f2e5ff" style:cell-protect="none" style:print-content="tru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0" style:family="table-cell" style:parent-style-name="Comp-Bianche_20_sopra">
      <style:table-cell-properties style:glyph-orientation-vertical="0" style:cell-protect="none" style:print-content="true" style:text-align-source="fix" style:repeat-content="false" fo:wrap-option="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Comp-Bianche_20_in_20_mezzo_20_Descr">
      <style:table-cell-properties style:cell-protect="none" style:print-content="true"/>
    </style:style>
    <style:style style:name="ce112" style:family="table-cell" style:parent-style-name="comp_20_1-a">
      <style:table-cell-properties style:cell-protect="none" style:print-content="true"/>
    </style:style>
    <style:style style:name="ce113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4" style:family="table-cell" style:parent-style-name="comp_20_Input" style:data-style-name="N0">
      <style:table-cell-properties style:glyph-orientation-vertical="0" fo:border-bottom="0.105cm double #000000" style:border-line-width-bottom="0.035cm 0.035cm 0.035cm" fo:background-color="#e6e6e6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cell-protect="none" style:print-content="tru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cell-protect="none" style:print-content="true" fo:border-left="none" fo:border-right="0.002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style:cell-protect="none" style:print-content="tru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 style:data-style-name="N115">
      <style:table-cell-properties style:glyph-orientation-vertical="0" fo:border-bottom="0.002cm solid #000000" fo:background-color="#ff0000" style:cell-protect="none" style:print-content="tru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9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cm"/>
      <style:text-properties fo:font-size="24pt" fo:font-weight="bold"/>
    </style:style>
    <style:style style:name="ce120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cm"/>
      <style:text-properties fo:color="#ff0000" fo:font-size="24pt" style:font-relief="embossed"/>
    </style:style>
    <style:style style:name="ce121" style:family="table-cell" style:parent-style-name="Default">
      <style:table-cell-properties fo:background-color="#33a3a3" style:cell-protect="none" style:print-content="true"/>
      <style:text-properties fo:color="#ff0000"/>
    </style:style>
    <style:style style:name="ce122" style:family="table-cell" style:parent-style-name="Menu_5f_sfondo">
      <style:table-cell-properties style:cell-protect="protected" style:print-content="true" style:text-align-source="fix" style:repeat-content="false" fo:border="0.002cm solid #000000"/>
      <style:paragraph-properties fo:text-align="end" fo:margin-left="0cm"/>
    </style:style>
    <style:style style:name="ce123" style:family="table-cell" style:parent-style-name="Default">
      <style:table-cell-properties fo:border-bottom="0.088cm solid #000000" fo:background-color="#f9f0e2" style:cell-protect="none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0.5pt" fo:font-style="italic" fo:font-weight="bold" style:font-size-asian="10.5pt" style:font-style-asian="italic" style:font-size-complex="10.5pt" style:font-style-complex="italic"/>
    </style:style>
    <style:style style:name="ce124" style:family="table-cell" style:parent-style-name="Setvar_20_b">
      <style:table-cell-properties style:cell-protect="none" style:print-content="true" fo:wrap-option="wrap"/>
    </style:style>
    <style:style style:name="ce125" style:family="table-cell" style:parent-style-name="Setvar_20_b">
      <style:table-cell-properties style:cell-protect="none" style:print-content="true"/>
    </style:style>
    <style:style style:name="ce126" style:family="table-cell" style:parent-style-name="Setvar_20_b">
      <style:text-properties style:font-name="Arial3" style:font-name-asian="Bitstream Vera Sans2" style:language-asian="zxx" style:country-asian="none" style:font-name-complex="Bitstream Vera Sans2" style:language-complex="zxx" style:country-complex="none"/>
    </style:style>
    <style:style style:name="ce127" style:family="table-cell" style:parent-style-name="Comp-Bianche_20_in_20_mezzo">
      <style:table-cell-properties style:glyph-orientation-vertical="0" style:cell-protect="none" style:print-content="true" style:direction="ltr" style:rotation-angle="0" style:shrink-to-fit="false" style:vertical-align="top"/>
      <style:paragraph-properties fo:margin-left="0cm" style:writing-mode="pag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Comp-Bianche_20_in_20_mezzo_20_bordate">
      <style:table-cell-properties style:cell-protect="none" style:print-content="true"/>
    </style:style>
    <style:style style:name="ce129" style:family="table-cell" style:parent-style-name="comp_20_sotto_20_centro">
      <style:table-cell-properties style:cell-protect="none" style:print-content="true"/>
    </style:style>
    <style:style style:name="ce130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1" style:family="table-cell" style:parent-style-name="comp_20_sotto_20_Bianche">
      <style:table-cell-properties style:glyph-orientation-vertical="0" style:cell-protect="none" style:print-content="tru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Menu_5f_sfondo">
      <style:table-cell-properties style:cell-protect="protected" style:print-content="true" fo:border="0.002cm solid #000000"/>
    </style:style>
    <style:style style:name="ce133" style:family="table-cell" style:parent-style-name="Default">
      <style:table-cell-properties fo:border-bottom="0.088cm solid #000000" fo:background-color="#f9f0e2" style:cell-protect="none" style:print-content="true" fo:border-left="none" fo:border-right="none" fo:border-top="none" style:vertical-align="middle"/>
      <style:text-properties fo:font-size="16pt" fo:font-weight="bold" style:font-size-asian="16pt" style:font-size-complex="16pt"/>
    </style:style>
    <style:style style:name="ce134" style:family="table-cell" style:parent-style-name="Setvar_20_Cr">
      <style:table-cell-properties style:cell-protect="none" style:print-content="true"/>
    </style:style>
    <style:style style:name="ce135" style:family="table-cell" style:parent-style-name="Setvar_20_C">
      <style:table-cell-properties style:cell-protect="none" style:print-content="true"/>
    </style:style>
    <style:style style:name="ce136" style:family="table-cell" style:parent-style-name="Setvar_20_C_5f_3">
      <style:table-cell-properties style:cell-protect="none" style:print-content="true"/>
    </style:style>
    <style:style style:name="ce137" style:family="table-cell" style:parent-style-name="Setvar_20_Cr">
      <style:table-cell-properties style:cell-protect="protected" style:print-content="true"/>
    </style:style>
    <style:style style:name="ce138" style:family="table-cell" style:parent-style-name="Default">
      <style:table-cell-properties fo:border-bottom="none" fo:border-left="0.088cm solid #000000" fo:padding="0.136cm" fo:border-right="0.088cm solid #000000" fo:border-top="0.088cm solid #000000"/>
    </style:style>
    <style:style style:name="ce139" style:family="table-cell" style:parent-style-name="Default">
      <style:table-cell-properties fo:border-bottom="none" fo:border-left="0.088cm solid #000000" fo:padding="0.136cm" fo:border-right="0.088cm solid #000000" fo:border-top="none"/>
    </style:style>
    <style:style style:name="ce140" style:family="table-cell" style:parent-style-name="Default">
      <style:table-cell-properties fo:border-bottom="none" style:cell-protect="none" style:print-content="true" fo:border-left="0.088cm solid #000000" fo:padding="0.136cm" fo:border-right="0.088cm solid #000000" fo:border-top="none"/>
    </style:style>
    <style:style style:name="ce141" style:family="table-cell" style:parent-style-name="Default">
      <style:table-cell-properties fo:border-bottom="0.088cm solid #000000" style:cell-protect="none" style:print-content="true" fo:border-left="0.088cm solid #000000" fo:padding="0.136cm" fo:border-right="0.088cm solid #000000" fo:border-top="none"/>
    </style:style>
    <style:style style:name="ce142" style:family="table-cell" style:parent-style-name="comp_20_1-a">
      <style:table-cell-properties style:glyph-orientation-vertical="0" style:cell-protect="none" style:print-content="true" style:direction="ltr" style:rotation-angle="0" style:shrink-to-fit="false" style:vertical-align="automatic"/>
      <style:paragraph-properties fo:margin-left="0cm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45" style:family="table-cell" style:parent-style-name="Default">
      <style:table-cell-properties fo:border-bottom="0.088cm solid #000000" fo:background-color="#f9f0e2" style:cell-protect="none" style:print-content="true" fo:border-left="none" fo:border-right="none" fo:border-top="none" style:vertical-align="middle"/>
      <style:text-properties fo:font-size="20pt" fo:font-weight="bold"/>
    </style:style>
    <style:style style:name="ce146" style:family="table-cell" style:parent-style-name="Setvar_20_D">
      <style:table-cell-properties style:cell-protect="none" style:print-content="true"/>
    </style:style>
    <style:style style:name="ce147" style:family="table-cell" style:parent-style-name="Setvar_20_D">
      <style:table-cell-properties fo:border-bottom="0.002cm solid #000000" fo:border-left="none" fo:border-right="none" fo:border-top="0.002cm solid #000000"/>
    </style:style>
    <style:style style:name="ce14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49" style:family="table-cell" style:parent-style-name="Default">
      <style:table-cell-properties fo:border-bottom="0.002cm solid #000000" fo:background-color="#ff0000" style:cell-protect="none" style:print-content="true" fo:border-left="none" fo:border-right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0" style:family="table-cell" style:parent-style-name="comp_20_vuoto">
      <style:table-cell-properties style:glyph-orientation-vertical="0" style:cell-protect="none" style:print-content="true" style:text-align-source="fix" style:repeat-content="false" fo:wrap-option="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Menu_5f_sfondo">
      <style:table-cell-properties style:cell-protect="protected" style:print-content="true"/>
    </style:style>
    <style:style style:name="ce152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88cm solid #000000" style:cell-protect="none" style:print-content="true" fo:background-color="transparent" fo:border-left="0.088cm solid #000000" fo:border-right="none" fo:border-top="0.088cm solid #000000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4" style:family="table-cell" style:parent-style-name="Default">
      <style:table-cell-properties fo:border-bottom="0.088cm solid #000000" style:cell-protect="none" style:print-content="true" fo:background-color="transparent" fo:border-left="0.088cm solid #000000" fo:border-right="none" fo:border-top="0.088cm solid #000000"/>
      <style:text-properties fo:color="#ff0000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55" style:family="table-cell" style:parent-style-name="Default">
      <style:table-cell-properties fo:border-bottom="0.088cm solid #000000" style:cell-protect="none" style:print-content="true" fo:border-left="none" fo:border-right="none" fo:border-top="0.088cm solid #000000"/>
    </style:style>
    <style:style style:name="ce156" style:family="table-cell" style:parent-style-name="Menu_5f_sfondo_20_TITOLO">
      <style:table-cell-properties style:cell-protect="none" style:print-content="true"/>
      <style:text-properties style:font-name="Arial1" fo:font-size="15pt" fo:font-weight="normal" style:font-name-asian="Andale Sans UI" style:font-size-asian="15pt" style:font-name-complex="Arial1" style:font-size-complex="15pt"/>
    </style:style>
    <style:style style:name="ce157" style:family="table-cell" style:parent-style-name="Menu_5f_sfondo">
      <style:table-cell-properties style:cell-protect="none" style:print-content="true" fo:wrap-option="wrap" fo:border="none" style:rotation-angle="90"/>
    </style:style>
    <style:style style:name="ce158" style:family="table-cell" style:parent-style-name="comp_20_Int_5f_colonna" style:data-style-name="N0">
      <style:table-cell-properties style:glyph-orientation-vertical="0" fo:background-color="#00ff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Comp-Bianche_20_sopra">
      <style:table-cell-properties style:cell-protect="none" style:print-content="true" fo:background-color="transparent"/>
      <style:text-properties fo:color="#000000"/>
    </style:style>
    <style:style style:name="ce160" style:family="table-cell" style:parent-style-name="Comp-Bianche_20_in_20_mezzo">
      <style:table-cell-properties style:glyph-orientation-vertical="0" style:cell-protect="none" style:print-content="true" fo:background-color="transparent" style:direction="ltr" style:rotation-angle="0" style:shrink-to-fit="false" style:vertical-align="top"/>
      <style:paragraph-properties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Comp-Soma_20_sotto">
      <style:table-cell-properties style:cell-protect="none" style:print-content="true"/>
    </style:style>
    <style:style style:name="ce162" style:family="table-cell" style:parent-style-name="comp_20_Int_5f_colonna" style:data-style-name="N0">
      <style:table-cell-properties style:glyph-orientation-vertical="0" fo:background-color="#c0c0c0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Comp-Variante">
      <style:table-cell-properties fo:background-color="#c0c0c0"/>
      <style:text-properties style:use-window-font-color="true" style:font-name="Arial7" fo:font-size="10.5pt" style:font-name-asian="Andale Sans UI" style:font-name-complex="Arial1"/>
    </style:style>
    <style:style style:name="ce164" style:family="table-cell" style:parent-style-name="Comp-Variante_20_num_20_sotto">
      <style:table-cell-properties fo:background-color="#c0c0c0"/>
      <style:text-properties style:use-window-font-color="true"/>
    </style:style>
    <style:style style:name="ce165" style:family="table-cell" style:parent-style-name="Default">
      <style:table-cell-properties fo:border-bottom="none" fo:background-color="#33a3a3" style:cell-protect="none" style:print-content="true" fo:border-left="none" fo:border-right="0.002cm solid #000000" fo:border-top="0.002cm solid #000000"/>
    </style:style>
    <style:style style:name="ce166" style:family="table-cell" style:parent-style-name="Default">
      <style:table-cell-properties fo:border-bottom="none" fo:background-color="#33a3a3" style:cell-protect="none" style:print-content="true" fo:border-left="none" fo:border-right="0.002cm solid #000000" fo:border-top="none"/>
    </style:style>
    <style:style style:name="ce167" style:family="table-cell" style:parent-style-name="Default">
      <style:table-cell-properties fo:border-bottom="0.002cm solid #000000" fo:background-color="#33a3a3" style:cell-protect="none" style:print-content="true" fo:border-left="none" fo:border-right="0.002cm solid #000000" fo:border-top="none"/>
    </style:style>
    <style:style style:name="ce168" style:family="table-cell" style:parent-style-name="Default">
      <style:table-cell-properties fo:border-bottom="0.088cm solid #000000" fo:background-color="#f9f0e2" style:cell-protect="none" style:print-content="true" fo:border-left="none" fo:border-right="none" fo:border-top="none"/>
      <style:text-properties fo:font-size="20pt" fo:font-weight="bold"/>
    </style:style>
    <style:style style:name="ce169" style:family="table-cell" style:parent-style-name="Menu_5f_sfondo">
      <style:table-cell-properties fo:border-bottom="none" fo:border-left="none" fo:border-right="0.002cm solid #000000" fo:border-top="0.002cm solid #000000"/>
    </style:style>
    <style:style style:name="ce170" style:family="table-cell" style:parent-style-name="Menu_5f_sfondo">
      <style:table-cell-properties fo:border-bottom="none" fo:border-left="none" fo:border-right="0.002cm solid #000000" fo:border-top="none"/>
    </style:style>
    <style:style style:name="ce171" style:family="table-cell" style:parent-style-name="Menu_5f_sfondo">
      <style:table-cell-properties fo:border-bottom="0.002cm solid #000000" fo:border-left="none" fo:border-right="0.002cm solid #000000" fo:border-top="none"/>
    </style:style>
    <style:style style:name="ce172" style:family="table-cell" style:parent-style-name="comp_20_Int_5f_colonna" style:data-style-name="N3">
      <style:table-cell-properties style:glyph-orientation-vertical="0" fo:background-color="#2efb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comp_20_sotto_20_Unitario">
      <style:table-cell-properties fo:background-color="#2efbff"/>
      <style:text-properties style:use-window-font-color="true"/>
    </style:style>
    <style:style style:name="ce174" style:family="table-cell" style:parent-style-name="Setvar_20_D">
      <style:table-cell-properties fo:border-bottom="0.002cm solid #000000" fo:background-color="transparent" fo:border-left="none" fo:border-right="none" fo:border-top="0.002cm solid #000000"/>
    </style:style>
    <style:style style:name="ce175" style:family="table-cell" style:parent-style-name="comp_20_Int_5f_colonna" style:data-style-name="N0">
      <style:table-cell-properties style:glyph-orientation-vertical="0" fo:background-color="#ffbec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Comp-SAL_20_1">
      <style:table-cell-properties fo:background-color="#ffbfbf" style:cell-protect="none" style:print-content="true"/>
      <style:text-properties style:use-window-font-color="true"/>
    </style:style>
    <style:style style:name="ce177" style:family="table-cell" style:parent-style-name="Comp-SAL_20_num_5f_sotto">
      <style:table-cell-properties fo:background-color="#ffbfbf" style:cell-protect="none" style:print-content="true"/>
      <style:text-properties style:use-window-font-color="true"/>
    </style:style>
    <style:style style:name="ce178" style:family="table-cell" style:parent-style-name="Setvar_20_D" style:data-style-name="N11"/>
    <style:style style:name="ce179" style:family="table-cell" style:parent-style-name="Default">
      <style:table-cell-properties fo:background-color="#f9f0e2" style:cell-protect="none" style:print-content="true" fo:border="none"/>
    </style:style>
    <style:style style:name="ce180" style:family="table-cell" style:parent-style-name="comp_20_Int_5f_colonna" style:data-style-name="N0">
      <style:table-cell-properties style:glyph-orientation-vertical="0" fo:background-color="#ffff9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Comp-SAL_20_2">
      <style:table-cell-properties fo:background-color="#ffff99" style:cell-protect="none" style:print-content="true"/>
      <style:text-properties style:use-window-font-color="true"/>
    </style:style>
    <style:style style:name="ce182" style:family="table-cell" style:parent-style-name="Comp-SAL_20_2_20_num_5f_sotto">
      <style:table-cell-properties fo:background-color="#ffff99" style:cell-protect="none" style:print-content="true"/>
      <style:text-properties style:use-window-font-color="true"/>
    </style:style>
    <style:style style:name="ce183" style:family="table-cell" style:parent-style-name="comp_20_Int_5f_colonna" style:data-style-name="N0">
      <style:table-cell-properties style:glyph-orientation-vertical="0" fo:background-color="#99cc00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Comp-SAL_20_3">
      <style:table-cell-properties fo:background-color="#9fcf24" style:cell-protect="none" style:print-content="true"/>
      <style:text-properties style:use-window-font-color="true"/>
    </style:style>
    <style:style style:name="ce185" style:family="table-cell" style:parent-style-name="Comp-SAL_20_3_20_num_5f_sotto">
      <style:table-cell-properties fo:background-color="#9fcf24" style:cell-protect="none" style:print-content="true"/>
      <style:text-properties style:use-window-font-color="true"/>
    </style:style>
    <style:style style:name="ce186" style:family="table-cell" style:parent-style-name="Default">
      <style:table-cell-properties style:cell-protect="none" style:print-content="true"/>
      <style:text-properties fo:color="#800000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87" style:family="table-cell" style:parent-style-name="Comp-SAL_20_4">
      <style:table-cell-properties fo:background-color="#c0c0c0" style:cell-protect="none" style:print-content="true"/>
      <style:text-properties style:use-window-font-color="true"/>
    </style:style>
    <style:style style:name="ce188" style:family="table-cell" style:parent-style-name="Comp-SAL_20_4_20_num_5f_sotto">
      <style:table-cell-properties fo:background-color="#c0c0c0" style:cell-protect="none" style:print-content="true"/>
      <style:text-properties style:use-window-font-color="true"/>
    </style:style>
    <style:style style:name="ce189" style:family="table-cell" style:parent-style-name="Default">
      <style:table-cell-properties fo:border-bottom="0.088cm solid #000000" fo:background-color="#f9f0e2" style:cell-protect="none" style:print-content="true" fo:border-left="none" fo:border-right="none" style:rotation-angle="90" fo:border-top="none"/>
      <style:text-properties fo:font-size="20pt" fo:font-weight="bold"/>
    </style:style>
    <style:style style:name="ce190" style:family="table-cell" style:parent-style-name="comp_20_Int_5f_colonna" style:data-style-name="N0">
      <style:table-cell-properties style:glyph-orientation-vertical="0" fo:background-color="#bae5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Comp-SAL_20_5">
      <style:table-cell-properties fo:background-color="#c9eeff" style:cell-protect="none" style:print-content="true"/>
      <style:text-properties style:use-window-font-color="true"/>
    </style:style>
    <style:style style:name="ce192" style:family="table-cell" style:parent-style-name="Comp-SAL_20_5_20_num_5f_sotto">
      <style:table-cell-properties fo:background-color="#c9eeff" style:cell-protect="none" style:print-content="true"/>
      <style:text-properties style:use-window-font-color="true"/>
    </style:style>
    <style:style style:name="ce193" style:family="table-cell" style:parent-style-name="comp_20_Int_5f_colonna" style:data-style-name="N0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Comp-SAL_20_n">
      <style:table-cell-properties fo:background-color="#e3ffd6" style:cell-protect="none" style:print-content="true"/>
      <style:text-properties style:use-window-font-color="true"/>
    </style:style>
    <style:style style:name="ce195" style:family="table-cell" style:parent-style-name="Comp-SAL_5f_n_5f_numero_5f_sotto">
      <style:table-cell-properties fo:background-color="#e3ffd6" style:cell-protect="none" style:print-content="true"/>
      <style:text-properties style:use-window-font-color="true"/>
    </style:style>
    <style:style style:name="ce196" style:family="table-cell" style:parent-style-name="Default">
      <style:table-cell-properties fo:background-color="#e6e6ff" style:cell-protect="none" style:print-content="true"/>
    </style:style>
    <style:style style:name="ce197" style:family="table-cell" style:parent-style-name="Default">
      <style:table-cell-properties fo:background-color="#e6e6ff" style:cell-protect="none" style:print-content="true" fo:border="none"/>
    </style:style>
    <style:style style:name="ce198" style:family="table-cell" style:parent-style-name="comp_20_sotto_20_Euro_20_Originale">
      <style:table-cell-properties fo:background-color="#2efbff"/>
      <style:text-properties style:use-window-font-color="true"/>
    </style:style>
    <style:style style:name="ce199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0.002cm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comp_20_Int_5f_colonna">
      <style:table-cell-properties style:cell-protect="none" style:print-content="true"/>
    </style:style>
    <style:style style:name="ce201" style:family="table-cell" style:parent-style-name="Comp-Bianche_20_sopra">
      <style:table-cell-properties style:cell-protect="none" style:print-content="true"/>
    </style:style>
    <style:style style:name="ce202" style:family="table-cell" style:parent-style-name="Comp-Bianche_20_in_20_mezzo">
      <style:table-cell-properties style:cell-protect="none" style:print-content="true"/>
    </style:style>
    <style:style style:name="ce203" style:family="table-cell" style:parent-style-name="comp_20_sotto_20_Euro_20_3">
      <style:table-cell-properties style:cell-protect="none" style:print-content="true"/>
    </style:style>
    <style:style style:name="ce204" style:family="table-cell" style:parent-style-name="Default" style:data-style-name="N4">
      <style:table-cell-properties style:cell-protect="none" style:print-content="true" fo:background-color="transparent" fo:border="0.002cm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05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comp_20_sotto_20_Euro_20_Originale">
      <style:table-cell-properties style:cell-protect="none" style:print-content="true"/>
    </style:style>
    <style:style style:name="ce207" style:family="table-cell" style:parent-style-name="Default">
      <style:table-cell-properties style:cell-protect="none" style:print-content="true" fo:background-color="transparent" fo:border="0.035cm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8" style:family="table-cell" style:parent-style-name="Comp-Sal-Valuta_20_sotto">
      <style:table-cell-properties fo:background-color="#ffbfbf" style:cell-protect="none" style:print-content="true"/>
      <style:text-properties style:use-window-font-color="true"/>
    </style:style>
    <style:style style:name="ce209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>
      <style:table-cell-properties style:cell-protect="none" style:print-content="true" fo:background-color="transparent"/>
    </style:style>
    <style:style style:name="ce211" style:family="table-cell" style:parent-style-name="COMP_5f_BASE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fo:background-color="#000080" style:cell-protect="none" style:print-content="tru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EP-a_20_-Top">
      <style:table-cell-properties fo:background-color="#000080" style:cell-protect="none" style:print-content="true" style:text-align-source="fix" style:repeat-content="false" fo:border="none"/>
      <style:paragraph-properties fo:text-align="center" fo:margin-left="0cm"/>
    </style:style>
    <style:style style:name="ce214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Comp_5f_SAL-Valuta_20_sotto">
      <style:table-cell-properties fo:background-color="#9fcf24"/>
      <style:text-properties style:use-window-font-color="true"/>
    </style:style>
    <style:style style:name="ce218" style:family="table-cell" style:parent-style-name="Comp-Sal-Valuta_20_sotto">
      <style:table-cell-properties style:cell-protect="none" style:print-content="true"/>
    </style:style>
    <style:style style:name="ce219" style:family="table-cell" style:parent-style-name="EP-a_20_-Top">
      <style:table-cell-properties fo:background-color="#000080" style:cell-protect="none" style:print-content="true" fo:border="none"/>
    </style:style>
    <style:style style:name="ce220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end" fo:margin-left="0cm"/>
      <style:text-properties style:use-window-font-color="true" fo:font-size="12pt" fo:font-weight="bold"/>
    </style:style>
    <style:style style:name="ce221" style:family="table-cell" style:parent-style-name="Default">
      <style:table-cell-properties fo:background-color="#000080" style:cell-protect="none" style:print-content="true"/>
      <style:text-properties style:use-window-font-color="true"/>
    </style:style>
    <style:style style:name="ce222" style:family="table-cell" style:parent-style-name="Default">
      <style:table-cell-properties fo:background-color="#000080" style:cell-protect="none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 style:data-style-name="N133">
      <style:table-cell-properties style:glyph-orientation-vertical="0" fo:background-color="#000080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5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start" fo:margin-left="0cm"/>
      <style:text-properties style:use-window-font-color="true" fo:font-size="12pt" fo:font-weight="bold"/>
    </style:style>
    <style:style style:name="ce226" style:family="table-cell" style:parent-style-name="Default">
      <style:table-cell-properties style:glyph-orientation-vertical="0" fo:background-color="#00008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Comp_5f_SAL-Valuta_20_sotto">
      <style:table-cell-properties style:cell-protect="none" style:print-content="true"/>
    </style:style>
    <style:style style:name="ce228" style:family="table-cell" style:parent-style-name="Default">
      <style:table-cell-properties fo:background-color="#000080" style:cell-protect="none" style:print-content="true"/>
      <style:text-properties style:use-window-font-color="true" fo:font-size="12pt"/>
    </style:style>
    <style:style style:name="ce229" style:family="table-cell" style:parent-style-name="Comp-SAL_20_n_20_valuta_5f_sotto">
      <style:table-cell-properties fo:background-color="#e3ffd6" style:cell-protect="none" style:print-content="true"/>
      <style:text-properties style:use-window-font-color="true"/>
    </style:style>
    <style:style style:name="ce230" style:family="table-cell" style:parent-style-name="comp_20_Int_5f_colonna" style:data-style-name="N0">
      <style:table-cell-properties style:glyph-orientation-vertical="0" fo:background-color="#ffff99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comp_20_sotto_20_Residui">
      <style:table-cell-properties fo:background-color="#ffff96"/>
      <style:text-properties fo:color="#000000"/>
    </style:style>
    <style:style style:name="ce232" style:family="table-cell" style:parent-style-name="Default">
      <style:table-cell-properties fo:background-color="#000080" style:cell-protect="none" style:print-content="tru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ackground-color="#000080" style:cell-protect="none" style:print-content="tru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ackground-color="#000080" style:cell-protect="none" style:print-content="true" fo:border="none"/>
      <style:text-properties style:use-window-font-color="true"/>
    </style:style>
    <style:style style:name="ce235" style:family="table-cell" style:parent-style-name="comp_20_Int_5f_colonna">
      <style:table-cell-properties fo:background-color="#e6e64c" style:cell-protect="none" style:print-content="true"/>
    </style:style>
    <style:style style:name="ce236" style:family="table-cell" style:parent-style-name="Comp-sotto_20__25_">
      <style:table-cell-properties fo:background-color="#e6e64c"/>
      <style:text-properties style:use-window-font-color="true"/>
    </style:style>
    <style:style style:name="ce237" style:family="table-cell" style:parent-style-name="Comp-SAL_20_n_20_valuta_5f_sotto">
      <style:table-cell-properties style:cell-protect="none" style:print-content="true"/>
    </style:style>
    <style:style style:name="ce238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  <style:text-properties style:use-window-font-color="true" fo:font-size="12pt"/>
    </style:style>
    <style:style style:name="ce239" style:family="table-cell" style:parent-style-name="Default">
      <style:table-cell-properties fo:background-color="#000080" style:cell-protect="none" style:print-content="true" style:text-align-source="fix" style:repeat-content="false" fo:border="none"/>
      <style:paragraph-properties fo:text-align="center" fo:margin-left="0cm"/>
      <style:text-properties style:use-window-font-color="true"/>
    </style:style>
    <style:style style:name="ce240" style:family="table-cell" style:parent-style-name="Default">
      <style:table-cell-properties fo:background-color="#000080" style:cell-protect="none" style:print-content="true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cell-protect="none" style:print-content="true" fo:border="none" style:shrink-to-fit="false"/>
    </style:style>
    <style:style style:name="ce24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244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5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ize="14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compTagG">
      <style:table-cell-properties fo:background-color="#e6e6e6"/>
      <style:text-properties fo:color="#cccccc"/>
    </style:style>
    <style:style style:name="ce247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8" style:family="table-cell" style:parent-style-name="Default">
      <style:table-cell-properties fo:border-bottom="0.002cm solid #000000" fo:background-color="#ff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9" style:family="table-cell" style:parent-style-name="Default" style:data-style-name="N4">
      <style:table-cell-properties style:cell-protect="none" style:print-content="true" fo:background-color="transparent" fo:border="0.035cm solid #000000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50" style:family="table-cell" style:parent-style-name="COMP_5f_BASE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EP-a_20_Top_20_ATT">
      <style:table-cell-properties fo:background-color="#dbc89d" style:cell-protect="none" style:print-content="true"/>
    </style:style>
    <style:style style:name="ce252" style:family="table-cell" style:parent-style-name="EP-aS">
      <style:table-cell-properties style:cell-protect="none" style:print-content="true"/>
    </style:style>
    <style:style style:name="ce253" style:family="table-cell" style:parent-style-name="Riga_5f_rossa_5f_Chiudi">
      <style:table-cell-properties style:cell-protect="none" style:print-content="true"/>
    </style:style>
    <style:style style:name="ce25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EP-a">
      <style:table-cell-properties style:cell-protect="none" style:print-content="true"/>
    </style:style>
    <style:style style:name="ce256" style:family="table-cell" style:parent-style-name="EP-mezzo">
      <style:table-cell-properties style:cell-protect="none" style:print-content="true"/>
    </style:style>
    <style:style style:name="ce257" style:family="table-cell" style:parent-style-name="comp_20_Int_5f_colonna">
      <style:table-cell-properties fo:background-color="#2efbff" style:cell-protect="none" style:print-content="true"/>
    </style:style>
    <style:style style:name="ce258" style:family="table-cell" style:parent-style-name="comp_20_-controolo">
      <style:table-cell-properties fo:background-color="#2efbff"/>
      <style:text-properties style:use-window-font-color="true"/>
    </style:style>
    <style:style style:name="ce25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4pt" fo:font-weight="bold"/>
    </style:style>
    <style:style style:name="ce260" style:family="table-cell" style:parent-style-name="Default">
      <style:table-cell-properties style:cell-protect="none" style:print-content="tru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1" style:family="table-cell" style:parent-style-name="comp_20_Int_5f_colonna" style:data-style-name="N0">
      <style:table-cell-properties style:glyph-orientation-vertical="0" fo:background-color="#e6e6e6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COMP_5f_BASE" style:data-style-name="N0">
      <style:table-cell-properties style:glyph-orientation-vertical="0" fo:background-color="#f0e2f8" style:cell-protect="none" style:print-content="tru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EP-mezzo_20__25_">
      <style:table-cell-properties style:cell-protect="none" style:print-content="true"/>
    </style:style>
    <style:style style:name="ce264" style:family="table-cell" style:parent-style-name="Comp_20_Start_20_Attributo">
      <style:table-cell-properties style:cell-protect="none" style:print-content="true" fo:background-color="transparent"/>
      <style:text-properties fo:color="#000000"/>
    </style:style>
    <style:style style:name="ce265" style:family="table-cell" style:parent-style-name="comp_20_progress">
      <style:table-cell-properties style:cell-protect="none" style:print-content="true"/>
    </style:style>
    <style:style style:name="ce266" style:family="table-cell" style:parent-style-name="comp_20_10_20_s">
      <style:table-cell-properties style:cell-protect="none" style:print-content="true" fo:background-color="transparent"/>
      <style:text-properties style:use-window-font-color="true"/>
    </style:style>
    <style:style style:name="ce267" style:family="table-cell" style:parent-style-name="Comp_20_End_20_Attributo">
      <style:table-cell-properties style:cell-protect="none" style:print-content="true" fo:background-color="transparent"/>
      <style:text-properties fo:color="#000000"/>
    </style:style>
    <style:style style:name="ce268" style:family="table-cell" style:parent-style-name="comp_20_Art-EP">
      <style:table-cell-properties fo:background-color="#eee8ff"/>
      <style:text-properties fo:color="#000000"/>
    </style:style>
    <style:style style:name="ce269" style:family="table-cell" style:parent-style-name="Comp-Bianche_20_in_20_mezzo">
      <style:table-cell-properties style:cell-protect="none" style:print-content="true" fo:background-color="transparent"/>
      <style:text-properties style:use-window-font-color="true"/>
    </style:style>
    <style:style style:name="ce270" style:family="table-cell" style:parent-style-name="comp_20_sotto_20_Bianche">
      <style:table-cell-properties style:cell-protect="none" style:print-content="true" fo:background-color="transparent"/>
      <style:text-properties style:use-window-font-color="true"/>
    </style:style>
    <style:style style:name="ce271" style:family="table-cell" style:parent-style-name="An-sfondo-Attr-Sheet">
      <style:table-cell-properties style:cell-protect="none" style:print-content="true"/>
    </style:style>
    <style:style style:name="ce272" style:family="table-cell" style:parent-style-name="Analisi_5f_Sfondo">
      <style:table-cell-properties style:cell-protect="none" style:print-content="true"/>
    </style:style>
    <style:style style:name="ce273" style:family="table-cell" style:parent-style-name="An-1_5f_sigla">
      <style:table-cell-properties style:cell-protect="none" style:print-content="true"/>
    </style:style>
    <style:style style:name="ce274" style:family="table-cell" style:parent-style-name="An-sfondo-sin">
      <style:table-cell-properties style:cell-protect="none" style:print-content="true"/>
    </style:style>
    <style:style style:name="ce275" style:family="table-cell" style:parent-style-name="An-sfondo-basso_20_Att_20_End">
      <style:table-cell-properties style:cell-protect="none" style:print-content="true"/>
    </style:style>
    <style:style style:name="ce276" style:family="table-cell" style:parent-style-name="Comp-Bianche_20_in_20_mezzo_20_Descr">
      <style:table-cell-properties fo:background-color="transparent"/>
      <style:text-properties style:use-window-font-color="true"/>
    </style:style>
    <style:style style:name="ce277" style:family="table-cell" style:parent-style-name="comp_20_1-a">
      <style:table-cell-properties fo:background-color="#f2e5ff" style:cell-protect="none" style:print-content="true"/>
      <style:text-properties style:use-window-font-color="true"/>
    </style:style>
    <style:style style:name="ce278" style:family="table-cell" style:parent-style-name="An-1-descr_5f_">
      <style:table-cell-properties style:cell-protect="none" style:print-content="true"/>
    </style:style>
    <style:style style:name="ce279" style:family="table-cell" style:parent-style-name="An-sfondo-voce">
      <style:table-cell-properties style:cell-protect="none" style:print-content="true"/>
    </style:style>
    <style:style style:name="ce280" style:family="table-cell" style:parent-style-name="An-lavoraz-desc">
      <style:table-cell-properties style:cell-protect="none" style:print-content="true"/>
    </style:style>
    <style:style style:name="ce281" style:family="table-cell" style:parent-style-name="An-sfondo-basso">
      <style:table-cell-properties style:cell-protect="none" style:print-content="true"/>
    </style:style>
    <style:style style:name="ce282" style:family="table-cell" style:parent-style-name="An-lavoraz-Utili_20_desc">
      <style:table-cell-properties style:cell-protect="none" style:print-content="true"/>
    </style:style>
    <style:style style:name="ce283" style:family="table-cell" style:parent-style-name="Comp-Bianche_20_in_20_mezzo_20_bordate">
      <style:table-cell-properties style:cell-protect="none" style:print-content="true" fo:background-color="transparent"/>
      <style:text-properties fo:color="#000000"/>
    </style:style>
    <style:style style:name="ce284" style:family="table-cell" style:parent-style-name="comp_20_sotto_20_centro">
      <style:table-cell-properties style:cell-protect="none" style:print-content="true" fo:background-color="transparent"/>
      <style:text-properties style:use-window-font-color="true"/>
    </style:style>
    <style:style style:name="ce285" style:family="table-cell" style:parent-style-name="An-1um">
      <style:table-cell-properties style:cell-protect="none" style:print-content="true" style:shrink-to-fit="false" idCella="UM_scelta"/>
    </style:style>
    <style:style style:name="ce286" style:family="table-cell" style:parent-style-name="An-lavoraz-generica">
      <style:table-cell-properties style:cell-protect="none" style:print-content="true"/>
    </style:style>
    <style:style style:name="ce287" style:family="table-cell" style:parent-style-name="An-lavoraz-Utili-num_20_sin">
      <style:table-cell-properties style:cell-protect="none" style:print-content="true"/>
    </style:style>
    <style:style style:name="ce288" style:family="table-cell" style:parent-style-name="comp_20_Int_5f_colonna_20_diag">
      <style:table-cell-properties style:cell-protect="none" style:print-content="true"/>
    </style:style>
    <style:style style:name="ce289" style:family="table-cell" style:parent-style-name="comp_20_1-a">
      <style:table-cell-properties style:glyph-orientation-vertical="0" fo:background-color="#f2e5ff" style:cell-protect="none" style:print-content="true" style:direction="ltr" style:rotation-angle="0" style:shrink-to-fit="false" style:vertical-align="automatic"/>
      <style:paragraph-properties fo:margin-left="0cm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An.1v-Att_20_Start">
      <style:table-cell-properties style:cell-protect="none" style:print-content="true"/>
    </style:style>
    <style:style style:name="ce291" style:family="table-cell" style:parent-style-name="An-riga">
      <style:table-cell-properties style:cell-protect="none" style:print-content="true"/>
    </style:style>
    <style:style style:name="ce292" style:family="table-cell" style:parent-style-name="An-lavoraz-input">
      <style:table-cell-properties style:cell-protect="none" style:print-content="true"/>
    </style:style>
    <style:style style:name="ce293" style:family="table-cell" style:parent-style-name="An-lavoraz-_25_">
      <style:table-cell-properties style:cell-protect="none" style:print-content="true"/>
    </style:style>
    <style:style style:name="ce294" style:family="table-cell" style:parent-style-name="An-1v">
      <style:table-cell-properties style:cell-protect="none" style:print-content="true"/>
    </style:style>
    <style:style style:name="ce295" style:family="table-cell" style:parent-style-name="An-lavoraz-Cod">
      <style:table-cell-properties style:cell-protect="none" style:print-content="true"/>
      <style:text-properties style:font-name="Arial" style:font-name-asian="Andale Sans UI" style:font-name-complex="Arial1"/>
    </style:style>
    <style:style style:name="ce296" style:family="table-cell" style:parent-style-name="An-lavoraz-Utili">
      <style:table-cell-properties style:cell-protect="none" style:print-content="true"/>
    </style:style>
    <style:style style:name="ce297" style:family="table-cell" style:parent-style-name="An-1v-dx">
      <style:table-cell-properties style:cell-protect="none" style:print-content="true"/>
    </style:style>
    <style:style style:name="ce298" style:family="table-cell" style:parent-style-name="An-1v_25_">
      <style:table-cell-properties style:cell-protect="none" style:print-content="true"/>
    </style:style>
    <style:style style:name="ce299" style:family="table-cell" style:parent-style-name="An-lavoraz-dx_25_">
      <style:table-cell-properties style:cell-protect="none" style:print-content="true"/>
    </style:style>
    <style:style style:name="ce300" style:family="table-cell" style:parent-style-name="An-lavoraz-no_20_righe_20_dx">
      <style:table-cell-properties style:cell-protect="none" style:print-content="true"/>
    </style:style>
    <style:style style:name="ce301" style:family="table-cell" style:parent-style-name="Comp-Soma_20_sotto">
      <style:table-cell-properties fo:background-color="#2efbff"/>
      <style:text-properties style:use-window-font-color="true"/>
    </style:style>
    <style:style style:name="ce302" style:family="table-cell" style:parent-style-name="An-riga-dx">
      <style:table-cell-properties style:cell-protect="none" style:print-content="true"/>
    </style:style>
    <style:style style:name="ce303" style:family="table-cell" style:parent-style-name="An-lavoraz-dx">
      <style:table-cell-properties style:cell-protect="none" style:print-content="true"/>
    </style:style>
    <style:style style:name="ce304" style:family="table-cell" style:parent-style-name="An-sfondo-basso_20_dx">
      <style:table-cell-properties style:cell-protect="none" style:print-content="true"/>
    </style:style>
    <style:style style:name="ce305" style:family="table-cell" style:parent-style-name="An-lavoraz-no_20_righe_20_sin">
      <style:table-cell-properties style:cell-protect="none" style:print-content="true"/>
    </style:style>
    <style:style style:name="ce306" style:family="table-cell" style:parent-style-name="EP-sfondo">
      <style:table-cell-properties fo:background-color="#000080"/>
      <style:text-properties style:use-window-font-color="true"/>
    </style:style>
    <style:style style:name="ce307" style:family="table-cell" style:parent-style-name="comp_20_sotto_20_Euro_20_3">
      <style:table-cell-properties fo:background-color="#c0c0c0"/>
      <style:text-properties fo:color="#000000"/>
    </style:style>
    <style:style style:name="ce308" style:family="table-cell" style:parent-style-name="Analisi_5f_Sfondo">
      <style:table-cell-properties style:cell-protect="none" style:print-content="true" Tipo="Tipo_Analisi"/>
    </style:style>
    <style:style style:name="ce309" style:family="table-cell" style:parent-style-name="An-1_5f_sigla">
      <style:table-cell-properties fo:background-color="#3deb3d" style:cell-protect="none" style:print-content="true" idCella="Start_voce_ANALISI"/>
    </style:style>
    <style:style style:name="ce310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1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1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15" style:family="table-cell" style:parent-style-name="Mis-Lib-Note">
      <style:table-cell-properties fo:background-color="#e6e6e6" style:cell-protect="none" style:print-content="true"/>
      <style:text-properties style:use-window-font-color="true"/>
    </style:style>
    <style:style style:name="ce316" style:family="table-cell" style:parent-style-name="Mis-Lib-Data">
      <style:table-cell-properties fo:background-color="#e6e6e6"/>
      <style:text-properties fo:color="#000000"/>
    </style:style>
    <style:style style:name="ce317" style:family="table-cell" style:parent-style-name="COMP_5f_BASE">
      <style:table-cell-properties style:glyph-orientation-vertical="0" fo:background-color="#e6e6e6" style:cell-protect="none" style:print-content="tru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Analisi_5f_Sfondo">
      <style:table-cell-properties style:cell-protect="none" style:print-content="true"/>
      <style:text-properties style:font-name="Arial3" fo:font-size="16pt"/>
    </style:style>
    <style:style style:name="ce319" style:family="table-cell" style:parent-style-name="An-1desc">
      <style:table-cell-properties fo:background-color="#3deb3d" style:cell-protect="none" style:print-content="true"/>
    </style:style>
    <style:style style:name="ce320" style:family="table-cell" style:parent-style-name="Default" style:data-style-name="N3">
      <style:table-cell-properties style:glyph-orientation-vertical="0" fo:border-bottom="0.002cm solid #000000" fo:background-color="#3deb3d" style:cell-protect="none" style:print-content="tru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21" style:family="table-cell" style:parent-style-name="An-lavoraz-Calcolat">
      <style:table-cell-properties fo:background-color="#3deb3d" style:cell-protect="none" style:print-content="true" style:text-align-source="fix" style:repeat-content="false"/>
      <style:paragraph-properties fo:text-align="start" fo:margin-left="0cm"/>
    </style:style>
    <style:style style:name="ce322" style:family="table-cell" style:parent-style-name="Default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323" style:family="table-cell" style:parent-style-name="An-lavoraz-Utili">
      <style:table-cell-properties fo:background-color="#3deb3d" style:cell-protect="none" style:print-content="true"/>
    </style:style>
    <style:style style:name="ce324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25" style:family="table-cell" style:parent-style-name="Comp_20_bianca_20_sopra_20_dx">
      <style:table-cell-properties style:cell-protect="none" style:print-content="true" fo:background-color="transparent"/>
      <style:text-properties fo:color="#000000"/>
    </style:style>
    <style:style style:name="ce326" style:family="table-cell" style:parent-style-name="Mis-Lib-Note-sotto">
      <style:table-cell-properties fo:background-color="#e6e6e6" style:cell-protect="none" style:print-content="true"/>
      <style:text-properties style:use-window-font-color="true"/>
    </style:style>
    <style:style style:name="ce327" style:family="table-cell" style:parent-style-name="An-1um">
      <style:table-cell-properties fo:background-color="#3deb3d" style:cell-protect="none" style:print-content="true" style:shrink-to-fit="false" idCella="UM_scelta"/>
    </style:style>
    <style:style style:name="ce328" style:family="table-cell" style:parent-style-name="Default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29" style:family="table-cell" style:parent-style-name="An-lavoraz-generica">
      <style:table-cell-properties fo:background-color="#3deb3d" style:cell-protect="none" style:print-content="true"/>
    </style:style>
    <style:style style:name="ce330" style:family="table-cell" style:parent-style-name="Default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idCella="Start_voce_ANALISI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32" style:family="table-cell" style:parent-style-name="An-lavoraz-input">
      <style:table-cell-properties fo:background-color="#3deb3d" style:cell-protect="none" style:print-content="true"/>
    </style:style>
    <style:style style:name="ce333" style:family="table-cell" style:parent-style-name="An-lavoraz-_25_">
      <style:table-cell-properties fo:background-color="#3deb3d" style:cell-protect="none" style:print-content="true"/>
    </style:style>
    <style:style style:name="ce334" style:family="table-cell" style:parent-style-name="Default">
      <style:table-cell-properties fo:border-bottom="0.002cm solid #000000" fo:background-color="#ff0000" style:cell-protect="none" style:print-content="true" fo:border-left="none" fo:border-right="none" fo:border-top="non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35" style:family="table-cell" style:parent-style-name="Default" style:data-style-name="N3">
      <style:table-cell-properties style:glyph-orientation-vertical="0" fo:border-bottom="0.002cm solid #000000" fo:background-color="#3deb3d" style:cell-protect="none" style:print-content="tru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6" style:family="table-cell" style:parent-style-name="Default" style:data-style-name="N3">
      <style:table-cell-properties style:glyph-orientation-vertical="0" fo:border-bottom="0.002cm solid #000000" fo:background-color="#3deb3d" style:cell-protect="none" style:print-content="tru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37" style:family="table-cell" style:parent-style-name="An-lavoraz-input">
      <style:table-cell-properties fo:background-color="#3deb3d" style:cell-protect="none" style:print-content="true" idCella="Cod_Prezzo_scelta"/>
      <style:text-properties fo:hyphenate="true"/>
    </style:style>
    <style:style style:name="ce338" style:family="table-cell" style:parent-style-name="Default">
      <style:table-cell-properties fo:border-bottom="0.002cm solid #000000" fo:background-color="#3deb3d" style:cell-protect="none" style:print-content="true" fo:border-left="none" fo:border-right="none" fo:border-top="none"/>
    </style:style>
    <style:style style:name="ce339" style:family="table-cell" style:parent-style-name="An-lavoraz-Utili" style:data-style-name="N115">
      <style:table-cell-properties fo:background-color="#3deb3d" style:cell-protect="none" style:print-content="true" style:shrink-to-fit="false"/>
    </style:style>
    <style:style style:name="ce340" style:family="table-cell" style:parent-style-name="Default" style:data-style-name="N159">
      <style:table-cell-properties fo:border-bottom="0.002cm solid #000000" fo:background-color="#ff0000" style:cell-protect="none" style:print-content="true" fo:border-left="none" fo:border-right="0.002cm solid #000000" fo:border-top="0.002cm solid #000000"/>
      <style:text-properties fo:color="#000000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1" style:family="table-cell" style:parent-style-name="An-1v">
      <style:table-cell-properties fo:background-color="#3deb3d" style:cell-protect="none" style:print-content="true"/>
    </style:style>
    <style:style style:name="ce342" style:family="table-cell" style:parent-style-name="Default" style:data-style-name="N3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43" style:family="table-cell" style:parent-style-name="An-lavoraz-Utili-num_20_sin">
      <style:table-cell-properties fo:background-color="#3deb3d" style:cell-protect="none" style:print-content="true"/>
    </style:style>
    <style:style style:name="ce344" style:family="table-cell" style:parent-style-name="Default" style:data-style-name="N115">
      <style:table-cell-properties style:glyph-orientation-vertical="0" fo:border-bottom="0.002cm solid #000000" fo:background-color="#ff0000" style:cell-protect="none" style:print-content="tru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5" style:family="table-cell" style:parent-style-name="Default" style:data-style-name="N3">
      <style:table-cell-properties style:glyph-orientation-vertical="0" fo:border-bottom="none" fo:background-color="#3deb3d" style:cell-protect="none" style:print-content="tru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ourier New" fo:font-size="8pt" fo:font-style="italic" fo:text-shadow="none" style:text-underline-style="none" fo:font-weight="normal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ce346" style:family="table-cell" style:parent-style-name="Default">
      <style:table-cell-properties style:glyph-orientation-vertical="0" fo:border-bottom="0.002cm solid #000000" fo:background-color="#ff0000" style:cell-protect="none" style:print-content="tru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ndale Sans" fo:font-size="10pt" fo:font-style="normal" fo:text-shadow="none" style:text-underline-style="none" fo:font-weight="normal" style:font-size-asian="10pt" style:font-style-asian="normal" style:font-weight-asian="normal" style:font-name-complex="Andale Sans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ackground-color="#3deb3d" style:cell-protect="none" style:print-content="true" fo:border-left="0.002cm solid #000000" fo:border-right="0.002cm solid #000000" fo:border-top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8" style:family="table-cell" style:parent-style-name="Default" style:data-style-name="N115">
      <style:table-cell-properties style:glyph-orientation-vertical="0" fo:border-bottom="0.002cm solid #000000" fo:background-color="#3deb3d" style:cell-protect="none" style:print-content="tru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1" style:family="table-cell" style:parent-style-name="livello-1-sopra">
      <style:table-cell-properties style:cell-protect="none" style:print-content="true" idCella="Capitolo"/>
    </style:style>
    <style:style style:name="ce352" style:family="table-cell" style:parent-style-name="Livello-1-scritta">
      <style:table-cell-properties style:cell-protect="none" style:print-content="true" idCella="Capitolo"/>
    </style:style>
    <style:style style:name="ce353" style:family="table-cell" style:parent-style-name="livello-1-sotto_5f_">
      <style:table-cell-properties style:cell-protect="none" style:print-content="true" idCella="Capitolo"/>
    </style:style>
    <style:style style:name="ce354" style:family="table-cell" style:parent-style-name="livello2_20_sopra">
      <style:table-cell-properties style:cell-protect="none" style:print-content="true"/>
    </style:style>
    <style:style style:name="ce355" style:family="table-cell" style:parent-style-name="livello2_20_valuta">
      <style:table-cell-properties style:cell-protect="none" style:print-content="true" idCella="SottoCapitolo"/>
    </style:style>
    <style:style style:name="ce356" style:family="table-cell" style:parent-style-name="livello-2-sotto_5f_">
      <style:table-cell-properties style:cell-protect="none" style:print-content="true"/>
    </style:style>
    <style:style style:name="ce357" style:family="table-cell" style:parent-style-name="Livello-1-scritta">
      <style:table-cell-properties fo:background-color="#f3e7f6" style:cell-protect="none" style:print-content="true"/>
    </style:style>
    <style:style style:name="ce358" style:family="table-cell" style:parent-style-name="livello-1-sotto_5f_">
      <style:table-cell-properties style:cell-protect="none" style:print-content="true"/>
    </style:style>
    <style:style style:name="ce359" style:family="table-cell" style:parent-style-name="livello2_5f_">
      <style:table-cell-properties fo:background-color="#f3e7f6" style:cell-protect="none" style:print-content="true"/>
    </style:style>
    <style:style style:name="ce360" style:family="table-cell" style:parent-style-name="Livello-1-scritta">
      <style:table-cell-properties style:cell-protect="none" style:print-content="true"/>
    </style:style>
    <style:style style:name="ce361" style:family="table-cell" style:parent-style-name="livello2_5f_">
      <style:table-cell-properties style:cell-protect="none" style:print-content="true"/>
    </style:style>
    <style:style style:name="ce362" style:family="table-cell" style:parent-style-name="livello2_20_valuta">
      <style:table-cell-properties style:cell-protect="none" style:print-content="true"/>
    </style:style>
    <style:style style:name="ce363" style:family="table-cell" style:parent-style-name="Default">
      <style:table-cell-properties fo:background-color="#3deb3d" style:cell-protect="none" style:print-content="true"/>
    </style:style>
    <style:style style:name="ce364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Menu_5f_sfondo_20_TITOLO">
      <style:table-cell-properties style:diagonal-bl-tr="none" style:diagonal-tl-br="none"/>
      <style:text-properties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scriz">
      <style:text-properties fo:font-weight="bold" style:font-weight-asian="bold" style:font-weight-complex="bold"/>
    </style:style>
    <style:style style:name="ce367" style:family="table-cell" style:parent-style-name="Dati" style:data-style-name="N37"/>
    <style:style style:name="ce368" style:family="table-cell" style:parent-style-name="Menu_5f_sfondo_20_TITOLO">
      <style:table-cell-properties style:diagonal-bl-tr="none" style:diagonal-tl-br="none" style:text-align-source="fix" style:repeat-content="false"/>
      <style:paragraph-properties fo:text-align="end" fo:margin-left="0cm"/>
      <style:text-properties style:text-outline="false" style:text-line-through-style="none" style:font-name="Arial1" fo:font-size="15pt" fo:font-style="normal" fo:text-shadow="none" style:text-underline-style="none" fo:font-weight="normal" style:font-name-asian="Andale Sans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69" style:family="table-cell" style:parent-style-name="Menu_5f_sfondo">
      <style:text-properties fo:font-size="11pt" fo:font-weight="bold"/>
    </style:style>
    <style:style style:name="ce370" style:family="table-cell" style:parent-style-name="Default">
      <style:table-cell-properties style:diagonal-bl-tr="none" style:diagonal-tl-br="none" fo:border="none"/>
      <style:text-properties fo:color="#8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order="none"/>
    </style:style>
    <style:style style:name="ce3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3" style:family="table-cell" style:parent-style-name="Menu_5f_sfondo">
      <style:table-cell-properties fo:border-bottom="0.088cm solid #000000" style:diagonal-bl-tr="none" style:diagonal-tl-br="none" fo:border-left="0.018cm solid #ffffff" fo:border-right="0.018cm solid #ffffff" fo:border-top="0.002cm solid #f9f0e2"/>
      <style:text-properties fo:color="#800000"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377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8" style:family="table-cell" style:parent-style-name="Verbale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9" style:family="table-cell" style:parent-style-name="Verb_5f_Normale_20_Sin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1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382" style:family="table-cell" style:parent-style-name="Verb_5f_Grassetto_20__2b_">
      <style:text-properties fo:font-size="11pt" style:font-size-asian="11pt" style:font-size-complex="11pt"/>
    </style:style>
    <style:style style:name="ce383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384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385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6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387" style:family="table-cell" style:parent-style-name="Verbale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2" style:font-size-asian="10pt" style:language-asian="zxx" style:country-asian="none" style:font-style-asian="normal" style:font-weight-asian="normal" style:font-name-complex="Bitstream Vera Sans2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89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name-asian="Bitstream Vera Sans2" style:font-size-asian="11pt" style:language-asian="zxx" style:country-asian="none" style:font-name-complex="Bitstream Vera Sans2" style:font-size-complex="11pt" style:language-complex="zxx" style:country-complex="none"/>
    </style:style>
    <style:style style:name="ce39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1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bold" style:font-name-complex="Times New Roman1" style:font-size-complex="6.80000019073486pt" style:language-complex="en" style:country-complex="US" style:font-style-complex="normal" style:font-weight-complex="bold" style:text-emphasize="none" style:font-relief="none"/>
    </style:style>
    <style:style style:name="ce391" style:family="table-cell" style:parent-style-name="Normale_20_dx">
      <style:paragraph-properties fo:margin-left="0cm"/>
    </style:style>
    <style:style style:name="ce392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9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Times New Roman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1" style:font-size-complex="6.80000019073486pt" style:language-complex="en" style:country-complex="US" style:font-style-complex="normal" style:font-weight-complex="normal" style:text-emphasize="none" style:font-relief="none"/>
    </style:style>
    <style:style style:name="ce394" style:family="table-cell" style:parent-style-name="Normale_20_Sin">
      <style:table-cell-properties fo:wrap-option="no-wrap"/>
      <style:paragraph-properties fo:margin-left="0cm"/>
    </style:style>
    <style:style style:name="ce395" style:family="table-cell" style:parent-style-name="Normale_20_Sin">
      <style:table-cell-properties fo:wrap-option="no-wrap"/>
    </style:style>
    <style:style style:name="ce396" style:family="table-cell" style:parent-style-name="Normale_20_giust">
      <style:paragraph-properties fo:margin-left="0cm"/>
      <style:text-properties fo:hyphenate="true"/>
    </style:style>
    <style:style style:name="ce397" style:family="table-cell" style:parent-style-name="Normale_20_giust">
      <style:text-properties fo:font-weight="bold"/>
    </style:style>
    <style:style style:name="ce398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font-name="Times New Roman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1" style:font-size-complex="6.80000019073486pt" style:language-complex="en" style:country-complex="US" style:font-style-complex="normal" style:font-weight-complex="normal" style:text-emphasize="none" style:font-relief="none"/>
    </style:style>
    <style:style style:name="ce399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400" style:family="table-cell" style:parent-style-name="Default">
      <style:table-cell-properties style:text-align-source="value-type" style:repeat-content="false" fo:wrap-option="no-wrap"/>
    </style:style>
    <style:style style:name="ce401" style:family="table-cell" style:parent-style-name="Normale_20_gius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Normale_20_gius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Verb_5f_Grassetto_20__2b_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4" style:family="table-cell" style:parent-style-name="Verb_5f_Normale_20_Sin" style:data-style-name="N0">
      <style:table-cell-properties style:cell-protect="protected" style:print-content="true" style:diagonal-bl-tr="none" style:diagonal-tl-br="none" fo:border="none"/>
    </style:style>
    <style:style style:name="ce405" style:family="table-cell" style:parent-style-name="Normale_20_gius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07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408" style:family="table-cell" style:parent-style-name="Normale_20_Sin">
      <style:table-cell-properties fo:wrap-option="wrap"/>
    </style:style>
    <style:style style:name="ce409" style:family="table-cell" style:parent-style-name="Normale_20_Sin" style:data-style-name="N37">
      <style:table-cell-properties fo:wrap-option="wrap"/>
    </style:style>
    <style:style style:name="ce410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411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412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413" style:family="table-cell" style:parent-style-name="Normale_20_Sin" style:data-style-name="N0"/>
    <style:style style:name="ce414" style:family="table-cell" style:parent-style-name="Default">
      <style:text-properties fo:font-size="10.5pt" style:font-size-asian="10.5pt" style:font-size-complex="10.5pt"/>
    </style:style>
    <style:style style:name="ce415" style:family="table-cell" style:parent-style-name="Normale_20_Sin" style:data-style-name="N37"/>
    <style:style style:name="ce416" style:family="table-cell" style:parent-style-name="Default">
      <style:table-cell-properties fo:padding="0.086cm"/>
    </style:style>
    <style:style style:name="ce417" style:family="table-cell" style:parent-style-name="Default">
      <style:table-cell-properties style:text-align-source="fix" style:repeat-content="false" fo:border="0.002cm solid #000000" fo:padding="0.086cm"/>
      <style:paragraph-properties fo:text-align="center" fo:margin-left="0cm"/>
    </style:style>
    <style:style style:name="ce418" style:family="table-cell" style:parent-style-name="Default">
      <style:table-cell-properties fo:border-bottom="none" fo:border-left="0.002cm solid #000000" fo:padding="0.086cm" fo:border-right="0.002cm solid #000000" fo:border-top="0.002cm solid #000000"/>
    </style:style>
    <style:style style:name="ce419" style:family="table-cell" style:parent-style-name="Default">
      <style:table-cell-properties fo:border-bottom="none" fo:border-left="0.002cm solid #000000" fo:padding="0.086cm" fo:border-right="0.002cm solid #000000" fo:border-top="none"/>
    </style:style>
    <style:style style:name="ce420" style:family="table-cell" style:parent-style-name="Default">
      <style:table-cell-properties fo:border-bottom="0.002cm solid #000000" fo:border-left="0.002cm solid #000000" fo:padding="0.086cm" fo:border-right="0.002cm solid #000000" fo:border-top="none"/>
    </style:style>
    <style:style style:name="ce421" style:family="table-cell" style:parent-style-name="Default">
      <style:table-cell-properties style:text-align-source="fix" style:repeat-content="false" fo:border="0.002cm solid #000000" fo:padding="0.086cm"/>
      <style:paragraph-properties fo:text-align="end" fo:margin-left="0cm"/>
    </style:style>
    <style:style style:name="ce422" style:family="table-cell" style:parent-style-name="Default">
      <style:table-cell-properties style:text-align-source="fix" style:repeat-content="false" fo:wrap-option="wrap" fo:border="0.002cm solid #000000" fo:padding="0.086cm" style:vertical-align="top"/>
      <style:paragraph-properties fo:text-align="justify"/>
    </style:style>
    <style:style style:name="ce423" style:family="table-cell" style:parent-style-name="Default">
      <style:table-cell-properties fo:border-bottom="none" fo:border-left="0.002cm solid #000000" fo:padding="0.086cm" fo:border-right="none" fo:border-top="none"/>
    </style:style>
    <style:style style:name="ce424" style:family="table-cell" style:parent-style-name="Default">
      <style:table-cell-properties fo:border-bottom="0.002cm solid #000000" fo:border-left="0.002cm solid #000000" fo:padding="0.086cm" fo:border-right="none" fo:border-top="none"/>
    </style:style>
    <style:style style:name="ce4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C_5f_3">
      <style:table-cell-properties fo:background-color="transparent"/>
      <style:paragraph-properties fo:margin-left="0cm"/>
    </style:style>
    <style:style style:name="ce427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4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29" style:family="table-cell" style:parent-style-name="Default">
      <style:table-cell-properties fo:background-color="transparent"/>
    </style:style>
    <style:style style:name="ce43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3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7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8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39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="0.002cm solid #000000"/>
    </style:style>
    <style:style style:name="ce441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3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6" style:family="table-cell" style:parent-style-name="Default">
      <style:table-cell-properties fo:background-color="transparent" fo:border="0.002cm solid #000000"/>
    </style:style>
    <style:style style:name="ce447" style:family="table-cell" style:parent-style-name="Default" style:data-style-name="N104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8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449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450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451" style:family="table-cell" style:parent-style-name="Verb_5f_Grassetto_20__2b_">
      <style:table-cell-properties fo:background-color="transparent"/>
    </style:style>
    <style:style style:name="ce4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4" style:family="table-cell" style:parent-style-name="Verb_5f_a_20_capo">
      <style:table-cell-properties fo:background-color="transparent"/>
    </style:style>
    <style:style style:name="ce45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4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7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4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5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1" style:family="table-cell" style:parent-style-name="Default">
      <style:table-cell-properties fo:background-color="transparent" fo:wrap-option="wrap"/>
    </style:style>
    <style:style style:name="ce46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64" style:family="table-cell" style:parent-style-name="Default" style:data-style-name="N104">
      <style:table-cell-properties style:text-align-source="fix" style:repeat-content="false" fo:background-color="transparent" fo:border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5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6" style:family="table-cell" style:parent-style-name="Default" style:data-style-name="N104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68" style:family="table-cell" style:parent-style-name="Default" style:data-style-name="N104">
      <style:table-cell-properties style:text-align-source="fix" style:repeat-content="false" fo:background-color="transparent" fo:border="none" fo:padding="0.136cm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469" style:family="table-cell" style:parent-style-name="Default" style:data-style-name="N104">
      <style:table-cell-properties fo:background-color="transparent" fo:border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0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1" style:family="table-cell" style:parent-style-name="Default" style:data-style-name="N104">
      <style:table-cell-properties fo:border-bottom="0.002cm solid #000000" style:text-align-source="fix" style:repeat-content="false" fo:background-color="transparent" fo:border-left="0.002cm solid #000000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bold" style:font-name-complex="Arial3" style:font-size-complex="10pt" style:language-complex="it" style:country-complex="IT" style:font-style-complex="normal" style:font-weight-complex="bold" style:text-emphasize="none" style:font-relief="none"/>
    </style:style>
    <style:style style:name="ce47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75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476" style:family="table-cell" style:parent-style-name="C_5f_BASE" style:data-style-name="N10011"/>
    <style:style style:name="ce477" style:family="table-cell" style:parent-style-name="C_5f_BASE">
      <style:table-cell-properties fo:border="0.002cm solid #000000"/>
    </style:style>
    <style:style style:name="ce478" style:family="table-cell" style:parent-style-name="C_5f_scorre" style:data-style-name="N10011"/>
    <style:style style:name="ce479" style:family="table-cell" style:parent-style-name="C_5f_3">
      <style:paragraph-properties fo:margin-left="0cm"/>
    </style:style>
    <style:style style:name="ce480" style:family="table-cell" style:parent-style-name="Verb_5f_Grassetto_20__2b_"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e483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3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484" style:family="table-cell" style:parent-style-name="Default">
      <style:text-properties style:use-window-font-color="true" style:text-outline="false" style:text-line-through-style="none" style:font-name="Arial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/>
    </style:style>
    <style:style style:name="ce485" style:family="table-cell" style:parent-style-name="Default"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none" fo:border-left="0.002cm solid #000000" fo:border-right="0.002cm solid #000000" fo:border-top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order-bottom="0.002cm solid #000000" fo:border-left="none" fo:border-right="0.002cm solid #000000" fo:border-top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5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496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97" style:family="table-cell" style:parent-style-name="Verb_5f_a_20_capo">
      <style:text-properties style:font-name="Arial" style:font-name-asian="Andale Sans UI" style:font-name-complex="Arial1"/>
    </style:style>
    <style:style style:name="ce49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0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04" style:family="table-cell" style:parent-style-name="Default" style:data-style-name="N104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5" style:family="table-cell" style:parent-style-name="Default" style:data-style-name="N104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7" style:family="table-cell" style:parent-style-name="Default" style:data-style-name="N104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8" style:family="table-cell" style:parent-style-name="Default" style:data-style-name="N104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509" style:family="table-cell" style:parent-style-name="Default">
      <style:text-properties fo:font-style="italic" style:font-style-asian="italic" style:font-style-complex="italic"/>
    </style:style>
    <style:style style:name="ce510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511" style:family="table-cell" style:parent-style-name="Menu_5f_sfondo_20_corsivo">
      <style:table-cell-properties fo:border-bottom="none" fo:border-left="0.002cm solid #000000" fo:border-right="none" fo:border-top="none"/>
    </style:style>
    <style:style style:name="ce512" style:family="table-cell" style:parent-style-name="Menu_5f_sfondo">
      <style:table-cell-properties fo:border-bottom="none" fo:border-left="0.002cm solid #000000" fo:border-right="none" fo:border-top="none"/>
    </style:style>
    <style:style style:name="ce513" style:family="table-cell" style:parent-style-name="Menu_5f_sfondo_5f_sc_5f_noToc">
      <style:table-cell-properties fo:border-bottom="none" fo:border-left="0.002cm solid #000000" fo:border-right="none" fo:border-top="none"/>
    </style:style>
    <style:style style:name="ce514" style:family="table-cell" style:parent-style-name="Menu_5f_sfondo_5f_sc_5f_noToc">
      <style:table-cell-properties fo:border-bottom="none" fo:wrap-option="wrap" fo:border-left="0.002cm solid #000000" fo:border-right="none" fo:border-top="none"/>
    </style:style>
    <style:style style:name="ce515" style:family="table-cell" style:parent-style-name="Menu_5f_sfondo">
      <style:table-cell-properties fo:border-bottom="none" style:diagonal-bl-tr="none" style:diagonal-tl-br="none" style:text-align-source="fix" style:repeat-content="false" fo:border-left="0.002cm solid #000000" fo:border-right="none" fo:border-top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6" style:family="table-cell" style:parent-style-name="Menu_5f_sfondo_20_corsivo">
      <style:table-cell-properties fo:wrap-option="wrap" fo:border="0.088cm solid #000000"/>
    </style:style>
    <style:style style:name="ce517" style:family="table-cell" style:parent-style-name="Menu_5f_sfondo_20_corsivo">
      <style:table-cell-properties fo:border-bottom="0.002cm solid #000000" fo:border-left="0.002cm solid #000000" fo:border-right="none" fo:border-top="none"/>
    </style:style>
    <style:style style:name="ce518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519" style:family="table-cell" style:parent-style-name="M1_20_scritte_20_noP">
      <style:table-cell-properties style:cell-protect="none" style:print-content="true" style:text-align-source="fix" style:repeat-content="false"/>
      <style:paragraph-properties fo:text-align="end" fo:margin-left="0cm"/>
    </style:style>
    <style:style style:name="ce520" style:family="table-cell" style:parent-style-name="M1_20_corsivo_20_sin_20_piccolo">
      <style:table-cell-properties style:cell-protect="protected" style:print-content="true"/>
    </style:style>
    <style:style style:name="ce521" style:family="table-cell" style:parent-style-name="M1_20_Dx">
      <style:table-cell-properties style:cell-protect="protected" style:print-content="true"/>
    </style:style>
    <style:style style:name="ce522" style:family="table-cell" style:parent-style-name="M1_20_scritte_20_noP_20_note">
      <style:table-cell-properties style:text-align-source="fix" style:repeat-content="false"/>
      <style:paragraph-properties fo:text-align="center" fo:margin-left="0cm"/>
    </style:style>
    <style:style style:name="ce523" style:family="table-cell" style:parent-style-name="M1_20_scritte_20_noP_20_note">
      <style:paragraph-properties fo:margin-left="0cm"/>
    </style:style>
    <style:style style:name="ce524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525" style:family="table-cell" style:parent-style-name="Menu_5f_sfondo">
      <style:table-cell-properties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Menu_5f_sfondo_20__5f_gras_20_centro">
      <style:table-cell-properties fo:border="0.088cm solid #000000"/>
    </style:style>
    <style:style style:name="ce527" style:family="table-cell" style:parent-style-name="Menu_5f_sfondo_20_corsivo">
      <style:table-cell-properties fo:border-bottom="0.002cm solid #000000" fo:border-left="none" fo:border-right="none" fo:border-top="none"/>
    </style:style>
    <style:style style:name="ce528" style:family="table-cell" style:parent-style-name="M1_20_scritte_20_noP">
      <style:table-cell-properties style:text-align-source="value-type" style:repeat-content="false"/>
      <style:paragraph-properties fo:margin-left="0cm"/>
    </style:style>
    <style:style style:name="ce529" style:family="table-cell" style:parent-style-name="M1_20_scritte_20_noP">
      <style:table-cell-properties style:cell-protect="none" style:print-content="true"/>
    </style:style>
    <style:style style:name="ce530" style:family="table-cell" style:parent-style-name="M1_20_sin">
      <style:table-cell-properties style:cell-protect="protected" style:print-content="true"/>
    </style:style>
    <style:style style:name="ce531" style:family="table-cell" style:parent-style-name="M1_20_BIANCA">
      <style:table-cell-properties style:cell-protect="protected" style:print-content="true"/>
    </style:style>
    <style:style style:name="ce532" style:family="table-cell" style:parent-style-name="Menu_5f_sfondo_20_corsivo">
      <style:table-cell-properties fo:border-bottom="0.002cm solid #000000" fo:border-left="none" fo:border-right="0.002cm solid #000000" fo:border-top="none"/>
    </style:style>
    <style:style style:name="ce533" style:family="table-cell" style:parent-style-name="M1_20_scritte_20_noP">
      <style:text-properties style:text-outline="false" style:text-line-through-style="none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4" style:family="table-cell" style:parent-style-name="Menu_5f_sfondo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35" style:family="table-cell" style:parent-style-name="M1_20_scritte">
      <style:table-cell-properties fo:border-bottom="none" fo:border-left="none" fo:border-right="0.002cm solid #000000" fo:border-top="none"/>
    </style:style>
    <style:style style:name="ce536" style:family="table-cell" style:parent-style-name="M1_20_scritte">
      <style:table-cell-properties style:cell-protect="none" style:print-content="true"/>
    </style:style>
    <style:style style:name="ce537" style:family="table-cell" style:parent-style-name="Menu_5f_sfondo">
      <style:table-cell-properties style:diagonal-bl-tr="none" style:diagonal-tl-br="none" fo:border="none"/>
    </style:style>
    <style:style style:name="ce538" style:family="table-cell" style:parent-style-name="Default">
      <style:table-cell-properties fo:background-color="#f9f0e2"/>
    </style:style>
    <style:style style:name="ce539" style:family="table-cell" style:parent-style-name="Menu_5f_sfondo">
      <style:table-cell-properties fo:border-bottom="none" style:diagonal-bl-tr="none" style:diagonal-tl-br="none" fo:border-left="0.035cm solid #000000" fo:border-right="none" fo:border-top="0.035cm solid #000000"/>
    </style:style>
    <style:style style:name="ce540" style:family="table-cell" style:parent-style-name="Menu_5f_sfondo_20_TITOLO">
      <style:table-cell-properties fo:border-bottom="0.088cm solid #000000" fo:border-left="0.002cm solid #000000" fo:border-right="none" fo:border-top="none"/>
      <style:text-properties fo:font-size="18pt" style:font-size-asian="18pt" style:font-size-complex="18pt"/>
    </style:style>
    <style:style style:name="ce541" style:family="table-cell" style:parent-style-name="Menu_5f_sfondo">
      <style:table-cell-properties fo:border-bottom="0.035cm solid #000000" style:diagonal-bl-tr="none" style:diagonal-tl-br="none" fo:border-left="0.035cm solid #000000" fo:border-right="none" fo:border-top="none"/>
    </style:style>
    <style:style style:name="ce542" style:family="table-cell" style:parent-style-name="Menu_5f_sfondo">
      <style:table-cell-properties fo:border-bottom="none" style:diagonal-bl-tr="none" style:diagonal-tl-br="none" fo:border-left="0.035cm solid #000000" fo:border-right="none" fo:border-top="none"/>
    </style:style>
    <style:style style:name="ce543" style:family="table-cell" style:parent-style-name="Menu_5f_sfondo">
      <style:table-cell-properties fo:border-bottom="none" style:diagonal-bl-tr="none" style:diagonal-tl-br="none" fo:border-left="none" fo:border-right="none" fo:border-top="0.035cm solid #000000"/>
    </style:style>
    <style:style style:name="ce544" style:family="table-cell" style:parent-style-name="Menu_5f_sfondo">
      <style:table-cell-properties fo:border-bottom="0.035cm solid #000000" style:diagonal-bl-tr="none" style:diagonal-tl-br="none" fo:border-left="none" fo:border-right="none" fo:border-top="none"/>
    </style:style>
    <style:style style:name="ce545" style:family="table-cell" style:parent-style-name="Menu_5f_sfondo">
      <style:table-cell-properties fo:border-bottom="none" style:diagonal-bl-tr="none" style:diagonal-tl-br="none" fo:border-left="none" fo:border-right="0.002cm solid #000000" fo:border-top="0.035cm solid #000000"/>
    </style:style>
    <style:style style:name="ce546" style:family="table-cell" style:parent-style-name="Menu_5f_sfondo">
      <style:table-cell-properties fo:border-bottom="0.035cm solid #000000" style:diagonal-bl-tr="none" style:diagonal-tl-br="none" fo:border-left="none" fo:border-right="0.035cm solid #000000" fo:border-top="none"/>
    </style:style>
    <style:style style:name="ce547" style:family="table-cell" style:parent-style-name="Menu_5f_sfondo">
      <style:table-cell-properties style:diagonal-bl-tr="none" style:diagonal-tl-br="none" fo:border="none"/>
      <style:text-properties fo:font-style="italic" fo:font-weight="bold"/>
    </style:style>
    <style:style style:name="ce548" style:family="table-cell" style:parent-style-name="Menu_5f_sfond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shrink-to-fit="false"/>
      <style:paragraph-properties fo:text-align="center" fo:margin-left="0cm" style:writing-mode="page"/>
      <style:text-properties fo:font-weight="bold"/>
    </style:style>
    <style:style style:name="ce549" style:family="table-cell" style:parent-style-name="Menu_5f_sfondo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fo:color="#ff0000" fo:font-size="12pt" fo:font-weight="bold" style:font-size-asian="12pt" style:font-size-complex="12pt"/>
    </style:style>
    <style:style style:name="ce550" style:family="table-cell" style:parent-style-name="Menu_5f_sfondo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551" style:family="table-cell" style:parent-style-name="Menu_5f_sfondo">
      <style:table-cell-properties fo:border-bottom="0.002cm solid #000000" style:diagonal-bl-tr="none" style:diagonal-tl-br="none" fo:border-left="none" fo:border-right="none" fo:border-top="0.002cm solid #000000"/>
    </style:style>
    <style:style style:name="ce552" style:family="table-cell" style:parent-style-name="Menu_5f_sfondo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553" style:family="table-cell" style:parent-style-name="Menu_5f_sfondo">
      <style:table-cell-properties fo:border-bottom="none" style:diagonal-bl-tr="none" style:diagonal-tl-br="none" fo:border-left="none" fo:border-right="0.035cm solid #000000" fo:border-top="none"/>
    </style:style>
    <style:style style:name="ce554" style:family="table-cell" style:parent-style-name="Menu_5f_sfondo">
      <style:table-cell-properties fo:border-bottom="none" style:diagonal-bl-tr="none" style:diagonal-tl-br="none" fo:border-left="none" fo:border-right="0.035cm solid #000000" fo:border-top="0.035cm solid #000000"/>
    </style:style>
    <style:style style:name="ce555" style:family="table-cell" style:parent-style-name="Menu_5f_sfondo">
      <style:table-cell-properties fo:border-bottom="0.002cm solid #000000" style:diagonal-bl-tr="none" style:diagonal-tl-br="none" fo:border-left="none" fo:border-right="0.035cm solid #000000" fo:border-top="none"/>
    </style:style>
    <style:style style:name="ce556" style:family="table-cell" style:parent-style-name="Menu_5f_sfondo_5f_commenti">
      <style:table-cell-properties fo:wrap-option="wrap"/>
    </style:style>
    <style:style style:name="ce557" style:family="table-cell" style:parent-style-name="Menu_5f_sfondo_5f_commenti">
      <style:table-cell-properties style:diagonal-bl-tr="none" style:diagonal-tl-br="none" fo:border="none"/>
    </style:style>
    <style:style style:name="ce558" style:family="table-cell" style:parent-style-name="Default">
      <style:table-cell-properties fo:background-color="#f9f0e2" style:diagonal-bl-tr="none" style:diagonal-tl-br="none" fo:border="none"/>
    </style:style>
    <style:style style:name="ce559" style:family="table-cell" style:parent-style-name="Menu_5f_sfondo">
      <style:table-cell-properties fo:border-bottom="none" fo:border-left="0.088cm solid #000000" fo:border-right="none" fo:border-top="0.088cm solid #000000"/>
    </style:style>
    <style:style style:name="ce560" style:family="table-cell" style:parent-style-name="Menu_5f_sfondo">
      <style:table-cell-properties fo:border-bottom="none" fo:border-left="0.088cm solid #000000" fo:border-right="none" fo:border-top="none"/>
    </style:style>
    <style:style style:name="ce561" style:family="table-cell" style:parent-style-name="Menu_5f_sfondo">
      <style:table-cell-properties fo:border-bottom="0.088cm solid #000000" fo:border-left="0.088cm solid #000000" fo:border-right="none" fo:border-top="none"/>
    </style:style>
    <style:style style:name="ce562" style:family="table-cell" style:parent-style-name="Menu_5f_sfondo">
      <style:table-cell-properties fo:border-bottom="none" fo:border-left="none" fo:border-right="none" fo:border-top="0.088cm solid #000000"/>
    </style:style>
    <style:style style:name="ce563" style:family="table-cell" style:parent-style-name="Menu_5f_sfondo">
      <style:table-cell-properties fo:border="none"/>
    </style:style>
    <style:style style:name="ce564" style:family="table-cell" style:parent-style-name="Menu_5f_sfondo">
      <style:table-cell-properties fo:border-bottom="0.088cm solid #000000" fo:border-left="none" fo:border-right="none" fo:border-top="none"/>
    </style:style>
    <style:style style:name="ce565" style:family="table-cell" style:parent-style-name="Menu_5f_sfondo">
      <style:table-cell-properties fo:border="none"/>
      <style:text-properties style:text-outline="false" style:text-line-through-styl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Menu_5f_sfondo">
      <style:table-cell-properties fo:border-bottom="0.002cm solid #000000" fo:wrap-option="no-wrap" fo:border-left="0.002cm solid #000000" fo:border-right="none" fo:border-top="0.002cm solid #000000"/>
    </style:style>
    <style:style style:name="ce567" style:family="table-cell" style:parent-style-name="Menu_5f_sfondo">
      <style:table-cell-properties fo:wrap-option="wrap" fo:border="0.002cm solid #000000"/>
    </style:style>
    <style:style style:name="ce568" style:family="table-cell" style:parent-style-name="Menu_5f_sfondo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start"/>
    </style:style>
    <style:style style:name="ce569" style:family="table-cell" style:parent-style-name="Menu_5f_sfondo">
      <style:table-cell-properties fo:border-bottom="0.002cm solid #000000" fo:border-left="none" fo:border-right="0.002cm solid #000000" fo:border-top="0.002cm solid #000000"/>
    </style:style>
    <style:style style:name="ce570" style:family="table-cell" style:parent-style-name="Menu_5f_sfondo">
      <style:table-cell-properties fo:border-bottom="none" fo:border-left="none" fo:border-right="0.088cm solid #000000" fo:border-top="0.088cm solid #000000"/>
    </style:style>
    <style:style style:name="ce571" style:family="table-cell" style:parent-style-name="Menu_5f_sfondo">
      <style:table-cell-properties fo:border-bottom="none" fo:border-left="none" fo:border-right="0.088cm solid #000000" fo:border-top="none"/>
    </style:style>
    <style:style style:name="ce572" style:family="table-cell" style:parent-style-name="Menu_5f_sfondo">
      <style:table-cell-properties fo:border-bottom="0.088cm solid #000000" fo:border-left="none" fo:border-right="0.088cm solid #000000" fo:border-top="none"/>
    </style:style>
    <style:style style:name="ce573" style:family="table-cell" style:parent-style-name="Default">
      <style:table-cell-properties fo:border-bottom="none" fo:border-left="0.002cm solid #000000" fo:border-right="none" fo:border-top="none"/>
    </style:style>
    <style:style style:name="ce574" style:family="table-cell" style:parent-style-name="Default">
      <style:table-cell-properties fo:background-color="#f9f0e2" fo:border="none"/>
    </style:style>
    <style:style style:name="ce575" style:family="table-cell" style:parent-style-name="Menu_5f_sfondo">
      <style:table-cell-properties fo:border="none"/>
      <style:text-properties style:text-outline="false" style:text-line-through-styl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6" style:family="table-cell" style:parent-style-name="Default">
      <style:table-cell-properties fo:border-bottom="none" fo:border-left="none" fo:border-right="0.002cm solid #000000" fo:border-top="none"/>
    </style:style>
    <style:style style:name="ce577" style:family="table-cell" style:parent-style-name="Default">
      <style:table-cell-properties fo:border="none"/>
    </style:style>
    <style:style style:name="ce578" style:family="table-cell" style:parent-style-name="Default">
      <style:table-cell-properties fo:border-bottom="none" fo:border-left="0.002cm solid #000000" fo:border-right="none" fo:border-top="0.002cm solid #000000"/>
    </style:style>
    <style:style style:name="ce579" style:family="table-cell" style:parent-style-name="Default">
      <style:table-cell-properties fo:border-bottom="0.002cm solid #000000" fo:border-left="0.002cm solid #000000" fo:border-right="none" fo:border-top="none"/>
    </style:style>
    <style:style style:name="ce580" style:family="table-cell" style:parent-style-name="Default">
      <style:table-cell-properties fo:border-bottom="none" fo:border-left="none" fo:border-right="none" fo:border-top="0.002cm solid #000000"/>
    </style:style>
    <style:style style:name="ce581" style:family="table-cell" style:parent-style-name="Default">
      <style:table-cell-properties fo:background-color="#f9f0e2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82" style:family="table-cell" style:parent-style-name="Default">
      <style:table-cell-properties fo:border-bottom="0.002cm solid #000000" fo:border-left="none" fo:border-right="none" fo:border-top="none"/>
    </style:style>
    <style:style style:name="ce583" style:family="table-cell" style:parent-style-name="Default">
      <style:text-properties fo:font-size="24pt"/>
    </style:style>
    <style:style style:name="ce584" style:family="table-cell" style:parent-style-name="Default">
      <style:table-cell-properties fo:background-color="#f9f0e2" fo:border="non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85" style:family="table-cell" style:parent-style-name="Default">
      <style:table-cell-properties fo:background-color="#f9f0e2"/>
      <style:text-properties fo:color="#0000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6" style:family="table-cell" style:parent-style-name="Default">
      <style:text-properties fo:font-size="24pt" fo:font-weight="bold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4pt" style:font-relief="embossed"/>
    </style:style>
    <style:style style:name="ce589" style:family="table-cell" style:parent-style-name="Default">
      <style:text-properties fo:color="#ff0000"/>
    </style:style>
    <style:style style:name="ce590" style:family="table-cell" style:parent-style-name="Default">
      <style:table-cell-properties fo:border-bottom="none" fo:border-left="none" fo:border-right="0.002cm solid #000000" fo:border-top="0.002cm solid #000000"/>
    </style:style>
    <style:style style:name="ce591" style:family="table-cell" style:parent-style-name="Default">
      <style:table-cell-properties fo:border-bottom="0.002cm solid #000000" fo:border-left="none" fo:border-right="0.002cm solid #000000" fo:border-top="none"/>
    </style:style>
    <style:style style:name="ce592" style:family="table-cell" style:parent-style-name="Default">
      <style:table-cell-properties fo:border-bottom="0.088cm solid #000000" fo:background-color="#f9f0e2" fo:border-left="0.002cm solid #ffffff" fo:border-right="0.002cm solid #ffffff" fo:border-top="0.002cm solid #ffffff"/>
    </style:style>
    <style:style style:name="ce593" style:family="table-cell" style:parent-style-name="Default">
      <style:table-cell-properties fo:background-color="#f9f0e2"/>
      <style:text-properties fo:font-size="12pt"/>
    </style:style>
    <style:style style:name="ce594" style:family="table-cell" style:parent-style-name="Default">
      <style:table-cell-properties fo:border-bottom="none" fo:background-color="#f9f0e2" fo:border-left="0.088cm solid #000000" fo:border-right="none" fo:border-top="none"/>
    </style:style>
    <style:style style:name="ce595" style:family="table-cell" style:parent-style-name="Default">
      <style:table-cell-properties fo:border-bottom="0.088cm solid #000000" fo:background-color="#f9f0e2" style:diagonal-bl-tr="none" style:diagonal-tl-br="none" fo:border-left="0.018cm solid #ffffff" fo:border-right="0.018cm solid #ffffff" fo:border-top="0.018cm solid #ffffff" style:vertical-align="middl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96" style:family="table-cell" style:parent-style-name="Default">
      <style:table-cell-properties fo:background-color="#f9f0e2" style:text-align-source="fix" style:repeat-content="false"/>
      <style:paragraph-properties fo:text-align="start" fo:margin-left="0cm"/>
      <style:text-properties fo:font-size="12pt"/>
    </style:style>
    <style:style style:name="ce597" style:family="table-cell" style:parent-style-name="Default">
      <style:table-cell-properties fo:background-color="#f9f0e2"/>
      <style:text-properties fo:font-size="11pt" fo:font-weight="bold"/>
    </style:style>
    <style:style style:name="ce598" style:family="table-cell" style:parent-style-name="Default">
      <style:table-cell-properties fo:background-color="#f9f0e2" style:vertical-align="top"/>
      <style:text-properties fo:font-size="11pt" fo:font-weight="bold"/>
    </style:style>
    <style:style style:name="ce599" style:family="table-cell" style:parent-style-name="Default">
      <style:table-cell-properties style:glyph-orientation-vertical="0" fo:background-color="#f9f0e2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0" style:family="table-cell" style:parent-style-name="Default">
      <style:table-cell-properties fo:background-color="#f9f0e2" style:text-align-source="fix" style:repeat-content="false"/>
      <style:paragraph-properties fo:text-align="end" fo:margin-left="0cm"/>
      <style:text-properties fo:font-size="12pt"/>
    </style:style>
    <style:style style:name="ce601" style:family="table-cell" style:parent-style-name="Default">
      <style:table-cell-properties fo:border-bottom="0.088cm solid #000000" fo:background-color="#f9f0e2" style:diagonal-bl-tr="none" style:diagonal-tl-br="none" fo:border-left="0.018cm solid #ffffff" fo:border-right="0.018cm solid #ffffff" fo:border-top="0.018cm solid #ffffff"/>
      <style:text-properties fo:color="#8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02" style:family="table-cell" style:parent-style-name="Default">
      <style:table-cell-properties fo:border-bottom="0.002cm solid #000000" fo:background-color="#f9f0e2" fo:wrap-option="no-wrap" fo:border-left="0.002cm solid #000000" fo:padding="0.236cm" fo:border-right="none" fo:border-top="0.002cm solid #000000"/>
      <style:text-properties fo:font-size="12pt"/>
    </style:style>
    <style:style style:name="ce603" style:family="table-cell" style:parent-style-name="Default">
      <style:table-cell-properties fo:border-bottom="0.002cm solid #000000" fo:background-color="#f9f0e2" fo:wrap-option="no-wrap" fo:border-left="0.002cm solid #000000" fo:padding="0.236cm" fo:border-right="none" fo:border-top="0.002cm solid #000000"/>
      <style:text-properties fo:font-size="10.5pt" style:font-size-asian="10.5pt" style:font-size-complex="10.5pt"/>
    </style:style>
    <style:style style:name="ce604" style:family="table-cell" style:parent-style-name="Default">
      <style:table-cell-properties fo:border-bottom="0.002cm solid #000000" fo:background-color="#f9f0e2" style:text-align-source="fix" style:repeat-content="false" fo:wrap-option="no-wrap" fo:border-left="0.002cm solid #000000" fo:padding="0.236cm" fo:border-right="none" fo:border-top="0.002cm solid #000000"/>
      <style:paragraph-properties fo:text-align="start"/>
      <style:text-properties fo:font-size="10.5pt" style:font-size-asian="10.5pt" style:font-size-complex="10.5pt"/>
    </style:style>
    <style:style style:name="ce605" style:family="table-cell" style:parent-style-name="Default">
      <style:table-cell-properties fo:border-bottom="0.002cm solid #000000" fo:background-color="#f9f0e2" fo:border-left="none" fo:border-right="0.002cm solid #000000" fo:border-top="0.002cm solid #000000"/>
    </style:style>
    <style:style style:name="ce606" style:family="table-cell" style:parent-style-name="ROSSA">
      <style:table-cell-properties fo:background-color="#d3e7f5"/>
    </style:style>
    <style:style style:name="ce607" style:family="table-cell" style:parent-style-name="ROSSA">
      <style:table-cell-properties style:cell-protect="none" style:print-content="true"/>
    </style:style>
    <style:style style:name="ce608" style:family="table-cell" style:parent-style-name="Default">
      <style:text-properties fo:font-size="13pt" style:font-size-asian="13pt" style:font-size-complex="13pt"/>
    </style:style>
    <style:style style:name="ce609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610" style:family="table-cell" style:parent-style-name="Default">
      <style:table-cell-properties style:cell-protect="none" style:print-content="true" fo:border="0.002cm solid #000000"/>
    </style:style>
    <style:style style:name="ce611" style:family="table-cell" style:parent-style-name="ROSSA">
      <style:table-cell-properties fo:background-color="#d3e7f5" style:cell-protect="none" style:print-content="true"/>
    </style:style>
    <style:style style:name="ce61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6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15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8" style:family="table-cell" style:parent-style-name="Default">
      <style:table-cell-properties fo:border-bottom="0.035cm solid #000000" style:diagonal-bl-tr="none" style:diagonal-tl-br="none" fo:background-color="transparent" fo:border-left="0.088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9" style:family="table-cell" style:parent-style-name="Default">
      <style:table-cell-properties fo:border-bottom="0.035cm solid #000000" style:diagonal-bl-tr="none" style:diagonal-tl-br="none" fo:background-color="transparent" fo:border-left="0.088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0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1" style:family="table-cell" style:parent-style-name="Default">
      <style:table-cell-properties fo:border-bottom="none" style:diagonal-bl-tr="none" style:diagonal-tl-br="none" fo:background-color="transparent" fo:border-left="0.088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2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fo:background-color="transparent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5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7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8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9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0" style:family="table-cell" style:parent-style-name="Default" style:data-style-name="N181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1" style:family="table-cell" style:parent-style-name="Default" style:data-style-name="N181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2" style:family="table-cell" style:parent-style-name="Default" style:data-style-name="N11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3" style:family="table-cell" style:parent-style-name="Default" style:data-style-name="N11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6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9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2" style:family="table-cell" style:parent-style-name="Default" style:data-style-name="N47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shrink-to-fit="false" fo:border-top="0.088cm solid #000000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3" style:family="table-cell" style:parent-style-name="Default">
      <style:table-cell-properties fo:border-bottom="none" style:diagonal-bl-tr="none" style:diagonal-tl-br="none" fo:background-color="transparent" fo:border-left="none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4" style:family="table-cell" style:parent-style-name="Default" style:data-style-name="N126">
      <style:table-cell-properties fo:border-bottom="0.088cm solid #000000" style:diagonal-bl-tr="none" style:diagonal-tl-br="none" fo:background-color="transparent" fo:border-left="none" fo:border-right="0.088cm solid #000000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5" style:family="table-cell" style:parent-style-name="Default" style:data-style-name="N126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shrink-to-fit="false" fo:border-top="0.035cm solid #000000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8" style:family="table-cell" style:parent-style-name="Default" style:data-style-name="N38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9" style:family="table-cell" style:parent-style-name="Default" style:data-style-name="N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0" style:family="table-cell" style:parent-style-name="Default" style:data-style-name="N5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1" style:family="table-cell" style:parent-style-name="Default">
      <style:table-cell-properties fo:border-bottom="none" style:diagonal-bl-tr="none" style:diagonal-tl-br="none" fo:background-color="transparent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2" style:family="table-cell" style:parent-style-name="Default" style:data-style-name="N126">
      <style:table-cell-properties fo:border-bottom="0.035cm solid #000000" style:diagonal-bl-tr="none" style:diagonal-tl-br="none" fo:background-color="transparent" fo:border-left="0.035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3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4" style:family="table-cell" style:parent-style-name="Default" style:data-style-name="N126">
      <style:table-cell-properties style:diagonal-bl-tr="none" style:diagonal-tl-br="none" fo:background-color="transparent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6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7" style:family="table-cell" style:parent-style-name="Default" style:data-style-name="N126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9" style:family="table-cell" style:parent-style-name="Default" style:data-style-name="N126">
      <style:table-cell-properties style:diagonal-bl-tr="none" style:diagonal-tl-br="none" fo:border="non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0" style:family="table-cell" style:parent-style-name="Default" style:data-style-name="N104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126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4" style:family="table-cell" style:parent-style-name="Default" style:data-style-name="N1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6" style:family="table-cell" style:parent-style-name="comp_20_Art-EP">
      <style:table-cell-properties style:cell-protect="none" style:print-content="true"/>
      <style:text-properties style:use-window-font-color="true" fo:font-weight="bold"/>
    </style:style>
    <style:style style:name="ce667" style:family="table-cell" style:parent-style-name="comp_20_sotto_20_Bianche">
      <style:table-cell-properties style:cell-protect="none" style:print-content="true"/>
    </style:style>
    <style:style style:name="ce668" style:family="table-cell" style:parent-style-name="Livello-1-scritta">
      <style:table-cell-properties fo:background-color="#3deb3d" style:cell-protect="none" style:print-content="true"/>
    </style:style>
    <style:style style:name="ce669" style:family="table-cell" style:parent-style-name="Comp-Variante">
      <style:table-cell-properties fo:background-color="#c0c0c0"/>
      <style:text-properties style:use-window-font-color="true"/>
    </style:style>
    <style:style style:name="ce670" style:family="table-cell" style:parent-style-name="Default" style:data-style-name="N11">
      <style:table-cell-properties style:cell-protect="none" style:print-content="true"/>
    </style:style>
    <style:style style:name="ce671" style:family="table-cell" style:parent-style-name="Livello-1-scritta">
      <style:table-cell-properties fo:background-color="#eee8ff" style:cell-protect="none" style:print-content="true"/>
    </style:style>
    <style:style style:name="ce672" style:family="table-cell" style:parent-style-name="compTag">
      <style:table-cell-properties style:cell-protect="none" style:print-content="true" fo:background-color="transparent"/>
      <style:text-properties style:use-window-font-color="true"/>
    </style:style>
    <style:style style:name="ce67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order-bottom="none" fo:border-left="0.002cm solid #000000" fo:border-right="0.002cm solid #000000" fo:border-top="none"/>
    </style:style>
    <style:style style:name="ce676" style:family="table-cell" style:parent-style-name="livello-1-sotto_5f_">
      <style:table-cell-properties fo:border-bottom="0.018cm solid #000000" style:cell-protect="none" style:print-content="true" fo:border-left="0.002cm solid #000000" fo:border-right="0.002cm solid #000000" fo:border-top="0.018cm solid #000000"/>
    </style:style>
    <style:style style:name="ce677" style:family="table-cell" style:parent-style-name="Livello-1-scritta_20_mini_20_val" style:data-style-name="N104">
      <style:table-cell-properties fo:border-bottom="0.018cm solid #000000" fo:border-left="0.002cm solid #000000" fo:border-right="0.002cm solid #000000" fo:border-top="0.018cm solid #000000"/>
    </style:style>
    <style:style style:name="ce67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shrink-to-fit="false" fo:border-top="non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9" style:family="table-cell" style:parent-style-name="livello-1-sopra">
      <style:table-cell-properties fo:border-bottom="none" style:cell-protect="none" style:print-content="true" fo:border-left="0.002cm solid #000000" fo:border-right="0.002cm solid #000000" fo:border-top="0.035cm solid #000000" idCella="Capitolo"/>
    </style:style>
    <style:style style:name="ce680" style:family="table-cell" style:parent-style-name="Livello-1-scritta_20_mini_20_val">
      <style:table-cell-properties fo:border-bottom="0.018cm solid #000000" fo:border-left="0.002cm solid #000000" fo:border-right="0.002cm solid #000000" fo:border-top="0.018cm solid #000000"/>
    </style:style>
    <style:style style:name="ce681" style:family="table-cell" style:parent-style-name="Default">
      <style:table-cell-properties fo:border-bottom="none" style:cell-protect="none" style:print-content="true" fo:border-left="0.002cm solid #000000" fo:border-right="0.002cm solid #000000" fo:border-top="none"/>
    </style:style>
    <style:style style:name="ce682" style:family="table-cell" style:parent-style-name="Default">
      <style:table-cell-properties fo:border-bottom="0.035cm solid #000000" style:cell-protect="none" style:print-content="true" fo:border-left="0.002cm solid #000000" fo:border-right="0.002cm solid #000000" fo:border-top="0.035cm solid #000000"/>
    </style:style>
    <style:style style:name="ce683" style:family="table-cell" style:parent-style-name="Livello-1-scritta_20_mini_20_val" style:data-style-name="N11">
      <style:table-cell-properties fo:border="0.002cm solid #000000"/>
    </style:style>
    <style:style style:name="ce684" style:family="table-cell" style:parent-style-name="Default" style:data-style-name="N11">
      <style:table-cell-properties fo:border-bottom="0.035cm solid #000000" style:cell-protect="none" style:print-content="true" fo:border-left="0.002cm solid #000000" fo:border-right="0.002cm solid #000000" fo:border-top="0.035cm solid #000000"/>
    </style:style>
    <style:style style:name="ce68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689" style:family="table-cell" style:parent-style-name="SPath">
      <style:table-cell-properties style:text-align-source="fix" style:repeat-content="false"/>
      <style:paragraph-properties fo:text-align="center" fo:margin-left="0cm"/>
    </style:style>
    <style:style style:name="ce69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92" style:family="table-cell" style:parent-style-name="SPath">
      <style:table-cell-properties style:vertical-align="middle"/>
    </style:style>
    <style:style style:name="ce693" style:family="table-cell" style:parent-style-name="Default">
      <style:table-cell-properties style:rotation-angle="90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4" style:family="table-cell" style:parent-style-name="Default"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5" style:family="table-cell" style:parent-style-name="Default">
      <style:text-properties style:use-window-font-color="true" style:text-outline="false" style:text-line-through-styl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vertical-align="top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="none"/>
      <style:text-properties fo:color="#000000"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69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699" style:family="table-cell" style:parent-style-name="Default">
      <style:text-properties fo:language="it" fo:country="IT" style:language-asian="en" style:country-asian="US" style:language-complex="en" style:country-complex="US"/>
    </style:style>
    <style:style style:name="ce700" style:family="table-cell" style:parent-style-name="Default">
      <style:table-cell-properties fo:border-bottom="none" fo:border-left="0.002cm solid #000000" fo:border-right="none" fo:border-top="none"/>
      <style:text-properties fo:font-weight="bold"/>
    </style:style>
    <style:style style:name="ce70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style:protect="position size"/>
    </style:style>
    <style:style style:name="gr2" style:family="graphic">
      <style:graphic-properties fo:background-color="#c0c0c0" style:protect="position size"/>
    </style:style>
    <style:style style:name="gr3" style:family="graphic">
      <style:graphic-properties style:protect="size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textarea-vertical-align="middle" style:protect="position size"/>
    </style:style>
    <style:style style:name="gr6" style:family="graphic">
      <style:graphic-properties fo:background-color="#198a8a"/>
    </style:style>
    <style:style style:name="gr7" style:family="graphic">
      <style:graphic-properties fo:background-color="#008080" style:protect="position size"/>
    </style:style>
    <style:style style:name="gr8" style:family="graphic">
      <style:graphic-properties fo:background-color="#198a8a" style:protect="position size"/>
    </style:style>
    <style:style style:name="gr9" style:family="graphic">
      <style:graphic-properties fo:background-color="#f9f0e2"/>
    </style:style>
    <style:style style:name="gr10" style:family="graphic">
      <style:graphic-properties fo:background-color="#198a8a" style:protect="size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fo:background-color="#ffffff"/>
    </style:style>
    <style:style style:name="gr13" style:family="graphic">
      <style:graphic-properties draw:marker-start="Arrowhead_20_1" draw:marker-start-width="0.2cm" draw:marker-start-center="false" draw:fill="solid" draw:fill-color="#ffffc0" draw:auto-grow-height="true" draw:auto-grow-width="false" fo:min-height="2.5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ole-draw-aspect="1" style:protect="size"/>
    </style:style>
    <style:style style:name="gr16" style:family="graphic">
      <style:graphic-properties draw:marker-start="Arrowhead_20_1" draw:marker-start-width="0.2cm" draw:marker-start-center="false" draw:fill="solid" draw:fill-color="#ffffc0" draw:auto-grow-height="false" draw:auto-grow-width="false" fo:min-height="1.774cm" fo:padding-top="0.1cm" fo:padding-bottom="0.1cm" fo:padding-left="0.1cm" fo:padding-right="0.1cm" draw:shadow="hidden" draw:shadow-offset-x="0.1cm" draw:shadow-offset-y="0.1cm" text:animation="none" text:animation-direction="right" text:animation-start-inside="true" draw:caption-escape-direction="auto"/>
    </style:style>
    <style:style style:name="P1" style:family="paragraph">
      <style:paragraph-properties fo:text-align="center"/>
      <style:text-properties fo:color="#dc2300" fo:font-family="'Bitstream Vera Sans'" style:font-style-name="Roman" style:font-family-generic="swiss" fo:font-size="11pt" fo:font-style="normal" fo:font-weight="normal"/>
    </style:style>
    <style:style style:name="P2" style:family="paragraph">
      <style:paragraph-properties fo:text-align="center"/>
      <style:text-properties fo:font-family="'Bitstream Vera Sans'" style:font-style-name="Roman" style:font-family-generic="swiss" fo:font-size="11pt" fo:font-style="normal" fo:font-weight="normal"/>
    </style:style>
    <style:style style:name="P3" style:family="paragraph">
      <style:paragraph-properties fo:text-align="center"/>
      <style:text-properties fo:font-family="'Bitstream Vera Sans'" style:font-style-name="Roman" style:font-family-generic="swiss" fo:font-size="11pt" fo:font-weight="normal"/>
    </style:style>
    <style:style style:name="P4" style:family="paragraph">
      <style:paragraph-properties fo:text-align="center"/>
      <style:text-properties fo:color="#800000" fo:font-family="'Bitstream Vera Sans'" style:font-style-name="Roman" style:font-family-generic="swiss" fo:font-size="11pt" fo:font-weight="normal"/>
    </style:style>
    <style:style style:name="P5" style:family="paragraph">
      <style:paragraph-properties fo:text-align="center"/>
      <style:text-properties fo:color="#ff0000" fo:font-family="'Bitstream Vera Sans'" style:font-style-name="Roman" style:font-family-generic="swiss" fo:font-size="11pt" fo:font-style="normal" fo:font-weight="normal"/>
    </style:style>
    <style:style style:name="P6" style:family="paragraph">
      <style:paragraph-properties fo:text-align="center"/>
      <style:text-properties fo:font-family="Arial" style:font-style-name="Normal" style:font-family-generic="swiss" fo:font-size="10pt" fo:font-style="normal" fo:font-weight="normal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color="#800000" fo:font-family="Arial" style:font-style-name="Normal" style:font-family-generic="swiss" fo:font-size="13pt" fo:font-weight="bold"/>
    </style:style>
    <style:style style:name="P9" style:family="paragraph">
      <style:paragraph-properties fo:text-align="center"/>
      <style:text-properties fo:font-family="Arial" style:font-style-name="Normal" style:font-family-generic="swiss" fo:font-size="12pt"/>
    </style:style>
    <style:style style:name="P10" style:family="paragraph">
      <style:paragraph-properties fo:text-align="center"/>
      <style:text-properties fo:color="#c0c0c0" fo:font-family="'Bitstream Vera Sans'" style:font-style-name="Roman" style:font-family-generic="swiss" fo:font-size="10pt" fo:font-style="normal" fo:font-weight="normal"/>
    </style:style>
    <style:style style:name="P11" style:family="paragraph">
      <style:paragraph-properties fo:text-align="center"/>
      <style:text-properties fo:font-family="'Bitstream Vera Sans'" style:font-style-name="Roman" style:font-family-generic="swiss" fo:font-size="12pt" fo:font-style="normal" fo:font-weight="normal"/>
    </style:style>
    <style:style style:name="P12" style:family="paragraph">
      <style:paragraph-properties fo:text-align="center"/>
      <style:text-properties fo:font-family="'Bitstream Vera Sans'" style:font-style-name="Roman" style:font-family-generic="swiss" fo:font-size="12pt" fo:font-style="normal"/>
    </style:style>
    <style:style style:name="P13" style:family="paragraph">
      <style:paragraph-properties fo:text-align="center"/>
      <style:text-properties fo:color="#000000" fo:font-family="Arial" style:font-style-name="Cursiva" style:font-family-generic="swiss" fo:font-size="11pt" fo:font-style="normal" fo:font-weight="normal"/>
    </style:style>
    <style:style style:name="P14" style:family="paragraph">
      <style:paragraph-properties fo:text-align="center"/>
      <style:text-properties fo:font-family="'Bitstream Vera Sans'" style:font-style-name="Roman" style:font-family-generic="swiss" fo:font-size="11pt"/>
    </style:style>
    <style:style style:name="P15" style:family="paragraph">
      <style:paragraph-properties fo:text-align="center"/>
      <style:text-properties fo:color="#800000" fo:font-family="'Bitstream Vera Sans'" style:font-style-name="Roman" style:font-family-generic="swiss" fo:font-size="14pt" fo:font-weight="bold"/>
    </style:style>
    <style:style style:name="P16" style:family="paragraph">
      <style:paragraph-properties fo:text-align="center"/>
      <style:text-properties fo:font-family="'Bitstream Vera Sans'" style:font-style-name="Roman" style:font-family-generic="swiss" fo:font-size="12pt" fo:font-weight="normal"/>
    </style:style>
    <style:style style:name="P17" style:family="paragraph">
      <style:paragraph-properties fo:text-align="center"/>
      <style:text-properties fo:font-family="'Bitstream Vera Sans'" style:font-style-name="Roman" style:font-family-generic="swiss" fo:font-size="12pt"/>
    </style:style>
    <style:style style:name="P18" style:family="paragraph">
      <style:paragraph-properties fo:text-align="center"/>
      <style:text-properties fo:font-family="'Bitstream Vera Sans'" style:font-style-name="Roman" style:font-family-generic="swiss" fo:font-size="10pt"/>
    </style:style>
    <style:style style:name="P19" style:family="paragraph">
      <style:paragraph-properties fo:text-align="end"/>
      <style:text-properties fo:font-family="'Bitstream Vera Sans'" style:font-style-name="Roman" style:font-family-generic="swiss" fo:font-size="12pt" fo:font-style="normal" fo:font-weight="normal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family="Arial" style:font-style-name="Normal" style:font-family-generic="swiss" fo:font-size="12pt" fo:font-weight="normal"/>
    </style:style>
    <style:style style:name="P22" style:family="paragraph">
      <style:paragraph-properties fo:text-align="center"/>
      <style:text-properties fo:color="#800000" fo:font-family="Arial" style:font-style-name="Normal" style:font-family-generic="swiss" fo:font-size="14pt" fo:font-weight="bold"/>
    </style:style>
    <style:style style:name="P23" style:family="paragraph">
      <style:paragraph-properties fo:margin-left="0.035cm" fo:margin-right="0.035cm" fo:margin-top="0.035cm" fo:margin-bottom="0.035cm" fo:text-align="start" fo:text-indent="0cm" style:text-autospace="none" style:punctuation-wrap="simple" style:line-break="normal"/>
      <style:text-properties fo:hyphenate="false"/>
    </style:style>
    <style:style style:name="P24" style:family="paragraph">
      <style:paragraph-properties fo:text-align="start"/>
      <style:text-properties style:text-line-through-style="none" fo:font-size="12pt" fo:font-style="normal" style:text-underline-style="none"/>
    </style:style>
    <style:style style:name="P25" style:family="paragraph">
      <style:paragraph-properties fo:text-align="center"/>
      <style:text-properties fo:color="#000000" fo:font-family="Arial" style:font-style-name="Normal" style:font-family-generic="swiss" fo:font-size="12pt" fo:font-weight="normal"/>
    </style:style>
    <style:style style:name="P26" style:family="paragraph">
      <style:paragraph-properties fo:text-align="center"/>
      <style:text-properties fo:font-family="Arial" style:font-style-name="Cursiva" style:font-family-generic="swiss" fo:font-size="11pt" fo:font-style="normal"/>
    </style:style>
    <style:style style:name="P27" style:family="paragraph">
      <style:paragraph-properties fo:text-align="center"/>
      <style:text-properties fo:font-family="Arial" style:font-style-name="Normal" style:font-family-generic="swiss" fo:font-size="12pt" fo:font-weight="bold"/>
    </style:style>
    <style:style style:name="P28" style:family="paragraph">
      <style:paragraph-properties fo:text-align="center"/>
      <style:text-properties fo:color="#000000" fo:font-family="Arial" style:font-style-name="Normal" style:font-family-generic="swiss" fo:font-size="12pt"/>
    </style:style>
    <style:style style:name="P29" style:family="paragraph">
      <style:paragraph-properties fo:text-align="center"/>
      <style:text-properties fo:color="#000000" fo:font-family="Arial" style:font-style-name="Cursiva" style:font-family-generic="swiss" fo:font-size="11pt" fo:font-style="normal"/>
    </style:style>
    <style:style style:name="P30" style:family="paragraph">
      <style:paragraph-properties fo:text-align="center"/>
      <style:text-properties fo:font-family="Arial" style:font-style-name="Cursiva" style:font-family-generic="swiss" fo:font-size="11pt" fo:font-style="normal" fo:font-weight="normal"/>
    </style:style>
    <style:style style:name="P31" style:family="paragraph">
      <style:paragraph-properties fo:text-align="center"/>
      <style:text-properties fo:font-family="Arial" style:font-style-name="Normal" style:font-family-generic="swiss" fo:font-size="11pt"/>
    </style:style>
    <style:style style:name="P32" style:family="paragraph">
      <style:paragraph-properties fo:text-align="center"/>
      <style:text-properties fo:color="#800000" fo:font-family="'Arial Black'" style:font-style-name="Normale" fo:font-size="12pt" fo:font-style="normal"/>
    </style:style>
    <style:style style:name="P33" style:family="paragraph">
      <style:paragraph-properties fo:text-align="center"/>
      <style:text-properties fo:color="#800000" fo:font-family="Arial" style:font-style-name="Normal" style:font-family-generic="swiss" fo:font-size="11pt" fo:font-weight="bold"/>
    </style:style>
    <style:style style:name="P3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style:paragraph-properties style:text-autospace="none" style:line-break="normal" style:writing-mode="page"/>
      <style:text-properties style:text-outline="false" style:text-line-through-styl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style:paragraph-properties fo:text-align="center"/>
      <style:text-properties fo:color="#999999" fo:font-family="Arial" style:font-style-name="Normal" style:font-family-generic="swiss" fo:font-size="11pt" fo:font-weight="bold"/>
    </style:style>
    <style:style style:name="P37" style:family="paragraph">
      <style:paragraph-properties fo:text-align="center"/>
      <style:text-properties fo:font-family="Arial" style:font-style-name="Normal" style:font-family-generic="swiss" fo:font-size="10pt"/>
    </style:style>
    <style:style style:name="P38" style:family="paragraph">
      <style:paragraph-properties fo:text-align="center"/>
      <style:text-properties fo:color="#000000" fo:font-family="Arial" style:font-style-name="Normal" style:font-family-generic="swiss" fo:font-size="11pt" fo:font-weight="normal"/>
    </style:style>
    <style:style style:name="P39" style:family="paragraph">
      <style:paragraph-properties fo:text-align="center"/>
      <style:text-properties fo:font-family="Arial" style:font-style-name="Normal" style:font-family-generic="swiss" fo:font-size="13pt" fo:font-weight="normal"/>
    </style:style>
    <style:style style:name="P40" style:family="paragraph">
      <style:paragraph-properties fo:text-align="center"/>
      <style:text-properties fo:font-family="Tahoma" style:font-style-name="Grassetto" style:font-family-generic="swiss" fo:font-size="13pt" fo:font-weight="bold"/>
    </style:style>
    <style:style style:name="T1" style:family="text">
      <style:text-properties style:text-outline="false" style:text-line-through-styl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3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Andale Sans UI" style:font-name-complex="Arial1"/>
    </style:style>
    <style:style style:name="T5" style:family="text">
      <style:text-properties style:font-name="Arial7" style:font-name-asian="Andale Sans UI" style:font-name-complex="Arial1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/>
    </style:style>
    <style:style style:name="T8" style:family="text">
      <style:text-properties fo:color="#ff0000"/>
    </style:style>
    <style:style style:name="T9" style:family="text">
      <style:text-properties style:font-name="Arial3" style:font-name-asian="Bitstream Vera Sans2" style:language-asian="zxx" style:country-asian="none" style:font-name-complex="Bitstream Vera Sans2" style:language-complex="zxx" style:country-complex="none"/>
    </style:style>
    <style:style style:name="T10" style:family="text">
      <style:text-properties style:font-name="Arial1" fo:font-weight="normal" style:font-name-asian="Andale Sans UI" style:font-size-asian="15pt" style:font-name-complex="Arial1" style:font-size-complex="15pt"/>
    </style:style>
    <style:style style:name="T11" style:family="text">
      <style:text-properties style:use-window-font-color="true" fo:font-size="10pt"/>
    </style:style>
    <style:style style:name="T12" style:family="text">
      <style:text-properties style:use-window-font-color="true" fo:font-size="10pt" fo:font-weight="normal" style:font-name-asian="Albany" style:font-size-asian="12pt" style:font-name-complex="Albany" style:font-size-complex="12pt"/>
    </style:style>
    <style:style style:name="T13" style:family="text">
      <style:text-properties fo:font-size="15pt" fo:font-style="normal" fo:font-weight="normal"/>
    </style:style>
    <style:style style:name="T14" style:family="text">
      <style:text-properties fo:font-size="15pt" fo:font-weight="normal"/>
    </style:style>
    <style:style style:name="T15" style:family="text">
      <style:text-properties style:font-name="Arial8" style:font-name-asian="Arial8" style:font-name-complex="Arial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1" style:font-name-asian="Andale Sans UI" style:font-name-complex="Arial1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style:font-name="Arial2" fo:font-size="10pt" fo:language="en" fo:country="US" fo:font-style="normal" fo:font-weight="normal" style:font-name-asian="Arial2" style:font-size-asian="10pt" style:language-asian="en" style:country-asian="US" style:font-name-complex="Arial2" style:font-size-complex="10pt" style:language-complex="en" style:country-complex="US"/>
    </style:style>
    <style:style style:name="T20" style:family="text">
      <style:text-properties style:font-name="Arial3" fo:font-size="11pt" fo:language="en" fo:country="US" fo:font-style="normal" fo:font-weight="normal" style:language-asian="en" style:country-asian="US" style:font-size-complex="11pt" style:language-complex="en" style:country-complex="U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Elenco Prezzi'.A1">
          <table:help-message table:title="Scegli una percentuale % predefinita" table:display="tru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" table:condition="of:cell-content-is-in-list(&quot;m²&quot;;&quot;m³&quot;;&quot;corpo&quot;;&quot;Cad&quot;;&quot;m&quot;;&quot;kg&quot;;&quot;t&quot;;&quot;lt&quot;;&quot;dm&quot;;&quot;dm²&quot;;&quot;dm³&quot;)" table:allow-empty-cell="true" table:display-list="unsorted" table:base-cell-address="'Analisi di Prezzo'.C12">
          <table:help-message table:title="U.Mis." table:display="true">
            <text:p>Click sulla frecc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3" table:condition="of:cell-content-is-in-list(0)" table:allow-empty-cell="true" table:display-list="unsorted" table:base-cell-address="'Analisi di Prezzo'.C12">
          <table:help-message table:title="U.Mis." table:display="true">
            <text:p>Click sulla frecc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4" table:condition="of:cell-content-is-in-list(Lista)" table:allow-empty-cell="true" table:display-list="unsorted" table:base-cell-address="'Elenco Prezzi'.A1">
          <table:help-message table:title="Codice Prezzo Componente" table:display="true">
            <text:p>Usa &gt; Pesca Codice va e vieni</text:p>
            <text:p>(Ctrl Ins, <text:s/>Ctrl 8, <text:s/>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5" table:condition="of:cell-content-is-in-list(#NAME?)" table:allow-empty-cell="true" table:display-list="sorted-ascending" table:base-cell-address="S1.F46">
          <table:help-message table:title="Codice di Prezzo" table:display="true">
            <text:p>Scivi il Codice oppure:</text:p>
            <text:p>Click sulla freccia </text:p>
            <text:p>(Oppure Ctrl Ins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6" table:condition="of:cell-content-is-in-list(&quot;0&quot;;&quot;1&quot;;&quot;2&quot;;&quot;4&quot;;&quot;5&quot;)" table:allow-empty-cell="false" table:display-list="sorted-ascending" table:base-cell-address="S1.H292">
          <table:error-message table:message-type="stop" table:display="true"/>
        </table:content-validation>
        <table:content-validation table:name="val7" table:condition="of:cell-content-is-in-list(&quot;0&quot;;&quot;1&quot;)" table:allow-empty-cell="false" table:display-list="sorted-ascending" table:base-cell-address="S1.H297">
          <table:error-message table:message-type="stop" table:display="true"/>
        </table:content-validation>
        <table:content-validation table:name="val8" table:condition="of:cell-content-is-in-list(&quot;0&quot;;&quot;1&quot;;&quot;2&quot;;&quot;3&quot;)" table:allow-empty-cell="false" table:display-list="sorted-ascending" table:base-cell-address="S1.H298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ed-ascending" table:base-cell-address="S1.H299">
          <table:error-message table:message-type="stop" table:display="true"/>
        </table:content-validation>
        <table:content-validation table:name="val10" table:condition="of:cell-content-is-in-list(&quot;2&quot;;&quot;5&quot;;&quot;9&quot;)" table:allow-empty-cell="false" table:display-list="sorted-ascending" table:base-cell-address="S1.H300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false" table:display-list="sorted-ascending" table:base-cell-address="S1.H306">
          <table:error-message table:message-type="stop" table:display="true"/>
        </table:content-validation>
        <table:content-validation table:name="val12" table:condition="of:cell-content-is-in-list(&quot;0&quot;;&quot;1&quot;;&quot;2&quot;;&quot;&quot;)" table:allow-empty-cell="false" table:display-list="sorted-ascending" table:base-cell-address="S1.H332">
          <table:error-message table:message-type="stop" table:display="true"/>
        </table:content-validation>
        <table:content-validation table:name="val13" table:condition="of:cell-content-is-in-list(&quot;0&quot;;&quot;1&quot;;&quot;&quot;)" table:allow-empty-cell="false" table:display-list="sorted-ascending" table:base-cell-address="S1.H333">
          <table:error-message table:message-type="stop" table:display="true"/>
        </table:content-validation>
        <table:content-validation table:name="val14" table:condition="of:cell-content-is-in-list(&quot;m&quot;;&quot;m²&quot;;&quot;m³ &quot;;&quot;corpo&quot;;&quot;Cad&quot;;&quot;kg&quot;;&quot;Q&quot;;&quot;dm²&quot;;&quot;Kw&quot;;&quot;lt&quot;;&quot;scrivi&quot;;&quot;direttamente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</table:content-validation>
        <table:content-validation table:name="val15" table:condition="of:cell-content-is-in-list(#nome?)" table:allow-empty-cell="true" table:display-list="unsorted" table:base-cell-address="'Elenco Prezzi'.A1">
          <table:error-message table:message-type="information" table:display="false">
            <text:p>Attento!!!</text:p>
          </table:error-message>
        </table:content-validation>
        <table:content-validation table:name="val16" table:condition="of:cell-content-is-in-list(#nome?)" table:allow-empty-cell="true" table:display-list="sorted-ascending" table:base-cell-address="COMPUTO.B5">
          <table:help-message table:title="Codice di Prezzo" table:display="true">
            <text:p>Click sulla freccia e</text:p>
            <text:p>scegli il codice della voce</text:p>
            <text:p>che vuoi inserire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17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Analisi di Prezzo'.B24"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8" table:condition="of:cell-content-is-in-list(&quot;spese generali e utili (sulle voci precedenti)&quot;;&quot;spese generali&quot;;&quot;utili d'impresa&quot;;&quot;Oneri di Sicurezza&quot;;&quot;Maggiorazione&quot;;&quot;Sconto&quot;)" table:allow-empty-cell="true" table:display-list="sorted-ascending" table:base-cell-address="'Analisi di Prezzo'.B24"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9" table:condition="of:cell-content-is-in-list(&quot;dmq&quot;;&quot;dmc&quot;;&quot;mq&quot;;&quot;mc&quot;; &quot;m²&quot;;&quot;m³&quot;;&quot;corpo&quot;;&quot;m&quot;;&quot;Cad&quot;;&quot;kg&quot;;&quot;t&quot;;&quot;lt&quot;;&quot;dm&quot;;&quot;dm²&quot;;&quot;dm³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0" table:condition="of:cell-content-is-in-list(#NAME?)" table:allow-empty-cell="true" table:display-list="unsorted" table:base-cell-address="'Analisi di Prezzo'.E62">
          <table:help-message table:title="Codice prezzo componente" table:display="true">
            <text:p>Seleziona (o digita) il codice del componente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1" table:condition="of:cell-content-is-in-list(&quot;m²&quot;;&quot;m³&quot;;&quot;corpo&quot;;&quot;m&quot;;&quot;kg&quot;;&quot;t&quot;;&quot;lt&quot;;&quot;dm&quot;;&quot;dm²&quot;;&quot;dm³&quot;)" table:allow-empty-cell="true" table:display-list="unsorted" table:base-cell-address="S1.AN43">
          <table:help-message table:title="UM" table:display="true">
            <text:p>Click sulla freccietta e </text:p>
            <text:p>seleziona l'unità di misura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2" table:condition="of:cell-content-is-in-list(#nome?)" table:allow-empty-cell="true" table:display-list="sorted-ascending" table:base-cell-address="cT_Cop.AP45">
          <table:help-message table:title="Scrivi o scegli un codice di prezzo del componente" table:display="true"/>
          <table:error-message table:message-type="information" table:display="false">
            <text:p>Attento!!!</text:p>
          </table:error-message>
        </table:content-validation>
      </table:content-validations>
      <table:table table:name="Elenco Prezzi" table:style-name="ta1" table:print-ranges="'Elenco Prezzi'.A1:'Elenco Prezzi'.I96">
        <office:forms form:automatic-focus="true" form:apply-design-mode="false"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2" form:control-implementation="ooo:com.sun.star.form.component.CommandButton" xml:id="control1" form:id="control1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 Button 3" form:control-implementation="ooo:com.sun.star.form.component.CommandButton" xml:id="control2" form:id="control2" form:label="RIORDINA EP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ordina l'El. Prezzi in ordine alfabetic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Cerca_Rior.Riordina_ElencoPrezzi?language=Basic&amp;location=application" xlink:type="simple"/>
              </office:event-listeners>
            </form:button>
            <form:button form:name="Push Button 5" form:control-implementation="ooo:com.sun.star.form.component.CommandButton" xml:id="control3" form:id="control3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4" form:id="control4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0" table:number-columns-repeated="224" table:default-cell-style-name="Default"/>
        <table:table-row table:style-name="ro1">
          <table:table-cell table:style-name="ce1" office:value-type="string">
            <text:p>Cod.Voce</text:p>
            <draw:g table:end-cell-address="'Elenco Prezzi'.G1" table:end-x="0.019cm" table:end-y="1.25cm" draw:z-index="0" draw:style-name="gr1">
              <draw:control draw:style-name="gr1" draw:text-style-name="P1" svg:width="4.062cm" svg:height="0.914cm" svg:x="6.763cm" svg:y="0.304cm" draw:control="control1"/>
              <draw:control draw:style-name="gr1" draw:text-style-name="P2" svg:width="4.738cm" svg:height="0.914cm" svg:x="1.5cm" svg:y="0.304cm" draw:control="control2"/>
              <draw:control draw:style-name="gr1" draw:text-style-name="P1" svg:width="5.262cm" svg:height="0.914cm" svg:x="11.762cm" svg:y="0.304cm" draw:control="control3"/>
              <draw:control draw:style-name="gr1" draw:text-style-name="P2" svg:width="2.257cm" svg:height="0.909cm" svg:x="17.993cm" svg:y="0.341cm" draw:control="control4"/>
            </draw:g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€</text:p>
          </table:table-cell>
          <table:table-cell table:style-name="EP-a_20_-Top" office:value-type="string">
            <text:p><text:s/>prezzo unitario €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-Top_20_dx" office:value-type="string">
            <text:p>tag usata/non usata</text:p>
          </table:table-cell>
          <table:table-cell table:style-name="EP-a-Top_20_dx" office:value-type="string">
            <text:p>Quantità </text:p>
            <text:p>A Computo</text:p>
          </table:table-cell>
          <table:table-cell table:style-name="EP-a_20_-Top" office:value-type="string">
            <text:p>Importi a COMPUTO</text:p>
          </table:table-cell>
          <table:table-cell table:style-name="EP-a_20_-Top"/>
          <table:table-cell table:style-name="EP-a-Top_20_dx" office:value-type="string">
            <text:p>Quantità </text:p>
            <text:p>Contabilizzate</text:p>
          </table:table-cell>
          <table:table-cell table:style-name="EP-a_20_-Top" office:value-type="string">
            <text:p>Importi CONTABILIZZATI</text:p>
          </table:table-cell>
          <table:table-cell table:number-columns-repeated="224"/>
        </table:table-row>
        <table:table-row table:style-name="ro2">
          <table:table-cell table:style-name="EP-aS" office:value-type="string">
            <text:p>0_1</text:p>
          </table:table-cell>
          <table:table-cell table:style-name="EP-a" office:value-type="string">
            <text:p>Mattoni e blocchi in laterizio a fori orizzontali per murature di tamponamento. 12X12x24</text:p>
          </table:table-cell>
          <table:table-cell table:style-name="EP-mezzo" office:value-type="string">
            <text:p>cad</text:p>
          </table:table-cell>
          <table:table-cell table:style-name="EP-mezzo"/>
          <table:table-cell table:style-name="EP-mezzo" office:value-type="currency" office:currency="EUR" office:value="0.35">
            <text:p>€ 0,35</text:p>
          </table:table-cell>
          <table:table-cell table:style-name="EP-mezzo_20__25_"/>
          <table:table-cell table:style-name="EP-mezzo" table:formula="of:=IF([.E2]*[.F2]=0;&quot;&quot; ;[.E2]*[.F2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2]/[.E2]" office:value-type="float" office:value="0">
            <text:p>,00</text:p>
          </table:table-cell>
          <table:table-cell table:style-name="EP_20_statistiche" table:formula="of:=SUMIF(AA;[.A2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]/[.E2]" office:value-type="float" office:value="0">
            <text:p>,00</text:p>
          </table:table-cell>
          <table:table-cell table:style-name="EP_20_statistiche_5f_Contab" table:formula="of:=SUMIF(GG;[.A2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0_2</text:p>
          </table:table-cell>
          <table:table-cell table:style-name="EP-a" office:value-type="string">
            <text:p>Sabbia da intonaco</text:p>
          </table:table-cell>
          <table:table-cell table:style-name="EP-mezzo" office:value-type="string">
            <text:p>mc</text:p>
          </table:table-cell>
          <table:table-cell table:style-name="EP-mezzo"/>
          <table:table-cell table:style-name="EP-mezzo" office:value-type="currency" office:currency="EUR" office:value="29.5">
            <text:p>€ 29,50</text:p>
          </table:table-cell>
          <table:table-cell table:style-name="EP-mezzo_20__25_"/>
          <table:table-cell table:style-name="EP-mezzo" table:formula="of:=IF([.E3]*[.F3]=0;&quot;&quot; ;[.E3]*[.F3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3]/[.E3]" office:value-type="float" office:value="0">
            <text:p>,00</text:p>
          </table:table-cell>
          <table:table-cell table:style-name="EP_20_statistiche" table:formula="of:=SUMIF(AA;[.A3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3]/[.E3]" office:value-type="float" office:value="0">
            <text:p>,00</text:p>
          </table:table-cell>
          <table:table-cell table:style-name="EP_20_statistiche_5f_Contab"/>
          <table:table-cell table:number-columns-repeated="224"/>
        </table:table-row>
        <table:table-row table:style-name="ro3">
          <table:table-cell table:style-name="EP-aS" office:value-type="string">
            <text:p>0_3</text:p>
          </table:table-cell>
          <table:table-cell table:style-name="EP-a" office:value-type="string">
            <text:p>Calce in sacchi: idraulica macinata</text:p>
          </table:table-cell>
          <table:table-cell table:style-name="EP-mezzo" office:value-type="string">
            <text:p>q</text:p>
          </table:table-cell>
          <table:table-cell table:style-name="EP-mezzo"/>
          <table:table-cell table:style-name="EP-mezzo" office:value-type="currency" office:currency="EUR" office:value="8.9">
            <text:p>€ 8,90</text:p>
          </table:table-cell>
          <table:table-cell table:style-name="EP-mezzo_20__25_"/>
          <table:table-cell table:style-name="EP-mezzo" table:formula="of:=IF([.E4]*[.F4]=0;&quot;&quot; ;[.E4]*[.F4])">
            <text:p/>
          </table:table-cell>
          <table:table-cell table:style-name="EP-mezzo" office:value-type="string">
            <text:p>P.M.M.</text:p>
          </table:table-cell>
          <table:table-cell table:style-name="EP-sfondo" table:number-columns-repeated="2"/>
          <table:table-cell table:style-name="EP_20_statistiche_5f_q" table:formula="of:=[.L4]/[.E4]" office:value-type="float" office:value="0">
            <text:p>,00</text:p>
          </table:table-cell>
          <table:table-cell table:style-name="EP_20_statistiche" table:formula="of:=SUMIF(AA;[.A4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4]/[.E4]" office:value-type="float" office:value="0">
            <text:p>,00</text:p>
          </table:table-cell>
          <table:table-cell table:style-name="EP_20_statistiche_5f_Contab" table:formula="of:=SUMIF(GG;[.A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A.2.AE.040.0F</text:p>
          </table:table-cell>
          <table:table-cell table:style-name="EP-a" office:value-type="string">
            <text:p>blocchi alveolati rettangolari 35x24x25 cm</text:p>
          </table:table-cell>
          <table:table-cell table:style-name="EP-mezzo" office:value-type="string">
            <text:p>cd</text:p>
          </table:table-cell>
          <table:table-cell table:style-name="EP-mezzo" office:value-type="currency" office:currency="EUR" office:value="0">
            <text:p>€ 0,00</text:p>
          </table:table-cell>
          <table:table-cell table:style-name="EP-mezzo" office:value-type="currency" office:currency="EUR" office:value="1.45">
            <text:p>€ 1,45</text:p>
          </table:table-cell>
          <table:table-cell table:style-name="EP-mezzo_20__25_" office:value-type="percentage" office:value="0">
            <text:p>0,00%</text:p>
          </table:table-cell>
          <table:table-cell table:style-name="EP-mezzo" table:formula="of:=IF([.E5]*[.F5]=0;&quot;&quot; ;[.E5]*[.F5])">
            <text:p/>
          </table:table-cell>
          <table:table-cell table:style-name="EP-mezzo" office:value-type="string">
            <text:p>(VI_03-2008) <text:s text:c="3"/>A.2.AE.040.0F</text:p>
          </table:table-cell>
          <table:table-cell table:style-name="EP-sfondo" table:number-columns-repeated="2"/>
          <table:table-cell table:style-name="EP_20_statistiche_5f_q" table:formula="of:=[.L5]/[.E5]" office:value-type="float" office:value="0">
            <text:p>,00</text:p>
          </table:table-cell>
          <table:table-cell table:style-name="EP_20_statistiche" table:formula="of:=SUMIF(AA;[.A5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/>
          <table:table-cell table:style-name="EP_20_statistiche_5f_Contab" table:formula="of:=SUMIF(GG;[.A5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Cs" office:value-type="string">
            <text:p>AP_1</text:p>
          </table:table-cell>
          <table:table-cell table:style-name="EP-C" table:formula="of:=[$'Analisi di Prezzo'.B3]" office:value-type="string" office:string-value="Malta di calce">
            <text:p>Malta di calce</text:p>
          </table:table-cell>
          <table:table-cell table:style-name="EP-C_20_mezzo" table:formula="of:=[$'Analisi di Prezzo'.C3]" office:value-type="string" office:string-value="mc">
            <text:p>mc</text:p>
          </table:table-cell>
          <table:table-cell table:style-name="EP-C_20_mezzo" table:formula="of:=[$'Analisi di Prezzo'.J3]" office:value-type="currency" office:currency="EUR" office:value="2.46975">
            <text:p>€ 2,47</text:p>
          </table:table-cell>
          <table:table-cell table:style-name="EP-C_20_mezzo" table:formula="of:=[$'Analisi di Prezzo'.G3]" office:value-type="currency" office:currency="EUR" office:value="86.04014925">
            <text:p>€ 86,04</text:p>
          </table:table-cell>
          <table:table-cell table:style-name="EP-C_20_mezzo_20__25_" table:formula="of:=[$'Analisi di Prezzo'.H3]" office:value-type="percentage" office:value="0.174337215018255">
            <text:p>17,43%</text:p>
          </table:table-cell>
          <table:table-cell table:style-name="EP-C_20_mezzo" table:formula="of:=[$'Analisi di Prezzo'.I3]" office:value-type="currency" office:currency="EUR" office:value="15">
            <text:p>€ 15,00</text:p>
          </table:table-cell>
          <table:table-cell table:style-name="EP-C_20_mezzo" table:formula="of:=[$'Analisi di Prezzo'.A3]" office:value-type="string" office:string-value="AP_1">
            <text:p>AP_1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_5f_q" table:formula="of:=[.L6]/[.E6]" office:value-type="float" office:value="0">
            <text:p>,00</text:p>
          </table:table-cell>
          <table:table-cell table:style-name="EP_20_statistiche" table:formula="of:=SUMIF(AA;[.A6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6]/[.E6]" office:value-type="float" office:value="0">
            <text:p>,00</text:p>
          </table:table-cell>
          <table:table-cell table:style-name="EP_20_statistiche_5f_Contab" table:formula="of:=SUMIF(GG;[.A6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4">
          <table:table-cell table:style-name="EP-Cs" office:value-type="string">
            <text:p>AP_2</text:p>
          </table:table-cell>
          <table:table-cell table:style-name="EP-C" table:formula="of:=[$'Analisi di Prezzo'.B12]" office:value-type="string" office:string-value="Tramezzatura in blocchetti laterizi S. 12  intonacato su entrambe le facce (spessore finale 15 cm)">
            <text:p>Tramezzatura in blocchetti laterizi S. 12 <text:s/>intonacato su entrambe le facce (spessore finale 15 cm)</text:p>
          </table:table-cell>
          <table:table-cell table:style-name="EP-C_20_mezzo" table:formula="of:=[$'Analisi di Prezzo'.C12]" office:value-type="string" office:string-value="m²">
            <text:p>m²</text:p>
          </table:table-cell>
          <table:table-cell table:style-name="EP-C_20_mezzo" table:formula="of:=[$'Analisi di Prezzo'.J12]" office:value-type="currency" office:currency="EUR" office:value="1.76896213696279">
            <text:p>€ 1,77</text:p>
          </table:table-cell>
          <table:table-cell table:style-name="EP-C_20_mezzo" table:formula="of:=[$'Analisi di Prezzo'.G12]" office:value-type="currency" office:currency="EUR" office:value="59.4753820494474">
            <text:p>€ 59,48</text:p>
          </table:table-cell>
          <table:table-cell table:style-name="EP-C_20_mezzo_20__25_" table:formula="of:=[$'Analisi di Prezzo'.H12]" office:value-type="percentage" office:value="0.540980131464308">
            <text:p>54,10%</text:p>
          </table:table-cell>
          <table:table-cell table:style-name="EP-C_20_mezzo" table:formula="of:=[$'Analisi di Prezzo'.I12]" office:value-type="currency" office:currency="EUR" office:value="32.175">
            <text:p>€ 32,18</text:p>
          </table:table-cell>
          <table:table-cell table:style-name="EP-C_20_mezzo" table:formula="of:=[$'Analisi di Prezzo'.A12]" office:value-type="string" office:string-value="AP_2">
            <text:p>AP_2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_5f_q" table:formula="of:=[.L7]/[.E7]" office:value-type="float" office:value="72">
            <text:p>72,00</text:p>
          </table:table-cell>
          <table:table-cell table:style-name="EP_20_statistiche" table:formula="of:=SUMIF(AA;[.A7];BB)" office:value-type="currency" office:currency="EUR" office:value="4282.22750756021">
            <text:p>€ 4.282,23</text:p>
          </table:table-cell>
          <table:table-cell table:style-name="EP_20_statistiche"/>
          <table:table-cell table:style-name="EP_20_statistiche_5f_Contab_5f_q" table:formula="of:=[.O7]/[.E7]" office:value-type="float" office:value="0">
            <text:p>,00</text:p>
          </table:table-cell>
          <table:table-cell table:style-name="EP_20_statistiche_5f_Contab" table:formula="of:=SUMIF(GG;[.A7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1.10.10.a</text:p>
          </table:table-cell>
          <table:table-cell table:style-name="EP-a" office:value-type="string">
            <text:p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/text:p>
            <text:p>Scavo di pulizia o scotico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005207839">
            <text:p>€ 0,01</text:p>
          </table:table-cell>
          <table:table-cell table:style-name="EP-mezzo" office:value-type="currency" office:currency="EUR" office:value="0.91">
            <text:p>€ 0,91</text:p>
          </table:table-cell>
          <table:table-cell table:style-name="EP-mezzo_20__25_" office:value-type="percentage" office:value="0.1895">
            <text:p>18,95%</text:p>
          </table:table-cell>
          <table:table-cell table:style-name="EP-mezzo" table:formula="of:=IF([.E8]*[.F8]=0;&quot;&quot; ;[.E8]*[.F8])" office:value-type="currency" office:currency="EUR" office:value="0.172445">
            <text:p>€ 0,17</text:p>
          </table:table-cell>
          <table:table-cell table:style-name="EP-mezzo" office:value-type="string">
            <text:p>(Campania 2011) <text:s text:c="3"/>E.01.10.10.a</text:p>
          </table:table-cell>
          <table:table-cell table:style-name="EP-sfondo" table:number-columns-repeated="2"/>
          <table:table-cell table:style-name="EP_20_statistiche_5f_q" table:formula="of:=[.L8]/[.E8]" office:value-type="float" office:value="1500">
            <text:p>1.500,00</text:p>
          </table:table-cell>
          <table:table-cell table:style-name="EP_20_statistiche" table:formula="of:=SUMIF(AA;[.A8];BB)" office:value-type="currency" office:currency="EUR" office:value="1365">
            <text:p>€ 1.365,00</text:p>
          </table:table-cell>
          <table:table-cell table:style-name="EP_20_statistiche"/>
          <table:table-cell table:style-name="EP_20_statistiche_5f_Contab_5f_q" table:formula="of:=[.O8]/[.E8]" office:value-type="float" office:value="1750">
            <text:p>1.750,00</text:p>
          </table:table-cell>
          <table:table-cell table:style-name="EP_20_statistiche_5f_Contab" table:formula="of:=SUMIF(GG;[.A8];G1G1)" office:value-type="currency" office:currency="EUR" office:value="1592.5">
            <text:p>1.592,5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1.10.30.a</text:p>
          </table:table-cell>
          <table:table-cell table:style-name="EP-a" office:value-type="string">
            <text:p>Scavo di sbancamento effettuato con mezzi meccanici compresa la rimozione di arbusti e ceppaie, la profilatura delle pareti, la regolarizzazione del fondo, il carico sugli automezzi ed il trasporto a rifiuto o per rilevato fino ad una distanza massima di 5000 m:</text:p>
            <text:p>in rocce sciolte (argilla, sabbia, ghiaia, pozzolana, lapillo, terreno vegetale e simili o con trovanti fino ad 1 m³)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0137875986">
            <text:p>€ 0,01</text:p>
          </table:table-cell>
          <table:table-cell table:style-name="EP-mezzo" office:value-type="currency" office:currency="EUR" office:value="3.33">
            <text:p>€ 3,33</text:p>
          </table:table-cell>
          <table:table-cell table:style-name="EP-mezzo_20__25_" office:value-type="percentage" office:value="0.1371">
            <text:p>13,71%</text:p>
          </table:table-cell>
          <table:table-cell table:style-name="EP-mezzo" table:formula="of:=IF([.E9]*[.F9]=0;&quot;&quot; ;[.E9]*[.F9])" office:value-type="currency" office:currency="EUR" office:value="0.456543">
            <text:p>€ 0,46</text:p>
          </table:table-cell>
          <table:table-cell table:style-name="EP-mezzo" office:value-type="string">
            <text:p>(Campania 2011) <text:s text:c="3"/>E.01.10.30.a</text:p>
          </table:table-cell>
          <table:table-cell table:style-name="EP-sfondo" table:number-columns-repeated="2"/>
          <table:table-cell table:style-name="EP_20_statistiche_5f_q" table:formula="of:=[.L9]/[.E9]" office:value-type="float" office:value="1056">
            <text:p>1.056,00</text:p>
          </table:table-cell>
          <table:table-cell table:style-name="EP_20_statistiche" table:formula="of:=SUMIF(AA;[.A9];BB)" office:value-type="currency" office:currency="EUR" office:value="3516.48">
            <text:p>€ 3.516,48</text:p>
          </table:table-cell>
          <table:table-cell table:style-name="EP_20_statistiche"/>
          <table:table-cell table:style-name="EP_20_statistiche_5f_Contab_5f_q" table:formula="of:=[.O9]/[.E9]" office:value-type="float" office:value="1356">
            <text:p>1.356,00</text:p>
          </table:table-cell>
          <table:table-cell table:style-name="EP_20_statistiche_5f_Contab" table:formula="of:=SUMIF(GG;[.A9];G1G1)" office:value-type="currency" office:currency="EUR" office:value="4515.48">
            <text:p>4.515,48 €</text:p>
          </table:table-cell>
          <table:table-cell table:number-columns-repeated="224"/>
        </table:table-row>
        <table:table-row table:style-name="ro6">
          <table:table-cell table:style-name="EP-aS" office:value-type="string">
            <text:p>E.01.40.30.b</text:p>
          </table:table-cell>
          <table:table-cell table:style-name="EP-a" office:value-type="string">
            <text:p>Rinterro con materiale arido, compreso l'avvicinamento dei materiali, il compattamento a strati dei materiali impiegati fino al raggiungimento delle quote del terreno preesistente ed il costipamento prescritto. Compreso ogni onere</text:p>
            <text:p>Rinterro con materiale idoneo proveniente da impianti di frantumazione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013742208">
            <text:p>€ 0,01</text:p>
          </table:table-cell>
          <table:table-cell table:style-name="EP-mezzo" office:value-type="currency" office:currency="EUR" office:value="23.7">
            <text:p>€ 23,70</text:p>
          </table:table-cell>
          <table:table-cell table:style-name="EP-mezzo_20__25_" office:value-type="percentage" office:value="0.0192">
            <text:p>1,92%</text:p>
          </table:table-cell>
          <table:table-cell table:style-name="EP-mezzo" table:formula="of:=IF([.E10]*[.F10]=0;&quot;&quot; ;[.E10]*[.F10])" office:value-type="currency" office:currency="EUR" office:value="0.45504">
            <text:p>€ 0,46</text:p>
          </table:table-cell>
          <table:table-cell table:style-name="EP-mezzo" office:value-type="string">
            <text:p>(Campania 2011) <text:s text:c="3"/>E.01.40.30.b</text:p>
          </table:table-cell>
          <table:table-cell table:style-name="EP-sfondo" table:number-columns-repeated="2"/>
          <table:table-cell table:style-name="EP_20_statistiche_5f_q" table:formula="of:=[.L10]/[.E10]" office:value-type="float" office:value="256">
            <text:p>256,00</text:p>
          </table:table-cell>
          <table:table-cell table:style-name="EP_20_statistiche" table:formula="of:=SUMIF(AA;[.A10];BB)" office:value-type="currency" office:currency="EUR" office:value="6067.2">
            <text:p>€ 6.067,20</text:p>
          </table:table-cell>
          <table:table-cell table:style-name="EP_20_statistiche"/>
          <table:table-cell table:style-name="EP_20_statistiche_5f_Contab_5f_q" table:formula="of:=[.O10]/[.E10]" office:value-type="float" office:value="0">
            <text:p>,00</text:p>
          </table:table-cell>
          <table:table-cell table:style-name="EP_20_statistiche_5f_Contab" table:formula="of:=SUMIF(GG;[.A10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6">
          <table:table-cell table:style-name="EP-aS" office:value-type="string">
            <text:p>E.01.40.40.b</text:p>
          </table:table-cell>
          <table:table-cell table:style-name="EP-a" office:value-type="string">
            <text:p>Rinfianco con sabbia o sabbiella, nella adeguata granulometria esente da pietre e radici, di tubazioni, pozzi o pozzetti compreso gli oneri necessari per una corretta stabilizzazione del materiale con piastre vibranti e eventuali apporti di materiali. Misurato per il volume reso</text:p>
            <text:p>Rinfianco di tubazioni e pozzetti eseguito a mano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5298898644">
            <text:p>€ 0,53</text:p>
          </table:table-cell>
          <table:table-cell table:style-name="EP-mezzo" office:value-type="currency" office:currency="EUR" office:value="58.37">
            <text:p>€ 58,37</text:p>
          </table:table-cell>
          <table:table-cell table:style-name="EP-mezzo_20__25_" office:value-type="percentage" office:value="0.3006">
            <text:p>30,06%</text:p>
          </table:table-cell>
          <table:table-cell table:style-name="EP-mezzo" table:formula="of:=IF([.E11]*[.F11]=0;&quot;&quot; ;[.E11]*[.F11])" office:value-type="currency" office:currency="EUR" office:value="17.546022">
            <text:p>€ 17,55</text:p>
          </table:table-cell>
          <table:table-cell table:style-name="EP-mezzo" office:value-type="string">
            <text:p>(Campania 2011) <text:s text:c="3"/>E.01.40.40.b</text:p>
          </table:table-cell>
          <table:table-cell table:style-name="EP-sfondo" table:number-columns-repeated="2"/>
          <table:table-cell table:style-name="EP_20_statistiche_5f_q" table:formula="of:=[.L11]/[.E11]" office:value-type="float" office:value="0">
            <text:p>,00</text:p>
          </table:table-cell>
          <table:table-cell table:style-name="EP_20_statistiche" table:formula="of:=SUMIF(AA;[.A11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1]/[.E11]" office:value-type="float" office:value="0">
            <text:p>,00</text:p>
          </table:table-cell>
          <table:table-cell table:style-name="EP_20_statistiche_5f_Contab" table:formula="of:=SUMIF(GG;[.A11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7">
          <table:table-cell table:style-name="EP-aS" office:value-type="string">
            <text:p>E.01.60.10.b</text:p>
          </table:table-cell>
          <table:table-cell table:style-name="EP-a" office:value-type="string">
            <text:p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/text:p>
            <text:p>Materiale da scavo anche bagnato, con argilla e trovanti fino a 0,20 m</text:p>
          </table:table-cell>
          <table:table-cell table:style-name="EP-mezzo" office:value-type="string">
            <text:p>t</text:p>
          </table:table-cell>
          <table:table-cell table:style-name="EP-mezzo" office:value-type="currency" office:currency="EUR" office:value="0">
            <text:p>€ 0,00</text:p>
          </table:table-cell>
          <table:table-cell table:style-name="EP-mezzo" office:value-type="currency" office:currency="EUR" office:value="2.45">
            <text:p>€ 2,45</text:p>
          </table:table-cell>
          <table:table-cell table:style-name="EP-mezzo_20__25_" office:value-type="percentage" office:value="0">
            <text:p>0,00%</text:p>
          </table:table-cell>
          <table:table-cell table:style-name="EP-mezzo" table:formula="of:=IF([.E12]*[.F12]=0;&quot;&quot; ;[.E12]*[.F12])">
            <text:p/>
          </table:table-cell>
          <table:table-cell table:style-name="EP-mezzo" office:value-type="string">
            <text:p>(Campania 2011) <text:s text:c="3"/>E.01.60.10.b</text:p>
          </table:table-cell>
          <table:table-cell table:style-name="EP-sfondo" table:number-columns-repeated="2"/>
          <table:table-cell table:style-name="EP_20_statistiche_5f_q" table:formula="of:=[.L12]/[.E12]" office:value-type="float" office:value="1431">
            <text:p>1.431,00</text:p>
          </table:table-cell>
          <table:table-cell table:style-name="EP_20_statistiche" table:formula="of:=SUMIF(AA;[.A12];BB)" office:value-type="currency" office:currency="EUR" office:value="3505.95">
            <text:p>€ 3.505,95</text:p>
          </table:table-cell>
          <table:table-cell table:style-name="EP_20_statistiche"/>
          <table:table-cell table:style-name="EP_20_statistiche_5f_Contab_5f_q" table:formula="of:=[.O12]/[.E12]" office:value-type="float" office:value="1743">
            <text:p>1.743,00</text:p>
          </table:table-cell>
          <table:table-cell table:style-name="EP_20_statistiche_5f_Contab" table:formula="of:=SUMIF(GG;[.A12];G1G1)" office:value-type="currency" office:currency="EUR" office:value="4270.35">
            <text:p>4.270,35 €</text:p>
          </table:table-cell>
          <table:table-cell table:number-columns-repeated="224"/>
        </table:table-row>
        <table:table-row table:style-name="ro8">
          <table:table-cell table:style-name="EP-aS" office:value-type="string">
            <text:p>E.03.10.24.b</text:p>
          </table:table-cell>
          <table:table-cell table:style-name="EP-a" office:value-type="string">
            <text:p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/text:p>
            <text:p>Rck 45 - XS1 - rapporto a/c max&lt;0,50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217625369">
            <text:p>€ 0,22</text:p>
          </table:table-cell>
          <table:table-cell table:style-name="EP-mezzo" office:value-type="currency" office:currency="EUR" office:value="116.78">
            <text:p>€ 116,78</text:p>
          </table:table-cell>
          <table:table-cell table:style-name="EP-mezzo_20__25_" office:value-type="percentage" office:value="0.0611">
            <text:p>6,11%</text:p>
          </table:table-cell>
          <table:table-cell table:style-name="EP-mezzo" table:formula="of:=IF([.E13]*[.F13]=0;&quot;&quot; ;[.E13]*[.F13])" office:value-type="currency" office:currency="EUR" office:value="7.135258">
            <text:p>€ 7,14</text:p>
          </table:table-cell>
          <table:table-cell table:style-name="EP-mezzo" office:value-type="string">
            <text:p>(Campania 2011) <text:s text:c="3"/>E.03.10.24.b</text:p>
          </table:table-cell>
          <table:table-cell table:style-name="EP-sfondo" table:number-columns-repeated="2"/>
          <table:table-cell table:style-name="EP_20_statistiche_5f_q" table:formula="of:=[.L13]/[.E13]" office:value-type="float" office:value="56.16">
            <text:p>56,16</text:p>
          </table:table-cell>
          <table:table-cell table:style-name="EP_20_statistiche" table:formula="of:=SUMIF(AA;[.A13];BB)" office:value-type="currency" office:currency="EUR" office:value="6558.3648">
            <text:p>€ 6.558,36</text:p>
          </table:table-cell>
          <table:table-cell table:style-name="EP_20_statistiche"/>
          <table:table-cell table:style-name="EP_20_statistiche_5f_Contab_5f_q" table:formula="of:=[.O13]/[.E13]" office:value-type="float" office:value="29.16">
            <text:p>29,16</text:p>
          </table:table-cell>
          <table:table-cell table:style-name="EP_20_statistiche_5f_Contab" table:formula="of:=SUMIF(GG;[.A13];G1G1)" office:value-type="currency" office:currency="EUR" office:value="3405.3048">
            <text:p>3.405,3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3.30.10.a</text:p>
          </table:table-cell>
          <table:table-cell table:style-name="EP-a" office:value-type="string">
            <text:p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/text:p>
            <text:p>per opere di fond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43220269">
            <text:p>€ 0,43</text:p>
          </table:table-cell>
          <table:table-cell table:style-name="EP-mezzo" office:value-type="currency" office:currency="EUR" office:value="20.95">
            <text:p>€ 20,95</text:p>
          </table:table-cell>
          <table:table-cell table:style-name="EP-mezzo_20__25_" office:value-type="percentage" office:value="0.6764">
            <text:p>67,64%</text:p>
          </table:table-cell>
          <table:table-cell table:style-name="EP-mezzo" table:formula="of:=IF([.E14]*[.F14]=0;&quot;&quot; ;[.E14]*[.F14])" office:value-type="currency" office:currency="EUR" office:value="14.17058">
            <text:p>€ 14,17</text:p>
          </table:table-cell>
          <table:table-cell table:style-name="EP-mezzo" office:value-type="string">
            <text:p>(Campania 2011) <text:s text:c="3"/>E.03.30.10.a</text:p>
          </table:table-cell>
          <table:table-cell table:style-name="EP-sfondo" table:number-columns-repeated="2"/>
          <table:table-cell table:style-name="EP_20_statistiche_5f_q" table:formula="of:=[.L14]/[.E14]" office:value-type="float" office:value="0">
            <text:p>,00</text:p>
          </table:table-cell>
          <table:table-cell table:style-name="EP_20_statistiche" table:formula="of:=SUMIF(AA;[.A14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4]/[.E14]" office:value-type="float" office:value="0">
            <text:p>,00</text:p>
          </table:table-cell>
          <table:table-cell table:style-name="EP_20_statistiche_5f_Contab" table:formula="of:=SUMIF(GG;[.A1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3.30.10.b</text:p>
          </table:table-cell>
          <table:table-cell table:style-name="EP-a" office:value-type="string">
            <text:p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/text:p>
            <text:p>per opere in elev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50036592">
            <text:p>€ 0,50</text:p>
          </table:table-cell>
          <table:table-cell table:style-name="EP-mezzo" office:value-type="currency" office:currency="EUR" office:value="27.6">
            <text:p>€ 27,60</text:p>
          </table:table-cell>
          <table:table-cell table:style-name="EP-mezzo_20__25_" office:value-type="percentage" office:value="0.5944">
            <text:p>59,44%</text:p>
          </table:table-cell>
          <table:table-cell table:style-name="EP-mezzo" table:formula="of:=IF([.E15]*[.F15]=0;&quot;&quot; ;[.E15]*[.F15])" office:value-type="currency" office:currency="EUR" office:value="16.40544">
            <text:p>€ 16,41</text:p>
          </table:table-cell>
          <table:table-cell table:style-name="EP-mezzo" office:value-type="string">
            <text:p>(Campania 2011) <text:s text:c="3"/>E.03.30.10.b</text:p>
          </table:table-cell>
          <table:table-cell table:style-name="EP-sfondo" table:number-columns-repeated="2"/>
          <table:table-cell table:style-name="EP_20_statistiche_5f_q" table:formula="of:=[.L15]/[.E15]" office:value-type="float" office:value="57.6">
            <text:p>57,60</text:p>
          </table:table-cell>
          <table:table-cell table:style-name="EP_20_statistiche" table:formula="of:=SUMIF(AA;[.A15];BB)" office:value-type="currency" office:currency="EUR" office:value="1589.76">
            <text:p>€ 1.589,76</text:p>
          </table:table-cell>
          <table:table-cell table:style-name="EP_20_statistiche"/>
          <table:table-cell table:style-name="EP_20_statistiche_5f_Contab_5f_q" table:formula="of:=[.O15]/[.E15]" office:value-type="float" office:value="57.6">
            <text:p>57,60</text:p>
          </table:table-cell>
          <table:table-cell table:style-name="EP_20_statistiche_5f_Contab" table:formula="of:=SUMIF(GG;[.A15];G1G1)" office:value-type="currency" office:currency="EUR" office:value="1589.76">
            <text:p>1.589,76 €</text:p>
          </table:table-cell>
          <table:table-cell table:number-columns-repeated="224"/>
        </table:table-row>
        <table:table-row table:style-name="ro9">
          <table:table-cell table:style-name="EP-aS" office:value-type="string">
            <text:p>E.03.30.70.e</text:p>
          </table:table-cell>
          <table:table-cell table:style-name="EP-a" office:value-type="string">
            <text:p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/text:p>
            <text:p>Casseri cartonati a sezione circolare diametro 350 mm</text:p>
          </table:table-cell>
          <table:table-cell table:style-name="EP-mezzo" office:value-type="string">
            <text:p>m</text:p>
          </table:table-cell>
          <table:table-cell table:style-name="EP-mezzo" office:value-type="currency" office:currency="EUR" office:value="0.2417952465">
            <text:p>€ 0,24</text:p>
          </table:table-cell>
          <table:table-cell table:style-name="EP-mezzo" office:value-type="currency" office:currency="EUR" office:value="30.27">
            <text:p>€ 30,27</text:p>
          </table:table-cell>
          <table:table-cell table:style-name="EP-mezzo_20__25_" office:value-type="percentage" office:value="0.2619">
            <text:p>26,19%</text:p>
          </table:table-cell>
          <table:table-cell table:style-name="EP-mezzo" table:formula="of:=IF([.E16]*[.F16]=0;&quot;&quot; ;[.E16]*[.F16])" office:value-type="currency" office:currency="EUR" office:value="7.927713">
            <text:p>€ 7,93</text:p>
          </table:table-cell>
          <table:table-cell table:style-name="EP-mezzo" office:value-type="string">
            <text:p>(Campania 2011) <text:s text:c="3"/>E.03.30.70.e</text:p>
          </table:table-cell>
          <table:table-cell table:style-name="EP-sfondo" table:number-columns-repeated="2"/>
          <table:table-cell table:style-name="EP_20_statistiche_5f_q" table:formula="of:=[.L16]/[.E16]" office:value-type="float" office:value="24.8">
            <text:p>24,80</text:p>
          </table:table-cell>
          <table:table-cell table:style-name="EP_20_statistiche" table:formula="of:=SUMIF(AA;[.A16];BB)" office:value-type="currency" office:currency="EUR" office:value="750.696">
            <text:p>€ 750,70</text:p>
          </table:table-cell>
          <table:table-cell table:style-name="EP_20_statistiche"/>
          <table:table-cell table:style-name="EP_20_statistiche_5f_Contab_5f_q" table:formula="of:=[.O16]/[.E16]" office:value-type="float" office:value="31">
            <text:p>31,00</text:p>
          </table:table-cell>
          <table:table-cell table:style-name="EP_20_statistiche_5f_Contab" table:formula="of:=SUMIF(GG;[.A16];G1G1)" office:value-type="currency" office:currency="EUR" office:value="938.37">
            <text:p>938,37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E.03.40.10.a</text:p>
          </table:table-cell>
          <table:table-cell table:style-name="EP-a" office:value-type="string">
            <text:p>ARMATURE</text:p>
            <text:p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/text:p>
            <text:p>Acciaio in barre per armature</text:p>
          </table:table-cell>
          <table:table-cell table:style-name="EP-mezzo" office:value-type="string">
            <text:p>kg</text:p>
          </table:table-cell>
          <table:table-cell table:style-name="EP-mezzo" office:value-type="currency" office:currency="EUR" office:value="0.006977363">
            <text:p>€ 0,01</text:p>
          </table:table-cell>
          <table:table-cell table:style-name="EP-mezzo" office:value-type="currency" office:currency="EUR" office:value="1.07">
            <text:p>€ 1,07</text:p>
          </table:table-cell>
          <table:table-cell table:style-name="EP-mezzo_20__25_" office:value-type="percentage" office:value="0.2138">
            <text:p>21,38%</text:p>
          </table:table-cell>
          <table:table-cell table:style-name="EP-mezzo" table:formula="of:=IF([.E17]*[.F17]=0;&quot;&quot; ;[.E17]*[.F17])" office:value-type="currency" office:currency="EUR" office:value="0.228766">
            <text:p>€ 0,23</text:p>
          </table:table-cell>
          <table:table-cell table:style-name="EP-mezzo" office:value-type="string">
            <text:p>(Campania 2011) <text:s text:c="3"/>E.03.40.10.a</text:p>
          </table:table-cell>
          <table:table-cell table:style-name="EP-sfondo" table:number-columns-repeated="2"/>
          <table:table-cell table:style-name="EP_20_statistiche_5f_q" table:formula="of:=[.L17]/[.E17]" office:value-type="float" office:value="1198.7864">
            <text:p>1.198,79</text:p>
          </table:table-cell>
          <table:table-cell table:style-name="EP_20_statistiche" table:formula="of:=SUMIF(AA;[.A17];BB)" office:value-type="currency" office:currency="EUR" office:value="1282.701448">
            <text:p>€ 1.282,70</text:p>
          </table:table-cell>
          <table:table-cell table:style-name="EP_20_statistiche"/>
          <table:table-cell table:style-name="EP_20_statistiche_5f_Contab_5f_q" table:formula="of:=[.O17]/[.E17]" office:value-type="float" office:value="2016">
            <text:p>2.016,00</text:p>
          </table:table-cell>
          <table:table-cell table:style-name="EP_20_statistiche_5f_Contab" table:formula="of:=SUMIF(GG;[.A17];G1G1)" office:value-type="currency" office:currency="EUR" office:value="2157.12">
            <text:p>2.157,12 €</text:p>
          </table:table-cell>
          <table:table-cell table:number-columns-repeated="224"/>
        </table:table-row>
        <table:table-row table:style-name="ro11">
          <table:table-cell table:style-name="EP-aS" office:value-type="string">
            <text:p>E.04.10.10.e</text:p>
          </table:table-cell>
          <table:table-cell table:style-name="EP-a" office:value-type="string">
            <text:p>SOLAI IN LATERO CEMENTO</text:p>
            <text:p>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</text:p>
            <text:p>per altezza totale di 24 cm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7797696088">
            <text:p>€ 0,78</text:p>
          </table:table-cell>
          <table:table-cell table:style-name="EP-mezzo" office:value-type="currency" office:currency="EUR" office:value="56.29">
            <text:p>€ 56,29</text:p>
          </table:table-cell>
          <table:table-cell table:style-name="EP-mezzo_20__25_" office:value-type="percentage" office:value="0.3412">
            <text:p>34,12%</text:p>
          </table:table-cell>
          <table:table-cell table:style-name="EP-mezzo" table:formula="of:=IF([.E18]*[.F18]=0;&quot;&quot; ;[.E18]*[.F18])" office:value-type="currency" office:currency="EUR" office:value="19.206148">
            <text:p>€ 19,21</text:p>
          </table:table-cell>
          <table:table-cell table:style-name="EP-mezzo" office:value-type="string">
            <text:p>(Campania 2011) <text:s text:c="3"/>E.04.10.10.e</text:p>
          </table:table-cell>
          <table:table-cell table:style-name="EP-sfondo" table:number-columns-repeated="2"/>
          <table:table-cell table:style-name="EP_20_statistiche_5f_q" table:formula="of:=[.L18]/[.E18]" office:value-type="float" office:value="52.8">
            <text:p>52,80</text:p>
          </table:table-cell>
          <table:table-cell table:style-name="EP_20_statistiche" table:formula="of:=SUMIF(AA;[.A18];BB)" office:value-type="currency" office:currency="EUR" office:value="2972.112">
            <text:p>€ 2.972,11</text:p>
          </table:table-cell>
          <table:table-cell table:style-name="EP_20_statistiche"/>
          <table:table-cell table:style-name="EP_20_statistiche_5f_Contab_5f_q" table:formula="of:=[.O18]/[.E18]" office:value-type="float" office:value="0">
            <text:p>,00</text:p>
          </table:table-cell>
          <table:table-cell table:style-name="EP_20_statistiche_5f_Contab" table:formula="of:=SUMIF(GG;[.A18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2">
          <table:table-cell table:style-name="EP-aS" office:value-type="string">
            <text:p>E.06.10.10.c</text:p>
          </table:table-cell>
          <table:table-cell table:style-name="EP-a" office:value-type="string">
            <text:p>Malta con grassello di calce in pasta e sabbia composta da:</text:p>
            <text:p>450 kg di grassello di calce per 1 m³ di sabbia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0.48324627">
            <text:p>€ 0,48</text:p>
          </table:table-cell>
          <table:table-cell table:style-name="EP-mezzo" office:value-type="currency" office:currency="EUR" office:value="82.35">
            <text:p>€ 82,35</text:p>
          </table:table-cell>
          <table:table-cell table:style-name="EP-mezzo_20__25_" office:value-type="percentage" office:value="0.1924">
            <text:p>19,24%</text:p>
          </table:table-cell>
          <table:table-cell table:style-name="EP-mezzo" table:formula="of:=IF([.E19]*[.F19]=0;&quot;&quot; ;[.E19]*[.F19])" office:value-type="currency" office:currency="EUR" office:value="15.84414">
            <text:p>€ 15,84</text:p>
          </table:table-cell>
          <table:table-cell table:style-name="EP-mezzo" office:value-type="string">
            <text:p>(Campania 2011) <text:s text:c="3"/>E.06.10.10.c</text:p>
          </table:table-cell>
          <table:table-cell table:style-name="EP-sfondo" table:number-columns-repeated="2"/>
          <table:table-cell table:style-name="EP_20_statistiche_5f_q" table:formula="of:=[.L19]/[.E19]" office:value-type="float" office:value="0">
            <text:p>,00</text:p>
          </table:table-cell>
          <table:table-cell table:style-name="EP_20_statistiche" table:formula="of:=SUMIF(AA;[.A19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19]/[.E19]" office:value-type="float" office:value="0">
            <text:p>,00</text:p>
          </table:table-cell>
          <table:table-cell table:style-name="EP_20_statistiche_5f_Contab" table:formula="of:=SUMIF(GG;[.A19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8">
          <table:table-cell table:style-name="EP-aS" office:value-type="string">
            <text:p>E.07.90.30.c</text:p>
          </table:table-cell>
          <table:table-cell table:style-name="EP-a" office:value-type="string">
            <text:p>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</text:p>
            <text:p>Di altezza da 13-15 cm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1059021">
            <text:p>€ 0,11</text:p>
          </table:table-cell>
          <table:table-cell table:style-name="EP-mezzo" office:value-type="currency" office:currency="EUR" office:value="27">
            <text:p>€ 27,00</text:p>
          </table:table-cell>
          <table:table-cell table:style-name="EP-mezzo_20__25_" office:value-type="percentage" office:value="0.1286">
            <text:p>12,86%</text:p>
          </table:table-cell>
          <table:table-cell table:style-name="EP-mezzo" table:formula="of:=IF([.E20]*[.F20]=0;&quot;&quot; ;[.E20]*[.F20])" office:value-type="currency" office:currency="EUR" office:value="3.4722">
            <text:p>€ 3,47</text:p>
          </table:table-cell>
          <table:table-cell table:style-name="EP-mezzo" office:value-type="string">
            <text:p>(Campania 2011) <text:s text:c="3"/>E.07.90.30.c</text:p>
          </table:table-cell>
          <table:table-cell table:style-name="EP-sfondo" table:number-columns-repeated="2"/>
          <table:table-cell table:style-name="EP_20_statistiche_5f_q" table:formula="of:=[.L20]/[.E20]" office:value-type="float" office:value="144">
            <text:p>144,00</text:p>
          </table:table-cell>
          <table:table-cell table:style-name="EP_20_statistiche" table:formula="of:=SUMIF(AA;[.A20];BB)" office:value-type="currency" office:currency="EUR" office:value="3888">
            <text:p>€ 3.888,00</text:p>
          </table:table-cell>
          <table:table-cell table:style-name="EP_20_statistiche"/>
          <table:table-cell table:style-name="EP_20_statistiche_5f_Contab_5f_q" table:formula="of:=[.O20]/[.E20]" office:value-type="float" office:value="0">
            <text:p>,00</text:p>
          </table:table-cell>
          <table:table-cell table:style-name="EP_20_statistiche_5f_Contab" table:formula="of:=SUMIF(GG;[.A20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5">
          <table:table-cell table:style-name="EP-aS" office:value-type="string">
            <text:p>E.08.10.30.a</text:p>
          </table:table-cell>
          <table:table-cell table:style-name="EP-a" office:value-type="string">
            <text:p>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</text:p>
            <text:p>con malta idraulica</text:p>
          </table:table-cell>
          <table:table-cell table:style-name="EP-mezzo" office:value-type="string">
            <text:p>mc</text:p>
          </table:table-cell>
          <table:table-cell table:style-name="EP-mezzo" office:value-type="currency" office:currency="EUR" office:value="3.702273798">
            <text:p>€ 3,70</text:p>
          </table:table-cell>
          <table:table-cell table:style-name="EP-mezzo" office:value-type="currency" office:currency="EUR" office:value="162.94">
            <text:p>€ 162,94</text:p>
          </table:table-cell>
          <table:table-cell table:style-name="EP-mezzo_20__25_" office:value-type="percentage" office:value="0.6586">
            <text:p>65,86%</text:p>
          </table:table-cell>
          <table:table-cell table:style-name="EP-mezzo" table:formula="of:=IF([.E21]*[.F21]=0;&quot;&quot; ;[.E21]*[.F21])" office:value-type="currency" office:currency="EUR" office:value="107.312284">
            <text:p>€ 107,31</text:p>
          </table:table-cell>
          <table:table-cell table:style-name="EP-mezzo" office:value-type="string">
            <text:p>(Campania 2011) <text:s text:c="3"/>E.08.10.30.a</text:p>
          </table:table-cell>
          <table:table-cell table:style-name="EP-sfondo" table:number-columns-repeated="2"/>
          <table:table-cell table:style-name="EP_20_statistiche_5f_q" table:formula="of:=[.L21]/[.E21]" office:value-type="float" office:value="148.8">
            <text:p>148,80</text:p>
          </table:table-cell>
          <table:table-cell table:style-name="EP_20_statistiche" table:formula="of:=SUMIF(AA;[.A21];BB)" office:value-type="currency" office:currency="EUR" office:value="24245.472">
            <text:p>€ 24.245,47</text:p>
          </table:table-cell>
          <table:table-cell table:style-name="EP_20_statistiche"/>
          <table:table-cell table:style-name="EP_20_statistiche_5f_Contab_5f_q" table:formula="of:=[.O21]/[.E21]" office:value-type="float" office:value="0">
            <text:p>,00</text:p>
          </table:table-cell>
          <table:table-cell table:style-name="EP_20_statistiche_5f_Contab" table:formula="of:=SUMIF(GG;[.A21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3">
          <table:table-cell table:style-name="EP-aS" office:value-type="string">
            <text:p>Invenz_1</text:p>
          </table:table-cell>
          <table:table-cell table:style-name="EP-a" office:value-type="string">
            <text:p>Impianto di cantiere comprendente: recinzione a norma, baracca spogliatoio e mensa, ufficio, servizio igienico, Cartello di cantiere, cartellonistica di sicurezza. <text:s text:c="4"/></text:p>
            <text:p>Il tutto come specificato nel piano di Sicurezza e nei suoi allegati!</text:p>
          </table:table-cell>
          <table:table-cell table:style-name="EP-mezzo" office:value-type="string">
            <text:p>corpo</text:p>
          </table:table-cell>
          <table:table-cell table:number-columns-repeated="2" table:style-name="EP-mezzo" office:value-type="currency" office:currency="EUR" office:value="5000">
            <text:p>€ 5.000,00</text:p>
          </table:table-cell>
          <table:table-cell table:style-name="EP-mezzo_20__25_"/>
          <table:table-cell table:style-name="EP-mezzo" table:formula="of:=IF([.E22]*[.F22]=0;&quot;&quot; ;[.E22]*[.F22])">
            <text:p/>
          </table:table-cell>
          <table:table-cell table:style-name="EP-mezzo" office:value-type="string">
            <text:p>Ma proprio inventato di sana pianta</text:p>
          </table:table-cell>
          <table:table-cell table:style-name="EP-sfondo" table:number-columns-repeated="2"/>
          <table:table-cell table:style-name="EP_20_statistiche_5f_q" table:formula="of:=[.L22]/[.E22]" office:value-type="float" office:value="1">
            <text:p>1,00</text:p>
          </table:table-cell>
          <table:table-cell table:style-name="EP_20_statistiche" table:formula="of:=SUMIF(AA;[.A22];BB)" office:value-type="currency" office:currency="EUR" office:value="5000">
            <text:p>€ 5.000,00</text:p>
          </table:table-cell>
          <table:table-cell table:style-name="EP_20_statistiche"/>
          <table:table-cell table:style-name="EP_20_statistiche_5f_Contab_5f_q" table:formula="of:=[.O22]/[.E22]" office:value-type="float" office:value="2">
            <text:p>2,00</text:p>
          </table:table-cell>
          <table:table-cell table:style-name="EP_20_statistiche_5f_Contab" table:formula="of:=SUMIF(GG;[.A22];G1G1)" office:value-type="currency" office:currency="EUR" office:value="10000">
            <text:p>10.000,00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L.02.40.80.f</text:p>
          </table:table-cell>
          <table:table-cell table:style-name="EP-a" office:value-type="string">
            <text:p>TUBI PER DISTRIBUZIONE E CAVIDOTTI</text:p>
            <text:p>Tubo per impianti elettrici protettivo isolante del tipo rigido filettato in PVC piegabile a freddo, auto estinguente, completo di sonda tira - filo, giunzioni, curve, manicotti, cavallotti di fissaggio, per impianti con grado di protezione IP 55, dato in opera sotto traccia o all’interno di controsoffitti o intercapedini o in vista</text:p>
            <text:p>Diametro mm 50</text:p>
          </table:table-cell>
          <table:table-cell table:style-name="EP-mezzo" office:value-type="string">
            <text:p>m</text:p>
          </table:table-cell>
          <table:table-cell table:style-name="EP-mezzo" office:value-type="currency" office:currency="EUR" office:value="0.103032">
            <text:p>€ 0,10</text:p>
          </table:table-cell>
          <table:table-cell table:style-name="EP-mezzo" office:value-type="currency" office:currency="EUR" office:value="9.72">
            <text:p>€ 9,72</text:p>
          </table:table-cell>
          <table:table-cell table:style-name="EP-mezzo_20__25_" office:value-type="percentage" office:value="0.4126">
            <text:p>41,26%</text:p>
          </table:table-cell>
          <table:table-cell table:style-name="EP-mezzo" table:formula="of:=IF([.E23]*[.F23]=0;&quot;&quot; ;[.E23]*[.F23])" office:value-type="currency" office:currency="EUR" office:value="4.010472">
            <text:p>€ 4,01</text:p>
          </table:table-cell>
          <table:table-cell table:style-name="EP-mezzo" office:value-type="string">
            <text:p>(Campania 2011) <text:s text:c="3"/>L.02.40.80.f</text:p>
          </table:table-cell>
          <table:table-cell table:style-name="EP-sfondo" table:number-columns-repeated="2"/>
          <table:table-cell table:style-name="EP_20_statistiche_5f_q" table:formula="of:=[.L23]/[.E23]" office:value-type="float" office:value="0">
            <text:p>,00</text:p>
          </table:table-cell>
          <table:table-cell table:style-name="EP_20_statistiche" table:formula="of:=SUMIF(AA;[.A23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3]/[.E23]" office:value-type="float" office:value="0">
            <text:p>,00</text:p>
          </table:table-cell>
          <table:table-cell table:style-name="EP_20_statistiche_5f_Contab" table:formula="of:=SUMIF(GG;[.A23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4">
          <table:table-cell table:style-name="EP-aS" office:value-type="string">
            <text:p>M.11.10.80.b</text:p>
          </table:table-cell>
          <table:table-cell table:style-name="EP-a" office:value-type="string">
            <text:p>Unità termo - ventilante ad armadio per installazione verticale o pensile, portata d'aria min/med/max = 11000/13600/16400 mc/h, pressione statica disponibile = 150 Pa minimo, composta da ventilatore centrifugo a doppia aspirazione accoppiato a motore trifase tramite cinghia e puleggia a diametro variabile per regolare portata e prevalenza, batteria di scambio ad acqua calda o refrigerata, mobile metallico di copertura in lamiera verniciata ed isolamento acustico interno. Dimensioni indicative d'ingombro (senza accessori): larghezza * profondità * altezza = 200 cm * 85 cm * 170 cm. Sono esclusi i soli collegamenti elettrici alla rete di alimentazione, ogni onere compreso per dare l'opera compiuta a regola d'arte</text:p>
            <text:p>Unità con batteria a 3 ranghi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12.27524">
            <text:p>€ 12,28</text:p>
          </table:table-cell>
          <table:table-cell table:style-name="EP-mezzo" office:value-type="currency" office:currency="EUR" office:value="6137.62">
            <text:p>€ 6.137,62</text:p>
          </table:table-cell>
          <table:table-cell table:style-name="EP-mezzo_20__25_" office:value-type="percentage" office:value="0.0774">
            <text:p>7,74%</text:p>
          </table:table-cell>
          <table:table-cell table:style-name="EP-mezzo" table:formula="of:=IF([.E24]*[.F24]=0;&quot;&quot; ;[.E24]*[.F24])" office:value-type="currency" office:currency="EUR" office:value="475.051788">
            <text:p>€ 475,05</text:p>
          </table:table-cell>
          <table:table-cell table:style-name="EP-mezzo" office:value-type="string">
            <text:p>(Campania 2011) <text:s text:c="3"/>M.11.10.80.b</text:p>
          </table:table-cell>
          <table:table-cell table:style-name="EP-sfondo" table:number-columns-repeated="2"/>
          <table:table-cell table:style-name="EP_20_statistiche_5f_q" table:formula="of:=[.L24]/[.E24]" office:value-type="float" office:value="0">
            <text:p>,00</text:p>
          </table:table-cell>
          <table:table-cell table:style-name="EP_20_statistiche" table:formula="of:=SUMIF(AA;[.A24];BB)" office:value-type="currency" office:currency="EUR" office:value="0">
            <text:p>€ 0,00</text:p>
          </table:table-cell>
          <table:table-cell/>
          <table:table-cell table:style-name="EP_20_statistiche_5f_Contab_5f_q" table:formula="of:=[.O24]/[.E24]" office:value-type="float" office:value="0">
            <text:p>,00</text:p>
          </table:table-cell>
          <table:table-cell table:style-name="EP_20_statistiche_5f_Contab" table:formula="of:=SUMIF(GG;[.A24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3">
          <table:table-cell table:style-name="EP-aS" office:value-type="string">
            <text:p>Man_1</text:p>
          </table:table-cell>
          <table:table-cell table:style-name="EP-a" office:value-type="string">
            <text:p>Operaio Specializzato (ore normali)</text:p>
          </table:table-cell>
          <table:table-cell table:style-name="EP-mezzo" office:value-type="string">
            <text:p>ora</text:p>
          </table:table-cell>
          <table:table-cell table:style-name="EP-mezzo"/>
          <table:table-cell table:style-name="EP-mezzo" office:value-type="currency" office:currency="EUR" office:value="30">
            <text:p>€ 30,00</text:p>
          </table:table-cell>
          <table:table-cell table:style-name="EP-mezzo_20__25_" office:value-type="percentage" office:value="1">
            <text:p>100,00%</text:p>
          </table:table-cell>
          <table:table-cell table:style-name="EP-mezzo" table:formula="of:=IF([.E25]*[.F25]=0;&quot;&quot; ;[.E25]*[.F25])" office:value-type="currency" office:currency="EUR" office:value="30">
            <text:p>€ 30,00</text:p>
          </table:table-cell>
          <table:table-cell table:style-name="EP-mezzo" office:value-type="string">
            <text:p>a memoria.. :-)</text:p>
          </table:table-cell>
          <table:table-cell table:style-name="EP-sfondo" table:number-columns-repeated="2"/>
          <table:table-cell table:style-name="EP_20_statistiche_5f_q" table:formula="of:=[.L25]/[.E25]" office:value-type="float" office:value="0">
            <text:p>,00</text:p>
          </table:table-cell>
          <table:table-cell table:style-name="EP_20_statistiche" table:formula="of:=SUMIF(AA;[.A25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5]/[.E25]" office:value-type="float" office:value="0">
            <text:p>,00</text:p>
          </table:table-cell>
          <table:table-cell table:style-name="EP_20_statistiche_5f_Contab" table:formula="of:=SUMIF(GG;[.A25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5">
          <table:table-cell table:style-name="EP-aS" office:value-type="string">
            <text:p>P.03.10.30.a</text:p>
          </table:table-cell>
          <table:table-cell table:style-name="EP-a" office:value-type="string">
            <text:p>Ponteggio o incastellatura realizzato con elementi a telaio sovrapponibili, valutato per metro quadro di superficie asservita</text:p>
            <text:p>Per il 1°mese o frazione</text:p>
          </table:table-cell>
          <table:table-cell table:style-name="EP-mezzo" office:value-type="string">
            <text:p>mq</text:p>
          </table:table-cell>
          <table:table-cell table:style-name="EP-mezzo" office:value-type="currency" office:currency="EUR" office:value="0.080269854">
            <text:p>€ 0,08</text:p>
          </table:table-cell>
          <table:table-cell table:style-name="EP-mezzo" office:value-type="currency" office:currency="EUR" office:value="2.95">
            <text:p>€ 2,95</text:p>
          </table:table-cell>
          <table:table-cell table:style-name="EP-mezzo_20__25_" office:value-type="percentage" office:value="0.6702">
            <text:p>67,02%</text:p>
          </table:table-cell>
          <table:table-cell table:style-name="EP-mezzo" table:formula="of:=IF([.E26]*[.F26]=0;&quot;&quot; ;[.E26]*[.F26])" office:value-type="currency" office:currency="EUR" office:value="1.97709">
            <text:p>€ 1,98</text:p>
          </table:table-cell>
          <table:table-cell table:style-name="EP-mezzo" office:value-type="string">
            <text:p>(Campania 2011) <text:s text:c="3"/>P.03.10.30.a</text:p>
          </table:table-cell>
          <table:table-cell table:style-name="EP-sfondo" table:number-columns-repeated="2"/>
          <table:table-cell table:style-name="EP_20_statistiche_5f_q" table:formula="of:=[.L26]/[.E26]" office:value-type="float" office:value="168">
            <text:p>168,00</text:p>
          </table:table-cell>
          <table:table-cell table:style-name="EP_20_statistiche" table:formula="of:=SUMIF(AA;[.A26];BB)" office:value-type="currency" office:currency="EUR" office:value="495.6">
            <text:p>€ 495,60</text:p>
          </table:table-cell>
          <table:table-cell table:style-name="EP_20_statistiche"/>
          <table:table-cell table:style-name="EP_20_statistiche_5f_Contab_5f_q" table:formula="of:=[.O26]/[.E26]" office:value-type="float" office:value="228">
            <text:p>228,00</text:p>
          </table:table-cell>
          <table:table-cell table:style-name="EP_20_statistiche_5f_Contab" table:formula="of:=SUMIF(GG;[.A26];G1G1)" office:value-type="currency" office:currency="EUR" office:value="672.6">
            <text:p>672,60 €</text:p>
          </table:table-cell>
          <table:table-cell table:number-columns-repeated="224"/>
        </table:table-row>
        <table:table-row table:style-name="ro10">
          <table:table-cell table:style-name="EP-aS" office:value-type="string">
            <text:p>U.04.20.20.c</text:p>
          </table:table-cell>
          <table:table-cell table:style-name="EP-a" office:value-type="string">
            <text:p>Pozzetto di raccordo pedonale, sifonato, realizzato con elementi prefabbricati in cemento vibrato con impronte laterali per l'immissione di tubi, senza coperchio o griglia, posto in opera compreso ogni onere e magistero per l'allaccio a tenuta con le tubazioni, incluso il letto con calcestruzzo cementizio, il rinfianco e il rinterro con la sola esclusione degli oneri per lo scavo</text:p>
            <text:p>40x40x40 cm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0.5421214422">
            <text:p>€ 0,54</text:p>
          </table:table-cell>
          <table:table-cell table:style-name="EP-mezzo" office:value-type="currency" office:currency="EUR" office:value="46.38">
            <text:p>€ 46,38</text:p>
          </table:table-cell>
          <table:table-cell table:style-name="EP-mezzo_20__25_" office:value-type="percentage" office:value="0.5289">
            <text:p>52,89%</text:p>
          </table:table-cell>
          <table:table-cell table:style-name="EP-mezzo" table:formula="of:=IF([.E27]*[.F27]=0;&quot;&quot; ;[.E27]*[.F27])" office:value-type="currency" office:currency="EUR" office:value="24.530382">
            <text:p>€ 24,53</text:p>
          </table:table-cell>
          <table:table-cell table:style-name="EP-mezzo" office:value-type="string">
            <text:p>(Campania 2011) <text:s text:c="3"/>U.04.20.20.c</text:p>
          </table:table-cell>
          <table:table-cell table:style-name="EP-sfondo" table:number-columns-repeated="2"/>
          <table:table-cell table:style-name="EP_20_statistiche_5f_q" table:formula="of:=[.L27]/[.E27]" office:value-type="float" office:value="0">
            <text:p>,00</text:p>
          </table:table-cell>
          <table:table-cell table:style-name="EP_20_statistiche" table:formula="of:=SUMIF(AA;[.A27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7]/[.E27]" office:value-type="float" office:value="0">
            <text:p>,00</text:p>
          </table:table-cell>
          <table:table-cell table:style-name="EP_20_statistiche_5f_Contab" table:formula="of:=SUMIF(GG;[.A27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3">
          <table:table-cell table:style-name="EP-aS" office:value-type="string">
            <text:p>U.06.30.30.a</text:p>
          </table:table-cell>
          <table:table-cell table:style-name="EP-a" office:value-type="string">
            <text:p>Fioriera in cemento a superficie bocciardata, compreso ogni onere e magistero per la fornitura ed il posizionamento su pavimentazione o su tappeto erboso: rettangolare:</text:p>
            <text:p>100x40x45 cm, peso 150 kg</text:p>
          </table:table-cell>
          <table:table-cell table:style-name="EP-mezzo" office:value-type="string">
            <text:p>cad</text:p>
          </table:table-cell>
          <table:table-cell table:style-name="EP-mezzo" office:value-type="currency" office:currency="EUR" office:value="0.30354624">
            <text:p>€ 0,30</text:p>
          </table:table-cell>
          <table:table-cell table:style-name="EP-mezzo" office:value-type="currency" office:currency="EUR" office:value="55.84">
            <text:p>€ 55,84</text:p>
          </table:table-cell>
          <table:table-cell table:style-name="EP-mezzo_20__25_" office:value-type="percentage" office:value="0.183">
            <text:p>18,30%</text:p>
          </table:table-cell>
          <table:table-cell table:style-name="EP-mezzo" table:formula="of:=IF([.E28]*[.F28]=0;&quot;&quot; ;[.E28]*[.F28])" office:value-type="currency" office:currency="EUR" office:value="10.21872">
            <text:p>€ 10,22</text:p>
          </table:table-cell>
          <table:table-cell table:style-name="EP-mezzo" office:value-type="string">
            <text:p>(Campania 2011) <text:s text:c="3"/>U.06.30.30.a</text:p>
          </table:table-cell>
          <table:table-cell table:style-name="EP-sfondo" table:number-columns-repeated="2"/>
          <table:table-cell table:style-name="EP_20_statistiche_5f_q" table:formula="of:=[.L28]/[.E28]" office:value-type="float" office:value="0">
            <text:p>,00</text:p>
          </table:table-cell>
          <table:table-cell table:style-name="EP_20_statistiche" table:formula="of:=SUMIF(AA;[.A28];BB)" office:value-type="currency" office:currency="EUR" office:value="0">
            <text:p>€ 0,00</text:p>
          </table:table-cell>
          <table:table-cell table:style-name="EP_20_statistiche"/>
          <table:table-cell table:style-name="EP_20_statistiche_5f_Contab_5f_q" table:formula="of:=[.O28]/[.E28]" office:value-type="float" office:value="0">
            <text:p>,00</text:p>
          </table:table-cell>
          <table:table-cell table:style-name="EP_20_statistiche_5f_Contab" table:formula="of:=SUMIF(GG;[.A28];G1G1)" office:value-type="currency" office:currency="EUR" office:value="0">
            <text:p>0,00 €</text:p>
          </table:table-cell>
          <table:table-cell table:number-columns-repeated="224"/>
        </table:table-row>
        <table:table-row table:style-name="ro16">
          <table:table-cell table:style-name="EP-aS"/>
          <table:table-cell table:style-name="EP-a"/>
          <table:table-cell table:style-name="EP-mezzo" table:number-columns-repeated="2"/>
          <table:table-cell table:style-name="EP-mezzo"/>
          <table:table-cell table:style-name="EP-mezzo_20__25_"/>
          <table:table-cell table:style-name="EP-mezzo" table:formula="of:=IF([.E29]*[.F29]=0;&quot;&quot;;[.E29]*[.F29])">
            <text:p/>
          </table:table-cell>
          <table:table-cell table:style-name="EP-mezzo"/>
          <table:table-cell table:style-name="EP-sfondo" table:number-columns-repeated="2"/>
          <table:table-cell table:style-name="EP_20_statistiche_5f_q"/>
          <table:table-cell table:style-name="EP_20_statistiche" table:number-columns-repeated="4"/>
          <table:table-cell table:number-columns-repeated="224"/>
        </table:table-row>
        <table:table-row table:style-name="ro17">
          <table:table-cell table:style-name="Riga_5f_rossa_5f_Chiudi" office:value-type="string">
            <text:p>Fine elenco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6"/>
          <table:table-cell table:style-name="Riga_5f_rossa_5f_Chiudi" office:value-type="string">
            <text:p>Fine elenco</text:p>
          </table:table-cell>
          <table:table-cell table:style-name="EP-sfondo"/>
          <table:table-cell table:style-name="EP_20_statistiche"/>
          <table:table-cell table:style-name="EP_20_statistiche" table:formula="of:=SUM([.L2:.L29])" office:value-type="currency" office:currency="EUR" office:value="65519.5637555602">
            <text:p>€ 65.519,56</text:p>
          </table:table-cell>
          <table:table-cell table:style-name="EP_20_statistiche" table:number-columns-repeated="2"/>
          <table:table-cell table:style-name="EP_20_statistiche" table:formula="of:=SUM([.O2:.O29])" office:value-type="currency" office:currency="EUR" office:value="29141.4848">
            <text:p>€ 29.141,48</text:p>
          </table:table-cell>
          <table:table-cell table:number-columns-repeated="224"/>
        </table:table-row>
        <table:table-row table:style-name="ro18">
          <table:table-cell table:style-name="EP-sfondo" office:value-type="string">
            <text:p>NOTE E SPECIFICHE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2"/>
          <table:table-cell table:number-columns-repeated="7"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"/>
          <table:table-cell table:style-name="ce4" office:value-type="string">
            <text:p>Prezzario di Riferimento: </text:p>
          </table:table-cell>
          <table:table-cell table:style-name="EP-sfondo_20_txt" office:value-type="string">
            <text:p>Campania 2011</text:p>
          </table:table-cell>
          <table:table-cell table:style-name="EP-sfondo"/>
          <table:table-cell table:style-name="EP-sfondo_20_txt" table:number-columns-repeated="3"/>
          <table:table-cell table:style-name="EP-sfondo" table:number-columns-repeated="3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1) <text:s/>Per esigenze tecniche e di spazio alcune descrizioni di voce sono state abbreviate e/o <text:s/>possono risultare <text:s/>troncate: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considerato che <text:s/>le voci sono <text:s/>estratte <text:s/>da un prezzario ufficiale, la descrizione completa contenuta in quell'elenco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rappresenta <text:s/>in ogni caso il riferimento normativo e contrattuale di base, ed a questo ci si deve riferire nel caso di dubbi interpretativi.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2) <text:s/>Se la colonna <text:s/>successiva a "Cod. origine prezzo" contiene "AP" la voce è riferita a voci <text:s/>costruite con analisi del prezzo.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3) <text:s/>Nel caso un prezzo del materiale elementare non sia disponibile nel prezziario ufficiale sono stati utilizzati <text:s/>i prezzi medi correnti di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mercato, e nella colonna "cod. origine prezzo" e indicato come PM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4) <text:s/>Nel presente Computo metrico Estimativo il formato delle valute visualizza solo due decimali in arrotondamento. <text:s/>Ma per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ottenere la massima precisione si è scelto di mantenere tutti i decimali senza operare realmente degli arrotondamenti.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5"/>La mancata visualizzazione di tutte le cifre decimali potrebbe - in taluni casi - generare delle piccole incongruenze visuali nei 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8">
          <table:table-cell table:style-name="EP-sfondo_20_txt" office:value-type="string">
            <text:p><text:s text:c="4"/>centesimi dei singoli conteggi, ma garantisce nel contempo la massima precisione possibile nei risultati finali!</text:p>
          </table:table-cell>
          <table:table-cell table:style-name="EP-sfondo_20_txt"/>
          <table:table-cell table:style-name="EP-sfondo" table:number-columns-repeated="8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10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EP-sfondo" table:number-columns-repeated="2"/>
          <table:table-cell table:number-columns-repeated="7"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4">
          <table:table-cell table:style-name="EP-sfondo" table:number-columns-repeated="10"/>
          <table:table-cell table:style-name="ce3" table:number-columns-repeated="5"/>
          <table:table-cell table:number-columns-repeated="224"/>
        </table:table-row>
        <table:table-row table:style-name="ro19">
          <table:table-cell table:style-name="ce2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14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0" table:number-rows-repeated="6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17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0" table:number-rows-repeated="2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19" table:number-rows-repeated="20">
          <table:table-cell table:style-name="ce3" table:number-columns-repeated="8"/>
          <table:table-cell/>
          <table:table-cell table:style-name="EP-sfondo"/>
          <table:table-cell table:style-name="ce3" table:number-columns-repeated="5"/>
          <table:table-cell table:number-columns-repeated="224"/>
        </table:table-row>
        <table:table-row table:style-name="ro21" table:number-rows-repeated="2">
          <table:table-cell table:style-name="ce3" table:number-columns-repeated="8"/>
          <table:table-cell/>
          <table:table-cell table:style-name="ce3" table:number-columns-repeated="6"/>
          <table:table-cell table:number-columns-repeated="224"/>
        </table:table-row>
        <table:table-row table:style-name="ro21" table:number-rows-repeated="570">
          <table:table-cell table:style-name="ce3" table:number-columns-repeated="15"/>
          <table:table-cell table:number-columns-repeated="224"/>
        </table:table-row>
        <table:table-row table:style-name="ro21" table:number-rows-repeated="1047894">
          <table:table-cell table:number-columns-repeated="239"/>
        </table:table-row>
        <table:table-row table:style-name="ro21">
          <table:table-cell table:number-columns-repeated="239"/>
        </table:table-row>
      </table:table>
      <table:table table:name="Analisi di Prezzo" table:style-name="ta2" table:print-ranges="'Analisi di Prezzo'.A24:'Analisi di Prezzo'.K24">
        <office:forms form:automatic-focus="true" form:apply-design-mode="false">
          <form:form form:name="Standard_A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3" form:control-implementation="ooo:com.sun.star.form.component.CommandButton" xml:id="control5" form:id="control5" form:label="Agg.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  nuovo componernte o  lavo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A?language=Basic&amp;location=application" xlink:type="simple"/>
              </office:event-listeners>
            </form:button>
            <form:button form:name="PB7" form:control-implementation="ooo:com.sun.star.form.component.CommandButton" xml:id="control6" form:id="control6" form:label="Menu Principale &#10;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7" form:id="control7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1" form:control-implementation="ooo:com.sun.star.form.component.CommandButton" xml:id="control8" form:id="control8" form:label="NUOVA ANALISI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nuova analisi nel punto selezionato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Crea_Att.Nuova_Voce_scelta?language=Basic&amp;location=application" xlink:type="simple"/>
              </office:event-listeners>
            </form:button>
            <form:button form:name="PB2" form:control-implementation="ooo:com.sun.star.form.component.CommandButton" xml:id="control9" form:id="control9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(qualsia siano e dovunque siano) -Alt Del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B5" form:control-implementation="ooo:com.sun.star.form.component.CommandButton" xml:id="control10" form:id="control10" form:label=" ADATTA H RIGA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datta l'altezza delle righe   selezionate - Al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datta_Altezza_riga?language=Basic&amp;location=application" xlink:type="simple"/>
              </office:event-listeners>
            </form:button>
            <form:button form:name="PB6" form:control-implementation="ooo:com.sun.star.form.component.CommandButton" xml:id="control11" form:id="control11" form:label="Crea Nuovo Prezzo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gistra l'analisi selezionata all'Elenco Prezzi (Creando così un nuovo prezzo!) ( Alt 4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NALISI_IN_ELENCOPREZZI?language=Basic&amp;location=application" xlink:type="simple"/>
              </office:event-listeners>
            </form:button>
            <form:button form:name="PB4" form:control-implementation="ooo:com.sun.star.form.component.CommandButton" xml:id="control12" form:id="control12" form:label="Agg.  Utili / oneri/ maggiorazion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per Maggiorazione o  utili d'impresa o Oneri di Sicurezz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Utili?language=Basic&amp;location=application" xlink:type="simple"/>
              </office:event-listeners>
            </form:button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visibility="collapse" table:default-cell-style-name="Default"/>
        <table:table-column table:style-name="co10" table:number-columns-repeated="245" table:default-cell-style-name="Default"/>
        <table:table-row table:style-name="ro12">
          <table:table-cell table:style-name="An-sfondo-Attr-Sheet" office:value-type="string">
            <text:p>inizio analisi</text:p>
            <draw:g table:end-cell-address="'Analisi di Prezzo'.F1" table:end-x="0.486cm" table:end-y="1.25cm" draw:z-index="0" draw:style-name="gr1">
              <draw:control draw:style-name="gr1" draw:text-style-name="P3" svg:width="2.674cm" svg:height="1.163cm" svg:x="0.5cm" svg:y="0.085cm" draw:control="control8"/>
              <draw:control draw:style-name="gr1" draw:text-style-name="P4" svg:width="2.448cm" svg:height="1.163cm" svg:x="3.445cm" svg:y="0.085cm" draw:control="control9"/>
              <draw:control draw:style-name="gr1" draw:text-style-name="P3" svg:width="2.676cm" svg:height="1.163cm" svg:x="14.613cm" svg:y="0.087cm" draw:control="control10"/>
              <draw:control draw:style-name="gr1" draw:text-style-name="P3" svg:width="3.267cm" svg:height="1.163cm" svg:x="17.952cm" svg:y="0.087cm" draw:control="control11"/>
              <draw:control draw:style-name="gr1" draw:text-style-name="P3" svg:width="3.124cm" svg:height="1.163cm" svg:x="6.076cm" svg:y="0.085cm" draw:control="control5"/>
              <draw:control draw:style-name="gr1" draw:text-style-name="P3" svg:width="4.231cm" svg:height="1.163cm" svg:x="9.668cm" svg:y="0.085cm" draw:control="control12"/>
              <draw:control draw:style-name="gr1" draw:text-style-name="P5" svg:width="3.819cm" svg:height="1.165cm" svg:x="21.768cm" svg:y="0.085cm" draw:control="control6"/>
            </draw:g>
          </table:table-cell>
          <table:table-cell table:style-name="An-primariga"/>
          <table:table-cell table:style-name="An-primariga" office:value-type="string">
            <text:p>-</text:p>
          </table:table-cell>
          <table:table-cell table:style-name="Analisi_5f_Sfondo" office:value-type="string">
            <text:p>-</text:p>
          </table:table-cell>
          <table:table-cell table:style-name="Analisi_5f_Sfondo"/>
          <table:table-cell table:style-name="Analisi_5f_Sfondo" office:value-type="string">
            <text:p>-</text:p>
            <draw:control table:end-cell-address="'Analisi di Prezzo'.G1" table:end-x="1.227cm" table:end-y="1.25cm" draw:z-index="1" draw:style-name="gr1" draw:text-style-name="P2" svg:width="2.314cm" svg:height="1.25cm" svg:x="1.326cm" svg:y="0cm" draw:control="control7"/>
          </table:table-cell>
          <table:table-cell table:style-name="Analisi_5f_Sfondo" table:number-columns-repeated="8"/>
          <table:table-cell table:number-columns-repeated="242"/>
        </table:table-row>
        <table:table-row table:style-name="ro22">
          <table:table-cell table:style-name="Analisi_5f_Sfondo" table:number-columns-repeated="14"/>
          <table:table-cell table:number-columns-repeated="242"/>
        </table:table-row>
        <table:table-row table:style-name="ro23">
          <table:table-cell table:style-name="An-1_5f_sigla" office:value-type="string">
            <text:p>AP_1</text:p>
          </table:table-cell>
          <table:table-cell table:style-name="An-1-descr_5f_" office:value-type="string">
            <text:p>Malta di calce</text:p>
          </table:table-cell>
          <table:table-cell table:style-name="An-1um" table:content-validation-name="val2" office:value-type="string">
            <text:p>mc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C3])" office:value-type="string" office:string-value="€/mc">
            <text:p>€/mc</text:p>
          </table:table-cell>
          <table:table-cell table:style-name="An-1v-dx" table:formula="of:=SUM([.G4:.G10])" office:value-type="currency" office:currency="EUR" office:value="86.04014925">
            <text:p>€ 86,04</text:p>
          </table:table-cell>
          <table:table-cell table:style-name="An-1v_25_" table:formula="of:=[.I3]/[.G3]" office:value-type="percentage" office:value="0.174337215018255">
            <text:p>17,43%</text:p>
          </table:table-cell>
          <table:table-cell table:style-name="An-1v-dx" table:formula="of:=SUM([.I4:.I10])" office:value-type="currency" office:currency="EUR" office:value="15">
            <text:p>€ 15,00</text:p>
          </table:table-cell>
          <table:table-cell table:style-name="An-1v-dx" table:formula="of:=SUM([.J4:.J9])" office:value-type="currency" office:currency="EUR" office:value="2.46975">
            <text:p>€ 2,47</text:p>
          </table:table-cell>
          <table:table-cell table:style-name="An-1v-dx"/>
          <table:table-cell table:style-name="Analisi_5f_Sfondo" table:number-columns-repeated="3"/>
          <table:table-cell table:number-columns-repeated="242"/>
        </table:table-row>
        <table:table-row table:style-name="ro24"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5];elenco_prezzi;2;FALSE());&quot; &quot;)" office:value-type="string" office:string-value="  Calce in sacchi: idraulica macinata ">
            <text:p><text:s text:c="2"/>Calce in sacchi: idraulica macinata </text:p>
          </table:table-cell>
          <table:table-cell table:style-name="An-lavoraz-generica" table:formula="of:=VLOOKUP([.E5];elenco_prezzi;3;FALSE())" office:value-type="string" office:string-value="q">
            <text:p>q</text:p>
          </table:table-cell>
          <table:table-cell table:style-name="An-lavoraz-input" office:value-type="float" office:value="2.5">
            <text:p>2,50</text:p>
          </table:table-cell>
          <table:table-cell table:style-name="An-lavoraz-Cod" table:content-validation-name="val4" office:value-type="string">
            <text:p>0_3</text:p>
          </table:table-cell>
          <table:table-cell table:style-name="An-lavoraz-generica" table:formula="of:=VLOOKUP([.E5];elenco_prezzi;5;FALSE())" office:value-type="currency" office:currency="EUR" office:value="8.9">
            <text:p>€ 8,90</text:p>
          </table:table-cell>
          <table:table-cell table:style-name="An-lavoraz-generica" table:formula="of:=[.D5]*[.F5]" office:value-type="currency" office:currency="EUR" office:value="22.25">
            <text:p>€ 22,25</text:p>
          </table:table-cell>
          <table:table-cell table:style-name="An-lavoraz-dx_25_" table:formula="of:=IF(VLOOKUP([.E5];elenco_prezzi;6;FALSE())=&quot;&quot;;&quot;&quot;;(VLOOKUP([.E5];elenco_prezzi;6;FALSE())))">
            <text:p/>
          </table:table-cell>
          <table:table-cell table:style-name="An-lavoraz-dx" table:formula="of:=IF([.H5]=&quot;&quot;;&quot;&quot;;[.H5]*[.G5])">
            <text:p/>
          </table:table-cell>
          <table:table-cell table:style-name="ce5" table:formula="of:=IF([.K5]=&quot;&quot;;&quot;&quot;;[.K5]*[.D5])">
            <text:p/>
          </table:table-cell>
          <table:table-cell table:style-name="ce5" table:formula="of:=IF(VLOOKUP([.E5];elenco_prezzi;4;FALSE())=&quot;&quot;;&quot;&quot;;(VLOOKUP([.E5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6];elenco_prezzi;2;FALSE());&quot; &quot;)" office:value-type="string" office:string-value="  Sabbia da intonaco ">
            <text:p><text:s text:c="2"/>Sabbia da intonaco </text:p>
          </table:table-cell>
          <table:table-cell table:style-name="An-lavoraz-generica" table:formula="of:=VLOOKUP([.E6];elenco_prezzi;3;FALSE())" office:value-type="string" office:string-value="mc">
            <text:p>mc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0_2</text:p>
          </table:table-cell>
          <table:table-cell table:style-name="An-lavoraz-generica" table:formula="of:=VLOOKUP([.E6];elenco_prezzi;5;FALSE())" office:value-type="currency" office:currency="EUR" office:value="29.5">
            <text:p>€ 29,50</text:p>
          </table:table-cell>
          <table:table-cell table:style-name="An-lavoraz-generica" table:formula="of:=[.D6]*[.F6]" office:value-type="currency" office:currency="EUR" office:value="29.5">
            <text:p>€ 29,50</text:p>
          </table:table-cell>
          <table:table-cell table:style-name="An-lavoraz-dx_25_" table:formula="of:=IF(VLOOKUP([.E6];elenco_prezzi;6;FALSE())=&quot;&quot;;&quot;&quot;;(VLOOKUP([.E6];elenco_prezzi;6;FALSE())))">
            <text:p/>
          </table:table-cell>
          <table:table-cell table:style-name="An-lavoraz-dx" table:formula="of:=IF([.H6]=&quot;&quot;;&quot;&quot;;[.H6]*[.G6])">
            <text:p/>
          </table:table-cell>
          <table:table-cell table:style-name="ce5" table:formula="of:=IF([.K6]=&quot;&quot;;&quot;&quot;;[.K6]*[.D6])">
            <text:p/>
          </table:table-cell>
          <table:table-cell table:style-name="ce5" table:formula="of:=IF(VLOOKUP([.E6];elenco_prezzi;4;FALSE())=&quot;&quot;;&quot;&quot;;(VLOOKUP([.E6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7];elenco_prezzi;2;FALSE());&quot; &quot;)" office:value-type="string" office:string-value="  Operaio Specializzato (ore normali) ">
            <text:p><text:s text:c="2"/>Operaio Specializzato (ore normali) </text:p>
          </table:table-cell>
          <table:table-cell table:style-name="An-lavoraz-generica" table:formula="of:=VLOOKUP([.E7];elenco_prezzi;3;FALSE())" office:value-type="string" office:string-value="ora">
            <text:p>ora</text:p>
          </table:table-cell>
          <table:table-cell table:style-name="An-lavoraz-input" office:value-type="float" office:value="0.5">
            <text:p>0,50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7];elenco_prezzi;5;FALSE())" office:value-type="currency" office:currency="EUR" office:value="30">
            <text:p>€ 30,00</text:p>
          </table:table-cell>
          <table:table-cell table:style-name="An-lavoraz-generica" table:formula="of:=[.D7]*[.F7]" office:value-type="currency" office:currency="EUR" office:value="15">
            <text:p>€ 15,00</text:p>
          </table:table-cell>
          <table:table-cell table:style-name="An-lavoraz-dx_25_" table:formula="of:=IF(VLOOKUP([.E7];elenco_prezzi;6;FALSE())=&quot;&quot;;&quot;&quot;;(VLOOKUP([.E7];elenco_prezzi;6;FALSE())))" office:value-type="percentage" office:value="1">
            <text:p>100,00%</text:p>
          </table:table-cell>
          <table:table-cell table:style-name="An-lavoraz-dx" table:formula="of:=IF([.H7]=&quot;&quot;;&quot;&quot;;[.H7]*[.G7])" office:value-type="currency" office:currency="EUR" office:value="15">
            <text:p>€ 15,00</text:p>
          </table:table-cell>
          <table:table-cell table:style-name="ce5" table:formula="of:=IF([.K7]=&quot;&quot;;&quot;&quot;;[.K7]*[.D7])">
            <text:p/>
          </table:table-cell>
          <table:table-cell table:style-name="ce5" table:formula="of:=IF(VLOOKUP([.E7];elenco_prezzi;4;FALSE())=&quot;&quot;;&quot;&quot;;(VLOOKUP([.E7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B8]=&quot;Spese Generali&quot;;[$S1.$H$320];IF([.B8]=&quot;utili d'impresa&quot;;[$S1.$H$321];IF([.B8]=&quot;Spese Generali e Utili (sulle voci precedenti)&quot;;[$S1.$H$322];IF([.B8]=&quot;Oneri di Sicurezza&quot;;[$S1.$H$319];IF([.B8]=&quot;Sconto&quot;;[$S1.$H$324];IF([.B8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G4:.G7])*[.D8]" office:value-type="currency" office:currency="EUR" office:value="2.46975">
            <text:p>€ 2,47</text:p>
          </table:table-cell>
          <table:table-cell table:style-name="An-lavoraz-no_20_righe_20_dx"/>
          <table:table-cell table:style-name="An-lavoraz-no_20_righe_20_sin"/>
          <table:table-cell table:style-name="An-lavoraz-dx" table:formula="of:=[.G8]" office:value-type="currency" office:currency="EUR" office:value="2.46975">
            <text:p>€ 2,47</text:p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Spese Generali e Utili (sulle voci precedenti)</text:p>
          </table:table-cell>
          <table:table-cell table:style-name="An-lavoraz-Utili-num_20_sin"/>
          <table:table-cell table:style-name="An-lavoraz-_25_" table:formula="of:=IF([.B9]=&quot;Spese Generali&quot;;[$S1.$H$320];IF([.B9]=&quot;utili d'impresa&quot;;[$S1.$H$321];IF([.B9]=&quot;Spese Generali e Utili (sulle voci precedenti)&quot;;[$S1.$H$322];IF([.B9]=&quot;Oneri di Sicurezza&quot;;[$S1.$H$319];IF([.B9]=&quot;Sconto&quot;;[$S1.$H$324];IF([.B9]=&quot;Maggiorazione&quot;;[$S1.$H$326]))))))" office:value-type="percentage" office:value="0.243">
            <text:p>24,30%</text:p>
          </table:table-cell>
          <table:table-cell table:style-name="An-lavoraz-Utili" table:number-columns-repeated="2"/>
          <table:table-cell table:style-name="An-lavoraz-Utili-num_20_sin" table:formula="of:=SUM([.G4:.G8])*[.D9]" office:value-type="currency" office:currency="EUR" office:value="16.82039925">
            <text:p>€ 16,82</text:p>
          </table:table-cell>
          <table:table-cell table:style-name="An-lavoraz-no_20_righe_20_dx"/>
          <table:table-cell table:style-name="An-lavoraz-no_20_righe_20_sin"/>
          <table:table-cell table:style-name="An-lavoraz-dx"/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alisi_5f_Sfondo" table:number-columns-repeated="14"/>
          <table:table-cell table:number-columns-repeated="242"/>
        </table:table-row>
        <table:table-row table:style-name="ro26">
          <table:table-cell table:style-name="An-1_5f_sigla" office:value-type="string">
            <text:p>AP_2</text:p>
          </table:table-cell>
          <table:table-cell table:style-name="An-1-descr_5f_" office:value-type="string">
            <text:p>Tramezzatura in blocchetti laterizi S. 12 <text:s/>intonacato su entrambe le facce (spessore finale 15 cm)</text:p>
          </table:table-cell>
          <table:table-cell table:style-name="An-1um" table:content-validation-name="val3" office:value-type="string">
            <text:p>m²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C12])" office:value-type="string" office:string-value="€/m²">
            <text:p>€/m²</text:p>
          </table:table-cell>
          <table:table-cell table:style-name="An-1v-dx" table:formula="of:=SUM([.G13:.G21])" office:value-type="currency" office:currency="EUR" office:value="59.4753820494474">
            <text:p>€ 59,48</text:p>
          </table:table-cell>
          <table:table-cell table:style-name="An-1v_25_" table:formula="of:=[.I12]/[.G12]" office:value-type="percentage" office:value="0.540980131464308">
            <text:p>54,10%</text:p>
          </table:table-cell>
          <table:table-cell table:style-name="An-1v-dx" table:formula="of:=SUM([.I13:.I21])" office:value-type="currency" office:currency="EUR" office:value="32.175">
            <text:p>€ 32,18</text:p>
          </table:table-cell>
          <table:table-cell table:style-name="An-1v-dx" table:formula="of:=SUM([.J13:.J21])" office:value-type="currency" office:currency="EUR" office:value="1.76896213696279">
            <text:p>€ 1,77</text:p>
          </table:table-cell>
          <table:table-cell table:style-name="An-1v-dx"/>
          <table:table-cell table:style-name="Analisi_5f_Sfondo" table:number-columns-repeated="3"/>
          <table:table-cell table:number-columns-repeated="242"/>
        </table:table-row>
        <table:table-row table:style-name="ro24"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3"/>
          <table:table-cell table:number-columns-repeated="242"/>
        </table:table-row>
        <table:table-row table:style-name="ro4">
          <table:table-cell table:style-name="An-sfondo-sin"/>
          <table:table-cell table:style-name="An-lavoraz-desc" table:formula="of:=CONCATENATE(&quot;  &quot;;VLOOKUP([.E14];elenco_prezzi;2;FALSE());&quot; &quot;)" office:value-type="string" office:string-value="  Mattoni e blocchi in laterizio a fori orizzontali per murature di tamponamento. 12X12x24 ">
            <text:p><text:s text:c="2"/>Mattoni e blocchi in laterizio a fori orizzontali per murature di tamponamento. 12X12x24 </text:p>
          </table:table-cell>
          <table:table-cell table:style-name="An-lavoraz-generica" table:formula="of:=VLOOKUP([.E14];elenco_prezzi;3;FALSE())" office:value-type="string" office:string-value="cad">
            <text:p>cad</text:p>
          </table:table-cell>
          <table:table-cell table:style-name="An-lavoraz-input" table:formula="of:=1/(0.13*0.25)" office:value-type="float" office:value="30.7692307692308">
            <text:p>30,77</text:p>
          </table:table-cell>
          <table:table-cell table:style-name="An-lavoraz-Cod" table:content-validation-name="val4" office:value-type="string">
            <text:p>0_1</text:p>
          </table:table-cell>
          <table:table-cell table:style-name="An-lavoraz-generica" table:formula="of:=VLOOKUP([.E14];elenco_prezzi;5;FALSE())" office:value-type="currency" office:currency="EUR" office:value="0.35">
            <text:p>€ 0,35</text:p>
          </table:table-cell>
          <table:table-cell table:style-name="An-lavoraz-generica" table:formula="of:=[.D14]*[.F14]" office:value-type="currency" office:currency="EUR" office:value="10.7692307692308">
            <text:p>€ 10,77</text:p>
          </table:table-cell>
          <table:table-cell table:style-name="An-lavoraz-dx_25_" table:formula="of:=IF(VLOOKUP([.E14];elenco_prezzi;6;FALSE())=&quot;&quot;;&quot;&quot;;(VLOOKUP([.E14];elenco_prezzi;6;FALSE())))">
            <text:p/>
          </table:table-cell>
          <table:table-cell table:style-name="An-lavoraz-dx" table:formula="of:=IF([.H14]=&quot;&quot;;&quot;&quot;;[.H14]*[.G14])">
            <text:p/>
          </table:table-cell>
          <table:table-cell table:style-name="ce5" table:formula="of:=IF([.K14]=&quot;&quot;;&quot;&quot;;[.K14]*[.D14])">
            <text:p/>
          </table:table-cell>
          <table:table-cell table:style-name="ce5" table:formula="of:=IF(VLOOKUP([.E14];elenco_prezzi;4;FALSE())=&quot;&quot;;&quot;&quot;;(VLOOKUP([.E14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realizzazione muro:   &quot;;VLOOKUP([.E15];elenco_prezzi;2;FALSE());&quot; &quot;)" office:value-type="string" office:string-value="realizzazione muro:   Operaio Specializzato (ore normali) ">
            <text:p>realizzazione muro: <text:s text:c="2"/>Operaio Specializzato (ore normali) </text:p>
          </table:table-cell>
          <table:table-cell table:style-name="An-lavoraz-generica" table:formula="of:=VLOOKUP([.E15];elenco_prezzi;3;FALSE())" office:value-type="string" office:string-value="ora">
            <text:p>ora</text:p>
          </table:table-cell>
          <table:table-cell table:style-name="An-lavoraz-input" office:value-type="float" office:value="0.8">
            <text:p>0,80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15];elenco_prezzi;5;FALSE())" office:value-type="currency" office:currency="EUR" office:value="30">
            <text:p>€ 30,00</text:p>
          </table:table-cell>
          <table:table-cell table:style-name="An-lavoraz-generica" table:formula="of:=[.D15]*[.F15]" office:value-type="currency" office:currency="EUR" office:value="24">
            <text:p>€ 24,00</text:p>
          </table:table-cell>
          <table:table-cell table:style-name="An-lavoraz-dx_25_" table:formula="of:=IF(VLOOKUP([.E15];elenco_prezzi;6;FALSE())=&quot;&quot;;&quot;&quot;;(VLOOKUP([.E15];elenco_prezzi;6;FALSE())))" office:value-type="percentage" office:value="1">
            <text:p>100,00%</text:p>
          </table:table-cell>
          <table:table-cell table:style-name="An-lavoraz-dx" table:formula="of:=IF([.H15]=&quot;&quot;;&quot;&quot;;[.H15]*[.G15])" office:value-type="currency" office:currency="EUR" office:value="24">
            <text:p>€ 24,00</text:p>
          </table:table-cell>
          <table:table-cell table:style-name="ce5" table:formula="of:=IF([.K15]=&quot;&quot;;&quot;&quot;;[.K15]*[.D15])">
            <text:p/>
          </table:table-cell>
          <table:table-cell table:style-name="ce5" table:formula="of:=IF(VLOOKUP([.E15];elenco_prezzi;4;FALSE())=&quot;&quot;;&quot;&quot;;(VLOOKUP([.E15];elenco_prezzi;4;FALSE())))">
            <text:p/>
          </table:table-cell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6];elenco_prezzi;2;FALSE());&quot; &quot;)" office:value-type="string" office:string-value="  Malta di calce ">
            <text:p><text:s text:c="2"/>Malta di calce </text:p>
          </table:table-cell>
          <table:table-cell table:style-name="An-lavoraz-generica" table:formula="of:=VLOOKUP([.E16];elenco_prezzi;3;FALSE())" office:value-type="string" office:string-value="mc">
            <text:p>mc</text:p>
          </table:table-cell>
          <table:table-cell table:style-name="An-lavoraz-input" table:formula="of:=1/0.12*2*0.01*0.12" office:value-type="float" office:value="0.02">
            <text:p>0,02</text:p>
          </table:table-cell>
          <table:table-cell table:style-name="An-lavoraz-Cod" table:content-validation-name="val4" office:value-type="string">
            <text:p>AP_1</text:p>
          </table:table-cell>
          <table:table-cell table:style-name="An-lavoraz-generica" table:formula="of:=VLOOKUP([.E16];elenco_prezzi;5;FALSE())" office:value-type="currency" office:currency="EUR" office:value="86.04014925">
            <text:p>€ 86,04</text:p>
          </table:table-cell>
          <table:table-cell table:style-name="An-lavoraz-generica" table:formula="of:=[.D16]*[.F16]" office:value-type="currency" office:currency="EUR" office:value="1.720802985">
            <text:p>€ 1,72</text:p>
          </table:table-cell>
          <table:table-cell table:style-name="An-lavoraz-dx_25_" table:formula="of:=IF(VLOOKUP([.E16];elenco_prezzi;6;FALSE())=&quot;&quot;;&quot;&quot;;(VLOOKUP([.E16];elenco_prezzi;6;FALSE())))" office:value-type="percentage" office:value="0.174337215018255">
            <text:p>17,43%</text:p>
          </table:table-cell>
          <table:table-cell table:style-name="An-lavoraz-dx" table:formula="of:=IF([.H16]=&quot;&quot;;&quot;&quot;;[.H16]*[.G16])" office:value-type="currency" office:currency="EUR" office:value="0.3">
            <text:p>€ 0,30</text:p>
          </table:table-cell>
          <table:table-cell table:style-name="ce5" table:formula="of:=IF([.K16]=&quot;&quot;;&quot;&quot;;[.K16]*[.D16])">
            <text:p/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7];elenco_prezzi;2;FALSE());&quot; &quot;)" office:value-type="string" office:string-value="  Operaio Specializzato (ore normali) ">
            <text:p><text:s text:c="2"/>Operaio Specializzato (ore normali) </text:p>
          </table:table-cell>
          <table:table-cell table:style-name="An-lavoraz-generica" table:formula="of:=VLOOKUP([.E17];elenco_prezzi;3;FALSE())" office:value-type="string" office:string-value="ora">
            <text:p>ora</text:p>
          </table:table-cell>
          <table:table-cell table:style-name="An-lavoraz-input" office:value-type="float" office:value="0.25">
            <text:p>0,25</text:p>
          </table:table-cell>
          <table:table-cell table:style-name="An-lavoraz-Cod" table:content-validation-name="val4" office:value-type="string">
            <text:p>Man_1</text:p>
          </table:table-cell>
          <table:table-cell table:style-name="An-lavoraz-generica" table:formula="of:=VLOOKUP([.E17];elenco_prezzi;5;FALSE())" office:value-type="currency" office:currency="EUR" office:value="30">
            <text:p>€ 30,00</text:p>
          </table:table-cell>
          <table:table-cell table:style-name="An-lavoraz-generica" table:formula="of:=[.D17]*[.F17]" office:value-type="currency" office:currency="EUR" office:value="7.5">
            <text:p>€ 7,50</text:p>
          </table:table-cell>
          <table:table-cell table:style-name="An-lavoraz-dx_25_" table:formula="of:=IF(VLOOKUP([.E17];elenco_prezzi;6;FALSE())=&quot;&quot;;&quot;&quot;;(VLOOKUP([.E17];elenco_prezzi;6;FALSE())))" office:value-type="percentage" office:value="1">
            <text:p>100,00%</text:p>
          </table:table-cell>
          <table:table-cell table:style-name="An-lavoraz-dx" table:formula="of:=IF([.H17]=&quot;&quot;;&quot;&quot;;[.H17]*[.G17])" office:value-type="currency" office:currency="EUR" office:value="7.5">
            <text:p>€ 7,50</text:p>
          </table:table-cell>
          <table:table-cell table:style-name="ce5" table:formula="of:=IF([.K17]=&quot;&quot;;&quot;&quot;;[.K17]*[.D17])">
            <text:p/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3">
          <table:table-cell table:style-name="An-sfondo-sin"/>
          <table:table-cell table:style-name="An-lavoraz-desc" table:formula="of:=CONCATENATE(&quot;  &quot;;VLOOKUP([.E18];elenco_prezzi;2;FALSE());&quot; &quot;)" office:value-type="string" office:string-value="  Malta di calce ">
            <text:p><text:s text:c="2"/>Malta di calce </text:p>
          </table:table-cell>
          <table:table-cell table:style-name="An-lavoraz-generica" table:formula="of:=VLOOKUP([.E18];elenco_prezzi;3;FALSE())" office:value-type="string" office:string-value="mc">
            <text:p>mc</text:p>
          </table:table-cell>
          <table:table-cell table:style-name="An-lavoraz-input" table:formula="of:=1*0.025" office:value-type="float" office:value="0.025">
            <text:p>0,03</text:p>
          </table:table-cell>
          <table:table-cell table:style-name="An-lavoraz-Cod" table:content-validation-name="val4" office:value-type="string">
            <text:p>AP_1</text:p>
          </table:table-cell>
          <table:table-cell table:style-name="An-lavoraz-generica" table:formula="of:=VLOOKUP([.E18];elenco_prezzi;5;FALSE())" office:value-type="currency" office:currency="EUR" office:value="86.04014925">
            <text:p>€ 86,04</text:p>
          </table:table-cell>
          <table:table-cell table:style-name="An-lavoraz-generica" table:formula="of:=[.D18]*[.F18]" office:value-type="currency" office:currency="EUR" office:value="2.15100373125">
            <text:p>€ 2,15</text:p>
          </table:table-cell>
          <table:table-cell table:style-name="An-lavoraz-dx_25_" table:formula="of:=IF(VLOOKUP([.E18];elenco_prezzi;6;FALSE())=&quot;&quot;;&quot;&quot;;(VLOOKUP([.E18];elenco_prezzi;6;FALSE())))" office:value-type="percentage" office:value="0.174337215018255">
            <text:p>17,43%</text:p>
          </table:table-cell>
          <table:table-cell table:style-name="An-lavoraz-dx" table:formula="of:=IF([.H18]=&quot;&quot;;&quot;&quot;;[.H18]*[.G18])" office:value-type="currency" office:currency="EUR" office:value="0.375">
            <text:p>€ 0,38</text:p>
          </table:table-cell>
          <table:table-cell table:style-name="ce5" table:formula="of:=IF([.K18]=&quot;&quot;;&quot;&quot;;[.K18]*[.D18])" office:value-type="currency" office:currency="EUR" office:value="0.06174375">
            <text:p>€ 0,06</text:p>
          </table:table-cell>
          <table:table-cell table:style-name="ce5" table:formula="of:=IF(VLOOKUP([.E18];elenco_prezzi;4;FALSE())=&quot;&quot;;&quot;&quot;;(VLOOKUP([.E18];elenco_prezzi;4;FALSE())))" office:value-type="currency" office:currency="EUR" office:value="2.46975">
            <text:p>€ 2,47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B19]=&quot;Spese Generali&quot;;[$S1.$H$320];IF([.B19]=&quot;utili d'impresa&quot;;[$S1.$H$321];IF([.B19]=&quot;Spese Generali e Utili (sulle voci precedenti)&quot;;[$S1.$H$322];IF([.B19]=&quot;Oneri di Sicurezza&quot;;[$S1.$H$319];IF([.B19]=&quot;Sconto&quot;;[$S1.$H$324];IF([.B19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G13:.G18])*[.D19]" office:value-type="currency" office:currency="EUR" office:value="1.70721838696279">
            <text:p>€ 1,71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B19]=&quot;Oneri di Sicurezza&quot;;[.G19];&quot;&quot;)" office:value-type="currency" office:currency="EUR" office:value="1.70721838696279">
            <text:p>€ 1,71</text:p>
          </table:table-cell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5">
          <table:table-cell table:style-name="An-sfondo-sin"/>
          <table:table-cell table:style-name="An-lavoraz-Utili_20_desc" table:content-validation-name="val1" office:value-type="string">
            <text:p>Spese Generali e Utili (sulle voci precedenti)</text:p>
          </table:table-cell>
          <table:table-cell table:style-name="An-lavoraz-Utili-num_20_sin"/>
          <table:table-cell table:style-name="An-lavoraz-_25_" table:formula="of:=IF([.B20]=&quot;Spese Generali&quot;;[$S1.$H$320];IF([.B20]=&quot;utili d'impresa&quot;;[$S1.$H$321];IF([.B20]=&quot;Spese Generali e Utili (sulle voci precedenti)&quot;;[$S1.$H$322];IF([.B20]=&quot;Oneri di Sicurezza&quot;;[$S1.$H$319];IF([.B20]=&quot;Sconto&quot;;[$S1.$H$324];IF([.B20]=&quot;Maggiorazione&quot;;[$S1.$H$326]))))))" office:value-type="percentage" office:value="0.243">
            <text:p>24,30%</text:p>
          </table:table-cell>
          <table:table-cell table:style-name="An-lavoraz-Utili" table:number-columns-repeated="2"/>
          <table:table-cell table:style-name="An-lavoraz-Utili-num_20_sin" table:formula="of:=SUM([.G13:.G19])*[.D20]" office:value-type="currency" office:currency="EUR" office:value="11.6271261770038">
            <text:p>€ 11,63</text:p>
          </table:table-cell>
          <table:table-cell table:style-name="An-lavoraz-no_20_righe_20_dx"/>
          <table:table-cell table:style-name="An-lavoraz-no_20_righe_20_sin"/>
          <table:table-cell table:style-name="An-lavoraz-dx"/>
          <table:table-cell table:style-name="ce5"/>
          <table:table-cell table:style-name="Analisi_5f_Sfondo" table:number-columns-repeated="3"/>
          <table:table-cell table:number-columns-repeated="242"/>
        </table:table-row>
        <table:table-row table:style-name="ro22"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3"/>
          <table:table-cell table:number-columns-repeated="242"/>
        </table:table-row>
        <table:table-row table:style-name="ro22" table:number-rows-repeated="2">
          <table:table-cell table:style-name="Analisi_5f_Sfondo" table:number-columns-repeated="14"/>
          <table:table-cell table:number-columns-repeated="242"/>
        </table:table-row>
        <table:table-row table:style-name="ro22">
          <table:table-cell table:style-name="Riga_5f_rossa_5f_Chiudi" office:value-type="string">
            <text:p>Fine ANALISI</text:p>
          </table:table-cell>
          <table:table-cell table:style-name="Riga_5f_rossa_5f_Chiudi" office:value-type="string">
            <text:p>Questa riga NON deve essere cancellata, MAI!!! <text:s/>(ma può rmanere tranquillamente NASCOSTA!)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/>
          <table:table-cell table:number-columns-repeated="3" table:style-name="Riga_5f_rossa_5f_Chiudi" office:value-type="string">
            <text:p>Fine ANALISI</text:p>
          </table:table-cell>
          <table:table-cell table:style-name="Riga_5f_rossa_5f_Chiudi" table:number-columns-repeated="4"/>
          <table:table-cell table:style-name="Analisi_5f_Sfondo" table:number-columns-repeated="3"/>
          <table:table-cell table:number-columns-repeated="242"/>
        </table:table-row>
        <table:table-row table:style-name="ro22" table:number-rows-repeated="3">
          <table:table-cell table:style-name="Analisi_5f_Sfondo" table:number-columns-repeated="14"/>
          <table:table-cell table:number-columns-repeated="242"/>
        </table:table-row>
        <table:table-row table:style-name="ro21" table:number-rows-repeated="8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2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 table:number-rows-repeated="3">
          <table:table-cell table:number-columns-repeated="256"/>
        </table:table-row>
        <table:table-row table:style-name="ro21" table:number-rows-repeated="3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3">
          <table:table-cell table:number-columns-repeated="256"/>
        </table:table-row>
        <table:table-row table:style-name="ro21" table:number-rows-repeated="2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 table:number-rows-repeated="2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2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1" table:number-rows-repeated="42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23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37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5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1" table:number-rows-repeated="1048309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COMPUTO" table:style-name="ta3" table:print-ranges="COMPUTO.A1:COMPUTO.BJ98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_pippo" form:control-implementation="ooo:com.sun.star.form.component.CommandButton" xml:id="control13" form:id="control13" form:label="NUOVA VOC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serisci una nuova Voce completa (vuota)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Crea_Att.Nuova_Voce_scelta?language=Basic&amp;location=application" xlink:type="simple"/>
              </office:event-listeners>
            </form:button>
            <form:button form:name="PushButton" form:control-implementation="ooo:com.sun.star.form.component.CommandButton" xml:id="control14" form:id="control14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5" form:id="control15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lavorazione -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arie.copia_riga_Ent?language=Basic&amp;location=application" xlink:type="simple"/>
              </office:event-listeners>
            </form:button>
            <form:button form:name="PushButton" form:control-implementation="ooo:com.sun.star.form.component.CommandButton" xml:id="control16" form:id="control16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(combinazione di colonne on/off) - Alt V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Button4" form:control-implementation="ooo:com.sun.star.form.component.CommandButton" xml:id="control17" form:id="control17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</form:form>
        </office:forms>
        <table:shapes>
          <draw:g draw:z-index="0" draw:style-name="gr1">
            <draw:control draw:style-name="gr2" draw:text-style-name="P6" svg:width="2.631cm" svg:height="0.748cm" svg:x="0.596cm" svg:y="0.002cm" draw:control="control13"/>
            <draw:control draw:style-name="gr2" draw:text-style-name="P5" svg:width="3.371cm" svg:height="0.748cm" svg:x="3.358cm" svg:y="0.002cm" draw:control="control14"/>
            <draw:control draw:style-name="gr2" draw:text-style-name="P6" svg:width="4.488cm" svg:height="0.748cm" svg:x="7.022cm" svg:y="0.002cm" draw:control="control15"/>
            <draw:control draw:style-name="gr2" draw:text-style-name="P2" svg:width="3.037cm" svg:height="0.748cm" svg:x="12.101cm" svg:y="0.002cm" draw:control="control16"/>
            <draw:control draw:style-name="gr2" draw:text-style-name="P5" svg:width="5.011cm" svg:height="0.748cm" svg:x="15.739cm" svg:y="0.002cm" draw:control="control17"/>
          </draw:g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visibility="collapse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6" table:visibility="collapse" table:default-cell-style-name="Default"/>
        <table:table-column table:style-name="co4" table:default-cell-style-name="Default"/>
        <table:table-column table:style-name="co38" table:visibility="collapse" table:default-cell-style-name="Default"/>
        <table:table-column table:style-name="co39" table:visibility="collapse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8" table:visibility="collapse" table:default-cell-style-name="Default"/>
        <table:table-column table:style-name="co49" table:visibility="collapse" table:default-cell-style-name="Default"/>
        <table:table-column table:style-name="co16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column table:style-name="co55" table:visibility="collapse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Default"/>
        <table:table-column table:style-name="co61" table:visibility="collapse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visibility="collapse" table:default-cell-style-name="Default"/>
        <table:table-column table:style-name="co67" table:visibility="collapse" table:default-cell-style-name="Default"/>
        <table:table-column table:style-name="co68" table:visibility="collapse" table:default-cell-style-name="Default"/>
        <table:table-column table:style-name="co69" table:visibility="collapse" table:default-cell-style-name="Default"/>
        <table:table-column table:style-name="co70" table:visibility="collapse" table:default-cell-style-name="Default"/>
        <table:table-column table:style-name="co71" table:visibility="collapse" table:number-columns-repeated="2" table:default-cell-style-name="Default"/>
        <table:table-column table:style-name="co69" table:visibility="collapse" table:default-cell-style-name="Default"/>
        <table:table-column table:style-name="co72" table:visibility="collapse" table:default-cell-style-name="Default"/>
        <table:table-column table:style-name="co69" table:visibility="collapse" table:default-cell-style-name="Default"/>
        <table:table-column table:style-name="co70" table:visibility="collapse" table:default-cell-style-name="Default"/>
        <table:table-column table:style-name="co71" table:visibility="collapse" table:number-columns-repeated="2" table:default-cell-style-name="Default"/>
        <table:table-column table:style-name="co69" table:visibility="collapse" table:default-cell-style-name="Default"/>
        <table:table-column table:style-name="co16" table:visibility="collapse" table:default-cell-style-name="Default"/>
        <table:table-column table:style-name="co69" table:visibility="collapse" table:default-cell-style-name="Default"/>
        <table:table-column table:style-name="co70" table:visibility="collapse" table:default-cell-style-name="Default"/>
        <table:table-column table:style-name="co71" table:visibility="collapse" table:number-columns-repeated="2" table:default-cell-style-name="Default"/>
        <table:table-column table:style-name="co69" table:visibility="collapse" table:default-cell-style-name="Default"/>
        <table:table-column table:style-name="co16" table:visibility="collapse" table:number-columns-repeated="962" table:default-cell-style-name="Default"/>
        <table:table-column table:style-name="co73" table:visibility="collapse" table:default-cell-style-name="Default"/>
        <table:table-header-rows>
          <table:table-row table:style-name="ro29">
            <table:table-cell table:style-name="ce6" office:value-type="string">
              <text:p>N. ord.</text:p>
            </table:table-cell>
            <table:table-cell table:style-name="comp_20_Int_5f_colonna" office:value-type="string">
              <text:p>Art. E.P.</text:p>
            </table:table-cell>
            <table:table-cell table:style-name="comp_20_Int_5f_colonna" office:value-type="string">
              <text:p>DESIGNAZIONE DEI LAVORI E DELLE SOMMINISTRAZIONI</text:p>
            </table:table-cell>
            <table:table-cell table:style-name="comp_20_Int_5f_colonna" office:value-type="string">
              <text:p>U.M.</text:p>
            </table:table-cell>
            <table:table-cell table:style-name="comp_20_Int_5f_colonna_20_diag" office:value-type="string">
              <text:p>p.u.</text:p>
            </table:table-cell>
            <table:table-cell table:style-name="comp_20_Int_5f_colonna_20_diag" office:value-type="string">
              <text:p>lungh / Sup.</text:p>
            </table:table-cell>
            <table:table-cell table:style-name="comp_20_Int_5f_colonna_20_diag" office:value-type="string">
              <text:p>largh.</text:p>
            </table:table-cell>
            <table:table-cell table:style-name="comp_20_Int_5f_colonna_20_diag" office:value-type="string">
              <text:p>H/</text:p>
              <text:p>peso</text:p>
            </table:table-cell>
            <table:table-cell table:style-name="comp_20_Int_5f_colonna_20_diag" office:value-type="string">
              <text:p>Coeff.</text:p>
            </table:table-cell>
            <table:table-cell table:style-name="comp_20_Int_5f_colonna" office:value-type="string">
              <text:p>Quantità computo</text:p>
              <text:p><text:s/>progetto</text:p>
            </table:table-cell>
            <table:table-cell table:style-name="ce7" office:value-type="string">
              <text:p>Quantità perizia di variante</text:p>
            </table:table-cell>
            <table:table-cell table:style-name="comp_20_Int_5f_colonna" office:value-type="string">
              <text:p><text:s text:c="2"/>Prezzo Unitario €</text:p>
            </table:table-cell>
            <table:table-cell table:style-name="comp_20_Int_5f_colonna" office:value-type="string">
              <text:p>Quantità 1° SAL</text:p>
            </table:table-cell>
            <table:table-cell table:style-name="comp_20_Int_5f_colonna" office:value-type="string">
              <text:p>Quantità 2° SAL </text:p>
            </table:table-cell>
            <table:table-cell table:style-name="comp_20_Int_5f_colonna" office:value-type="string">
              <text:p>Quantità 3° SAL </text:p>
            </table:table-cell>
            <table:table-cell table:style-name="comp_20_Int_5f_colonna" office:value-type="string">
              <text:p>Quantità 4° SAL </text:p>
            </table:table-cell>
            <table:table-cell table:style-name="comp_20_Int_5f_colonna" office:value-type="string">
              <text:p>Quantità 5° SAL </text:p>
            </table:table-cell>
            <table:table-cell table:style-name="ce8" office:value-type="string">
              <text:p><text:span text:style-name="T4">SICUREZZA </text:span></text:p>
              <text:p><text:span text:style-name="T4">INCLUSA </text:span></text:p>
              <text:p><text:span text:style-name="T4">€</text:span></text:p>
            </table:table-cell>
            <table:table-cell table:style-name="comp_20_Int_5f_colonna" office:value-type="string">
              <text:p>PREZZO TOTALE COMPUTO <text:s/>€</text:p>
            </table:table-cell>
            <table:table-cell table:style-name="ce12" office:value-type="string">
              <text:p>PREZZO TOTALE PERIZIA DI VARIANTE <text:s/>€</text:p>
            </table:table-cell>
            <table:table-cell table:style-name="ce12" office:value-type="string">
              <text:p>Positivi €</text:p>
            </table:table-cell>
            <table:table-cell table:style-name="ce12" office:value-type="string">
              <text:p>Negativi €</text:p>
            </table:table-cell>
            <table:table-cell table:style-name="comp_20_Int_5f_colonna" office:value-type="string">
              <text:p>PREZZO TOTALE 1° <text:s/>SAL <text:s/>€</text:p>
            </table:table-cell>
            <table:table-cell table:style-name="comp_20_Int_5f_colonna" office:value-type="string">
              <text:p>PREZZO TOTALE 2° SAL <text:s/>€</text:p>
            </table:table-cell>
            <table:table-cell table:style-name="comp_20_Int_5f_colonna" office:value-type="string">
              <text:p>PREZZO TOTALE 3° SAL <text:s/>€</text:p>
            </table:table-cell>
            <table:table-cell table:style-name="comp_20_Int_5f_colonna" office:value-type="string">
              <text:p>PREZZO TOTALE 4° SAL <text:s/>€</text:p>
            </table:table-cell>
            <table:table-cell table:style-name="comp_20_Int_5f_colonna" office:value-type="string">
              <text:p>PREZZO TOTALE 5° SAL <text:s/>€</text:p>
            </table:table-cell>
            <table:table-cell table:style-name="comp_20_Int_5f_colonna" office:value-type="string">
              <text:p/>
              <text:p><text:span text:style-name="T5">SICUREZZA</text:span></text:p>
              <text:p><text:span text:style-name="T5"><text:s/></text:span><text:span text:style-name="T5">INCLUSA</text:span></text:p>
              <text:p><text:span text:style-name="T5">UNITARIA</text:span></text:p>
              <text:p><text:span text:style-name="T5">€</text:span></text:p>
            </table:table-cell>
            <table:table-cell table:style-name="comp_20_Int_5f_colonna" office:value-type="string">
              <text:p>Residui / differenze </text:p>
            </table:table-cell>
            <table:table-cell table:style-name="comp_20_Int_5f_colonna" office:value-type="string">
              <text:p>Incidenza manodopera %</text:p>
            </table:table-cell>
            <table:table-cell table:style-name="comp_20_Int_5f_colonna" office:value-type="string">
              <text:p>Importo</text:p>
              <text:p>manodop. €</text:p>
            </table:table-cell>
            <table:table-cell table:style-name="comp_20_Int_5f_colonna_20_vert" office:value-type="string">
              <text:p>tag Capitoli</text:p>
            </table:table-cell>
            <table:table-cell table:style-name="comp_20_Int_5f_colonna_20_vert" office:value-type="string">
              <text:p>tag SottoCapitoli</text:p>
            </table:table-cell>
            <table:table-cell table:style-name="comp_20_Int_5f_colonna" office:value-type="string">
              <text:p>tag A</text:p>
            </table:table-cell>
            <table:table-cell table:style-name="comp_20_Int_5f_colonna" office:value-type="string">
              <text:p>tag <text:s/>B</text:p>
            </table:table-cell>
            <table:table-cell table:style-name="comp_20_Int_5f_colonna" office:value-type="string">
              <text:p>tag C</text:p>
            </table:table-cell>
            <table:table-cell table:style-name="comp_20_Int_5f_colonna" office:value-type="string">
              <text:p>prezzo totale computo sole voci senza errori</text:p>
            </table:table-cell>
            <table:table-cell table:style-name="comp_20_Int_5f_colonna" office:value-type="string">
              <text:p>Totale dei SAL</text:p>
            </table:table-cell>
            <table:table-cell table:style-name="comp_20_Int_5f_colonna" office:value-type="string">
              <text:p>Figure e annotazioni</text:p>
            </table:table-cell>
            <table:table-cell table:style-name="comp_20_Int_5f_colonna" office:value-type="string">
              <text:p>Subtotale </text:p>
              <text:p>SottoCategoria €</text:p>
            </table:table-cell>
            <table:table-cell table:style-name="comp_20_Int_5f_colonna" office:value-type="string">
              <text:p>Subtotale categoria €</text:p>
            </table:table-cell>
            <table:table-cell table:style-name="comp_20_Int_5f_colonna" office:value-type="string">
              <text:p>Importo</text:p>
              <text:p>manodop. Per categoria €</text:p>
            </table:table-cell>
            <table:table-cell/>
            <table:table-cell office:value-type="string">
              <text:p>riservato per annotare il numero della voce </text:p>
            </table:table-cell>
            <table:table-cell table:style-name="ce14" office:value-type="string">
              <text:p>Parziale</text:p>
              <text:p><text:s/>del solo</text:p>
              <text:p><text:s/>SAL 1</text:p>
            </table:table-cell>
            <table:table-cell table:style-name="ce14" office:value-type="string">
              <text:p>Progressivo</text:p>
              <text:p>Quantità</text:p>
              <text:p>al SAL 1</text:p>
            </table:table-cell>
            <table:table-cell table:style-name="ce15" office:value-type="string">
              <text:p>Progressivo</text:p>
              <text:p>IMPORTI</text:p>
              <text:p>al SAL 1 <text:s/>€</text:p>
            </table:table-cell>
            <table:table-cell table:style-name="ce14" office:value-type="string">
              <text:p>Residui/</text:p>
              <text:p>differenze</text:p>
            </table:table-cell>
            <table:table-cell table:style-name="ce14" office:value-type="string">
              <text:p>Progressivo</text:p>
              <text:p>IMPORTI</text:p>
              <text:p>MANODOPERA</text:p>
              <text:p>al SAL 1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1 €</text:p>
            </table:table-cell>
            <table:table-cell table:style-name="ce14" office:value-type="string">
              <text:p>Parziale</text:p>
              <text:p><text:s/>del solo</text:p>
              <text:p><text:s/>SAL 2</text:p>
            </table:table-cell>
            <table:table-cell table:style-name="ce14" office:value-type="string">
              <text:p>Progressivo</text:p>
              <text:p>Quantità</text:p>
              <text:p>al SAL 2</text:p>
            </table:table-cell>
            <table:table-cell table:style-name="ce15" office:value-type="string">
              <text:p>Progressivo</text:p>
              <text:p>IMPORTI</text:p>
              <text:p>al SAL 2 <text:s/>€</text:p>
            </table:table-cell>
            <table:table-cell table:style-name="ce14" office:value-type="string">
              <text:p>Residui/</text:p>
              <text:p>differenze</text:p>
            </table:table-cell>
            <table:table-cell table:style-name="ce14" office:value-type="string">
              <text:p>Progressivo</text:p>
              <text:p>IMPORTI</text:p>
              <text:p>MANODOPERA</text:p>
              <text:p>al SAL 2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2 €</text:p>
            </table:table-cell>
            <table:table-cell table:style-name="comp_20_Int_5f_colonna" office:value-type="string">
              <text:p>Parziale</text:p>
              <text:p><text:s/>del solo</text:p>
              <text:p><text:s/>SAL 3</text:p>
            </table:table-cell>
            <table:table-cell table:style-name="comp_20_Int_5f_colonna" office:value-type="string">
              <text:p>Progressivo</text:p>
              <text:p>Quantità</text:p>
              <text:p>al SAL 3</text:p>
            </table:table-cell>
            <table:table-cell table:style-name="comp_20_Int_5f_colonna_5f_Imp" office:value-type="string">
              <text:p>Progressivo</text:p>
              <text:p>IMPORTI</text:p>
              <text:p>al SAL 3 <text:s/>€</text:p>
            </table:table-cell>
            <table:table-cell table:style-name="comp_20_Int_5f_colonna" office:value-type="string">
              <text:p>Residui/</text:p>
              <text:p>differenze</text:p>
            </table:table-cell>
            <table:table-cell table:style-name="comp_20_Int_5f_colonna" office:value-type="string">
              <text:p>Progressivo</text:p>
              <text:p>IMPORTI</text:p>
              <text:p>MANODOPERA</text:p>
              <text:p>al SAL 3 <text:s/>€</text:p>
            </table:table-cell>
            <table:table-cell table:style-name="comp_20_Int_5f_colonna" office:value-type="string">
              <text:p>Progressivo</text:p>
              <text:p>Importi</text:p>
              <text:p>Sicurezza </text:p>
              <text:p><text:s/>inclusa </text:p>
              <text:p>al SAL 3 €</text:p>
            </table:table-cell>
            <table:table-cell table:number-columns-repeated="962"/>
          </table:table-row>
          <table:table-row table:style-name="ro30">
            <table:table-cell table:style-name="Comp_20_No_20_print" table:number-columns-repeated="6"/>
            <table:table-cell table:style-name="Comp_20_No_20_print" office:value-type="string">
              <text:p>Riassuntiva Totali computo (NB: non appare in stampa)</text:p>
            </table:table-cell>
            <table:table-cell table:style-name="Comp_20_No_20_print" table:number-columns-repeated="10"/>
            <table:table-cell table:style-name="Comp_20_No_20_print" table:formula="of:=[.R97]" office:value-type="float" office:value="5806.5398917966">
              <text:p>5.806,54</text:p>
            </table:table-cell>
            <table:table-cell table:style-name="comp_20_In_20_testa" table:formula="of:=[.S97]" office:value-type="currency" office:currency="EUR" office:value="65519.5637555602">
              <text:p>€ 65.519,56</text:p>
            </table:table-cell>
            <table:table-cell table:style-name="comp_20_In_20_testa" table:formula="of:=[.T97]" office:value-type="currency" office:currency="EUR" office:value="65519.5637555602">
              <text:p>€ 65.519,56</text:p>
            </table:table-cell>
            <table:table-cell table:style-name="comp_20_In_20_testa" table:formula="of:=[.U97]" office:value-type="currency" office:currency="EUR" office:value="0">
              <text:p>€ 0,00</text:p>
            </table:table-cell>
            <table:table-cell table:style-name="comp_20_In_20_testa" table:formula="of:=[.V97]" office:value-type="currency" office:currency="EUR" office:value="0">
              <text:p>€ 0,00</text:p>
            </table:table-cell>
            <table:table-cell table:style-name="comp_20_In_20_testa" table:formula="of:=[.W97]" office:value-type="currency" office:currency="EUR" office:value="0">
              <text:p>€ 0,00</text:p>
            </table:table-cell>
            <table:table-cell table:style-name="comp_20_In_20_testa" table:formula="of:=[.X97]" office:value-type="currency" office:currency="EUR" office:value="0">
              <text:p>€ 0,00</text:p>
            </table:table-cell>
            <table:table-cell table:style-name="comp_20_In_20_testa" table:formula="of:=[.Y97]" office:value-type="currency" office:currency="EUR" office:value="0">
              <text:p>€ 0,00</text:p>
            </table:table-cell>
            <table:table-cell table:style-name="comp_20_In_20_testa" table:formula="of:=[.Z97]" office:value-type="currency" office:currency="EUR" office:value="0">
              <text:p>€ 0,00</text:p>
            </table:table-cell>
            <table:table-cell table:style-name="comp_20_In_20_testa" table:formula="of:=[.AA97]" office:value-type="currency" office:currency="EUR" office:value="0">
              <text:p>€ 0,00</text:p>
            </table:table-cell>
            <table:table-cell table:style-name="comp_20_In_20_testa" table:formula="of:=[.AB97]" office:value-type="currency" office:currency="EUR" office:value="5007.65430441086">
              <text:p>€ 5.007,65</text:p>
            </table:table-cell>
            <table:table-cell table:style-name="comp_20_In_20_testa" table:formula="of:=[.AC97]" office:value-type="currency" office:currency="EUR" office:value="65519.5637555602">
              <text:p>€ 65.519,56</text:p>
            </table:table-cell>
            <table:table-cell table:style-name="comp_20_In_20_testa_20__25_" table:formula="of:=[.AD97]" office:value-type="percentage" office:value="0.540980131464308">
              <text:p>54,098%</text:p>
            </table:table-cell>
            <table:table-cell table:style-name="comp_20_In_20_testa" table:formula="of:=[.AE97]" office:value-type="currency" office:currency="EUR" office:value="22804.6858268624">
              <text:p>€ 22.804,69</text:p>
            </table:table-cell>
            <table:table-cell table:style-name="comp_20_In_20_testa" table:number-columns-repeated="5"/>
            <table:table-cell table:style-name="comp_20_In_20_testa" table:formula="of:=[.AK97]" office:value-type="currency" office:currency="EUR" office:value="65519.5637555602">
              <text:p>€ 65.519,56</text:p>
            </table:table-cell>
            <table:table-cell table:style-name="comp_20_In_20_testa" table:number-columns-repeated="2"/>
            <table:table-cell table:style-name="comp_20_In_20_testa" table:formula="of:=[.AN97]" office:value-type="currency" office:currency="EUR" office:value="65519.5637555602">
              <text:p>€ 65.519,56</text:p>
            </table:table-cell>
            <table:table-cell table:style-name="comp_20_In_20_testa" table:formula="of:=[.AO97]" office:value-type="currency" office:currency="EUR" office:value="65519.5637555602">
              <text:p>€ 65.519,56</text:p>
            </table:table-cell>
            <table:table-cell table:style-name="comp_20_In_20_testa" table:formula="of:=[.AP97]" office:value-type="currency" office:currency="EUR" office:value="22804.6858268624">
              <text:p>€ 22.804,69</text:p>
            </table:table-cell>
            <table:table-cell table:number-columns-repeated="2"/>
            <table:table-cell table:style-name="comp_20_Int_5f_Sommario_5f_" office:value-type="float" office:value="1">
              <text:p>1</text:p>
            </table:table-cell>
            <table:table-cell table:style-name="comp_20_Int_5f_Sommario_5f_" office:value-type="string">
              <text:p>SOMMARIO del REG. di CONTAB. IN CHIUSURA SAL 1</text:p>
            </table:table-cell>
            <table:table-cell table:style-name="comp_20_Int_5f_Sommario_5f_" table:number-columns-repeated="4"/>
            <table:table-cell table:style-name="comp_20_Int_5f_Sommario_5f_" office:value-type="float" office:value="2">
              <text:p>2</text:p>
            </table:table-cell>
            <table:table-cell table:style-name="comp_20_Int_5f_Sommario_5f_" office:value-type="string">
              <text:p>SOMMARIO del REG. di CONTAB. AL SAL 2</text:p>
            </table:table-cell>
            <table:table-cell table:style-name="comp_20_Int_5f_Sommario_5f_" table:number-columns-repeated="4"/>
            <table:table-cell table:style-name="comp_20_Int_5f_Sommario_5f_" office:value-type="float" office:value="3">
              <text:p>3</text:p>
            </table:table-cell>
            <table:table-cell table:style-name="comp_20_Int_5f_Sommario_5f_" office:value-type="string">
              <text:p>SOMMARIO del REG. di CONTAB. IN CHIUSURA SAL 3</text:p>
            </table:table-cell>
            <table:table-cell table:style-name="comp_20_Int_5f_Sommario_5f_" table:number-columns-repeated="4"/>
            <table:table-cell table:number-columns-repeated="962"/>
          </table:table-row>
          <table:table-row table:style-name="ro31">
            <table:table-cell table:number-columns-repeated="44"/>
            <table:table-cell table:style-name="Comp-Bianche_20_in_20_mezzo" table:number-columns-repeated="5"/>
            <table:table-cell table:style-name="Reg_5f_prog"/>
            <table:table-cell table:style-name="Comp-Bianche_20_in_20_mezzo" table:number-columns-repeated="5"/>
            <table:table-cell table:style-name="comp_20_Int_5f_Sommario_5f_" table:number-columns-repeated="7"/>
            <table:table-cell table:number-columns-repeated="962"/>
          </table:table-row>
        </table:table-header-rows>
        <table:table-row table:style-name="ro31">
          <table:table-cell table:number-columns-repeated="4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2">
          <table:table-cell/>
          <table:table-cell table:style-name="Livello-1-scritta" table:formula="of:=[.AF5]" office:value-type="float" office:value="1">
            <text:p>1</text:p>
          </table:table-cell>
          <table:table-cell table:style-name="Livello-1-scritta" office:value-type="string">
            <text:p>Impianto di cantiere e ponteggi</text:p>
          </table:table-cell>
          <table:table-cell table:style-name="Livello-1-scritta" table:number-columns-repeated="6"/>
          <table:table-cell table:style-name="Livello-1-scritta_20_mini" table:formula="of:=CONCATENATE(&quot;( SUBT &quot;;DOLLAR([.AO5];2); &quot; )&quot; )" office:value-type="string" office:string-value="( SUBT € 5.495,60 )">
            <text:p>( SUBT € 5.495,60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5];2); &quot;)&quot; )" office:value-type="string" office:string-value="(SUBT € 332,15)">
            <text:p>(SUBT € 332,15)</text:p>
          </table:table-cell>
          <table:table-cell table:style-name="Livello-1-scritta" office:value-type="float" office:value="1">
            <text:p>1</text:p>
          </table:table-cell>
          <table:table-cell table:style-name="Livello-1-scritta" table:number-columns-repeated="8"/>
          <table:table-cell table:style-name="Livello-1-scritta_20_mini_20_val" table:formula="of:=SUBTOTAL(9;[.S5:.S20])" office:value-type="currency" office:currency="EUR" office:value="5495.6">
            <text:p>€ 5.495,60</text:p>
          </table:table-cell>
          <table:table-cell table:style-name="Livello-1-scritta_20_mini_20_val" table:formula="of:=SUBTOTAL(9;[.AE5:.AE20])" office:value-type="currency" office:currency="EUR" office:value="332.15112">
            <text:p>€ 332,15</text:p>
          </table:table-cell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8]&amp;&quot;.&quot;&amp;[.AG8]" office:value-type="string" office:string-value="1.1">
            <text:p>1.1</text:p>
          </table:table-cell>
          <table:table-cell table:style-name="livello2_5f_" office:value-type="string">
            <text:p>Impianto di Cantiere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8];2); &quot; )&quot; )" office:value-type="string" office:string-value="( subt € 5.000,00 )">
            <text:p>( subt € 5.000,00 )</text:p>
          </table:table-cell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8:.S13])" office:value-type="currency" office:currency="EUR" office:value="5000">
            <text:p>€ 5.000,0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5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corpo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13]&lt;&gt;&quot;.&quot;;[.$J1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6">
          <table:table-cell table:style-name="comp_20_progress" office:value-type="string">
            <text:p>1</text:p>
          </table:table-cell>
          <table:table-cell table:style-name="comp_20_Art-EP" table:content-validation-name="val4" office:value-type="string">
            <text:p>Invenz_1</text:p>
          </table:table-cell>
          <table:table-cell table:style-name="Comp-Bianche_20_in_20_mezzo_20_Descr" table:formula="of:=CONCATENATE(&quot; &quot;;VLOOKUP([.B11];elenco_prezzi;2;FALSE());&quot; &quot;)" office:value-type="string" office:string-value=" Impianto di cantiere comprendente: recinzione a norma, baracca spogliatoio e mensa, ufficio, servizio igienico, Cartello di cantiere, cartellonistica di sicurezza.     &#10;Il tutto come specificato nel piano di Sicurezza e nei suoi allegati! " table:number-columns-spanned="7" table:number-rows-spanned="1">
            <text:p><text:s/>Impianto di cantiere comprendente: recinzione a norma, baracca spogliatoio e mensa, ufficio, servizio igienico, Cartello di cantiere, cartellonistica di sicurezza. <text:s text:c="4"/><text:line-break/>Il tutto come specificato nel piano di Sicurezza e nei suoi allegati!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1];elenco_prezzi;3;FALSE())" office:value-type="string" office:string-value="corpo">
            <text:p>corpo</text:p>
          </table:table-cell>
          <table:table-cell table:style-name="Comp-Bianche_20_in_20_mezzo" table:formula="of:=VLOOKUP([.B11];elenco_prezzi;3;FALSE())" office:value-type="string" office:string-value="corpo">
            <text:p>corpo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0.9">
            <text:p>0,90</text:p>
          </table:table-cell>
          <table:table-cell table:style-name="Comp-Bianche_20_in_20_mezzo" office:value-type="string">
            <text:p>corpo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13];SALspec)&lt;&gt;0;SUMIF(AAAspec;[.AR13];SALspec);&quot;.&quot;)" office:value-type="string" office:string-value=".">
            <text:p>.</text:p>
          </table:table-cell>
          <table:table-cell table:style-name="Comp-Bianche_20_in_20_mezzo" table:formula="of:=IF([$COMPUTO.AY13]&lt;&gt;&quot;.&quot;;[.$J1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office:value-type="float" office:value="1">
            <text:p>1</text:p>
          </table:table-cell>
          <table:table-cell table:style-name="comp_20_1-a" table:number-columns-repeated="4"/>
          <table:table-cell table:style-name="Blu" table:formula="of:=PRODUCT([.E12:.I12])" office:value-type="float" office:value="1">
            <text:p>1,00</text:p>
          </table:table-cell>
          <table:table-cell table:style-name="Comp-Variante" table:formula="of:=PRODUCT([.E12:.I12])" office:value-type="float" office:value="1">
            <text:p>1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/>
          <table:table-cell table:style-name="ce11"/>
          <table:table-cell table:style-name="Comp-Bianche_20_in_20_mezzo" table:number-columns-repeated="12"/>
          <table:table-cell table:style-name="compTagG" table:formula="of:=[.AF$13]" office:value-type="float" office:value="1">
            <text:p>1</text:p>
          </table:table-cell>
          <table:table-cell table:style-name="compTagG" table:formula="of:=[.AG$13]" office:value-type="float" office:value="1">
            <text:p>1</text:p>
          </table:table-cell>
          <table:table-cell table:style-name="compTagG" table:formula="of:=[.AH$13]" office:value-type="float" office:value="99">
            <text:p>99</text:p>
          </table:table-cell>
          <table:table-cell table:style-name="compTagG" table:formula="of:=[.AI$13]" office:value-type="string" office:string-value="Cx">
            <text:p>Cx</text:p>
          </table:table-cell>
          <table:table-cell table:style-name="compTagG" table:formula="of:=[.AJ$13]" office:value-type="string" office:string-value="Invenz_1">
            <text:p>Invenz_1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2:.J12])" office:value-type="float" office:value="1">
            <text:p>1,00</text:p>
          </table:table-cell>
          <table:table-cell table:style-name="Comp-Variante_20_num_20_sotto" table:formula="of:=SUM([.K12:.K12])" office:value-type="float" office:value="1">
            <text:p>1,00</text:p>
          </table:table-cell>
          <table:table-cell table:style-name="comp_20_sotto_20_Unitario" table:formula="of:=VLOOKUP([.B11];elenco_prezzi;5;FALSE())" office:value-type="currency" office:currency="EUR" office:value="5000">
            <text:p>€ 5.000,00</text:p>
          </table:table-cell>
          <table:table-cell table:style-name="Comp-SAL_20_num_5f_sotto" table:formula="of:=SUM([.M12:.M12])" office:value-type="float" office:value="0">
            <text:p>0,00</text:p>
          </table:table-cell>
          <table:table-cell table:style-name="Comp-SAL_20_2_20_num_5f_sotto" table:formula="of:=SUM([.N12:.N12])" office:value-type="float" office:value="0">
            <text:p>0,00</text:p>
          </table:table-cell>
          <table:table-cell table:style-name="Comp-SAL_20_3_20_num_5f_sotto" table:formula="of:=SUM([.O12:.O12])" office:value-type="float" office:value="0">
            <text:p>0,00</text:p>
          </table:table-cell>
          <table:table-cell table:style-name="Comp-SAL_20_4_20_num_5f_sotto" table:formula="of:=SUM([.P12:.P12])" office:value-type="float" office:value="0">
            <text:p>0,00</text:p>
          </table:table-cell>
          <table:table-cell table:style-name="Comp-SAL_20_4_20_num_5f_sotto" table:formula="of:=SUM([.Q12:.Q12])" office:value-type="float" office:value="0">
            <text:p>0,00</text:p>
          </table:table-cell>
          <table:table-cell table:style-name="ce9" table:formula="of:=[.AB13]*[.J13]" office:value-type="currency" office:currency="EUR" office:value="5000">
            <text:p>€ 5.000,00</text:p>
          </table:table-cell>
          <table:table-cell table:style-name="comp_20_sotto_20_Euro_20_Originale" table:formula="of:=IF([.L13]&lt;&gt;&quot;&quot;;[.J13]*[.L13];&quot;&quot;)" office:value-type="currency" office:currency="EUR" office:value="5000">
            <text:p>€ 5.000,00</text:p>
          </table:table-cell>
          <table:table-cell table:style-name="comp_20_sotto_20_Euro_20_3" table:formula="of:=[.L13]*[.K13]" office:value-type="currency" office:currency="EUR" office:value="5000">
            <text:p>€ 5.000,00</text:p>
          </table:table-cell>
          <table:table-cell table:style-name="comp_20_sotto_20_Euro_20_3" table:formula="of:=IF(([.T13]-[.S13])&gt;0;[.T13]-[.S13];0)" office:value-type="currency" office:currency="EUR" office:value="0">
            <text:p>€ 0,00</text:p>
          </table:table-cell>
          <table:table-cell table:style-name="comp_20_sotto_20_Euro_20_3" table:formula="of:=IF(([.T13]-[.S13])&lt;0;-([.T13]-[.S13]);0)" office:value-type="currency" office:currency="EUR" office:value="0">
            <text:p>€ 0,00</text:p>
          </table:table-cell>
          <table:table-cell table:style-name="Comp-Sal-Valuta_20_sotto" table:formula="of:=PRODUCT([.$L13];[.M13])" office:value-type="currency" office:currency="EUR" office:value="0">
            <text:p>€ 0,00</text:p>
          </table:table-cell>
          <table:table-cell table:style-name="Comp-SAL_20_2-Valuta_5f_sotto" table:formula="of:=PRODUCT([.$L13];[.N13])" office:value-type="currency" office:currency="EUR" office:value="0">
            <text:p>€ 0,00</text:p>
          </table:table-cell>
          <table:table-cell table:style-name="Comp_5f_SAL-Valuta_20_sotto" table:formula="of:=PRODUCT([.$L13];[.O13])" office:value-type="currency" office:currency="EUR" office:value="0">
            <text:p>€ 0,00</text:p>
          </table:table-cell>
          <table:table-cell table:style-name="Comp-SAL_20_4_20_Valuta_20_sotto" table:formula="of:=PRODUCT([.$L13];[.P13])" office:value-type="currency" office:currency="EUR" office:value="0">
            <text:p>€ 0,00</text:p>
          </table:table-cell>
          <table:table-cell table:style-name="Comp-SAL5-Valuta_20_sotto" table:formula="of:=PRODUCT([.$L13];[.Q13])" office:value-type="currency" office:currency="EUR" office:value="0">
            <text:p>€ 0,00</text:p>
          </table:table-cell>
          <table:table-cell table:style-name="ce13" table:formula="of:=VLOOKUP([.B11];elenco_prezzi;4;FALSE())" office:value-type="currency" office:currency="EUR" office:value="5000">
            <text:p>€ 5.000,00</text:p>
          </table:table-cell>
          <table:table-cell table:style-name="comp_20_sotto_20_Residui" table:formula="of:=[.S13]-(SUM([.W13:.AA13]))" office:value-type="currency" office:currency="EUR" office:value="5000">
            <text:p>€ 5.000,00</text:p>
          </table:table-cell>
          <table:table-cell table:style-name="Comp-sotto_20__25_" table:formula="of:=VLOOKUP([.B11];elenco_prezzi;6;FALSE())" office:value-type="percentage" office:value="0">
            <text:p/>
          </table:table-cell>
          <table:table-cell table:style-name="Comp-sotto_20_euri" table:formula="of:=IF([.AD13]&lt;&gt;&quot;&quot;; PRODUCT([.AD13]*[.S13]))" office:value-type="currency" office:currency="EUR" office:value="0">
            <text:p>€ 0,0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1]" office:value-type="string" office:string-value="Invenz_1">
            <text:p>Invenz_1</text:p>
          </table:table-cell>
          <table:table-cell table:style-name="comp_20_-controolo" table:formula="of:=IF(ISERROR([.S13]);&quot;&quot;;IF([.S13]&lt;&gt;&quot;&quot;;[.S13];&quot;&quot;))" office:value-type="float" office:value="5000">
            <text:p>5.000,00</text:p>
          </table:table-cell>
          <table:table-cell table:style-name="comp_20_sotto_20_Residui" table:formula="of:=SUM([.W13:.AA1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11]" office:value-type="string" office:string-value="1">
            <text:p>1</text:p>
          </table:table-cell>
          <table:table-cell table:style-name="Comp-Sal-Valuta_20_sotto_5f_p" office:value-type="currency" office:currency="EUR" office:value="4500">
            <text:p>€ 4.500,00</text:p>
          </table:table-cell>
          <table:table-cell table:style-name="Comp-SAL_20_num_5f_sotto" office:value-type="float" office:value="0.9">
            <text:p>0,90</text:p>
          </table:table-cell>
          <table:table-cell table:style-name="Comp-Sal-Valuta_20_sotto" office:value-type="currency" office:currency="EUR" office:value="4500">
            <text:p>€ 4.500,00</text:p>
          </table:table-cell>
          <table:table-cell table:style-name="Comp-Sal-Valuta_20_sotto" office:value-type="currency" office:currency="EUR" office:value="500">
            <text:p>€ 50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11]&lt;&gt;&quot;.&quot;;[COMPUTO.AY11]*[.L13]; &quot;.&quot; )" office:value-type="string" office:string-value=".">
            <text:p>.</text:p>
          </table:table-cell>
          <table:table-cell table:style-name="Comp-SAL_20_num_5f_sotto" table:formula="of:=SUMIF(AAA;[.AR13];SAL)" office:value-type="float" office:value="2">
            <text:p>2,00</text:p>
          </table:table-cell>
          <table:table-cell table:style-name="Comp-Sal-Valuta_20_sotto" table:formula="of:=PRODUCT([$COMPUTO.L13] * [$COMPUTO.AZ13])" office:value-type="currency" office:currency="EUR" office:value="10000">
            <text:p>€ 10.000,00</text:p>
          </table:table-cell>
          <table:table-cell table:style-name="Comp-Sal-Valuta_20_sotto" table:formula="of:=([$COMPUTO.S13]-[$COMPUTO.BA13])" office:value-type="currency" office:currency="EUR" office:value="-5000">
            <text:p>-€ 5.000,00</text:p>
          </table:table-cell>
          <table:table-cell table:style-name="Comp-Sal-Valuta_20_sotto" table:formula="of:=PRODUCT([$COMPUTO.BA13]*[$COMPUTO.AD1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15]&amp;&quot;.&quot;&amp;[.AG15]" office:value-type="string" office:string-value="1.2">
            <text:p>1.2</text:p>
          </table:table-cell>
          <table:table-cell table:style-name="livello2_5f_" office:value-type="string">
            <text:p>Pontegg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15];2); &quot; )&quot; )" office:value-type="string" office:string-value="( subt € 495,60 )">
            <text:p>( subt € 495,60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1">
            <text:p>1</text:p>
          </table:table-cell>
          <table:table-cell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15:.S20])" office:value-type="currency" office:currency="EUR" office:value="495.6">
            <text:p>€ 495,6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mq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20]&lt;&gt;&quot;.&quot;;[.$J1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8">
          <table:table-cell table:style-name="comp_20_progress" office:value-type="string">
            <text:p>2</text:p>
          </table:table-cell>
          <table:table-cell table:style-name="comp_20_Art-EP" table:content-validation-name="val4" office:value-type="string">
            <text:p>P.03.10.30.a</text:p>
          </table:table-cell>
          <table:table-cell table:style-name="Comp-Bianche_20_in_20_mezzo_20_Descr" table:formula="of:=CONCATENATE(&quot; &quot;;VLOOKUP([.B18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8];elenco_prezzi;3;FALSE())" office:value-type="string" office:string-value="mq">
            <text:p>mq</text:p>
          </table:table-cell>
          <table:table-cell table:style-name="Comp-Bianche_20_in_20_mezzo" table:formula="of:=VLOOKUP([.B1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168">
            <text:p>168,00</text:p>
          </table:table-cell>
          <table:table-cell table:style-name="Comp-Bianche_20_in_20_mezzo" office:value-type="string">
            <text:p>mq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20];SALspec)&lt;&gt;0;SUMIF(AAAspec;[.AR20];SALspec);&quot;.&quot;)" office:value-type="string" office:string-value=".">
            <text:p>.</text:p>
          </table:table-cell>
          <table:table-cell table:style-name="Comp-Bianche_20_in_20_mezzo" table:formula="of:=IF([$COMPUTO.AY20]&lt;&gt;&quot;.&quot;;[.$J1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table:formula="of:=14*4" office:value-type="float" office:value="56">
            <text:p>56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table:formula="of:=PRODUCT([.E19:.I19])" office:value-type="float" office:value="168">
            <text:p>168,00</text:p>
          </table:table-cell>
          <table:table-cell table:style-name="Comp-Variante" table:formula="of:=PRODUCT([.E19:.I19])" office:value-type="float" office:value="168">
            <text:p>168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20]" office:value-type="float" office:value="1">
            <text:p>1</text:p>
          </table:table-cell>
          <table:table-cell table:style-name="compTagG" table:formula="of:=[.AG$20]" office:value-type="float" office:value="2">
            <text:p>2</text:p>
          </table:table-cell>
          <table:table-cell table:style-name="compTagG" table:formula="of:=[.AH$20]" office:value-type="float" office:value="99">
            <text:p>99</text:p>
          </table:table-cell>
          <table:table-cell table:style-name="compTagG" table:formula="of:=[.AI$20]" office:value-type="string" office:string-value="Cx">
            <text:p>Cx</text:p>
          </table:table-cell>
          <table:table-cell table:style-name="compTagG" table:formula="of:=[.AJ$20]" office:value-type="string" office:string-value="P.03.10.30.a">
            <text:p>P.03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9:.J19])" office:value-type="float" office:value="168">
            <text:p>168,00</text:p>
          </table:table-cell>
          <table:table-cell table:style-name="Comp-Variante_20_num_20_sotto" table:formula="of:=SUM([.K19:.K19])" office:value-type="float" office:value="168">
            <text:p>168,00</text:p>
          </table:table-cell>
          <table:table-cell table:style-name="comp_20_sotto_20_Unitario" table:formula="of:=VLOOKUP([.B18];elenco_prezzi;5;FALSE())" office:value-type="currency" office:currency="EUR" office:value="2.95">
            <text:p>€ 2,95</text:p>
          </table:table-cell>
          <table:table-cell table:style-name="Comp-SAL_20_num_5f_sotto" table:formula="of:=SUM([.M19:.M19])" office:value-type="float" office:value="0">
            <text:p>0,00</text:p>
          </table:table-cell>
          <table:table-cell table:style-name="Comp-SAL_20_2_20_num_5f_sotto" table:formula="of:=SUM([.N19:.N19])" office:value-type="float" office:value="0">
            <text:p>0,00</text:p>
          </table:table-cell>
          <table:table-cell table:style-name="Comp-SAL_20_3_20_num_5f_sotto" table:formula="of:=SUM([.O19:.O19])" office:value-type="float" office:value="0">
            <text:p>0,00</text:p>
          </table:table-cell>
          <table:table-cell table:style-name="Comp-SAL_20_4_20_num_5f_sotto" table:formula="of:=SUM([.P19:.P19])" office:value-type="float" office:value="0">
            <text:p>0,00</text:p>
          </table:table-cell>
          <table:table-cell table:style-name="Comp-SAL_20_4_20_num_5f_sotto" table:formula="of:=SUM([.Q19:.Q19])" office:value-type="float" office:value="0">
            <text:p>0,00</text:p>
          </table:table-cell>
          <table:table-cell table:style-name="ce9" table:formula="of:=[.AB20]*[.J20]" office:value-type="currency" office:currency="EUR" office:value="13.485335472">
            <text:p>€ 13,49</text:p>
          </table:table-cell>
          <table:table-cell table:style-name="comp_20_sotto_20_Euro_20_Originale" table:formula="of:=[.J20]*[.L20]" office:value-type="currency" office:currency="EUR" office:value="495.6">
            <text:p>€ 495,60</text:p>
          </table:table-cell>
          <table:table-cell table:style-name="comp_20_sotto_20_Euro_20_3" table:formula="of:=[.L20]*[.K20]" office:value-type="currency" office:currency="EUR" office:value="495.6">
            <text:p>€ 495,60</text:p>
          </table:table-cell>
          <table:table-cell table:style-name="comp_20_sotto_20_Euro_20_3" table:formula="of:=IF(([.T20]-[.S20])&gt;0;[.T20]-[.S20];0)" office:value-type="currency" office:currency="EUR" office:value="0">
            <text:p>€ 0,00</text:p>
          </table:table-cell>
          <table:table-cell table:style-name="comp_20_sotto_20_Euro_20_3" table:formula="of:=IF(([.T20]-[.S20])&lt;0;-([.T20]-[.S20]);0)" office:value-type="currency" office:currency="EUR" office:value="0">
            <text:p>€ 0,00</text:p>
          </table:table-cell>
          <table:table-cell table:style-name="Comp-Sal-Valuta_20_sotto" table:formula="of:=PRODUCT([.$L20];[.M20])" office:value-type="currency" office:currency="EUR" office:value="0">
            <text:p>€ 0,00</text:p>
          </table:table-cell>
          <table:table-cell table:style-name="Comp-SAL_20_2-Valuta_5f_sotto" table:formula="of:=PRODUCT([.$L20];[.N20])" office:value-type="currency" office:currency="EUR" office:value="0">
            <text:p>€ 0,00</text:p>
          </table:table-cell>
          <table:table-cell table:style-name="Comp_5f_SAL-Valuta_20_sotto" table:formula="of:=PRODUCT([.$L20];[.O20])" office:value-type="currency" office:currency="EUR" office:value="0">
            <text:p>€ 0,00</text:p>
          </table:table-cell>
          <table:table-cell table:style-name="Comp-SAL_20_4_20_Valuta_20_sotto" table:formula="of:=PRODUCT([.$L20];[.P20])" office:value-type="currency" office:currency="EUR" office:value="0">
            <text:p>€ 0,00</text:p>
          </table:table-cell>
          <table:table-cell table:style-name="Comp-SAL5-Valuta_20_sotto" table:formula="of:=PRODUCT([.$L20];[.Q20])" office:value-type="currency" office:currency="EUR" office:value="0">
            <text:p>€ 0,00</text:p>
          </table:table-cell>
          <table:table-cell table:style-name="ce13" table:formula="of:=VLOOKUP([.B18];elenco_prezzi;4;FALSE())" office:value-type="currency" office:currency="EUR" office:value="0.080269854">
            <text:p>€ 0,08</text:p>
          </table:table-cell>
          <table:table-cell table:style-name="comp_20_sotto_20_Residui" table:formula="of:=[.S20]-(SUM([.W20:.AA20]))" office:value-type="currency" office:currency="EUR" office:value="495.6">
            <text:p>€ 495,60</text:p>
          </table:table-cell>
          <table:table-cell table:style-name="Comp-sotto_20__25_" table:formula="of:=VLOOKUP([.B18];elenco_prezzi;6;FALSE())" office:value-type="percentage" office:value="0.6702">
            <text:p>67,02%</text:p>
          </table:table-cell>
          <table:table-cell table:style-name="Comp-sotto_20_euri" table:formula="of:=IF([.AD20]&lt;&gt;&quot;&quot;; PRODUCT([.AD20]*[.S20]))" office:value-type="currency" office:currency="EUR" office:value="332.15112">
            <text:p>€ 332,15</text:p>
          </table:table-cell>
          <table:table-cell table:style-name="compTagRiservato" office:value-type="float" office:value="1">
            <text:p>1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8]" office:value-type="string" office:string-value="P.03.10.30.a">
            <text:p>P.03.10.30.a</text:p>
          </table:table-cell>
          <table:table-cell table:style-name="comp_20_-controolo" table:formula="of:=IF(ISERROR([.S20]);&quot;&quot;;IF([.S20]&lt;&gt;&quot;&quot;;[.S20];&quot;&quot;))" office:value-type="float" office:value="495.6">
            <text:p>495,60</text:p>
          </table:table-cell>
          <table:table-cell table:style-name="comp_20_sotto_20_Residui" table:formula="of:=SUM([.W20:.AA2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18]" office:value-type="string" office:string-value="2">
            <text:p>2</text:p>
          </table:table-cell>
          <table:table-cell table:style-name="Comp-Sal-Valuta_20_sotto_5f_p" office:value-type="currency" office:currency="EUR" office:value="495.6">
            <text:p>€ 495,60</text:p>
          </table:table-cell>
          <table:table-cell table:style-name="Comp-SAL_20_num_5f_sotto" office:value-type="float" office:value="168">
            <text:p>168,00</text:p>
          </table:table-cell>
          <table:table-cell table:style-name="Comp-Sal-Valuta_20_sotto" office:value-type="currency" office:currency="EUR" office:value="495.6">
            <text:p>€ 495,6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332.15112">
            <text:p>€ 332,15</text:p>
          </table:table-cell>
          <table:table-cell table:style-name="Reg_5f_prog"/>
          <table:table-cell table:style-name="Comp-Sal-Valuta_20_sotto_5f_p" table:formula="of:=IF([COMPUTO.AY18]&lt;&gt;&quot;.&quot;;[COMPUTO.AY18]*[.L20]; &quot;.&quot; )" office:value-type="string" office:string-value=".">
            <text:p>.</text:p>
          </table:table-cell>
          <table:table-cell table:style-name="Comp-SAL_20_num_5f_sotto" table:formula="of:=SUMIF(AAA;[.AR20];SAL)" office:value-type="float" office:value="60">
            <text:p>60,00</text:p>
          </table:table-cell>
          <table:table-cell table:style-name="Comp-Sal-Valuta_20_sotto" table:formula="of:=PRODUCT([$COMPUTO.L20] * [$COMPUTO.AZ20])" office:value-type="currency" office:currency="EUR" office:value="177">
            <text:p>€ 177,00</text:p>
          </table:table-cell>
          <table:table-cell table:style-name="Comp-Sal-Valuta_20_sotto" table:formula="of:=([$COMPUTO.S20]-[$COMPUTO.BA20])" office:value-type="currency" office:currency="EUR" office:value="318.6">
            <text:p>€ 318,60</text:p>
          </table:table-cell>
          <table:table-cell table:style-name="Comp-Sal-Valuta_20_sotto" table:formula="of:=PRODUCT([$COMPUTO.BA20]*[$COMPUTO.AD20])" office:value-type="currency" office:currency="EUR" office:value="118.6254">
            <text:p>€ 118,63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number-columns-repeated="4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2">
          <table:table-cell/>
          <table:table-cell table:style-name="Livello-1-scritta" table:formula="of:=[.AF22]" office:value-type="float" office:value="2">
            <text:p>2</text:p>
          </table:table-cell>
          <table:table-cell table:style-name="Livello-1-scritta" office:value-type="string">
            <text:p>Scavi e reinterri</text:p>
          </table:table-cell>
          <table:table-cell table:style-name="Livello-1-scritta" table:number-columns-repeated="6"/>
          <table:table-cell table:style-name="Livello-1-scritta_20_mini" table:formula="of:=CONCATENATE(&quot;( SUBT &quot;;DOLLAR([.AO22];2); &quot; )&quot; )" office:value-type="string" office:string-value="( SUBT € 14.454,63 )">
            <text:p>( SUBT € 14.454,63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22];2); &quot;)&quot; )" office:value-type="string" office:string-value="(SUBT € 857,27)">
            <text:p>(SUBT € 857,27)</text:p>
          </table:table-cell>
          <table:table-cell table:style-name="Livello-1-scritta" office:value-type="float" office:value="2">
            <text:p>2</text:p>
          </table:table-cell>
          <table:table-cell table:style-name="Livello-1-scritta" table:number-columns-repeated="8"/>
          <table:table-cell table:style-name="Livello-1-scritta_20_mini_20_val" table:formula="of:=SUBTOTAL(9;[.S22:.S49])" office:value-type="currency" office:currency="EUR" office:value="14454.63">
            <text:p>€ 14.454,63</text:p>
          </table:table-cell>
          <table:table-cell table:style-name="Livello-1-scritta_20_mini_20_val" table:formula="of:=SUBTOTAL(9;[.AE22:.AE49])" office:value-type="currency" office:currency="EUR" office:value="857.267148">
            <text:p>€ 857,27</text:p>
          </table:table-cell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25]&amp;&quot;.&quot;&amp;[.AG25]" office:value-type="string" office:string-value="2.1">
            <text:p>2.1</text:p>
          </table:table-cell>
          <table:table-cell table:style-name="livello2_5f_" office:value-type="string">
            <text:p>Scav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25];2); &quot; )&quot; )" office:value-type="string" office:string-value="( subt € 8.387,43 )">
            <text:p>( subt € 8.387,43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2">
            <text:p>2</text:p>
          </table:table-cell>
          <table:table-cell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25:.S41])" office:value-type="currency" office:currency="EUR" office:value="8387.43">
            <text:p>€ 8.387,43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mq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30]&lt;&gt;&quot;.&quot;;[.$J2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9">
          <table:table-cell table:style-name="comp_20_progress" office:value-type="string">
            <text:p>3</text:p>
          </table:table-cell>
          <table:table-cell table:style-name="comp_20_Art-EP" table:content-validation-name="val4" office:value-type="string">
            <text:p>E.01.10.10.a</text:p>
          </table:table-cell>
          <table:table-cell table:style-name="Comp-Bianche_20_in_20_mezzo_20_Descr" table:formula="of:=CONCATENATE(&quot; &quot;;VLOOKUP([.B28];elenco_prezzi;2;FALSE());&quot; &quot;)" office:value-type="string" office:string-value=" 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&#10;Scavo di pulizia o scotico " table:number-columns-spanned="7" table:number-rows-spanned="1">
            <text:p><text:s/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text:line-break/>Scavo di pulizia o scotico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28];elenco_prezzi;3;FALSE())" office:value-type="string" office:string-value="mq">
            <text:p>mq</text:p>
          </table:table-cell>
          <table:table-cell table:style-name="Comp-Bianche_20_in_20_mezzo" table:formula="of:=VLOOKUP([.B2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1750">
            <text:p>1.750,00</text:p>
          </table:table-cell>
          <table:table-cell table:style-name="Comp-Bianche_20_in_20_mezzo" office:value-type="string">
            <text:p>mq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30];SALspec)&lt;&gt;0;SUMIF(AAAspec;[.AR30];SALspec);&quot;.&quot;)" office:value-type="string" office:string-value=".">
            <text:p>.</text:p>
          </table:table-cell>
          <table:table-cell table:style-name="Comp-Bianche_20_in_20_mezzo" table:formula="of:=IF([$COMPUTO.AY30]&lt;&gt;&quot;.&quot;;[.$J2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table:number-columns-repeated="2"/>
          <table:table-cell table:style-name="Blu" table:formula="of:=PRODUCT([.E29:.I29])" office:value-type="float" office:value="1500">
            <text:p>1.500,00</text:p>
          </table:table-cell>
          <table:table-cell table:style-name="Comp-Variante" table:formula="of:=PRODUCT([.E29:.I29])" office:value-type="float" office:value="1500">
            <text:p>1.5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0]" office:value-type="float" office:value="2">
            <text:p>2</text:p>
          </table:table-cell>
          <table:table-cell table:style-name="compTagG" table:formula="of:=[.AG$30]" office:value-type="float" office:value="1">
            <text:p>1</text:p>
          </table:table-cell>
          <table:table-cell table:style-name="compTagG" table:formula="of:=[.AH$30]" office:value-type="string" office:string-value="R">
            <text:p>R</text:p>
          </table:table-cell>
          <table:table-cell table:style-name="compTagG" table:formula="of:=[.AI$30]" office:value-type="string" office:string-value="Cx">
            <text:p>Cx</text:p>
          </table:table-cell>
          <table:table-cell table:style-name="compTagG" table:formula="of:=[.AJ$30]" office:value-type="string" office:string-value="E.01.10.10.a">
            <text:p>E.01.10.1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29:.J29])" office:value-type="float" office:value="1500">
            <text:p>1.500,00</text:p>
          </table:table-cell>
          <table:table-cell table:style-name="Comp-Variante_20_num_20_sotto" table:formula="of:=SUM([.K29:.K29])" office:value-type="float" office:value="1500">
            <text:p>1.500,00</text:p>
          </table:table-cell>
          <table:table-cell table:style-name="comp_20_sotto_20_Unitario" table:formula="of:=VLOOKUP([.B28];elenco_prezzi;5;FALSE())" office:value-type="currency" office:currency="EUR" office:value="0.91">
            <text:p>€ 0,91</text:p>
          </table:table-cell>
          <table:table-cell table:style-name="Comp-SAL_20_num_5f_sotto" table:formula="of:=SUM([.M29:.M29])" office:value-type="float" office:value="0">
            <text:p>0,00</text:p>
          </table:table-cell>
          <table:table-cell table:style-name="Comp-SAL_20_2_20_num_5f_sotto" table:formula="of:=SUM([.N29:.N29])" office:value-type="float" office:value="0">
            <text:p>0,00</text:p>
          </table:table-cell>
          <table:table-cell table:style-name="Comp-SAL_20_3_20_num_5f_sotto" table:formula="of:=SUM([.O29:.O29])" office:value-type="float" office:value="0">
            <text:p>0,00</text:p>
          </table:table-cell>
          <table:table-cell table:style-name="Comp-SAL_20_4_20_num_5f_sotto" table:formula="of:=SUM([.P29:.P29])" office:value-type="float" office:value="0">
            <text:p>0,00</text:p>
          </table:table-cell>
          <table:table-cell table:style-name="Comp-SAL_20_4_20_num_5f_sotto" table:formula="of:=SUM([.Q29:.Q29])" office:value-type="float" office:value="0">
            <text:p>0,00</text:p>
          </table:table-cell>
          <table:table-cell table:style-name="ce9" table:formula="of:=[.AB30]*[.J30]" office:value-type="currency" office:currency="EUR" office:value="7.8117585">
            <text:p>€ 7,81</text:p>
          </table:table-cell>
          <table:table-cell table:style-name="comp_20_sotto_20_Euro_20_Originale" table:formula="of:=[.J30]*[.L30]" office:value-type="currency" office:currency="EUR" office:value="1365">
            <text:p>€ 1.365,00</text:p>
          </table:table-cell>
          <table:table-cell table:style-name="comp_20_sotto_20_Euro_20_3" table:formula="of:=[.L30]*[.K30]" office:value-type="currency" office:currency="EUR" office:value="1365">
            <text:p>€ 1.365,00</text:p>
          </table:table-cell>
          <table:table-cell table:style-name="comp_20_sotto_20_Euro_20_3" table:formula="of:=IF(([.T30]-[.S30])&gt;0;[.T30]-[.S30];0)" office:value-type="currency" office:currency="EUR" office:value="0">
            <text:p>€ 0,00</text:p>
          </table:table-cell>
          <table:table-cell table:style-name="comp_20_sotto_20_Euro_20_3" table:formula="of:=IF(([.T30]-[.S30])&lt;0;-([.T30]-[.S30]);0)" office:value-type="currency" office:currency="EUR" office:value="0">
            <text:p>€ 0,00</text:p>
          </table:table-cell>
          <table:table-cell table:style-name="Comp-Sal-Valuta_20_sotto" table:formula="of:=PRODUCT([.$L30];[.M30])" office:value-type="currency" office:currency="EUR" office:value="0">
            <text:p>€ 0,00</text:p>
          </table:table-cell>
          <table:table-cell table:style-name="Comp-SAL_20_2-Valuta_5f_sotto" table:formula="of:=PRODUCT([.$L30];[.N30])" office:value-type="currency" office:currency="EUR" office:value="0">
            <text:p>€ 0,00</text:p>
          </table:table-cell>
          <table:table-cell table:style-name="Comp_5f_SAL-Valuta_20_sotto" table:formula="of:=PRODUCT([.$L30];[.O30])" office:value-type="currency" office:currency="EUR" office:value="0">
            <text:p>€ 0,00</text:p>
          </table:table-cell>
          <table:table-cell table:style-name="Comp-SAL_20_4_20_Valuta_20_sotto" table:formula="of:=PRODUCT([.$L30];[.P30])" office:value-type="currency" office:currency="EUR" office:value="0">
            <text:p>€ 0,00</text:p>
          </table:table-cell>
          <table:table-cell table:style-name="Comp-SAL5-Valuta_20_sotto" table:formula="of:=PRODUCT([.$L30];[.Q30])" office:value-type="currency" office:currency="EUR" office:value="0">
            <text:p>€ 0,00</text:p>
          </table:table-cell>
          <table:table-cell table:style-name="ce13" table:formula="of:=VLOOKUP([.B28];elenco_prezzi;4;FALSE())" office:value-type="currency" office:currency="EUR" office:value="0.005207839">
            <text:p>€ 0,01</text:p>
          </table:table-cell>
          <table:table-cell table:style-name="comp_20_sotto_20_Residui" table:formula="of:=[.S30]-(SUM([.W30:.AA30]))" office:value-type="currency" office:currency="EUR" office:value="1365">
            <text:p>€ 1.365,00</text:p>
          </table:table-cell>
          <table:table-cell table:style-name="Comp-sotto_20__25_" table:formula="of:=VLOOKUP([.B28];elenco_prezzi;6;FALSE())" office:value-type="percentage" office:value="0.1895">
            <text:p>18,95%</text:p>
          </table:table-cell>
          <table:table-cell table:style-name="Comp-sotto_20_euri" table:formula="of:=IF([.AD30]&lt;&gt;&quot;&quot;; PRODUCT([.AD30]*[.S30]))" office:value-type="currency" office:currency="EUR" office:value="258.6675">
            <text:p>€ 258,67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8]" office:value-type="string" office:string-value="E.01.10.10.a">
            <text:p>E.01.10.10.a</text:p>
          </table:table-cell>
          <table:table-cell table:style-name="comp_20_-controolo" table:formula="of:=IF(ISERROR([.S30]);&quot;&quot;;IF([.S30]&lt;&gt;&quot;&quot;;[.S30];&quot;&quot;))" office:value-type="float" office:value="1365">
            <text:p>1.365,00</text:p>
          </table:table-cell>
          <table:table-cell table:style-name="comp_20_sotto_20_Residui" table:formula="of:=SUM([.W30:.AA3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28]" office:value-type="string" office:string-value="3">
            <text:p>3</text:p>
          </table:table-cell>
          <table:table-cell table:style-name="Comp-Sal-Valuta_20_sotto_5f_p" office:value-type="currency" office:currency="EUR" office:value="1592.5">
            <text:p>€ 1.592,50</text:p>
          </table:table-cell>
          <table:table-cell table:style-name="Comp-SAL_20_num_5f_sotto" office:value-type="float" office:value="1750">
            <text:p>1.750,00</text:p>
          </table:table-cell>
          <table:table-cell table:style-name="Comp-Sal-Valuta_20_sotto" office:value-type="currency" office:currency="EUR" office:value="1592.5">
            <text:p>€ 1.592,50</text:p>
          </table:table-cell>
          <table:table-cell table:style-name="Comp-Sal-Valuta_20_sotto" office:value-type="currency" office:currency="EUR" office:value="-227.5">
            <text:p>-€ 227,50</text:p>
          </table:table-cell>
          <table:table-cell table:style-name="Comp-Sal-Valuta_20_sotto" office:value-type="currency" office:currency="EUR" office:value="301.77875">
            <text:p>€ 301,78</text:p>
          </table:table-cell>
          <table:table-cell table:style-name="Reg_5f_prog"/>
          <table:table-cell table:style-name="Comp-Sal-Valuta_20_sotto_5f_p" table:formula="of:=IF([COMPUTO.AY28]&lt;&gt;&quot;.&quot;;[COMPUTO.AY28]*[.L30]; &quot;.&quot; )" office:value-type="string" office:string-value=".">
            <text:p>.</text:p>
          </table:table-cell>
          <table:table-cell table:style-name="Comp-SAL_20_num_5f_sotto" table:formula="of:=SUMIF(AAA;[.AR30];SAL)" office:value-type="float" office:value="1750">
            <text:p>1.750,00</text:p>
          </table:table-cell>
          <table:table-cell table:style-name="Comp-Sal-Valuta_20_sotto" table:formula="of:=PRODUCT([$COMPUTO.L30] * [$COMPUTO.AZ30])" office:value-type="currency" office:currency="EUR" office:value="1592.5">
            <text:p>€ 1.592,50</text:p>
          </table:table-cell>
          <table:table-cell table:style-name="Comp-Sal-Valuta_20_sotto" table:formula="of:=([$COMPUTO.S30]-[$COMPUTO.BA30])" office:value-type="currency" office:currency="EUR" office:value="-227.5">
            <text:p>-€ 227,50</text:p>
          </table:table-cell>
          <table:table-cell table:style-name="Comp-Sal-Valuta_20_sotto" table:formula="of:=PRODUCT([$COMPUTO.BA30]*[$COMPUTO.AD30])" office:value-type="currency" office:currency="EUR" office:value="301.77875">
            <text:p>€ 301,78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mc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35]&lt;&gt;&quot;.&quot;;[.$J32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9">
          <table:table-cell table:style-name="comp_20_progress" office:value-type="string">
            <text:p>4</text:p>
          </table:table-cell>
          <table:table-cell table:style-name="comp_20_Art-EP" table:content-validation-name="val4" office:value-type="string">
            <text:p>E.01.10.30.a</text:p>
          </table:table-cell>
          <table:table-cell table:style-name="Comp-Bianche_20_in_20_mezzo_20_Descr" table:formula="of:=CONCATENATE(&quot; &quot;;VLOOKUP([.B32];elenco_prezzi;2;FALSE());&quot; &quot;)" office:value-type="string" office:string-value=" Scavo di sbancamento effettuato con mezzi meccanici compresa la rimozione di arbusti e ceppaie, la profilatura delle pareti, la regolarizzazione del fondo, il carico sugli automezzi ed il trasporto a rifiuto o per rilevato fino ad una distanza massima di 5000 m:&#10;in rocce sciolte (argilla, sabbia, ghiaia, pozzolana, lapillo, terreno vegetale e simili o con trovanti fino ad 1 m³) " table:number-columns-spanned="7" table:number-rows-spanned="1">
            <text:p><text:s/>Scavo di sbancamento effettuato con mezzi meccanici compresa la rimozione di arbusti e ceppaie, la profilatura delle pareti, la regolarizzazione del fondo, il carico sugli automezzi ed il trasporto a rifiuto o per rilevato fino ad una distanza massima di 5000 m:<text:line-break/>in rocce sciolte (argilla, sabbia, ghiaia, pozzolana, lapillo, terreno vegetale e simili o con trovanti fino ad 1 m³)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32];elenco_prezzi;3;FALSE())" office:value-type="string" office:string-value="mc">
            <text:p>mc</text:p>
          </table:table-cell>
          <table:table-cell table:style-name="Comp-Bianche_20_in_20_mezzo" table:formula="of:=VLOOKUP([.B32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900">
            <text:p>900,0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35];SALspec)&lt;&gt;0;SUMIF(AAAspec;[.AR35];SALspec);&quot;.&quot;)" office:value-type="string" office:string-value=".">
            <text:p>.</text:p>
          </table:table-cell>
          <table:table-cell table:style-name="Comp-Bianche_20_in_20_mezzo" table:formula="of:=IF([$COMPUTO.AY35]&lt;&gt;&quot;.&quot;;[.$J32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a</text:p>
          </table:table-cell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33:.I33])" office:value-type="float" office:value="900">
            <text:p>900,00</text:p>
          </table:table-cell>
          <table:table-cell table:style-name="Comp-Variante" table:formula="of:=PRODUCT([.E33:.I33])" office:value-type="float" office:value="900">
            <text:p>9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b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table:formula="of:=PRODUCT([.E34:.I34])" office:value-type="float" office:value="156">
            <text:p>156,00</text:p>
          </table:table-cell>
          <table:table-cell table:style-name="Comp-Variante" table:formula="of:=PRODUCT([.E34:.I34])" office:value-type="float" office:value="156">
            <text:p>1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35]" office:value-type="float" office:value="2">
            <text:p>2</text:p>
          </table:table-cell>
          <table:table-cell table:style-name="compTagG" table:formula="of:=[.AG$35]" office:value-type="float" office:value="1">
            <text:p>1</text:p>
          </table:table-cell>
          <table:table-cell table:style-name="compTagG" table:formula="of:=[.AH$35]" office:value-type="string" office:string-value="R">
            <text:p>R</text:p>
          </table:table-cell>
          <table:table-cell table:style-name="compTagG" table:formula="of:=[.AI$35]" office:value-type="string" office:string-value="Cx">
            <text:p>Cx</text:p>
          </table:table-cell>
          <table:table-cell table:style-name="compTagG" table:formula="of:=[.AJ$35]" office:value-type="string" office:string-value="E.01.10.30.a">
            <text:p>E.01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33:.J34])" office:value-type="float" office:value="1056">
            <text:p>1.056,00</text:p>
          </table:table-cell>
          <table:table-cell table:style-name="Comp-Variante_20_num_20_sotto" table:formula="of:=SUM([.K33:.K34])" office:value-type="float" office:value="1056">
            <text:p>1.056,00</text:p>
          </table:table-cell>
          <table:table-cell table:style-name="comp_20_sotto_20_Unitario" table:formula="of:=VLOOKUP([.B32];elenco_prezzi;5;FALSE())" office:value-type="currency" office:currency="EUR" office:value="3.33">
            <text:p>€ 3,33</text:p>
          </table:table-cell>
          <table:table-cell table:style-name="Comp-SAL_20_num_5f_sotto" table:formula="of:=SUM([.M33:.M34])" office:value-type="float" office:value="0">
            <text:p>0,00</text:p>
          </table:table-cell>
          <table:table-cell table:style-name="Comp-SAL_20_2_20_num_5f_sotto" table:formula="of:=SUM([.N33:.N34])" office:value-type="float" office:value="0">
            <text:p>0,00</text:p>
          </table:table-cell>
          <table:table-cell table:style-name="Comp-SAL_20_3_20_num_5f_sotto" table:formula="of:=SUM([.O33:.O34])" office:value-type="float" office:value="0">
            <text:p>0,00</text:p>
          </table:table-cell>
          <table:table-cell table:style-name="Comp-SAL_20_4_20_num_5f_sotto" table:formula="of:=SUM([.P33:.P34])" office:value-type="float" office:value="0">
            <text:p>0,00</text:p>
          </table:table-cell>
          <table:table-cell table:style-name="Comp-SAL_20_4_20_num_5f_sotto" table:formula="of:=SUM([.Q33:.Q34])" office:value-type="float" office:value="0">
            <text:p>0,00</text:p>
          </table:table-cell>
          <table:table-cell table:style-name="ce9" table:formula="of:=SUM([.R34:.R35])" office:value-type="currency" office:currency="EUR" office:value="0">
            <text:p>€ 0,00</text:p>
          </table:table-cell>
          <table:table-cell table:style-name="comp_20_sotto_20_Euro_20_Originale" table:formula="of:=[.J35]*[.L35]" office:value-type="currency" office:currency="EUR" office:value="3516.48">
            <text:p>€ 3.516,48</text:p>
          </table:table-cell>
          <table:table-cell table:style-name="comp_20_sotto_20_Euro_20_3" table:formula="of:=[.L35]*[.K35]" office:value-type="currency" office:currency="EUR" office:value="3516.48">
            <text:p>€ 3.516,48</text:p>
          </table:table-cell>
          <table:table-cell table:style-name="comp_20_sotto_20_Euro_20_3" table:formula="of:=IF(([.T35]-[.S35])&gt;0;[.T35]-[.S35];0)" office:value-type="currency" office:currency="EUR" office:value="0">
            <text:p>€ 0,00</text:p>
          </table:table-cell>
          <table:table-cell table:style-name="comp_20_sotto_20_Euro_20_3" table:formula="of:=IF(([.T35]-[.S35])&lt;0;-([.T35]-[.S35]);0)" office:value-type="currency" office:currency="EUR" office:value="0">
            <text:p>€ 0,00</text:p>
          </table:table-cell>
          <table:table-cell table:style-name="Comp-Sal-Valuta_20_sotto" table:formula="of:=PRODUCT([.$L35];[.M35])" office:value-type="currency" office:currency="EUR" office:value="0">
            <text:p>€ 0,00</text:p>
          </table:table-cell>
          <table:table-cell table:style-name="Comp-SAL_20_2-Valuta_5f_sotto" table:formula="of:=PRODUCT([.$L35];[.N35])" office:value-type="currency" office:currency="EUR" office:value="0">
            <text:p>€ 0,00</text:p>
          </table:table-cell>
          <table:table-cell table:style-name="Comp_5f_SAL-Valuta_20_sotto" table:formula="of:=PRODUCT([.$L35];[.O35])" office:value-type="currency" office:currency="EUR" office:value="0">
            <text:p>€ 0,00</text:p>
          </table:table-cell>
          <table:table-cell table:style-name="Comp-SAL_20_4_20_Valuta_20_sotto" table:formula="of:=PRODUCT([.$L35];[.P35])" office:value-type="currency" office:currency="EUR" office:value="0">
            <text:p>€ 0,00</text:p>
          </table:table-cell>
          <table:table-cell table:style-name="Comp-SAL5-Valuta_20_sotto" table:formula="of:=PRODUCT([.$L35];[.Q35])" office:value-type="currency" office:currency="EUR" office:value="0">
            <text:p>€ 0,00</text:p>
          </table:table-cell>
          <table:table-cell table:style-name="ce13" table:formula="of:=VLOOKUP([.B32];elenco_prezzi;4;FALSE())" office:value-type="currency" office:currency="EUR" office:value="0.0137875986">
            <text:p>€ 0,01</text:p>
          </table:table-cell>
          <table:table-cell table:style-name="comp_20_sotto_20_Residui" table:formula="of:=[.S35]-(SUM([.W35:.AA35]))" office:value-type="currency" office:currency="EUR" office:value="3516.48">
            <text:p>€ 3.516,48</text:p>
          </table:table-cell>
          <table:table-cell table:style-name="Comp-sotto_20__25_" table:formula="of:=VLOOKUP([.B32];elenco_prezzi;6;FALSE())" office:value-type="percentage" office:value="0.1371">
            <text:p>13,71%</text:p>
          </table:table-cell>
          <table:table-cell table:style-name="Comp-sotto_20_euri" table:formula="of:=IF([.AD35]&lt;&gt;&quot;&quot;; PRODUCT([.AD35]*[.S35]))" office:value-type="currency" office:currency="EUR" office:value="482.109408">
            <text:p>€ 482,11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2]" office:value-type="string" office:string-value="E.01.10.30.a">
            <text:p>E.01.10.30.a</text:p>
          </table:table-cell>
          <table:table-cell table:style-name="comp_20_-controolo" table:formula="of:=IF(ISERROR([.S35]);&quot;&quot;;IF([.S35]&lt;&gt;&quot;&quot;;[.S35];&quot;&quot;))" office:value-type="float" office:value="3516.48">
            <text:p>3.516,48</text:p>
          </table:table-cell>
          <table:table-cell table:style-name="comp_20_sotto_20_Residui" table:formula="of:=SUM([.W35:.AA35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32]" office:value-type="string" office:string-value="4">
            <text:p>4</text:p>
          </table:table-cell>
          <table:table-cell table:style-name="Comp-Sal-Valuta_20_sotto_5f_p" office:value-type="currency" office:currency="EUR" office:value="2997">
            <text:p>€ 2.997,00</text:p>
          </table:table-cell>
          <table:table-cell table:style-name="Comp-SAL_20_num_5f_sotto" office:value-type="float" office:value="900">
            <text:p>900,00</text:p>
          </table:table-cell>
          <table:table-cell table:style-name="Comp-Sal-Valuta_20_sotto" office:value-type="currency" office:currency="EUR" office:value="2997">
            <text:p>€ 2.997,00</text:p>
          </table:table-cell>
          <table:table-cell table:style-name="Comp-Sal-Valuta_20_sotto" office:value-type="currency" office:currency="EUR" office:value="519.48">
            <text:p>€ 519,48</text:p>
          </table:table-cell>
          <table:table-cell table:style-name="Comp-Sal-Valuta_20_sotto" office:value-type="currency" office:currency="EUR" office:value="410.8887">
            <text:p>€ 410,89</text:p>
          </table:table-cell>
          <table:table-cell table:style-name="Reg_5f_prog"/>
          <table:table-cell table:style-name="Comp-Sal-Valuta_20_sotto_5f_p" table:formula="of:=IF([COMPUTO.AY32]&lt;&gt;&quot;.&quot;;[COMPUTO.AY32]*[.L35]; &quot;.&quot; )" office:value-type="string" office:string-value=".">
            <text:p>.</text:p>
          </table:table-cell>
          <table:table-cell table:style-name="Comp-SAL_20_num_5f_sotto" table:formula="of:=SUMIF(AAA;[.AR35];SAL)" office:value-type="float" office:value="1356">
            <text:p>1.356,00</text:p>
          </table:table-cell>
          <table:table-cell table:style-name="Comp-Sal-Valuta_20_sotto" table:formula="of:=PRODUCT([$COMPUTO.L35] * [$COMPUTO.AZ35])" office:value-type="currency" office:currency="EUR" office:value="4515.48">
            <text:p>€ 4.515,48</text:p>
          </table:table-cell>
          <table:table-cell table:style-name="Comp-Sal-Valuta_20_sotto" table:formula="of:=([$COMPUTO.S35]-[$COMPUTO.BA35])" office:value-type="currency" office:currency="EUR" office:value="-999">
            <text:p>-€ 999,00</text:p>
          </table:table-cell>
          <table:table-cell table:style-name="Comp-Sal-Valuta_20_sotto" table:formula="of:=PRODUCT([$COMPUTO.BA35]*[$COMPUTO.AD35])" office:value-type="currency" office:currency="EUR" office:value="619.072308">
            <text:p>€ 619,07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t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41]&lt;&gt;&quot;.&quot;;[.$J37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0">
          <table:table-cell table:style-name="comp_20_progress" office:value-type="string">
            <text:p>5</text:p>
          </table:table-cell>
          <table:table-cell table:style-name="comp_20_Art-EP" table:content-validation-name="val4" office:value-type="string">
            <text:p>E.01.60.10.b</text:p>
          </table:table-cell>
          <table:table-cell table:style-name="Comp-Bianche_20_in_20_mezzo_20_Descr" table:formula="of:=CONCATENATE(&quot; &quot;;VLOOKUP([.B37];elenco_prezzi;2;FALSE());&quot; &quot;)" office:value-type="string" office:string-value=" 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&#10;Materiale da scavo anche bagnato, con argilla e trovanti fino a 0,20 m " table:number-columns-spanned="7" table:number-rows-spanned="1">
            <text:p><text:s/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text:line-break/>Materiale da scavo anche bagnato, con argilla e trovanti fino a 0,20 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37];elenco_prezzi;3;FALSE())" office:value-type="string" office:string-value="t">
            <text:p>t</text:p>
          </table:table-cell>
          <table:table-cell table:style-name="Comp-Bianche_20_in_20_mezzo" table:formula="of:=VLOOKUP([.B37];elenco_prezzi;3;FALSE())" office:value-type="string" office:string-value="t">
            <text:p>t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float" office:value="1275">
            <text:p>1.275,00</text:p>
          </table:table-cell>
          <table:table-cell table:style-name="Comp-Bianche_20_in_20_mezzo" office:value-type="string">
            <text:p>t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41];SALspec)&lt;&gt;0;SUMIF(AAAspec;[.AR41];SALspec);&quot;.&quot;)" office:value-type="string" office:string-value=".">
            <text:p>.</text:p>
          </table:table-cell>
          <table:table-cell table:style-name="Comp-Bianche_20_in_20_mezzo" table:formula="of:=IF([$COMPUTO.AY41]&lt;&gt;&quot;.&quot;;[.$J37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per lo scotico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table:formula="of:=PRODUCT([.E38:.I38])" office:value-type="float" office:value="375">
            <text:p>375,00</text:p>
          </table:table-cell>
          <table:table-cell table:style-name="Comp-Variante" table:formula="of:=PRODUCT([.E38:.I38])" office:value-type="float" office:value="375">
            <text:p>375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a</text:p>
          </table:table-cell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39:.I39])" office:value-type="float" office:value="900">
            <text:p>900,00</text:p>
          </table:table-cell>
          <table:table-cell table:style-name="Comp-Variante" table:formula="of:=PRODUCT([.E39:.I39])" office:value-type="float" office:value="900">
            <text:p>90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lotto b</text:p>
          </table:table-cell>
          <table:table-cell table:style-name="Comp-Bianche_20_in_20_mezzo_20_bordate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table:formula="of:=PRODUCT([.E40:.I40])" office:value-type="float" office:value="156">
            <text:p>156,00</text:p>
          </table:table-cell>
          <table:table-cell table:style-name="Comp-Variante" table:formula="of:=PRODUCT([.E40:.I40])" office:value-type="float" office:value="156">
            <text:p>1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1]" office:value-type="float" office:value="2">
            <text:p>2</text:p>
          </table:table-cell>
          <table:table-cell table:style-name="compTagG" table:formula="of:=[.AG$41]" office:value-type="float" office:value="1">
            <text:p>1</text:p>
          </table:table-cell>
          <table:table-cell table:style-name="compTagG" table:formula="of:=[.AH$41]" office:value-type="string" office:string-value="R">
            <text:p>R</text:p>
          </table:table-cell>
          <table:table-cell table:style-name="compTagG" table:formula="of:=[.AI$41]" office:value-type="string" office:string-value="Cx">
            <text:p>Cx</text:p>
          </table:table-cell>
          <table:table-cell table:style-name="compTagG" table:formula="of:=[.AJ$41]" office:value-type="string" office:string-value="E.01.60.10.b">
            <text:p>E.01.60.1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38:.J40])" office:value-type="float" office:value="1431">
            <text:p>1.431,00</text:p>
          </table:table-cell>
          <table:table-cell table:style-name="Comp-Variante_20_num_20_sotto" table:formula="of:=SUM([.K38:.K40])" office:value-type="float" office:value="1431">
            <text:p>1.431,00</text:p>
          </table:table-cell>
          <table:table-cell table:style-name="comp_20_sotto_20_Unitario" table:formula="of:=VLOOKUP([.B37];elenco_prezzi;5;FALSE())" office:value-type="currency" office:currency="EUR" office:value="2.45">
            <text:p>€ 2,45</text:p>
          </table:table-cell>
          <table:table-cell table:style-name="Comp-SAL_20_num_5f_sotto" table:formula="of:=SUM([.M38:.M40])" office:value-type="float" office:value="0">
            <text:p>0,00</text:p>
          </table:table-cell>
          <table:table-cell table:style-name="Comp-SAL_20_2_20_num_5f_sotto" table:formula="of:=SUM([.N38:.N40])" office:value-type="float" office:value="0">
            <text:p>0,00</text:p>
          </table:table-cell>
          <table:table-cell table:style-name="Comp-SAL_20_3_20_num_5f_sotto" table:formula="of:=SUM([.O38:.O40])" office:value-type="float" office:value="0">
            <text:p>0,00</text:p>
          </table:table-cell>
          <table:table-cell table:style-name="Comp-SAL_20_4_20_num_5f_sotto" table:formula="of:=SUM([.P38:.P40])" office:value-type="float" office:value="0">
            <text:p>0,00</text:p>
          </table:table-cell>
          <table:table-cell table:style-name="Comp-SAL_20_4_20_num_5f_sotto" table:formula="of:=SUM([.Q38:.Q40])" office:value-type="float" office:value="0">
            <text:p>0,00</text:p>
          </table:table-cell>
          <table:table-cell table:style-name="ce9" table:formula="of:=SUM([.R40:.R41])" office:value-type="currency" office:currency="EUR" office:value="0">
            <text:p>€ 0,00</text:p>
          </table:table-cell>
          <table:table-cell table:style-name="comp_20_sotto_20_Euro_20_Originale" table:formula="of:=[.J41]*[.L41]" office:value-type="currency" office:currency="EUR" office:value="3505.95">
            <text:p>€ 3.505,95</text:p>
          </table:table-cell>
          <table:table-cell table:style-name="comp_20_sotto_20_Euro_20_3" table:formula="of:=[.L41]*[.K41]" office:value-type="currency" office:currency="EUR" office:value="3505.95">
            <text:p>€ 3.505,95</text:p>
          </table:table-cell>
          <table:table-cell table:style-name="comp_20_sotto_20_Euro_20_3" table:formula="of:=IF(([.T41]-[.S41])&gt;0;[.T41]-[.S41];0)" office:value-type="currency" office:currency="EUR" office:value="0">
            <text:p>€ 0,00</text:p>
          </table:table-cell>
          <table:table-cell table:style-name="comp_20_sotto_20_Euro_20_3" table:formula="of:=IF(([.T41]-[.S41])&lt;0;-([.T41]-[.S41]);0)" office:value-type="currency" office:currency="EUR" office:value="0">
            <text:p>€ 0,00</text:p>
          </table:table-cell>
          <table:table-cell table:style-name="Comp-Sal-Valuta_20_sotto" table:formula="of:=PRODUCT([.$L41];[.M41])" office:value-type="currency" office:currency="EUR" office:value="0">
            <text:p>€ 0,00</text:p>
          </table:table-cell>
          <table:table-cell table:style-name="Comp-SAL_20_2-Valuta_5f_sotto" table:formula="of:=PRODUCT([.$L41];[.N41])" office:value-type="currency" office:currency="EUR" office:value="0">
            <text:p>€ 0,00</text:p>
          </table:table-cell>
          <table:table-cell table:style-name="Comp_5f_SAL-Valuta_20_sotto" table:formula="of:=PRODUCT([.$L41];[.O41])" office:value-type="currency" office:currency="EUR" office:value="0">
            <text:p>€ 0,00</text:p>
          </table:table-cell>
          <table:table-cell table:style-name="Comp-SAL_20_4_20_Valuta_20_sotto" table:formula="of:=PRODUCT([.$L41];[.P41])" office:value-type="currency" office:currency="EUR" office:value="0">
            <text:p>€ 0,00</text:p>
          </table:table-cell>
          <table:table-cell table:style-name="Comp-SAL5-Valuta_20_sotto" table:formula="of:=PRODUCT([.$L41];[.Q41])" office:value-type="currency" office:currency="EUR" office:value="0">
            <text:p>€ 0,00</text:p>
          </table:table-cell>
          <table:table-cell table:style-name="ce13" table:formula="of:=VLOOKUP([.B37];elenco_prezzi;4;FALSE())" office:value-type="currency" office:currency="EUR" office:value="0">
            <text:p>€ 0,00</text:p>
          </table:table-cell>
          <table:table-cell table:style-name="comp_20_sotto_20_Residui" table:formula="of:=[.S41]-(SUM([.W41:.AA41]))" office:value-type="currency" office:currency="EUR" office:value="3505.95">
            <text:p>€ 3.505,95</text:p>
          </table:table-cell>
          <table:table-cell table:style-name="Comp-sotto_20__25_" table:formula="of:=VLOOKUP([.B37];elenco_prezzi;6;FALSE())" office:value-type="percentage" office:value="0">
            <text:p>0,00%</text:p>
          </table:table-cell>
          <table:table-cell table:style-name="Comp-sotto_20_euri" table:formula="of:=IF([.AD41]&lt;&gt;&quot;&quot;; PRODUCT([.AD41]*[.S41]))" office:value-type="currency" office:currency="EUR" office:value="0">
            <text:p>€ 0,00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7]" office:value-type="string" office:string-value="E.01.60.10.b">
            <text:p>E.01.60.10.b</text:p>
          </table:table-cell>
          <table:table-cell table:style-name="comp_20_-controolo" table:formula="of:=IF(ISERROR([.S41]);&quot;&quot;;IF([.S41]&lt;&gt;&quot;&quot;;[.S41];&quot;&quot;))" office:value-type="float" office:value="3505.95">
            <text:p>3.505,95</text:p>
          </table:table-cell>
          <table:table-cell table:style-name="comp_20_sotto_20_Residui" table:formula="of:=SUM([.W41:.AA41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37]" office:value-type="string" office:string-value="5">
            <text:p>5</text:p>
          </table:table-cell>
          <table:table-cell table:style-name="Comp-Sal-Valuta_20_sotto_5f_p" office:value-type="currency" office:currency="EUR" office:value="3123.75">
            <text:p>€ 3.123,75</text:p>
          </table:table-cell>
          <table:table-cell table:style-name="Comp-SAL_20_num_5f_sotto" office:value-type="float" office:value="1275">
            <text:p>1.275,00</text:p>
          </table:table-cell>
          <table:table-cell table:style-name="Comp-Sal-Valuta_20_sotto" office:value-type="currency" office:currency="EUR" office:value="3123.75">
            <text:p>€ 3.123,75</text:p>
          </table:table-cell>
          <table:table-cell table:style-name="Comp-Sal-Valuta_20_sotto" office:value-type="currency" office:currency="EUR" office:value="382.2">
            <text:p>€ 382,2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37]&lt;&gt;&quot;.&quot;;[COMPUTO.AY37]*[.L41]; &quot;.&quot; )" office:value-type="string" office:string-value=".">
            <text:p>.</text:p>
          </table:table-cell>
          <table:table-cell table:style-name="Comp-SAL_20_num_5f_sotto" table:formula="of:=SUMIF(AAA;[.AR41];SAL)" office:value-type="float" office:value="1743">
            <text:p>1.743,00</text:p>
          </table:table-cell>
          <table:table-cell table:style-name="Comp-Sal-Valuta_20_sotto" table:formula="of:=PRODUCT([$COMPUTO.L41] * [$COMPUTO.AZ41])" office:value-type="currency" office:currency="EUR" office:value="4270.35">
            <text:p>€ 4.270,35</text:p>
          </table:table-cell>
          <table:table-cell table:style-name="Comp-Sal-Valuta_20_sotto" table:formula="of:=([$COMPUTO.S41]-[$COMPUTO.BA41])" office:value-type="currency" office:currency="EUR" office:value="-764.4">
            <text:p>-€ 764,40</text:p>
          </table:table-cell>
          <table:table-cell table:style-name="Comp-Sal-Valuta_20_sotto" table:formula="of:=PRODUCT([$COMPUTO.BA41]*[$COMPUTO.AD41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43]&amp;&quot;.&quot;&amp;[.AG43]" office:value-type="string" office:string-value="2.2">
            <text:p>2.2</text:p>
          </table:table-cell>
          <table:table-cell table:style-name="livello2_5f_" office:value-type="string">
            <text:p>Rinterr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43];2); &quot; )&quot; )" office:value-type="string" office:string-value="( subt € 6.067,20 )">
            <text:p>( subt € 6.067,20 )</text:p>
          </table:table-cell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43:.S49])" office:value-type="currency" office:currency="EUR" office:value="6067.2">
            <text:p>€ 6.067,20</text:p>
          </table:table-cell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4"/>
          <table:table-cell table:style-name="Reg_5f_prog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Reg_5f_prog"/>
          <table:table-cell table:style-name="Comp-Bianche_20_sopra" table:formula="of:=IF([$COMPUTO.AY48]&lt;&gt;&quot;.&quot;;[.$J46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1">
          <table:table-cell table:style-name="comp_20_progress" office:value-type="string">
            <text:p>6</text:p>
          </table:table-cell>
          <table:table-cell table:style-name="comp_20_Art-EP" table:content-validation-name="val4" office:value-type="string">
            <text:p>E.01.40.30.b</text:p>
          </table:table-cell>
          <table:table-cell table:style-name="Comp-Bianche_20_in_20_mezzo_20_Descr" table:formula="of:=CONCATENATE(&quot; &quot;;VLOOKUP([.B46];elenco_prezzi;2;FALSE());&quot; &quot;)" office:value-type="string" office:string-value=" Rinterro con materiale arido, compreso l'avvicinamento dei materiali, il compattamento a strati dei materiali impiegati fino al raggiungimento delle quote del terreno preesistente ed il costipamento prescritto. Compreso ogni onere&#10;Rinterro con materiale idoneo proveniente da impianti di frantumazione " table:number-columns-spanned="7" table:number-rows-spanned="1">
            <text:p><text:s/>Rinterro con materiale arido, compreso l'avvicinamento dei materiali, il compattamento a strati dei materiali impiegati fino al raggiungimento delle quote del terreno preesistente ed il costipamento prescritto. Compreso ogni onere<text:line-break/>Rinterro con materiale idoneo proveniente da impianti di frantum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46];elenco_prezzi;3;FALSE())" office:value-type="string" office:string-value="mc">
            <text:p>mc</text:p>
          </table:table-cell>
          <table:table-cell table:style-name="Comp-Bianche_20_in_20_mezzo" table:formula="of:=VLOOKUP([.B46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Reg_5f_prog"/>
          <table:table-cell table:style-name="Comp-Bianche_20_in_20_mezzo" table:formula="of:=IF( SUMIF(AAAspec;[.AR48];SALspec)&lt;&gt;0;SUMIF(AAAspec;[.AR48];SALspec);&quot;.&quot;)" office:value-type="string" office:string-value=".">
            <text:p>.</text:p>
          </table:table-cell>
          <table:table-cell table:style-name="Comp-Bianche_20_in_20_mezzo" table:formula="of:=IF([$COMPUTO.AY48]&lt;&gt;&quot;.&quot;;[.$J46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30-14)*(30-14)*1 )</text:p>
          </table:table-cell>
          <table:table-cell table:style-name="Comp-Bianche_20_in_20_mezzo_20_bordate"/>
          <table:table-cell table:style-name="comp_20_1-a"/>
          <table:table-cell table:style-name="comp_20_1-a" table:formula="of:=30-14" office:value-type="float" office:value="16">
            <text:p>16</text:p>
          </table:table-cell>
          <table:table-cell table:style-name="comp_20_1-a" table:formula="of:=30-14" office:value-type="float" office:value="16">
            <text:p>16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table:formula="of:=PRODUCT([.E47:.I47])" office:value-type="float" office:value="256">
            <text:p>256,00</text:p>
          </table:table-cell>
          <table:table-cell table:style-name="Comp-Variante" table:formula="of:=PRODUCT([.E47:.I47])" office:value-type="float" office:value="256">
            <text:p>25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48]" office:value-type="float" office:value="2">
            <text:p>2</text:p>
          </table:table-cell>
          <table:table-cell table:style-name="compTagG" table:formula="of:=[.AG$48]" office:value-type="float" office:value="2">
            <text:p>2</text:p>
          </table:table-cell>
          <table:table-cell table:style-name="compTagG" table:formula="of:=[.AH$48]" office:value-type="string" office:string-value="R">
            <text:p>R</text:p>
          </table:table-cell>
          <table:table-cell table:style-name="compTagG" table:formula="of:=[.AI$48]" office:value-type="string" office:string-value="Cx">
            <text:p>Cx</text:p>
          </table:table-cell>
          <table:table-cell table:style-name="compTagG" table:formula="of:=[.AJ$48]" office:value-type="string" office:string-value="E.01.40.30.b">
            <text:p>E.01.40.30.b</text:p>
          </table:table-cell>
          <table:table-cell table:style-name="Comp-Bianche_20_in_20_mezzo" table:number-columns-repeated="2"/>
          <table:table-cell table:style-name="Mis-Lib-Note"/>
          <table:table-cell table:number-columns-repeated="4"/>
          <table:table-cell table:style-name="Reg_5f_prog"/>
          <table:table-cell table:style-name="Comp-Bianche_20_in_20_mezzo" table:number-columns-repeated="5"/>
          <table:table-cell table:style-name="Reg_5f_prog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47:.J47])" office:value-type="float" office:value="256">
            <text:p>256,00</text:p>
          </table:table-cell>
          <table:table-cell table:style-name="Comp-Variante_20_num_20_sotto" table:formula="of:=SUM([.K47:.K47])" office:value-type="float" office:value="256">
            <text:p>256,00</text:p>
          </table:table-cell>
          <table:table-cell table:style-name="comp_20_sotto_20_Unitario" table:formula="of:=VLOOKUP([.B46];elenco_prezzi;5;FALSE())" office:value-type="currency" office:currency="EUR" office:value="23.7">
            <text:p>€ 23,70</text:p>
          </table:table-cell>
          <table:table-cell table:style-name="Comp-SAL_20_num_5f_sotto" table:formula="of:=SUM([.M47:.M47])" office:value-type="float" office:value="0">
            <text:p>0,00</text:p>
          </table:table-cell>
          <table:table-cell table:style-name="Comp-SAL_20_2_20_num_5f_sotto" table:formula="of:=SUM([.N47:.N47])" office:value-type="float" office:value="0">
            <text:p>0,00</text:p>
          </table:table-cell>
          <table:table-cell table:style-name="Comp-SAL_20_3_20_num_5f_sotto" table:formula="of:=SUM([.O47:.O47])" office:value-type="float" office:value="0">
            <text:p>0,00</text:p>
          </table:table-cell>
          <table:table-cell table:style-name="Comp-SAL_20_4_20_num_5f_sotto" table:formula="of:=SUM([.P47:.P47])" office:value-type="float" office:value="0">
            <text:p>0,00</text:p>
          </table:table-cell>
          <table:table-cell table:style-name="Comp-SAL_20_4_20_num_5f_sotto" table:formula="of:=SUM([.Q47:.Q47])" office:value-type="float" office:value="0">
            <text:p>0,00</text:p>
          </table:table-cell>
          <table:table-cell table:style-name="ce9" table:formula="of:=[.AB48]*[.J48]" office:value-type="currency" office:currency="EUR" office:value="3.518005248">
            <text:p>€ 3,52</text:p>
          </table:table-cell>
          <table:table-cell table:style-name="comp_20_sotto_20_Euro_20_Originale" table:formula="of:=[.J48]*[.L48]" office:value-type="currency" office:currency="EUR" office:value="6067.2">
            <text:p>€ 6.067,20</text:p>
          </table:table-cell>
          <table:table-cell table:style-name="comp_20_sotto_20_Euro_20_3" table:formula="of:=[.L48]*[.K48]" office:value-type="currency" office:currency="EUR" office:value="6067.2">
            <text:p>€ 6.067,20</text:p>
          </table:table-cell>
          <table:table-cell table:style-name="comp_20_sotto_20_Euro_20_3" table:formula="of:=IF(([.T48]-[.S48])&gt;0;[.T48]-[.S48];0)" office:value-type="currency" office:currency="EUR" office:value="0">
            <text:p>€ 0,00</text:p>
          </table:table-cell>
          <table:table-cell table:style-name="comp_20_sotto_20_Euro_20_3" table:formula="of:=IF(([.T48]-[.S48])&lt;0;-([.T48]-[.S48]);0)" office:value-type="currency" office:currency="EUR" office:value="0">
            <text:p>€ 0,00</text:p>
          </table:table-cell>
          <table:table-cell table:style-name="Comp-Sal-Valuta_20_sotto" table:formula="of:=PRODUCT([.$L48];[.M48])" office:value-type="currency" office:currency="EUR" office:value="0">
            <text:p>€ 0,00</text:p>
          </table:table-cell>
          <table:table-cell table:style-name="Comp-SAL_20_2-Valuta_5f_sotto" table:formula="of:=PRODUCT([.$L48];[.N48])" office:value-type="currency" office:currency="EUR" office:value="0">
            <text:p>€ 0,00</text:p>
          </table:table-cell>
          <table:table-cell table:style-name="Comp_5f_SAL-Valuta_20_sotto" table:formula="of:=PRODUCT([.$L48];[.O48])" office:value-type="currency" office:currency="EUR" office:value="0">
            <text:p>€ 0,00</text:p>
          </table:table-cell>
          <table:table-cell table:style-name="Comp-SAL_20_4_20_Valuta_20_sotto" table:formula="of:=PRODUCT([.$L48];[.P48])" office:value-type="currency" office:currency="EUR" office:value="0">
            <text:p>€ 0,00</text:p>
          </table:table-cell>
          <table:table-cell table:style-name="Comp-SAL5-Valuta_20_sotto" table:formula="of:=PRODUCT([.$L48];[.Q48])" office:value-type="currency" office:currency="EUR" office:value="0">
            <text:p>€ 0,00</text:p>
          </table:table-cell>
          <table:table-cell table:style-name="ce13" table:formula="of:=VLOOKUP([.B46];elenco_prezzi;4;FALSE())" office:value-type="currency" office:currency="EUR" office:value="0.013742208">
            <text:p>€ 0,01</text:p>
          </table:table-cell>
          <table:table-cell table:style-name="comp_20_sotto_20_Residui" table:formula="of:=[.S48]-(SUM([.W48:.AA48]))" office:value-type="currency" office:currency="EUR" office:value="6067.2">
            <text:p>€ 6.067,20</text:p>
          </table:table-cell>
          <table:table-cell table:style-name="Comp-sotto_20__25_" table:formula="of:=VLOOKUP([.B46];elenco_prezzi;6;FALSE())" office:value-type="percentage" office:value="0.0192">
            <text:p>1,92%</text:p>
          </table:table-cell>
          <table:table-cell table:style-name="Comp-sotto_20_euri" table:formula="of:=IF([.AD48]&lt;&gt;&quot;&quot;; PRODUCT([.AD48]*[.S48]))" office:value-type="currency" office:currency="EUR" office:value="116.49024">
            <text:p>€ 116,49</text:p>
          </table:table-cell>
          <table:table-cell table:number-columns-repeated="2"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6]" office:value-type="string" office:string-value="E.01.40.30.b">
            <text:p>E.01.40.30.b</text:p>
          </table:table-cell>
          <table:table-cell table:style-name="comp_20_-controolo" table:formula="of:=IF(ISERROR([.S48]);&quot;&quot;;IF([.S48]&lt;&gt;&quot;&quot;;[.S48];&quot;&quot;))" office:value-type="float" office:value="6067.2">
            <text:p>6.067,20</text:p>
          </table:table-cell>
          <table:table-cell table:style-name="comp_20_sotto_20_Residui" table:formula="of:=SUM([.W48:.AA48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style-name="Reg_5f_prog" table:formula="of:=[.A46]" office:value-type="string" office:string-value="6">
            <text:p>6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6067.2">
            <text:p>€ 6.067,2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Reg_5f_prog"/>
          <table:table-cell table:style-name="Comp-Sal-Valuta_20_sotto_5f_p" table:formula="of:=IF([COMPUTO.AY46]&lt;&gt;&quot;.&quot;;[COMPUTO.AY46]*[.L48]; &quot;.&quot; )" office:value-type="string" office:string-value=".">
            <text:p>.</text:p>
          </table:table-cell>
          <table:table-cell table:style-name="Comp-SAL_20_num_5f_sotto" table:formula="of:=SUMIF(AAA;[.AR48];SAL)" office:value-type="float" office:value="0">
            <text:p>0,00</text:p>
          </table:table-cell>
          <table:table-cell table:style-name="Comp-Sal-Valuta_20_sotto" table:formula="of:=PRODUCT([$COMPUTO.L48] * [$COMPUTO.AZ48])" office:value-type="currency" office:currency="EUR" office:value="0">
            <text:p>€ 0,00</text:p>
          </table:table-cell>
          <table:table-cell table:style-name="Comp-Sal-Valuta_20_sotto" table:formula="of:=([$COMPUTO.S48]-[$COMPUTO.BA48])" office:value-type="currency" office:currency="EUR" office:value="6067.2">
            <text:p>€ 6.067,20</text:p>
          </table:table-cell>
          <table:table-cell table:style-name="Comp-Sal-Valuta_20_sotto" table:formula="of:=PRODUCT([$COMPUTO.BA48]*[$COMPUTO.AD48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 table:number-rows-repeated="2">
          <table:table-cell table:number-columns-repeated="4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2">
          <table:table-cell/>
          <table:table-cell table:style-name="Livello-1-scritta" table:formula="of:=[.AF51]" office:value-type="float" office:value="3">
            <text:p>3</text:p>
          </table:table-cell>
          <table:table-cell table:style-name="Livello-1-scritta" office:value-type="string">
            <text:p>Opere murarie</text:p>
          </table:table-cell>
          <table:table-cell table:style-name="Livello-1-scritta" table:number-columns-repeated="6"/>
          <table:table-cell table:style-name="Livello-1-scritta_20_mini" table:formula="of:=CONCATENATE(&quot;( SUBT &quot;;DOLLAR([.AO51];2); &quot; )&quot; )" office:value-type="string" office:string-value="( SUBT € 45.569,33 )">
            <text:p>( SUBT € 45.569,33 )</text:p>
          </table:table-cell>
          <table:table-cell table:style-name="Livello-1-scritta" table:number-columns-repeated="8"/>
          <table:table-cell table:style-name="Livello-1-scritta_20_mini"/>
          <table:table-cell table:style-name="Livello-1-scritta" table:number-columns-repeated="11"/>
          <table:table-cell table:style-name="Livello-1-scritta_20_miniP" table:formula="of:=CONCATENATE(&quot;(SUBT &quot;;DOLLAR([.AP51];2); &quot;)&quot; )" office:value-type="string" office:string-value="(SUBT € 21.615,27)">
            <text:p>(SUBT € 21.615,27)</text:p>
          </table:table-cell>
          <table:table-cell table:style-name="Livello-1-scritta" office:value-type="float" office:value="3">
            <text:p>3</text:p>
          </table:table-cell>
          <table:table-cell table:style-name="Livello-1-scritta" table:number-columns-repeated="8"/>
          <table:table-cell table:style-name="Livello-1-scritta_20_mini_20_val" table:formula="of:=SUBTOTAL(9;[.S51:.S95])" office:value-type="currency" office:currency="EUR" office:value="45569.3337555602">
            <text:p>€ 45.569,33</text:p>
          </table:table-cell>
          <table:table-cell table:style-name="Livello-1-scritta_20_mini_20_val" table:formula="of:=SUBTOTAL(9;[.AE51:.AE95])" office:value-type="currency" office:currency="EUR" office:value="21615.2675588624">
            <text:p>€ 21.615,27</text:p>
          </table:table-cell>
          <table:table-cell table:number-columns-repeated="2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54]&amp;&quot;.&quot;&amp;[.AG54]" office:value-type="string" office:string-value="3.1">
            <text:p>3.1</text:p>
          </table:table-cell>
          <table:table-cell table:style-name="livello2_5f_" office:value-type="string">
            <text:p>Fondazioni e vespa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54];2); &quot; )&quot; )" office:value-type="string" office:string-value="( subt € 8.092,08 )">
            <text:p>( subt € 8.092,08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3">
            <text:p>3</text:p>
          </table:table-cell>
          <table:table-cell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54:.S63])" office:value-type="currency" office:currency="EUR" office:value="8092.08">
            <text:p>€ 8.092,08</text:p>
          </table:table-cell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mc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59]&lt;&gt;&quot;.&quot;;[.$J57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2">
          <table:table-cell table:style-name="comp_20_progress" office:value-type="string">
            <text:p>7</text:p>
          </table:table-cell>
          <table:table-cell table:style-name="comp_20_Art-EP" table:content-validation-name="val4" office:value-type="string">
            <text:p>E.03.10.24.b</text:p>
          </table:table-cell>
          <table:table-cell table:style-name="Comp-Bianche_20_in_20_mezzo_20_Descr" table:formula="of:=CONCATENATE(&quot; &quot;;VLOOKUP([.B57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57];elenco_prezzi;3;FALSE())" office:value-type="string" office:string-value="mc">
            <text:p>mc</text:p>
          </table:table-cell>
          <table:table-cell table:style-name="Comp-Bianche_20_in_20_mezzo" table:formula="of:=VLOOKUP([.B57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72">
            <text:p>72,0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59];SALspec)&lt;&gt;0;SUMIF(AAAspec;[.AR59];SALspec);&quot;.&quot;)" office:value-type="string" office:string-value=".">
            <text:p>.</text:p>
          </table:table-cell>
          <table:table-cell table:style-name="Comp-Bianche_20_in_20_mezzo" table:formula="of:=IF([$COMPUTO.AY59]&lt;&gt;&quot;.&quot;;[.$J57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12">
            <text:p>12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table:formula="of:=PRODUCT([.E58:.I58])" office:value-type="float" office:value="36">
            <text:p>36,00</text:p>
          </table:table-cell>
          <table:table-cell table:style-name="Comp-Variante" table:formula="of:=PRODUCT([.E58:.I58])" office:value-type="float" office:value="36">
            <text:p>36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59]" office:value-type="float" office:value="3">
            <text:p>3</text:p>
          </table:table-cell>
          <table:table-cell table:style-name="compTagG" table:formula="of:=[.AG$59]" office:value-type="float" office:value="1">
            <text:p>1</text:p>
          </table:table-cell>
          <table:table-cell table:style-name="compTagG" table:formula="of:=[.AH$59]" office:value-type="string" office:string-value="R">
            <text:p>R</text:p>
          </table:table-cell>
          <table:table-cell table:style-name="compTagG" table:formula="of:=[.AI$59]" office:value-type="string" office:string-value="Cx">
            <text:p>Cx</text:p>
          </table:table-cell>
          <table:table-cell table:style-name="compTagG" table:formula="of:=[.AJ$59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58:.J58])" office:value-type="float" office:value="36">
            <text:p>36,00</text:p>
          </table:table-cell>
          <table:table-cell table:style-name="Comp-Variante_20_num_20_sotto" table:formula="of:=SUM([.K58:.K58])" office:value-type="float" office:value="36">
            <text:p>36,00</text:p>
          </table:table-cell>
          <table:table-cell table:style-name="comp_20_sotto_20_Unitario" table:formula="of:=VLOOKUP([.B57];elenco_prezzi;5;FALSE())" office:value-type="currency" office:currency="EUR" office:value="116.78">
            <text:p>€ 116,78</text:p>
          </table:table-cell>
          <table:table-cell table:style-name="Comp-SAL_20_num_5f_sotto" table:formula="of:=SUM([.M58:.M58])" office:value-type="float" office:value="0">
            <text:p>0,00</text:p>
          </table:table-cell>
          <table:table-cell table:style-name="Comp-SAL_20_2_20_num_5f_sotto" table:formula="of:=SUM([.N58:.N58])" office:value-type="float" office:value="0">
            <text:p>0,00</text:p>
          </table:table-cell>
          <table:table-cell table:style-name="Comp-SAL_20_3_20_num_5f_sotto" table:formula="of:=SUM([.O58:.O58])" office:value-type="float" office:value="0">
            <text:p>0,00</text:p>
          </table:table-cell>
          <table:table-cell table:style-name="Comp-SAL_20_4_20_num_5f_sotto" table:formula="of:=SUM([.P58:.P58])" office:value-type="float" office:value="0">
            <text:p>0,00</text:p>
          </table:table-cell>
          <table:table-cell table:style-name="Comp-SAL_20_4_20_num_5f_sotto" table:formula="of:=SUM([.Q58:.Q58])" office:value-type="float" office:value="0">
            <text:p>0,00</text:p>
          </table:table-cell>
          <table:table-cell table:style-name="ce9" table:formula="of:=[.AB59]*[.J59]" office:value-type="currency" office:currency="EUR" office:value="7.834513284">
            <text:p>€ 7,83</text:p>
          </table:table-cell>
          <table:table-cell table:style-name="comp_20_sotto_20_Euro_20_Originale" table:formula="of:=[.J59]*[.L59]" office:value-type="currency" office:currency="EUR" office:value="4204.08">
            <text:p>€ 4.204,08</text:p>
          </table:table-cell>
          <table:table-cell table:style-name="comp_20_sotto_20_Euro_20_3" table:formula="of:=[.L59]*[.K59]" office:value-type="currency" office:currency="EUR" office:value="4204.08">
            <text:p>€ 4.204,08</text:p>
          </table:table-cell>
          <table:table-cell table:style-name="comp_20_sotto_20_Euro_20_3" table:formula="of:=IF(([.T59]-[.S59])&gt;0;[.T59]-[.S59];0)" office:value-type="currency" office:currency="EUR" office:value="0">
            <text:p>€ 0,00</text:p>
          </table:table-cell>
          <table:table-cell table:style-name="comp_20_sotto_20_Euro_20_3" table:formula="of:=IF(([.T59]-[.S59])&lt;0;-([.T59]-[.S59]);0)" office:value-type="currency" office:currency="EUR" office:value="0">
            <text:p>€ 0,00</text:p>
          </table:table-cell>
          <table:table-cell table:style-name="Comp-Sal-Valuta_20_sotto" table:formula="of:=PRODUCT([.$L59];[.M59])" office:value-type="currency" office:currency="EUR" office:value="0">
            <text:p>€ 0,00</text:p>
          </table:table-cell>
          <table:table-cell table:style-name="Comp-SAL_20_2-Valuta_5f_sotto" table:formula="of:=PRODUCT([.$L59];[.N59])" office:value-type="currency" office:currency="EUR" office:value="0">
            <text:p>€ 0,00</text:p>
          </table:table-cell>
          <table:table-cell table:style-name="Comp_5f_SAL-Valuta_20_sotto" table:formula="of:=PRODUCT([.$L59];[.O59])" office:value-type="currency" office:currency="EUR" office:value="0">
            <text:p>€ 0,00</text:p>
          </table:table-cell>
          <table:table-cell table:style-name="Comp-SAL_20_4_20_Valuta_20_sotto" table:formula="of:=PRODUCT([.$L59];[.P59])" office:value-type="currency" office:currency="EUR" office:value="0">
            <text:p>€ 0,00</text:p>
          </table:table-cell>
          <table:table-cell table:style-name="Comp-SAL5-Valuta_20_sotto" table:formula="of:=PRODUCT([.$L59];[.Q59])" office:value-type="currency" office:currency="EUR" office:value="0">
            <text:p>€ 0,00</text:p>
          </table:table-cell>
          <table:table-cell table:style-name="ce13" table:formula="of:=VLOOKUP([.B57];elenco_prezzi;4;FALSE())" office:value-type="currency" office:currency="EUR" office:value="0.217625369">
            <text:p>€ 0,22</text:p>
          </table:table-cell>
          <table:table-cell table:style-name="comp_20_sotto_20_Residui" table:formula="of:=[.S59]-(SUM([.W59:.AA59]))" office:value-type="currency" office:currency="EUR" office:value="4204.08">
            <text:p>€ 4.204,08</text:p>
          </table:table-cell>
          <table:table-cell table:style-name="Comp-sotto_20__25_" table:formula="of:=VLOOKUP([.B57];elenco_prezzi;6;FALSE())" office:value-type="percentage" office:value="0.0611">
            <text:p>6,11%</text:p>
          </table:table-cell>
          <table:table-cell table:style-name="Comp-sotto_20_euri" table:formula="of:=IF([.AD59]&lt;&gt;&quot;&quot;; PRODUCT([.AD59]*[.S59]))" office:value-type="currency" office:currency="EUR" office:value="256.869288">
            <text:p>€ 256,8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57]" office:value-type="string" office:string-value="E.03.10.24.b">
            <text:p>E.03.10.24.b</text:p>
          </table:table-cell>
          <table:table-cell table:style-name="comp_20_-controolo" table:formula="of:=IF(ISERROR([.S59]);&quot;&quot;;IF([.S59]&lt;&gt;&quot;&quot;;[.S59];&quot;&quot;))" office:value-type="float" office:value="4204.08">
            <text:p>4.204,08</text:p>
          </table:table-cell>
          <table:table-cell table:style-name="comp_20_sotto_20_Residui" table:formula="of:=SUM([.W59:.AA59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57]" office:value-type="string" office:string-value="7">
            <text:p>7</text:p>
          </table:table-cell>
          <table:table-cell table:style-name="Comp-Sal-Valuta_20_sotto_5f_p" office:value-type="currency" office:currency="EUR" office:value="8408.16">
            <text:p>€ 8.408,16</text:p>
          </table:table-cell>
          <table:table-cell table:style-name="Comp-SAL_20_num_5f_sotto" office:value-type="float" office:value="72">
            <text:p>72,00</text:p>
          </table:table-cell>
          <table:table-cell table:style-name="Comp-Sal-Valuta_20_sotto" office:value-type="currency" office:currency="EUR" office:value="8408.16">
            <text:p>€ 8.408,16</text:p>
          </table:table-cell>
          <table:table-cell table:style-name="Comp-Sal-Valuta_20_sotto" office:value-type="currency" office:currency="EUR" office:value="-4204.08">
            <text:p>-€ 4.204,08</text:p>
          </table:table-cell>
          <table:table-cell table:style-name="Comp-Sal-Valuta_20_sotto" office:value-type="currency" office:currency="EUR" office:value="513.738576">
            <text:p>€ 513,74</text:p>
          </table:table-cell>
          <table:table-cell table:style-name="comp_20_Int_5f_Sommario_5f_"/>
          <table:table-cell table:style-name="Comp-Sal-Valuta_20_sotto_5f_p" table:formula="of:=IF([COMPUTO.AY57]&lt;&gt;&quot;.&quot;;[COMPUTO.AY57]*[.L59]; &quot;.&quot; )" office:value-type="string" office:string-value=".">
            <text:p>.</text:p>
          </table:table-cell>
          <table:table-cell table:style-name="Comp-SAL_20_num_5f_sotto" table:formula="of:=SUMIF(AAA;[.AR59];SAL)" office:value-type="float" office:value="9">
            <text:p>9,00</text:p>
          </table:table-cell>
          <table:table-cell table:style-name="Comp-Sal-Valuta_20_sotto" table:formula="of:=PRODUCT([$COMPUTO.L59] * [$COMPUTO.AZ59])" office:value-type="currency" office:currency="EUR" office:value="1051.02">
            <text:p>€ 1.051,02</text:p>
          </table:table-cell>
          <table:table-cell table:style-name="Comp-Sal-Valuta_20_sotto" table:formula="of:=([$COMPUTO.S59]-[$COMPUTO.BA59])" office:value-type="currency" office:currency="EUR" office:value="3153.06">
            <text:p>€ 3.153,06</text:p>
          </table:table-cell>
          <table:table-cell table:style-name="Comp-Sal-Valuta_20_sotto" table:formula="of:=PRODUCT([$COMPUTO.BA59]*[$COMPUTO.AD59])" office:value-type="currency" office:currency="EUR" office:value="64.217322">
            <text:p>€ 64,22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63]&lt;&gt;&quot;.&quot;;[.$J6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2">
          <table:table-cell table:style-name="comp_20_progress" office:value-type="string">
            <text:p>8</text:p>
          </table:table-cell>
          <table:table-cell table:style-name="comp_20_Art-EP" table:content-validation-name="val4" office:value-type="string">
            <text:p>E.07.90.30.c</text:p>
          </table:table-cell>
          <table:table-cell table:style-name="Comp-Bianche_20_in_20_mezzo_20_Descr" table:formula="of:=CONCATENATE(&quot; &quot;;VLOOKUP([.B61];elenco_prezzi;2;FALSE());&quot; &quot;)" office:value-type="string" office:string-value=" 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&#10;Di altezza da 13-15 cm " table:number-columns-spanned="7" table:number-rows-spanned="1">
            <text:p><text:s/>Vespaio areato mediante la posa a perdere di cupole in polipropilene rigenerato di modulo avente una dimensione orizzontale massima pari a cm 60 x 60, con scanalature atte al contenimento delle armature. Gli elementi saranno posati a secco, mutualmente collegati tra loro, su fondo già preddisposto (pagato a parte). Nel prezzo sono compresi gli oneri per la fornitura e posa della maglia elettrosaldata 20 x 20 e spessore minimo mm 6 e del getto di riempimento e la formazione della caldana per uno spessore pari a cm 4<text:line-break/>Di altezza da 13-15 c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61];elenco_prezzi;3;FALSE())" office:value-type="string" office:string-value="mq">
            <text:p>mq</text:p>
          </table:table-cell>
          <table:table-cell table:style-name="Comp-Bianche_20_in_20_mezzo" table:formula="of:=VLOOKUP([.B61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63];SALspec)&lt;&gt;0;SUMIF(AAAspec;[.AR63];SALspec);&quot;.&quot;)" office:value-type="string" office:string-value=".">
            <text:p>.</text:p>
          </table:table-cell>
          <table:table-cell table:style-name="Comp-Bianche_20_in_20_mezzo" table:formula="of:=IF([$COMPUTO.AY63]&lt;&gt;&quot;.&quot;;[.$J6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number-columns-repeated="2" table:style-name="comp_20_1-a" office:value-type="float" office:value="12">
            <text:p>12</text:p>
          </table:table-cell>
          <table:table-cell table:style-name="comp_20_1-a" table:number-columns-repeated="2"/>
          <table:table-cell table:style-name="Blu" table:formula="of:=PRODUCT([.E62:.I62])" office:value-type="float" office:value="144">
            <text:p>144,00</text:p>
          </table:table-cell>
          <table:table-cell table:style-name="Comp-Variante" table:formula="of:=PRODUCT([.E62:.I62])" office:value-type="float" office:value="144">
            <text:p>144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63]" office:value-type="float" office:value="3">
            <text:p>3</text:p>
          </table:table-cell>
          <table:table-cell table:style-name="compTagG" table:formula="of:=[.AG$63]" office:value-type="float" office:value="1">
            <text:p>1</text:p>
          </table:table-cell>
          <table:table-cell table:style-name="compTagG" table:formula="of:=[.AH$63]" office:value-type="string" office:string-value="R">
            <text:p>R</text:p>
          </table:table-cell>
          <table:table-cell table:style-name="compTagG" table:formula="of:=[.AI$63]" office:value-type="string" office:string-value="Cx">
            <text:p>Cx</text:p>
          </table:table-cell>
          <table:table-cell table:style-name="compTagG" table:formula="of:=[.AJ$63]" office:value-type="string" office:string-value="E.07.90.30.c">
            <text:p>E.07.90.30.c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62:.J62])" office:value-type="float" office:value="144">
            <text:p>144,00</text:p>
          </table:table-cell>
          <table:table-cell table:style-name="Comp-Variante_20_num_20_sotto" table:formula="of:=SUM([.K62:.K62])" office:value-type="float" office:value="144">
            <text:p>144,00</text:p>
          </table:table-cell>
          <table:table-cell table:style-name="comp_20_sotto_20_Unitario" table:formula="of:=VLOOKUP([.B61];elenco_prezzi;5;FALSE())" office:value-type="currency" office:currency="EUR" office:value="27">
            <text:p>€ 27,00</text:p>
          </table:table-cell>
          <table:table-cell table:style-name="Comp-SAL_20_num_5f_sotto" table:formula="of:=SUM([.M62:.M62])" office:value-type="float" office:value="0">
            <text:p>0,00</text:p>
          </table:table-cell>
          <table:table-cell table:style-name="Comp-SAL_20_2_20_num_5f_sotto" table:formula="of:=SUM([.N62:.N62])" office:value-type="float" office:value="0">
            <text:p>0,00</text:p>
          </table:table-cell>
          <table:table-cell table:style-name="Comp-SAL_20_3_20_num_5f_sotto" table:formula="of:=SUM([.O62:.O62])" office:value-type="float" office:value="0">
            <text:p>0,00</text:p>
          </table:table-cell>
          <table:table-cell table:style-name="Comp-SAL_20_4_20_num_5f_sotto" table:formula="of:=SUM([.P62:.P62])" office:value-type="float" office:value="0">
            <text:p>0,00</text:p>
          </table:table-cell>
          <table:table-cell table:style-name="Comp-SAL_20_4_20_num_5f_sotto" table:formula="of:=SUM([.Q62:.Q62])" office:value-type="float" office:value="0">
            <text:p>0,00</text:p>
          </table:table-cell>
          <table:table-cell table:style-name="ce9" table:formula="of:=[.AB63]*[.J63]" office:value-type="currency" office:currency="EUR" office:value="15.2499024">
            <text:p>€ 15,25</text:p>
          </table:table-cell>
          <table:table-cell table:style-name="comp_20_sotto_20_Euro_20_Originale" table:formula="of:=[.J63]*[.L63]" office:value-type="currency" office:currency="EUR" office:value="3888">
            <text:p>€ 3.888,00</text:p>
          </table:table-cell>
          <table:table-cell table:style-name="comp_20_sotto_20_Euro_20_3" table:formula="of:=[.L63]*[.K63]" office:value-type="currency" office:currency="EUR" office:value="3888">
            <text:p>€ 3.888,00</text:p>
          </table:table-cell>
          <table:table-cell table:style-name="comp_20_sotto_20_Euro_20_3" table:formula="of:=IF(([.T63]-[.S63])&gt;0;[.T63]-[.S63];0)" office:value-type="currency" office:currency="EUR" office:value="0">
            <text:p>€ 0,00</text:p>
          </table:table-cell>
          <table:table-cell table:style-name="comp_20_sotto_20_Euro_20_3" table:formula="of:=IF(([.T63]-[.S63])&lt;0;-([.T63]-[.S63]);0)" office:value-type="currency" office:currency="EUR" office:value="0">
            <text:p>€ 0,00</text:p>
          </table:table-cell>
          <table:table-cell table:style-name="Comp-Sal-Valuta_20_sotto" table:formula="of:=PRODUCT([.$L63];[.M63])" office:value-type="currency" office:currency="EUR" office:value="0">
            <text:p>€ 0,00</text:p>
          </table:table-cell>
          <table:table-cell table:style-name="Comp-SAL_20_2-Valuta_5f_sotto" table:formula="of:=PRODUCT([.$L63];[.N63])" office:value-type="currency" office:currency="EUR" office:value="0">
            <text:p>€ 0,00</text:p>
          </table:table-cell>
          <table:table-cell table:style-name="Comp_5f_SAL-Valuta_20_sotto" table:formula="of:=PRODUCT([.$L63];[.O63])" office:value-type="currency" office:currency="EUR" office:value="0">
            <text:p>€ 0,00</text:p>
          </table:table-cell>
          <table:table-cell table:style-name="Comp-SAL_20_4_20_Valuta_20_sotto" table:formula="of:=PRODUCT([.$L63];[.P63])" office:value-type="currency" office:currency="EUR" office:value="0">
            <text:p>€ 0,00</text:p>
          </table:table-cell>
          <table:table-cell table:style-name="Comp-SAL5-Valuta_20_sotto" table:formula="of:=PRODUCT([.$L63];[.Q63])" office:value-type="currency" office:currency="EUR" office:value="0">
            <text:p>€ 0,00</text:p>
          </table:table-cell>
          <table:table-cell table:style-name="ce13" table:formula="of:=VLOOKUP([.B61];elenco_prezzi;4;FALSE())" office:value-type="currency" office:currency="EUR" office:value="0.1059021">
            <text:p>€ 0,11</text:p>
          </table:table-cell>
          <table:table-cell table:style-name="comp_20_sotto_20_Residui" table:formula="of:=[.S63]-(SUM([.W63:.AA63]))" office:value-type="currency" office:currency="EUR" office:value="3888">
            <text:p>€ 3.888,00</text:p>
          </table:table-cell>
          <table:table-cell table:style-name="Comp-sotto_20__25_" table:formula="of:=VLOOKUP([.B61];elenco_prezzi;6;FALSE())" office:value-type="percentage" office:value="0.1286">
            <text:p>12,86%</text:p>
          </table:table-cell>
          <table:table-cell table:style-name="Comp-sotto_20_euri" table:formula="of:=IF([.AD63]&lt;&gt;&quot;&quot;; PRODUCT([.AD63]*[.S63]))" office:value-type="currency" office:currency="EUR" office:value="499.9968">
            <text:p>€ 500,0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61]" office:value-type="string" office:string-value="E.07.90.30.c">
            <text:p>E.07.90.30.c</text:p>
          </table:table-cell>
          <table:table-cell table:style-name="comp_20_-controolo" table:formula="of:=IF(ISERROR([.S63]);&quot;&quot;;IF([.S63]&lt;&gt;&quot;&quot;;[.S63];&quot;&quot;))" office:value-type="float" office:value="3888">
            <text:p>3.888,00</text:p>
          </table:table-cell>
          <table:table-cell table:style-name="comp_20_sotto_20_Residui" table:formula="of:=SUM([.W63:.AA6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61]" office:value-type="string" office:string-value="8">
            <text:p>8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3888">
            <text:p>€ 3.888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61]&lt;&gt;&quot;.&quot;;[COMPUTO.AY61]*[.L63]; &quot;.&quot; )" office:value-type="string" office:string-value=".">
            <text:p>.</text:p>
          </table:table-cell>
          <table:table-cell table:style-name="Comp-SAL_20_num_5f_sotto" table:formula="of:=SUMIF(AAA;[.AR63];SAL)" office:value-type="float" office:value="0">
            <text:p>0,00</text:p>
          </table:table-cell>
          <table:table-cell table:style-name="Comp-Sal-Valuta_20_sotto" table:formula="of:=PRODUCT([$COMPUTO.L63] * [$COMPUTO.AZ63])" office:value-type="currency" office:currency="EUR" office:value="0">
            <text:p>€ 0,00</text:p>
          </table:table-cell>
          <table:table-cell table:style-name="Comp-Sal-Valuta_20_sotto" table:formula="of:=([$COMPUTO.S63]-[$COMPUTO.BA63])" office:value-type="currency" office:currency="EUR" office:value="3888">
            <text:p>€ 3.888,00</text:p>
          </table:table-cell>
          <table:table-cell table:style-name="Comp-Sal-Valuta_20_sotto" table:formula="of:=PRODUCT([$COMPUTO.BA63]*[$COMPUTO.AD6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2_20_valuta" table:formula="of:=[.AF65]&amp;&quot;.&quot;&amp;[.AG65]" office:value-type="string" office:string-value="3.2">
            <text:p>3.2</text:p>
          </table:table-cell>
          <table:table-cell table:style-name="livello2_5f_" office:value-type="string">
            <text:p>Murature in elevazione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 table:formula="of:=CONCATENATE(&quot;( subt &quot;;DOLLAR([.AN65];2); &quot; )&quot; )" office:value-type="string" office:string-value="( subt € 37.477,25 )">
            <text:p>( subt € 37.477,25 )</text:p>
          </table:table-cell>
          <table:table-cell table:style-name="livello2_20_valuta" table:number-columns-repeated="20"/>
          <table:table-cell table:style-name="livello2_5f_"/>
          <table:table-cell table:style-name="livello2_5f_" office:value-type="float" office:value="3">
            <text:p>3</text:p>
          </table:table-cell>
          <table:table-cell table:style-name="livello2_5f_" office:value-type="float" office:value="2">
            <text:p>2</text:p>
          </table:table-cell>
          <table:table-cell table:style-name="livello2_20_valuta" table:number-columns-repeated="6"/>
          <table:table-cell table:style-name="livello2_20_valuta_20_mini" table:formula="of:=SUBTOTAL(9;[.S65:.S95])" office:value-type="currency" office:currency="EUR" office:value="37477.2537555602">
            <text:p>€ 37.477,25</text:p>
          </table:table-cell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0]&lt;&gt;&quot;.&quot;;[.$J68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9">
          <table:table-cell table:style-name="comp_20_progress" office:value-type="string">
            <text:p>9</text:p>
          </table:table-cell>
          <table:table-cell table:style-name="comp_20_Art-EP" table:content-validation-name="val4" office:value-type="string">
            <text:p>E.03.30.10.b</text:p>
          </table:table-cell>
          <table:table-cell table:style-name="Comp-Bianche_20_in_20_mezzo_20_Descr" table:formula="of:=CONCATENATE(&quot; &quot;;VLOOKUP([.B68];elenco_prezzi;2;FALSE());&quot; &quot;)" office:value-type="string" office:string-value=" 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&#10;per opere in elevazione " table:number-columns-spanned="7" table:number-rows-spanned="1">
            <text:p><text:s/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text:line-break/>per opere in elevazion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68];elenco_prezzi;3;FALSE())" office:value-type="string" office:string-value="mq">
            <text:p>mq</text:p>
          </table:table-cell>
          <table:table-cell table:style-name="Comp-Bianche_20_in_20_mezzo" table:formula="of:=VLOOKUP([.B68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0];SALspec)&lt;&gt;0;SUMIF(AAAspec;[.AR70];SALspec);&quot;.&quot;)" office:value-type="string" office:string-value=".">
            <text:p>.</text:p>
          </table:table-cell>
          <table:table-cell table:style-name="Comp-Bianche_20_in_20_mezzo" table:formula="of:=IF([$COMPUTO.AY70]&lt;&gt;&quot;.&quot;;[.$J68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1.2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table:formula="of:=PRODUCT([.E69:.I69])" office:value-type="float" office:value="57.6">
            <text:p>57,60</text:p>
          </table:table-cell>
          <table:table-cell table:style-name="Comp-Variante" table:formula="of:=PRODUCT([.E69:.I69])" office:value-type="float" office:value="57.6">
            <text:p>57,6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0]" office:value-type="float" office:value="3">
            <text:p>3</text:p>
          </table:table-cell>
          <table:table-cell table:style-name="compTagG" table:formula="of:=[.AG$70]" office:value-type="float" office:value="2">
            <text:p>2</text:p>
          </table:table-cell>
          <table:table-cell table:style-name="compTagG" table:formula="of:=[.AH$70]" office:value-type="string" office:string-value="R">
            <text:p>R</text:p>
          </table:table-cell>
          <table:table-cell table:style-name="compTagG" table:formula="of:=[.AI$70]" office:value-type="string" office:string-value="Cx">
            <text:p>Cx</text:p>
          </table:table-cell>
          <table:table-cell table:style-name="compTagG" table:formula="of:=[.AJ$70]" office:value-type="string" office:string-value="E.03.30.10.b">
            <text:p>E.03.30.10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69:.J69])" office:value-type="float" office:value="57.6">
            <text:p>57,60</text:p>
          </table:table-cell>
          <table:table-cell table:style-name="Comp-Variante_20_num_20_sotto" table:formula="of:=SUM([.K69:.K69])" office:value-type="float" office:value="57.6">
            <text:p>57,60</text:p>
          </table:table-cell>
          <table:table-cell table:style-name="comp_20_sotto_20_Unitario" table:formula="of:=VLOOKUP([.B68];elenco_prezzi;5;FALSE())" office:value-type="currency" office:currency="EUR" office:value="27.6">
            <text:p>€ 27,60</text:p>
          </table:table-cell>
          <table:table-cell table:style-name="Comp-SAL_20_num_5f_sotto" table:formula="of:=SUM([.M69:.M69])" office:value-type="float" office:value="0">
            <text:p>0,00</text:p>
          </table:table-cell>
          <table:table-cell table:style-name="Comp-SAL_20_2_20_num_5f_sotto" table:formula="of:=SUM([.N69:.N69])" office:value-type="float" office:value="0">
            <text:p>0,00</text:p>
          </table:table-cell>
          <table:table-cell table:style-name="Comp-SAL_20_3_20_num_5f_sotto" table:formula="of:=SUM([.O69:.O69])" office:value-type="float" office:value="0">
            <text:p>0,00</text:p>
          </table:table-cell>
          <table:table-cell table:style-name="Comp-SAL_20_4_20_num_5f_sotto" table:formula="of:=SUM([.P69:.P69])" office:value-type="float" office:value="0">
            <text:p>0,00</text:p>
          </table:table-cell>
          <table:table-cell table:style-name="Comp-SAL_20_4_20_num_5f_sotto" table:formula="of:=SUM([.Q69:.Q69])" office:value-type="float" office:value="0">
            <text:p>0,00</text:p>
          </table:table-cell>
          <table:table-cell table:style-name="ce9" table:formula="of:=[.AB70]*[.J70]" office:value-type="currency" office:currency="EUR" office:value="28.821076992">
            <text:p>€ 28,82</text:p>
          </table:table-cell>
          <table:table-cell table:style-name="comp_20_sotto_20_Euro_20_Originale" table:formula="of:=[.J70]*[.L70]" office:value-type="currency" office:currency="EUR" office:value="1589.76">
            <text:p>€ 1.589,76</text:p>
          </table:table-cell>
          <table:table-cell table:style-name="comp_20_sotto_20_Euro_20_3" table:formula="of:=[.L70]*[.K70]" office:value-type="currency" office:currency="EUR" office:value="1589.76">
            <text:p>€ 1.589,76</text:p>
          </table:table-cell>
          <table:table-cell table:style-name="comp_20_sotto_20_Euro_20_3" table:formula="of:=IF(([.T70]-[.S70])&gt;0;[.T70]-[.S70];0)" office:value-type="currency" office:currency="EUR" office:value="0">
            <text:p>€ 0,00</text:p>
          </table:table-cell>
          <table:table-cell table:style-name="comp_20_sotto_20_Euro_20_3" table:formula="of:=IF(([.T70]-[.S70])&lt;0;-([.T70]-[.S70]);0)" office:value-type="currency" office:currency="EUR" office:value="0">
            <text:p>€ 0,00</text:p>
          </table:table-cell>
          <table:table-cell table:style-name="Comp-Sal-Valuta_20_sotto" table:formula="of:=PRODUCT([.$L70];[.M70])" office:value-type="currency" office:currency="EUR" office:value="0">
            <text:p>€ 0,00</text:p>
          </table:table-cell>
          <table:table-cell table:style-name="Comp-SAL_20_2-Valuta_5f_sotto" table:formula="of:=PRODUCT([.$L70];[.N70])" office:value-type="currency" office:currency="EUR" office:value="0">
            <text:p>€ 0,00</text:p>
          </table:table-cell>
          <table:table-cell table:style-name="Comp_5f_SAL-Valuta_20_sotto" table:formula="of:=PRODUCT([.$L70];[.O70])" office:value-type="currency" office:currency="EUR" office:value="0">
            <text:p>€ 0,00</text:p>
          </table:table-cell>
          <table:table-cell table:style-name="Comp-SAL_20_4_20_Valuta_20_sotto" table:formula="of:=PRODUCT([.$L70];[.P70])" office:value-type="currency" office:currency="EUR" office:value="0">
            <text:p>€ 0,00</text:p>
          </table:table-cell>
          <table:table-cell table:style-name="Comp-SAL5-Valuta_20_sotto" table:formula="of:=PRODUCT([.$L70];[.Q70])" office:value-type="currency" office:currency="EUR" office:value="0">
            <text:p>€ 0,00</text:p>
          </table:table-cell>
          <table:table-cell table:style-name="ce13" table:formula="of:=VLOOKUP([.B68];elenco_prezzi;4;FALSE())" office:value-type="currency" office:currency="EUR" office:value="0.50036592">
            <text:p>€ 0,50</text:p>
          </table:table-cell>
          <table:table-cell table:style-name="comp_20_sotto_20_Residui" table:formula="of:=[.S70]-(SUM([.W70:.AA70]))" office:value-type="currency" office:currency="EUR" office:value="1589.76">
            <text:p>€ 1.589,76</text:p>
          </table:table-cell>
          <table:table-cell table:style-name="Comp-sotto_20__25_" table:formula="of:=VLOOKUP([.B68];elenco_prezzi;6;FALSE())" office:value-type="percentage" office:value="0.5944">
            <text:p>59,44%</text:p>
          </table:table-cell>
          <table:table-cell table:style-name="Comp-sotto_20_euri" table:formula="of:=IF([.AD70]&lt;&gt;&quot;&quot;; PRODUCT([.AD70]*[.S70]))" office:value-type="currency" office:currency="EUR" office:value="944.953344">
            <text:p>€ 944,95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68]" office:value-type="string" office:string-value="E.03.30.10.b">
            <text:p>E.03.30.10.b</text:p>
          </table:table-cell>
          <table:table-cell table:style-name="comp_20_-controolo" table:formula="of:=IF(ISERROR([.S70]);&quot;&quot;;IF([.S70]&lt;&gt;&quot;&quot;;[.S70];&quot;&quot;))" office:value-type="float" office:value="1589.76">
            <text:p>1.589,76</text:p>
          </table:table-cell>
          <table:table-cell table:style-name="comp_20_sotto_20_Residui" table:formula="of:=SUM([.W70:.AA70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68]" office:value-type="string" office:string-value="9">
            <text:p>9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1589.76">
            <text:p>€ 1.589,76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68]&lt;&gt;&quot;.&quot;;[COMPUTO.AY68]*[.L70]; &quot;.&quot; )" office:value-type="string" office:string-value=".">
            <text:p>.</text:p>
          </table:table-cell>
          <table:table-cell table:style-name="Comp-SAL_20_num_5f_sotto" table:formula="of:=SUMIF(AAA;[.AR70];SAL)" office:value-type="float" office:value="57.6">
            <text:p>57,60</text:p>
          </table:table-cell>
          <table:table-cell table:style-name="Comp-Sal-Valuta_20_sotto" table:formula="of:=PRODUCT([$COMPUTO.L70] * [$COMPUTO.AZ70])" office:value-type="currency" office:currency="EUR" office:value="1589.76">
            <text:p>€ 1.589,76</text:p>
          </table:table-cell>
          <table:table-cell table:style-name="Comp-Sal-Valuta_20_sotto" table:formula="of:=([$COMPUTO.S70]-[$COMPUTO.BA70])" office:value-type="currency" office:currency="EUR" office:value="0">
            <text:p>€ 0,00</text:p>
          </table:table-cell>
          <table:table-cell table:style-name="Comp-Sal-Valuta_20_sotto" table:formula="of:=PRODUCT([$COMPUTO.BA70]*[$COMPUTO.AD70])" office:value-type="currency" office:currency="EUR" office:value="944.953344">
            <text:p>€ 944,95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4]&lt;&gt;&quot;.&quot;;[.$J72];&quot; &quot;)" office:value-type="string" office:string-value="mc">
            <text:p>mc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2">
          <table:table-cell table:style-name="comp_20_progress" office:value-type="string">
            <text:p>10</text:p>
          </table:table-cell>
          <table:table-cell table:style-name="comp_20_Art-EP" table:content-validation-name="val4" office:value-type="string">
            <text:p>E.03.10.24.b</text:p>
          </table:table-cell>
          <table:table-cell table:style-name="Comp-Bianche_20_in_20_mezzo_20_Descr" table:formula="of:=CONCATENATE(&quot; &quot;;VLOOKUP([.B72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72];elenco_prezzi;3;FALSE())" office:value-type="string" office:string-value="mc">
            <text:p>mc</text:p>
          </table:table-cell>
          <table:table-cell table:style-name="Comp-Bianche_20_in_20_mezzo" table:formula="of:=VLOOKUP([.B72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4];SALspec)&lt;&gt;0;SUMIF(AAAspec;[.AR74];SALspec);&quot;.&quot;)" office:value-type="float" office:value="20.16">
            <text:p>20,16</text:p>
          </table:table-cell>
          <table:table-cell table:style-name="Comp-Bianche_20_in_20_mezzo" table:formula="of:=IF([$COMPUTO.AY74]&lt;&gt;&quot;.&quot;;[.$J72];&quot; &quot;)" office:value-type="string" office:string-value="mc">
            <text:p>mc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0.35*1.2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 office:value-type="float" office:value="0.35">
            <text:p>0,35</text:p>
          </table:table-cell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table:formula="of:=PRODUCT([.E73:.I73])" office:value-type="float" office:value="20.16">
            <text:p>20,16</text:p>
          </table:table-cell>
          <table:table-cell table:style-name="Comp-Variante" table:formula="of:=PRODUCT([.E73:.I73])" office:value-type="float" office:value="20.16">
            <text:p>20,16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4]" office:value-type="float" office:value="3">
            <text:p>3</text:p>
          </table:table-cell>
          <table:table-cell table:style-name="compTagG" table:formula="of:=[.AG$74]" office:value-type="float" office:value="2">
            <text:p>2</text:p>
          </table:table-cell>
          <table:table-cell table:style-name="compTagG" table:formula="of:=[.AH$74]" office:value-type="string" office:string-value="R">
            <text:p>R</text:p>
          </table:table-cell>
          <table:table-cell table:style-name="compTagG" table:formula="of:=[.AI$74]" office:value-type="string" office:string-value="Cx">
            <text:p>Cx</text:p>
          </table:table-cell>
          <table:table-cell table:style-name="compTagG" table:formula="of:=[.AJ$74]" office:value-type="string" office:string-value="E.03.10.24.b">
            <text:p>E.03.10.24.b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73:.J73])" office:value-type="float" office:value="20.16">
            <text:p>20,16</text:p>
          </table:table-cell>
          <table:table-cell table:style-name="Comp-Variante_20_num_20_sotto" table:formula="of:=SUM([.K73:.K73])" office:value-type="float" office:value="20.16">
            <text:p>20,16</text:p>
          </table:table-cell>
          <table:table-cell table:style-name="comp_20_sotto_20_Unitario" table:formula="of:=VLOOKUP([.B72];elenco_prezzi;5;FALSE())" office:value-type="currency" office:currency="EUR" office:value="116.78">
            <text:p>€ 116,78</text:p>
          </table:table-cell>
          <table:table-cell table:style-name="Comp-SAL_20_num_5f_sotto" table:formula="of:=SUM([.M73:.M73])" office:value-type="float" office:value="0">
            <text:p>0,00</text:p>
          </table:table-cell>
          <table:table-cell table:style-name="Comp-SAL_20_2_20_num_5f_sotto" table:formula="of:=SUM([.N73:.N73])" office:value-type="float" office:value="0">
            <text:p>0,00</text:p>
          </table:table-cell>
          <table:table-cell table:style-name="Comp-SAL_20_3_20_num_5f_sotto" table:formula="of:=SUM([.O73:.O73])" office:value-type="float" office:value="0">
            <text:p>0,00</text:p>
          </table:table-cell>
          <table:table-cell table:style-name="Comp-SAL_20_4_20_num_5f_sotto" table:formula="of:=SUM([.P73:.P73])" office:value-type="float" office:value="0">
            <text:p>0,00</text:p>
          </table:table-cell>
          <table:table-cell table:style-name="Comp-SAL_20_4_20_num_5f_sotto" table:formula="of:=SUM([.Q73:.Q73])" office:value-type="float" office:value="0">
            <text:p>0,00</text:p>
          </table:table-cell>
          <table:table-cell table:style-name="ce9" table:formula="of:=[.AB74]*[.J74]" office:value-type="currency" office:currency="EUR" office:value="4.38732743904">
            <text:p>€ 4,39</text:p>
          </table:table-cell>
          <table:table-cell table:style-name="comp_20_sotto_20_Euro_20_Originale" table:formula="of:=[.J74]*[.L74]" office:value-type="currency" office:currency="EUR" office:value="2354.2848">
            <text:p>€ 2.354,28</text:p>
          </table:table-cell>
          <table:table-cell table:style-name="comp_20_sotto_20_Euro_20_3" table:formula="of:=[.L74]*[.K74]" office:value-type="currency" office:currency="EUR" office:value="2354.2848">
            <text:p>€ 2.354,28</text:p>
          </table:table-cell>
          <table:table-cell table:style-name="comp_20_sotto_20_Euro_20_3" table:formula="of:=IF(([.T74]-[.S74])&gt;0;[.T74]-[.S74];0)" office:value-type="currency" office:currency="EUR" office:value="0">
            <text:p>€ 0,00</text:p>
          </table:table-cell>
          <table:table-cell table:style-name="comp_20_sotto_20_Euro_20_3" table:formula="of:=IF(([.T74]-[.S74])&lt;0;-([.T74]-[.S74]);0)" office:value-type="currency" office:currency="EUR" office:value="0">
            <text:p>€ 0,00</text:p>
          </table:table-cell>
          <table:table-cell table:style-name="Comp-Sal-Valuta_20_sotto" table:formula="of:=PRODUCT([.$L74];[.M74])" office:value-type="currency" office:currency="EUR" office:value="0">
            <text:p>€ 0,00</text:p>
          </table:table-cell>
          <table:table-cell table:style-name="Comp-SAL_20_2-Valuta_5f_sotto" table:formula="of:=PRODUCT([.$L74];[.N74])" office:value-type="currency" office:currency="EUR" office:value="0">
            <text:p>€ 0,00</text:p>
          </table:table-cell>
          <table:table-cell table:style-name="Comp_5f_SAL-Valuta_20_sotto" table:formula="of:=PRODUCT([.$L74];[.O74])" office:value-type="currency" office:currency="EUR" office:value="0">
            <text:p>€ 0,00</text:p>
          </table:table-cell>
          <table:table-cell table:style-name="Comp-SAL_20_4_20_Valuta_20_sotto" table:formula="of:=PRODUCT([.$L74];[.P74])" office:value-type="currency" office:currency="EUR" office:value="0">
            <text:p>€ 0,00</text:p>
          </table:table-cell>
          <table:table-cell table:style-name="Comp-SAL5-Valuta_20_sotto" table:formula="of:=PRODUCT([.$L74];[.Q74])" office:value-type="currency" office:currency="EUR" office:value="0">
            <text:p>€ 0,00</text:p>
          </table:table-cell>
          <table:table-cell table:style-name="ce13" table:formula="of:=VLOOKUP([.B72];elenco_prezzi;4;FALSE())" office:value-type="currency" office:currency="EUR" office:value="0.217625369">
            <text:p>€ 0,22</text:p>
          </table:table-cell>
          <table:table-cell table:style-name="comp_20_sotto_20_Residui" table:formula="of:=[.S74]-(SUM([.W74:.AA74]))" office:value-type="currency" office:currency="EUR" office:value="2354.2848">
            <text:p>€ 2.354,28</text:p>
          </table:table-cell>
          <table:table-cell table:style-name="Comp-sotto_20__25_" table:formula="of:=VLOOKUP([.B72];elenco_prezzi;6;FALSE())" office:value-type="percentage" office:value="0.0611">
            <text:p>6,11%</text:p>
          </table:table-cell>
          <table:table-cell table:style-name="Comp-sotto_20_euri" table:formula="of:=IF([.AD74]&lt;&gt;&quot;&quot;; PRODUCT([.AD74]*[.S74]))" office:value-type="currency" office:currency="EUR" office:value="143.84680128">
            <text:p>€ 143,85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72]" office:value-type="string" office:string-value="E.03.10.24.b">
            <text:p>E.03.10.24.b</text:p>
          </table:table-cell>
          <table:table-cell table:style-name="comp_20_-controolo" table:formula="of:=IF(ISERROR([.S74]);&quot;&quot;;IF([.S74]&lt;&gt;&quot;&quot;;[.S74];&quot;&quot;))" office:value-type="float" office:value="2354.2848">
            <text:p>2.354,28</text:p>
          </table:table-cell>
          <table:table-cell table:style-name="comp_20_sotto_20_Residui" table:formula="of:=SUM([.W74:.AA74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72]" office:value-type="string" office:string-value="10">
            <text:p>10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354.2848">
            <text:p>€ 2.354,28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72]&lt;&gt;&quot;.&quot;;[COMPUTO.AY72]*[.L74]; &quot;.&quot; )" office:value-type="currency" office:currency="EUR" office:value="2354.2848">
            <text:p>€ 2.354,28</text:p>
          </table:table-cell>
          <table:table-cell table:style-name="Comp-SAL_20_num_5f_sotto" table:formula="of:=SUMIF(AAA;[.AR74];SAL)" office:value-type="float" office:value="20.16">
            <text:p>20,16</text:p>
          </table:table-cell>
          <table:table-cell table:style-name="Comp-Sal-Valuta_20_sotto" table:formula="of:=PRODUCT([$COMPUTO.L74] * [$COMPUTO.AZ74])" office:value-type="currency" office:currency="EUR" office:value="2354.2848">
            <text:p>€ 2.354,28</text:p>
          </table:table-cell>
          <table:table-cell table:style-name="Comp-Sal-Valuta_20_sotto" table:formula="of:=([$COMPUTO.S74]-[$COMPUTO.BA74])" office:value-type="currency" office:currency="EUR" office:value="0">
            <text:p>€ 0,00</text:p>
          </table:table-cell>
          <table:table-cell table:style-name="Comp-Sal-Valuta_20_sotto" table:formula="of:=PRODUCT([$COMPUTO.BA74]*[$COMPUTO.AD74])" office:value-type="currency" office:currency="EUR" office:value="143.84680128">
            <text:p>€ 143,85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79]&lt;&gt;&quot;.&quot;;[.$J76];&quot; &quot;)" office:value-type="string" office:string-value="kg">
            <text:p>kg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3">
          <table:table-cell table:style-name="comp_20_progress" office:value-type="string">
            <text:p>11</text:p>
          </table:table-cell>
          <table:table-cell table:style-name="comp_20_Art-EP" table:content-validation-name="val4" office:value-type="string">
            <text:p>E.03.40.10.a</text:p>
          </table:table-cell>
          <table:table-cell table:style-name="Comp-Bianche_20_in_20_mezzo_20_Descr" table:formula="of:=CONCATENATE(&quot; &quot;;VLOOKUP([.B76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76];elenco_prezzi;3;FALSE())" office:value-type="string" office:string-value="kg">
            <text:p>kg</text:p>
          </table:table-cell>
          <table:table-cell table:style-name="Comp-Bianche_20_in_20_mezzo" table:formula="of:=VLOOKUP([.B76];elenco_prezzi;3;FALSE())" office:value-type="string" office:string-value="kg">
            <text:p>kg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79];SALspec)&lt;&gt;0;SUMIF(AAAspec;[.AR79];SALspec);&quot;.&quot;)" office:value-type="float" office:value="1008">
            <text:p>1.008,00</text:p>
          </table:table-cell>
          <table:table-cell table:style-name="Comp-Bianche_20_in_20_mezzo" table:formula="of:=IF([$COMPUTO.AY79]&lt;&gt;&quot;.&quot;;[.$J76];&quot; &quot;)" office:value-type="string" office:string-value="kg">
            <text:p>kg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44">
          <table:table-cell table:style-name="comp_20_10_20_s"/>
          <table:table-cell table:style-name="Comp-Bianche_20_in_20_mezzo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table:formula="of:=PRODUCT([.E77:.I77])" office:value-type="float" office:value="1008">
            <text:p>1.008,00</text:p>
          </table:table-cell>
          <table:table-cell table:style-name="Comp-Variante" table:formula="of:=PRODUCT([.E77:.I77])" office:value-type="float" office:value="1008">
            <text:p>1.008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45">
          <table:table-cell table:style-name="comp_20_10_20_s"/>
          <table:table-cell table:style-name="Comp-Bianche_20_in_20_mezzo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"/>
          <table:table-cell table:style-name="comp_20_1-a"/>
          <table:table-cell table:style-name="comp_20_1-a" table:formula="of:=24.8*(0.35/2)*(0.35/2)*3.14*80" office:value-type="float" office:value="190.7864">
            <text:p>190,79</text:p>
          </table:table-cell>
          <table:table-cell table:style-name="comp_20_1-a" table:number-columns-repeated="3"/>
          <table:table-cell table:style-name="Blu" table:formula="of:=PRODUCT([.E78:.I78])" office:value-type="float" office:value="190.7864">
            <text:p>190,79</text:p>
          </table:table-cell>
          <table:table-cell table:style-name="Comp-Variante" table:formula="of:=PRODUCT([.E78:.I78])" office:value-type="float" office:value="190.7864">
            <text:p>190,79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79]" office:value-type="float" office:value="3">
            <text:p>3</text:p>
          </table:table-cell>
          <table:table-cell table:style-name="compTagG" table:formula="of:=[.AG$79]" office:value-type="float" office:value="2">
            <text:p>2</text:p>
          </table:table-cell>
          <table:table-cell table:style-name="compTagG" table:formula="of:=[.AH$79]" office:value-type="string" office:string-value="R">
            <text:p>R</text:p>
          </table:table-cell>
          <table:table-cell table:style-name="compTagG" table:formula="of:=[.AI$79]" office:value-type="string" office:string-value="Cx">
            <text:p>Cx</text:p>
          </table:table-cell>
          <table:table-cell table:style-name="compTagG" table:formula="of:=[.AJ$79]" office:value-type="string" office:string-value="E.03.40.10.a">
            <text:p>E.03.40.1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77:.J78])" office:value-type="float" office:value="1198.7864">
            <text:p>1.198,79</text:p>
          </table:table-cell>
          <table:table-cell table:style-name="Comp-Variante_20_num_20_sotto" table:formula="of:=SUM([.K77:.K78])" office:value-type="float" office:value="1198.7864">
            <text:p>1.198,79</text:p>
          </table:table-cell>
          <table:table-cell table:style-name="comp_20_sotto_20_Unitario" table:formula="of:=VLOOKUP([.B76];elenco_prezzi;5;FALSE())" office:value-type="currency" office:currency="EUR" office:value="1.07">
            <text:p>€ 1,07</text:p>
          </table:table-cell>
          <table:table-cell table:style-name="Comp-SAL_20_num_5f_sotto" table:formula="of:=SUM([.M77:.M78])" office:value-type="float" office:value="0">
            <text:p>0,00</text:p>
          </table:table-cell>
          <table:table-cell table:style-name="Comp-SAL_20_2_20_num_5f_sotto" table:formula="of:=SUM([.N77:.N78])" office:value-type="float" office:value="0">
            <text:p>0,00</text:p>
          </table:table-cell>
          <table:table-cell table:style-name="Comp-SAL_20_3_20_num_5f_sotto" table:formula="of:=SUM([.O77:.O78])" office:value-type="float" office:value="0">
            <text:p>0,00</text:p>
          </table:table-cell>
          <table:table-cell table:style-name="Comp-SAL_20_4_20_num_5f_sotto" table:formula="of:=SUM([.P77:.P78])" office:value-type="float" office:value="0">
            <text:p>0,00</text:p>
          </table:table-cell>
          <table:table-cell table:style-name="Comp-SAL_20_4_20_num_5f_sotto" table:formula="of:=SUM([.Q77:.Q78])" office:value-type="float" office:value="0">
            <text:p>0,00</text:p>
          </table:table-cell>
          <table:table-cell table:style-name="ce9" table:formula="of:=SUM([.R78:.R79])" office:value-type="currency" office:currency="EUR" office:value="0">
            <text:p>€ 0,00</text:p>
          </table:table-cell>
          <table:table-cell table:style-name="comp_20_sotto_20_Euro_20_Originale" table:formula="of:=[.J79]*[.L79]" office:value-type="currency" office:currency="EUR" office:value="1282.701448">
            <text:p>€ 1.282,70</text:p>
          </table:table-cell>
          <table:table-cell table:style-name="comp_20_sotto_20_Euro_20_3" table:formula="of:=[.L79]*[.K79]" office:value-type="currency" office:currency="EUR" office:value="1282.701448">
            <text:p>€ 1.282,70</text:p>
          </table:table-cell>
          <table:table-cell table:style-name="comp_20_sotto_20_Euro_20_3" table:formula="of:=IF(([.T79]-[.S79])&gt;0;[.T79]-[.S79];0)" office:value-type="currency" office:currency="EUR" office:value="0">
            <text:p>€ 0,00</text:p>
          </table:table-cell>
          <table:table-cell table:style-name="comp_20_sotto_20_Euro_20_3" table:formula="of:=IF(([.T79]-[.S79])&lt;0;-([.T79]-[.S79]);0)" office:value-type="currency" office:currency="EUR" office:value="0">
            <text:p>€ 0,00</text:p>
          </table:table-cell>
          <table:table-cell table:style-name="Comp-Sal-Valuta_20_sotto" table:formula="of:=PRODUCT([.$L79];[.M79])" office:value-type="currency" office:currency="EUR" office:value="0">
            <text:p>€ 0,00</text:p>
          </table:table-cell>
          <table:table-cell table:style-name="Comp-SAL_20_2-Valuta_5f_sotto" table:formula="of:=PRODUCT([.$L79];[.N79])" office:value-type="currency" office:currency="EUR" office:value="0">
            <text:p>€ 0,00</text:p>
          </table:table-cell>
          <table:table-cell table:style-name="Comp_5f_SAL-Valuta_20_sotto" table:formula="of:=PRODUCT([.$L79];[.O79])" office:value-type="currency" office:currency="EUR" office:value="0">
            <text:p>€ 0,00</text:p>
          </table:table-cell>
          <table:table-cell table:style-name="Comp-SAL_20_4_20_Valuta_20_sotto" table:formula="of:=PRODUCT([.$L79];[.P79])" office:value-type="currency" office:currency="EUR" office:value="0">
            <text:p>€ 0,00</text:p>
          </table:table-cell>
          <table:table-cell table:style-name="Comp-SAL5-Valuta_20_sotto" table:formula="of:=PRODUCT([.$L79];[.Q79])" office:value-type="currency" office:currency="EUR" office:value="0">
            <text:p>€ 0,00</text:p>
          </table:table-cell>
          <table:table-cell table:style-name="ce13" table:formula="of:=VLOOKUP([.B76];elenco_prezzi;4;FALSE())" office:value-type="currency" office:currency="EUR" office:value="0.006977363">
            <text:p>€ 0,01</text:p>
          </table:table-cell>
          <table:table-cell table:style-name="comp_20_sotto_20_Residui" table:formula="of:=[.S79]-(SUM([.W79:.AA79]))" office:value-type="currency" office:currency="EUR" office:value="1282.701448">
            <text:p>€ 1.282,70</text:p>
          </table:table-cell>
          <table:table-cell table:style-name="Comp-sotto_20__25_" table:formula="of:=VLOOKUP([.B76];elenco_prezzi;6;FALSE())" office:value-type="percentage" office:value="0.2138">
            <text:p>21,38%</text:p>
          </table:table-cell>
          <table:table-cell table:style-name="Comp-sotto_20_euri" table:formula="of:=IF([.AD79]&lt;&gt;&quot;&quot;; PRODUCT([.AD79]*[.S79]))" office:value-type="currency" office:currency="EUR" office:value="274.2415695824">
            <text:p>€ 274,24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76]" office:value-type="string" office:string-value="E.03.40.10.a">
            <text:p>E.03.40.10.a</text:p>
          </table:table-cell>
          <table:table-cell table:style-name="comp_20_-controolo" table:formula="of:=IF(ISERROR([.S79]);&quot;&quot;;IF([.S79]&lt;&gt;&quot;&quot;;[.S79];&quot;&quot;))" office:value-type="float" office:value="1282.701448">
            <text:p>1.282,70</text:p>
          </table:table-cell>
          <table:table-cell table:style-name="comp_20_sotto_20_Residui" table:formula="of:=SUM([.W79:.AA79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76]" office:value-type="string" office:string-value="11">
            <text:p>11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1282.701448">
            <text:p>€ 1.282,7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76]&lt;&gt;&quot;.&quot;;[COMPUTO.AY76]*[.L79]; &quot;.&quot; )" office:value-type="currency" office:currency="EUR" office:value="1078.56">
            <text:p>€ 1.078,56</text:p>
          </table:table-cell>
          <table:table-cell table:style-name="Comp-SAL_20_num_5f_sotto" table:formula="of:=SUMIF(AAA;[.AR79];SAL)" office:value-type="float" office:value="1008">
            <text:p>1.008,00</text:p>
          </table:table-cell>
          <table:table-cell table:style-name="Comp-Sal-Valuta_20_sotto" table:formula="of:=PRODUCT([$COMPUTO.L79] * [$COMPUTO.AZ79])" office:value-type="currency" office:currency="EUR" office:value="1078.56">
            <text:p>€ 1.078,56</text:p>
          </table:table-cell>
          <table:table-cell table:style-name="Comp-Sal-Valuta_20_sotto" table:formula="of:=([$COMPUTO.S79]-[$COMPUTO.BA79])" office:value-type="currency" office:currency="EUR" office:value="204.141448">
            <text:p>€ 204,14</text:p>
          </table:table-cell>
          <table:table-cell table:style-name="Comp-Sal-Valuta_20_sotto" table:formula="of:=PRODUCT([$COMPUTO.BA79]*[$COMPUTO.AD79])" office:value-type="currency" office:currency="EUR" office:value="230.596128">
            <text:p>€ 230,6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83]&lt;&gt;&quot;.&quot;;[.$J81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6">
          <table:table-cell table:style-name="comp_20_progress" office:value-type="string">
            <text:p>12</text:p>
          </table:table-cell>
          <table:table-cell table:style-name="comp_20_Art-EP" table:content-validation-name="val4" office:value-type="string">
            <text:p>E.03.30.70.e</text:p>
          </table:table-cell>
          <table:table-cell table:style-name="Comp-Bianche_20_in_20_mezzo_20_Descr" table:formula="of:=CONCATENATE(&quot; &quot;;VLOOKUP([.B81];elenco_prezzi;2;FALSE());&quot; &quot;)" office:value-type="string" office:string-value=" 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&#10;Casseri cartonati a sezione circolare diametro 350 mm " table:number-columns-spanned="7" table:number-rows-spanned="1">
            <text:p><text:s/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text:line-break/>Casseri cartonati a sezione circolare diametro 350 m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1];elenco_prezzi;3;FALSE())" office:value-type="string" office:string-value="m">
            <text:p>m</text:p>
          </table:table-cell>
          <table:table-cell table:style-name="Comp-Bianche_20_in_20_mezzo" table:formula="of:=VLOOKUP([.B81];elenco_prezzi;3;FALSE())" office:value-type="string" office:string-value="m">
            <text:p>m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83];SALspec)&lt;&gt;0;SUMIF(AAAspec;[.AR83];SALspec);&quot;.&quot;)" office:value-type="string" office:string-value=".">
            <text:p>.</text:p>
          </table:table-cell>
          <table:table-cell table:style-name="Comp-Bianche_20_in_20_mezzo" table:formula="of:=IF([$COMPUTO.AY83]&lt;&gt;&quot;.&quot;;[.$J81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office:value-type="float" office:value="8">
            <text:p>8</text:p>
          </table:table-cell>
          <table:table-cell table:style-name="comp_20_1-a" table:number-columns-repeated="2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table:formula="of:=PRODUCT([.E82:.I82])" office:value-type="float" office:value="24.8">
            <text:p>24,80</text:p>
          </table:table-cell>
          <table:table-cell table:style-name="Comp-Variante" table:formula="of:=PRODUCT([.E82:.I82])" office:value-type="float" office:value="24.8">
            <text:p>24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83]" office:value-type="float" office:value="3">
            <text:p>3</text:p>
          </table:table-cell>
          <table:table-cell table:style-name="compTagG" table:formula="of:=[.AG$83]" office:value-type="float" office:value="2">
            <text:p>2</text:p>
          </table:table-cell>
          <table:table-cell table:style-name="compTagG" table:formula="of:=[.AH$83]" office:value-type="string" office:string-value="R">
            <text:p>R</text:p>
          </table:table-cell>
          <table:table-cell table:style-name="compTagG" table:formula="of:=[.AI$83]" office:value-type="string" office:string-value="Cx">
            <text:p>Cx</text:p>
          </table:table-cell>
          <table:table-cell table:style-name="compTagG" table:formula="of:=[.AJ$83]" office:value-type="string" office:string-value="E.03.30.70.e">
            <text:p>E.03.30.7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82:.J82])" office:value-type="float" office:value="24.8">
            <text:p>24,80</text:p>
          </table:table-cell>
          <table:table-cell table:style-name="Comp-Variante_20_num_20_sotto" table:formula="of:=SUM([.K82:.K82])" office:value-type="float" office:value="24.8">
            <text:p>24,80</text:p>
          </table:table-cell>
          <table:table-cell table:style-name="comp_20_sotto_20_Unitario" table:formula="of:=VLOOKUP([.B81];elenco_prezzi;5;FALSE())" office:value-type="currency" office:currency="EUR" office:value="30.27">
            <text:p>€ 30,27</text:p>
          </table:table-cell>
          <table:table-cell table:style-name="Comp-SAL_20_num_5f_sotto" table:formula="of:=SUM([.M82:.M82])" office:value-type="float" office:value="0">
            <text:p>0,00</text:p>
          </table:table-cell>
          <table:table-cell table:style-name="Comp-SAL_20_2_20_num_5f_sotto" table:formula="of:=SUM([.N82:.N82])" office:value-type="float" office:value="0">
            <text:p>0,00</text:p>
          </table:table-cell>
          <table:table-cell table:style-name="Comp-SAL_20_3_20_num_5f_sotto" table:formula="of:=SUM([.O82:.O82])" office:value-type="float" office:value="0">
            <text:p>0,00</text:p>
          </table:table-cell>
          <table:table-cell table:style-name="Comp-SAL_20_4_20_num_5f_sotto" table:formula="of:=SUM([.P82:.P82])" office:value-type="float" office:value="0">
            <text:p>0,00</text:p>
          </table:table-cell>
          <table:table-cell table:style-name="Comp-SAL_20_4_20_num_5f_sotto" table:formula="of:=SUM([.Q82:.Q82])" office:value-type="float" office:value="0">
            <text:p>0,00</text:p>
          </table:table-cell>
          <table:table-cell table:style-name="ce9" table:formula="of:=[.AB83]*[.J83]" office:value-type="currency" office:currency="EUR" office:value="5.9965221132">
            <text:p>€ 6,00</text:p>
          </table:table-cell>
          <table:table-cell table:style-name="comp_20_sotto_20_Euro_20_Originale" table:formula="of:=[.J83]*[.L83]" office:value-type="currency" office:currency="EUR" office:value="750.696">
            <text:p>€ 750,70</text:p>
          </table:table-cell>
          <table:table-cell table:style-name="comp_20_sotto_20_Euro_20_3" table:formula="of:=[.L83]*[.K83]" office:value-type="currency" office:currency="EUR" office:value="750.696">
            <text:p>€ 750,70</text:p>
          </table:table-cell>
          <table:table-cell table:style-name="comp_20_sotto_20_Euro_20_3" table:formula="of:=IF(([.T83]-[.S83])&gt;0;[.T83]-[.S83];0)" office:value-type="currency" office:currency="EUR" office:value="0">
            <text:p>€ 0,00</text:p>
          </table:table-cell>
          <table:table-cell table:style-name="comp_20_sotto_20_Euro_20_3" table:formula="of:=IF(([.T83]-[.S83])&lt;0;-([.T83]-[.S83]);0)" office:value-type="currency" office:currency="EUR" office:value="0">
            <text:p>€ 0,00</text:p>
          </table:table-cell>
          <table:table-cell table:style-name="Comp-Sal-Valuta_20_sotto" table:formula="of:=PRODUCT([.$L83];[.M83])" office:value-type="currency" office:currency="EUR" office:value="0">
            <text:p>€ 0,00</text:p>
          </table:table-cell>
          <table:table-cell table:style-name="Comp-SAL_20_2-Valuta_5f_sotto" table:formula="of:=PRODUCT([.$L83];[.N83])" office:value-type="currency" office:currency="EUR" office:value="0">
            <text:p>€ 0,00</text:p>
          </table:table-cell>
          <table:table-cell table:style-name="Comp_5f_SAL-Valuta_20_sotto" table:formula="of:=PRODUCT([.$L83];[.O83])" office:value-type="currency" office:currency="EUR" office:value="0">
            <text:p>€ 0,00</text:p>
          </table:table-cell>
          <table:table-cell table:style-name="Comp-SAL_20_4_20_Valuta_20_sotto" table:formula="of:=PRODUCT([.$L83];[.P83])" office:value-type="currency" office:currency="EUR" office:value="0">
            <text:p>€ 0,00</text:p>
          </table:table-cell>
          <table:table-cell table:style-name="Comp-SAL5-Valuta_20_sotto" table:formula="of:=PRODUCT([.$L83];[.Q83])" office:value-type="currency" office:currency="EUR" office:value="0">
            <text:p>€ 0,00</text:p>
          </table:table-cell>
          <table:table-cell table:style-name="ce13" table:formula="of:=VLOOKUP([.B81];elenco_prezzi;4;FALSE())" office:value-type="currency" office:currency="EUR" office:value="0.2417952465">
            <text:p>€ 0,24</text:p>
          </table:table-cell>
          <table:table-cell table:style-name="comp_20_sotto_20_Residui" table:formula="of:=[.S83]-(SUM([.W83:.AA83]))" office:value-type="currency" office:currency="EUR" office:value="750.696">
            <text:p>€ 750,70</text:p>
          </table:table-cell>
          <table:table-cell table:style-name="Comp-sotto_20__25_" table:formula="of:=VLOOKUP([.B81];elenco_prezzi;6;FALSE())" office:value-type="percentage" office:value="0.2619">
            <text:p>26,19%</text:p>
          </table:table-cell>
          <table:table-cell table:style-name="Comp-sotto_20_euri" table:formula="of:=IF([.AD83]&lt;&gt;&quot;&quot;; PRODUCT([.AD83]*[.S83]))" office:value-type="currency" office:currency="EUR" office:value="196.6072824">
            <text:p>€ 196,61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1]" office:value-type="string" office:string-value="E.03.30.70.e">
            <text:p>E.03.30.70.e</text:p>
          </table:table-cell>
          <table:table-cell table:style-name="comp_20_-controolo" table:formula="of:=IF(ISERROR([.S83]);&quot;&quot;;IF([.S83]&lt;&gt;&quot;&quot;;[.S83];&quot;&quot;))" office:value-type="float" office:value="750.696">
            <text:p>750,70</text:p>
          </table:table-cell>
          <table:table-cell table:style-name="comp_20_sotto_20_Residui" table:formula="of:=SUM([.W83:.AA83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1]" office:value-type="string" office:string-value="12">
            <text:p>12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750.696">
            <text:p>€ 750,7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1]&lt;&gt;&quot;.&quot;;[COMPUTO.AY81]*[.L83]; &quot;.&quot; )" office:value-type="string" office:string-value=".">
            <text:p>.</text:p>
          </table:table-cell>
          <table:table-cell table:style-name="Comp-SAL_20_num_5f_sotto" table:formula="of:=SUMIF(AAA;[.AR83];SAL)" office:value-type="float" office:value="0">
            <text:p>0,00</text:p>
          </table:table-cell>
          <table:table-cell table:style-name="Comp-Sal-Valuta_20_sotto" table:formula="of:=PRODUCT([$COMPUTO.L83] * [$COMPUTO.AZ83])" office:value-type="currency" office:currency="EUR" office:value="0">
            <text:p>€ 0,00</text:p>
          </table:table-cell>
          <table:table-cell table:style-name="Comp-Sal-Valuta_20_sotto" table:formula="of:=([$COMPUTO.S83]-[$COMPUTO.BA83])" office:value-type="currency" office:currency="EUR" office:value="750.696">
            <text:p>€ 750,70</text:p>
          </table:table-cell>
          <table:table-cell table:style-name="Comp-Sal-Valuta_20_sotto" table:formula="of:=PRODUCT([$COMPUTO.BA83]*[$COMPUTO.AD83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87]&lt;&gt;&quot;.&quot;;[.$J85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7">
          <table:table-cell table:style-name="comp_20_progress" office:value-type="string">
            <text:p>13</text:p>
          </table:table-cell>
          <table:table-cell table:style-name="comp_20_Art-EP" table:content-validation-name="val4" office:value-type="string">
            <text:p>E.04.10.10.e</text:p>
          </table:table-cell>
          <table:table-cell table:style-name="Comp-Bianche_20_in_20_mezzo_20_Descr" table:formula="of:=CONCATENATE(&quot; &quot;;VLOOKUP([.B85];elenco_prezzi;2;FALSE());&quot; &quot;)" office:value-type="string" office:string-value=" SOLAI IN LATERO CEMENTO&#10;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&#10;per altezza totale di 24 cm " table:number-columns-spanned="7" table:number-rows-spanned="1">
            <text:p><text:s/>SOLAI IN LATERO CEMENTO<text:line-break/>Solaio misto di cemento armato e laterizio gettato in opera, per strutture piane, con calcestruzzo non inferiore a Rck 30 N/mm², costituito da pignatte interposte fra nervature parallele di conglomerato armato, compresa l'eventuale formazione di nervature di ripartizione nei solai di luce eccedente i 5,00 m, di travetti per sostegno di sovrastanti tramezzi, di armature e ferri di ripartizione, di fasce piane o svasate a coda di rondine alle estremità dei travetti, oltre l'onere delle casseforme, delle armature provvisionali di sostegno per un'altezza massima di 4,00 m dal piano di appoggio all'intradosso del solaio, del disarmo, e quanto altro necessario per dare il solaio finito a regola d'arte, idoneo al particolare uso richiesto, con laterizio composto da un solo elemento (monoblocco) con soletta superiore in calcestruzzo non inferiore a 6 cm:<text:line-break/>per altezza totale di 24 cm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5];elenco_prezzi;3;FALSE())" office:value-type="string" office:string-value="mq">
            <text:p>mq</text:p>
          </table:table-cell>
          <table:table-cell table:style-name="Comp-Bianche_20_in_20_mezzo" table:formula="of:=VLOOKUP([.B85];elenco_prezzi;3;FALSE())" office:value-type="string" office:string-value="mq">
            <text:p>mq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87];SALspec)&lt;&gt;0;SUMIF(AAAspec;[.AR87];SALspec);&quot;.&quot;)" office:value-type="string" office:string-value=".">
            <text:p>.</text:p>
          </table:table-cell>
          <table:table-cell table:style-name="Comp-Bianche_20_in_20_mezzo" table:formula="of:=IF([$COMPUTO.AY87]&lt;&gt;&quot;.&quot;;[.$J85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table:formula="of:=(12+1.2)*4" office:value-type="float" office:value="52.8">
            <text:p>52,8</text:p>
          </table:table-cell>
          <table:table-cell table:style-name="comp_20_1-a" table:number-columns-repeated="3"/>
          <table:table-cell table:style-name="Blu" table:formula="of:=PRODUCT([.E86:.I86])" office:value-type="float" office:value="52.8">
            <text:p>52,80</text:p>
          </table:table-cell>
          <table:table-cell table:style-name="Comp-Variante" table:formula="of:=PRODUCT([.E86:.I86])" office:value-type="float" office:value="52.8">
            <text:p>52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87]" office:value-type="float" office:value="3">
            <text:p>3</text:p>
          </table:table-cell>
          <table:table-cell table:style-name="compTagG" table:formula="of:=[.AG$87]" office:value-type="float" office:value="2">
            <text:p>2</text:p>
          </table:table-cell>
          <table:table-cell table:style-name="compTagG" table:formula="of:=[.AH$87]" office:value-type="string" office:string-value="R">
            <text:p>R</text:p>
          </table:table-cell>
          <table:table-cell table:style-name="compTagG" table:formula="of:=[.AI$87]" office:value-type="string" office:string-value="Cx">
            <text:p>Cx</text:p>
          </table:table-cell>
          <table:table-cell table:style-name="compTagG" table:formula="of:=[.AJ$87]" office:value-type="string" office:string-value="E.04.10.10.e">
            <text:p>E.04.10.10.e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86:.J86])" office:value-type="float" office:value="52.8">
            <text:p>52,80</text:p>
          </table:table-cell>
          <table:table-cell table:style-name="Comp-Variante_20_num_20_sotto" table:formula="of:=SUM([.K86:.K86])" office:value-type="float" office:value="52.8">
            <text:p>52,80</text:p>
          </table:table-cell>
          <table:table-cell table:style-name="comp_20_sotto_20_Unitario" table:formula="of:=VLOOKUP([.B85];elenco_prezzi;5;FALSE())" office:value-type="currency" office:currency="EUR" office:value="56.29">
            <text:p>€ 56,29</text:p>
          </table:table-cell>
          <table:table-cell table:style-name="Comp-SAL_20_num_5f_sotto" table:formula="of:=SUM([.M86:.M86])" office:value-type="float" office:value="0">
            <text:p>0,00</text:p>
          </table:table-cell>
          <table:table-cell table:style-name="Comp-SAL_20_2_20_num_5f_sotto" table:formula="of:=SUM([.N86:.N86])" office:value-type="float" office:value="0">
            <text:p>0,00</text:p>
          </table:table-cell>
          <table:table-cell table:style-name="Comp-SAL_20_3_20_num_5f_sotto" table:formula="of:=SUM([.O86:.O86])" office:value-type="float" office:value="0">
            <text:p>0,00</text:p>
          </table:table-cell>
          <table:table-cell table:style-name="Comp-SAL_20_4_20_num_5f_sotto" table:formula="of:=SUM([.P86:.P86])" office:value-type="float" office:value="0">
            <text:p>0,00</text:p>
          </table:table-cell>
          <table:table-cell table:style-name="Comp-SAL_20_4_20_num_5f_sotto" table:formula="of:=SUM([.Q86:.Q86])" office:value-type="float" office:value="0">
            <text:p>0,00</text:p>
          </table:table-cell>
          <table:table-cell table:style-name="ce9" table:formula="of:=[.AB87]*[.J87]" office:value-type="currency" office:currency="EUR" office:value="41.17183534464">
            <text:p>€ 41,17</text:p>
          </table:table-cell>
          <table:table-cell table:style-name="comp_20_sotto_20_Euro_20_Originale" table:formula="of:=[.J87]*[.L87]" office:value-type="currency" office:currency="EUR" office:value="2972.112">
            <text:p>€ 2.972,11</text:p>
          </table:table-cell>
          <table:table-cell table:style-name="comp_20_sotto_20_Euro_20_3" table:formula="of:=[.L87]*[.K87]" office:value-type="currency" office:currency="EUR" office:value="2972.112">
            <text:p>€ 2.972,11</text:p>
          </table:table-cell>
          <table:table-cell table:style-name="comp_20_sotto_20_Euro_20_3" table:formula="of:=IF(([.T87]-[.S87])&gt;0;[.T87]-[.S87];0)" office:value-type="currency" office:currency="EUR" office:value="0">
            <text:p>€ 0,00</text:p>
          </table:table-cell>
          <table:table-cell table:style-name="comp_20_sotto_20_Euro_20_3" table:formula="of:=IF(([.T87]-[.S87])&lt;0;-([.T87]-[.S87]);0)" office:value-type="currency" office:currency="EUR" office:value="0">
            <text:p>€ 0,00</text:p>
          </table:table-cell>
          <table:table-cell table:style-name="Comp-Sal-Valuta_20_sotto" table:formula="of:=PRODUCT([.$L87];[.M87])" office:value-type="currency" office:currency="EUR" office:value="0">
            <text:p>€ 0,00</text:p>
          </table:table-cell>
          <table:table-cell table:style-name="Comp-SAL_20_2-Valuta_5f_sotto" table:formula="of:=PRODUCT([.$L87];[.N87])" office:value-type="currency" office:currency="EUR" office:value="0">
            <text:p>€ 0,00</text:p>
          </table:table-cell>
          <table:table-cell table:style-name="Comp_5f_SAL-Valuta_20_sotto" table:formula="of:=PRODUCT([.$L87];[.O87])" office:value-type="currency" office:currency="EUR" office:value="0">
            <text:p>€ 0,00</text:p>
          </table:table-cell>
          <table:table-cell table:style-name="Comp-SAL_20_4_20_Valuta_20_sotto" table:formula="of:=PRODUCT([.$L87];[.P87])" office:value-type="currency" office:currency="EUR" office:value="0">
            <text:p>€ 0,00</text:p>
          </table:table-cell>
          <table:table-cell table:style-name="Comp-SAL5-Valuta_20_sotto" table:formula="of:=PRODUCT([.$L87];[.Q87])" office:value-type="currency" office:currency="EUR" office:value="0">
            <text:p>€ 0,00</text:p>
          </table:table-cell>
          <table:table-cell table:style-name="ce13" table:formula="of:=VLOOKUP([.B85];elenco_prezzi;4;FALSE())" office:value-type="currency" office:currency="EUR" office:value="0.7797696088">
            <text:p>€ 0,78</text:p>
          </table:table-cell>
          <table:table-cell table:style-name="comp_20_sotto_20_Residui" table:formula="of:=[.S87]-(SUM([.W87:.AA87]))" office:value-type="currency" office:currency="EUR" office:value="2972.112">
            <text:p>€ 2.972,11</text:p>
          </table:table-cell>
          <table:table-cell table:style-name="Comp-sotto_20__25_" table:formula="of:=VLOOKUP([.B85];elenco_prezzi;6;FALSE())" office:value-type="percentage" office:value="0.3412">
            <text:p>34,12%</text:p>
          </table:table-cell>
          <table:table-cell table:style-name="Comp-sotto_20_euri" table:formula="of:=IF([.AD87]&lt;&gt;&quot;&quot;; PRODUCT([.AD87]*[.S87]))" office:value-type="currency" office:currency="EUR" office:value="1014.0846144">
            <text:p>€ 1.014,08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5]" office:value-type="string" office:string-value="E.04.10.10.e">
            <text:p>E.04.10.10.e</text:p>
          </table:table-cell>
          <table:table-cell table:style-name="comp_20_-controolo" table:formula="of:=IF(ISERROR([.S87]);&quot;&quot;;IF([.S87]&lt;&gt;&quot;&quot;;[.S87];&quot;&quot;))" office:value-type="float" office:value="2972.112">
            <text:p>2.972,11</text:p>
          </table:table-cell>
          <table:table-cell table:style-name="comp_20_sotto_20_Residui" table:formula="of:=SUM([.W87:.AA87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5]" office:value-type="string" office:string-value="13">
            <text:p>13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972.112">
            <text:p>€ 2.972,11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5]&lt;&gt;&quot;.&quot;;[COMPUTO.AY85]*[.L87]; &quot;.&quot; )" office:value-type="string" office:string-value=".">
            <text:p>.</text:p>
          </table:table-cell>
          <table:table-cell table:style-name="Comp-SAL_20_num_5f_sotto" table:formula="of:=SUMIF(AAA;[.AR87];SAL)" office:value-type="float" office:value="0">
            <text:p>0,00</text:p>
          </table:table-cell>
          <table:table-cell table:style-name="Comp-Sal-Valuta_20_sotto" table:formula="of:=PRODUCT([$COMPUTO.L87] * [$COMPUTO.AZ87])" office:value-type="currency" office:currency="EUR" office:value="0">
            <text:p>€ 0,00</text:p>
          </table:table-cell>
          <table:table-cell table:style-name="Comp-Sal-Valuta_20_sotto" table:formula="of:=([$COMPUTO.S87]-[$COMPUTO.BA87])" office:value-type="currency" office:currency="EUR" office:value="2972.112">
            <text:p>€ 2.972,11</text:p>
          </table:table-cell>
          <table:table-cell table:style-name="Comp-Sal-Valuta_20_sotto" table:formula="of:=PRODUCT([$COMPUTO.BA87]*[$COMPUTO.AD87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91]&lt;&gt;&quot;.&quot;;[.$J89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39">
          <table:table-cell table:style-name="comp_20_progress" office:value-type="string">
            <text:p>14</text:p>
          </table:table-cell>
          <table:table-cell table:style-name="comp_20_Art-EP" table:content-validation-name="val4" office:value-type="string">
            <text:p>E.08.10.30.a</text:p>
          </table:table-cell>
          <table:table-cell table:style-name="Comp-Bianche_20_in_20_mezzo_20_Descr" table:formula="of:=CONCATENATE(&quot; &quot;;VLOOKUP([.B89];elenco_prezzi;2;FALSE());&quot; &quot;)" office:value-type="string" office:string-value=" 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&#10;con malta idraulica " table:number-columns-spanned="7" table:number-rows-spanned="1">
            <text:p><text:s/>Muratura per opere in elevazione formata da pietrame tufaceo in scaglioni sbozzati al martellone e malta, di qualsiasi genere e spessore, eseguita a qualsiasi altezza, con una o entrambe le facce rustiche, compreso ogni magistero per immorsature, spigoli, riseghe, ecc. Con pietrame di recupero, compresa la cernita<text:line-break/>con malta idraulica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89];elenco_prezzi;3;FALSE())" office:value-type="string" office:string-value="mc">
            <text:p>mc</text:p>
          </table:table-cell>
          <table:table-cell table:style-name="Comp-Bianche_20_in_20_mezzo" table:formula="of:=VLOOKUP([.B89];elenco_prezzi;3;FALSE())" office:value-type="string" office:string-value="mc">
            <text:p>mc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91];SALspec)&lt;&gt;0;SUMIF(AAAspec;[.AR91];SALspec);&quot;.&quot;)" office:value-type="string" office:string-value=".">
            <text:p>.</text:p>
          </table:table-cell>
          <table:table-cell table:style-name="Comp-Bianche_20_in_20_mezzo" table:formula="of:=IF([$COMPUTO.AY91]&lt;&gt;&quot;.&quot;;[.$J89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 office:value-type="string">
            <text:p><text:s text:c="2"/>&gt;( (12*4)*3.1 )</text:p>
          </table:table-cell>
          <table:table-cell table:style-name="Comp-Bianche_20_in_20_mezzo_20_bordate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table:formula="of:=PRODUCT([.E90:.I90])" office:value-type="float" office:value="148.8">
            <text:p>148,80</text:p>
          </table:table-cell>
          <table:table-cell table:style-name="Comp-Variante" table:formula="of:=PRODUCT([.E90:.I90])" office:value-type="float" office:value="148.8">
            <text:p>148,8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91]" office:value-type="float" office:value="3">
            <text:p>3</text:p>
          </table:table-cell>
          <table:table-cell table:style-name="compTagG" table:formula="of:=[.AG$91]" office:value-type="float" office:value="2">
            <text:p>2</text:p>
          </table:table-cell>
          <table:table-cell table:style-name="compTagG" table:formula="of:=[.AH$91]" office:value-type="string" office:string-value="R">
            <text:p>R</text:p>
          </table:table-cell>
          <table:table-cell table:style-name="compTagG" table:formula="of:=[.AI$91]" office:value-type="string" office:string-value="Cx">
            <text:p>Cx</text:p>
          </table:table-cell>
          <table:table-cell table:style-name="compTagG" table:formula="of:=[.AJ$91]" office:value-type="string" office:string-value="E.08.10.30.a">
            <text:p>E.08.10.30.a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90:.J90])" office:value-type="float" office:value="148.8">
            <text:p>148,80</text:p>
          </table:table-cell>
          <table:table-cell table:style-name="Comp-Variante_20_num_20_sotto" table:formula="of:=SUM([.K90:.K90])" office:value-type="float" office:value="148.8">
            <text:p>148,80</text:p>
          </table:table-cell>
          <table:table-cell table:style-name="comp_20_sotto_20_Unitario" table:formula="of:=VLOOKUP([.B89];elenco_prezzi;5;FALSE())" office:value-type="currency" office:currency="EUR" office:value="162.94">
            <text:p>€ 162,94</text:p>
          </table:table-cell>
          <table:table-cell table:style-name="Comp-SAL_20_num_5f_sotto" table:formula="of:=SUM([.M90:.M90])" office:value-type="float" office:value="0">
            <text:p>0,00</text:p>
          </table:table-cell>
          <table:table-cell table:style-name="Comp-SAL_20_2_20_num_5f_sotto" table:formula="of:=SUM([.N90:.N90])" office:value-type="float" office:value="0">
            <text:p>0,00</text:p>
          </table:table-cell>
          <table:table-cell table:style-name="Comp-SAL_20_3_20_num_5f_sotto" table:formula="of:=SUM([.O90:.O90])" office:value-type="float" office:value="0">
            <text:p>0,00</text:p>
          </table:table-cell>
          <table:table-cell table:style-name="Comp-SAL_20_4_20_num_5f_sotto" table:formula="of:=SUM([.P90:.P90])" office:value-type="float" office:value="0">
            <text:p>0,00</text:p>
          </table:table-cell>
          <table:table-cell table:style-name="Comp-SAL_20_4_20_num_5f_sotto" table:formula="of:=SUM([.Q90:.Q90])" office:value-type="float" office:value="0">
            <text:p>0,00</text:p>
          </table:table-cell>
          <table:table-cell table:style-name="ce9" table:formula="of:=[.AB91]*[.J91]" office:value-type="currency" office:currency="EUR" office:value="550.8983411424">
            <text:p>€ 550,90</text:p>
          </table:table-cell>
          <table:table-cell table:style-name="comp_20_sotto_20_Euro_20_Originale" table:formula="of:=[.J91]*[.L91]" office:value-type="currency" office:currency="EUR" office:value="24245.472">
            <text:p>€ 24.245,47</text:p>
          </table:table-cell>
          <table:table-cell table:style-name="comp_20_sotto_20_Euro_20_3" table:formula="of:=[.L91]*[.K91]" office:value-type="currency" office:currency="EUR" office:value="24245.472">
            <text:p>€ 24.245,47</text:p>
          </table:table-cell>
          <table:table-cell table:style-name="comp_20_sotto_20_Euro_20_3" table:formula="of:=IF(([.T91]-[.S91])&gt;0;[.T91]-[.S91];0)" office:value-type="currency" office:currency="EUR" office:value="0">
            <text:p>€ 0,00</text:p>
          </table:table-cell>
          <table:table-cell table:style-name="comp_20_sotto_20_Euro_20_3" table:formula="of:=IF(([.T91]-[.S91])&lt;0;-([.T91]-[.S91]);0)" office:value-type="currency" office:currency="EUR" office:value="0">
            <text:p>€ 0,00</text:p>
          </table:table-cell>
          <table:table-cell table:style-name="Comp-Sal-Valuta_20_sotto" table:formula="of:=PRODUCT([.$L91];[.M91])" office:value-type="currency" office:currency="EUR" office:value="0">
            <text:p>€ 0,00</text:p>
          </table:table-cell>
          <table:table-cell table:style-name="Comp-SAL_20_2-Valuta_5f_sotto" table:formula="of:=PRODUCT([.$L91];[.N91])" office:value-type="currency" office:currency="EUR" office:value="0">
            <text:p>€ 0,00</text:p>
          </table:table-cell>
          <table:table-cell table:style-name="Comp_5f_SAL-Valuta_20_sotto" table:formula="of:=PRODUCT([.$L91];[.O91])" office:value-type="currency" office:currency="EUR" office:value="0">
            <text:p>€ 0,00</text:p>
          </table:table-cell>
          <table:table-cell table:style-name="Comp-SAL_20_4_20_Valuta_20_sotto" table:formula="of:=PRODUCT([.$L91];[.P91])" office:value-type="currency" office:currency="EUR" office:value="0">
            <text:p>€ 0,00</text:p>
          </table:table-cell>
          <table:table-cell table:style-name="Comp-SAL5-Valuta_20_sotto" table:formula="of:=PRODUCT([.$L91];[.Q91])" office:value-type="currency" office:currency="EUR" office:value="0">
            <text:p>€ 0,00</text:p>
          </table:table-cell>
          <table:table-cell table:style-name="ce13" table:formula="of:=VLOOKUP([.B89];elenco_prezzi;4;FALSE())" office:value-type="currency" office:currency="EUR" office:value="3.702273798">
            <text:p>€ 3,70</text:p>
          </table:table-cell>
          <table:table-cell table:style-name="comp_20_sotto_20_Residui" table:formula="of:=[.S91]-(SUM([.W91:.AA91]))" office:value-type="currency" office:currency="EUR" office:value="24245.472">
            <text:p>€ 24.245,47</text:p>
          </table:table-cell>
          <table:table-cell table:style-name="Comp-sotto_20__25_" table:formula="of:=VLOOKUP([.B89];elenco_prezzi;6;FALSE())" office:value-type="percentage" office:value="0.6586">
            <text:p>65,86%</text:p>
          </table:table-cell>
          <table:table-cell table:style-name="Comp-sotto_20_euri" table:formula="of:=IF([.AD91]&lt;&gt;&quot;&quot;; PRODUCT([.AD91]*[.S91]))" office:value-type="currency" office:currency="EUR" office:value="15968.0678592">
            <text:p>€ 15.968,0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89]" office:value-type="string" office:string-value="E.08.10.30.a">
            <text:p>E.08.10.30.a</text:p>
          </table:table-cell>
          <table:table-cell table:style-name="comp_20_-controolo" table:formula="of:=IF(ISERROR([.S91]);&quot;&quot;;IF([.S91]&lt;&gt;&quot;&quot;;[.S91];&quot;&quot;))" office:value-type="float" office:value="24245.472">
            <text:p>24.245,47</text:p>
          </table:table-cell>
          <table:table-cell table:style-name="comp_20_sotto_20_Residui" table:formula="of:=SUM([.W91:.AA91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89]" office:value-type="string" office:string-value="14">
            <text:p>14</text:p>
          </table:table-cell>
          <table:table-cell table:style-name="Comp-Sal-Valuta_20_sotto_5f_p" office:value-type="string">
            <text:p>.</text:p>
          </table:table-cell>
          <table:table-cell table:style-name="Comp-SAL_20_num_5f_sotto" office:value-type="float" office:value="0">
            <text:p>0,00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-Sal-Valuta_20_sotto" office:value-type="currency" office:currency="EUR" office:value="24245.472">
            <text:p>€ 24.245,47</text:p>
          </table:table-cell>
          <table:table-cell table:style-name="Comp-Sal-Valuta_20_sotto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89]&lt;&gt;&quot;.&quot;;[COMPUTO.AY89]*[.L91]; &quot;.&quot; )" office:value-type="string" office:string-value=".">
            <text:p>.</text:p>
          </table:table-cell>
          <table:table-cell table:style-name="Comp-SAL_20_num_5f_sotto" table:formula="of:=SUMIF(AAA;[.AR91];SAL)" office:value-type="float" office:value="0">
            <text:p>0,00</text:p>
          </table:table-cell>
          <table:table-cell table:style-name="Comp-Sal-Valuta_20_sotto" table:formula="of:=PRODUCT([$COMPUTO.L91] * [$COMPUTO.AZ91])" office:value-type="currency" office:currency="EUR" office:value="0">
            <text:p>€ 0,00</text:p>
          </table:table-cell>
          <table:table-cell table:style-name="Comp-Sal-Valuta_20_sotto" table:formula="of:=([$COMPUTO.S91]-[$COMPUTO.BA91])" office:value-type="currency" office:currency="EUR" office:value="24245.472">
            <text:p>€ 24.245,47</text:p>
          </table:table-cell>
          <table:table-cell table:style-name="Comp-Sal-Valuta_20_sotto" table:formula="of:=PRODUCT([$COMPUTO.BA91]*[$COMPUTO.AD91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sopra" office:value-type="string">
            <text:p><text:s/></text:p>
          </table:table-cell>
          <table:table-cell table:style-name="Comp-Bianche_20_sopra" table:number-columns-repeated="4"/>
          <table:table-cell table:style-name="comp_20_Int_5f_Sommario_5f_"/>
          <table:table-cell table:style-name="Comp-Bianche_20_sopra" table:formula="of:=IF([$COMPUTO.AY95]&lt;&gt;&quot;.&quot;;[.$J93];&quot; &quot;)" office:value-type="string" office:string-value=" ">
            <text:p><text:s/></text:p>
          </table:table-cell>
          <table:table-cell table:style-name="Comp-Bianche_20_sopra" table:number-columns-repeated="4"/>
          <table:table-cell table:style-name="comp_20_Int_5f_Sommario_5f_" table:number-columns-repeated="7"/>
          <table:table-cell table:number-columns-repeated="962"/>
        </table:table-row>
        <table:table-row table:style-name="ro4">
          <table:table-cell table:style-name="comp_20_progress" office:value-type="string">
            <text:p>15</text:p>
          </table:table-cell>
          <table:table-cell table:style-name="comp_20_Art-EP" table:content-validation-name="val4" office:value-type="string">
            <text:p>AP_2</text:p>
          </table:table-cell>
          <table:table-cell table:style-name="Comp-Bianche_20_in_20_mezzo_20_Descr" table:formula="of:=CONCATENATE(&quot; &quot;;VLOOKUP([.B93];elenco_prezzi;2;FALSE());&quot; &quot;)" office:value-type="string" office:string-value=" Tramezzatura in blocchetti laterizi S. 12  intonacato su entrambe le facce (spessore finale 15 cm) " table:number-columns-spanned="7" table:number-rows-spanned="1">
            <text:p><text:s/>Tramezzatura in blocchetti laterizi S. 12 <text:s/>intonacato su entrambe le facce (spessore finale 15 cm) 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93];elenco_prezzi;3;FALSE())" office:value-type="string" office:string-value="m²">
            <text:p>m²</text:p>
          </table:table-cell>
          <table:table-cell table:style-name="Comp-Bianche_20_in_20_mezzo" table:formula="of:=VLOOKUP([.B93];elenco_prezzi;3;FALSE())" office:value-type="string" office:string-value="m²">
            <text:p>m²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string">
            <text:p>.</text:p>
          </table:table-cell>
          <table:table-cell table:style-name="Comp-Bianche_20_in_20_mezzo" office:value-type="string">
            <text:p><text:s/></text:p>
          </table:table-cell>
          <table:table-cell table:style-name="Comp-Bianche_20_in_20_mezzo" table:number-columns-repeated="3"/>
          <table:table-cell table:style-name="comp_20_Int_5f_Sommario_5f_"/>
          <table:table-cell table:style-name="Comp-Bianche_20_in_20_mezzo" table:formula="of:=IF( SUMIF(AAAspec;[.AR95];SALspec)&lt;&gt;0;SUMIF(AAAspec;[.AR95];SALspec);&quot;.&quot;)" office:value-type="string" office:string-value=".">
            <text:p>.</text:p>
          </table:table-cell>
          <table:table-cell table:style-name="Comp-Bianche_20_in_20_mezzo" table:formula="of:=IF([$COMPUTO.AY95]&lt;&gt;&quot;.&quot;;[.$J93];&quot; &quot;)" office:value-type="string" office:string-value=" ">
            <text:p><text:s/></text:p>
          </table:table-cell>
          <table:table-cell table:style-name="Comp-Bianche_20_in_20_mezzo" table:number-columns-repeated="3"/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/>
          <table:table-cell table:style-name="comp_20_1-a" office:value-type="float" office:value="24">
            <text:p>24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table:formula="of:=PRODUCT([.E94:.I94])" office:value-type="float" office:value="72">
            <text:p>72,00</text:p>
          </table:table-cell>
          <table:table-cell table:style-name="Comp-Variante" table:formula="of:=PRODUCT([.E94:.I94])" office:value-type="float" office:value="72">
            <text:p>72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 table:number-columns-repeated="14"/>
          <table:table-cell table:style-name="compTagG" table:formula="of:=[.AF$95]" office:value-type="float" office:value="3">
            <text:p>3</text:p>
          </table:table-cell>
          <table:table-cell table:style-name="compTagG" table:formula="of:=[.AG$95]" office:value-type="float" office:value="2">
            <text:p>2</text:p>
          </table:table-cell>
          <table:table-cell table:style-name="compTagG" table:formula="of:=[.AH$95]" office:value-type="string" office:string-value="R">
            <text:p>R</text:p>
          </table:table-cell>
          <table:table-cell table:style-name="compTagG" table:formula="of:=[.AI$95]" office:value-type="string" office:string-value="Cx">
            <text:p>Cx</text:p>
          </table:table-cell>
          <table:table-cell table:style-name="compTagG" table:formula="of:=[.AJ$95]" office:value-type="string" office:string-value="AP_2">
            <text:p>AP_2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94:.J94])" office:value-type="float" office:value="72">
            <text:p>72,00</text:p>
          </table:table-cell>
          <table:table-cell table:style-name="Comp-Variante_20_num_20_sotto" table:formula="of:=SUM([.K94:.K94])" office:value-type="float" office:value="72">
            <text:p>72,00</text:p>
          </table:table-cell>
          <table:table-cell table:style-name="comp_20_sotto_20_Unitario" table:formula="of:=VLOOKUP([.B93];elenco_prezzi;5;FALSE())" office:value-type="currency" office:currency="EUR" office:value="59.4753820494474">
            <text:p>€ 59,48</text:p>
          </table:table-cell>
          <table:table-cell table:style-name="Comp-SAL_20_num_5f_sotto" table:formula="of:=SUM([.M94:.M94])" office:value-type="float" office:value="0">
            <text:p>0,00</text:p>
          </table:table-cell>
          <table:table-cell table:style-name="Comp-SAL_20_2_20_num_5f_sotto" table:formula="of:=SUM([.N94:.N94])" office:value-type="float" office:value="0">
            <text:p>0,00</text:p>
          </table:table-cell>
          <table:table-cell table:style-name="Comp-SAL_20_3_20_num_5f_sotto" table:formula="of:=SUM([.O94:.O94])" office:value-type="float" office:value="0">
            <text:p>0,00</text:p>
          </table:table-cell>
          <table:table-cell table:style-name="Comp-SAL_20_4_20_num_5f_sotto" table:formula="of:=SUM([.P94:.P94])" office:value-type="float" office:value="0">
            <text:p>0,00</text:p>
          </table:table-cell>
          <table:table-cell table:style-name="Comp-SAL_20_4_20_num_5f_sotto" table:formula="of:=SUM([.Q94:.Q94])" office:value-type="float" office:value="0">
            <text:p>0,00</text:p>
          </table:table-cell>
          <table:table-cell table:style-name="ce9" table:formula="of:=[.AB95]*[.J95]" office:value-type="currency" office:currency="EUR" office:value="127.365273861321">
            <text:p>€ 127,37</text:p>
          </table:table-cell>
          <table:table-cell table:style-name="comp_20_sotto_20_Euro_20_Originale" table:formula="of:=[.J95]*[.L95]" office:value-type="currency" office:currency="EUR" office:value="4282.22750756021">
            <text:p>€ 4.282,23</text:p>
          </table:table-cell>
          <table:table-cell table:style-name="comp_20_sotto_20_Euro_20_3" table:formula="of:=[.L95]*[.K95]" office:value-type="currency" office:currency="EUR" office:value="4282.22750756021">
            <text:p>€ 4.282,23</text:p>
          </table:table-cell>
          <table:table-cell table:style-name="comp_20_sotto_20_Euro_20_3" table:formula="of:=IF(([.T95]-[.S95])&gt;0;[.T95]-[.S95];0)" office:value-type="currency" office:currency="EUR" office:value="0">
            <text:p>€ 0,00</text:p>
          </table:table-cell>
          <table:table-cell table:style-name="comp_20_sotto_20_Euro_20_3" table:formula="of:=IF(([.T95]-[.S95])&lt;0;-([.T95]-[.S95]);0)" office:value-type="currency" office:currency="EUR" office:value="0">
            <text:p>€ 0,00</text:p>
          </table:table-cell>
          <table:table-cell table:style-name="Comp-Sal-Valuta_20_sotto" table:formula="of:=PRODUCT([.$L95];[.M95])" office:value-type="currency" office:currency="EUR" office:value="0">
            <text:p>€ 0,00</text:p>
          </table:table-cell>
          <table:table-cell table:style-name="Comp-SAL_20_2-Valuta_5f_sotto" table:formula="of:=PRODUCT([.$L95];[.N95])" office:value-type="currency" office:currency="EUR" office:value="0">
            <text:p>€ 0,00</text:p>
          </table:table-cell>
          <table:table-cell table:style-name="Comp_5f_SAL-Valuta_20_sotto" table:formula="of:=PRODUCT([.$L95];[.O95])" office:value-type="currency" office:currency="EUR" office:value="0">
            <text:p>€ 0,00</text:p>
          </table:table-cell>
          <table:table-cell table:style-name="Comp-SAL_20_4_20_Valuta_20_sotto" table:formula="of:=PRODUCT([.$L95];[.P95])" office:value-type="currency" office:currency="EUR" office:value="0">
            <text:p>€ 0,00</text:p>
          </table:table-cell>
          <table:table-cell table:style-name="Comp-SAL5-Valuta_20_sotto" table:formula="of:=PRODUCT([.$L95];[.Q95])" office:value-type="currency" office:currency="EUR" office:value="0">
            <text:p>€ 0,00</text:p>
          </table:table-cell>
          <table:table-cell table:style-name="ce13" table:formula="of:=VLOOKUP([.B93];elenco_prezzi;4;FALSE())" office:value-type="currency" office:currency="EUR" office:value="1.76896213696279">
            <text:p>€ 1,77</text:p>
          </table:table-cell>
          <table:table-cell table:style-name="comp_20_sotto_20_Residui" table:formula="of:=[.S95]-(SUM([.W95:.AA95]))" office:value-type="currency" office:currency="EUR" office:value="4282.22750756021">
            <text:p>€ 4.282,23</text:p>
          </table:table-cell>
          <table:table-cell table:style-name="Comp-sotto_20__25_" table:formula="of:=VLOOKUP([.B93];elenco_prezzi;6;FALSE())" office:value-type="percentage" office:value="0.540980131464308">
            <text:p>54,10%</text:p>
          </table:table-cell>
          <table:table-cell table:style-name="Comp-sotto_20_euri" table:formula="of:=IF([.AD95]&lt;&gt;&quot;&quot;; PRODUCT([.AD95]*[.S95]))" office:value-type="currency" office:currency="EUR" office:value="2316.6">
            <text:p>€ 2.316,6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93]" office:value-type="string" office:string-value="AP_2">
            <text:p>AP_2</text:p>
          </table:table-cell>
          <table:table-cell table:style-name="comp_20_-controolo" table:formula="of:=IF(ISERROR([.S95]);&quot;&quot;;IF([.S95]&lt;&gt;&quot;&quot;;[.S95];&quot;&quot;))" office:value-type="float" office:value="4282.22750756021">
            <text:p>4.282,23</text:p>
          </table:table-cell>
          <table:table-cell table:style-name="comp_20_sotto_20_Residui" table:formula="of:=SUM([.W95:.AA95])" office:value-type="currency" office:currency="EUR" office:value="0">
            <text:p>€ 0,00</text:p>
          </table:table-cell>
          <table:table-cell table:style-name="Mis-Lib-Note-sotto"/>
          <table:table-cell table:number-columns-repeated="4"/>
          <table:table-cell table:formula="of:=[.A93]" office:value-type="string" office:string-value="15">
            <text:p>15</text:p>
          </table:table-cell>
          <table:table-cell table:style-name="Comp-Sal-Valuta_20_sotto_5f_p" table:formula="of:=IF([COMPUTO.AS93]&lt;&gt;&quot;.&quot;;[COMPUTO.AS93]*[.L95]; &quot;.&quot; )" office:value-type="string" office:string-value=".">
            <text:p>.</text:p>
          </table:table-cell>
          <table:table-cell table:style-name="Comp-SAL_20_num_5f_sotto" table:formula="of:=SUMIF(AAA;[.AR95];SAL)" office:value-type="float" office:value="0">
            <text:p>0,00</text:p>
          </table:table-cell>
          <table:table-cell table:style-name="Comp-Sal-Valuta_20_sotto" table:formula="of:=PRODUCT([$COMPUTO.L95] * [$COMPUTO.AT95])" office:value-type="currency" office:currency="EUR" office:value="0">
            <text:p>€ 0,00</text:p>
          </table:table-cell>
          <table:table-cell table:style-name="Comp-Sal-Valuta_20_sotto" table:formula="of:=([$COMPUTO.S95]-[$COMPUTO.AU95])" office:value-type="currency" office:currency="EUR" office:value="4282.22750756021">
            <text:p>€ 4.282,23</text:p>
          </table:table-cell>
          <table:table-cell table:style-name="Comp-Sal-Valuta_20_sotto" table:formula="of:=PRODUCT([$COMPUTO.AU95]*[$COMPUTO.AD95])" office:value-type="currency" office:currency="EUR" office:value="0">
            <text:p>€ 0,00</text:p>
          </table:table-cell>
          <table:table-cell table:style-name="comp_20_Int_5f_Sommario_5f_"/>
          <table:table-cell table:style-name="Comp-Sal-Valuta_20_sotto_5f_p" table:formula="of:=IF([COMPUTO.AY93]&lt;&gt;&quot;.&quot;;[COMPUTO.AY93]*[.L95]; &quot;.&quot; )" office:value-type="string" office:string-value=".">
            <text:p>.</text:p>
          </table:table-cell>
          <table:table-cell table:style-name="Comp-SAL_20_num_5f_sotto" table:formula="of:=SUMIF(AAA;[.AR95];SAL)" office:value-type="float" office:value="0">
            <text:p>0,00</text:p>
          </table:table-cell>
          <table:table-cell table:style-name="Comp-Sal-Valuta_20_sotto" table:formula="of:=PRODUCT([$COMPUTO.L95] * [$COMPUTO.AZ95])" office:value-type="currency" office:currency="EUR" office:value="0">
            <text:p>€ 0,00</text:p>
          </table:table-cell>
          <table:table-cell table:style-name="Comp-Sal-Valuta_20_sotto" table:formula="of:=([$COMPUTO.S95]-[$COMPUTO.BA95])" office:value-type="currency" office:currency="EUR" office:value="4282.22750756021">
            <text:p>€ 4.282,23</text:p>
          </table:table-cell>
          <table:table-cell table:style-name="Comp-Sal-Valuta_20_sotto" table:formula="of:=PRODUCT([$COMPUTO.BA95]*[$COMPUTO.AD95])" office:value-type="currency" office:currency="EUR" office:value="0">
            <text:p>€ 0,00</text:p>
          </table:table-cell>
          <table:table-cell table:style-name="comp_20_Int_5f_Sommario_5f_" table:number-columns-repeated="7"/>
          <table:table-cell table:number-columns-repeated="962"/>
        </table:table-row>
        <table:table-row table:style-name="ro31">
          <table:table-cell table:number-columns-repeated="17"/>
          <table:table-cell table:style-name="ce10"/>
          <table:table-cell table:number-columns-repeated="9"/>
          <table:table-cell table:style-name="ce10"/>
          <table:table-cell table:number-columns-repeated="16"/>
          <table:table-cell table:style-name="Comp-Bianche_20_in_20_mezzo" table:number-columns-repeated="5"/>
          <table:table-cell table:style-name="comp_20_Int_5f_Sommario_5f_"/>
          <table:table-cell table:style-name="Comp-Bianche_20_in_20_mezzo" table:number-columns-repeated="5"/>
          <table:table-cell table:style-name="comp_20_Int_5f_Sommario_5f_" table:number-columns-repeated="7"/>
          <table:table-cell table:number-columns-repeated="962"/>
        </table:table-row>
        <table:table-row table:style-name="ro48">
          <table:table-cell table:style-name="Comp_20_TOTALI" table:number-columns-repeated="2"/>
          <table:table-cell table:style-name="Comp_20_TOTALI" office:value-type="string">
            <text:p>TOTALI COMPUTO</text:p>
          </table:table-cell>
          <table:table-cell table:style-name="Comp_20_TOTALI" table:number-columns-repeated="14"/>
          <table:table-cell table:style-name="Comp_20_TOTALI" table:formula="of:=SUM([.R3:.R95])" office:value-type="currency" office:currency="EUR" office:value="5806.5398917966">
            <text:p>€ 5.806,54</text:p>
          </table:table-cell>
          <table:table-cell table:style-name="Comp_20_TOTALI_20_num" table:formula="of:=SUM([.S3:.S95])" office:value-type="currency" office:currency="EUR" office:value="65519.5637555602">
            <text:p>€ 65.519,56</text:p>
          </table:table-cell>
          <table:table-cell table:style-name="Comp_20_TOTALI_20_num" table:formula="of:=SUM([.T3:.T95])" office:value-type="currency" office:currency="EUR" office:value="65519.5637555602">
            <text:p>€ 65.519,56</text:p>
          </table:table-cell>
          <table:table-cell table:style-name="Comp_20_TOTALI_20_num" table:formula="of:=SUM([.U3:.U95])" office:value-type="currency" office:currency="EUR" office:value="0">
            <text:p>€ 0,00</text:p>
          </table:table-cell>
          <table:table-cell table:style-name="Comp_20_TOTALI_20_num" table:formula="of:=SUM([.V3:.V95])" office:value-type="currency" office:currency="EUR" office:value="0">
            <text:p>€ 0,00</text:p>
          </table:table-cell>
          <table:table-cell table:style-name="Comp_20_TOTALI_20_num" table:formula="of:=SUM([.W3:.W95])" office:value-type="currency" office:currency="EUR" office:value="0">
            <text:p>€ 0,00</text:p>
          </table:table-cell>
          <table:table-cell table:style-name="Comp_20_TOTALI_20_num" table:formula="of:=SUM([.X3:.X95])" office:value-type="currency" office:currency="EUR" office:value="0">
            <text:p>€ 0,00</text:p>
          </table:table-cell>
          <table:table-cell table:style-name="Comp_20_TOTALI_20_num" table:formula="of:=SUM([.Y3:.Y95])" office:value-type="currency" office:currency="EUR" office:value="0">
            <text:p>€ 0,00</text:p>
          </table:table-cell>
          <table:table-cell table:style-name="Comp_20_TOTALI_20_num" table:formula="of:=SUM([.Z3:.Z95])" office:value-type="currency" office:currency="EUR" office:value="0">
            <text:p>€ 0,00</text:p>
          </table:table-cell>
          <table:table-cell table:style-name="Comp_20_TOTALI_20_num" table:formula="of:=SUM([.AA3:.AA95])" office:value-type="currency" office:currency="EUR" office:value="0">
            <text:p>€ 0,00</text:p>
          </table:table-cell>
          <table:table-cell table:style-name="Comp_20_TOTALI_20_num" table:formula="of:=SUM([.AB3:.AB95])" office:value-type="currency" office:currency="EUR" office:value="5007.65430441086">
            <text:p>€ 5.007,65</text:p>
          </table:table-cell>
          <table:table-cell table:style-name="Comp_20_TOTALI_20_num" table:formula="of:=SUM([.AC3:.AC95])" office:value-type="currency" office:currency="EUR" office:value="65519.5637555602">
            <text:p>€ 65.519,56</text:p>
          </table:table-cell>
          <table:table-cell table:style-name="Comp_20_TOTALI_20__25_" table:formula="of:=[.AE95]/[.S95]" office:value-type="percentage" office:value="0.540980131464308">
            <text:p>54,098%</text:p>
          </table:table-cell>
          <table:table-cell table:style-name="Comp_20_TOTALI_20_num" table:formula="of:=SUM([.AE3:.AE95])" office:value-type="currency" office:currency="EUR" office:value="22804.6858268624">
            <text:p>€ 22.804,69</text:p>
          </table:table-cell>
          <table:table-cell table:style-name="Comp_20_TOTALI_20_num" table:number-columns-repeated="5"/>
          <table:table-cell table:style-name="Comp_20_TOTALI_20_num" table:formula="of:=SUM([.AK3:.AK95])" office:value-type="currency" office:currency="EUR" office:value="65519.5637555602">
            <text:p>€ 65.519,56</text:p>
          </table:table-cell>
          <table:table-cell table:style-name="Comp_20_TOTALI_20_num" table:number-columns-repeated="2"/>
          <table:table-cell table:style-name="Comp_20_TOTALI_20_num" table:formula="of:=SUM([.AN3:.AN95])" office:value-type="currency" office:currency="EUR" office:value="65519.5637555602">
            <text:p>€ 65.519,56</text:p>
          </table:table-cell>
          <table:table-cell table:style-name="Comp_20_TOTALI_20_num" table:formula="of:=SUM([.AO3:.AO95])" office:value-type="currency" office:currency="EUR" office:value="65519.5637555602">
            <text:p>€ 65.519,56</text:p>
          </table:table-cell>
          <table:table-cell table:style-name="Comp_20_TOTALI_20_num" table:formula="of:=SUM([.AP3:.AP95])" office:value-type="currency" office:currency="EUR" office:value="22804.6858268624">
            <text:p>€ 22.804,69</text:p>
          </table:table-cell>
          <table:table-cell table:number-columns-repeated="2"/>
          <table:table-cell table:style-name="Comp-Bianche_20_in_20_mezzo" table:number-columns-repeated="2"/>
          <table:table-cell table:style-name="Comp_20_TOTALI_20_num" table:formula="of:=SUM([COMPUTO.AU3:COMPUTO.AU96])" office:value-type="currency" office:currency="EUR" office:value="21117.01">
            <text:p>€ 21.117,01</text:p>
          </table:table-cell>
          <table:table-cell table:style-name="Comp_20_TOTALI_20_num" table:formula="of:=SUM([COMPUTO.AV3:COMPUTO.AV96])" office:value-type="currency" office:currency="EUR" office:value="44402.5537555602">
            <text:p>€ 44.402,55</text:p>
          </table:table-cell>
          <table:table-cell table:style-name="Comp_20_TOTALI_20_num" table:formula="of:=SUM([COMPUTO.AW3:COMPUTO.AW96])" office:value-type="currency" office:currency="EUR" office:value="1558.557146">
            <text:p>€ 1.558,56</text:p>
          </table:table-cell>
          <table:table-cell table:style-name="Comp_20_TOTALI_20_num" table:formula="of:=SUM([COMPUTO.AX3:COMPUTO.AX96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COMPUTO.BA3:COMPUTO.BA96])" office:value-type="currency" office:currency="EUR" office:value="26628.9548">
            <text:p>€ 26.628,95</text:p>
          </table:table-cell>
          <table:table-cell table:style-name="Comp_20_TOTALI_20_num" table:formula="of:=SUM([COMPUTO.BB3:COMPUTO.BB96])" office:value-type="currency" office:currency="EUR" office:value="38890.6089555602">
            <text:p>€ 38.890,61</text:p>
          </table:table-cell>
          <table:table-cell table:style-name="Comp_20_TOTALI_20_num" table:formula="of:=SUM([COMPUTO.BC3:COMPUTO.BC96])" office:value-type="currency" office:currency="EUR" office:value="2423.09005328">
            <text:p>€ 2.423,09</text:p>
          </table:table-cell>
          <table:table-cell table:style-name="Comp_20_TOTALI_20_num" table:formula="of:=SUM([COMPUTO.BD3:COMPUTO.BD96])" office:value-type="currency" office:currency="EUR" office:value="0">
            <text:p>€ 0,00</text:p>
          </table:table-cell>
          <table:table-cell table:style-name="comp_20_Int_5f_Sommario_5f_" table:number-columns-repeated="6"/>
          <table:table-cell table:number-columns-repeated="962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style-name="Riga_5f_rossa_5f_Chiudi" table:number-columns-repeated="7"/>
          <table:table-cell table:number-columns-repeated="982"/>
        </table:table-row>
        <table:table-row table:style-name="ro21">
          <table:table-cell table:number-columns-repeated="1024"/>
        </table:table-row>
        <table:table-row table:style-name="ro49">
          <table:table-cell table:number-columns-repeated="5"/>
          <table:table-cell office:value-type="string">
            <text:p><text:s text:c="31"/></text:p>
          </table:table-cell>
          <table:table-cell table:number-columns-repeated="12"/>
          <table:table-cell table:style-name="Comp_5f_No_20_print_20_dx" office:value-type="string">
            <text:p>Se la cella sopra riporta un valore N/D </text:p>
            <text:p>Significa che una o più voci non sono “ a posto” </text:p>
          </table:table-cell>
          <table:table-cell table:number-columns-repeated="17"/>
          <table:table-cell table:style-name="Comp_20_No_20_print" office:value-type="string">
            <text:p>Qui invece vengono sommati</text:p>
          </table:table-cell>
          <table:table-cell table:number-columns-repeated="987"/>
        </table:table-row>
        <table:table-row table:style-name="ro50">
          <table:table-cell table:style-name="Comp_20_NB" office:value-type="string">
            <text:p>NB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 office:value-type="string">
            <text:p><text:s/>tutti (e soltanto) i subtotali “buoni”</text:p>
          </table:table-cell>
          <table:table-cell table:number-columns-repeated="987"/>
        </table:table-row>
        <table:table-row table:style-name="ro21">
          <table:table-cell table:number-columns-repeated="18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0">
          <table:table-cell table:style-name="Comp_20_NB" office:value-type="string">
            <text:p>Nei conteggi il formato delle valute visualizza solo due decimali in arrotondamento. <text:s/>Ma per ottenere la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0">
          <table:table-cell table:style-name="Comp_20_NB" office:value-type="string">
            <text:p>massima precisione si è scelto di mantenere tutti i decimali senza operare realmente degli arrotondamenti.</text:p>
          </table:table-cell>
          <table:table-cell table:number-columns-repeated="17"/>
          <table:table-cell table:style-name="Comp_5f_No_20_print_20_dx"/>
          <table:table-cell table:number-columns-repeated="17"/>
          <table:table-cell table:style-name="Comp_20_No_20_print"/>
          <table:table-cell table:number-columns-repeated="987"/>
        </table:table-row>
        <table:table-row table:style-name="ro50">
          <table:table-cell table:style-name="Comp_20_NB" office:value-type="string">
            <text:p>La mancata visualizzazione di tutte le cifre decimali potrebbe - in taluni casi - generare delle </text:p>
          </table:table-cell>
          <table:table-cell table:number-columns-repeated="17"/>
          <table:table-cell table:style-name="Comp_5f_No_20_print_20_dx" office:value-type="string">
            <text:p><text:s/>Per trovare i valori N/D esegui </text:p>
          </table:table-cell>
          <table:table-cell table:number-columns-repeated="17"/>
          <table:table-cell table:style-name="Comp_20_No_20_print"/>
          <table:table-cell table:number-columns-repeated="987"/>
        </table:table-row>
        <table:table-row table:style-name="ro50">
          <table:table-cell table:style-name="Comp_20_NB" office:value-type="string">
            <text:p>piccole incongruenze visuali nei centesimi dei singoli conteggi, ma garantisce nel contempo la </text:p>
          </table:table-cell>
          <table:table-cell table:number-columns-repeated="17"/>
          <table:table-cell table:style-name="Comp_5f_No_20_print_20_dx" office:value-type="string">
            <text:p>Ctrl-Maiusc-O (O come Oscar)</text:p>
          </table:table-cell>
          <table:table-cell table:number-columns-repeated="17"/>
          <table:table-cell table:style-name="Comp_20_No_20_print"/>
          <table:table-cell table:number-columns-repeated="987"/>
        </table:table-row>
        <table:table-row table:style-name="ro50">
          <table:table-cell table:style-name="Comp_20_NB" office:value-type="string">
            <text:p>massima precisione possibile nei risultati finali!</text:p>
          </table:table-cell>
          <table:table-cell table:number-columns-repeated="35"/>
          <table:table-cell table:style-name="Comp_20_No_20_print"/>
          <table:table-cell table:number-columns-repeated="987"/>
        </table:table-row>
        <table:table-row table:style-name="ro21" table:number-rows-repeated="31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11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6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1" table:number-rows-repeated="104841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ONTABILITA" table:style-name="ta4" table:print-ranges="CONTABILITA.A2:CONTABILITA.AW66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8" form:id="control18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9" form:id="control19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Misu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C?language=Basic&amp;location=application" xlink:type="simple"/>
              </office:event-listeners>
            </form:button>
            <form:button form:name="PushButton4" form:control-implementation="ooo:com.sun.star.form.component.CommandButton" xml:id="control20" form:id="control20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1" form:control-implementation="ooo:com.sun.star.form.component.CommandButton" xml:id="control21" form:id="control21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_2.Scelta_Viste_2?language=Basic&amp;location=application" xlink:type="simple"/>
              </office:event-listeners>
            </form:button>
          </form:form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4" table:default-cell-style-name="Default"/>
        <table:table-column table:style-name="co68" table:default-cell-style-name="Default"/>
        <table:table-column table:style-name="co75" table:default-cell-style-name="Default"/>
        <table:table-column table:style-name="co76" table:visibility="collapse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number-columns-repeated="3" table:default-cell-style-name="Default"/>
        <table:table-column table:style-name="co87" table:default-cell-style-name="Default"/>
        <table:table-column table:style-name="co88" table:visibility="collapse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6" table:default-cell-style-name="Default"/>
        <table:table-column table:style-name="co86" table:visibility="collapse" table:number-columns-repeated="3" table:default-cell-style-name="Default"/>
        <table:table-column table:style-name="co12" table:default-cell-style-name="Default"/>
        <table:table-column table:style-name="co86" table:visibility="collapse" table:number-columns-repeated="2" table:default-cell-style-name="Default"/>
        <table:table-column table:style-name="co91" table:visibility="collapse" table:default-cell-style-name="Default"/>
        <table:table-column table:style-name="co86" table:visibility="collapse" table:default-cell-style-name="Default"/>
        <table:table-column table:style-name="co92" table:visibility="collapse" table:default-cell-style-name="Default"/>
        <table:table-column table:style-name="co93" table:visibility="collapse" table:number-columns-repeated="3" table:default-cell-style-name="Default"/>
        <table:table-column table:style-name="co94" table:visibility="collapse" table:default-cell-style-name="Default"/>
        <table:table-column table:style-name="co95" table:visibility="collapse" table:default-cell-style-name="Default"/>
        <table:table-column table:style-name="co86" table:visibility="collapse" table:number-columns-repeated="7" table:default-cell-style-name="Default"/>
        <table:table-column table:style-name="co96" table:visibility="collapse" table:default-cell-style-name="Default"/>
        <table:table-column table:style-name="co97" table:default-cell-style-name="Default"/>
        <table:table-column table:style-name="co86" table:visibility="collapse" table:default-cell-style-name="Default"/>
        <table:table-column table:style-name="co98" table:default-cell-style-name="Default"/>
        <table:table-column table:style-name="co99" table:visibility="collapse" table:default-cell-style-name="Default"/>
        <table:table-column table:style-name="co100" table:visibility="collapse" table:default-cell-style-name="Default"/>
        <table:table-column table:style-name="co86" table:number-columns-repeated="2" table:default-cell-style-name="Default"/>
        <table:table-column table:style-name="co101" table:default-cell-style-name="Default"/>
        <table:table-column table:style-name="co86" table:number-columns-repeated="972" table:default-cell-style-name="Default"/>
        <table:table-row table:style-name="ro21">
          <table:table-cell table:style-name="comp_20_Int_5f_colonna_5f_R_5f_prima">
            <draw:g table:end-cell-address="CONTABILITA.G2" table:end-x="0.548cm" table:end-y="0.819cm" draw:z-index="0" draw:style-name="gr1">
              <draw:g draw:style-name="gr1">
                <draw:control draw:text-style-name="P1" svg:width="2.228cm" svg:height="1.23cm" svg:x="0.5cm" svg:y="0.021cm" draw:control="control18"/>
                <draw:control draw:text-style-name="P2" svg:width="3.988cm" svg:height="1.23cm" svg:x="3.246cm" svg:y="0.021cm" draw:control="control19"/>
                <draw:control draw:text-style-name="P1" svg:width="3.677cm" svg:height="1.23cm" svg:x="9.66cm" svg:y="0.021cm" draw:control="control20"/>
                <draw:control draw:style-name="gr3" draw:text-style-name="P2" svg:width="1.708cm" svg:height="1.23cm" svg:x="7.605cm" svg:y="0.021cm" draw:control="control21"/>
              </draw:g>
            </draw:g>
          </table:table-cell>
          <table:table-cell table:style-name="comp_20_Int_5f_colonna_5f_R_5f_prima" table:number-columns-repeated="38"/>
          <table:table-cell table:number-columns-repeated="4"/>
          <table:table-cell table:style-name="comp_20_Int_5f_colonna_5f_R_5f_prima" table:number-columns-repeated="7"/>
          <table:table-cell table:number-columns-repeated="974"/>
        </table:table-row>
        <table:table-row table:style-name="ro51">
          <table:table-cell table:style-name="comp_20_Int_5f_colonna_5f_R_5f_prima" office:value-type="string">
            <text:p><text:s/>N. ord.</text:p>
          </table:table-cell>
          <table:table-cell table:style-name="comp_20_Int_5f_colonna_5f_R" office:value-type="string">
            <text:p>Art. E.P.</text:p>
          </table:table-cell>
          <table:table-cell table:style-name="ce16" office:value-type="string">
            <text:p>DESIGNAZIONE DEI LAVORI E DELLE SOMMINISTRAZIONI</text:p>
          </table:table-cell>
          <table:table-cell table:style-name="comp_20_Int_5f_colonna_5f_R"/>
          <table:table-cell table:style-name="vert_5f_2" office:value-type="string">
            <text:p><text:s/>p.u.</text:p>
          </table:table-cell>
          <table:table-cell table:style-name="comp_20_Int_5f_colonna_5f_R" office:value-type="string">
            <text:p>lungh / Sup.</text:p>
          </table:table-cell>
          <table:table-cell table:style-name="vert_5f_2" office:value-type="string">
            <text:p>largh.</text:p>
          </table:table-cell>
          <table:table-cell table:style-name="vert_5f_2" office:value-type="string">
            <text:p>H/</text:p>
            <text:p>peso</text:p>
          </table:table-cell>
          <table:table-cell table:style-name="vert_5f_2" office:value-type="string">
            <text:p>Coeff.</text:p>
          </table:table-cell>
          <table:table-cell table:style-name="comp_20_Int_5f_colonna_5f_R" office:value-type="string">
            <text:p>Quantità computo</text:p>
            <text:p><text:s/>progetto</text:p>
          </table:table-cell>
          <table:table-cell table:style-name="comp_20_Int_5f_colonna_5f_R" office:value-type="string">
            <text:p>QUANTITA' <text:s/></text:p>
            <text:p><text:span text:style-name="T6">LAVORI</text:span></text:p>
            <text:p><text:span text:style-name="T6"><text:s/></text:span><text:span text:style-name="T6">REALIZZATI, PROVVISTE. SOMMINISTR.</text:span></text:p>
          </table:table-cell>
          <table:table-cell table:style-name="comp_20_Int_5f_colonna_5f_R" office:value-type="string">
            <text:p><text:s text:c="2"/>Prezzo</text:p>
            <text:p><text:s/>Unitario </text:p>
            <text:p>€</text:p>
          </table:table-cell>
          <table:table-cell table:style-name="COnt_5f_noP" office:value-type="string">
            <text:p>Serve <text:s/>per avere la quantità realizzate “pulite” e sommabili</text:p>
          </table:table-cell>
          <table:table-cell table:style-name="vert_5f_2" office:value-type="string">
            <text:p>SAL N°</text:p>
          </table:table-cell>
          <table:table-cell table:style-name="comp_20_Int_5f_colonna_5f_R" table:number-columns-repeated="3"/>
          <table:table-cell table:style-name="ce19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_5f_R" office:value-type="string">
            <text:p>PREZZO TOTALE </text:p>
            <text:p>COMPUTO</text:p>
            <text:p><text:s text:c="2"/>€</text:p>
          </table:table-cell>
          <table:table-cell table:style-name="ce25" office:value-type="string">
            <text:p>Lib. Num.</text:p>
          </table:table-cell>
          <table:table-cell table:style-name="ce25" office:value-type="string">
            <text:p>Lib. Pag.</text:p>
          </table:table-cell>
          <table:table-cell table:style-name="ce25" office:value-type="string">
            <text:p>Data Registraz.</text:p>
          </table:table-cell>
          <table:table-cell table:style-name="comp_20_Int_5f_colonna_5f_R" office:value-type="string">
            <text:p>Riservata per flag Libretto qui</text:p>
          </table:table-cell>
          <table:table-cell table:style-name="comp_20_Int_5f_colonna_5f_R" table:number-columns-repeated="2"/>
          <table:table-cell table:style-name="comp_20_Int_5f_colonna_5f_R" office:value-type="string">
            <text:p>IMPORTI per </text:p>
            <text:p>LAVORI </text:p>
            <text:p>REALIZZATI, </text:p>
            <text:p><text:span text:style-name="T6">PROVVISTE E </text:span></text:p>
            <text:p><text:span text:style-name="T6">SOMMINISTR.</text:span></text:p>
          </table:table-cell>
          <table:table-cell table:style-name="comp_20_Int_5f_colonna_5f_R"/>
          <table:table-cell table:style-name="comp_20_Int_5f_colonna_5f_R" office:value-type="string">
            <text:p/>
            <text:p>SICUREZZA</text:p>
            <text:p><text:s/>INCLUSA</text:p>
            <text:p>UNITARIA</text:p>
            <text:p>€</text:p>
          </table:table-cell>
          <table:table-cell table:style-name="comp_20_Int_5f_colonna_5f_R" office:value-type="string">
            <text:p>Residui / </text:p>
            <text:p>Differenze </text:p>
          </table:table-cell>
          <table:table-cell table:style-name="comp_20_Int_5f_colonna_5f_R" office:value-type="string">
            <text:p>Incidenza</text:p>
            <text:p><text:s/>manodopera </text:p>
            <text:p>%</text:p>
          </table:table-cell>
          <table:table-cell table:style-name="comp_20_Int_5f_colonna_5f_R" office:value-type="string">
            <text:p>Importo</text:p>
            <text:p>Manodop.</text:p>
            <text:p><text:s/>€</text:p>
          </table:table-cell>
          <table:table-cell table:style-name="vert" office:value-type="string">
            <text:p>tag Capitoli</text:p>
          </table:table-cell>
          <table:table-cell table:style-name="vert" office:value-type="string">
            <text:p>tag SottoCap</text:p>
          </table:table-cell>
          <table:table-cell table:style-name="comp_20_Int_5f_colonna_5f_R" office:value-type="string">
            <text:p>tag A</text:p>
          </table:table-cell>
          <table:table-cell table:style-name="comp_20_Int_5f_colonna_5f_R" office:value-type="string">
            <text:p>tag <text:s/>B</text:p>
          </table:table-cell>
          <table:table-cell table:style-name="comp_20_Int_5f_colonna_5f_R" office:value-type="string">
            <text:p>tag C</text:p>
          </table:table-cell>
          <table:table-cell table:style-name="comp_20_Int_5f_colonna_5f_R" table:number-columns-repeated="2"/>
          <table:table-cell table:style-name="comp_20_Int_5f_colonna_5f_R" office:value-type="string">
            <text:p>Figure e annotazioni della </text:p>
            <text:p>Voce originale del computo</text:p>
          </table:table-cell>
          <table:table-cell table:number-columns-repeated="4"/>
          <table:table-cell table:style-name="COnt_5f_noP" office:value-type="string">
            <text:p>Rif voce computo.</text:p>
          </table:table-cell>
          <table:table-cell table:style-name="vert_5f_2" office:value-type="string">
            <text:p>N. Voce </text:p>
            <text:p>Computo</text:p>
          </table:table-cell>
          <table:table-cell table:style-name="comp_20_Int_5f_colonna_5f_R" office:value-type="string">
            <text:p>IMPORTI</text:p>
          </table:table-cell>
          <table:table-cell table:style-name="comp_20_Int_5f_colonna_5f_R" office:value-type="string">
            <text:p>Figure e annotazioni</text:p>
          </table:table-cell>
          <table:table-cell table:style-name="comp_20_Int_5f_colonna_5f_R" office:value-type="string">
            <text:p>Progressivo SAL</text:p>
          </table:table-cell>
          <table:table-cell table:style-name="comp_20_Int_5f_colonna_5f_R" office:value-type="string">
            <text:p>Progressivo</text:p>
            <text:p><text:s/>Residui/</text:p>
            <text:p>Differenze </text:p>
            <text:p>SAL</text:p>
          </table:table-cell>
          <table:table-cell table:number-columns-repeated="975"/>
        </table:table-row>
        <table:table-row table:style-name="ro21">
          <table:table-cell table:style-name="comp_5f_int_5f_sottile_5f_R" table:number-columns-repeated="3"/>
          <table:table-cell table:style-name="comp_20_Int_5f_colonna_5f_R_5f_prima"/>
          <table:table-cell table:style-name="comp_5f_int_5f_sottile_5f_R" table:number-columns-repeated="13"/>
          <table:table-cell table:style-name="ce20"/>
          <table:table-cell table:style-name="comp_5f_int_5f_sottile_5f_R" table:number-columns-repeated="29"/>
          <table:table-cell table:style-name="vert_5f_2" table:number-columns-repeated="2"/>
          <table:table-cell table:number-columns-repeated="975"/>
        </table:table-row>
        <table:table-row table:style-name="ro52" table:visibility="collapse">
          <table:table-cell table:style-name="Reg-SAL-chiudi_5f_Sotto" table:number-columns-repeated="2"/>
          <table:table-cell table:style-name="Reg-SAL-chiudi_5f_Sotto" office:value-type="string" table:number-columns-spanned="7" table:number-rows-spanned="1">
            <text:p><text:s text:c="2"/>Inizio SAL 1</text:p>
          </table:table-cell>
          <table:covered-table-cell table:number-columns-repeated="6" table:style-name="Reg_5f_prog"/>
          <table:table-cell table:style-name="Reg-SAL-chiudi_5f_Sotto" table:number-columns-repeated="22"/>
          <table:table-cell table:style-name="Reg-SAL-chiudi_5f_Sotto" table:formula="of:=#ref!" office:value-type="string" office:string-value="Err:520">
            <text:p>Err:520</text:p>
          </table:table-cell>
          <table:table-cell table:style-name="Reg-SAL-chiudi_5f_Sotto" table:formula="of:=#ref!" office:value-type="string" office:string-value="Err:520">
            <text:p>Err:520</text:p>
          </table:table-cell>
          <table:table-cell table:style-name="Reg-SAL-chiudi_5f_Sotto" table:formula="of:=#ref!" office:value-type="string" office:string-value="Err:520">
            <text:p>Err:520</text:p>
          </table:table-cell>
          <table:table-cell table:style-name="Reg-SAL-chiudi_5f_Sotto" table:formula="of:=#ref!" office:value-type="string" office:string-value="Err:520">
            <text:p>Err:520</text:p>
          </table:table-cell>
          <table:table-cell table:style-name="Reg-SAL-chiudi_5f_Sotto" table:formula="of:=#ref!" office:value-type="string" office:string-value="Err:520">
            <text:p>Err:520</text:p>
          </table:table-cell>
          <table:table-cell table:style-name="Reg-SAL-chiudi_5f_Sotto" table:number-columns-repeated="12"/>
          <table:table-cell table:style-name="Reg_5f_prog" table:number-columns-repeated="2"/>
          <table:table-cell table:number-columns-repeated="974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</text:p>
          </table:table-cell>
          <table:table-cell table:style-name="comp_20_Art-EP_5f_R" office:value-type="string">
            <text:p>Invenz_1</text:p>
          </table:table-cell>
          <table:table-cell table:style-name="Comp-Bianche_20_in_20_mezzo_20_Descr_5f_R" table:formula="of:=CONCATENATE(&quot; &quot;;VLOOKUP([.B6];elenco_prezzi;2;FALSE());&quot; &quot;)" office:value-type="string" office:string-value=" Impianto di cantiere comprendente: recinzione a norma, baracca spogliatoio e mensa, ufficio, servizio igienico, Cartello di cantiere, cartellonistica di sicurezza.     &#10;Il tutto come specificato nel piano di Sicurezza e nei suoi allegati! " table:number-columns-spanned="7" table:number-rows-spanned="1">
            <text:p><text:s/>Impianto di cantiere comprendente: recinzione a norma, baracca spogliatoio e mensa, ufficio, servizio igienico, Cartello di cantiere, cartellonistica di sicurezza. <text:s text:c="4"/><text:line-break/>Il tutto come specificato nel piano di Sicurezza e nei suoi allegati!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6];elenco_prezzi;3;FALSE())" office:value-type="string" office:string-value="corpo">
            <text:p>corpo</text:p>
          </table:table-cell>
          <table:table-cell table:style-name="Comp-Bianche_20_in_20_mezzo_5f_R" table:formula="of:=VLOOKUP([.B6];elenco_prezzi;3;FALSE())" office:value-type="string" office:string-value="corpo">
            <text:p>corpo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number-columns-repeated="3" table:style-name="Comp-Bianche_20_in_20_mezzo_5f_R" office:value-type="string">
            <text:p>-</text:p>
          </table:table-cell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</text:p>
          </table:table-cell>
          <table:table-cell table:style-name="Mis-Lib-Note_5f_R" office:value-type="string">
            <text:p>corpo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 office:value-type="float" office:value="1">
            <text:p>1</text:p>
          </table:table-cell>
          <table:table-cell table:style-name="comp_20_1-a" table:number-columns-repeated="3"/>
          <table:table-cell table:style-name="comp_20_1-a" office:value-type="float" office:value="2">
            <text:p>2</text:p>
          </table:table-cell>
          <table:table-cell table:style-name="Blu" office:value-type="float" office:value="1">
            <text:p>1,00</text:p>
          </table:table-cell>
          <table:table-cell table:style-name="Comp-Variante" table:formula="of:=PRODUCT([.E7:.I7])" office:value-type="float" office:value="2">
            <text:p>2,00</text:p>
          </table:table-cell>
          <table:table-cell table:style-name="Comp-Bianche_20_in_20_mezzo_5f_R" table:number-columns-repeated="18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">
            <text:p>1,00</text:p>
          </table:table-cell>
          <table:table-cell table:style-name="Comp-Variante_20_num_20_sotto" table:formula="of:=SUM([.K7:.K7])" office:value-type="float" office:value="2">
            <text:p>2,00</text:p>
          </table:table-cell>
          <table:table-cell table:style-name="comp_20_sotto_20_Unitario" table:formula="of:=VLOOKUP([.B6];elenco_prezzi;5;FALSE())" office:value-type="currency" office:currency="EUR" office:value="5000">
            <text:p>€ 5.000,00</text:p>
          </table:table-cell>
          <table:table-cell table:style-name="Comp-Variante_20_num_20_sotto" table:formula="of:=[.K8]" office:value-type="float" office:value="2">
            <text:p>2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8]*[.K8]))" office:value-type="currency" office:currency="EUR" office:value="10000">
            <text:p>€ 10.000,00</text:p>
          </table:table-cell>
          <table:table-cell table:style-name="comp_20_sotto_20_Euro_20_Originale" office:value-type="currency" office:currency="EUR" office:value="5000">
            <text:p>€ 5.000,00</text:p>
          </table:table-cell>
          <table:table-cell table:number-columns-repeated="2" table:style-name="num_20_centro_20_bianco" office:value-type="float" office:value="1">
            <text:p>1</text:p>
          </table:table-cell>
          <table:table-cell table:style-name="Data_5f_bianca" office:value-type="date" office:date-value="2013-01-04">
            <text:p>04/01/13</text:p>
          </table:table-cell>
          <table:table-cell table:style-name="num_20_centro_20_bianco" table:number-columns-repeated="3"/>
          <table:table-cell table:style-name="ce27" table:formula="of:=([.L8]*[.K8])" office:value-type="currency" office:currency="EUR" office:value="10000">
            <text:p>€ 10.000,00</text:p>
          </table:table-cell>
          <table:table-cell table:style-name="num_20_centro_20_bianco"/>
          <table:table-cell table:style-name="ce13" table:formula="of:=VLOOKUP([.B6];elenco_prezzi;4;FALSE())" office:value-type="currency" office:currency="EUR" office:value="5000">
            <text:p>€ 5.000,00</text:p>
          </table:table-cell>
          <table:table-cell table:style-name="comp_20_sotto_20_Residui" table:formula="of:=[.S8]-(SUM([.W8:.AA8]))" office:value-type="currency" office:currency="EUR" office:value="-5000">
            <text:p>-€ 5.000,00</text:p>
          </table:table-cell>
          <table:table-cell table:style-name="Comp-sotto_20__25_" table:formula="of:=VLOOKUP([.B6];elenco_prezzi;6;FALSE())" office:value-type="percentage" office:value="0">
            <text:p/>
          </table:table-cell>
          <table:table-cell table:style-name="Comp-sotto_20_euri" table:formula="of:=IF([.AD8]&lt;&gt;&quot;&quot;; PRODUCT([.AD8]*[.Z8]))" office:value-type="currency" office:currency="EUR" office:value="0">
            <text:p>€ 0,0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6]" office:value-type="string" office:string-value="Invenz_1">
            <text:p>Invenz_1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</text:p>
          </table:table-cell>
          <table:table-cell table:style-name="Comp_20_End_20_Attributo_5f_R"/>
          <table:table-cell table:style-name="Comp_20_End_20_Attributo_5f_R" office:value-type="float" office:value="0.9">
            <text:p>1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2</text:p>
          </table:table-cell>
          <table:table-cell table:style-name="comp_20_Art-EP_5f_R" office:value-type="string">
            <text:p>P.03.10.30.a</text:p>
          </table:table-cell>
          <table:table-cell table:style-name="Comp-Bianche_20_in_20_mezzo_20_Descr_5f_R" table:formula="of:=CONCATENATE(&quot; &quot;;VLOOKUP([.B10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0];elenco_prezzi;3;FALSE())" office:value-type="string" office:string-value="mq">
            <text:p>mq</text:p>
          </table:table-cell>
          <table:table-cell table:style-name="Comp-Bianche_20_in_20_mezzo_5f_R" table:formula="of:=VLOOKUP([.B10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20">
            <text:p>20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office:value-type="float" office:value="168">
            <text:p>168,00</text:p>
          </table:table-cell>
          <table:table-cell table:style-name="Comp-Variante" table:formula="of:=PRODUCT([.E11:.I11])" office:value-type="float" office:value="60">
            <text:p>6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68">
            <text:p>168,00</text:p>
          </table:table-cell>
          <table:table-cell table:style-name="Comp-Variante_20_num_20_sotto" table:formula="of:=SUM([.K11:.K11])" office:value-type="float" office:value="60">
            <text:p>60,00</text:p>
          </table:table-cell>
          <table:table-cell table:style-name="comp_20_sotto_20_Unitario" table:formula="of:=VLOOKUP([.B10];elenco_prezzi;5;FALSE())" office:value-type="currency" office:currency="EUR" office:value="2.95">
            <text:p>€ 2,95</text:p>
          </table:table-cell>
          <table:table-cell table:style-name="Comp-Variante_20_num_20_sotto" table:formula="of:=[.K12]" office:value-type="float" office:value="60">
            <text:p>60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12]*[.K12]))" office:value-type="currency" office:currency="EUR" office:value="4.81619124">
            <text:p>€ 4,82</text:p>
          </table:table-cell>
          <table:table-cell table:style-name="comp_20_sotto_20_Euro_20_Originale" office:value-type="currency" office:currency="EUR" office:value="495.6">
            <text:p>€ 495,60</text:p>
          </table:table-cell>
          <table:table-cell table:number-columns-repeated="2" table:style-name="num_20_centro" office:value-type="float" office:value="1">
            <text:p>1</text:p>
          </table:table-cell>
          <table:table-cell table:style-name="Data" office:value-type="date" office:date-value="2013-01-04">
            <text:p>04/01/13</text:p>
          </table:table-cell>
          <table:table-cell table:style-name="num_20_centro_20_bianco" table:number-columns-repeated="3"/>
          <table:table-cell table:style-name="ce27" table:formula="of:=([.L12]*[.K12])" office:value-type="currency" office:currency="EUR" office:value="177">
            <text:p>€ 177,00</text:p>
          </table:table-cell>
          <table:table-cell table:style-name="num_20_centro_20_bianco"/>
          <table:table-cell table:style-name="ce13" table:formula="of:=VLOOKUP([.B10];elenco_prezzi;4;FALSE())" office:value-type="currency" office:currency="EUR" office:value="0.080269854">
            <text:p>€ 0,08</text:p>
          </table:table-cell>
          <table:table-cell table:style-name="comp_20_sotto_20_Residui" table:formula="of:=[.S12]-(SUM([.W12:.AA12]))" office:value-type="currency" office:currency="EUR" office:value="318.6">
            <text:p>€ 318,60</text:p>
          </table:table-cell>
          <table:table-cell table:style-name="Comp-sotto_20__25_" table:formula="of:=VLOOKUP([.B10];elenco_prezzi;6;FALSE())" office:value-type="percentage" office:value="0.6702">
            <text:p>67,02%</text:p>
          </table:table-cell>
          <table:table-cell table:style-name="Comp-sotto_20_euri" table:formula="of:=IF([.AD12]&lt;&gt;&quot;&quot;; PRODUCT([.AD12]*[.Z12]))" office:value-type="currency" office:currency="EUR" office:value="118.6254">
            <text:p>€ 118,63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10]" office:value-type="string" office:string-value="P.03.10.30.a">
            <text:p>P.03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168">
            <text:p>168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3</text:p>
          </table:table-cell>
          <table:table-cell table:style-name="comp_20_Art-EP_5f_R" office:value-type="string">
            <text:p>E.01.10.10.a</text:p>
          </table:table-cell>
          <table:table-cell table:style-name="Comp-Bianche_20_in_20_mezzo_20_Descr_5f_R" table:formula="of:=CONCATENATE(&quot; &quot;;VLOOKUP([.B14];elenco_prezzi;2;FALSE());&quot; &quot;)" office:value-type="string" office:string-value=" 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&#10;Scavo di pulizia o scotico " table:number-columns-spanned="7" table:number-rows-spanned="1">
            <text:p><text:s/>Scavo di pulizia generale eseguito con mezzi meccanici in terreno di qualsiasi natura e consistenza fino alla profondità di m 0.4, compresa l'estirpazione d'erbe, arbusti e radici, la demolizione e rimozione di recinzioni, delimitazioni e simili in legno con la sola esclusione di manufatti in muratura o conglomerato<text:line-break/>Scavo di pulizia o scotico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4];elenco_prezzi;3;FALSE())" office:value-type="string" office:string-value="mq">
            <text:p>mq</text:p>
          </table:table-cell>
          <table:table-cell table:style-name="Comp-Bianche_20_in_20_mezzo_5f_R" table:formula="of:=VLOOKUP([.B14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3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5">
            <text:p>35</text:p>
          </table:table-cell>
          <table:table-cell table:style-name="comp_20_1-a" table:number-columns-repeated="2"/>
          <table:table-cell table:style-name="Blu" office:value-type="float" office:value="1500">
            <text:p>1.500,00</text:p>
          </table:table-cell>
          <table:table-cell table:style-name="Comp-Variante" table:formula="of:=PRODUCT([.E15:.I15])" office:value-type="float" office:value="1750">
            <text:p>1.75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TagG" table:formula="of:=#ref!" office:value-type="string" office:string-value="Err:520">
            <text:p>Err:52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500">
            <text:p>1.500,00</text:p>
          </table:table-cell>
          <table:table-cell table:style-name="Comp-Variante_20_num_20_sotto" table:formula="of:=SUM([.K15:.K15])" office:value-type="float" office:value="1750">
            <text:p>1.750,00</text:p>
          </table:table-cell>
          <table:table-cell table:style-name="comp_20_sotto_20_Unitario" table:formula="of:=VLOOKUP([.B14];elenco_prezzi;5;FALSE())" office:value-type="currency" office:currency="EUR" office:value="0.91">
            <text:p>€ 0,91</text:p>
          </table:table-cell>
          <table:table-cell table:style-name="Comp-Variante_20_num_20_sotto" table:formula="of:=[.K16]" office:value-type="float" office:value="1750">
            <text:p>1.750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16]*[.K16]))" office:value-type="currency" office:currency="EUR" office:value="9.11371825">
            <text:p>€ 9,11</text:p>
          </table:table-cell>
          <table:table-cell table:style-name="comp_20_sotto_20_Euro_20_Originale" office:value-type="currency" office:currency="EUR" office:value="1365">
            <text:p>€ 1.365,00</text:p>
          </table:table-cell>
          <table:table-cell table:number-columns-repeated="2" table:style-name="num_20_centro_20_bianco" office:value-type="string">
            <text:p>1</text:p>
          </table:table-cell>
          <table:table-cell table:style-name="Data_5f_bianc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16]*[.K16])" office:value-type="currency" office:currency="EUR" office:value="1592.5">
            <text:p>€ 1.592,50</text:p>
          </table:table-cell>
          <table:table-cell table:style-name="num_20_centro_20_bianco"/>
          <table:table-cell table:style-name="ce13" table:formula="of:=VLOOKUP([.B14];elenco_prezzi;4;FALSE())" office:value-type="currency" office:currency="EUR" office:value="0.005207839">
            <text:p>€ 0,01</text:p>
          </table:table-cell>
          <table:table-cell table:style-name="comp_20_sotto_20_Residui" table:formula="of:=[.S16]-(SUM([.W16:.AA16]))" office:value-type="currency" office:currency="EUR" office:value="-227.5">
            <text:p>-€ 227,50</text:p>
          </table:table-cell>
          <table:table-cell table:style-name="Comp-sotto_20__25_" table:formula="of:=VLOOKUP([.B14];elenco_prezzi;6;FALSE())" office:value-type="percentage" office:value="0.1895">
            <text:p>18,95%</text:p>
          </table:table-cell>
          <table:table-cell table:style-name="Comp-sotto_20_euri" table:formula="of:=IF([.AD16]&lt;&gt;&quot;&quot;; PRODUCT([.AD16]*[.Z16]))" office:value-type="currency" office:currency="EUR" office:value="301.77875">
            <text:p>€ 301,78</text:p>
          </table:table-cell>
          <table:table-cell table:style-name="compTagRiservato" office:value-type="float" office:value="2">
            <text:p>2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4]" office:value-type="string" office:string-value="E.01.10.10.a">
            <text:p>E.01.1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3</text:p>
          </table:table-cell>
          <table:table-cell table:style-name="Comp_20_End_20_Attributo_5f_R"/>
          <table:table-cell table:style-name="Comp_20_End_20_Attributo_5f_R" office:value-type="float" office:value="1250">
            <text:p>125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4</text:p>
          </table:table-cell>
          <table:table-cell table:style-name="comp_20_Art-EP_5f_R" office:value-type="string">
            <text:p>E.01.10.30.a</text:p>
          </table:table-cell>
          <table:table-cell table:style-name="Comp-Bianche_20_in_20_mezzo_20_Descr_5f_R" table:formula="of:=CONCATENATE(&quot; &quot;;VLOOKUP([.B18];elenco_prezzi;2;FALSE());&quot; &quot;)" office:value-type="string" office:string-value=" Scavo di sbancamento effettuato con mezzi meccanici compresa la rimozione di arbusti e ceppaie, la profilatura delle pareti, la regolarizzazione del fondo, il carico sugli automezzi ed il trasporto a rifiuto o per rilevato fino ad una distanza massima di 5000 m:&#10;in rocce sciolte (argilla, sabbia, ghiaia, pozzolana, lapillo, terreno vegetale e simili o con trovanti fino ad 1 m³) " table:number-columns-spanned="7" table:number-rows-spanned="1">
            <text:p><text:s/>Scavo di sbancamento effettuato con mezzi meccanici compresa la rimozione di arbusti e ceppaie, la profilatura delle pareti, la regolarizzazione del fondo, il carico sugli automezzi ed il trasporto a rifiuto o per rilevato fino ad una distanza massima di 5000 m:<text:line-break/>in rocce sciolte (argilla, sabbia, ghiaia, pozzolana, lapillo, terreno vegetale e simili o con trovanti fino ad 1 m³)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18];elenco_prezzi;3;FALSE())" office:value-type="string" office:string-value="mc">
            <text:p>mc</text:p>
          </table:table-cell>
          <table:table-cell table:style-name="Comp-Bianche_20_in_20_mezzo_5f_R" table:formula="of:=VLOOKUP([.B18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4</text:p>
          </table:table-cell>
          <table:table-cell table:style-name="Mis-Lib-Note_5f_R" office:value-type="string">
            <text:p>mc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a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40">
            <text:p>4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office:value-type="float" office:value="900">
            <text:p>900,00</text:p>
          </table:table-cell>
          <table:table-cell table:style-name="Comp-Variante" table:formula="of:=PRODUCT([.E19:.I19])" office:value-type="float" office:value="1200">
            <text:p>1.20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b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10">
            <text:p>1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office:value-type="float" office:value="156">
            <text:p>156,00</text:p>
          </table:table-cell>
          <table:table-cell table:style-name="Comp-Variante" table:formula="of:=PRODUCT([.E20:.I20])" office:value-type="float" office:value="156">
            <text:p>156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056">
            <text:p>1.056,00</text:p>
          </table:table-cell>
          <table:table-cell table:style-name="Comp-Variante_20_num_20_sotto" table:formula="of:=SUM([.K19:.K20])" office:value-type="float" office:value="1356">
            <text:p>1.356,00</text:p>
          </table:table-cell>
          <table:table-cell table:style-name="comp_20_sotto_20_Unitario" table:formula="of:=VLOOKUP([.B18];elenco_prezzi;5;FALSE())" office:value-type="currency" office:currency="EUR" office:value="3.33">
            <text:p>€ 3,33</text:p>
          </table:table-cell>
          <table:table-cell table:style-name="Comp-Variante_20_num_20_sotto" table:formula="of:=[.K21]" office:value-type="float" office:value="1356">
            <text:p>1.356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21]*[.K21]))" office:value-type="currency" office:currency="EUR" office:value="18.6959837016">
            <text:p>€ 18,70</text:p>
          </table:table-cell>
          <table:table-cell table:style-name="comp_20_sotto_20_Euro_20_Originale" office:value-type="currency" office:currency="EUR" office:value="3516.48">
            <text:p>€ 3.516,48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21]*[.K21])" office:value-type="currency" office:currency="EUR" office:value="4515.48">
            <text:p>€ 4.515,48</text:p>
          </table:table-cell>
          <table:table-cell table:style-name="num_20_centro_20_bianco"/>
          <table:table-cell table:style-name="ce13" table:formula="of:=VLOOKUP([.B18];elenco_prezzi;4;FALSE())" office:value-type="currency" office:currency="EUR" office:value="0.0137875986">
            <text:p>€ 0,01</text:p>
          </table:table-cell>
          <table:table-cell table:style-name="comp_20_sotto_20_Residui" table:formula="of:=[.S21]-(SUM([.W21:.AA21]))" office:value-type="currency" office:currency="EUR" office:value="-999">
            <text:p>-€ 999,00</text:p>
          </table:table-cell>
          <table:table-cell table:style-name="Comp-sotto_20__25_" table:formula="of:=VLOOKUP([.B18];elenco_prezzi;6;FALSE())" office:value-type="percentage" office:value="0.1371">
            <text:p>13,71%</text:p>
          </table:table-cell>
          <table:table-cell table:style-name="Comp-sotto_20_euri" table:formula="of:=IF([.AD21]&lt;&gt;&quot;&quot;; PRODUCT([.AD21]*[.Z21]))" office:value-type="currency" office:currency="EUR" office:value="619.072308">
            <text:p>€ 619,07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8]" office:value-type="string" office:string-value="E.01.10.30.a">
            <text:p>E.01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4</text:p>
          </table:table-cell>
          <table:table-cell table:style-name="Comp_20_End_20_Attributo_5f_R"/>
          <table:table-cell table:style-name="Comp_20_End_20_Attributo_5f_R" office:value-type="float" office:value="900">
            <text:p>90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4"/>
          <table:table-cell table:style-name="Reg_5f_prog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5</text:p>
          </table:table-cell>
          <table:table-cell table:style-name="comp_20_Art-EP_5f_R" office:value-type="string">
            <text:p>E.01.60.10.b</text:p>
          </table:table-cell>
          <table:table-cell table:style-name="Comp-Bianche_20_in_20_mezzo_20_Descr_5f_R" table:formula="of:=CONCATENATE(&quot; &quot;;VLOOKUP([.B23];elenco_prezzi;2;FALSE());&quot; &quot;)" office:value-type="string" office:string-value=" 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&#10;Materiale da scavo anche bagnato, con argilla e trovanti fino a 0,20 m " table:number-columns-spanned="7" table:number-rows-spanned="1">
            <text:p><text:s/>Smaltimento di materiale da scavo per quantità superiori a 10.000 mc valutati per l'intero appalto, per riuso, asciutto e privo di uleriori scorie e frammenti diversi. il prezzo comprende tutti gli oneri, tasse e contributi da conferire alla discarica autorizzata.L'attestazione dello smaltimento dovrà necessariamente essere attestata a mezzo dell'apposito formulario di identificazione rifiuti ( ex D. Lgs 22/97 e s.m.) debitamente compilato e firmato in ogni sua parte. La consegna del modulo da formulario alla DD.LL. risulterà evidenza oggettiva dello smaltimento avvenuto autorizzando la corresponsione degli oneri a seguire.<text:line-break/>Materiale da scavo anche bagnato, con argilla e trovanti fino a 0,20 m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23];elenco_prezzi;3;FALSE())" office:value-type="string" office:string-value="t">
            <text:p>t</text:p>
          </table:table-cell>
          <table:table-cell table:style-name="Comp-Bianche_20_in_20_mezzo_5f_R" table:formula="of:=VLOOKUP([.B23];elenco_prezzi;3;FALSE())" office:value-type="string" office:string-value="t">
            <text:p>t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4"/>
          <table:table-cell table:style-name="Reg_5f_prog"/>
          <table:table-cell table:style-name="num_5f_centro_5f_bianco" office:value-type="string">
            <text:p>5</text:p>
          </table:table-cell>
          <table:table-cell table:style-name="Mis-Lib-Note_5f_R" office:value-type="string">
            <text:p>t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per lo scotico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50">
            <text:p>50</text:p>
          </table:table-cell>
          <table:table-cell table:style-name="comp_20_1-a" office:value-type="float" office:value="30">
            <text:p>30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office:value-type="float" office:value="375">
            <text:p>375,00</text:p>
          </table:table-cell>
          <table:table-cell table:style-name="Comp-Variante" table:formula="of:=PRODUCT([.E24:.I24])" office:value-type="float" office:value="375">
            <text:p>375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a</text:p>
          </table:table-cell>
          <table:table-cell table:style-name="Comp-Bianche_20_in_20_mezzo_20_bordate_5f_R"/>
          <table:table-cell table:style-name="comp_20_1-a"/>
          <table:table-cell table:number-columns-repeated="2" table:style-name="comp_20_1-a" office:value-type="float" office:value="30">
            <text:p>30</text:p>
          </table:table-cell>
          <table:table-cell table:style-name="comp_20_1-a" office:value-type="float" office:value="1">
            <text:p>1</text:p>
          </table:table-cell>
          <table:table-cell table:style-name="comp_20_1-a"/>
          <table:table-cell table:style-name="Blu" office:value-type="float" office:value="900">
            <text:p>900,00</text:p>
          </table:table-cell>
          <table:table-cell table:style-name="Comp-Variante" table:formula="of:=PRODUCT([.E25:.I25])" office:value-type="float" office:value="900">
            <text:p>90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lotto b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30">
            <text:p>30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1.3">
            <text:p>1,3</text:p>
          </table:table-cell>
          <table:table-cell table:style-name="comp_20_1-a"/>
          <table:table-cell table:style-name="Blu" office:value-type="float" office:value="156">
            <text:p>156,00</text:p>
          </table:table-cell>
          <table:table-cell table:style-name="Comp-Variante" table:formula="of:=PRODUCT([.E26:.I26])" office:value-type="float" office:value="468">
            <text:p>46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4"/>
          <table:table-cell table:style-name="Reg_5f_prog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431">
            <text:p>1.431,00</text:p>
          </table:table-cell>
          <table:table-cell table:style-name="Comp-Variante_20_num_20_sotto" table:formula="of:=SUM([.K24:.K26])" office:value-type="float" office:value="1743">
            <text:p>1.743,00</text:p>
          </table:table-cell>
          <table:table-cell table:style-name="comp_20_sotto_20_Unitario" table:formula="of:=VLOOKUP([.B23];elenco_prezzi;5;FALSE())" office:value-type="currency" office:currency="EUR" office:value="2.45">
            <text:p>€ 2,45</text:p>
          </table:table-cell>
          <table:table-cell table:style-name="Comp-Variante_20_num_20_sotto" table:formula="of:=[.K27]" office:value-type="float" office:value="1743">
            <text:p>1.743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27]*[.K27]))" office:value-type="currency" office:currency="EUR" office:value="0">
            <text:p>€ 0,00</text:p>
          </table:table-cell>
          <table:table-cell table:style-name="comp_20_sotto_20_Euro_20_Originale" office:value-type="currency" office:currency="EUR" office:value="3505.95">
            <text:p>€ 3.505,95</text:p>
          </table:table-cell>
          <table:table-cell table:number-columns-repeated="2" table:style-name="num_20_centro_20_bianco" office:value-type="string">
            <text:p>1</text:p>
          </table:table-cell>
          <table:table-cell table:style-name="Data_5f_bianc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27]*[.K27])" office:value-type="currency" office:currency="EUR" office:value="4270.35">
            <text:p>€ 4.270,35</text:p>
          </table:table-cell>
          <table:table-cell table:style-name="num_20_centro_20_bianco"/>
          <table:table-cell table:style-name="ce13" table:formula="of:=VLOOKUP([.B23];elenco_prezzi;4;FALSE())" office:value-type="currency" office:currency="EUR" office:value="0">
            <text:p>€ 0,00</text:p>
          </table:table-cell>
          <table:table-cell table:style-name="comp_20_sotto_20_Residui" table:formula="of:=[.S27]-(SUM([.W27:.AA27]))" office:value-type="currency" office:currency="EUR" office:value="-764.400000000001">
            <text:p>-€ 764,40</text:p>
          </table:table-cell>
          <table:table-cell table:style-name="Comp-sotto_20__25_" table:formula="of:=VLOOKUP([.B23];elenco_prezzi;6;FALSE())" office:value-type="percentage" office:value="0">
            <text:p>0,00%</text:p>
          </table:table-cell>
          <table:table-cell table:style-name="Comp-sotto_20_euri" table:formula="of:=IF([.AD27]&lt;&gt;&quot;&quot;; PRODUCT([.AD27]*[.Z27]))" office:value-type="currency" office:currency="EUR" office:value="0">
            <text:p>€ 0,00</text:p>
          </table:table-cell>
          <table:table-cell table:style-name="compTagRiservato" office:value-type="float" office:value="3">
            <text:p>3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3]" office:value-type="string" office:string-value="E.01.60.10.b">
            <text:p>E.01.60.10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table:style-name="Reg_5f_prog" office:value-type="string">
            <text:p>5</text:p>
          </table:table-cell>
          <table:table-cell table:style-name="Comp_20_End_20_Attributo_5f_R"/>
          <table:table-cell table:style-name="Comp_20_End_20_Attributo_5f_R" office:value-type="float" office:value="1275">
            <text:p>1275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6</text:p>
          </table:table-cell>
          <table:table-cell table:style-name="comp_20_Art-EP_5f_R" office:value-type="string">
            <text:p>E.03.10.24.b</text:p>
          </table:table-cell>
          <table:table-cell table:style-name="Comp-Bianche_20_in_20_mezzo_20_Descr_5f_R" table:formula="of:=CONCATENATE(&quot; &quot;;VLOOKUP([.B29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29];elenco_prezzi;3;FALSE())" office:value-type="string" office:string-value="mc">
            <text:p>mc</text:p>
          </table:table-cell>
          <table:table-cell table:style-name="Comp-Bianche_20_in_20_mezzo_5f_R" table:formula="of:=VLOOKUP([.B29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7</text:p>
          </table:table-cell>
          <table:table-cell table:style-name="Mis-Lib-Note_5f_R" office:value-type="string">
            <text:p>mc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 office:value-type="float" office:value="12">
            <text:p>12</text:p>
          </table:table-cell>
          <table:table-cell table:style-name="comp_20_1-a" office:value-type="float" office:value="0.25">
            <text:p>0,25</text:p>
          </table:table-cell>
          <table:table-cell table:style-name="comp_20_1-a"/>
          <table:table-cell table:style-name="Blu" office:value-type="float" office:value="36">
            <text:p>36,00</text:p>
          </table:table-cell>
          <table:table-cell table:style-name="Comp-Variante" table:formula="of:=PRODUCT([.E30:.I30])" office:value-type="float" office:value="9">
            <text:p>9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58]" office:value-type="float" office:value="0">
            <text:p>Err:509</text:p>
          </table:table-cell>
          <table:table-cell table:style-name="compTagG" table:formula="of:=[.AG$58]" office:value-type="float" office:value="0">
            <text:p>Err:509</text:p>
          </table:table-cell>
          <table:table-cell table:style-name="compTagG" table:formula="of:=[.AH$58]" office:value-type="float" office:value="0">
            <text:p>Err:509</text:p>
          </table:table-cell>
          <table:table-cell table:style-name="compTagG" table:formula="of:=[.AI$58]" office:value-type="float" office:value="0">
            <text:p>Err:509</text:p>
          </table:table-cell>
          <table:table-cell table:style-name="compTagG" table:formula="of:=[.AJ$58]" office:value-type="float" office:value="0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36">
            <text:p>36,00</text:p>
          </table:table-cell>
          <table:table-cell table:style-name="Comp-Variante_20_num_20_sotto" table:formula="of:=SUM([.K30:.K30])" office:value-type="float" office:value="9">
            <text:p>9,00</text:p>
          </table:table-cell>
          <table:table-cell table:style-name="comp_20_sotto_20_Unitario" table:formula="of:=VLOOKUP([.B29];elenco_prezzi;5;FALSE())" office:value-type="currency" office:currency="EUR" office:value="116.78">
            <text:p>€ 116,78</text:p>
          </table:table-cell>
          <table:table-cell table:style-name="Comp-Variante_20_num_20_sotto" table:formula="of:=[.K31]" office:value-type="float" office:value="9">
            <text:p>9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1]*[.K31]))" office:value-type="currency" office:currency="EUR" office:value="1.958628321">
            <text:p>€ 1,96</text:p>
          </table:table-cell>
          <table:table-cell table:style-name="comp_20_sotto_20_Euro_20_Originale" office:value-type="currency" office:currency="EUR" office:value="4204.08">
            <text:p>€ 4.204,08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31]*[.K31])" office:value-type="currency" office:currency="EUR" office:value="1051.02">
            <text:p>€ 1.051,02</text:p>
          </table:table-cell>
          <table:table-cell table:style-name="num_20_centro_20_bianco"/>
          <table:table-cell table:style-name="ce13" table:formula="of:=VLOOKUP([.B29];elenco_prezzi;4;FALSE())" office:value-type="currency" office:currency="EUR" office:value="0.217625369">
            <text:p>€ 0,22</text:p>
          </table:table-cell>
          <table:table-cell table:style-name="comp_20_sotto_20_Residui" table:formula="of:=[.S31]-(SUM([.W31:.AA31]))" office:value-type="currency" office:currency="EUR" office:value="3153.06">
            <text:p>€ 3.153,06</text:p>
          </table:table-cell>
          <table:table-cell table:style-name="Comp-sotto_20__25_" table:formula="of:=VLOOKUP([.B29];elenco_prezzi;6;FALSE())" office:value-type="percentage" office:value="0.0611">
            <text:p>6,11%</text:p>
          </table:table-cell>
          <table:table-cell table:style-name="Comp-sotto_20_euri" table:formula="of:=IF([.AD31]&lt;&gt;&quot;&quot;; PRODUCT([.AD31]*[.Z31]))" office:value-type="currency" office:currency="EUR" office:value="64.217322">
            <text:p>€ 64,22</text:p>
          </table:table-cell>
          <table:table-cell table:style-name="compTagRiservato" office:value-type="float" office:value="4">
            <text:p>4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9]" office:value-type="string" office:string-value="E.03.10.24.b">
            <text:p>E.03.10.24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7</text:p>
          </table:table-cell>
          <table:table-cell table:style-name="Comp_20_End_20_Attributo_5f_R"/>
          <table:table-cell table:style-name="Comp_20_End_20_Attributo_5f_R" office:value-type="float" office:value="72">
            <text:p>72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7</text:p>
          </table:table-cell>
          <table:table-cell table:style-name="comp_20_Art-EP_5f_R" office:value-type="string">
            <text:p>E.03.30.10.b</text:p>
          </table:table-cell>
          <table:table-cell table:style-name="Comp-Bianche_20_in_20_mezzo_20_Descr_5f_R" table:formula="of:=CONCATENATE(&quot; &quot;;VLOOKUP([.B33];elenco_prezzi;2;FALSE());&quot; &quot;)" office:value-type="string" office:string-value=" 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&#10;per opere in elevazione " table:number-columns-spanned="7" table:number-rows-spanned="1">
            <text:p><text:s/>Casseforme di qualunque tipo rette o centinate per getti di conglomerati cementizi semplici o armati compreso armo, disarmante, disarmo, opere di puntellatura e sostegno fino ad un'altezza di 4 metri dal piano di appoggio; eseguite a regola d'arte e misurate secondo la superficie effettiva delle casseforme a contatto con il calcestruzzo.<text:line-break/>per opere in elev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33];elenco_prezzi;3;FALSE())" office:value-type="string" office:string-value="mq">
            <text:p>mq</text:p>
          </table:table-cell>
          <table:table-cell table:style-name="Comp-Bianche_20_in_20_mezzo_5f_R" table:formula="of:=VLOOKUP([.B33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9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<text:s text:c="2"/>&gt;( (12*4)*1.2 )</text:p>
          </table:table-cell>
          <table:table-cell table:style-name="Comp-Bianche_20_in_20_mezzo_20_bordate_5f_R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/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office:value-type="float" office:value="57.6">
            <text:p>57,60</text:p>
          </table:table-cell>
          <table:table-cell table:style-name="Comp-Variante" table:formula="of:=PRODUCT([.E34:.I34])" office:value-type="float" office:value="57.6">
            <text:p>57,6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64]" office:value-type="float" office:value="0">
            <text:p>0</text:p>
          </table:table-cell>
          <table:table-cell table:style-name="compTagG" table:formula="of:=[.AG$64]" office:value-type="float" office:value="0">
            <text:p>0</text:p>
          </table:table-cell>
          <table:table-cell table:style-name="compTagG" table:formula="of:=[.AH$64]" office:value-type="float" office:value="0">
            <text:p>0</text:p>
          </table:table-cell>
          <table:table-cell table:style-name="compTagG" table:formula="of:=[.AI$64]" office:value-type="float" office:value="0">
            <text:p>0</text:p>
          </table:table-cell>
          <table:table-cell table:style-name="compTagG" table:formula="of:=[.AJ$64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57.6">
            <text:p>57,60</text:p>
          </table:table-cell>
          <table:table-cell table:style-name="Comp-Variante_20_num_20_sotto" table:formula="of:=SUM([.K34:.K34])" office:value-type="float" office:value="57.6">
            <text:p>57,60</text:p>
          </table:table-cell>
          <table:table-cell table:style-name="comp_20_sotto_20_Unitario" table:formula="of:=VLOOKUP([.B33];elenco_prezzi;5;FALSE())" office:value-type="currency" office:currency="EUR" office:value="27.6">
            <text:p>€ 27,60</text:p>
          </table:table-cell>
          <table:table-cell table:style-name="Comp-Variante_20_num_20_sotto" table:formula="of:=[.K35]" office:value-type="float" office:value="57.6">
            <text:p>57,6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5]*[.K35]))" office:value-type="currency" office:currency="EUR" office:value="28.821076992">
            <text:p>€ 28,82</text:p>
          </table:table-cell>
          <table:table-cell table:style-name="comp_20_sotto_20_Euro_20_Originale" office:value-type="currency" office:currency="EUR" office:value="1589.76">
            <text:p>€ 1.589,76</text:p>
          </table:table-cell>
          <table:table-cell table:number-columns-repeated="2" table:style-name="num_20_centro" office:value-type="string">
            <text:p>1</text:p>
          </table:table-cell>
          <table:table-cell table:style-name="Data" office:value-type="date" office:date-value="2013-01-20">
            <text:p>20/01/13</text:p>
          </table:table-cell>
          <table:table-cell table:style-name="num_20_centro_20_bianco" table:number-columns-repeated="3"/>
          <table:table-cell table:style-name="comp_20_sotto_20_Euro_20_3_5f_R" table:formula="of:=([.L35]*[.K35])" office:value-type="currency" office:currency="EUR" office:value="1589.76">
            <text:p>€ 1.589,76</text:p>
          </table:table-cell>
          <table:table-cell table:style-name="num_20_centro_20_bianco"/>
          <table:table-cell table:style-name="ce13" table:formula="of:=VLOOKUP([.B33];elenco_prezzi;4;FALSE())" office:value-type="currency" office:currency="EUR" office:value="0.50036592">
            <text:p>€ 0,50</text:p>
          </table:table-cell>
          <table:table-cell table:style-name="comp_20_sotto_20_Residui" table:formula="of:=[.S35]-(SUM([.W35:.AA35]))" office:value-type="currency" office:currency="EUR" office:value="0">
            <text:p>€ 0,00</text:p>
          </table:table-cell>
          <table:table-cell table:style-name="Comp-sotto_20__25_" table:formula="of:=VLOOKUP([.B33];elenco_prezzi;6;FALSE())" office:value-type="percentage" office:value="0.5944">
            <text:p>59,44%</text:p>
          </table:table-cell>
          <table:table-cell table:style-name="Comp-sotto_20_euri" table:formula="of:=IF([.AD35]&lt;&gt;&quot;&quot;; PRODUCT([.AD35]*[.Z35]))" office:value-type="currency" office:currency="EUR" office:value="944.953344">
            <text:p>€ 944,95</text:p>
          </table:table-cell>
          <table:table-cell table:style-name="compTagRiservato" office:value-type="float" office:value="4">
            <text:p>4</text:p>
          </table:table-cell>
          <table:table-cell table:style-name="compTagRiservato" office:value-type="float" office:value="2">
            <text:p>2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3]" office:value-type="string" office:string-value="E.03.30.10.b">
            <text:p>E.03.30.10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9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8</text:p>
          </table:table-cell>
          <table:table-cell table:style-name="comp_20_Art-EP_5f_R" office:value-type="string">
            <text:p>E.03.10.24.b</text:p>
          </table:table-cell>
          <table:table-cell table:style-name="Comp-Bianche_20_in_20_mezzo_20_Descr_5f_R" table:formula="of:=CONCATENATE(&quot; &quot;;VLOOKUP([.B37];elenco_prezzi;2;FALSE());&quot; &quot;)" office:value-type="string" office:string-value=" 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&#10;Rck 45 - XS1 - rapporto a/c max&lt;0,50 " table:number-columns-spanned="7" table:number-rows-spanned="1">
            <text:p><text:s/>Calcestruzzo durevole per impieghi strutturali secondo le norme UNI EN 206-1 e UNI 11104 in conformità al DM 14/09/2005 e secondo le norme UNI 11040 per i calcestruzzi autocompattanti (SCC). D max inerti 32 mm. Compreso l'uso di pompa, del vibratore e quant'altro necessario per dare un'opera eseguita a perfetta regola d'arte, esclusi i soli ponteggi, le casseforme, e ferro di armatura. Caratteristiche dell'ambiente e rischi connessi: corrosione indotta dai cloruri presenti nell'acqua di mare, con resistenza caratteristica: In fondazione<text:line-break/>Rck 45 - XS1 - rapporto a/c max&lt;0,50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37];elenco_prezzi;3;FALSE())" office:value-type="string" office:string-value="mc">
            <text:p>mc</text:p>
          </table:table-cell>
          <table:table-cell table:style-name="Comp-Bianche_20_in_20_mezzo_5f_R" table:formula="of:=VLOOKUP([.B37];elenco_prezzi;3;FALSE())" office:value-type="string" office:string-value="mc">
            <text:p>mc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0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<text:s text:c="2"/>&gt;( (12*4)*0.35*1.2 )</text:p>
          </table:table-cell>
          <table:table-cell table:style-name="Comp-Bianche_20_in_20_mezzo_20_bordate_5f_R"/>
          <table:table-cell table:style-name="comp_20_1-a"/>
          <table:table-cell table:style-name="comp_20_1-a" table:formula="of:=12*4" office:value-type="float" office:value="48">
            <text:p>48</text:p>
          </table:table-cell>
          <table:table-cell table:style-name="comp_20_1-a" office:value-type="float" office:value="0.35">
            <text:p>0,35</text:p>
          </table:table-cell>
          <table:table-cell table:style-name="comp_20_1-a" office:value-type="float" office:value="1.2">
            <text:p>1,2</text:p>
          </table:table-cell>
          <table:table-cell table:style-name="comp_20_1-a"/>
          <table:table-cell table:style-name="Blu" office:value-type="float" office:value="20.16">
            <text:p>20,16</text:p>
          </table:table-cell>
          <table:table-cell table:style-name="Comp-Variante" table:formula="of:=PRODUCT([.E38:.I38])" office:value-type="float" office:value="20.16">
            <text:p>20,16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8]" office:value-type="float" office:value="0">
            <text:p>0</text:p>
          </table:table-cell>
          <table:table-cell table:style-name="compTagG" table:formula="of:=[.AG$88]" office:value-type="float" office:value="0">
            <text:p>0</text:p>
          </table:table-cell>
          <table:table-cell table:style-name="compTagG" table:formula="of:=[.AH$88]" office:value-type="float" office:value="0">
            <text:p>0</text:p>
          </table:table-cell>
          <table:table-cell table:style-name="compTagG" table:formula="of:=[.AI$88]" office:value-type="float" office:value="0">
            <text:p>0</text:p>
          </table:table-cell>
          <table:table-cell table:style-name="compTagG" table:formula="of:=[.AJ$88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20.16">
            <text:p>20,16</text:p>
          </table:table-cell>
          <table:table-cell table:style-name="Comp-Variante_20_num_20_sotto" table:formula="of:=SUM([.K38:.K38])" office:value-type="float" office:value="20.16">
            <text:p>20,16</text:p>
          </table:table-cell>
          <table:table-cell table:style-name="comp_20_sotto_20_Unitario" table:formula="of:=VLOOKUP([.B37];elenco_prezzi;5;FALSE())" office:value-type="currency" office:currency="EUR" office:value="116.78">
            <text:p>€ 116,78</text:p>
          </table:table-cell>
          <table:table-cell table:style-name="Comp-Variante_20_num_20_sotto" table:formula="of:=[.K39]" office:value-type="float" office:value="20.16">
            <text:p>20,16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39]*[.K39]))" office:value-type="currency" office:currency="EUR" office:value="4.38732743904">
            <text:p>€ 4,39</text:p>
          </table:table-cell>
          <table:table-cell table:style-name="comp_20_sotto_20_Euro_20_Originale" office:value-type="currency" office:currency="EUR" office:value="2354.2848">
            <text:p>€ 2.354,28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39]*[.K39])" office:value-type="currency" office:currency="EUR" office:value="2354.2848">
            <text:p>€ 2.354,28</text:p>
          </table:table-cell>
          <table:table-cell table:style-name="num_20_centro_20_bianco"/>
          <table:table-cell table:style-name="ce13" table:formula="of:=VLOOKUP([.B37];elenco_prezzi;4;FALSE())" office:value-type="currency" office:currency="EUR" office:value="0.217625369">
            <text:p>€ 0,22</text:p>
          </table:table-cell>
          <table:table-cell table:style-name="comp_20_sotto_20_Residui" table:formula="of:=[.S39]-(SUM([.W39:.AA39]))" office:value-type="currency" office:currency="EUR" office:value="0">
            <text:p>€ 0,00</text:p>
          </table:table-cell>
          <table:table-cell table:style-name="Comp-sotto_20__25_" table:formula="of:=VLOOKUP([.B37];elenco_prezzi;6;FALSE())" office:value-type="percentage" office:value="0.0611">
            <text:p>6,11%</text:p>
          </table:table-cell>
          <table:table-cell table:style-name="Comp-sotto_20_euri" table:formula="of:=IF([.AD39]&lt;&gt;&quot;&quot;; PRODUCT([.AD39]*[.Z39]))" office:value-type="currency" office:currency="EUR" office:value="143.84680128">
            <text:p>€ 143,85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37]" office:value-type="string" office:string-value="E.03.10.24.b">
            <text:p>E.03.10.24.b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0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3" table:visibility="collapse">
          <table:table-cell table:style-name="Reg-SAL-chiudi_5f_N" table:number-columns-repeated="2"/>
          <table:table-cell table:style-name="Reg-SAL-chiudi_5f_N" office:value-type="string">
            <text:p>CHIUSURA SAL 1</text:p>
          </table:table-cell>
          <table:table-cell table:style-name="Reg-SAL-chiudi_5f_N" table:number-columns-repeated="5"/>
          <table:table-cell table:style-name="ce17" table:number-columns-repeated="2"/>
          <table:table-cell table:style-name="ce18" office:value-type="string">
            <text:p>07/06/2013 21.30.35</text:p>
          </table:table-cell>
          <table:table-cell table:style-name="Reg-SAL-chiudi_5f_N" table:number-columns-repeated="6"/>
          <table:table-cell table:style-name="ce22" office:value-type="string">
            <text:p>Sicurezza Inclusa del solo SAL 1</text:p>
          </table:table-cell>
          <table:table-cell table:style-name="Reg-SAL-chiudi_5f_N" table:number-columns-repeated="7"/>
          <table:table-cell table:style-name="Reg-Sal_5f_dicit" office:value-type="string">
            <text:p>Importo PARZIALE del solo SAL 1</text:p>
          </table:table-cell>
          <table:table-cell table:style-name="Reg-SAL-chiudi_5f_N"/>
          <table:table-cell table:style-name="ce28"/>
          <table:table-cell table:style-name="Reg-Sal_5f_dicit" office:value-type="string">
            <text:p>Residui/</text:p>
            <text:p>differenze <text:s text:c="3"/>SAL 1</text:p>
          </table:table-cell>
          <table:table-cell table:style-name="Reg-SAL-chiudi_5f_N"/>
          <table:table-cell table:style-name="Reg-Sal_5f_dicit" office:value-type="string">
            <text:p>Importo Manodopera del solo SAL 1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 1</text:p>
          </table:table-cell>
          <table:table-cell table:style-name="Reg-Sal_5f_dicit" office:value-type="string">
            <text:p>Totale progressivo Residui/Differenze SAL 1</text:p>
          </table:table-cell>
          <table:table-cell table:number-columns-repeated="975"/>
        </table:table-row>
        <table:table-row table:style-name="ro54" table:visibility="collapse">
          <table:table-cell table:style-name="Reg-SAL-certificato" table:number-columns-repeated="2"/>
          <table:table-cell table:style-name="Reg-SAL-certificato" table:formula="of:=CONCATENATE(&quot;Per un importo parziale di &quot;;DOLLAR([.Y41];2))" office:value-type="string" office:string-value="Per un importo parziale di € 25.550,39">
            <text:p>Per un importo parziale di € 25.550,39</text:p>
          </table:table-cell>
          <table:table-cell table:style-name="Reg-SAL-certificato" table:number-columns-repeated="14"/>
          <table:table-cell table:style-name="Reg-SAL-certificato" table:formula="of:=SUM([.R7:.R40])" office:value-type="currency" office:currency="EUR" office:value="10067.7929259436">
            <text:p>€ 10.067,79</text:p>
          </table:table-cell>
          <table:table-cell table:style-name="Reg-SAL-certificato" table:number-columns-repeated="6"/>
          <table:table-cell table:style-name="Reg-SAL-certificato" table:formula="of:=SUM([.Z7:.Z40])" office:value-type="currency" office:currency="EUR" office:value="25550.3948" table:number-columns-spanned="2" table:number-rows-spanned="1">
            <text:p>€ 25.550,39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7:.AC40])" office:value-type="currency" office:currency="EUR" office:value="-3519.24" table:number-columns-spanned="2" table:number-rows-spanned="1">
            <text:p>-€ 3.519,24</text:p>
          </table:table-cell>
          <table:covered-table-cell table:style-name="Reg-SAL-certificato"/>
          <table:table-cell table:style-name="Reg-SAL-certificato" table:formula="of:=SUM([.AE7:.AE40])" office:value-type="currency" office:currency="EUR" office:value="2192.49392528" table:number-columns-spanned="2" table:number-rows-spanned="1">
            <text:p>€ 2.192,49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5:.AV40])+[.Y41]" office:value-type="currency" office:currency="EUR" office:value="25550.3948">
            <text:p>€ 25.550,39</text:p>
          </table:table-cell>
          <table:table-cell table:style-name="Reg-SAL-certificato" table:formula="of:=SUM([.AW3:.AW40])+[.AC41]" office:value-type="currency" office:currency="EUR" office:value="0">
            <text:p>€ 0,00</text:p>
          </table:table-cell>
          <table:table-cell table:number-columns-repeated="975"/>
        </table:table-row>
        <table:table-row table:style-name="ro52" table:visibility="collapse">
          <table:table-cell table:style-name="Reg-SAL-chiudi_5f_Sotto" table:number-columns-repeated="2"/>
          <table:table-cell table:style-name="Reg-SAL-chiudi_5f_Sotto" office:value-type="string">
            <text:p><text:s text:c="2"/>Inizio SAL 2</text:p>
          </table:table-cell>
          <table:table-cell table:style-name="Reg-SAL-chiudi_5f_Sotto" table:number-columns-repeated="14"/>
          <table:table-cell table:style-name="ce23"/>
          <table:table-cell table:style-name="Reg-SAL-chiudi_5f_Sotto" table:number-columns-repeated="9"/>
          <table:table-cell table:style-name="ce23"/>
          <table:table-cell table:style-name="Reg-SAL-chiudi_5f_Sotto" table:number-columns-repeated="21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9</text:p>
          </table:table-cell>
          <table:table-cell table:style-name="comp_20_Art-EP_5f_R" office:value-type="string">
            <text:p>E.03.40.10.a</text:p>
          </table:table-cell>
          <table:table-cell table:style-name="Comp-Bianche_20_in_20_mezzo_20_Descr_5f_R" table:formula="of:=CONCATENATE(&quot; &quot;;VLOOKUP([.B44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44];elenco_prezzi;3;FALSE())" office:value-type="string" office:string-value="kg">
            <text:p>kg</text:p>
          </table:table-cell>
          <table:table-cell table:style-name="Comp-Bianche_20_in_20_mezzo_5f_R" table:formula="of:=VLOOKUP([.B44];elenco_prezzi;3;FALSE())" office:value-type="string" office:string-value="kg">
            <text:p>kg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1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4">
          <table:table-cell table:style-name="comp_20_10_20_s_5f_R"/>
          <table:table-cell table:style-name="Comp-Bianche_20_in_20_mezzo_5f_R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_5f_R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office:value-type="float" office:value="1008">
            <text:p>1.008,00</text:p>
          </table:table-cell>
          <table:table-cell table:style-name="Comp-Variante" table:formula="of:=PRODUCT([.E45:.I45])" office:value-type="float" office:value="1008">
            <text:p>1.00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5">
          <table:table-cell table:style-name="comp_20_10_20_s_5f_R"/>
          <table:table-cell table:style-name="Comp-Bianche_20_in_20_mezzo_5f_R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_5f_R"/>
          <table:table-cell table:style-name="comp_20_1-a" table:number-columns-repeated="5"/>
          <table:table-cell table:style-name="Blu" office:value-type="float" office:value="190.7864">
            <text:p>190,79</text:p>
          </table:table-cell>
          <table:table-cell table:style-name="Comp-Variante" table:formula="of:=PRODUCT([.E46:.I46])" office:value-type="float" office:value="0">
            <text:p>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80]" office:value-type="float" office:value="0">
            <text:p>0</text:p>
          </table:table-cell>
          <table:table-cell table:style-name="compTagG" table:formula="of:=[.AG$80]" office:value-type="float" office:value="0">
            <text:p>0</text:p>
          </table:table-cell>
          <table:table-cell table:style-name="compTagG" table:formula="of:=[.AH$80]" office:value-type="float" office:value="0">
            <text:p>0</text:p>
          </table:table-cell>
          <table:table-cell table:style-name="compTagG" table:formula="of:=[.AI$80]" office:value-type="float" office:value="0">
            <text:p>0</text:p>
          </table:table-cell>
          <table:table-cell table:style-name="compTagG" table:formula="of:=[.AJ$80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198.7864">
            <text:p>1.198,79</text:p>
          </table:table-cell>
          <table:table-cell table:style-name="Comp-Variante_20_num_20_sotto" table:formula="of:=SUM([.K45:.K46])" office:value-type="float" office:value="1008">
            <text:p>1.008,00</text:p>
          </table:table-cell>
          <table:table-cell table:style-name="comp_20_sotto_20_Unitario" table:formula="of:=VLOOKUP([.B44];elenco_prezzi;5;FALSE())" office:value-type="currency" office:currency="EUR" office:value="1.07">
            <text:p>€ 1,07</text:p>
          </table:table-cell>
          <table:table-cell table:style-name="Comp-Variante_20_num_20_sotto" table:formula="of:=[.K47]" office:value-type="float" office:value="1008">
            <text:p>1.00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47]*[.K47]))" office:value-type="currency" office:currency="EUR" office:value="7.033181904">
            <text:p>€ 7,03</text:p>
          </table:table-cell>
          <table:table-cell table:style-name="comp_20_sotto_20_Euro_20_Originale" office:value-type="currency" office:currency="EUR" office:value="1282.701448">
            <text:p>€ 1.282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47]*[.K47])" office:value-type="currency" office:currency="EUR" office:value="1078.56">
            <text:p>€ 1.078,56</text:p>
          </table:table-cell>
          <table:table-cell table:style-name="num_20_centro_20_bianco"/>
          <table:table-cell table:style-name="ce13" table:formula="of:=VLOOKUP([.B44];elenco_prezzi;4;FALSE())" office:value-type="currency" office:currency="EUR" office:value="0.006977363">
            <text:p>€ 0,01</text:p>
          </table:table-cell>
          <table:table-cell table:style-name="comp_20_sotto_20_Residui" table:formula="of:=[.S47]-(SUM([.W47:.AA47]))" office:value-type="currency" office:currency="EUR" office:value="204.141448">
            <text:p>€ 204,14</text:p>
          </table:table-cell>
          <table:table-cell table:style-name="Comp-sotto_20__25_" table:formula="of:=VLOOKUP([.B44];elenco_prezzi;6;FALSE())" office:value-type="percentage" office:value="0.2138">
            <text:p>21,38%</text:p>
          </table:table-cell>
          <table:table-cell table:style-name="Comp-sotto_20_euri" table:formula="of:=IF([.AD47]&lt;&gt;&quot;&quot;; PRODUCT([.AD47]*[.Z47]))" office:value-type="currency" office:currency="EUR" office:value="230.596128">
            <text:p>€ 230,6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4]" office:value-type="string" office:string-value="E.03.40.10.a">
            <text:p>E.03.4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1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0</text:p>
          </table:table-cell>
          <table:table-cell table:style-name="comp_20_Art-EP_5f_R" office:value-type="string">
            <text:p>E.03.30.70.e</text:p>
          </table:table-cell>
          <table:table-cell table:style-name="Comp-Bianche_20_in_20_mezzo_20_Descr_5f_R" table:formula="of:=CONCATENATE(&quot; &quot;;VLOOKUP([.B49];elenco_prezzi;2;FALSE());&quot; &quot;)" office:value-type="string" office:string-value=" 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&#10;Casseri cartonati a sezione circolare diametro 350 mm " table:number-columns-spanned="7" table:number-rows-spanned="1">
            <text:p><text:s/>Casseri cartonati autoportanti a perdere a sezione circolare, fornito di pellicola protettiva per ottenere una finitura superficiale perfettamente liscia, posti in opera a qualsiasi altezza e per altezze fino a m 5,50 ed assemblati mediante appositi sostegni, compreso l'onere per la formazione di eventuali aperture, mazzette, spigoli, oneri per il disarmo e lo smaltimento a rifiuto dei casseri utilizzati, ogni altro magistero per la perfetta esecuzione a regola d'arte<text:line-break/>Casseri cartonati a sezione circolare diametro 350 mm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49];elenco_prezzi;3;FALSE())" office:value-type="string" office:string-value="m">
            <text:p>m</text:p>
          </table:table-cell>
          <table:table-cell table:style-name="Comp-Bianche_20_in_20_mezzo_5f_R" table:formula="of:=VLOOKUP([.B49];elenco_prezzi;3;FALSE())" office:value-type="string" office:string-value="m">
            <text:p>m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2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 office:value-type="float" office:value="10">
            <text:p>10</text:p>
          </table:table-cell>
          <table:table-cell table:style-name="comp_20_1-a" table:number-columns-repeated="2"/>
          <table:table-cell table:style-name="comp_20_1-a" office:value-type="float" office:value="3.1">
            <text:p>3,1</text:p>
          </table:table-cell>
          <table:table-cell table:style-name="comp_20_1-a"/>
          <table:table-cell table:style-name="Blu" office:value-type="float" office:value="24.8">
            <text:p>24,80</text:p>
          </table:table-cell>
          <table:table-cell table:style-name="Comp-Variante" table:formula="of:=PRODUCT([.E50:.I50])" office:value-type="float" office:value="31">
            <text:p>31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93]" office:value-type="float" office:value="0">
            <text:p>0</text:p>
          </table:table-cell>
          <table:table-cell table:style-name="compTagG" table:formula="of:=[.AG$93]" office:value-type="float" office:value="0">
            <text:p>0</text:p>
          </table:table-cell>
          <table:table-cell table:style-name="compTagG" table:formula="of:=[.AH$93]" office:value-type="float" office:value="0">
            <text:p>0</text:p>
          </table:table-cell>
          <table:table-cell table:style-name="compTagG" table:formula="of:=[.AI$93]" office:value-type="float" office:value="0">
            <text:p>0</text:p>
          </table:table-cell>
          <table:table-cell table:style-name="compTagG" table:formula="of:=[.AJ$93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24.8">
            <text:p>24,80</text:p>
          </table:table-cell>
          <table:table-cell table:style-name="Comp-Variante_20_num_20_sotto" table:formula="of:=SUM([.K50:.K50])" office:value-type="float" office:value="31">
            <text:p>31,00</text:p>
          </table:table-cell>
          <table:table-cell table:style-name="comp_20_sotto_20_Unitario" table:formula="of:=VLOOKUP([.B49];elenco_prezzi;5;FALSE())" office:value-type="currency" office:currency="EUR" office:value="30.27">
            <text:p>€ 30,27</text:p>
          </table:table-cell>
          <table:table-cell table:style-name="Comp-Variante_20_num_20_sotto" table:formula="of:=[.K51]" office:value-type="float" office:value="31">
            <text:p>31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51]*[.K51]))" office:value-type="currency" office:currency="EUR" office:value="7.4956526415">
            <text:p>€ 7,50</text:p>
          </table:table-cell>
          <table:table-cell table:style-name="comp_20_sotto_20_Euro_20_Originale" office:value-type="currency" office:currency="EUR" office:value="750.696">
            <text:p>€ 750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51]*[.K51])" office:value-type="currency" office:currency="EUR" office:value="938.37">
            <text:p>€ 938,37</text:p>
          </table:table-cell>
          <table:table-cell table:style-name="num_20_centro_20_bianco"/>
          <table:table-cell table:style-name="ce13" table:formula="of:=VLOOKUP([.B49];elenco_prezzi;4;FALSE())" office:value-type="currency" office:currency="EUR" office:value="0.2417952465">
            <text:p>€ 0,24</text:p>
          </table:table-cell>
          <table:table-cell table:style-name="comp_20_sotto_20_Residui" table:formula="of:=[.S51]-(SUM([.W51:.AA51]))" office:value-type="currency" office:currency="EUR" office:value="-187.674">
            <text:p>-€ 187,67</text:p>
          </table:table-cell>
          <table:table-cell table:style-name="Comp-sotto_20__25_" table:formula="of:=VLOOKUP([.B49];elenco_prezzi;6;FALSE())" office:value-type="percentage" office:value="0.2619">
            <text:p>26,19%</text:p>
          </table:table-cell>
          <table:table-cell table:style-name="Comp-sotto_20_euri" table:formula="of:=IF([.AD51]&lt;&gt;&quot;&quot;; PRODUCT([.AD51]*[.Z51]))" office:value-type="currency" office:currency="EUR" office:value="245.759103">
            <text:p>€ 245,76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49]" office:value-type="string" office:string-value="E.03.30.70.e">
            <text:p>E.03.30.70.e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2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1</text:p>
          </table:table-cell>
          <table:table-cell table:style-name="comp_20_Art-EP_5f_R" office:value-type="string">
            <text:p>E.03.40.10.a</text:p>
          </table:table-cell>
          <table:table-cell table:style-name="Comp-Bianche_20_in_20_mezzo_20_Descr_5f_R" table:formula="of:=CONCATENATE(&quot; &quot;;VLOOKUP([.B53];elenco_prezzi;2;FALSE());&quot; &quot;)" office:value-type="string" office:string-value=" ARMATURE&#10;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&#10;Acciaio in barre per armature " table:number-columns-spanned="7" table:number-rows-spanned="1">
            <text:p><text:s/>ARMATURE<text:line-break/>Acciaio ad alta duttilità in classe tecnica B450C, conforme alle Norme Tecniche per le Costruzioni del 23/09/2005 fornito in barre di tutti i diametri; tagliato a misura, sagomato e posto in opera a regola d'arte, compreso ogni sfrido, legature ed ogni altro onere, nonché‚ tutti gli oneri relativi ai controlli di legge<text:line-break/>Acciaio in barre per armatur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53];elenco_prezzi;3;FALSE())" office:value-type="string" office:string-value="kg">
            <text:p>kg</text:p>
          </table:table-cell>
          <table:table-cell table:style-name="Comp-Bianche_20_in_20_mezzo_5f_R" table:formula="of:=VLOOKUP([.B53];elenco_prezzi;3;FALSE())" office:value-type="string" office:string-value="kg">
            <text:p>kg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11</text:p>
          </table:table-cell>
          <table:table-cell table:style-name="Mis-Lib-Note_5f_R" office:value-type="string">
            <text:p><text:s/>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4">
          <table:table-cell table:style-name="comp_20_10_20_s_5f_R"/>
          <table:table-cell table:style-name="Comp-Bianche_20_in_20_mezzo_5f_R"/>
          <table:table-cell table:style-name="comp_20_1-a" office:value-type="string">
            <text:p>(50 kg/mc computati sui mc della voce precedente) <text:s/>&gt;( (20.16*50) )</text:p>
          </table:table-cell>
          <table:table-cell table:style-name="Comp-Bianche_20_in_20_mezzo_20_bordate_5f_R"/>
          <table:table-cell table:style-name="comp_20_1-a"/>
          <table:table-cell table:style-name="comp_20_1-a" table:formula="of:=20.16*50" office:value-type="float" office:value="1008">
            <text:p>1008</text:p>
          </table:table-cell>
          <table:table-cell table:style-name="comp_20_1-a" table:number-columns-repeated="3"/>
          <table:table-cell table:style-name="Blu" office:value-type="float" office:value="1008">
            <text:p>1.008,00</text:p>
          </table:table-cell>
          <table:table-cell table:style-name="Comp-Variante" table:formula="of:=PRODUCT([.E54:.I54])" office:value-type="float" office:value="1008">
            <text:p>1.00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45">
          <table:table-cell table:style-name="comp_20_10_20_s_5f_R"/>
          <table:table-cell table:style-name="Comp-Bianche_20_in_20_mezzo_5f_R"/>
          <table:table-cell table:style-name="comp_20_1-a" office:value-type="string">
            <text:p>(80 kg/m computati sui pilastri tondi di cui alla successiva) <text:s/>&gt;( (24.8*(0.35/2)*(0.35/2)*3.14*80) )</text:p>
          </table:table-cell>
          <table:table-cell table:style-name="Comp-Bianche_20_in_20_mezzo_20_bordate_5f_R"/>
          <table:table-cell table:style-name="comp_20_1-a" table:number-columns-repeated="5"/>
          <table:table-cell table:style-name="Blu" office:value-type="float" office:value="190.7864">
            <text:p>190,79</text:p>
          </table:table-cell>
          <table:table-cell table:style-name="Comp-Variante" table:formula="of:=PRODUCT([.E55:.I55])" office:value-type="float" office:value="0">
            <text:p>0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[.AF$75]" office:value-type="float" office:value="0">
            <text:p>0</text:p>
          </table:table-cell>
          <table:table-cell table:style-name="compTagG" table:formula="of:=[.AG$75]" office:value-type="float" office:value="0">
            <text:p>0</text:p>
          </table:table-cell>
          <table:table-cell table:style-name="compTagG" table:formula="of:=[.AH$75]" office:value-type="float" office:value="0">
            <text:p>0</text:p>
          </table:table-cell>
          <table:table-cell table:style-name="compTagG" table:formula="of:=[.AI$75]" office:value-type="float" office:value="0">
            <text:p>0</text:p>
          </table:table-cell>
          <table:table-cell table:style-name="compTagG" table:formula="of:=[.AJ$75]" office:value-type="float" office:value="0">
            <text:p>0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198.7864">
            <text:p>1.198,79</text:p>
          </table:table-cell>
          <table:table-cell table:style-name="Comp-Variante_20_num_20_sotto" table:formula="of:=SUM([.K54:.K55])" office:value-type="float" office:value="1008">
            <text:p>1.008,00</text:p>
          </table:table-cell>
          <table:table-cell table:style-name="comp_20_sotto_20_Unitario" table:formula="of:=VLOOKUP([.B53];elenco_prezzi;5;FALSE())" office:value-type="currency" office:currency="EUR" office:value="1.07">
            <text:p>€ 1,07</text:p>
          </table:table-cell>
          <table:table-cell table:style-name="Comp-Variante_20_num_20_sotto" table:formula="of:=[.K56]" office:value-type="float" office:value="1008">
            <text:p>1.00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56]*[.K56]))" office:value-type="currency" office:currency="EUR" office:value="7.033181904">
            <text:p>€ 7,03</text:p>
          </table:table-cell>
          <table:table-cell table:style-name="comp_20_sotto_20_Euro_20_Originale" office:value-type="currency" office:currency="EUR" office:value="1282.701448">
            <text:p>€ 1.282,7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_5f_bianc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56]*[.K56])" office:value-type="currency" office:currency="EUR" office:value="1078.56">
            <text:p>€ 1.078,56</text:p>
          </table:table-cell>
          <table:table-cell table:style-name="num_20_centro_20_bianco"/>
          <table:table-cell table:style-name="ce13" table:formula="of:=VLOOKUP([.B53];elenco_prezzi;4;FALSE())" office:value-type="currency" office:currency="EUR" office:value="0.006977363">
            <text:p>€ 0,01</text:p>
          </table:table-cell>
          <table:table-cell table:style-name="comp_20_sotto_20_Residui" table:formula="of:=[.S56]-(SUM([.W56:.AA56]))" office:value-type="currency" office:currency="EUR" office:value="204.141448">
            <text:p>€ 204,14</text:p>
          </table:table-cell>
          <table:table-cell table:style-name="Comp-sotto_20__25_" table:formula="of:=VLOOKUP([.B53];elenco_prezzi;6;FALSE())" office:value-type="percentage" office:value="0.2138">
            <text:p>21,38%</text:p>
          </table:table-cell>
          <table:table-cell table:style-name="Comp-sotto_20_euri" table:formula="of:=IF([.AD56]&lt;&gt;&quot;&quot;; PRODUCT([.AD56]*[.Z56]))" office:value-type="currency" office:currency="EUR" office:value="230.596128">
            <text:p>€ 230,60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53]" office:value-type="string" office:string-value="E.03.40.10.a">
            <text:p>E.03.40.1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11</text:p>
          </table:table-cell>
          <table:table-cell table:style-name="Comp_20_End_20_Attributo_5f_R"/>
          <table:table-cell table:style-name="Comp_20_End_20_Attributo_5f_R" office:value-type="float" office:value="0">
            <text:p>0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4"/>
          <table:table-cell table:style-name="Comp-Bianche_20_sopra_5f_R" table:number-columns-repeated="14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sopra_5f_R" table:number-columns-repeated="2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20">
          <table:table-cell table:style-name="comp_20_10_20_s_5f_R" office:value-type="string">
            <text:p>12</text:p>
          </table:table-cell>
          <table:table-cell table:style-name="comp_20_Art-EP_5f_R" office:value-type="string">
            <text:p>P.03.10.30.a</text:p>
          </table:table-cell>
          <table:table-cell table:style-name="Comp-Bianche_20_in_20_mezzo_20_Descr_5f_R" table:formula="of:=CONCATENATE(&quot; &quot;;VLOOKUP([.B58];elenco_prezzi;2;FALSE());&quot; &quot;)" office:value-type="string" office:string-value=" Ponteggio o incastellatura realizzato con elementi a telaio sovrapponibili, valutato per metro quadro di superficie asservita&#10;Per il 1°mese o frazione " table:number-columns-spanned="7" table:number-rows-spanned="1">
            <text:p><text:s/>Ponteggio o incastellatura realizzato con elementi a telaio sovrapponibili, valutato per metro quadro di superficie asservita<text:line-break/>Per il 1°mese o frazione </text:p>
          </table:table-cell>
          <table:covered-table-cell table:number-columns-repeated="5" table:style-name="Comp-Bianche_20_in_20_mezzo_5f_R"/>
          <table:covered-table-cell table:style-name="Comp-Bianche_20_in_20_mezzo_5f_R" office:value-type="string">
            <text:p>-</text:p>
          </table:covered-table-cell>
          <table:table-cell table:style-name="Comp-Bianche_20_in_20_mezzo_5f_R" table:formula="of:=VLOOKUP([.B58];elenco_prezzi;3;FALSE())" office:value-type="string" office:string-value="mq">
            <text:p>mq</text:p>
          </table:table-cell>
          <table:table-cell table:style-name="Comp-Bianche_20_in_20_mezzo_5f_R" table:formula="of:=VLOOKUP([.B58];elenco_prezzi;3;FALSE())" office:value-type="string" office:string-value="mq">
            <text:p>mq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2">
            <text:p>2</text:p>
          </table:table-cell>
          <table:table-cell table:style-name="Reg_5f_prog" table:number-columns-repeated="3"/>
          <table:table-cell table:number-columns-repeated="2"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_5f_R" table:number-columns-repeated="2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q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/>
          <table:table-cell table:style-name="Comp-Bianche_20_in_20_mezzo_20_bordate_5f_R"/>
          <table:table-cell table:style-name="comp_20_1-a"/>
          <table:table-cell table:style-name="comp_20_1-a" table:formula="of:=14*4" office:value-type="float" office:value="56">
            <text:p>56</text:p>
          </table:table-cell>
          <table:table-cell table:style-name="comp_20_1-a"/>
          <table:table-cell table:style-name="comp_20_1-a" office:value-type="float" office:value="3">
            <text:p>3</text:p>
          </table:table-cell>
          <table:table-cell table:style-name="comp_20_1-a"/>
          <table:table-cell table:style-name="Blu" office:value-type="float" office:value="168">
            <text:p>168,00</text:p>
          </table:table-cell>
          <table:table-cell table:style-name="Comp-Variante" table:formula="of:=PRODUCT([.E59:.I59])" office:value-type="float" office:value="168">
            <text:p>168,00</text:p>
          </table:table-cell>
          <table:table-cell table:style-name="Comp-Bianche_20_in_20_mezzo_5f_R" table:number-columns-repeated="2"/>
          <table:table-cell table:style-name="Reg_5f_prog" table:number-columns-repeated="4"/>
          <table:table-cell table:style-name="Comp-Bianche_20_in_20_mezzo_5f_R" table:number-columns-repeated="12"/>
          <table:table-cell table:style-name="Comp-Bianche_20_in_20_mezzo" table:number-columns-repeated="2"/>
          <table:table-cell table:style-name="compTagG" table:formula="of:=af$#rif!" office:value-type="string" office:string-value="Err:509">
            <text:p>Err:509</text:p>
          </table:table-cell>
          <table:table-cell table:style-name="compTagG" table:formula="of:=ag$#rif!" office:value-type="string" office:string-value="Err:509">
            <text:p>Err:509</text:p>
          </table:table-cell>
          <table:table-cell table:style-name="compTagG" table:formula="of:=ah$#rif!" office:value-type="string" office:string-value="Err:509">
            <text:p>Err:509</text:p>
          </table:table-cell>
          <table:table-cell table:style-name="compTagG" table:formula="of:=ai$#rif!" office:value-type="string" office:string-value="Err:509">
            <text:p>Err:509</text:p>
          </table:table-cell>
          <table:table-cell table:style-name="compTagG" table:formula="of:=aj$#rif!" office:value-type="string" office:string-value="Err:509">
            <text:p>Err:509</text:p>
          </table:table-cell>
          <table:table-cell table:style-name="Comp-Bianche_20_in_20_mezzo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BiancheS_5f_R"/>
          <table:table-cell table:style-name="comp_20_sotto_20_centro_5f_R" table:number-columns-repeated="5"/>
          <table:table-cell table:style-name="comp_20_sotto_20_centro_5f_R" office:value-type="string">
            <text:p>SOMMANO </text:p>
          </table:table-cell>
          <table:table-cell table:style-name="Comp-Soma_20_sotto" office:value-type="float" office:value="168">
            <text:p>168,00</text:p>
          </table:table-cell>
          <table:table-cell table:style-name="Comp-Variante_20_num_20_sotto" table:formula="of:=SUM([.K59:.K59])" office:value-type="float" office:value="168">
            <text:p>168,00</text:p>
          </table:table-cell>
          <table:table-cell table:style-name="comp_20_sotto_20_Unitario" table:formula="of:=VLOOKUP([.B58];elenco_prezzi;5;FALSE())" office:value-type="currency" office:currency="EUR" office:value="2.95">
            <text:p>€ 2,95</text:p>
          </table:table-cell>
          <table:table-cell table:style-name="Comp-Variante_20_num_20_sotto" table:formula="of:=[.K60]" office:value-type="float" office:value="168">
            <text:p>168,00</text:p>
          </table:table-cell>
          <table:table-cell table:style-name="comp_20_sotto_20_centro_5f_R"/>
          <table:table-cell table:style-name="Reg_5f_prog" table:number-columns-repeated="3"/>
          <table:table-cell table:style-name="ce21" table:formula="of:=(PRODUCT([.AB60]*[.K60]))" office:value-type="currency" office:currency="EUR" office:value="13.485335472">
            <text:p>€ 13,49</text:p>
          </table:table-cell>
          <table:table-cell table:style-name="comp_20_sotto_20_Euro_20_Originale" office:value-type="currency" office:currency="EUR" office:value="495.6">
            <text:p>€ 495,60</text:p>
          </table:table-cell>
          <table:table-cell table:style-name="num_20_centro" office:value-type="string">
            <text:p>1</text:p>
          </table:table-cell>
          <table:table-cell table:style-name="num_20_centro" office:value-type="float" office:value="2">
            <text:p>2</text:p>
          </table:table-cell>
          <table:table-cell table:style-name="Data" office:value-type="date" office:date-value="2013-02-03">
            <text:p>03/02/13</text:p>
          </table:table-cell>
          <table:table-cell table:style-name="num_20_centro_20_bianco" table:number-columns-repeated="3"/>
          <table:table-cell table:style-name="comp_20_sotto_20_Euro_20_3_5f_R" table:formula="of:=([.L60]*[.K60])" office:value-type="currency" office:currency="EUR" office:value="495.6">
            <text:p>€ 495,60</text:p>
          </table:table-cell>
          <table:table-cell table:style-name="num_20_centro_20_bianco"/>
          <table:table-cell table:style-name="ce13" table:formula="of:=VLOOKUP([.B58];elenco_prezzi;4;FALSE())" office:value-type="currency" office:currency="EUR" office:value="0.080269854">
            <text:p>€ 0,08</text:p>
          </table:table-cell>
          <table:table-cell table:style-name="comp_20_sotto_20_Residui" table:formula="of:=[.S60]-(SUM([.W60:.AA60]))" office:value-type="currency" office:currency="EUR" office:value="0">
            <text:p>€ 0,00</text:p>
          </table:table-cell>
          <table:table-cell table:style-name="Comp-sotto_20__25_" table:formula="of:=VLOOKUP([.B58];elenco_prezzi;6;FALSE())" office:value-type="percentage" office:value="0.6702">
            <text:p>67,02%</text:p>
          </table:table-cell>
          <table:table-cell table:style-name="Comp-sotto_20_euri" table:formula="of:=IF([.AD60]&lt;&gt;&quot;&quot;; PRODUCT([.AD60]*[.Z60]))" office:value-type="currency" office:currency="EUR" office:value="332.15112">
            <text:p>€ 332,15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float" office:value="99">
            <text:p>99</text:p>
          </table:table-cell>
          <table:table-cell table:style-name="compTag" office:value-type="string">
            <text:p>Cx</text:p>
          </table:table-cell>
          <table:table-cell table:style-name="compTagRiservato" table:formula="of:=[.B58]" office:value-type="string" office:string-value="P.03.10.30.a">
            <text:p>P.03.10.30.a</text:p>
          </table:table-cell>
          <table:table-cell table:style-name="Reg_5f_prog" table:number-columns-repeated="2"/>
          <table:table-cell table:style-name="Mis-Lib-Note-sotto"/>
          <table:table-cell table:number-columns-repeated="4"/>
          <table:table-cell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168">
            <text:p>168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3" table:visibility="collapse">
          <table:table-cell table:style-name="Reg-SAL-chiudi_5f_N" table:number-columns-repeated="2"/>
          <table:table-cell table:style-name="Reg-SAL-chiudi_5f_N" office:value-type="string">
            <text:p>CHIUSURA SAL 2</text:p>
          </table:table-cell>
          <table:table-cell table:style-name="Reg-SAL-chiudi_5f_N" table:number-columns-repeated="5"/>
          <table:table-cell table:style-name="ce17" table:number-columns-repeated="2"/>
          <table:table-cell table:style-name="ce18" office:value-type="string">
            <text:p>07/06/2013 21.30.53</text:p>
          </table:table-cell>
          <table:table-cell table:style-name="Reg-SAL-chiudi_5f_N" table:number-columns-repeated="6"/>
          <table:table-cell table:style-name="ce22" office:value-type="string">
            <text:p>Sicurezza Inclusa del solo SAL 2</text:p>
          </table:table-cell>
          <table:table-cell table:style-name="Reg-SAL-chiudi_5f_N" table:number-columns-repeated="7"/>
          <table:table-cell table:style-name="Reg-Sal_5f_dicit" office:value-type="string">
            <text:p>Importo PARZIALE del solo SAL 2</text:p>
          </table:table-cell>
          <table:table-cell table:style-name="Reg-SAL-chiudi_5f_N"/>
          <table:table-cell table:style-name="ce28"/>
          <table:table-cell table:style-name="Reg-Sal_5f_dicit" office:value-type="string">
            <text:p>Residui/</text:p>
            <text:p>differenze <text:s text:c="3"/>SAL 2</text:p>
          </table:table-cell>
          <table:table-cell table:style-name="Reg-SAL-chiudi_5f_N"/>
          <table:table-cell table:style-name="Reg-Sal_5f_dicit" office:value-type="string">
            <text:p>Importo Manodopera del solo SAL 2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 2</text:p>
          </table:table-cell>
          <table:table-cell table:style-name="Reg-Sal_5f_dicit" office:value-type="string">
            <text:p>Totale progressivo Residui/Differenze SAL 2</text:p>
          </table:table-cell>
          <table:table-cell table:number-columns-repeated="975"/>
        </table:table-row>
        <table:table-row table:style-name="ro54" table:visibility="collapse">
          <table:table-cell table:style-name="Reg-SAL-certificato" table:number-columns-repeated="2"/>
          <table:table-cell table:style-name="Reg-SAL-certificato" table:formula="of:=CONCATENATE(&quot;Per un importo parziale di &quot;;DOLLAR([.Y62];2))" office:value-type="string" office:string-value="Per un importo parziale di € 3.591,09">
            <text:p>Per un importo parziale di € 3.591,09</text:p>
          </table:table-cell>
          <table:table-cell table:style-name="Reg-SAL-certificato" table:number-columns-repeated="14"/>
          <table:table-cell table:style-name="Reg-SAL-certificato" table:formula="of:=SUM([.R43:.R61])" office:value-type="currency" office:currency="EUR" office:value="35.0473519215">
            <text:p>€ 35,05</text:p>
          </table:table-cell>
          <table:table-cell table:style-name="Reg-SAL-certificato" table:number-columns-repeated="6"/>
          <table:table-cell table:style-name="Reg-SAL-certificato" table:formula="of:=SUM([.Z43:.Z61])" office:value-type="currency" office:currency="EUR" office:value="3591.09" table:number-columns-spanned="2" table:number-rows-spanned="1">
            <text:p>€ 3.591,09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43:.AC61])" office:value-type="currency" office:currency="EUR" office:value="220.608896" table:number-columns-spanned="2" table:number-rows-spanned="1">
            <text:p>€ 220,61</text:p>
          </table:table-cell>
          <table:covered-table-cell table:style-name="Reg-SAL-certificato"/>
          <table:table-cell table:style-name="Reg-SAL-certificato" table:formula="of:=SUM([.AE43:.AE61])" office:value-type="currency" office:currency="EUR" office:value="1039.102479" table:number-columns-spanned="2" table:number-rows-spanned="1">
            <text:p>€ 1.039,10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41:.AV61])+[.Y62]" office:value-type="currency" office:currency="EUR" office:value="29141.4848">
            <text:p>€ 29.141,48</text:p>
          </table:table-cell>
          <table:table-cell table:style-name="Reg-SAL-certificato" table:formula="of:=SUM([.AW3:.AW61])+[.AC62]" office:value-type="currency" office:currency="EUR" office:value="0">
            <text:p>€ 0,00</text:p>
          </table:table-cell>
          <table:table-cell table:number-columns-repeated="975"/>
        </table:table-row>
        <table:table-row table:style-name="ro52" table:visibility="collapse">
          <table:table-cell table:style-name="Reg-SAL-chiudi_5f_Sotto" table:number-columns-repeated="2"/>
          <table:table-cell table:style-name="Reg-SAL-chiudi_5f_Sotto" office:value-type="string">
            <text:p><text:s text:c="2"/>Inizio SAL 3</text:p>
          </table:table-cell>
          <table:table-cell table:style-name="Reg-SAL-chiudi_5f_Sotto" table:number-columns-repeated="14"/>
          <table:table-cell table:style-name="ce23"/>
          <table:table-cell table:style-name="Reg-SAL-chiudi_5f_Sotto" table:number-columns-repeated="9"/>
          <table:table-cell table:style-name="ce23"/>
          <table:table-cell table:style-name="Reg-SAL-chiudi_5f_Sotto" table:number-columns-repeated="21"/>
          <table:table-cell table:number-columns-repeated="975"/>
        </table:table-row>
        <table:table-row table:style-name="ro21">
          <table:table-cell table:style-name="Reg_5f_prog" table:number-columns-repeated="17"/>
          <table:table-cell table:style-name="ce24"/>
          <table:table-cell table:style-name="Reg_5f_prog"/>
          <table:table-cell table:style-name="ce26" table:number-columns-repeated="3"/>
          <table:table-cell table:style-name="Reg_5f_prog" table:number-columns-repeated="9"/>
          <table:table-cell table:number-columns-repeated="5" table:style-name="Reg_5f_prog"/>
          <table:table-cell table:style-name="Reg_5f_prog" table:number-columns-repeated="13"/>
          <table:table-cell table:number-columns-repeated="975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number-columns-repeated="8"/>
          <table:table-cell table:style-name="ce29"/>
          <table:table-cell table:style-name="Riga_5f_rossa_5f_Chiudi" table:number-columns-repeated="5"/>
          <table:table-cell table:number-columns-repeated="975"/>
        </table:table-row>
        <table:table-row table:style-name="ro55">
          <table:table-cell table:style-name="Reg-TOTALI_20_num" table:number-columns-repeated="18"/>
          <table:table-cell table:style-name="Reg-TOTALI_20_num_5f_VAL" table:formula="of:=SUM([.S2:.S65])" office:value-type="currency" office:currency="EUR" office:value="25842.853696">
            <text:p>€ 25.842,85</text:p>
          </table:table-cell>
          <table:table-cell table:style-name="Reg-TOTALI_20_num" table:number-columns-repeated="3"/>
          <table:table-cell table:style-name="Reg-TOTALI_20_num_5f_VAL" table:number-columns-repeated="3"/>
          <table:table-cell table:style-name="Reg-TOTALI_20_num_5f_VAL" table:formula="of:=SUM([.Z2:.Z65])" office:value-type="currency" office:currency="EUR" office:value="29141.4848">
            <office:annotation draw:style-name="gr4" draw:text-style-name="P7" svg:width="4.953cm" svg:height="0.991cm" svg:x="34.453cm" svg:y="48.4cm" draw:caption-point-x="-0.744cm" draw:caption-point-y="1.014cm">
              <dc:creator>BA</dc:creator>
              <dc:date>2013-06-02T00:00:00</dc:date>
              <text:p text:style-name="P7"><text:span text:style-name="T1"/></text:p>
              <text:p text:style-name="P7"><text:span text:style-name="T1"/></text:p>
            </office:annotation>
            <text:p>€ 29.141,48</text:p>
          </table:table-cell>
          <table:table-cell table:style-name="Reg-TOTALI_20_num_5f_VAL" table:number-columns-repeated="2"/>
          <table:table-cell table:style-name="Reg-TOTALI_20_num" table:number-columns-repeated="2"/>
          <table:table-cell table:style-name="Reg-TOTALI_20_num_5f_VAL" table:formula="of:=SUM([.AE65:.AE65])" office:value-type="currency" office:currency="EUR" office:value="0">
            <text:p>€ 0,00</text:p>
          </table:table-cell>
          <table:table-cell table:style-name="Reg-TOTALI_20_num" table:number-columns-repeated="12"/>
          <table:table-cell table:style-name="ce30"/>
          <table:table-cell table:style-name="Reg-TOTALI_20_num"/>
          <table:table-cell table:style-name="Reg-TOTALI_20_num_5f_VAL"/>
          <table:table-cell table:number-columns-repeated="978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1024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1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0" table:number-rows-repeated="7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31"/>
          <table:table-cell table:number-columns-repeated="5"/>
          <table:table-cell table:number-columns-repeated="7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8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5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7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2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4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18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0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 table:number-rows-repeated="2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5">
          <table:table-cell table:number-columns-repeated="43"/>
          <table:table-cell table:style-name="ce29"/>
          <table:table-cell table:number-columns-repeated="980"/>
        </table:table-row>
        <table:table-row table:style-name="ro2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4">
          <table:table-cell table:number-columns-repeated="43"/>
          <table:table-cell table:style-name="ce29"/>
          <table:table-cell table:number-columns-repeated="980"/>
        </table:table-row>
        <table:table-row table:style-name="ro21" table:visibility="collapse" table:number-rows-repeated="3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6">
          <table:table-cell table:number-columns-repeated="43"/>
          <table:table-cell table:style-name="ce29"/>
          <table:table-cell table:number-columns-repeated="980"/>
        </table:table-row>
        <table:table-row table:style-name="ro28" table:visibility="collapse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65140">
          <table:table-cell table:number-columns-repeated="43"/>
          <table:table-cell table:style-name="ce29"/>
          <table:table-cell table:number-columns-repeated="980"/>
        </table:table-row>
        <table:table-row table:style-name="ro21" table:number-rows-repeated="98315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T_Cop" table:style-name="ta5" table:print-ranges="cT_Cop.A1:cT_Cop.I149">
        <office:forms form:automatic-focus="true" form:apply-design-mode="false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56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57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  <table:table-cell table:style-name="ce58"/>
        </table:table-row>
        <table:table-row table:style-name="ro21">
          <table:table-cell table:style-name="ce31"/>
          <table:table-cell table:number-columns-repeated="8"/>
          <table:table-cell table:style-name="ce58"/>
        </table:table-row>
        <table:table-row table:style-name="ro58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2"/>
          <table:table-cell table:style-name="ce58"/>
        </table:table-row>
        <table:table-row table:style-name="ro59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2"/>
          <table:table-cell table:style-name="ce58"/>
        </table:table-row>
        <table:table-row table:style-name="ro58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2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56">
          <table:table-cell table:number-columns-repeated="3"/>
          <table:table-cell table:style-name="Copertina_5f_nomi-2" office:value-type="string">
            <text:p><text:s text:c="11"/>CONTABILITA'</text:p>
          </table:table-cell>
          <table:table-cell table:number-columns-repeated="5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Stato FINALE</text:p>
          </table:table-cell>
          <table:covered-table-cell/>
          <table:covered-table-cell table:style-name="ce34"/>
          <table:covered-table-cell table:number-columns-repeated="3"/>
          <table:table-cell table:number-columns-repeated="2"/>
          <table:table-cell table:style-name="ce58"/>
        </table:table-row>
        <table:table-row table:style-name="ro19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22">
          <table:table-cell table:number-columns-repeated="4"/>
          <table:table-cell table:style-name="ce55" table:formula="of:=[$S2.C39]" office:value-type="date" office:date-value="1899-12-30">
            <text:p>30/12/99</text:p>
          </table:table-cell>
          <table:table-cell table:number-columns-repeated="4"/>
          <table:table-cell table:style-name="ce58"/>
        </table:table-row>
        <table:table-row table:style-name="ro19">
          <table:table-cell table:number-columns-repeated="3"/>
          <table:table-cell table:style-name="ce48"/>
          <table:table-cell table:number-columns-repeated="5"/>
          <table:table-cell table:style-name="ce58"/>
        </table:table-row>
        <table:table-row table:style-name="ro57">
          <table:table-cell table:number-columns-repeated="3"/>
          <table:table-cell table:style-name="ce49"/>
          <table:table-cell table:number-columns-repeated="5"/>
          <table:table-cell table:style-name="ce58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1">
          <table:table-cell table:number-columns-repeated="3"/>
          <table:table-cell table:style-name="ce50"/>
          <table:table-cell table:number-columns-repeated="5"/>
          <table:table-cell table:style-name="ce58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3" table:number-rows-spanned="1">
            <text:p>arch. Ciccio Thumbdown</text:p>
          </table:table-cell>
          <table:covered-table-cell table:number-columns-repeated="2"/>
          <table:table-cell table:number-columns-repeated="3"/>
          <table:table-cell table:style-name="ce58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5"/>
          <table:table-cell table:style-name="ce59"/>
        </table:table-row>
        <table:table-row table:style-name="ro19">
          <table:table-cell table:number-columns-repeated="2"/>
          <table:table-cell table:style-name="ce43"/>
          <table:table-cell table:number-columns-repeated="6"/>
          <table:table-cell table:style-name="ce59"/>
        </table:table-row>
        <table:table-row table:style-name="ro21" table:number-rows-repeated="2">
          <table:table-cell table:number-columns-repeated="9"/>
          <table:table-cell table:style-name="ce59"/>
        </table:table-row>
        <table:table-row table:style-name="ro17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3"/>
          <table:table-cell table:style-name="ce59"/>
        </table:table-row>
        <table:table-row table:style-name="ro22">
          <table:table-cell table:style-name="ce32"/>
          <table:table-cell table:number-columns-repeated="8"/>
          <table:table-cell table:style-name="ce5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2"/>
          <table:table-cell table:style-name="ce59"/>
        </table:table-row>
        <table:table-row table:style-name="ro19" table:number-rows-repeated="3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3"/>
          <table:table-cell table:style-name="ce59"/>
        </table:table-row>
        <table:table-row table:style-name="ro19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C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 table:style-name="ce59"/>
        </table:table-row>
        <table:table-row table:style-name="ro19">
          <table:table-cell table:style-name="ce34"/>
          <table:table-cell table:number-columns-repeated="8"/>
          <table:table-cell table:style-name="ce59"/>
        </table:table-row>
        <table:table-row table:style-name="ro19">
          <table:table-cell table:style-name="ce34"/>
          <table:table-cell table:number-columns-repeated="9"/>
        </table:table-row>
        <table:table-row table:style-name="ro21">
          <table:table-cell table:style-name="ce35" table:formula="of:=[$S2.$C$39]" office:value-type="float" office:value="0">
            <text:p>0</text:p>
          </table:table-cell>
          <table:table-cell table:number-columns-repeated="5"/>
          <table:table-cell table:style-name="Copertina_5f_nomi_20_sin_20_piccolo" table:formula="of:=[.B14]" office:value-type="string" office:string-value="Stato FINALE">
            <text:p>Stato FINALE</text:p>
          </table:table-cell>
          <table:table-cell table:number-columns-repeated="3"/>
        </table:table-row>
        <table:table-row table:style-name="ro62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56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57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58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63">
          <table:table-cell table:style-name="ce31"/>
          <table:table-cell table:style-name="ce42" table:number-columns-spanned="6" table:number-rows-spanned="1"/>
          <table:covered-table-cell table:number-columns-repeated="5"/>
          <table:table-cell table:number-columns-repeated="3"/>
        </table:table-row>
        <table:table-row table:style-name="ro58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4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Stato di Avanzamento Lavori (Unico)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4"/>
          <table:table-cell table:style-name="ce56" table:formula="of:=[$S2.C39]" office:value-type="date" office:date-value="1899-12-30">
            <text:p>30/12/99</text:p>
          </table:table-cell>
          <table:table-cell table:number-columns-repeated="5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57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1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2" table:number-rows-spanned="1">
            <text:p>Impresa PerMilleLireMiVendoLaMamma spa</text:p>
          </table:table-cell>
          <table:covered-table-cell/>
          <table:table-cell table:number-columns-repeated="5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C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 table:number-rows-repeated="2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/>
          <table:table-cell table:number-columns-repeated="5"/>
          <table:table-cell table:style-name="Copertina_5f_nomi_20_sin_20_piccolo"/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62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62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57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58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59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3"/>
        </table:table-row>
        <table:table-row table:style-name="ro58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65">
          <table:table-cell table:number-columns-repeated="3"/>
          <table:table-cell table:style-name="ce34"/>
          <table:table-cell table:number-columns-repeated="6"/>
        </table:table-row>
        <table:table-row table:style-name="ro56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Registro di Contabilità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4"/>
          <table:table-cell table:style-name="ce57" table:formula="of:=[$S2.C39]" office:value-type="date" office:date-value="1899-12-30">
            <text:p>30:12:1899 00:00</text:p>
          </table:table-cell>
          <table:table-cell table:number-columns-repeated="5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57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1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17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4" table:formula="of:=[$S2.$C$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4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$C$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number-columns-repeated="5"/>
          <table:table-cell table:formula="of:=CONCATENATE()">
            <text:p/>
          </table:table-cell>
          <table:table-cell table:number-columns-repeated="3"/>
        </table:table-row>
        <table:table-row table:style-name="ro21">
          <table:table-cell table:style-name="ce35" table:formula="of:=[$S2.$C$39]" office:value-type="float" office:value="0">
            <text:p>0</text:p>
          </table:table-cell>
          <table:table-cell table:number-columns-repeated="5"/>
          <table:table-cell table:style-name="Copertina_5f_nomi_20_sin_20_piccolo" table:formula="of:=[.B89]" office:value-type="string" office:string-value="Registro di Contabilità">
            <text:p>Registro di Contabilità</text:p>
          </table:table-cell>
          <table:table-cell table:number-columns-repeated="3"/>
        </table:table-row>
        <table:table-row table:style-name="ro62">
          <table:table-cell table:style-name="ce31"/>
          <table:table-cell table:number-columns-repeated="2"/>
          <table:table-cell table:style-name="ce46" table:formula="of:=[$S2.$C$6]" office:value-type="string" office:string-value="Comune di Sangrillà" table:number-columns-spanned="2" table:number-rows-spanned="1">
            <text:p>Comune di Sangrillà</text:p>
          </table:table-cell>
          <table:covered-table-cell/>
          <table:table-cell table:number-columns-repeated="5"/>
        </table:table-row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style-name="ce36" table:number-columns-spanned="6" table:number-rows-spanned="1"/>
          <table:covered-table-cell table:number-columns-repeated="5"/>
          <table:table-cell table:number-columns-repeated="3"/>
        </table:table-row>
        <table:table-row table:style-name="ro57">
          <table:table-cell table:style-name="ce31"/>
          <table:table-cell table:style-name="ce37" table:formula="of:=[$S2.$C$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>
          <table:table-cell table:style-name="ce31"/>
          <table:table-cell table:number-columns-repeated="9"/>
        </table:table-row>
        <table:table-row table:style-name="ro58">
          <table:table-cell table:style-name="ce31"/>
          <table:table-cell table:style-name="ce38" table:number-columns-spanned="6" table:number-rows-spanned="1"/>
          <table:covered-table-cell table:number-columns-repeated="5"/>
          <table:table-cell table:number-columns-repeated="3"/>
        </table:table-row>
        <table:table-row table:style-name="ro59">
          <table:table-cell table:style-name="ce31"/>
          <table:table-cell table:style-name="nomi_20_1-5" table:number-columns-spanned="6" table:number-rows-spanned="1"/>
          <table:covered-table-cell table:number-columns-repeated="5"/>
          <table:table-cell table:number-columns-repeated="3"/>
        </table:table-row>
        <table:table-row table:style-name="ro58">
          <table:table-cell/>
          <table:table-cell table:style-name="ce39" table:number-columns-spanned="6" table:number-rows-spanned="1"/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65">
          <table:table-cell table:number-columns-repeated="3"/>
          <table:table-cell table:style-name="ce34"/>
          <table:table-cell table:number-columns-repeated="6"/>
        </table:table-row>
        <table:table-row table:style-name="ro56">
          <table:table-cell table:number-columns-repeated="3"/>
          <table:table-cell table:style-name="Copertina_5f_nomi-2" office:value-type="string">
            <text:p><text:s text:c="5"/>CONTABILITA'</text:p>
          </table:table-cell>
          <table:table-cell table:number-columns-repeated="6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Libretto delle misure n° 1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>
          <table:table-cell table:number-columns-repeated="3"/>
          <table:table-cell table:style-name="ce34"/>
          <table:table-cell table:number-columns-repeated="6"/>
        </table:table-row>
        <table:table-row table:style-name="ro21">
          <table:table-cell table:number-columns-repeated="10"/>
        </table:table-row>
        <table:table-row table:style-name="ro19">
          <table:table-cell table:number-columns-repeated="3"/>
          <table:table-cell table:style-name="ce48"/>
          <table:table-cell table:number-columns-repeated="6"/>
        </table:table-row>
        <table:table-row table:style-name="ro57">
          <table:table-cell table:number-columns-repeated="3"/>
          <table:table-cell table:style-name="ce49"/>
          <table:table-cell table:number-columns-repeated="6"/>
        </table:table-row>
        <table:table-row table:style-name="ro2">
          <table:table-cell/>
          <table:table-cell table:style-name="ce40" office:value-type="string" table:number-columns-spanned="2" table:number-rows-spanned="1">
            <text:p>Responsabile del procedimento:</text:p>
          </table:table-cell>
          <table:covered-table-cell table:style-name="nomi_20_sin_20_medio"/>
          <table:table-cell table:style-name="Copertina_5f_nomi" table:formula="of:=[$S2.$C$12]" office:value-type="string" office:string-value="Arch. Nestore  Comandoio">
            <text:p>Arch. Nestore <text:s/>Comandoio</text:p>
          </table:table-cell>
          <table:table-cell table:number-columns-repeated="6"/>
        </table:table-row>
        <table:table-row table:style-name="ro19">
          <table:table-cell/>
          <table:table-cell table:style-name="ce40"/>
          <table:table-cell table:style-name="nomi_20_sin_20_medio"/>
          <table:table-cell table:style-name="Copertina_5f_nomi"/>
          <table:table-cell table:number-columns-repeated="6"/>
        </table:table-row>
        <table:table-row table:style-name="ro61">
          <table:table-cell table:number-columns-repeated="3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nomi_20_sin_20_medio" office:value-type="string">
            <text:p>Direzione lavori:</text:p>
          </table:table-cell>
          <table:table-cell table:style-name="ce51" table:formula="of:=[$S2.$C$16]" office:value-type="string" office:string-value="arch. Ciccio Thumbdown" table:number-columns-spanned="6" table:number-rows-spanned="1">
            <text:p>arch. Ciccio Thumbdown</text:p>
          </table:table-cell>
          <table:covered-table-cell table:number-columns-repeated="5"/>
          <table:table-cell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">
          <table:table-cell table:style-name="ce32"/>
          <table:table-cell/>
          <table:table-cell table:style-name="ce44" office:value-type="string">
            <text:p>Appaltatore:</text:p>
          </table:table-cell>
          <table:table-cell table:style-name="ce53" table:formula="of:=[$S2.$C$17]" office:value-type="string" office:string-value="Impresa PerMilleLireMiVendoLaMamma spa" table:number-columns-spanned="2" table:number-rows-spanned="1">
            <text:p>Impresa PerMilleLireMiVendoLaMamma spa</text:p>
          </table:table-cell>
          <table:covered-table-cell/>
          <table:table-cell table:number-columns-repeated="5"/>
        </table:table-row>
        <table:table-row table:style-name="ro22">
          <table:table-cell table:style-name="ce32"/>
          <table:table-cell table:number-columns-repeated="9"/>
        </table:table-row>
        <table:table-row table:style-name="ro21">
          <table:table-cell table:style-name="ce33" table:number-columns-spanned="7" table:number-rows-spanned="1"/>
          <table:covered-table-cell table:number-columns-repeated="6"/>
          <table:table-cell table:number-columns-repeated="3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19">
          <table:table-cell table:style-name="ce34"/>
          <table:table-cell table:style-name="ce41"/>
          <table:table-cell table:number-columns-repeated="3"/>
          <table:table-cell table:style-name="ce41"/>
          <table:table-cell table:number-columns-repeated="4"/>
        </table:table-row>
        <table:table-row table:style-name="ro19">
          <table:table-cell table:style-name="ce34"/>
          <table:table-cell table:number-columns-repeated="9"/>
        </table:table-row>
        <table:table-row table:style-name="ro19">
          <table:table-cell table:style-name="ce34"/>
          <table:table-cell/>
          <table:table-cell table:style-name="ce45" office:value-type="string">
            <text:p>Progetto:</text:p>
          </table:table-cell>
          <table:table-cell table:style-name="ce51" table:formula="of:=[$S2.$C$13]" office:value-type="string" office:string-value="arch. Pippo Thumbless" table:number-columns-spanned="6" table:number-rows-spanned="1">
            <text:p>arch. Pippo Thumbless</text:p>
          </table:table-cell>
          <table:covered-table-cell table:number-columns-repeated="5"/>
          <table:table-cell/>
        </table:table-row>
        <table:table-row table:style-name="ro19" table:number-rows-repeated="2">
          <table:table-cell table:style-name="ce34"/>
          <table:table-cell table:number-columns-repeated="9"/>
        </table:table-row>
        <table:table-row table:style-name="ro21">
          <table:table-cell table:number-columns-repeated="6"/>
          <table:table-cell table:style-name="Copertina_5f_nomi_20_sin_20_piccolo" table:formula="of:=[.B125]" office:value-type="string" office:string-value="Libretto delle misure n° 1">
            <text:p>Libretto delle misure n° 1</text:p>
          </table:table-cell>
          <table:table-cell table:number-columns-repeated="3"/>
        </table:table-row>
        <table:table-row table:style-name="ro21" table:number-rows-repeated="65386">
          <table:table-cell table:style-name="ce31"/>
          <table:table-cell table:number-columns-repeated="9"/>
        </table:table-row>
        <table:table-row table:style-name="ro21" table:number-rows-repeated="983040">
          <table:table-cell table:number-columns-repeated="10"/>
        </table:table-row>
        <table:table-row table:style-name="ro21">
          <table:table-cell table:number-columns-repeated="10"/>
        </table:table-row>
      </table:table>
      <table:table table:name="S1" table:style-name="ta6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MENU PRINCIPALE (Ctrl-0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 Button 3" form:control-implementation="ooo:com.sun.star.form.component.CommandButton" xml:id="control24" form:id="control24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 Button 4" form:control-implementation="ooo:com.sun.star.form.component.CommandButton" xml:id="control25" form:id="control25" form:label="Va al COMPUTO M. (Ctrl-3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 Button 7" form:control-implementation="ooo:com.sun.star.form.component.CommandButton" xml:id="control26" form:id="control26" form:label="MENU PRINCIPALE (Ctrl-0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5" form:control-implementation="ooo:com.sun.star.form.component.CommandButton" xml:id="control27" form:id="control27" form:label="Carica la configurazione salvata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arica una conffigurazione personale Precedentemente salv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Carica_Var_Gen_Personali?language=Basic&amp;location=application" xlink:type="simple"/>
              </office:event-listeners>
            </form:button>
            <form:button form:name="Push Button 6" form:control-implementation="ooo:com.sun.star.form.component.CommandButton" xml:id="control28" form:id="control28" form:label="Ripristina la Default" form:title="Ripristina la conffigurazione di default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etta_Var_Gen_Default?language=Basic&amp;location=application" xlink:type="simple"/>
              </office:event-listeners>
            </form:button>
            <form:button form:name="Push Button 8" form:control-implementation="ooo:com.sun.star.form.component.CommandButton" xml:id="control29" form:id="control29" form:label="Salva la configurazione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alva la configurazione Attuale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Var_Gen_Personali?language=Basic&amp;location=application" xlink:type="simple"/>
              </office:event-listeners>
            </form:button>
            <form:button form:name="PushButton3" form:control-implementation="ooo:com.sun.star.form.component.CommandButton" xml:id="control30" form:id="control30" form:label="Manutenzione 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enu Manutenzione (Solo per Utenti esperti)"/>
              </form:properties>
              <office:event-listeners>
                <script:event-listener script:language="ooo:script" script:event-name="dom:mouseup" xlink:href="vnd.sun.star.script:UltimusFree2.Focus.Visualizza_S4M?language=Basic&amp;location=application" xlink:type="simple"/>
              </office:event-listeners>
            </form:button>
            <form:button form:name="Push Button 9" form:control-implementation="ooo:com.sun.star.form.component.CommandButton" xml:id="control31" form:id="control31" form:label="ANAGRAFICA generale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deposito dei Dati Generali del Progetto (Anagrafica Generale)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 Button 10" form:control-implementation="ooo:com.sun.star.form.component.CommandButton" xml:id="control32" form:id="control32" form:label="RIORDINA Le Analisi di Prezzo  (In ordine alfabetico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 non è obbligatorio... è solo un'opzione (se interessa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RiorAnalisi.Main_Riordina_Analisi_Alfabetico?language=Basic&amp;location=application" xlink:type="simple"/>
              </office:event-listeners>
            </form:button>
            <form:button form:name="Push Button 11" form:control-implementation="ooo:com.sun.star.form.component.CommandButton" xml:id="control33" form:id="control33" form:label="Filtra Computo e Fai una copia 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Filtro?language=Basic&amp;location=application" xlink:type="simple"/>
              </office:event-listeners>
            </form:button>
            <form:button form:name="Push Button 12" form:control-implementation="ooo:com.sun.star.form.component.CommandButton" xml:id="control34" form:id="control34" form:label="PULIZIA delle voci NON usate nel Computo  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Vai_submenu_segnaVoci_non_usate?language=Basic&amp;location=application" xlink:type="simple"/>
              </office:event-listeners>
            </form:button>
            <form:button form:name="Push Button 13" form:control-implementation="ooo:com.sun.star.form.component.CommandButton" xml:id="control35" form:id="control35" form:label="Va all'ELENCO PREZZI (Alt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 Button 15" form:control-implementation="ooo:com.sun.star.form.component.CommandButton" xml:id="control36" form:id="control36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 Button 17" form:control-implementation="ooo:com.sun.star.form.component.CommandButton" xml:id="control37" form:id="control37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specifico file/documento 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  <form:button form:name="Push Button 18" form:control-implementation="ooo:com.sun.star.form.component.CommandButton" xml:id="control38" form:id="control38" form:label="Variabili Generali (menu preferenz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chermata Preferenze circa i comportamenti di Ultimus"/>
              </form:properties>
              <office:event-listeners>
                <script:event-listener script:language="ooo:script" script:event-name="form:performaction" xlink:href="vnd.sun.star.script:UltimusFree2.Focus.Vai_a_VARIABILI?language=Basic&amp;location=application" xlink:type="simple"/>
              </office:event-listeners>
            </form:button>
            <form:button form:name="Push Button 20" form:control-implementation="ooo:com.sun.star.form.component.CommandButton" xml:id="control39" form:id="control39" form:label="Va al COMPUTO M. (Alt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40" form:id="control40" form:label="Gestione Contabilità Cantiere (abilita)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 alla tabella di Gestione Contabilità e apre le tab nascoste dei doc e Copertine"/>
              </form:properties>
              <office:event-listeners>
                <script:event-listener script:language="ooo:script" script:event-name="dom:mouseup" xlink:href="vnd.sun.star.script:UltimusFree2.Gest_contab.Abilita_contabilita?language=Basic&amp;location=application" xlink:type="simple"/>
              </office:event-listeners>
            </form:button>
            <form:button form:name="CommandButton24" form:control-implementation="ooo:com.sun.star.form.component.CommandButton" xml:id="control41" form:id="control41" form:label="Importa Stili in blocc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mporta nel doc attivo tutti gli stili da un altro fil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Importa_STILI?language=Basic&amp;location=application" xlink:type="simple"/>
              </office:event-listeners>
            </form:button>
            <form:button form:name="Push Button 16" form:control-implementation="ooo:com.sun.star.form.component.CommandButton" xml:id="control42" form:id="control42" form:label="Va alle ANALISI di P. (Alt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</form:form>
        </office:forms>
        <table:shapes>
          <draw:g draw:z-index="0" draw:style-name="gr1">
            <draw:control draw:style-name="gr3" draw:text-style-name="P8" svg:width="8.978cm" svg:height="1.001cm" svg:x="39.772cm" svg:y="72cm" draw:control="control22"/>
            <draw:control draw:style-name="gr3" draw:text-style-name="P9" svg:width="8.988cm" svg:height="0.597cm" svg:x="10.25cm" svg:y="72.382cm" draw:control="control23"/>
            <draw:control draw:style-name="gr3" draw:text-style-name="P9" svg:width="9.614cm" svg:height="0.597cm" svg:x="20.242cm" svg:y="72.382cm" draw:control="control24"/>
            <draw:control draw:style-name="gr3" draw:text-style-name="P9" svg:width="8.855cm" svg:height="0.597cm" svg:x="30.157cm" svg:y="72.382cm" draw:control="control25"/>
          </draw:g>
          <draw:control draw:z-index="3" draw:text-style-name="P10" svg:width="5.801cm" svg:height="1.602cm" svg:x="27.958cm" svg:y="2.665cm" draw:control="control30"/>
          <draw:control draw:z-index="4" draw:style-name="gr1" draw:text-style-name="P11" svg:width="8.523cm" svg:height="1.098cm" svg:x="25.37cm" svg:y="14.237cm" draw:control="control31"/>
          <draw:control draw:z-index="5" draw:style-name="gr1" draw:text-style-name="P11" svg:width="11.373cm" svg:height="1.44cm" svg:x="0.314cm" svg:y="6.802cm" draw:control="control32"/>
          <draw:control draw:z-index="6" draw:style-name="gr1" draw:text-style-name="P11" svg:width="11.38cm" svg:height="1.551cm" svg:x="0.303cm" svg:y="2.649cm" draw:control="control33"/>
          <draw:control draw:z-index="7" draw:style-name="gr1" draw:text-style-name="P11" svg:width="11.368cm" svg:height="1.453cm" svg:x="0.314cm" svg:y="4.722cm" draw:control="control34"/>
          <draw:control draw:z-index="8" draw:style-name="gr1" draw:text-style-name="P12" svg:width="7.55cm" svg:height="1.152cm" svg:x="0.109cm" svg:y="17.916cm" draw:control="control35"/>
          <draw:control draw:z-index="9" draw:style-name="gr1" draw:text-style-name="P12" svg:width="8.535cm" svg:height="1.116cm" svg:x="25.37cm" svg:y="16.164cm" draw:control="control36"/>
          <draw:control draw:z-index="10" draw:style-name="gr1" draw:text-style-name="P12" svg:width="8.534cm" svg:height="1.112cm" svg:x="25.3cm" svg:y="12.461cm" draw:control="control37"/>
          <draw:control draw:z-index="11" draw:text-style-name="P11" svg:width="11.486cm" svg:height="1.47cm" svg:x="0.339cm" svg:y="8.662cm" draw:control="control38"/>
          <draw:control draw:z-index="12" draw:style-name="gr1" draw:text-style-name="P12" svg:width="7.349cm" svg:height="1.03cm" svg:x="17.466cm" svg:y="18.038cm" draw:control="control39"/>
          <draw:control draw:z-index="13" draw:text-style-name="P12" svg:width="11.515cm" svg:height="1.483cm" svg:x="13.333cm" svg:y="8.662cm" draw:control="control40"/>
          <draw:control draw:z-index="14" draw:text-style-name="P13" svg:width="11.734cm" svg:height="1.391cm" svg:x="13.069cm" svg:y="2.815cm" draw:control="control41"/>
          <draw:control draw:z-index="15" draw:style-name="gr1" draw:text-style-name="P12" svg:width="8.147cm" svg:height="1.152cm" svg:x="8.658cm" svg:y="17.938cm" draw:control="control42"/>
        </table:shapes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33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number-columns-repeated="2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1" table:number-columns-repeated="5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number-columns-repeated="2" table:default-cell-style-name="Default"/>
        <table:table-column table:style-name="co127" table:default-cell-style-name="Default"/>
        <table:table-column table:style-name="co121" table:number-columns-repeated="5" table:default-cell-style-name="Default"/>
        <table:table-column table:style-name="co128" table:default-cell-style-name="Default"/>
        <table:table-column table:style-name="co129" table:number-columns-repeated="2" table:default-cell-style-name="Default"/>
        <table:table-column table:style-name="co121" table:number-columns-repeated="4" table:default-cell-style-name="Default"/>
        <table:table-column table:style-name="co123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3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35" table:default-cell-style-name="Default"/>
        <table:table-column table:style-name="co121" table:number-columns-repeated="6" table:default-cell-style-name="Default"/>
        <table:table-column table:style-name="co144" table:default-cell-style-name="Default"/>
        <table:table-column table:style-name="co121" table:number-columns-repeated="46" table:default-cell-style-name="Default"/>
        <table:table-column table:style-name="co145" table:default-cell-style-name="Default"/>
        <table:table-column table:style-name="co121" table:number-columns-repeated="128" table:default-cell-style-name="Default"/>
        <table:table-row table:style-name="ro66" table:visibility="collapse">
          <table:table-cell table:style-name="ce60" office:value-type="float" office:value="0">
            <text:p>0</text:p>
          </table:table-cell>
          <table:table-cell table:style-name="ce60"/>
          <table:table-cell table:style-name="ce60" office:value-type="string">
            <text:p>Dati di questo Doc <text:span text:style-name="T7">( di questo specifico documento/file...)</text:span>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table:number-columns-repeated="5"/>
          <table:table-cell table:style-name="ce60" office:value-type="string">
            <text:p>ff</text:p>
          </table:table-cell>
          <table:table-cell table:style-name="ce60" table:number-columns-repeated="4"/>
          <table:table-cell table:style-name="ce179"/>
          <table:table-cell table:style-name="ce93" table:number-columns-repeated="4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table:number-columns-repeated="4"/>
          <table:table-cell table:style-name="ce60" office:value-type="string">
            <text:p>N. ord.</text:p>
          </table:table-cell>
          <table:table-cell table:style-name="ce200" office:value-type="string">
            <text:p>Art. E.P.</text:p>
          </table:table-cell>
          <table:table-cell table:style-name="ce200" office:value-type="string">
            <text:p>DESIGNAZIONE DEI LAVORI E DELLE SOMMINISTRAZIONI</text:p>
          </table:table-cell>
          <table:table-cell table:style-name="ce200" office:value-type="string">
            <text:p>U.M.</text:p>
          </table:table-cell>
          <table:table-cell table:style-name="ce288" office:value-type="string">
            <text:p>p.u.</text:p>
          </table:table-cell>
          <table:table-cell table:style-name="ce288" office:value-type="string">
            <text:p>lungh / Sup.</text:p>
          </table:table-cell>
          <table:table-cell table:style-name="ce288" office:value-type="string">
            <text:p>largh.</text:p>
          </table:table-cell>
          <table:table-cell table:style-name="ce288" office:value-type="string">
            <text:p>H/</text:p>
            <text:p>peso</text:p>
          </table:table-cell>
          <table:table-cell table:style-name="ce288" office:value-type="string">
            <text:p>Coeff.</text:p>
          </table:table-cell>
          <table:table-cell table:style-name="ce200" office:value-type="string">
            <text:p>Quantità </text:p>
          </table:table-cell>
          <table:table-cell table:style-name="ce200" office:value-type="string">
            <text:p><text:s text:c="2"/>Prezzo Unitario €</text:p>
          </table:table-cell>
          <table:table-cell table:style-name="ce200" office:value-type="string">
            <text:p>Quantità SAL Ennesimo</text:p>
          </table:table-cell>
          <table:table-cell table:style-name="ce200" office:value-type="string">
            <text:p>PREZZO TOTALE COMPUTO <text:s/>€</text:p>
          </table:table-cell>
          <table:table-cell table:style-name="ce200" office:value-type="string">
            <text:p>Positivi €</text:p>
          </table:table-cell>
          <table:table-cell table:style-name="ce200" office:value-type="string">
            <text:p>Negativi €</text:p>
          </table:table-cell>
          <table:table-cell table:style-name="ce200" office:value-type="string">
            <text:p>PREZZO TOTALE SAL Ennesimo</text:p>
          </table:table-cell>
          <table:table-cell table:style-name="ce200" office:value-type="string">
            <text:p>Residui / differenze </text:p>
          </table:table-cell>
          <table:table-cell table:style-name="ce200" office:value-type="string">
            <text:p>Data</text:p>
          </table:table-cell>
          <table:table-cell table:style-name="ce200" office:value-type="string">
            <text:p>Figure e annotazioni</text:p>
          </table:table-cell>
          <table:table-cell table:style-name="ce60" table:number-columns-repeated="9"/>
          <table:table-cell table:style-name="ce60" office:value-type="float" office:value="0">
            <text:p>0</text:p>
          </table:table-cell>
          <table:table-cell table:style-name="ce60" table:number-columns-repeated="164"/>
        </table:table-row>
        <table:table-row table:style-name="ro16" table:visibility="collapse">
          <table:table-cell table:style-name="ce60" office:value-type="float" office:value="1">
            <text:p>1</text:p>
          </table:table-cell>
          <table:table-cell table:style-name="ce60" table:number-columns-repeated="3"/>
          <table:table-cell/>
          <table:table-cell table:style-name="ce60"/>
          <table:table-cell table:style-name="ce60" office:value-type="float" office:value="1">
            <text:p>1</text:p>
          </table:table-cell>
          <table:table-cell table:style-name="ce60" table:number-columns-repeated="10"/>
          <table:table-cell table:style-name="ce179"/>
          <table:table-cell table:style-name="ce93" table:number-columns-repeated="4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">
            <text:p>1</text:p>
          </table:table-cell>
          <table:table-cell table:style-name="ce60" table:number-columns-repeated="4"/>
          <table:table-cell table:style-name="ce264"/>
          <table:table-cell table:style-name="ce159" table:number-columns-repeated="17"/>
          <table:table-cell table:style-name="ce325"/>
          <table:table-cell table:style-name="ce60" table:number-columns-repeated="9"/>
          <table:table-cell table:style-name="ce60" office:value-type="float" office:value="1">
            <text:p>1</text:p>
          </table:table-cell>
          <table:table-cell table:style-name="ce60" table:number-columns-repeated="164"/>
        </table:table-row>
        <table:table-row table:style-name="ro67" table:visibility="collapse">
          <table:table-cell table:style-name="ce60" office:value-type="float" office:value="2">
            <text:p>2</text:p>
          </table:table-cell>
          <table:table-cell table:style-name="ce60" table:number-columns-repeated="5"/>
          <table:table-cell table:style-name="ce60" office:value-type="float" office:value="2">
            <text:p>2</text:p>
          </table:table-cell>
          <table:table-cell table:style-name="ce60" table:number-columns-repeated="10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">
            <text:p>2</text:p>
          </table:table-cell>
          <table:table-cell table:style-name="ce60" table:number-columns-repeated="4"/>
          <table:table-cell table:style-name="ce265" office:value-type="string">
            <text:p>Progressivo</text:p>
          </table:table-cell>
          <table:table-cell table:style-name="ce268" table:content-validation-name="val16" table:formula="of:=#ref!;[.AT10]" office:value-type="string" office:string-value="Err:511">
            <text:p>Err:511</text:p>
          </table:table-cell>
          <table:table-cell table:style-name="ce276" table:formula="of:=CONCATENATE(&quot; &quot;;VLOOKUP([.AT3];elenco_prezzi;2;FALSE());&quot; &quot;)" office:value-type="float" office:value="0">
            <text:p>Err:511</text:p>
          </table:table-cell>
          <table:table-cell table:style-name="ce160" table:number-columns-repeated="6"/>
          <table:table-cell table:style-name="ce160" office:value-type="string">
            <text:p>-</text:p>
          </table:table-cell>
          <table:table-cell table:style-name="ce160"/>
          <table:table-cell table:style-name="ce160" office:value-type="string">
            <text:p>-</text:p>
          </table:table-cell>
          <table:table-cell table:style-name="ce160" table:number-columns-repeated="5"/>
          <table:table-cell table:style-name="ce315" table:number-columns-repeated="2"/>
          <table:table-cell table:style-name="ce60" table:number-columns-repeated="9"/>
          <table:table-cell table:style-name="ce60" office:value-type="float" office:value="2">
            <text:p>2</text:p>
          </table:table-cell>
          <table:table-cell table:style-name="ce60" table:number-columns-repeated="164"/>
        </table:table-row>
        <table:table-row table:style-name="ro31" table:visibility="collapse">
          <table:table-cell table:style-name="ce60" office:value-type="float" office:value="3">
            <text:p>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">
            <text:p>3</text:p>
          </table:table-cell>
          <table:table-cell table:style-name="ce60" table:number-columns-repeated="4"/>
          <table:table-cell table:style-name="ce266"/>
          <table:table-cell table:style-name="ce269"/>
          <table:table-cell table:style-name="ce277" office:value-type="string">
            <text:p>partiture decorative (architettura “unificata”)</text:p>
          </table:table-cell>
          <table:table-cell table:style-name="ce283"/>
          <table:table-cell table:style-name="ce289" office:value-type="float" office:value="1">
            <text:p>1</text:p>
          </table:table-cell>
          <table:table-cell table:style-name="ce289" office:value-type="float" office:value="12.5">
            <text:p>12,5</text:p>
          </table:table-cell>
          <table:table-cell table:style-name="ce289" table:number-columns-repeated="3"/>
          <table:table-cell table:style-name="ce277" table:formula="of:=PRODUCT([.AW4:.BA4])" office:value-type="float" office:value="12.5">
            <text:p>12,5</text:p>
          </table:table-cell>
          <table:table-cell table:style-name="ce160"/>
          <table:table-cell table:style-name="ce194"/>
          <table:table-cell table:style-name="ce160" table:number-columns-repeated="5"/>
          <table:table-cell table:style-name="ce316"/>
          <table:table-cell table:style-name="ce315"/>
          <table:table-cell table:style-name="ce60" table:number-columns-repeated="9"/>
          <table:table-cell table:style-name="ce60" office:value-type="float" office:value="3">
            <text:p>3</text:p>
          </table:table-cell>
          <table:table-cell table:style-name="ce60" table:number-columns-repeated="164"/>
        </table:table-row>
        <table:table-row table:style-name="ro37" table:visibility="collapse">
          <table:table-cell table:style-name="ce60" office:value-type="float" office:value="4">
            <text:p>4</text:p>
          </table:table-cell>
          <table:table-cell table:style-name="ce60" table:number-columns-repeated="9"/>
          <table:table-cell table:style-name="ce60"/>
          <table:table-cell table:style-name="ce60" table:number-columns-repeated="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4">
            <text:p>4</text:p>
          </table:table-cell>
          <table:table-cell table:style-name="ce60" table:number-columns-repeated="4"/>
          <table:table-cell table:style-name="ce267"/>
          <table:table-cell table:style-name="ce270"/>
          <table:table-cell table:style-name="ce270" office:value-type="string">
            <text:p>SOMMANO </text:p>
          </table:table-cell>
          <table:table-cell table:style-name="ce284" table:formula="of:=VLOOKUP([.AT3];elenco_prezzi;3;FALSE())" office:value-type="float" office:value="0">
            <text:p>Err:511</text:p>
          </table:table-cell>
          <table:table-cell table:style-name="ce284" table:number-columns-repeated="5"/>
          <table:table-cell table:style-name="ce301" table:formula="of:=SUM([.BB4:.BB4])" office:value-type="float" office:value="12.5">
            <text:p>12,50</text:p>
          </table:table-cell>
          <table:table-cell table:style-name="ce173" table:formula="of:=VLOOKUP([.AT3];elenco_prezzi;5;FALSE())" office:value-type="currency" office:currency="EUR" office:value="0">
            <text:p>Err:511</text:p>
          </table:table-cell>
          <table:table-cell table:style-name="ce195" table:formula="of:=SUM([.BD4:.BD4])" office:value-type="float" office:value="0">
            <text:p>0,00</text:p>
          </table:table-cell>
          <table:table-cell table:style-name="ce198" table:formula="of:=[.BB5]*[.BC5]" office:value-type="currency" office:currency="EUR" office:value="0">
            <text:p>Err:511</text:p>
          </table:table-cell>
          <table:table-cell table:style-name="ce307" table:formula="of:=IF((#ref!5-[.BE5])&gt;0;#ref!5-[.BE5];0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ce307" table:formula="of:=IF((#ref!5-[.BE5])&lt;0;-(#ref!5-[.BE5]);0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ce229" table:formula="of:=PRODUCT([.$K5];[.BD5])" office:value-type="currency" office:currency="EUR" office:value="0">
            <text:p>€ 0,00</text:p>
          </table:table-cell>
          <table:table-cell table:style-name="ce231" table:formula="of:=[.BE5]-(SUM([.BH5:.BH5]))" office:value-type="currency" office:currency="EUR" office:value="0">
            <text:p>Err:511</text:p>
          </table:table-cell>
          <table:table-cell table:style-name="ce317"/>
          <table:table-cell table:style-name="ce326"/>
          <table:table-cell table:style-name="ce60" table:number-columns-repeated="9"/>
          <table:table-cell table:style-name="ce60" office:value-type="float" office:value="4">
            <text:p>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5">
            <text:p>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5">
            <text:p>5</text:p>
          </table:table-cell>
          <table:table-cell table:style-name="ce60" table:number-columns-repeated="32"/>
          <table:table-cell table:style-name="ce60" office:value-type="float" office:value="5">
            <text:p>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6">
            <text:p>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6">
            <text:p>6</text:p>
          </table:table-cell>
          <table:table-cell table:style-name="ce60" table:number-columns-repeated="32"/>
          <table:table-cell table:style-name="ce60" office:value-type="float" office:value="6">
            <text:p>6</text:p>
          </table:table-cell>
          <table:table-cell table:style-name="ce60" table:number-columns-repeated="164"/>
        </table:table-row>
        <table:table-row table:style-name="ro56" table:visibility="collapse">
          <table:table-cell table:style-name="ce60" office:value-type="float" office:value="7">
            <text:p>7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7">
            <text:p>7</text:p>
          </table:table-cell>
          <table:table-cell table:style-name="ce60" table:number-columns-repeated="2"/>
          <table:table-cell table:style-name="ce67"/>
          <table:table-cell table:style-name="ce60" table:number-columns-repeated="29"/>
          <table:table-cell table:style-name="ce60" office:value-type="float" office:value="7">
            <text:p>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8">
            <text:p>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8">
            <text:p>8</text:p>
          </table:table-cell>
          <table:table-cell table:style-name="ce60" table:number-columns-repeated="32"/>
          <table:table-cell table:style-name="ce60" office:value-type="float" office:value="8">
            <text:p>8</text:p>
          </table:table-cell>
          <table:table-cell table:style-name="ce60" table:number-columns-repeated="164"/>
        </table:table-row>
        <table:table-row table:style-name="ro56" table:visibility="collapse">
          <table:table-cell table:style-name="ce60" office:value-type="float" office:value="9">
            <text:p>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9">
            <text:p>9</text:p>
          </table:table-cell>
          <table:table-cell table:style-name="ce60" table:number-columns-repeated="3"/>
          <table:table-cell table:style-name="ce67" table:number-columns-repeated="2"/>
          <table:table-cell table:style-name="ce60" table:number-columns-repeated="27"/>
          <table:table-cell table:style-name="ce60" office:value-type="float" office:value="9">
            <text:p>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0">
            <text:p>1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0">
            <text:p>10</text:p>
          </table:table-cell>
          <table:table-cell table:style-name="ce60" table:number-columns-repeated="32"/>
          <table:table-cell table:style-name="ce60" office:value-type="float" office:value="10">
            <text:p>10</text:p>
          </table:table-cell>
          <table:table-cell table:style-name="ce60" table:number-columns-repeated="164"/>
        </table:table-row>
        <table:table-row table:style-name="ro56" table:visibility="collapse">
          <table:table-cell table:style-name="ce60" office:value-type="float" office:value="11">
            <text:p>1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1">
            <text:p>11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1">
            <text:p>11</text:p>
          </table:table-cell>
          <table:table-cell table:style-name="ce60" table:number-columns-repeated="164"/>
        </table:table-row>
        <table:table-row table:style-name="ro56" table:visibility="collapse">
          <table:table-cell table:style-name="ce60" office:value-type="float" office:value="12">
            <text:p>1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2">
            <text:p>12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2">
            <text:p>12</text:p>
          </table:table-cell>
          <table:table-cell table:style-name="ce60" table:number-columns-repeated="164"/>
        </table:table-row>
        <table:table-row table:style-name="ro56" table:visibility="collapse">
          <table:table-cell table:style-name="ce60" office:value-type="float" office:value="13">
            <text:p>1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3">
            <text:p>13</text:p>
          </table:table-cell>
          <table:table-cell table:style-name="ce60" table:number-columns-repeated="3"/>
          <table:table-cell table:style-name="ce67" table:number-columns-repeated="4"/>
          <table:table-cell table:style-name="ce60" table:number-columns-repeated="25"/>
          <table:table-cell table:style-name="ce60" office:value-type="float" office:value="13">
            <text:p>1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4">
            <text:p>14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4">
            <text:p>14</text:p>
          </table:table-cell>
          <table:table-cell table:style-name="ce60" table:number-columns-repeated="32"/>
          <table:table-cell table:style-name="ce60" office:value-type="float" office:value="14">
            <text:p>1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5">
            <text:p>1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5">
            <text:p>15</text:p>
          </table:table-cell>
          <table:table-cell table:style-name="ce60" table:number-columns-repeated="32"/>
          <table:table-cell table:style-name="ce60" office:value-type="float" office:value="15">
            <text:p>1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6">
            <text:p>1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6">
            <text:p>16</text:p>
          </table:table-cell>
          <table:table-cell table:style-name="ce60" table:number-columns-repeated="32"/>
          <table:table-cell table:style-name="ce60" office:value-type="float" office:value="16">
            <text:p>16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60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office:value-type="float" office:value="110">
            <text:p>110</text:p>
          </table:table-cell>
          <table:table-cell table:style-name="ce60" office:value-type="float" office:value="111">
            <text:p>111</text:p>
          </table:table-cell>
          <table:table-cell table:style-name="ce60" office:value-type="float" office:value="112">
            <text:p>112</text:p>
          </table:table-cell>
          <table:table-cell table:style-name="ce60" office:value-type="float" office:value="113">
            <text:p>113</text:p>
          </table:table-cell>
          <table:table-cell table:style-name="ce60" office:value-type="float" office:value="114">
            <text:p>114</text:p>
          </table:table-cell>
          <table:table-cell table:style-name="ce60" table:number-columns-repeated="121"/>
        </table:table-row>
        <table:table-row table:style-name="ro56" table:visibility="collapse">
          <table:table-cell table:style-name="ce60" office:value-type="float" office:value="17">
            <text:p>17</text:p>
          </table:table-cell>
          <table:table-cell/>
          <table:table-cell table:style-name="ce83"/>
          <table:table-cell table:style-name="ce92" table:number-columns-repeated="37"/>
          <table:table-cell table:style-name="ce83"/>
          <table:table-cell table:style-name="ce259" table:number-columns-repeated="2"/>
          <table:table-cell table:number-columns-repeated="23"/>
          <table:table-cell table:style-name="ce60" table:number-columns-repeated="6"/>
          <table:table-cell table:style-name="ce60" office:value-type="float" office:value="17">
            <text:p>1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8">
            <text:p>1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7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18">
            <text:p>18</text:p>
          </table:table-cell>
          <table:table-cell table:style-name="ce60" table:number-columns-repeated="32"/>
          <table:table-cell table:style-name="ce60" office:value-type="float" office:value="18">
            <text:p>1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19">
            <text:p>1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7"/>
          <table:table-cell table:style-name="ce60" table:number-columns-repeated="10"/>
          <table:table-cell table:style-name="ce60" office:value-type="string">
            <text:p>b</text:p>
          </table:table-cell>
          <table:table-cell table:style-name="ce68" table:number-columns-repeated="3"/>
          <table:table-cell table:style-name="ce60" table:number-columns-repeated="2"/>
          <table:table-cell table:style-name="ce60" office:value-type="float" office:value="19">
            <text:p>19</text:p>
          </table:table-cell>
          <table:table-cell table:style-name="ce60" table:number-columns-repeated="32"/>
          <table:table-cell table:style-name="ce60" office:value-type="float" office:value="19">
            <text:p>1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0">
            <text:p>2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0">
            <text:p>20</text:p>
          </table:table-cell>
          <table:table-cell table:style-name="ce60" table:number-columns-repeated="32"/>
          <table:table-cell table:style-name="ce60" office:value-type="float" office:value="20">
            <text:p>20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1">
            <text:p>2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1">
            <text:p>21</text:p>
          </table:table-cell>
          <table:table-cell table:style-name="ce60" table:number-columns-repeated="32"/>
          <table:table-cell table:style-name="ce60" office:value-type="float" office:value="21">
            <text:p>21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2">
            <text:p>2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2">
            <text:p>22</text:p>
          </table:table-cell>
          <table:table-cell table:style-name="ce60" table:number-columns-repeated="32"/>
          <table:table-cell table:style-name="ce60" office:value-type="float" office:value="22">
            <text:p>22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3">
            <text:p>2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3">
            <text:p>23</text:p>
          </table:table-cell>
          <table:table-cell table:style-name="ce60" table:number-columns-repeated="32"/>
          <table:table-cell table:style-name="ce60" office:value-type="float" office:value="23">
            <text:p>2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4">
            <text:p>24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4">
            <text:p>24</text:p>
          </table:table-cell>
          <table:table-cell table:style-name="ce60" table:number-columns-repeated="32"/>
          <table:table-cell table:style-name="ce60" office:value-type="float" office:value="24">
            <text:p>2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5">
            <text:p>25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5">
            <text:p>25</text:p>
          </table:table-cell>
          <table:table-cell table:style-name="ce60" table:number-columns-repeated="32"/>
          <table:table-cell table:style-name="ce60" office:value-type="float" office:value="25">
            <text:p>25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6">
            <text:p>26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6">
            <text:p>26</text:p>
          </table:table-cell>
          <table:table-cell table:style-name="ce60" table:number-columns-repeated="32"/>
          <table:table-cell table:style-name="ce60" office:value-type="float" office:value="26">
            <text:p>26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7">
            <text:p>27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7">
            <text:p>27</text:p>
          </table:table-cell>
          <table:table-cell table:style-name="ce60" table:number-columns-repeated="32"/>
          <table:table-cell table:style-name="ce60" office:value-type="float" office:value="27">
            <text:p>2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8">
            <text:p>28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8">
            <text:p>28</text:p>
          </table:table-cell>
          <table:table-cell table:style-name="ce60" table:number-columns-repeated="32"/>
          <table:table-cell table:style-name="ce60" office:value-type="float" office:value="28">
            <text:p>2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29">
            <text:p>29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29">
            <text:p>29</text:p>
          </table:table-cell>
          <table:table-cell table:style-name="ce60" table:number-columns-repeated="32"/>
          <table:table-cell table:style-name="ce60" office:value-type="float" office:value="29">
            <text:p>29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0">
            <text:p>30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0">
            <text:p>30</text:p>
          </table:table-cell>
          <table:table-cell table:style-name="ce60" table:number-columns-repeated="32"/>
          <table:table-cell table:style-name="ce60" office:value-type="float" office:value="30">
            <text:p>30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1">
            <text:p>31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1">
            <text:p>31</text:p>
          </table:table-cell>
          <table:table-cell table:style-name="ce60" table:number-columns-repeated="32"/>
          <table:table-cell table:style-name="ce60" office:value-type="float" office:value="31">
            <text:p>31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2">
            <text:p>32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2">
            <text:p>32</text:p>
          </table:table-cell>
          <table:table-cell table:style-name="ce60" table:number-columns-repeated="32"/>
          <table:table-cell table:style-name="ce60" office:value-type="float" office:value="32">
            <text:p>32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3">
            <text:p>33</text:p>
          </table:table-cell>
          <table:table-cell table:style-name="ce60" table:number-columns-repeated="16"/>
          <table:table-cell table:style-name="ce179"/>
          <table:table-cell table:style-name="ce93" table:number-columns-repeated="2"/>
          <table:table-cell table:style-name="ce179" table:number-columns-repeated="2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3">
            <text:p>33</text:p>
          </table:table-cell>
          <table:table-cell table:style-name="ce60" table:number-columns-repeated="32"/>
          <table:table-cell table:style-name="ce60" office:value-type="float" office:value="33">
            <text:p>33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4">
            <text:p>34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4">
            <text:p>34</text:p>
          </table:table-cell>
          <table:table-cell table:style-name="ce60" table:number-columns-repeated="32"/>
          <table:table-cell table:style-name="ce60" office:value-type="float" office:value="34">
            <text:p>34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5">
            <text:p>35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5">
            <text:p>35</text:p>
          </table:table-cell>
          <table:table-cell table:style-name="ce60" table:number-columns-repeated="32"/>
          <table:table-cell table:style-name="ce60" office:value-type="float" office:value="35">
            <text:p>35</text:p>
          </table:table-cell>
          <table:table-cell table:style-name="ce60" table:number-columns-repeated="164"/>
        </table:table-row>
        <table:table-row table:style-name="ro19" table:visibility="collapse">
          <table:table-cell table:style-name="ce60" office:value-type="float" office:value="36">
            <text:p>36</text:p>
          </table:table-cell>
          <table:table-cell table:style-name="ce60" table:number-columns-repeated="16"/>
          <table:table-cell table:style-name="ce179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6">
            <text:p>36</text:p>
          </table:table-cell>
          <table:table-cell table:style-name="ce60"/>
          <table:table-cell table:style-name="ce260"/>
          <table:table-cell table:style-name="ce60" table:number-columns-repeated="30"/>
          <table:table-cell table:style-name="ce60" office:value-type="float" office:value="36">
            <text:p>36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7">
            <text:p>37</text:p>
          </table:table-cell>
          <table:table-cell table:style-name="ce60" table:number-columns-repeated="16"/>
          <table:table-cell table:style-name="ce179" table:number-columns-repeated="2"/>
          <table:table-cell table:style-name="ce93" table:number-columns-repeated="3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7">
            <text:p>37</text:p>
          </table:table-cell>
          <table:table-cell table:style-name="ce60" table:number-columns-repeated="32"/>
          <table:table-cell table:style-name="ce60" office:value-type="float" office:value="37">
            <text:p>37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8">
            <text:p>38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8">
            <text:p>38</text:p>
          </table:table-cell>
          <table:table-cell table:style-name="ce60" table:number-columns-repeated="32"/>
          <table:table-cell table:style-name="ce60" office:value-type="float" office:value="38">
            <text:p>38</text:p>
          </table:table-cell>
          <table:table-cell table:style-name="ce60" table:number-columns-repeated="164"/>
        </table:table-row>
        <table:table-row table:style-name="ro21" table:visibility="collapse">
          <table:table-cell table:style-name="ce60" office:value-type="float" office:value="39">
            <text:p>39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39">
            <text:p>39</text:p>
          </table:table-cell>
          <table:table-cell table:style-name="ce60" table:number-columns-repeated="32"/>
          <table:table-cell table:style-name="ce60" office:value-type="float" office:value="39">
            <text:p>39</text:p>
          </table:table-cell>
          <table:table-cell table:style-name="ce60" table:number-columns-repeated="164"/>
        </table:table-row>
        <table:table-row table:style-name="ro39" table:visibility="collapse">
          <table:table-cell table:style-name="ce60" office:value-type="float" office:value="40">
            <text:p>40</text:p>
          </table:table-cell>
          <table:table-cell table:style-name="ce60" table:number-columns-repeated="16"/>
          <table:table-cell table:style-name="ce93" table:number-columns-repeated="5"/>
          <table:table-cell table:style-name="ce196"/>
          <table:table-cell table:style-name="ce60" table:number-columns-repeated="11"/>
          <table:table-cell table:style-name="ce68" table:number-columns-repeated="3"/>
          <table:table-cell table:style-name="ce60" table:number-columns-repeated="2"/>
          <table:table-cell table:style-name="ce60" office:value-type="float" office:value="40">
            <text:p>40</text:p>
          </table:table-cell>
          <table:table-cell table:style-name="ce60" table:number-columns-repeated="5"/>
          <table:table-cell table:style-name="ce271" office:value-type="string">
            <text:p>inizio analisi</text:p>
          </table:table-cell>
          <table:table-cell table:style-name="ce272" office:value-type="string">
            <text:p>ANALISI DI PREZZO</text:p>
          </table:table-cell>
          <table:table-cell table:number-columns-repeated="2" table:style-name="ce272" office:value-type="string">
            <text:p>-</text:p>
          </table:table-cell>
          <table:table-cell table:style-name="ce272"/>
          <table:table-cell table:style-name="ce272" office:value-type="string">
            <text:p>-</text:p>
          </table:table-cell>
          <table:table-cell table:style-name="ce272" office:value-type="string">
            <text:p>-</text:p>
            <text:p>-</text:p>
            <text:p><text:s/></text:p>
            <text:p>- </text:p>
            <text:p>-</text:p>
            <text:p>-</text:p>
          </table:table-cell>
          <table:table-cell table:style-name="ce272" table:number-columns-repeated="7"/>
          <table:table-cell table:style-name="ce60"/>
          <table:table-cell table:style-name="ce308" office:value-type="string">
            <text:p>inizio analisi</text:p>
          </table:table-cell>
          <table:table-cell table:style-name="ce318" office:value-type="string">
            <text:p>ANALISI DI PREZZO</text:p>
          </table:table-cell>
          <table:table-cell table:number-columns-repeated="2" table:style-name="ce272" office:value-type="string">
            <text:p>-</text:p>
          </table:table-cell>
          <table:table-cell table:style-name="ce272"/>
          <table:table-cell table:style-name="ce272" office:value-type="string">
            <text:p>-</text:p>
          </table:table-cell>
          <table:table-cell table:style-name="ce272" office:value-type="string">
            <text:p>-</text:p>
            <text:p>-</text:p>
            <text:p><text:s/></text:p>
            <text:p>- </text:p>
            <text:p>-</text:p>
            <text:p>-</text:p>
          </table:table-cell>
          <table:table-cell table:style-name="ce272"/>
          <table:table-cell table:style-name="ce60" table:number-columns-repeated="169"/>
        </table:table-row>
        <table:table-row table:style-name="ro56" table:visibility="collapse">
          <table:table-cell table:style-name="ce60" office:value-type="float" office:value="41">
            <text:p>41</text:p>
          </table:table-cell>
          <table:table-cell table:style-name="ce65" table:number-columns-repeated="2"/>
          <table:table-cell table:style-name="ce93" table:number-columns-repeated="19"/>
          <table:table-cell table:style-name="ce60" table:number-columns-repeated="12"/>
          <table:table-cell table:style-name="ce68" table:number-columns-repeated="3"/>
          <table:table-cell table:style-name="ce60"/>
          <table:table-cell table:style-name="ce254"/>
          <table:table-cell table:style-name="ce60" office:value-type="float" office:value="41">
            <text:p>41</text:p>
          </table:table-cell>
          <table:table-cell table:style-name="ce60" table:number-columns-repeated="5"/>
          <table:table-cell table:style-name="ce272" table:number-columns-repeated="14"/>
          <table:table-cell table:style-name="ce60"/>
          <table:table-cell table:style-name="ce272" table:number-columns-repeated="11"/>
          <table:table-cell table:style-name="ce60" table:number-columns-repeated="166"/>
        </table:table-row>
        <table:table-row table:style-name="ro4" table:visibility="collapse">
          <table:table-cell table:style-name="ce60" office:value-type="float" office:value="42">
            <text:p>42</text:p>
          </table:table-cell>
          <table:table-cell table:style-name="ce66"/>
          <table:table-cell table:style-name="ce84"/>
          <table:table-cell table:style-name="ce60"/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0" table:number-columns-repeated="4"/>
          <table:table-cell table:style-name="ce273" office:value-type="string">
            <text:p>AP</text:p>
          </table:table-cell>
          <table:table-cell table:style-name="ce278" office:value-type="string">
            <text:p>&lt;&lt;&lt;Scrivi la descrizione della nuova voce da analizzare <text:s text:c="2"/></text:p>
          </table:table-cell>
          <table:table-cell table:style-name="ce285" table:content-validation-name="val19" office:value-type="string">
            <text:p>U.M. ??</text:p>
          </table:table-cell>
          <table:table-cell table:style-name="ce290"/>
          <table:table-cell table:style-name="ce294" office:value-type="string">
            <text:p>TOTALE</text:p>
          </table:table-cell>
          <table:table-cell table:style-name="ce294" table:formula="of:=(&quot;€/&quot;&amp;[.AV43])" office:value-type="string" office:string-value="€/U.M. ??">
            <text:p>€/U.M. ??</text:p>
          </table:table-cell>
          <table:table-cell table:style-name="ce297" table:formula="of:=SUM([.AZ44:.AZ48])" office:value-type="currency" office:currency="EUR" office:value="0">
            <text:p>#N/D</text:p>
          </table:table-cell>
          <table:table-cell table:style-name="ce298" table:formula="of:=[.BB43]/[.AZ43]" office:value-type="percentage" office:value="0">
            <text:p>#N/D</text:p>
          </table:table-cell>
          <table:table-cell table:style-name="ce297" table:formula="of:=SUM([.BB44:.BB48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09" office:value-type="string">
            <text:p>AP</text:p>
          </table:table-cell>
          <table:table-cell table:style-name="ce319" office:value-type="string">
            <text:p>&lt;&lt;&lt;Scrivi la descrizione della nuova voce da analizzare <text:s text:c="2"/></text:p>
          </table:table-cell>
          <table:table-cell table:style-name="ce327" table:content-validation-name="val21" office:value-type="string">
            <text:p>U.M. ??</text:p>
          </table:table-cell>
          <table:table-cell table:style-name="ce330"/>
          <table:table-cell table:style-name="ce335"/>
          <table:table-cell table:style-name="ce341" office:value-type="string">
            <text:p>TOTALE</text:p>
          </table:table-cell>
          <table:table-cell table:style-name="ce341" table:formula="of:=(&quot;€/&quot;&amp;[.BK43])" office:value-type="string" office:string-value="€/U.M. ??">
            <text:p>€/U.M. ??</text:p>
          </table:table-cell>
          <table:table-cell table:style-name="ce341" table:formula="of:=[.BO48]" office:value-type="currency" office:currency="EUR" office:value="0">
            <text:p>#N/D</text:p>
          </table:table-cell>
          <table:table-cell table:style-name="ce272" table:number-columns-repeated="3"/>
          <table:table-cell table:style-name="ce60" table:number-columns-repeated="166"/>
        </table:table-row>
        <table:table-row table:style-name="ro68" table:visibility="collapse">
          <table:table-cell table:style-name="ce60" office:value-type="float" office:value="43">
            <text:p>43</text:p>
          </table:table-cell>
          <table:table-cell table:style-name="ce67" table:number-columns-repeated="3"/>
          <table:table-cell table:style-name="ce60" office:value-type="string">
            <text:p>N. ord.</text:p>
          </table:table-cell>
          <table:table-cell table:style-name="ce104" office:value-type="string">
            <text:p>Art. E.P.</text:p>
          </table:table-cell>
          <table:table-cell table:style-name="ce104" office:value-type="string">
            <text:p>DESIGNAZIONE DEI LAVORI E DELLE SOMMINISTRAZIONI</text:p>
          </table:table-cell>
          <table:table-cell table:style-name="ce104" office:value-type="string">
            <text:p>U.M.</text:p>
          </table:table-cell>
          <table:table-cell table:style-name="ce104" office:value-type="string">
            <text:p>p.u.</text:p>
          </table:table-cell>
          <table:table-cell table:style-name="ce104" office:value-type="string">
            <text:p>lungh./Sup.</text:p>
          </table:table-cell>
          <table:table-cell table:style-name="ce104" office:value-type="string">
            <text:p>largh.</text:p>
          </table:table-cell>
          <table:table-cell table:style-name="ce104" office:value-type="string">
            <text:p>H/</text:p>
            <text:p>peso</text:p>
          </table:table-cell>
          <table:table-cell table:style-name="ce104" office:value-type="string">
            <text:p>Coefficiente</text:p>
          </table:table-cell>
          <table:table-cell table:style-name="ce158" office:value-type="string">
            <text:p>Quantità computo progetto</text:p>
          </table:table-cell>
          <table:table-cell table:style-name="ce162" office:value-type="string">
            <text:p>Quantità perizia di variante</text:p>
          </table:table-cell>
          <table:table-cell table:style-name="ce172" office:value-type="string">
            <text:p><text:s text:c="2"/>Prezzo Unitario €</text:p>
          </table:table-cell>
          <table:table-cell table:style-name="ce175" office:value-type="string">
            <text:p>Quantità 1° SAL</text:p>
          </table:table-cell>
          <table:table-cell table:style-name="ce180" office:value-type="string">
            <text:p>Quantità 2° SAL </text:p>
          </table:table-cell>
          <table:table-cell table:style-name="ce183" office:value-type="string">
            <text:p>Quantità 3° SAL </text:p>
          </table:table-cell>
          <table:table-cell table:style-name="ce162" office:value-type="string">
            <text:p>Quantità 4° SAL </text:p>
          </table:table-cell>
          <table:table-cell table:style-name="ce190" office:value-type="string">
            <text:p>Quantità 5° SAL </text:p>
          </table:table-cell>
          <table:table-cell table:style-name="ce193" office:value-type="string">
            <text:p>Quantità SAL Ennesimo</text:p>
          </table:table-cell>
          <table:table-cell table:style-name="ce158" office:value-type="string">
            <text:p>PREZZO TOTALE COMPUTO <text:s/>€</text:p>
          </table:table-cell>
          <table:table-cell table:style-name="ce200" office:value-type="string">
            <text:p>PREZZO TOTALE PERIZIA DI VARIANTE <text:s/>€</text:p>
          </table:table-cell>
          <table:table-cell table:style-name="ce200" office:value-type="string">
            <text:p>Positivi €</text:p>
          </table:table-cell>
          <table:table-cell table:style-name="ce200" office:value-type="string">
            <text:p>Negativi €</text:p>
          </table:table-cell>
          <table:table-cell table:style-name="ce175" office:value-type="string">
            <text:p>PREZZO TOTALE 1° <text:s/>SAL <text:s/>€</text:p>
          </table:table-cell>
          <table:table-cell table:style-name="ce180" office:value-type="string">
            <text:p>PREZZO TOTALE 2° SAL <text:s/>€</text:p>
          </table:table-cell>
          <table:table-cell table:style-name="ce183" office:value-type="string">
            <text:p>PREZZO TOTALE 3° SAL <text:s/>€</text:p>
          </table:table-cell>
          <table:table-cell table:style-name="ce162" office:value-type="string">
            <text:p>PREZZO TOTALE 4° SAL <text:s/>€</text:p>
          </table:table-cell>
          <table:table-cell table:style-name="ce190" office:value-type="string">
            <text:p>PREZZO TOTALE 5° SAL <text:s/>€</text:p>
          </table:table-cell>
          <table:table-cell table:style-name="ce193" office:value-type="string">
            <text:p>PREZZO TOTALE SAL Ennesimo</text:p>
          </table:table-cell>
          <table:table-cell table:style-name="ce230" office:value-type="string">
            <text:p>Residui / differenze </text:p>
          </table:table-cell>
          <table:table-cell table:style-name="ce235" office:value-type="string">
            <text:p>Incidenza manodopera %</text:p>
          </table:table-cell>
          <table:table-cell table:style-name="ce235" office:value-type="string">
            <text:p>Importo</text:p>
            <text:p>manodopera €</text:p>
          </table:table-cell>
          <table:table-cell table:style-name="ce245" table:number-columns-repeated="2"/>
          <table:table-cell table:style-name="ce245" office:value-type="string">
            <text:p>tag A</text:p>
          </table:table-cell>
          <table:table-cell table:style-name="ce245" office:value-type="string">
            <text:p>tag <text:s/>B</text:p>
          </table:table-cell>
          <table:table-cell table:style-name="ce245" office:value-type="string">
            <text:p>tag C</text:p>
          </table:table-cell>
          <table:table-cell table:style-name="ce257" office:value-type="string">
            <text:p>PREZZO TOTALE COMPUTO sole voci senza errori</text:p>
          </table:table-cell>
          <table:table-cell table:style-name="comp_20_Int_5f_colonna" office:value-type="string">
            <text:p>Totale SAL</text:p>
          </table:table-cell>
          <table:table-cell table:style-name="ce261" office:value-type="string">
            <text:p>Figure e annotazioni</text:p>
          </table:table-cell>
          <table:table-cell table:style-name="ce60" table:number-columns-repeated="2"/>
          <table:table-cell table:style-name="ce274"/>
          <table:table-cell table:style-name="ce279" table:number-columns-repeated="2"/>
          <table:table-cell table:style-name="ce291" office:value-type="string">
            <text:p>quantità</text:p>
          </table:table-cell>
          <table:table-cell table:style-name="ce291" office:value-type="string">
            <text:p>rif. <text:s/>El. Prezzi</text:p>
          </table:table-cell>
          <table:table-cell table:style-name="ce291" office:value-type="string">
            <text:p>costo unitario </text:p>
          </table:table-cell>
          <table:table-cell table:style-name="An-riga" office:value-type="string">
            <text:p><text:span text:style-name="T13">^</text:span>Sommano<text:span text:style-name="T14">^</text:span></text:p>
          </table:table-cell>
          <table:table-cell table:style-name="An-riga" office:value-type="string">
            <text:p>Incid. manod</text:p>
          </table:table-cell>
          <table:table-cell table:style-name="ce302" office:value-type="string">
            <text:p>Impor. Manod</text:p>
          </table:table-cell>
          <table:table-cell table:style-name="ce272" table:number-columns-repeated="5"/>
          <table:table-cell table:style-name="ce60"/>
          <table:table-cell table:style-name="ce310"/>
          <table:table-cell table:style-name="ce320"/>
          <table:table-cell table:style-name="ce328"/>
          <table:table-cell table:style-name="ce331" office:value-type="string">
            <text:p>quantità</text:p>
          </table:table-cell>
          <table:table-cell table:style-name="ce336" office:value-type="string">
            <text:p>rif. <text:s/>El. Prezzi</text:p>
          </table:table-cell>
          <table:table-cell table:style-name="ce342" office:value-type="string">
            <text:p>costo unitario </text:p>
          </table:table-cell>
          <table:table-cell table:style-name="ce345" office:value-type="string">
            <text:p>-</text:p>
          </table:table-cell>
          <table:table-cell table:style-name="ce347"/>
          <table:table-cell table:style-name="ce272" table:number-columns-repeated="3"/>
          <table:table-cell table:style-name="ce60" table:number-columns-repeated="166"/>
        </table:table-row>
        <table:table-row table:style-name="ro16" table:visibility="collapse">
          <table:table-cell table:style-name="ce60" office:value-type="float" office:value="44">
            <text:p>44</text:p>
          </table:table-cell>
          <table:table-cell table:style-name="ce67" table:number-columns-repeated="3"/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10"/>
          <table:table-cell table:style-name="ce201" table:number-columns-repeated="3"/>
          <table:table-cell table:style-name="ce159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omp-Bianche_20_sopra"/>
          <table:table-cell table:style-name="Comp_20_bianca_20_sopra_20_dx"/>
          <table:table-cell table:style-name="ce60" table:number-columns-repeated="2"/>
          <table:table-cell table:style-name="ce274"/>
          <table:table-cell table:style-name="ce280" table:formula="of:=CONCATENATE(&quot;  &quot;;VLOOKUP([.AX45];elenco_prezzi;2;FALSE());&quot; &quot;)" office:value-type="float" office:value="0">
            <text:p>#N/D</text:p>
          </table:table-cell>
          <table:table-cell table:style-name="ce286" table:formula="of:=VLOOKUP([.AX45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5];elenco_prezzi;5;FALSE())" office:value-type="currency" office:currency="EUR" office:value="0">
            <text:p>#N/D</text:p>
          </table:table-cell>
          <table:table-cell table:style-name="An-lavoraz-generica" table:formula="of:=[.AW45]*[.AY45]" office:value-type="currency" office:currency="EUR" office:value="0">
            <text:p>#N/D</text:p>
          </table:table-cell>
          <table:table-cell table:style-name="ce299" table:formula="of:=IF(VLOOKUP([.AX45];elenco_prezzi;6;FALSE())=&quot;&quot;;&quot;&quot;;(VLOOKUP([.AX45];elenco_prezzi;6;FALSE())))" office:value-type="percentage" office:value="0">
            <text:p>#N/D</text:p>
          </table:table-cell>
          <table:table-cell table:style-name="ce303" table:formula="of:=IF([.BA45]=&quot;&quot;;&quot;&quot;;[.BA45]*[.AZ45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5];elenco_prezzi;2;FALSE());&quot; &quot;)" office:value-type="float" office:value="0">
            <text:p>#N/D</text:p>
          </table:table-cell>
          <table:table-cell table:style-name="ce329" table:formula="of:=VLOOKUP([.BM45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5];elenco_prezzi;5;FALSE())" office:value-type="currency" office:currency="EUR" office:value="0">
            <text:p>#N/D</text:p>
          </table:table-cell>
          <table:table-cell table:style-name="ce329" table:formula="of:=[.BL45]*[.BN45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31">
            <text:p>31</text:p>
          </table:table-cell>
          <table:table-cell table:style-name="ce60" office:value-type="float" office:value="32">
            <text:p>32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34">
            <text:p>34</text:p>
          </table:table-cell>
          <table:table-cell table:style-name="ce60" office:value-type="float" office:value="35">
            <text:p>35</text:p>
          </table:table-cell>
          <table:table-cell table:style-name="ce60" office:value-type="float" office:value="36">
            <text:p>36</text:p>
          </table:table-cell>
          <table:table-cell table:style-name="ce60" office:value-type="float" office:value="37">
            <text:p>37</text:p>
          </table:table-cell>
          <table:table-cell table:style-name="ce60" office:value-type="float" office:value="38">
            <text:p>38</text:p>
          </table:table-cell>
          <table:table-cell table:style-name="ce60" office:value-type="float" office:value="39">
            <text:p>39</text:p>
          </table:table-cell>
          <table:table-cell table:style-name="ce60" office:value-type="float" office:value="40">
            <text:p>40</text:p>
          </table:table-cell>
          <table:table-cell table:style-name="ce60" table:number-columns-repeated="123"/>
        </table:table-row>
        <table:table-row table:style-name="ro69" table:visibility="collapse">
          <table:table-cell table:style-name="ce60" office:value-type="float" office:value="45">
            <text:p>45</text:p>
          </table:table-cell>
          <table:table-cell table:style-name="ce60" office:value-type="string">
            <text:p>rrrrr</text:p>
          </table:table-cell>
          <table:table-cell table:style-name="ce67" table:number-columns-repeated="2"/>
          <table:table-cell table:style-name="comp_20_progress" office:value-type="string">
            <text:p>Progressivo</text:p>
          </table:table-cell>
          <table:table-cell table:style-name="ce106" table:content-validation-name="val5" office:value-type="string">
            <text:p>codice</text:p>
          </table:table-cell>
          <table:table-cell table:style-name="ce111" table:formula="of:=CONCATENATE(&quot; &quot;;VLOOKUP([.F46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/>
          <table:table-cell table:style-name="ce202" table:number-columns-repeated="3"/>
          <table:table-cell table:style-name="ce160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e160"/>
          <table:table-cell table:style-name="Mis-Lib-Note"/>
          <table:table-cell table:style-name="ce60" table:number-columns-repeated="2"/>
          <table:table-cell table:style-name="ce274"/>
          <table:table-cell table:style-name="ce280" table:formula="of:=CONCATENATE(&quot;  &quot;;VLOOKUP([.AX46];elenco_prezzi;2;FALSE());&quot; &quot;)" office:value-type="float" office:value="0">
            <text:p>#N/D</text:p>
          </table:table-cell>
          <table:table-cell table:style-name="ce286" table:formula="of:=VLOOKUP([.AX46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6];elenco_prezzi;5;FALSE())" office:value-type="currency" office:currency="EUR" office:value="0">
            <text:p>#N/D</text:p>
          </table:table-cell>
          <table:table-cell table:style-name="An-lavoraz-generica" table:formula="of:=[.AW46]*[.AY46]" office:value-type="currency" office:currency="EUR" office:value="0">
            <text:p>#N/D</text:p>
          </table:table-cell>
          <table:table-cell table:style-name="ce299" table:formula="of:=IF(VLOOKUP([.AX46];elenco_prezzi;6;FALSE())=&quot;&quot;;&quot;&quot;;(VLOOKUP([.AX46];elenco_prezzi;6;FALSE())))" office:value-type="percentage" office:value="0">
            <text:p>#N/D</text:p>
          </table:table-cell>
          <table:table-cell table:style-name="ce303" table:formula="of:=IF([.BA46]=&quot;&quot;;&quot;&quot;;[.BA46]*[.AZ46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6];elenco_prezzi;2;FALSE());&quot; &quot;)" office:value-type="float" office:value="0">
            <text:p>#N/D</text:p>
          </table:table-cell>
          <table:table-cell table:style-name="ce329" table:formula="of:=VLOOKUP([.BM46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6];elenco_prezzi;5;FALSE())" office:value-type="currency" office:currency="EUR" office:value="0">
            <text:p>#N/D</text:p>
          </table:table-cell>
          <table:table-cell table:style-name="ce329" table:formula="of:=[.BL46]*[.BN46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351" table:number-columns-repeated="46"/>
          <table:table-cell table:style-name="ce60" table:number-columns-repeated="118"/>
        </table:table-row>
        <table:table-row table:style-name="ro32" table:visibility="collapse">
          <table:table-cell table:style-name="ce60" office:value-type="float" office:value="46">
            <text:p>46</text:p>
          </table:table-cell>
          <table:table-cell table:style-name="ce67" table:number-columns-repeated="3"/>
          <table:table-cell table:style-name="ce97"/>
          <table:table-cell table:style-name="ce107"/>
          <table:table-cell table:style-name="ce112"/>
          <table:table-cell table:style-name="ce128"/>
          <table:table-cell table:style-name="ce142" table:number-columns-repeated="5"/>
          <table:table-cell table:style-name="Blu" table:formula="of:=PRODUCT([.I47:.M47])" office:value-type="float" office:value="0">
            <text:p>0,00</text:p>
          </table:table-cell>
          <table:table-cell table:style-name="ce163" table:formula="of:=PRODUCT([.I47:.M47])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/>
          <table:table-cell table:style-name="ce202" table:number-columns-repeated="3"/>
          <table:table-cell table:style-name="ce160" table:number-columns-repeated="9"/>
          <table:table-cell table:style-name="ce246" table:formula="of:=[.AJ$48]" office:value-type="string" office:string-value="0">
            <text:p>0</text:p>
          </table:table-cell>
          <table:table-cell table:style-name="ce246" table:formula="of:=[.AK$48]" office:value-type="float" office:value="1">
            <text:p>1</text:p>
          </table:table-cell>
          <table:table-cell table:style-name="ce246" table:formula="of:=[.AL$48]" office:value-type="string" office:string-value="R">
            <text:p>R</text:p>
          </table:table-cell>
          <table:table-cell table:style-name="ce246" table:formula="of:=[.AM$48]" office:value-type="string" office:string-value="Cx">
            <text:p>Cx</text:p>
          </table:table-cell>
          <table:table-cell table:style-name="ce246" table:formula="of:=[.AN$48]" office:value-type="string" office:string-value="codice">
            <text:p>codice</text:p>
          </table:table-cell>
          <table:table-cell table:style-name="ce246"/>
          <table:table-cell table:style-name="ce160"/>
          <table:table-cell table:style-name="Mis-Lib-Note"/>
          <table:table-cell table:style-name="ce60" table:content-validation-name="val15"/>
          <table:table-cell table:style-name="ce60"/>
          <table:table-cell table:style-name="ce274"/>
          <table:table-cell table:style-name="ce280" table:formula="of:=CONCATENATE(&quot;  &quot;;VLOOKUP([.AX47];elenco_prezzi;2;FALSE());&quot; &quot;)" office:value-type="float" office:value="0">
            <text:p>#N/D</text:p>
          </table:table-cell>
          <table:table-cell table:style-name="ce286" table:formula="of:=VLOOKUP([.AX47];elenco_prezzi;3;FALSE())" office:value-type="currency" office:currency="EUR" office:value="0">
            <text:p>#N/D</text:p>
          </table:table-cell>
          <table:table-cell table:style-name="ce292" office:value-type="float" office:value="1">
            <text:p>1,00</text:p>
          </table:table-cell>
          <table:table-cell table:style-name="ce295" table:content-validation-name="val20" office:value-type="string">
            <text:p>XYn</text:p>
          </table:table-cell>
          <table:table-cell table:style-name="ce286" table:formula="of:=VLOOKUP([.AX47];elenco_prezzi;5;FALSE())" office:value-type="currency" office:currency="EUR" office:value="0">
            <text:p>#N/D</text:p>
          </table:table-cell>
          <table:table-cell table:style-name="An-lavoraz-generica" table:formula="of:=[.AW47]*[.AY47]" office:value-type="currency" office:currency="EUR" office:value="0">
            <text:p>#N/D</text:p>
          </table:table-cell>
          <table:table-cell table:style-name="ce299" table:formula="of:=IF(VLOOKUP([.AX47];elenco_prezzi;6;FALSE())=&quot;&quot;;&quot;&quot;;(VLOOKUP([.AX47];elenco_prezzi;6;FALSE())))" office:value-type="percentage" office:value="0">
            <text:p>#N/D</text:p>
          </table:table-cell>
          <table:table-cell table:style-name="ce303" table:formula="of:=IF([.BA47]=&quot;&quot;;&quot;&quot;;[.BA47]*[.AZ47])" office:value-type="currency" office:currency="EUR" office:value="0">
            <text:p>#N/D</text:p>
          </table:table-cell>
          <table:table-cell table:style-name="ce272" table:number-columns-repeated="5"/>
          <table:table-cell table:style-name="ce60"/>
          <table:table-cell table:style-name="ce311"/>
          <table:table-cell table:style-name="ce321" table:formula="of:=CONCATENATE(&quot;  &quot;;VLOOKUP([.BM47];elenco_prezzi;2;FALSE());&quot; &quot;)" office:value-type="float" office:value="0">
            <text:p>#N/D</text:p>
          </table:table-cell>
          <table:table-cell table:style-name="ce329" table:formula="of:=VLOOKUP([.BM47];elenco_prezzi;3;FALSE())" office:value-type="currency" office:currency="EUR" office:value="0">
            <text:p>#N/D</text:p>
          </table:table-cell>
          <table:table-cell table:style-name="ce332" office:value-type="float" office:value="0">
            <text:p>0,00</text:p>
          </table:table-cell>
          <table:table-cell table:style-name="ce337" table:content-validation-name="val22" office:value-type="string">
            <text:p>XYn</text:p>
          </table:table-cell>
          <table:table-cell table:style-name="ce329" table:formula="of:=VLOOKUP([.BM47];elenco_prezzi;5;FALSE())" office:value-type="currency" office:currency="EUR" office:value="0">
            <text:p>#N/D</text:p>
          </table:table-cell>
          <table:table-cell table:style-name="ce329" table:formula="of:=[.BL47]*[.BN47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2"/>
          <table:table-cell table:style-name="ce352" table:formula="of:=[.CZ47]" office:value-type="float" office:value="0">
            <text:p>0</text:p>
          </table:table-cell>
          <table:table-cell table:style-name="ce357" office:value-type="string">
            <text:p><text:s/>- CAPITOLO ?? (Scrivi il Capitolo o la categoria)...</text:p>
          </table:table-cell>
          <table:table-cell table:style-name="ce360"/>
          <table:table-cell table:style-name="Livello-1-scritta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357"/>
          <table:table-cell table:style-name="ce360" table:number-columns-repeated="8"/>
          <table:table-cell table:style-name="Livello-1-scritta_20_mini_20_val" table:formula="of:=SUBTOTAL(9;[.CM47:.CM52])" office:value-type="currency" office:currency="EUR" office:value="0">
            <text:p>€ 0,00</text:p>
          </table:table-cell>
          <table:table-cell table:style-name="Livello-1-scritta_20_mini_20_val" table:formula="of:=SUBTOTAL(9;[.CY47:.CY80])" office:value-type="currency" office:currency="EUR" office:value="203">
            <text:p>€ 203,00</text:p>
          </table:table-cell>
          <table:table-cell table:style-name="ce60" table:number-columns-repeated="123"/>
        </table:table-row>
        <table:table-row table:style-name="ro67" table:visibility="collapse">
          <table:table-cell table:style-name="ce60" office:value-type="float" office:value="47">
            <text:p>47</text:p>
          </table:table-cell>
          <table:table-cell table:style-name="ce67" table:number-columns-repeated="3"/>
          <table:table-cell table:style-name="ce98"/>
          <table:table-cell table:style-name="ce108"/>
          <table:table-cell table:style-name="comp_20_sotto_20_BiancheS" office:value-type="string">
            <text:p>SOMMANO </text:p>
          </table:table-cell>
          <table:table-cell table:style-name="ce129" table:formula="of:=VLOOKUP([.F46];elenco_prezzi;3;FALSE())" office:value-type="float" office:value="0">
            <text:p>#N/D</text:p>
          </table:table-cell>
          <table:table-cell table:style-name="ce129" table:number-columns-repeated="3"/>
          <table:table-cell table:style-name="ce129"/>
          <table:table-cell table:style-name="ce129"/>
          <table:table-cell table:style-name="ce161" table:formula="of:=SUM([.N47:.N47])" office:value-type="float" office:value="0">
            <text:p>0,00</text:p>
          </table:table-cell>
          <table:table-cell table:style-name="ce164" table:formula="of:=SUM([.O47:.O47])" office:value-type="float" office:value="0">
            <text:p>0,00</text:p>
          </table:table-cell>
          <table:table-cell table:style-name="ce173" table:formula="of:=VLOOKUP([.F46];elenco_prezzi;5;FALSE())" office:value-type="currency" office:currency="EUR" office:value="0">
            <text:p>#N/D</text:p>
          </table:table-cell>
          <table:table-cell table:style-name="ce177" table:formula="of:=SUM([.Q47:.Q47])" office:value-type="float" office:value="0">
            <text:p>0,00</text:p>
          </table:table-cell>
          <table:table-cell table:style-name="ce182" table:formula="of:=SUM([.R47:.R47])" office:value-type="float" office:value="0">
            <text:p>0,00</text:p>
          </table:table-cell>
          <table:table-cell table:style-name="ce185" table:formula="of:=SUM([.S47:.S47])" office:value-type="float" office:value="0">
            <text:p>0,00</text:p>
          </table:table-cell>
          <table:table-cell table:style-name="ce188" table:formula="of:=SUM([.T47:.T47])" office:value-type="float" office:value="0">
            <text:p>0,00</text:p>
          </table:table-cell>
          <table:table-cell table:style-name="ce192" table:formula="of:=SUM([.U47:.U47])" office:value-type="float" office:value="0">
            <text:p>0,00</text:p>
          </table:table-cell>
          <table:table-cell table:style-name="ce195" table:formula="of:=SUM([.V47:.V47])" office:value-type="float" office:value="0">
            <text:p>0,00</text:p>
          </table:table-cell>
          <table:table-cell table:style-name="ce198" table:formula="of:=[.N48]*[.P48]" office:value-type="currency" office:currency="EUR" office:value="0">
            <text:p>#N/D</text:p>
          </table:table-cell>
          <table:table-cell table:style-name="ce203" table:formula="of:=[.P48]*[.O48]" office:value-type="currency" office:currency="EUR" office:value="0">
            <text:p>#N/D</text:p>
          </table:table-cell>
          <table:table-cell table:style-name="ce203" table:formula="of:=IF(([.X48]-[.W48])&gt;0;[.X48]-[.W48];0)" office:value-type="currency" office:currency="EUR" office:value="0">
            <text:p>#N/D</text:p>
          </table:table-cell>
          <table:table-cell table:style-name="ce203" table:formula="of:=IF(([.X48]-[.W48])&lt;0;-([.X48]-[.W48]);0)" office:value-type="currency" office:currency="EUR" office:value="0">
            <text:p>#N/D</text:p>
          </table:table-cell>
          <table:table-cell table:style-name="ce208" table:formula="of:=PRODUCT([.$L48];[.Q48])" office:value-type="currency" office:currency="EUR" office:value="0">
            <text:p>€ 0,00</text:p>
          </table:table-cell>
          <table:table-cell table:style-name="Comp-SAL_20_2-Valuta_5f_sotto" table:formula="of:=PRODUCT([.$L48];[.R48])" office:value-type="currency" office:currency="EUR" office:value="0">
            <text:p>€ 0,00</text:p>
          </table:table-cell>
          <table:table-cell table:style-name="ce217" table:formula="of:=PRODUCT([.$L48];[.S48])" office:value-type="currency" office:currency="EUR" office:value="0">
            <text:p>€ 0,00</text:p>
          </table:table-cell>
          <table:table-cell table:style-name="Comp-SAL_20_4_20_Valuta_20_sotto" table:formula="of:=PRODUCT([.$L48];[.T48])" office:value-type="currency" office:currency="EUR" office:value="0">
            <text:p>€ 0,00</text:p>
          </table:table-cell>
          <table:table-cell table:style-name="Comp-SAL5-Valuta_20_sotto" table:formula="of:=PRODUCT([.$L48];[.U48])" office:value-type="currency" office:currency="EUR" office:value="0">
            <text:p>€ 0,00</text:p>
          </table:table-cell>
          <table:table-cell table:style-name="ce229" table:formula="of:=PRODUCT([.$L48];[.V48])" office:value-type="currency" office:currency="EUR" office:value="0">
            <text:p>€ 0,00</text:p>
          </table:table-cell>
          <table:table-cell table:style-name="ce231" table:formula="of:=[.W48]-(SUM([.AA48:.AF48]))" office:value-type="currency" office:currency="EUR" office:value="0">
            <text:p>#N/D</text:p>
          </table:table-cell>
          <table:table-cell table:style-name="ce236" table:formula="of:=VLOOKUP([.F46];elenco_prezzi;6;FALSE())" office:value-type="percentage" office:value="0">
            <text:p>#N/D</text:p>
          </table:table-cell>
          <table:table-cell table:style-name="Comp-sotto_20_euri" table:formula="of:=IF([.AH48]&lt;&gt;&quot;&quot;; PRODUCT([.AH48]*[.W48]))" office:value-type="currency" office:currency="EUR" office:value="0">
            <text:p>#N/D</text:p>
          </table:table-cell>
          <table:table-cell table:style-name="compTagRiservato" office:value-type="string">
            <text:p>0</text:p>
          </table:table-cell>
          <table:table-cell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F46]" office:value-type="string" office:string-value="codice">
            <text:p>codice</text:p>
          </table:table-cell>
          <table:table-cell table:style-name="ce258" table:formula="of:=IF(ISERROR([.W48]);&quot;&quot;;IF([.W48]&lt;&gt;&quot;&quot;;[.W48];&quot;&quot;))">
            <text:p/>
          </table:table-cell>
          <table:table-cell table:style-name="ce231" table:formula="of:=SUM([.AA48:.AF48])" office:value-type="currency" office:currency="EUR" office:value="0">
            <text:p>€ 0,00</text:p>
          </table:table-cell>
          <table:table-cell table:style-name="Mis-Lib-Note-sotto"/>
          <table:table-cell table:style-name="ce60" table:content-validation-name="val15"/>
          <table:table-cell table:style-name="ce60"/>
          <table:table-cell table:style-name="ce275" office:value-type="string">
            <text:p>----</text:p>
          </table:table-cell>
          <table:table-cell table:style-name="ce281" table:number-columns-repeated="5"/>
          <table:table-cell table:number-columns-repeated="2" table:style-name="ce281" office:value-type="string">
            <text:p>-</text:p>
          </table:table-cell>
          <table:table-cell table:style-name="ce304" office:value-type="string">
            <text:p>-</text:p>
          </table:table-cell>
          <table:table-cell table:style-name="ce272" table:number-columns-repeated="5"/>
          <table:table-cell table:style-name="ce60"/>
          <table:table-cell table:style-name="ce312" office:value-type="string">
            <text:p>----</text:p>
          </table:table-cell>
          <table:table-cell table:style-name="ce322" table:number-columns-repeated="3"/>
          <table:table-cell table:style-name="ce338" table:content-validation-name="val15"/>
          <table:table-cell table:style-name="ce329" office:value-type="string">
            <text:p>Totale voce&gt;</text:p>
          </table:table-cell>
          <table:table-cell table:style-name="ce329" table:formula="of:=SUM([.BO43:.BO47])" office:value-type="currency" office:currency="EUR" office:value="0">
            <text:p>#N/D</text:p>
          </table:table-cell>
          <table:table-cell table:style-name="ce348"/>
          <table:table-cell table:style-name="ce272" table:number-columns-repeated="3"/>
          <table:table-cell table:style-name="ce60" table:number-columns-repeated="2"/>
          <table:table-cell table:style-name="ce353"/>
          <table:table-cell table:style-name="ce358" table:number-columns-repeated="36"/>
          <table:table-cell table:style-name="livello-1-sotto_5f_senza" table:number-columns-repeated="4"/>
          <table:table-cell table:style-name="ce60" table:number-columns-repeated="123"/>
        </table:table-row>
        <table:table-row table:style-name="ro25" table:visibility="collapse">
          <table:table-cell table:style-name="ce60" office:value-type="float" office:value="48">
            <text:p>48</text:p>
          </table:table-cell>
          <table:table-cell table:style-name="ce67" table:number-columns-repeated="3"/>
          <table:table-cell table:number-columns-repeated="2" table:style-name="ce99" office:value-type="string">
            <text:p>Fine Computo</text:p>
          </table:table-cell>
          <table:table-cell table:style-name="ce113"/>
          <table:table-cell table:style-name="ce130"/>
          <table:table-cell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149"/>
          <table:table-cell table:number-columns-repeated="2" table:style-name="ce99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style-name="ce130" office:value-type="string">
            <text:p>Fine Computo</text:p>
          </table:table-cell>
          <table:table-cell table:style-name="ce130"/>
          <table:table-cell table:number-columns-repeated="3" table:style-name="ce60" office:value-type="string">
            <text:p>Fine Computo</text:p>
          </table:table-cell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130" office:value-type="string">
            <text:p>Fine Computo</text:p>
          </table:table-cell>
          <table:table-cell table:style-name="ce149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99"/>
          <table:table-cell table:style-name="ce118" office:value-type="string">
            <text:p>Fine Computo</text:p>
          </table:table-cell>
          <table:table-cell table:style-name="ce113" office:value-type="string">
            <text:p>Fine Computo</text:p>
          </table:table-cell>
          <table:table-cell table:number-columns-repeated="2" table:style-name="ce247" office:value-type="string">
            <text:p>Fine Computo</text:p>
          </table:table-cell>
          <table:table-cell table:style-name="ce248" office:value-type="string">
            <text:p>Fine Computo</text:p>
          </table:table-cell>
          <table:table-cell table:style-name="ce99" office:value-type="string">
            <text:p>Fine Computo</text:p>
          </table:table-cell>
          <table:table-cell table:style-name="ce60"/>
          <table:table-cell table:style-name="ce60" office:value-type="float" office:value="48">
            <text:p>48</text:p>
          </table:table-cell>
          <table:table-cell table:style-name="ce60"/>
          <table:table-cell table:style-name="ce99" office:value-type="string">
            <text:p>Fine Computo</text:p>
          </table:table-cell>
          <table:table-cell table:style-name="ce60" table:number-columns-repeated="2"/>
          <table:table-cell table:style-name="ce274"/>
          <table:table-cell table:style-name="ce282" table:content-validation-name="val17" office:value-type="string">
            <text:p>Oneri di Sicurezza</text:p>
          </table:table-cell>
          <table:table-cell table:style-name="ce287"/>
          <table:table-cell table:style-name="ce293" table:formula="of:=IF([.AU49]=&quot;Spese Generali&quot;;[$S1.$H$320];IF([.AU49]=&quot;utili d'impresa&quot;;[$S1.$H$321];IF([.AU49]=&quot;Spese Generali e Utili (sulle voci precedenti)&quot;;[$S1.$H$322];IF([.AU49]=&quot;Oneri di Sicurezza&quot;;[$S1.$H$319];IF([.AU49]=&quot;Sconto&quot;;[$S1.$H$324];IF([.AU49]=&quot;Maggiorazione&quot;;[$S1.$H$326]))))))" office:value-type="percentage" office:value="0.037">
            <text:p>3,70%</text:p>
          </table:table-cell>
          <table:table-cell table:style-name="ce296" table:number-columns-repeated="2"/>
          <table:table-cell table:style-name="ce287" table:formula="of:=SUM([.AZ44:.AZ47])*[.AW49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272" table:number-columns-repeated="5"/>
          <table:table-cell table:style-name="ce60"/>
          <table:table-cell table:style-name="ce313"/>
          <table:table-cell table:style-name="ce323" office:value-type="string">
            <text:p>Spese Generali e Utili (sulle voci precedenti)</text:p>
          </table:table-cell>
          <table:table-cell table:style-name="ce323"/>
          <table:table-cell table:style-name="ce333" office:value-type="percentage" office:value="0.243">
            <text:p>24,30%</text:p>
          </table:table-cell>
          <table:table-cell table:style-name="ce339"/>
          <table:table-cell table:style-name="ce343"/>
          <table:table-cell table:style-name="ce343" table:formula="of:=SUM([.BO45:.BO48])*[.BL49]" office:value-type="currency" office:currency="EUR" office:value="0">
            <text:p>#N/D</text:p>
          </table:table-cell>
          <table:table-cell table:style-name="ce347"/>
          <table:table-cell table:style-name="ce272" table:number-columns-repeated="3"/>
          <table:table-cell table:style-name="ce60" table:number-columns-repeated="166"/>
        </table:table-row>
        <table:table-row table:style-name="ro34" table:visibility="collapse">
          <table:table-cell table:style-name="ce60" office:value-type="float" office:value="49">
            <text:p>49</text:p>
          </table:table-cell>
          <table:table-cell table:style-name="ce67" table:number-columns-repeated="3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11">
            <text:p>11</text:p>
          </table:table-cell>
          <table:table-cell table:style-name="ce100"/>
          <table:table-cell table:style-name="ce100" office:value-type="float" office:value="12">
            <text:p>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206" table:formula="of:=[.P50]*[.N50]" office:value-type="currency" office:currency="EUR" office:value="99">
            <text:p>€ 99,00</text:p>
          </table:table-cell>
          <table:table-cell table:style-name="ce203" table:formula="of:=[.Q50]*[.P50]" office:value-type="currency" office:currency="EUR" office:value="0">
            <text:p>€ 0,00</text:p>
          </table:table-cell>
          <table:table-cell table:style-name="ce203" table:formula="of:=IF(([.Z50]-[.Y50])&gt;0;[.Z50]-[.Y50];0)" office:value-type="currency" office:currency="EUR" office:value="0">
            <text:p>€ 0,00</text:p>
          </table:table-cell>
          <table:table-cell table:style-name="ce203" table:formula="of:=IF(([.Z50]-[.Y50])&lt;0;-([.Z50]-[.Y50]);0)" office:value-type="currency" office:currency="EUR" office:value="99">
            <text:p>€ 99,00</text:p>
          </table:table-cell>
          <table:table-cell table:style-name="ce218" table:formula="of:=PRODUCT([.$L50];[.S50])" office:value-type="currency" office:currency="EUR" office:value="91">
            <text:p>€ 91,00</text:p>
          </table:table-cell>
          <table:table-cell table:style-name="ce60" table:formula="of:=PRODUCT([.$L50];[.T50])" office:value-type="float" office:value="98">
            <text:p>98</text:p>
          </table:table-cell>
          <table:table-cell table:style-name="ce227" table:formula="of:=PRODUCT([.$L50];[.U50])" office:value-type="currency" office:currency="EUR" office:value="105">
            <text:p>€ 105,00</text:p>
          </table:table-cell>
          <table:table-cell table:style-name="ce60" table:formula="of:=PRODUCT([.$L50];[.V50])" office:value-type="float" office:value="112">
            <text:p>112</text:p>
          </table:table-cell>
          <table:table-cell table:style-name="ce60" table:formula="of:=PRODUCT([.$L50];[.W50])" office:value-type="float" office:value="119">
            <text:p>119</text:p>
          </table:table-cell>
          <table:table-cell table:style-name="ce237" table:formula="of:=PRODUCT([.$L50];[.X50])" office:value-type="currency" office:currency="EUR" office:value="126">
            <text:p>€ 126,00</text:p>
          </table:table-cell>
          <table:table-cell table:style-name="ce100" office:value-type="float" office:value="29">
            <text:p>29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31">
            <text:p>31</text:p>
          </table:table-cell>
          <table:table-cell table:style-name="ce100" office:value-type="float" office:value="32">
            <text:p>32</text:p>
          </table:table-cell>
          <table:table-cell table:style-name="ce100" office:value-type="float" office:value="33">
            <text:p>33</text:p>
          </table:table-cell>
          <table:table-cell table:style-name="ce100" office:value-type="float" office:value="34">
            <text:p>34</text:p>
          </table:table-cell>
          <table:table-cell table:style-name="ce60" table:number-columns-repeated="5"/>
          <table:table-cell table:style-name="ce274"/>
          <table:table-cell table:style-name="ce282" table:content-validation-name="val18" office:value-type="string">
            <text:p>Spese Generali</text:p>
          </table:table-cell>
          <table:table-cell table:style-name="ce287"/>
          <table:table-cell table:style-name="ce293" table:formula="of:=IF([.AU50]=&quot;Spese Generali&quot;;[$S1.$H$320];IF([.AU50]=&quot;utili d'impresa&quot;;[$S1.$H$321];IF([.AU50]=&quot;Spese Generali e Utili (sulle voci precedenti)&quot;;[$S1.$H$322];IF([.AU50]=&quot;Oneri di Sicurezza&quot;;[$S1.$H$319];IF([.AU50]=&quot;Sconto&quot;;[$S1.$H$324];IF([.AU50]=&quot;Maggiorazione&quot;;[$S1.$H$326]))))))" office:value-type="percentage" office:value="0.143">
            <text:p>14,30%</text:p>
          </table:table-cell>
          <table:table-cell table:style-name="ce296" table:number-columns-repeated="2"/>
          <table:table-cell table:style-name="ce287" table:formula="of:=SUM([.AZ44:.AZ49])*[.AW50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272" table:number-columns-repeated="5"/>
          <table:table-cell table:style-name="ce60"/>
          <table:table-cell table:style-name="ce314" office:value-type="string">
            <text:p>Fine ANALISI</text:p>
          </table:table-cell>
          <table:table-cell table:style-name="ce324" office:value-type="string">
            <text:p>Questa riga NON deve essere cancellata, MAI!!! </text:p>
          </table:table-cell>
          <table:table-cell table:style-name="ce324"/>
          <table:table-cell table:style-name="ce334"/>
          <table:table-cell table:style-name="ce340" office:value-type="string">
            <text:p>Fine ANALISI</text:p>
          </table:table-cell>
          <table:table-cell table:style-name="ce344"/>
          <table:table-cell table:style-name="ce346" office:value-type="string">
            <text:p>Fine ANALISI</text:p>
          </table:table-cell>
          <table:table-cell table:style-name="ce324" office:value-type="string">
            <text:p>Fine ANALISI</text:p>
          </table:table-cell>
          <table:table-cell table:style-name="ce349"/>
          <table:table-cell table:style-name="ce350" table:number-columns-repeated="2"/>
          <table:table-cell table:style-name="ce60" table:number-columns-repeated="2"/>
          <table:table-cell table:style-name="ce354" table:number-columns-repeated="39"/>
          <table:table-cell table:style-name="ce60" table:number-columns-repeated="125"/>
        </table:table-row>
        <table:table-row table:style-name="ro25" table:visibility="collapse">
          <table:table-cell table:style-name="ce60" office:value-type="float" office:value="50">
            <text:p>50</text:p>
          </table:table-cell>
          <table:table-cell table:style-name="ce60" table:number-columns-repeated="3"/>
          <table:table-cell table:style-name="ce101" table:number-columns-repeated="18"/>
          <table:table-cell table:style-name="ce199" office:value-type="string">
            <text:p>TOTALE</text:p>
          </table:table-cell>
          <table:table-cell table:style-name="ce204" table:formula="of:=SUM([.X16:.X50]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07"/>
          <table:table-cell table:style-name="ce207" table:formula="of:=NA()" office:value-type="float" office:value="0">
            <text:p>#N/D</text:p>
          </table:table-cell>
          <table:table-cell table:style-name="ce207" table:formula="of:=NA()" office:value-type="float" office:value="0">
            <text:p>#N/D</text:p>
          </table:table-cell>
          <table:table-cell table:style-name="ce241" table:number-columns-repeated="3"/>
          <table:table-cell table:style-name="ce249" table:formula="of:=SUM([.AL16:.AL50])" office:value-type="float" office:value="66">
            <text:p>66,0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274"/>
          <table:table-cell table:style-name="ce282" table:content-validation-name="val18" office:value-type="string">
            <text:p>Utili d'Impresa</text:p>
          </table:table-cell>
          <table:table-cell table:style-name="ce287"/>
          <table:table-cell table:style-name="ce293" table:formula="of:=IF([.AU51]=&quot;Spese Generali&quot;;[$S1.$H$320];IF([.AU51]=&quot;utili d'impresa&quot;;[$S1.$H$321];IF([.AU51]=&quot;Spese Generali e Utili (sulle voci precedenti)&quot;;[$S1.$H$322];IF([.AU51]=&quot;Oneri di Sicurezza&quot;;[$S1.$H$319];IF([.AU51]=&quot;Sconto&quot;;[$S1.$H$324];IF([.AU51]=&quot;Maggiorazione&quot;;[$S1.$H$326]))))))" office:value-type="percentage" office:value="0.1">
            <text:p>10,00%</text:p>
          </table:table-cell>
          <table:table-cell table:style-name="ce296" table:number-columns-repeated="2"/>
          <table:table-cell table:style-name="ce287" table:formula="of:=SUM([.AZ44:.AZ50])*[.AW51]" office:value-type="currency" office:currency="EUR" office:value="0">
            <text:p>#N/D</text:p>
          </table:table-cell>
          <table:table-cell table:style-name="ce300"/>
          <table:table-cell table:style-name="ce305"/>
          <table:table-cell table:style-name="ce60" table:number-columns-repeated="19"/>
          <table:table-cell table:style-name="ce355" table:formula="of:=[.CZ51]&amp;&quot;.&quot;&amp;[.DA51]" office:value-type="string" office:string-value="xx.xx">
            <text:p>xx.xx</text:p>
          </table:table-cell>
          <table:table-cell table:style-name="ce359" office:value-type="string">
            <text:p>SottoCapitolo (Sottocategoria)</text:p>
          </table:table-cell>
          <table:table-cell table:style-name="ce361" table:number-columns-repeated="2"/>
          <table:table-cell table:style-name="ce362" table:number-columns-repeated="25"/>
          <table:table-cell table:style-name="ce361"/>
          <table:table-cell table:style-name="ce359" office:value-type="string">
            <text:p>xx</text:p>
          </table:table-cell>
          <table:table-cell table:style-name="ce361" office:value-type="string">
            <text:p>xx</text:p>
          </table:table-cell>
          <table:table-cell table:style-name="ce362" table:number-columns-repeated="6"/>
          <table:table-cell table:style-name="livello2_20_valuta_20_mini" table:formula="of:=SUBTOTAL(9;[.CM53:.CM55])" office:value-type="currency" office:currency="EUR" office:value="179">
            <text:p>€ 179,00</text:p>
          </table:table-cell>
          <table:table-cell table:style-name="ce60" table:number-columns-repeated="125"/>
        </table:table-row>
        <table:table-row table:style-name="ro70" table:visibility="collapse">
          <table:table-cell table:style-name="ce60" office:value-type="float" office:value="51">
            <text:p>51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0" office:value-type="float" office:value="55">
            <text:p>55</text:p>
          </table:table-cell>
          <table:table-cell table:style-name="ce60" office:value-type="float" office:value="56">
            <text:p>56</text:p>
          </table:table-cell>
          <table:table-cell table:style-name="ce60" office:value-type="float" office:value="57">
            <text:p>57</text:p>
          </table:table-cell>
          <table:table-cell table:style-name="ce60" office:value-type="float" office:value="58">
            <text:p>58</text:p>
          </table:table-cell>
          <table:table-cell table:style-name="ce60" office:value-type="float" office:value="59">
            <text:p>59</text:p>
          </table:table-cell>
          <table:table-cell table:style-name="ce60" office:value-type="float" office:value="60">
            <text:p>60</text:p>
          </table:table-cell>
          <table:table-cell table:style-name="ce60" office:value-type="float" office:value="61">
            <text:p>61</text:p>
          </table:table-cell>
          <table:table-cell table:style-name="ce60" office:value-type="float" office:value="62">
            <text:p>62</text:p>
          </table:table-cell>
          <table:table-cell table:style-name="ce60" office:value-type="float" office:value="63">
            <text:p>63</text:p>
          </table:table-cell>
          <table:table-cell table:style-name="ce60" office:value-type="float" office:value="64">
            <text:p>64</text:p>
          </table:table-cell>
          <table:table-cell table:style-name="ce60" office:value-type="float" office:value="65">
            <text:p>65</text:p>
          </table:table-cell>
          <table:table-cell table:style-name="ce60" office:value-type="float" office:value="66">
            <text:p>66</text:p>
          </table:table-cell>
          <table:table-cell table:style-name="ce60" office:value-type="float" office:value="67">
            <text:p>67</text:p>
          </table:table-cell>
          <table:table-cell table:style-name="ce60" office:value-type="float" office:value="68">
            <text:p>68</text:p>
          </table:table-cell>
          <table:table-cell table:style-name="ce60" office:value-type="float" office:value="69">
            <text:p>69</text:p>
          </table:table-cell>
          <table:table-cell table:style-name="ce60" office:value-type="float" office:value="70">
            <text:p>70</text:p>
          </table:table-cell>
          <table:table-cell table:style-name="ce60"/>
          <table:table-cell table:style-name="ce356" table:number-columns-repeated="36"/>
          <table:table-cell table:style-name="livello-2-sotto" table:number-columns-repeated="3"/>
          <table:table-cell table:style-name="ce60" table:number-columns-repeated="125"/>
        </table:table-row>
        <table:table-row table:style-name="ro71" table:visibility="collapse">
          <table:table-cell table:style-name="ce60" office:value-type="float" office:value="52">
            <text:p>52</text:p>
          </table:table-cell>
          <table:table-cell table:style-name="ce60" table:number-columns-repeated="3"/>
          <table:table-cell table:style-name="ce102"/>
          <table:table-cell table:style-name="ce109" office:value-type="string">
            <text:p>Inserisci il tuo codice organizzativo</text:p>
          </table:table-cell>
          <table:table-cell table:style-name="ce102"/>
          <table:table-cell table:style-name="ce131"/>
          <table:table-cell table:style-name="ce143" table:number-columns-repeated="4"/>
          <table:table-cell table:style-name="ce152" table:number-columns-repeated="11"/>
          <table:table-cell table:style-name="ce143" office:value-type="string">
            <text:p>Se la cella sopra riporta un valore #N/D significa che una o più voci non sono “ a posto”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143" office:value-type="string">
            <text:p>Qui invece vengono sommati tutti (e soltanto) i subtotali “buoni”</text:p>
          </table:table-cell>
          <table:table-cell table:style-name="ce60" table:number-columns-repeated="4"/>
          <table:table-cell table:style-name="ce262" table:content-validation-name="val14" office:value-type="string">
            <text:p>U.M. ??</text:p>
          </table:table-cell>
          <table:table-cell table:style-name="ce60" table:number-columns-repeated="28"/>
          <table:table-cell table:style-name="ce60" office:value-type="float" office:value="71">
            <text:p>71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363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office:value-type="float" office:value="110">
            <text:p>110</text:p>
          </table:table-cell>
          <table:table-cell table:style-name="ce60" office:value-type="float" office:value="111">
            <text:p>111</text:p>
          </table:table-cell>
          <table:table-cell table:style-name="ce60" office:value-type="float" office:value="112">
            <text:p>112</text:p>
          </table:table-cell>
          <table:table-cell table:style-name="ce60" office:value-type="float" office:value="113">
            <text:p>113</text:p>
          </table:table-cell>
          <table:table-cell table:style-name="ce60" table:number-columns-repeated="123"/>
        </table:table-row>
        <table:table-row table:style-name="ro56" table:visibility="collapse">
          <table:table-cell table:style-name="ce60" office:value-type="float" office:value="53">
            <text:p>53</text:p>
          </table:table-cell>
          <table:table-cell table:style-name="ce67"/>
          <table:table-cell table:style-name="ce60" table:number-columns-repeated="2"/>
          <table:table-cell table:style-name="ce102" table:number-columns-repeated="5"/>
          <table:table-cell table:style-name="ce150"/>
          <table:table-cell table:style-name="ce102" table:number-columns-repeated="14"/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0"/>
          <table:table-cell table:style-name="ce60" table:number-columns-repeated="33"/>
          <table:table-cell table:style-name="ce60" office:value-type="float" office:value="42">
            <text:p>42</text:p>
          </table:table-cell>
          <table:table-cell table:style-name="ce60" office:value-type="float" office:value="71">
            <text:p>71</text:p>
          </table:table-cell>
          <table:table-cell table:style-name="ce60" office:value-type="float" office:value="72">
            <text:p>72</text:p>
          </table:table-cell>
          <table:table-cell table:style-name="ce60" office:value-type="float" office:value="73">
            <text:p>73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75">
            <text:p>75</text:p>
          </table:table-cell>
          <table:table-cell table:style-name="ce60" office:value-type="float" office:value="76">
            <text:p>76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78">
            <text:p>78</text:p>
          </table:table-cell>
          <table:table-cell table:style-name="ce60" office:value-type="float" office:value="79">
            <text:p>79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82">
            <text:p>82</text:p>
          </table:table-cell>
          <table:table-cell table:style-name="ce60" office:value-type="float" office:value="83">
            <text:p>83</text:p>
          </table:table-cell>
          <table:table-cell table:style-name="ce60" office:value-type="float" office:value="84">
            <text:p>84</text:p>
          </table:table-cell>
          <table:table-cell table:style-name="ce60" office:value-type="float" office:value="85">
            <text:p>85</text:p>
          </table:table-cell>
          <table:table-cell table:style-name="ce60" office:value-type="float" office:value="86">
            <text:p>86</text:p>
          </table:table-cell>
          <table:table-cell table:style-name="ce60" office:value-type="float" office:value="87">
            <text:p>87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89">
            <text:p>89</text:p>
          </table:table-cell>
          <table:table-cell table:style-name="ce60" office:value-type="float" office:value="90">
            <text:p>90</text:p>
          </table:table-cell>
          <table:table-cell table:style-name="ce60" office:value-type="float" office:value="91">
            <text:p>91</text:p>
          </table:table-cell>
          <table:table-cell table:style-name="ce60" office:value-type="float" office:value="92">
            <text:p>92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95">
            <text:p>95</text:p>
          </table:table-cell>
          <table:table-cell table:style-name="ce60" office:value-type="float" office:value="96">
            <text:p>96</text:p>
          </table:table-cell>
          <table:table-cell table:style-name="ce60" office:value-type="float" office:value="97">
            <text:p>97</text:p>
          </table:table-cell>
          <table:table-cell table:style-name="ce60" office:value-type="float" office:value="98">
            <text:p>98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01">
            <text:p>101</text:p>
          </table:table-cell>
          <table:table-cell table:style-name="ce60" office:value-type="float" office:value="102">
            <text:p>102</text:p>
          </table:table-cell>
          <table:table-cell table:style-name="ce60" office:value-type="float" office:value="103">
            <text:p>103</text:p>
          </table:table-cell>
          <table:table-cell table:style-name="ce60" office:value-type="float" office:value="104">
            <text:p>104</text:p>
          </table:table-cell>
          <table:table-cell table:style-name="ce60" office:value-type="float" office:value="105">
            <text:p>105</text:p>
          </table:table-cell>
          <table:table-cell table:style-name="ce60" office:value-type="float" office:value="106">
            <text:p>106</text:p>
          </table:table-cell>
          <table:table-cell table:style-name="ce60" office:value-type="float" office:value="107">
            <text:p>107</text:p>
          </table:table-cell>
          <table:table-cell table:style-name="ce60" office:value-type="float" office:value="108">
            <text:p>108</text:p>
          </table:table-cell>
          <table:table-cell table:style-name="ce60" office:value-type="float" office:value="109">
            <text:p>109</text:p>
          </table:table-cell>
          <table:table-cell table:style-name="ce60" table:number-columns-repeated="126"/>
        </table:table-row>
        <table:table-row table:style-name="ro72" table:visibility="collapse">
          <table:table-cell table:style-name="ce60" office:value-type="float" office:value="54">
            <text:p>54</text:p>
          </table:table-cell>
          <table:table-cell table:style-name="ce67"/>
          <table:table-cell table:style-name="ce60" table:number-columns-repeated="2"/>
          <table:table-cell table:style-name="ce102" table:number-columns-repeated="3"/>
          <table:table-cell table:style-name="ce60"/>
          <table:table-cell table:style-name="ce102" table:number-columns-repeated="10"/>
          <table:table-cell table:style-name="ce103"/>
          <table:table-cell table:style-name="ce102" table:number-columns-repeated="4"/>
          <table:table-cell table:style-name="ce152" office:value-type="string">
            <text:p>Il computo è corretto soltanto quando entrambi 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%</text:p>
          </table:table-cell>
          <table:table-cell table:style-name="EP-a_20_-Top" office:value-type="string">
            <text:p><text:s/>prezzo unitario in Euro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ce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%</text:p>
          </table:table-cell>
          <table:table-cell table:style-name="EP-a_20_-Top" office:value-type="string">
            <text:p><text:s/>prezzo unitario in Euro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_20_-Top" office:value-type="string">
            <text:p>tag usata/non usata</text:p>
          </table:table-cell>
          <table:table-cell table:style-name="EP-a_20_-Top" office:value-type="string">
            <text:p>Importi a computo</text:p>
          </table:table-cell>
          <table:table-cell table:style-name="ce306"/>
          <table:table-cell table:style-name="EP-sfondo"/>
          <table:table-cell table:style-name="ce60" table:number-columns-repeated="14"/>
          <table:table-cell table:style-name="ce60" office:value-type="float" office:value="43">
            <text:p>43</text:p>
          </table:table-cell>
          <table:table-cell table:style-name="ce60" table:number-columns-repeated="165"/>
        </table:table-row>
        <table:table-row table:style-name="ro16" table:visibility="collapse">
          <table:table-cell table:style-name="ce60" office:value-type="float" office:value="55">
            <text:p>55</text:p>
          </table:table-cell>
          <table:table-cell table:style-name="ce60" table:number-columns-repeated="2"/>
          <table:table-cell table:style-name="ce60" office:value-type="string">
            <text:p>f</text:p>
          </table:table-cell>
          <table:table-cell table:style-name="ce102" table:number-columns-repeated="2"/>
          <table:table-cell table:style-name="Comp-Sal-Valuta_20_sotto_5f_p"/>
          <table:table-cell table:style-name="ce60" office:value-type="string">
            <text:p>F</text:p>
          </table:table-cell>
          <table:table-cell table:style-name="ce102" table:number-columns-repeated="3"/>
          <table:table-cell table:style-name="ce152"/>
          <table:table-cell table:style-name="ce102" table:number-columns-repeated="6"/>
          <table:table-cell table:style-name="ce103"/>
          <table:table-cell table:style-name="ce102" table:number-columns-repeated="4"/>
          <table:table-cell table:style-name="ce152" office:value-type="string">
            <text:p><text:s/>i totali <text:s/>sono leggibili e ugiuali</text:p>
          </table:table-cell>
          <table:table-cell table:style-name="ce205" table:number-columns-repeated="2"/>
          <table:table-cell table:style-name="ce60" table:number-columns-repeated="8"/>
          <table:table-cell table:style-name="ce68" table:number-columns-repeated="3"/>
          <table:table-cell table:style-name="ce252"/>
          <table:table-cell table:style-name="ce255"/>
          <table:table-cell table:style-name="ce256" table:number-columns-repeated="3"/>
          <table:table-cell table:style-name="ce263"/>
          <table:table-cell table:style-name="ce256"/>
          <table:table-cell table:style-name="EP-aS"/>
          <table:table-cell table:style-name="EP-a"/>
          <table:table-cell table:style-name="EP-mezzo"/>
          <table:table-cell table:style-name="EP-mezzo" table:formula="of:=SUMIF(AA;4755;BB)" office:value-type="currency" office:currency="EUR" office:value="0">
            <text:p>€ 0,00</text:p>
          </table:table-cell>
          <table:table-cell table:style-name="EP-mezzo"/>
          <table:table-cell table:style-name="EP-mezzo_20__25_"/>
          <table:table-cell table:style-name="EP-mezzo" table:number-columns-repeated="2"/>
          <table:table-cell/>
          <table:table-cell table:style-name="EP-sfondo"/>
          <table:table-cell table:style-name="EP_20_statistiche"/>
          <table:table-cell table:style-name="ce60" table:number-columns-repeated="16"/>
          <table:table-cell table:style-name="ce60" office:value-type="float" office:value="44">
            <text:p>44</text:p>
          </table:table-cell>
          <table:table-cell table:style-name="ce60" table:number-columns-repeated="165"/>
        </table:table-row>
        <table:table-row table:style-name="ro17" table:visibility="collapse">
          <table:table-cell table:style-name="ce60" office:value-type="float" office:value="56">
            <text:p>56</text:p>
          </table:table-cell>
          <table:table-cell table:style-name="ce60" table:number-columns-repeated="5"/>
          <table:table-cell table:style-name="Comp-Sal-Valuta_20_sotto_5f_p_5f_C"/>
          <table:table-cell table:style-name="ce102" table:number-columns-repeated="11"/>
          <table:table-cell table:style-name="ce103"/>
          <table:table-cell table:style-name="ce102" table:number-columns-repeated="4"/>
          <table:table-cell table:style-name="ce205" table:number-columns-repeated="3"/>
          <table:table-cell table:style-name="ce60" table:number-columns-repeated="8"/>
          <table:table-cell table:style-name="ce68" table:number-columns-repeated="3"/>
          <table:table-cell table:style-name="ce253"/>
          <table:table-cell table:style-name="ce253" office:value-type="string">
            <text:p>Questa riga NON deve essere cancellata, MAI!!! <text:s/>(ma può rimanere tranquillamente NASCOSTA!)</text:p>
          </table:table-cell>
          <table:table-cell table:style-name="ce253" table:number-columns-repeated="4"/>
          <table:table-cell table:style-name="ce253" office:value-type="string">
            <text:p>Fine elenco</text:p>
          </table:table-cell>
          <table:table-cell table:style-name="Riga_5f_rossa_5f_Chiudi" office:value-type="string">
            <text:p>Fine elenco</text:p>
          </table:table-cell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6"/>
          <table:table-cell table:style-name="Riga_5f_rossa_5f_Chiudi" office:value-type="string">
            <text:p>Fine elenco</text:p>
          </table:table-cell>
          <table:table-cell table:style-name="EP-sfondo"/>
          <table:table-cell table:style-name="EP_20_statistiche" table:formula="of:=SUM(bc#ref!:[.BC56])" office:value-type="string" office:string-value="Err:508">
            <text:p>Err:508</text:p>
          </table:table-cell>
          <table:table-cell table:style-name="ce60" table:number-columns-repeated="16"/>
          <table:table-cell table:style-name="ce60" office:value-type="float" office:value="45">
            <text:p>45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7">
            <text:p>57</text:p>
          </table:table-cell>
          <table:table-cell table:style-name="ce60" table:number-columns-repeated="5"/>
          <table:table-cell table:style-name="Comp-Sal-Valuta_20_sotto_5f_S"/>
          <table:table-cell table:style-name="ce102"/>
          <table:table-cell table:style-name="ce60" table:number-columns-repeated="10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6">
            <text:p>46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8">
            <text:p>58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7">
            <text:p>47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59">
            <text:p>59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8">
            <text:p>48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office:value-type="float" office:value="60">
            <text:p>60</text:p>
          </table:table-cell>
          <table:table-cell table:style-name="ce60" table:number-columns-repeated="17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49">
            <text:p>49</text:p>
          </table:table-cell>
          <table:table-cell table:style-name="ce60" table:number-columns-repeated="165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34"/>
          <table:table-cell table:style-name="ce60" office:value-type="float" office:value="50">
            <text:p>50</text:p>
          </table:table-cell>
          <table:table-cell table:style-name="ce60" table:number-columns-repeated="165"/>
        </table:table-row>
        <table:table-row table:style-name="ro21" table:visibility="collapse" table:number-rows-repeated="3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table:number-columns-repeated="8"/>
          <table:table-cell table:style-name="ce103"/>
          <table:table-cell table:style-name="ce60" table:number-columns-repeated="218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218"/>
        </table:table-row>
        <table:table-row table:style-name="ro56" table:visibility="collapse">
          <table:table-cell table:style-name="ce60" table:number-columns-repeated="8"/>
          <table:table-cell table:style-name="ce144"/>
          <table:table-cell table:style-name="ce60"/>
          <table:table-cell table:style-name="ce144" table:number-columns-repeated="2"/>
          <table:table-cell table:style-name="ce60" table:number-columns-repeated="6"/>
          <table:table-cell table:style-name="ce103"/>
          <table:table-cell table:style-name="ce60" table:number-columns-repeated="218"/>
        </table:table-row>
        <table:table-row table:style-name="ro73" table:visibility="collapse">
          <table:table-cell table:style-name="ce60" table:number-columns-repeated="9"/>
          <table:table-cell table:style-name="ce144"/>
          <table:table-cell table:style-name="ce60" table:number-columns-repeated="8"/>
          <table:table-cell table:style-name="ce103"/>
          <table:table-cell table:style-name="ce60" table:number-columns-repeated="8"/>
          <table:table-cell table:style-name="ce212" office:value-type="string">
            <text:p>NOTE E SPECIFICHE</text:p>
          </table:table-cell>
          <table:table-cell table:style-name="ce219"/>
          <table:table-cell table:style-name="ce80" table:number-columns-repeated="5"/>
          <table:table-cell table:style-name="ce242" table:number-columns-repeated="6"/>
          <table:table-cell table:style-name="ce60" table:number-columns-repeated="197"/>
        </table:table-row>
        <table:table-row table:style-name="ro73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3"/>
          <table:table-cell table:style-name="ce219"/>
          <table:table-cell table:style-name="ce80" table:number-columns-repeated="5"/>
          <table:table-cell table:style-name="ce242" table:number-columns-repeated="6"/>
          <table:table-cell table:style-name="ce60" table:number-columns-repeated="197"/>
        </table:table-row>
        <table:table-row table:style-name="ro19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4"/>
          <table:table-cell table:style-name="ce220" office:value-type="string">
            <text:p>Prezzario di Riferimento: </text:p>
          </table:table-cell>
          <table:table-cell table:style-name="ce225"/>
          <table:table-cell table:style-name="ce228" table:number-columns-repeated="2"/>
          <table:table-cell table:style-name="ce232"/>
          <table:table-cell table:style-name="ce238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OMP_5f_BASE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1) <text:s/>Per esigenze tecniche e di spazio alcune descrizioni di voce sono state abbreviate e/o <text:s/>possono risultare <text:s/>troncate: considerato che <text:s/>le voci sono </text:p>
          </table:table-cell>
          <table:table-cell table:style-name="ce221"/>
          <table:table-cell table:style-name="ce22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5" office:value-type="string">
            <text:p><text:s text:c="5"/>estratte <text:s/>da un prezzario ufficiale, la descrizione completa contenuta in quell'elenco rappresenta <text:s/>in ogni caso il riferimento normativo e contrattuale</text:p>
          </table:table-cell>
          <table:table-cell table:style-name="ce222" table:number-columns-repeated="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8"/>
          <table:table-cell table:style-name="ce103"/>
          <table:table-cell table:style-name="ce60" table:number-columns-repeated="8"/>
          <table:table-cell table:style-name="ce215" office:value-type="string">
            <text:p><text:s text:c="4"/>di base, ed a questo ci si deve riferire nel caso di dubbi interpretativi.</text:p>
          </table:table-cell>
          <table:table-cell table:style-name="ce222" table:number-columns-repeated="2"/>
          <table:table-cell table:style-name="ce221" table:number-columns-repeated="2"/>
          <table:table-cell table:style-name="ce233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4" office:value-type="string">
            <text:p>Art. E.P.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2) <text:s/>Se la colonna <text:s/>successiva a "Cod. origine prezzo" contiene "AP" la voce è riferita a voci <text:s/>costruite con analisi del prezzo. 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40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5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3) <text:s/>Nel caso un prezzo del materiale elementare non sia disponibile nel prezziario ufficiale sono stati utilizzati <text:s/>i prezzi medi correnti di mercato, e nella 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40"/>
          <table:table-cell table:style-name="ce242" table:number-columns-repeated="6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09" office:value-type="string">
            <text:p>xxBeta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colonna "cod. origine prezzo" e indicato come PM</text:p>
          </table:table-cell>
          <table:table-cell table:style-name="ce223"/>
          <table:table-cell table:style-name="ce226"/>
          <table:table-cell table:style-name="ce221" table:number-columns-repeated="2"/>
          <table:table-cell table:style-name="ce234"/>
          <table:table-cell table:style-name="ce239"/>
          <table:table-cell table:style-name="ce242" table:number-columns-repeated="6"/>
          <table:table-cell table:style-name="ce60" table:number-columns-repeated="197"/>
        </table:table-row>
        <table:table-row table:style-name="ro74" table:visibility="collapse">
          <table:table-cell table:style-name="ce60" table:number-columns-repeated="6"/>
          <table:table-cell table:style-name="ce116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6" office:value-type="string">
            <text:p><text:span text:style-name="T11">4) <text:s/>Nel presente Comuto metrico Estimativo il formato delle valute visualizza solo due decimali in arrotondamento.</text:span><text:span text:style-name="T12">Ma per ottenere la massima </text:span>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7"/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Precisione si è scelto di mantenere tutti i decimali senza operare realmente degli arrotondamenti.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6"/>
          <table:table-cell table:style-name="ce118" office:value-type="string">
            <text:p>Questa riga NON deve essere cancellata, MAI!!! </text:p>
          </table:table-cell>
          <table:table-cell table:style-name="ce60" table:number-columns-repeated="11"/>
          <table:table-cell table:style-name="ce103"/>
          <table:table-cell table:style-name="ce60" table:number-columns-repeated="8"/>
          <table:table-cell table:style-name="ce215" office:value-type="string">
            <text:p><text:s text:c="5"/>La mancata visualizzazione di tutte le cifre decimali potrebbe - in taluni casi - generare delle piccole incongruenze visuali nei centesimi dei singoli 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19" table:visibility="collapse">
          <table:table-cell table:style-name="ce60" table:number-columns-repeated="11"/>
          <table:table-cell table:style-name="ce153" office:value-type="string">
            <text:p>Questa tabella NON è <text:s/>protetta <text:s/>Quindi...!</text:p>
          </table:table-cell>
          <table:table-cell table:style-name="ce155" table:number-columns-repeated="6"/>
          <table:table-cell table:style-name="ce103"/>
          <table:table-cell table:style-name="ce60" table:number-columns-repeated="8"/>
          <table:table-cell table:style-name="ce215" office:value-type="string">
            <text:p><text:s text:c="5"/>conteggi ma garantisce nel contempo la massima precisione possibile nei risultati finali!</text:p>
          </table:table-cell>
          <table:table-cell table:style-name="ce215" table:number-columns-repeated="12"/>
          <table:table-cell table:style-name="ce60" table:number-columns-repeated="197"/>
        </table:table-row>
        <table:table-row table:style-name="ro21" table:visibility="collapse">
          <table:table-cell table:style-name="ce60" table:number-columns-repeated="17"/>
          <table:table-cell table:style-name="ce155"/>
          <table:table-cell table:style-name="ce103"/>
          <table:table-cell table:style-name="ce60" table:number-columns-repeated="218"/>
        </table:table-row>
        <table:table-row table:style-name="ro75" table:visibility="collapse">
          <table:table-cell table:style-name="ce60" table:number-columns-repeated="11"/>
          <table:table-cell table:style-name="ce154" office:value-type="string">
            <text:p><text:s text:c="2"/>Se non sapete bene cosa state facendo </text:p>
          </table:table-cell>
          <table:table-cell table:style-name="ce155" table:number-columns-repeated="6"/>
          <table:table-cell table:style-name="ce103"/>
          <table:table-cell table:style-name="ce60" table:number-columns-repeated="218"/>
        </table:table-row>
        <table:table-row table:style-name="ro75" table:visibility="collapse">
          <table:table-cell table:style-name="ce60" table:number-columns-repeated="11"/>
          <table:table-cell table:style-name="ce154" office:value-type="string">
            <text:p>PER CARITA'! <text:s/>QUI' NON MODIFICATE NULLA!</text:p>
          </table:table-cell>
          <table:table-cell table:style-name="ce155" table:number-columns-repeated="6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15">
          <table:table-cell table:style-name="ce60" table:number-columns-repeated="18"/>
          <table:table-cell table:style-name="ce103"/>
          <table:table-cell table:style-name="ce60" table:number-columns-repeated="15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7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3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10"/>
          <table:table-cell table:style-name="ce210" table:number-columns-repeated="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09" table:number-columns-repeated="2"/>
          <table:table-cell table:style-name="ce224" table:number-columns-repeated="5"/>
          <table:table-cell table:style-name="ce209"/>
          <table:table-cell table:style-name="ce224" table:number-columns-repeated="2"/>
          <table:table-cell table:style-name="ce24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0" table:number-columns-repeated="8"/>
          <table:table-cell table:style-name="ce243" table:number-columns-repeated="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1" table:number-columns-repeated="8"/>
          <table:table-cell table:style-name="ce244" table:number-columns-repeated="3"/>
          <table:table-cell table:style-name="ce211" table:number-columns-repeated="10"/>
          <table:table-cell table:style-name="ce210" table:number-columns-repeated="3"/>
          <table:table-cell table:style-name="ce60" table:number-columns-repeated="187"/>
        </table:table-row>
        <table:table-row table:style-name="ro21" table:visibility="collapse">
          <table:table-cell table:style-name="ce61" table:number-columns-repeated="26"/>
          <table:table-cell table:style-name="ce210" table:number-columns-repeated="8"/>
          <table:table-cell table:style-name="ce243" table:number-columns-repeated="3"/>
          <table:table-cell table:style-name="ce210" table:number-columns-repeated="13"/>
          <table:table-cell table:style-name="ce60" table:number-columns-repeated="187"/>
        </table:table-row>
        <table:table-row table:style-name="ro21" table:visibility="collapse" table:number-rows-repeated="20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69"/>
          <table:table-cell table:style-name="ce61" table:number-columns-repeated="5"/>
          <table:table-cell table:style-name="ce69"/>
          <table:table-cell table:style-name="ce61" table:number-columns-repeated="18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0"/>
          <table:table-cell table:style-name="ce85" table:number-columns-repeated="12"/>
          <table:table-cell table:style-name="ce165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4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>
          <table:table-cell table:style-name="ce61"/>
          <table:table-cell table:style-name="ce71"/>
          <table:table-cell table:style-name="ce86"/>
          <table:table-cell table:style-name="ce61" table:number-columns-repeated="4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>
          <table:table-cell table:style-name="ce61"/>
          <table:table-cell table:style-name="ce71"/>
          <table:table-cell table:style-name="ce61"/>
          <table:table-cell table:style-name="ce94"/>
          <table:table-cell table:style-name="ce61" table:number-columns-repeated="3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 table:number-rows-repeated="2">
          <table:table-cell table:style-name="ce61"/>
          <table:table-cell table:style-name="ce71"/>
          <table:table-cell table:style-name="ce87" table:number-columns-repeated="3"/>
          <table:table-cell table:style-name="ce61"/>
          <table:table-cell table:style-name="ce119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/>
          <table:table-cell table:style-name="ce69" table:number-columns-repeated="9"/>
          <table:table-cell table:style-name="ce61" table:number-columns-repeated="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3"/>
          <table:table-cell table:style-name="ce87" table:number-columns-repeated="9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9" table:number-columns-repeated="6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4"/>
          <table:table-cell table:style-name="ce121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7" table:visibility="collapse">
          <table:table-cell table:style-name="ce61"/>
          <table:table-cell table:style-name="ce71"/>
          <table:table-cell table:style-name="ce88" table:number-columns-spanned="12" table:number-rows-spanned="1"/>
          <table:covered-table-cell table:number-columns-repeated="11" table:style-name="ce87"/>
          <table:table-cell table:style-name="ce166"/>
          <table:table-cell table:style-name="ce87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 table:visibility="collapse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5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2">
          <table:table-cell table:style-name="ce61"/>
          <table:table-cell table:style-name="ce71"/>
          <table:table-cell table:style-name="ce61" table:number-columns-repeated="5"/>
          <table:table-cell table:style-name="ce87"/>
          <table:table-cell table:style-name="ce61" table:number-columns-repeated="6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>
          <table:table-cell table:style-name="ce61"/>
          <table:table-cell table:style-name="ce71"/>
          <table:table-cell table:style-name="ce89" table:number-columns-repeated="10"/>
          <table:table-cell table:style-name="ce61" table:number-columns-repeated="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6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87" table:number-columns-repeated="12"/>
          <table:table-cell table:style-name="ce166"/>
          <table:table-cell table:style-name="ce61" table:number-columns-repeated="11"/>
          <table:table-cell table:style-name="ce80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87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1"/>
          <table:table-cell table:style-name="ce61" table:number-columns-repeated="12"/>
          <table:table-cell table:style-name="ce166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1"/>
          <table:table-cell table:style-name="ce72"/>
          <table:table-cell table:style-name="ce90" table:number-columns-repeated="12"/>
          <table:table-cell table:style-name="ce167"/>
          <table:table-cell table:style-name="ce61" table:number-columns-repeated="11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 table:number-rows-repeated="3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 table:number-rows-repeated="3">
          <table:table-cell table:style-name="ce61"/>
          <table:table-cell table:style-name="ce73"/>
          <table:table-cell table:style-name="ce61" table:number-columns-repeated="24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19" table:visibility="collapse">
          <table:table-cell table:style-name="ce61"/>
          <table:table-cell table:style-name="ce73"/>
          <table:table-cell table:style-name="ce61" table:number-columns-repeated="24"/>
          <table:table-cell table:style-name="ce103" office:value-type="float" office:value="177">
            <text:p>17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table:number-columns-repeated="14"/>
          <table:table-cell table:style-name="ce103" office:value-type="float" office:value="178">
            <text:p>17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79">
            <text:p>17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0">
            <text:p>18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1">
            <text:p>18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2">
            <text:p>18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3">
            <text:p>18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4">
            <text:p>18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5">
            <text:p>18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6">
            <text:p>18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7">
            <text:p>18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8">
            <text:p>18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 table:visibility="collapse">
          <table:table-cell table:style-name="ce62" table:number-columns-repeated="26"/>
          <table:table-cell table:style-name="ce103" office:value-type="float" office:value="189">
            <text:p>18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75" table:visibility="collapse">
          <table:table-cell table:style-name="ce63" table:number-columns-repeated="4"/>
          <table:table-cell table:style-name="ce63" office:value-type="string">
            <text:p>Menù Principale</text:p>
          </table:table-cell>
          <table:table-cell table:style-name="ce63" table:number-columns-repeated="7"/>
          <table:table-cell table:style-name="ce156" office:value-type="string">
            <text:p><text:span text:style-name="T10"><text:a xlink:href="http://aimar.mrjive.it/">http://aimar.mrjive.it</text:a></text:span></text:p>
          </table:table-cell>
          <table:table-cell table:style-name="ce63" table:number-columns-repeated="13"/>
          <table:table-cell table:style-name="ce103" office:value-type="float" office:value="190">
            <text:p>19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1">
            <text:p>19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192">
            <text:p>19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4"/>
          <table:table-cell table:style-name="ce122" office:value-type="string">
            <text:p>Versione di Ultimus installata al momento</text:p>
          </table:table-cell>
          <table:table-cell table:style-name="ce132"/>
          <table:table-cell table:style-name="ce132" table:formula="of:=[S1.H296]" office:value-type="float" office:value="3">
            <text:p>3</text:p>
          </table:table-cell>
          <table:table-cell table:style-name="ce132" table:formula="of:=[S1.I296]" office:value-type="float" office:value="8">
            <text:p>8</text:p>
          </table:table-cell>
          <table:table-cell table:style-name="ce132" table:formula="of:=[S1.J296]" office:value-type="float" office:value="56">
            <text:p>56</text:p>
          </table:table-cell>
          <table:table-cell table:style-name="ce62" table:number-columns-repeated="15"/>
          <table:table-cell table:style-name="ce103" office:value-type="float" office:value="193">
            <text:p>19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4"/>
          <table:table-cell table:style-name="ce122" office:value-type="string">
            <text:p>Numero seriale di questo Template</text:p>
          </table:table-cell>
          <table:table-cell table:style-name="ce132" table:formula="of:=[S1.H291]" office:value-type="float" office:value="189">
            <text:p>189</text:p>
          </table:table-cell>
          <table:table-cell table:style-name="ce132" table:formula="of:=[S1.I291]" office:value-type="float" office:value="3">
            <text:p>3</text:p>
          </table:table-cell>
          <table:table-cell table:style-name="ce132" table:formula="of:=[S1.J291]" office:value-type="float" office:value="8">
            <text:p>8</text:p>
          </table:table-cell>
          <table:table-cell table:style-name="ce151"/>
          <table:table-cell table:style-name="ce62" table:number-columns-repeated="15"/>
          <table:table-cell table:style-name="ce103" office:value-type="float" office:value="194">
            <text:p>19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5">
            <text:p>19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6">
            <text:p>19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7">
            <text:p>19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8">
            <text:p>19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199">
            <text:p>19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5"/>
          <table:table-cell table:style-name="ce78"/>
          <table:table-cell table:style-name="ce95"/>
          <table:table-cell table:style-name="ce64" table:number-columns-repeated="3"/>
          <table:table-cell table:style-name="ce62"/>
          <table:table-cell table:style-name="ce64" table:number-columns-repeated="18"/>
          <table:table-cell table:style-name="ce103" office:value-type="float" office:value="200">
            <text:p>20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6"/>
          <table:table-cell table:style-name="ce64" table:number-columns-repeated="24"/>
          <table:table-cell table:style-name="ce103" office:value-type="float" office:value="201">
            <text:p>20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6"/>
          <table:table-cell table:style-name="ce64" table:number-columns-repeated="18"/>
          <table:table-cell table:style-name="ce103" office:value-type="float" office:value="202">
            <text:p>20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3">
            <text:p>20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4">
            <text:p>20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7"/>
          <table:table-cell table:style-name="ce91" table:number-columns-repeated="6"/>
          <table:table-cell table:style-name="ce64" table:number-columns-repeated="18"/>
          <table:table-cell table:style-name="ce103" office:value-type="float" office:value="205">
            <text:p>20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7"/>
          <table:table-cell table:style-name="ce91" table:number-columns-repeated="6"/>
          <table:table-cell table:style-name="ce64" table:number-columns-repeated="18"/>
          <table:table-cell table:style-name="ce103" office:value-type="float" office:value="206">
            <text:p>20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7">
            <text:p>20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8">
            <text:p>20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09">
            <text:p>20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5"/>
          <table:table-cell table:style-name="ce60" office:value-type="float" office:value="-6">
            <text:p>-6</text:p>
          </table:table-cell>
          <table:table-cell table:style-name="ce60" office:value-type="float" office:value="-5">
            <text:p>-5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2">
            <text:p>-2</text:p>
          </table:table-cell>
          <table:table-cell table:style-name="ce60" office:value-type="float" office:value="-1">
            <text:p>-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187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10">
            <text:p>21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6"/>
          <table:table-cell table:style-name="ce64" table:number-columns-repeated="18"/>
          <table:table-cell table:style-name="ce103" office:value-type="float" office:value="211">
            <text:p>21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91" table:number-columns-repeated="4"/>
          <table:table-cell table:style-name="ce64" table:number-columns-repeated="20"/>
          <table:table-cell table:style-name="ce103" office:value-type="float" office:value="212">
            <text:p>21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91" table:number-columns-repeated="4"/>
          <table:table-cell table:style-name="ce64" table:number-columns-repeated="6"/>
          <table:table-cell table:style-name="ce157"/>
          <table:table-cell table:style-name="ce64" table:number-columns-repeated="13"/>
          <table:table-cell table:style-name="ce103" office:value-type="float" office:value="213">
            <text:p>21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91" table:number-columns-repeated="4"/>
          <table:table-cell table:style-name="ce64" table:number-columns-repeated="3"/>
          <table:table-cell table:style-name="ce62" table:number-columns-repeated="17"/>
          <table:table-cell table:style-name="ce103" office:value-type="float" office:value="214">
            <text:p>21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/>
          <table:table-cell table:style-name="ce74"/>
          <table:table-cell table:style-name="ce62" table:number-columns-repeated="24"/>
          <table:table-cell table:style-name="ce103" office:value-type="float" office:value="215">
            <text:p>21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4"/>
          <table:table-cell table:style-name="ce62" table:number-columns-repeated="7"/>
          <table:table-cell table:style-name="ce64" table:number-columns-repeated="17"/>
          <table:table-cell table:style-name="ce103" office:value-type="float" office:value="216">
            <text:p>21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62"/>
          <table:table-cell table:style-name="ce64" table:number-columns-repeated="24"/>
          <table:table-cell table:style-name="ce103" office:value-type="float" office:value="217">
            <text:p>21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18">
            <text:p>21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19">
            <text:p>21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2" table:number-columns-repeated="26"/>
          <table:table-cell table:style-name="ce103" office:value-type="float" office:value="220">
            <text:p>22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1">
            <text:p>22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2">
            <text:p>22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3">
            <text:p>22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4">
            <text:p>22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5">
            <text:p>22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6">
            <text:p>22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7">
            <text:p>22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8">
            <text:p>22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29">
            <text:p>22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0">
            <text:p>23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1">
            <text:p>23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2">
            <text:p>23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3">
            <text:p>23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4">
            <text:p>23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5">
            <text:p>23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6">
            <text:p>23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7">
            <text:p>23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4"/>
          <table:table-cell table:style-name="Menu_5f_sfondo"/>
          <table:table-cell table:style-name="ce62" table:number-columns-repeated="18"/>
          <table:table-cell table:style-name="ce103" office:value-type="float" office:value="238">
            <text:p>23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39">
            <text:p>23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0">
            <text:p>24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1">
            <text:p>24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2">
            <text:p>24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3">
            <text:p>24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4">
            <text:p>24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5">
            <text:p>24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6">
            <text:p>24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7">
            <text:p>24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8">
            <text:p>24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49">
            <text:p>24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0">
            <text:p>25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1">
            <text:p>25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2">
            <text:p>25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3">
            <text:p>25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4">
            <text:p>25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5">
            <text:p>25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6">
            <text:p>25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7">
            <text:p>25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8">
            <text:p>25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59">
            <text:p>25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0">
            <text:p>26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1">
            <text:p>26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2">
            <text:p>26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3">
            <text:p>26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4">
            <text:p>26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5">
            <text:p>26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6">
            <text:p>26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7">
            <text:p>26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8">
            <text:p>26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69">
            <text:p>26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70">
            <text:p>27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4"/>
          <table:table-cell table:style-name="ce78" table:number-columns-repeated="2"/>
          <table:table-cell table:style-name="ce62" table:number-columns-repeated="23"/>
          <table:table-cell table:style-name="ce103" office:value-type="float" office:value="271">
            <text:p>27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2">
            <text:p>27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3">
            <text:p>27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table:style-name="ce103"/>
          <table:table-cell table:style-name="ce60" table:number-columns-repeated="20"/>
          <table:table-cell table:style-name="ce103" office:value-type="float" office:value="274">
            <text:p>27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56">
          <table:table-cell table:style-name="ce60"/>
          <table:table-cell table:style-name="ce79" table:number-columns-repeated="2"/>
          <table:table-cell table:style-name="ce80" table:number-columns-repeated="2"/>
          <table:table-cell table:style-name="ce103"/>
          <table:table-cell table:style-name="ce80"/>
          <table:table-cell table:style-name="ce60" table:number-columns-repeated="2"/>
          <table:table-cell table:style-name="ce79" table:number-columns-repeated="2"/>
          <table:table-cell table:style-name="ce80" table:number-columns-repeated="4"/>
          <table:table-cell table:style-name="ce60" table:number-columns-repeated="11"/>
          <table:table-cell table:style-name="ce103" office:value-type="float" office:value="275">
            <text:p>27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11"/>
          <table:table-cell table:style-name="ce103" office:value-type="float" office:value="276">
            <text:p>27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6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186" table:number-columns-repeated="4"/>
          <table:table-cell table:style-name="ce60" table:number-columns-repeated="4"/>
          <table:table-cell table:style-name="ce103" office:value-type="float" office:value="277">
            <text:p>277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78">
            <text:p>278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/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79">
            <text:p>279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56">
          <table:table-cell table:style-name="ce60"/>
          <table:table-cell table:style-name="ce80" table:number-columns-repeated="4"/>
          <table:table-cell table:style-name="ce103" office:value-type="float" office:value="280">
            <text:p>280</text:p>
          </table:table-cell>
          <table:table-cell table:style-name="ce60"/>
          <table:table-cell table:style-name="ce60" office:value-type="string">
            <text:p>14/06/2013 08.34.10</text:p>
          </table:table-cell>
          <table:table-cell table:style-name="ce60"/>
          <table:table-cell table:style-name="ce80" table:number-columns-repeated="6"/>
          <table:table-cell table:style-name="ce60" table:number-columns-repeated="3"/>
          <table:table-cell table:style-name="ce79" table:number-columns-repeated="5"/>
          <table:table-cell table:style-name="ce80" table:number-columns-repeated="3"/>
          <table:table-cell table:style-name="ce103" office:value-type="float" office:value="280">
            <text:p>280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1">
            <text:p>281</text:p>
          </table:table-cell>
          <table:table-cell table:style-name="ce80"/>
          <table:table-cell table:style-name="ce60" office:value-type="string">
            <text:p>14/06/2013 08.34.13</text:p>
          </table:table-cell>
          <table:table-cell table:style-name="ce60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1">
            <text:p>281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2">
            <text:p>282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2">
            <text:p>282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3">
            <text:p>283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3">
            <text:p>283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4">
            <text:p>284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4">
            <text:p>284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5">
            <text:p>285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5">
            <text:p>285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6">
            <text:p>286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6">
            <text:p>286</text:p>
          </table:table-cell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7">
            <text:p>287</text:p>
          </table:table-cell>
          <table:table-cell table:style-name="ce80"/>
          <table:table-cell table:style-name="ce60" table:number-columns-repeated="2"/>
          <table:table-cell table:style-name="ce80" table:number-columns-repeated="6"/>
          <table:table-cell table:style-name="ce60" table:number-columns-repeated="3"/>
          <table:table-cell table:style-name="ce80" table:number-columns-repeated="8"/>
          <table:table-cell table:style-name="ce103" office:value-type="float" office:value="287">
            <text:p>287</text:p>
          </table:table-cell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/>
          <table:table-cell table:style-name="ce80" table:number-columns-repeated="4"/>
          <table:table-cell table:style-name="ce103" office:value-type="float" office:value="288">
            <text:p>288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80" table:number-columns-repeated="6"/>
          <table:table-cell table:style-name="ce103" office:value-type="float" office:value="288">
            <text:p>288</text:p>
          </table:table-cell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78">
          <table:table-cell table:style-name="ce60" table:number-columns-repeated="5"/>
          <table:table-cell table:style-name="ce103" office:value-type="float" office:value="289">
            <text:p>289</text:p>
          </table:table-cell>
          <table:table-cell table:style-name="ce123" office:value-type="string">
            <text:p>N.B. Le Celle vuote equivalgono al Valore 0</text:p>
          </table:table-cell>
          <table:table-cell table:style-name="ce133" office:value-type="string">
            <text:p><text:s text:c="3"/>VARIABILI GENERALI (PREFERENZE)</text:p>
          </table:table-cell>
          <table:table-cell table:style-name="ce145" table:number-columns-repeated="5"/>
          <table:table-cell table:style-name="ce145">
            <draw:g table:end-cell-address="S1.T291" table:end-x="1.442cm" table:end-y="0.061cm" draw:z-index="2">
              <draw:control draw:style-name="gr1" draw:text-style-name="P9" svg:width="4.845cm" svg:height="1.239cm" svg:x="5.872cm" svg:y="0.008cm" draw:control="control27"/>
              <draw:control draw:style-name="gr1" draw:text-style-name="P9" svg:width="3.298cm" svg:height="1.239cm" svg:x="10.884cm" svg:y="0.008cm" draw:control="control28"/>
              <draw:control draw:style-name="gr1" draw:text-style-name="P9" svg:width="4.35cm" svg:height="1.239cm" svg:x="1.268cm" svg:y="0.008cm" draw:control="control29"/>
            </draw:g>
          </table:table-cell>
          <table:table-cell table:style-name="ce168" table:number-columns-repeated="5"/>
          <table:table-cell table:style-name="ce189" office:value-type="string">
            <text:p>......</text:p>
          </table:table-cell>
          <table:table-cell table:style-name="ce80" table:number-columns-repeated="6"/>
          <table:table-cell table:style-name="ce103"/>
          <table:table-cell table:style-name="ce80" table:number-columns-repeated="5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0"/>
          <table:table-cell table:style-name="ce81" table:number-columns-repeated="3"/>
          <table:table-cell table:number-columns-repeated="2" table:style-name="ce103" office:value-type="float" office:value="290">
            <text:p>290</text:p>
          </table:table-cell>
          <table:table-cell table:style-name="Setvar_20_b" office:value-type="string">
            <text:p>Numero seriale del template (<text:span text:style-name="T8">sola lettura</text:span>)</text:p>
          </table:table-cell>
          <table:table-cell table:style-name="ce134" office:value-type="float" office:value="189">
            <text:p>189</text:p>
          </table:table-cell>
          <table:table-cell table:style-name="Setvar_20_Cr" office:value-type="float" office:value="3">
            <text:p>3</text:p>
          </table:table-cell>
          <table:table-cell table:style-name="Setvar_20_Cr" office:value-type="float" office:value="8">
            <text:p>8</text:p>
          </table:table-cell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4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77">
          <table:table-cell table:style-name="ce60"/>
          <table:table-cell table:style-name="ce81" table:number-columns-repeated="3"/>
          <table:table-cell table:number-columns-repeated="2" table:style-name="ce103" office:value-type="float" office:value="291">
            <text:p>291</text:p>
          </table:table-cell>
          <table:table-cell table:style-name="Setvar_20_b" office:value-type="string">
            <text:p>Aggiustamento automatico dello Zoom</text:p>
          </table:table-cell>
          <table:table-cell table:style-name="ce135" table:content-validation-name="val6" office:value-type="float" office:value="1">
            <text:p>1</text:p>
          </table:table-cell>
          <table:table-cell table:style-name="ce146" office:value-type="string">
            <text:p>1 = <text:s/>Automatico/schermo piccolo/scarsa definiz. <text:s text:c="8"/>2 = <text:s/>Impostazione User (personalizzata) <text:s text:c="6"/>3 = Disattivato</text:p>
            <text:p>4 = Schermo grande/alta definiz. <text:s text:c="3"/>5 = Schermo Wide/Alta definiz.</text:p>
          </table:table-cell>
          <table:table-cell table:style-name="ce60"/>
          <table:table-cell table:style-name="Setvar_20_D" table:number-columns-repeated="21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1" table:number-columns-repeated="3"/>
          <table:table-cell table:number-columns-repeated="2" table:style-name="ce103" office:value-type="float" office:value="292">
            <text:p>292</text:p>
          </table:table-cell>
          <table:table-cell table:style-name="Setvar_20_b" office:value-type="string">
            <text:p>Fattore di Zoom ottimale definito dall'Utente</text:p>
          </table:table-cell>
          <table:table-cell table:style-name="ce135" office:value-type="float" office:value="81">
            <text:p>81</text:p>
          </table:table-cell>
          <table:table-cell table:style-name="ce146" office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21"/>
          <table:table-cell table:style-name="ce80" table:number-columns-repeated="7"/>
          <table:table-cell table:style-name="ce60" table:number-columns-repeated="199"/>
        </table:table-row>
        <table:table-row table:style-name="ro79">
          <table:table-cell table:style-name="ce60"/>
          <table:table-cell table:style-name="ce81" table:number-columns-repeated="3"/>
          <table:table-cell table:number-columns-repeated="2" table:style-name="ce103" office:value-type="float" office:value="293">
            <text:p>293</text:p>
          </table:table-cell>
          <table:table-cell table:style-name="Setvar_20_b" office:value-type="string">
            <text:p>Fattore di Zoom ottimale AUTOMATICO (<text:span text:style-name="T8">sola lettura</text:span>)</text:p>
          </table:table-cell>
          <table:table-cell table:style-name="Setvar_20_Cr" office:value-type="float" office:value="104">
            <text:p>104</text:p>
          </table:table-cell>
          <table:table-cell table:style-name="Setvar_20_Txt_20_red" table:number-columns-repeated="6"/>
          <table:table-cell table:style-name="ce81" table:number-columns-repeated="5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79">
          <table:table-cell table:style-name="ce60"/>
          <table:table-cell table:style-name="ce81" table:number-columns-repeated="3"/>
          <table:table-cell table:number-columns-repeated="2" table:style-name="ce103" office:value-type="float" office:value="294">
            <text:p>294</text:p>
          </table:table-cell>
          <table:table-cell table:style-name="Setvar_20_b" office:value-type="string">
            <text:p>Ver. di Ultimus prevista per questo doc(<text:span text:style-name="T8">sola lettura</text:span>)</text:p>
          </table:table-cell>
          <table:table-cell table:style-name="Setvar_20_Cr" table:formula="of:=[.I291]" office:value-type="float" office:value="3">
            <text:p>3</text:p>
          </table:table-cell>
          <table:table-cell table:style-name="Setvar_20_Cr" table:formula="of:=[.J291]" office:value-type="float" office:value="8">
            <text:p>8</text:p>
          </table:table-cell>
          <table:table-cell table:style-name="Setvar_20_Cr"/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style-name="ce81" table:number-columns-repeated="4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79">
          <table:table-cell table:style-name="ce60"/>
          <table:table-cell table:style-name="ce82" table:number-columns-repeated="3"/>
          <table:table-cell table:number-columns-repeated="2" table:style-name="ce103" office:value-type="float" office:value="295">
            <text:p>295</text:p>
          </table:table-cell>
          <table:table-cell table:style-name="Setvar_20_b" office:value-type="string">
            <text:p>VERSIONE Ultimus Installata (<text:span text:style-name="T8">sola lettura</text:span>)</text:p>
          </table:table-cell>
          <table:table-cell table:style-name="ce134" office:value-type="float" office:value="3">
            <text:p>3</text:p>
          </table:table-cell>
          <table:table-cell table:style-name="Setvar_20_Cr" office:value-type="float" office:value="8">
            <text:p>8</text:p>
          </table:table-cell>
          <table:table-cell table:style-name="Setvar_20_Cr" office:value-type="float" office:value="56">
            <text:p>56</text:p>
          </table:table-cell>
          <table:table-cell table:style-name="Setvar_20_Txt_20_red" office:value-type="string">
            <text:p>NON MODIFICATE MAI queste Variabili a “Sola Lettura”</text:p>
          </table:table-cell>
          <table:table-cell table:style-name="Setvar_20_Txt_20_red" table:number-columns-repeated="4"/>
          <table:table-cell table:style-name="ce81" table:number-columns-repeated="3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2" table:number-columns-repeated="3"/>
          <table:table-cell table:number-columns-repeated="2" table:style-name="ce103" office:value-type="float" office:value="296">
            <text:p>296</text:p>
          </table:table-cell>
          <table:table-cell table:style-name="Setvar_20_b" office:value-type="string">
            <text:p>(Attenzione.. è ancora sperimentale) Schermo intero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7" office:value-type="string">
            <text:p>0 : normale <text:s text:c="2"/>1: schermo intero spalancato in apertura del doc</text:p>
          </table:table-cell>
          <table:table-cell table:style-name="ce147" table:number-columns-repeated="6"/>
          <table:table-cell table:style-name="ce174"/>
          <table:table-cell table:style-name="ce147" table:number-columns-repeated="2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1" table:number-columns-repeated="3"/>
          <table:table-cell table:number-columns-repeated="2" table:style-name="ce103" office:value-type="float" office:value="297">
            <text:p>297</text:p>
          </table:table-cell>
          <table:table-cell table:style-name="Setvar_20_b" office:value-type="string">
            <text:p>Visibilità Gruppi all'attivazione della “struttura”</text:p>
          </table:table-cell>
          <table:table-cell table:style-name="ce135" table:content-validation-name="val8" office:value-type="float" office:value="2">
            <text:p>2</text:p>
          </table:table-cell>
          <table:table-cell table:style-name="Setvar_20_D" office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9"/>
          <table:table-cell table:style-name="ce81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77">
          <table:table-cell table:style-name="ce60"/>
          <table:table-cell table:style-name="ce82" table:number-columns-repeated="3"/>
          <table:table-cell table:number-columns-repeated="2" table:style-name="ce103" office:value-type="float" office:value="298">
            <text:p>298</text:p>
          </table:table-cell>
          <table:table-cell table:style-name="ce124"/>
          <table:table-cell table:style-name="ce135" table:content-validation-name="val9" office:value-type="float" office:value="1">
            <text:p>1</text:p>
          </table:table-cell>
          <table:table-cell table:style-name="Setvar_20_D" office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9"/>
          <table:table-cell table:style-name="ce82"/>
          <table:table-cell table:style-name="Setvar_20_D" table:number-columns-repeated="12"/>
          <table:table-cell table:style-name="ce80" table:number-columns-repeated="7"/>
          <table:table-cell table:style-name="ce60" table:number-columns-repeated="199"/>
        </table:table-row>
        <table:table-row table:style-name="ro80">
          <table:table-cell table:style-name="ce60"/>
          <table:table-cell table:style-name="ce82" table:number-columns-repeated="3"/>
          <table:table-cell table:number-columns-repeated="2" table:style-name="ce103" office:value-type="float" office:value="299">
            <text:p>299</text:p>
          </table:table-cell>
          <table:table-cell table:style-name="Setvar_20_b" office:value-type="string">
            <text:p>Attiva/Disattiva lock dei comandi</text:p>
          </table:table-cell>
          <table:table-cell table:style-name="ce135" table:content-validation-name="val10" office:value-type="float" office:value="2">
            <text:p>2</text:p>
          </table:table-cell>
          <table:table-cell table:style-name="Setvar_20_D" office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9"/>
          <table:table-cell table:style-name="ce82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0">
            <text:p>300</text:p>
          </table:table-cell>
          <table:table-cell table:style-name="Setvar_20_b" office:value-type="string">
            <text:p>Detentore Errori 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Setvar_20_D" office:value-type="string">
            <text:p>1: Attivo <text:s text:c="7"/>0: <text:s text:c="2"/>disattivato (Consiglio: lasciatelo a 0 ... è in test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1">
            <text:p>301</text:p>
          </table:table-cell>
          <table:table-cell table:style-name="Setvar_20_b" office:value-type="string">
            <text:p>Scrivi_testo_componente_COMPUTO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Setvar_20_D" office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2">
            <text:p>302</text:p>
          </table:table-cell>
          <table:table-cell table:style-name="Setvar_20_b" office:value-type="string">
            <text:p>Scrivi_testo_componente_ANALISI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Setvar_20_D" office:value-type="string">
            <text:p>Copia il testo sovrastante nell'aggiungere righe di componenti ad Analisi ( 0 non aggiunge, / 1 aggiunge 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3"/>
          <table:table-cell table:number-columns-repeated="2" table:style-name="ce103" office:value-type="float" office:value="303">
            <text:p>303</text:p>
          </table:table-cell>
          <table:table-cell table:style-name="ce124" office:value-type="string">
            <text:p>Rende visibile le col AF ed AG del Computo all'inserimento di un Capitolo (e sottoCapitolo)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ce146" office:value-type="string">
            <text:p>1: rende visibile la colonna <text:s text:c="3"/>0: non <text:s/>prende iniziative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80"/>
          <table:table-cell table:style-name="ce60" table:number-columns-repeated="2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3"/>
          <table:table-cell table:number-columns-repeated="2" table:style-name="ce103" office:value-type="float" office:value="304">
            <text:p>304</text:p>
          </table:table-cell>
          <table:table-cell table:style-name="ce124" office:value-type="string">
            <text:p>Sincronizza_Capitoli_Sottocapitoli con Voci</text:p>
          </table:table-cell>
          <table:table-cell table:style-name="ce135" table:content-validation-name="val7" office:value-type="float" office:value="1">
            <text:p>1</text:p>
          </table:table-cell>
          <table:table-cell table:style-name="ce146" office:value-type="string">
            <text:p>1: Aggiorna numeri dei Cap e sotto Cap. all'inserimento (o all'eliminazione) di nuove voci </text:p>
            <text:p>0: non <text:s/>prende iniziative (consiglio: lasciatelo a 1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79" table:number-columns-repeated="2"/>
          <table:table-cell table:style-name="ce80"/>
          <table:table-cell table:number-columns-repeated="2" table:style-name="ce103" office:value-type="float" office:value="305">
            <text:p>305</text:p>
          </table:table-cell>
          <table:table-cell table:style-name="ce124" office:value-type="string">
            <text:p>Assegna Numeri a_Capitoli_Sottocapitoli (li Rinumera) </text:p>
          </table:table-cell>
          <table:table-cell table:style-name="ce135" table:content-validation-name="val11" office:value-type="float" office:value="1">
            <text:p>1</text:p>
          </table:table-cell>
          <table:table-cell table:style-name="ce146" office:value-type="string">
            <text:p>1: Ri-Numera solo SottoCap. <text:s text:c="3"/>2 : Ri-Numera numero Cap e sottoCap. (tutto Automatico) <text:s/></text:p>
            <text:p>0: Tutto manuale ( L'UTENTE deve scrivere i numeri,,,)</text:p>
          </table:table-cell>
          <table:table-cell table:style-name="Setvar_20_D" table:number-columns-repeated="8"/>
          <table:table-cell table:style-name="Setvar_20_D">
            <draw:control table:end-cell-address="S1.T322" table:end-x="1.347cm" table:end-y="0.117cm" draw:z-index="1" draw:text-style-name="P8" svg:width="3.864cm" svg:height="8.69cm" svg:x="1.95cm" svg:y="0.171cm" draw:control="control26"/>
          </table:table-cell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6">
            <text:p>306</text:p>
          </table:table-cell>
          <table:table-cell table:style-name="ce125" office:value-type="string">
            <text:p>Inserisce Sottocapitolo insieme ad un capitolo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1: Inserendo un capitolo aggiunge subito il sottocap <text:s/>/ <text:s/>0: inserisce la sola intestazione del capitolo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7">
            <text:p>307</text:p>
          </table:table-cell>
          <table:table-cell table:style-name="ce124" office:value-type="string">
            <text:p>Controlla la visualizzazione di alcuni messaggi e avvisi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<text:s text:c="3"/>1: visualizza alcuni messaggi <text:s text:c="2"/>0 : NON li visualizza 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8">
            <text:p>308</text:p>
          </table:table-cell>
          <table:table-cell table:style-name="Setvar_20_b" office:value-type="string">
            <text:p>Help Scorciatoie di tastiera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0: Usa un dialogo <text:s text:c="11"/>1: Usa la sheet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09">
            <text:p>309</text:p>
          </table:table-cell>
          <table:table-cell table:style-name="Setvar_20_b" office:value-type="string">
            <text:p>Schermata visibile all'apertura</text:p>
          </table:table-cell>
          <table:table-cell table:style-name="ce135" table:content-validation-name="val8" office:value-type="float" office:value="2">
            <text:p>2</text:p>
          </table:table-cell>
          <table:table-cell table:style-name="Setvar_20_D" office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0">
            <text:p>310</text:p>
          </table:table-cell>
          <table:table-cell table:style-name="Setvar_20_b" office:value-type="string">
            <text:p>Vista troncata in descrizione Voce di Computo – h in cm</text:p>
          </table:table-cell>
          <table:table-cell table:style-name="Setvar_20_C" office:value-type="float" office:value="1.25">
            <text:p>1,25</text:p>
          </table:table-cell>
          <table:table-cell table:style-name="Setvar_20_D" office:value-type="string">
            <text:p>(definisce l'altezza delle righe in visualizzazione/Troncata abbreviata. <text:s/>in cm...)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style-name="ce103"/>
          <table:table-cell table:style-name="ce103" office:value-type="float" office:value="311">
            <text:p>311</text:p>
          </table:table-cell>
          <table:table-cell table:style-name="Setvar_20_b" office:value-type="string">
            <text:p>Riordina l'EP durante la creazione di un nuovo prezzo”</text:p>
          </table:table-cell>
          <table:table-cell table:style-name="ce135" office:value-type="float" office:value="0">
            <text:p>0</text:p>
          </table:table-cell>
          <table:table-cell table:style-name="Setvar_20_D" office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9"/>
          <table:table-cell table:style-name="ce8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2">
            <text:p>312</text:p>
          </table:table-cell>
          <table:table-cell table:style-name="ce125" office:value-type="string">
            <text:p>Suoni Attivi / Silenzioso 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: suoni attivati <text:s text:c="2"/>1 : suoni disattivati</text:p>
          </table:table-cell>
          <table:table-cell table:style-name="ce146" table:number-columns-repeated="3"/>
          <table:table-cell table:style-name="Setvar_20_D" table:number-columns-repeated="6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3"/>
          <table:table-cell table:number-columns-repeated="2" table:style-name="ce103" office:value-type="float" office:value="313">
            <text:p>313</text:p>
          </table:table-cell>
          <table:table-cell table:style-name="ce125" office:value-type="string">
            <text:p>Creando un “nuovo prezzo” sovrascrive la Voce di Elenco</text:p>
            <text:p><text:s/>Prezzi <text:s/>eventuale (in Silenzio) 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: <text:s/>NON modifica la Voce di prezzo <text:s/>esistente <text:s text:c="3"/>(comportamento “classico”)</text:p>
            <text:p>1: elimina/sostituisce la vecchia voce (ma senza effettuare controlli sui doppioni)</text:p>
          </table:table-cell>
          <table:table-cell table:style-name="ce146" table:number-columns-repeated="3"/>
          <table:table-cell table:style-name="Setvar_20_D" table:number-columns-repeated="6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4">
            <text:p>314</text:p>
          </table:table-cell>
          <table:table-cell table:style-name="Setvar_20_b" office:value-type="string">
            <text:p>rifa le somme dei totali colonna del computo in apertura</text:p>
          </table:table-cell>
          <table:table-cell table:style-name="ce135" office:value-type="float" office:value="1">
            <text:p>1</text:p>
          </table:table-cell>
          <table:table-cell table:style-name="ce146" office:value-type="string">
            <text:p>0 : <text:s/>in apertura salta la procedura <text:s text:c="4"/>1: in apertura esegue la procedura 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5">
            <text:p>315</text:p>
          </table:table-cell>
          <table:table-cell table:style-name="Setvar_20_b" office:value-type="string">
            <text:p>Visibilità tabelle superflue 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1: Le nasconde automaticamente <text:s text:c="10"/>0: non prende iniziative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6">
            <text:p>316</text:p>
          </table:table-cell>
          <table:table-cell table:style-name="Setvar_20_b" office:value-type="string">
            <text:p>LIVELLO DI DIFFICOLTÀ / ESPERIENZA UTENTI</text:p>
          </table:table-cell>
          <table:table-cell table:style-name="ce135" table:content-validation-name="val8" office:value-type="float" office:value="0">
            <text:p>0</text:p>
          </table:table-cell>
          <table:table-cell table:style-name="Setvar_20_D" office:value-type="string">
            <text:p>0 : <text:s/>primo approccio <text:s text:c="4"/>1: uso normale <text:s text:c="3"/>2: Esperti <text:s text:c="4"/>(Attenzione: se a 0 bypassa H304, 308, H310 )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7">
            <text:p>317</text:p>
          </table:table-cell>
          <table:table-cell table:style-name="Setvar_20_b" office:value-type="string">
            <text:p>Controllo Finestrella a discesa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60" table:number-columns-repeated="9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8">
            <text:p>318</text:p>
          </table:table-cell>
          <table:table-cell table:style-name="Setvar_20_b" office:value-type="string">
            <text:p>Oneri_di_Sicurezza</text:p>
          </table:table-cell>
          <table:table-cell table:style-name="Setvar_20_C_5f_3" office:value-type="float" office:value="0.037">
            <text:p>0,037</text:p>
          </table:table-cell>
          <table:table-cell table:style-name="Setvar_20_D" office:value-type="string">
            <text:p>valore % espresso in decimale es: 0,037 per il 3,7 % <text:s text:c="2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19">
            <text:p>319</text:p>
          </table:table-cell>
          <table:table-cell table:style-name="Setvar_20_b" office:value-type="string">
            <text:p>spese_generali</text:p>
          </table:table-cell>
          <table:table-cell table:style-name="Setvar_20_C_5f_3" office:value-type="float" office:value="0.143">
            <text:p>0,143</text:p>
          </table:table-cell>
          <table:table-cell table:style-name="Setvar_20_D" office:value-type="string">
            <text:p>valore % espresso in decimale es: 0,143 per il 13% <text:s text:c="5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0">
            <text:p>320</text:p>
          </table:table-cell>
          <table:table-cell table:style-name="ce126" office:value-type="string">
            <text:p>utili d'impresa</text:p>
          </table:table-cell>
          <table:table-cell table:style-name="Setvar_20_C_5f_3" office:value-type="float" office:value="0.1">
            <text:p>0,100</text:p>
          </table:table-cell>
          <table:table-cell table:style-name="Setvar_20_D" office:value-type="string">
            <text:p>valore % espresso in decimale es: 0,10 per il 10% <text:s text:c="3"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1">
            <text:p>321</text:p>
          </table:table-cell>
          <table:table-cell table:style-name="Setvar_20_b" office:value-type="string">
            <text:p>utili_e_spese_generali</text:p>
          </table:table-cell>
          <table:table-cell table:style-name="Setvar_20_C_5f_3" office:value-type="float" office:value="0.243">
            <text:p>0,243</text:p>
          </table:table-cell>
          <table:table-cell table:style-name="Setvar_20_D" office:value-type="string">
            <text:p>valore % espresso in decimale es: 0,243 <text:s/><text:span text:style-name="T9">(Retroattivo, cioè agisce sui valori già inseriti...)</text:span></text:p>
          </table:table-cell>
          <table:table-cell table:style-name="Setvar_20_D" table:number-columns-repeated="7"/>
          <table:table-cell table:style-name="ce178"/>
          <table:table-cell table:style-name="Setvar_20_D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2">
            <text:p>322</text:p>
          </table:table-cell>
          <table:table-cell table:style-name="Setvar_20_b" office:value-type="string">
            <text:p>Spese_Utili_Accorpati</text:p>
          </table:table-cell>
          <table:table-cell table:style-name="ce135" office:value-type="float" office:value="1">
            <text:p>1</text:p>
          </table:table-cell>
          <table:table-cell table:style-name="Setvar_20_D" office:value-type="string">
            <text:p>1: Spese Generali separate dagli utili di impresa - <text:s/>nulla (o qualsiasi valore): Spese e Utili Accorpati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3">
            <text:p>323</text:p>
          </table:table-cell>
          <table:table-cell table:style-name="Setvar_20_b" office:value-type="string">
            <text:p>Sconto</text:p>
          </table:table-cell>
          <table:table-cell table:style-name="ce136" office:value-type="float" office:value="-0.11">
            <text:p>-0,110</text:p>
          </table:table-cell>
          <table:table-cell table:style-name="Setvar_20_D" office:value-type="string">
            <text:p>valore % espresso in decimale es: - 0,05 per il -5 % <text:s text:c="2"/><text:span text:style-name="T9">(Retroattivo, cioè agisce sui valori già inseriti...)</text:span>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4">
            <text:p>324</text:p>
          </table:table-cell>
          <table:table-cell table:style-name="Setvar_20_b" office:value-type="string">
            <text:p>maggiorazione proposta in automatico</text:p>
          </table:table-cell>
          <table:table-cell table:style-name="ce135" office:value-type="float" office:value="0">
            <text:p>0</text:p>
          </table:table-cell>
          <table:table-cell table:style-name="Setvar_20_D" office:value-type="string">
            <text:p>1 : per “forzare” Sconto come proposta <text:s text:c="2"/>0 : propone la Maggiorazione</text:p>
          </table:table-cell>
          <table:table-cell table:style-name="Setvar_20_D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5">
            <text:p>325</text:p>
          </table:table-cell>
          <table:table-cell table:style-name="ce125" office:value-type="string">
            <text:p>maggiorazione</text:p>
          </table:table-cell>
          <table:table-cell table:style-name="ce136" office:value-type="float" office:value="0.1">
            <text:p>0,100</text:p>
          </table:table-cell>
          <table:table-cell table:style-name="ce146" office:value-type="string">
            <text:p>valore % espresso in decimale es: 0,10 per il 10 % <text:s text:c="2"/><text:span text:style-name="T9">(Retroattivo, cioè agisce sui valori già inseriti...)</text:span>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6">
            <text:p>326</text:p>
          </table:table-cell>
          <table:table-cell table:style-name="ce125" office:value-type="string">
            <text:p>una sola maggiorazione per volta/ 3 in blocco</text:p>
          </table:table-cell>
          <table:table-cell table:style-name="ce135" office:value-type="float" office:value="0">
            <text:p>0</text:p>
          </table:table-cell>
          <table:table-cell table:style-name="ce146" office:value-type="string">
            <text:p>0 ne inserisce una per volta <text:s text:c="10"/>3 ne inserisce tre in blocco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7">
            <text:p>327</text:p>
          </table:table-cell>
          <table:table-cell table:style-name="ce125" office:value-type="string">
            <text:p>Abilitazione Gestione della Contabilità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contabilità Disabilitata <text:s text:c="7"/>1: Contabilità abilitata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28">
            <text:p>328</text:p>
          </table:table-cell>
          <table:table-cell table:style-name="ce125" office:value-type="string">
            <text:p>Durante l'impaginazione attiva la vista: interruzione di pagina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Attiva la Vista Interruzione di pagina <text:s text:c="6"/>1: fa solo uno zoom indietro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number-columns-repeated="2" table:style-name="ce103" office:value-type="float" office:value="329">
            <text:p>329</text:p>
          </table:table-cell>
          <table:table-cell table:style-name="ce125" office:value-type="string">
            <text:p>Durante l'impaginazione Scrive i totali di pagina</text:p>
          </table:table-cell>
          <table:table-cell table:style-name="ce135" table:content-validation-name="val7" office:value-type="float" office:value="0">
            <text:p>0</text:p>
          </table:table-cell>
          <table:table-cell table:style-name="ce146" office:value-type="string">
            <text:p>0: non prende iniziative <text:s text:c="6"/>1: scrive i totali di pagina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79">
          <table:table-cell table:style-name="ce60"/>
          <table:table-cell table:style-name="ce80" table:number-columns-repeated="3"/>
          <table:table-cell table:number-columns-repeated="2" table:style-name="ce103" office:value-type="float" office:value="330">
            <text:p>330</text:p>
          </table:table-cell>
          <table:table-cell table:style-name="ce125" office:value-type="string">
            <text:p>Modalità di tenuta del Libretto delle misure (<text:span text:style-name="T8">sola lettura</text:span>)</text:p>
          </table:table-cell>
          <table:table-cell table:style-name="ce137" office:value-type="float" office:value="0">
            <text:p>0</text:p>
          </table:table-cell>
          <table:table-cell table:style-name="ce146" office:value-type="string">
            <text:p>0: Libretto fatto a mano su brogliaccio <text:s text:c="6"/>1: Tenuta elettronica del Libretto delle Misure</text:p>
          </table:table-cell>
          <table:table-cell table:style-name="ce146" table:number-columns-repeated="9"/>
          <table:table-cell table:style-name="ce60"/>
          <table:table-cell table:style-name="Setvar_20_D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3"/>
          <table:table-cell table:number-columns-repeated="2" table:style-name="ce103" office:value-type="float" office:value="331">
            <text:p>331</text:p>
          </table:table-cell>
          <table:table-cell table:style-name="ce125" office:value-type="string">
            <text:p>Controllo del codice su Visualizza &gt; </text:p>
            <text:p><text:s/>Anteprima Impaginazione / Normale </text:p>
          </table:table-cell>
          <table:table-cell table:style-name="ce135" table:content-validation-name="val12" office:value-type="float" office:value="0">
            <text:p>0</text:p>
          </table:table-cell>
          <table:table-cell table:style-name="ce146" office:value-type="string">
            <text:p><text:s/>0 <text:s text:c="3"/>il codice può attivare Visualizza Normale ad Anteprima Impaginazione </text:p>
            <text:p>1 Il codice può impostare solo Anteprima Impaginazione <text:s text:c="5"/>2 bloccato impostazione Utente ? (sperimentale)</text:p>
          </table:table-cell>
          <table:table-cell table:style-name="ce146" table:number-columns-repeated="9"/>
          <table:table-cell table:style-name="ce60"/>
          <table:table-cell table:style-name="ce146" table:number-columns-repeated="12"/>
          <table:table-cell table:style-name="ce60" table:number-columns-repeated="3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3"/>
          <table:table-cell table:number-columns-repeated="2" table:style-name="ce103" office:value-type="float" office:value="332">
            <text:p>332</text:p>
          </table:table-cell>
          <table:table-cell table:style-name="ce125" office:value-type="string">
            <text:p>Scrive i Subtotali di Cap e sottoCap</text:p>
            <text:p>ANCHE <text:s/>nella riga</text:p>
          </table:table-cell>
          <table:table-cell table:style-name="ce135" table:content-validation-name="val13" office:value-type="float" office:value="1">
            <text:p>1</text:p>
          </table:table-cell>
          <table:table-cell table:style-name="ce146" office:value-type="string">
            <text:p><text:s/>0 <text:s/>Scrive i SubTotali solo a lato (sulla destra col AN AO AP) <text:s text:c="15"/>1 Scrive anche sulla riga</text:p>
          </table:table-cell>
          <table:table-cell table:style-name="ce146" table:number-columns-repeated="9"/>
          <table:table-cell table:style-name="ce60"/>
          <table:table-cell table:style-name="ce146" table:number-columns-repeated="8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80">
          <table:table-cell table:style-name="ce60"/>
          <table:table-cell table:style-name="ce80" table:number-columns-repeated="3"/>
          <table:table-cell table:number-columns-repeated="2" table:style-name="ce103" office:value-type="float" office:value="333">
            <text:p>333</text:p>
          </table:table-cell>
          <table:table-cell table:style-name="ce125" office:value-type="string">
            <text:p>Inc. Manodopera: Scrive i Subtotali di <text:s/>sottoCap nella colonna AP</text:p>
          </table:table-cell>
          <table:table-cell table:style-name="ce135" table:content-validation-name="val13" office:value-type="float" office:value="0">
            <text:p>0</text:p>
          </table:table-cell>
          <table:table-cell table:style-name="ce146" office:value-type="string">
            <text:p><text:s/>0 <text:s text:c="2"/>non li scrive <text:s text:c="9"/>1 <text:s/>Inc. Manodopera - Scrive i SubTotali di <text:s/>sottoCap in colonna AP <text:s text:c="3"/></text:p>
          </table:table-cell>
          <table:table-cell table:style-name="ce146" table:number-columns-repeated="9"/>
          <table:table-cell table:style-name="ce60"/>
          <table:table-cell table:style-name="ce146" table:number-columns-repeated="7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4"/>
          <table:table-cell table:style-name="ce103" office:value-type="float" office:value="334">
            <text:p>334</text:p>
          </table:table-cell>
          <table:table-cell table:style-name="ce125" office:value-type="string">
            <text:p>Abilita / disabilita la rinumerazione automatica delle voci di computo</text:p>
          </table:table-cell>
          <table:table-cell table:style-name="ce135" table:content-validation-name="val13" office:value-type="float" office:value="0">
            <text:p>0</text:p>
          </table:table-cell>
          <table:table-cell table:style-name="ce146" office:value-type="string">
            <text:p><text:s/>0 <text:s text:c="2"/>Ri-Numerazione Abilitata <text:s text:c="9"/>1 <text:s/>Ri-Numerazione disabilitata </text:p>
          </table:table-cell>
          <table:table-cell table:style-name="ce146" table:number-columns-repeated="9"/>
          <table:table-cell table:style-name="ce60"/>
          <table:table-cell table:style-name="ce146" table:number-columns-repeated="2"/>
          <table:table-cell table:style-name="ce60" table:number-columns-repeated="13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0"/>
          <table:table-cell table:style-name="ce80" table:number-columns-repeated="4"/>
          <table:table-cell table:style-name="ce103" office:value-type="float" office:value="335">
            <text:p>335</text:p>
          </table:table-cell>
          <table:table-cell table:style-name="ce125" office:value-type="string">
            <text:p>Scelta dei Dialoghi VISTE sulla tab COMPUTO</text:p>
          </table:table-cell>
          <table:table-cell table:style-name="ce135" table:content-validation-name="val13" office:value-type="float" office:value="1">
            <text:p>1</text:p>
          </table:table-cell>
          <table:table-cell table:style-name="ce146" office:value-type="string">
            <text:p><text:s/>0 <text:s/>Dialogo VISTA per contabilità Semplificata <text:s/>in <text:s/>Computo <text:s text:c="4"/></text:p>
            <text:p><text:s/>1 <text:s/>Dialogo VISTA per CONTABILITÀ AVANZATA</text:p>
          </table:table-cell>
          <table:table-cell table:style-name="ce146" table:number-columns-repeated="9"/>
          <table:table-cell table:style-name="ce60"/>
          <table:table-cell table:style-name="ce146" table:number-columns-repeated="2"/>
          <table:table-cell table:style-name="ce60" table:number-columns-repeated="13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0"/>
          <table:table-cell table:style-name="ce80" table:number-columns-repeated="14"/>
          <table:table-cell table:style-name="ce60" table:number-columns-repeated="19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0"/>
          <table:table-cell table:style-name="ce80" table:number-columns-repeated="6"/>
          <table:table-cell table:style-name="ce60" table:number-columns-repeated="2"/>
          <table:table-cell table:style-name="ce80" table:number-columns-repeated="6"/>
          <table:table-cell table:style-name="ce60" table:number-columns-repeated="19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9">
          <table:table-cell table:style-name="ce60" table:number-columns-repeated="34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18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69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Menu_5f_sfondo" table:number-columns-repeated="2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0"/>
          <table:table-cell table:style-name="ce85" table:number-columns-repeated="12"/>
          <table:table-cell table:style-name="ce169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86" office:value-type="string">
            <text:p>Benvenuto in UltimusFree!</text:p>
          </table:table-cell>
          <table:table-cell table:style-name="ce61" table:number-columns-repeated="4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/>
          <table:table-cell table:style-name="ce94"/>
          <table:table-cell table:style-name="ce61" table:number-columns-repeated="10"/>
          <table:table-cell table:style-name="ce170"/>
          <table:table-cell table:style-name="Menu_5f_sfondo"/>
          <table:table-cell table:style-name="ce61" table:number-columns-repeated="4"/>
          <table:table-cell table:style-name="Menu_5f_sfondo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 table:number-columns-repeated="5"/>
          <table:table-cell table:style-name="ce69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 table:number-columns-repeated="4"/>
          <table:table-cell table:style-name="ce119" office:value-type="string">
            <text:p>UltimusFree è un applicativo per computi metrici estimativi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/>
          <table:table-cell table:style-name="ce61" table:number-columns-repeated="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 table:number-columns-repeated="4"/>
          <table:table-cell table:style-name="ce119" office:value-type="string">
            <text:p>sviluppato <text:s/>su tabelle Calc (OpenOffice.org o LibreOffice)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/>
          <table:table-cell table:style-name="ce69" table:number-columns-repeated="9"/>
          <table:table-cell table:style-name="ce61" table:number-columns-repeated="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9" table:number-columns-repeated="6"/>
          <table:table-cell table:style-name="ce61" table:number-columns-repeated="6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2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 table:number-columns-repeated="4"/>
          <table:table-cell table:style-name="ce120" office:value-type="string">
            <text:p>Attendere pazientemente il caricamento del documento: 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1"/>
          <table:table-cell table:style-name="ce61" table:number-columns-repeated="4"/>
          <table:table-cell table:style-name="ce121"/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7">
          <table:table-cell table:style-name="ce61"/>
          <table:table-cell table:style-name="ce71"/>
          <table:table-cell table:style-name="ce88" table:formula="of:=[$M1.C4]" office:value-type="string" office:string-value="Fabbricato Inutile" table:number-columns-spanned="12" table:number-rows-spanned="1">
            <text:p>Fabbricato Inutile</text:p>
          </table:table-cell>
          <table:covered-table-cell table:number-columns-repeated="11" table:style-name="ce61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 table:number-columns-repeated="4"/>
          <table:table-cell table:style-name="ce120"/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Menu_5f_sfondo" table:number-columns-repeated="2"/>
          <table:table-cell table:style-name="ce61" table:number-columns-repeated="5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76">
          <table:table-cell table:style-name="ce61"/>
          <table:table-cell table:style-name="ce71"/>
          <table:table-cell table:style-name="ce61" table:number-columns-repeated="4"/>
          <table:table-cell table:style-name="ce120" office:value-type="string">
            <text:p><text:s/>senza pasticciare con il mouse o la tastiera</text:p>
          </table:table-cell>
          <table:table-cell table:style-name="ce61" table:number-columns-repeated="7"/>
          <table:table-cell table:style-name="ce170"/>
          <table:table-cell table:style-name="Menu_5f_sfondo"/>
          <table:table-cell table:style-name="ce61" table:number-columns-repeated="3"/>
          <table:table-cell table:style-name="Sfondo_5f_menu"/>
          <table:table-cell table:style-name="ce61" table:number-columns-repeated="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3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81">
          <table:table-cell table:style-name="ce61"/>
          <table:table-cell table:style-name="ce71"/>
          <table:table-cell table:style-name="ce89" office:value-type="string">
            <text:p><text:s text:c="8"/>Copyright 2001-2013 <text:s text:c="2"/>Bartolomeo Aimar – <text:a xlink:href="mailto:bart.aimar@gmail.com">bart.aimar@gmail.com</text:a> <text:s/>- <text:s text:c="2"/>Licenza LGPL <text:s text:c="2"/>--- http://www.gnu.org/licenses/gpl.txt</text:p>
          </table:table-cell>
          <table:table-cell table:style-name="ce89" table:number-columns-repeated="9"/>
          <table:table-cell table:style-name="ce61" table:number-columns-repeated="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9">
          <table:table-cell table:style-name="ce61"/>
          <table:table-cell table:style-name="ce71"/>
          <table:table-cell table:style-name="ce61" table:number-columns-repeated="12"/>
          <table:table-cell table:style-name="ce170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/>
          <table:table-cell table:style-name="ce72"/>
          <table:table-cell table:style-name="ce90" table:number-columns-repeated="12"/>
          <table:table-cell table:style-name="ce171"/>
          <table:table-cell table:style-name="Menu_5f_sfondo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5">
          <table:table-cell table:style-name="ce61" table:number-columns-repeated="14"/>
          <table:table-cell table:style-name="Menu_5f_sfondo" table:number-columns-repeated="2"/>
          <table:table-cell table:style-name="ce61" table:number-columns-repeated="10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4">
          <table:table-cell table:style-name="ce61" table:number-columns-repeated="26"/>
          <table:table-cell table:style-name="ce60" table:number-columns-repeated="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3">
          <table:table-cell table:style-name="ce61" table:number-columns-repeated="5"/>
          <table:table-cell table:style-name="Menu_5f_sfondo" table:number-columns-repeated="21"/>
          <table:table-cell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1" table:number-columns-repeated="5"/>
          <table:table-cell table:number-columns-repeated="22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table:number-columns-repeated="2"/>
          <table:table-cell table:style-name="ce138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1">
            <text:p>291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2">
            <text:p>292</text:p>
          </table:table-cell>
          <table:table-cell/>
          <table:table-cell table:style-name="ce139" office:value-type="float" office:value="81">
            <text:p>8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3">
            <text:p>293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4">
            <text:p>294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5">
            <text:p>295</text:p>
          </table:table-cell>
          <table:table-cell/>
          <table:table-cell table:style-name="ce139"/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6">
            <text:p>29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7">
            <text:p>297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8">
            <text:p>298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299">
            <text:p>299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0">
            <text:p>300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1">
            <text:p>301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2">
            <text:p>302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3">
            <text:p>303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4">
            <text:p>304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5">
            <text:p>305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6">
            <text:p>30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7">
            <text:p>307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8">
            <text:p>308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09">
            <text:p>309</text:p>
          </table:table-cell>
          <table:table-cell/>
          <table:table-cell table:style-name="ce139" office:value-type="float" office:value="2">
            <text:p>2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0">
            <text:p>310</text:p>
          </table:table-cell>
          <table:table-cell/>
          <table:table-cell table:style-name="ce139" office:value-type="float" office:value="1.25">
            <text:p>1,25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82">
          <table:table-cell table:style-name="ce61" table:number-columns-repeated="5"/>
          <table:table-cell office:value-type="float" office:value="311">
            <text:p>311</text:p>
          </table:table-cell>
          <table:table-cell/>
          <table:table-cell table:style-name="ce139" office:value-type="float" office:value="0">
            <text:p>0</text:p>
          </table:table-cell>
          <table:table-cell table:style-name="ce148" office:value-type="string">
            <text:p>MAGAZZINO IMPOSTAZIONI USER DELLE VAR GENERALI</text:p>
          </table:table-cell>
          <table:table-cell table:number-columns-repeated="18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2">
            <text:p>312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3">
            <text:p>313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4">
            <text:p>314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5">
            <text:p>315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6">
            <text:p>316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7">
            <text:p>317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8">
            <text:p>318</text:p>
          </table:table-cell>
          <table:table-cell/>
          <table:table-cell table:style-name="ce139" office:value-type="float" office:value="0.037">
            <text:p>0,0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19">
            <text:p>319</text:p>
          </table:table-cell>
          <table:table-cell/>
          <table:table-cell table:style-name="ce139" office:value-type="float" office:value="0.143">
            <text:p>0,1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0">
            <text:p>320</text:p>
          </table:table-cell>
          <table:table-cell/>
          <table:table-cell table:style-name="ce139" office:value-type="float" office:value="0.1">
            <text:p>0,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1">
            <text:p>321</text:p>
          </table:table-cell>
          <table:table-cell/>
          <table:table-cell table:style-name="ce139" office:value-type="float" office:value="0.243">
            <text:p>0,24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2">
            <text:p>322</text:p>
          </table:table-cell>
          <table:table-cell/>
          <table:table-cell table:style-name="ce139" office:value-type="float" office:value="1">
            <text:p>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1" table:number-columns-repeated="5"/>
          <table:table-cell office:value-type="float" office:value="323">
            <text:p>323</text:p>
          </table:table-cell>
          <table:table-cell/>
          <table:table-cell table:style-name="ce139" office:value-type="float" office:value="-0.11">
            <text:p>-0,1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4">
            <text:p>324</text:p>
          </table:table-cell>
          <table:table-cell/>
          <table:table-cell table:style-name="ce139" office:value-type="float" office:value="0">
            <text:p>0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5">
            <text:p>325</text:p>
          </table:table-cell>
          <table:table-cell/>
          <table:table-cell table:style-name="ce139" office:value-type="float" office:value="0.1">
            <text:p>0,1</text:p>
          </table:table-cell>
          <table:table-cell table:number-columns-repeated="19"/>
          <table:table-cell table:style-name="ce60" table:number-columns-repeated="7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6">
            <text:p>326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7">
            <text:p>327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8">
            <text:p>328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29">
            <text:p>329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0">
            <text:p>330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1">
            <text:p>331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2">
            <text:p>332</text:p>
          </table:table-cell>
          <table:table-cell table:style-name="ce60"/>
          <table:table-cell table:style-name="ce140" office:value-type="float" office:value="1">
            <text:p>1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3">
            <text:p>333</text:p>
          </table:table-cell>
          <table:table-cell table:style-name="ce60"/>
          <table:table-cell table:style-name="ce140" office:value-type="float" office:value="0">
            <text:p>0</text:p>
          </table:table-cell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4">
            <text:p>334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5">
            <text:p>335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6">
            <text:p>336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7">
            <text:p>337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8">
            <text:p>338</text:p>
          </table:table-cell>
          <table:table-cell table:style-name="ce60"/>
          <table:table-cell table:style-name="ce140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31">
          <table:table-cell table:style-name="ce60" table:number-columns-repeated="5"/>
          <table:table-cell office:value-type="float" office:value="339">
            <text:p>339</text:p>
          </table:table-cell>
          <table:table-cell table:style-name="ce60"/>
          <table:table-cell table:style-name="ce141"/>
          <table:table-cell table:style-name="ce60" table:number-columns-repeated="26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office:value-type="float" office:value="340">
            <text:p>340</text:p>
          </table:table-cell>
          <table:table-cell table:style-name="ce60" table:number-columns-repeated="28"/>
          <table:table-cell table:style-name="ce68" table:number-columns-repeated="3"/>
          <table:table-cell table:style-name="ce60" table:number-columns-repeated="200"/>
        </table:table-row>
        <table:table-row table:style-name="ro21">
          <table:table-cell table:style-name="ce60" table:number-columns-repeated="5"/>
          <table:table-cell office:value-type="float" office:value="341">
            <text:p>341</text:p>
          </table:table-cell>
          <table:table-cell table:style-name="ce60" table:number-columns-repeated="28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65044">
          <table:table-cell table:style-name="ce60" table:number-columns-repeated="34"/>
          <table:table-cell table:style-name="ce68" table:number-columns-repeated="3"/>
          <table:table-cell table:style-name="ce60" table:number-columns-repeated="200"/>
        </table:table-row>
        <table:table-row table:style-name="ro21" table:number-rows-repeated="983039">
          <table:table-cell table:number-columns-repeated="237"/>
        </table:table-row>
        <table:table-row table:style-name="ro21">
          <table:table-cell table:number-columns-repeated="237"/>
        </table:table-row>
      </table:table>
      <table:table table:name="S2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4" form:control-implementation="ooo:com.sun.star.form.component.CommandButton" xml:id="control43" form:id="control43" form:label="MENU PRINCIPALE (Alt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44" form:id="control44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tenete i dati di QUESTO Doc/file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6" table:number-columns-repeated="8" table:default-cell-style-name="Default"/>
        <table:table-column table:style-name="co152" table:default-cell-style-name="Default"/>
        <table:table-column table:style-name="co16" table:number-columns-repeated="3" table:default-cell-style-name="Default"/>
        <table:table-row table:style-name="ro75">
          <table:table-cell table:style-name="Menu_5f_sfondo_20_TITOLO" office:value-type="string">
            <text:p>Anagrafica Generale</text:p>
          </table:table-cell>
          <table:table-cell table:style-name="ce365"/>
          <table:table-cell table:style-name="Menu_5f_sfondo_20_TITOLO">
            <draw:control table:end-cell-address="S2.D2" table:end-x="3.689cm" table:end-y="0.224cm" draw:z-index="1" draw:style-name="gr1" draw:text-style-name="P14" svg:width="7.827cm" svg:height="0.993cm" svg:x="2.289cm" svg:y="0cm" draw:control="control44"/>
          </table:table-cell>
          <table:table-cell table:style-name="ce365">
            <draw:control table:end-cell-address="S2.G2" table:end-x="0.789cm" table:end-y="0.205cm" draw:z-index="0" draw:style-name="gr1" draw:text-style-name="P15" svg:width="7.737cm" svg:height="0.974cm" svg:x="4.281cm" svg:y="0cm" draw:control="control43"/>
          </table:table-cell>
          <table:table-cell table:style-name="ce368"/>
          <table:table-cell table:style-name="ce373"/>
          <table:table-cell table:style-name="ce368" office:value-type="string">
            <text:p><text:span text:style-name="T10"><text:a xlink:href="http://aimar.mrjive.it/">http://aimar.mrjive.it</text:a></text:span></text:p>
          </table:table-cell>
          <table:table-cell table:style-name="ce373"/>
          <table:table-cell table:style-name="Menu_5f_sfondo" table:number-columns-repeated="11"/>
        </table:table-row>
        <table:table-row table:style-name="ro22">
          <table:table-cell table:style-name="ce364" table:number-columns-repeated="4"/>
          <table:table-cell table:style-name="ce369"/>
          <table:table-cell table:style-name="ce364" table:number-columns-repeated="3"/>
          <table:table-cell table:style-name="Menu_5f_sfondo" table:number-columns-repeated="8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OGGETTO del progetto: </text:p>
          </table:table-cell>
          <table:table-cell table:style-name="Dati" office:value-type="string">
            <text:p>Fabbricato Inutile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ata del progetto: </text:p>
          </table:table-cell>
          <table:table-cell table:style-name="ce367" office:value-type="date" office:date-value="2013-08-01">
            <text:p>01/08/13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tazione Appaltante: </text:p>
          </table:table-cell>
          <table:table-cell table:style-name="Dati" office:value-type="string">
            <text:p>Comune di Sangrillà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78">
          <table:table-cell table:style-name="Menu_5f_sfondo"/>
          <table:table-cell table:style-name="Descriz" office:value-type="string">
            <text:p>Enti/ Sponsor/ Associazioni convenzionate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progetto definitivo</text:p>
          </table:table-cell>
          <table:table-cell table:style-name="Dati" office:value-type="string">
            <text:p>G.C. n. 22 del 28/04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progetto esecutivo</text:p>
          </table:table-cell>
          <table:table-cell table:style-name="Dati" office:value-type="string">
            <text:p>G.C. n. 72 del 18/07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eliberazione assegnamento appalto</text:p>
          </table:table-cell>
          <table:table-cell table:style-name="Dati" office:value-type="string">
            <text:p>determinazione del Responsabile Area LL.PP. <text:s/>n° 183 del 30/04/2007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ibasso d'asta %</text:p>
          </table:table-cell>
          <table:table-cell table:style-name="Cati-_25_" office:value-type="percentage" office:value="0.08254">
            <text:p>8,25%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esponsabile del procedimento: </text:p>
          </table:table-cell>
          <table:table-cell table:style-name="Dati" office:value-type="string">
            <text:p>Arch. Nestore <text:s/>Comandoio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Progettista : </text:p>
          </table:table-cell>
          <table:table-cell table:style-name="Dati" office:value-type="string">
            <text:p>arch. Pippo Thumbless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llaboratori: </text:p>
          </table:table-cell>
          <table:table-cell table:style-name="Dati" office:value-type="string">
            <text:p>arch. Franco Nonvedomainalira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irettore Lavori: </text:p>
          </table:table-cell>
          <table:table-cell table:style-name="Dati" office:value-type="string">
            <text:p>arch. Ciccio Thumbdown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Appaltatore: </text:p>
          </table:table-cell>
          <table:table-cell table:style-name="Dati" office:value-type="string">
            <text:p>Impresa PerMilleLireMiVendoLaMamma spa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ede Appaltatore:</text:p>
          </table:table-cell>
          <table:table-cell table:style-name="Dati" office:value-type="string">
            <text:p>Via Col Vento 233 - Milano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ntratto: </text:p>
          </table:table-cell>
          <table:table-cell table:style-name="Dati" office:value-type="string">
            <text:p>registrato in data 23/12/2007 a Sangrillà (Repertorio n° 3569/p)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Consegna Cantiere :</text:p>
          </table:table-cell>
          <table:table-cell table:style-name="Dati-data" office:value-type="date" office:date-value="2013-11-05">
            <text:p>05/11/13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Giorni consecutivi Durata Lavori: </text:p>
          </table:table-cell>
          <table:table-cell table:style-name="Dati" office:value-type="float" office:value="180">
            <text:p>180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ata Consegna Prevista <text:s/>Lavori: </text:p>
          </table:table-cell>
          <table:table-cell table:style-name="Dati-data" table:formula="of:=[.C24]+[.C25]" office:value-type="date" office:date-value="2014-05-04">
            <text:p>04/05/14</text:p>
          </table:table-cell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sospensione in data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ripresa lavori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proroga in data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Descriz" office:value-type="string">
            <text:p>di giorni:</text:p>
          </table:table-cell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 table:number-rows-repeated="7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>
          <table:table-cell table:style-name="Menu_5f_sfondo"/>
          <table:table-cell table:style-name="Descriz"/>
          <table:table-cell table:style-name="Dati"/>
          <table:table-cell table:style-name="Dati" table:number-columns-repeated="2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83" table:number-rows-repeated="14">
          <table:table-cell table:style-name="Menu_5f_sfondo"/>
          <table:table-cell table:style-name="Descriz"/>
          <table:table-cell table:style-name="Dati" table:number-columns-repeated="3"/>
          <table:table-cell table:style-name="Menu_5f_sfondo" table:number-columns-repeated="11"/>
          <table:table-cell/>
          <table:table-cell table:style-name="Menu_5f_sfondo" table:number-columns-repeated="2"/>
        </table:table-row>
        <table:table-row table:style-name="ro23">
          <table:table-cell table:style-name="Menu_5f_sfondo"/>
          <table:table-cell table:style-name="ce366" office:value-type="string">
            <text:p>Dati ECONOMICI</text:p>
          </table:table-cell>
          <table:table-cell table:style-name="Menu_5f_sfondo" table:number-columns-repeated="14"/>
          <table:table-cell table:number-columns-repeated="3"/>
        </table:table-row>
        <table:table-row table:style-name="ro83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opere soggette al <text:s/>ribasso d'asta:</text:p>
          </table:table-cell>
          <table:table-cell table:style-name="Dati_5f_valuta" office:value-type="currency" office:currency="EUR" office:value="4613771.64150504">
            <text:p>€ 4.613.771,64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ribasso d'asta %:</text:p>
          </table:table-cell>
          <table:table-cell table:style-name="Dati_20__25__20_dx" table:formula="of:=[.C11]" office:value-type="percentage" office:value="0.08254">
            <text:p>8,254%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Importo contrattuale:</text:p>
          </table:table-cell>
          <table:table-cell table:style-name="Dati_5f_valuta" table:formula="of:=[.C56]-([.C56]*[.C57])" office:value-type="currency" office:currency="EUR" office:value="4232950.93021521">
            <text:p>€ 4.232.950,93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Accantonamento per saggi e indagini:</text:p>
          </table:table-cell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Oneri di sicurezza:</text:p>
          </table:table-cell>
          <table:table-cell table:style-name="Dati_5f_valuta" office:value-type="currency" office:currency="EUR" office:value="23068.8582075252">
            <text:p>€ 23.068,86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imprevisti:</text:p>
          </table:table-cell>
          <table:table-cell table:style-name="Dati_5f_valuta" office:value-type="currency" office:currency="EUR" office:value="391570.799214533">
            <text:p>€ 391.570,80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3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</text:p>
          </table:table-cell>
          <table:table-cell table:style-name="Dati_5f_valuta" table:formula="of:=#ref!;[.AO13]" office:value-type="string" office:string-value="Err:511">
            <text:p>Err:511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Sicurezza inclusa nel SAL 1</text:p>
          </table:table-cell>
          <table:table-cell table:style-name="Dati_5f_valuta" table:formula="of:=$#REF!.AF13" office:value-type="currency" office:currency="EUR" office:value="0">
            <text:p>#NOME?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 netto Sicurezza</text:p>
          </table:table-cell>
          <table:table-cell table:style-name="Dati_5f_valuta" table:formula="of:=[.C63]-[.C64]" office:value-type="currency" office:currency="EUR" office:value="0">
            <text:p>Err:511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1 ribassato</text:p>
          </table:table-cell>
          <table:table-cell table:style-name="Dati_5f_valuta" table:formula="of:=[.C65]-([.C65]*[.$C$57])" office:value-type="currency" office:currency="EUR" office:value="0">
            <text:p>Err:511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Progressico SAL 1</text:p>
          </table:table-cell>
          <table:table-cell table:style-name="Dati_5f_valuta" table:formula="of:=#ref!;[.AW13]" office:value-type="string" office:string-value="Err:511">
            <text:p>Err:511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83">
          <table:table-cell table:style-name="Menu_5f_sfondo"/>
          <table:table-cell table:style-name="Descriz"/>
          <table:table-cell table:style-name="Dati_5f_valuta" table:number-columns-repeated="3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</text:p>
          </table:table-cell>
          <table:table-cell table:style-name="Dati_5f_valuta" table:formula="of:=#ref!;[.AO28]" office:value-type="string" office:string-value="Err:511">
            <text:p>Err:511</text:p>
          </table:table-cell>
          <table:table-cell table:style-name="Dati_5f_valuta" table:number-columns-repeated="2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Sicurezza inclusa nel SAL 2</text:p>
          </table:table-cell>
          <table:table-cell table:style-name="Dati_5f_valuta" table:formula="of:=$#REF!.AF28" office:value-type="currency" office:currency="EUR" office:value="0">
            <text:p>#NOME?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 netto Sicurezza</text:p>
          </table:table-cell>
          <table:table-cell table:style-name="Dati_5f_valuta" table:formula="of:=[.C69]-[.C70]" office:value-type="currency" office:currency="EUR" office:value="0">
            <text:p>Err:511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SAL 2 ribassato</text:p>
          </table:table-cell>
          <table:table-cell table:style-name="Dati_5f_valuta" table:formula="of:=[.C71]-([.C71]*[.$C$57])" office:value-type="currency" office:currency="EUR" office:value="0">
            <text:p>Err:511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3">
          <table:table-cell table:style-name="Menu_5f_sfondo"/>
          <table:table-cell table:style-name="Descriz" office:value-type="string">
            <text:p>Totale Progressico SAL 2</text:p>
          </table:table-cell>
          <table:table-cell table:style-name="Dati_5f_valuta" table:formula="of:=#ref!;[.AW28]" office:value-type="string" office:string-value="Err:511">
            <text:p>Err:511</text:p>
          </table:table-cell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3">
          <table:table-cell table:style-name="Menu_5f_sfondo"/>
          <table:table-cell table:style-name="Descriz"/>
          <table:table-cell table:style-name="Dati_5f_valuta"/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83" table:number-rows-repeated="20">
          <table:table-cell table:style-name="Menu_5f_sfondo" table:number-columns-repeated="2"/>
          <table:table-cell table:style-name="Dati_5f_valuta"/>
          <table:table-cell table:style-name="Cati-_25_"/>
          <table:table-cell table:style-name="Dati_5f_valuta"/>
          <table:table-cell table:style-name="Menu_5f_sfondo" table:number-columns-repeated="11"/>
          <table:table-cell table:number-columns-repeated="3"/>
        </table:table-row>
        <table:table-row table:style-name="ro21" table:number-rows-repeated="2">
          <table:table-cell table:number-columns-repeated="19"/>
        </table:table-row>
        <table:table-row table:style-name="ro21">
          <table:table-cell table:number-columns-repeated="2"/>
          <table:table-cell/>
          <table:table-cell table:number-columns-repeated="16"/>
        </table:table-row>
        <table:table-row table:style-name="ro19">
          <table:table-cell table:number-columns-repeated="4"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21">
          <table:table-cell table:number-columns-repeated="2"/>
          <table:table-cell/>
          <table:table-cell/>
          <table:table-cell table:style-name="ce371" table:number-columns-repeated="2"/>
          <table:table-cell table:number-columns-repeated="13"/>
        </table:table-row>
        <table:table-row table:style-name="ro21">
          <table:table-cell table:number-columns-repeated="2"/>
          <table:table-cell/>
          <table:table-cell/>
          <table:table-cell table:style-name="ce371" table:number-columns-repeated="2"/>
          <table:table-cell table:number-columns-repeated="13"/>
        </table:table-row>
        <table:table-row table:style-name="ro19" table:number-rows-repeated="2">
          <table:table-cell table:number-columns-repeated="4"/>
          <table:table-cell table:style-name="ce372"/>
          <table:table-cell table:style-name="ce371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2"/>
          <table:table-cell table:style-name="ce375"/>
          <table:table-cell table:number-columns-repeated="13"/>
        </table:table-row>
        <table:table-row table:style-name="ro19">
          <table:table-cell table:number-columns-repeated="2"/>
          <table:table-cell/>
          <table:table-cell/>
          <table:table-cell table:style-name="ce370"/>
          <table:table-cell table:style-name="ce374"/>
          <table:table-cell table:number-columns-repeated="13"/>
        </table:table-row>
        <table:table-row table:style-name="ro19">
          <table:table-cell table:number-columns-repeated="4"/>
          <table:table-cell table:style-name="ce372"/>
          <table:table-cell table:style-name="ce371"/>
          <table:table-cell table:number-columns-repeated="13"/>
        </table:table-row>
        <table:table-row table:style-name="ro21">
          <table:table-cell table:number-columns-repeated="5"/>
          <table:table-cell table:style-name="ce371"/>
          <table:table-cell table:number-columns-repeated="13"/>
        </table:table-row>
        <table:table-row table:style-name="ro19">
          <table:table-cell table:number-columns-repeated="4"/>
          <table:table-cell table:style-name="ce370"/>
          <table:table-cell table:style-name="ce374"/>
          <table:table-cell table:number-columns-repeated="13"/>
        </table:table-row>
        <table:table-row table:style-name="ro21" table:number-rows-repeated="1048465">
          <table:table-cell table:number-columns-repeated="19"/>
        </table:table-row>
        <table:table-row table:style-name="ro21">
          <table:table-cell table:number-columns-repeated="19"/>
        </table:table-row>
      </table:table>
      <table:table table:name="cP_Cop" table:style-name="ta8" table:print-ranges="cP_Cop.A1:cP_Cop.I111">
        <office:forms form:automatic-focus="true" form:apply-design-mode="false"/>
        <table:table-column table:style-name="co153" table:default-cell-style-name="Default"/>
        <table:table-column table:style-name="co16" table:number-columns-repeated="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21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56">
          <table:table-cell table:style-name="ce31"/>
          <table:table-cell table:number-columns-repeated="2"/>
          <table:table-cell table:style-name="Copertina_5f_nomi-2"/>
          <table:table-cell table:number-columns-repeated="6"/>
        </table:table-row>
        <table:table-row table:style-name="ro21" table:number-rows-repeated="2">
          <table:table-cell table:style-name="ce31"/>
          <table:table-cell table:number-columns-repeated="9"/>
        </table:table-row>
        <table:table-row table:style-name="ro84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  <table:table-cell table:style-name="ce58"/>
        </table:table-row>
        <table:table-row table:style-name="ro21" table:number-rows-repeated="3">
          <table:table-cell table:style-name="ce31"/>
          <table:table-cell table:number-columns-repeated="8"/>
          <table:table-cell table:style-name="ce58"/>
        </table:table-row>
        <table:table-row table:style-name="ro85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2"/>
          <table:table-cell table:style-name="ce58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COMPUTO METRICO ESTIMATIVO</text:p>
          </table:table-cell>
          <table:covered-table-cell/>
          <table:covered-table-cell table:style-name="ce34"/>
          <table:covered-table-cell table:number-columns-repeated="3"/>
          <table:table-cell table:number-columns-repeated="2"/>
          <table:table-cell table:style-name="ce58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5"/>
          <table:table-cell table:style-name="ce58"/>
        </table:table-row>
        <table:table-row table:style-name="ro57" table:number-rows-repeated="2">
          <table:table-cell table:number-columns-repeated="3"/>
          <table:table-cell table:style-name="ce49"/>
          <table:table-cell table:number-columns-repeated="5"/>
          <table:table-cell table:style-name="ce58"/>
        </table:table-row>
        <table:table-row table:style-name="ro61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5"/>
          <table:table-cell table:style-name="ce58"/>
        </table:table-row>
        <table:table-row table:style-name="ro61">
          <table:table-cell table:number-columns-repeated="2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5"/>
          <table:table-cell table:style-name="ce58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57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57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1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86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7" table:number-rows-spanned="1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6"/>
          <table:table-cell table:number-columns-repeated="3"/>
        </table:table-row>
        <table:table-row table:style-name="ro19" table:number-rows-repeated="4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13]" office:value-type="string" office:string-value="COMPUTO METRICO ESTIMATIVO">
            <text:p>COMPUTO METRICO ESTIMATIVO</text:p>
          </table:table-cell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57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4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ELENCO PREZZI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57" table:number-rows-repeated="2">
          <table:table-cell table:number-columns-repeated="3"/>
          <table:table-cell table:style-name="ce49"/>
          <table:table-cell table:number-columns-repeated="6"/>
        </table:table-row>
        <table:table-row table:style-name="ro61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57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57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1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>
          <table:table-cell table:number-columns-repeated="2"/>
          <table:table-cell table:formula="of:=[$S2.C12]" office:value-type="string" office:string-value="Arch. Nestore  Comandoio">
            <text:p>Arch. Nestore <text:s/>Comandoio</text:p>
          </table:table-cell>
          <table:table-cell table:number-columns-repeated="7"/>
        </table:table-row>
        <table:table-row table:style-name="ro21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86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6" table:number-rows-spanned="2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2"/>
          <table:covered-table-cell table:style-name="Copertina_5f_nomi_20_centro_20_piccolo"/>
          <table:covered-table-cell table:number-columns-repeated="2"/>
          <table:table-cell table:number-columns-repeated="4"/>
        </table:table-row>
        <table:table-row table:style-name="ro21">
          <table:covered-table-cell table:style-name="ce34"/>
          <table:covered-table-cell table:number-columns-repeated="5"/>
          <table:table-cell table:number-columns-repeated="4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50]" office:value-type="string" office:string-value="ELENCO PREZZI">
            <text:p>ELENCO PREZZI</text:p>
          </table:table-cell>
          <table:table-cell table:number-columns-repeated="3"/>
        </table:table-row>
        <table:table-row table:style-name="ro28">
          <table:table-cell table:style-name="ce31"/>
          <table:table-cell table:number-columns-repeated="9"/>
        </table:table-row>
        <table:table-row table:style-name="ro56">
          <table:table-cell table:style-name="ce31"/>
          <table:table-cell table:number-columns-repeated="2"/>
          <table:table-cell table:style-name="Copertina_5f_nomi-2" table:formula="of:=[$S2.$C6]" office:value-type="string" office:string-value="Comune di Sangrillà">
            <text:p>Comune di Sangrillà</text:p>
          </table:table-cell>
          <table:table-cell table:number-columns-repeated="6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57">
          <table:table-cell table:style-name="ce31"/>
          <table:table-cell table:style-name="ce37" table:formula="of:=[$S2.$C3]" office:value-type="string" office:string-value="Fabbricato Inutile" table:number-columns-spanned="6" table:number-rows-spanned="1">
            <text:p>Fabbricato Inutile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21" table:number-rows-repeated="3">
          <table:table-cell table:style-name="ce31"/>
          <table:table-cell table:number-columns-repeated="9"/>
        </table:table-row>
        <table:table-row table:style-name="ro65">
          <table:table-cell/>
          <table:table-cell table:style-name="Copertina_5f_Livello_5f_Prog" office:value-type="string" table:number-columns-spanned="6" table:number-rows-spanned="1">
            <text:p>PROGETTO ESECUTIVO</text:p>
          </table:table-cell>
          <table:covered-table-cell/>
          <table:covered-table-cell table:style-name="ce47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60">
          <table:table-cell/>
          <table:table-cell table:style-name="Copertina_5f_Titolo_20_2" office:value-type="string" table:number-columns-spanned="6" table:number-rows-spanned="1">
            <text:p>ANALISI DI PREZZO</text:p>
          </table:table-cell>
          <table:covered-table-cell/>
          <table:covered-table-cell table:style-name="ce34"/>
          <table:covered-table-cell table:number-columns-repeated="3"/>
          <table:table-cell table:number-columns-repeated="3"/>
        </table:table-row>
        <table:table-row table:style-name="ro19" table:number-rows-repeated="2">
          <table:table-cell table:number-columns-repeated="3"/>
          <table:table-cell table:style-name="ce34"/>
          <table:table-cell table:number-columns-repeated="6"/>
        </table:table-row>
        <table:table-row table:style-name="ro57" table:number-rows-repeated="2">
          <table:table-cell table:number-columns-repeated="3"/>
          <table:table-cell table:style-name="ce49"/>
          <table:table-cell table:number-columns-repeated="6"/>
        </table:table-row>
        <table:table-row table:style-name="ro61">
          <table:table-cell/>
          <table:table-cell table:style-name="ce41" office:value-type="string">
            <text:p>Progetto:</text:p>
          </table:table-cell>
          <table:table-cell/>
          <table:table-cell table:style-name="ce50"/>
          <table:table-cell table:number-columns-repeated="6"/>
        </table:table-row>
        <table:table-row table:style-name="ro61">
          <table:table-cell/>
          <table:table-cell table:style-name="ce41"/>
          <table:table-cell table:style-name="Copertina_5f_nomi" table:formula="of:=[$S2.$C13]" office:value-type="string" office:string-value="arch. Pippo Thumbless">
            <text:p>arch. Pippo Thumbless</text:p>
          </table:table-cell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57">
          <table:table-cell/>
          <table:table-cell table:style-name="ce41" office:value-type="string">
            <text:p>con </text:p>
          </table:table-cell>
          <table:table-cell/>
          <table:table-cell table:style-name="ce49"/>
          <table:table-cell table:number-columns-repeated="6"/>
        </table:table-row>
        <table:table-row table:style-name="ro57">
          <table:table-cell table:number-columns-repeated="2"/>
          <table:table-cell table:style-name="Copertina_5f_nomi" table:formula="of:=[$S2.$C14]" office:value-type="string" office:string-value="arch. Franco Nonvedomainalira">
            <text:p>arch. Franco Nonvedomainalira</text:p>
          </table:table-cell>
          <table:table-cell table:style-name="ce49"/>
          <table:table-cell table:number-columns-repeated="6"/>
        </table:table-row>
        <table:table-row table:style-name="ro61">
          <table:table-cell table:number-columns-repeated="2"/>
          <table:table-cell table:style-name="ce52"/>
          <table:table-cell table:style-name="ce50"/>
          <table:table-cell table:number-columns-repeated="6"/>
        </table:table-row>
        <table:table-row table:style-name="ro61">
          <table:table-cell table:number-columns-repeated="2"/>
          <table:table-cell table:style-name="ce43"/>
          <table:table-cell table:style-name="ce50"/>
          <table:table-cell/>
          <table:table-cell table:style-name="Copertina_5f_nomi"/>
          <table:table-cell table:number-columns-repeated="4"/>
        </table:table-row>
        <table:table-row table:style-name="ro61">
          <table:table-cell table:number-columns-repeated="2"/>
          <table:table-cell table:style-name="ce34"/>
          <table:table-cell table:style-name="ce50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style-name="ce52"/>
          <table:table-cell table:number-columns-repeated="6"/>
        </table:table-row>
        <table:table-row table:style-name="ro19">
          <table:table-cell table:number-columns-repeated="2"/>
          <table:table-cell table:style-name="ce43"/>
          <table:table-cell table:number-columns-repeated="7"/>
        </table:table-row>
        <table:table-row table:style-name="ro21" table:number-rows-repeated="2">
          <table:table-cell table:number-columns-repeated="10"/>
        </table:table-row>
        <table:table-row table:style-name="ro22">
          <table:table-cell table:style-name="ce32"/>
          <table:table-cell table:number-columns-repeated="9"/>
        </table:table-row>
        <table:table-row table:style-name="ro86">
          <table:table-cell table:style-name="ce32"/>
          <table:table-cell table:number-columns-repeated="9"/>
        </table:table-row>
        <table:table-row table:style-name="ro21">
          <table:table-cell table:style-name="ce33" office:value-type="string" table:number-columns-spanned="6" table:number-rows-spanned="2">
            <text:p><text:s text:c="8"/>via col vento - 10500 Bengodi <text:s/>- <text:s/>cell +39 347 222222 <text:s/>- fax <text:s/>+39 178271111 <text:s/>- <text:s/>p.thumbles@awn.it</text:p>
          </table:table-cell>
          <table:covered-table-cell table:number-columns-repeated="2"/>
          <table:covered-table-cell office:value-type="string">
            <text:p><text:s text:c="8"/>via col vento - 10500 Bengodi <text:s/>- <text:s/>cell +39 347 222222 <text:s/>- fax <text:s/>+39 178271111 <text:s/>- <text:s/>p.thumbles@awn.it</text:p>
          </table:covered-table-cell>
          <table:covered-table-cell table:number-columns-repeated="2"/>
          <table:table-cell table:number-columns-repeated="4"/>
        </table:table-row>
        <table:table-row table:style-name="ro21">
          <table:covered-table-cell table:style-name="ce34"/>
          <table:covered-table-cell table:number-columns-repeated="5"/>
          <table:table-cell table:number-columns-repeated="4"/>
        </table:table-row>
        <table:table-row table:style-name="ro19" table:number-rows-repeated="3">
          <table:table-cell table:style-name="ce34"/>
          <table:table-cell table:number-columns-repeated="9"/>
        </table:table-row>
        <table:table-row table:style-name="ro21">
          <table:table-cell table:style-name="Copertina_5f_nomi_20_centro_20_piccolo" table:formula="of:=[$S2.$C5]" office:value-type="date" office:date-value="2013-08-01">
            <text:p>01/08/13</text:p>
          </table:table-cell>
          <table:table-cell table:number-columns-repeated="5"/>
          <table:table-cell table:style-name="Copertina_5f_nomi_20_sin_20_piccolo" table:formula="of:=[.B87]" office:value-type="string" office:string-value="ANALISI DI PREZZO">
            <text:p>ANALISI DI PREZZO</text:p>
          </table:table-cell>
          <table:table-cell table:number-columns-repeated="3"/>
        </table:table-row>
        <table:table-row table:style-name="ro21" table:number-rows-repeated="65425">
          <table:table-cell table:style-name="ce31"/>
          <table:table-cell table:number-columns-repeated="9"/>
        </table:table-row>
        <table:table-row table:style-name="ro21" table:number-rows-repeated="983039">
          <table:table-cell table:number-columns-repeated="10"/>
        </table:table-row>
        <table:table-row table:style-name="ro21">
          <table:table-cell table:number-columns-repeated="10"/>
        </table:table-row>
      </table:table>
      <table:table table:name="cT_Doc_accorp" table:style-name="ta9" table:print-ranges="cT_Doc_accorp.A5:cT_Doc_accorp.E183">
        <office:forms form:automatic-focus="true" form:apply-design-mode="false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number-columns-repeated="251" table:default-cell-style-name="Default"/>
        <table:table-row table:style-name="ro21" table:number-rows-repeated="4">
          <table:table-cell table:number-columns-repeated="256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87">
          <table:table-cell table:style-name="Verb_5f_Grassetto_20__2b_" table:formula="of:=[S2.C3]" office:value-type="string" office:string-value="Fabbricato Inutile" table:number-columns-spanned="4" table:number-rows-spanned="1">
            <text:p>Fabbricato Inutile</text:p>
          </table:table-cell>
          <table:covered-table-cell table:number-columns-repeated="3" table:style-name="ce402"/>
          <table:table-cell table:number-columns-repeated="252"/>
        </table:table-row>
        <table:table-row table:style-name="ro21">
          <table:table-cell table:number-columns-repeated="256"/>
        </table:table-row>
        <table:table-row table:style-name="ro87">
          <table:table-cell table:style-name="Verb_5f_Grassetto_20__2b_" office:value-type="string" table:number-columns-spanned="4" table:number-rows-spanned="1">
            <text:p>Verbale di consegna lavori</text:p>
          </table:table-cell>
          <table:covered-table-cell table:number-columns-repeated="3" table:style-name="ce403"/>
          <table:table-cell table:number-columns-repeated="252"/>
        </table:table-row>
        <table:table-row table:style-name="ro19">
          <table:table-cell table:style-name="Normale"/>
          <table:table-cell table:style-name="Verb_5f_grassetto" office:value-type="string">
            <text:p>(art. 130 DPR 554/99 direzione e contabilità sui lavori)</text:p>
          </table:table-cell>
          <table:table-cell table:number-columns-repeated="254"/>
        </table:table-row>
        <table:table-row table:style-name="ro19" table:visibility="collapse">
          <table:table-cell table:style-name="Verb_5f_Normale_20_dx"/>
          <table:table-cell table:style-name="ce379"/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Stazione Appaltante:</text:p>
          </table:table-cell>
          <table:table-cell table:style-name="ce404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 table:style-name="ce401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<text:s/>Impresa appalta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style-name="Verb_5f_a_20_capo"/>
          <table:covered-table-cell table:style-name="ce401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Contratto in data:</text:p>
          </table:table-cell>
          <table:table-cell table:style-name="Verb_5f_a_20_capo" table:formula="of:=[S2.C31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Importo contrattuale dei lavori:</text:p>
          </table:table-cell>
          <table:table-cell table:style-name="Numero" table:formula="of:=[S2.C30]" office:value-type="float" office:value="0">
            <text:p>€ 0,0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22">
          <table:table-cell table:style-name="Verb_5f_Normale_20_dx" office:value-type="string">
            <text:p>per opere al netto del <text:s/>ribasso pari al:</text:p>
          </table:table-cell>
          <table:table-cell table:style-name="Verb_5f_sin_20__25_" table:formula="of:=[S2.C25]" office:value-type="percentage" office:value="180">
            <text:p>18000,000%</text:p>
          </table:table-cell>
          <table:table-cell table:style-name="Numero"/>
          <table:table-cell table:number-columns-repeated="253"/>
        </table:table-row>
        <table:table-row table:style-name="ro22">
          <table:table-cell table:style-name="Verb_5f_Normale_20_dx" office:value-type="string">
            <text:p>importo netto lavori:</text:p>
          </table:table-cell>
          <table:table-cell table:style-name="Numero" table:formula="of:=[S2.C27]" office:value-type="float" office:value="0">
            <text:p>€ 0,0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Accantonamento per saggi e indagini:</text:p>
          </table:table-cell>
          <table:table-cell table:style-name="Verb_5f_Normale_20_Sin" table:formula="of:=[S2.C28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Oneri di sicurezza:</text:p>
          </table:table-cell>
          <table:table-cell table:style-name="Verb_5f_Normale_20_Sin" table:formula="of:=[S2.C29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giust"/>
          <table:table-cell table:number-columns-repeated="255"/>
        </table:table-row>
        <table:table-row table:style-name="ro21">
          <table:table-cell table:number-columns-repeated="256"/>
        </table:table-row>
        <table:table-row table:style-name="ro22">
          <table:table-cell table:style-name="Verbale" office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22">
          <table:table-cell table:style-name="Verb_5f_Normale_20_dx" office:value-type="string">
            <text:p>Responsabile del Procedimento</text:p>
          </table:table-cell>
          <table:table-cell table:style-name="Verb_5f_Normale_20_Sin" table:formula="of:=[S2.C12]&amp;&quot;,&quot;" office:value-type="string" office:string-value="Arch. Nestore  Comandoio,">
            <text:p>Arch. Nestore <text:s/>Comandoio,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coadiuvato dall'</text:p>
          </table:table-cell>
          <table:table-cell table:style-name="Verb_5f_Normale_20_Sin" table:formula="of:=[S2.C16]" office:value-type="string" office:string-value="arch. Ciccio Thumbdown">
            <text:p>arch. Ciccio Thumbdown</text:p>
          </table:table-cell>
          <table:table-cell table:number-columns-repeated="254"/>
        </table:table-row>
        <table:table-row table:style-name="ro22">
          <table:table-cell table:style-name="Verbale" office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254"/>
        </table:table-row>
        <table:table-row table:style-name="ro22">
          <table:table-cell table:style-name="Verb_5f_Normale_20_dx" office:value-type="string">
            <text:p>Visto il verbale di deliberazione della</text:p>
          </table:table-cell>
          <table:table-cell table:style-name="Verb_5f_Normale_20_Sin" table:formula="of:=[S2.C9]" office:value-type="string" office:string-value="G.C. n. 72 del 18/07/2007">
            <text:p>G.C. n. 72 del 18/07/2007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Visto il verbale di deliberazione della</text:p>
          </table:table-cell>
          <table:table-cell table:style-name="Verb_5f_Normale_20_Sin" table:formula="of:=[S2.C10]" office:value-type="string" office:string-value="determinazione del Responsabile Area LL.PP.  n° 183 del 30/04/2007">
            <text:p>determinazione del Responsabile Area LL.PP. <text:s/>n° 183 del 30/04/2007</text:p>
          </table:table-cell>
          <table:table-cell table:number-columns-repeated="254"/>
        </table:table-row>
        <table:table-row table:style-name="ro88">
          <table:table-cell table:style-name="Verb_5f_unite_20_sin" office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Vista la modalità di affidamento con </text:p>
          </table:table-cell>
          <table:table-cell table:style-name="Verb_5f_unite_20_sin" table:formula="of:=[S2.C19]" office:value-type="float" office:value="0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252"/>
        </table:table-row>
        <table:table-row table:style-name="ro22">
          <table:table-cell table:style-name="Verb_5f_Normale_20_dx" office:value-type="string">
            <text:p>dove risulta assegnataria l'impresa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52"/>
        </table:table-row>
        <table:table-row table:style-name="ro22">
          <table:table-cell table:style-name="Verb_5f_Normale_20_dx" office:value-type="string">
            <text:p>con ribasso del:</text:p>
          </table:table-cell>
          <table:table-cell table:style-name="Verb_5f_sin_20__25_" table:formula="of:=[S2.C25]" office:value-type="percentage" office:value="180">
            <text:p>18000,000%</text:p>
          </table:table-cell>
          <table:table-cell office:value-type="string">
            <text:p>sul costo previsto a base</text:p>
          </table:table-cell>
          <table:table-cell table:number-columns-repeated="253"/>
        </table:table-row>
        <table:table-row table:style-name="ro22">
          <table:table-cell table:style-name="Verb_5f_Normale_20_dx" office:value-type="string">
            <text:p>oltre (non soggette a ribasso):</text:p>
          </table:table-cell>
          <table:table-cell table:style-name="Verb_5f_Normale_20_Sin" table:formula="of:=[S2.C28]" office:value-type="float" office:value="0">
            <text:p>0</text:p>
          </table:table-cell>
          <table:table-cell table:style-name="Verb_5f_a_20_capo" table:formula="of:=&quot;per &quot;&amp;[S2.B28]" office:value-type="string" office:string-value="per ripresa lavori" table:number-columns-spanned="2" table:number-rows-spanned="1">
            <text:p>per ripresa lavori</text:p>
          </table:table-cell>
          <table:covered-table-cell table:style-name="Verb_5f_Normale_20_Sin"/>
          <table:table-cell table:number-columns-repeated="252"/>
        </table:table-row>
        <table:table-row table:style-name="ro22">
          <table:table-cell table:style-name="Verb_5f_Normale_20_dx" office:value-type="string">
            <text:p>e</text:p>
          </table:table-cell>
          <table:table-cell table:style-name="Verb_5f_Normale_20_Sin" table:formula="of:=[S2.C29]" office:value-type="float" office:value="0">
            <text:p>0</text:p>
          </table:table-cell>
          <table:table-cell table:formula="of:=&quot;per &quot;&amp;[S2.B29]" office:value-type="string" office:string-value="per proroga in data:">
            <text:p>per proroga in data:</text:p>
          </table:table-cell>
          <table:table-cell table:style-name="Verb_5f_Normale_20_Sin"/>
          <table:table-cell table:number-columns-repeated="252"/>
        </table:table-row>
        <table:table-row table:style-name="ro22">
          <table:table-cell table:style-name="Verb_5f_Normale_20_dx" office:value-type="string">
            <text:p>per un totale di:</text:p>
          </table:table-cell>
          <table:table-cell table:style-name="Verb_5f_Normale_20_Sin" table:formula="of:=[S2.C30]" office:value-type="float" office:value="0">
            <text:p>0</text:p>
          </table:table-cell>
          <table:table-cell office:value-type="string">
            <text:p>più l'IVA al 10%</text:p>
          </table:table-cell>
          <table:table-cell table:style-name="Verb_5f_Normale_20_Sin"/>
          <table:table-cell table:number-columns-repeated="252"/>
        </table:table-row>
        <table:table-row table:style-name="ro77">
          <table:table-cell table:style-name="Verb_5f_unite_20_sin" office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Verb_5f_Normale_20_dx" office:value-type="string">
            <text:p>il responsabile del procedimento:</text:p>
          </table:table-cell>
          <table:table-cell table:style-name="ce404" table:formula="of:=[S2.C12]" office:value-type="string" office:string-value="Arch. Nestore  Comandoio">
            <text:p>Arch. Nestore <text:s/>Comandoio</text:p>
          </table:table-cell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_5f_Normale_20_dx" office:value-type="string">
            <text:p>il Direttore lavori:</text:p>
          </table:table-cell>
          <table:table-cell table:style-name="ce404" table:formula="of:=[S2.C16]" office:value-type="string" office:string-value="arch. Ciccio Thumbdown">
            <text:p>arch. Ciccio Thumbdown</text:p>
          </table:table-cell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ale" office:value-type="string">
            <text:p>il Sig. Piergiorgio picchione legale rappresentante con potere di firma della Ditta</text:p>
          </table:table-cell>
          <table:table-cell table:style-name="ce404"/>
          <table:table-cell table:style-name="ce405" table:number-columns-repeated="2"/>
          <table:table-cell table:number-columns-repeated="252"/>
        </table:table-row>
        <table:table-row table:style-name="ro19">
          <table:table-cell table:style-name="Verbale" table:formula="of:=[S2.C17]" office:value-type="string" office:string-value="Impresa PerMilleLireMiVendoLaMamma spa">
            <text:p>Impresa PerMilleLireMiVendoLaMamma spa</text:p>
          </table:table-cell>
          <table:table-cell table:style-name="ce404"/>
          <table:table-cell table:style-name="ce405" table:number-columns-repeated="2"/>
          <table:table-cell table:number-columns-repeated="252"/>
        </table:table-row>
        <table:table-row table:style-name="ro22">
          <table:table-cell table:style-name="Verb_5f_a_20_capo" office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89">
          <table:table-cell table:style-name="Verb_5f_unite_20_sin" office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90">
          <table:table-cell table:style-name="Verb_5f_unite_20_sin" office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404"/>
          <table:covered-table-cell table:number-columns-repeated="2" table:style-name="ce405"/>
          <table:table-cell table:number-columns-repeated="252"/>
        </table:table-row>
        <table:table-row table:style-name="ro88">
          <table:table-cell table:style-name="Verb_5f_unite_20_sin" office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405"/>
          <table:table-cell table:number-columns-repeated="252"/>
        </table:table-row>
        <table:table-row table:style-name="ro19">
          <table:table-cell table:style-name="Verb_5f_unite_20_sin"/>
          <table:table-cell table:style-name="ce405" table:number-columns-repeated="3"/>
          <table:table-cell table:number-columns-repeated="252"/>
        </table:table-row>
        <table:table-row table:style-name="ro91">
          <table:table-cell table:style-name="ce376" office:value-type="string">
            <text:p>Letto e confermato</text:p>
          </table:table-cell>
          <table:table-cell table:style-name="ce403" table:number-columns-repeated="3"/>
          <table:table-cell table:number-columns-repeated="252"/>
        </table:table-row>
        <table:table-row table:style-name="ro87">
          <table:table-cell table:style-name="ce376"/>
          <table:table-cell table:style-name="ce403" table:number-columns-repeated="3"/>
          <table:table-cell table:number-columns-repeated="252"/>
        </table:table-row>
        <table:table-row table:style-name="ro22">
          <table:table-cell table:style-name="ce377"/>
          <table:table-cell table:number-columns-repeated="255"/>
        </table:table-row>
        <table:table-row table:style-name="ro22">
          <table:table-cell table:style-name="Verb_5f_Sin_5f_cor" office:value-type="string">
            <text:p>L’impresa appaltatrice</text:p>
          </table:table-cell>
          <table:table-cell table:number-columns-repeated="255"/>
        </table:table-row>
        <table:table-row table:style-name="ro22">
          <table:table-cell table:style-name="ce378"/>
          <table:table-cell table:number-columns-repeated="255"/>
        </table:table-row>
        <table:table-row table:style-name="ro19" table:number-rows-repeated="3">
          <table:table-cell table:style-name="ce379"/>
          <table:table-cell table:number-columns-repeated="255"/>
        </table:table-row>
        <table:table-row table:style-name="ro19">
          <table:table-cell table:style-name="ce380"/>
          <table:table-cell table:number-columns-repeated="255"/>
        </table:table-row>
        <table:table-row table:style-name="ro22">
          <table:table-cell table:style-name="Verb_5f_Sin_5f_cor" office:value-type="string">
            <text:p>Il direttore dei lavori</text:p>
          </table:table-cell>
          <table:table-cell table:number-columns-repeated="255"/>
        </table:table-row>
        <table:table-row table:style-name="ro22">
          <table:table-cell table:style-name="Verb_5f_Normale_20_Sin" table:formula="of:=[S2.C16]" office:value-type="string" office:string-value="arch. Ciccio Thumbdown">
            <text:p>arch. Ciccio Thumbdown</text:p>
          </table:table-cell>
          <table:table-cell table:number-columns-repeated="255"/>
        </table:table-row>
        <table:table-row table:style-name="ro19" table:number-rows-repeated="3">
          <table:table-cell table:style-name="ce379"/>
          <table:table-cell table:number-columns-repeated="255"/>
        </table:table-row>
        <table:table-row table:style-name="ro19">
          <table:table-cell table:style-name="ce380"/>
          <table:table-cell table:number-columns-repeated="255"/>
        </table:table-row>
        <table:table-row table:style-name="ro22">
          <table:table-cell table:style-name="Verb_5f_Sin_5f_cor" office:value-type="string">
            <text:p>Il responsabile del procedimento</text:p>
          </table:table-cell>
          <table:table-cell table:number-columns-repeated="255"/>
        </table:table-row>
        <table:table-row table:style-name="ro22">
          <table:table-cell table:style-name="Verb_5f_Normale_20_Sin" table:formula="of:=[S2.C12]" office:value-type="string" office:string-value="Arch. Nestore  Comandoio">
            <text:p>Arch. Nestore <text:s/>Comandoio</text:p>
          </table:table-cell>
          <table:table-cell table:number-columns-repeated="255"/>
        </table:table-row>
        <table:table-row table:style-name="ro21" table:number-rows-repeated="2">
          <table:table-cell table:number-columns-repeated="256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92">
          <table:table-cell table:style-name="Normale_20_giust"/>
          <table:table-cell table:style-name="ce401"/>
          <table:table-cell table:number-columns-repeated="254"/>
        </table:table-row>
        <table:table-row table:style-name="ro87">
          <table:table-cell table:style-name="ce381" office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Normale_20_giust"/>
          <table:table-cell table:style-name="ce401"/>
          <table:table-cell table:number-columns-repeated="254"/>
        </table:table-row>
        <table:table-row table:style-name="ro93">
          <table:table-cell table:style-name="ce382" table:formula="of:=[$S2.$C$3]" office:value-type="string" office:string-value="Fabbricato Inutile" table:number-columns-spanned="4" table:number-rows-spanned="1">
            <text:p>Fabbricato Inutile</text:p>
          </table:table-cell>
          <table:covered-table-cell table:number-columns-repeated="3" table:style-name="ce402"/>
          <table:table-cell table:number-columns-repeated="252"/>
        </table:table-row>
        <table:table-row table:style-name="ro21">
          <table:table-cell table:number-columns-repeated="256"/>
        </table:table-row>
        <table:table-row table:style-name="ro4">
          <table:table-cell table:style-name="ce383" office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403"/>
          <table:table-cell table:style-name="ce403"/>
          <table:table-cell table:number-columns-repeated="252"/>
        </table:table-row>
        <table:table-row table:style-name="ro19">
          <table:table-cell table:style-name="Normale"/>
          <table:table-cell table:style-name="Verb_5f_grassetto"/>
          <table:table-cell table:number-columns-repeated="254"/>
        </table:table-row>
        <table:table-row table:style-name="ro19">
          <table:table-cell table:style-name="Verb_5f_Normale_20_dx"/>
          <table:table-cell table:style-name="ce379"/>
          <table:table-cell table:number-columns-repeated="254"/>
        </table:table-row>
        <table:table-row table:style-name="ro22">
          <table:table-cell table:style-name="Verb_5f_Normale_20_dx" office:value-type="string">
            <text:p>Stazione Appaltante:</text:p>
          </table:table-cell>
          <table:table-cell table:style-name="ce404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 table:style-name="ce401"/>
          <table:table-cell table:number-columns-repeated="252"/>
        </table:table-row>
        <table:table-row table:style-name="ro22">
          <table:table-cell table:style-name="Verb_5f_Normale_20_dx" office:value-type="string">
            <text:p><text:s/>Impresa appalta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style-name="Verb_5f_a_20_capo"/>
          <table:covered-table-cell table:style-name="ce401"/>
          <table:table-cell table:number-columns-repeated="252"/>
        </table:table-row>
        <table:table-row table:style-name="ro77">
          <table:table-cell table:style-name="Verb_5f_Normale_20_dx" office:value-type="string">
            <text:p>Contratto in data:</text:p>
          </table:table-cell>
          <table:table-cell table:style-name="Verb_5f_a_20_capo" table:formula="of:=[S2.C20]" office:value-type="string" office:string-value="registrato in data 23/12/2007 a Sangrillà (Repertorio n° 3569/p)" table:number-columns-spanned="3" table:number-rows-spanned="1">
            <text:p>registrato in data 23/12/2007 a Sangrillà (Repertorio n° 3569/p)</text:p>
          </table:table-cell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9" table:visibility="collapse">
          <table:table-cell table:style-name="Verb_5f_Normale_20_dx" office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22" table:visibility="collapse">
          <table:table-cell table:style-name="Verb_5f_Normale_20_dx" office:value-type="string">
            <text:p>Importo contrattuale dei lavori:</text:p>
          </table:table-cell>
          <table:table-cell table:style-name="Numero" table:formula="of:=[S2.C102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per opere al netto del <text:s/>ribasso pari al:</text:p>
          </table:table-cell>
          <table:table-cell table:style-name="Verb_5f_sin_20__25_" table:formula="of:=[S2.C97]" office:value-type="percentage" office:value="0">
            <text:p>0,000%</text:p>
          </table:table-cell>
          <table:table-cell table:style-name="Numero"/>
          <table:table-cell table:number-columns-repeated="253"/>
        </table:table-row>
        <table:table-row table:style-name="ro22" table:visibility="collapse">
          <table:table-cell table:style-name="Verb_5f_Normale_20_dx" office:value-type="string">
            <text:p>importo netto lavori:</text:p>
          </table:table-cell>
          <table:table-cell table:style-name="Numero" table:formula="of:=[S2.C99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Accantonamento per saggi e indagini:</text:p>
          </table:table-cell>
          <table:table-cell table:style-name="Numero" table:formula="of:=[S2.C100]" office:value-type="float" office:value="0">
            <text:p>€ 0,00</text:p>
          </table:table-cell>
          <table:table-cell table:number-columns-repeated="254"/>
        </table:table-row>
        <table:table-row table:style-name="ro22" table:visibility="collapse">
          <table:table-cell table:style-name="Verb_5f_Normale_20_dx" office:value-type="string">
            <text:p>Oneri di sicurezza:</text:p>
          </table:table-cell>
          <table:table-cell table:style-name="Numero" table:formula="of:=[S2.C101]" office:value-type="float" office:value="0">
            <text:p>€ 0,00</text:p>
          </table:table-cell>
          <table:table-cell table:number-columns-repeated="254"/>
        </table:table-row>
        <table:table-row table:style-name="ro22" table:number-rows-repeated="2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77">
          <table:table-cell table:style-name="ce384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Impresa PerMilleLireMiVendoLaMamma spa appalatrice dei lavori in oggetto" table:number-columns-spanned="4" table:number-rows-spanned="1">
            <text:p>Vista la richiesta di proroga per l'ultimazione dei lavori del 29/05/08 da parte dell'impresa Impresa PerMilleLireMiVendoLaMamma spa appalatrice dei lavori in oggetto</text:p>
          </table:table-cell>
          <table:covered-table-cell table:number-columns-repeated="3" table:style-name="ce406"/>
          <table:table-cell table:number-columns-repeated="252"/>
        </table:table-row>
        <table:table-row table:style-name="ro88">
          <table:table-cell table:style-name="ce385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arch. Ciccio Thumbdown, in qualità di Direttore Lavori, esaminate le motivazioni addotte in quella richiesta e ritenendole corrette e giustificate , esprime parere favorevole alla richiesta di proroga" table:number-columns-spanned="4" table:number-rows-spanned="1">
            <text:p>Il sottoscritto, arch. Ciccio Thumbdown, in qualità di Direttore Lavori, esaminate le motivazioni addotte in quella richiesta e ritenendole corrette e giustificate , esprime parere favorevole alla richiesta di proroga</text:p>
          </table:table-cell>
          <table:covered-table-cell table:style-name="ce407"/>
          <table:covered-table-cell table:number-columns-repeated="2" table:style-name="ce406"/>
          <table:table-cell table:number-columns-repeated="252"/>
        </table:table-row>
        <table:table-row table:style-name="ro22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22">
          <table:table-cell table:style-name="ce386" office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77">
          <table:table-cell table:style-name="Verb_5f_Normale_20_dx" office:value-type="string">
            <text:p><text:s/>premesso che i lavori vennero consegnati con verbale in data:</text:p>
          </table:table-cell>
          <table:table-cell table:formula="of:=[S2.C105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che i giorni previsti per l'ultimazione erano:</text:p>
          </table:table-cell>
          <table:table-cell table:formula="of:=[S2.C106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 office:value-type="string">
            <text:p>e pertanto la data utile per l'ultimazione dei lavori:</text:p>
          </table:table-cell>
          <table:table-cell table:style-name="Verb_5f_unite_20_sin" table:formula="of:=[S2.C107]" office:value-type="float" office:value="0">
            <text:p>0</text:p>
          </table:table-cell>
          <table:table-cell table:number-columns-repeated="254"/>
        </table:table-row>
        <table:table-row table:style-name="ro22">
          <table:table-cell table:style-name="Verb_5f_Normale_20_dx"/>
          <table:table-cell table:style-name="Verb_5f_unite_20_sin"/>
          <table:table-cell table:number-columns-repeated="254"/>
        </table:table-row>
        <table:table-row table:style-name="ro22">
          <table:table-cell table:style-name="Verb_5f_unite_20_sin" office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252"/>
        </table:table-row>
        <table:table-row table:style-name="ro22">
          <table:table-cell table:style-name="Verbale" office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88">
          <table:table-cell table:style-name="Verb_5f_unite_20_sin" office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252"/>
        </table:table-row>
        <table:table-row table:style-name="ro77">
          <table:table-cell table:style-name="Verb_5f_unite_20_sin" office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252"/>
        </table:table-row>
        <table:table-row table:style-name="ro22">
          <table:table-cell table:style-name="ce387"/>
          <table:table-cell table:style-name="Verb_5f_Normale_20_Sin" table:number-columns-repeated="2"/>
          <table:table-cell table:number-columns-repeated="253"/>
        </table:table-row>
        <table:table-row table:style-name="ro22">
          <table:table-cell table:style-name="ce378" office:value-type="string">
            <text:p>Avigliana li, 05/05/08</text:p>
          </table:table-cell>
          <table:table-cell table:number-columns-repeated="255"/>
        </table:table-row>
        <table:table-row table:style-name="ro19">
          <table:table-cell table:style-name="ce379"/>
          <table:table-cell table:number-columns-repeated="255"/>
        </table:table-row>
        <table:table-row table:style-name="ro22">
          <table:table-cell table:style-name="Verb_5f_Sin_5f_cor" office:value-type="string">
            <text:p>Il direttore dei lavori</text:p>
          </table:table-cell>
          <table:table-cell table:number-columns-repeated="255"/>
        </table:table-row>
        <table:table-row table:style-name="ro22">
          <table:table-cell table:style-name="Verb_5f_Normale_20_Sin" table:formula="of:=[S2.C13]" office:value-type="string" office:string-value="arch. Pippo Thumbless">
            <text:p>arch. Pippo Thumbless</text:p>
          </table:table-cell>
          <table:table-cell table:number-columns-repeated="255"/>
        </table:table-row>
        <table:table-row table:style-name="ro21">
          <table:table-cell table:style-name="ce388"/>
          <table:table-cell table:number-columns-repeated="255"/>
        </table:table-row>
        <table:table-row table:style-name="ro94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2">
          <table:table-cell table:style-name="ce389" table:formula="of:=[S2.C3]" office:value-type="string" office:string-value="Fabbricato Inutile" table:number-columns-spanned="4" table:number-rows-spanned="1">
            <text:p>Fabbricato Inutile</text:p>
          </table:table-cell>
          <table:covered-table-cell table:style-name="Normale_20_giust"/>
          <table:covered-table-cell table:number-columns-repeated="2"/>
          <table:table-cell table:number-columns-repeated="252"/>
        </table:table-row>
        <table:table-row table:style-name="ro19">
          <table:table-cell table:style-name="ce390"/>
          <table:table-cell table:number-columns-repeated="255"/>
        </table:table-row>
        <table:table-row table:style-name="ro95">
          <table:table-cell table:style-name="Grassetto_20__2b_" office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252"/>
        </table:table-row>
        <table:table-row table:style-name="ro19">
          <table:table-cell table:style-name="Normale"/>
          <table:table-cell table:number-columns-repeated="255"/>
        </table:table-row>
        <table:table-row table:style-name="ro19">
          <table:table-cell table:style-name="Normale_20_dx"/>
          <table:table-cell table:style-name="Normale_20_Sin"/>
          <table:table-cell table:number-columns-repeated="254"/>
        </table:table-row>
        <table:table-row table:style-name="ro17">
          <table:table-cell table:style-name="Normale_20_dx" office:value-type="string">
            <text:p>Stazione Appaltante:</text:p>
          </table:table-cell>
          <table:table-cell table:style-name="ce408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/>
          <table:table-cell table:number-columns-repeated="252"/>
        </table:table-row>
        <table:table-row table:style-name="ro17">
          <table:table-cell table:style-name="Normale_20_dx" office:value-type="string">
            <text:p><text:s/>Impresa appaltatrice: </text:p>
          </table:table-cell>
          <table:table-cell table:style-name="ce408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52"/>
        </table:table-row>
        <table:table-row table:style-name="ro2">
          <table:table-cell table:style-name="Normale_20_dx" office:value-type="string">
            <text:p>Contratto registrato in data: </text:p>
          </table:table-cell>
          <table:table-cell table:style-name="ce409" table:formula="of:=[S2.C20]" office:value-type="string" office:string-value="registrato in data 23/12/2007 a Sangrillà (Repertorio n° 3569/p)" table:number-columns-spanned="4" table:number-rows-spanned="1">
            <text:p>registrato in data 23/12/2007 a Sangrillà (Repertorio n° 3569/p)</text:p>
          </table:table-cell>
          <table:covered-table-cell table:number-columns-repeated="3"/>
          <table:table-cell table:number-columns-repeated="251"/>
        </table:table-row>
        <table:table-row table:style-name="ro19">
          <table:table-cell table:style-name="Normale_20_dx" office:value-type="string">
            <text:p>Registrato a :</text:p>
          </table:table-cell>
          <table:table-cell table:style-name="Normale_20_Sin" table:formula="of:=[S2.C21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dx" office:value-type="string">
            <text:p><text:s/>N° rep.</text:p>
          </table:table-cell>
          <table:table-cell table:style-name="Normale_20_Sin" table:formula="of:=[S2.C22]" office:value-type="float" office:value="0">
            <text:p>0</text:p>
          </table:table-cell>
          <table:table-cell table:number-columns-repeated="254"/>
        </table:table-row>
        <table:table-row table:style-name="ro19">
          <table:table-cell table:style-name="Normale_20_dx" office:value-type="string">
            <text:p>Importo contrattuale dei lavori :</text:p>
          </table:table-cell>
          <table:table-cell table:style-name="Numero" table:formula="of:=[S2.C16]" office:value-type="string" office:string-value="arch. Ciccio Thumbdown">
            <text:p>arch. Ciccio Thumbdown</text:p>
          </table:table-cell>
          <table:table-cell table:number-columns-repeated="254"/>
        </table:table-row>
        <table:table-row table:style-name="ro19">
          <table:table-cell table:style-name="ce391" office:value-type="string">
            <text:p>Al netto del ribasso d’asta del :</text:p>
          </table:table-cell>
          <table:table-cell table:style-name="Normale_20_Sin" table:formula="of:=[S2.C17]" office:value-type="string" office:string-value="Impresa PerMilleLireMiVendoLaMamma spa">
            <text:p>Impresa PerMilleLireMiVendoLaMamma spa</text:p>
          </table:table-cell>
          <table:table-cell table:number-columns-repeated="254"/>
        </table:table-row>
        <table:table-row table:style-name="ro21">
          <table:table-cell table:number-columns-repeated="256"/>
        </table:table-row>
        <table:table-row table:style-name="ro19">
          <table:table-cell table:style-name="ce392"/>
          <table:table-cell table:number-columns-repeated="255"/>
        </table:table-row>
        <table:table-row table:style-name="ro19">
          <table:table-cell table:style-name="Normale_20_Sin" office:value-type="string">
            <text:p>(Art. 133 del D.P.R. 554/1999, attuativo della L. 109/1994)</text:p>
          </table:table-cell>
          <table:table-cell table:number-columns-repeated="255"/>
        </table:table-row>
        <table:table-row table:style-name="ro19">
          <table:table-cell table:style-name="ce393"/>
          <table:table-cell table:number-columns-repeated="255"/>
        </table:table-row>
        <table:table-row table:style-name="ro19">
          <table:table-cell table:style-name="Normale_20_Sin" office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253"/>
        </table:table-row>
        <table:table-row table:style-name="ro19">
          <table:table-cell table:style-name="Normale_20_dx" office:value-type="string">
            <text:p>il sottoscritto </text:p>
          </table:table-cell>
          <table:table-cell table:style-name="Normale_20_Sin" table:formula="of:=[S2.C14]" office:value-type="string" office:string-value="arch. Franco Nonvedomainalira">
            <text:p>arch. Franco Nonvedomainalira</text:p>
          </table:table-cell>
          <table:table-cell/>
          <table:table-cell table:style-name="ce415"/>
          <table:table-cell table:number-columns-repeated="252"/>
        </table:table-row>
        <table:table-row table:style-name="ro19">
          <table:table-cell table:style-name="ce394" office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415" table:formula="of:=[S2.C21]" office:value-type="date" office:date-value="1899-12-30">
            <text:p>30/12/99</text:p>
          </table:table-cell>
          <table:table-cell table:number-columns-repeated="252"/>
        </table:table-row>
        <table:table-row table:style-name="ro19">
          <table:table-cell table:style-name="ce395" office:value-type="string">
            <text:p>vennero consegnati i lavori in oggetto; </text:p>
          </table:table-cell>
          <table:table-cell table:number-columns-repeated="2"/>
          <table:table-cell table:style-name="ce415"/>
          <table:table-cell table:number-columns-repeated="252"/>
        </table:table-row>
        <table:table-row table:style-name="ro19">
          <table:table-cell table:style-name="ce395" office:value-type="string">
            <text:p>che il tempo utile per l'esecuzione dei lavori è di gg</text:p>
          </table:table-cell>
          <table:table-cell/>
          <table:table-cell table:style-name="ce413" table:formula="of:=[S2.C21]" office:value-type="float" office:value="0">
            <text:p>0</text:p>
          </table:table-cell>
          <table:table-cell table:number-columns-repeated="253"/>
        </table:table-row>
        <table:table-row table:style-name="ro2">
          <table:table-cell table:style-name="ce396" office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410"/>
          <table:table-cell table:number-columns-repeated="252"/>
        </table:table-row>
        <table:table-row table:style-name="ro17">
          <table:table-cell table:style-name="ce396" office:value-type="string" table:number-columns-spanned="4" table:number-rows-spanned="1">
            <text:p>considerato...</text:p>
          </table:table-cell>
          <table:covered-table-cell table:number-columns-repeated="3" table:style-name="ce410"/>
          <table:table-cell table:number-columns-repeated="252"/>
        </table:table-row>
        <table:table-row table:style-name="ro95">
          <table:table-cell table:style-name="Grassetto_20__2b_" office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7">
          <table:table-cell table:style-name="Normale_20_giust" office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19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252"/>
        </table:table-row>
        <table:table-row table:style-name="ro19">
          <table:table-cell table:style-name="Normale_20_giust" table:number-columns-repeated="4"/>
          <table:table-cell table:number-columns-repeated="252"/>
        </table:table-row>
        <table:table-row table:style-name="ro19" table:visibility="collapse">
          <table:table-cell table:style-name="ce395"/>
          <table:table-cell/>
          <table:table-cell table:style-name="Normale_20_giust" table:number-columns-repeated="2"/>
          <table:table-cell table:number-columns-repeated="252"/>
        </table:table-row>
        <table:table-row table:style-name="ro19" table:visibility="collapse">
          <table:table-cell table:style-name="Normale_20_Sin"/>
          <table:table-cell/>
          <table:table-cell table:style-name="Normale_20_giust" table:number-columns-repeated="2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ce397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19" table:visibility="collapse">
          <table:table-cell table:style-name="Normale_20_giust"/>
          <table:table-cell/>
          <table:table-cell table:style-name="Normale_20_giust" table:number-columns-repeated="2"/>
          <table:table-cell table:number-columns-repeated="252"/>
        </table:table-row>
        <table:table-row table:style-name="ro19">
          <table:table-cell table:style-name="ce398"/>
          <table:table-cell/>
          <table:table-cell table:style-name="Normale_20_giust" table:number-columns-repeated="2"/>
          <table:table-cell table:number-columns-repeated="252"/>
        </table:table-row>
        <table:table-row table:style-name="ro96">
          <table:table-cell table:style-name="ce399" office:value-type="string">
            <text:p>L’impresa appaltatrice: </text:p>
          </table:table-cell>
          <table:table-cell table:style-name="ce411" table:formula="of:=[S2.C15]" office:value-type="float" office:value="0" table:number-columns-spanned="3" table:number-rows-spanned="1">
            <text:p>0</text:p>
          </table:table-cell>
          <table:covered-table-cell table:number-columns-repeated="2" table:style-name="ce414"/>
          <table:table-cell table:number-columns-repeated="252"/>
        </table:table-row>
        <table:table-row table:style-name="ro19" table:number-rows-repeated="4">
          <table:table-cell table:style-name="Normale_20_Sin"/>
          <table:table-cell table:number-columns-repeated="255"/>
        </table:table-row>
        <table:table-row table:style-name="ro19">
          <table:table-cell table:style-name="ce398"/>
          <table:table-cell table:number-columns-repeated="255"/>
        </table:table-row>
        <table:table-row table:style-name="ro79">
          <table:table-cell table:style-name="ce399" office:value-type="string">
            <text:p>Il direttore dei lavori:</text:p>
          </table:table-cell>
          <table:table-cell table:style-name="ce412" table:formula="of:=[S2.C14]" office:value-type="string" office:string-value="arch. Franco Nonvedomainalira">
            <text:p>arch. Franco Nonvedomainalira</text:p>
          </table:table-cell>
          <table:table-cell table:number-columns-repeated="254"/>
        </table:table-row>
        <table:table-row table:style-name="ro19" table:number-rows-repeated="4">
          <table:table-cell table:style-name="Normale_20_Sin"/>
          <table:table-cell table:style-name="ce31"/>
          <table:table-cell table:number-columns-repeated="254"/>
        </table:table-row>
        <table:table-row table:style-name="ro19">
          <table:table-cell table:style-name="ce398"/>
          <table:table-cell table:style-name="ce31"/>
          <table:table-cell table:number-columns-repeated="254"/>
        </table:table-row>
        <table:table-row table:style-name="ro79">
          <table:table-cell table:style-name="ce399" office:value-type="string">
            <text:p>Il responsabile del procedimento:</text:p>
          </table:table-cell>
          <table:table-cell table:style-name="ce412" table:formula="of:=[S2.C10]" office:value-type="string" office:string-value="determinazione del Responsabile Area LL.PP.  n° 183 del 30/04/2007">
            <text:p>determinazione del Responsabile Area LL.PP. <text:s/>n° 183 del 30/04/2007</text:p>
          </table:table-cell>
          <table:table-cell table:number-columns-repeated="254"/>
        </table:table-row>
        <table:table-row table:style-name="ro21">
          <table:table-cell table:style-name="ce400"/>
          <table:table-cell table:number-columns-repeated="255"/>
        </table:table-row>
        <table:table-row table:style-name="ro21" table:number-rows-repeated="1048397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cT_Doc_CP_01" table:style-name="ta10" table:print-ranges="cT_Doc_CP_01.A1:cT_Doc_CP_01.F49">
        <office:forms form:automatic-focus="true" form:apply-design-mode="false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" table:default-cell-style-name="Default"/>
        <table:table-row table:style-name="ro97">
          <table:table-cell table:style-name="ce416"/>
          <table:table-cell table:style-name="ce426" table:formula="of:=[S2.C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 table:style-name="ce429"/>
          <table:table-cell/>
        </table:table-row>
        <table:table-row table:style-name="ro98">
          <table:table-cell table:style-name="ce416"/>
          <table:table-cell table:style-name="ce427"/>
          <table:table-cell table:style-name="ce427" table:formula="of:=[S2.C3]" office:value-type="string" office:string-value="Fabbricato Inutile" table:number-columns-spanned="3" table:number-rows-spanned="1">
            <text:p>Fabbricato Inutile</text:p>
          </table:table-cell>
          <table:covered-table-cell table:style-name="ce451"/>
          <table:covered-table-cell table:style-name="ce429"/>
          <table:table-cell table:style-name="ce429"/>
          <table:table-cell/>
        </table:table-row>
        <table:table-row table:style-name="ro99">
          <table:table-cell table:style-name="ce416"/>
          <table:table-cell table:style-name="ce428"/>
          <table:table-cell table:style-name="ce429" table:number-columns-repeated="4"/>
          <table:table-cell/>
        </table:table-row>
        <table:table-row table:style-name="ro56">
          <table:table-cell table:style-name="ce416"/>
          <table:table-cell table:style-name="ce429" table:number-columns-repeated="2"/>
          <table:table-cell table:style-name="ce452" office:value-type="string" table:number-columns-spanned="2" table:number-rows-spanned="1">
            <text:p>CERTIFICATO DI PAGAMENTO N.1</text:p>
          </table:table-cell>
          <table:covered-table-cell table:style-name="ce429"/>
          <table:table-cell table:style-name="ce429"/>
          <table:table-cell/>
        </table:table-row>
        <table:table-row table:style-name="ro100">
          <table:table-cell table:style-name="ce416"/>
          <table:table-cell table:style-name="ce429" table:number-columns-repeated="2"/>
          <table:table-cell table:style-name="ce453" office:value-type="string">
            <text:p>PER IL PAGAMENTO DELLA RATA N.1 DI </text:p>
          </table:table-cell>
          <table:table-cell table:style-name="ce462" table:formula="of:=[.F39]" office:value-type="float" office:value="0">
            <text:p>Err:511</text:p>
          </table:table-cell>
          <table:table-cell table:style-name="ce429"/>
          <table:table-cell/>
        </table:table-row>
        <table:table-row table:style-name="ro101">
          <table:table-cell table:style-name="ce416"/>
          <table:table-cell table:style-name="ce430"/>
          <table:table-cell table:style-name="ce429" table:number-columns-repeated="4"/>
          <table:table-cell/>
        </table:table-row>
        <table:table-row table:style-name="ro101">
          <table:table-cell table:style-name="ce416"/>
          <table:table-cell table:style-name="ce430"/>
          <table:table-cell table:style-name="ce431" office:value-type="string">
            <text:p>Committente:</text:p>
          </table:table-cell>
          <table:table-cell table:style-name="ce429" table:formula="of:=[S2.C7]" office:value-type="float" office:value="0">
            <text:p>0</text:p>
          </table:table-cell>
          <table:table-cell table:style-name="ce429" table:number-columns-repeated="2"/>
          <table:table-cell/>
        </table:table-row>
        <table:table-row table:style-name="ro100">
          <table:table-cell table:style-name="ce416"/>
          <table:table-cell table:style-name="ce431" office:value-type="string" table:number-columns-spanned="2" table:number-rows-spanned="1">
            <text:p><text:s/>Impresa appaltatrice:</text:p>
          </table:table-cell>
          <table:covered-table-cell table:style-name="ce445"/>
          <table:table-cell table:style-name="ce454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 table:style-name="ce429"/>
          <table:table-cell/>
        </table:table-row>
        <table:table-row table:style-name="ro100">
          <table:table-cell table:style-name="ce416"/>
          <table:table-cell table:style-name="ce432" table:number-columns-spanned="5" table:number-rows-spanned="1"/>
          <table:covered-table-cell table:number-columns-repeated="4" table:style-name="ce429"/>
          <table:table-cell/>
        </table:table-row>
        <table:table-row table:style-name="ro100">
          <table:table-cell table:style-name="ce417" office:value-type="string" table:number-columns-spanned="3" table:number-rows-spanned="1">
            <text:p><text:s/>Certificati Precedenti </text:p>
          </table:table-cell>
          <table:covered-table-cell table:style-name="ce433"/>
          <table:covered-table-cell table:style-name="ce446"/>
          <table:table-cell table:style-name="ce444" table:number-columns-repeated="3"/>
          <table:table-cell/>
        </table:table-row>
        <table:table-row table:style-name="ro100">
          <table:table-cell table:style-name="ce417" office:value-type="string">
            <text:p>n.</text:p>
          </table:table-cell>
          <table:table-cell table:style-name="ce434" office:value-type="string">
            <text:p>data</text:p>
          </table:table-cell>
          <table:table-cell table:style-name="ce434" office:value-type="string">
            <text:p><text:s/>importo </text:p>
          </table:table-cell>
          <table:table-cell table:style-name="ce444" office:value-type="string">
            <text:p>IL SOTTOSCRITTO DIRETTORE DEI LAVORI:</text:p>
          </table:table-cell>
          <table:table-cell table:style-name="ce429" table:formula="of:=[S2.C16]" office:value-type="string" office:string-value="arch. Ciccio Thumbdown" table:number-columns-spanned="2" table:number-rows-spanned="1">
            <text:p>arch. Ciccio Thumbdown</text:p>
          </table:table-cell>
          <table:covered-table-cell table:style-name="ce429"/>
          <table:table-cell/>
        </table:table-row>
        <table:table-row table:style-name="ro77">
          <table:table-cell table:style-name="ce418"/>
          <table:table-cell table:style-name="ce435"/>
          <table:table-cell table:style-name="ce447"/>
          <table:table-cell table:style-name="ce455" table:formula="of:=[S2.B20]" office:value-type="string" office:string-value="Contratto: ">
            <text:p>Contratto: </text:p>
          </table:table-cell>
          <table:table-cell table:style-name="ce463" table:formula="of:=[S2.C20]" office:value-type="string" office:string-value="registrato in data 23/12/2007 a Sangrillà (Repertorio n° 3569/p)" table:number-columns-spanned="2" table:number-rows-spanned="1">
            <text:p>registrato in data 23/12/2007 a Sangrillà (Repertorio n° 3569/p)</text:p>
          </table:table-cell>
          <table:covered-table-cell table:style-name="ce429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56" office:value-type="string">
            <text:p>con il quale fu affidata all'impresa: </text:p>
          </table:table-cell>
          <table:table-cell table:style-name="ce429" table:number-columns-repeated="2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57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 table:style-name="ce429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44" office:value-type="string" table:number-columns-spanned="3" table:number-rows-spanned="1">
            <text:p>l'esecuzione dei lavori suindicati</text:p>
          </table:table-cell>
          <table:covered-table-cell table:number-columns-repeated="2" table:style-name="ce429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56" office:value-type="string">
            <text:p>per l'importo di netti euro </text:p>
          </table:table-cell>
          <table:table-cell table:style-name="ce464" table:formula="of:=[S2.C56]" office:value-type="currency" office:currency="EUR" office:value="4613771.64150504">
            <text:p>€ 4.613.771,64</text:p>
          </table:table-cell>
          <table:table-cell table:style-name="ce429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56" office:value-type="string">
            <text:p>oltre a oneri per sicurezza pari a euro </text:p>
          </table:table-cell>
          <table:table-cell table:style-name="ce464" table:formula="of:=[S2.C60]" office:value-type="currency" office:currency="EUR" office:value="23068.8582075252">
            <text:p>€ 23.068,86</text:p>
          </table:table-cell>
          <table:table-cell table:style-name="ce429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44"/>
          <table:table-cell table:style-name="ce429" table:number-columns-repeated="2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44" office:value-type="string">
            <text:p>Risultando dalla contabilità sino ad oggi l'ammontare dei lavori </text:p>
          </table:table-cell>
          <table:table-cell table:style-name="ce429" table:number-columns-repeated="2"/>
          <table:table-cell/>
        </table:table-row>
        <table:table-row table:style-name="ro100">
          <table:table-cell table:style-name="ce419"/>
          <table:table-cell table:style-name="ce436"/>
          <table:table-cell table:style-name="ce437"/>
          <table:table-cell table:style-name="ce444" table:number-columns-spanned="3" table:number-rows-spanned="1"/>
          <table:covered-table-cell table:number-columns-repeated="2" table:style-name="ce429"/>
          <table:table-cell/>
        </table:table-row>
        <table:table-row table:style-name="ro100">
          <table:table-cell table:style-name="ce419"/>
          <table:table-cell table:style-name="ce437" office:value-type="string">
            <text:p> </text:p>
          </table:table-cell>
          <table:table-cell table:style-name="ce437"/>
          <table:table-cell table:style-name="ce458" office:value-type="string">
            <text:p>Per Lavori e somministrazioni</text:p>
          </table:table-cell>
          <table:table-cell table:style-name="ce464" table:formula="of:=[S2.C66]" office:value-type="currency" office:currency="EUR" office:value="0">
            <text:p>Err:511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style-name="ce437" office:value-type="string">
            <text:p> </text:p>
          </table:table-cell>
          <table:table-cell table:style-name="ce437"/>
          <table:table-cell table:style-name="ce458"/>
          <table:table-cell table:style-name="ce465"/>
          <table:table-cell table:style-name="ce444"/>
          <table:table-cell/>
        </table:table-row>
        <table:table-row table:style-name="ro100">
          <table:table-cell table:style-name="ce419"/>
          <table:table-cell table:style-name="ce437" table:number-columns-repeated="2"/>
          <table:table-cell table:style-name="ce459" office:value-type="string">
            <text:p>Totale </text:p>
          </table:table-cell>
          <table:table-cell table:style-name="ce466" table:formula="of:=-[.E22]+[.E21]" office:value-type="currency" office:currency="EUR" office:value="0">
            <text:p>Err:511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style-name="ce437" table:number-columns-repeated="2"/>
          <table:table-cell table:style-name="ce459" office:value-type="string">
            <text:p>Per oneri sicurezza da computo</text:p>
          </table:table-cell>
          <table:table-cell table:style-name="ce464"/>
          <table:table-cell table:style-name="ce444"/>
          <table:table-cell/>
        </table:table-row>
        <table:table-row table:style-name="ro100">
          <table:table-cell table:style-name="ce419"/>
          <table:table-cell table:style-name="ce437" table:number-columns-repeated="2"/>
          <table:table-cell table:style-name="ce459" office:value-type="string">
            <text:p>Per oneri aggiuntivi della sicurezza</text:p>
          </table:table-cell>
          <table:table-cell table:style-name="ce464"/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Per oneri della sicurezza</text:p>
          </table:table-cell>
          <table:table-cell table:style-name="ce466" table:formula="of:=[S2.C64]" office:value-type="currency" office:currency="EUR" office:value="0">
            <text:p>#NOME?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style-name="ce437" table:number-columns-repeated="2"/>
          <table:table-cell table:style-name="ce459" office:value-type="string">
            <text:p>Saggi ed indagini </text:p>
          </table:table-cell>
          <table:table-cell table:style-name="ce466"/>
          <table:table-cell table:style-name="ce444"/>
          <table:table-cell/>
        </table:table-row>
        <table:table-row table:style-name="ro100">
          <table:table-cell table:style-name="ce419"/>
          <table:table-cell table:style-name="ce437" table:number-columns-repeated="2"/>
          <table:table-cell table:style-name="ce456"/>
          <table:table-cell table:style-name="ce467"/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Sommano complessivi</text:p>
          </table:table-cell>
          <table:table-cell table:style-name="ce466" table:formula="of:=[.E23]+[.E26]+[.E27]" office:value-type="currency" office:currency="EUR" office:value="0">
            <text:p>Err:511</text:p>
          </table:table-cell>
          <table:table-cell table:style-name="ce444"/>
          <table:table-cell table:style-name="ce474"/>
        </table:table-row>
        <table:table-row table:style-name="ro31">
          <table:table-cell table:style-name="ce419"/>
          <table:table-cell table:style-name="ce437" table:number-columns-repeated="2"/>
          <table:table-cell table:style-name="ce459"/>
          <table:table-cell table:style-name="ce468" office:value-type="string">
            <text:p>DETRAZIONI</text:p>
          </table:table-cell>
          <table:table-cell table:style-name="ce444"/>
          <table:table-cell table:style-name="ce474"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Ritenuta per anticipazioni</text:p>
          </table:table-cell>
          <table:table-cell table:style-name="ce469" office:value-type="currency" office:currency="EUR" office:value="2000">
            <text:p>€ 2.000,00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Garanzia per le strutture (5% da contratto)</text:p>
          </table:table-cell>
          <table:table-cell table:style-name="ce470" table:formula="of:=[.E29]*0.05" office:value-type="float" office:value="0">
            <text:p>Err:511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Ritenuta del 0,50% per infortuni</text:p>
          </table:table-cell>
          <table:table-cell table:style-name="ce464" table:formula="of:=[.E29]*0.005" office:value-type="currency" office:currency="EUR" office:value="0">
            <text:p>Err:511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Certificati precedenti:</text:p>
          </table:table-cell>
          <table:table-cell table:style-name="ce465" table:formula="of:=[.C41]" office:value-type="float" office:value="0">
            <text:p>0</text:p>
          </table:table-cell>
          <table:table-cell table:style-name="ce444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/>
          <table:table-cell table:style-name="ce439" table:number-columns-repeated="2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Totale deduzioni</text:p>
          </table:table-cell>
          <table:table-cell table:style-name="ce464" table:formula="of:=SUM([.E31:.E35])" office:value-type="currency" office:currency="EUR" office:value="0">
            <text:p>Err:511</text:p>
          </table:table-cell>
          <table:table-cell table:style-name="ce439"/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Totale</text:p>
          </table:table-cell>
          <table:table-cell table:style-name="ce466"/>
          <table:table-cell table:style-name="ce471" table:formula="of:=[.E29]-[.E36]" office:value-type="currency" office:currency="EUR" office:value="0">
            <text:p>Err:511</text:p>
          </table:table-cell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IVA 10%</text:p>
          </table:table-cell>
          <table:table-cell table:style-name="ce439"/>
          <table:table-cell table:style-name="ce464" table:formula="of:=[.F37]*0.1" office:value-type="currency" office:currency="EUR" office:value="0">
            <text:p>Err:511</text:p>
          </table:table-cell>
          <table:table-cell/>
        </table:table-row>
        <table:table-row table:style-name="ro100">
          <table:table-cell table:style-name="ce419"/>
          <table:table-cell table:number-columns-repeated="2" table:style-name="ce437" office:value-type="string">
            <text:p> </text:p>
          </table:table-cell>
          <table:table-cell table:style-name="ce459" office:value-type="string">
            <text:p>SOMMA DA PAGARE</text:p>
          </table:table-cell>
          <table:table-cell table:style-name="ce439"/>
          <table:table-cell table:style-name="ce471" table:formula="of:=[.F37]+[.F38]" office:value-type="currency" office:currency="EUR" office:value="0">
            <text:p>Err:511</text:p>
          </table:table-cell>
          <table:table-cell/>
        </table:table-row>
        <table:table-row table:style-name="ro100">
          <table:table-cell table:style-name="ce420"/>
          <table:table-cell table:number-columns-repeated="2" table:style-name="ce438" office:value-type="string">
            <text:p> </text:p>
          </table:table-cell>
          <table:table-cell table:style-name="ce460"/>
          <table:table-cell table:style-name="ce444" table:number-columns-repeated="2"/>
          <table:table-cell/>
        </table:table-row>
        <table:table-row table:style-name="ro100">
          <table:table-cell table:style-name="ce421" office:value-type="string" table:number-columns-spanned="2" table:number-rows-spanned="1">
            <text:p>TOTALE</text:p>
          </table:table-cell>
          <table:covered-table-cell table:style-name="ce439"/>
          <table:table-cell table:style-name="ce439" table:formula="of:=SUM([.C12:.C40])" office:value-type="float" office:value="0">
            <text:p>0</text:p>
          </table:table-cell>
          <table:table-cell table:style-name="ce461" office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429"/>
          <table:table-cell table:style-name="ce429"/>
          <table:table-cell/>
        </table:table-row>
        <table:table-row table:style-name="ro100">
          <table:table-cell table:style-name="ce421" office:value-type="string" table:number-columns-spanned="2" table:number-rows-spanned="1">
            <text:p>anticipazione</text:p>
          </table:table-cell>
          <table:covered-table-cell table:style-name="ce440"/>
          <table:table-cell table:style-name="ce446" office:value-type="float" office:value="0">
            <text:p>0</text:p>
          </table:table-cell>
          <table:covered-table-cell table:number-columns-repeated="2" table:style-name="ce444"/>
          <table:table-cell table:style-name="ce472" table:formula="of:=[.F39]" office:value-type="float" office:value="0">
            <text:p>Err:511</text:p>
          </table:table-cell>
          <table:table-cell/>
        </table:table-row>
        <table:table-row table:style-name="ro21">
          <table:table-cell table:style-name="ce422" office:value-type="string" table:number-columns-spanned="3" table:number-rows-spanned="4">
            <text:p><text:s/>Gli operai dell'impresa sono <text:s text:c="2"/>assicurati con: </text:p>
          </table:table-cell>
          <table:covered-table-cell table:style-name="ce441"/>
          <table:covered-table-cell table:style-name="ce448"/>
          <table:table-cell table:style-name="ce444" office:value-type="string" table:number-columns-spanned="3" table:number-rows-spanned="1">
            <text:p>oltre IVA.</text:p>
          </table:table-cell>
          <table:covered-table-cell table:number-columns-repeated="2" table:style-name="ce429"/>
          <table:table-cell/>
        </table:table-row>
        <table:table-row table:style-name="ro21">
          <table:covered-table-cell table:style-name="ce423"/>
          <table:covered-table-cell table:style-name="ce442"/>
          <table:covered-table-cell table:style-name="ce449"/>
          <table:table-cell table:style-name="ce456"/>
          <table:table-cell table:style-name="ce442"/>
          <table:table-cell table:style-name="ce473"/>
          <table:table-cell/>
        </table:table-row>
        <table:table-row table:style-name="ro21">
          <table:covered-table-cell table:style-name="ce423"/>
          <table:covered-table-cell table:style-name="ce442"/>
          <table:covered-table-cell table:style-name="ce449"/>
          <table:table-cell table:style-name="ce444" table:number-columns-repeated="3"/>
          <table:table-cell/>
        </table:table-row>
        <table:table-row table:style-name="ro21">
          <table:covered-table-cell table:style-name="ce424"/>
          <table:covered-table-cell table:style-name="ce443"/>
          <table:covered-table-cell table:style-name="ce450"/>
          <table:table-cell table:style-name="ce444" office:value-type="string">
            <text:p>Sangrillà, 05/12/2008</text:p>
          </table:table-cell>
          <table:table-cell table:style-name="ce444" table:number-columns-repeated="2"/>
          <table:table-cell/>
        </table:table-row>
        <table:table-row table:style-name="ro100">
          <table:table-cell table:style-name="ce416"/>
          <table:table-cell table:style-name="ce444" table:number-columns-repeated="5"/>
          <table:table-cell/>
        </table:table-row>
        <table:table-row table:style-name="ro21">
          <table:table-cell table:style-name="ce425" office:value-type="string">
            <text:p>V.to L'AMMINISTRAZIONE COMUNALE</text:p>
          </table:table-cell>
          <table:table-cell table:style-name="ce444"/>
          <table:table-cell table:style-name="ce429" table:number-columns-repeated="2"/>
          <table:table-cell table:style-name="ce444" office:value-type="string" table:number-columns-spanned="2" table:number-rows-spanned="1">
            <text:p>IL DIRETTORE DEI LAVORI</text:p>
          </table:table-cell>
          <table:covered-table-cell table:style-name="ce429"/>
          <table:table-cell/>
        </table:table-row>
        <table:table-row table:style-name="ro100">
          <table:table-cell table:style-name="ce416"/>
          <table:table-cell table:style-name="ce444" table:number-columns-repeated="5"/>
          <table:table-cell/>
        </table:table-row>
        <table:table-row table:style-name="ro100">
          <table:table-cell table:style-name="ce416"/>
          <table:table-cell table:style-name="ce429" table:number-columns-repeated="5"/>
          <table:table-cell/>
        </table:table-row>
        <table:table-row table:style-name="ro100" table:number-rows-repeated="65486">
          <table:table-cell table:style-name="ce416"/>
          <table:table-cell table:number-columns-repeated="6"/>
        </table:table-row>
        <table:table-row table:style-name="ro21" table:number-rows-repeated="983039">
          <table:table-cell table:number-columns-repeated="7"/>
        </table:table-row>
        <table:table-row table:style-name="ro21">
          <table:table-cell table:number-columns-repeated="7"/>
        </table:table-row>
      </table:table>
      <table:table table:name="cT_Doc_Ult" table:style-name="ta5" table:print-ranges="cT_Doc_Ult.A1:cT_Doc_Ult.G57">
        <office:forms form:automatic-focus="true" form:apply-design-mode="false"/>
        <table:table-column table:style-name="co166" table:default-cell-style-name="Default"/>
        <table:table-column table:style-name="co167" table:default-cell-style-name="Default"/>
        <table:table-column table:style-name="co168" table:number-columns-repeated="3" table:default-cell-style-name="Default"/>
        <table:table-column table:style-name="co169" table:default-cell-style-name="Default"/>
        <table:table-column table:style-name="co168" table:default-cell-style-name="Default"/>
        <table:table-column table:style-name="co16" table:default-cell-style-name="Default"/>
        <table:table-row table:style-name="ro102">
          <table:table-cell/>
          <table:table-cell table:style-name="C_5f_3" table:formula="of:=[S2.C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/>
          <table:table-cell table:number-columns-repeated="2"/>
        </table:table-row>
        <table:table-row table:style-name="ro87">
          <table:table-cell/>
          <table:table-cell table:style-name="Verb_5f_Grassetto_20__2b_" table:formula="of:=[S2.C3]" office:value-type="string" office:string-value="Fabbricato Inutile" table:number-columns-spanned="5" table:number-rows-spanned="1">
            <text:p>Fabbricato Inutile</text:p>
          </table:table-cell>
          <table:covered-table-cell/>
          <table:covered-table-cell table:style-name="Verb_5f_Grassetto_20__2b_"/>
          <table:covered-table-cell table:number-columns-repeated="2"/>
          <table:table-cell table:number-columns-repeated="2"/>
        </table:table-row>
        <table:table-row table:style-name="ro87">
          <table:table-cell/>
          <table:table-cell table:style-name="Verb_5f_Grassetto_20__2b_"/>
          <table:table-cell/>
          <table:table-cell table:style-name="Verb_5f_Grassetto_20__2b_"/>
          <table:table-cell table:number-columns-repeated="4"/>
        </table:table-row>
        <table:table-row table:style-name="ro22">
          <table:table-cell/>
          <table:table-cell table:style-name="Dx"/>
          <table:table-cell table:style-name="Dx" office:value-type="string">
            <text:p>Stazione Appaltante: </text:p>
          </table:table-cell>
          <table:table-cell table:style-name="Verb_5f_a_20_capo" table:formula="of:=[S2.C6]" office:value-type="string" office:string-value="Comune di Sangrillà" table:number-columns-spanned="3" table:number-rows-spanned="1">
            <text:p>Comune di Sangrillà</text:p>
          </table:table-cell>
          <table:covered-table-cell table:number-columns-repeated="2"/>
          <table:table-cell table:number-columns-repeated="2"/>
        </table:table-row>
        <table:table-row table:style-name="ro22">
          <table:table-cell/>
          <table:table-cell table:style-name="Dx"/>
          <table:table-cell table:style-name="Dx" office:value-type="string">
            <text:p>Impresa esecutrice:</text:p>
          </table:table-cell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103">
          <table:table-cell/>
          <table:table-cell table:style-name="Dx"/>
          <table:table-cell table:style-name="Dx" office:value-type="string">
            <text:p>Responsabile del procedimento: </text:p>
          </table:table-cell>
          <table:table-cell table:style-name="Verb_5f_a_20_capo" table:formula="of:=[S2.C12]" office:value-type="string" office:string-value="Arch. Nestore  Comandoio" table:number-columns-spanned="3" table:number-rows-spanned="1">
            <text:p>Arch. Nestore <text:s/>Comandoio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/>
          <table:table-cell table:style-name="Dx"/>
          <table:table-cell table:style-name="Dx" office:value-type="string">
            <text:p>contratto <text:s/>N° </text:p>
          </table:table-cell>
          <table:table-cell table:style-name="C_5f_BASE" table:formula="of:=[S2.C22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Importo <text:s/>dei lavori:</text:p>
          </table:table-cell>
          <table:table-cell table:style-name="SIN" table:formula="of:=$'analisi di prezzo'.$c$#ref!" office:value-type="string" office:string-value="Err:520">
            <text:p>Err:52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ribasso d'asta:</text:p>
          </table:table-cell>
          <table:table-cell table:style-name="SIN" table:formula="of:=[$'Quadro inci_manodopera'.$C$20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Importo contrattuale:</text:p>
          </table:table-cell>
          <table:table-cell table:style-name="C_5f_BASE" table:formula="of:=[.D9]-[.D9]*[.D10]" office:value-type="float" office:value="0">
            <text:p>Err:52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Accantonamento per saggi e indagini:</text:p>
          </table:table-cell>
          <table:table-cell table:style-name="C_5f_BASE" table:formula="of:=[$'Quadro inci_manodopera'.$C$23]" office:value-type="float" office:value="0">
            <text:p>0</text:p>
          </table:table-cell>
          <table:table-cell table:number-columns-repeated="4"/>
        </table:table-row>
        <table:table-row table:style-name="ro21">
          <table:table-cell/>
          <table:table-cell table:style-name="Dx"/>
          <table:table-cell table:style-name="Dx" office:value-type="string">
            <text:p>Oneri di sicurezza:</text:p>
          </table:table-cell>
          <table:table-cell table:style-name="C_5f_BASE" table:formula="of:=[$'Quadro inci_manodopera'.C$24]" office:value-type="string" office:string-value="SOMMANO ">
            <text:p>SOMMANO </text:p>
          </table:table-cell>
          <table:table-cell table:number-columns-repeated="4"/>
        </table:table-row>
        <table:table-row table:style-name="ro2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21" table:visibility="collapse">
          <table:table-cell/>
          <table:table-cell table:style-name="Dx"/>
          <table:table-cell table:number-columns-repeated="6"/>
        </table:table-row>
        <table:table-row table:style-name="ro21">
          <table:table-cell table:number-columns-repeated="8"/>
        </table:table-row>
        <table:table-row table:style-name="ro56">
          <table:table-cell/>
          <table:table-cell table:style-name="C_5f_3" office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/>
          <table:table-cell table:number-columns-repeated="2"/>
        </table:table-row>
        <table:table-row table:style-name="ro21" table:number-rows-repeated="2">
          <table:table-cell table:number-columns-repeated="8"/>
        </table:table-row>
        <table:table-row table:style-name="ro21">
          <table:table-cell office:value-type="string">
            <text:p>Il giorno 25 del mese di Luglio dell’anno duemilaOtto, il sottoscritto direttore dei lavori:</text:p>
          </table:table-cell>
          <table:table-cell table:number-columns-repeated="5"/>
          <table:table-cell table:formula="of:=[$'Quadro inci_manodopera'.$C$14]" office:value-type="float" office:value="0">
            <text:p>0</text:p>
          </table:table-cell>
          <table:table-cell/>
        </table:table-row>
        <table:table-row table:style-name="ro21">
          <table:table-cell table:number-columns-repeated="8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 table:number-columns-spanned="3" table:number-rows-spanned="1">
            <text:p>Visto che <text:s/>i lavori sono stati consegnati il giorno:</text:p>
          </table:table-cell>
          <table:covered-table-cell table:number-columns-repeated="2" table:style-name="C_5f_BASE"/>
          <table:table-cell table:style-name="C_5f_BASE" table:formula="of:=[$'Quadro inci_manodopera'.$C$28]" office:value-type="string" office:string-value="SOMMANO ">
            <text:p>SOMMANO </text:p>
          </table:table-cell>
          <table:table-cell table:style-name="C_5f_BASE" office:value-type="string">
            <text:p>come da verbale in pari data;</text:p>
          </table:table-cell>
          <table:table-cell table:style-name="C_5f_BASE" table:number-columns-repeated="2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 table:number-columns-spanned="3" table:number-rows-spanned="1">
            <text:p>che la durata prevista dal contratto era <text:s/>di giorni</text:p>
          </table:table-cell>
          <table:covered-table-cell table:number-columns-repeated="2" table:style-name="C_5f_BASE"/>
          <table:table-cell table:style-name="C_5f_BASE" table:formula="of:=[$'Quadro inci_manodopera'.$C$29]" office:value-type="float" office:value="0">
            <text:p>0</text:p>
          </table:table-cell>
          <table:table-cell/>
          <table:table-cell table:style-name="C_5f_BASE" table:number-columns-repeated="2"/>
        </table:table-row>
        <table:table-row table:style-name="ro21">
          <table:table-cell table:style-name="C_5f_BASE"/>
          <table:table-cell table:style-name="C_5f_BASE" office:value-type="string" table:number-columns-spanned="2" table:number-rows-spanned="1">
            <text:p>pertanto con scadenza <text:s/>in data: </text:p>
          </table:table-cell>
          <table:covered-table-cell table:style-name="C_5f_BASE"/>
          <table:table-cell table:style-name="ce476" table:formula="of:=[$'QUADRO ECONOMICO'.$C$30]" office:value-type="percentage" office:value="0">
            <text:p>0,00%</text:p>
          </table:table-cell>
          <table:table-cell table:style-name="C_5f_BASE"/>
          <table:table-cell/>
          <table:table-cell table:style-name="C_5f_BASE" table:number-columns-repeated="2"/>
        </table:table-row>
        <table:table-row table:style-name="ro77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/>
          <table:table-cell table:style-name="C_5f_BASE"/>
        </table:table-row>
        <table:table-row table:style-name="ro74">
          <table:table-cell table:style-name="C_5f_BASE"/>
          <table:table-cell table:style-name="C_5f_BASE" office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478" table:formula="of:=[$'QUADRO ECONOMICO'.$C$32]" office:value-type="percentage" office:value="0">
            <text:p>0,00%</text:p>
          </table:table-cell>
          <table:table-cell table:style-name="C_5f_scorre" table:number-columns-repeated="3"/>
        </table:table-row>
        <table:table-row table:style-name="ro74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/>
          <table:table-cell table:style-name="C_5f_BASE"/>
        </table:table-row>
        <table:table-row table:style-name="ro77">
          <table:table-cell table:style-name="C_5f_BASE" office:value-type="string">
            <text:p>— <text:s/></text:p>
          </table:table-cell>
          <table:table-cell table:style-name="C_5f_scorre" office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/>
          <table:table-cell table:style-name="C_5f_BASE"/>
        </table:table-row>
        <table:table-row table:style-name="ro21">
          <table:table-cell table:style-name="C_5f_BASE" table:number-columns-repeated="2"/>
          <table:table-cell table:number-columns-repeated="6"/>
        </table:table-row>
        <table:table-row table:style-name="ro21">
          <table:table-cell/>
          <table:table-cell office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/>
          <table:table-cell/>
        </table:table-row>
        <table:table-row table:style-name="ro21" table:visibility="collapse">
          <table:table-cell table:number-columns-repeated="8"/>
        </table:table-row>
        <table:table-row table:style-name="ro21">
          <table:table-cell/>
          <table:table-cell office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/>
          <table:table-cell/>
        </table:table-row>
        <table:table-row table:style-name="ro104">
          <table:table-cell table:style-name="SIN"/>
          <table:table-cell table:style-name="C_5f_BASE"/>
          <table:table-cell table:style-name="Dx"/>
          <table:table-cell/>
          <table:table-cell table:style-name="Dx"/>
          <table:table-cell/>
          <table:table-cell table:style-name="Dx"/>
          <table:table-cell/>
        </table:table-row>
        <table:table-row table:style-name="ro74">
          <table:table-cell table:style-name="C_5f_scorre" office:value-type="string" table:number-columns-spanned="3" table:number-rows-spanned="1">
            <text:p>Li, 10/06/2008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>
            <text:p><text:s text:c="16"/>La direzione lavori</text:p>
          </table:table-cell>
          <table:table-cell table:number-columns-repeated="6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 table:visibility="collapse" table:number-rows-repeated="3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 table:number-columns-spanned="3" table:number-rows-spanned="1">
            <text:p>Letto, confermato e sottoscritto 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 table:visibility="collapse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number-columns-repeated="7"/>
          <table:table-cell table:style-name="C_5f_BASE"/>
        </table:table-row>
        <table:table-row table:style-name="ro21">
          <table:table-cell table:style-name="C_5f_BASE" office:value-type="string">
            <text:p>Per l’impresa</text:p>
          </table:table-cell>
          <table:table-cell table:number-columns-repeated="6"/>
          <table:table-cell table:style-name="C_5f_BASE"/>
        </table:table-row>
        <table:table-row table:style-name="ro21" table:number-rows-repeated="2">
          <table:table-cell table:style-name="C_5f_BASE"/>
          <table:table-cell table:number-columns-repeated="6"/>
          <table:table-cell table:style-name="C_5f_BASE"/>
        </table:table-row>
        <table:table-row table:style-name="ro21" table:visibility="collapse">
          <table:table-cell table:style-name="C_5f_BASE"/>
          <table:table-cell table:number-columns-repeated="6"/>
          <table:table-cell table:style-name="C_5f_BASE"/>
        </table:table-row>
        <table:table-row table:style-name="ro21" table:number-rows-repeated="2">
          <table:table-cell table:style-name="C_5f_BASE"/>
          <table:table-cell table:number-columns-repeated="6"/>
          <table:table-cell table:style-name="C_5f_BASE"/>
        </table:table-row>
        <table:table-row table:style-name="ro21">
          <table:table-cell table:style-name="C_5f_BASE" office:value-type="string">
            <text:p>Visto: il responsabile del procedimento</text:p>
          </table:table-cell>
          <table:table-cell table:number-columns-repeated="6"/>
          <table:table-cell table:style-name="C_5f_BASE"/>
        </table:table-row>
        <table:table-row table:style-name="ro21" table:number-rows-repeated="5">
          <table:table-cell table:style-name="C_5f_scorre"/>
          <table:table-cell table:number-columns-repeated="6"/>
          <table:table-cell table:style-name="C_5f_BASE"/>
        </table:table-row>
        <table:table-row table:style-name="ro21">
          <table:table-cell table:style-name="C_5f_scorre" table:number-columns-repeated="7"/>
          <table:table-cell table:style-name="C_5f_BASE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risulta dalla documentazione in atto che si sono avute sospensioni climatiche nei seguenti giorni (o periodi): …… e per un totale di …… giorn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i sono inoltre avuti scioperi a carattere nazionale e/o regionale nei giorni ………… e cioè per ulteriori n° giorni ………….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ono state infine ordinate dalla direzione lavori, come risulta da appositi verbali, le seguenti sospensioni: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dal ……… al ……… per giorni 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sono avvenuti danni per forza maggiore, accertati con verbale del ………… n° …………per motivi …………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assicurato i suoi operai presso ……… della Provincia di ………</text:p>
          </table:table-cell>
          <table:table-cell table:style-name="C_5f_BASE" office:value-type="string">
            <text:p>con polizza n° …… avente decorrenza dal ……… e scadenza il ………;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durante l’esecuzione dei lavori non si sono verificati infortuni (in caso contrario fare una descrizione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o stato finale è stato redatto dal direttore dei lavori in data e ammonta complessivamente a: (inserire lo stato finale) …………………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firmato il registro di contabilità senza riserve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i lavori risultano pienamente collaudabil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tutte le singole categorie di lavoro eseguite si confanno in tutto e per tutto alle registrazioni che sono state fatte sui documenti contabil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ella contabilità dei lavori sono stati applicati regolarmente e unicamente, i prezzi di contratto e quelli successivamente concordati e approva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la regolarità tecnico-contabile è stata accertata mediante revisione dei conti;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<text:s/></text:p>
          </table:table-cell>
          <table:table-cell table:style-name="C_5f_BASE" office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style-name="C_5f_BASE" table:number-columns-repeated="6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importo da direzione lavori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 diminuzione per modeste rettifiche di contegg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6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detrazione per piccoli difett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importo rettificato del conto finale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gli acconti corrispost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cautelativamente per richiesta di danni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office:value-type="string">
            <text:p>—</text:p>
          </table:table-cell>
          <table:table-cell table:style-name="C_5f_BASE" office:value-type="string">
            <text:p>a dedurre per penale dovuta a ritardo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/>
          <table:table-cell table:style-name="C_5f_BASE" office:value-type="string">
            <text:p>Residuo credito dell’impresa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5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e475" office:value-type="string">
            <text:p>— <text:s/></text:p>
          </table:table-cell>
          <table:table-cell table:style-name="C_5f_BASE" office:value-type="string">
            <text:p>che a conclusione di quanto precede, il prospetto delle spese autorizzate è il seguente:</text:p>
          </table:table-cell>
          <table:table-cell table:style-name="C_5f_BASE" table:number-columns-repeated="6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per il contratto principale</text:p>
          </table:table-cell>
          <table:table-cell table:style-name="C_5f_euro" table:formula="of:=s2.$d$s2" office:value-type="currency" office:currency="EUR" office:value="0">
            <text:p>#NOME?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lavori a corpo e misura, nette</text:p>
          </table:table-cell>
          <table:table-cell table:style-name="ce477" table:formula="of:=#ref!;[.DS2]+s2.$d$s2" office:value-type="string" office:string-value="Err:511">
            <text:p>Err:511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Dx" office:value-type="string">
            <text:p>Sommano</text:p>
          </table:table-cell>
          <table:table-cell table:style-name="C_5f_BASE" table:formula="of:=[.D98]-[.D99]" office:value-type="float" office:value="0">
            <text:p>#NOME?</text:p>
          </table:table-cell>
          <table:table-cell table:style-name="C_5f_BASE" table:number-columns-repeated="4"/>
        </table:table-row>
        <table:table-row table:style-name="ro21">
          <table:table-cell table:style-name="ce475" office:value-type="string">
            <text:p>•</text:p>
          </table:table-cell>
          <table:table-cell table:style-name="C_5f_BASE"/>
          <table:table-cell table:style-name="C_5f_BASE" office:value-type="string">
            <text:p>Totale</text:p>
          </table:table-cell>
          <table:table-cell table:style-name="C_5f_BASE" office:value-type="string">
            <text:p>euro …………</text:p>
          </table:table-cell>
          <table:table-cell table:style-name="C_5f_BASE" table:number-columns-repeated="4"/>
        </table:table-row>
        <table:table-row table:style-name="ro21" table:number-rows-repeated="5">
          <table:table-cell table:style-name="C_5f_BASE" table:number-columns-repeated="8"/>
        </table:table-row>
        <table:table-row table:style-name="ro21">
          <table:table-cell table:style-name="C_5f_BASE" office:value-type="string">
            <text:p>Certifica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style-name="C_5f_BASE" table:number-columns-repeated="7"/>
        </table:table-row>
        <table:table-row table:style-name="ro21">
          <table:table-cell table:style-name="C_5f_BASE" office:value-type="string">
            <text:p>Da cui a detrarre l’ammontare delle rate d’acconto di euro …………</text:p>
          </table:table-cell>
          <table:table-cell table:style-name="C_5f_BASE" table:number-columns-repeated="7"/>
        </table:table-row>
        <table:table-row table:style-name="ro21">
          <table:table-cell table:style-name="C_5f_BASE" office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Letto, confermato e sottoscritto in ………… il …………</text:p>
          </table:table-cell>
          <table:table-cell table:style-name="C_5f_BASE" table:number-columns-repeated="7"/>
        </table:table-row>
        <table:table-row table:style-name="ro21" table:number-rows-repeated="4">
          <table:table-cell table:style-name="C_5f_BASE" table:number-columns-repeated="8"/>
        </table:table-row>
        <table:table-row table:style-name="ro21">
          <table:table-cell table:style-name="C_5f_BASE" office:value-type="string">
            <text:p>Per l’impresa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Per l’amministrazione appaltante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La direzione lavori</text:p>
          </table:table-cell>
          <table:table-cell table:style-name="C_5f_BASE" table:number-columns-repeated="7"/>
        </table:table-row>
        <table:table-row table:style-name="ro21">
          <table:table-cell table:style-name="C_5f_BASE" table:number-columns-repeated="8"/>
        </table:table-row>
        <table:table-row table:style-name="ro21">
          <table:table-cell table:style-name="C_5f_BASE" office:value-type="string">
            <text:p>Visto: il responsabile del procedimento</text:p>
          </table:table-cell>
          <table:table-cell table:style-name="C_5f_BASE" table:number-columns-repeated="7"/>
        </table:table-row>
        <table:table-row table:style-name="ro21" table:number-rows-repeated="4">
          <table:table-cell table:style-name="C_5f_BASE" table:number-columns-repeated="8"/>
        </table:table-row>
        <table:table-row table:style-name="ro21" table:number-rows-repeated="1048447">
          <table:table-cell table:number-columns-repeated="8"/>
        </table:table-row>
        <table:table-row table:style-name="ro21">
          <table:table-cell table:number-columns-repeated="8"/>
        </table:table-row>
      </table:table>
      <table:table table:name="cT_CP_Bart" table:style-name="ta5" table:print-ranges="cT_CP_Bart.A1:cT_CP_Bart.E56">
        <office:forms form:automatic-focus="true" form:apply-design-mode="false"/>
        <table:table-column table:style-name="co161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65" table:default-cell-style-name="Default"/>
        <table:table-column table:style-name="co16" table:number-columns-repeated="2" table:default-cell-style-name="Default"/>
        <table:table-row table:style-name="ro56">
          <table:table-cell table:style-name="ce479" table:formula="of:=[$S2.$C$6]" office:value-type="string" office:string-value="Comune di Sangrillà" table:number-columns-spanned="5" table:number-rows-spanned="1">
            <text:p>Comune di Sangrillà</text:p>
          </table:table-cell>
          <table:covered-table-cell table:number-columns-repeated="4"/>
          <table:table-cell table:number-columns-repeated="2"/>
        </table:table-row>
        <table:table-row table:style-name="ro98">
          <table:table-cell table:style-name="ce480" table:formula="of:=[S2.C3]" office:value-type="string" office:string-value="Fabbricato Inutile" table:number-columns-spanned="5" table:number-rows-spanned="1">
            <text:p>Fabbricato Inutile</text:p>
          </table:table-cell>
          <table:covered-table-cell/>
          <table:covered-table-cell table:style-name="Verb_5f_Grassetto_20__2b_"/>
          <table:covered-table-cell table:number-columns-repeated="2"/>
          <table:table-cell table:number-columns-repeated="2"/>
        </table:table-row>
        <table:table-row table:style-name="ro99">
          <table:table-cell table:style-name="ce481"/>
          <table:table-cell table:number-columns-repeated="6"/>
        </table:table-row>
        <table:table-row table:style-name="ro56">
          <table:table-cell table:style-name="ce482" office:value-type="string" table:number-columns-spanned="5" table:number-rows-spanned="1">
            <text:p>CERTIFICATO DI PAGAMENTO N.1</text:p>
          </table:table-cell>
          <table:covered-table-cell table:number-columns-repeated="4"/>
          <table:table-cell table:number-columns-repeated="2"/>
        </table:table-row>
        <table:table-row table:style-name="ro101">
          <table:table-cell table:style-name="ce482"/>
          <table:table-cell table:number-columns-repeated="6"/>
        </table:table-row>
        <table:table-row table:style-name="ro22">
          <table:table-cell table:style-name="ce483" office:value-type="string" table:number-columns-spanned="2" table:number-rows-spanned="1">
            <text:p><text:s/>Impresa appaltatrice:</text:p>
          </table:table-cell>
          <table:covered-table-cell/>
          <table:table-cell table:style-name="Verb_5f_a_20_capo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19">
          <table:table-cell table:style-name="ce484"/>
          <table:table-cell/>
          <table:table-cell table:formula="of:=[S2.C18]" office:value-type="string" office:string-value="Via Col Vento 233 - Milano">
            <text:p>Via Col Vento 233 - Milano</text:p>
          </table:table-cell>
          <table:table-cell table:number-columns-repeated="4"/>
        </table:table-row>
        <table:table-row table:style-name="ro21">
          <table:table-cell table:style-name="ce485"/>
          <table:table-cell/>
          <table:table-cell table:style-name="ce485" table:number-columns-repeated="3"/>
          <table:table-cell/>
          <table:table-cell table:style-name="ce509" office:value-type="string">
            <text:p>Ritengo non sia il caso di duplicare questo foglio</text:p>
          </table:table-cell>
        </table:table-row>
        <table:table-row table:style-name="ro22">
          <table:table-cell table:style-name="ce486" office:value-type="string" table:number-columns-spanned="2" table:number-rows-spanned="1">
            <text:p><text:s/>Certificati Precedenti </text:p>
          </table:table-cell>
          <table:covered-table-cell table:style-name="ce493"/>
          <table:table-cell table:style-name="Verb_5f_Normale_20_dx" office:value-type="string">
            <text:p>il sottoscritto direttore dei lavori :</text:p>
          </table:table-cell>
          <table:table-cell table:formula="of:=[S2.C13]" office:value-type="string" office:string-value="arch. Pippo Thumbless">
            <text:p>arch. Pippo Thumbless</text:p>
          </table:table-cell>
          <table:table-cell table:number-columns-repeated="2"/>
          <table:table-cell table:style-name="ce509" office:value-type="string">
            <text:p>ad ogni cert. Di pagamento.</text:p>
          </table:table-cell>
        </table:table-row>
        <table:table-row table:style-name="ro77">
          <table:table-cell table:style-name="ce487"/>
          <table:table-cell table:style-name="ce493"/>
          <table:table-cell table:style-name="ce495" office:value-type="string">
            <text:p>visto il contratto:</text:p>
          </table:table-cell>
          <table:table-cell table:style-name="ce503" table:formula="of:=[S2.C20]" office:value-type="string" office:string-value="registrato in data 23/12/2007 a Sangrillà (Repertorio n° 3569/p)" table:number-columns-spanned="2" table:number-rows-spanned="1">
            <text:p>registrato in data 23/12/2007 a Sangrillà (Repertorio n° 3569/p)</text:p>
          </table:table-cell>
          <table:covered-table-cell/>
          <table:table-cell/>
          <table:table-cell table:style-name="ce509"/>
        </table:table-row>
        <table:table-row table:style-name="ro22">
          <table:table-cell table:style-name="ce487"/>
          <table:table-cell table:style-name="ce493"/>
          <table:table-cell table:style-name="ce496" table:formula="of:= $#RIF!.$C$20" office:value-type="float" office:value="0" table:number-columns-spanned="3" table:number-rows-spanned="1">
            <text:p>#NOME?</text:p>
          </table:table-cell>
          <table:covered-table-cell table:number-columns-repeated="2"/>
          <table:table-cell/>
          <table:table-cell table:style-name="ce509" office:value-type="string">
            <text:p>Conviene usare sempre il medesimo e contando sul pdf </text:p>
          </table:table-cell>
        </table:table-row>
        <table:table-row table:style-name="ro22">
          <table:table-cell table:style-name="ce487"/>
          <table:table-cell table:style-name="ce493"/>
          <table:table-cell table:style-name="Verb_5f_Normale_20_Sin" office:value-type="string">
            <text:p>con il quale fu affidata all'impresa: </text:p>
          </table:table-cell>
          <table:table-cell table:number-columns-repeated="3"/>
          <table:table-cell table:style-name="ce509" office:value-type="string">
            <text:p>per l'archiviazione...</text:p>
          </table:table-cell>
        </table:table-row>
        <table:table-row table:style-name="ro22">
          <table:table-cell table:style-name="ce487"/>
          <table:table-cell table:style-name="ce493"/>
          <table:table-cell table:style-name="ce497" table:formula="of:=[S2.C17]" office:value-type="string" office:string-value="Impresa PerMilleLireMiVendoLaMamma spa" table:number-columns-spanned="3" table:number-rows-spanned="1">
            <text:p>Impresa PerMilleLireMiVendoLaMamma spa</text:p>
          </table:table-cell>
          <table:covered-table-cell table:number-columns-repeated="2"/>
          <table:table-cell table:number-columns-repeated="2"/>
        </table:table-row>
        <table:table-row table:style-name="ro22">
          <table:table-cell table:style-name="ce487"/>
          <table:table-cell table:style-name="ce493"/>
          <table:table-cell table:style-name="Verb_5f_Normale_20_Sin" office:value-type="string">
            <text:p>l'esecuzione dei lavori suindicati</text:p>
          </table:table-cell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98" office:value-type="string">
            <text:p>per l'importo di netti euro </text:p>
          </table:table-cell>
          <table:table-cell table:style-name="ce504" table:formula="of:=[S2.C56]" office:value-type="currency" office:currency="EUR" office:value="4613771.64150504">
            <text:p>€ 4.613.771,64</text:p>
          </table:table-cell>
          <table:table-cell table:number-columns-repeated="3"/>
        </table:table-row>
        <table:table-row table:style-name="ro21">
          <table:table-cell table:style-name="ce487"/>
          <table:table-cell table:style-name="ce493"/>
          <table:table-cell table:style-name="ce498" office:value-type="string">
            <text:p>oltre a oneri per sicurezza pari a euro </text:p>
          </table:table-cell>
          <table:table-cell table:style-name="ce504" table:formula="of:=[S2.C60]" office:value-type="currency" office:currency="EUR" office:value="23068.8582075252">
            <text:p>€ 23.068,86</text:p>
          </table:table-cell>
          <table:table-cell table:number-columns-repeated="3"/>
        </table:table-row>
        <table:table-row table:style-name="ro21">
          <table:table-cell table:style-name="ce487"/>
          <table:table-cell table:style-name="ce493"/>
          <table:table-cell table:style-name="ce485"/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85" office:value-type="string">
            <text:p>Risultando dalla contabilità sino ad oggi l'ammontare dei lavori </text:p>
          </table:table-cell>
          <table:table-cell table:number-columns-repeated="4"/>
        </table:table-row>
        <table:table-row table:style-name="ro21">
          <table:table-cell table:style-name="ce487"/>
          <table:table-cell table:style-name="ce493"/>
          <table:table-cell table:style-name="ce485" table:number-columns-spanned="3" table:number-rows-spanned="1"/>
          <table:covered-table-cell table:number-columns-repeated="2"/>
          <table:table-cell table:number-columns-repeated="2"/>
        </table:table-row>
        <table:table-row table:style-name="ro77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499" office:value-type="string">
            <text:p>Per Lavori e somministrazioni al netto degli oneri della sicurezza </text:p>
          </table:table-cell>
          <table:table-cell table:style-name="ce504" table:formula="of:=[.D15]" office:value-type="currency" office:currency="EUR" office:value="4613771.64150504">
            <text:p>€ 4.613.771,64</text:p>
          </table:table-cell>
          <table:table-cell table:style-name="ce485"/>
          <table:table-cell table:number-columns-repeated="2"/>
        </table:table-row>
        <table:table-row table:style-name="ro77">
          <table:table-cell table:style-name="ce488" office:value-type="string">
            <text:p> </text:p>
          </table:table-cell>
          <table:table-cell table:style-name="ce493"/>
          <table:table-cell table:style-name="ce499" office:value-type="string">
            <text:p>A dedurre ribasso d'asta del 8,254% sui lavori</text:p>
          </table:table-cell>
          <table:table-cell table:style-name="ce500" table:formula="of:=[.D20]*0.08254" office:value-type="currency" office:currency="EUR" office:value="380820.711289826">
            <text:p>€ 380.820,71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0" office:value-type="string">
            <text:p>Totale </text:p>
          </table:table-cell>
          <table:table-cell table:style-name="ce505" table:formula="of:=-[.D21]+[.D20]" office:value-type="currency" office:currency="EUR" office:value="4232950.93021521">
            <text:p>€ 4.232.950,93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1" office:value-type="string">
            <text:p>Per oneri sicurezza da computo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1" office:value-type="string">
            <text:p>Per oneri aggiuntivi della sicurezza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Per oneri della sicurezza</text:p>
          </table:table-cell>
          <table:table-cell table:style-name="ce505" table:formula="of:='analisi di prezzo'.c#ref!" office:value-type="string" office:string-value="Err:520">
            <text:p>Err:520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0" office:value-type="string">
            <text:p>Saggi ed indagini </text:p>
          </table:table-cell>
          <table:table-cell table:style-name="ce505"/>
          <table:table-cell table:style-name="ce485"/>
          <table:table-cell table:number-columns-repeated="2"/>
        </table:table-row>
        <table:table-row table:style-name="ro21">
          <table:table-cell table:style-name="ce488"/>
          <table:table-cell table:style-name="ce493"/>
          <table:table-cell table:style-name="ce502"/>
          <table:table-cell table:style-name="ce506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Sommano complessivi</text:p>
          </table:table-cell>
          <table:table-cell table:style-name="ce505" table:formula="of:=[.D22]+[.D25]+[.D26]" office:value-type="currency" office:currency="EUR" office:value="0">
            <text:p>Err:520</text:p>
          </table:table-cell>
          <table:table-cell table:style-name="ce485"/>
          <table:table-cell table:style-name="ce504"/>
          <table:table-cell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da cui detraendo</text:p>
          </table:table-cell>
          <table:table-cell table:style-name="ce501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Ritenuta del 0,00% per garanzia</text:p>
          </table:table-cell>
          <table:table-cell table:style-name="ce486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Ritenuta del 0,50% per infortuni</text:p>
          </table:table-cell>
          <table:table-cell table:style-name="ce504"/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office:value-type="string">
            <text:p>Certificati precedenti:</text:p>
          </table:table-cell>
          <table:table-cell table:style-name="ce500" office:value-type="string">
            <text:p>- </text:p>
          </table:table-cell>
          <table:table-cell table:style-name="ce485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1" table:number-columns-repeated="3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Totale deduzioni</text:p>
          </table:table-cell>
          <table:table-cell table:style-name="ce504" table:formula="of:=[.D31]" office:value-type="currency" office:currency="EUR" office:value="0">
            <text:p>€ 0,00</text:p>
          </table:table-cell>
          <table:table-cell table:style-name="ce501"/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Totale</text:p>
          </table:table-cell>
          <table:table-cell table:style-name="ce505"/>
          <table:table-cell table:style-name="ce507" table:formula="of:=[.D28]-[.D34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IVA 10%</text:p>
          </table:table-cell>
          <table:table-cell table:style-name="ce501"/>
          <table:table-cell table:style-name="ce504" table:formula="of:=[.E35]*0.1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0" office:value-type="string">
            <text:p>SOMMA DA PAGARE</text:p>
          </table:table-cell>
          <table:table-cell table:style-name="ce501"/>
          <table:table-cell table:style-name="ce507" table:formula="of:=[.E35]+[.E36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88" office:value-type="string">
            <text:p> </text:p>
          </table:table-cell>
          <table:table-cell table:style-name="ce493" office:value-type="string">
            <text:p> </text:p>
          </table:table-cell>
          <table:table-cell table:style-name="ce502"/>
          <table:table-cell table:style-name="ce485" table:number-columns-repeated="2"/>
          <table:table-cell table:number-columns-repeated="2"/>
        </table:table-row>
        <table:table-row table:style-name="ro21">
          <table:table-cell table:style-name="ce489" office:value-type="string">
            <text:p>TOTALE</text:p>
          </table:table-cell>
          <table:table-cell table:style-name="ce494" table:formula="of:=SUM([.B11:.B38])" office:value-type="float" office:value="0">
            <text:p>0</text:p>
          </table:table-cell>
          <table:table-cell table:style-name="ce485" office:value-type="string" table:number-columns-spanned="3" table:number-rows-spanned="1">
            <text:p>CERTIFICA, che a termini dell'articolo 28 Cap.II del capitolato speciale 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 table:style-name="ce490" office:value-type="string" table:number-columns-spanned="2" table:number-rows-spanned="1">
            <text:p><text:s/>Gli operai dell'impresa sono </text:p>
          </table:table-cell>
          <table:covered-table-cell/>
          <table:table-cell table:style-name="ce485" office:value-type="string">
            <text:p>d'appalto si può pagare all'impresa la rata di :</text:p>
          </table:table-cell>
          <table:table-cell table:style-name="ce485" table:number-columns-repeated="2"/>
          <table:table-cell table:number-columns-repeated="2"/>
        </table:table-row>
        <table:table-row table:style-name="ro21">
          <table:table-cell table:style-name="ce491" office:value-type="string" table:number-columns-spanned="2" table:number-rows-spanned="1">
            <text:p><text:s/>assicurati con: </text:p>
          </table:table-cell>
          <table:covered-table-cell/>
          <table:table-cell table:style-name="ce485" office:value-type="string" table:number-columns-spanned="3" table:number-rows-spanned="1">
            <text:p><text:s/></text:p>
          </table:table-cell>
          <table:covered-table-cell table:number-columns-repeated="2"/>
          <table:table-cell table:number-columns-repeated="2"/>
        </table:table-row>
        <table:table-row table:style-name="ro21">
          <table:table-cell table:style-name="ce491" table:number-columns-spanned="2" table:number-rows-spanned="1"/>
          <table:covered-table-cell/>
          <table:table-cell table:style-name="ce498" office:value-type="string">
            <text:p>IVA compresa</text:p>
          </table:table-cell>
          <table:table-cell table:style-name="ce489"/>
          <table:table-cell table:style-name="ce508" table:formula="of:=[.E37]" office:value-type="currency" office:currency="EUR" office:value="0">
            <text:p>Err:520</text:p>
          </table:table-cell>
          <table:table-cell table:number-columns-repeated="2"/>
        </table:table-row>
        <table:table-row table:style-name="ro21">
          <table:table-cell table:style-name="ce492" table:number-columns-spanned="2" table:number-rows-spanned="1"/>
          <table:covered-table-cell/>
          <table:table-cell table:style-name="ce485" table:number-columns-repeated="3"/>
          <table:table-cell table:number-columns-repeated="2"/>
        </table:table-row>
        <table:table-row table:style-name="ro21">
          <table:table-cell table:style-name="ce485" table:number-columns-repeated="5"/>
          <table:table-cell table:number-columns-repeated="2"/>
        </table:table-row>
        <table:table-row table:style-name="ro21">
          <table:table-cell table:style-name="ce485" office:value-type="string" table:number-columns-spanned="3" table:number-rows-spanned="1">
            <text:p>V.to L'AMMINISTRAZIONE COMUNALE</text:p>
          </table:table-cell>
          <table:covered-table-cell table:number-columns-repeated="2"/>
          <table:table-cell table:style-name="ce485" office:value-type="string" table:number-columns-spanned="2" table:number-rows-spanned="1">
            <text:p>IL DIRETTORE DEI LAVORI</text:p>
          </table:table-cell>
          <table:covered-table-cell/>
          <table:table-cell table:number-columns-repeated="2"/>
        </table:table-row>
        <table:table-row table:style-name="ro21">
          <table:table-cell table:style-name="ce485" table:number-columns-repeated="5"/>
          <table:table-cell table:number-columns-repeated="2"/>
        </table:table-row>
        <table:table-row table:style-name="ro21" table:number-rows-repeated="1048529">
          <table:table-cell table:number-columns-repeated="7"/>
        </table:table-row>
        <table:table-row table:style-name="ro21">
          <table:table-cell table:number-columns-repeated="7"/>
        </table:table-row>
      </table:table>
      <table:table table:name="M1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1" form:control-implementation="ooo:com.sun.star.form.component.CommandButton" xml:id="control45" form:id="control45" form:label="                 ^     ^      ^       ^  Questo è il Documento di Contabilità Corrente   ^    ^     ^     ^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46" form:id="control46" form:label="                 ^     ^      ^       ^  Questo è il Documento di Contabilità Corrente   ^    ^     ^     ^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4" form:control-implementation="ooo:com.sun.star.form.component.CommandButton" xml:id="control47" form:id="control47" form:label="Va all'ELENCO PREZZI (Alt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48" form:id="control48" form:label="Va alle ANALISI di P. (Alt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49" form:id="control49" form:label="Va al COMPUTO M. (Alt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50" form:id="control50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51" form:id="control51" form:label="Menu Principale (Alt - 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2" form:control-implementation="ooo:com.sun.star.form.component.CommandButton" xml:id="control52" form:id="control52" form:label="Licenza, disclaimer   e credit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Accessori.Apri_sheet_licenza?language=Basic&amp;location=application" xlink:type="simple"/>
              </office:event-listeners>
            </form:button>
            <form:button form:name="PushButton3" form:control-implementation="ooo:com.sun.star.form.component.CommandButton" xml:id="control53" form:id="control53" form:label="ANAGRAFICA General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out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1" form:control-implementation="ooo:com.sun.star.form.component.CommandButton" xml:id="control54" form:id="control54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55" form:id="control55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555" form:control-implementation="ooo:com.sun.star.form.component.CommandButton" xml:id="control56" form:id="control56" form:label="    Rendi  DCC (Corrente) questo documento &gt;&gt;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DCC = Doc Corrente di Contabilità.  Informare il sistema su quale sia il computo su cui si sta lavorando è indispensabile per qualsiasi azione che coinvolga altri documenti (es. I prezzari esterni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Lupo_0.Scrivi_Globale?language=Basic&amp;location=application" xlink:type="simple"/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4" form:control-implementation="ooo:com.sun.star.form.component.CommandButton" xml:id="control57" form:id="control57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58" form:id="control58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59" form:id="control59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60" form:id="control60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61" form:id="control61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3" form:control-implementation="ooo:com.sun.star.form.component.CommandButton" xml:id="control62" form:id="control62" form:label="ANAGRAFICA Proget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1" form:control-implementation="ooo:com.sun.star.form.component.CommandButton" xml:id="control63" form:id="control63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64" form:id="control64" form:tab-stop="true" office:target-frame="" xlink:href="" form:image-data="" form:focus-on-click="false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555" form:control-implementation="ooo:com.sun.star.form.component.CommandButton" xml:id="control65" form:id="control65" form:label=" Rendi  DCC (Corrente) questo documento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DCC = Doc Corrente di Contabilità.  Informare il sistema su quale sia il computo su cui si sta lavorando è indispensabile per qualsiasi azione che coinvolga altri documenti (es. I prezzari esterni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Lupo_0.Scrivi_Globale?language=Basic&amp;location=application" xlink:type="simple"/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</form:form>
        </office:forms>
        <table:shapes>
          <draw:g draw:z-index="2" draw:style-name="gr1">
            <draw:control draw:text-style-name="P16" svg:width="7.739cm" svg:height="1.081cm" svg:x="0.5cm" svg:y="20.789cm" draw:control="control47"/>
            <draw:control draw:text-style-name="P17" svg:width="7.805cm" svg:height="1.081cm" svg:x="8.827cm" svg:y="20.789cm" draw:control="control48"/>
            <draw:control draw:text-style-name="P17" svg:width="7.163cm" svg:height="1.081cm" svg:x="17.074cm" svg:y="20.789cm" draw:control="control49"/>
            <draw:control draw:text-style-name="P17" svg:width="9.628cm" svg:height="1.05cm" svg:x="24.983cm" svg:y="19.458cm" draw:control="control50"/>
            <draw:control draw:text-style-name="P15" svg:width="9.631cm" svg:height="1.049cm" svg:x="24.983cm" svg:y="20.794cm" draw:control="control51"/>
            <draw:control draw:text-style-name="P18" svg:width="7.487cm" svg:height="0.68cm" svg:x="0.518cm" svg:y="18.869cm" draw:control="control52"/>
            <draw:control draw:text-style-name="P16" svg:width="9.628cm" svg:height="0.889cm" svg:x="24.983cm" svg:y="18.324cm" draw:control="control53"/>
          </draw:g>
          <draw:control draw:z-index="5" draw:style-name="gr5" draw:text-style-name="P19" svg:width="6.25cm" svg:height="1.75cm" svg:x="0.5cm" svg:y="13.27cm" draw:control="control56"/>
          <draw:control draw:z-index="14" draw:style-name="gr5" draw:text-style-name="P11" svg:width="10.5cm" svg:height="2.25cm" svg:x="10.5cm" svg:y="17.77cm" draw:control="control65"/>
        </table:shapes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6" table:number-columns-repeated="9" table:default-cell-style-name="Default"/>
        <table:table-row table:style-name="ro105">
          <table:table-cell table:style-name="Menu_5f_sfondo_20_TITOLO"/>
          <table:table-cell table:style-name="ce510"/>
          <table:table-cell table:style-name="ce510" office:value-type="string">
            <text:p>Dati di questo Doc <text:span text:style-name="T7">( di questo specifico documento/file...)</text:span></text:p>
          </table:table-cell>
          <table:table-cell table:style-name="ce510" table:number-columns-repeated="2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>
            <draw:control table:end-cell-address="M1.F2" table:end-x="0.482cm" table:end-y="0.529cm" draw:z-index="0" draw:style-name="gr6" draw:text-style-name="P20" svg:width="34.876cm" svg:height="0.061cm" svg:x="0.425cm" svg:y="0.468cm" draw:control="control45"/>
          </table:table-cell>
          <table:table-cell table:style-name="M1_20_scritte" table:number-columns-repeated="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1" office:value-type="string">
            <text:p>Intestazione: sinistra</text:p>
          </table:table-cell>
          <table:table-cell table:style-name="Menu_5f_sfondo_20_corsivo" office:value-type="string">
            <text:p><text:s text:c="14"/>Intestazione: centro</text:p>
          </table:table-cell>
          <table:table-cell table:style-name="Menu_5f_sfondo_20_corsivo" office:value-type="string">
            <text:p><text:s/>Intestazione: destra</text:p>
          </table:table-cell>
          <table:table-cell table:style-name="ce534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06">
          <table:table-cell table:style-name="M1_20_scritte"/>
          <table:table-cell table:style-name="M1_20_scritte_20_noP_20_centro" office:value-type="string">
            <text:p>BA</text:p>
          </table:table-cell>
          <table:table-cell table:style-name="Menu_5f_sfondo_20__5f_gras_20_centro_20_big" office:value-type="string">
            <text:p>Fabbricato Inutile</text:p>
          </table:table-cell>
          <table:table-cell table:style-name="M1_20_scritte_20_noP_20_centro" office:value-type="string">
            <text:p>revisione <text:s/>del</text:p>
          </table:table-cell>
          <table:table-cell table:style-name="M1_20_scritte_20_noP_20_centro" table:formula="of:=TODAY()" office:value-type="date" office:date-value="2013-06-23">
            <office:annotation draw:style-name="gr4" draw:text-style-name="P7" svg:width="2.899cm" svg:height="0.991cm" svg:x="35.419cm" svg:y="0.378cm" draw:caption-point-x="-0.61cm" draw:caption-point-y="1.531cm">
              <dc:creator>BA</dc:creator>
              <dc:date>2013-06-06T00:00:00</dc:date>
              <text:p text:style-name="P7"><text:span text:style-name="T1">La data è automatica</text:span></text:p>
            </office:annotation>
            <text:p>23/06/13</text:p>
          </table:table-cell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2"/>
          <table:table-cell table:style-name="Menu_5f_sfondo" table:number-columns-repeated="2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redatto da: </text:p>
            <draw:control table:end-cell-address="M1.B10" table:end-x="2.533cm" table:end-y="0.473cm" draw:z-index="4" draw:style-name="gr7" draw:text-style-name="P20" svg:width="2.478cm" svg:height="2.275cm" svg:x="0.055cm" svg:y="0.434cm" draw:control="control55"/>
          </table:table-cell>
          <table:table-cell table:style-name="M1_20_scritte_20_noP_20_noteG" office:value-type="string">
            <text:p>Bart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verificato da: </text:p>
          </table:table-cell>
          <table:table-cell table:style-name="ce522" office:value-type="string">
            <text:p>In Queste righe ci si può scrivere quello che si vuole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approvato da: </text:p>
          </table:table-cell>
          <table:table-cell table:style-name="ce522" office:value-type="string">
            <text:p>(soltanto le intestazioni qui sopra saranno usate dagli stili di pagina)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annotazioni: </text:p>
          </table:table-cell>
          <table:table-cell table:style-name="M1_20_scritte_20_noP_20_note" office:value-type="string">
            <text:p>questo doc è il tuo template che poi usare per fare un nuovo computo.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/>
          <table:table-cell table:style-name="M1_20_scritte_20_noP_20_note" office:value-type="string">
            <text:p>Ma c'è sopra un piccolo computo di esempio <text:s/>(un po' pasticciato:-) )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/>
          <table:table-cell table:style-name="ce523"/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Stazione Appaltante: </text:p>
          </table:table-cell>
          <table:table-cell table:style-name="Menu_5f_sfondo_20__5f_gras" office:value-type="string">
            <text:p>Comune di Sangrillà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/>
          <table:table-cell table:style-name="ce524"/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4" office:value-type="string">
            <text:p>Responsabile del procedimento: </text:p>
          </table:table-cell>
          <table:table-cell table:style-name="Menu_5f_sfondo_20__5f_gras" office:value-type="string">
            <text:p>Arch. Nestore <text:s/>Comandoio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/>
          <table:table-cell table:style-name="ce524"/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Progettista: </text:p>
          </table:table-cell>
          <table:table-cell table:style-name="Menu_5f_sfondo_20__5f_gras" office:value-type="string">
            <text:p>arch. Pippo Thumbless</text:p>
          </table:table-cell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3" office:value-type="string">
            <text:p>Altro: </text:p>
          </table:table-cell>
          <table:table-cell table:style-name="Menu_5f_sfondo_20__5f_gras"/>
          <table:table-cell table:style-name="Menu_5f_sfondo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07">
          <table:table-cell table:style-name="M1_20_scritte"/>
          <table:table-cell table:style-name="ce515"/>
          <table:table-cell table:style-name="ce525" table:number-columns-repeated="2"/>
          <table:table-cell table:style-name="ce535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6" office:value-type="string">
            <office:annotation draw:style-name="gr11" draw:text-style-name="P7" svg:width="3.971cm" svg:height="1.781cm" svg:x="2.855cm" svg:y="62.534cm" draw:caption-point-x="4.506cm" draw:caption-point-y="-52.105cm">
              <dc:creator>ba</dc:creator>
              <dc:date>2009-01-08T00:00:00</dc:date>
              <text:p text:style-name="P7"><text:span text:style-name="T1">Per impostare e/o modificare questo devi andare nello stile di pagina (F11)</text:span></text:p>
            </office:annotation>
            <text:p>riservato per il tipo di documento</text:p>
          </table:table-cell>
          <table:table-cell table:style-name="ce526" office:value-type="string">
            <text:p>01/08/13</text:p>
          </table:table-cell>
          <table:table-cell table:style-name="ce516" office:value-type="string" table:number-columns-spanned="2" table:number-rows-spanned="1">
            <text:p>riservato pe\r num. pagina</text:p>
          </table:table-cell>
          <table:covered-table-cell table:style-name="ce516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ce517" office:value-type="string">
            <text:p>piè di pagina: sinistro</text:p>
          </table:table-cell>
          <table:table-cell table:style-name="ce527" office:value-type="string">
            <text:p>piè di pagina: centro</text:p>
          </table:table-cell>
          <table:table-cell table:style-name="ce532" office:value-type="string" table:number-columns-spanned="2" table:number-rows-spanned="1">
            <text:p>piè di pagina: destro</text:p>
          </table:table-cell>
          <table:covered-table-cell table:style-name="M1_20_scritte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08">
          <table:table-cell table:style-name="M1_20_scritte">
            <draw:control table:end-cell-address="M1.E22" table:end-x="1.601cm" table:end-y="0.304cm" draw:z-index="3" draw:style-name="gr8" draw:text-style-name="P20" svg:width="33.534cm" svg:height="0.307cm" svg:x="0.362cm" svg:y="0.375cm" draw:control="control54"/>
          </table:table-cell>
          <table:table-cell table:style-name="ce518" table:number-columns-repeated="3"/>
          <table:table-cell table:style-name="M1_20_scritte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109">
          <table:table-cell table:style-name="M1_20_scritte" table:number-columns-repeated="2"/>
          <table:table-cell table:style-name="M1_20_scritte_20_strano"/>
          <table:table-cell table:style-name="M1_20_scritte" table:number-columns-repeated="2"/>
          <table:table-cell table:style-name="M1_20_scritte_20_noP"/>
          <table:table-cell table:style-name="M1_20_scritte" table:number-columns-repeated="7"/>
          <table:table-cell table:style-name="ce60"/>
        </table:table-row>
        <table:table-row table:style-name="ro95">
          <table:table-cell table:style-name="M1_20_scritte"/>
          <table:table-cell table:style-name="M1_20_scritte_20_noP"/>
          <table:table-cell table:style-name="ce528" office:value-type="string">
            <text:p><text:s text:c="3"/><text:span text:style-name="T15">▼</text:span> <text:s/>Questo doc è: <text:span text:style-name="T15">▼</text:span></text:p>
          </table:table-cell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70">
          <table:table-cell table:style-name="M1_20_scritte"/>
          <table:table-cell table:style-name="M1_20_scritte_20_noP" table:number-columns-repeated="5"/>
          <table:table-cell table:style-name="M1_20_scritte" table:number-columns-repeated="7"/>
          <table:table-cell table:style-name="ce60"/>
        </table:table-row>
        <table:table-row table:style-name="ro95">
          <table:table-cell table:style-name="M1_20_scritte"/>
          <table:table-cell table:style-name="M1_20_scritte_20_noP" office:value-type="string">
            <text:p><text:s text:c="17"/>Questo doc è: <text:span text:style-name="T15">-</text:span> <text:span text:style-name="T15">►</text:span></text:p>
          </table:table-cell>
          <table:table-cell table:style-name="ce529" office:value-type="string">
            <text:p>/media/Archivi_0/Archivi/Ultimus/Esempio_188_pap_189_Ultimus-3.8.xx.ods</text:p>
          </table:table-cell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110">
          <table:table-cell table:style-name="M1_20_scritte"/>
          <table:table-cell table:style-name="M1_20_scritte_20_noP" table:number-columns-repeated="5"/>
          <table:table-cell table:style-name="M1_20_scritte"/>
          <table:table-cell table:style-name="M1_20_Altez_20_fissa" office:value-type="string">
            <text:p>.</text:p>
          </table:table-cell>
          <table:table-cell table:style-name="M1_20_Altez_20_fissa"/>
          <table:table-cell table:style-name="M1_20_scritte" table:number-columns-repeated="4"/>
          <table:table-cell table:style-name="ce60"/>
        </table:table-row>
        <table:table-row table:style-name="ro70">
          <table:table-cell table:style-name="M1_20_scritte"/>
          <table:table-cell table:style-name="M1_20_scritte_20_noP" table:number-columns-repeated="6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ce519" office:value-type="string">
            <text:p><text:s text:c="10"/>Il DCC <text:s/>è: - ►</text:p>
          </table:table-cell>
          <table:table-cell table:style-name="M1_20_scritte_20_noP" table:number-columns-repeated="5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M1_20_scritte_20_noP10" office:value-type="string">
            <text:p>(Documento Corrente di Contabilità)</text:p>
          </table:table-cell>
          <table:table-cell table:style-name="M1_20_scritte_20_noP10" table:number-columns-repeated="3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ce520" table:number-columns-repeated="2"/>
          <table:table-cell table:style-name="M1_20_scritte_20_noP" table:number-columns-repeated="3"/>
          <table:table-cell table:style-name="M1_20_BIANCA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ce520" table:number-columns-repeated="2"/>
          <table:table-cell table:style-name="ce533" table:number-columns-repeated="2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ce521"/>
          <table:table-cell table:style-name="ce530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/>
          <table:table-cell table:style-name="ce520"/>
          <table:table-cell table:style-name="ce531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 table:number-columns-repeated="5"/>
          <table:table-cell table:style-name="M1_20_scritte_20_noP" table:number-columns-repeated="2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 table:number-columns-repeated="2"/>
          <table:table-cell table:style-name="M1_20_scritte_20_noP" table:number-columns-repeated="7"/>
          <table:table-cell table:style-name="ce536" table:number-columns-repeated="4"/>
          <table:table-cell table:style-name="ce60"/>
        </table:table-row>
        <table:table-row table:style-name="ro70">
          <table:table-cell table:style-name="M1_20_scritte" table:number-columns-repeated="2"/>
          <table:table-cell table:style-name="M1_20_scritte_20_noP" table:number-columns-repeated="5"/>
          <table:table-cell table:style-name="M1_20_scritte" table:number-columns-repeated="6"/>
          <table:table-cell table:style-name="ce60"/>
        </table:table-row>
        <table:table-row table:style-name="ro70">
          <table:table-cell table:style-name="M1_20_scritte" table:number-columns-repeated="3"/>
          <table:table-cell table:style-name="M1_20_scritte_20_noP" table:number-columns-repeated="4"/>
          <table:table-cell table:style-name="M1_20_scritte" table:number-columns-repeated="6"/>
          <table:table-cell table:style-name="ce60"/>
        </table:table-row>
        <table:table-row table:style-name="ro70" table:number-rows-repeated="4">
          <table:table-cell table:style-name="M1_20_scritte" table:number-columns-repeated="3"/>
          <table:table-cell table:style-name="M1_20_scritte_20_noP" table:number-columns-repeated="3"/>
          <table:table-cell table:style-name="M1_20_scritte" table:number-columns-repeated="7"/>
          <table:table-cell table:style-name="ce60"/>
        </table:table-row>
        <table:table-row table:style-name="ro70" table:number-rows-repeated="7">
          <table:table-cell table:style-name="M1_20_scritte" table:number-columns-repeated="13"/>
          <table:table-cell table:style-name="ce60"/>
        </table:table-row>
        <table:table-row table:style-name="ro21" table:number-rows-repeated="65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>
            <draw:control table:end-cell-address="M1.F118" table:end-x="0.316cm" table:end-y="0.172cm" draw:z-index="1" draw:style-name="gr9" draw:text-style-name="P20" svg:width="34.892cm" svg:height="1.754cm" svg:x="0.243cm" svg:y="0.148cm" draw:control="control46"/>
          </table:table-cell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 table:number-rows-repeated="5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N121" table:end-x="2.134cm" table:end-y="0.402cm" draw:z-index="13" draw:style-name="gr10" draw:text-style-name="P20" svg:width="33.052cm" svg:height="0.608cm" svg:x="14.595cm" svg:y="0.226cm" draw:control="control64"/>
          </table:table-cell>
          <table:table-cell table:style-name="ce60" table:number-columns-repeated="2"/>
          <table:table-cell/>
          <table:table-cell table:style-name="ce60" table:number-columns-repeated="8"/>
        </table:table-row>
        <table:table-row table:style-name="ro21" table:number-rows-repeated="9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N132" table:end-x="2.177cm" table:end-y="0.005cm" draw:z-index="12" draw:style-name="gr10" draw:text-style-name="P20" svg:width="33.053cm" svg:height="0.612cm" svg:x="14.637cm" svg:y="0.258cm" draw:control="control63"/>
          </table:table-cell>
          <table:table-cell table:style-name="ce60" table:number-columns-repeated="2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 table:number-columns-repeated="4"/>
          <table:table-cell/>
          <table:table-cell table:style-name="ce60" table:number-columns-repeated="4"/>
          <table:table-cell table:style-name="ce60">
            <draw:control table:end-cell-address="M1.O134" table:end-x="0.658cm" table:end-y="0.373cm" draw:z-index="11" draw:style-name="gr3" draw:text-style-name="P21" svg:width="9.438cm" svg:height="1.251cm" svg:x="0.253cm" svg:y="0.419cm" draw:control="control62"/>
          </table:table-cell>
          <table:table-cell table:style-name="ce60" table:number-columns-repeated="3"/>
        </table:table-row>
        <table:table-row table:style-name="ro21" table:number-rows-repeated="2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 table:number-columns-repeated="4"/>
          <table:table-cell/>
          <table:table-cell table:style-name="ce60" table:number-columns-repeated="4"/>
          <table:table-cell table:style-name="ce60">
            <draw:control table:end-cell-address="M1.O137" table:end-x="0.657cm" table:end-y="0.375cm" draw:z-index="9" draw:style-name="gr3" draw:text-style-name="P9" svg:width="9.437cm" svg:height="1.411cm" svg:x="0.253cm" svg:y="0.261cm" draw:control="control60"/>
          </table:table-cell>
          <table:table-cell table:style-name="ce60" table:number-columns-repeated="3"/>
        </table:table-row>
        <table:table-row table:style-name="ro21" table:number-rows-repeated="2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>
          <table:table-cell/>
          <table:table-cell table:style-name="ce60"/>
          <table:table-cell table:style-name="ce60">
            <draw:control table:end-cell-address="M1.D141" table:end-x="1.422cm" table:end-y="0.015cm" draw:z-index="6" draw:style-name="gr3" draw:text-style-name="P21" svg:width="7.339cm" svg:height="1.448cm" svg:x="14.436cm" svg:y="0.296cm" draw:control="control57"/>
          </table:table-cell>
          <table:table-cell table:style-name="ce60">
            <draw:control table:end-cell-address="M1.G141" table:end-x="0.425cm" table:end-y="0.015cm" draw:z-index="7" draw:style-name="gr3" draw:text-style-name="P9" svg:width="7.611cm" svg:height="1.448cm" svg:x="2.167cm" svg:y="0.296cm" draw:control="control58"/>
          </table:table-cell>
          <table:table-cell table:style-name="ce60"/>
          <table:table-cell/>
          <table:table-cell table:style-name="ce60">
            <draw:control table:end-cell-address="M1.J141" table:end-x="1.614cm" table:end-y="0.015cm" draw:z-index="8" draw:style-name="gr3" draw:text-style-name="P9" svg:width="7.026cm" svg:height="1.448cm" svg:x="1.362cm" svg:y="0.296cm" draw:control="control59"/>
          </table:table-cell>
          <table:table-cell table:style-name="ce60" table:number-columns-repeated="3"/>
          <table:table-cell table:style-name="ce60">
            <draw:control table:end-cell-address="M1.O140" table:end-x="0.663cm" table:end-y="0.416cm" draw:z-index="10" draw:style-name="gr3" draw:text-style-name="P22" svg:width="9.443cm" svg:height="1.417cm" svg:x="0.253cm" svg:y="0.296cm" draw:control="control61"/>
          </table:table-cell>
          <table:table-cell table:style-name="ce60" table:number-columns-repeated="3"/>
        </table:table-row>
        <table:table-row table:style-name="ro21" table:number-rows-repeated="65399">
          <table:table-cell/>
          <table:table-cell table:style-name="ce60" table:number-columns-repeated="4"/>
          <table:table-cell/>
          <table:table-cell table:style-name="ce60" table:number-columns-repeated="8"/>
        </table:table-row>
        <table:table-row table:style-name="ro21" table:number-rows-repeated="983039">
          <table:table-cell table:number-columns-repeated="14"/>
        </table:table-row>
        <table:table-row table:style-name="ro21">
          <table:table-cell table:number-columns-repeated="14"/>
        </table:table-row>
      </table:table>
      <table:table table:name="S3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6" form:id="control66" form:label="eseguiI Tag SottoCap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SottCap?language=Basic&amp;location=application" xlink:type="simple"/>
              </office:event-listeners>
            </form:button>
            <form:button form:name="PushButton" form:control-implementation="ooo:com.sun.star.form.component.CommandButton" xml:id="control67" form:id="control67" form:label="eseguiI Tag  B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B?language=Basic&amp;location=application" xlink:type="simple"/>
              </office:event-listeners>
            </form:button>
            <form:button form:name="PushButton" form:control-implementation="ooo:com.sun.star.form.component.CommandButton" xml:id="control68" form:id="control68" form:label="Uniforma/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69" form:id="control69" form:label="Trova codici doppi in Elenco Prezz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Pulizia_0.DOPPIONI_TROVA_manuale?language=Basic&amp;location=application" xlink:type="simple"/>
              </office:event-listeners>
            </form:button>
            <form:button form:name="PushButton" form:control-implementation="ooo:com.sun.star.form.component.CommandButton" xml:id="control70" form:id="control70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71" form:id="control71" form:label="Uniforma/Riformatta lo stile dei Capitoli e dei SottoCapitol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shButton" form:control-implementation="ooo:com.sun.star.form.component.CommandButton" xml:id="control72" form:id="control72" form:label="Sproteggi TUTTO il documen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  <form:button form:name="PushButton" form:control-implementation="ooo:com.sun.star.form.component.CommandButton" xml:id="control73" form:id="control73" form:label="eseguiI Tag Cap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Cap?language=Basic&amp;location=application" xlink:type="simple"/>
              </office:event-listeners>
            </form:button>
            <form:button form:name="PushButton" form:control-implementation="ooo:com.sun.star.form.component.CommandButton" xml:id="control74" form:id="control74" form:label="eseguiI Tag  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.Filtra_Computo_A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4" form:control-implementation="ooo:com.sun.star.form.component.CommandButton" xml:id="control75" form:id="control75" form:label="Segna le voci di Elenco Prezzi e Analisi utilizzat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Tagga_VociPrezzo_non_usate?language=Basic&amp;location=application" xlink:type="simple"/>
              </office:event-listeners>
            </form:button>
            <form:button form:name="CommandButton33" form:control-implementation="ooo:com.sun.star.form.component.CommandButton" xml:id="control76" form:id="control76" form:label="Elimina TUTTE le voci di EP non Segnate  (cioè non Usa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TUTTE le voci di Elenco Prezzi che non siano state &quot;segnate&quot;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EP_0?language=Basic&amp;location=application" xlink:type="simple"/>
              </office:event-listeners>
            </form:button>
            <form:button form:name="CommandButton34" form:control-implementation="ooo:com.sun.star.form.component.CommandButton" xml:id="control77" form:id="control77" form:label="Elimina TUTTE le ANALISI non Segnate (cioè non Usa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Analisi_0?language=Basic&amp;location=application" xlink:type="simple"/>
              </office:event-listeners>
            </form:button>
            <form:button form:name="PushButton4" form:control-implementation="ooo:com.sun.star.form.component.CommandButton" xml:id="control78" form:id="control7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79" form:id="control79" form:label="Elenco Shortcut (Al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80" form:id="control80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81" form:id="control81" form:label="Va alle ANALISI di PREZZO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82" form:id="control82" form:label="Va al COMPUTO METRICO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CommandButton24" form:control-implementation="ooo:com.sun.star.form.component.CommandButton" xml:id="control83" form:id="control83" form:label="  RIPRISTINA le finestre a disce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CommandButton24" form:control-implementation="ooo:com.sun.star.form.component.CommandButton" xml:id="control84" form:id="control84" form:label="Uniforma/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CommandButton24" form:control-implementation="ooo:com.sun.star.form.component.CommandButton" xml:id="control85" form:id="control85" form:label="ATTIVAZIONE DETENTORE ERRORI ON/OFF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textarea form:name="TextBox" form:control-implementation="ooo:com.sun.star.form.component.TextField" xml:id="control86" form:id="control86" form:readonly="true" form:tab-stop="false" form:max-length="300" form:current-value="Ogni tanto (non so perché) si  &quot;difettano&quot; le caselle a discesa dei codici e appare “#Nome?”  &#10;Se succede è sufficiente un click sul pulsante a sinistra" form:value="Ogni tanto (non so perché) si perdono i riferimenti ai codici degli elenchi prezzo, e nelle caselle a discesa dei codici appare “#Nome?”   Se succede è sufficiente un click su pulsante a sin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  <text:p text:style-name="P23">Ogni tanto (non so perché) si <text:s/>"difettano" le caselle a discesa dei codici e appare “#Nome?” <text:s/></text:p>
              <text:p text:style-name="P23">Se succede è sufficiente un click sul pulsante a sinistra</text:p>
            </form:textarea>
            <form:button form:name="PushButton3" form:control-implementation="ooo:com.sun.star.form.component.CommandButton" xml:id="control87" form:id="control87" form:label="ANAGRAFICA Progetto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4" form:control-implementation="ooo:com.sun.star.form.component.CommandButton" xml:id="control88" form:id="control88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CommandButton33" form:control-implementation="ooo:com.sun.star.form.component.CommandButton" xml:id="control89" form:id="control89" form:label="Pulisci le colonne dei Tag  (usata / non usata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Pulisci_Colonne_tag?language=Basic&amp;location=application" xlink:type="simple"/>
              </office:event-listeners>
            </form:button>
            <form:button form:name="PushButton4" form:control-implementation="ooo:com.sun.star.form.component.CommandButton" xml:id="control90" form:id="control90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91" form:id="control91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92" form:id="control92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93" form:id="control93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94" form:id="control94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95" form:id="control95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96" form:id="control96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97" form:id="control97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4" form:control-implementation="ooo:com.sun.star.form.component.CommandButton" xml:id="control98" form:id="control9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9" form:control-implementation="ooo:com.sun.star.form.component.CommandButton" xml:id="control99" form:id="control99" form:label="ANAGRAFICA generale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 Button 17" form:control-implementation="ooo:com.sun.star.form.component.CommandButton" xml:id="control100" form:id="control100" form:label="Dati di questo documento (Alt-4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documento di Computo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</form:form>
        </office:forms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16" table:number-columns-repeated="2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16" table:number-columns-repeated="9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6" table:number-columns-repeated="3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16" table:number-columns-repeated="11" table:default-cell-style-name="Default"/>
        <table:table-column table:style-name="co188" table:default-cell-style-name="Default"/>
        <table:table-column table:style-name="co16" table:number-columns-repeated="6" table:default-cell-style-name="Default"/>
        <table:table-column table:style-name="co189" table:default-cell-style-name="Default"/>
        <table:table-column table:style-name="co16" table:number-columns-repeated="19" table:default-cell-style-name="Default"/>
        <table:table-row table:style-name="ro75">
          <table:table-cell table:style-name="ce537"/>
          <table:table-cell table:style-name="Menu_5f_sfondo" office:value-type="float" office:value="1">
            <text:p>1</text:p>
          </table:table-cell>
          <table:table-cell table:style-name="Menu_5f_sfondo"/>
          <table:table-cell table:style-name="Menu_5f_sfondo" table:formula="of:=31+1" office:value-type="float" office:value="32">
            <text:p>32</text:p>
          </table:table-cell>
          <table:table-cell table:style-name="Menu_5f_sfondo" table:number-columns-repeated="11"/>
          <table:table-cell table:style-name="ce537"/>
          <table:table-cell table:style-name="ce537" office:value-type="float" office:value="0">
            <text:p>0</text:p>
          </table:table-cell>
          <table:table-cell table:style-name="Menu_5f_sfondo"/>
          <table:table-cell table:style-name="Menu_5f_sfondo_20_TITOLO" table:number-columns-repeated="4"/>
          <table:table-cell table:style-name="Menu_5f_sfondo_20_TITOLO" office:value-type="string">
            <text:p>MANUTENZIONE</text:p>
          </table:table-cell>
          <table:table-cell table:style-name="Menu_5f_sfondo_20_TITOLO" table:number-columns-repeated="5"/>
          <table:table-cell table:style-name="ce538" table:number-columns-repeated="6"/>
          <table:table-cell table:style-name="Menu_5f_sfondo_20_TITOLO" table:number-columns-repeated="12"/>
          <table:table-cell table:number-columns-repeated="2"/>
          <table:table-cell table:style-name="ce577"/>
          <table:table-cell table:number-columns-repeated="5"/>
          <table:table-cell table:style-name="ce577"/>
          <table:table-cell table:number-columns-repeated="7"/>
        </table:table-row>
        <table:table-row table:style-name="ro21">
          <table:table-cell table:style-name="Menu_5f_sfondo"/>
          <table:table-cell table:style-name="ce539"/>
          <table:table-cell table:style-name="ce543" table:number-columns-repeated="3"/>
          <table:table-cell table:style-name="ce545"/>
          <table:table-cell table:style-name="ce543" table:number-columns-repeated="6"/>
          <table:table-cell table:style-name="ce554"/>
          <table:table-cell table:style-name="ce537"/>
          <table:table-cell table:style-name="Menu_5f_sfondo"/>
          <table:table-cell table:style-name="ce537"/>
          <table:table-cell table:style-name="ce537" office:value-type="float" office:value="1">
            <text:p>1</text:p>
          </table:table-cell>
          <table:table-cell table:style-name="Menu_5f_sfondo" table:number-columns-repeated="2"/>
          <table:table-cell table:style-name="ce559"/>
          <table:table-cell table:style-name="ce562" table:number-columns-repeated="5"/>
          <table:table-cell table:style-name="ce570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/>
          <table:table-cell table:style-name="ce562" table:number-columns-repeated="10"/>
          <table:table-cell table:number-columns-repeated="2"/>
          <table:table-cell table:style-name="ce578"/>
          <table:table-cell table:style-name="ce580" table:number-columns-repeated="12"/>
          <table:table-cell table:style-name="ce590"/>
        </table:table-row>
        <table:table-row table:style-name="ro2">
          <table:table-cell table:style-name="Menu_5f_sfondo"/>
          <table:table-cell table:style-name="ce540" office:value-type="string">
            <text:p>FILTRI SUL COMPUTO</text:p>
          </table:table-cell>
          <table:table-cell table:style-name="Menu_5f_sfondo_20_TITOLO" table:number-columns-repeated="3"/>
          <table:table-cell table:style-name="ce170"/>
          <table:table-cell table:style-name="Menu_5f_sfondo_5f_commenti" office:value-type="string">
            <text:p><text:s/>Crea una nuova tabella con le sole voci <text:s/>contenenti quel tag specifico</text:p>
          </table:table-cell>
          <table:table-cell table:style-name="ce547" table:number-columns-repeated="2"/>
          <table:table-cell table:style-name="ce537" table:number-columns-repeated="3"/>
          <table:table-cell table:style-name="ce553"/>
          <table:table-cell table:style-name="ce556" office:value-type="string" table:number-columns-spanned="3" table:number-rows-spanned="1">
            <text:p>Si possono ottenere stralci di computo, </text:p>
          </table:table-cell>
          <table:covered-table-cell table:style-name="Menu_5f_sfondo"/>
          <table:covered-table-cell table:style-name="ce537"/>
          <table:table-cell table:style-name="ce537" office:value-type="float" office:value="2">
            <text:p>2</text:p>
          </table:table-cell>
          <table:table-cell table:style-name="Menu_5f_sfondo" table:number-columns-repeated="2"/>
          <table:table-cell table:style-name="ce560">
            <draw:control table:end-cell-address="S3.W5" table:end-x="4.588cm" table:end-y="0.051cm" draw:z-index="10" draw:text-style-name="P13" svg:width="10.432cm" svg:height="1.687cm" svg:x="0.93cm" svg:y="0.178cm" draw:control="control83"/>
          </table:table-cell>
          <table:table-cell table:style-name="ce563" table:number-columns-repeated="2"/>
          <table:table-cell table:style-name="ce563">
            <draw:control table:end-cell-address="S3.Y5" table:end-x="0.371cm" table:end-y="0.051cm" draw:z-index="16" draw:style-name="gr12" draw:text-style-name="P24" svg:width="19.091cm" svg:height="1.687cm" svg:x="4.647cm" svg:y="0.178cm" draw:control="control86"/>
          </table:table-cell>
          <table:table-cell table:style-name="ce563" table:number-columns-repeated="2"/>
          <table:table-cell table:style-name="ce571"/>
          <table:table-cell table:style-name="Menu_5f_sfondo"/>
          <table:table-cell table:style-name="ce563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75">
          <table:table-cell table:style-name="Menu_5f_sfondo"/>
          <table:table-cell table:style-name="ce540" office:value-type="string">
            <text:p>(estrai dal computo)</text:p>
          </table:table-cell>
          <table:table-cell table:style-name="Menu_5f_sfondo_20_TITOLO" table:number-columns-repeated="3"/>
          <table:table-cell table:style-name="ce170"/>
          <table:table-cell table:style-name="Menu_5f_sfondo_5f_commenti"/>
          <table:table-cell table:style-name="ce537" table:number-columns-repeated="5"/>
          <table:table-cell table:style-name="ce555"/>
          <table:table-cell table:style-name="ce557" office:value-type="string">
            <text:p>oppure estrarre tabelle con</text:p>
          </table:table-cell>
          <table:table-cell table:style-name="Menu_5f_sfondo"/>
          <table:table-cell table:style-name="ce537"/>
          <table:table-cell table:style-name="ce537" office:value-type="float" office:value="3">
            <text:p>3</text:p>
          </table:table-cell>
          <table:table-cell table:style-name="Menu_5f_sfondo" table:number-columns-repeated="2"/>
          <table:table-cell table:style-name="ce560"/>
          <table:table-cell table:style-name="ce563" table:number-columns-repeated="3"/>
          <table:table-cell table:style-name="Menu_5f_sfondo" table:number-columns-repeated="2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19">
          <table:table-cell table:style-name="Menu_5f_sfondo"/>
          <table:table-cell table:style-name="ce541"/>
          <table:table-cell table:style-name="ce544" table:number-columns-repeated="3"/>
          <table:table-cell table:style-name="ce546"/>
          <table:table-cell table:style-name="ce537" table:number-columns-repeated="2"/>
          <table:table-cell table:style-name="ce549" office:value-type="string">
            <text:p>Attenzione: è sensibile alle Maiuscole/minuscole</text:p>
          </table:table-cell>
          <table:table-cell table:style-name="ce537" table:number-columns-repeated="2"/>
          <table:table-cell table:style-name="ce553"/>
          <table:table-cell table:style-name="ce537"/>
          <table:table-cell table:style-name="ce537" office:value-type="string">
            <text:p><text:s/>categorie di lavori</text:p>
          </table:table-cell>
          <table:table-cell table:style-name="Menu_5f_sfondo"/>
          <table:table-cell table:style-name="ce537"/>
          <table:table-cell table:style-name="ce537" office:value-type="float" office:value="4">
            <text:p>4</text:p>
          </table:table-cell>
          <table:table-cell table:style-name="Menu_5f_sfondo" table:number-columns-repeated="2"/>
          <table:table-cell table:style-name="ce560"/>
          <table:table-cell table:style-name="ce563" table:number-columns-repeated="3"/>
          <table:table-cell table:style-name="Menu_5f_sfondo" table:number-columns-repeated="2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/>
          <table:table-cell table:style-name="ce563">
            <draw:control table:end-cell-address="S3.AN11" table:end-x="1.765cm" table:end-y="0.451cm" draw:z-index="2" draw:text-style-name="P25" svg:width="7.057cm" svg:height="3.529cm" svg:x="1.482cm" svg:y="0.275cm" draw:control="control75"/>
          </table:table-cell>
          <table:table-cell table:style-name="ce563" table:number-columns-repeated="7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19">
          <table:table-cell table:style-name="Menu_5f_sfondo"/>
          <table:table-cell table:style-name="ce542"/>
          <table:table-cell table:style-name="ce537" table:number-columns-repeated="9"/>
          <table:table-cell table:style-name="ce553"/>
          <table:table-cell table:style-name="ce537"/>
          <table:table-cell table:style-name="ce557"/>
          <table:table-cell table:style-name="Menu_5f_sfondo"/>
          <table:table-cell table:style-name="ce537"/>
          <table:table-cell table:style-name="ce537" office:value-type="float" office:value="5">
            <text:p>5</text:p>
          </table:table-cell>
          <table:table-cell table:style-name="Menu_5f_sfondo" table:number-columns-repeated="2"/>
          <table:table-cell table:style-name="ce560"/>
          <table:table-cell table:style-name="ce563"/>
          <table:table-cell table:style-name="ce565"/>
          <table:table-cell table:style-name="ce563" table:number-columns-repeated="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ce537" table:number-columns-repeated="5"/>
          <table:table-cell table:style-name="ce548" office:value-type="string">
            <text:p>inserisci qui la sigla</text:p>
          </table:table-cell>
          <table:table-cell table:style-name="ce537" table:number-columns-repeated="3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6">
            <text:p>6</text:p>
          </table:table-cell>
          <table:table-cell table:style-name="Menu_5f_sfondo" table:number-columns-repeated="2"/>
          <table:table-cell table:style-name="ce560">
            <draw:control table:end-cell-address="S3.W9" table:end-x="4.679cm" table:end-y="0.095cm" draw:z-index="15" draw:text-style-name="P26" svg:width="10.471cm" svg:height="0.892cm" svg:x="0.982cm" svg:y="0.068cm" draw:control="control70"/>
          </table:table-cell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ce537" table:number-columns-repeated="5"/>
          <table:table-cell table:style-name="ce548" office:value-type="string">
            <text:p>che vuoi filtrare</text:p>
          </table:table-cell>
          <table:table-cell table:style-name="ce537" table:number-columns-repeated="3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7">
            <text:p>7</text:p>
          </table:table-cell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ce537" table:number-columns-repeated="5"/>
          <table:table-cell table:style-name="ce548"/>
          <table:table-cell table:style-name="ce537" table:number-columns-repeated="3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8">
            <text:p>8</text:p>
          </table:table-cell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76">
          <table:table-cell table:style-name="Menu_5f_sfondo"/>
          <table:table-cell table:style-name="ce542"/>
          <table:table-cell table:style-name="ce537" table:number-columns-repeated="5"/>
          <table:table-cell table:style-name="ce548"/>
          <table:table-cell table:style-name="ce537">
            <draw:control table:end-cell-address="S3.K12" table:end-x="2.134cm" table:end-y="0.043cm" draw:z-index="31" draw:text-style-name="P27" svg:width="5.383cm" svg:height="0.924cm" svg:x="1.267cm" svg:y="0.785cm" draw:control="control73"/>
          </table:table-cell>
          <table:table-cell table:style-name="ce537" table:number-columns-repeated="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9">
            <text:p>9</text:p>
          </table:table-cell>
          <table:table-cell table:style-name="Menu_5f_sfondo" table:number-columns-repeated="2"/>
          <table:table-cell table:style-name="ce560">
            <draw:control table:end-cell-address="S3.W11" table:end-x="4.679cm" table:end-y="0.119cm" draw:z-index="13" draw:text-style-name="P26" svg:width="10.471cm" svg:height="0.902cm" svg:x="0.982cm" svg:y="0.24cm" draw:control="control69"/>
          </table:table-cell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5"/>
          <table:table-cell table:style-name="ce563">
            <draw:control table:end-cell-address="S3.AQ12" table:end-x="6.99cm" table:end-y="0.039cm" draw:z-index="21" draw:text-style-name="P28" svg:width="9.806cm" svg:height="1.613cm" svg:x="1.701cm" svg:y="0.092cm" draw:control="control89"/>
          </table:table-cell>
          <table:table-cell table:style-name="ce563" table:number-columns-repeated="3"/>
          <table:table-cell table:style-name="Menu_5f_sfondo" table:number-columns-repeated="2"/>
          <table:table-cell table:number-columns-repeated="2"/>
          <table:table-cell table:style-name="ce573"/>
          <table:table-cell/>
          <table:table-cell table:style-name="ce583"/>
          <table:table-cell table:number-columns-repeated="3"/>
          <table:table-cell table:style-name="ce586" office:value-type="string">
            <text:p>Benvenuto in UltimusFree!</text:p>
          </table:table-cell>
          <table:table-cell table:number-columns-repeated="6"/>
          <table:table-cell table:style-name="ce576"/>
        </table:table-row>
        <table:table-row table:style-name="ro57">
          <table:table-cell table:style-name="Menu_5f_sfondo"/>
          <table:table-cell table:style-name="ce542"/>
          <table:table-cell table:style-name="ce537" table:number-columns-repeated="4"/>
          <table:table-cell table:style-name="Menu_5f_sfondo_20__5f_gras_20_dxb" office:value-type="string">
            <text:p>Filtra la colonna del Tag Capitolo </text:p>
          </table:table-cell>
          <table:table-cell table:style-name="Menu_5f_sfondo_20__5f_input_5f_grasBig" office:value-type="float" office:value="1">
            <text:p>1</text:p>
          </table:table-cell>
          <table:table-cell table:style-name="ce550"/>
          <table:table-cell table:style-name="ce551"/>
          <table:table-cell table:style-name="ce55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0">
            <text:p>10</text:p>
          </table:table-cell>
          <table:table-cell table:style-name="Menu_5f_sfondo" table:number-columns-repeated="2"/>
          <table:table-cell table:style-name="ce560"/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ce537" table:number-columns-repeated="6"/>
          <table:table-cell table:style-name="ce537">
            <draw:control table:end-cell-address="S3.K14" table:end-x="2.14cm" table:end-y="0.255cm" draw:z-index="0" draw:text-style-name="P27" svg:width="5.389cm" svg:height="0.983cm" svg:x="1.267cm" svg:y="0.348cm" draw:control="control66"/>
          </table:table-cell>
          <table:table-cell table:style-name="ce537" table:number-columns-repeated="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1">
            <text:p>11</text:p>
          </table:table-cell>
          <table:table-cell table:style-name="Menu_5f_sfondo" table:number-columns-repeated="2"/>
          <table:table-cell table:style-name="ce560">
            <draw:control table:end-cell-address="S3.W15" table:end-x="4.678cm" table:end-y="0.059cm" draw:z-index="17" draw:text-style-name="P26" svg:width="10.47cm" svg:height="1.191cm" svg:x="0.982cm" svg:y="0.376cm" draw:control="control71"/>
          </table:table-cell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57">
          <table:table-cell table:style-name="Menu_5f_sfondo"/>
          <table:table-cell table:style-name="ce542"/>
          <table:table-cell table:style-name="ce537" table:number-columns-repeated="4"/>
          <table:table-cell table:style-name="Menu_5f_sfondo_20__5f_gras_20_dxb" office:value-type="string">
            <text:p>Filtra la colonna del Tag SottoCap</text:p>
          </table:table-cell>
          <table:table-cell table:style-name="Menu_5f_sfondo_20__5f_input_5f_grasBig" office:value-type="string">
            <text:p>1</text:p>
          </table:table-cell>
          <table:table-cell table:style-name="ce550"/>
          <table:table-cell table:style-name="ce551"/>
          <table:table-cell table:style-name="ce55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2">
            <text:p>12</text:p>
          </table:table-cell>
          <table:table-cell table:style-name="Menu_5f_sfondo" table:number-columns-repeated="2"/>
          <table:table-cell table:style-name="ce560"/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2"/>
          <table:table-cell table:style-name="ce565"/>
          <table:table-cell table:style-name="ce575" table:number-columns-repeated="5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77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ce537" table:number-columns-repeated="9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3">
            <text:p>13</text:p>
          </table:table-cell>
          <table:table-cell table:style-name="Menu_5f_sfondo" table:number-columns-repeated="2"/>
          <table:table-cell table:style-name="ce560">
            <draw:control table:end-cell-address="S3.W16" table:end-x="4.698cm" table:end-y="0.459cm" draw:z-index="11" draw:text-style-name="P26" svg:width="10.49cm" svg:height="1.569cm" svg:x="0.982cm" svg:y="0.345cm" draw:control="control68"/>
          </table:table-cell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5"/>
          <table:table-cell table:style-name="ce575" table:number-columns-repeated="3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/>
          <table:table-cell table:style-name="ce577" table:number-columns-repeated="9"/>
          <table:table-cell table:number-columns-repeated="2"/>
          <table:table-cell table:style-name="ce576"/>
        </table:table-row>
        <table:table-row table:style-name="ro76">
          <table:table-cell table:style-name="Menu_5f_sfondo"/>
          <table:table-cell table:style-name="ce542"/>
          <table:table-cell table:style-name="Menu_5f_sfondo"/>
          <table:table-cell table:style-name="ce537" table:number-columns-repeated="3"/>
          <table:table-cell table:style-name="Menu_5f_sfondo_20__5f_gras_20_dxb" office:value-type="string">
            <text:p>Filtra la colonna del Tag A <text:s/></text:p>
          </table:table-cell>
          <table:table-cell table:style-name="Menu_5f_sfondo_20__5f_input_5f_grasBig" office:value-type="string">
            <text:p>99</text:p>
          </table:table-cell>
          <table:table-cell table:style-name="ce550">
            <draw:control table:end-cell-address="S3.K16" table:end-x="1.743cm" table:end-y="0.157cm" draw:z-index="32" draw:text-style-name="P27" svg:width="4.992cm" svg:height="1.161cm" svg:x="1.267cm" svg:y="0.019cm" draw:control="control74"/>
          </table:table-cell>
          <table:table-cell table:style-name="ce551"/>
          <table:table-cell table:style-name="ce55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4">
            <text:p>14</text:p>
          </table:table-cell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2"/>
          <table:table-cell table:style-name="ce565" office:value-type="string">
            <text:p>ATTENZIONE: Prima di usare queste sotto, <text:s/>DEVI aver passato quella <text:s/>sopra....</text:p>
          </table:table-cell>
          <table:table-cell table:style-name="ce563" table:number-columns-repeated="2"/>
          <table:table-cell table:style-name="ce575" table:number-columns-repeated="3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87" office:value-type="string">
            <text:p>UltimusFree è un applicativo per computi metrici estimativi</text:p>
          </table:table-cell>
          <table:table-cell table:number-columns-repeated="6"/>
          <table:table-cell table:style-name="ce576"/>
        </table:table-row>
        <table:table-row table:style-name="ro76">
          <table:table-cell table:style-name="Menu_5f_sfondo"/>
          <table:table-cell table:style-name="ce542"/>
          <table:table-cell table:style-name="Menu_5f_sfondo" table:number-columns-repeated="6"/>
          <table:table-cell table:style-name="Menu_5f_sfondo">
            <draw:control table:end-cell-address="S3.K19" table:end-x="1.888cm" table:end-y="0.254cm" draw:z-index="1" draw:text-style-name="P27" svg:width="4.989cm" svg:height="1.672cm" svg:x="1.415cm" svg:y="0.68cm" draw:control="control67"/>
          </table:table-cell>
          <table:table-cell table:style-name="Menu_5f_sfondo" table:number-columns-repeated="2"/>
          <table:table-cell table:style-name="ce553"/>
          <table:table-cell table:style-name="ce537" table:number-columns-repeated="2"/>
          <table:table-cell table:style-name="Menu_5f_sfondo" table:number-columns-repeated="2"/>
          <table:table-cell table:style-name="ce537" office:value-type="float" office:value="15">
            <text:p>15</text:p>
          </table:table-cell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2"/>
          <table:table-cell table:style-name="ce563" office:value-type="string">
            <text:p><text:s text:c="4"/>o rischi di cancellarti mezzo computo da sotto i piedi... :-)</text:p>
          </table:table-cell>
          <table:table-cell table:style-name="ce565"/>
          <table:table-cell table:style-name="ce563"/>
          <table:table-cell table:style-name="ce575" table:number-columns-repeated="3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87" office:value-type="string">
            <text:p>sviluppato interamente su tabelle Calc</text:p>
          </table:table-cell>
          <table:table-cell table:number-columns-repeated="6"/>
          <table:table-cell table:style-name="ce576"/>
        </table:table-row>
        <table:table-row table:style-name="ro57">
          <table:table-cell table:style-name="Menu_5f_sfondo"/>
          <table:table-cell table:style-name="ce542"/>
          <table:table-cell table:style-name="Menu_5f_sfondo"/>
          <table:table-cell table:style-name="ce537" table:number-columns-repeated="3"/>
          <table:table-cell table:style-name="Menu_5f_sfondo_20__5f_gras_20_dxb" office:value-type="string">
            <text:p>Filtra la colonna del Tag B <text:s/></text:p>
          </table:table-cell>
          <table:table-cell table:style-name="Menu_5f_sfondo_20__5f_input_5f_grasBig" office:value-type="string">
            <text:p>Cx</text:p>
          </table:table-cell>
          <table:table-cell table:style-name="ce550"/>
          <table:table-cell table:style-name="ce551"/>
          <table:table-cell table:style-name="ce55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6">
            <text:p>16</text:p>
          </table:table-cell>
          <table:table-cell table:style-name="Menu_5f_sfondo" table:number-columns-repeated="2"/>
          <table:table-cell table:style-name="ce560"/>
          <table:table-cell table:style-name="ce563" table:number-columns-repeated="3"/>
          <table:table-cell table:style-name="ce567" office:value-type="string">
            <text:p>Adatta la formattazione della tabella Computo agli stili contenuti nella <text:a xlink:href="#Serv_gen1_8">maschera</text:a> in S1</text:p>
          </table:table-cell>
          <table:table-cell table:style-name="ce563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2"/>
          <table:table-cell table:style-name="Menu_5f_sfondo" office:value-type="string">
            <text:p>In ogni caso, se vuoi mantenere ugualmente delle voci non usate, devi “segnarle” manualmente con Ctrl-W su ogni singola voce...</text:p>
          </table:table-cell>
          <table:table-cell table:style-name="ce563" table:number-columns-repeated="2"/>
          <table:table-cell table:style-name="ce575" table:number-columns-repeated="3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style-name="ce577" table:number-columns-repeated="6"/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Menu_5f_sfondo"/>
          <table:table-cell table:style-name="ce537" table:number-columns-repeated="8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7">
            <text:p>17</text:p>
          </table:table-cell>
          <table:table-cell table:style-name="Menu_5f_sfondo" table:number-columns-repeated="2"/>
          <table:table-cell table:style-name="ce560">
            <draw:control table:end-cell-address="S3.W20" table:end-x="4.72cm" table:end-y="0.268cm" draw:z-index="12" draw:text-style-name="P13" svg:width="10.47cm" svg:height="1.147cm" svg:x="1.024cm" svg:y="0.027cm" draw:control="control84"/>
          </table:table-cell>
          <table:table-cell table:style-name="ce563" table:number-columns-repeated="2"/>
          <table:table-cell table:style-name="ce566"/>
          <table:table-cell table:style-name="ce566" office:value-type="string">
            <text:p>Per fare la stessa cosa su una singola voce sia del Computo che di Analisi Ctrl Alt R sulla voce</text:p>
          </table:table-cell>
          <table:table-cell table:style-name="ce563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/>
          <table:table-cell table:style-name="ce563">
            <draw:control table:end-cell-address="S3.AN22" table:end-x="1.637cm" table:end-y="0.265cm" draw:z-index="3" draw:style-name="gr1" draw:text-style-name="P28" svg:width="7.102cm" svg:height="1.864cm" svg:x="1.309cm" svg:y="0.386cm" draw:control="control76"/>
          </table:table-cell>
          <table:table-cell table:style-name="ce563" table:number-columns-repeated="3"/>
          <table:table-cell table:style-name="ce575">
            <draw:control table:end-cell-address="S3.AQ22" table:end-x="4.168cm" table:end-y="0.265cm" draw:z-index="4" draw:style-name="gr1" draw:text-style-name="P9" svg:width="7.158cm" svg:height="1.864cm" svg:x="1.527cm" svg:y="0.386cm" draw:control="control77"/>
          </table:table-cell>
          <table:table-cell table:style-name="ce575" table:number-columns-repeated="2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2">
          <table:table-cell table:style-name="Menu_5f_sfondo"/>
          <table:table-cell table:style-name="ce542"/>
          <table:table-cell table:style-name="Menu_5f_sfondo"/>
          <table:table-cell table:style-name="ce537" table:number-columns-repeated="3"/>
          <table:table-cell table:style-name="Menu_5f_sfondo" table:number-columns-repeated="4"/>
          <table:table-cell table:style-name="ce537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18">
            <text:p>18</text:p>
          </table:table-cell>
          <table:table-cell table:style-name="Menu_5f_sfondo" table:number-columns-repeated="2"/>
          <table:table-cell table:style-name="ce560">
            <draw:control table:end-cell-address="S3.W21" table:end-x="4.718cm" table:end-y="0.555cm" draw:z-index="18" draw:text-style-name="P29" svg:width="10.556cm" svg:height="1.019cm" svg:x="0.936cm" svg:y="0.443cm" draw:control="control72"/>
          </table:table-cell>
          <table:table-cell table:style-name="ce563" table:number-columns-repeated="3"/>
          <table:table-cell table:style-name="ce568" office:value-type="string">
            <text:p>Adatta la formattazione della tabella Analisi di Prezzo agli stili contenuti nella <text:a xlink:href="#blocco_analisi">maschera</text:a> in S1</text:p>
          </table:table-cell>
          <table:table-cell table:style-name="ce569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5"/>
          <table:table-cell table:style-name="ce575" table:number-columns-repeated="2"/>
          <table:table-cell table:style-name="ce575">
            <draw:control table:end-cell-address="S3.AT21" table:end-x="0.602cm" table:end-y="0.286cm" draw:z-index="34" draw:style-name="gr1" draw:text-style-name="P12" svg:width="8.412cm" svg:height="1.147cm" svg:x="12.304cm" svg:y="0.046cm" draw:control="control100"/>
          </table:table-cell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Menu_5f_sfondo" table:number-columns-repeated="9"/>
          <table:table-cell table:style-name="ce553"/>
          <table:table-cell table:style-name="ce537" table:number-columns-repeated="2"/>
          <table:table-cell table:style-name="Menu_5f_sfondo" table:number-columns-repeated="2"/>
          <table:table-cell table:style-name="ce537" office:value-type="float" office:value="19">
            <text:p>19</text:p>
          </table:table-cell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style-name="ce563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5"/>
          <table:table-cell table:style-name="ce575" table:number-columns-repeated="3"/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111">
          <table:table-cell table:style-name="Menu_5f_sfondo"/>
          <table:table-cell table:style-name="ce542"/>
          <table:table-cell table:style-name="Menu_5f_sfondo"/>
          <table:table-cell table:style-name="ce537" table:number-columns-repeated="2"/>
          <table:table-cell table:style-name="Descriz"/>
          <table:table-cell table:style-name="Menu_5f_sfondo_20__5f_gras_20_dxb"/>
          <table:table-cell table:style-name="Menu_5f_sfondo_20__5f_input_5f_grasBig"/>
          <table:table-cell table:style-name="ce550"/>
          <table:table-cell table:style-name="ce551"/>
          <table:table-cell table:style-name="ce552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20">
            <text:p>20</text:p>
          </table:table-cell>
          <table:table-cell table:style-name="Menu_5f_sfondo" table:number-columns-repeated="2"/>
          <table:table-cell table:style-name="ce560"/>
          <table:table-cell table:style-name="ce563" table:number-columns-repeated="3"/>
          <table:table-cell table:style-name="ce563">
            <draw:control table:end-cell-address="S3.Y23" table:end-x="2.173cm" table:end-y="0.33cm" draw:z-index="19" draw:text-style-name="P30" svg:width="6.98cm" svg:height="1.132cm" svg:x="12.998cm" svg:y="0.277cm" draw:control="control87"/>
          </table:table-cell>
          <table:table-cell table:style-name="ce563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/>
          <table:table-cell table:style-name="ce542"/>
          <table:table-cell table:style-name="Menu_5f_sfondo"/>
          <table:table-cell table:style-name="ce537" table:number-columns-repeated="8"/>
          <table:table-cell table:style-name="ce553"/>
          <table:table-cell table:style-name="ce537" table:number-columns-repeated="2"/>
          <table:table-cell table:style-name="Menu_5f_sfondo"/>
          <table:table-cell table:style-name="ce537"/>
          <table:table-cell table:style-name="ce537" office:value-type="float" office:value="21">
            <text:p>21</text:p>
          </table:table-cell>
          <table:table-cell table:style-name="Menu_5f_sfondo" table:number-columns-repeated="2"/>
          <table:table-cell table:style-name="ce560">
            <draw:control table:end-cell-address="S3.W24" table:end-x="4.515cm" table:end-y="0.108cm" draw:z-index="14" draw:style-name="gr1" draw:text-style-name="P13" svg:width="10.353cm" svg:height="1.533cm" svg:x="0.936cm" svg:y="0.03cm" draw:control="control85"/>
          </table:table-cell>
          <table:table-cell table:style-name="ce563" table:number-columns-repeated="3"/>
          <table:table-cell table:style-name="ce563">
            <draw:control table:end-cell-address="S3.Y23" table:end-x="2.174cm" table:end-y="0.345cm" draw:z-index="20" draw:text-style-name="P26" svg:width="6.981cm" svg:height="0.718cm" svg:x="12.998cm" svg:y="0.06cm" draw:control="control88"/>
          </table:table-cell>
          <table:table-cell table:style-name="ce563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7"/>
          <table:table-cell table:style-name="ce563">
            <draw:control table:end-cell-address="S3.AT23" table:end-x="0.664cm" table:end-y="0.935cm" draw:z-index="33" draw:style-name="gr1" draw:text-style-name="P11" svg:width="8.401cm" svg:height="1.109cm" svg:x="12.377cm" svg:y="0.259cm" draw:control="control99"/>
          </table:table-cell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76">
          <table:table-cell table:style-name="Menu_5f_sfondo"/>
          <table:table-cell table:style-name="ce542"/>
          <table:table-cell table:style-name="Menu_5f_sfondo"/>
          <table:table-cell table:style-name="ce537" table:number-columns-repeated="8"/>
          <table:table-cell table:style-name="ce553"/>
          <table:table-cell table:style-name="ce537">
            <draw:control table:end-cell-address="S3.P24" table:end-x="1.56cm" table:end-y="0.36cm" draw:z-index="28" draw:style-name="gr1" draw:text-style-name="P31" svg:width="8.016cm" svg:height="1.006cm" svg:x="0.319cm" svg:y="0.376cm" draw:control="control96"/>
          </table:table-cell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>
            <draw:control table:end-cell-address="S3.W25" table:end-x="1.782cm" table:end-y="0.449cm" draw:z-index="22" draw:text-style-name="P26" svg:width="8.222cm" svg:height="1.24cm" svg:x="0.334cm" svg:y="0.664cm" draw:control="control90"/>
          </table:table-cell>
          <table:table-cell table:style-name="ce563" table:number-columns-repeated="2"/>
          <table:table-cell table:style-name="ce563">
            <draw:control table:end-cell-address="S3.X25" table:end-x="4.28cm" table:end-y="0.449cm" draw:z-index="23" draw:text-style-name="P26" svg:width="7.506cm" svg:height="1.24cm" svg:x="2.336cm" svg:y="0.664cm" draw:control="control91"/>
          </table:table-cell>
          <table:table-cell table:style-name="ce563">
            <draw:control table:end-cell-address="S3.X25" table:end-x="12.472cm" table:end-y="0.449cm" draw:z-index="24" draw:text-style-name="P26" svg:width="7.625cm" svg:height="1.24cm" svg:x="4.847cm" svg:y="0.664cm" draw:control="control92"/>
            <draw:control table:end-cell-address="S3.Y25" table:end-x="2.19cm" table:end-y="0.65cm" draw:z-index="30" draw:text-style-name="P32" svg:width="6.953cm" svg:height="1.419cm" svg:x="13.042cm" svg:y="0.686cm" draw:control="control98"/>
          </table:table-cell>
          <table:table-cell table:style-name="ce563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7"/>
          <table:table-cell table:style-name="ce563">
            <draw:control table:end-cell-address="S3.AS25" table:end-x="1.738cm" table:end-y="0.109cm" draw:z-index="6" draw:style-name="gr1" draw:text-style-name="P9" svg:width="7.309cm" svg:height="0.93cm" svg:x="12.285cm" svg:y="0.634cm" draw:control="control79"/>
          </table:table-cell>
          <table:table-cell table:style-name="ce563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88" office:value-type="string">
            <text:p>Attendere pazientemente il caricamento del documento 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Menu_5f_sfondo"/>
          <table:table-cell table:style-name="ce541"/>
          <table:table-cell table:style-name="ce544" table:number-columns-repeated="9"/>
          <table:table-cell table:style-name="ce546"/>
          <table:table-cell table:style-name="ce537" table:number-columns-repeated="2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89"/>
          <table:table-cell table:number-columns-repeated="6"/>
          <table:table-cell table:style-name="ce576"/>
        </table:table-row>
        <table:table-row table:style-name="ro76">
          <table:table-cell table:style-name="Menu_5f_sfondo"/>
          <table:table-cell table:style-name="Menu_5f_sfondo">
            <draw:control table:end-cell-address="S3.F27" table:end-x="0.249cm" table:end-y="0.046cm" draw:z-index="25" draw:style-name="gr1" draw:text-style-name="P31" svg:width="7.579cm" svg:height="1.04cm" svg:x="0.406cm" svg:y="0.461cm" draw:control="control93"/>
          </table:table-cell>
          <table:table-cell table:style-name="Menu_5f_sfondo" table:number-columns-repeated="3"/>
          <table:table-cell table:style-name="Menu_5f_sfondo">
            <draw:control table:end-cell-address="S3.I27" table:end-x="0.726cm" table:end-y="0.046cm" draw:z-index="26" draw:style-name="gr1" draw:text-style-name="P31" svg:width="7.635cm" svg:height="1.04cm" svg:x="1.027cm" svg:y="0.461cm" draw:control="control94"/>
          </table:table-cell>
          <table:table-cell table:style-name="Menu_5f_sfondo" table:number-columns-repeated="2"/>
          <table:table-cell table:style-name="Menu_5f_sfondo">
            <draw:control table:end-cell-address="S3.L27" table:end-x="1.654cm" table:end-y="0.046cm" draw:z-index="27" draw:style-name="gr1" draw:text-style-name="P31" svg:width="7.025cm" svg:height="1.04cm" svg:x="1.403cm" svg:y="0.461cm" draw:control="control95"/>
          </table:table-cell>
          <table:table-cell table:style-name="Menu_5f_sfondo" table:number-columns-repeated="3"/>
          <table:table-cell table:style-name="Menu_5f_sfondo">
            <draw:control table:end-cell-address="S3.P27" table:end-x="1.56cm" table:end-y="0.018cm" draw:z-index="29" draw:style-name="gr1" draw:text-style-name="P33" svg:width="8.016cm" svg:height="1.005cm" svg:x="0.319cm" svg:y="0.468cm" draw:control="control97"/>
          </table:table-cell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4"/>
          <table:table-cell table:style-name="Menu_5f_sfondo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5"/>
          <table:table-cell table:style-name="ce588" office:value-type="string">
            <text:p><text:s/>senza pasticciare con il mouse o la tastiera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Menu_5f_sfondo" table:number-columns-repeated="13"/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4"/>
          <table:table-cell table:style-name="Menu_5f_sfondo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/>
          <table:table-cell table:style-name="Menu_5f_sfondo">
            <office:annotation draw:style-name="gr13" draw:text-style-name="P34" svg:width="5.332cm" svg:height="2.766cm" svg:x="5.116cm" svg:y="47.12cm" draw:caption-point-x="-2.853cm" draw:caption-point-y="-30.573cm">
              <dc:creator>ba</dc:creator>
              <dc:date>2006-08-14T00:00:00</dc:date>
              <text:p text:style-name="P34"><text:span text:style-name="T2">NB: <text:s text:c="2"/>CTRL-rotella del mouse ti consente di adattare velocemente la videata alla dimensione del tuo schermo...</text:span></text:p>
            </office:annotation>
          </table:table-cell>
          <table:table-cell table:style-name="Menu_5f_sfondo" table:number-columns-repeated="11"/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3"/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4"/>
          <table:table-cell table:style-name="ce574"/>
          <table:table-cell table:style-name="ce538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3"/>
          <table:table-cell table:style-name="ce537"/>
          <table:table-cell table:style-name="Menu_5f_sfondo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5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ce563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 table:number-columns-repeated="9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5"/>
          <table:table-cell table:style-name="ce537" table:number-columns-repeated="2"/>
          <table:table-cell table:style-name="Menu_5f_sfondo" table:number-columns-repeated="2"/>
          <table:table-cell table:style-name="ce560"/>
          <table:table-cell table:style-name="Menu_5f_sfondo" table:number-columns-repeated="5"/>
          <table:table-cell table:style-name="ce571"/>
          <table:table-cell table:style-name="Menu_5f_sfondo" table:number-columns-repeated="2"/>
          <table:table-cell table:style-name="ce538" table:number-columns-repeated="6"/>
          <table:table-cell table:style-name="Menu_5f_sfondo"/>
          <table:table-cell table:style-name="ce563"/>
          <table:table-cell table:style-name="Menu_5f_sfondo" table:number-columns-repeated="10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5"/>
          <table:table-cell table:style-name="ce537" table:number-columns-repeated="2"/>
          <table:table-cell table:style-name="Menu_5f_sfondo" table:number-columns-repeated="2"/>
          <table:table-cell table:style-name="ce561"/>
          <table:table-cell table:style-name="ce564" table:number-columns-repeated="5"/>
          <table:table-cell table:style-name="ce572"/>
          <table:table-cell table:style-name="Menu_5f_sfondo" table:number-columns-repeated="2"/>
          <table:table-cell table:style-name="ce538" table:number-columns-repeated="6"/>
          <table:table-cell table:style-name="Menu_5f_sfondo" table:number-columns-repeated="1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 table:number-rows-repeated="2">
          <table:table-cell table:style-name="Menu_5f_sfondo" table:number-columns-repeated="15"/>
          <table:table-cell table:style-name="ce537" table:number-columns-repeated="2"/>
          <table:table-cell table:style-name="Menu_5f_sfondo" table:number-columns-repeated="11"/>
          <table:table-cell table:style-name="ce538" table:number-columns-repeated="6"/>
          <table:table-cell table:style-name="Menu_5f_sfondo" table:number-columns-repeated="12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 table:number-rows-repeated="2">
          <table:table-cell table:style-name="Menu_5f_sfondo" table:number-columns-repeated="15"/>
          <table:table-cell table:style-name="ce537" table:number-columns-repeated="2"/>
          <table:table-cell table:style-name="Menu_5f_sfondo"/>
          <table:table-cell table:style-name="ce538" table:number-columns-repeated="5"/>
          <table:table-cell table:style-name="Menu_5f_sfondo" table:number-columns-repeated="5"/>
          <table:table-cell table:style-name="ce538" table:number-columns-repeated="6"/>
          <table:table-cell table:style-name="Menu_5f_sfondo" table:number-columns-repeated="8"/>
          <table:table-cell table:style-name="ce64" table:number-columns-repeated="3"/>
          <table:table-cell table:style-name="Menu_5f_sfondo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5"/>
          <table:table-cell table:style-name="ce537" table:number-columns-repeated="2"/>
          <table:table-cell table:style-name="Menu_5f_sfondo"/>
          <table:table-cell table:style-name="ce538" table:number-columns-repeated="5"/>
          <table:table-cell table:style-name="Menu_5f_sfondo" table:number-columns-repeated="5"/>
          <table:table-cell table:style-name="ce538" table:number-columns-repeated="6"/>
          <table:table-cell table:style-name="Menu_5f_sfondo" table:number-columns-repeated="8"/>
          <table:table-cell table:style-name="ce64">
            <office:annotation draw:style-name="gr14" draw:text-style-name="P35" svg:width="2.432cm" svg:height="1.332cm" svg:x="127.445cm" svg:y="52.985cm" draw:caption-point-x="-1.071cm" draw:caption-point-y="-32.115cm">
              <dc:creator>ba</dc:creator>
              <dc:date>2006-08-25T00:00:00</dc:date>
              <text:p text:style-name="P35"><text:span text:style-name="T3">Opzioni da evitare nelle fasi iniziali</text:span></text:p>
              <text:p text:style-name="P35"><text:span text:style-name="T3"/></text:p>
            </office:annotation>
          </table:table-cell>
          <table:table-cell table:style-name="ce64" table:number-columns-repeated="2"/>
          <table:table-cell table:style-name="Menu_5f_sfondo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Menu_5f_sfondo" table:number-columns-repeated="14"/>
          <table:table-cell table:style-name="ce537" table:number-columns-repeated="2"/>
          <table:table-cell table:style-name="Menu_5f_sfondo" table:number-columns-repeated="3"/>
          <table:table-cell table:style-name="ce538" table:number-columns-repeated="5"/>
          <table:table-cell table:style-name="Menu_5f_sfondo"/>
          <table:table-cell>
            <draw:control table:end-cell-address="S3.AC40" table:end-x="1.159cm" table:end-y="0.157cm" draw:z-index="7" draw:style-name="gr1" draw:text-style-name="P9" svg:width="7.349cm" svg:height="0.881cm" svg:x="0.585cm" svg:y="0.141cm" draw:control="control80"/>
          </table:table-cell>
          <table:table-cell>
            <draw:control table:end-cell-address="S3.AE40" table:end-x="0.56cm" table:end-y="0.157cm" draw:z-index="8" draw:style-name="gr1" draw:text-style-name="P9" svg:width="8.559cm" svg:height="0.881cm" svg:x="1.034cm" svg:y="0.141cm" draw:control="control81"/>
          </table:table-cell>
          <table:table-cell>
            <draw:control table:end-cell-address="S3.AF40" table:end-x="0.714cm" table:end-y="0.115cm" draw:z-index="5" draw:style-name="gr1" draw:text-style-name="P9" svg:width="7.49cm" svg:height="0.82cm" svg:x="2.257cm" svg:y="0.16cm" draw:control="control78"/>
            <draw:control table:end-cell-address="S3.AF40" table:end-x="1.569cm" table:end-y="0.157cm" draw:z-index="9" draw:style-name="gr1" draw:text-style-name="P9" svg:width="8.345cm" svg:height="0.881cm" svg:x="2.257cm" svg:y="0.141cm" draw:control="control82"/>
          </table:table-cell>
          <table:table-cell table:style-name="Menu_5f_sfondo"/>
          <table:table-cell table:number-columns-repeated="2"/>
          <table:table-cell table:style-name="ce573"/>
          <table:table-cell table:number-columns-repeated="12"/>
          <table:table-cell table:style-name="ce576"/>
          <table:table-cell table:number-columns-repeated="17"/>
        </table:table-row>
        <table:table-row table:style-name="ro21" table:number-rows-repeated="5">
          <table:table-cell table:style-name="Menu_5f_sfondo" table:number-columns-repeated="14"/>
          <table:table-cell table:style-name="ce537" table:number-columns-repeated="2"/>
          <table:table-cell table:style-name="Menu_5f_sfondo" table:number-columns-repeated="3"/>
          <table:table-cell table:style-name="ce538" table:number-columns-repeated="5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  <table:table-cell table:number-columns-repeated="20"/>
        </table:table-row>
        <table:table-row table:style-name="ro21">
          <table:table-cell table:style-name="Menu_5f_sfondo" table:number-columns-repeated="14"/>
          <table:table-cell table:style-name="ce537" table:number-columns-repeated="2"/>
          <table:table-cell table:style-name="Menu_5f_sfondo" table:number-columns-repeated="3"/>
          <table:table-cell table:style-name="ce538" table:number-columns-repeated="5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  <table:table-cell office:value-type="float" office:value="1">
            <text:p>1</text:p>
          </table:table-cell>
          <table:table-cell table:number-columns-repeated="19"/>
        </table:table-row>
        <table:table-row table:style-name="ro21" table:number-rows-repeated="6">
          <table:table-cell table:style-name="Menu_5f_sfondo" table:number-columns-repeated="14"/>
          <table:table-cell table:style-name="ce537" table:number-columns-repeated="2"/>
          <table:table-cell table:style-name="Menu_5f_sfondo" table:number-columns-repeated="3"/>
          <table:table-cell table:style-name="ce538" table:number-columns-repeated="5"/>
          <table:table-cell table:style-name="Menu_5f_sfondo" table:number-columns-repeated="2"/>
          <table:table-cell table:number-columns-repeated="2"/>
          <table:table-cell table:style-name="ce573"/>
          <table:table-cell table:number-columns-repeated="12"/>
          <table:table-cell table:style-name="ce576"/>
          <table:table-cell table:number-columns-repeated="20"/>
        </table:table-row>
        <table:table-row table:style-name="ro56">
          <table:table-cell table:style-name="Menu_5f_sfondo" table:number-columns-repeated="15"/>
          <table:table-cell table:style-name="ce537" table:number-columns-repeated="2"/>
          <table:table-cell table:style-name="Menu_5f_sfondo"/>
          <table:table-cell table:style-name="ce538" table:number-columns-repeated="5"/>
          <table:table-cell table:style-name="Menu_5f_sfondo" table:number-columns-repeated="5"/>
          <table:table-cell table:style-name="ce538" table:number-columns-repeated="6"/>
          <table:table-cell table:style-name="Menu_5f_sfondo" table:number-columns-repeated="8"/>
          <table:table-cell table:style-name="ce157"/>
          <table:table-cell table:style-name="ce64" table:number-columns-repeated="2"/>
          <table:table-cell table:style-name="Menu_5f_sfondo"/>
          <table:table-cell table:number-columns-repeated="2"/>
          <table:table-cell table:style-name="ce573"/>
          <table:table-cell table:style-name="ce581" office:value-type="string">
            <text:p>Copyright 2001,2006 <text:s text:c="2"/>Bartolomeo Aimar - b.aimar@awn.it <text:s/>- <text:s text:c="2"/>Licenza GPL <text:s text:c="2"/>--- http://www.gnu.org/licenses/gpl.txt</text:p>
          </table:table-cell>
          <table:table-cell table:style-name="ce584"/>
          <table:table-cell table:style-name="ce585"/>
          <table:table-cell table:style-name="ce574" table:number-columns-repeated="3"/>
          <table:table-cell table:style-name="ce538"/>
          <table:table-cell table:style-name="ce574" table:number-columns-repeated="3"/>
          <table:table-cell table:number-columns-repeated="2"/>
          <table:table-cell table:style-name="ce576"/>
        </table:table-row>
        <table:table-row table:style-name="ro21">
          <table:table-cell table:style-name="Menu_5f_sfondo" table:number-columns-repeated="15"/>
          <table:table-cell table:style-name="ce537" table:number-columns-repeated="2"/>
          <table:table-cell table:style-name="Menu_5f_sfondo"/>
          <table:table-cell table:style-name="ce538" table:number-columns-repeated="5"/>
          <table:table-cell table:style-name="Menu_5f_sfondo" table:number-columns-repeated="5"/>
          <table:table-cell table:style-name="ce538" table:number-columns-repeated="6"/>
          <table:table-cell table:style-name="Menu_5f_sfondo" table:number-columns-repeated="8"/>
          <table:table-cell table:style-name="ce62" table:number-columns-repeated="3"/>
          <table:table-cell table:style-name="Menu_5f_sfondo"/>
          <table:table-cell table:number-columns-repeated="2"/>
          <table:table-cell table:style-name="ce573"/>
          <table:table-cell table:number-columns-repeated="12"/>
          <table:table-cell table:style-name="ce576"/>
        </table:table-row>
        <table:table-row table:style-name="ro21">
          <table:table-cell table:style-name="ce538" table:number-columns-repeated="15"/>
          <table:table-cell table:style-name="ce558" table:number-columns-repeated="2"/>
          <table:table-cell table:style-name="Menu_5f_sfondo"/>
          <table:table-cell table:style-name="ce538" table:number-columns-repeated="5"/>
          <table:table-cell table:style-name="Menu_5f_sfondo" table:number-columns-repeated="5"/>
          <table:table-cell table:style-name="ce538" table:number-columns-repeated="6"/>
          <table:table-cell table:style-name="Menu_5f_sfondo" table:number-columns-repeated="8"/>
          <table:table-cell table:style-name="ce62" table:number-columns-repeated="3"/>
          <table:table-cell table:style-name="Menu_5f_sfondo"/>
          <table:table-cell table:number-columns-repeated="2"/>
          <table:table-cell table:style-name="ce579"/>
          <table:table-cell table:style-name="ce582" table:number-columns-repeated="12"/>
          <table:table-cell table:style-name="ce591"/>
        </table:table-row>
        <table:table-row table:style-name="ro21">
          <table:table-cell table:style-name="ce538" table:number-columns-repeated="15"/>
          <table:table-cell table:style-name="ce558" table:number-columns-repeated="2"/>
          <table:table-cell table:style-name="Menu_5f_sfondo"/>
          <table:table-cell table:style-name="ce538" table:number-columns-repeated="16"/>
          <table:table-cell table:style-name="Menu_5f_sfondo" table:number-columns-repeated="8"/>
          <table:table-cell table:style-name="ce64" table:number-columns-repeated="3"/>
          <table:table-cell table:style-name="Menu_5f_sfondo"/>
          <table:table-cell table:number-columns-repeated="16"/>
        </table:table-row>
        <table:table-row table:style-name="ro21" table:number-rows-repeated="4">
          <table:table-cell table:style-name="ce538" table:number-columns-repeated="34"/>
          <table:table-cell table:style-name="Menu_5f_sfondo" table:number-columns-repeated="12"/>
          <table:table-cell table:number-columns-repeated="16"/>
        </table:table-row>
        <table:table-row table:style-name="ro21" table:number-rows-repeated="13">
          <table:table-cell table:style-name="ce538" table:number-columns-repeated="46"/>
          <table:table-cell table:number-columns-repeated="16"/>
        </table:table-row>
        <table:table-row table:style-name="ro21">
          <table:table-cell table:style-name="ce538" office:value-type="float" office:value="0">
            <text:p>0</text:p>
          </table:table-cell>
          <table:table-cell table:style-name="ce538" office:value-type="float" office:value="1">
            <text:p>1</text:p>
          </table:table-cell>
          <table:table-cell table:style-name="ce538" office:value-type="float" office:value="2">
            <text:p>2</text:p>
          </table:table-cell>
          <table:table-cell table:style-name="ce538" office:value-type="float" office:value="3">
            <text:p>3</text:p>
          </table:table-cell>
          <table:table-cell table:style-name="ce538" office:value-type="float" office:value="4">
            <text:p>4</text:p>
          </table:table-cell>
          <table:table-cell table:style-name="ce538" office:value-type="float" office:value="5">
            <text:p>5</text:p>
          </table:table-cell>
          <table:table-cell table:style-name="ce538" office:value-type="float" office:value="6">
            <text:p>6</text:p>
          </table:table-cell>
          <table:table-cell table:style-name="ce538" office:value-type="float" office:value="7">
            <text:p>7</text:p>
          </table:table-cell>
          <table:table-cell table:style-name="ce538" office:value-type="float" office:value="8">
            <text:p>8</text:p>
          </table:table-cell>
          <table:table-cell table:style-name="ce538" office:value-type="float" office:value="9">
            <text:p>9</text:p>
          </table:table-cell>
          <table:table-cell table:style-name="ce538" office:value-type="float" office:value="10">
            <text:p>10</text:p>
          </table:table-cell>
          <table:table-cell table:style-name="ce538" office:value-type="float" office:value="11">
            <text:p>11</text:p>
          </table:table-cell>
          <table:table-cell table:style-name="ce538" office:value-type="float" office:value="12">
            <text:p>12</text:p>
          </table:table-cell>
          <table:table-cell table:style-name="ce538" office:value-type="float" office:value="13">
            <text:p>13</text:p>
          </table:table-cell>
          <table:table-cell table:style-name="ce538" office:value-type="float" office:value="14">
            <text:p>14</text:p>
          </table:table-cell>
          <table:table-cell table:style-name="ce538" office:value-type="float" office:value="15">
            <text:p>15</text:p>
          </table:table-cell>
          <table:table-cell table:style-name="ce538" office:value-type="float" office:value="16">
            <text:p>16</text:p>
          </table:table-cell>
          <table:table-cell table:style-name="ce538" office:value-type="float" office:value="17">
            <text:p>17</text:p>
          </table:table-cell>
          <table:table-cell table:style-name="ce538" office:value-type="float" office:value="18">
            <text:p>18</text:p>
          </table:table-cell>
          <table:table-cell table:style-name="ce538" office:value-type="float" office:value="19">
            <text:p>19</text:p>
          </table:table-cell>
          <table:table-cell table:style-name="ce538" office:value-type="float" office:value="20">
            <text:p>20</text:p>
          </table:table-cell>
          <table:table-cell table:style-name="ce538" office:value-type="float" office:value="21">
            <text:p>21</text:p>
          </table:table-cell>
          <table:table-cell table:style-name="ce538" office:value-type="float" office:value="22">
            <text:p>22</text:p>
          </table:table-cell>
          <table:table-cell table:style-name="ce538" office:value-type="float" office:value="23">
            <text:p>23</text:p>
          </table:table-cell>
          <table:table-cell table:style-name="ce538" office:value-type="float" office:value="24">
            <text:p>24</text:p>
          </table:table-cell>
          <table:table-cell table:style-name="ce538" office:value-type="float" office:value="25">
            <text:p>25</text:p>
          </table:table-cell>
          <table:table-cell table:style-name="ce538" office:value-type="float" office:value="26">
            <text:p>26</text:p>
          </table:table-cell>
          <table:table-cell table:style-name="ce538" office:value-type="float" office:value="27">
            <text:p>27</text:p>
          </table:table-cell>
          <table:table-cell table:style-name="ce538" office:value-type="float" office:value="28">
            <text:p>28</text:p>
          </table:table-cell>
          <table:table-cell table:style-name="ce538" office:value-type="float" office:value="29">
            <text:p>29</text:p>
          </table:table-cell>
          <table:table-cell table:style-name="ce538" office:value-type="float" office:value="30">
            <text:p>30</text:p>
          </table:table-cell>
          <table:table-cell table:style-name="ce538" office:value-type="float" office:value="31">
            <text:p>31</text:p>
          </table:table-cell>
          <table:table-cell table:style-name="ce538" office:value-type="float" office:value="32">
            <text:p>32</text:p>
          </table:table-cell>
          <table:table-cell table:style-name="ce538" office:value-type="float" office:value="33">
            <text:p>33</text:p>
          </table:table-cell>
          <table:table-cell table:style-name="ce538" office:value-type="float" office:value="34">
            <text:p>34</text:p>
          </table:table-cell>
          <table:table-cell table:style-name="ce538" office:value-type="float" office:value="35">
            <text:p>35</text:p>
          </table:table-cell>
          <table:table-cell table:style-name="ce538" office:value-type="float" office:value="36">
            <text:p>36</text:p>
          </table:table-cell>
          <table:table-cell table:style-name="ce538" office:value-type="float" office:value="37">
            <text:p>37</text:p>
          </table:table-cell>
          <table:table-cell table:style-name="ce538" office:value-type="float" office:value="38">
            <text:p>38</text:p>
          </table:table-cell>
          <table:table-cell table:style-name="ce538" office:value-type="float" office:value="39">
            <text:p>39</text:p>
          </table:table-cell>
          <table:table-cell table:style-name="ce538" office:value-type="float" office:value="40">
            <text:p>40</text:p>
          </table:table-cell>
          <table:table-cell table:style-name="ce538" office:value-type="float" office:value="41">
            <text:p>41</text:p>
          </table:table-cell>
          <table:table-cell table:style-name="ce538" office:value-type="float" office:value="42">
            <text:p>42</text:p>
          </table:table-cell>
          <table:table-cell table:style-name="ce538" office:value-type="float" office:value="43">
            <text:p>43</text:p>
          </table:table-cell>
          <table:table-cell table:style-name="ce538" office:value-type="float" office:value="44">
            <text:p>44</text:p>
          </table:table-cell>
          <table:table-cell table:style-name="ce538" office:value-type="float" office:value="45">
            <text:p>45</text:p>
          </table:table-cell>
          <table:table-cell table:style-name="ce538" office:value-type="float" office:value="46">
            <text:p>46</text:p>
          </table:table-cell>
          <table:table-cell table:number-columns-repeated="15"/>
        </table:table-row>
        <table:table-row table:style-name="ro21" table:number-rows-repeated="3">
          <table:table-cell table:style-name="ce538" table:number-columns-repeated="46"/>
          <table:table-cell table:number-columns-repeated="16"/>
        </table:table-row>
        <table:table-row table:style-name="ro21" table:number-rows-repeated="1048500">
          <table:table-cell table:number-columns-repeated="62"/>
        </table:table-row>
        <table:table-row table:style-name="ro21">
          <table:table-cell table:number-columns-repeated="62"/>
        </table:table-row>
      </table:table>
      <table:table table:name="S4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1" form:id="control101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102" form:id="control102" form:label="Sistema FORMUL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stema le celle &quot;calcolate&quot; delle voci di computo copiando le formule da S1. I valori presenti rimangono invariati!"/>
              </form:properties>
              <office:event-listeners>
                <script:event-listener script:language="ooo:script" script:event-name="dom:mouseup" xlink:href="vnd.sun.star.script:UltimusFree2.Voci_Sistema_3.Copia_Formule_Su_Tutto_Computo?language=Basic&amp;location=application" xlink:type="simple"/>
              </office:event-listeners>
            </form:button>
            <form:button form:name="PushButton1" form:control-implementation="ooo:com.sun.star.form.component.CommandButton" xml:id="control103" form:id="control103" form:label="Importazione Semimanuale          (da Sheets_2 già dentro il Computo Corrent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 usa nel caso le tabelle rinominate in Tabelle_2 siano già dentro il Computo Corren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Taxi.Importazione_Semimanuale?language=Basic&amp;location=application" xlink:type="simple"/>
              </office:event-listeners>
            </form:button>
            <form:button form:name="PushButton" form:control-implementation="ooo:com.sun.star.form.component.CommandButton" xml:id="control104" form:id="control104" form:label="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105" form:id="control105" form:label="Riproduce colori stran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Cerca_Rior.cella_cella?language=Basic&amp;location=application" xlink:type="simple"/>
              </office:event-listeners>
            </form:button>
            <form:button form:name="PushButton" form:control-implementation="ooo:com.sun.star.form.component.CommandButton" xml:id="control106" form:id="control106" form:label="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shButton" form:control-implementation="ooo:com.sun.star.form.component.CommandButton" xml:id="control107" form:id="control107" form:label="Controllo SOMME COMPONENTI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fà le somme dei componenti di Comput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ontrolla_Somme_Componenti?language=Basic&amp;location=application" xlink:type="simple"/>
              </office:event-listeners>
            </form:button>
            <form:button form:name="PushButton" form:control-implementation="ooo:com.sun.star.form.component.CommandButton" xml:id="control108" form:id="control108" form:label="Sproteggi TUTTO il documen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  <form:button form:name="PushButton" form:control-implementation="ooo:com.sun.star.form.component.CommandButton" xml:id="control109" form:id="control109" form:label="Incid.  % manodop.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l'incidenza della manodopera alla riga selezion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100?language=Basic&amp;location=application" xlink:type="simple"/>
              </office:event-listeners>
            </form:button>
            <form:button form:name="PushButton" form:control-implementation="ooo:com.sun.star.form.component.CommandButton" xml:id="control110" form:id="control110" form:label="Uniforma/Riformatta lo stile di tutto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111" form:id="control111" form:label="Uniforma/Riformatta lo stile dei Capitoli e dei SottoCapitol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shButton" form:control-implementation="ooo:com.sun.star.form.component.CommandButton" xml:id="control112" form:id="control112" form:label="Copia intestazioni di colonn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copia_teste?language=Basic&amp;location=application" xlink:type="simple"/>
              </office:event-listeners>
            </form:button>
            <form:button form:name="PushButton" form:control-implementation="ooo:com.sun.star.form.component.CommandButton" xml:id="control113" form:id="control113" form:label="Riscrive NamedRanges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Rifa_nomi_area?language=Basic&amp;location=application" xlink:type="simple"/>
              </office:event-listeners>
            </form:button>
            <form:button form:name="PushButton" form:control-implementation="ooo:com.sun.star.form.component.CommandButton" xml:id="control114" form:id="control114" form:label="Colora le linguette delle Tab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ate recente "/>
              </form:properties>
              <office:event-listeners>
                <script:event-listener script:language="ooo:script" script:event-name="form:performaction" xlink:href="vnd.sun.star.script:UltimusFree2.Agg_Templ.Colora_Tabs?language=Basic&amp;location=application" xlink:type="simple"/>
              </office:event-listeners>
            </form:button>
            <form:button form:name="PushButton" form:control-implementation="ooo:com.sun.star.form.component.CommandButton" xml:id="control115" form:id="control115" form:label="Controllo SOMME n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fà tutte le somme nel computo comrese le vecchie colonne di SAL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116" form:id="control116" form:label="Cerca Stile Cella (da eseguire sulla tabella dove si vuol cercare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erca dove è stato applicato uno stile di cella nella tabella attiva (copia quindi questo pulsatne sulla tabella dove vuoi cercar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erca_stile_cella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" form:control-implementation="ooo:com.sun.star.form.component.CommandButton" xml:id="control117" form:id="control117" form:label="Controlla le Somme nelle Analisi di Prezz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CommandButton24" form:control-implementation="ooo:com.sun.star.form.component.CommandButton" xml:id="control118" form:id="control118" form:label="CAMBIA le opzioni delle finestre a discesa per i codici interni di Elenco Prezz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Cambia_Validita_Lista_EP?language=Basic&amp;location=application" xlink:type="simple"/>
              </office:event-listeners>
            </form:button>
            <form:button form:name="PushButton4" form:control-implementation="ooo:com.sun.star.form.component.CommandButton" xml:id="control119" form:id="control119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CommandButton24" form:control-implementation="ooo:com.sun.star.form.component.CommandButton" xml:id="control120" form:id="control120" form:label="  RIPRISTINA le finestre a disces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CommandButton24" form:control-implementation="ooo:com.sun.star.form.component.CommandButton" xml:id="control121" form:id="control121" form:label="ATTIVAZIONE DETENTORE ERRORI ON/OFF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button form:name="PushButton3" form:control-implementation="ooo:com.sun.star.form.component.CommandButton" xml:id="control122" form:id="control122" form:label="ANAGRAFICA Progetto (Menù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4" form:control-implementation="ooo:com.sun.star.form.component.CommandButton" xml:id="control123" form:id="control123" form:label="Elenco Shortcut (Shift-F1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124" form:id="control124" form:label="Dati de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documento di Computo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  <form:button form:name="PushButton4" form:control-implementation="ooo:com.sun.star.form.component.CommandButton" xml:id="control125" form:id="control125" form:label="Va all'ELENCO PREZZI (Ctrl-1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126" form:id="control126" form:label="Va alle ANALISI di P. (Ctrl-2)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127" form:id="control127" form:label="Va al COMPUTO M. (Ctrl-3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128" form:id="control128" form:label="Menu Principale (Ctrl-0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CommandButton24" form:control-implementation="ooo:com.sun.star.form.component.CommandButton" xml:id="control129" form:id="control129" form:label="Ripara / Rifa righe riassuntive (in testa e al fondo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Rifa_Somme_TOT_Computo?language=Basic&amp;location=application" xlink:type="simple"/>
              </office:event-listeners>
            </form:button>
            <form:button form:name="CommandButton24" form:control-implementation="ooo:com.sun.star.form.component.CommandButton" xml:id="control130" form:id="control130" form:label="Crea un Templat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Quasta serve solo a Bart per confezionare il template da rilasciar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il_template?language=Basic&amp;location=application" xlink:type="simple"/>
              </office:event-listeners>
            </form:button>
            <form:button form:name="CommandButton24" form:control-implementation="ooo:com.sun.star.form.component.CommandButton" xml:id="control131" form:id="control131" form:label="Nascondi tutte le Tabs di Contabilità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_contab.Nascondi_tabs_contabilita?language=Basic&amp;location=application" xlink:type="simple"/>
              </office:event-listeners>
            </form:button>
            <form:button form:name="CommandButton24" form:control-implementation="ooo:com.sun.star.form.component.CommandButton" xml:id="control132" form:id="control132" form:label="Vai a Schema Viste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o schema tabellare delle nuove vis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Vai_allo_schema_viste?language=Basic&amp;location=application" xlink:type="simple"/>
              </office:event-listeners>
            </form:button>
            <form:button form:name="CommandButton24" form:control-implementation="ooo:com.sun.star.form.component.CommandButton" xml:id="control133" form:id="control133" form:label="Uniforma/Riformatta lo stile di tutte le Analisi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sh Button 16" form:control-implementation="ooo:com.sun.star.form.component.CommandButton" xml:id="control134" form:id="control134" form:label="Menù e macro Sperimentali 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erimentale: Solo per Utenti esperti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Focus.Visualizza_S4?language=Basic&amp;location=application" xlink:type="simple"/>
              </office:event-listeners>
            </form:button>
            <form:button form:name="CommandButton24" form:control-implementation="ooo:com.sun.star.form.component.CommandButton" xml:id="control135" form:id="control135" form:label="Forza la registrazione delle Scorciatoie da tastiera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Forza_Shortcut?language=Basic&amp;location=application" xlink:type="simple"/>
              </office:event-listeners>
            </form:button>
            <form:button form:name="CommandButton24" form:control-implementation="ooo:com.sun.star.form.component.CommandButton" xml:id="control136" form:id="control136" form:label="Importa Stili in blocc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mporta nel doc attivo tutti gli stili da un altro fil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Importa_STILI?language=Basic&amp;location=application" xlink:type="simple"/>
              </office:event-listeners>
            </form:button>
            <form:button form:name="CommandButton24" form:control-implementation="ooo:com.sun.star.form.component.CommandButton" xml:id="control137" form:id="control137" form:label="Trasforma a &quot;descrizione Allargata&quot;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Accessori_2.Salva_spazio_A_A?language=Basic&amp;location=application" xlink:type="simple"/>
              </office:event-listeners>
            </form:button>
            <form:button form:name="CommandButton24" form:control-implementation="ooo:com.sun.star.form.component.CommandButton" xml:id="control138" form:id="control138" form:label="Sistema Il comput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para il computo: sistema anche i tag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Sistema_8.Riformatta_Voci_computo?language=Basic&amp;location=application" xlink:type="simple"/>
              </office:event-listeners>
            </form:button>
          </form:form>
        </office:forms>
        <table:table-column table:style-name="co190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16" table:number-columns-repeated="13" table:default-cell-style-name="Default"/>
        <table:table-column table:style-name="co11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99" table:default-cell-style-name="Default"/>
        <table:table-column table:style-name="co16" table:number-columns-repeated="132" table:default-cell-style-name="Default"/>
        <table:table-column table:style-name="co200" table:number-columns-repeated="51" table:default-cell-style-name="Default"/>
        <table:table-column table:style-name="co201" table:default-cell-style-name="Default"/>
        <table:table-column table:style-name="co199" table:default-cell-style-name="Default"/>
        <table:table-column table:style-name="co16" table:number-columns-repeated="12" table:default-cell-style-name="Default"/>
        <table:table-row table:style-name="ro75">
          <table:table-cell table:style-name="ce592"/>
          <table:table-cell table:style-name="ce595" office:value-type="string">
            <text:p>COSE VARIE (Roba un po' da smanettoni e curiosi, e in parte OBSOLETE”)</text:p>
          </table:table-cell>
          <table:table-cell table:style-name="ce601" table:number-columns-repeated="8"/>
          <table:table-cell table:style-name="ce538" table:number-columns-repeated="2"/>
          <table:table-cell table:style-name="ce538">
            <draw:control table:end-cell-address="S4.N5" table:end-x="1.884cm" table:end-y="0.098cm" draw:z-index="20" draw:text-style-name="P21" svg:width="3.471cm" svg:height="1.421cm" svg:x="0.671cm" svg:y="0.743cm" draw:control="control109"/>
          </table:table-cell>
          <table:table-cell table:style-name="ce538"/>
          <table:table-cell table:number-columns-repeated="3"/>
          <table:table-cell table:style-name="Menu_5f_sfondo_20_TITOLO" table:number-columns-repeated="3"/>
          <table:table-cell table:style-name="Menu_5f_sfondo_20_TITOLO" office:value-type="string">
            <text:p>MANUTENZIONE</text:p>
          </table:table-cell>
          <table:table-cell table:style-name="Menu_5f_sfondo_20_TITOLO" table:number-columns-repeated="4"/>
          <table:table-cell table:number-columns-repeated="186"/>
          <table:table-cell office:value-type="float" office:value="0">
            <text:p>0</text:p>
          </table:table-cell>
          <table:table-cell table:number-columns-repeated="9"/>
        </table:table-row>
        <table:table-row table:style-name="ro21">
          <table:table-cell table:style-name="ce538" table:number-columns-repeated="8"/>
          <table:table-cell table:style-name="ce538">
            <draw:control table:end-cell-address="S4.L5" table:end-x="1.412cm" table:end-y="0.383cm" draw:z-index="4" draw:text-style-name="P36" svg:width="6.911cm" svg:height="1.253cm" svg:x="1.275cm" svg:y="0.427cm" draw:control="control117"/>
          </table:table-cell>
          <table:table-cell table:style-name="ce538" table:number-columns-repeated="5"/>
          <table:table-cell table:number-columns-repeated="3"/>
          <table:table-cell table:style-name="ce559">
            <draw:control table:end-cell-address="S4.T6" table:end-x="1.013cm" table:end-y="0.109cm" draw:z-index="9" draw:text-style-name="P13" svg:width="6.818cm" svg:height="1.463cm" svg:x="0.427cm" svg:y="0.375cm" draw:control="control120"/>
          </table:table-cell>
          <table:table-cell table:style-name="ce562" table:number-columns-repeated="4"/>
          <table:table-cell table:style-name="ce562">
            <draw:control table:end-cell-address="S4.X7" table:end-x="2.906cm" table:end-y="0.181cm" draw:z-index="30" draw:text-style-name="P10" svg:width="4.541cm" svg:height="2cm" svg:x="4.498cm" svg:y="0.343cm" draw:control="control134"/>
          </table:table-cell>
          <table:table-cell table:style-name="ce570"/>
          <table:table-cell table:style-name="Menu_5f_sfondo"/>
          <table:table-cell table:number-columns-repeated="186"/>
          <table:table-cell office:value-type="float" office:value="1">
            <text:p>1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3"/>
          <table:table-cell table:style-name="ce563">
            <draw:control table:end-cell-address="S4.V6" table:end-x="8.101cm" table:end-y="0.116cm" draw:z-index="24" draw:text-style-name="P13" svg:width="6.836cm" svg:height="1.373cm" svg:x="1.265cm" svg:y="0.04cm" draw:control="control132"/>
          </table:table-cell>
          <table:table-cell table:style-name="ce563"/>
          <table:table-cell table:style-name="ce571"/>
          <table:table-cell table:style-name="Menu_5f_sfondo"/>
          <table:table-cell table:number-columns-repeated="186"/>
          <table:table-cell office:value-type="float" office:value="2">
            <text:p>2</text:p>
          </table:table-cell>
          <table:table-cell table:number-columns-repeated="9"/>
        </table:table-row>
        <table:table-row table:style-name="ro21">
          <table:table-cell table:style-name="ce538" table:number-columns-repeated="5"/>
          <table:table-cell table:style-name="ce538" office:value-type="string">
            <text:p>Controllo somme nelle Analisi (da fare??)</text:p>
          </table:table-cell>
          <table:table-cell table:style-name="ce538" table:number-columns-repeated="8"/>
          <table:table-cell table:number-columns-repeated="3"/>
          <table:table-cell table:style-name="ce560"/>
          <table:table-cell table:style-name="ce563" table:number-columns-repeated="3"/>
          <table:table-cell table:style-name="Menu_5f_sfondo" table:number-columns-repeated="2"/>
          <table:table-cell table:style-name="ce571"/>
          <table:table-cell table:style-name="Menu_5f_sfondo"/>
          <table:table-cell table:number-columns-repeated="186"/>
          <table:table-cell office:value-type="float" office:value="3">
            <text:p>3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3"/>
          <table:table-cell table:style-name="Menu_5f_sfondo" table:number-columns-repeated="2"/>
          <table:table-cell table:style-name="ce571"/>
          <table:table-cell table:style-name="Menu_5f_sfondo"/>
          <table:table-cell table:number-columns-repeated="186"/>
          <table:table-cell office:value-type="float" office:value="4">
            <text:p>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/>
          <table:table-cell table:style-name="ce565"/>
          <table:table-cell table:style-name="ce563" table:number-columns-repeated="3"/>
          <table:table-cell table:style-name="ce571"/>
          <table:table-cell table:style-name="Menu_5f_sfondo"/>
          <table:table-cell table:number-columns-repeated="186"/>
          <table:table-cell office:value-type="float" office:value="5">
            <text:p>5</text:p>
          </table:table-cell>
          <table:table-cell table:number-columns-repeated="9"/>
        </table:table-row>
        <table:table-row table:style-name="ro19">
          <table:table-cell table:style-name="ce593" office:value-type="string">
            <text:p>Questa si usa per sistemare vecchi computi importati</text:p>
          </table:table-cell>
          <table:table-cell table:style-name="ce538" table:number-columns-repeated="7"/>
          <table:table-cell table:style-name="ce538">
            <draw:control table:end-cell-address="S4.M10" table:end-x="1.041cm" table:end-y="0.038cm" draw:z-index="0" draw:style-name="gr3" draw:text-style-name="P31" svg:width="8.722cm" svg:height="1.467cm" svg:x="1.352cm" svg:y="0.036cm" draw:control="control101"/>
          </table:table-cell>
          <table:table-cell table:style-name="ce538" table:number-columns-repeated="5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6">
            <text:p>6</text:p>
          </table:table-cell>
          <table:table-cell table:number-columns-repeated="9"/>
        </table:table-row>
        <table:table-row table:style-name="ro21">
          <table:table-cell table:style-name="ce538">
            <draw:control table:end-cell-address="S4.F11" table:end-x="0.495cm" table:end-y="0.448cm" draw:z-index="1" draw:text-style-name="P9" svg:width="11.225cm" svg:height="1.726cm" svg:x="0.499cm" svg:y="0.104cm" draw:control="control102"/>
          </table:table-cell>
          <table:table-cell table:style-name="ce538" table:number-columns-repeated="13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7">
            <text:p>7</text:p>
          </table:table-cell>
          <table:table-cell table:number-columns-repeated="9"/>
        </table:table-row>
        <table:table-row table:style-name="ro19">
          <table:table-cell table:style-name="ce538" table:number-columns-repeated="6"/>
          <table:table-cell table:style-name="ce593"/>
          <table:table-cell table:style-name="ce538" table:number-columns-repeated="7"/>
          <table:table-cell table:number-columns-repeated="3"/>
          <table:table-cell table:style-name="ce560">
            <draw:control table:end-cell-address="S4.T12" table:end-x="1.029cm" table:end-y="0.421cm" draw:z-index="32" draw:text-style-name="P13" svg:width="6.836cm" svg:height="1.375cm" svg:x="0.425cm" svg:y="0.511cm" draw:control="control135"/>
          </table:table-cell>
          <table:table-cell table:style-name="ce563" table:number-columns-repeated="3"/>
          <table:table-cell table:style-name="ce563">
            <draw:control table:end-cell-address="S4.V13" table:end-x="7.265cm" table:end-y="0.008cm" draw:z-index="36" draw:text-style-name="P13" svg:width="6.836cm" svg:height="1.394cm" svg:x="0.429cm" svg:y="0.511cm" draw:control="control137"/>
            <draw:control table:end-cell-address="S4.W13" table:end-x="2.126cm" table:end-y="0.008cm" draw:z-index="37" draw:text-style-name="P13" svg:width="6.836cm" svg:height="1.394cm" svg:x="8.765cm" svg:y="0.511cm" draw:control="control138"/>
          </table:table-cell>
          <table:table-cell table:style-name="ce563"/>
          <table:table-cell table:style-name="ce571"/>
          <table:table-cell table:style-name="Menu_5f_sfondo"/>
          <table:table-cell table:number-columns-repeated="186"/>
          <table:table-cell office:value-type="float" office:value="8">
            <text:p>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/>
          <table:table-cell table:number-columns-repeated="186"/>
          <table:table-cell office:value-type="float" office:value="9">
            <text:p>9</text:p>
          </table:table-cell>
          <table:table-cell table:number-columns-repeated="9"/>
        </table:table-row>
        <table:table-row table:style-name="ro19">
          <table:table-cell table:style-name="ce538" table:number-columns-repeated="7"/>
          <table:table-cell table:style-name="ce538" office:value-type="string">
            <text:p><text:s text:c="32"/>Per fare la stessa cosa su una singola voce: Ctrl <text:s/>ALT <text:s/>S (sulla voce)</text:p>
          </table:table-cell>
          <table:table-cell table:style-name="ce538" table:number-columns-repeated="3"/>
          <table:table-cell table:style-name="ce600"/>
          <table:table-cell table:style-name="ce538" table:number-columns-repeated="2"/>
          <table:table-cell table:number-columns-repeated="3"/>
          <table:table-cell table:style-name="ce560"/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/>
          <table:table-cell table:number-columns-repeated="186"/>
          <table:table-cell office:value-type="float" office:value="10">
            <text:p>10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Per fare la stessa cosa su una singola voce bisogna eseguire:</text:p>
          </table:table-cell>
          <table:table-cell table:style-name="ce538" table:number-columns-repeated="12"/>
          <table:table-cell table:number-columns-repeated="3"/>
          <table:table-cell table:style-name="ce560"/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/>
          <table:table-cell table:number-columns-repeated="186"/>
          <table:table-cell office:value-type="float" office:value="11">
            <text:p>11</text:p>
          </table:table-cell>
          <table:table-cell table:number-columns-repeated="9"/>
        </table:table-row>
        <table:table-row table:style-name="ro19">
          <table:table-cell table:style-name="ce538"/>
          <table:table-cell table:style-name="ce596" office:value-type="string">
            <text:p>Voci_sistema_3.Copia_Formule_Solo_su_Voce_Corrente</text:p>
          </table:table-cell>
          <table:table-cell table:style-name="ce593"/>
          <table:table-cell table:style-name="ce538" table:number-columns-repeated="4"/>
          <table:table-cell table:style-name="ce538" office:value-type="string">
            <text:p>Eseguendo: <text:s text:c="5"/>Accessori_2.registra_nomi_area_su_tabella</text:p>
          </table:table-cell>
          <table:table-cell table:style-name="ce538" table:number-columns-repeated="6"/>
          <table:table-cell table:number-columns-repeated="3"/>
          <table:table-cell table:style-name="ce560">
            <draw:control table:end-cell-address="S4.T15" table:end-x="1.031cm" table:end-y="0.295cm" draw:z-index="28" draw:text-style-name="P26" svg:width="6.837cm" svg:height="0.945cm" svg:x="0.426cm" svg:y="0.299cm" draw:control="control112"/>
          </table:table-cell>
          <table:table-cell table:style-name="Menu_5f_sfondo" table:number-columns-repeated="2"/>
          <table:table-cell table:style-name="ce563" table:number-columns-repeated="3"/>
          <table:table-cell table:style-name="ce571"/>
          <table:table-cell table:style-name="Menu_5f_sfondo"/>
          <table:table-cell table:number-columns-repeated="186"/>
          <table:table-cell office:value-type="float" office:value="12">
            <text:p>12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crea (o sovrascrive) una tabella con nome “namedRanges” e ci scrive dentro scrive i nomi di Area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3">
            <text:p>13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Eseguendo: <text:s text:c="5"/>Accessori_2.riscrivi_nomi_area 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4">
            <text:p>14</text:p>
          </table:table-cell>
          <table:table-cell table:number-columns-repeated="9"/>
        </table:table-row>
        <table:table-row table:style-name="ro22">
          <table:table-cell table:style-name="ce538"/>
          <table:table-cell table:style-name="ce597" office:value-type="string">
            <text:p>Registra una configurazione On/Off di colonne</text:p>
          </table:table-cell>
          <table:table-cell table:style-name="ce538" table:number-columns-repeated="5"/>
          <table:table-cell table:style-name="ce538" office:value-type="string">
            <text:p><text:s/>cancella tutti i nomi di area sostituendoli con quelli scritti nella tabella “namedRanges”</text:p>
          </table:table-cell>
          <table:table-cell table:style-name="ce538" table:number-columns-repeated="6"/>
          <table:table-cell table:number-columns-repeated="3"/>
          <table:table-cell table:style-name="ce560">
            <draw:control table:end-cell-address="S4.T17" table:end-x="1.031cm" table:end-y="0.731cm" draw:z-index="29" draw:text-style-name="P26" svg:width="6.837cm" svg:height="0.992cm" svg:x="0.426cm" svg:y="0.213cm" draw:control="control113"/>
          </table:table-cell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5">
            <text:p>15</text:p>
          </table:table-cell>
          <table:table-cell table:number-columns-repeated="9"/>
        </table:table-row>
        <table:table-row table:style-name="ro77">
          <table:table-cell table:style-name="ce538"/>
          <table:table-cell table:style-name="ce598" office:value-type="string">
            <text:p>Eseguire dalla sheet: <text:s text:c="4"/>Viste.Registra_conf_colonne</text:p>
            <text:p><text:span text:style-name="T16">(in fondo alla macro un help su come usare la conf salvata)</text:span></text:p>
          </table:table-cell>
          <table:table-cell table:style-name="ce538" table:number-columns-repeated="6"/>
          <table:table-cell table:style-name="ce538">
            <draw:control table:end-cell-address="S4.M19" table:end-x="0.185cm" table:end-y="0.407cm" draw:z-index="5" draw:text-style-name="P31" svg:width="7.721cm" svg:height="0.884cm" svg:x="1.497cm" svg:y="0.852cm" draw:control="control105"/>
          </table:table-cell>
          <table:table-cell table:style-name="ce538" table:number-columns-repeated="5"/>
          <table:table-cell table:number-columns-repeated="3"/>
          <table:table-cell table:style-name="ce560"/>
          <table:table-cell table:style-name="ce563" table:number-columns-repeated="4"/>
          <table:table-cell table:style-name="ce563">
            <draw:control table:end-cell-address="S4.X19" table:end-x="1.493cm" table:end-y="0.183cm" draw:z-index="22" draw:text-style-name="P13" svg:width="6.809cm" svg:height="1.32cm" svg:x="0.817cm" svg:y="0.192cm" draw:control="control130"/>
          </table:table-cell>
          <table:table-cell table:style-name="ce571"/>
          <table:table-cell table:style-name="Menu_5f_sfondo"/>
          <table:table-cell table:number-columns-repeated="186"/>
          <table:table-cell office:value-type="float" office:value="16">
            <text:p>16</text:p>
          </table:table-cell>
          <table:table-cell table:number-columns-repeated="9"/>
        </table:table-row>
        <table:table-row table:style-name="ro22">
          <table:table-cell table:style-name="ce538"/>
          <table:table-cell table:style-name="ce598"/>
          <table:table-cell table:style-name="ce538" table:number-columns-repeated="12"/>
          <table:table-cell table:number-columns-repeated="3"/>
          <table:table-cell table:style-name="ce560">
            <draw:control table:end-cell-address="S4.T20" table:end-x="1.032cm" table:end-y="0.34cm" draw:z-index="31" draw:text-style-name="P26" svg:width="6.837cm" svg:height="0.963cm" svg:x="0.427cm" svg:y="0.284cm" draw:control="control114"/>
          </table:table-cell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7">
            <text:p>17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<text:s/></text:p>
          </table:table-cell>
          <table:table-cell table:style-name="ce538" table:number-columns-repeated="12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8">
            <text:p>18</text:p>
          </table:table-cell>
          <table:table-cell table:number-columns-repeated="9"/>
        </table:table-row>
        <table:table-row table:style-name="ro21">
          <table:table-cell table:style-name="ce538">
            <draw:control table:end-cell-address="S4.E23" table:end-x="0.736cm" table:end-y="0.392cm" draw:z-index="3" draw:style-name="gr3" draw:text-style-name="P31" svg:width="8.721cm" svg:height="1.435cm" svg:x="0.783cm" svg:y="0.254cm" draw:control="control104"/>
          </table:table-cell>
          <table:table-cell table:style-name="ce538" table:number-columns-repeated="13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19">
            <text:p>19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copia passo passo (cella per cella) i colori anomali (di sfondo e di carattere)</text:p>
          </table:table-cell>
          <table:table-cell table:style-name="ce538" table:number-columns-repeated="6"/>
          <table:table-cell table:number-columns-repeated="3"/>
          <table:table-cell table:style-name="ce560">
            <draw:control table:end-cell-address="S4.T24" table:end-x="0.942cm" table:end-y="0.281cm" draw:z-index="33" draw:text-style-name="P13" svg:width="6.836cm" svg:height="1.365cm" svg:x="0.338cm" svg:y="0.34cm" draw:control="control136"/>
          </table:table-cell>
          <table:table-cell table:style-name="ce563" table:number-columns-repeated="3"/>
          <table:table-cell table:style-name="ce563">
            <draw:control table:end-cell-address="S4.V25" table:end-x="7.353cm" table:end-y="0.144cm" draw:z-index="35" draw:text-style-name="P26" svg:width="6.837cm" svg:height="1.911cm" svg:x="0.516cm" svg:y="0.089cm" draw:control="control116"/>
          </table:table-cell>
          <table:table-cell table:style-name="ce563"/>
          <table:table-cell table:style-name="ce571"/>
          <table:table-cell table:style-name="Menu_5f_sfondo"/>
          <table:table-cell table:number-columns-repeated="186"/>
          <table:table-cell office:value-type="float" office:value="20">
            <text:p>20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Si aziona da una tabella... e preleva i valori da un'altra con lo stesso nome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21">
            <text:p>21</text:p>
          </table:table-cell>
          <table:table-cell table:number-columns-repeated="9"/>
        </table:table-row>
        <table:table-row table:style-name="ro70">
          <table:table-cell table:style-name="ce538"/>
          <table:table-cell table:style-name="ce599"/>
          <table:table-cell table:style-name="ce538" table:number-columns-repeated="5"/>
          <table:table-cell table:style-name="ce538" office:value-type="string">
            <text:p>ma con suffisso _2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22">
            <text:p>22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Eseguire: UltimusFree2.Cerca_Rior.cella_cella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23">
            <text:p>23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Per fare la stessa cosa su una singola voce sia del Computo che delle Analisi</text:p>
          </table:table-cell>
          <table:table-cell table:style-name="ce538" table:number-columns-repeated="12"/>
          <table:table-cell table:number-columns-repeated="3"/>
          <table:table-cell table:style-name="ce560"/>
          <table:table-cell table:style-name="ce563" table:number-columns-repeated="4"/>
          <table:table-cell table:style-name="Menu_5f_sfondo"/>
          <table:table-cell table:style-name="ce571"/>
          <table:table-cell table:style-name="Menu_5f_sfondo"/>
          <table:table-cell table:number-columns-repeated="186"/>
          <table:table-cell office:value-type="float" office:value="24">
            <text:p>24</text:p>
          </table:table-cell>
          <table:table-cell table:number-columns-repeated="9"/>
        </table:table-row>
        <table:table-row table:style-name="ro19">
          <table:table-cell table:style-name="ce538"/>
          <table:table-cell table:style-name="ce600" office:value-type="string">
            <text:p><text:s/>CTRL-Alt-R (sulla voce)</text:p>
          </table:table-cell>
          <table:table-cell table:style-name="ce538" table:number-columns-repeated="12"/>
          <table:table-cell table:number-columns-repeated="3"/>
          <table:table-cell table:style-name="ce560"/>
          <table:table-cell table:style-name="ce563" table:number-columns-repeated="4"/>
          <table:table-cell table:style-name="Menu_5f_sfondo"/>
          <table:table-cell table:style-name="ce571"/>
          <table:table-cell table:style-name="Menu_5f_sfondo"/>
          <table:table-cell table:number-columns-repeated="186"/>
          <table:table-cell office:value-type="float" office:value="25">
            <text:p>25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Uniforma_Formati_Su_Tutte_ANALISI_PREZZO</text:p>
          </table:table-cell>
          <table:table-cell table:style-name="ce538" table:number-columns-repeated="6"/>
          <table:table-cell table:style-name="ce538" office:value-type="string">
            <text:p>UltimusFree2.Pulizia_0.DOPPIONI_TROVA_giuserpe</text:p>
          </table:table-cell>
          <table:table-cell table:style-name="ce538" table:number-columns-repeated="6"/>
          <table:table-cell table:number-columns-repeated="3"/>
          <table:table-cell table:style-name="ce560">
            <draw:control table:end-cell-address="S4.T30" table:end-x="1.029cm" table:end-y="0.276cm" draw:z-index="10" draw:text-style-name="P13" svg:width="6.836cm" svg:height="1.368cm" svg:x="0.425cm" svg:y="0.205cm" draw:control="control121"/>
          </table:table-cell>
          <table:table-cell table:style-name="ce563" table:number-columns-repeated="3"/>
          <table:table-cell table:style-name="ce563">
            <draw:control table:end-cell-address="S4.V31" table:end-x="7.601cm" table:end-y="0.389cm" draw:z-index="11" draw:text-style-name="P26" svg:width="6.837cm" svg:height="1.911cm" svg:x="0.764cm" svg:y="0.207cm" draw:control="control107"/>
          </table:table-cell>
          <table:table-cell table:style-name="ce563"/>
          <table:table-cell table:style-name="ce571"/>
          <table:table-cell table:style-name="Menu_5f_sfondo"/>
          <table:table-cell table:number-columns-repeated="186"/>
          <table:table-cell office:value-type="float" office:value="26">
            <text:p>26</text:p>
          </table:table-cell>
          <table:table-cell table:number-columns-repeated="9"/>
        </table:table-row>
        <table:table-row table:style-name="ro21">
          <table:table-cell table:style-name="ce538" table:number-columns-repeated="7"/>
          <table:table-cell table:style-name="ce538" office:value-type="string">
            <text:p>assegnata a Ctrl Alt N (non documentata)</text:p>
          </table:table-cell>
          <table:table-cell table:style-name="ce538" table:number-columns-repeated="6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27">
            <text:p>27</text:p>
          </table:table-cell>
          <table:table-cell table:number-columns-repeated="9"/>
        </table:table-row>
        <table:table-row table:style-name="ro21">
          <table:table-cell table:style-name="ce538">
            <draw:control table:end-cell-address="S4.E32" table:end-x="0.954cm" table:end-y="0.397cm" draw:z-index="8" draw:style-name="gr3" draw:text-style-name="P31" svg:width="8.722cm" svg:height="1.47cm" svg:x="1cm" svg:y="0.223cm" draw:control="control106"/>
          </table:table-cell>
          <table:table-cell table:style-name="ce538" table:number-columns-repeated="13"/>
          <table:table-cell table:number-columns-repeated="3"/>
          <table:table-cell table:style-name="ce560"/>
          <table:table-cell table:style-name="ce563" table:number-columns-repeated="4"/>
          <table:table-cell table:style-name="ce563">
            <draw:control table:end-cell-address="S4.X31" table:end-x="2.385cm" table:end-y="0.147cm" draw:z-index="15" draw:text-style-name="P26" svg:width="7.271cm" svg:height="0.922cm" svg:x="1.247cm" svg:y="0.089cm" draw:control="control124"/>
          </table:table-cell>
          <table:table-cell table:style-name="ce571"/>
          <table:table-cell table:style-name="Menu_5f_sfondo"/>
          <table:table-cell table:number-columns-repeated="186"/>
          <table:table-cell office:value-type="float" office:value="28">
            <text:p>2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29">
            <text:p>2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>
            <draw:control table:end-cell-address="S4.T34" table:end-x="1.029cm" table:end-y="0.317cm" draw:z-index="21" draw:text-style-name="P13" svg:width="6.836cm" svg:height="1.372cm" svg:x="0.425cm" svg:y="0.242cm" draw:control="control129"/>
          </table:table-cell>
          <table:table-cell table:style-name="Menu_5f_sfondo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0">
            <text:p>30</text:p>
          </table:table-cell>
          <table:table-cell table:number-columns-repeated="9"/>
        </table:table-row>
        <table:table-row table:style-name="ro21">
          <table:table-cell table:style-name="ce538" table:number-columns-repeated="5"/>
          <table:table-cell table:style-name="ce538" office:value-type="string">
            <text:p>Per importare listini da Primus</text:p>
          </table:table-cell>
          <table:table-cell table:style-name="ce538" table:number-columns-repeated="8"/>
          <table:table-cell table:number-columns-repeated="3"/>
          <table:table-cell table:style-name="ce560"/>
          <table:table-cell table:style-name="ce563" table:number-columns-repeated="4"/>
          <table:table-cell table:style-name="ce563">
            <draw:control table:end-cell-address="S4.X34" table:end-x="2.389cm" table:end-y="0.378cm" draw:z-index="13" draw:text-style-name="P30" svg:width="7.276cm" svg:height="1.012cm" svg:x="1.246cm" svg:y="0.231cm" draw:control="control122"/>
          </table:table-cell>
          <table:table-cell table:style-name="ce571"/>
          <table:table-cell table:style-name="Menu_5f_sfondo"/>
          <table:table-cell table:number-columns-repeated="186"/>
          <table:table-cell office:value-type="float" office:value="31">
            <text:p>31</text:p>
          </table:table-cell>
          <table:table-cell table:number-columns-repeated="9"/>
        </table:table-row>
        <table:table-row table:style-name="ro21">
          <table:table-cell table:style-name="ce538" table:number-columns-repeated="5"/>
          <table:table-cell table:style-name="ce538" office:value-type="string">
            <text:p>Import_acc.Main_Conversione</text:p>
          </table:table-cell>
          <table:table-cell table:style-name="ce538" table:number-columns-repeated="8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2">
            <text:p>3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3"/>
          <table:table-cell table:style-name="ce563">
            <draw:control table:end-cell-address="S4.V37" table:end-x="8.015cm" table:end-y="0.175cm" draw:z-index="23" draw:text-style-name="P13" svg:width="6.836cm" svg:height="1.407cm" svg:x="1.179cm" svg:y="0.191cm" draw:control="control131"/>
          </table:table-cell>
          <table:table-cell table:style-name="ce563"/>
          <table:table-cell table:style-name="ce571"/>
          <table:table-cell table:style-name="Menu_5f_sfondo"/>
          <table:table-cell table:number-columns-repeated="186"/>
          <table:table-cell office:value-type="float" office:value="33">
            <text:p>33</text:p>
          </table:table-cell>
          <table:table-cell table:number-columns-repeated="9"/>
        </table:table-row>
        <table:table-row table:style-name="ro21">
          <table:table-cell table:style-name="ce538">
            <draw:control table:end-cell-address="S4.D38" table:end-x="1.989cm" table:end-y="0.163cm" draw:z-index="2" draw:style-name="gr3" draw:text-style-name="P37" svg:width="8.378cm" svg:height="1.472cm" svg:x="0.25cm" svg:y="0.115cm" draw:control="control103"/>
          </table:table-cell>
          <table:table-cell table:style-name="ce538" table:number-columns-repeated="13"/>
          <table:table-cell table:number-columns-repeated="3"/>
          <table:table-cell table:style-name="ce560">
            <draw:control table:end-cell-address="S4.T37" table:end-x="1.173cm" table:end-y="0.222cm" draw:z-index="12" draw:text-style-name="P29" svg:width="6.878cm" svg:height="0.897cm" svg:x="0.527cm" svg:y="0.316cm" draw:control="control108"/>
          </table:table-cell>
          <table:table-cell table:style-name="ce563" table:number-columns-repeated="4"/>
          <table:table-cell table:style-name="ce563">
            <draw:control table:end-cell-address="S4.X37" table:end-x="2.456cm" table:end-y="0.221cm" draw:z-index="14" draw:text-style-name="P26" svg:width="7.273cm" svg:height="0.933cm" svg:x="1.316cm" svg:y="0.279cm" draw:control="control123"/>
          </table:table-cell>
          <table:table-cell table:style-name="ce571"/>
          <table:table-cell table:style-name="Menu_5f_sfondo"/>
          <table:table-cell table:number-columns-repeated="186"/>
          <table:table-cell office:value-type="float" office:value="34">
            <text:p>34</text:p>
          </table:table-cell>
          <table:table-cell table:number-columns-repeated="9"/>
        </table:table-row>
        <table:table-row table:style-name="ro70">
          <table:table-cell table:style-name="ce538" table:number-columns-repeated="5"/>
          <table:table-cell table:style-name="ce538">
            <draw:control table:end-cell-address="S4.J39" table:end-x="0.019cm" table:end-y="0.065cm" draw:z-index="34" draw:text-style-name="P26" svg:width="6.837cm" svg:height="0.953cm" svg:x="2.214cm" svg:y="0.535cm" draw:control="control115"/>
          </table:table-cell>
          <table:table-cell table:style-name="ce599"/>
          <table:table-cell table:style-name="ce538" table:number-columns-repeated="7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5">
            <text:p>3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6">
            <text:p>3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>
            <draw:control table:end-cell-address="S4.T40" table:end-x="0.937cm" table:end-y="0.324cm" draw:z-index="16" draw:text-style-name="P26" svg:width="6.744cm" svg:height="0.929cm" svg:x="0.425cm" svg:y="0.386cm" draw:control="control125"/>
          </table:table-cell>
          <table:table-cell table:style-name="ce563"/>
          <table:table-cell table:style-name="ce563">
            <draw:control table:end-cell-address="S4.V40" table:end-x="6.286cm" table:end-y="0.324cm" draw:z-index="17" draw:text-style-name="P26" svg:width="6.771cm" svg:height="0.929cm" svg:x="1.442cm" svg:y="0.386cm" draw:control="control126"/>
          </table:table-cell>
          <table:table-cell table:style-name="ce563"/>
          <table:table-cell table:style-name="ce563">
            <draw:control table:end-cell-address="S4.W40" table:end-x="0.359cm" table:end-y="0.324cm" draw:z-index="18" draw:text-style-name="P26" svg:width="7.401cm" svg:height="0.929cm" svg:x="6.433cm" svg:y="0.386cm" draw:control="control127"/>
          </table:table-cell>
          <table:table-cell table:style-name="ce563">
            <draw:control table:end-cell-address="S4.X41" table:end-x="2.474cm" table:end-y="0.017cm" draw:z-index="19" draw:text-style-name="P32" svg:width="7.261cm" svg:height="1.097cm" svg:x="1.346cm" svg:y="0.343cm" draw:control="control128"/>
          </table:table-cell>
          <table:table-cell table:style-name="ce571"/>
          <table:table-cell table:style-name="Menu_5f_sfondo"/>
          <table:table-cell table:number-columns-repeated="186"/>
          <table:table-cell office:value-type="float" office:value="37">
            <text:p>37</text:p>
          </table:table-cell>
          <table:table-cell table:number-columns-repeated="9"/>
        </table:table-row>
        <table:table-row table:style-name="ro70">
          <table:table-cell table:style-name="ce538" table:number-columns-repeated="6"/>
          <table:table-cell table:style-name="ce599"/>
          <table:table-cell table:style-name="ce538" table:number-columns-repeated="2"/>
          <table:table-cell table:style-name="ce538">
            <draw:control table:end-cell-address="S4.M43" table:end-x="1.958cm" table:end-y="0.48cm" draw:z-index="7" draw:text-style-name="P31" svg:width="7.696cm" svg:height="2.039cm" svg:x="1.037cm" svg:y="0.423cm" draw:control="control119"/>
          </table:table-cell>
          <table:table-cell table:style-name="ce538" table:number-columns-repeated="4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8">
            <text:p>38</text:p>
          </table:table-cell>
          <table:table-cell table:number-columns-repeated="9"/>
        </table:table-row>
        <table:table-row table:style-name="ro21">
          <table:table-cell table:style-name="ce538">
            <draw:control table:end-cell-address="S4.E43" table:end-x="1.836cm" table:end-y="0.447cm" draw:z-index="6" draw:text-style-name="P38" svg:width="10.602cm" svg:height="1.449cm" svg:x="0.002cm" svg:y="0.421cm" draw:control="control118"/>
          </table:table-cell>
          <table:table-cell table:style-name="ce538" table:number-columns-repeated="13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39">
            <text:p>3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40">
            <text:p>40</text:p>
          </table:table-cell>
          <table:table-cell table:number-columns-repeated="9"/>
        </table:table-row>
        <table:table-row table:style-name="ro70">
          <table:table-cell table:style-name="ce538" table:number-columns-repeated="6"/>
          <table:table-cell table:style-name="ce599"/>
          <table:table-cell table:style-name="ce538" table:number-columns-repeated="7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41">
            <text:p>41</text:p>
          </table:table-cell>
          <table:table-cell table:number-columns-repeated="9"/>
        </table:table-row>
        <table:table-row table:style-name="ro70">
          <table:table-cell table:style-name="ce538" table:number-columns-repeated="6"/>
          <table:table-cell table:style-name="ce599"/>
          <table:table-cell table:style-name="ce538" table:number-columns-repeated="7"/>
          <table:table-cell table:number-columns-repeated="3"/>
          <table:table-cell table:style-name="ce560"/>
          <table:table-cell table:style-name="ce563" table:number-columns-repeated="5"/>
          <table:table-cell table:style-name="ce571"/>
          <table:table-cell table:style-name="Menu_5f_sfondo"/>
          <table:table-cell table:number-columns-repeated="186"/>
          <table:table-cell office:value-type="float" office:value="42">
            <text:p>4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3"/>
          <table:table-cell table:style-name="ce561"/>
          <table:table-cell table:style-name="ce564" table:number-columns-repeated="5"/>
          <table:table-cell table:style-name="ce572"/>
          <table:table-cell table:style-name="Menu_5f_sfondo"/>
          <table:table-cell table:number-columns-repeated="186"/>
          <table:table-cell office:value-type="float" office:value="43">
            <text:p>43</text:p>
          </table:table-cell>
          <table:table-cell table:number-columns-repeated="9"/>
        </table:table-row>
        <table:table-row table:style-name="ro70">
          <table:table-cell table:style-name="ce538" table:number-columns-repeated="6"/>
          <table:table-cell table:style-name="ce599"/>
          <table:table-cell table:style-name="ce538" table:number-columns-repeated="7"/>
          <table:table-cell table:number-columns-repeated="3"/>
          <table:table-cell table:style-name="Menu_5f_sfondo" table:number-columns-repeated="8"/>
          <table:table-cell table:number-columns-repeated="186"/>
          <table:table-cell office:value-type="float" office:value="44">
            <text:p>44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Copia solo formule dalla colonna S in poi <text:s/>Singola voce <text:s/>(preserva i tag)</text:p>
          </table:table-cell>
          <table:table-cell table:style-name="ce538" table:number-columns-repeated="12"/>
          <table:table-cell table:number-columns-repeated="197"/>
          <table:table-cell office:value-type="float" office:value="45">
            <text:p>45</text:p>
          </table:table-cell>
          <table:table-cell table:number-columns-repeated="9"/>
        </table:table-row>
        <table:table-row table:style-name="ro21">
          <table:table-cell table:style-name="ce538" table:number-columns-repeated="2"/>
          <table:table-cell table:style-name="ce538" office:value-type="string">
            <text:p>Ctr++</text:p>
          </table:table-cell>
          <table:table-cell table:style-name="ce538" table:number-columns-repeated="11"/>
          <table:table-cell table:number-columns-repeated="197"/>
          <table:table-cell office:value-type="float" office:value="46">
            <text:p>46</text:p>
          </table:table-cell>
          <table:table-cell table:number-columns-repeated="9"/>
        </table:table-row>
        <table:table-row table:style-name="ro70">
          <table:table-cell table:style-name="ce538" table:number-columns-repeated="6"/>
          <table:table-cell table:style-name="ce599"/>
          <table:table-cell table:style-name="ce538" table:number-columns-repeated="7"/>
          <table:table-cell table:number-columns-repeated="197"/>
          <table:table-cell office:value-type="float" office:value="47">
            <text:p>47</text:p>
          </table:table-cell>
          <table:table-cell table:number-columns-repeated="9"/>
        </table:table-row>
        <table:table-row table:style-name="ro70">
          <table:table-cell table:style-name="ce538" office:value-type="string">
            <text:p>Concatena_Analisi_Funzione</text:p>
          </table:table-cell>
          <table:table-cell table:style-name="ce538" table:number-columns-repeated="2"/>
          <table:table-cell table:style-name="ce538" office:value-type="string">
            <text:p>(Riformata le analisi vecchie)</text:p>
          </table:table-cell>
          <table:table-cell table:style-name="ce538" table:number-columns-repeated="2"/>
          <table:table-cell table:style-name="ce599"/>
          <table:table-cell table:style-name="ce538" table:number-columns-repeated="7"/>
          <table:table-cell table:number-columns-repeated="197"/>
          <table:table-cell office:value-type="float" office:value="48">
            <text:p>48</text:p>
          </table:table-cell>
          <table:table-cell table:number-columns-repeated="9"/>
        </table:table-row>
        <table:table-row table:style-name="ro70">
          <table:table-cell table:style-name="ce538" table:number-columns-repeated="7"/>
          <table:table-cell table:style-name="ce599"/>
          <table:table-cell table:style-name="ce538" table:number-columns-repeated="6"/>
          <table:table-cell table:number-columns-repeated="197"/>
          <table:table-cell office:value-type="float" office:value="49">
            <text:p>49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“FormatATT_2_5C” <text:s/>&gt; converte una tabella di “tipo computo” di <text:s/>template ATT in 5C (al momento converte solo una tabella con nome “COMPUTO”)</text:p>
          </table:table-cell>
          <table:table-cell table:style-name="ce538" table:number-columns-repeated="13"/>
          <table:table-cell table:number-columns-repeated="197"/>
          <table:table-cell office:value-type="float" office:value="50">
            <text:p>50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1">
            <text:p>51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“TestAtt_N” <text:s/>&gt; Test per verificare la presenza di Attributi in una cella (Ancora da attribuire a shortcut...)</text:p>
          </table:table-cell>
          <table:table-cell table:style-name="ce538" table:number-columns-repeated="13"/>
          <table:table-cell table:number-columns-repeated="197"/>
          <table:table-cell office:value-type="float" office:value="52">
            <text:p>5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3">
            <text:p>53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“TestAtt_Sheet” <text:s/>&gt; Test per verificare la presenza di Attributi di Sheet (nella sheet attiva) (Ancora da attribuire a shortcut ...)</text:p>
          </table:table-cell>
          <table:table-cell table:style-name="ce538" table:number-columns-repeated="13"/>
          <table:table-cell table:number-columns-repeated="197"/>
          <table:table-cell office:value-type="float" office:value="54">
            <text:p>5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5">
            <text:p>5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6">
            <text:p>5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7">
            <text:p>57</text:p>
          </table:table-cell>
          <table:table-cell table:number-columns-repeated="9"/>
        </table:table-row>
        <table:table-row table:style-name="ro21">
          <table:table-cell table:style-name="ce538" office:value-type="float" office:value="1">
            <text:p>1</text:p>
          </table:table-cell>
          <table:table-cell table:style-name="ce538" office:value-type="float" office:value="2">
            <text:p>2</text:p>
          </table:table-cell>
          <table:table-cell table:style-name="ce538" office:value-type="float" office:value="3">
            <text:p>3</text:p>
          </table:table-cell>
          <table:table-cell table:style-name="ce538" office:value-type="float" office:value="4">
            <text:p>4</text:p>
          </table:table-cell>
          <table:table-cell table:style-name="ce538" office:value-type="float" office:value="5">
            <text:p>5</text:p>
          </table:table-cell>
          <table:table-cell table:style-name="ce538" office:value-type="float" office:value="6">
            <text:p>6</text:p>
          </table:table-cell>
          <table:table-cell table:style-name="ce538" office:value-type="float" office:value="7">
            <text:p>7</text:p>
          </table:table-cell>
          <table:table-cell table:style-name="ce538" office:value-type="float" office:value="8">
            <text:p>8</text:p>
          </table:table-cell>
          <table:table-cell table:style-name="ce538" office:value-type="float" office:value="9">
            <text:p>9</text:p>
          </table:table-cell>
          <table:table-cell table:style-name="ce538" office:value-type="float" office:value="10">
            <text:p>10</text:p>
          </table:table-cell>
          <table:table-cell table:style-name="ce538" office:value-type="float" office:value="11">
            <text:p>11</text:p>
          </table:table-cell>
          <table:table-cell table:style-name="ce538" office:value-type="float" office:value="12">
            <text:p>12</text:p>
          </table:table-cell>
          <table:table-cell table:style-name="ce538" office:value-type="float" office:value="13">
            <text:p>13</text:p>
          </table:table-cell>
          <table:table-cell table:style-name="ce538" office:value-type="float" office:value="14">
            <text:p>14</text:p>
          </table:table-cell>
          <table:table-cell table:style-name="ce538" office:value-type="float" office:value="15">
            <text:p>15</text:p>
          </table:table-cell>
          <table:table-cell table:style-name="ce538" office:value-type="float" office:value="16">
            <text:p>16</text:p>
          </table:table-cell>
          <table:table-cell table:style-name="ce538" office:value-type="float" office:value="17">
            <text:p>17</text:p>
          </table:table-cell>
          <table:table-cell table:style-name="ce538" office:value-type="float" office:value="18">
            <text:p>18</text:p>
          </table:table-cell>
          <table:table-cell table:style-name="ce538" office:value-type="float" office:value="19">
            <text:p>19</text:p>
          </table:table-cell>
          <table:table-cell table:style-name="ce538" office:value-type="float" office:value="20">
            <text:p>20</text:p>
          </table:table-cell>
          <table:table-cell table:style-name="ce538" office:value-type="float" office:value="21">
            <text:p>21</text:p>
          </table:table-cell>
          <table:table-cell table:style-name="ce538" office:value-type="float" office:value="22">
            <text:p>22</text:p>
          </table:table-cell>
          <table:table-cell table:style-name="ce538" office:value-type="float" office:value="23">
            <text:p>23</text:p>
          </table:table-cell>
          <table:table-cell table:style-name="ce538" office:value-type="float" office:value="24">
            <text:p>24</text:p>
          </table:table-cell>
          <table:table-cell table:style-name="ce538" office:value-type="float" office:value="25">
            <text:p>25</text:p>
          </table:table-cell>
          <table:table-cell table:style-name="ce538" office:value-type="float" office:value="26">
            <text:p>26</text:p>
          </table:table-cell>
          <table:table-cell table:number-columns-repeated="185"/>
          <table:table-cell office:value-type="float" office:value="58">
            <text:p>5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59">
            <text:p>5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60">
            <text:p>60</text:p>
          </table:table-cell>
          <table:table-cell table:number-columns-repeated="9"/>
        </table:table-row>
        <table:table-row table:style-name="ro21">
          <table:table-cell table:style-name="ce560">
            <draw:control table:end-cell-address="S4.B65" table:end-x="1.271cm" table:end-y="0.241cm" draw:z-index="27" draw:text-style-name="P26" svg:width="3.32cm" svg:height="1.11cm" svg:x="0.233cm" svg:y="0.427cm" draw:control="control111"/>
          </table:table-cell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61">
            <text:p>61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2"/>
          <table:table-cell table:style-name="ce538" table:number-columns-repeated="14"/>
          <table:table-cell table:number-columns-repeated="181"/>
          <table:table-cell office:value-type="float" office:value="62">
            <text:p>62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63">
            <text:p>63</text:p>
          </table:table-cell>
          <table:table-cell table:number-columns-repeated="9"/>
        </table:table-row>
        <table:table-row table:style-name="ro77">
          <table:table-cell table:style-name="ce594"/>
          <table:table-cell table:style-name="ce574" table:number-columns-repeated="3"/>
          <table:table-cell table:style-name="ce603"/>
          <table:table-cell table:style-name="ce574"/>
          <table:table-cell table:style-name="ce538" table:number-columns-repeated="8"/>
          <table:table-cell table:number-columns-repeated="197"/>
          <table:table-cell office:value-type="float" office:value="64">
            <text:p>64</text:p>
          </table:table-cell>
          <table:table-cell table:number-columns-repeated="9"/>
        </table:table-row>
        <table:table-row table:style-name="ro112">
          <table:table-cell table:style-name="ce594">
            <draw:control table:end-cell-address="S4.B67" table:end-x="1.244cm" table:end-y="0.515cm" draw:z-index="25" draw:text-style-name="P26" svg:width="3.32cm" svg:height="1.249cm" svg:x="0.206cm" svg:y="0.184cm" draw:control="control110"/>
          </table:table-cell>
          <table:table-cell table:style-name="ce574" table:number-columns-repeated="2"/>
          <table:table-cell table:style-name="ce602"/>
          <table:table-cell table:style-name="ce603"/>
          <table:table-cell table:style-name="ce574"/>
          <table:table-cell table:style-name="ce538" table:number-columns-repeated="8"/>
          <table:table-cell table:number-columns-repeated="197"/>
          <table:table-cell office:value-type="float" office:value="65">
            <text:p>65</text:p>
          </table:table-cell>
          <table:table-cell table:number-columns-repeated="9"/>
        </table:table-row>
        <table:table-row table:style-name="ro77">
          <table:table-cell table:style-name="ce560"/>
          <table:table-cell table:style-name="ce563" table:number-columns-repeated="3"/>
          <table:table-cell table:style-name="ce604"/>
          <table:table-cell table:style-name="ce605"/>
          <table:table-cell table:style-name="ce538" table:number-columns-repeated="8"/>
          <table:table-cell table:number-columns-repeated="197"/>
          <table:table-cell office:value-type="float" office:value="66">
            <text:p>66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67">
            <text:p>67</text:p>
          </table:table-cell>
          <table:table-cell table:number-columns-repeated="9"/>
        </table:table-row>
        <table:table-row table:style-name="ro21">
          <table:table-cell table:style-name="ce560">
            <draw:control table:end-cell-address="S4.B72" table:end-x="1.244cm" table:end-y="0.219cm" draw:z-index="26" draw:text-style-name="P13" svg:width="3.32cm" svg:height="1.437cm" svg:x="0.206cm" svg:y="0.079cm" draw:control="control133"/>
          </table:table-cell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68">
            <text:p>68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69">
            <text:p>69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70">
            <text:p>70</text:p>
          </table:table-cell>
          <table:table-cell table:number-columns-repeated="9"/>
        </table:table-row>
        <table:table-row table:style-name="ro21">
          <table:table-cell table:style-name="ce560"/>
          <table:table-cell table:style-name="ce563" table:number-columns-repeated="5"/>
          <table:table-cell table:style-name="ce538" table:number-columns-repeated="8"/>
          <table:table-cell table:number-columns-repeated="197"/>
          <table:table-cell office:value-type="float" office:value="71">
            <text:p>71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2">
            <text:p>7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3">
            <text:p>73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4">
            <text:p>7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5">
            <text:p>7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6">
            <text:p>7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7">
            <text:p>77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8">
            <text:p>7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79">
            <text:p>7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0">
            <text:p>80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1">
            <text:p>81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2">
            <text:p>8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3">
            <text:p>83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4">
            <text:p>8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5">
            <text:p>8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6">
            <text:p>8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7">
            <text:p>87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8">
            <text:p>8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89">
            <text:p>8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0">
            <text:p>90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1">
            <text:p>91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2">
            <text:p>9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3">
            <text:p>93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4">
            <text:p>9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5">
            <text:p>9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6">
            <text:p>9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97">
            <text:p>97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nnnn3</text:p>
          </table:table-cell>
          <table:table-cell table:style-name="ce538" office:value-type="string">
            <text:p>TTFTTTTTTTFFFFFFFTFFFFFFFFFFTTTTFF</text:p>
          </table:table-cell>
          <table:table-cell table:style-name="ce538" table:number-columns-repeated="12"/>
          <table:table-cell table:number-columns-repeated="197"/>
          <table:table-cell office:value-type="float" office:value="98">
            <text:p>98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FFFFFFTFFFFFFFFFTTTTFFF</text:p>
          </table:table-cell>
          <table:table-cell table:style-name="ce538" table:number-columns-repeated="12"/>
          <table:table-cell table:number-columns-repeated="197"/>
          <table:table-cell office:value-type="float" office:value="99">
            <text:p>99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isal</text:p>
          </table:table-cell>
          <table:table-cell table:style-name="ce538" office:value-type="string">
            <text:p>TTFTTTTTTTFTFFFFFTFFFTFTFFTFFFFFFF</text:p>
          </table:table-cell>
          <table:table-cell table:style-name="ce538" table:number-columns-repeated="12"/>
          <table:table-cell table:number-columns-repeated="197"/>
          <table:table-cell office:value-type="float" office:value="100">
            <text:p>100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FFFFFTTFFFFFFFFFTTTTFFF</text:p>
          </table:table-cell>
          <table:table-cell table:style-name="ce538" table:number-columns-repeated="12"/>
          <table:table-cell table:number-columns-repeated="197"/>
          <table:table-cell office:value-type="float" office:value="101">
            <text:p>101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sal3</text:p>
          </table:table-cell>
          <table:table-cell table:style-name="ce538" office:value-type="string">
            <text:p>TTFTTTTTTTFTTTFFTTFFFTTTFFTFFFFFFF</text:p>
          </table:table-cell>
          <table:table-cell table:style-name="ce538" table:number-columns-repeated="12"/>
          <table:table-cell table:number-columns-repeated="197"/>
          <table:table-cell office:value-type="float" office:value="102">
            <text:p>102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FTTTTTTTFFFFFFTTFFFFFFFFFFFFTFFF</text:p>
          </table:table-cell>
          <table:table-cell table:style-name="ce538" table:number-columns-repeated="12"/>
          <table:table-cell table:number-columns-repeated="197"/>
          <table:table-cell office:value-type="float" office:value="103">
            <text:p>103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TFFFFFTFFFFFFFFFTTTTFFF</text:p>
          </table:table-cell>
          <table:table-cell table:style-name="ce538" table:number-columns-repeated="12"/>
          <table:table-cell table:number-columns-repeated="197"/>
          <table:table-cell office:value-type="float" office:value="104">
            <text:p>104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TFFFFFFTFFFFFFFFFFTTTTF</text:p>
          </table:table-cell>
          <table:table-cell table:style-name="ce538" table:number-columns-repeated="12"/>
          <table:table-cell table:number-columns-repeated="197"/>
          <table:table-cell office:value-type="float" office:value="105">
            <text:p>105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TFFFFFFTFFFFFFFFFFFFFFF</text:p>
          </table:table-cell>
          <table:table-cell table:style-name="ce538" table:number-columns-repeated="12"/>
          <table:table-cell table:number-columns-repeated="197"/>
          <table:table-cell office:value-type="float" office:value="106">
            <text:p>106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TTFFFFFTFFFTFFFFFTTTTTF</text:p>
          </table:table-cell>
          <table:table-cell table:style-name="ce538" table:number-columns-repeated="12"/>
          <table:table-cell table:number-columns-repeated="197"/>
          <table:table-cell office:value-type="float" office:value="107">
            <text:p>107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08">
            <text:p>108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09">
            <text:p>109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FTTTTTTTFTFFFFFFTFFFFFFFFFFTTTTFFTTTTT</text:p>
          </table:table-cell>
          <table:table-cell table:style-name="ce538" table:number-columns-repeated="12"/>
          <table:table-cell table:number-columns-repeated="197"/>
          <table:table-cell office:value-type="float" office:value="110">
            <text:p>110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2</text:p>
          </table:table-cell>
          <table:table-cell table:style-name="ce538" office:value-type="string">
            <text:p>TTFTTTTTTTFTFFFFFFTFFFFFFFFFFTTTTFFFFFFF</text:p>
          </table:table-cell>
          <table:table-cell table:style-name="ce538" table:number-columns-repeated="12"/>
          <table:table-cell table:number-columns-repeated="197"/>
          <table:table-cell office:value-type="float" office:value="111">
            <text:p>111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FTTTTTTTFTFFFFFFTFFFFFFFFFFTTTTFFTTTTT</text:p>
          </table:table-cell>
          <table:table-cell table:style-name="ce538" table:number-columns-repeated="12"/>
          <table:table-cell table:number-columns-repeated="197"/>
          <table:table-cell office:value-type="float" office:value="112">
            <text:p>112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FTTTTTTTFTFFFFFFTFFFFFFFFFFTTTTFFTTTTT</text:p>
          </table:table-cell>
          <table:table-cell table:style-name="ce538" table:number-columns-repeated="12"/>
          <table:table-cell table:number-columns-repeated="197"/>
          <table:table-cell office:value-type="float" office:value="113">
            <text:p>113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4">
            <text:p>114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5">
            <text:p>115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6">
            <text:p>116</text:p>
          </table:table-cell>
          <table:table-cell table:number-columns-repeated="9"/>
        </table:table-row>
        <table:table-row table:style-name="ro21">
          <table:table-cell table:style-name="ce538" office:value-type="string">
            <text:p>Temp</text:p>
          </table:table-cell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7">
            <text:p>117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8">
            <text:p>118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19">
            <text:p>119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FTFFFFFFTFFFFFFFFFFFFTTTTTTFFT</text:p>
          </table:table-cell>
          <table:table-cell table:style-name="ce538" table:number-columns-repeated="12"/>
          <table:table-cell table:number-columns-repeated="197"/>
          <table:table-cell office:value-type="float" office:value="120">
            <text:p>120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21">
            <text:p>121</text:p>
          </table:table-cell>
          <table:table-cell table:number-columns-repeated="9"/>
        </table:table-row>
        <table:table-row table:style-name="ro21">
          <table:table-cell table:style-name="ce538"/>
          <table:table-cell table:style-name="ce538" office:value-type="string">
            <text:p>TTTTTTTTTTTTTTTTTTTTTTTTTTTTTTTTTTTTTTTT</text:p>
          </table:table-cell>
          <table:table-cell table:style-name="ce538" table:number-columns-repeated="12"/>
          <table:table-cell table:number-columns-repeated="197"/>
          <table:table-cell office:value-type="float" office:value="122">
            <text:p>122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3">
            <text:p>123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4">
            <text:p>124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5">
            <text:p>125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6">
            <text:p>126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7">
            <text:p>127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8">
            <text:p>128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29">
            <text:p>129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30">
            <text:p>130</text:p>
          </table:table-cell>
          <table:table-cell table:number-columns-repeated="9"/>
        </table:table-row>
        <table:table-row table:style-name="ro21">
          <table:table-cell table:style-name="ce538" table:number-columns-repeated="14"/>
          <table:table-cell table:number-columns-repeated="197"/>
          <table:table-cell office:value-type="float" office:value="131">
            <text:p>131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2">
            <text:p>132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3">
            <text:p>133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4">
            <text:p>134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5">
            <text:p>135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6">
            <text:p>136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7">
            <text:p>137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8">
            <text:p>138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39">
            <text:p>139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0">
            <text:p>140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1">
            <text:p>141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2">
            <text:p>142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3">
            <text:p>143</text:p>
          </table:table-cell>
          <table:table-cell table:number-columns-repeated="9"/>
        </table:table-row>
        <table:table-row table:style-name="ro70">
          <table:table-cell table:number-columns-repeated="157"/>
          <table:table-cell table:style-name="ce608" office:value-type="string">
            <text:p>NB <text:s/>I numeri partono da 1 e non da zero.... meglio usare le lettere come riferimento o si sbaglia facilmente</text:p>
          </table:table-cell>
          <table:table-cell table:number-columns-repeated="53"/>
          <table:table-cell office:value-type="float" office:value="144">
            <text:p>144</text:p>
          </table:table-cell>
          <table:table-cell table:number-columns-repeated="9"/>
        </table:table-row>
        <table:table-row table:style-name="ro70">
          <table:table-cell table:number-columns-repeated="158"/>
          <table:table-cell table:style-name="ce608" office:value-type="string">
            <text:p>Se le celle sono vuote non fa nulla, le lascia come le trova</text:p>
          </table:table-cell>
          <table:table-cell table:number-columns-repeated="52"/>
          <table:table-cell office:value-type="float" office:value="145">
            <text:p>145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6">
            <text:p>146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7">
            <text:p>147</text:p>
          </table:table-cell>
          <table:table-cell table:number-columns-repeated="9"/>
        </table:table-row>
        <table:table-row table:style-name="ro21">
          <table:table-cell table:number-columns-repeated="15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float" office:value="148">
            <text:p>148</text:p>
          </table:table-cell>
          <table:table-cell table:number-columns-repeated="9"/>
        </table:table-row>
        <table:table-row table:style-name="ro21">
          <table:table-cell table:number-columns-repeated="211"/>
          <table:table-cell office:value-type="float" office:value="149">
            <text:p>149</text:p>
          </table:table-cell>
          <table:table-cell table:number-columns-repeated="9"/>
        </table:table-row>
        <table:table-row table:style-name="ro21">
          <table:table-cell table:number-columns-repeated="156"/>
          <table:table-cell table:style-name="scrivibile_5f_bianca" office:value-type="string">
            <text:p>A</text:p>
          </table:table-cell>
          <table:table-cell table:style-name="ce609" office:value-type="string">
            <text:p>B</text:p>
          </table:table-cell>
          <table:table-cell table:style-name="ce609" office:value-type="string">
            <text:p>C</text:p>
          </table:table-cell>
          <table:table-cell table:style-name="ce609" office:value-type="string">
            <text:p>D</text:p>
          </table:table-cell>
          <table:table-cell table:style-name="ce609" office:value-type="string">
            <text:p>E</text:p>
          </table:table-cell>
          <table:table-cell table:style-name="ce609" office:value-type="string">
            <text:p>F</text:p>
          </table:table-cell>
          <table:table-cell table:style-name="ce609" office:value-type="string">
            <text:p>G</text:p>
          </table:table-cell>
          <table:table-cell table:style-name="ce609" office:value-type="string">
            <text:p>H</text:p>
          </table:table-cell>
          <table:table-cell table:style-name="ce609" office:value-type="string">
            <text:p>I</text:p>
          </table:table-cell>
          <table:table-cell table:style-name="ce609" office:value-type="string">
            <text:p>J</text:p>
          </table:table-cell>
          <table:table-cell table:style-name="ce609" office:value-type="string">
            <text:p>K</text:p>
          </table:table-cell>
          <table:table-cell table:style-name="ce609" office:value-type="string">
            <text:p>L</text:p>
          </table:table-cell>
          <table:table-cell table:style-name="ce609" office:value-type="string">
            <text:p>M</text:p>
          </table:table-cell>
          <table:table-cell table:style-name="ce609" office:value-type="string">
            <text:p>N</text:p>
          </table:table-cell>
          <table:table-cell table:style-name="ce609" office:value-type="string">
            <text:p>O</text:p>
          </table:table-cell>
          <table:table-cell table:style-name="ce609" office:value-type="string">
            <text:p>P</text:p>
          </table:table-cell>
          <table:table-cell table:style-name="ce609" office:value-type="string">
            <text:p>Q</text:p>
          </table:table-cell>
          <table:table-cell table:style-name="ce609" office:value-type="string">
            <text:p>R</text:p>
          </table:table-cell>
          <table:table-cell table:style-name="ce609" office:value-type="string">
            <text:p>S</text:p>
          </table:table-cell>
          <table:table-cell table:style-name="ce609" office:value-type="string">
            <text:p>T</text:p>
          </table:table-cell>
          <table:table-cell table:style-name="ce609" office:value-type="string">
            <text:p>U</text:p>
          </table:table-cell>
          <table:table-cell table:style-name="ce609" office:value-type="string">
            <text:p>V</text:p>
          </table:table-cell>
          <table:table-cell table:style-name="ce609" office:value-type="string">
            <text:p>W</text:p>
          </table:table-cell>
          <table:table-cell table:style-name="ce609" office:value-type="string">
            <text:p>X</text:p>
          </table:table-cell>
          <table:table-cell table:style-name="ce609" office:value-type="string">
            <text:p>Y</text:p>
          </table:table-cell>
          <table:table-cell table:style-name="ce609" office:value-type="string">
            <text:p>Z</text:p>
          </table:table-cell>
          <table:table-cell table:style-name="ce609" office:value-type="string">
            <text:p>AA</text:p>
          </table:table-cell>
          <table:table-cell table:style-name="ce609" office:value-type="string">
            <text:p>AB</text:p>
          </table:table-cell>
          <table:table-cell table:style-name="ce609" office:value-type="string">
            <text:p>AC</text:p>
          </table:table-cell>
          <table:table-cell table:style-name="ce609" office:value-type="string">
            <text:p>AD</text:p>
          </table:table-cell>
          <table:table-cell table:style-name="ce609" office:value-type="string">
            <text:p>AE</text:p>
          </table:table-cell>
          <table:table-cell table:style-name="ce609" office:value-type="string">
            <text:p>AF</text:p>
          </table:table-cell>
          <table:table-cell table:style-name="ce609" office:value-type="string">
            <text:p>AG</text:p>
          </table:table-cell>
          <table:table-cell table:style-name="ce609" office:value-type="string">
            <text:p>AH</text:p>
          </table:table-cell>
          <table:table-cell table:style-name="ce609" office:value-type="string">
            <text:p>AI</text:p>
          </table:table-cell>
          <table:table-cell table:style-name="ce609" office:value-type="string">
            <text:p>AJ</text:p>
          </table:table-cell>
          <table:table-cell table:style-name="ce609" office:value-type="string">
            <text:p>AK</text:p>
          </table:table-cell>
          <table:table-cell table:style-name="ce609" office:value-type="string">
            <text:p>AL</text:p>
          </table:table-cell>
          <table:table-cell table:style-name="ce609" office:value-type="string">
            <text:p>AM</text:p>
          </table:table-cell>
          <table:table-cell table:style-name="ce609" office:value-type="string">
            <text:p>AN</text:p>
          </table:table-cell>
          <table:table-cell table:style-name="ce609" office:value-type="string">
            <text:p>AO</text:p>
          </table:table-cell>
          <table:table-cell table:style-name="ce609" office:value-type="string">
            <text:p>AP</text:p>
          </table:table-cell>
          <table:table-cell table:style-name="ce609" office:value-type="string">
            <text:p>AQ</text:p>
          </table:table-cell>
          <table:table-cell table:style-name="ce609" office:value-type="string">
            <text:p>AR</text:p>
          </table:table-cell>
          <table:table-cell table:style-name="ce609" office:value-type="string">
            <text:p>AS</text:p>
          </table:table-cell>
          <table:table-cell table:style-name="ce609" office:value-type="string">
            <text:p>AT</text:p>
          </table:table-cell>
          <table:table-cell table:style-name="ce609" office:value-type="string">
            <text:p>AU</text:p>
          </table:table-cell>
          <table:table-cell table:style-name="ce609" office:value-type="string">
            <text:p>AV</text:p>
          </table:table-cell>
          <table:table-cell table:style-name="ce609" office:value-type="string">
            <text:p>AW</text:p>
          </table:table-cell>
          <table:table-cell table:style-name="ce609" office:value-type="string">
            <text:p>AX</text:p>
          </table:table-cell>
          <table:table-cell table:style-name="ce609" office:value-type="string">
            <text:p>AY</text:p>
          </table:table-cell>
          <table:table-cell table:style-name="ce612" office:value-type="string">
            <text:p>nome conf</text:p>
          </table:table-cell>
          <table:table-cell table:style-name="ce612" office:value-type="string">
            <text:p>Sulla Tabella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51" table:style-name="ROSSA" office:value-type="string">
            <text:p>T</text:p>
          </table:table-cell>
          <table:table-cell office:value-type="string">
            <text:p>Tutte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1">
            <text:p>151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6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ce606" office:value-type="string">
            <text:p>T</text:p>
          </table:table-cell>
          <table:table-cell table:number-columns-repeated="22" table:style-name="ce440" office:value-type="string">
            <text:p>F</text:p>
          </table:table-cell>
          <table:table-cell table:number-columns-repeated="7" table:style-name="ce606" office:value-type="string">
            <text:p>T</text:p>
          </table:table-cell>
          <table:table-cell office:value-type="string">
            <text:p>Registro_C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2">
            <text:p>152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ROSSA" office:value-type="string">
            <text:p>T</text:p>
          </table:table-cell>
          <table:table-cell table:number-columns-repeated="6" table:style-name="ce440" office:value-type="string">
            <text:p>F</text:p>
          </table:table-cell>
          <table:table-cell table:number-columns-repeated="3" table:style-name="ROSSA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ROSSA" office:value-type="string">
            <text:p>T</text:p>
          </table:table-cell>
          <table:table-cell table:number-columns-repeated="22" table:style-name="ce440" office:value-type="string">
            <text:p>F</text:p>
          </table:table-cell>
          <table:table-cell table:number-columns-repeated="7" table:style-name="ROSSA" office:value-type="string">
            <text:p>T</text:p>
          </table:table-cell>
          <table:table-cell office:value-type="string">
            <text:p>Sommario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3">
            <text:p>153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6" office:value-type="string">
            <text:p>T</text:p>
          </table:table-cell>
          <table:table-cell table:number-columns-repeated="5" table:style-name="ce440" office:value-type="string">
            <text:p>F</text:p>
          </table:table-cell>
          <table:table-cell table:style-name="ce440"/>
          <table:table-cell table:style-name="ce440" office:value-type="string">
            <text:p>F</text:p>
          </table:table-cell>
          <table:table-cell table:number-columns-repeated="3" table:style-name="ce606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1" office:value-type="string">
            <text:p>T</text:p>
          </table:table-cell>
          <table:table-cell table:number-columns-repeated="18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number-columns-repeated="2" table:style-name="ce606" office:value-type="string">
            <text:p>T</text:p>
          </table:table-cell>
          <table:table-cell office:value-type="string">
            <text:p>Registro-Standard</text:p>
          </table:table-cell>
          <table:table-cell office:value-type="string">
            <text:p>CONTABILITA</text:p>
          </table:table-cell>
          <table:table-cell table:number-columns-repeated="12"/>
        </table:table-row>
        <table:table-row table:style-name="ro19">
          <table:table-cell table:number-columns-repeated="156"/>
          <table:table-cell table:number-columns-repeated="3" table:style-name="ce607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5" table:style-name="ROSSA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7" office:value-type="string">
            <text:p>T</text:p>
          </table:table-cell>
          <table:table-cell table:number-columns-repeated="6" table:style-name="ce610" office:value-type="string">
            <text:p>F</text:p>
          </table:table-cell>
          <table:table-cell table:style-name="ce610"/>
          <table:table-cell table:style-name="ce610" office:value-type="string">
            <text:p>F</text:p>
          </table:table-cell>
          <table:table-cell table:style-name="ce606" office:value-type="string">
            <text:p>T</text:p>
          </table:table-cell>
          <table:table-cell table:style-name="ce610" office:value-type="string">
            <text:p>F</text:p>
          </table:table-cell>
          <table:table-cell table:style-name="ROSSA" office:value-type="string">
            <text:p>T</text:p>
          </table:table-cell>
          <table:table-cell table:number-columns-repeated="22" table:style-name="ce610" office:value-type="string">
            <text:p>F</text:p>
          </table:table-cell>
          <table:table-cell table:style-name="ce607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7" office:value-type="string">
            <text:p>T</text:p>
          </table:table-cell>
          <table:table-cell table:number-columns-repeated="2" table:style-name="ce610" office:value-type="string">
            <text:p>F</text:p>
          </table:table-cell>
          <table:table-cell table:number-columns-repeated="2" table:style-name="ce607" office:value-type="string">
            <text:p>T</text:p>
          </table:table-cell>
          <table:table-cell table:style-name="ce60" office:value-type="string">
            <text:p>libretto_Mis</text:p>
          </table:table-cell>
          <table:table-cell table:style-name="ce60" office:value-type="string">
            <text:p>CONTABILITA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6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3" table:style-name="ce610" office:value-type="string">
            <text:p>F</text:p>
          </table:table-cell>
          <table:table-cell table:style-name="ce610"/>
          <table:table-cell table:style-name="ce440" office:value-type="string">
            <text:p>F</text:p>
          </table:table-cell>
          <table:table-cell table:number-columns-repeated="3" table:style-name="ce440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1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10" office:value-type="string">
            <text:p>F</text:p>
          </table:table-cell>
          <table:table-cell table:style-name="ce610"/>
          <table:table-cell table:style-name="ce440"/>
          <table:table-cell table:number-columns-repeated="13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style-name="ce610" office:value-type="string">
            <text:p>F</text:p>
          </table:table-cell>
          <table:table-cell table:number-columns-repeated="2" table:style-name="ce606" office:value-type="string">
            <text:p>T</text:p>
          </table:table-cell>
          <table:table-cell office:value-type="string">
            <text:p>Reg_sal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6">
            <text:p>156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style-name="ROSSA" table:number-columns-repeated="14"/>
          <table:table-cell table:style-name="ce440" table:number-columns-repeated="15"/>
          <table:table-cell table:style-name="ce607"/>
          <table:table-cell table:style-name="ce607" office:value-type="string">
            <text:p>T</text:p>
          </table:table-cell>
          <table:table-cell table:style-name="ce440" table:number-columns-repeated="12"/>
          <table:table-cell table:style-name="ROSSA" table:number-columns-repeated="8"/>
          <table:table-cell office:value-type="string">
            <text:p>manodopera</text:p>
          </table:table-cell>
          <table:table-cell table:style-name="ce60" office:value-type="string">
            <text:p>CONTABILITA</text:p>
          </table:table-cell>
          <table:table-cell table:number-columns-repeated="2"/>
          <table:table-cell office:value-type="float" office:value="157">
            <text:p>157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style-name="ce606" table:number-columns-repeated="15"/>
          <table:table-cell table:style-name="ce440" table:number-columns-repeated="3"/>
          <table:table-cell table:style-name="ce611" office:value-type="string">
            <text:p>T</text:p>
          </table:table-cell>
          <table:table-cell table:style-name="ce440" table:number-columns-repeated="24"/>
          <table:table-cell table:style-name="ce606" table:number-columns-repeated="8"/>
          <table:table-cell office:value-type="string">
            <text:p>progetto_imp</text:p>
          </table:table-cell>
          <table:table-cell office:value-type="string">
            <text:p>CONTABILITA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7" office:value-type="string">
            <text:p>T</text:p>
          </table:table-cell>
          <table:table-cell table:style-name="ce610" office:value-type="string">
            <text:p>F</text:p>
          </table:table-cell>
          <table:table-cell table:number-columns-repeated="6" table:style-name="ce607" office:value-type="string">
            <text:p>T</text:p>
          </table:table-cell>
          <table:table-cell table:style-name="ce440" office:value-type="string">
            <text:p>F</text:p>
          </table:table-cell>
          <table:table-cell table:style-name="ce607" office:value-type="string">
            <text:p>T</text:p>
          </table:table-cell>
          <table:table-cell table:number-columns-repeated="6" table:style-name="ce440" office:value-type="string">
            <text:p>F</text:p>
          </table:table-cell>
          <table:table-cell table:style-name="ce607" office:value-type="string">
            <text:p>T</text:p>
          </table:table-cell>
          <table:table-cell table:number-columns-repeated="10" table:style-name="ce440" office:value-type="string">
            <text:p>F</text:p>
          </table:table-cell>
          <table:table-cell table:style-name="ce440"/>
          <table:table-cell table:style-name="ce607"/>
          <table:table-cell table:number-columns-repeated="2" table:style-name="ce610" office:value-type="string">
            <text:p>F</text:p>
          </table:table-cell>
          <table:table-cell table:style-name="ce607" table:number-columns-repeated="2"/>
          <table:table-cell table:number-columns-repeated="2" table:style-name="ce607" office:value-type="string">
            <text:p>T</text:p>
          </table:table-cell>
          <table:table-cell table:style-name="ce440" office:value-type="string">
            <text:p>F</text:p>
          </table:table-cell>
          <table:table-cell table:style-name="ce607"/>
          <table:table-cell table:number-columns-repeated="2" table:style-name="ce607" office:value-type="string">
            <text:p>T</text:p>
          </table:table-cell>
          <table:table-cell table:style-name="ce607"/>
          <table:table-cell table:number-columns-repeated="9" table:style-name="ce440" office:value-type="string">
            <text:p>F</text:p>
          </table:table-cell>
          <table:table-cell office:value-type="string">
            <text:p>computo_b</text:p>
          </table:table-cell>
          <table:table-cell table:style-name="ce60" office:value-type="string">
            <text:p>COMPUTO</text:p>
          </table:table-cell>
          <table:table-cell table:number-columns-repeated="2"/>
          <table:table-cell office:value-type="float" office:value="159">
            <text:p>159</text:p>
          </table:table-cell>
          <table:table-cell table:number-columns-repeated="9"/>
        </table:table-row>
        <table:table-row table:style-name="ro19">
          <table:table-cell table:number-columns-repeated="156"/>
          <table:table-cell table:number-columns-repeated="3"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8" table:style-name="ce606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4" table:style-name="ce610" office:value-type="string">
            <text:p>F</text:p>
          </table:table-cell>
          <table:table-cell table:style-name="ce440" office:value-type="string">
            <text:p>F</text:p>
          </table:table-cell>
          <table:table-cell table:number-columns-repeated="3" table:style-name="ce440" office:value-type="string">
            <text:p>T</text:p>
          </table:table-cell>
          <table:table-cell table:number-columns-repeated="3" table:style-name="ce440" office:value-type="string">
            <text:p>F</text:p>
          </table:table-cell>
          <table:table-cell table:style-name="ce611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10" office:value-type="string">
            <text:p>F</text:p>
          </table:table-cell>
          <table:table-cell table:style-name="ce610"/>
          <table:table-cell table:style-name="ce440"/>
          <table:table-cell table:number-columns-repeated="2" table:style-name="ce440" office:value-type="string">
            <text:p>F</text:p>
          </table:table-cell>
          <table:table-cell table:style-name="ce440" table:number-columns-repeated="2"/>
          <table:table-cell table:number-columns-repeated="9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number-columns-repeated="2" table:style-name="ce440" office:value-type="string">
            <text:p>F</text:p>
          </table:table-cell>
          <table:table-cell table:style-name="ce606" office:value-type="string">
            <text:p>T</text:p>
          </table:table-cell>
          <table:table-cell table:style-name="ce440" office:value-type="string">
            <text:p>F</text:p>
          </table:table-cell>
          <table:table-cell table:number-columns-repeated="2" table:style-name="ce606" office:value-type="string">
            <text:p>T</text:p>
          </table:table-cell>
          <table:table-cell office:value-type="string">
            <text:p>Reg_sal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9"/>
        </table:table-row>
        <table:table-row table:style-name="ro19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5"/>
          <table:table-cell office:value-type="string">
            <text:p>Distattivato &gt;</text:p>
          </table:table-cell>
          <table:table-cell table:number-columns-repeated="3" table:style-name="ce607" office:value-type="string">
            <text:p>T</text:p>
          </table:table-cell>
          <table:table-cell table:style-name="ce610" office:value-type="string">
            <text:p>F</text:p>
          </table:table-cell>
          <table:table-cell table:number-columns-repeated="6" table:style-name="ce607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7" office:value-type="string">
            <text:p>T</text:p>
          </table:table-cell>
          <table:table-cell table:number-columns-repeated="5" table:style-name="ce610" office:value-type="string">
            <text:p>F</text:p>
          </table:table-cell>
          <table:table-cell table:style-name="ce610" office:value-type="string">
            <text:p>T</text:p>
          </table:table-cell>
          <table:table-cell table:style-name="ce607" office:value-type="string">
            <text:p>T</text:p>
          </table:table-cell>
          <table:table-cell table:number-columns-repeated="10" table:style-name="ce610" office:value-type="string">
            <text:p>F</text:p>
          </table:table-cell>
          <table:table-cell table:style-name="ce610"/>
          <table:table-cell table:style-name="ce607"/>
          <table:table-cell table:number-columns-repeated="2" table:style-name="ce610" office:value-type="string">
            <text:p>F</text:p>
          </table:table-cell>
          <table:table-cell table:style-name="ce607" table:number-columns-repeated="2"/>
          <table:table-cell table:number-columns-repeated="2" table:style-name="ce607" office:value-type="string">
            <text:p>T</text:p>
          </table:table-cell>
          <table:table-cell table:style-name="ce610" office:value-type="string">
            <text:p>F</text:p>
          </table:table-cell>
          <table:table-cell table:style-name="ce607" table:number-columns-repeated="4"/>
          <table:table-cell table:number-columns-repeated="9" table:style-name="ce610" office:value-type="string">
            <text:p>F</text:p>
          </table:table-cell>
          <table:table-cell table:style-name="ce60" office:value-type="string">
            <text:p>computo_Sicur</text:p>
          </table:table-cell>
          <table:table-cell table:style-name="ce60" office:value-type="string">
            <text:p>COMPUTO</text:p>
          </table:table-cell>
          <table:table-cell office:value-type="string">
            <text:p>&lt;poi cancellare</text:p>
          </table:table-cell>
          <table:table-cell table:number-columns-repeated="11"/>
        </table:table-row>
        <table:table-row table:style-name="ro19">
          <table:table-cell table:number-columns-repeated="156"/>
          <table:table-cell table:style-name="ce607" table:number-columns-repeated="3"/>
          <table:table-cell table:style-name="ce610"/>
          <table:table-cell table:style-name="ce607" table:number-columns-repeated="6"/>
          <table:table-cell table:style-name="ce610"/>
          <table:table-cell table:style-name="ce607"/>
          <table:table-cell table:style-name="ce610" table:number-columns-repeated="6"/>
          <table:table-cell table:style-name="ce607"/>
          <table:table-cell table:style-name="ce610" table:number-columns-repeated="11"/>
          <table:table-cell table:style-name="ce607"/>
          <table:table-cell table:style-name="ce610" table:number-columns-repeated="2"/>
          <table:table-cell table:style-name="ce607" table:number-columns-repeated="4"/>
          <table:table-cell table:style-name="ce610"/>
          <table:table-cell table:style-name="ce607" table:number-columns-repeated="4"/>
          <table:table-cell table:style-name="ce610" table:number-columns-repeated="9"/>
          <table:table-cell table:style-name="ce60" table:number-columns-repeated="2"/>
          <table:table-cell table:number-columns-repeated="12"/>
        </table:table-row>
        <table:table-row table:style-name="ro21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19">
          <table:table-cell table:number-columns-repeated="156"/>
          <table:table-cell table:style-name="ROSSA" table:number-columns-repeated="13"/>
          <table:table-cell table:number-columns-repeated="12"/>
          <table:table-cell table:style-name="ce607"/>
          <table:table-cell/>
          <table:table-cell table:style-name="ce60"/>
          <table:table-cell table:style-name="ce607"/>
          <table:table-cell table:style-name="ce60"/>
          <table:table-cell table:number-columns-repeated="14"/>
          <table:table-cell table:style-name="ROSSA"/>
          <table:table-cell table:number-columns-repeated="2"/>
          <table:table-cell table:style-name="ROSSA" table:number-columns-repeated="4"/>
          <table:table-cell table:number-columns-repeated="14"/>
        </table:table-row>
        <table:table-row table:style-name="ro21" table:number-rows-repeated="187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21" table:number-rows-repeated="8">
          <table:table-cell table:number-columns-repeated="221"/>
        </table:table-row>
        <table:table-row table:style-name="ro2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</table:table-row>
        <table:table-row table:style-name="ro21" table:number-rows-repeated="1048214">
          <table:table-cell table:number-columns-repeated="221"/>
        </table:table-row>
        <table:table-row table:style-name="ro21">
          <table:table-cell table:number-columns-repeated="221"/>
        </table:table-row>
      </table:table>
      <table:table table:name="S5" table:style-name="ta7" table:print="false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39" form:id="control139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40" form:id="control140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Misu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C?language=Basic&amp;location=application" xlink:type="simple"/>
              </office:event-listeners>
            </form:button>
            <form:button form:name="PushButton" form:control-implementation="ooo:com.sun.star.form.component.CommandButton" xml:id="control141" form:id="control141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_2.Scelta_Viste_2?language=Basic&amp;location=application" xlink:type="simple"/>
              </office:event-listeners>
            </form:button>
            <form:button form:name="PushButton4" form:control-implementation="ooo:com.sun.star.form.component.CommandButton" xml:id="control142" form:id="control142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B3" form:control-implementation="ooo:com.sun.star.form.component.CommandButton" xml:id="control143" form:id="control143" form:label="Agg.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  nuovo componernte o  lavorazione - 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copia_riga_A?language=Basic&amp;location=application" xlink:type="simple"/>
              </office:event-listeners>
            </form:button>
            <form:button form:name="PB7" form:control-implementation="ooo:com.sun.star.form.component.CommandButton" xml:id="control144" form:id="control144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_pippo" form:control-implementation="ooo:com.sun.star.form.component.CommandButton" xml:id="control145" form:id="control145" form:label="NUOVA VOC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serisci una nuova Voce completa (vuota)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Crea_Att.Nuova_Voce_scelta?language=Basic&amp;location=application" xlink:type="simple"/>
              </office:event-listeners>
            </form:button>
            <form:button form:name="PushButton" form:control-implementation="ooo:com.sun.star.form.component.CommandButton" xml:id="control146" form:id="control146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Button" form:control-implementation="ooo:com.sun.star.form.component.CommandButton" xml:id="control147" form:id="control147" form:label="AGGIUNGI COMPONEN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(alla posizione selezionata) per una nuova  lavorazione -Ctrl Shif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arie.copia_riga_Ent?language=Basic&amp;location=application" xlink:type="simple"/>
              </office:event-listeners>
            </form:button>
            <form:button form:name="PushButton" form:control-implementation="ooo:com.sun.star.form.component.CommandButton" xml:id="control148" form:id="control148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(combinazione di colonne on/off) - Alt V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Button4" form:control-implementation="ooo:com.sun.star.form.component.CommandButton" xml:id="control149" form:id="control149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1" form:control-implementation="ooo:com.sun.star.form.component.CommandButton" xml:id="control150" form:id="control150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  <form:button form:name="Push Button 2" form:control-implementation="ooo:com.sun.star.form.component.CommandButton" xml:id="control151" form:id="control151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- Alt Canc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ush Button 3" form:control-implementation="ooo:com.sun.star.form.component.CommandButton" xml:id="control152" form:id="control152" form:label="RIORDINA EP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ordina l'El. Prezzi in ordine alfabetic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Cerca_Rior.Riordina_ElencoPrezzi?language=Basic&amp;location=application" xlink:type="simple"/>
              </office:event-listeners>
            </form:button>
            <form:button form:name="Push Button 5" form:control-implementation="ooo:com.sun.star.form.component.CommandButton" xml:id="control153" form:id="control153" form:label="Menu Principale (Alt-0)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 menù Principale di UltimusFree - Alt 0 (zer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 Button 8" form:control-implementation="ooo:com.sun.star.form.component.CommandButton" xml:id="control154" form:id="control154" form:label="VIST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pre il menu degli &quot;scenari&quot; relativi al registro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iste.Scelta_Viste?language=Basic&amp;location=application" xlink:type="simple"/>
              </office:event-listeners>
            </form:button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B1" form:control-implementation="ooo:com.sun.star.form.component.CommandButton" xml:id="control155" form:id="control155" form:label="NUOVA ANALISI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nuova analisi nel punto selezionato - Ctrl Shift 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Crea_Att.Nuova_Voce_scelta?language=Basic&amp;location=application" xlink:type="simple"/>
              </office:event-listeners>
            </form:button>
            <form:button form:name="PB2" form:control-implementation="ooo:com.sun.star.form.component.CommandButton" xml:id="control156" form:id="control156" form:label="ELIMINA RIGA/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le righe selezionate (qualsia siano e dovunque siano) -Alt Del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elimina_riga?language=Basic&amp;location=application" xlink:type="simple"/>
              </office:event-listeners>
            </form:button>
            <form:button form:name="PB5" form:control-implementation="ooo:com.sun.star.form.component.CommandButton" xml:id="control157" form:id="control157" form:label=" ADATTA H RIGA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datta l'altezza delle righe   selezionate - Alt 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datta_Altezza_riga?language=Basic&amp;location=application" xlink:type="simple"/>
              </office:event-listeners>
            </form:button>
            <form:button form:name="PB6" form:control-implementation="ooo:com.sun.star.form.component.CommandButton" xml:id="control158" form:id="control158" form:label="Crea Nuovo Prezzo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gistra l'analisi selezionata all'Elenco Prezzi (Creando così un nuovo prezzo!) ( Alt 4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ANALISI_IN_ELENCOPREZZI?language=Basic&amp;location=application" xlink:type="simple"/>
              </office:event-listeners>
            </form:button>
            <form:button form:name="PB4" form:control-implementation="ooo:com.sun.star.form.component.CommandButton" xml:id="control159" form:id="control159" form:label="Agg.  Utili / oneri/ maggiorazione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una riga per Maggiorazione o  utili d'impresa o Oneri di Sicurezz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Utili?language=Basic&amp;location=application" xlink:type="simple"/>
              </office:event-listeners>
            </form:button>
          </form:form>
        </office:forms>
        <table:shapes>
          <draw:g draw:z-index="3">
            <draw:control draw:style-name="gr1" draw:text-style-name="P6" svg:width="2.685cm" svg:height="1cm" svg:x="1.679cm" svg:y="0cm" draw:control="control145"/>
            <draw:control draw:style-name="gr1" draw:text-style-name="P5" svg:width="3.441cm" svg:height="1cm" svg:x="4.498cm" svg:y="0cm" draw:control="control146"/>
            <draw:control draw:style-name="gr1" draw:text-style-name="P6" svg:width="4.581cm" svg:height="1cm" svg:x="8.238cm" svg:y="0cm" draw:control="control147"/>
            <draw:control draw:style-name="gr1" draw:text-style-name="P2" svg:width="3.1cm" svg:height="1cm" svg:x="13.422cm" svg:y="0cm" draw:control="control148"/>
            <draw:control draw:style-name="gr1" draw:text-style-name="P5" svg:width="5.115cm" svg:height="1cm" svg:x="17.135cm" svg:y="0cm" draw:control="control149"/>
          </draw:g>
        </table:shapes>
        <table:table-column table:style-name="co202" table:default-cell-style-name="Default"/>
        <table:table-column table:style-name="co16" table:default-cell-style-name="Default"/>
        <table:table-column table:style-name="co203" table:default-cell-style-name="Default"/>
        <table:table-column table:style-name="co16" table:default-cell-style-name="Default"/>
        <table:table-column table:style-name="co204" table:number-columns-repeated="2" table:default-cell-style-name="Default"/>
        <table:table-column table:style-name="co120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207" table:number-columns-repeated="2" table:default-cell-style-name="Default"/>
        <table:table-column table:style-name="co16" table:number-columns-repeated="14" table:default-cell-style-name="Default"/>
        <table:table-column table:style-name="co208" table:default-cell-style-name="Default"/>
        <table:table-column table:style-name="co16" table:number-columns-repeated="2" table:default-cell-style-name="Default"/>
        <table:table-column table:style-name="co209" table:default-cell-style-name="Default"/>
        <table:table-column table:style-name="co16" table:default-cell-style-name="Default"/>
        <table:table-column table:style-name="co210" table:default-cell-style-name="Default"/>
        <table:table-column table:style-name="co16" table:number-columns-repeated="16" table:default-cell-style-name="Default"/>
        <table:table-column table:style-name="co211" table:number-columns-repeated="2" table:default-cell-style-name="Default"/>
        <table:table-column table:style-name="co16" table:number-columns-repeated="975" table:default-cell-style-name="Default"/>
        <table:table-row table:style-name="ro113">
          <table:table-cell table:style-name="comp_20_Int_5f_colonna_20_Attri_20_tipo_20_computo" office:value-type="string">
            <text:p>N. ord.</text:p>
          </table:table-cell>
          <table:table-cell table:style-name="comp_20_Int_5f_colonna" office:value-type="string">
            <text:p>Art. E.P.</text:p>
          </table:table-cell>
          <table:table-cell table:style-name="comp_20_Int_5f_colonna" office:value-type="string">
            <text:p>DESIGNAZIONE DEI LAVORI E DELLE SOMMINISTRAZIONI</text:p>
          </table:table-cell>
          <table:table-cell table:style-name="comp_20_Int_5f_colonna" office:value-type="string">
            <text:p>U.M.</text:p>
          </table:table-cell>
          <table:table-cell table:style-name="comp_20_Int_5f_colonna_20_diag" office:value-type="string">
            <text:p>p.u.</text:p>
          </table:table-cell>
          <table:table-cell table:style-name="comp_20_Int_5f_colonna_20_diag" office:value-type="string">
            <text:p>lungh / Sup.</text:p>
          </table:table-cell>
          <table:table-cell table:style-name="comp_20_Int_5f_colonna_20_diag" office:value-type="string">
            <text:p>largh.</text:p>
          </table:table-cell>
          <table:table-cell table:style-name="comp_20_Int_5f_colonna_20_diag" office:value-type="string">
            <text:p>H/</text:p>
            <text:p>peso</text:p>
          </table:table-cell>
          <table:table-cell table:style-name="comp_20_Int_5f_colonna_20_diag" office:value-type="string">
            <text:p>Coeff.</text:p>
          </table:table-cell>
          <table:table-cell table:style-name="comp_20_Int_5f_colonna" office:value-type="string">
            <text:p>Quantità computo</text:p>
            <text:p><text:s/>progetto</text:p>
          </table:table-cell>
          <table:table-cell table:style-name="comp_20_Int_5f_colonna" office:value-type="string">
            <text:p>Quantità perizia di variante</text:p>
          </table:table-cell>
          <table:table-cell table:style-name="comp_20_Int_5f_colonna" office:value-type="string">
            <text:p><text:s text:c="2"/>Prezzo Unitario €</text:p>
          </table:table-cell>
          <table:table-cell table:style-name="comp_20_Int_5f_colonna" office:value-type="string">
            <text:p>Quantità 1° SAL</text:p>
          </table:table-cell>
          <table:table-cell table:style-name="comp_20_Int_5f_colonna" office:value-type="string">
            <text:p>Quantità 2° SAL </text:p>
          </table:table-cell>
          <table:table-cell table:style-name="comp_20_Int_5f_colonna" office:value-type="string">
            <text:p>Quantità 3° SAL </text:p>
          </table:table-cell>
          <table:table-cell table:style-name="comp_20_Int_5f_colonna" office:value-type="string">
            <text:p>Quantità 4° SAL </text:p>
          </table:table-cell>
          <table:table-cell table:style-name="comp_20_Int_5f_colonna" office:value-type="string">
            <text:p>Quantità 5° SAL </text:p>
          </table:table-cell>
          <table:table-cell table:style-name="ce8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" office:value-type="string">
            <text:p>PREZZO TOTALE COMPUTO <text:s/>€</text:p>
          </table:table-cell>
          <table:table-cell table:style-name="comp_20_Int_5f_colonna" office:value-type="string">
            <text:p>PREZZO TOTALE PERIZIA DI VARIANTE <text:s/>€</text:p>
          </table:table-cell>
          <table:table-cell table:style-name="comp_20_Int_5f_colonna" office:value-type="string">
            <text:p>Positivi €</text:p>
          </table:table-cell>
          <table:table-cell table:style-name="comp_20_Int_5f_colonna" office:value-type="string">
            <text:p>Negativi €</text:p>
          </table:table-cell>
          <table:table-cell table:style-name="comp_20_Int_5f_colonna" office:value-type="string">
            <text:p>PREZZO TOTALE 1° <text:s/>SAL <text:s/>€</text:p>
          </table:table-cell>
          <table:table-cell table:style-name="comp_20_Int_5f_colonna" office:value-type="string">
            <text:p>PREZZO TOTALE 2° SAL <text:s/>€</text:p>
          </table:table-cell>
          <table:table-cell table:style-name="comp_20_Int_5f_colonna" office:value-type="string">
            <text:p>PREZZO TOTALE 3° SAL <text:s/>€</text:p>
          </table:table-cell>
          <table:table-cell table:style-name="comp_20_Int_5f_colonna" office:value-type="string">
            <text:p>PREZZO TOTALE 4° SAL <text:s/>€</text:p>
          </table:table-cell>
          <table:table-cell table:style-name="comp_20_Int_5f_colonna" office:value-type="string">
            <text:p>PREZZO TOTALE 5° SAL <text:s/>€</text:p>
          </table:table-cell>
          <table:table-cell table:style-name="comp_20_Int_5f_colonna" office:value-type="string">
            <text:p/>
            <text:p><text:span text:style-name="T5">SICUREZZA</text:span></text:p>
            <text:p><text:span text:style-name="T5"><text:s/></text:span><text:span text:style-name="T5">INCLUSA</text:span></text:p>
            <text:p><text:span text:style-name="T5">UNITARIA</text:span></text:p>
            <text:p><text:span text:style-name="T5">€</text:span></text:p>
          </table:table-cell>
          <table:table-cell table:style-name="comp_20_Int_5f_colonna" office:value-type="string">
            <text:p>Residui / differenze </text:p>
          </table:table-cell>
          <table:table-cell table:style-name="comp_20_Int_5f_colonna" office:value-type="string">
            <text:p>Incidenza manodopera %</text:p>
          </table:table-cell>
          <table:table-cell table:style-name="comp_20_Int_5f_colonna" office:value-type="string">
            <text:p>Importo</text:p>
            <text:p>manodop. €</text:p>
          </table:table-cell>
          <table:table-cell table:style-name="comp_20_Int_5f_colonna_20_vert" office:value-type="string">
            <text:p>tag Capitoli</text:p>
          </table:table-cell>
          <table:table-cell table:style-name="comp_20_Int_5f_colonna_20_vert" office:value-type="string">
            <text:p>tag SottoCapitoli</text:p>
          </table:table-cell>
          <table:table-cell table:style-name="comp_20_Int_5f_colonna" office:value-type="string">
            <text:p>tag A</text:p>
          </table:table-cell>
          <table:table-cell table:style-name="comp_20_Int_5f_colonna" office:value-type="string">
            <text:p>tag <text:s/>B</text:p>
          </table:table-cell>
          <table:table-cell table:style-name="comp_20_Int_5f_colonna" office:value-type="string">
            <text:p>tag C</text:p>
          </table:table-cell>
          <table:table-cell table:style-name="comp_20_Int_5f_colonna" office:value-type="string">
            <text:p>prezzo totale computo sole voci senza errori</text:p>
          </table:table-cell>
          <table:table-cell table:style-name="comp_20_Int_5f_colonna" office:value-type="string">
            <text:p>Totale dei SAL</text:p>
          </table:table-cell>
          <table:table-cell table:style-name="comp_20_Int_5f_colonna" office:value-type="string">
            <text:p>Figure e annotazioni</text:p>
          </table:table-cell>
          <table:table-cell table:style-name="comp_20_Int_5f_colonna" office:value-type="string">
            <text:p>Subtotale SottoCategoria €</text:p>
          </table:table-cell>
          <table:table-cell table:style-name="comp_20_Int_5f_colonna" office:value-type="string">
            <text:p>Subtotale categoria €</text:p>
          </table:table-cell>
          <table:table-cell table:style-name="comp_20_Int_5f_colonna" office:value-type="string">
            <text:p>Importo</text:p>
            <text:p>manodop. Per categoria €</text:p>
          </table:table-cell>
          <table:table-cell/>
          <table:table-cell office:value-type="string">
            <text:p>riservato per annotare il numero della voce </text:p>
          </table:table-cell>
          <table:table-cell table:style-name="comp_20_Int_5f_colonna" office:value-type="string">
            <text:p>Parziale</text:p>
            <text:p><text:s/>del solo</text:p>
            <text:p><text:s/>SAL 1</text:p>
          </table:table-cell>
          <table:table-cell table:style-name="comp_20_Int_5f_colonna" office:value-type="string">
            <text:p>Progressivo</text:p>
            <text:p>Quantità</text:p>
            <text:p>al SAL 1</text:p>
          </table:table-cell>
          <table:table-cell table:style-name="comp_20_Int_5f_colonna_5f_Imp" office:value-type="string">
            <text:p>Progressivo</text:p>
            <text:p>IMPORTI</text:p>
            <text:p>al SAL 1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1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1 €</text:p>
          </table:table-cell>
          <table:table-cell table:style-name="comp_20_Int_5f_colonna" office:value-type="string">
            <text:p>Parziale</text:p>
            <text:p><text:s/>del solo</text:p>
            <text:p><text:s/>SAL 2</text:p>
          </table:table-cell>
          <table:table-cell table:style-name="comp_20_Int_5f_colonna" office:value-type="string">
            <text:p>Progressivo</text:p>
            <text:p>Quantità</text:p>
            <text:p>al SAL 2</text:p>
          </table:table-cell>
          <table:table-cell table:style-name="comp_20_Int_5f_colonna_5f_Imp" office:value-type="string">
            <text:p>Progressivo</text:p>
            <text:p>IMPORTI</text:p>
            <text:p>al SAL 2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2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2 €</text:p>
          </table:table-cell>
          <table:table-cell table:style-name="comp_20_Int_5f_colonna" office:value-type="string">
            <text:p>Parziale</text:p>
            <text:p><text:s/>del solo</text:p>
            <text:p><text:s/>SAL 3</text:p>
          </table:table-cell>
          <table:table-cell table:style-name="comp_20_Int_5f_colonna" office:value-type="string">
            <text:p>Progressivo</text:p>
            <text:p>Quantità</text:p>
            <text:p>al SAL 3</text:p>
          </table:table-cell>
          <table:table-cell table:style-name="comp_20_Int_5f_colonna_5f_Imp" office:value-type="string">
            <text:p>Progressivo</text:p>
            <text:p>IMPORTI</text:p>
            <text:p>al SAL 3 <text:s/>€</text:p>
          </table:table-cell>
          <table:table-cell table:style-name="comp_20_Int_5f_colonna" office:value-type="string">
            <text:p>Residui/</text:p>
            <text:p>differenze</text:p>
          </table:table-cell>
          <table:table-cell table:style-name="comp_20_Int_5f_colonna" office:value-type="string">
            <text:p>Progressivo</text:p>
            <text:p>IMPORTI</text:p>
            <text:p>MANODOPERA</text:p>
            <text:p>al SAL 3 <text:s/>€</text:p>
          </table:table-cell>
          <table:table-cell table:style-name="comp_20_Int_5f_colonna" office:value-type="string">
            <text:p>Progressivo</text:p>
            <text:p>Importi</text:p>
            <text:p>Sicurezza </text:p>
            <text:p><text:s/>inclusa </text:p>
            <text:p>al SAL 3 €</text:p>
          </table:table-cell>
          <table:table-cell/>
          <table:table-cell office:value-type="string">
            <text:p>'-</text:p>
            <text:p>-</text:p>
            <text:p>-</text:p>
            <text:p>-</text:p>
            <text:p>-</text:p>
            <text:p>-</text:p>
          </table:table-cell>
          <table:table-cell table:number-columns-repeated="441"/>
          <table:table-cell table:number-columns-repeated="519" table:style-name="comp_20_Int_5f_colonna_20_Attri_20_tipo_20_computo" office:value-type="string">
            <text:p>N. ord.</text:p>
          </table:table-cell>
        </table:table-row>
        <table:table-row table:style-name="ro30">
          <table:table-cell table:style-name="Comp_20_No_20_print" table:number-columns-repeated="6"/>
          <table:table-cell table:style-name="Comp_20_No_20_print" office:value-type="string">
            <text:p>Riassuntiva Totali computo (NB: non appare in stampa)</text:p>
          </table:table-cell>
          <table:table-cell table:style-name="Comp_20_No_20_print" table:number-columns-repeated="10"/>
          <table:table-cell table:style-name="comp_20_In_20_testa" table:formula="of:=[.R90]" office:value-type="currency" office:currency="EUR" office:value="0">
            <text:p>€ 0,00</text:p>
          </table:table-cell>
          <table:table-cell table:style-name="comp_20_In_20_testa" table:formula="of:=[.S90]" office:value-type="currency" office:currency="EUR" office:value="0">
            <text:p>€ 0,00</text:p>
          </table:table-cell>
          <table:table-cell table:style-name="comp_20_In_20_testa" table:formula="of:=[.T90]" office:value-type="currency" office:currency="EUR" office:value="0">
            <text:p>€ 0,00</text:p>
          </table:table-cell>
          <table:table-cell table:style-name="comp_20_In_20_testa" table:formula="of:=[.U90]" office:value-type="currency" office:currency="EUR" office:value="0">
            <text:p>€ 0,00</text:p>
          </table:table-cell>
          <table:table-cell table:style-name="comp_20_In_20_testa" table:formula="of:=[.V90]" office:value-type="currency" office:currency="EUR" office:value="0">
            <text:p>€ 0,00</text:p>
          </table:table-cell>
          <table:table-cell table:style-name="comp_20_In_20_testa" table:formula="of:=[.W90]" office:value-type="currency" office:currency="EUR" office:value="0">
            <text:p>€ 0,00</text:p>
          </table:table-cell>
          <table:table-cell table:style-name="comp_20_In_20_testa" table:formula="of:=[.X90]" office:value-type="currency" office:currency="EUR" office:value="0">
            <text:p>€ 0,00</text:p>
          </table:table-cell>
          <table:table-cell table:style-name="comp_20_In_20_testa" table:formula="of:=[.Y90]" office:value-type="currency" office:currency="EUR" office:value="0">
            <text:p>€ 0,00</text:p>
          </table:table-cell>
          <table:table-cell table:style-name="comp_20_In_20_testa" table:formula="of:=[.Z90]" office:value-type="currency" office:currency="EUR" office:value="0">
            <text:p>€ 0,00</text:p>
          </table:table-cell>
          <table:table-cell table:style-name="comp_20_In_20_testa" table:formula="of:=[.AA90]" office:value-type="currency" office:currency="EUR" office:value="0">
            <text:p>€ 0,00</text:p>
          </table:table-cell>
          <table:table-cell table:style-name="comp_20_In_20_testa" table:formula="of:=[.AB90]" office:value-type="currency" office:currency="EUR" office:value="0">
            <text:p>€ 0,00</text:p>
          </table:table-cell>
          <table:table-cell table:style-name="comp_20_In_20_testa" table:formula="of:=[.AC90]" office:value-type="currency" office:currency="EUR" office:value="0">
            <text:p>€ 0,00</text:p>
          </table:table-cell>
          <table:table-cell table:style-name="comp_20_In_20_testa_20__25_" table:formula="of:=[.AD90]" office:value-type="percentage" office:value="0">
            <text:p>0,000%</text:p>
          </table:table-cell>
          <table:table-cell table:style-name="comp_20_In_20_testa" table:formula="of:=[.AE90]" office:value-type="currency" office:currency="EUR" office:value="0">
            <text:p>€ 0,00</text:p>
          </table:table-cell>
          <table:table-cell table:style-name="comp_20_In_20_testa" table:number-columns-repeated="5"/>
          <table:table-cell table:style-name="comp_20_In_20_testa" table:formula="of:=[.AK90]" office:value-type="currency" office:currency="EUR" office:value="0">
            <text:p>€ 0,00</text:p>
          </table:table-cell>
          <table:table-cell table:style-name="comp_20_In_20_testa" table:number-columns-repeated="2"/>
          <table:table-cell table:style-name="comp_20_In_20_testa" table:formula="of:=[.AN90]" office:value-type="currency" office:currency="EUR" office:value="0">
            <text:p>€ 0,00</text:p>
          </table:table-cell>
          <table:table-cell table:style-name="comp_20_In_20_testa" table:formula="of:=[.AO90]" office:value-type="currency" office:currency="EUR" office:value="0">
            <text:p>€ 0,00</text:p>
          </table:table-cell>
          <table:table-cell table:style-name="comp_20_In_20_testa" table:formula="of:=[.AP90]" office:value-type="currency" office:currency="EUR" office:value="0">
            <text:p>€ 0,00</text:p>
          </table:table-cell>
          <table:table-cell table:number-columns-repeated="2"/>
          <table:table-cell table:style-name="comp_20_Int_5f_Sommario_5f_" office:value-type="float" office:value="1">
            <text:p>1</text:p>
          </table:table-cell>
          <table:table-cell table:style-name="comp_20_Int_5f_Sommario_5f_" office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974"/>
        </table:table-row>
        <table:table-row table:style-name="ro31">
          <table:table-cell table:number-columns-repeated="44"/>
          <table:table-cell table:style-name="Comp-Bianche_20_in_20_mezzo" table:number-columns-repeated="5"/>
          <table:table-cell table:number-columns-repeated="975"/>
        </table:table-row>
        <table:table-row table:style-name="ro32">
          <table:table-cell/>
          <table:table-cell table:style-name="Livello-1-scritta" table:formula="of:=[.AF4]" office:value-type="float" office:value="1">
            <text:p>1</text:p>
          </table:table-cell>
          <table:table-cell table:style-name="Livello-1-scritta" office:value-type="string">
            <text:p>Opere esterne SCAVI e DEMOLIZIONI</text:p>
          </table:table-cell>
          <table:table-cell table:style-name="Livello-1-scritta" table:number-columns-repeated="6"/>
          <table:table-cell table:style-name="Livello-1-scritta_20_mini"/>
          <table:table-cell table:style-name="Livello-1-scritta" table:number-columns-repeated="8"/>
          <table:table-cell table:style-name="Livello-1-scritta_20_mini"/>
          <table:table-cell table:style-name="Livello-1-scritta" table:number-columns-repeated="12"/>
          <table:table-cell table:style-name="Livello-1-scritta" office:value-type="float" office:value="1">
            <text:p>1</text:p>
          </table:table-cell>
          <table:table-cell table:style-name="Livello-1-scritta" table:number-columns-repeated="8"/>
          <table:table-cell table:style-name="Livello-1-scritta_20_mini_20_val" table:formula="of:=SUBTOTAL(9;[.S4:.S49])" office:value-type="currency" office:currency="EUR" office:value="0">
            <text:p>#N/D</text:p>
          </table:table-cell>
          <table:table-cell table:style-name="Livello-1-scritta_20_mini_20_val" table:formula="of:=SUBTOTAL(9;[.AE4:.AE72])" office:value-type="currency" office:currency="EUR" office:value="0">
            <text:p>#N/D</text:p>
          </table:table-cell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33">
          <table:table-cell/>
          <table:table-cell table:style-name="livello-1-sotto_5f_" table:number-columns-repeated="37"/>
          <table:table-cell table:style-name="livello-1-sotto_5f_senza" table:number-columns-repeated="4"/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34">
          <table:table-cell/>
          <table:table-cell table:style-name="livello2_20_sopra" table:number-columns-repeated="39"/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31">
          <table:table-cell/>
          <table:table-cell table:style-name="livello2_20_valuta" table:formula="of:=[.AF7]&amp;&quot;.&quot;&amp;[.AG7]" office:value-type="string" office:string-value="1.1">
            <text:p>1.1</text:p>
          </table:table-cell>
          <table:table-cell table:style-name="livello2_5f_" office:value-type="string">
            <text:p>Scavi</text:p>
          </table:table-cell>
          <table:table-cell table:style-name="livello2_5f_" table:number-columns-repeated="2"/>
          <table:table-cell table:style-name="livello2_20_valuta" table:number-columns-repeated="4"/>
          <table:table-cell table:style-name="livello2_20_scritta_20_mini"/>
          <table:table-cell table:style-name="livello2_20_valuta" table:number-columns-repeated="20"/>
          <table:table-cell table:style-name="livello2_5f_"/>
          <table:table-cell table:number-columns-repeated="2" table:style-name="livello2_5f_" office:value-type="float" office:value="1">
            <text:p>1</text:p>
          </table:table-cell>
          <table:table-cell table:style-name="livello2_20_valuta" table:number-columns-repeated="6"/>
          <table:table-cell table:style-name="livello2_20_valuta_20_mini" table:formula="of:=SUBTOTAL(9;[.S7:.S41])" office:value-type="currency" office:currency="EUR" office:value="0">
            <text:p>#N/D</text:p>
          </table:table-cell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31">
          <table:table-cell/>
          <table:table-cell table:style-name="livello-2-sotto_5f_" table:number-columns-repeated="36"/>
          <table:table-cell table:style-name="livello-2-sotto" table:number-columns-repeated="3"/>
          <table:table-cell table:number-columns-repeated="4"/>
          <table:table-cell table:style-name="Comp-Bianche_20_in_20_mezzo" table:number-columns-repeated="5"/>
          <table:table-cell table:number-columns-repeated="975"/>
        </table:table-row>
        <table:table-row table:style-name="ro16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2"/>
          <table:table-cell table:style-name="compTagG" table:formula="of:=[.AF$12]" office:value-type="float" office:value="1">
            <text:p>1</text:p>
          </table:table-cell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-Bianche_20_sopra" table:number-columns-repeated="2"/>
          <table:table-cell table:style-name="Comp_20_bianca_20_sopra_20_dx"/>
          <table:table-cell table:number-columns-repeated="5"/>
          <table:table-cell table:style-name="Comp-Bianche_20_in_20_mezzo" office:value-type="string">
            <text:p>mc</text:p>
          </table:table-cell>
          <table:table-cell table:style-name="Comp-Bianche_20_in_20_mezzo" table:number-columns-repeated="4"/>
          <table:table-cell table:number-columns-repeated="975"/>
        </table:table-row>
        <table:table-row table:style-name="ro67">
          <table:table-cell table:style-name="comp_20_progress" office:value-type="string">
            <text:p>1</text:p>
          </table:table-cell>
          <table:table-cell table:style-name="comp_20_Art-EP" table:content-validation-name="val4" office:value-type="string">
            <text:p>Codice Prezzo</text:p>
          </table:table-cell>
          <table:table-cell table:style-name="Comp-Bianche_20_in_20_mezzo_20_Descr" table:formula="of:=CONCATENATE(&quot; &quot;;VLOOKUP([.B10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5" table:style-name="Comp-Bianche_20_in_20_mezzo"/>
          <table:covered-table-cell table:style-name="Comp-Bianche_20_in_20_mezzo" office:value-type="string">
            <text:p>-</text:p>
          </table:covered-table-cell>
          <table:table-cell table:style-name="Comp-Bianche_20_in_20_mezzo" table:formula="of:=VLOOKUP([.B10];elenco_prezzi;3;FALSE())" office:value-type="float" office:value="0">
            <text:p>#N/D</text:p>
          </table:table-cell>
          <table:table-cell table:style-name="Comp-Bianche_20_in_20_mezzo" table:formula="of:=VLOOKUP([.B10];elenco_prezzi;3;FALSE())" office:value-type="float" office:value="0">
            <text:p>#N/D</text:p>
          </table:table-cell>
          <table:table-cell table:style-name="Comp-Bianche_20_in_20_mezzo" office:value-type="string">
            <text:p>€</text:p>
          </table:table-cell>
          <table:table-cell table:number-columns-repeated="5" table:style-name="Comp-Bianche_20_in_20_mezzo" office:value-type="string">
            <text:p>-</text:p>
          </table:table-cell>
          <table:table-cell table:number-columns-repeated="2" table:style-name="Comp-Bianche_20_in_20_mezzo" office:value-type="string">
            <text:p>€</text:p>
          </table:table-cell>
          <table:table-cell table:style-name="Comp-Bianche_20_in_20_mezzo" table:number-columns-repeated="12"/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TagG"/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office:value-type="float" office:value="12.8">
            <text:p>12,80</text:p>
          </table:table-cell>
          <table:table-cell table:style-name="Comp-Bianche_20_in_20_mezzo" office:value-type="string">
            <text:p>mc</text:p>
          </table:table-cell>
          <table:table-cell table:style-name="Comp-Bianche_20_in_20_mezzo" table:number-columns-repeated="3"/>
          <table:table-cell table:number-columns-repeated="975"/>
        </table:table-row>
        <table:table-row table:style-name="ro31">
          <table:table-cell table:style-name="comp_20_10_20_s"/>
          <table:table-cell table:style-name="Comp-Bianche_20_in_20_mezzo"/>
          <table:table-cell table:style-name="comp_20_1-a"/>
          <table:table-cell table:style-name="Comp-Bianche_20_in_20_mezzo_20_bordate"/>
          <table:table-cell table:style-name="comp_20_1-a" table:number-columns-repeated="5"/>
          <table:table-cell table:style-name="Blu" table:formula="of:=PRODUCT([.E11:.I11])" office:value-type="float" office:value="0">
            <text:p>0,00</text:p>
          </table:table-cell>
          <table:table-cell table:style-name="Comp-Variante" table:formula="of:=PRODUCT([.E11:.I11])" office:value-type="float" office:value="0">
            <text:p>0,00</text:p>
          </table:table-cell>
          <table:table-cell table:style-name="Comp-Bianche_20_in_20_mezzo"/>
          <table:table-cell table:style-name="Comp-SAL_20_1"/>
          <table:table-cell table:style-name="Comp-SAL_20_2"/>
          <table:table-cell table:style-name="Comp-SAL_20_3"/>
          <table:table-cell table:style-name="Comp-SAL_20_4"/>
          <table:table-cell table:style-name="Comp-SAL_20_5"/>
          <table:table-cell table:style-name="Comp-Bianche_20_in_20_mezzo"/>
          <table:table-cell table:style-name="Comp-Bianche_20_in_20_mezzo"/>
          <table:table-cell table:style-name="Comp-Bianche_20_in_20_mezzo" table:number-columns-repeated="11"/>
          <table:table-cell table:style-name="Comp-Bianche_20_in_20_mezzo"/>
          <table:table-cell table:style-name="compTagG" table:formula="of:=[.AF$12]" office:value-type="float" office:value="1">
            <text:p>1</text:p>
          </table:table-cell>
          <table:table-cell table:style-name="compTagG" table:formula="of:=[.AG$12]" office:value-type="float" office:value="1">
            <text:p>1</text:p>
          </table:table-cell>
          <table:table-cell table:style-name="compTagG" table:formula="of:=[.AH$12]" office:value-type="string" office:string-value="R">
            <text:p>R</text:p>
          </table:table-cell>
          <table:table-cell table:style-name="compTagG" table:formula="of:=[.AI$12]" office:value-type="string" office:string-value="Cx">
            <text:p>Cx</text:p>
          </table:table-cell>
          <table:table-cell table:style-name="compTagG" table:formula="of:=[.AJ$12]" office:value-type="string" office:string-value="Codice Prezzo">
            <text:p>Codice Prezzo</text:p>
          </table:table-cell>
          <table:table-cell table:style-name="Comp-Bianche_20_in_20_mezzo" table:number-columns-repeated="2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975"/>
        </table:table-row>
        <table:table-row table:style-name="ro3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office:value-type="string">
            <text:p>SOMMANO </text:p>
          </table:table-cell>
          <table:table-cell table:style-name="Comp-Soma_20_sotto" table:formula="of:=SUM([.J11:.J11])" office:value-type="float" office:value="0">
            <text:p>0,00</text:p>
          </table:table-cell>
          <table:table-cell table:style-name="Comp-Variante_20_num_20_sotto" table:formula="of:=SUM([.K11:.K11])" office:value-type="float" office:value="0">
            <text:p>0,00</text:p>
          </table:table-cell>
          <table:table-cell table:style-name="comp_20_sotto_20_Unitario" table:formula="of:=VLOOKUP([.B10];elenco_prezzi;5;FALSE())" office:value-type="currency" office:currency="EUR" office:value="0">
            <text:p>#N/D</text:p>
          </table:table-cell>
          <table:table-cell table:style-name="Comp-SAL_20_num_5f_sotto" table:formula="of:=SUM([.M11:.M11])" office:value-type="float" office:value="0">
            <text:p>0,00</text:p>
          </table:table-cell>
          <table:table-cell table:style-name="Comp-SAL_20_2_20_num_5f_sotto" table:formula="of:=SUM([.N11:.N11])" office:value-type="float" office:value="0">
            <text:p>0,00</text:p>
          </table:table-cell>
          <table:table-cell table:style-name="Comp-SAL_20_3_20_num_5f_sotto" table:formula="of:=SUM([.O11:.O11])" office:value-type="float" office:value="0">
            <text:p>0,00</text:p>
          </table:table-cell>
          <table:table-cell table:style-name="Comp-SAL_20_4_20_num_5f_sotto" table:formula="of:=SUM([.P11:.P11])" office:value-type="float" office:value="0">
            <text:p>0,00</text:p>
          </table:table-cell>
          <table:table-cell table:style-name="Comp-SAL_20_4_20_num_5f_sotto" table:formula="of:=SUM([.Q11:.Q11])" office:value-type="float" office:value="0">
            <text:p>0,00</text:p>
          </table:table-cell>
          <table:table-cell table:style-name="ce9" table:formula="of:=[.AB12]*[.J12]" office:value-type="currency" office:currency="EUR" office:value="0">
            <text:p>#N/D</text:p>
          </table:table-cell>
          <table:table-cell table:style-name="comp_20_sotto_20_Euro_20_Originale" table:formula="of:=[.J12]*[.L12]" office:value-type="currency" office:currency="EUR" office:value="0">
            <text:p>#N/D</text:p>
          </table:table-cell>
          <table:table-cell table:style-name="comp_20_sotto_20_Euro_20_3" table:formula="of:=[.L12]*[.K12]" office:value-type="currency" office:currency="EUR" office:value="0">
            <text:p>#N/D</text:p>
          </table:table-cell>
          <table:table-cell table:style-name="comp_20_sotto_20_Euro_20_3" table:formula="of:=IF(([.T12]-[.S12])&gt;0;[.T12]-[.S12];0)" office:value-type="currency" office:currency="EUR" office:value="0">
            <text:p>#N/D</text:p>
          </table:table-cell>
          <table:table-cell table:style-name="comp_20_sotto_20_Euro_20_3" table:formula="of:=IF(([.T12]-[.S12])&lt;0;-([.T12]-[.S12]);0)" office:value-type="currency" office:currency="EUR" office:value="0">
            <text:p>#N/D</text:p>
          </table:table-cell>
          <table:table-cell table:style-name="Comp-Sal-Valuta_20_sotto" table:formula="of:=PRODUCT([.$L12];[.M12])" office:value-type="currency" office:currency="EUR" office:value="0">
            <text:p>#N/D</text:p>
          </table:table-cell>
          <table:table-cell table:style-name="Comp-SAL_20_2-Valuta_5f_sotto" table:formula="of:=PRODUCT([.$L12];[.N12])" office:value-type="currency" office:currency="EUR" office:value="0">
            <text:p>#N/D</text:p>
          </table:table-cell>
          <table:table-cell table:style-name="Comp_5f_SAL-Valuta_20_sotto" table:formula="of:=PRODUCT([.$L12];[.O12])" office:value-type="currency" office:currency="EUR" office:value="0">
            <text:p>#N/D</text:p>
          </table:table-cell>
          <table:table-cell table:style-name="Comp-SAL_20_4_20_Valuta_20_sotto" table:formula="of:=PRODUCT([.$L12];[.P12])" office:value-type="currency" office:currency="EUR" office:value="0">
            <text:p>#N/D</text:p>
          </table:table-cell>
          <table:table-cell table:style-name="Comp-SAL5-Valuta_20_sotto" table:formula="of:=PRODUCT([.$L12];[.Q12])" office:value-type="currency" office:currency="EUR" office:value="0">
            <text:p>#N/D</text:p>
          </table:table-cell>
          <table:table-cell table:style-name="ce13" table:formula="of:=VLOOKUP([.B10];elenco_prezzi;4;FALSE())" office:value-type="currency" office:currency="EUR" office:value="0">
            <text:p>#N/D</text:p>
          </table:table-cell>
          <table:table-cell table:style-name="comp_20_sotto_20_Residui" table:formula="of:=[.S12]-(SUM([.W12:.AA12]))" office:value-type="currency" office:currency="EUR" office:value="0">
            <text:p>#N/D</text:p>
          </table:table-cell>
          <table:table-cell table:style-name="Comp-sotto_20__25_" table:formula="of:=VLOOKUP([.B10];elenco_prezzi;6;FALSE())" office:value-type="percentage" office:value="0">
            <text:p>#N/D</text:p>
          </table:table-cell>
          <table:table-cell table:style-name="Comp-sotto_20_euri" table:formula="of:=IF([.AD12]&lt;&gt;&quot;&quot;; PRODUCT([.AD12]*[.S12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10]" office:value-type="string" office:string-value="Codice Prezzo">
            <text:p>Codice Prezzo</text:p>
          </table:table-cell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 table:formula="of:=SUM([.W12:.AA12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table:formula="of:=[.A10]" office:value-type="string" office:string-value="1">
            <text:p>1</text:p>
          </table:table-cell>
          <table:table-cell table:style-name="Comp-Sal-Valuta_20_sotto_5f_p" office:value-type="currency" office:currency="EUR" office:value="154.88">
            <text:p>€ 154,88</text:p>
          </table:table-cell>
          <table:table-cell table:style-name="Comp-SAL_20_num_5f_sotto" office:value-type="float" office:value="12.8">
            <text:p>12,80</text:p>
          </table:table-cell>
          <table:table-cell table:style-name="Comp-Sal-Valuta_20_sotto" office:value-type="currency" office:currency="EUR" office:value="154.88">
            <text:p>€ 154,88</text:p>
          </table:table-cell>
          <table:table-cell table:style-name="Comp-Sal-Valuta_20_sotto" office:value-type="currency" office:currency="EUR" office:value="116.16">
            <text:p>€ 116,16</text:p>
          </table:table-cell>
          <table:table-cell table:style-name="Comp-Sal-Valuta_20_sotto" office:value-type="currency" office:currency="EUR" office:value="27.406016">
            <text:p>€ 27,41</text:p>
          </table:table-cell>
          <table:table-cell table:number-columns-repeated="975"/>
        </table:table-row>
        <table:table-row table:style-name="ro48">
          <table:table-cell table:style-name="Comp_20_TOTALI" table:number-columns-repeated="2"/>
          <table:table-cell table:style-name="Comp_20_TOTALI" office:value-type="string">
            <text:p>TOTALI COMPUTO</text:p>
          </table:table-cell>
          <table:table-cell table:style-name="Comp_20_TOTALI" table:number-columns-repeated="9"/>
          <table:table-cell table:style-name="Comp_20_TOTALI" table:formula="of:=SUM([.M3:.M11])" office:value-type="currency" office:currency="EUR" office:value="0">
            <text:p>€ 0,00</text:p>
          </table:table-cell>
          <table:table-cell table:style-name="Comp_20_TOTALI" table:number-columns-repeated="4"/>
          <table:table-cell table:style-name="Comp_20_TOTALI_20_num" table:formula="of:=SUM([.R3:.R11])" office:value-type="currency" office:currency="EUR" office:value="0">
            <text:p>€ 0,00</text:p>
          </table:table-cell>
          <table:table-cell table:style-name="Comp_20_TOTALI_20_num" table:formula="of:=SUM([.S3:.S11])" office:value-type="currency" office:currency="EUR" office:value="0">
            <text:p>€ 0,00</text:p>
          </table:table-cell>
          <table:table-cell table:style-name="Comp_20_TOTALI_20_num" table:formula="of:=SUM([.T3:.T11])" office:value-type="currency" office:currency="EUR" office:value="0">
            <text:p>€ 0,00</text:p>
          </table:table-cell>
          <table:table-cell table:style-name="Comp_20_TOTALI_20_num" table:formula="of:=SUM([.U3:.U11])" office:value-type="currency" office:currency="EUR" office:value="0">
            <text:p>€ 0,00</text:p>
          </table:table-cell>
          <table:table-cell table:style-name="Comp_20_TOTALI_20_num" table:formula="of:=SUM([.V3:.V11])" office:value-type="currency" office:currency="EUR" office:value="0">
            <text:p>€ 0,00</text:p>
          </table:table-cell>
          <table:table-cell table:style-name="Comp_20_TOTALI_20_num" table:formula="of:=SUM([.W3:.W11])" office:value-type="currency" office:currency="EUR" office:value="0">
            <text:p>€ 0,00</text:p>
          </table:table-cell>
          <table:table-cell table:style-name="Comp_20_TOTALI_20_num" table:formula="of:=SUM([.X3:.X11])" office:value-type="currency" office:currency="EUR" office:value="0">
            <text:p>€ 0,00</text:p>
          </table:table-cell>
          <table:table-cell table:style-name="Comp_20_TOTALI_20_num" table:formula="of:=SUM([.Y3:.Y11])" office:value-type="currency" office:currency="EUR" office:value="0">
            <text:p>€ 0,00</text:p>
          </table:table-cell>
          <table:table-cell table:style-name="Comp_20_TOTALI_20_num" table:formula="of:=SUM([.Z3:.Z11])" office:value-type="currency" office:currency="EUR" office:value="0">
            <text:p>€ 0,00</text:p>
          </table:table-cell>
          <table:table-cell table:style-name="Comp_20_TOTALI_20_num" table:formula="of:=SUM([.AA3:.AA11])" office:value-type="currency" office:currency="EUR" office:value="0">
            <text:p>€ 0,00</text:p>
          </table:table-cell>
          <table:table-cell table:style-name="Comp_20_TOTALI_20_num" table:formula="of:=SUM([.AB3:.AB11])" office:value-type="currency" office:currency="EUR" office:value="0">
            <text:p>€ 0,00</text:p>
          </table:table-cell>
          <table:table-cell table:style-name="Comp_20_TOTALI_20_num" table:formula="of:=SUM([.AC3:.AC11])" office:value-type="currency" office:currency="EUR" office:value="0">
            <text:p>€ 0,00</text:p>
          </table:table-cell>
          <table:table-cell table:style-name="Comp_20_TOTALI_20__25_" table:formula="of:=[.AE11]/[.S11]" office:value-type="percentage" office:value="0">
            <text:p>#DIV/0!</text:p>
          </table:table-cell>
          <table:table-cell table:style-name="Comp_20_TOTALI_20_num" table:formula="of:=SUM([.AE3:.AE11])" office:value-type="currency" office:currency="EUR" office:value="0">
            <text:p>€ 0,00</text:p>
          </table:table-cell>
          <table:table-cell table:style-name="Comp_20_TOTALI_20_num" table:number-columns-repeated="5"/>
          <table:table-cell table:style-name="Comp_20_TOTALI_20_num" table:formula="of:=SUM([.AK3:.AK11])" office:value-type="currency" office:currency="EUR" office:value="0">
            <text:p>€ 0,00</text:p>
          </table:table-cell>
          <table:table-cell table:style-name="Comp_20_TOTALI_20_num" table:number-columns-repeated="2"/>
          <table:table-cell table:style-name="Comp_20_TOTALI_20_num" table:formula="of:=SUM([.AN3:.AN11])" office:value-type="currency" office:currency="EUR" office:value="0">
            <text:p>#N/D</text:p>
          </table:table-cell>
          <table:table-cell table:style-name="Comp_20_TOTALI_20_num" table:formula="of:=SUM([.AO3:.AO11])" office:value-type="currency" office:currency="EUR" office:value="0">
            <text:p>#N/D</text:p>
          </table:table-cell>
          <table:table-cell table:style-name="Comp_20_TOTALI_20_num" table:formula="of:=SUM([.AP3:.AP11])" office:value-type="currency" office:currency="EUR" office:value="0">
            <text:p>#N/D</text:p>
          </table:table-cell>
          <table:table-cell table:style-name="Comp_20_TOTALI_20_num"/>
          <table:table-cell/>
          <table:table-cell table:style-name="Comp-Bianche_20_in_20_mezzo" table:number-columns-repeated="2"/>
          <table:table-cell table:style-name="Comp_20_TOTALI_20_num" table:formula="of:=SUM([S5.AU3:S5.AU12])" office:value-type="currency" office:currency="EUR" office:value="154.88">
            <text:p>€ 154,88</text:p>
          </table:table-cell>
          <table:table-cell table:style-name="Comp_20_TOTALI_20_num" table:formula="of:=SUM([S5.AV3:S5.AV12])" office:value-type="currency" office:currency="EUR" office:value="116.16">
            <text:p>€ 116,16</text:p>
          </table:table-cell>
          <table:table-cell table:style-name="Comp_20_TOTALI_20_num" table:formula="of:=SUM([S5.AW3:S5.AW12])" office:value-type="currency" office:currency="EUR" office:value="27.406016">
            <text:p>€ 27,41</text:p>
          </table:table-cell>
          <table:table-cell table:style-name="Comp_20_TOTALI_20_num" table:formula="of:=SUM([S5.AX3:S5.AX12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S5.BA3:S5.BA12])" office:value-type="currency" office:currency="EUR" office:value="0">
            <text:p>€ 0,00</text:p>
          </table:table-cell>
          <table:table-cell table:style-name="Comp_20_TOTALI_20_num" table:formula="of:=SUM([S5.BB3:S5.BB12])" office:value-type="currency" office:currency="EUR" office:value="0">
            <text:p>€ 0,00</text:p>
          </table:table-cell>
          <table:table-cell table:style-name="Comp_20_TOTALI_20_num" table:formula="of:=SUM([S5.BC3:S5.BC12])" office:value-type="currency" office:currency="EUR" office:value="0">
            <text:p>€ 0,00</text:p>
          </table:table-cell>
          <table:table-cell table:style-name="Comp_20_TOTALI_20_num" table:formula="of:=SUM([S5.BD3:S5.BD12])" office:value-type="currency" office:currency="EUR" office:value="0">
            <text:p>€ 0,00</text:p>
          </table:table-cell>
          <table:table-cell table:style-name="Comp-Bianche_20_in_20_mezzo" table:number-columns-repeated="2"/>
          <table:table-cell table:style-name="Comp_20_TOTALI_20_num" table:formula="of:=SUM([S5.BG3:S5.BG12])" office:value-type="currency" office:currency="EUR" office:value="0">
            <text:p>€ 0,00</text:p>
          </table:table-cell>
          <table:table-cell table:style-name="Comp_20_TOTALI_20_num" table:formula="of:=SUM([S5.BH3:S5.BH12])" office:value-type="currency" office:currency="EUR" office:value="0">
            <text:p>€ 0,00</text:p>
          </table:table-cell>
          <table:table-cell table:style-name="Comp_20_TOTALI_20_num" table:formula="of:=SUM([S5.BI3:S5.BI12])" office:value-type="currency" office:currency="EUR" office:value="0">
            <text:p>€ 0,00</text:p>
          </table:table-cell>
          <table:table-cell table:style-name="Comp_20_TOTALI_20_num" table:formula="of:=SUM([S5.BJ3:S5.BJ12])" office:value-type="currency" office:currency="EUR" office:value="0">
            <text:p>€ 0,00</text:p>
          </table:table-cell>
          <table:table-cell table:number-columns-repeated="962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>
            <text:p>Fine Computo</text:p>
          </table:table-cell>
          <table:table-cell table:style-name="Riga_5f_rossa_5f_Chiudi" table:number-columns-repeated="8"/>
          <table:table-cell table:number-columns-repeated="981"/>
        </table:table-row>
        <table:table-row table:style-name="ro21" table:number-rows-repeated="4">
          <table:table-cell table:number-columns-repeated="1024"/>
        </table:table-row>
        <table:table-row table:style-name="ro49">
          <table:table-cell table:style-name="comp_20_Int_5f_colonna_5f_R_5f_prima" office:value-type="string">
            <text:p>.</text:p>
            <text:p/>
            <draw:g table:end-cell-address="S5.D20" table:end-x="0.853cm" table:end-y="0.639cm" draw:z-index="2">
              <draw:g draw:style-name="gr1">
                <draw:control draw:style-name="gr3" draw:text-style-name="P1" svg:width="3.859cm" svg:height="0.963cm" svg:x="0.674cm" svg:y="0.483cm" draw:control="control139"/>
                <draw:control draw:style-name="gr3" draw:text-style-name="P2" svg:width="6.577cm" svg:height="0.963cm" svg:x="5.105cm" svg:y="0.483cm" draw:control="control140"/>
                <draw:control draw:style-name="gr3" draw:text-style-name="P2" svg:width="2.323cm" svg:height="0.963cm" svg:x="12.309cm" svg:y="0.483cm" draw:control="control141"/>
                <draw:control draw:text-style-name="P1" svg:width="5cm" svg:height="0.963cm" svg:x="15.924cm" svg:y="0.483cm" draw:control="control142"/>
              </draw:g>
            </draw:g>
          </table:table-cell>
          <table:table-cell table:style-name="comp_20_Int_5f_colonna_5f_R_5f_prima" table:number-columns-repeated="49"/>
          <table:table-cell/>
          <table:table-cell office:value-type="string">
            <text:p>'-</text:p>
          </table:table-cell>
          <table:table-cell table:number-columns-repeated="972"/>
        </table:table-row>
        <table:table-row table:style-name="ro114">
          <table:table-cell table:style-name="comp_20_Int_5f_colonna_5f_R_5f_prima" office:value-type="string">
            <text:p>N. ord.</text:p>
          </table:table-cell>
          <table:table-cell table:style-name="comp_20_Int_5f_colonna_5f_R" office:value-type="string">
            <text:p>Art. E.P.</text:p>
          </table:table-cell>
          <table:table-cell table:style-name="ce16" office:value-type="string">
            <text:p>DESIGNAZIONE DEI LAVORI E DELLE SOMMINISTRAZIONI</text:p>
          </table:table-cell>
          <table:table-cell table:style-name="comp_20_Int_5f_colonna_5f_R"/>
          <table:table-cell table:style-name="vert_5f_2" office:value-type="string">
            <text:p><text:s/>p.u.</text:p>
          </table:table-cell>
          <table:table-cell table:style-name="comp_20_Int_5f_colonna_5f_R" office:value-type="string">
            <text:p>lungh / Sup.</text:p>
          </table:table-cell>
          <table:table-cell table:style-name="comp_20_Int_5f_colonna_5f_R" office:value-type="string">
            <text:p>largh.</text:p>
          </table:table-cell>
          <table:table-cell table:style-name="comp_20_Int_5f_colonna_5f_R" office:value-type="string">
            <text:p>H/</text:p>
            <text:p>peso</text:p>
          </table:table-cell>
          <table:table-cell table:style-name="vert_5f_2" office:value-type="string">
            <text:p>Coeff.</text:p>
          </table:table-cell>
          <table:table-cell table:style-name="comp_20_Int_5f_colonna_5f_R" office:value-type="string">
            <text:p>Quantità computo</text:p>
            <text:p><text:s/>progetto</text:p>
          </table:table-cell>
          <table:table-cell table:style-name="comp_20_Int_5f_colonna_5f_R" office:value-type="string">
            <text:p>QUANTITA' <text:s/></text:p>
            <text:p><text:span text:style-name="T6">LAVORI</text:span></text:p>
            <text:p><text:span text:style-name="T6"><text:s/></text:span><text:span text:style-name="T6">REALIZZATI, PROVVISTE. SOMMINISTR.</text:span></text:p>
          </table:table-cell>
          <table:table-cell table:style-name="comp_20_Int_5f_colonna_5f_R" office:value-type="string">
            <text:p><text:s text:c="2"/>Prezzo</text:p>
            <text:p><text:s/>Unitario </text:p>
            <text:p>€</text:p>
          </table:table-cell>
          <table:table-cell table:style-name="COnt_5f_noP" office:value-type="string">
            <text:p>Serve <text:s/>per avere la quantità realizzate “pulite” e sommabili</text:p>
          </table:table-cell>
          <table:table-cell table:style-name="vert_5f_2" office:value-type="string">
            <text:p>SAL N°</text:p>
          </table:table-cell>
          <table:table-cell table:style-name="comp_20_Int_5f_colonna_5f_R" table:number-columns-repeated="3"/>
          <table:table-cell table:style-name="ce19" office:value-type="string">
            <text:p><text:span text:style-name="T4">SICUREZZA </text:span></text:p>
            <text:p><text:span text:style-name="T4">INCLUSA </text:span></text:p>
            <text:p><text:span text:style-name="T4">€</text:span></text:p>
          </table:table-cell>
          <table:table-cell table:style-name="comp_20_Int_5f_colonna_5f_R" office:value-type="string">
            <text:p>PREZZO TOTALE </text:p>
            <text:p>COMPUTO</text:p>
            <text:p><text:s text:c="2"/>€</text:p>
          </table:table-cell>
          <table:table-cell table:style-name="ce25" office:value-type="string">
            <text:p>Lib. Num.</text:p>
          </table:table-cell>
          <table:table-cell table:style-name="ce25" office:value-type="string">
            <text:p>Lib. Pag.</text:p>
          </table:table-cell>
          <table:table-cell table:style-name="ce25" office:value-type="string">
            <text:p>Data Registraz.</text:p>
          </table:table-cell>
          <table:table-cell table:style-name="comp_20_Int_5f_colonna_5f_R" office:value-type="string">
            <text:p>Riservata per flag Libretto qui</text:p>
          </table:table-cell>
          <table:table-cell table:style-name="comp_20_Int_5f_colonna_5f_R" table:number-columns-repeated="2"/>
          <table:table-cell table:style-name="comp_20_Int_5f_colonna_5f_R" office:value-type="string">
            <text:p>IMPORTI per </text:p>
            <text:p>LAVORI </text:p>
            <text:p>REALIZZATI, </text:p>
            <text:p><text:span text:style-name="T6">PROVVISTE E </text:span></text:p>
            <text:p><text:span text:style-name="T6">SOMMINISTR.</text:span></text:p>
          </table:table-cell>
          <table:table-cell table:style-name="comp_20_Int_5f_colonna_5f_R"/>
          <table:table-cell table:style-name="comp_20_Int_5f_colonna_5f_R" office:value-type="string">
            <text:p/>
            <text:p>SICUREZZA</text:p>
            <text:p><text:s/>INCLUSA</text:p>
            <text:p>UNITARIA</text:p>
            <text:p>€</text:p>
          </table:table-cell>
          <table:table-cell table:style-name="comp_20_Int_5f_colonna_5f_R" office:value-type="string">
            <text:p>Residui / </text:p>
            <text:p>Differenze </text:p>
          </table:table-cell>
          <table:table-cell table:style-name="comp_20_Int_5f_colonna_5f_R" office:value-type="string">
            <text:p>Incidenza</text:p>
            <text:p><text:s/>manodopera </text:p>
            <text:p>%</text:p>
          </table:table-cell>
          <table:table-cell table:style-name="comp_20_Int_5f_colonna_5f_R" office:value-type="string">
            <text:p>Importo</text:p>
            <text:p>Manodop.</text:p>
            <text:p><text:s/>€</text:p>
          </table:table-cell>
          <table:table-cell table:style-name="vert" office:value-type="string">
            <text:p>tag Capitoli</text:p>
          </table:table-cell>
          <table:table-cell table:style-name="vert" office:value-type="string">
            <text:p>tag SottoCap</text:p>
          </table:table-cell>
          <table:table-cell table:style-name="comp_20_Int_5f_colonna_5f_R" office:value-type="string">
            <text:p>tag A</text:p>
          </table:table-cell>
          <table:table-cell table:style-name="comp_20_Int_5f_colonna_5f_R" office:value-type="string">
            <text:p>tag <text:s/>B</text:p>
          </table:table-cell>
          <table:table-cell table:style-name="comp_20_Int_5f_colonna_5f_R" office:value-type="string">
            <text:p>tag C</text:p>
          </table:table-cell>
          <table:table-cell table:style-name="comp_20_Int_5f_colonna_5f_R" table:number-columns-repeated="2"/>
          <table:table-cell table:style-name="comp_20_Int_5f_colonna_5f_R" office:value-type="string">
            <text:p>Figure e annotazioni della </text:p>
            <text:p>Voce originale del computo</text:p>
          </table:table-cell>
          <table:table-cell table:number-columns-repeated="4"/>
          <table:table-cell table:style-name="COnt_5f_noP" office:value-type="string">
            <text:p>Rif voce computo.</text:p>
          </table:table-cell>
          <table:table-cell table:style-name="vert_5f_2" office:value-type="string">
            <text:p>N. Voce </text:p>
            <text:p>Computo</text:p>
          </table:table-cell>
          <table:table-cell table:style-name="comp_20_Int_5f_colonna_5f_R" office:value-type="string">
            <text:p>IMPORTI</text:p>
          </table:table-cell>
          <table:table-cell table:style-name="comp_20_Int_5f_colonna_5f_R" office:value-type="string">
            <text:p>Figure e annotazioni</text:p>
          </table:table-cell>
          <table:table-cell table:style-name="comp_20_Int_5f_colonna_5f_R" office:value-type="string">
            <text:p>Progressivo SAL</text:p>
          </table:table-cell>
          <table:table-cell table:style-name="comp_20_Int_5f_colonna_5f_R" office:value-type="string">
            <text:p>Progressivo Residui/Differenze SAL</text:p>
          </table:table-cell>
          <table:table-cell table:number-columns-repeated="975"/>
        </table:table-row>
        <table:table-row table:style-name="ro111">
          <table:table-cell table:style-name="comp_20_Int_5f_colonna_20_Attri_20_tipo_20_computo_5f_R2"/>
          <table:table-cell table:style-name="comp_20_Int_5f_colonna_5f_R" table:number-columns-repeated="18"/>
          <table:table-cell table:style-name="vert_5f_2" table:number-columns-repeated="2"/>
          <table:table-cell table:style-name="comp_20_Int_5f_colonna_5f_R" table:number-columns-repeated="6"/>
          <table:table-cell/>
          <table:table-cell table:style-name="comp_20_Int_5f_colonna_5f_R" table:number-columns-repeated="3"/>
          <table:table-cell table:style-name="vert" table:number-columns-repeated="2"/>
          <table:table-cell table:style-name="comp_20_Int_5f_colonna_5f_R" table:number-columns-repeated="11"/>
          <table:table-cell table:style-name="vert_5f_2"/>
          <table:table-cell table:style-name="comp_20_Int_5f_colonna_5f_R" table:number-columns-repeated="4"/>
          <table:table-cell table:number-columns-repeated="975"/>
        </table:table-row>
        <table:table-row table:style-name="ro52">
          <table:table-cell table:style-name="Reg_5f_prog" table:number-columns-repeated="2"/>
          <table:table-cell table:style-name="Reg-SAL-chiudi_5f_Sotto" office:value-type="string">
            <text:p><text:s text:c="2"/>Inizio SAL 1</text:p>
          </table:table-cell>
          <table:table-cell table:style-name="Reg_5f_prog" table:number-columns-repeated="47"/>
          <table:table-cell table:number-columns-repeated="974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5"/>
          <table:table-cell table:style-name="Reg_5f_prog" table:number-columns-repeated="4"/>
          <table:table-cell table:style-name="Comp-Bianche_20_sopra_5f_R" table:number-columns-repeated="13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sopra_5f_R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67">
          <table:table-cell table:style-name="comp_20_10_20_s_5f_R" office:value-type="string">
            <text:p>1</text:p>
          </table:table-cell>
          <table:table-cell table:style-name="comp_20_Art-EP_5f_R" office:value-type="string">
            <text:p>01.A01.A85 005</text:p>
          </table:table-cell>
          <table:table-cell table:style-name="Comp-Bianche_20_in_20_mezzo_20_Descr_5f_R" table:formula="of:=CONCATENATE(&quot; &quot;;VLOOKUP([.B24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6" table:style-name="Comp-Bianche_20_in_20_mezzo_5f_R"/>
          <table:table-cell table:style-name="Comp-Bianche_20_in_20_mezzo_5f_R" table:formula="of:=VLOOKUP([.B24];elenco_prezzi;3;FALSE())" office:value-type="float" office:value="0">
            <text:p>#N/D</text:p>
          </table:table-cell>
          <table:table-cell table:style-name="Comp-Bianche_20_in_20_mezzo_5f_R" table:formula="of:=VLOOKUP([.B24];elenco_prezzi;3;FALSE())" office:value-type="float" office:value="0">
            <text:p>#N/D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4"/>
          <table:table-cell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/>
          <table:table-cell table:style-name="Mis-Lib-Note"/>
          <table:table-cell table:number-columns-repeated="5"/>
          <table:table-cell table:style-name="num_5f_centro_5f_bianco" office:value-type="string">
            <text:p>1</text:p>
          </table:table-cell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Nuova fognatura attraverso il cortile Sud</text:p>
          </table:table-cell>
          <table:table-cell table:style-name="Comp-Bianche_20_in_20_mezzo_20_bordate_5f_R"/>
          <table:table-cell table:style-name="comp_20_1-a"/>
          <table:table-cell table:style-name="comp_20_1-a" office:value-type="float" office:value="20">
            <text:p>20</text:p>
          </table:table-cell>
          <table:table-cell table:number-columns-repeated="2" table:style-name="comp_20_1-a" office:value-type="float" office:value="0.8">
            <text:p>0,8</text:p>
          </table:table-cell>
          <table:table-cell table:style-name="comp_20_1-a"/>
          <table:table-cell table:style-name="Blu" office:value-type="float" office:value="22.4">
            <text:p>22,40</text:p>
          </table:table-cell>
          <table:table-cell table:style-name="Comp-Variante" table:formula="of:=PRODUCT([.E25:.I25])" office:value-type="float" office:value="12.8">
            <text:p>12,80</text:p>
          </table:table-cell>
          <table:table-cell table:style-name="Comp-Bianche_20_in_20_mezzo_5f_R" table:number-columns-repeated="3"/>
          <table:table-cell table:style-name="Reg_5f_prog" table:number-columns-repeated="4"/>
          <table:table-cell table:style-name="Comp-Bianche_20_in_20_mezzo_5f_R" table:number-columns-repeated="11"/>
          <table:table-cell table:style-name="Comp-Bianche_20_in_20_mezzo" table:number-columns-repeated="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office:value-type="string">
            <text:p>SOMMANO </text:p>
          </table:table-cell>
          <table:table-cell table:style-name="Comp-Soma_20_sotto" office:value-type="float" office:value="22.4">
            <text:p>22,40</text:p>
          </table:table-cell>
          <table:table-cell table:style-name="Comp-Variante_20_num_20_sotto" table:formula="of:=SUM([.K25:.K25])" office:value-type="float" office:value="12.8">
            <text:p>12,80</text:p>
          </table:table-cell>
          <table:table-cell table:style-name="comp_20_sotto_20_Unitario" table:formula="of:=VLOOKUP([.B24];elenco_prezzi;5;FALSE())" office:value-type="currency" office:currency="EUR" office:value="0">
            <text:p>#N/D</text:p>
          </table:table-cell>
          <table:table-cell table:style-name="Comp-Variante_20_num_20_sotto" table:formula="of:=[.K26]" office:value-type="float" office:value="12.8">
            <text:p>12,80</text:p>
          </table:table-cell>
          <table:table-cell table:style-name="comp_20_sotto_20_centro_5f_R"/>
          <table:table-cell table:style-name="Reg_5f_prog" table:number-columns-repeated="4"/>
          <table:table-cell table:style-name="comp_20_sotto_20_Euro_20_Originale" office:value-type="currency" office:currency="EUR" office:value="271.04">
            <text:p>€ 271,04</text:p>
          </table:table-cell>
          <table:table-cell table:style-name="num_20_centro" office:value-type="float" office:value="1">
            <text:p>1</text:p>
          </table:table-cell>
          <table:table-cell table:style-name="num_20_centro"/>
          <table:table-cell table:style-name="Data"/>
          <table:table-cell table:style-name="comp_20_sotto_20_centro_5f_R" table:number-columns-repeated="3"/>
          <table:table-cell table:style-name="comp_20_sotto_20_Euro_20_3_5f_R" table:formula="of:=([.L26]*[.K26])" office:value-type="currency" office:currency="EUR" office:value="0">
            <text:p>#N/D</text:p>
          </table:table-cell>
          <table:table-cell table:style-name="comp_20_sotto_20_centro_5f_R" table:number-columns-repeated="2"/>
          <table:table-cell table:style-name="comp_20_sotto_20_Residui" table:formula="of:=[.S26]-(SUM([.W26:.AB26]))" office:value-type="currency" office:currency="EUR" office:value="0">
            <text:p>#N/D</text:p>
          </table:table-cell>
          <table:table-cell table:style-name="Comp-sotto_20__25_" table:formula="of:=VLOOKUP([.B24];elenco_prezzi;6;FALSE())" office:value-type="percentage" office:value="0">
            <text:p>#N/D</text:p>
          </table:table-cell>
          <table:table-cell table:style-name="Comp-sotto_20_euri" table:formula="of:=IF([.AD26]&lt;&gt;&quot;&quot;; PRODUCT([.AD26]*[.Z26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R</text:p>
          </table:table-cell>
          <table:table-cell table:style-name="compTag" office:value-type="string">
            <text:p>Cx</text:p>
          </table:table-cell>
          <table:table-cell table:style-name="compTagRiservato" table:formula="of:=[.B24]" office:value-type="string" office:string-value="01.A01.A85 005">
            <text:p>01.A01.A85 005</text:p>
          </table:table-cell>
          <table:table-cell table:style-name="comp_20_-controolo" table:formula="of:=IF(ISERROR([.S26]);&quot;&quot;;IF([.S26]&lt;&gt;&quot;&quot;;[.S26];&quot;&quot;))" office:value-type="float" office:value="271.04">
            <text:p>271,04</text:p>
          </table:table-cell>
          <table:table-cell table:style-name="comp_20_sotto_20_Residui" table:formula="of:=SUM([.W26:.AB26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office:value-type="string">
            <text:p>1</text:p>
          </table:table-cell>
          <table:table-cell table:style-name="Comp_20_End_20_Attributo_5f_R" table:number-columns-repeated="3"/>
          <table:table-cell table:style-name="Reg_5f_prog" table:number-columns-repeated="2"/>
          <table:table-cell table:number-columns-repeated="975"/>
        </table:table-row>
        <table:table-row table:style-name="ro16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4"/>
          <table:table-cell table:style-name="Reg_5f_prog" table:number-columns-repeated="5"/>
          <table:table-cell table:style-name="Comp-Bianche_20_sopra_5f_R" table:number-columns-repeated="13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sopra_5f_R"/>
          <table:table-cell table:style-name="Comp_20_bianca_20_sopra_20_dx_5f_R"/>
          <table:table-cell table:number-columns-repeated="5"/>
          <table:table-cell table:style-name="Comp-Bianche_20_sopra_5f_R" table:number-columns-repeated="2"/>
          <table:table-cell table:style-name="Comp_20_bianca_20_sopra_20_dx_5f_R"/>
          <table:table-cell table:style-name="Reg_5f_prog" table:number-columns-repeated="2"/>
          <table:table-cell table:number-columns-repeated="975"/>
        </table:table-row>
        <table:table-row table:style-name="ro115">
          <table:table-cell table:style-name="comp_20_10_20_s_5f_R" office:value-type="string">
            <text:p>2</text:p>
          </table:table-cell>
          <table:table-cell table:style-name="comp_20_Art-EP_5f_R" office:value-type="string">
            <text:p>FP-23-8-0</text:p>
          </table:table-cell>
          <table:table-cell table:style-name="Comp-Bianche_20_in_20_mezzo_20_Descr_5f_R" table:formula="of:=CONCATENATE(&quot; &quot;;VLOOKUP([.B28];elenco_prezzi;2;FALSE());&quot; &quot;)" office:value-type="float" office:value="0" table:number-columns-spanned="7" table:number-rows-spanned="1">
            <text:p>#N/D</text:p>
          </table:table-cell>
          <table:covered-table-cell table:number-columns-repeated="6" table:style-name="Comp-Bianche_20_in_20_mezzo_5f_R"/>
          <table:table-cell table:style-name="Comp-Bianche_20_in_20_mezzo_5f_R" table:formula="of:=VLOOKUP([.B28];elenco_prezzi;3;FALSE())" office:value-type="float" office:value="0">
            <text:p>#N/D</text:p>
          </table:table-cell>
          <table:table-cell table:style-name="Comp-Bianche_20_in_20_mezzo_5f_R" table:formula="of:=VLOOKUP([.B28];elenco_prezzi;3;FALSE())" office:value-type="float" office:value="0">
            <text:p>#N/D</text:p>
          </table:table-cell>
          <table:table-cell table:style-name="Comp-Bianche_20_in_20_mezzo_5f_R" office:value-type="string">
            <text:p>€</text:p>
          </table:table-cell>
          <table:table-cell table:style-name="Comp-Bianche_20_in_20_mezzo_5f_R" office:value-type="string">
            <text:p>-</text:p>
          </table:table-cell>
          <table:table-cell table:style-name="Sal" office:value-type="float" office:value="1">
            <text:p>1</text:p>
          </table:table-cell>
          <table:table-cell table:style-name="Reg_5f_prog" table:number-columns-repeated="4"/>
          <table:table-cell table:style-name="Comp-Bianche_20_in_20_mezzo_5f_R" office:value-type="string">
            <text:p>€</text:p>
          </table:table-cell>
          <table:table-cell table:style-name="Comp-Bianche_20_in_20_mezzo_5f_R" table:number-columns-repeated="1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/>
          <table:table-cell table:style-name="Mis-Lib-Note"/>
          <table:table-cell table:number-columns-repeated="5"/>
          <table:table-cell table:style-name="num_5f_centro_5f_bianco" office:value-type="string">
            <text:p>2</text:p>
          </table:table-cell>
          <table:table-cell table:style-name="Mis-Lib-Note_5f_R" office:value-type="string">
            <text:p>ml</text:p>
          </table:table-cell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1">
          <table:table-cell table:style-name="comp_20_10_20_s_5f_R"/>
          <table:table-cell table:style-name="Comp-Bianche_20_in_20_mezzo_5f_R"/>
          <table:table-cell table:style-name="comp_20_1-a" office:value-type="string">
            <text:p>Nuova fognatura attraverso il cortile Sud</text:p>
          </table:table-cell>
          <table:table-cell table:style-name="Comp-Bianche_20_in_20_mezzo_20_bordate_5f_R"/>
          <table:table-cell table:style-name="comp_20_1-a" office:value-type="float" office:value="1">
            <text:p>1</text:p>
          </table:table-cell>
          <table:table-cell table:style-name="comp_20_1-a" office:value-type="float" office:value="20">
            <text:p>20</text:p>
          </table:table-cell>
          <table:table-cell table:style-name="comp_20_1-a" table:number-columns-repeated="3"/>
          <table:table-cell table:style-name="Blu" office:value-type="float" office:value="35">
            <text:p>35,00</text:p>
          </table:table-cell>
          <table:table-cell table:style-name="Comp-Variante" table:formula="of:=PRODUCT([.E29:.I29])" office:value-type="float" office:value="20">
            <text:p>20,00</text:p>
          </table:table-cell>
          <table:table-cell table:style-name="Comp-Bianche_20_in_20_mezzo_5f_R" table:number-columns-repeated="2"/>
          <table:table-cell table:style-name="Reg_5f_prog" table:number-columns-repeated="5"/>
          <table:table-cell table:style-name="Comp-Bianche_20_in_20_mezzo_5f_R" table:number-columns-repeated="11"/>
          <table:table-cell table:style-name="Comp-Bianche_20_in_20_mezzo" table:number-columns-repeated="2"/>
          <table:table-cell table:style-name="compTagG" table:formula="of:=[.AF$86]" office:value-type="float" office:value="0">
            <text:p>0</text:p>
          </table:table-cell>
          <table:table-cell table:style-name="compTagG" table:formula="of:=[.AG$86]" office:value-type="float" office:value="0">
            <text:p>0</text:p>
          </table:table-cell>
          <table:table-cell table:style-name="compTagG" table:formula="of:=[.AH$86]" office:value-type="float" office:value="0">
            <text:p>0</text:p>
          </table:table-cell>
          <table:table-cell table:style-name="compTagG" table:formula="of:=[.AI$86]" office:value-type="float" office:value="0">
            <text:p>0</text:p>
          </table:table-cell>
          <table:table-cell table:style-name="compTagG" table:formula="of:=[.AJ$86]" office:value-type="float" office:value="0">
            <text:p>0</text:p>
          </table:table-cell>
          <table:table-cell table:style-name="compTagG"/>
          <table:table-cell table:style-name="Comp-Bianche_20_in_20_mezzo_5f_R" table:number-columns-repeated="2"/>
          <table:table-cell table:number-columns-repeated="5"/>
          <table:table-cell table:style-name="Comp-Bianche_20_in_20_mezzo_5f_R"/>
          <table:table-cell table:style-name="Mis-Lib-Note_5f_R"/>
          <table:table-cell table:style-name="Comp-Bianche_20_in_20_mezzo_5f_R"/>
          <table:table-cell table:style-name="Reg_5f_prog" table:number-columns-repeated="2"/>
          <table:table-cell table:number-columns-repeated="975"/>
        </table:table-row>
        <table:table-row table:style-name="ro37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office:value-type="string">
            <text:p>SOMMANO </text:p>
          </table:table-cell>
          <table:table-cell table:style-name="Comp-Soma_20_sotto" office:value-type="float" office:value="35">
            <text:p>35,00</text:p>
          </table:table-cell>
          <table:table-cell table:style-name="Comp-Variante_20_num_20_sotto" table:formula="of:=SUM([.K29:.K29])" office:value-type="float" office:value="20">
            <text:p>20,00</text:p>
          </table:table-cell>
          <table:table-cell table:style-name="comp_20_sotto_20_Unitario" table:formula="of:=VLOOKUP([.B28];elenco_prezzi;5;FALSE())" office:value-type="currency" office:currency="EUR" office:value="0">
            <text:p>#N/D</text:p>
          </table:table-cell>
          <table:table-cell table:style-name="Comp-Variante_20_num_20_sotto" table:formula="of:=[.K30]" office:value-type="float" office:value="20">
            <text:p>20,00</text:p>
          </table:table-cell>
          <table:table-cell table:style-name="comp_20_sotto_20_centro_5f_R"/>
          <table:table-cell table:style-name="Reg_5f_prog" table:number-columns-repeated="4"/>
          <table:table-cell table:style-name="comp_20_sotto_20_Euro_20_Originale" office:value-type="currency" office:currency="EUR" office:value="3007.298">
            <text:p>€ 3.007,30</text:p>
          </table:table-cell>
          <table:table-cell table:style-name="num_20_centro" office:value-type="float" office:value="1">
            <text:p>1</text:p>
          </table:table-cell>
          <table:table-cell table:style-name="num_20_centro"/>
          <table:table-cell table:style-name="Data"/>
          <table:table-cell table:style-name="comp_20_sotto_20_centro_5f_R" table:number-columns-repeated="3"/>
          <table:table-cell table:style-name="comp_20_sotto_20_Euro_20_3_5f_R" table:formula="of:=([.L30]*[.K30])" office:value-type="currency" office:currency="EUR" office:value="0">
            <text:p>#N/D</text:p>
          </table:table-cell>
          <table:table-cell table:style-name="comp_20_sotto_20_centro_5f_R" table:number-columns-repeated="2"/>
          <table:table-cell table:style-name="comp_20_sotto_20_Residui" table:formula="of:=[.S30]-(SUM([.W30:.AB30]))" office:value-type="currency" office:currency="EUR" office:value="0">
            <text:p>#N/D</text:p>
          </table:table-cell>
          <table:table-cell table:style-name="Comp-sotto_20__25_" table:formula="of:=VLOOKUP([.B28];elenco_prezzi;6;FALSE())" office:value-type="percentage" office:value="0">
            <text:p>#N/D</text:p>
          </table:table-cell>
          <table:table-cell table:style-name="Comp-sotto_20_euri" table:formula="of:=IF([.AD30]&lt;&gt;&quot;&quot;; PRODUCT([.AD30]*[.Z30]))" office:value-type="currency" office:currency="EUR" office:value="0">
            <text:p>#N/D</text:p>
          </table:table-cell>
          <table:table-cell table:number-columns-repeated="2" table:style-name="compTagRiservato" office:value-type="float" office:value="1">
            <text:p>1</text:p>
          </table:table-cell>
          <table:table-cell table:style-name="compTag" office:value-type="string">
            <text:p>Q</text:p>
          </table:table-cell>
          <table:table-cell table:style-name="compTag" office:value-type="string">
            <text:p>Cx</text:p>
          </table:table-cell>
          <table:table-cell table:style-name="compTagRiservato" table:formula="of:=[.B28]" office:value-type="string" office:string-value="FP-23-8-0">
            <text:p>FP-23-8-0</text:p>
          </table:table-cell>
          <table:table-cell table:style-name="comp_20_-controolo" table:formula="of:=IF(ISERROR([.S30]);&quot;&quot;;IF([.S30]&lt;&gt;&quot;&quot;;[.S30];&quot;&quot;))" office:value-type="float" office:value="3007.298">
            <text:p>3.007,30</text:p>
          </table:table-cell>
          <table:table-cell table:style-name="comp_20_sotto_20_Residui" table:formula="of:=SUM([.W30:.AB30])" office:value-type="currency" office:currency="EUR" office:value="0">
            <text:p>#N/D</text:p>
          </table:table-cell>
          <table:table-cell table:style-name="Mis-Lib-Note-sotto"/>
          <table:table-cell table:number-columns-repeated="4"/>
          <table:table-cell table:style-name="noprint_5f_2" office:value-type="string">
            <text:p>2</text:p>
          </table:table-cell>
          <table:table-cell table:style-name="Comp_20_End_20_Attributo_5f_R"/>
          <table:table-cell table:style-name="Comp_20_End_20_Attributo_5f_R" office:value-type="float" office:value="844.8">
            <text:p>845</text:p>
          </table:table-cell>
          <table:table-cell table:style-name="Comp_20_End_20_Attributo_5f_R"/>
          <table:table-cell table:style-name="Reg_5f_prog" table:number-columns-repeated="2"/>
          <table:table-cell table:number-columns-repeated="975"/>
        </table:table-row>
        <table:table-row table:style-name="ro53">
          <table:table-cell table:style-name="Reg-SAL-chiudi_5f_N" table:number-columns-repeated="2"/>
          <table:table-cell table:style-name="Reg-SAL-chiudi_5f_N" office:value-type="string">
            <text:p>CHIUSURA SAL 1</text:p>
          </table:table-cell>
          <table:table-cell table:style-name="noPrint" office:value-type="string">
            <text:p>10/12/2010 23.53.12</text:p>
          </table:table-cell>
          <table:table-cell table:style-name="noPrint" table:number-columns-repeated="5"/>
          <table:table-cell table:style-name="Reg-SAL-chiudi_5f_N" table:number-columns-repeated="16"/>
          <table:table-cell table:style-name="Reg-Sal_5f_dicit" office:value-type="string">
            <text:p>Importo PARZIALE del solo SAL:1</text:p>
          </table:table-cell>
          <table:table-cell table:style-name="Reg-SAL-chiudi_5f_N" table:number-columns-repeated="2"/>
          <table:table-cell table:style-name="Reg-Sal_5f_dicit" office:value-type="string">
            <text:p>Residui/</text:p>
            <text:p>differenze <text:s text:c="3"/>SAL 1</text:p>
          </table:table-cell>
          <table:table-cell table:style-name="Reg-SAL-chiudi_5f_N"/>
          <table:table-cell table:style-name="Reg-Sal_5f_dicit" office:value-type="string">
            <text:p>Importo Manodopera del solo SAL 1</text:p>
          </table:table-cell>
          <table:table-cell table:style-name="Reg-SAL-chiudi_5f_N" table:number-columns-repeated="16"/>
          <table:table-cell table:style-name="Reg-Sal_5f_dicit" office:value-type="string">
            <text:p>Totale</text:p>
            <text:p>progressivo</text:p>
            <text:p>al SAL: 1</text:p>
          </table:table-cell>
          <table:table-cell table:style-name="Reg-Sal_5f_dicit" office:value-type="string">
            <text:p>Totale progressivo Residui/Differenze SAL:1</text:p>
          </table:table-cell>
          <table:table-cell table:number-columns-repeated="975"/>
        </table:table-row>
        <table:table-row table:style-name="ro54">
          <table:table-cell table:style-name="Reg-SAL-certificato" table:number-columns-repeated="2"/>
          <table:table-cell table:style-name="Reg-SAL-certificato" table:formula="of:=CONCATENATE(&quot;Per un importo parziale di &quot;;DOLLAR([.Y32];2))" office:value-type="currency" office:currency="EUR" office:value="0">
            <text:p>#N/D</text:p>
          </table:table-cell>
          <table:table-cell table:style-name="Reg-SAL-certificato" table:number-columns-repeated="21"/>
          <table:table-cell table:style-name="Reg-SAL-certificato" table:formula="of:=SUM([.Z26:.Z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/>
          <table:table-cell table:style-name="Reg-SAL-certificato" table:formula="of:=SUM([.AC26:.AC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 table:formula="of:=SUM([.AE26:.AE31])" office:value-type="currency" office:currency="EUR" office:value="0" table:number-columns-spanned="2" table:number-rows-spanned="1">
            <text:p>#N/D</text:p>
          </table:table-cell>
          <table:covered-table-cell table:style-name="Reg-SAL-certificato"/>
          <table:table-cell table:style-name="Reg-SAL-certificato" table:number-columns-repeated="16"/>
          <table:table-cell table:style-name="Reg-SAL-certificato" table:formula="of:=SUM([.AV24:.AV31])+[.Y32]" office:value-type="currency" office:currency="EUR" office:value="0">
            <text:p>#N/D</text:p>
          </table:table-cell>
          <table:table-cell table:style-name="Reg-SAL-certificato" table:formula="of:=SUM([.AW22:.AW31])+[.AD32]" office:value-type="currency" office:currency="EUR" office:value="0">
            <text:p>#N/D</text:p>
          </table:table-cell>
          <table:table-cell table:number-columns-repeated="975"/>
        </table:table-row>
        <table:table-row table:style-name="ro52">
          <table:table-cell table:style-name="Reg-SAL-chiudi_5f_Sotto" table:number-columns-repeated="2"/>
          <table:table-cell table:style-name="Reg-SAL-chiudi_5f_Sotto" office:value-type="string">
            <text:p><text:s text:c="2"/>Inizio SAL 2</text:p>
          </table:table-cell>
          <table:table-cell table:style-name="Reg-SAL-chiudi_5f_Sotto" table:number-columns-repeated="46"/>
          <table:table-cell table:number-columns-repeated="975"/>
        </table:table-row>
        <table:table-row table:style-name="ro21">
          <table:table-cell table:style-name="Riga_5f_rossa_5f_Chiudi" office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11"/>
          <table:table-cell table:style-name="Reg_5f_prog" table:number-columns-repeated="3"/>
          <table:table-cell table:style-name="Riga_5f_rossa_5f_Chiudi" table:number-columns-repeated="16"/>
          <table:table-cell table:style-name="Riga_5f_rossa_5f_Chiudi" office:value-type="string">
            <text:p>Fine Computo</text:p>
          </table:table-cell>
          <table:table-cell table:number-columns-repeated="9"/>
          <table:table-cell table:style-name="Riga_5f_rossa_5f_Chiudi" table:number-columns-repeated="4"/>
          <table:table-cell table:number-columns-repeated="976"/>
        </table:table-row>
        <table:table-row table:style-name="ro55">
          <table:table-cell table:style-name="Reg-TOTALI_20_num" table:number-columns-repeated="12"/>
          <table:table-cell table:style-name="Reg-TOTALI_20_num" table:formula="of:=SUM(m#ref!:m#ref!)" office:value-type="string" office:string-value="Err:508">
            <text:p>Err:508</text:p>
          </table:table-cell>
          <table:table-cell table:style-name="Reg-TOTALI_20_num"/>
          <table:table-cell table:style-name="Reg-TOTALI_20_num" table:formula="of:=SUM(o#ref!:o#ref!)" office:value-type="string" office:string-value="Err:508">
            <text:p>Err:508</text:p>
          </table:table-cell>
          <table:table-cell table:style-name="Reg-TOTALI_20_num" table:formula="of:=SUM(p#ref!:p#ref!)" office:value-type="string" office:string-value="Err:508">
            <text:p>Err:508</text:p>
          </table:table-cell>
          <table:table-cell table:style-name="Reg-TOTALI_20_num" table:formula="of:=SUM(#nome?$ah41#ref!:#nome?$ah41#ref!)" office:value-type="string" office:string-value="Err:510">
            <text:p>Err:510</text:p>
          </table:table-cell>
          <table:table-cell table:style-name="Reg-TOTALI_20_num" table:formula="of:=SUM(#ref!:#ref!)" office:value-type="string" office:string-value="Err:510">
            <text:p>Err:510</text:p>
          </table:table-cell>
          <table:table-cell table:style-name="Reg-TOTALI_20_num" table:number-columns-repeated="4"/>
          <table:table-cell table:style-name="Reg-TOTALI_20_num_5f_VAL" table:formula="of:=SUM(w#ref!:w#ref!)" office:value-type="string" office:string-value="Err:508">
            <text:p>Err:508</text:p>
          </table:table-cell>
          <table:table-cell table:style-name="Reg-TOTALI_20_num_5f_VAL" table:formula="of:=SUM(x#ref!:x#ref!)" office:value-type="string" office:string-value="Err:508">
            <text:p>Err:508</text:p>
          </table:table-cell>
          <table:table-cell table:style-name="Reg-TOTALI_20_num_5f_VAL" table:formula="of:=SUM(y#ref!:y#ref!)" office:value-type="string" office:string-value="Err:508">
            <text:p>Err:508</text:p>
          </table:table-cell>
          <table:table-cell table:style-name="Reg-TOTALI_20_num_5f_VAL" table:formula="of:=SUM([.Z20:.Z34])" office:value-type="currency" office:currency="EUR" office:value="0">
            <text:p>#N/D</text:p>
          </table:table-cell>
          <table:table-cell table:style-name="Reg-TOTALI_20_num_5f_VAL" table:formula="of:=SUM(AA#ref!:AA#ref!)" office:value-type="string" office:string-value="Err:508">
            <text:p>Err:508</text:p>
          </table:table-cell>
          <table:table-cell table:style-name="Reg-TOTALI_20_num_5f_VAL" table:formula="of:=SUM(ab#ref!:ab#ref!)" office:value-type="string" office:string-value="Err:508">
            <text:p>Err:508</text:p>
          </table:table-cell>
          <table:table-cell table:style-name="Reg-TOTALI_20_num" table:number-columns-repeated="2"/>
          <table:table-cell table:style-name="Reg-TOTALI_20_num_5f_VAL" table:formula="of:=SUM([.AE33:.AE34])" office:value-type="currency" office:currency="EUR" office:value="0">
            <text:p>€ 0,00</text:p>
          </table:table-cell>
          <table:table-cell table:style-name="Reg-TOTALI_20_num" table:number-columns-repeated="5"/>
          <table:table-cell table:style-name="Reg-TOTALI_20_num" table:formula="of:=SUM(ak#ref!:ak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al#ref!:al#ref!)" office:value-type="string" office:string-value="Err:508">
            <text:p>Err:508</text:p>
          </table:table-cell>
          <table:table-cell table:style-name="Reg-TOTALI_20_num"/>
          <table:table-cell table:style-name="Reg-TOTALI_20_num" table:formula="of:=SUM(an#ref!:an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ao#ref!:ao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formula="of:=SUM(#nome?b$46#ref!:#nome?b$46#ref!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)" office:value-type="string" office:string-value="Err:508">
            <text:p>Err:508</text:p>
          </table:table-cell>
          <table:table-cell table:style-name="Reg-TOTALI_20_num" table:number-columns-repeated="3"/>
          <table:table-cell table:style-name="Reg-TOTALI_20_num_5f_VAL" table:formula="of:=SUM(at#ref!:at#ref!)" office:value-type="string" office:string-value="Err:508">
            <text:p>Err:508</text:p>
          </table:table-cell>
          <table:table-cell table:number-columns-repeated="978"/>
        </table:table-row>
        <table:table-row table:style-name="ro21" table:number-rows-repeated="6">
          <table:table-cell table:number-columns-repeated="1024"/>
        </table:table-row>
        <table:table-row table:style-name="ro116">
          <table:table-cell office:value-type="string">
            <text:p>'-</text:p>
            <text:p>-</text:p>
            <text:p>-</text:p>
            <text:p>-</text:p>
            <text:p>-</text:p>
            <text:p>-</text:p>
            <text:p/>
          </table:table-cell>
          <table:table-cell table:style-name="An-sfondo-Attr-Sheet" office:value-type="string">
            <text:p>inizio analisi</text:p>
            <draw:g table:end-cell-address="S5.J42" table:end-x="2.324cm" table:end-y="2.305cm" draw:z-index="4">
              <draw:control draw:style-name="gr1" draw:text-style-name="P3" svg:width="3.227cm" svg:height="1.636cm" svg:x="0.834cm" svg:y="0.587cm" draw:control="control155"/>
              <draw:control draw:style-name="gr1" draw:text-style-name="P4" svg:width="2.958cm" svg:height="1.636cm" svg:x="4.604cm" svg:y="0.587cm" draw:control="control156"/>
              <draw:control draw:style-name="gr1" draw:text-style-name="P3" svg:width="3.228cm" svg:height="1.636cm" svg:x="17.334cm" svg:y="0.587cm" draw:control="control157"/>
              <draw:control draw:style-name="gr1" draw:text-style-name="P3" svg:width="3.946cm" svg:height="1.636cm" svg:x="21.617cm" svg:y="0.587cm" draw:control="control158"/>
              <draw:control draw:style-name="gr1" draw:text-style-name="P3" svg:width="3.772cm" svg:height="1.75cm" svg:x="7.789cm" svg:y="0.472cm" draw:control="control143"/>
              <draw:control draw:style-name="gr1" draw:text-style-name="P3" svg:width="5.111cm" svg:height="1.636cm" svg:x="11.95cm" svg:y="0.587cm" draw:control="control159"/>
              <draw:control draw:style-name="gr1" draw:text-style-name="P5" svg:width="3.601cm" svg:height="1.585cm" svg:x="26.211cm" svg:y="0.638cm" draw:control="control144"/>
              <draw:control draw:text-style-name="P2" svg:width="1.836cm" svg:height="1.667cm" svg:x="30.726cm" svg:y="0.638cm" draw:control="control150"/>
            </draw:g>
          </table:table-cell>
          <table:table-cell table:style-name="An-primariga"/>
          <table:table-cell table:style-name="An-primariga" office:value-type="string">
            <text:p>-</text:p>
          </table:table-cell>
          <table:table-cell table:style-name="Analisi_5f_Sfondo" office:value-type="string">
            <text:p>-</text:p>
          </table:table-cell>
          <table:table-cell table:style-name="Analisi_5f_Sfondo"/>
          <table:table-cell table:style-name="Analisi_5f_Sfondo" office:value-type="string">
            <text:p>-</text:p>
          </table:table-cell>
          <table:table-cell table:style-name="Analisi_5f_Sfondo" table:number-columns-repeated="6"/>
          <table:table-cell table:number-columns-repeated="1011"/>
        </table:table-row>
        <table:table-row table:style-name="ro22" table:number-rows-repeated="3">
          <table:table-cell/>
          <table:table-cell table:style-name="Analisi_5f_Sfondo" table:number-columns-repeated="13"/>
          <table:table-cell table:number-columns-repeated="1010"/>
        </table:table-row>
        <table:table-row table:style-name="ro23">
          <table:table-cell/>
          <table:table-cell table:style-name="An-1_5f_sigla" office:value-type="string">
            <text:p>AP</text:p>
          </table:table-cell>
          <table:table-cell table:style-name="An-1-descr_5f_" office:value-type="string">
            <text:p>&lt;&lt;&lt;Scrivi la descrizione della nuova voce da analizzare <text:s text:c="2"/></text:p>
          </table:table-cell>
          <table:table-cell table:style-name="An-1um" table:content-validation-name="val3" office:value-type="string">
            <text:p>U.M. ??</text:p>
          </table:table-cell>
          <table:table-cell table:style-name="An.1v-Att_20_Start"/>
          <table:table-cell table:style-name="An-1v" office:value-type="string">
            <text:p>TOTALE</text:p>
          </table:table-cell>
          <table:table-cell table:style-name="An-1v" table:formula="of:=(&quot;€/&quot;&amp;[.D46])" office:value-type="string" office:string-value="€/U.M. ??">
            <text:p>€/U.M. ??</text:p>
          </table:table-cell>
          <table:table-cell table:style-name="An-1v-dx" table:formula="of:=SUM([.H47:.H51])" office:value-type="currency" office:currency="EUR" office:value="0">
            <text:p>#N/D</text:p>
          </table:table-cell>
          <table:table-cell table:style-name="An-1v_25_" table:formula="of:=[.J46]/[.H46]" office:value-type="percentage" office:value="0">
            <text:p>#N/D</text:p>
          </table:table-cell>
          <table:table-cell table:style-name="An-1v-dx" table:formula="of:=SUM([.J47:.J51])" office:value-type="currency" office:currency="EUR" office:value="0">
            <text:p>#N/D</text:p>
          </table:table-cell>
          <table:table-cell table:style-name="An-1v-dx" table:formula="of:=SUM([.K47:.K52])" office:value-type="currency" office:currency="EUR" office:value="0">
            <text:p>#N/D</text:p>
          </table:table-cell>
          <table:table-cell table:style-name="An-1v-dx"/>
          <table:table-cell table:style-name="Analisi_5f_Sfondo" table:number-columns-repeated="2"/>
          <table:table-cell table:number-columns-repeated="1010"/>
        </table:table-row>
        <table:table-row table:style-name="ro67">
          <table:table-cell/>
          <table:table-cell table:style-name="An-sfondo-sin"/>
          <table:table-cell table:style-name="An-sfondo-voce" table:number-columns-repeated="2"/>
          <table:table-cell table:style-name="An-riga" office:value-type="string">
            <text:p>quantità</text:p>
          </table:table-cell>
          <table:table-cell table:style-name="An-riga" office:value-type="string">
            <text:p>rif. <text:s/>El. Prezzi</text:p>
          </table:table-cell>
          <table:table-cell table:style-name="An-riga" office:value-type="string">
            <text:p>costo unitario </text:p>
          </table:table-cell>
          <table:table-cell table:style-name="An-riga" office:value-type="string">
            <text:p>^Sommano^</text:p>
          </table:table-cell>
          <table:table-cell table:style-name="An-riga" office:value-type="string">
            <text:p>Incid. manod</text:p>
          </table:table-cell>
          <table:table-cell table:style-name="An-riga-dx" office:value-type="string">
            <text:p>Impor. Manod</text:p>
          </table:table-cell>
          <table:table-cell table:style-name="An-riga-dx" office:value-type="string">
            <text:p>Impor. Sicurezza</text:p>
          </table:table-cell>
          <table:table-cell table:style-name="An-riga-dx" office:value-type="string">
            <text:p>Sicur. Unitario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17">
          <table:table-cell/>
          <table:table-cell table:style-name="An-sfondo-sin"/>
          <table:table-cell table:style-name="An-lavoraz-desc" table:formula="of:=CONCATENATE(&quot;  &quot;;VLOOKUP([.F48];elenco_prezzi;2;FALSE());&quot; &quot;)" office:value-type="float" office:value="0">
            <text:p>#N/D</text:p>
          </table:table-cell>
          <table:table-cell table:style-name="An-lavoraz-generica" table:formula="of:=VLOOKUP([.F48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48];elenco_prezzi;5;FALSE())" office:value-type="currency" office:currency="EUR" office:value="0">
            <text:p>#N/D</text:p>
          </table:table-cell>
          <table:table-cell table:style-name="An-lavoraz-generica" table:formula="of:=[.E48]*[.G48]" office:value-type="currency" office:currency="EUR" office:value="0">
            <text:p>#N/D</text:p>
          </table:table-cell>
          <table:table-cell table:style-name="An-lavoraz-dx_25_" table:formula="of:=IF(VLOOKUP([.F48];elenco_prezzi;6;FALSE())=&quot;&quot;;&quot;&quot;;(VLOOKUP([.F48];elenco_prezzi;6;FALSE())))" office:value-type="percentage" office:value="0">
            <text:p>#N/D</text:p>
          </table:table-cell>
          <table:table-cell table:style-name="An-lavoraz-dx" table:formula="of:=IF([.I48]=&quot;&quot;;&quot;&quot;;[.I48]*[.H48])" office:value-type="currency" office:currency="EUR" office:value="0">
            <text:p>#N/D</text:p>
          </table:table-cell>
          <table:table-cell table:style-name="ce5" table:formula="of:=IF([.L48]=&quot;&quot;;&quot;&quot;;[.L48]*[.E48])" office:value-type="currency" office:currency="EUR" office:value="0">
            <text:p>#N/D</text:p>
          </table:table-cell>
          <table:table-cell table:style-name="ce5" table:formula="of:=IF(VLOOKUP([.F48];elenco_prezzi;4;FALSE())=&quot;&quot;;&quot;&quot;;(VLOOKUP([.F48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17">
          <table:table-cell/>
          <table:table-cell table:style-name="An-sfondo-sin"/>
          <table:table-cell table:style-name="An-lavoraz-desc" table:formula="of:=CONCATENATE(&quot;  &quot;;VLOOKUP([.F49];elenco_prezzi;2;FALSE());&quot; &quot;)" office:value-type="float" office:value="0">
            <text:p>#N/D</text:p>
          </table:table-cell>
          <table:table-cell table:style-name="An-lavoraz-generica" table:formula="of:=VLOOKUP([.F49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49];elenco_prezzi;5;FALSE())" office:value-type="currency" office:currency="EUR" office:value="0">
            <text:p>#N/D</text:p>
          </table:table-cell>
          <table:table-cell table:style-name="An-lavoraz-generica" table:formula="of:=[.E49]*[.G49]" office:value-type="currency" office:currency="EUR" office:value="0">
            <text:p>#N/D</text:p>
          </table:table-cell>
          <table:table-cell table:style-name="An-lavoraz-dx_25_" table:formula="of:=IF(VLOOKUP([.F49];elenco_prezzi;6;FALSE())=&quot;&quot;;&quot;&quot;;(VLOOKUP([.F49];elenco_prezzi;6;FALSE())))" office:value-type="percentage" office:value="0">
            <text:p>#N/D</text:p>
          </table:table-cell>
          <table:table-cell table:style-name="An-lavoraz-dx" table:formula="of:=IF([.I49]=&quot;&quot;;&quot;&quot;;[.I49]*[.H49])" office:value-type="currency" office:currency="EUR" office:value="0">
            <text:p>#N/D</text:p>
          </table:table-cell>
          <table:table-cell table:style-name="ce5" table:formula="of:=IF([.L49]=&quot;&quot;;&quot;&quot;;[.L49]*[.E49])" office:value-type="currency" office:currency="EUR" office:value="0">
            <text:p>#N/D</text:p>
          </table:table-cell>
          <table:table-cell table:style-name="ce5" table:formula="of:=IF(VLOOKUP([.F49];elenco_prezzi;4;FALSE())=&quot;&quot;;&quot;&quot;;(VLOOKUP([.F49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17">
          <table:table-cell>
            <draw:frame table:end-cell-address="S5.B50" table:end-x="0.147cm" table:end-y="2.403cm" draw:z-index="1" draw:style-name="gr15" svg:width="0.184cm" svg:height="0.321cm" svg:x="1.651cm" svg:y="2.08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An-sfondo-sin"/>
          <table:table-cell table:style-name="An-lavoraz-desc" table:formula="of:=CONCATENATE(&quot;  &quot;;VLOOKUP([.F50];elenco_prezzi;2;FALSE());&quot; &quot;)" office:value-type="float" office:value="0">
            <text:p>#N/D</text:p>
          </table:table-cell>
          <table:table-cell table:style-name="An-lavoraz-generica" table:formula="of:=VLOOKUP([.F50];elenco_prezzi;3;FALSE())" office:value-type="currency" office:currency="EUR" office:value="0">
            <text:p>#N/D</text:p>
          </table:table-cell>
          <table:table-cell table:style-name="An-lavoraz-input" office:value-type="float" office:value="1">
            <text:p>1,00</text:p>
          </table:table-cell>
          <table:table-cell table:style-name="An-lavoraz-Cod" table:content-validation-name="val4" office:value-type="string">
            <text:p>Pesca... o Seleziona il codice</text:p>
          </table:table-cell>
          <table:table-cell table:style-name="An-lavoraz-generica" table:formula="of:=VLOOKUP([.F50];elenco_prezzi;5;FALSE())" office:value-type="currency" office:currency="EUR" office:value="0">
            <text:p>#N/D</text:p>
          </table:table-cell>
          <table:table-cell table:style-name="An-lavoraz-generica" table:formula="of:=[.E50]*[.G50]" office:value-type="currency" office:currency="EUR" office:value="0">
            <text:p>#N/D</text:p>
          </table:table-cell>
          <table:table-cell table:style-name="An-lavoraz-dx_25_" table:formula="of:=IF(VLOOKUP([.F50];elenco_prezzi;6;FALSE())=&quot;&quot;;&quot;&quot;;(VLOOKUP([.F50];elenco_prezzi;6;FALSE())))" office:value-type="percentage" office:value="0">
            <text:p>#N/D</text:p>
          </table:table-cell>
          <table:table-cell table:style-name="An-lavoraz-dx" table:formula="of:=IF([.I50]=&quot;&quot;;&quot;&quot;;[.I50]*[.H50])" office:value-type="currency" office:currency="EUR" office:value="0">
            <text:p>#N/D</text:p>
          </table:table-cell>
          <table:table-cell table:style-name="ce5" table:formula="of:=IF([.L50]=&quot;&quot;;&quot;&quot;;[.L50]*[.E50])" office:value-type="currency" office:currency="EUR" office:value="0">
            <text:p>#N/D</text:p>
          </table:table-cell>
          <table:table-cell table:style-name="ce5" table:formula="of:=IF(VLOOKUP([.F50];elenco_prezzi;4;FALSE())=&quot;&quot;;&quot;&quot;;(VLOOKUP([.F50];elenco_prezzi;4;FALSE())))" office:value-type="currency" office:currency="EUR" office:value="0">
            <text:p>#N/D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22">
          <table:table-cell/>
          <table:table-cell table:style-name="An-sfondo-basso_20_Att_20_End" office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" office:value-type="string">
            <text:p>-</text:p>
          </table:table-cell>
          <table:table-cell table:number-columns-repeated="3" table:style-name="An-sfondo-basso_20_dx" office:value-type="string">
            <text:p>-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Spese Generali</text:p>
          </table:table-cell>
          <table:table-cell table:style-name="An-lavoraz-Utili-num_20_sin"/>
          <table:table-cell table:style-name="An-lavoraz-_25_" table:formula="of:=IF([.C52]=&quot;Spese Generali&quot;;[$S1.$H$320];IF([.C52]=&quot;utili d'impresa&quot;;[$S1.$H$321];IF([.C52]=&quot;Spese Generali e Utili (sulle voci precedenti)&quot;;[$S1.$H$322];IF([.C52]=&quot;Oneri di Sicurezza&quot;;[$S1.$H$319];IF([.C52]=&quot;Sconto&quot;;[$S1.$H$324];IF([.C52]=&quot;Maggiorazione&quot;;[$S1.$H$326]))))))" office:value-type="percentage" office:value="0.143">
            <text:p>14,30%</text:p>
          </table:table-cell>
          <table:table-cell table:style-name="An-lavoraz-Utili" table:number-columns-repeated="2"/>
          <table:table-cell table:style-name="An-lavoraz-Utili-num_20_sin" table:formula="of:=SUM([.H50:.H51])*[.E52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2]=&quot;Oneri di Sicurezza&quot;;[.H52];&quot;&quot;)">
            <text:p/>
          </table:table-cell>
          <table:table-cell table:style-name="An-sfondo-basso_20_dx"/>
          <table:table-cell table:number-columns-repeated="1012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Utili d'Impresa</text:p>
          </table:table-cell>
          <table:table-cell table:style-name="An-lavoraz-Utili-num_20_sin"/>
          <table:table-cell table:style-name="An-lavoraz-_25_" table:formula="of:=IF([.C53]=&quot;Spese Generali&quot;;[$S1.$H$320];IF([.C53]=&quot;utili d'impresa&quot;;[$S1.$H$321];IF([.C53]=&quot;Spese Generali e Utili (sulle voci precedenti)&quot;;[$S1.$H$322];IF([.C53]=&quot;Oneri di Sicurezza&quot;;[$S1.$H$319];IF([.C53]=&quot;Sconto&quot;;[$S1.$H$324];IF([.C53]=&quot;Maggiorazione&quot;;[$S1.$H$326]))))))" office:value-type="percentage" office:value="0.1">
            <text:p>10,00%</text:p>
          </table:table-cell>
          <table:table-cell table:style-name="An-lavoraz-Utili" table:number-columns-repeated="2"/>
          <table:table-cell table:style-name="An-lavoraz-Utili-num_20_sin" table:formula="of:=SUM([.H50:.H52])*[.E53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3]=&quot;Oneri di Sicurezza&quot;;[.H53];&quot;&quot;)">
            <text:p/>
          </table:table-cell>
          <table:table-cell table:style-name="An-sfondo-basso_20_dx"/>
          <table:table-cell table:number-columns-repeated="1012"/>
        </table:table-row>
        <table:table-row table:style-name="ro25">
          <table:table-cell/>
          <table:table-cell table:style-name="An-sfondo-sin"/>
          <table:table-cell table:style-name="An-lavoraz-Utili_20_desc" table:content-validation-name="val1" office:value-type="string">
            <text:p>Oneri di Sicurezza</text:p>
          </table:table-cell>
          <table:table-cell table:style-name="An-lavoraz-Utili-num_20_sin"/>
          <table:table-cell table:style-name="An-lavoraz-_25_" table:formula="of:=IF([.C54]=&quot;Spese Generali&quot;;[$S1.$H$320];IF([.C54]=&quot;utili d'impresa&quot;;[$S1.$H$321];IF([.C54]=&quot;Spese Generali e Utili (sulle voci precedenti)&quot;;[$S1.$H$322];IF([.C54]=&quot;Oneri di Sicurezza&quot;;[$S1.$H$319];IF([.C54]=&quot;Sconto&quot;;[$S1.$H$324];IF([.C54]=&quot;Maggiorazione&quot;;[$S1.$H$326]))))))" office:value-type="percentage" office:value="0.037">
            <text:p>3,70%</text:p>
          </table:table-cell>
          <table:table-cell table:style-name="An-lavoraz-Utili" table:number-columns-repeated="2"/>
          <table:table-cell table:style-name="An-lavoraz-Utili-num_20_sin" table:formula="of:=SUM([.H53:.H53])*[.E54]" office:value-type="currency" office:currency="EUR" office:value="0">
            <text:p>#N/D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4]=&quot;Oneri di Sicurezza&quot;;[.H54];&quot;&quot;)" office:value-type="currency" office:currency="EUR" office:value="0">
            <text:p>#N/D</text:p>
          </table:table-cell>
          <table:table-cell table:style-name="An-sfondo-basso_20_dx"/>
          <table:table-cell table:number-columns-repeated="1012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/>
          <table:table-cell>
            <draw:g table:end-cell-address="S5.D59" table:end-x="1.178cm" table:end-y="0.94cm" draw:z-index="5">
              <draw:control draw:style-name="gr1" draw:text-style-name="P1" svg:width="4.062cm" svg:height="0.914cm" svg:x="6.074cm" svg:y="0.426cm" draw:control="control151"/>
              <draw:control draw:style-name="gr1" draw:text-style-name="P2" svg:width="4.738cm" svg:height="0.914cm" svg:x="0.811cm" svg:y="0.426cm" draw:control="control152"/>
              <draw:control draw:style-name="gr1" draw:text-style-name="P1" svg:width="5.262cm" svg:height="0.914cm" svg:x="11.073cm" svg:y="0.426cm" draw:control="control153"/>
              <draw:control draw:style-name="gr1" draw:text-style-name="P2" svg:width="2.257cm" svg:height="0.909cm" svg:x="17.304cm" svg:y="0.463cm" draw:control="control154"/>
            </draw:g>
          </table:table-cell>
          <table:table-cell table:number-columns-repeated="1022"/>
        </table:table-row>
        <table:table-row table:style-name="ro118">
          <table:table-cell office:value-type="string">
            <text:p>'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draw:frame table:end-cell-address="S5.B60" table:end-x="0.147cm" table:end-y="0.315cm" draw:z-index="0" draw:style-name="gr15" svg:width="0.184cm" svg:height="0.696cm" svg:x="1.651cm" svg:y="4.10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Cod.Voce</text:p>
          </table:table-cell>
          <table:table-cell table:style-name="EP-a_20_-Top" office:value-type="string">
            <text:p><text:s/>Descrizione </text:p>
          </table:table-cell>
          <table:table-cell table:style-name="EP-a_20_-Top" office:value-type="string">
            <text:p><text:s/>unità di misura</text:p>
          </table:table-cell>
          <table:table-cell table:style-name="EP-a_20_-Top" office:value-type="string">
            <text:p>Sicurezza inclusa €</text:p>
          </table:table-cell>
          <table:table-cell table:style-name="EP-a_20_-Top" office:value-type="string">
            <text:p><text:s/>prezzo unitario €</text:p>
          </table:table-cell>
          <table:table-cell table:style-name="EP-a_20_-Top" office:value-type="string">
            <text:p>Incidenza manodopera %</text:p>
          </table:table-cell>
          <table:table-cell table:style-name="EP-a_20_-Top" office:value-type="string">
            <text:p>Importo manodopera €</text:p>
          </table:table-cell>
          <table:table-cell table:style-name="EP-a_20_-Top" office:value-type="string">
            <text:p>Cod. origine prezzo</text:p>
          </table:table-cell>
          <table:table-cell table:style-name="EP-a-Top_20_dx" office:value-type="string">
            <text:p>Analisi</text:p>
          </table:table-cell>
          <table:table-cell table:style-name="EP-a-Top_20_dx" office:value-type="string">
            <text:p>tag usata/non usata</text:p>
          </table:table-cell>
          <table:table-cell table:style-name="EP-a-Top_20_dx" office:value-type="string">
            <text:p>Quantità </text:p>
            <text:p>A Computo</text:p>
          </table:table-cell>
          <table:table-cell table:style-name="EP-a_20_-Top" office:value-type="string">
            <text:p>Importi a COMPUTO</text:p>
          </table:table-cell>
          <table:table-cell/>
          <table:table-cell table:style-name="EP-a-Top_20_dx" office:value-type="string">
            <text:p>Quantità </text:p>
            <text:p>Contabilizzate</text:p>
          </table:table-cell>
          <table:table-cell table:style-name="EP-a_20_-Top" office:value-type="string">
            <text:p>Importi CONTABILIZZATI</text:p>
          </table:table-cell>
          <table:table-cell table:number-columns-repeated="1008"/>
        </table:table-row>
        <table:table-row table:style-name="ro16">
          <table:table-cell/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 table:style-name="EP_20_statistiche"/>
          <table:table-cell table:number-columns-repeated="1012"/>
        </table:table-row>
        <table:table-row table:style-name="ro13">
          <table:table-cell/>
          <table:table-cell table:style-name="EP-aS" office:value-type="string">
            <text:p>01.A01.A85 005</text:p>
          </table:table-cell>
          <table:table-cell table:style-name="EP-a" office:value-type="string">
            <text:p>scavo in trincea, in vie gia' sistemate, a pareti verticali, eseguito a macchina con eventualeintervento manuale ove occorra, ivi comprese le armature occorrenti per assicurare la stabilita' delle pareti, a cassero continuo anche se non <text:s text:c="2"/>recuperabile, l'estrazione delle materie scavateed il loro deposito a lato dello scavo o nel <text:s/>sito indicato dalla direzione lavori ad una distanza massima di ml.300</text:p>
            <text:p>fino alla profondita' di mt.2</text:p>
          </table:table-cell>
          <table:table-cell table:style-name="EP-mezzo" office:value-type="string">
            <text:p>mc</text:p>
          </table:table-cell>
          <table:table-cell table:style-name="EP-mezzo"/>
          <table:table-cell table:style-name="EP-mezzo" office:value-type="currency" office:currency="EUR" office:value="12.1">
            <text:p>€ 12,10</text:p>
          </table:table-cell>
          <table:table-cell table:style-name="EP-mezzo_20__25_" office:value-type="percentage" office:value="0.17695">
            <text:p>17,70%</text:p>
          </table:table-cell>
          <table:table-cell table:style-name="EP-mezzo" table:formula="of:=IF([.F61]*[.G61]=0;&quot;&quot;;[.F61]*[.G61])" office:value-type="currency" office:currency="EUR" office:value="2.141095">
            <text:p>€ 2,14</text:p>
          </table:table-cell>
          <table:table-cell table:style-name="EP-mezzo" office:value-type="string">
            <text:p>(RP-2003) <text:s text:c="3"/>01.A01.A85 005</text:p>
          </table:table-cell>
          <table:table-cell table:style-name="EP-sfondo"/>
          <table:table-cell table:style-name="EP-sfondo" office:value-type="string">
            <text:p>UA</text:p>
          </table:table-cell>
          <table:table-cell table:style-name="EP_20_statistiche" table:formula="of:=SUMIF(AA;[.B61];BB)" office:value-type="currency" office:currency="EUR" office:value="0">
            <text:p>€ 0,00</text:p>
          </table:table-cell>
          <table:table-cell table:number-columns-repeated="1012"/>
        </table:table-row>
        <table:table-row table:style-name="ro3">
          <table:table-cell/>
          <table:table-cell table:style-name="EP-Cs" office:value-type="string">
            <text:p>CCC_UU1</text:p>
          </table:table-cell>
          <table:table-cell table:style-name="EP-C" table:formula="of:=$#REF!.C12" office:value-type="float" office:value="0">
            <text:p>#NOME?</text:p>
          </table:table-cell>
          <table:table-cell table:style-name="EP-C_20_mezzo" table:formula="of:=$#REF!.D12" office:value-type="currency" office:currency="EUR" office:value="0">
            <text:p>#NOME?</text:p>
          </table:table-cell>
          <table:table-cell table:style-name="EP-mezzo"/>
          <table:table-cell table:style-name="EP-C_20_mezzo" table:formula="of:=$#REF!.H12" office:value-type="currency" office:currency="EUR" office:value="0">
            <text:p>#NOME?</text:p>
          </table:table-cell>
          <table:table-cell table:style-name="EP-C_20_mezzo_20__25_" table:formula="of:=$#REF!.I12" office:value-type="percentage" office:value="0">
            <text:p>#NOME?</text:p>
          </table:table-cell>
          <table:table-cell table:style-name="EP-C_20_mezzo" table:formula="of:=$#REF!.J12" office:value-type="currency" office:currency="EUR" office:value="0">
            <text:p>#NOME?</text:p>
          </table:table-cell>
          <table:table-cell table:style-name="EP-C_20_mezzo" table:formula="of:=$#REF!.B12" office:value-type="currency" office:currency="EUR" office:value="0">
            <text:p>#NOME?</text:p>
          </table:table-cell>
          <table:table-cell table:style-name="EP-C_20_mezzo" office:value-type="string">
            <text:p>(AP)</text:p>
          </table:table-cell>
          <table:table-cell table:style-name="EP-sfondo"/>
          <table:table-cell table:style-name="EP_20_statistiche" table:formula="of:=SUMIF(AA;[.B62];BB)" office:value-type="currency" office:currency="EUR" office:value="0">
            <text:p>€ 0,00</text:p>
          </table:table-cell>
          <table:table-cell table:number-columns-repeated="1012"/>
        </table:table-row>
        <table:table-row table:style-name="ro21" table:number-rows-repeated="23">
          <table:table-cell table:number-columns-repeated="1024"/>
        </table:table-row>
        <table:table-row table:style-name="ro21">
          <table:table-cell table:number-columns-repeated="31"/>
          <table:table-cell table:number-columns-repeated="5"/>
          <table:table-cell table:number-columns-repeated="988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 table:number-columns-repeated="17"/>
          <table:table-cell table:number-columns-repeated="14"/>
          <table:table-cell table:number-columns-repeated="5"/>
          <table:table-cell/>
          <table:table-cell table:number-columns-repeated="2"/>
          <table:table-cell table:number-columns-repeated="3"/>
          <table:table-cell table:number-columns-repeated="982"/>
        </table:table-row>
        <table:table-row table:style-name="ro21" table:number-rows-repeated="104848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QUADRO ECONOMICO" table:style-name="ta11" table:print-ranges="'QUADRO ECONOMICO'.A1:'QUADRO ECONOMICO'.E42">
        <office:forms form:automatic-focus="true" form:apply-design-mode="false"/>
        <table:table-column table:style-name="co212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212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22" table:default-cell-style-name="Default"/>
        <table:table-column table:style-name="co223" table:number-columns-repeated="244" table:default-cell-style-name="Default"/>
        <table:table-row table:style-name="ro119">
          <table:table-cell table:style-name="ce613"/>
          <table:table-cell table:style-name="ce614" office:value-type="string" table:number-columns-spanned="4" table:number-rows-spanned="1">
            <text:p>QUADRO ECONOMICO</text:p>
          </table:table-cell>
          <table:covered-table-cell table:number-columns-repeated="3" table:style-name="ce614"/>
          <table:table-cell table:style-name="ce613" table:number-columns-repeated="7"/>
          <table:table-cell table:style-name="ce665" table:number-columns-repeated="244"/>
        </table:table-row>
        <table:table-row table:style-name="ro120">
          <table:table-cell table:style-name="ce613" table:number-columns-repeated="12"/>
          <table:table-cell table:style-name="ce665" table:number-columns-repeated="244"/>
        </table:table-row>
        <table:table-row table:style-name="ro121">
          <table:table-cell table:style-name="ce613" table:number-columns-repeated="5"/>
          <table:table-cell table:style-name="ce613" office:value-type="string">
            <text:p>NB Questo è solo uno schema indicativo</text:p>
          </table:table-cell>
          <table:table-cell table:style-name="ce613" table:number-columns-repeated="6"/>
          <table:table-cell table:style-name="ce665" table:number-columns-repeated="244"/>
        </table:table-row>
        <table:table-row table:style-name="ro119">
          <table:table-cell table:style-name="ce613"/>
          <table:table-cell table:style-name="ce375" table:number-columns-repeated="4"/>
          <table:table-cell table:style-name="ce613" office:value-type="string">
            <text:p>Le formule di prelievo dei totali sono a vostra cura...</text:p>
          </table:table-cell>
          <table:table-cell table:style-name="ce613" table:number-columns-repeated="6"/>
          <table:table-cell table:style-name="ce665" table:number-columns-repeated="244"/>
        </table:table-row>
        <table:table-row table:style-name="ro119">
          <table:table-cell table:style-name="ce613"/>
          <table:table-cell table:style-name="ce615" office:value-type="string">
            <text:p>=S2.C3</text:p>
          </table:table-cell>
          <table:table-cell table:style-name="ce615" table:number-columns-repeated="3"/>
          <table:table-cell table:style-name="ce613" table:number-columns-repeated="7"/>
          <table:table-cell table:style-name="ce665" table:number-columns-repeated="244"/>
        </table:table-row>
        <table:table-row table:style-name="ro122">
          <table:table-cell table:style-name="ce613" table:number-columns-repeated="2"/>
          <table:table-cell table:style-name="ce626"/>
          <table:table-cell table:style-name="ce640" table:number-columns-spanned="2" table:number-rows-spanned="1"/>
          <table:covered-table-cell table:style-name="ce640"/>
          <table:table-cell table:style-name="ce613" table:number-columns-repeated="7"/>
          <table:table-cell table:style-name="ce665" table:number-columns-repeated="244"/>
        </table:table-row>
        <table:table-row table:style-name="ro123">
          <table:table-cell table:style-name="ce613" table:number-columns-repeated="2"/>
          <table:table-cell table:style-name="ce626"/>
          <table:table-cell table:style-name="ce641" table:number-columns-repeated="2"/>
          <table:table-cell table:style-name="ce613" table:number-columns-repeated="7"/>
          <table:table-cell table:style-name="ce665" table:number-columns-repeated="244"/>
        </table:table-row>
        <table:table-row table:style-name="ro21">
          <table:table-cell table:style-name="ce613"/>
          <table:table-cell table:style-name="ce616" office:value-type="string">
            <text:p>TABELLA A</text:p>
          </table:table-cell>
          <table:table-cell table:style-name="ce613" table:number-columns-repeated="3"/>
          <table:table-cell table:style-name="ce655"/>
          <table:table-cell table:style-name="ce613" table:number-columns-repeated="6"/>
          <table:table-cell table:style-name="ce665" table:number-columns-repeated="244"/>
        </table:table-row>
        <table:table-row table:style-name="ro124">
          <table:table-cell table:style-name="ce613"/>
          <table:table-cell table:style-name="ce617" office:value-type="string">
            <text:p>Costo di realizzazione tecnica soggetti a ribasso " A "</text:p>
          </table:table-cell>
          <table:table-cell table:style-name="ce627"/>
          <table:table-cell table:style-name="ce642" table:formula="of:=[.F29]/1.03" office:value-type="float" office:value="63611.2269471458">
            <text:p><text:s/>€ 63.611,23 </text:p>
          </table:table-cell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8" office:value-type="string">
            <text:p>Oneri della sic. Ricompresi nei prezzi "B"</text:p>
          </table:table-cell>
          <table:table-cell table:style-name="ce628"/>
          <table:table-cell table:style-name="ce642" table:formula="of:=([.D9]*0.03)" office:value-type="float" office:value="1908.33680841437">
            <text:p><text:s/>€ 1.908,34 </text:p>
          </table:table-cell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Oneri aggiuntivi per la sicurezza "C"</text:p>
          </table:table-cell>
          <table:table-cell table:style-name="ce629"/>
          <table:table-cell table:style-name="ce642" table:formula="of:=([.D9]*0.005)" office:value-type="float" office:value="318.056134735729">
            <text:p><text:s/>€ 318,06 </text:p>
          </table:table-cell>
          <table:table-cell table:style-name="ce635"/>
          <table:table-cell table:style-name="ce656"/>
          <table:table-cell table:style-name="ce623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Spese tecniche</text:p>
          </table:table-cell>
          <table:table-cell table:style-name="ce630" office:value-type="percentage" office:value="0.125">
            <text:p>12,5%</text:p>
          </table:table-cell>
          <table:table-cell table:style-name="ce642" table:formula="of:=([.D9]+[.D10]+[.D11])*[.C12]" office:value-type="float" office:value="8229.70248628699">
            <text:p><text:s/>€ 8.229,70 </text:p>
          </table:table-cell>
          <table:table-cell table:style-name="ce648"/>
          <table:table-cell table:style-name="ce656"/>
          <table:table-cell table:style-name="ce635"/>
          <table:table-cell table:style-name="ce613"/>
          <table:table-cell table:style-name="ce662"/>
          <table:table-cell table:style-name="ce613" table:number-columns-repeated="3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31"/>
          <table:table-cell table:style-name="ce642"/>
          <table:table-cell table:style-name="ce635"/>
          <table:table-cell table:style-name="ce656"/>
          <table:table-cell table:style-name="ce613" table:number-columns-repeated="6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indagini geologiche</text:p>
          </table:table-cell>
          <table:table-cell table:style-name="ce629"/>
          <table:table-cell table:style-name="ce642"/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rilievi</text:p>
          </table:table-cell>
          <table:table-cell table:style-name="ce629"/>
          <table:table-cell table:style-name="ce642"/>
          <table:table-cell table:style-name="ce635"/>
          <table:table-cell table:style-name="ce656"/>
          <table:table-cell table:style-name="ce635"/>
          <table:table-cell table:style-name="ce613"/>
          <table:table-cell table:style-name="ce662"/>
          <table:table-cell table:style-name="ce613" table:number-columns-repeated="3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29"/>
          <table:table-cell table:style-name="ce642"/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acquisizione area</text:p>
          </table:table-cell>
          <table:table-cell table:style-name="ce632"/>
          <table:table-cell table:style-name="ce642"/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29"/>
          <table:table-cell table:style-name="ce642"/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Imprevisti</text:p>
          </table:table-cell>
          <table:table-cell table:style-name="ce633" office:value-type="percentage" office:value="0.082">
            <text:p>8,20%</text:p>
          </table:table-cell>
          <table:table-cell table:style-name="ce642" table:formula="of:=(([.D9]+[.D10]+[.D11])*[.C19])" office:value-type="float" office:value="5398.68483100427">
            <text:p><text:s/>€ 5.398,68 </text:p>
          </table:table-cell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29"/>
          <table:table-cell table:style-name="ce642"/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COSTO TOTALE</text:p>
          </table:table-cell>
          <table:table-cell table:style-name="ce629"/>
          <table:table-cell table:style-name="ce642" table:formula="of:=SUM([.D9:.D19])" office:value-type="float" office:value="79466.0072075872">
            <text:p><text:s/>€ 79.466,01 </text:p>
          </table:table-cell>
          <table:table-cell table:style-name="ce649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IVA</text:p>
          </table:table-cell>
          <table:table-cell table:style-name="ce629"/>
          <table:table-cell table:style-name="ce642" table:formula="of:=[.E40]" office:value-type="float" office:value="8769.57096938742">
            <text:p><text:s/>€ 8.769,57 </text:p>
          </table:table-cell>
          <table:table-cell table:style-name="ce635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0" office:value-type="string">
            <text:p>COSTO GLOBALE</text:p>
          </table:table-cell>
          <table:table-cell table:style-name="ce634"/>
          <table:table-cell table:style-name="ce642" table:formula="of:=SUM([.D21:.D22])" office:value-type="float" office:value="88235.5781769746">
            <text:p><text:s/>€ 88.235,58 </text:p>
          </table:table-cell>
          <table:table-cell table:style-name="ce649"/>
          <table:table-cell table:style-name="ce656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1"/>
          <table:table-cell table:style-name="ce635"/>
          <table:table-cell table:style-name="ce643"/>
          <table:table-cell table:style-name="ce635"/>
          <table:table-cell table:style-name="ce657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2" office:value-type="string">
            <text:p>somme a disposizione</text:p>
          </table:table-cell>
          <table:table-cell table:style-name="ce636"/>
          <table:table-cell table:style-name="ce644" table:formula="of:=[.D23]" office:value-type="float" office:value="88235.5781769746">
            <text:p><text:s/>€88.235,58 </text:p>
          </table:table-cell>
          <table:table-cell table:style-name="ce650"/>
          <table:table-cell table:style-name="ce656"/>
          <table:table-cell table:style-name="ce635"/>
          <table:table-cell table:style-name="ce613"/>
          <table:table-cell table:style-name="ce663"/>
          <table:table-cell table:style-name="ce664"/>
          <table:table-cell table:style-name="ce663"/>
          <table:table-cell table:style-name="ce613"/>
          <table:table-cell table:style-name="ce665" table:number-columns-repeated="244"/>
        </table:table-row>
        <table:table-row table:style-name="ro21">
          <table:table-cell table:style-name="ce613"/>
          <table:table-cell table:style-name="ce623"/>
          <table:table-cell table:style-name="ce637" table:number-columns-repeated="4"/>
          <table:table-cell table:style-name="ce661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3" office:value-type="string">
            <text:p>SPECIFICHE <text:s/>IVA</text:p>
          </table:table-cell>
          <table:table-cell table:style-name="ce635" table:number-columns-repeated="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4"/>
          <table:table-cell table:style-name="ce638" table:number-columns-repeated="2"/>
          <table:table-cell table:style-name="ce651"/>
          <table:table-cell table:style-name="ce658" office:value-type="string">
            <text:p>totale da computo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Costo di realizzazione tecnica</text:p>
          </table:table-cell>
          <table:table-cell table:style-name="ce631" office:value-type="percentage" office:value="0.1">
            <text:p>10,0%</text:p>
          </table:table-cell>
          <table:table-cell table:style-name="ce645" table:formula="of:=SUM([.D9:.D11])" office:value-type="float" office:value="65837.6198902959">
            <text:p><text:s/>€65.837,62 </text:p>
          </table:table-cell>
          <table:table-cell table:style-name="ce652" table:formula="of:=[.D29]*[.C29]" office:value-type="float" office:value="6583.76198902959">
            <text:p><text:s/>€6.583,76 </text:p>
          </table:table-cell>
          <table:table-cell table:style-name="ce659" table:formula="of:=[$COMPUTO.S$97]" office:value-type="float" office:value="65519.5637555602">
            <text:p><text:s/>€65.519,56 </text:p>
          </table:table-cell>
          <table:table-cell table:style-name="ce659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31"/>
          <table:table-cell table:style-name="ce629"/>
          <table:table-cell table:style-name="ce653"/>
          <table:table-cell table:style-name="ce660" table:formula="of:=SUM([.D9:.D11])" office:value-type="currency" office:currency="EUR" office:value="65837.6198902959">
            <text:p>€ 65.837,62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Spese tecniche</text:p>
          </table:table-cell>
          <table:table-cell table:style-name="ce631" office:value-type="percentage" office:value="0.2">
            <text:p>20,0%</text:p>
          </table:table-cell>
          <table:table-cell table:style-name="ce645" table:formula="of:=[.D12]" office:value-type="float" office:value="8229.70248628699">
            <text:p><text:s/>€8.229,70 </text:p>
          </table:table-cell>
          <table:table-cell table:style-name="ce652" table:formula="of:=[.D31]*[.C31]" office:value-type="float" office:value="1645.9404972574">
            <text:p><text:s/>€1.645,94 </text:p>
          </table:table-cell>
          <table:table-cell table:style-name="ce660" table:formula="of:=SUM([.D9:.D10])" office:value-type="currency" office:currency="EUR" office:value="65519.5637555602">
            <text:p>€ 65.519,56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31"/>
          <table:table-cell table:style-name="ce629"/>
          <table:table-cell table:style-name="ce653"/>
          <table:table-cell table:style-name="ce613" table:formula="of:=[.F29]*0.03" office:value-type="float" office:value="1965.58691266681">
            <text:p>1965,59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indagini geologiche</text:p>
          </table:table-cell>
          <table:table-cell table:style-name="ce631" office:value-type="percentage" office:value="0">
            <text:p>0,0%</text:p>
          </table:table-cell>
          <table:table-cell table:style-name="ce646"/>
          <table:table-cell table:style-name="ce652" table:formula="of:=[.D33]*[.C33]" office:value-type="float" office:value="0">
            <text:p><text:s/>€- </text:p>
          </table:table-cell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rilievi</text:p>
          </table:table-cell>
          <table:table-cell table:style-name="ce631" office:value-type="percentage" office:value="0">
            <text:p>0,0%</text:p>
          </table:table-cell>
          <table:table-cell table:style-name="ce646"/>
          <table:table-cell table:style-name="ce652" table:formula="of:=[.D34]*[.C34]" office:value-type="float" office:value="0">
            <text:p><text:s/>€- </text:p>
          </table:table-cell>
          <table:table-cell table:style-name="ce613" table:formula="of:=[.D9]*1.03" office:value-type="float" office:value="65519.5637555602">
            <text:p>65519,56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31"/>
          <table:table-cell table:style-name="ce646"/>
          <table:table-cell table:style-name="ce652" table:formula="of:=[.D35]*[.C35]" office:value-type="float" office:value="0">
            <text:p><text:s/>€- </text:p>
          </table:table-cell>
          <table:table-cell table:style-name="ce613" table:formula="of:=[.G29]/1.03" office:value-type="float" office:value="0">
            <text:p>0</text:p>
          </table:table-cell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acquisizione area</text:p>
          </table:table-cell>
          <table:table-cell table:style-name="ce631" office:value-type="percentage" office:value="0">
            <text:p>0,0%</text:p>
          </table:table-cell>
          <table:table-cell table:style-name="ce646"/>
          <table:table-cell table:style-name="ce652" table:formula="of:=[.D36]*[.C36]" office:value-type="float" office:value="0">
            <text:p><text:s/>€- </text:p>
          </table:table-cell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/>
          <table:table-cell table:style-name="ce631"/>
          <table:table-cell table:style-name="ce629"/>
          <table:table-cell table:style-name="ce652" table:formula="of:=[.D37]*[.C37]" office:value-type="float" office:value="0">
            <text:p><text:s/>€- </text:p>
          </table:table-cell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9" office:value-type="string">
            <text:p>imprevisti</text:p>
          </table:table-cell>
          <table:table-cell table:style-name="ce631" office:value-type="percentage" office:value="0.1">
            <text:p>10,0%</text:p>
          </table:table-cell>
          <table:table-cell table:style-name="ce647" table:formula="of:=[.D19]" office:value-type="float" office:value="5398.68483100427">
            <text:p>5398,68</text:p>
          </table:table-cell>
          <table:table-cell table:style-name="ce652" table:formula="of:=[.C38]*[.D19]" office:value-type="float" office:value="539.868483100427">
            <text:p><text:s/>€539,87 </text:p>
          </table:table-cell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1"/>
          <table:table-cell table:style-name="ce635" table:number-columns-repeated="2"/>
          <table:table-cell table:style-name="ce643"/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25" office:value-type="string">
            <text:p>TOTALE IVA</text:p>
          </table:table-cell>
          <table:table-cell table:style-name="ce639" table:number-columns-repeated="2"/>
          <table:table-cell table:style-name="ce654" table:formula="of:=SUM([.E29:.E38])" office:value-type="float" office:value="8769.57096938742">
            <text:p><text:s/>€8.769,57 </text:p>
          </table:table-cell>
          <table:table-cell table:style-name="ce613"/>
          <table:table-cell table:style-name="ce635"/>
          <table:table-cell table:style-name="ce613" table:number-columns-repeated="5"/>
          <table:table-cell table:style-name="ce665" table:number-columns-repeated="244"/>
        </table:table-row>
        <table:table-row table:style-name="ro21">
          <table:table-cell table:style-name="ce613"/>
          <table:table-cell table:style-name="ce613" office:value-type="string">
            <text:p>* <text:s text:c="2"/>Iva già calcolata nell'importo inserito nella tabella A</text:p>
          </table:table-cell>
          <table:table-cell table:style-name="ce613" table:number-columns-repeated="10"/>
          <table:table-cell table:style-name="ce665" table:number-columns-repeated="244"/>
        </table:table-row>
        <table:table-row table:style-name="ro21" table:number-rows-repeated="12">
          <table:table-cell table:style-name="ce613" table:number-columns-repeated="12"/>
          <table:table-cell table:style-name="ce665" table:number-columns-repeated="244"/>
        </table:table-row>
        <table:table-row table:style-name="ro125">
          <table:table-cell table:style-name="ce613" table:number-columns-repeated="12"/>
          <table:table-cell table:style-name="ce665" table:number-columns-repeated="244"/>
        </table:table-row>
        <table:table-row table:style-name="ro21" table:number-rows-repeated="65482">
          <table:table-cell table:style-name="ce613" table:number-columns-repeated="12"/>
          <table:table-cell table:style-name="ce665" table:number-columns-repeated="244"/>
        </table:table-row>
        <table:table-row table:style-name="ro21" table:number-rows-repeated="983039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Quadro inci_manodopera" table:style-name="ta11" table:print-ranges="'Quadro inci_manodopera'.A1:'Quadro inci_manodopera'.AQ50">
        <office:forms form:automatic-focus="tru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4" table:default-cell-style-name="Default"/>
        <table:table-column table:style-name="co225" table:default-cell-style-name="Default"/>
        <table:table-column table:style-name="co226" table:default-cell-style-name="Default"/>
        <table:table-column table:style-name="co227" table:visibility="collapse" table:default-cell-style-name="Default"/>
        <table:table-column table:style-name="co228" table:visibility="collapse" table:default-cell-style-name="Default"/>
        <table:table-column table:style-name="co229" table:visibility="collapse" table:default-cell-style-name="Default"/>
        <table:table-column table:style-name="co230" table:visibility="collapse" table:number-columns-repeated="3" table:default-cell-style-name="Default"/>
        <table:table-column table:style-name="co231" table:visibility="collapse" table:default-cell-style-name="Default"/>
        <table:table-column table:style-name="co16" table:visibility="collapse" table:number-columns-repeated="4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visibility="collapse" table:number-columns-repeated="2" table:default-cell-style-name="Default"/>
        <table:table-column table:style-name="co232" table:visibility="collapse" table:default-cell-style-name="Default"/>
        <table:table-column table:style-name="co45" table:visibility="collapse" table:default-cell-style-name="Default"/>
        <table:table-column table:style-name="co164" table:visibility="collapse" table:default-cell-style-name="Default"/>
        <table:table-column table:style-name="co233" table:visibility="collapse" table:default-cell-style-name="Default"/>
        <table:table-column table:style-name="co234" table:visibility="collapse" table:default-cell-style-name="Default"/>
        <table:table-column table:style-name="co16" table:visibility="collapse" table:number-columns-repeated="2" table:default-cell-style-name="Default"/>
        <table:table-column table:style-name="co50" table:visibility="collapse" table:default-cell-style-name="Default"/>
        <table:table-column table:style-name="co51" table:visibility="collapse" table:number-columns-repeated="2" table:default-cell-style-name="Default"/>
        <table:table-column table:style-name="co235" table:visibility="collapse" table:default-cell-style-name="Default"/>
        <table:table-column table:style-name="co236" table:visibility="collapse" table:default-cell-style-name="Default"/>
        <table:table-column table:style-name="co237" table:visibility="collapse" table:default-cell-style-name="Default"/>
        <table:table-column table:style-name="co238" table:visibility="collapse" table:default-cell-style-name="Default"/>
        <table:table-column table:style-name="co239" table:visibility="collapse" table:default-cell-style-name="Default"/>
        <table:table-column table:style-name="co240" table:visibility="collapse" table:default-cell-style-name="Default"/>
        <table:table-column table:style-name="co241" table:visibility="collapse" table:number-columns-repeated="2" table:default-cell-style-name="Default"/>
        <table:table-column table:style-name="co242" table:visibility="collapse" table:default-cell-style-name="Default"/>
        <table:table-column table:style-name="co243" table:visibility="collapse" table:default-cell-style-name="Default"/>
        <table:table-column table:style-name="co244" table:visibility="collapse" table:default-cell-style-name="Default"/>
        <table:table-column table:style-name="co245" table:visibility="collapse" table:default-cell-style-name="Default"/>
        <table:table-column table:style-name="co246" table:default-cell-style-name="Default"/>
        <table:table-column table:style-name="co247" table:default-cell-style-name="Default"/>
        <table:table-column table:style-name="co248" table:default-cell-style-name="Default"/>
        <table:table-column table:style-name="co16" table:number-columns-repeated="214" table:default-cell-style-name="Default"/>
        <table:table-row table:style-name="ro126">
          <table:table-cell table:style-name="ce80"/>
          <table:table-cell/>
          <table:table-cell table:style-name="ce83" office:value-type="string">
            <text:p>Categorie di lavori</text:p>
          </table:table-cell>
          <table:table-cell table:style-name="ce92" table:number-columns-repeated="37"/>
          <table:table-cell table:style-name="ce83" office:value-type="string">
            <text:p>Importi</text:p>
          </table:table-cell>
          <table:table-cell table:style-name="ce259" office:value-type="string">
            <text:p>Costo manodopera</text:p>
          </table:table-cell>
          <table:table-cell table:style-name="ce259" office:value-type="string">
            <text:p>Incidenza manodopera %</text:p>
          </table:table-cell>
          <table:table-cell/>
          <table:table-cell table:style-name="ce613" office:value-type="string">
            <text:p>NB Questo è solo uno schema indicativo</text:p>
          </table:table-cell>
          <table:table-cell table:number-columns-repeated="212"/>
        </table:table-row>
        <table:table-row table:style-name="ro21">
          <table:table-cell table:number-columns-repeated="40"/>
          <table:table-cell table:style-name="ce675" table:number-columns-repeated="3"/>
          <table:table-cell/>
          <table:table-cell table:style-name="ce613" office:value-type="string">
            <text:p>Le formule di prelievo dei totali sono a vostra cura...</text:p>
          </table:table-cell>
          <table:table-cell table:number-columns-repeated="207"/>
          <table:table-cell table:style-name="ce60" table:number-columns-repeated="5"/>
        </table:table-row>
        <table:table-row table:style-name="ro45">
          <table:table-cell table:style-name="ce60"/>
          <table:table-cell table:style-name="ce351" table:number-columns-repeated="38"/>
          <table:table-cell table:style-name="ce358"/>
          <table:table-cell table:style-name="ce676" table:number-columns-repeated="3"/>
          <table:table-cell table:number-columns-repeated="214"/>
        </table:table-row>
        <table:table-row table:style-name="ro32">
          <table:table-cell table:style-name="ce60"/>
          <table:table-cell table:style-name="Livello-1-scritta" table:formula="of:=[$COMPUTO.$B5]" office:value-type="float" office:value="1">
            <text:p>1</text:p>
          </table:table-cell>
          <table:table-cell table:style-name="Livello-1-scritta" table:formula="of:=[$COMPUTO.$C5]" office:value-type="string" office:string-value="Impianto di cantiere e ponteggi">
            <text:p>Impianto di cantiere e ponteggi</text:p>
          </table:table-cell>
          <table:table-cell table:style-name="ce360"/>
          <table:table-cell table:style-name="ce668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1" office:value-type="float" office:value="1">
            <text:p>1</text:p>
          </table:table-cell>
          <table:table-cell table:style-name="ce360" table:number-columns-repeated="7"/>
          <table:table-cell table:style-name="Livello-1-scritta_20_mini_20_val"/>
          <table:table-cell table:style-name="ce677" table:formula="of:=[$COMPUTO.$AO5]" office:value-type="currency" office:currency="EUR" office:value="5495.6">
            <text:p>€ 5.495,60</text:p>
          </table:table-cell>
          <table:table-cell table:style-name="ce677" table:formula="of:=[$COMPUTO.$AP5]" office:value-type="currency" office:currency="EUR" office:value="332.15112">
            <text:p>€ 332,15</text:p>
          </table:table-cell>
          <table:table-cell table:style-name="ce683" table:formula="of:=[.AP4]/[.AO4]" office:value-type="percentage" office:value="0.0604394642987117">
            <text:p>6,04%</text:p>
          </table:table-cell>
          <table:table-cell table:number-columns-repeated="214"/>
        </table:table-row>
        <table:table-row table:style-name="ro33">
          <table:table-cell table:style-name="ce60"/>
          <table:table-cell table:style-name="ce353"/>
          <table:table-cell table:style-name="ce358" table:number-columns-repeated="38"/>
          <table:table-cell table:style-name="ce676" table:number-columns-repeated="3"/>
          <table:table-cell table:number-columns-repeated="214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1">
            <text:p>1</text:p>
          </table:table-cell>
          <table:table-cell table:style-name="ce106" table:content-validation-name="val16" office:value-type="string">
            <text:p>01.A01.B10 010</text:p>
          </table:table-cell>
          <table:table-cell table:style-name="ce111" table:formula="of:=CONCATENATE(&quot; &quot;;VLOOKUP([.B7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9]" office:value-type="float" office:value="1">
            <text:p>1</text:p>
          </table:table-cell>
          <table:table-cell table:style-name="ce246" table:formula="of:=[.AG9]" office:value-type="float" office:value="0">
            <text:p>0</text:p>
          </table:table-cell>
          <table:table-cell table:style-name="ce246" table:formula="of:=[.AH9]" office:value-type="string" office:string-value="R">
            <text:p>R</text:p>
          </table:table-cell>
          <table:table-cell table:style-name="ce246" table:formula="of:=[.AI9]" office:value-type="string" office:string-value="Cx">
            <text:p>Cx</text:p>
          </table:table-cell>
          <table:table-cell table:style-name="ce246" table:formula="of:=[.AJ9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8:.I8])" office:value-type="float" office:value="739">
            <text:p>739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9]" office:value-type="float" office:value="1">
            <text:p>1</text:p>
          </table:table-cell>
          <table:table-cell table:style-name="ce246" table:formula="of:=[.AG9]" office:value-type="float" office:value="0">
            <text:p>0</text:p>
          </table:table-cell>
          <table:table-cell table:style-name="ce246" table:formula="of:=[.AH9]" office:value-type="string" office:string-value="R">
            <text:p>R</text:p>
          </table:table-cell>
          <table:table-cell table:style-name="ce246" table:formula="of:=[.AI9]" office:value-type="string" office:string-value="Cx">
            <text:p>Cx</text:p>
          </table:table-cell>
          <table:table-cell table:style-name="ce246" table:formula="of:=[.AJ9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7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8:.J8])" office:value-type="float" office:value="739">
            <text:p>739,00</text:p>
          </table:table-cell>
          <table:table-cell table:style-name="ce164" table:formula="of:=SUM([.K8:.K8])" office:value-type="float" office:value="0">
            <text:p>0,00</text:p>
          </table:table-cell>
          <table:table-cell table:style-name="ce173" table:formula="of:=VLOOKUP([.B7];elenco_prezzi;5;FALSE())" office:value-type="currency" office:currency="EUR" office:value="0">
            <text:p>#N/D</text:p>
          </table:table-cell>
          <table:table-cell table:style-name="ce177" table:formula="of:=SUM([.M8:.M8])" office:value-type="float" office:value="0">
            <text:p>0,00</text:p>
          </table:table-cell>
          <table:table-cell table:style-name="ce182" table:formula="of:=SUM([.N8:.N8])" office:value-type="float" office:value="0">
            <text:p>0,00</text:p>
          </table:table-cell>
          <table:table-cell table:style-name="ce185" table:formula="of:=SUM([.O8:.O8])" office:value-type="float" office:value="0">
            <text:p>0,00</text:p>
          </table:table-cell>
          <table:table-cell table:style-name="ce188" table:formula="of:=SUM([.P8:.P8])" office:value-type="float" office:value="0">
            <text:p>0,00</text:p>
          </table:table-cell>
          <table:table-cell table:style-name="ce192" table:formula="of:=SUM([.Q8:.Q8])" office:value-type="float" office:value="0">
            <text:p>0,00</text:p>
          </table:table-cell>
          <table:table-cell table:style-name="ce195" table:formula="of:=SUM([.R8:.R8])" office:value-type="float" office:value="0">
            <text:p>0,00</text:p>
          </table:table-cell>
          <table:table-cell table:style-name="ce198" table:formula="of:=[.J9]*[.L9]" office:value-type="currency" office:currency="EUR" office:value="0">
            <text:p>#N/D</text:p>
          </table:table-cell>
          <table:table-cell table:style-name="ce307" table:formula="of:=[.L9]*[.K9]" office:value-type="currency" office:currency="EUR" office:value="0">
            <text:p>#N/D</text:p>
          </table:table-cell>
          <table:table-cell table:style-name="ce307" table:formula="of:=IF(([.T9]-[.S9])&gt;0;[.T9]-[.S9];0)" office:value-type="currency" office:currency="EUR" office:value="0">
            <text:p>#N/D</text:p>
          </table:table-cell>
          <table:table-cell table:style-name="ce307" table:formula="of:=IF(([.T9]-[.S9])&lt;0;-([.T9]-[.S9]);0)" office:value-type="currency" office:currency="EUR" office:value="0">
            <text:p>#N/D</text:p>
          </table:table-cell>
          <table:table-cell table:style-name="ce208" table:formula="of:=PRODUCT([.$L9];[.M9])" office:value-type="currency" office:currency="EUR" office:value="0">
            <text:p>#N/D</text:p>
          </table:table-cell>
          <table:table-cell table:style-name="ce60" table:formula="of:=PRODUCT([.$L9];[.N9])" office:value-type="float" office:value="0">
            <text:p>#N/D</text:p>
          </table:table-cell>
          <table:table-cell table:style-name="ce217" table:formula="of:=PRODUCT([.$L9];[.O9])" office:value-type="currency" office:currency="EUR" office:value="0">
            <text:p>#N/D</text:p>
          </table:table-cell>
          <table:table-cell table:style-name="ce60" table:formula="of:=PRODUCT([.$L9];[.P9])" office:value-type="float" office:value="0">
            <text:p>#N/D</text:p>
          </table:table-cell>
          <table:table-cell table:style-name="ce60" table:formula="of:=PRODUCT([.$L9];[.Q9])" office:value-type="float" office:value="0">
            <text:p>#N/D</text:p>
          </table:table-cell>
          <table:table-cell table:style-name="ce229" table:formula="of:=PRODUCT([.$L9];[.R9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7];elenco_prezzi;6;FALSE())" office:value-type="percentage" office:value="0">
            <text:p>#N/D</text:p>
          </table:table-cell>
          <table:table-cell table:style-name="Comp-sotto_20_euri" table:formula="of:=PRODUCT([.AD9]*[.S9])" office:value-type="currency" office:currency="EUR" office:value="0">
            <text:p>#N/D</text:p>
          </table:table-cell>
          <table:table-cell table:style-name="ce672" office:value-type="float" office:value="1">
            <text:p>1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9]);&quot;&quot;;IF([.S9]&lt;&gt;&quot;&quot;;[.S9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3">
            <text:p>3</text:p>
          </table:table-cell>
          <table:table-cell table:style-name="ce106" table:content-validation-name="val16" office:value-type="string">
            <text:p>01.A21.A43 005</text:p>
          </table:table-cell>
          <table:table-cell table:style-name="ce111" table:formula="of:=CONCATENATE(&quot; &quot;;VLOOKUP([.B11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13]" office:value-type="float" office:value="1">
            <text:p>1</text:p>
          </table:table-cell>
          <table:table-cell table:style-name="ce246" table:formula="of:=[.AG13]" office:value-type="float" office:value="0">
            <text:p>0</text:p>
          </table:table-cell>
          <table:table-cell table:style-name="ce246" table:formula="of:=[.AH13]" office:value-type="string" office:string-value="R">
            <text:p>R</text:p>
          </table:table-cell>
          <table:table-cell table:style-name="ce246" table:formula="of:=[.AI13]" office:value-type="string" office:string-value="Cx">
            <text:p>Cx</text:p>
          </table:table-cell>
          <table:table-cell table:style-name="ce246" table:formula="of:=[.AJ13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/>
          <table:table-cell table:style-name="ce142" office:value-type="float" office:value="0.13">
            <text:p>0,13</text:p>
          </table:table-cell>
          <table:table-cell table:style-name="ce142"/>
          <table:table-cell table:style-name="ce277" table:formula="of:=PRODUCT([.E12:.I12])" office:value-type="float" office:value="96.07">
            <text:p>96,07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13]" office:value-type="float" office:value="1">
            <text:p>1</text:p>
          </table:table-cell>
          <table:table-cell table:style-name="ce246" table:formula="of:=[.AG13]" office:value-type="float" office:value="0">
            <text:p>0</text:p>
          </table:table-cell>
          <table:table-cell table:style-name="ce246" table:formula="of:=[.AH13]" office:value-type="string" office:string-value="R">
            <text:p>R</text:p>
          </table:table-cell>
          <table:table-cell table:style-name="ce246" table:formula="of:=[.AI13]" office:value-type="string" office:string-value="Cx">
            <text:p>Cx</text:p>
          </table:table-cell>
          <table:table-cell table:style-name="ce246" table:formula="of:=[.AJ13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11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12:.J12])" office:value-type="float" office:value="96.07">
            <text:p>96,07</text:p>
          </table:table-cell>
          <table:table-cell table:style-name="ce164" table:formula="of:=SUM([.K12:.K12])" office:value-type="float" office:value="0">
            <text:p>0,00</text:p>
          </table:table-cell>
          <table:table-cell table:style-name="ce173" table:formula="of:=VLOOKUP([.B11];elenco_prezzi;5;FALSE())" office:value-type="currency" office:currency="EUR" office:value="0">
            <text:p>#N/D</text:p>
          </table:table-cell>
          <table:table-cell table:style-name="ce177" table:formula="of:=SUM([.M12:.M12])" office:value-type="float" office:value="0">
            <text:p>0,00</text:p>
          </table:table-cell>
          <table:table-cell table:style-name="ce182" table:formula="of:=SUM([.N12:.N12])" office:value-type="float" office:value="0">
            <text:p>0,00</text:p>
          </table:table-cell>
          <table:table-cell table:style-name="ce185" table:formula="of:=SUM([.O12:.O12])" office:value-type="float" office:value="0">
            <text:p>0,00</text:p>
          </table:table-cell>
          <table:table-cell table:style-name="ce188" table:formula="of:=SUM([.P12:.P12])" office:value-type="float" office:value="0">
            <text:p>0,00</text:p>
          </table:table-cell>
          <table:table-cell table:style-name="ce192" table:formula="of:=SUM([.Q12:.Q12])" office:value-type="float" office:value="0">
            <text:p>0,00</text:p>
          </table:table-cell>
          <table:table-cell table:style-name="ce195" table:formula="of:=SUM([.R12:.R12])" office:value-type="float" office:value="0">
            <text:p>0,00</text:p>
          </table:table-cell>
          <table:table-cell table:style-name="ce198" table:formula="of:=[.J13]*[.L13]" office:value-type="currency" office:currency="EUR" office:value="0">
            <text:p>#N/D</text:p>
          </table:table-cell>
          <table:table-cell table:style-name="ce307" table:formula="of:=[.L13]*[.K13]" office:value-type="currency" office:currency="EUR" office:value="0">
            <text:p>#N/D</text:p>
          </table:table-cell>
          <table:table-cell table:style-name="ce307" table:formula="of:=IF(([.T13]-[.S13])&gt;0;[.T13]-[.S13];0)" office:value-type="currency" office:currency="EUR" office:value="0">
            <text:p>#N/D</text:p>
          </table:table-cell>
          <table:table-cell table:style-name="ce307" table:formula="of:=IF(([.T13]-[.S13])&lt;0;-([.T13]-[.S13]);0)" office:value-type="currency" office:currency="EUR" office:value="0">
            <text:p>#N/D</text:p>
          </table:table-cell>
          <table:table-cell table:style-name="ce208" table:formula="of:=PRODUCT([.$L13];[.M13])" office:value-type="currency" office:currency="EUR" office:value="0">
            <text:p>#N/D</text:p>
          </table:table-cell>
          <table:table-cell table:style-name="ce60" table:formula="of:=PRODUCT([.$L13];[.N13])" office:value-type="float" office:value="0">
            <text:p>#N/D</text:p>
          </table:table-cell>
          <table:table-cell table:style-name="ce217" table:formula="of:=PRODUCT([.$L13];[.O13])" office:value-type="currency" office:currency="EUR" office:value="0">
            <text:p>#N/D</text:p>
          </table:table-cell>
          <table:table-cell table:style-name="ce60" table:formula="of:=PRODUCT([.$L13];[.P13])" office:value-type="float" office:value="0">
            <text:p>#N/D</text:p>
          </table:table-cell>
          <table:table-cell table:style-name="ce60" table:formula="of:=PRODUCT([.$L13];[.Q13])" office:value-type="float" office:value="0">
            <text:p>#N/D</text:p>
          </table:table-cell>
          <table:table-cell table:style-name="ce229" table:formula="of:=PRODUCT([.$L13];[.R13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11];elenco_prezzi;6;FALSE())" office:value-type="percentage" office:value="0">
            <text:p>#N/D</text:p>
          </table:table-cell>
          <table:table-cell table:style-name="Comp-sotto_20_euri" table:formula="of:=PRODUCT([.AD13]*[.S13])" office:value-type="currency" office:currency="EUR" office:value="0">
            <text:p>#N/D</text:p>
          </table:table-cell>
          <table:table-cell table:style-name="ce672" office:value-type="float" office:value="1">
            <text:p>1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13]);&quot;&quot;;IF([.S13]&lt;&gt;&quot;&quot;;[.S13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2">
            <text:p>2</text:p>
          </table:table-cell>
          <table:table-cell table:style-name="ce106" table:content-validation-name="val16" office:value-type="string">
            <text:p>01.A21.A60 005</text:p>
          </table:table-cell>
          <table:table-cell table:style-name="ce111" table:formula="of:=CONCATENATE(&quot; &quot;;VLOOKUP([.B15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17]" office:value-type="float" office:value="1">
            <text:p>1</text:p>
          </table:table-cell>
          <table:table-cell table:style-name="ce246" table:formula="of:=[.AG17]" office:value-type="float" office:value="0">
            <text:p>0</text:p>
          </table:table-cell>
          <table:table-cell table:style-name="ce246" table:formula="of:=[.AH17]" office:value-type="string" office:string-value="R">
            <text:p>R</text:p>
          </table:table-cell>
          <table:table-cell table:style-name="ce246" table:formula="of:=[.AI17]" office:value-type="string" office:string-value="Cx">
            <text:p>Cx</text:p>
          </table:table-cell>
          <table:table-cell table:style-name="ce246" table:formula="of:=[.AJ17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16:.I16])" office:value-type="float" office:value="739">
            <text:p>739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17]" office:value-type="float" office:value="1">
            <text:p>1</text:p>
          </table:table-cell>
          <table:table-cell table:style-name="ce246" table:formula="of:=[.AG17]" office:value-type="float" office:value="0">
            <text:p>0</text:p>
          </table:table-cell>
          <table:table-cell table:style-name="ce246" table:formula="of:=[.AH17]" office:value-type="string" office:string-value="R">
            <text:p>R</text:p>
          </table:table-cell>
          <table:table-cell table:style-name="ce246" table:formula="of:=[.AI17]" office:value-type="string" office:string-value="Cx">
            <text:p>Cx</text:p>
          </table:table-cell>
          <table:table-cell table:style-name="ce246" table:formula="of:=[.AJ17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15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16:.J16])" office:value-type="float" office:value="739">
            <text:p>739,00</text:p>
          </table:table-cell>
          <table:table-cell table:style-name="ce164" table:formula="of:=SUM([.K16:.K16])" office:value-type="float" office:value="0">
            <text:p>0,00</text:p>
          </table:table-cell>
          <table:table-cell table:style-name="ce173" table:formula="of:=VLOOKUP([.B15];elenco_prezzi;5;FALSE())" office:value-type="currency" office:currency="EUR" office:value="0">
            <text:p>#N/D</text:p>
          </table:table-cell>
          <table:table-cell table:style-name="ce177" table:formula="of:=SUM([.M16:.M16])" office:value-type="float" office:value="0">
            <text:p>0,00</text:p>
          </table:table-cell>
          <table:table-cell table:style-name="ce182" table:formula="of:=SUM([.N16:.N16])" office:value-type="float" office:value="0">
            <text:p>0,00</text:p>
          </table:table-cell>
          <table:table-cell table:style-name="ce185" table:formula="of:=SUM([.O16:.O16])" office:value-type="float" office:value="0">
            <text:p>0,00</text:p>
          </table:table-cell>
          <table:table-cell table:style-name="ce188" table:formula="of:=SUM([.P16:.P16])" office:value-type="float" office:value="0">
            <text:p>0,00</text:p>
          </table:table-cell>
          <table:table-cell table:style-name="ce192" table:formula="of:=SUM([.Q16:.Q16])" office:value-type="float" office:value="0">
            <text:p>0,00</text:p>
          </table:table-cell>
          <table:table-cell table:style-name="ce195" table:formula="of:=SUM([.R16:.R16])" office:value-type="float" office:value="0">
            <text:p>0,00</text:p>
          </table:table-cell>
          <table:table-cell table:style-name="ce198" table:formula="of:=[.J17]*[.L17]" office:value-type="currency" office:currency="EUR" office:value="0">
            <text:p>#N/D</text:p>
          </table:table-cell>
          <table:table-cell table:style-name="ce307" table:formula="of:=[.L17]*[.K17]" office:value-type="currency" office:currency="EUR" office:value="0">
            <text:p>#N/D</text:p>
          </table:table-cell>
          <table:table-cell table:style-name="ce307" table:formula="of:=IF(([.T17]-[.S17])&gt;0;[.T17]-[.S17];0)" office:value-type="currency" office:currency="EUR" office:value="0">
            <text:p>#N/D</text:p>
          </table:table-cell>
          <table:table-cell table:style-name="ce307" table:formula="of:=IF(([.T17]-[.S17])&lt;0;-([.T17]-[.S17]);0)" office:value-type="currency" office:currency="EUR" office:value="0">
            <text:p>#N/D</text:p>
          </table:table-cell>
          <table:table-cell table:style-name="ce208" table:formula="of:=PRODUCT([.$L17];[.M17])" office:value-type="currency" office:currency="EUR" office:value="0">
            <text:p>#N/D</text:p>
          </table:table-cell>
          <table:table-cell table:style-name="ce60" table:formula="of:=PRODUCT([.$L17];[.N17])" office:value-type="float" office:value="0">
            <text:p>#N/D</text:p>
          </table:table-cell>
          <table:table-cell table:style-name="ce217" table:formula="of:=PRODUCT([.$L17];[.O17])" office:value-type="currency" office:currency="EUR" office:value="0">
            <text:p>#N/D</text:p>
          </table:table-cell>
          <table:table-cell table:style-name="ce60" table:formula="of:=PRODUCT([.$L17];[.P17])" office:value-type="float" office:value="0">
            <text:p>#N/D</text:p>
          </table:table-cell>
          <table:table-cell table:style-name="ce60" table:formula="of:=PRODUCT([.$L17];[.Q17])" office:value-type="float" office:value="0">
            <text:p>#N/D</text:p>
          </table:table-cell>
          <table:table-cell table:style-name="ce229" table:formula="of:=PRODUCT([.$L17];[.R17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15];elenco_prezzi;6;FALSE())" office:value-type="percentage" office:value="0">
            <text:p>#N/D</text:p>
          </table:table-cell>
          <table:table-cell table:style-name="Comp-sotto_20_euri" table:formula="of:=PRODUCT([.AD17]*[.S17])" office:value-type="currency" office:currency="EUR" office:value="0">
            <text:p>#N/D</text:p>
          </table:table-cell>
          <table:table-cell table:style-name="ce672" office:value-type="float" office:value="1">
            <text:p>1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17]);&quot;&quot;;IF([.S17]&lt;&gt;&quot;&quot;;[.S17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45" table:visibility="collapse">
          <table:table-cell table:style-name="ce60"/>
          <table:table-cell table:style-name="ce351" table:number-columns-repeated="39"/>
          <table:table-cell table:style-name="ce679" table:number-columns-repeated="2"/>
          <table:table-cell table:style-name="ce676"/>
          <table:table-cell table:style-name="ce674" table:number-columns-repeated="209"/>
          <table:table-cell table:number-columns-repeated="5"/>
        </table:table-row>
        <table:table-row table:style-name="ro32">
          <table:table-cell table:style-name="ce60"/>
          <table:table-cell table:style-name="Livello-1-scritta" table:formula="of:=[$COMPUTO.$B22]" office:value-type="float" office:value="2">
            <text:p>2</text:p>
          </table:table-cell>
          <table:table-cell table:style-name="Livello-1-scritta" table:formula="of:=[$COMPUTO.$C22]" office:value-type="string" office:string-value="Scavi e reinterri">
            <text:p>Scavi e reinterri</text:p>
          </table:table-cell>
          <table:table-cell table:style-name="ce360"/>
          <table:table-cell table:style-name="ce668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1" office:value-type="float" office:value="2">
            <text:p>2</text:p>
          </table:table-cell>
          <table:table-cell table:style-name="ce360" table:number-columns-repeated="7"/>
          <table:table-cell table:style-name="Livello-1-scritta_20_mini_20_val"/>
          <table:table-cell table:style-name="ce680" table:formula="of:=[$COMPUTO.$AO22]" office:value-type="currency" office:currency="EUR" office:value="14454.63">
            <text:p>€ 14.454,63</text:p>
          </table:table-cell>
          <table:table-cell table:style-name="ce680" table:formula="of:=[$COMPUTO.$AP22]" office:value-type="currency" office:currency="EUR" office:value="857.267148">
            <text:p>€ 857,27</text:p>
          </table:table-cell>
          <table:table-cell table:style-name="ce683" table:formula="of:=[.AP19]/[.AO19]" office:value-type="percentage" office:value="0.0593074432206151">
            <text:p>5,93%</text:p>
          </table:table-cell>
          <table:table-cell table:style-name="ce674" table:number-columns-repeated="209"/>
          <table:table-cell table:number-columns-repeated="5"/>
        </table:table-row>
        <table:table-row table:style-name="ro33">
          <table:table-cell table:style-name="ce60"/>
          <table:table-cell table:style-name="ce353"/>
          <table:table-cell table:style-name="ce358"/>
          <table:table-cell table:style-name="ce358" table:number-columns-repeated="37"/>
          <table:table-cell table:style-name="ce676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4">
            <text:p>4</text:p>
          </table:table-cell>
          <table:table-cell table:style-name="ce106" table:content-validation-name="val16" office:value-type="string">
            <text:p>FP-23-1-1</text:p>
          </table:table-cell>
          <table:table-cell table:style-name="ce111" table:formula="of:=CONCATENATE(&quot; &quot;;VLOOKUP([.B22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24]" office:value-type="float" office:value="2">
            <text:p>2</text:p>
          </table:table-cell>
          <table:table-cell table:style-name="ce246" table:formula="of:=[.AG24]" office:value-type="float" office:value="0">
            <text:p>0</text:p>
          </table:table-cell>
          <table:table-cell table:style-name="ce246" table:formula="of:=[.AH24]" office:value-type="string" office:string-value="R">
            <text:p>R</text:p>
          </table:table-cell>
          <table:table-cell table:style-name="ce246" table:formula="of:=[.AI24]" office:value-type="string" office:string-value="Cx">
            <text:p>Cx</text:p>
          </table:table-cell>
          <table:table-cell table:style-name="ce246" table:formula="of:=[.AJ24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739">
            <text:p>739</text:p>
          </table:table-cell>
          <table:table-cell table:style-name="ce142" table:number-columns-repeated="3"/>
          <table:table-cell table:style-name="ce277" table:formula="of:=PRODUCT([.E23:.I23])" office:value-type="float" office:value="739">
            <text:p>739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24]" office:value-type="float" office:value="2">
            <text:p>2</text:p>
          </table:table-cell>
          <table:table-cell table:style-name="ce246" table:formula="of:=[.AG24]" office:value-type="float" office:value="0">
            <text:p>0</text:p>
          </table:table-cell>
          <table:table-cell table:style-name="ce246" table:formula="of:=[.AH24]" office:value-type="string" office:string-value="R">
            <text:p>R</text:p>
          </table:table-cell>
          <table:table-cell table:style-name="ce246" table:formula="of:=[.AI24]" office:value-type="string" office:string-value="Cx">
            <text:p>Cx</text:p>
          </table:table-cell>
          <table:table-cell table:style-name="ce246" table:formula="of:=[.AJ24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22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23:.J23])" office:value-type="float" office:value="739">
            <text:p>739,00</text:p>
          </table:table-cell>
          <table:table-cell table:style-name="ce164" table:formula="of:=SUM([.K23:.K23])" office:value-type="float" office:value="0">
            <text:p>0,00</text:p>
          </table:table-cell>
          <table:table-cell table:style-name="ce173" table:formula="of:=VLOOKUP([.B22];elenco_prezzi;5;FALSE())" office:value-type="currency" office:currency="EUR" office:value="0">
            <text:p>#N/D</text:p>
          </table:table-cell>
          <table:table-cell table:style-name="ce177" table:formula="of:=SUM([.M23:.M23])" office:value-type="float" office:value="0">
            <text:p>0,00</text:p>
          </table:table-cell>
          <table:table-cell table:style-name="ce182" table:formula="of:=SUM([.N23:.N23])" office:value-type="float" office:value="0">
            <text:p>0,00</text:p>
          </table:table-cell>
          <table:table-cell table:style-name="ce185" table:formula="of:=SUM([.O23:.O23])" office:value-type="float" office:value="0">
            <text:p>0,00</text:p>
          </table:table-cell>
          <table:table-cell table:style-name="ce188" table:formula="of:=SUM([.P23:.P23])" office:value-type="float" office:value="0">
            <text:p>0,00</text:p>
          </table:table-cell>
          <table:table-cell table:style-name="ce192" table:formula="of:=SUM([.Q23:.Q23])" office:value-type="float" office:value="0">
            <text:p>0,00</text:p>
          </table:table-cell>
          <table:table-cell table:style-name="ce195" table:formula="of:=SUM([.R23:.R23])" office:value-type="float" office:value="0">
            <text:p>0,00</text:p>
          </table:table-cell>
          <table:table-cell table:style-name="ce198" table:formula="of:=[.J24]*[.L24]" office:value-type="currency" office:currency="EUR" office:value="0">
            <text:p>#N/D</text:p>
          </table:table-cell>
          <table:table-cell table:style-name="ce307" table:formula="of:=[.L24]*[.K24]" office:value-type="currency" office:currency="EUR" office:value="0">
            <text:p>#N/D</text:p>
          </table:table-cell>
          <table:table-cell table:style-name="ce307" table:formula="of:=IF(([.T24]-[.S24])&gt;0;[.T24]-[.S24];0)" office:value-type="currency" office:currency="EUR" office:value="0">
            <text:p>#N/D</text:p>
          </table:table-cell>
          <table:table-cell table:style-name="ce307" table:formula="of:=IF(([.T24]-[.S24])&lt;0;-([.T24]-[.S24]);0)" office:value-type="currency" office:currency="EUR" office:value="0">
            <text:p>#N/D</text:p>
          </table:table-cell>
          <table:table-cell table:style-name="ce208" table:formula="of:=PRODUCT([.$L24];[.M24])" office:value-type="currency" office:currency="EUR" office:value="0">
            <text:p>#N/D</text:p>
          </table:table-cell>
          <table:table-cell table:style-name="ce60" table:formula="of:=PRODUCT([.$L24];[.N24])" office:value-type="float" office:value="0">
            <text:p>#N/D</text:p>
          </table:table-cell>
          <table:table-cell table:style-name="ce217" table:formula="of:=PRODUCT([.$L24];[.O24])" office:value-type="currency" office:currency="EUR" office:value="0">
            <text:p>#N/D</text:p>
          </table:table-cell>
          <table:table-cell table:style-name="ce60" table:formula="of:=PRODUCT([.$L24];[.P24])" office:value-type="float" office:value="0">
            <text:p>#N/D</text:p>
          </table:table-cell>
          <table:table-cell table:style-name="ce60" table:formula="of:=PRODUCT([.$L24];[.Q24])" office:value-type="float" office:value="0">
            <text:p>#N/D</text:p>
          </table:table-cell>
          <table:table-cell table:style-name="ce229" table:formula="of:=PRODUCT([.$L24];[.R24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22];elenco_prezzi;6;FALSE())" office:value-type="percentage" office:value="0">
            <text:p>#N/D</text:p>
          </table:table-cell>
          <table:table-cell table:style-name="Comp-sotto_20_euri" table:formula="of:=PRODUCT([.AD24]*[.S24])" office:value-type="currency" office:currency="EUR" office:value="0">
            <text:p>#N/D</text:p>
          </table:table-cell>
          <table:table-cell table:style-name="ce672" office:value-type="float" office:value="2">
            <text:p>2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24]);&quot;&quot;;IF([.S24]&lt;&gt;&quot;&quot;;[.S24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5">
            <text:p>5</text:p>
          </table:table-cell>
          <table:table-cell table:style-name="ce666" table:content-validation-name="val16" office:value-type="string">
            <text:p>FP-23-3-2</text:p>
          </table:table-cell>
          <table:table-cell table:style-name="ce111" table:formula="of:=CONCATENATE(&quot; &quot;;VLOOKUP([.B26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28]" office:value-type="float" office:value="2">
            <text:p>2</text:p>
          </table:table-cell>
          <table:table-cell table:style-name="ce246" table:formula="of:=[.AG28]" office:value-type="float" office:value="0">
            <text:p>0</text:p>
          </table:table-cell>
          <table:table-cell table:style-name="ce246" table:formula="of:=[.AH28]" office:value-type="string" office:string-value="R">
            <text:p>R</text:p>
          </table:table-cell>
          <table:table-cell table:style-name="ce246" table:formula="of:=[.AI28]" office:value-type="string" office:string-value="Cx">
            <text:p>Cx</text:p>
          </table:table-cell>
          <table:table-cell table:style-name="ce246" table:formula="of:=[.AJ28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210">
            <text:p>210</text:p>
          </table:table-cell>
          <table:table-cell table:style-name="ce142" table:number-columns-repeated="3"/>
          <table:table-cell table:style-name="ce277" table:formula="of:=PRODUCT([.E27:.I27])" office:value-type="float" office:value="210">
            <text:p>210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28]" office:value-type="float" office:value="2">
            <text:p>2</text:p>
          </table:table-cell>
          <table:table-cell table:style-name="ce246" table:formula="of:=[.AG28]" office:value-type="float" office:value="0">
            <text:p>0</text:p>
          </table:table-cell>
          <table:table-cell table:style-name="ce246" table:formula="of:=[.AH28]" office:value-type="string" office:string-value="R">
            <text:p>R</text:p>
          </table:table-cell>
          <table:table-cell table:style-name="ce246" table:formula="of:=[.AI28]" office:value-type="string" office:string-value="Cx">
            <text:p>Cx</text:p>
          </table:table-cell>
          <table:table-cell table:style-name="ce246" table:formula="of:=[.AJ28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26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27:.J27])" office:value-type="float" office:value="210">
            <text:p>210,00</text:p>
          </table:table-cell>
          <table:table-cell table:style-name="ce164" table:formula="of:=SUM([.K27:.K27])" office:value-type="float" office:value="0">
            <text:p>0,00</text:p>
          </table:table-cell>
          <table:table-cell table:style-name="ce173" table:formula="of:=VLOOKUP([.B26];elenco_prezzi;5;FALSE())" office:value-type="currency" office:currency="EUR" office:value="0">
            <text:p>#N/D</text:p>
          </table:table-cell>
          <table:table-cell table:style-name="ce177" table:formula="of:=SUM([.M27:.M27])" office:value-type="float" office:value="0">
            <text:p>0,00</text:p>
          </table:table-cell>
          <table:table-cell table:style-name="ce182" table:formula="of:=SUM([.N27:.N27])" office:value-type="float" office:value="0">
            <text:p>0,00</text:p>
          </table:table-cell>
          <table:table-cell table:style-name="ce185" table:formula="of:=SUM([.O27:.O27])" office:value-type="float" office:value="0">
            <text:p>0,00</text:p>
          </table:table-cell>
          <table:table-cell table:style-name="ce188" table:formula="of:=SUM([.P27:.P27])" office:value-type="float" office:value="0">
            <text:p>0,00</text:p>
          </table:table-cell>
          <table:table-cell table:style-name="ce192" table:formula="of:=SUM([.Q27:.Q27])" office:value-type="float" office:value="0">
            <text:p>0,00</text:p>
          </table:table-cell>
          <table:table-cell table:style-name="ce195" table:formula="of:=SUM([.R27:.R27])" office:value-type="float" office:value="0">
            <text:p>0,00</text:p>
          </table:table-cell>
          <table:table-cell table:style-name="ce198" table:formula="of:=[.J28]*[.L28]" office:value-type="currency" office:currency="EUR" office:value="0">
            <text:p>#N/D</text:p>
          </table:table-cell>
          <table:table-cell table:style-name="ce307" table:formula="of:=[.L28]*[.K28]" office:value-type="currency" office:currency="EUR" office:value="0">
            <text:p>#N/D</text:p>
          </table:table-cell>
          <table:table-cell table:style-name="ce307" table:formula="of:=IF(([.T28]-[.S28])&gt;0;[.T28]-[.S28];0)" office:value-type="currency" office:currency="EUR" office:value="0">
            <text:p>#N/D</text:p>
          </table:table-cell>
          <table:table-cell table:style-name="ce307" table:formula="of:=IF(([.T28]-[.S28])&lt;0;-([.T28]-[.S28]);0)" office:value-type="currency" office:currency="EUR" office:value="0">
            <text:p>#N/D</text:p>
          </table:table-cell>
          <table:table-cell table:style-name="ce208" table:formula="of:=PRODUCT([.$L28];[.M28])" office:value-type="currency" office:currency="EUR" office:value="0">
            <text:p>#N/D</text:p>
          </table:table-cell>
          <table:table-cell table:style-name="ce60" table:formula="of:=PRODUCT([.$L28];[.N28])" office:value-type="float" office:value="0">
            <text:p>#N/D</text:p>
          </table:table-cell>
          <table:table-cell table:style-name="ce217" table:formula="of:=PRODUCT([.$L28];[.O28])" office:value-type="currency" office:currency="EUR" office:value="0">
            <text:p>#N/D</text:p>
          </table:table-cell>
          <table:table-cell table:style-name="ce60" table:formula="of:=PRODUCT([.$L28];[.P28])" office:value-type="float" office:value="0">
            <text:p>#N/D</text:p>
          </table:table-cell>
          <table:table-cell table:style-name="ce60" table:formula="of:=PRODUCT([.$L28];[.Q28])" office:value-type="float" office:value="0">
            <text:p>#N/D</text:p>
          </table:table-cell>
          <table:table-cell table:style-name="ce229" table:formula="of:=PRODUCT([.$L28];[.R28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26];elenco_prezzi;6;FALSE())" office:value-type="percentage" office:value="0">
            <text:p>#N/D</text:p>
          </table:table-cell>
          <table:table-cell table:style-name="Comp-sotto_20_euri" table:formula="of:=PRODUCT([.AD28]*[.S28])" office:value-type="currency" office:currency="EUR" office:value="0">
            <text:p>#N/D</text:p>
          </table:table-cell>
          <table:table-cell table:style-name="ce672" office:value-type="float" office:value="2">
            <text:p>2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28]);&quot;&quot;;IF([.S28]&lt;&gt;&quot;&quot;;[.S28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6">
            <text:p>6</text:p>
          </table:table-cell>
          <table:table-cell table:style-name="ce106" table:content-validation-name="val16" office:value-type="string">
            <text:p>FP-23-4</text:p>
          </table:table-cell>
          <table:table-cell table:style-name="ce111" table:formula="of:=CONCATENATE(&quot; &quot;;VLOOKUP([.B30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32]" office:value-type="float" office:value="2">
            <text:p>2</text:p>
          </table:table-cell>
          <table:table-cell table:style-name="ce246" table:formula="of:=[.AG32]" office:value-type="float" office:value="0">
            <text:p>0</text:p>
          </table:table-cell>
          <table:table-cell table:style-name="ce246" table:formula="of:=[.AH32]" office:value-type="string" office:string-value="R">
            <text:p>R</text:p>
          </table:table-cell>
          <table:table-cell table:style-name="ce246" table:formula="of:=[.AI32]" office:value-type="string" office:string-value="Cx">
            <text:p>Cx</text:p>
          </table:table-cell>
          <table:table-cell table:style-name="ce246" table:formula="of:=[.AJ32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343">
            <text:p>343</text:p>
          </table:table-cell>
          <table:table-cell table:style-name="ce142" table:number-columns-repeated="3"/>
          <table:table-cell table:style-name="ce277" table:formula="of:=PRODUCT([.E31:.I31])" office:value-type="float" office:value="343">
            <text:p>343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32]" office:value-type="float" office:value="2">
            <text:p>2</text:p>
          </table:table-cell>
          <table:table-cell table:style-name="ce246" table:formula="of:=[.AG32]" office:value-type="float" office:value="0">
            <text:p>0</text:p>
          </table:table-cell>
          <table:table-cell table:style-name="ce246" table:formula="of:=[.AH32]" office:value-type="string" office:string-value="R">
            <text:p>R</text:p>
          </table:table-cell>
          <table:table-cell table:style-name="ce246" table:formula="of:=[.AI32]" office:value-type="string" office:string-value="Cx">
            <text:p>Cx</text:p>
          </table:table-cell>
          <table:table-cell table:style-name="ce246" table:formula="of:=[.AJ32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30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1:.J31])" office:value-type="float" office:value="343">
            <text:p>343,00</text:p>
          </table:table-cell>
          <table:table-cell table:style-name="ce164" table:formula="of:=SUM([.K31:.K31])" office:value-type="float" office:value="0">
            <text:p>0,00</text:p>
          </table:table-cell>
          <table:table-cell table:style-name="ce173" table:formula="of:=VLOOKUP([.B30];elenco_prezzi;5;FALSE())" office:value-type="currency" office:currency="EUR" office:value="0">
            <text:p>#N/D</text:p>
          </table:table-cell>
          <table:table-cell table:style-name="ce177" table:formula="of:=SUM([.M31:.M31])" office:value-type="float" office:value="0">
            <text:p>0,00</text:p>
          </table:table-cell>
          <table:table-cell table:style-name="ce182" table:formula="of:=SUM([.N31:.N31])" office:value-type="float" office:value="0">
            <text:p>0,00</text:p>
          </table:table-cell>
          <table:table-cell table:style-name="ce185" table:formula="of:=SUM([.O31:.O31])" office:value-type="float" office:value="0">
            <text:p>0,00</text:p>
          </table:table-cell>
          <table:table-cell table:style-name="ce188" table:formula="of:=SUM([.P31:.P31])" office:value-type="float" office:value="0">
            <text:p>0,00</text:p>
          </table:table-cell>
          <table:table-cell table:style-name="ce192" table:formula="of:=SUM([.Q31:.Q31])" office:value-type="float" office:value="0">
            <text:p>0,00</text:p>
          </table:table-cell>
          <table:table-cell table:style-name="ce195" table:formula="of:=SUM([.R31:.R31])" office:value-type="float" office:value="0">
            <text:p>0,00</text:p>
          </table:table-cell>
          <table:table-cell table:style-name="ce198" table:formula="of:=[.J32]*[.L32]" office:value-type="currency" office:currency="EUR" office:value="0">
            <text:p>#N/D</text:p>
          </table:table-cell>
          <table:table-cell table:style-name="ce307" table:formula="of:=[.L32]*[.K32]" office:value-type="currency" office:currency="EUR" office:value="0">
            <text:p>#N/D</text:p>
          </table:table-cell>
          <table:table-cell table:style-name="ce307" table:formula="of:=IF(([.T32]-[.S32])&gt;0;[.T32]-[.S32];0)" office:value-type="currency" office:currency="EUR" office:value="0">
            <text:p>#N/D</text:p>
          </table:table-cell>
          <table:table-cell table:style-name="ce307" table:formula="of:=IF(([.T32]-[.S32])&lt;0;-([.T32]-[.S32]);0)" office:value-type="currency" office:currency="EUR" office:value="0">
            <text:p>#N/D</text:p>
          </table:table-cell>
          <table:table-cell table:style-name="ce208" table:formula="of:=PRODUCT([.$L32];[.M32])" office:value-type="currency" office:currency="EUR" office:value="0">
            <text:p>#N/D</text:p>
          </table:table-cell>
          <table:table-cell table:style-name="ce60" table:formula="of:=PRODUCT([.$L32];[.N32])" office:value-type="float" office:value="0">
            <text:p>#N/D</text:p>
          </table:table-cell>
          <table:table-cell table:style-name="ce217" table:formula="of:=PRODUCT([.$L32];[.O32])" office:value-type="currency" office:currency="EUR" office:value="0">
            <text:p>#N/D</text:p>
          </table:table-cell>
          <table:table-cell table:style-name="ce60" table:formula="of:=PRODUCT([.$L32];[.P32])" office:value-type="float" office:value="0">
            <text:p>#N/D</text:p>
          </table:table-cell>
          <table:table-cell table:style-name="ce60" table:formula="of:=PRODUCT([.$L32];[.Q32])" office:value-type="float" office:value="0">
            <text:p>#N/D</text:p>
          </table:table-cell>
          <table:table-cell table:style-name="ce229" table:formula="of:=PRODUCT([.$L32];[.R32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0];elenco_prezzi;6;FALSE())" office:value-type="percentage" office:value="0">
            <text:p>#N/D</text:p>
          </table:table-cell>
          <table:table-cell table:style-name="Comp-sotto_20_euri" table:formula="of:=PRODUCT([.AD32]*[.S32])" office:value-type="currency" office:currency="EUR" office:value="0">
            <text:p>#N/D</text:p>
          </table:table-cell>
          <table:table-cell table:style-name="ce672" office:value-type="float" office:value="2">
            <text:p>2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32]);&quot;&quot;;IF([.S32]&lt;&gt;&quot;&quot;;[.S32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7">
            <text:p>7</text:p>
          </table:table-cell>
          <table:table-cell table:style-name="ce106" table:content-validation-name="val16" office:value-type="string">
            <text:p>FP-23-7</text:p>
          </table:table-cell>
          <table:table-cell table:style-name="ce111" table:formula="of:=CONCATENATE(&quot; &quot;;VLOOKUP([.B34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36]" office:value-type="float" office:value="2">
            <text:p>2</text:p>
          </table:table-cell>
          <table:table-cell table:style-name="ce246" table:formula="of:=[.AG36]" office:value-type="float" office:value="0">
            <text:p>0</text:p>
          </table:table-cell>
          <table:table-cell table:style-name="ce246" table:formula="of:=[.AH36]" office:value-type="string" office:string-value="R">
            <text:p>R</text:p>
          </table:table-cell>
          <table:table-cell table:style-name="ce246" table:formula="of:=[.AI36]" office:value-type="string" office:string-value="Cx">
            <text:p>Cx</text:p>
          </table:table-cell>
          <table:table-cell table:style-name="ce246" table:formula="of:=[.AJ36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office:value-type="float" office:value="291">
            <text:p>291</text:p>
          </table:table-cell>
          <table:table-cell table:style-name="ce142" table:number-columns-repeated="3"/>
          <table:table-cell table:style-name="ce277" table:formula="of:=PRODUCT([.E35:.I35])" office:value-type="float" office:value="291">
            <text:p>291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36]" office:value-type="float" office:value="2">
            <text:p>2</text:p>
          </table:table-cell>
          <table:table-cell table:style-name="ce246" table:formula="of:=[.AG36]" office:value-type="float" office:value="0">
            <text:p>0</text:p>
          </table:table-cell>
          <table:table-cell table:style-name="ce246" table:formula="of:=[.AH36]" office:value-type="string" office:string-value="R">
            <text:p>R</text:p>
          </table:table-cell>
          <table:table-cell table:style-name="ce246" table:formula="of:=[.AI36]" office:value-type="string" office:string-value="Cx">
            <text:p>Cx</text:p>
          </table:table-cell>
          <table:table-cell table:style-name="ce246" table:formula="of:=[.AJ36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34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5:.J35])" office:value-type="float" office:value="291">
            <text:p>291,00</text:p>
          </table:table-cell>
          <table:table-cell table:style-name="ce164" table:formula="of:=SUM([.K35:.K35])" office:value-type="float" office:value="0">
            <text:p>0,00</text:p>
          </table:table-cell>
          <table:table-cell table:style-name="ce173" table:formula="of:=VLOOKUP([.B34];elenco_prezzi;5;FALSE())" office:value-type="currency" office:currency="EUR" office:value="0">
            <text:p>#N/D</text:p>
          </table:table-cell>
          <table:table-cell table:style-name="ce177" table:formula="of:=SUM([.M35:.M35])" office:value-type="float" office:value="0">
            <text:p>0,00</text:p>
          </table:table-cell>
          <table:table-cell table:style-name="ce182" table:formula="of:=SUM([.N35:.N35])" office:value-type="float" office:value="0">
            <text:p>0,00</text:p>
          </table:table-cell>
          <table:table-cell table:style-name="ce185" table:formula="of:=SUM([.O35:.O35])" office:value-type="float" office:value="0">
            <text:p>0,00</text:p>
          </table:table-cell>
          <table:table-cell table:style-name="ce188" table:formula="of:=SUM([.P35:.P35])" office:value-type="float" office:value="0">
            <text:p>0,00</text:p>
          </table:table-cell>
          <table:table-cell table:style-name="ce192" table:formula="of:=SUM([.Q35:.Q35])" office:value-type="float" office:value="0">
            <text:p>0,00</text:p>
          </table:table-cell>
          <table:table-cell table:style-name="ce195" table:formula="of:=SUM([.R35:.R35])" office:value-type="float" office:value="0">
            <text:p>0,00</text:p>
          </table:table-cell>
          <table:table-cell table:style-name="ce198" table:formula="of:=[.J36]*[.L36]" office:value-type="currency" office:currency="EUR" office:value="0">
            <text:p>#N/D</text:p>
          </table:table-cell>
          <table:table-cell table:style-name="ce307" table:formula="of:=[.L36]*[.K36]" office:value-type="currency" office:currency="EUR" office:value="0">
            <text:p>#N/D</text:p>
          </table:table-cell>
          <table:table-cell table:style-name="ce307" table:formula="of:=IF(([.T36]-[.S36])&gt;0;[.T36]-[.S36];0)" office:value-type="currency" office:currency="EUR" office:value="0">
            <text:p>#N/D</text:p>
          </table:table-cell>
          <table:table-cell table:style-name="ce307" table:formula="of:=IF(([.T36]-[.S36])&lt;0;-([.T36]-[.S36]);0)" office:value-type="currency" office:currency="EUR" office:value="0">
            <text:p>#N/D</text:p>
          </table:table-cell>
          <table:table-cell table:style-name="ce208" table:formula="of:=PRODUCT([.$L36];[.M36])" office:value-type="currency" office:currency="EUR" office:value="0">
            <text:p>#N/D</text:p>
          </table:table-cell>
          <table:table-cell table:style-name="ce60" table:formula="of:=PRODUCT([.$L36];[.N36])" office:value-type="float" office:value="0">
            <text:p>#N/D</text:p>
          </table:table-cell>
          <table:table-cell table:style-name="ce217" table:formula="of:=PRODUCT([.$L36];[.O36])" office:value-type="currency" office:currency="EUR" office:value="0">
            <text:p>#N/D</text:p>
          </table:table-cell>
          <table:table-cell table:style-name="ce60" table:formula="of:=PRODUCT([.$L36];[.P36])" office:value-type="float" office:value="0">
            <text:p>#N/D</text:p>
          </table:table-cell>
          <table:table-cell table:style-name="ce60" table:formula="of:=PRODUCT([.$L36];[.Q36])" office:value-type="float" office:value="0">
            <text:p>#N/D</text:p>
          </table:table-cell>
          <table:table-cell table:style-name="ce229" table:formula="of:=PRODUCT([.$L36];[.R36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4];elenco_prezzi;6;FALSE())" office:value-type="percentage" office:value="0">
            <text:p>#N/D</text:p>
          </table:table-cell>
          <table:table-cell table:style-name="Comp-sotto_20_euri" table:formula="of:=PRODUCT([.AD36]*[.S36])" office:value-type="currency" office:currency="EUR" office:value="0">
            <text:p>#N/D</text:p>
          </table:table-cell>
          <table:table-cell table:style-name="ce672" office:value-type="float" office:value="2">
            <text:p>2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36]);&quot;&quot;;IF([.S36]&lt;&gt;&quot;&quot;;[.S36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string">
            <text:p>Progressivo</text:p>
          </table:table-cell>
          <table:table-cell table:style-name="ce666" table:content-validation-name="val16" office:value-type="string">
            <text:p>FP-23-9-1</text:p>
          </table:table-cell>
          <table:table-cell table:style-name="ce111" table:formula="of:=CONCATENATE(&quot; &quot;;VLOOKUP([.B38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40]" office:value-type="float" office:value="2">
            <text:p>2</text:p>
          </table:table-cell>
          <table:table-cell table:style-name="ce246" table:formula="of:=[.AG40]" office:value-type="float" office:value="0">
            <text:p>0</text:p>
          </table:table-cell>
          <table:table-cell table:style-name="ce246" table:formula="of:=[.AH40]" office:value-type="string" office:string-value="R">
            <text:p>R</text:p>
          </table:table-cell>
          <table:table-cell table:style-name="ce246" table:formula="of:=[.AI40]" office:value-type="string" office:string-value="Cx">
            <text:p>Cx</text:p>
          </table:table-cell>
          <table:table-cell table:style-name="ce246" table:formula="of:=[.AJ40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5">
            <text:p>5</text:p>
          </table:table-cell>
          <table:table-cell table:style-name="ce142" table:number-columns-repeated="4"/>
          <table:table-cell table:style-name="ce277" table:formula="of:=PRODUCT([.E39:.I39])" office:value-type="float" office:value="5">
            <text:p>5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0]" office:value-type="float" office:value="2">
            <text:p>2</text:p>
          </table:table-cell>
          <table:table-cell table:style-name="ce246" table:formula="of:=[.AG40]" office:value-type="float" office:value="0">
            <text:p>0</text:p>
          </table:table-cell>
          <table:table-cell table:style-name="ce246" table:formula="of:=[.AH40]" office:value-type="string" office:string-value="R">
            <text:p>R</text:p>
          </table:table-cell>
          <table:table-cell table:style-name="ce246" table:formula="of:=[.AI40]" office:value-type="string" office:string-value="Cx">
            <text:p>Cx</text:p>
          </table:table-cell>
          <table:table-cell table:style-name="ce246" table:formula="of:=[.AJ40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38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39:.J39])" office:value-type="float" office:value="5">
            <text:p>5,00</text:p>
          </table:table-cell>
          <table:table-cell table:style-name="ce164" table:formula="of:=SUM([.K39:.K39])" office:value-type="float" office:value="0">
            <text:p>0,00</text:p>
          </table:table-cell>
          <table:table-cell table:style-name="ce173" table:formula="of:=VLOOKUP([.B38];elenco_prezzi;5;FALSE())" office:value-type="currency" office:currency="EUR" office:value="0">
            <text:p>#N/D</text:p>
          </table:table-cell>
          <table:table-cell table:style-name="ce177" table:formula="of:=SUM([.M39:.M39])" office:value-type="float" office:value="0">
            <text:p>0,00</text:p>
          </table:table-cell>
          <table:table-cell table:style-name="ce182" table:formula="of:=SUM([.N39:.N39])" office:value-type="float" office:value="0">
            <text:p>0,00</text:p>
          </table:table-cell>
          <table:table-cell table:style-name="ce185" table:formula="of:=SUM([.O39:.O39])" office:value-type="float" office:value="0">
            <text:p>0,00</text:p>
          </table:table-cell>
          <table:table-cell table:style-name="ce188" table:formula="of:=SUM([.P39:.P39])" office:value-type="float" office:value="0">
            <text:p>0,00</text:p>
          </table:table-cell>
          <table:table-cell table:style-name="ce192" table:formula="of:=SUM([.Q39:.Q39])" office:value-type="float" office:value="0">
            <text:p>0,00</text:p>
          </table:table-cell>
          <table:table-cell table:style-name="ce195" table:formula="of:=SUM([.R39:.R39])" office:value-type="float" office:value="0">
            <text:p>0,00</text:p>
          </table:table-cell>
          <table:table-cell table:style-name="ce198" table:formula="of:=[.J40]*[.L40]" office:value-type="currency" office:currency="EUR" office:value="0">
            <text:p>#N/D</text:p>
          </table:table-cell>
          <table:table-cell table:style-name="ce307" table:formula="of:=[.L40]*[.K40]" office:value-type="currency" office:currency="EUR" office:value="0">
            <text:p>#N/D</text:p>
          </table:table-cell>
          <table:table-cell table:style-name="ce307" table:formula="of:=IF(([.T40]-[.S40])&gt;0;[.T40]-[.S40];0)" office:value-type="currency" office:currency="EUR" office:value="0">
            <text:p>#N/D</text:p>
          </table:table-cell>
          <table:table-cell table:style-name="ce307" table:formula="of:=IF(([.T40]-[.S40])&lt;0;-([.T40]-[.S40]);0)" office:value-type="currency" office:currency="EUR" office:value="0">
            <text:p>#N/D</text:p>
          </table:table-cell>
          <table:table-cell table:style-name="ce208" table:formula="of:=PRODUCT([.$L40];[.M40])" office:value-type="currency" office:currency="EUR" office:value="0">
            <text:p>#N/D</text:p>
          </table:table-cell>
          <table:table-cell table:style-name="ce60" table:formula="of:=PRODUCT([.$L40];[.N40])" office:value-type="float" office:value="0">
            <text:p>#N/D</text:p>
          </table:table-cell>
          <table:table-cell table:style-name="ce217" table:formula="of:=PRODUCT([.$L40];[.O40])" office:value-type="currency" office:currency="EUR" office:value="0">
            <text:p>#N/D</text:p>
          </table:table-cell>
          <table:table-cell table:style-name="ce60" table:formula="of:=PRODUCT([.$L40];[.P40])" office:value-type="float" office:value="0">
            <text:p>#N/D</text:p>
          </table:table-cell>
          <table:table-cell table:style-name="ce60" table:formula="of:=PRODUCT([.$L40];[.Q40])" office:value-type="float" office:value="0">
            <text:p>#N/D</text:p>
          </table:table-cell>
          <table:table-cell table:style-name="ce229" table:formula="of:=PRODUCT([.$L40];[.R40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38];elenco_prezzi;6;FALSE())" office:value-type="percentage" office:value="0">
            <text:p>#N/D</text:p>
          </table:table-cell>
          <table:table-cell table:style-name="Comp-sotto_20_euri" table:formula="of:=PRODUCT([.AD40]*[.S40])" office:value-type="currency" office:currency="EUR" office:value="0">
            <text:p>#N/D</text:p>
          </table:table-cell>
          <table:table-cell table:style-name="ce672" office:value-type="float" office:value="2">
            <text:p>2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40]);&quot;&quot;;IF([.S40]&lt;&gt;&quot;&quot;;[.S40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45" table:visibility="collapse">
          <table:table-cell table:style-name="ce60"/>
          <table:table-cell table:style-name="ce351" table:number-columns-repeated="39"/>
          <table:table-cell table:style-name="ce679" table:number-columns-repeated="2"/>
          <table:table-cell table:style-name="ce676"/>
          <table:table-cell table:style-name="ce674" table:number-columns-repeated="209"/>
          <table:table-cell table:number-columns-repeated="5"/>
        </table:table-row>
        <table:table-row table:style-name="ro32">
          <table:table-cell table:style-name="ce60"/>
          <table:table-cell table:style-name="Livello-1-scritta" table:formula="of:=[$COMPUTO.$B51]" office:value-type="float" office:value="3">
            <text:p>3</text:p>
          </table:table-cell>
          <table:table-cell table:style-name="Livello-1-scritta" table:formula="of:=[$COMPUTO.$C51]" office:value-type="string" office:string-value="Opere murarie">
            <text:p>Opere murarie</text:p>
          </table:table-cell>
          <table:table-cell table:style-name="ce360"/>
          <table:table-cell table:style-name="ce668"/>
          <table:table-cell table:style-name="ce360" table:number-columns-repeated="13"/>
          <table:table-cell table:style-name="Livello-1-scritta_20_mini" office:value-type="string">
            <text:p>subtotale &gt;</text:p>
          </table:table-cell>
          <table:table-cell table:style-name="ce360" table:number-columns-repeated="12"/>
          <table:table-cell table:style-name="ce671" office:value-type="float" office:value="2">
            <text:p>2</text:p>
          </table:table-cell>
          <table:table-cell table:style-name="ce360" table:number-columns-repeated="7"/>
          <table:table-cell table:style-name="Livello-1-scritta_20_mini_20_val"/>
          <table:table-cell table:style-name="ce680" table:formula="of:=[$COMPUTO.$AO51]" office:value-type="currency" office:currency="EUR" office:value="45569.3337555602">
            <text:p>€ 45.569,33</text:p>
          </table:table-cell>
          <table:table-cell table:style-name="ce680" table:formula="of:=[$COMPUTO.$AP51]" office:value-type="currency" office:currency="EUR" office:value="21615.2675588624">
            <text:p>€ 21.615,27</text:p>
          </table:table-cell>
          <table:table-cell table:style-name="ce683" table:formula="of:=[.AP42]/[.AO42]" office:value-type="percentage" office:value="0.474338020274983">
            <text:p>47,43%</text:p>
          </table:table-cell>
          <table:table-cell table:style-name="ce674" table:number-columns-repeated="209"/>
          <table:table-cell table:number-columns-repeated="5"/>
        </table:table-row>
        <table:table-row table:style-name="ro33">
          <table:table-cell table:style-name="ce60"/>
          <table:table-cell table:style-name="ce353"/>
          <table:table-cell table:style-name="ce358" table:number-columns-repeated="39"/>
          <table:table-cell table:style-name="ce674" table:number-columns-repeated="211"/>
          <table:table-cell table:number-columns-repeated="5"/>
        </table:table-row>
        <table:table-row table:style-name="ro16" table:visibility="collapse">
          <table:table-cell table:style-name="ce96"/>
          <table:table-cell table:style-name="ce105"/>
          <table:table-cell table:style-name="ce110"/>
          <table:table-cell table:style-name="ce105" table:number-columns-repeated="6"/>
          <table:table-cell table:style-name="ce159" table:number-columns-repeated="28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127" table:visibility="collapse">
          <table:table-cell table:style-name="ce265" office:value-type="float" office:value="10">
            <text:p>10</text:p>
          </table:table-cell>
          <table:table-cell table:style-name="ce106" table:content-validation-name="val16" office:value-type="string">
            <text:p>FP-23-5-0</text:p>
          </table:table-cell>
          <table:table-cell table:style-name="ce111" table:formula="of:=CONCATENATE(&quot; &quot;;VLOOKUP([.B45];elenco_prezzi;2;FALSE());&quot; &quot;)" office:value-type="float" office:value="0">
            <text:p>#N/D</text:p>
          </table:table-cell>
          <table:table-cell table:style-name="ce127" table:number-columns-repeated="6"/>
          <table:table-cell table:number-columns-repeated="2" table:style-name="ce160" office:value-type="string">
            <text:p>-</text:p>
          </table:table-cell>
          <table:table-cell table:style-name="ce160"/>
          <table:table-cell table:number-columns-repeated="6" table:style-name="ce160" office:value-type="string">
            <text:p>-</text:p>
          </table:table-cell>
          <table:table-cell table:style-name="ce160" table:number-columns-repeated="13"/>
          <table:table-cell table:style-name="ce246" table:formula="of:=[.AF48]" office:value-type="float" office:value="7">
            <text:p>7</text:p>
          </table:table-cell>
          <table:table-cell table:style-name="ce246" table:formula="of:=[.AG48]" office:value-type="float" office:value="0">
            <text:p>0</text:p>
          </table:table-cell>
          <table:table-cell table:style-name="ce246" table:formula="of:=[.AH48]" office:value-type="string" office:string-value="R">
            <text:p>R</text:p>
          </table:table-cell>
          <table:table-cell table:style-name="ce246" table:formula="of:=[.AI48]" office:value-type="string" office:string-value="Cx">
            <text:p>Cx</text:p>
          </table:table-cell>
          <table:table-cell table:style-name="ce246" table:formula="of:=[.AJ48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table:number-columns-repeated="4"/>
          <table:table-cell table:style-name="ce277" table:formula="of:=PRODUCT([.E46:.I46])" office:value-type="float" office:value="1">
            <text:p>1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7]" office:value-type="float" office:value="7">
            <text:p>7</text:p>
          </table:table-cell>
          <table:table-cell table:style-name="ce246" table:formula="of:=[.AG47]" office:value-type="float" office:value="0">
            <text:p>0</text:p>
          </table:table-cell>
          <table:table-cell table:style-name="ce246" table:formula="of:=[.AH47]" office:value-type="string" office:string-value="R">
            <text:p>R</text:p>
          </table:table-cell>
          <table:table-cell table:style-name="ce246" table:formula="of:=[.AI47]" office:value-type="string" office:string-value="Cx">
            <text:p>Cx</text:p>
          </table:table-cell>
          <table:table-cell table:style-name="ce246" table:formula="of:=[.AJ47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1" table:visibility="collapse">
          <table:table-cell table:style-name="ce97"/>
          <table:table-cell table:style-name="ce107"/>
          <table:table-cell table:style-name="ce112"/>
          <table:table-cell table:style-name="ce128"/>
          <table:table-cell table:style-name="ce142" office:value-type="float" office:value="1">
            <text:p>1</text:p>
          </table:table-cell>
          <table:table-cell table:style-name="ce142" table:number-columns-repeated="4"/>
          <table:table-cell table:style-name="ce277" table:formula="of:=PRODUCT([.E47:.I47])" office:value-type="float" office:value="1">
            <text:p>1</text:p>
          </table:table-cell>
          <table:table-cell table:style-name="ce669" office:value-type="float" office:value="0">
            <text:p>0,00</text:p>
          </table:table-cell>
          <table:table-cell table:style-name="ce160"/>
          <table:table-cell table:style-name="ce176"/>
          <table:table-cell table:style-name="ce181"/>
          <table:table-cell table:style-name="ce184"/>
          <table:table-cell table:style-name="ce187"/>
          <table:table-cell table:style-name="ce191"/>
          <table:table-cell table:style-name="ce194"/>
          <table:table-cell table:style-name="ce160" table:number-columns-repeated="13"/>
          <table:table-cell table:style-name="ce246" table:formula="of:=[.AF48]" office:value-type="float" office:value="7">
            <text:p>7</text:p>
          </table:table-cell>
          <table:table-cell table:style-name="ce246" table:formula="of:=[.AG48]" office:value-type="float" office:value="0">
            <text:p>0</text:p>
          </table:table-cell>
          <table:table-cell table:style-name="ce246" table:formula="of:=[.AH48]" office:value-type="string" office:string-value="R">
            <text:p>R</text:p>
          </table:table-cell>
          <table:table-cell table:style-name="ce246" table:formula="of:=[.AI48]" office:value-type="string" office:string-value="Cx">
            <text:p>Cx</text:p>
          </table:table-cell>
          <table:table-cell table:style-name="ce246" table:formula="of:=[.AJ48]" office:value-type="string" office:string-value="Q">
            <text:p>Q</text:p>
          </table:table-cell>
          <table:table-cell table:style-name="ce246"/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37" table:visibility="collapse">
          <table:table-cell table:style-name="ce98"/>
          <table:table-cell table:style-name="ce108"/>
          <table:table-cell table:style-name="ce667" office:value-type="string">
            <text:p>SOMMANO </text:p>
          </table:table-cell>
          <table:table-cell table:style-name="ce129" table:formula="of:=VLOOKUP([.B45];elenco_prezzi;3;FALSE())" office:value-type="float" office:value="0">
            <text:p>#N/D</text:p>
          </table:table-cell>
          <table:table-cell table:style-name="ce129" table:number-columns-repeated="5"/>
          <table:table-cell table:style-name="ce301" table:formula="of:=SUM([.J46:.J47])" office:value-type="float" office:value="2">
            <text:p>2,00</text:p>
          </table:table-cell>
          <table:table-cell table:style-name="ce164" table:formula="of:=SUM([.K47:.K47])" office:value-type="float" office:value="0">
            <text:p>0,00</text:p>
          </table:table-cell>
          <table:table-cell table:style-name="ce173" table:formula="of:=VLOOKUP([.B45];elenco_prezzi;5;FALSE())" office:value-type="currency" office:currency="EUR" office:value="0">
            <text:p>#N/D</text:p>
          </table:table-cell>
          <table:table-cell table:style-name="ce177" table:formula="of:=SUM([.M47:.M47])" office:value-type="float" office:value="0">
            <text:p>0,00</text:p>
          </table:table-cell>
          <table:table-cell table:style-name="ce182" table:formula="of:=SUM([.N46:.N47])" office:value-type="float" office:value="0">
            <text:p>0,00</text:p>
          </table:table-cell>
          <table:table-cell table:style-name="ce185" table:formula="of:=SUM([.O46:.O47])" office:value-type="float" office:value="0">
            <text:p>0,00</text:p>
          </table:table-cell>
          <table:table-cell table:style-name="ce188" table:formula="of:=SUM([.P47:.P47])" office:value-type="float" office:value="0">
            <text:p>0,00</text:p>
          </table:table-cell>
          <table:table-cell table:style-name="ce192" table:formula="of:=SUM([.Q47:.Q47])" office:value-type="float" office:value="0">
            <text:p>0,00</text:p>
          </table:table-cell>
          <table:table-cell table:style-name="ce195" table:formula="of:=SUM([.R47:.R47])" office:value-type="float" office:value="0">
            <text:p>0,00</text:p>
          </table:table-cell>
          <table:table-cell table:style-name="ce198" table:formula="of:=[.J48]*[.L48]" office:value-type="currency" office:currency="EUR" office:value="0">
            <text:p>#N/D</text:p>
          </table:table-cell>
          <table:table-cell table:style-name="ce307" table:formula="of:=[.L48]*[.K48]" office:value-type="currency" office:currency="EUR" office:value="0">
            <text:p>#N/D</text:p>
          </table:table-cell>
          <table:table-cell table:style-name="ce307" table:formula="of:=IF(([.T48]-[.S48])&gt;0;[.T48]-[.S48];0)" office:value-type="currency" office:currency="EUR" office:value="0">
            <text:p>#N/D</text:p>
          </table:table-cell>
          <table:table-cell table:style-name="ce307" table:formula="of:=IF(([.T48]-[.S48])&lt;0;-([.T48]-[.S48]);0)" office:value-type="currency" office:currency="EUR" office:value="0">
            <text:p>#N/D</text:p>
          </table:table-cell>
          <table:table-cell table:style-name="ce208" table:formula="of:=PRODUCT([.$L48];[.M48])" office:value-type="currency" office:currency="EUR" office:value="0">
            <text:p>#N/D</text:p>
          </table:table-cell>
          <table:table-cell table:style-name="ce60" table:formula="of:=PRODUCT([.$L48];[.N48])" office:value-type="float" office:value="0">
            <text:p>#N/D</text:p>
          </table:table-cell>
          <table:table-cell table:style-name="ce217" table:formula="of:=PRODUCT([.$L48];[.O48])" office:value-type="currency" office:currency="EUR" office:value="0">
            <text:p>#N/D</text:p>
          </table:table-cell>
          <table:table-cell table:style-name="ce60" table:formula="of:=PRODUCT([.$L48];[.P48])" office:value-type="float" office:value="0">
            <text:p>#N/D</text:p>
          </table:table-cell>
          <table:table-cell table:style-name="ce60" table:formula="of:=PRODUCT([.$L48];[.Q48])" office:value-type="float" office:value="0">
            <text:p>#N/D</text:p>
          </table:table-cell>
          <table:table-cell table:style-name="ce229" table:formula="of:=PRODUCT([.$L48];[.R48])" office:value-type="currency" office:currency="EUR" office:value="0">
            <text:p>#N/D</text:p>
          </table:table-cell>
          <table:table-cell table:style-name="ce231" office:value-type="currency" office:currency="EUR" office:value="8">
            <text:p>€ 8,00</text:p>
          </table:table-cell>
          <table:table-cell table:style-name="ce236" table:formula="of:=VLOOKUP([.B45];elenco_prezzi;6;FALSE())" office:value-type="percentage" office:value="0">
            <text:p>#N/D</text:p>
          </table:table-cell>
          <table:table-cell table:style-name="Comp-sotto_20_euri" table:formula="of:=PRODUCT([.AD48]*[.S48])" office:value-type="currency" office:currency="EUR" office:value="0">
            <text:p>#N/D</text:p>
          </table:table-cell>
          <table:table-cell table:style-name="ce672" office:value-type="float" office:value="7">
            <text:p>7</text:p>
          </table:table-cell>
          <table:table-cell table:style-name="ce672"/>
          <table:table-cell table:style-name="ce672" office:value-type="string">
            <text:p>R</text:p>
          </table:table-cell>
          <table:table-cell table:style-name="ce672" office:value-type="string">
            <text:p>Cx</text:p>
          </table:table-cell>
          <table:table-cell table:style-name="ce672" office:value-type="string">
            <text:p>Q</text:p>
          </table:table-cell>
          <table:table-cell table:style-name="ce258" table:formula="of:=IF(ISERROR([.S48]);&quot;&quot;;IF([.S48]&lt;&gt;&quot;&quot;;[.S48];&quot;&quot;))">
            <text:p/>
          </table:table-cell>
          <table:table-cell table:style-name="ce673"/>
          <table:table-cell table:style-name="ce674" table:number-columns-repeated="2"/>
          <table:table-cell table:style-name="ce678" table:number-columns-repeated="3"/>
          <table:table-cell table:style-name="ce674" table:number-columns-repeated="209"/>
          <table:table-cell table:number-columns-repeated="5"/>
        </table:table-row>
        <table:table-row table:style-name="ro21" table:visibility="collapse">
          <table:table-cell table:style-name="ce253" office:value-type="string">
            <text:p>Fine Computo</text:p>
          </table:table-cell>
          <table:table-cell table:style-name="ce253"/>
          <table:table-cell table:style-name="ce253" office:value-type="string">
            <text:p>Questa riga NON deve essere cancellata, MAI!!! <text:s/>(ma può rimanere tranquillamente NASCOSTA!)</text:p>
          </table:table-cell>
          <table:table-cell table:style-name="ce253" table:number-columns-repeated="35"/>
          <table:table-cell table:style-name="ce253" office:value-type="string">
            <text:p>Fine Computo</text:p>
          </table:table-cell>
          <table:table-cell table:style-name="ce60"/>
          <table:table-cell table:style-name="ce681" table:number-columns-repeated="3"/>
          <table:table-cell table:style-name="ce60" table:number-columns-repeated="209"/>
          <table:table-cell table:number-columns-repeated="5"/>
        </table:table-row>
        <table:table-row table:style-name="ro21">
          <table:table-cell table:style-name="ce60" table:number-columns-repeated="2"/>
          <table:table-cell office:value-type="string">
            <text:p>Totale computo</text:p>
          </table:table-cell>
          <table:table-cell table:style-name="ce60" table:number-columns-repeated="15"/>
          <table:table-cell table:style-name="ce60" table:formula="of:=SUM([.S3:.S49])" office:value-type="currency" office:currency="EUR" office:value="0">
            <text:p>#N/D</text:p>
          </table:table-cell>
          <table:table-cell table:style-name="ce60" table:formula="of:=SUM([.T3:.T49])" office:value-type="currency" office:currency="EUR" office:value="0">
            <text:p>#N/D</text:p>
          </table:table-cell>
          <table:table-cell table:style-name="ce60" table:formula="of:=SUM([.U3:.U49])" office:value-type="currency" office:currency="EUR" office:value="0">
            <text:p>#N/D</text:p>
          </table:table-cell>
          <table:table-cell table:style-name="ce60" table:formula="of:=SUM([.V3:.V49])" office:value-type="currency" office:currency="EUR" office:value="0">
            <text:p>#N/D</text:p>
          </table:table-cell>
          <table:table-cell table:style-name="ce60" table:formula="of:=SUM([.W3:.W49])" office:value-type="currency" office:currency="EUR" office:value="0">
            <text:p>#N/D</text:p>
          </table:table-cell>
          <table:table-cell table:style-name="ce60" table:formula="of:=SUM([.X3:.X49])" office:value-type="float" office:value="0">
            <text:p>#N/D</text:p>
          </table:table-cell>
          <table:table-cell table:style-name="ce60" table:formula="of:=SUM([.Y3:.Y49])" office:value-type="currency" office:currency="EUR" office:value="0">
            <text:p>#N/D</text:p>
          </table:table-cell>
          <table:table-cell table:style-name="ce60" table:formula="of:=SUM([.Z3:.Z49])" office:value-type="float" office:value="0">
            <text:p>#N/D</text:p>
          </table:table-cell>
          <table:table-cell table:style-name="ce60" table:formula="of:=SUM([.AA3:.AA49])" office:value-type="float" office:value="0">
            <text:p>#N/D</text:p>
          </table:table-cell>
          <table:table-cell table:style-name="ce60" table:formula="of:=SUM([.AB3:.AB49])" office:value-type="currency" office:currency="EUR" office:value="0">
            <text:p>#N/D</text:p>
          </table:table-cell>
          <table:table-cell table:style-name="ce60" table:formula="of:=SUM([.AC3:.AC49])" office:value-type="currency" office:currency="EUR" office:value="72">
            <text:p>€ 72,00</text:p>
          </table:table-cell>
          <table:table-cell table:style-name="ce670" table:formula="of:=[.AE50]/[.S50]" office:value-type="percentage" office:value="0">
            <text:p>#N/D</text:p>
          </table:table-cell>
          <table:table-cell table:style-name="ce60" table:formula="of:=SUM([.AE3:.AE49])" office:value-type="currency" office:currency="EUR" office:value="0">
            <text:p>#N/D</text:p>
          </table:table-cell>
          <table:table-cell table:style-name="ce60" table:number-columns-repeated="5"/>
          <table:table-cell table:style-name="ce60" table:formula="of:=SUM([.AK3:.AK49])" office:value-type="float" office:value="0">
            <text:p>0</text:p>
          </table:table-cell>
          <table:table-cell table:style-name="ce60" table:number-columns-repeated="2"/>
          <table:table-cell table:style-name="ce60" table:formula="of:=SUM([.AN3:.AN49])" office:value-type="float" office:value="0">
            <text:p>0</text:p>
          </table:table-cell>
          <table:table-cell table:style-name="ce682" table:formula="of:=SUM([.AO3:.AO49])" office:value-type="currency" office:currency="EUR" office:value="65519.5637555602">
            <text:p>€ 65.519,56</text:p>
          </table:table-cell>
          <table:table-cell table:style-name="ce682" table:formula="of:=SUM([.AP3:.AP49])" office:value-type="currency" office:currency="EUR" office:value="22804.6858268624">
            <text:p>€ 22.804,69</text:p>
          </table:table-cell>
          <table:table-cell table:style-name="ce684" table:formula="of:=[.AP50]/[.AO50]" office:value-type="percentage" office:value="0.348059182932626">
            <text:p>34,81%</text:p>
          </table:table-cell>
          <table:table-cell table:style-name="ce60" table:number-columns-repeated="209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table:number-columns-repeated="19"/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office:value-type="string">
            <text:p>Se la cella sopra riporta un </text:p>
          </table:table-cell>
          <table:table-cell table:style-name="ce68" table:number-columns-repeated="17"/>
          <table:table-cell table:style-name="ce68" office:value-type="string">
            <text:p>Qui invece vengono sommati</text:p>
          </table:table-cell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5"/>
          <table:table-cell table:style-name="ce60" office:value-type="string">
            <text:p><text:s text:c="31"/></text:p>
          </table:table-cell>
          <table:table-cell table:style-name="ce60" table:number-columns-repeated="12"/>
          <table:table-cell table:style-name="ce68" office:value-type="string">
            <text:p>valore #N/D significa che una </text:p>
          </table:table-cell>
          <table:table-cell table:style-name="ce68" table:number-columns-repeated="17"/>
          <table:table-cell table:style-name="ce68" office:value-type="string">
            <text:p><text:s/>tutti (e soltanto) i subtotali “buoni”</text:p>
          </table:table-cell>
          <table:table-cell table:style-name="ce60" table:number-columns-repeated="215"/>
          <table:table-cell table:number-columns-repeated="5"/>
        </table:table-row>
        <table:table-row table:style-name="ro21" table:visibility="collapse">
          <table:table-cell table:style-name="ce60" table:number-columns-repeated="18"/>
          <table:table-cell table:style-name="ce68" office:value-type="string">
            <text:p>o più voci non sono “ a posto”</text:p>
          </table:table-cell>
          <table:table-cell table:style-name="ce68" table:number-columns-repeated="18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table:number-columns-repeated="19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table:number-columns-repeated="19"/>
          <table:table-cell table:style-name="ce60" table:number-columns-repeated="2"/>
          <table:table-cell table:style-name="ce60" office:value-type="float" office:value="97736.5811395">
            <text:p>97736,58</text:p>
          </table:table-cell>
          <table:table-cell table:style-name="ce60" table:number-columns-repeated="212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office:value-type="string">
            <text:p>(Per trovare i valori #N/D esegui </text:p>
          </table:table-cell>
          <table:table-cell table:style-name="ce68" table:number-columns-repeated="18"/>
          <table:table-cell table:style-name="ce60" table:number-columns-repeated="215"/>
          <table:table-cell table:number-columns-repeated="5"/>
        </table:table-row>
        <table:table-row table:style-name="ro21">
          <table:table-cell table:style-name="ce60" table:number-columns-repeated="18"/>
          <table:table-cell table:style-name="ce68" office:value-type="string">
            <text:p>Ctrl-Maiusc-F)</text:p>
          </table:table-cell>
          <table:table-cell table:style-name="ce60" table:number-columns-repeated="233"/>
          <table:table-cell table:number-columns-repeated="5"/>
        </table:table-row>
        <table:table-row table:style-name="ro21">
          <table:table-cell table:style-name="ce60" table:number-columns-repeated="252"/>
          <table:table-cell table:number-columns-repeated="5"/>
        </table:table-row>
        <table:table-row table:style-name="ro128">
          <table:table-cell table:style-name="ce60" table:number-columns-repeated="252"/>
          <table:table-cell table:number-columns-repeated="5"/>
        </table:table-row>
        <table:table-row table:style-name="ro21" table:number-rows-repeated="29">
          <table:table-cell table:style-name="ce60" table:number-columns-repeated="252"/>
          <table:table-cell table:number-columns-repeated="5"/>
        </table:table-row>
        <table:table-row table:style-name="ro21" table:number-rows-repeated="18">
          <table:table-cell table:style-name="ce60" table:number-columns-repeated="253"/>
          <table:table-cell table:number-columns-repeated="4"/>
        </table:table-row>
        <table:table-row table:style-name="ro21" table:number-rows-repeated="3">
          <table:table-cell table:style-name="ce60" table:number-columns-repeated="252"/>
          <table:table-cell table:number-columns-repeated="5"/>
        </table:table-row>
        <table:table-row table:style-name="ro21" table:number-rows-repeated="2">
          <table:table-cell table:style-name="ce60" table:number-columns-repeated="253"/>
          <table:table-cell table:number-columns-repeated="4"/>
        </table:table-row>
        <table:table-row table:style-name="ro21" table:number-rows-repeated="18">
          <table:table-cell table:style-name="ce60" table:number-columns-repeated="257"/>
        </table:table-row>
        <table:table-row table:style-name="ro21" table:number-rows-repeated="3">
          <table:table-cell table:style-name="ce60" table:number-columns-repeated="253"/>
          <table:table-cell table:number-columns-repeated="4"/>
        </table:table-row>
        <table:table-row table:style-name="ro21" table:number-rows-repeated="82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77">
          <table:table-cell table:style-name="ce60" table:number-columns-repeated="257"/>
        </table:table-row>
        <table:table-row table:style-name="ro21" table:number-rows-repeated="199">
          <table:table-cell table:style-name="ce60" table:number-columns-repeated="254"/>
          <table:table-cell table:style-name="ce685"/>
          <table:table-cell table:style-name="ce60" table:number-columns-repeated="2"/>
        </table:table-row>
        <table:table-row table:style-name="ro21" table:number-rows-repeated="3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194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57">
          <table:table-cell table:style-name="ce60" table:number-columns-repeated="257"/>
        </table:table-row>
        <table:table-row table:style-name="ro21" table:visibility="collapse" table:number-rows-repeated="11">
          <table:table-cell table:style-name="ce60" table:number-columns-repeated="257"/>
        </table:table-row>
        <table:table-row table:style-name="ro21" table:number-rows-repeated="4">
          <table:table-cell table:style-name="ce60" table:number-columns-repeated="257"/>
        </table:table-row>
        <table:table-row table:style-name="ro21" table:visibility="collapse">
          <table:table-cell table:style-name="ce60" table:number-columns-repeated="257"/>
        </table:table-row>
        <table:table-row table:style-name="ro21" table:number-rows-repeated="18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50">
          <table:table-cell table:style-name="ce60" table:number-columns-repeated="257"/>
        </table:table-row>
        <table:table-row table:style-name="ro21" table:visibility="collapse" table:number-rows-repeated="4">
          <table:table-cell table:style-name="ce60" table:number-columns-repeated="257"/>
        </table:table-row>
        <table:table-row table:style-name="ro21" table:number-rows-repeated="64674">
          <table:table-cell table:style-name="ce60" table:number-columns-repeated="257"/>
        </table:table-row>
        <table:table-row table:style-name="ro21" table:number-rows-repeated="983052">
          <table:table-cell table:number-columns-repeated="257"/>
        </table:table-row>
        <table:table-row table:style-name="ro21">
          <table:table-cell table:number-columns-repeated="257"/>
        </table:table-row>
      </table:table>
      <table:table table:name="Scorciatoie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60" form:id="control160" form:label="CHIUDI... (e torna dov'eri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Help.Chiudi_sheet_Scorciatoie?language=Basic&amp;location=application" xlink:type="simple"/>
              </office:event-listeners>
            </form:button>
            <form:button form:name="PushButton" form:control-implementation="ooo:com.sun.star.form.component.CommandButton" xml:id="control161" form:id="control161" form:label="CHIUDI... (e torna dov'eri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Help.Chiudi_sheet_Scorciatoie?language=Basic&amp;location=application" xlink:type="simple"/>
              </office:event-listeners>
            </form:button>
          </form:form>
        </office:forms>
        <table:table-column table:style-name="co249" table:default-cell-style-name="Default"/>
        <table:table-column table:style-name="co250" table:default-cell-style-name="Default"/>
        <table:table-column table:style-name="co251" table:default-cell-style-name="Default"/>
        <table:table-column table:style-name="co252" table:default-cell-style-name="Default"/>
        <table:table-column table:style-name="co253" table:visibility="collapse" table:default-cell-style-name="Default"/>
        <table:table-row table:style-name="ro129">
          <table:table-cell/>
          <table:table-cell table:style-name="ShortTitolo" office:value-type="string">
            <text:p>3.8.56</text:p>
          </table:table-cell>
          <table:table-cell table:style-name="ShortTitolo" office:value-type="string">
            <text:p>SCORCIATOIE DI TASTIERA (UltimusFree)</text:p>
          </table:table-cell>
          <table:table-cell table:style-name="ce689"/>
          <table:table-cell table:style-name="ce690" office:value-type="string">
            <text:p>Posizione (percorso) delle macro</text:p>
          </table:table-cell>
        </table:table-row>
        <table:table-row table:style-name="ro98">
          <table:table-cell/>
          <table:table-cell table:style-name="ShortC_20_std_20_sin" office:value-type="string">
            <text:p>Ctrl 0 <text:s text:c="2"/>/ <text:s/>Alt 0</text:p>
          </table:table-cell>
          <table:table-cell table:style-name="ShortC_20_std_20_dx" office:value-type="string">
            <text:p>Vai al Menu Principale <text:s/></text:p>
          </table:table-cell>
          <table:table-cell table:style-name="ce689"/>
          <table:table-cell table:style-name="ce690" office:value-type="string">
            <text:p>UltimusFree2.Focus.Sel_Altre_Opz</text:p>
          </table:table-cell>
        </table:table-row>
        <table:table-row table:style-name="ro98">
          <table:table-cell/>
          <table:table-cell table:style-name="ShortC_20_std_20_sin" office:value-type="string">
            <text:p>Ctrl 1 <text:s/>/ <text:s/>Alt 1</text:p>
          </table:table-cell>
          <table:table-cell table:style-name="ShortC_20_std_20_dx" office:value-type="string">
            <text:p>Vai all'Elenco Prezzi <text:s/></text:p>
          </table:table-cell>
          <table:table-cell table:style-name="ce689"/>
          <table:table-cell table:style-name="ce690" office:value-type="string">
            <text:p>UltimusFree2.Focus.Sel_Elenco_Prezzi</text:p>
          </table:table-cell>
        </table:table-row>
        <table:table-row table:style-name="ro98">
          <table:table-cell/>
          <table:table-cell table:style-name="ShortC_20_std_20_sin" office:value-type="string">
            <text:p>Ctrl 2 <text:s text:c="2"/>/ <text:s/>Alt 2</text:p>
          </table:table-cell>
          <table:table-cell table:style-name="ShortC_20_std_20_dx" office:value-type="string">
            <text:p><text:s/>Vai alle Analisi di Prezzo</text:p>
          </table:table-cell>
          <table:table-cell table:style-name="ce689"/>
          <table:table-cell table:style-name="ce690" office:value-type="string">
            <text:p>UltimusFree2.Focus.Sel_analisi</text:p>
          </table:table-cell>
        </table:table-row>
        <table:table-row table:style-name="ro98">
          <table:table-cell/>
          <table:table-cell table:style-name="ShortC_20_std_20_sin" office:value-type="string">
            <text:p>Ctrl 3 <text:s text:c="2"/>/ <text:s/>Alt 3</text:p>
          </table:table-cell>
          <table:table-cell table:style-name="ShortC_20_std_20_dx" office:value-type="string">
            <text:p><text:s/>Vai al COMPUTO</text:p>
          </table:table-cell>
          <table:table-cell table:style-name="ce689"/>
          <table:table-cell table:style-name="ce690" office:value-type="string">
            <text:p>UltimusFree2.Focus.Sel_Computo</text:p>
          </table:table-cell>
        </table:table-row>
        <table:table-row table:style-name="ro98">
          <table:table-cell/>
          <table:table-cell table:style-name="ShortC_20_std_20_sin" office:value-type="string">
            <text:p>Ctrl 4 <text:s text:c="2"/>/ <text:s/>Alt 4</text:p>
          </table:table-cell>
          <table:table-cell table:style-name="ShortC_20_std_20_dx" office:value-type="string">
            <text:p>Vai a “Dati specifici del File/documento”</text:p>
          </table:table-cell>
          <table:table-cell table:style-name="ce689"/>
          <table:table-cell table:style-name="ce690" office:value-type="string">
            <text:p>UltimusFree2.Focus.Vai_Dati_Computo</text:p>
          </table:table-cell>
        </table:table-row>
        <table:table-row table:style-name="ro98">
          <table:table-cell/>
          <table:table-cell table:style-name="ShortC_20_std_20_sin" office:value-type="string">
            <text:p>Ctrl 5 <text:s text:c="2"/>/ <text:s/>Alt 5</text:p>
          </table:table-cell>
          <table:table-cell table:style-name="ShortC_20_std_20_dx" office:value-type="string">
            <text:p>Vai a “CONTABILITA”</text:p>
          </table:table-cell>
          <table:table-cell table:style-name="ce689"/>
          <table:table-cell table:style-name="ce690"/>
        </table:table-row>
        <table:table-row table:style-name="ro98">
          <table:table-cell/>
          <table:table-cell table:style-name="ShortC_20_std_20_sin" office:value-type="string">
            <text:p>Ctrl 6 <text:s text:c="2"/>/ <text:s/>Alt 6</text:p>
          </table:table-cell>
          <table:table-cell table:style-name="ShortC_20_std_20_dx" office:value-type="string">
            <text:p>Vai all'Anagrafica Generale</text:p>
          </table:table-cell>
          <table:table-cell table:style-name="ce689"/>
          <table:table-cell table:style-name="ce690" office:value-type="string">
            <text:p>UltimusFree2.Focus.Sel_CONTABILITA</text:p>
          </table:table-cell>
        </table:table-row>
        <table:table-row table:style-name="ro67">
          <table:table-cell/>
          <table:table-cell table:style-name="ShortC_20_std_20_sin" office:value-type="string">
            <text:p>Alt Z</text:p>
            <text:p><text:s/>Ctrl shift Z <text:s text:c="2"/></text:p>
          </table:table-cell>
          <table:table-cell table:style-name="ShortC_20_sep_20_dx" office:value-type="string">
            <text:p><text:s/>Porta in primo piano l'ultimo prezzario utilizzato</text:p>
          </table:table-cell>
          <table:table-cell table:style-name="ce689"/>
          <table:table-cell table:style-name="ce690"/>
        </table:table-row>
        <table:table-row table:style-name="ro98">
          <table:table-cell/>
          <table:table-cell table:style-name="ShortC_20_std_20_sin" office:value-type="string">
            <text:p>Ctrl Shift H</text:p>
          </table:table-cell>
          <table:table-cell table:style-name="ShortC_20_std_20_dx" office:value-type="string">
            <text:p>Adatta altezza Riga/e</text:p>
          </table:table-cell>
          <table:table-cell table:style-name="ce689">
            <draw:control table:end-cell-address="Scorciatoie.F44" table:end-x="0.166cm" table:end-y="0.304cm" draw:z-index="1" draw:text-style-name="P39" svg:width="2.31cm" svg:height="20.302cm" svg:x="0.103cm" svg:y="0.448cm" draw:control="control161"/>
          </table:table-cell>
          <table:table-cell table:style-name="ce690" office:value-type="string">
            <text:p>UltimusFree2.Varie.Adatta_Altezza_riga</text:p>
          </table:table-cell>
        </table:table-row>
        <table:table-row table:style-name="ro67">
          <table:table-cell/>
          <table:table-cell table:style-name="ShortC_20_std_20_sin" office:value-type="string">
            <text:p>Alt Canc </text:p>
            <text:p><text:span text:style-name="T17">Ctrl Shift Canc </text:span></text:p>
          </table:table-cell>
          <table:table-cell table:style-name="ShortC_20_std_20_dx" office:value-type="string">
            <text:p>Cancella le righe delle celle selezionate</text:p>
          </table:table-cell>
          <table:table-cell table:style-name="ce689"/>
          <table:table-cell table:style-name="ce690" office:value-type="string">
            <text:p>UltimusFree2.Varie.elimina_riga</text:p>
          </table:table-cell>
        </table:table-row>
        <table:table-row table:style-name="ro98">
          <table:table-cell/>
          <table:table-cell table:style-name="ShortC_20_std_20_sin" office:value-type="string">
            <text:p>Shift F10</text:p>
          </table:table-cell>
          <table:table-cell table:style-name="ShortC_20_std_20_dx" office:value-type="string">
            <text:p>Apre il menu Viste (Contestuale)</text:p>
          </table:table-cell>
          <table:table-cell table:style-name="ce689"/>
          <table:table-cell table:style-name="ce690"/>
        </table:table-row>
        <table:table-row table:style-name="ro98">
          <table:table-cell/>
          <table:table-cell table:style-name="ShortC_20_std_20_sin" office:value-type="string">
            <text:p>Ctrl Shift N</text:p>
          </table:table-cell>
          <table:table-cell table:style-name="ShortC_20_std_20_dx" office:value-type="string">
            <text:p>Crea una nuova Voce di Analisi, <text:s/>di Computo e anche di Elenco Prezzi </text:p>
          </table:table-cell>
          <table:table-cell table:style-name="ce689"/>
          <table:table-cell table:style-name="ce690" office:value-type="string">
            <text:p>UltimusFree2.Voci_Crea_Att.Nuova_Voce_scelta</text:p>
          </table:table-cell>
        </table:table-row>
        <table:table-row table:style-name="ro98">
          <table:table-cell/>
          <table:table-cell table:style-name="ShortC_20_std_20_sin" office:value-type="string">
            <text:p>Ctrl Shift A</text:p>
          </table:table-cell>
          <table:table-cell table:style-name="ShortC_20_std_20_dx" office:value-type="string">
            <text:p>Aggiunge un componente (ovvero una riga) <text:s/>nelle Analisi e nel Computo (e in CONTABILITA)</text:p>
          </table:table-cell>
          <table:table-cell table:style-name="ce689"/>
          <table:table-cell table:style-name="ce690" office:value-type="string">
            <text:p>UltimusFree2.Varie.copia_riga_Ent</text:p>
          </table:table-cell>
        </table:table-row>
        <table:table-row table:style-name="ro98">
          <table:table-cell/>
          <table:table-cell table:style-name="ShortC_20_std_20_sin" office:value-type="string">
            <text:p>Ctrl Alt N </text:p>
          </table:table-cell>
          <table:table-cell table:style-name="ShortC_20_std_20_dx" office:value-type="string">
            <text:p>Crea Nuovo Prezzo (dall'Analisi selezionata) (NON fa controlli...usare con cautela)</text:p>
          </table:table-cell>
          <table:table-cell table:style-name="ce689"/>
          <table:table-cell table:style-name="ce690" office:value-type="string">
            <text:p>UltimusFree2.Pulizia_0.DOPPIONI_TROVA_giuserpe</text:p>
          </table:table-cell>
        </table:table-row>
        <table:table-row table:style-name="ro98">
          <table:table-cell/>
          <table:table-cell table:style-name="ShortC_20_std_20_sin" office:value-type="string">
            <text:p>Ctrl Shift B</text:p>
          </table:table-cell>
          <table:table-cell table:style-name="ShortC_20_std_20_dx" office:value-type="string">
            <text:p>Sposta una Voce di Analisi o di Computo in Altra posizione </text:p>
          </table:table-cell>
          <table:table-cell table:style-name="ce689"/>
          <table:table-cell table:style-name="ce690" office:value-type="string">
            <text:p>UltimusFree2.Voci_Sposta.spostaVCA</text:p>
          </table:table-cell>
        </table:table-row>
        <table:table-row table:style-name="ro98">
          <table:table-cell/>
          <table:table-cell table:style-name="ShortC_20_std_20_sin" office:value-type="string">
            <text:p>Ctrl Shift C</text:p>
          </table:table-cell>
          <table:table-cell table:style-name="ShortC_20_std_20_dx" office:value-type="string">
            <text:p>COPIA un range di righe in nuova posizione (inserendo le righe necessarie)</text:p>
          </table:table-cell>
          <table:table-cell table:style-name="ce689"/>
          <table:table-cell table:style-name="ce690" office:value-type="string">
            <text:p>UltimusFree2.Accessori.Copia_Righe_Inserisci_Anche_in_tabelle_diverse</text:p>
          </table:table-cell>
        </table:table-row>
        <table:table-row table:style-name="ro98">
          <table:table-cell/>
          <table:table-cell table:style-name="ShortC_20_std_20_sin" office:value-type="string">
            <text:p>Ctrl Shift X</text:p>
          </table:table-cell>
          <table:table-cell table:style-name="ShortC_20_std_20_dx" office:value-type="string">
            <text:p>SPOSTA un range di righe in nuova posizione (inserendo le righe necessarie)</text:p>
          </table:table-cell>
          <table:table-cell table:style-name="ce689"/>
          <table:table-cell table:style-name="ce690" office:value-type="string">
            <text:p>UltimusFree2.Accessori.Sposta_Righe_Anche_in_tabelle_diverse</text:p>
          </table:table-cell>
        </table:table-row>
        <table:table-row table:style-name="ro129">
          <table:table-cell/>
          <table:table-cell table:style-name="ShortC_20_std_20_sin" office:value-type="string">
            <text:p>Ctrl T</text:p>
          </table:table-cell>
          <table:table-cell table:style-name="ShortC_20_sep_20_dx" office:value-type="string">
            <text:p>Copia/incolla Soltanto il colore di sfondo</text:p>
          </table:table-cell>
          <table:table-cell table:style-name="ce689"/>
          <table:table-cell table:style-name="ce690" office:value-type="string">
            <text:p>UltimusFree2.Accessori.copia_solo_colore_Sfondo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Shift U</text:p>
          </table:table-cell>
          <table:table-cell table:style-name="ShortC_20_std_20_dx"/>
          <table:table-cell table:style-name="ce689"/>
          <table:table-cell table:style-name="ce691" office:value-type="string">
            <text:p>((sembra NON disponibile)</text:p>
          </table:table-cell>
        </table:table-row>
        <table:table-row table:style-name="ro98">
          <table:table-cell/>
          <table:table-cell table:style-name="ShortC_20_std_20_sin" office:value-type="string">
            <text:p>Alt Shift F8 </text:p>
          </table:table-cell>
          <table:table-cell table:style-name="ShortC_20_std_20_dx" office:value-type="string">
            <text:p>Rinumera Capitoli, Sottocapitoli e rifà i subTotali , rifà i Totali Generali in testa e in fondo al Computo</text:p>
          </table:table-cell>
          <table:table-cell table:style-name="ce689"/>
          <table:table-cell table:style-name="ce690" office:value-type="string">
            <text:p>UltimusFree2.Strutture.Rinumera_TUTTI_Capitoli2</text:p>
          </table:table-cell>
        </table:table-row>
        <table:table-row table:style-name="ro129">
          <table:table-cell/>
          <table:table-cell table:style-name="ShortC_20_std_20_sin"/>
          <table:table-cell table:style-name="ce687"/>
          <table:table-cell table:style-name="ce689"/>
          <table:table-cell table:style-name="ce690"/>
        </table:table-row>
        <table:table-row table:style-name="ro98">
          <table:table-cell/>
          <table:table-cell table:style-name="ShortC_20_std_20_sin" office:value-type="string">
            <text:p>Ctrl G </text:p>
          </table:table-cell>
          <table:table-cell table:style-name="ShortC_20_std_20_dx" office:value-type="string">
            <text:p>Attiva/disattiva la griglia</text:p>
          </table:table-cell>
          <table:table-cell table:style-name="ce689"/>
          <table:table-cell table:style-name="ce690" office:value-type="string">
            <text:p>UltimusFree2.Accessori.ToggleGrid</text:p>
          </table:table-cell>
        </table:table-row>
        <table:table-row table:style-name="ro67">
          <table:table-cell/>
          <table:table-cell table:style-name="ShortC_20_std_20_sin" office:value-type="string">
            <text:p>Ctrl TAB</text:p>
          </table:table-cell>
          <table:table-cell table:style-name="ShortC_20_std_20_dx" office:value-type="string">
            <text:p>Mette manualmente la spunta alle voci (di EP e Analisi) NON usate nel Computo, ma che si vogliono <text:s/>mantenere ugualmente</text:p>
          </table:table-cell>
          <table:table-cell table:style-name="ce689"/>
          <table:table-cell table:style-name="ce690" office:value-type="string">
            <text:p>UltimusFree2.Pulizia_0.SegnaManinaVociUsate</text:p>
          </table:table-cell>
        </table:table-row>
        <table:table-row table:style-name="ro98">
          <table:table-cell/>
          <table:table-cell table:style-name="ShortC_20_std_20_sin" office:value-type="string">
            <text:p>Ctrl , (virgola)</text:p>
          </table:table-cell>
          <table:table-cell table:style-name="ShortC_20_std_20_dx" office:value-type="string">
            <text:p>Contenuto cella tutto minuscolo</text:p>
          </table:table-cell>
          <table:table-cell table:style-name="ce689"/>
          <table:table-cell table:style-name="ce690" office:value-type="string">
            <text:p>UltimusFree2.Accessori.MINUSCOLO</text:p>
          </table:table-cell>
        </table:table-row>
        <table:table-row table:style-name="ro98">
          <table:table-cell/>
          <table:table-cell table:style-name="ShortC_20_std_20_sin" office:value-type="string">
            <text:p>Ctrl Shift %</text:p>
          </table:table-cell>
          <table:table-cell table:style-name="ShortC_20_std_20_dx" office:value-type="string">
            <text:p>Inserisce una maggiorazione percentuale (In una Analisi)</text:p>
          </table:table-cell>
          <table:table-cell table:style-name="ce689"/>
          <table:table-cell table:style-name="ce690" office:value-type="string">
            <text:p>UltimusFree2.Varie.Inserisci_Utili</text:p>
          </table:table-cell>
        </table:table-row>
        <table:table-row table:style-name="ro98">
          <table:table-cell/>
          <table:table-cell table:style-name="ShortC_20_std_20_sin" office:value-type="string">
            <text:p>Ctrl Shift I (India)</text:p>
          </table:table-cell>
          <table:table-cell table:style-name="ShortC_20_std_20_dx" office:value-type="string">
            <text:p>Elimina gli a capo e gli spazi ridondanti da una cella (usare con cautela...)</text:p>
          </table:table-cell>
          <table:table-cell table:style-name="ce689"/>
          <table:table-cell table:style-name="ce690" office:value-type="string">
            <text:p>UltimusFree2.Accessori.Sistema_diverse_cose</text:p>
          </table:table-cell>
        </table:table-row>
        <table:table-row table:style-name="ro98">
          <table:table-cell/>
          <table:table-cell table:style-name="ShortC_20_std_20_sin" office:value-type="string">
            <text:p>Ctrl Alt F</text:p>
          </table:table-cell>
          <table:table-cell table:style-name="ShortC_20_std_20_dx" office:value-type="string">
            <text:p>Attiva/Disattiva il filtro automatico sul Computo</text:p>
          </table:table-cell>
          <table:table-cell table:style-name="ce689"/>
          <table:table-cell table:style-name="ce690" office:value-type="string">
            <text:p>UltimusFree2.Strutture.Autofilter_On_Off</text:p>
          </table:table-cell>
        </table:table-row>
        <table:table-row table:style-name="ro98">
          <table:table-cell/>
          <table:table-cell table:style-name="ShortC_20_std_20_sin" office:value-type="string">
            <text:p>Shift F3</text:p>
          </table:table-cell>
          <table:table-cell table:style-name="ShortC_20_std_20_dx" office:value-type="string">
            <text:p>Attiva/Disattiva il Filtro standard su EP, Computo, prezzari (chiede inserimento stringa)</text:p>
          </table:table-cell>
          <table:table-cell table:style-name="ce689"/>
          <table:table-cell table:style-name="ce690" office:value-type="string">
            <text:p>UltimusFree2.Filtra_2.Filtro</text:p>
          </table:table-cell>
        </table:table-row>
        <table:table-row table:style-name="ro67">
          <table:table-cell/>
          <table:table-cell table:style-name="ShortC_20_std_20_sin" office:value-type="string">
            <text:p>Alt +</text:p>
            <text:p>Ctrl M</text:p>
          </table:table-cell>
          <table:table-cell table:style-name="ShortC_20_std_20_dx" office:value-type="string">
            <text:p>Attiva le strutture sulla tabella Computo (e tabelle derivate/duplicate) e sulle Analisi</text:p>
          </table:table-cell>
          <table:table-cell table:style-name="ce689"/>
          <table:table-cell table:style-name="ce690" office:value-type="string">
            <text:p>UltimusFree2.Strutture.Struttura</text:p>
          </table:table-cell>
        </table:table-row>
        <table:table-row table:style-name="ro67">
          <table:table-cell/>
          <table:table-cell table:style-name="ShortC_20_std_20_sin" office:value-type="string">
            <text:p>Alt -</text:p>
            <text:p>Ctrl Shift M</text:p>
          </table:table-cell>
          <table:table-cell table:style-name="ShortC_20_std_20_dx" office:value-type="string">
            <text:p>Toglie le strutture dalla tabella Computo (e tabelle derivate/duplicate) e sulle Analisi </text:p>
          </table:table-cell>
          <table:table-cell table:style-name="ce689"/>
          <table:table-cell table:style-name="ce690" office:value-type="string">
            <text:p>UltimusFree2.Strutture.Togli_Struttura</text:p>
          </table:table-cell>
        </table:table-row>
        <table:table-row table:style-name="ro67">
          <table:table-cell/>
          <table:table-cell table:style-name="ShortC_20_std_20_sin" office:value-type="string">
            <text:p>F3</text:p>
            <text:p>Ctrl Shift L</text:p>
          </table:table-cell>
          <table:table-cell table:style-name="ShortC_20_std_20_dx" office:value-type="string">
            <text:p>Attiva / Disattiva la vista “CORTA” per le descrizioni nell'Elenco Prezzi <text:s/>o nel Computo</text:p>
          </table:table-cell>
          <table:table-cell table:style-name="ce689"/>
          <table:table-cell table:style-name="ce690" office:value-type="string">
            <text:p>UltimusFree2.Strutture.Tronca_Altezza_Voci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D</text:p>
          </table:table-cell>
          <table:table-cell table:style-name="ShortC_20_std_20_dx"/>
          <table:table-cell table:style-name="ce689"/>
          <table:table-cell table:style-name="ce690" office:value-type="string">
            <text:p>UltimusFree2.Finale.Duplica_Sheet_new_doc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Shift D</text:p>
          </table:table-cell>
          <table:table-cell table:style-name="ShortC_20_std_20_dx"/>
          <table:table-cell table:style-name="ce689"/>
          <table:table-cell table:style-name="ce690" office:value-type="string">
            <text:p>UltimusFree2.Finale.Duplica_Sheet_in_Doc</text:p>
          </table:table-cell>
        </table:table-row>
        <table:table-row table:style-name="ro67">
          <table:table-cell/>
          <table:table-cell table:style-name="ShortC_20_std_20_sin" office:value-type="string">
            <text:p>Ctrl 7 <text:s text:c="4"/></text:p>
          </table:table-cell>
          <table:table-cell table:style-name="ShortC_20_std_20_dx" office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689"/>
          <table:table-cell table:style-name="ce690"/>
        </table:table-row>
        <table:table-row table:style-name="ro67">
          <table:table-cell/>
          <table:table-cell table:style-name="ShortC_20_std_20_sin" office:value-type="string">
            <text:p>Ctrl Shift Q</text:p>
          </table:table-cell>
          <table:table-cell table:style-name="ShortC_20_std_20_dx" office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689"/>
          <table:table-cell table:style-name="ce690" office:value-type="string">
            <text:p>UltimusFree2.Header_Footer.Set_Header_Footer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Shift W</text:p>
          </table:table-cell>
          <table:table-cell table:style-name="ShortC_20_std_20_dx"/>
          <table:table-cell table:style-name="ce689"/>
          <table:table-cell table:style-name="ce692" office:value-type="string">
            <text:p>UltimusFree2.Finale.Set_Area_Stampa_N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Shift E</text:p>
          </table:table-cell>
          <table:table-cell table:style-name="ShortC_20_std_20_dx"/>
          <table:table-cell table:style-name="ce689"/>
          <table:table-cell table:style-name="ce690" office:value-type="string">
            <text:p>UltimusFree2.Finale.Pulisci_Tabella_Tutta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Shift P</text:p>
          </table:table-cell>
          <table:table-cell table:style-name="ShortC_20_std_20_dx"/>
          <table:table-cell table:style-name="ce689"/>
          <table:table-cell table:style-name="ce690" office:value-type="string">
            <text:p>UltimusFree2.Finale.Prepara_un_Doc_per_la_stampa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Shift Y</text:p>
          </table:table-cell>
          <table:table-cell table:style-name="ShortC_20_sep_20_dx"/>
          <table:table-cell table:style-name="ce689"/>
          <table:table-cell table:style-name="ce690" office:value-type="string">
            <text:p>UltimusFree2.Finale.Impagina_N</text:p>
          </table:table-cell>
        </table:table-row>
        <table:table-row table:style-name="ro67">
          <table:table-cell/>
          <table:table-cell table:style-name="ShortC_20_std_20_sin" office:value-type="string">
            <text:p>Ctrl Shift O</text:p>
            <text:p><text:s/>(O come Oscar)</text:p>
          </table:table-cell>
          <table:table-cell table:style-name="ShortC_20_std_20_dx" office:value-type="string">
            <text:p>Cerca i valori con errore (#N/D, #REF, #N/A) nella tabella attiva</text:p>
          </table:table-cell>
          <table:table-cell table:style-name="ce689"/>
          <table:table-cell table:style-name="ce690" office:value-type="string">
            <text:p>UltimusFree2.Accessori.cerca_errori</text:p>
          </table:table-cell>
        </table:table-row>
        <table:table-row table:style-name="ro98">
          <table:table-cell/>
          <table:table-cell table:style-name="ShortC_20_std_20_sin" office:value-type="string">
            <text:p>Ctrl Shift G</text:p>
          </table:table-cell>
          <table:table-cell table:style-name="ShortC_20_std_20_dx" office:value-type="string">
            <text:p>Aggiorna i links a documenti esterni <text:s/>(Refresh )</text:p>
          </table:table-cell>
          <table:table-cell table:style-name="ce689"/>
          <table:table-cell table:style-name="ce690" office:value-type="string">
            <text:p>UltimusFree2.Accessori_2.refreshAllSheetLinks</text:p>
          </table:table-cell>
        </table:table-row>
        <table:table-row table:style-name="ro98">
          <table:table-cell/>
          <table:table-cell table:style-name="ShortC_20_std_20_sin" office:value-type="string">
            <text:p>Ctrl Alt R</text:p>
          </table:table-cell>
          <table:table-cell table:style-name="ShortC_20_std_20_dx" office:value-type="string">
            <text:p>Riformatta una voce di Computo e/o di Analisi uniformando gli stili di cella a quelli della maschera in tab. S1</text:p>
          </table:table-cell>
          <table:table-cell table:style-name="ce689"/>
          <table:table-cell table:style-name="ce690" office:value-type="string">
            <text:p>UltimusFree2.Voci_Sistema.Riformatta_VCA</text:p>
          </table:table-cell>
        </table:table-row>
        <table:table-row table:style-name="ro98">
          <table:table-cell/>
          <table:table-cell table:style-name="ShortC_20_std_20_sin" office:value-type="string">
            <text:p>Ctrl Shift K</text:p>
          </table:table-cell>
          <table:table-cell table:style-name="ShortC_20_std_20_dx" office:value-type="string">
            <text:p>Sproteggi tutto il documento</text:p>
          </table:table-cell>
          <table:table-cell table:style-name="ce689"/>
          <table:table-cell table:style-name="ce690" office:value-type="string">
            <text:p>UltimusFree2.Accessori_2.sproteggi_sheet_TUTTE</text:p>
          </table:table-cell>
        </table:table-row>
        <table:table-row table:style-name="ro129" table:visibility="collapse">
          <table:table-cell/>
          <table:table-cell table:style-name="ShortC_20_std_20_sin" office:value-type="string">
            <text:p>Ctrl Maiusc 8 <text:s text:c="4"/></text:p>
          </table:table-cell>
          <table:table-cell table:style-name="ShortC_20_std_20_dx"/>
          <table:table-cell table:style-name="ce689"/>
          <table:table-cell table:style-name="ce690" office:value-type="string">
            <text:p>UltimusFree2.Pesca_mi_reg_A.Pesca_cod_per_reg_A</text:p>
          </table:table-cell>
        </table:table-row>
        <table:table-row table:style-name="ro130">
          <table:table-cell/>
          <table:table-cell table:style-name="ShortC_20_std_20_sin" office:value-type="string">
            <text:p>Ctrl Alt K</text:p>
            <text:p>Ctrl Ins</text:p>
            <text:p>Ctrl 8</text:p>
          </table:table-cell>
          <table:table-cell table:style-name="ShortC_20_std_20_dx" office:value-type="string">
            <text:p>Da Computo (o da Analisi di Prezzo) PESCA il codice voce sull'EP <text:s/>( ripetuta per il ritorno) <text:s/>(in menu: Pesca Vai e vieni)</text:p>
            <text:p>Da CONTABILITA pesca la voce sul Computo <text:s/>( ripetuta per il ritorno) <text:s/>(in Menu top – Registro &lt;---&gt; Computo :Vai e Vieni)</text:p>
          </table:table-cell>
          <table:table-cell table:style-name="ce689"/>
          <table:table-cell table:style-name="ce690" office:value-type="string">
            <text:p>UltimusFree2.Pesca_mi.Pesca_cod</text:p>
          </table:table-cell>
        </table:table-row>
        <table:table-row table:style-name="ro67">
          <table:table-cell/>
          <table:table-cell table:style-name="ShortC_20_std_20_sin" office:value-type="string">
            <text:p>Ctrl 9</text:p>
          </table:table-cell>
          <table:table-cell table:style-name="ShortC_20_std_20_dx" office:value-type="string">
            <text:p>Annota le eventuali formule delle celle della riga corrente in colonna C, e aggiorna su tutto il foglio le altre già precedentemente annotate</text:p>
          </table:table-cell>
          <table:table-cell table:style-name="ce689"/>
          <table:table-cell table:style-name="ce690" office:value-type="string">
            <text:p>UltimusFree2.Magic.Formula_magica_aggiorna</text:p>
          </table:table-cell>
        </table:table-row>
        <table:table-row table:style-name="ro98">
          <table:table-cell/>
          <table:table-cell table:style-name="ShortC_20_std_20_sin" office:value-type="string">
            <text:p>Ctrl Shift BarraSpazio</text:p>
          </table:table-cell>
          <table:table-cell table:style-name="ShortC_20_std_20_dx" office:value-type="string">
            <office:annotation draw:style-name="gr16" draw:text-style-name="P7" svg:width="10.911cm" svg:height="0.885cm" svg:x="25.448cm" svg:y="220.979cm" draw:caption-point-x="2.395cm" draw:caption-point-y="-190.748cm">
              <dc:creator>ba</dc:creator>
              <dc:date>2008-12-16T00:00:00</dc:date>
              <text:p text:style-name="P7"><text:span text:style-name="T1">Comando standard di OOo <text:s text:c="2"/></text:span></text:p>
              <text:p text:style-name="P7"><text:span text:style-name="T1">(era assegnato da OO3 a Ctrl M)</text:span></text:p>
            </office:annotation>
            <text:p>Resetta gli attributi di formattazione applicati localmente (ma non modifica lo stile)</text:p>
          </table:table-cell>
          <table:table-cell table:style-name="ce689"/>
          <table:table-cell table:style-name="ce690"/>
        </table:table-row>
        <table:table-row table:style-name="ro67">
          <table:table-cell/>
          <table:table-cell table:style-name="ShortC_20_std_20_sin" office:value-type="string">
            <text:p>Shift F1</text:p>
            <text:p>Alt F1</text:p>
          </table:table-cell>
          <table:table-cell table:style-name="ShortC_20_std_20_dx" office:value-type="string">
            <text:p>Richiama questo elenco di Scorciatoie di Tastiera</text:p>
          </table:table-cell>
          <table:table-cell table:style-name="ce689"/>
          <table:table-cell table:style-name="ce690" office:value-type="string">
            <text:p>UltimusFree2.Help.Help_scorciatoie</text:p>
          </table:table-cell>
        </table:table-row>
        <table:table-row table:style-name="ro19">
          <table:table-cell/>
          <table:table-cell table:style-name="ce686"/>
          <table:table-cell table:style-name="ce688"/>
          <table:table-cell/>
          <table:table-cell table:style-name="ce691"/>
        </table:table-row>
        <table:table-row table:style-name="ro19">
          <table:table-cell/>
          <table:table-cell table:style-name="ce686"/>
          <table:table-cell table:style-name="ce688">
            <draw:control table:end-cell-address="Scorciatoie.C55" table:end-x="21.044cm" table:end-y="0.483cm" draw:z-index="0" draw:style-name="gr1" draw:text-style-name="P39" svg:width="8.201cm" svg:height="2.224cm" svg:x="12.843cm" svg:y="0.325cm" draw:control="control160"/>
          </table:table-cell>
          <table:table-cell/>
          <table:table-cell table:style-name="ce691"/>
        </table:table-row>
        <table:table-row table:style-name="ro19" table:number-rows-repeated="65485">
          <table:table-cell/>
          <table:table-cell table:style-name="ce686"/>
          <table:table-cell table:style-name="ce688"/>
          <table:table-cell/>
          <table:table-cell table:style-name="ce691"/>
        </table:table-row>
        <table:table-row table:style-name="ro21" table:number-rows-repeated="983039">
          <table:table-cell table:number-columns-repeated="5"/>
        </table:table-row>
        <table:table-row table:style-name="ro21">
          <table:table-cell table:number-columns-repeated="5"/>
        </table:table-row>
      </table:table>
      <table:table table:name="copyright_licenza_UltimusFree" table:style-name="ta7" table:print="false">
        <office:forms form:automatic-focus="tru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62" form:id="control162" form:label="CHIUDI...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Accessori.Apri_sheet_licenza?language=Basic&amp;location=application" xlink:type="simple"/>
              </office:event-listeners>
            </form:button>
          </form:form>
        </office:forms>
        <table:table-column table:style-name="co254" table:default-cell-style-name="Default"/>
        <table:table-column table:style-name="co255" table:number-columns-repeated="2" table:default-cell-style-name="Default"/>
        <table:table-column table:style-name="co158" table:default-cell-style-name="Default"/>
        <table:table-column table:style-name="co16" table:default-cell-style-name="Default"/>
        <table:table-column table:style-name="co256" table:default-cell-style-name="Default"/>
        <table:table-column table:style-name="co16" table:number-columns-repeated="9" table:default-cell-style-name="Default"/>
        <table:table-row table:style-name="ro131">
          <table:table-cell table:style-name="ce693" office:value-type="string">
            <text:p>.............</text:p>
            <draw:control table:end-cell-address="copyright_licenza_UltimusFree.F2" table:end-x="1.171cm" table:end-y="0.116cm" draw:z-index="0" draw:text-style-name="P40" svg:width="7.741cm" svg:height="1.495cm" svg:x="2cm" svg:y="0cm" draw:control="control162"/>
          </table:table-cell>
          <table:table-cell table:number-columns-repeated="4"/>
          <table:table-cell table:style-name="ce698" office:value-type="string">
            <text:p><text:s text:c="27"/>Per aggiornamenti manualistica vai a:</text:p>
          </table:table-cell>
          <table:table-cell/>
          <table:table-cell table:style-name="ce698"/>
          <table:table-cell/>
          <table:table-cell table:style-name="ce698" office:value-type="string">
            <text:p><text:a xlink:href="http://aimar.mrjive.it/">http://aimar.mrjive.it</text:a></text:p>
          </table:table-cell>
          <table:table-cell table:number-columns-repeated="5"/>
        </table:table-row>
        <table:table-row table:style-name="ro21">
          <table:table-cell table:style-name="ce694"/>
          <table:table-cell table:number-columns-repeated="5"/>
          <table:table-cell table:style-name="ce578"/>
          <table:table-cell table:style-name="ce580" table:number-columns-repeated="5"/>
          <table:table-cell table:style-name="ce590"/>
          <table:table-cell table:number-columns-repeated="2"/>
        </table:table-row>
        <table:table-row table:style-name="ro21">
          <table:table-cell table:style-name="ce694" office:value-type="string">
            <text:p># Copyright 2001,2013 Bartolomeo Aimar</text:p>
          </table:table-cell>
          <table:table-cell table:number-columns-repeated="5"/>
          <table:table-cell table:style-name="ce573"/>
          <table:table-cell table:style-name="ce694" office:value-type="string">
            <text:p>Crediti</text:p>
          </table:table-cell>
          <table:table-cell table:number-columns-repeated="4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</text:p>
          </table:table-cell>
          <table:table-cell/>
          <table:table-cell table:style-name="ce577"/>
          <table:table-cell table:style-name="ce697"/>
          <table:table-cell table:style-name="ce577" table:number-columns-repeated="2"/>
          <table:table-cell table:style-name="ce573"/>
          <table:table-cell table:style-name="ce694"/>
          <table:table-cell table:number-columns-repeated="4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E-Mail: b.aimar@awn.it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Difficile citare e ringraziare tutti, perché ho usato ampiamente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la tecnica del copia/incolla e perdendo spesso per strada gli autori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# Version:</text:p>
          </table:table-cell>
          <table:table-cell table:style-name="ce29" table:formula="of:=[S1.I194]" office:value-type="float" office:value="3">
            <text:p>3</text:p>
          </table:table-cell>
          <table:table-cell table:style-name="ce29" table:formula="of:=[S1.J194]" office:value-type="float" office:value="8">
            <text:p>8</text:p>
          </table:table-cell>
          <table:table-cell table:style-name="ce31" table:formula="of:=[S1.K194]" office:value-type="float" office:value="56">
            <text:p>56</text:p>
          </table:table-cell>
          <table:table-cell table:number-columns-repeated="2"/>
          <table:table-cell table:style-name="ce573"/>
          <table:table-cell table:style-name="ce699" office:value-type="string">
            <text:p>del codice originale.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# This file is distributed under LGPL license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Ma, al di là del codice, ringrazio innanzi tutto i colleghi che avevano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creduto in ultimus (e in me) quando tutti - ad ogni clang del <text:s/>pc- si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# This file is part of UltimusFree </text:p>
          </table:table-cell>
          <table:table-cell table:style-name="ce695" table:number-columns-repeated="3"/>
          <table:table-cell table:number-columns-repeated="2"/>
          <table:table-cell table:style-name="ce573"/>
          <table:table-cell table:style-name="ce699" office:value-type="string">
            <text:p>mettevano a ridere dicendo: ma perché non usate Primus?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(Template assistito per la compilazione di Computi Metrici Estimativi)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/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Poi viene Paolo Mantovani... profondo conoscitore di OpenOffice e dei suoi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L'archivio compresso di UltimusFree è composto da: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linguaggi di programmazione, che mi ha sostenuto tecnicamente e moralmente...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- un <text:s/>Calc con lo schema del computo metrico (questo file)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senza di lui non avrei portato a termine questo lavoro (anzi... non l'avrei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- una libreria pacchettizzata li con le varie macro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nemmeno iniziato). <text:s/>A lui devo molto... spero non si risenta nel vedere il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<text:s text:c="4"/>utili e/o necessarie al funzionamento delle tabelle Calc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suo nome a copertura di un codice così pasticciato.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- un TUTORIAL PER INIZIARE.pdf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- il MANUALE D'USO.pdf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Lido Bernardini ha messo insieme, di sua propria e autonoma mano, molte parti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# - una copia della licenza GPL 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del codice di Utlimus (quelle migliori)... gli dovrei un'intera cassa di birra...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number-columns-repeated="2"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/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Un ringraziamento a tutta la lista dev@it.openoffice.org, che mi ha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Questa è una traduzione <text:s/>italiana non ufficiale della <text:s/>Licenza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sopportato ed aiutato... in particolare ad Antonello Cerrato, Emanuele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Pubblica Generica <text:s/>Attenuata <text:s/>GNU (LPGL). <text:s text:c="2"/>Non <text:s/>è <text:s/>pubblicata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Emanuele (emanuele54@interfree.it), Fabio Fiorentini, <text:s/>Marco Caresia,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dalla <text:s/>Free Software Foundation <text:s/>e <text:s/>non <text:s/>ha <text:s/>valore legale nel-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<text:s/>Michele Zarri, ... <text:s/>(chi ho dimenticato?)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l'esprimere i termini di distribuzione del software che usa la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licenza LGPL. 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MrJive (al secolo Davide Pesenti) mi ha messo a disposizione lo spazio sul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Solo la versione originale in inglese della licenza ha valore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suo server e mi ha supportato in tutti questi anni gestendo le pagine web.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legale.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Lo scopo di questa traduzione è quello di <text:s/>aiutare <text:s/>le persone</text:p>
          </table:table-cell>
          <table:table-cell/>
          <table:table-cell table:style-name="ce577"/>
          <table:table-cell table:number-columns-repeated="3"/>
          <table:table-cell table:style-name="ce573"/>
          <table:table-cell office:value-type="string">
            <text:p>Ma in particolare voglio ringraziare Giuseppe Vizziello <text:s/>( noto come Giuserpe),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 office:value-type="string">
            <text:p><text:s text:c="4"/>di lingua italiana a capire meglio il significato della licenza</text:p>
          </table:table-cell>
          <table:table-cell/>
          <table:table-cell table:style-name="ce577"/>
          <table:table-cell table:number-columns-repeated="3"/>
          <table:table-cell table:style-name="ce573"/>
          <table:table-cell office:value-type="string">
            <text:p>lo zoccolo duro dello Staff, che si è occupato (e spero continui a farlo) di testare </text:p>
          </table:table-cell>
          <table:table-cell table:number-columns-repeated="4"/>
          <table:table-cell table:style-name="ce576"/>
          <table:table-cell table:number-columns-repeated="2"/>
        </table:table-row>
        <table:table-row table:style-name="ro21">
          <table:table-cell table:number-columns-repeated="2"/>
          <table:table-cell table:style-name="ce577"/>
          <table:table-cell table:number-columns-repeated="3"/>
          <table:table-cell table:style-name="ce573"/>
          <table:table-cell table:style-name="ce699" office:value-type="string">
            <text:p>Ultimus in condizioni estreme su computi reali <text:s/>(sempre da consegnare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office:value-type="string">
            <text:p><text:s text:c="3"/>La versione originale della licenza è reperibile qui:</text:p>
          </table:table-cell>
          <table:table-cell/>
          <table:table-cell table:style-name="ce577"/>
          <table:table-cell table:number-columns-repeated="3"/>
          <table:table-cell table:style-name="ce573"/>
          <table:table-cell office:value-type="string">
            <text:p>con urgenza)... e su Contabilità complicate. 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74">
          <table:table-cell table:style-name="ce696" office:value-type="string">
            <text:p><text:s text:c="4"/><text:a xlink:href="http://www.gnu.org/licenses/lgpl.html">http://www.gnu.org/licenses/lgpl.html</text:a></text:p>
          </table:table-cell>
          <table:table-cell/>
          <table:table-cell table:style-name="ce577"/>
          <table:table-cell table:number-columns-repeated="3"/>
          <table:table-cell table:style-name="ce573"/>
          <table:table-cell table:style-name="ce699" office:value-type="string">
            <text:p>Di questo aiuto gli sono molto grato.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4"/>
          <table:table-cell/>
          <table:table-cell table:style-name="ce577" table:number-columns-repeated="2"/>
          <table:table-cell table:number-columns-repeated="2"/>
          <table:table-cell table:style-name="ce573"/>
          <table:table-cell table:style-name="ce699" table:number-columns-repeated="2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<text:s text:c="4"/>This is <text:s/>an unofficial translation <text:s/>of <text:s/>the GNU Lesser General</text:p>
          </table:table-cell>
          <table:table-cell table:style-name="ce695" table:number-columns-repeated="5"/>
          <table:table-cell table:style-name="ce573"/>
          <table:table-cell table:style-name="ce699" office:value-type="string">
            <text:p>A Laurent Godard ho plagiato un po' di codice ed ho fatto tesoro dei suoi consigli.</text:p>
          </table:table-cell>
          <table:table-cell table:style-name="ce701"/>
          <table:table-cell table:number-columns-repeated="3"/>
          <table:table-cell table:style-name="ce576"/>
          <table:table-cell table:number-columns-repeated="2"/>
        </table:table-row>
        <table:table-row table:style-name="ro77">
          <table:table-cell table:style-name="ce695" office:value-type="string">
            <text:p><text:s text:c="4"/>Public License into Italian. It was not published by the <text:s/>Free</text:p>
          </table:table-cell>
          <table:table-cell table:style-name="ce695" table:number-columns-repeated="5"/>
          <table:table-cell table:style-name="ce573"/>
          <table:table-cell table:style-name="ce699" office:value-type="string">
            <text:p><text:span text:style-name="T18"/></text:p>
            <text:p><text:span text:style-name="T19">Con Andrew PitonyaK,</text:span><text:span text:style-name="T20"> </text:span><text:span text:style-name="T19">Michael Dannenhöfer e DannyB non ho avuto contatti </text:span>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695" table:number-columns-repeated="5"/>
          <table:table-cell table:style-name="ce573"/>
          <table:table-cell table:style-name="ce699" office:value-type="string">
            <text:p>diretti, ma ho attinto ad ampie mani dal loro materiale pubblicato in rete...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<text:s text:c="4"/>distribution terms for software <text:s text:c="2"/>that uses the GNU LGPL--only</text:p>
          </table:table-cell>
          <table:table-cell table:style-name="ce695" table:number-columns-repeated="5"/>
          <table:table-cell table:style-name="ce573"/>
          <table:table-cell table:style-name="ce699" office:value-type="string">
            <text:p><text:s/>un ringraziamento anche a loro, e a tutti quelli che ho dimenticato di citare...!</text:p>
          </table:table-cell>
          <table:table-cell table:style-name="ce699"/>
          <table:table-cell table:number-columns-repeated="3"/>
          <table:table-cell table:style-name="ce576"/>
          <table:table-cell table:number-columns-repeated="2"/>
        </table:table-row>
        <table:table-row table:style-name="ro21">
          <table:table-cell table:style-name="ce695" office:value-type="string">
            <text:p><text:s text:c="4"/>the original English text of the GNU LGPL does that. <text:s/>However,</text:p>
          </table:table-cell>
          <table:table-cell table:style-name="ce695" table:number-columns-repeated="5"/>
          <table:table-cell table:style-name="ce579"/>
          <table:table-cell table:style-name="ce582" table:number-columns-repeated="5"/>
          <table:table-cell table:style-name="ce591"/>
          <table:table-cell table:number-columns-repeated="2"/>
        </table:table-row>
        <table:table-row table:style-name="ro21">
          <table:table-cell table:style-name="ce695" office:value-type="string">
            <text:p><text:s text:c="4"/>we <text:s text:c="3"/>hope that this translation <text:s text:c="2"/>will <text:s/>help Italian speakers</text:p>
          </table:table-cell>
          <table:table-cell table:style-name="ce695" table:number-columns-repeated="5"/>
          <table:table-cell table:number-columns-repeated="9"/>
        </table:table-row>
        <table:table-row table:style-name="ro21">
          <table:table-cell table:style-name="ce695" office:value-type="string">
            <text:p><text:s text:c="4"/>understand the GNU LGPL better.</text:p>
          </table:table-cell>
          <table:table-cell table:style-name="ce695" table:number-columns-repeated="5"/>
          <table:table-cell table:number-columns-repeated="9"/>
        </table:table-row>
        <table:table-row table:style-name="ro21">
          <table:table-cell table:number-columns-repeated="15"/>
        </table:table-row>
        <table:table-row table:style-name="ro21">
          <table:table-cell table:style-name="ce694" office:value-type="string">
            <text:p>Licenza Pubblica Generica Attenuata (LGPL) del progetto GNU</text:p>
          </table:table-cell>
          <table:table-cell table:number-columns-repeated="6"/>
          <table:table-cell office:value-type="string">
            <text:p>NB</text:p>
          </table:table-cell>
          <table:table-cell table:number-columns-repeated="7"/>
        </table:table-row>
        <table:table-row table:style-name="ro21">
          <table:table-cell table:style-name="ce694"/>
          <table:table-cell table:number-columns-repeated="6"/>
          <table:table-cell table:style-name="ce578"/>
          <table:table-cell table:style-name="ce580" table:number-columns-repeated="6"/>
          <table:table-cell table:style-name="ce590"/>
        </table:table-row>
        <table:table-row table:style-name="ro21">
          <table:table-cell table:style-name="ce694" office:value-type="string">
            <text:p>Versione 2.1, Febbraio 1999</text:p>
          </table:table-cell>
          <table:table-cell table:number-columns-repeated="6"/>
          <table:table-cell table:style-name="ce700" office:value-type="string">
            <text:p>Questo software ti può aiutare molto nel compilare i tuoi computi metrici e a eseguire la contabilità,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ce695" office:value-type="string">
            <text:p>Copyright © 1991, 1999 Free Software Foundation, Inc.</text:p>
          </table:table-cell>
          <table:table-cell table:number-columns-repeated="6"/>
          <table:table-cell table:style-name="ce700" office:value-type="string">
            <text:p><text:s/>ma usandolo potresti anche compromettere i tuoi dati.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ce695" office:value-type="string">
            <text:p>51 Franklin St, Fifth Floor, Boston, MA 02110-1301, USA</text:p>
          </table:table-cell>
          <table:table-cell table:number-columns-repeated="6"/>
          <table:table-cell table:style-name="ce700" office:value-type="string">
            <text:p>Pertanto non viene data nessuna garanzia sul risultato e nemmeno sul buon funzionamento delle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ce694"/>
          <table:table-cell table:number-columns-repeated="6"/>
          <table:table-cell table:style-name="ce700" office:value-type="string">
            <text:p>macro.</text:p>
          </table:table-cell>
          <table:table-cell table:style-name="ce577" table:number-columns-repeated="6"/>
          <table:table-cell table:style-name="ce576"/>
        </table:table-row>
        <table:table-row table:style-name="ro21">
          <table:table-cell table:style-name="ce694" office:value-type="string">
            <text:p>Chiunque può copiare e distribuire copie letterali di questo documento</text:p>
          </table:table-cell>
          <table:table-cell table:number-columns-repeated="6"/>
          <table:table-cell table:style-name="ce700" office:value-type="string">
            <text:p>Consiglio di lavorare sempre su delle copie e effettuare spesso il salvataggio dei dati.</text:p>
          </table:table-cell>
          <table:table-cell table:number-columns-repeated="6"/>
          <table:table-cell table:style-name="ce576"/>
        </table:table-row>
        <table:table-row table:style-name="ro21">
          <table:table-cell table:style-name="ce694" office:value-type="string">
            <text:p>di licenza, ma non ne è permessa la modifica.</text:p>
          </table:table-cell>
          <table:table-cell table:number-columns-repeated="6"/>
          <table:table-cell table:style-name="ce579"/>
          <table:table-cell table:style-name="ce582" table:number-columns-repeated="6"/>
          <table:table-cell table:style-name="ce591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[Questa è la prima versione rilasciata della Licenza Pubblica Gener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ttenuata, ed è intesa come successore della Licenza Pubblica Gener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er <text:s/>Librerie <text:s/>del Progetto <text:s/>GNU, <text:s/>versione <text:s/>2, <text:s/>perciò il <text:s/>numero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versione è 2.1]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Preambolo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Le <text:s/>licenze <text:s/>della maggior <text:s/>parte <text:s/>dei <text:s/>programmi <text:s/>hanno lo <text:s/>scopo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ogliere <text:s/>all'utente <text:s/>la <text:s/>libertà <text:s text:c="2"/>di <text:s/>condividere <text:s/>e <text:s/>modificare <text:s/>i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a stesso. <text:s/>Viceversa, le <text:s/>Licenze Pubbliche Generiche GNU so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tese a garantire la libertà <text:s/>di condividere e modificare il softw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ero, al fine di assicurare che i programmi siano liberi per tutti 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oro utent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esta <text:s/>Licenza, la <text:s/>Licenza <text:s/>Pubblica Generica <text:s/>Attenuata (LGPL), <text:s/>s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pplica <text:s/>a specifici pacchetti <text:s/>software, tipicamente <text:s/>librerie, de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ree <text:s/>Software Foundation <text:s/>e di <text:s/>altri <text:s/>autori che <text:s/>decidono di <text:s/>us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esta Licenza. <text:s text:c="2"/>Chiunque può usare questa licenza, <text:s/>ma suggeriam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valutare <text:s/>prima <text:s/>attentamente <text:s/>se <text:s/>questa licenza, <text:s/>piuttosto <text:s/>che <text:s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normale Licenza Pubblica Generica, <text:s/>sia la migliore strategia da us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er ogni specifico caso, sulla base delle seguenti spiegazion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ando si <text:s/>parla di software <text:s/>libero (free software), ci <text:s/>si riferisc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lla libertà, <text:s/>non al prezzo. <text:s text:c="2"/>Le nostre Licenze <text:s/>Pubbliche Generich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no <text:s/>progettate per <text:s/>assicurarsi <text:s/>che ciascuno <text:s/>abbia <text:s/>la libertà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ire copie del <text:s/>software libero (e farsi pagare <text:s/>per questo, s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vuole); che ciascuno riceva il <text:s/>codice sorgente o che, se vuole, poss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ttenerlo; che <text:s/>ciascuno possa modificare il programma <text:s/>o usarne dell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rti in nuovi <text:s/>programmi liberi; e che ciascuno <text:s/>sappia di poter f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este cos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Per <text:s/>proteggere <text:s/>i diritti <text:s/>dell'utente, <text:s/>abbiamo <text:s/>bisogno di <text:s/>impor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estrizioni che <text:s/>vietino ai distributori <text:s/>di negare tali diritti <text:s/>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terminate <text:s/>responsabilità a <text:s/>carico <text:s/>di chi <text:s/>distribuisce copie <text:s/>de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ftware o di chi lo modific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d esempio, chi distribuisce copie di una libreria LGPL, gratuitam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 a <text:s/>pagamento, deve concedere ai <text:s/>destinatari tutti i <text:s/>diritti che h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icevuto. Deve anche assicurarsi <text:s/>che i destinatari ricevano o possa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ttenere <text:s/>il <text:s/>codice <text:s/>sorgente. <text:s/>Se <text:s/>ha collegato <text:s/>altro <text:s/>codice <text:s/>a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, deve fornire i file oggetto completi ai destinatari, in mod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e essi <text:s/>possano ricollegarli alla libreria dopo <text:s/>averla modificata 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icompilata. <text:s/>E deve mostrar <text:s/>loro queste condizioni della licenza, 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odo che essi conoscano i propri diritt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Tuteliamo <text:s/>i <text:s/>diritti dell'utente <text:s/>in <text:s/>due <text:s/>modi: <text:s/>(1) proteggendo <text:s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attraverso il <text:s/>copyright, e (2) offrendo una <text:s/>licenza che d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l permesso legale di copiare, distribuire e modificare la 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Per <text:s/>proteggere <text:s/>ogni <text:s/>distributore, <text:s/>vogliamo <text:s/>rendere <text:s/>assolutam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iaro che non esistono <text:s/>garanzie per questa libreria libera. Inoltre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 la libreria viene modificata <text:s/>da qualcun altro e ridistribuita, ch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a riceve dovrebbe essere informato <text:s/>che quanto in <text:s/>suo possesso non è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a <text:s/>versione <text:s/>originale, <text:s/>in <text:s/>modo <text:s/>che <text:s/>ogni <text:s/>problema <text:s/>eventualm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riginario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nfine, l'esistenza di ogni <text:s/>programma libero è costantemente sotto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inaccia <text:s/>dei brevetti <text:s/>sul <text:s/>software. Vogliamo <text:s/>esser <text:s/>certi che <text:s/>un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zienda non possa effettivamente <text:s/>porre restrizioni sugli utenti di u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a libero ottenendo una <text:s/>licenza restrittiva da un proprietari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 <text:s/>brevetto. <text:s/>Perciò insistiamo <text:s/>sul fatto <text:s/>che qualsiasi <text:s/>licenza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brevetto <text:s/>ottenuta per <text:s/>una <text:s/>versione della <text:s/>libreria debba <text:s/>risult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erente con la piena libertà d'uso specificata in questa 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La maggior parte del software <text:s/>GNU, incluse alcune librerie, è coper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alla normale Licenza Pubblica Generica (GPL) del Progetto GNU. Ques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, la <text:s/>Licenza Pubblica Generica Attenuata (LGPL), <text:s/>si applica 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erte librerie <text:s/>specifiche ed è <text:s/>assai diversa dalla <text:s/>Licenza Pubbl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enerica normale. Questa licenza <text:s/>viene usata per determinate libreri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 modo da permettere il collegamento di tali librerie a programmi n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er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ando un programma è collegato con una libreria, sia staticamente s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sando una libreria condivisa, legalmente parlando la combinazione de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ue <text:s/>elementi <text:s/>è <text:s/>un <text:s/>lavoro <text:s/>combinato, un <text:s/>derivato <text:s/>della <text:s/>librer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riginale. <text:s/>Perciò la normale <text:s/>Licenza Pubblica Generica permette tal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llegamento solo se l'intera <text:s/>combinazione risulta conforme ai propr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riteri di <text:s/>libertà. <text:s/>La Licenza Pubblica <text:s/>Generica Attenuata cons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riteri più permissivi per collegare altro codice alla 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esta licenza viene definita la Licenza Pubblica Generica «Attenuata»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erché <text:s/>fa meno per <text:s/>proteggere la <text:s/>libertà dell'utente <text:s/>rispetto a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normale <text:s/>Licenza <text:s/>Pubblica <text:s/>Generica. <text:s/>Essa <text:s/>fornisce <text:s/>inoltre <text:s/>minor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vantaggi agli <text:s/>sviluppatori di software libero <text:s/>nella competizione c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i non liberi. Questi svantaggi <text:s/>sono la ragione per cui usiam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a Licenza Pubblica Generica <text:s/>per molte librerie. Tuttavia, la Licenz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ircostanze special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rticolare <text:s/>di <text:s text:c="2"/>incoraggiare <text:s/>l'uso <text:s/>più <text:s/>ampio <text:s text:c="2"/>possibile <text:s/>di <text:s/>un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terminata libreria, in modo che divenga uno standard de facto. <text:s/>Ond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aggiungere quest'obiettivo, <text:s/>i programmi non liberi <text:s/>devono essere 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rado di <text:s/>utilizzare la libreria. <text:s/>Un <text:s/>caso più frequente <text:s/>è quell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na libreria libera <text:s/>che svolga lo stesso compito <text:s/>di una libreria n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era largamente utilizzat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n questa <text:s/>situazione, ha <text:s/>poco senso limitare <text:s/>la libreria <text:s/>libera a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lo software libero, quindi <text:s/>utilizziamo la Licenza Pubblica Gener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ttenuat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n <text:s/>altri <text:s/>casi, <text:s/>il <text:s/>permesso <text:s/>di usare <text:s/>una <text:s/>specifica <text:s/>libreria <text:s/>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i non liberi consente a <text:s/>un maggior numero di persone l'us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n'ampia <text:s/>quantità di programmi <text:s/>liberi. Per <text:s/>esempio, il <text:s/>permess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tilizzare <text:s/>la libreria <text:s/>C del <text:s/>Progetto GNU <text:s/>in programmi <text:s/>non liber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nsente a molte più persone <text:s/>di usare l'intero sistema operativo GNU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me <text:s/>pure <text:s/>della <text:s/>sua <text:s/>variante <text:s/>più <text:s/>comune, <text:s/>il <text:s/>sistema <text:s/>operativ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NU/Linux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Sebbene la Licenza Pubblica Generica Attenuata tuteli la libertà degl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tenti <text:s/>in <text:s/>misura <text:s/>minore, <text:s/>garantisce <text:s/>all'utente <text:s/>di <text:s/>un <text:s/>program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llegato <text:s/>alla <text:s/>Libreria la <text:s/>libertà <text:s/>e <text:s/>i <text:s/>mezzi per <text:s/>eseguire <text:s/>tal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a usando una versione modificata della 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zione <text:s/>e <text:s text:c="2"/>la <text:s/>modifica. <text:s/>Si <text:s/>faccia <text:s text:c="2"/>molta <text:s/>attenzione <text:s/>a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fferenza <text:s/>tra "opera <text:s/>basata sulla <text:s/>libreria" <text:s/>e "opera <text:s/>che usa <text:s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". La prima contiene codice derivato dalla libreria, mentre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conda deve essere combinata con la libreria per poter funzionar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TERMINI E CONDIZIONI PER LA COPIA, LA DISTRIBUZIONE E LA MODIFICA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esta Licenza si <text:s/>applica a ogni libreria software <text:s/>o altro program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e contenga <text:s/>una nota <text:s/>posta dal detentore <text:s/>del copyright o <text:s/>da altr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ggetto <text:s/>autorizzato <text:s/>in <text:s/>cui <text:s/>si <text:s/>specifichi <text:s/>che <text:s/>tale <text:s/>libreria <text:s/>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gramma vada <text:s/>distribuito secondo <text:s/>i termini della <text:s/>Licenza Pubbl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enerica Attenuata (definita anche "questa Licenza")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Per "libreria" <text:s/>s'intende una raccolta <text:s/>di funzioni software <text:s/>e/o dat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edisposti in modo da poter essere facilmente collegati con programm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pplicativi (che utilizzano alcune di <text:s/>queste funzioni e dati) così d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ormare degli eseguibil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l termine "Libreria" usato da qui <text:s/>in poi si riferisce a ogni tipo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<text:s/>software <text:s/>o <text:s/>opera <text:s/>che <text:s/>sia <text:s/>stata <text:s/>distribuita <text:s/>in <text:s/>quest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ermini. L'espressione "un'opera basata <text:s/>sulla Libreria" indica sia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<text:s/>sia ogni <text:s/>opera <text:s/>derivativa come <text:s/>definito <text:s/>dalla legge <text:s/>su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ritto d'autore: <text:s/>ovvero, un'opera contenente <text:s/>la Libreria o <text:s/>una su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rte, sia <text:s/>inalterata sia con modifiche e/o <text:s/>tradotta direttamente 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n altro linguaggio. <text:s text:c="2"/>(Da qui in avanti, la <text:s/>traduzione viene inclus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nza limitazioni nel termine "modifica".)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Per "codice sorgente" <text:s/>di un'opera s'intende la forma <text:s/>di codice usa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 <text:s/>preferenza per apportare <text:s/>modifiche. Per <text:s/>una libreria, <text:s/>il codic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rgente completo <text:s/>è il codice <text:s/>sorgente di tutti i <text:s/>moduli contenuti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iù ogni file <text:s/>associato per la definizione delle <text:s/>interfacce, più gl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cript <text:s/>utilizzati per controllare <text:s/>la compilazione <text:s/>e l'installazio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lla 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ttività diverse <text:s/>dalla copiatura, <text:s/>distribuzione e modifica <text:s/>non so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fluenza. <text:s/>L'atto di <text:s/>eseguire <text:s/>il Programma <text:s/>non <text:s/>viene limitato, <text:s/>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'output <text:s/>del programma è <text:s/>coperto da <text:s/>questa Licenza <text:s/>solo se <text:s/>il su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ntenuto <text:s text:c="4"/>costituisce <text:s text:c="3"/>un'opera <text:s text:c="4"/>basata <text:s text:c="4"/>sulla <text:s text:c="3"/>Librer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(indipendentemente dal <text:s/>fatto che sia <text:s/>stato creato con <text:s/>strumenti ch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sino la Libreria). In base alla natura della Libreria e del program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e usa la Libreria il suo <text:s/>output può essere o meno coperto da ques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1. Il <text:s/>Licenziatario può <text:s/>copiare <text:s/>e distribuire <text:s/>copie letterali <text:s/>de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dice sorgente completo della <text:s/>Libreria così come viene ricevuto, c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alsiasi mezzo, a condizione <text:s/>che riproduca chiaramente su ogni cop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n'appropriata nota <text:s/>per il copyright <text:s/>e per la mancanza <text:s/>di garanzia;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e <text:s/>mantenga <text:s text:c="2"/>intatti <text:s/>tutti <text:s/>i <text:s/>riferimenti <text:s/>a <text:s text:c="2"/>questa <text:s/>Licenza <text:s/>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ll'assenza di ogni <text:s/>garanzia; e che distribuisca una <text:s/>copia di ques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 insieme alla 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l <text:s/>Licenziatario può <text:s/>richiedere <text:s/>un pagamento <text:s/>per il <text:s/>trasferimen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isico di <text:s/>una copia, <text:s/>e può anche, <text:s/>a propria discrezione, <text:s/>offrire 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gamento una garanzia aggiuntiv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2. Il Licenziatario può <text:s/>modificare la propria copia o <text:s/>le copie de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o qualsiasi sua parte, creando in questo modo un'opera basa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ulla Libreria, <text:s/>e copiare o <text:s/>distribuire tali modifiche o <text:s/>tale oper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condo <text:s/>i <text:s/>termini del <text:s/>precedente <text:s/>articolo <text:s/>1, <text:s/>purché soddisfi <text:s/>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ggiunta tutte le seguenti condizioni: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) L'opera modificata deve essere a sua volta una libreria softwar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b) Il Licenziatario deve inserire <text:s/>nei file modificati una chiara no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 cui si <text:s/>spieghi che ha cambiato <text:s/>il file e riporti la <text:s/>data di ogn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odific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c) <text:s/>Il Licenziatario conceda <text:s/>in licenza <text:s/>l'opera nella <text:s/>sua interezz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nza oneri ad ogni terza parte sotto i termini di questa 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d) <text:s/>Se una <text:s/>funzionalità <text:s/>della Libreria <text:s/>modificata <text:s/>implica che <text:s/>un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unzione <text:s/>o <text:s text:c="2"/>una <text:s/>tabella <text:s/>dati <text:s/>vengano <text:s/>forniti <text:s text:c="2"/>da <text:s/>un <text:s/>program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pplicativo che <text:s/>usa tale funzionalità, in casi <text:s/>diversi dal passaggi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 <text:s/>argomenti <text:s/>quando <text:s/>la <text:s text:c="2"/>funzionalità <text:s/>viene <text:s/>invocata, <text:s/>allora <text:s/>i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iatario deve accertarsi al meglio delle proprie possibilità che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nel <text:s/>caso l'applicazione <text:s/>non <text:s/>fornisca tale <text:s/>funzione <text:s/>o tabella, <text:s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unzionalità possa <text:s/>operare comunque <text:s/>ed esegua qualsiasi <text:s/>parte de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opria funzione abbia ancora senso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d esempio, <text:s/>la funzione di una <text:s/>libreria per il <text:s/>calcolo delle radic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adrate ha un fine ben determinato indipendente dall'applicazione.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all'applicazione <text:s/>o <text:s/>dalla tabella <text:s/>usata <text:s/>da <text:s/>tale funzione <text:s/>debba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essere opzionali: qualora l'applicazione <text:s/>non le fornisca, la funzio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adice quadrata deve comunque poter calcolare le radici quadrat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esti <text:s text:c="2"/>requisiti <text:s/>si <text:s/>applicano <text:s text:c="2"/>all'opera <text:s/>modificata <text:s text:c="2"/>nella <text:s/>su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terezza. Se sezioni identificabili <text:s/>di quest'opera non sono deriva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dipendenti e opere separate in quanto tali, allora questa Licenza, 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 <text:s/>suoi <text:s/>termini, <text:s/>non <text:s/>si <text:s/>applicano a <text:s/>quelle <text:s/>sezioni <text:s/>che <text:s/>venga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ite <text:s/>come <text:s text:c="2"/>opere <text:s/>separate. <text:s/>Ma <text:s/>quando <text:s text:c="2"/>tali <text:s/>sezioni <text:s/>so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ite in blocco come parte di un'opera basata sulla Libreria,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zione <text:s/>dell'opera <text:s/>completa <text:s/>deve <text:s/>essere effettuata <text:s/>sotto <text:s/>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ermini di questa Licenza, <text:s/>i cui permessi per successivi licenziatar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i <text:s/>estendono <text:s/>all'opera <text:s/>completa, <text:s text:c="2"/>e <text:s/>quindi <text:s/>ad <text:s/>ogni <text:s/>sua <text:s/>parte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dipendentemente da chi l'abbia scritt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Così <text:s/>l'intento <text:s/>di <text:s/>questa <text:s/>sezione <text:s/>non <text:s/>è <text:s/>quello <text:s/>di <text:s/>accampare <text:s/>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iatario; piuttosto, l'intento è <text:s/>quello di esercitare il dirit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l <text:s/>controllo <text:s/>della distribuzione <text:s/>di <text:s/>lavori <text:s/>derivati o <text:s/>collettiv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basati sulla Libreria in question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n <text:s/>aggiunta, la <text:s/>semplice aggregazione <text:s/>con la <text:s/>Libreria <text:s/>di un'altr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pera non <text:s/>basata sulla <text:s/>Libreria (o anche <text:s/>con un'opera <text:s/>basata su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) su <text:s/>un mezzo di memorizzazione o <text:s/>distribuzione <text:s/>non impl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he l'altra opera ricada nell'ambito di questa 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3. Il <text:s/>Licenziatario <text:s/>può decidere <text:s/>di <text:s/>applicare <text:s/>a <text:s/>una copia <text:s/>de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i <text:s/>termini dell'ordinaria Licenza Pubblica <text:s/>Generica GNU (GNU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PL) <text:s/>al posto di <text:s/>questa Licenza. <text:s/>Per farlo, <text:s/>deve cambiare <text:s/>tutti 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iferimenti a questa Licenza, in modo che si riferiscano all'ordinar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 Pubblica Generica GNU versione 2, anziché a questa Licenza. S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ovesse essere pubblicata una versione della Licenza Pubblica Gener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NU <text:s/>successiva <text:s/>alla <text:s/>2, <text:s/>volendo <text:s/>si può <text:s/>specificare <text:s/>questa <text:s/>nuov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versione. <text:s/>Il Licenziatario non deve apporre alcun altro cambiamento 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este not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Una volta <text:s/>operato questo cambiamento <text:s/>su una determinata <text:s/>copia, ess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viene irreversibile <text:s/>per tale copia <text:s/>e la Licenza <text:s/>Pubblica Generic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GNU si applica <text:s/>a tutte le successive copie e <text:s/>opere derivate create 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rtire da tale cop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esta opzione <text:s/>torna utile <text:s/>qualora il Licenziatario <text:s/>intenda copi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arte <text:s/>del <text:s/>codice <text:s/>della Libreria <text:s/>in <text:s/>un <text:s/>programma <text:s/>che non <text:s/>è <text:s/>un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4. Il Licenziatario può <text:s/>copiare e distribuire la Libreria <text:s/>(o parti 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rivati di essa, come espresso dall'articolo 2) sotto forma di codic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ggetto o eseguibile secondo i <text:s/>termini dei precedenti articoli 1 e 2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 <text:s/>condizione che <text:s/>il Licenziatario <text:s/>alleghi il <text:s/>corrispondente codic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rgente completo, <text:s/>in formato leggibile <text:s/>dal calcolatore, distribui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econdo quanto stabilito dagli articoli <text:s/>1 e 2 su un mezzo comunem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tilizzato per lo scambio di softwar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Nel caso <text:s/>la distribuzione di codice oggetto <text:s/>dovesse avvenire trami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ccesso <text:s/>alla <text:s/>copia da <text:s/>un <text:s/>determinato <text:s/>luogo, <text:s/>allora l'offerta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nalogo <text:s/>accesso per <text:s/>copiare il <text:s/>codice sorgente <text:s/>dal <text:s/>medesimo luog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oddisfa il <text:s/>requisito di distribuzione del codice <text:s/>sorgente, anche s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erze parti non sono obbligate a copiare il sorgente insieme al codic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ggetto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5. <text:s/>Un programma <text:s/>che non contenga alcun derivato <text:s/>di nessuna porzio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lla <text:s/>Libreria, <text:s/>ma <text:s/>è <text:s text:c="2"/>progettato <text:s/>per <text:s/>lavorare <text:s/>con <text:s/>la <text:s/>Librer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attraverso <text:s/>compilazione <text:s/>o collegamento <text:s/>con <text:s/>questa, viene <text:s/>definit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un'opera che <text:s/>usa la Libreria. <text:s/>Tale opera, isolata, non <text:s/>è deriva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alla Libreria, <text:s/>e pertanto ricade <text:s/>al di fuori dell'ambito <text:s/>di ques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Tuttavia, collegando <text:s/>"un'opera che usa la <text:s/>Libreria" con quest'ulti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i crea un eseguibile che <text:s/>è derivato dalla Libreria stessa (poiché 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". Di <text:s/>conseguenza, il codice <text:s/>eseguibile è coperto <text:s/>da quest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a. <text:s/>L'articolo 6 <text:s/>illustra <text:s/>i termini <text:s/>per <text:s/>la distribuzione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esto tipo di eseguibili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Quando "un'opera che usa la Libreria" utilizza materiale da un file 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header che fa <text:s/>parte della Libreria, il codice <text:s/>oggetto dell'opera può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essere un'opera <text:s/>derivata dalla Libreria <text:s/>anche se il <text:s/>codice sorg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non <text:s/>lo è. <text:s/>Il fatto <text:s/>che <text:s/>questo sia <text:s/>vero o <text:s/>meno è <text:s/>particolarment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mportante nel <text:s/>caso in <text:s/>cui l'opera possa <text:s/>essere collegata <text:s/>senza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, <text:s/>o <text:s/>che <text:s/>sia <text:s/>una <text:s text:c="2"/>libreria <text:s/>essa <text:s/>stessa. <text:s/>La <text:s/>soglia <text:s/>per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terminare <text:s/>questa distinzione <text:s/>non viene <text:s/>stabilita in <text:s/>modo precis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alla legg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Se <text:s/>tale file <text:s/>oggetto <text:s/>utilizza solo <text:s/>parametri <text:s/>numerici, schemi <text:s/>d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strutture <text:s/>dati e <text:s/>accessori, e <text:s/>piccole macro <text:s/>o piccole <text:s/>funzioni i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nea (lunghe al massimo 10 <text:s/>righe), allora l'uso del file oggetto n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è <text:s/>sottoposto <text:s/>a <text:s/>restrizioni, <text:s/>indipendentemente dal <text:s/>fatto <text:s/>che <text:s/>si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egalmente da considerare un'opera derivata. Eseguibili che contenga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ale <text:s/>codice <text:s/>oggetto <text:s/>in <text:s/>aggiunta <text:s/>a porzioni <text:s/>della <text:s/>Libreria <text:s/>sono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munque regolati dall'articolo 6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ltrimenti, <text:s/>nel <text:s text:c="2"/>caso <text:s/>l'opera <text:s/>sia <text:s/>derivata <text:s text:c="2"/>dalla <text:s/>Libreria, <text:s/>i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iatario può distribuire il <text:s/>codice oggetto dell'opera in base a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termini <text:s/>dell'articolo <text:s/>6. <text:s text:c="2"/>Ogni <text:s/>eseguibile <text:s/>contenente <text:s/>quell'oper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ricade <text:s/>comunque sotto <text:s/>i <text:s/>termini dell'articolo <text:s/>6, prescindendo <text:s/>da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fatto che sia direttamente collegato o meno alla Libreria stess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6. <text:s/>Come <text:s/>eccezione <text:s/>all'articolo <text:s/>precedente, <text:s/>il <text:s/>Licenziatario <text:s/>può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mbinare o collegare "un'opera <text:s/>che usa la Libreria" con quest'ultim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nde <text:s/>creare <text:s text:c="2"/>un'opera <text:s/>che <text:s/>contenga <text:s/>porzioni <text:s text:c="2"/>della <text:s/>Libreria, <text:s/>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istribuire <text:s/>tale <text:s/>opera secondo <text:s/>termini <text:s/>di <text:s/>propria scelta, <text:s/>purché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questi termini consentano <text:s/>la modifica dell'opera ad uso <text:s/>privato e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compilazione limitatamente <text:s/>al fine di <text:s/>effettuare il debug <text:s/>di tal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odifich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l Licenziatario <text:s/>deve includere in <text:s/>ogni copia dell'opera <text:s/>una chiar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nota in cui si specifichi l'utilizzo <text:s/>della Libreria e il fatto che 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e <text:s/>il suo <text:s/>impiego vengono regolati <text:s/>da questa <text:s/>Licenza. Dev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noltre fornire <text:s/>una copia di questa Licenza. <text:s/>Se durante l'esecuzio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'opera <text:s/>visualizza <text:s/>le <text:s/>note <text:s text:c="2"/>di <text:s/>copyright, <text:s/>insieme <text:s/>a <text:s/>queste <text:s/>il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cenziatario <text:s/>deve includere <text:s/>le <text:s/>note di <text:s/>copyright della <text:s/>Libreria,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oltre al riferimento diretto ad una copia di questa Licenza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Il Licenziatario deve inoltre fare una delle seguenti cose: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a) <text:s/>Fornire <text:s/>insieme <text:s/>all'opera <text:s/>il <text:s/>codice <text:s/>sorgente <text:s/>completo <text:s/>dell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ibreria <text:s/>in un formato <text:s/>leggibile da <text:s/>calcolatore, comprese <text:s/>tutte l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odifiche apportate <text:s/>(che devono essere distribuite <text:s/>secondo i termini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previsti dagli articoli 1 e 2); <text:s/>e, nel caso l'opera sia un eseguibil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llegato con la <text:s/>Libreria, fornire "l'opera che usa <text:s/>la Libreria" co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il codice <text:s/>oggetto e/o sorgente <text:s/>completo, in modo che <text:s/>l'utente possa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modificare la <text:s/>Libreria e <text:s/>poi ricollegare il <text:s/>tutto onde <text:s/>produrre un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eseguibile modificato contenente la Libreria modificata. <text:s/>È inteso ch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'utente <text:s/>che dovesse cambiare <text:s/>il contenuto <text:s/>dei file <text:s/>di definizion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ella <text:s/>Libreria <text:s/>non <text:s/>sarà <text:s/>necessariamente in <text:s/>grado <text:s/>di <text:s/>ricompilare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l'applicazione per usare tali definizioni modificate.</text:p>
          </table:table-cell>
          <table:table-cell table:number-columns-repeated="14"/>
        </table:table-row>
        <table:table-row table:style-name="ro21">
          <table:table-cell table:style-name="ce694"/>
          <table:table-cell table:number-columns-repeated="14"/>
        </table:table-row>
        <table:table-row table:style-name="ro21">
          <table:table-cell table:style-name="ce694" office:value-type="string">
            <text:p>b) Usare un appropriato <text:s/>meccanismo di condivisione delle librerie per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collegare <text:s/>la Libreria. <text:s/>Un meccanismo <text:s/>appropriato è <text:s/>quello <text:s/>che (1)</text:p>
          </table:table-cell>
          <table:table-cell table:number-columns-repeated="14"/>
        </table:table-row>
        <table:table-row table:style-name="ro21">
          <table:table-cell table:style-name="ce694" office:value-type="string">
            <text:p>durante l'esecuzione <text:s/>utilizza una <text:s/>copia della libreria <text:s/>già presente</text:p>
          </table:table-cell>
          <table:table-cell table:number-columns-repeated="14"/>
        </table:table-row>
        <table:table-row table:style-name="ro21">
          <table:table-cell office:value-type="string">
            <text:p>nel computer <text:s/>dell'utente, anziché copiare le <text:s/>funzioni della libreria</text:p>
          </table:table-cell>
          <table:table-cell table:number-columns-repeated="14"/>
        </table:table-row>
        <table:table-row table:style-name="ro21">
          <table:table-cell office:value-type="string">
            <text:p>nell'eseguibile, <text:s/>e <text:s/>(2) <text:s/>funzionerà <text:s/>correttamente con <text:s/>una <text:s/>versione</text:p>
          </table:table-cell>
          <table:table-cell table:number-columns-repeated="14"/>
        </table:table-row>
        <table:table-row table:style-name="ro21">
          <table:table-cell office:value-type="string">
            <text:p>modificata <text:s/>della libreria, <text:s/>se l'utente <text:s/>ne installa <text:s/>una, <text:s/>purché la</text:p>
          </table:table-cell>
          <table:table-cell table:number-columns-repeated="14"/>
        </table:table-row>
        <table:table-row table:style-name="ro21">
          <table:table-cell office:value-type="string">
            <text:p>versione modificata <text:s/>sia compatibile a <text:s/>livello di interfaccia <text:s/>con la</text:p>
          </table:table-cell>
          <table:table-cell table:number-columns-repeated="14"/>
        </table:table-row>
        <table:table-row table:style-name="ro21">
          <table:table-cell office:value-type="string">
            <text:p>versione con la quale è stata creata l'ope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c) Allegare <text:s/>all'opera un'offerta scritta, <text:s/>valida per almeno <text:s/>3 anni,</text:p>
          </table:table-cell>
          <table:table-cell table:number-columns-repeated="14"/>
        </table:table-row>
        <table:table-row table:style-name="ro21">
          <table:table-cell office:value-type="string">
            <text:p>per <text:s/>la fornitura <text:s/>allo stesso <text:s/>utente dei <text:s/>materiali <text:s/>specificati nel</text:p>
          </table:table-cell>
          <table:table-cell table:number-columns-repeated="14"/>
        </table:table-row>
        <table:table-row table:style-name="ro21">
          <table:table-cell office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number-columns-repeated="14"/>
        </table:table-row>
        <table:table-row table:style-name="ro21">
          <table:table-cell office:value-type="string">
            <text:p>distribuzion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d) <text:s/>Se la <text:s/>distribuzione dell'opera <text:s/>viene effettuata <text:s/>tramite accesso</text:p>
          </table:table-cell>
          <table:table-cell table:number-columns-repeated="14"/>
        </table:table-row>
        <table:table-row table:style-name="ro21">
          <table:table-cell office:value-type="string">
            <text:p>alla <text:s/>copia da <text:s/>un luogo <text:s/>specifico, va <text:s/>offerto analogo <text:s/>accesso alla</text:p>
          </table:table-cell>
          <table:table-cell table:number-columns-repeated="14"/>
        </table:table-row>
        <table:table-row table:style-name="ro21">
          <table:table-cell office:value-type="string">
            <text:p>copia dei materiali sopra specificati dallo stesso luogo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e) <text:s/>Verificare che <text:s/>l'utente abbia <text:s/>già ricevuto <text:s/>una copia <text:s/>di questi</text:p>
          </table:table-cell>
          <table:table-cell table:number-columns-repeated="14"/>
        </table:table-row>
        <table:table-row table:style-name="ro21">
          <table:table-cell office:value-type="string">
            <text:p>materiali o che il Licenziatario gliene abbia già inviata un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Per <text:s/>un <text:s/>eseguibile, la <text:s/>forma <text:s/>richiesta per <text:s/>l' <text:s/>"opera <text:s/>che usa <text:s/>la</text:p>
          </table:table-cell>
          <table:table-cell table:number-columns-repeated="14"/>
        </table:table-row>
        <table:table-row table:style-name="ro21">
          <table:table-cell office:value-type="string">
            <text:p>Libreria" <text:s/>comprende <text:s/>ogni <text:s/>dato <text:s/>o <text:s/>programma <text:s/>di <text:s/>servizio <text:s/>che <text:s/>sia</text:p>
          </table:table-cell>
          <table:table-cell table:number-columns-repeated="14"/>
        </table:table-row>
        <table:table-row table:style-name="ro21">
          <table:table-cell office:value-type="string">
            <text:p>necessario <text:s/>per ricreare <text:s/>l'eseguibile. <text:s/>Tuttavia si <text:s/>fa una <text:s/>speciale</text:p>
          </table:table-cell>
          <table:table-cell table:number-columns-repeated="14"/>
        </table:table-row>
        <table:table-row table:style-name="ro21">
          <table:table-cell office:value-type="string">
            <text:p>eccezione: <text:s/>il <text:s/>materiale <text:s/>da <text:s/>distribuire <text:s/>non <text:s/>deve <text:s/>necessariamente</text:p>
          </table:table-cell>
          <table:table-cell table:number-columns-repeated="14"/>
        </table:table-row>
        <table:table-row table:style-name="ro21">
          <table:table-cell office:value-type="string">
            <text:p>includere tutto <text:s/>quanto normalmente <text:s/>distribuito (in forma <text:s/>sorgente o</text:p>
          </table:table-cell>
          <table:table-cell table:number-columns-repeated="14"/>
        </table:table-row>
        <table:table-row table:style-name="ro21">
          <table:table-cell office:value-type="string">
            <text:p>binaria) con i principali <text:s/>componenti (compilatore, kernel e così via)</text:p>
          </table:table-cell>
          <table:table-cell table:number-columns-repeated="14"/>
        </table:table-row>
        <table:table-row table:style-name="ro21">
          <table:table-cell office:value-type="string">
            <text:p>del sistema operativo sul quale funziona l'eseguibile, a meno che tali</text:p>
          </table:table-cell>
          <table:table-cell table:number-columns-repeated="14"/>
        </table:table-row>
        <table:table-row table:style-name="ro21">
          <table:table-cell office:value-type="string">
            <text:p>componenti non siano distribuiti insieme all'eseguibil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Può accadere <text:s/>che questo requisito contraddica <text:s/>le restrizioni dettate</text:p>
          </table:table-cell>
          <table:table-cell table:number-columns-repeated="14"/>
        </table:table-row>
        <table:table-row table:style-name="ro21">
          <table:table-cell office:value-type="string">
            <text:p>da licenze di altre <text:s/>librerie proprietarie normalmente non fornite con</text:p>
          </table:table-cell>
          <table:table-cell table:number-columns-repeated="14"/>
        </table:table-row>
        <table:table-row table:style-name="ro21">
          <table:table-cell office:value-type="string">
            <text:p>il sistema operativo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Queste contraddizioni comportano l'impossibilità di utilizzare insieme</text:p>
          </table:table-cell>
          <table:table-cell table:number-columns-repeated="14"/>
        </table:table-row>
        <table:table-row table:style-name="ro21">
          <table:table-cell office:value-type="string">
            <text:p>tali librerie e la Libreria in un eseguibile da distribuir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7. Il Licenziatario può inserire <text:s/>in una singola libreria funzionalità</text:p>
          </table:table-cell>
          <table:table-cell table:number-columns-repeated="14"/>
        </table:table-row>
        <table:table-row table:style-name="ro21">
          <table:table-cell office:value-type="string">
            <text:p>che siano un'opera basata sulla Libreria insieme ad altre funzionalità</text:p>
          </table:table-cell>
          <table:table-cell table:number-columns-repeated="14"/>
        </table:table-row>
        <table:table-row table:style-name="ro21">
          <table:table-cell office:value-type="string">
            <text:p>di <text:s/>libreria non <text:s/>regolate <text:s/>da questa <text:s/>Licenza, <text:s/>e distribuire <text:s/>questa</text:p>
          </table:table-cell>
          <table:table-cell table:number-columns-repeated="14"/>
        </table:table-row>
        <table:table-row table:style-name="ro21">
          <table:table-cell office:value-type="string">
            <text:p>libreria combinata, purché <text:s/>venga comunque consentita la distribuzione</text:p>
          </table:table-cell>
          <table:table-cell table:number-columns-repeated="14"/>
        </table:table-row>
        <table:table-row table:style-name="ro21">
          <table:table-cell office:value-type="string">
            <text:p>separata dell'opera <text:s/>basata sulla Libreria e <text:s/>delle altre funzionalità</text:p>
          </table:table-cell>
          <table:table-cell table:number-columns-repeated="14"/>
        </table:table-row>
        <table:table-row table:style-name="ro21">
          <table:table-cell office:value-type="string">
            <text:p>di libreria, <text:s/>e posto <text:s/>che il Licenziatario <text:s/>rispetti le <text:s/>seguenti due</text:p>
          </table:table-cell>
          <table:table-cell table:number-columns-repeated="14"/>
        </table:table-row>
        <table:table-row table:style-name="ro21">
          <table:table-cell office:value-type="string">
            <text:p>condizioni: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a) Insieme <text:s/>alla libreria combinata, <text:s/>fornisca una copia <text:s/>della stessa</text:p>
          </table:table-cell>
          <table:table-cell table:number-columns-repeated="14"/>
        </table:table-row>
        <table:table-row table:style-name="ro21">
          <table:table-cell office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number-columns-repeated="14"/>
        </table:table-row>
        <table:table-row table:style-name="ro21">
          <table:table-cell office:value-type="string">
            <text:p>funzionalità di libreria. Questa deve essere distribuita rispettando i</text:p>
          </table:table-cell>
          <table:table-cell table:number-columns-repeated="14"/>
        </table:table-row>
        <table:table-row table:style-name="ro21">
          <table:table-cell office:value-type="string">
            <text:p>termini enunciati sop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b) <text:s/>Apponga alla <text:s/>libreria <text:s/>combinata <text:s/>una chiara <text:s/>nota <text:s/>in cui <text:s/>viene</text:p>
          </table:table-cell>
          <table:table-cell table:number-columns-repeated="14"/>
        </table:table-row>
        <table:table-row table:style-name="ro21">
          <table:table-cell office:value-type="string">
            <text:p>specificato <text:s/>che <text:s/>parte di <text:s/>essa <text:s/>è <text:s/>un'opera <text:s/>basata sulla <text:s/>Libreria,</text:p>
          </table:table-cell>
          <table:table-cell table:number-columns-repeated="14"/>
        </table:table-row>
        <table:table-row table:style-name="ro21">
          <table:table-cell office:value-type="string">
            <text:p>spiegando altresì dove trovare <text:s/>la versione non combinata della stessa</text:p>
          </table:table-cell>
          <table:table-cell table:number-columns-repeated="14"/>
        </table:table-row>
        <table:table-row table:style-name="ro21">
          <table:table-cell office:value-type="string">
            <text:p>oper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8. Il <text:s/>Licenziatario <text:s text:c="2"/>non <text:s/>può <text:s/>copiare, <text:s text:c="2"/>modificare, <text:s/>rilicenziare,</text:p>
          </table:table-cell>
          <table:table-cell table:number-columns-repeated="14"/>
        </table:table-row>
        <table:table-row table:style-name="ro21">
          <table:table-cell office:value-type="string">
            <text:p>collegare o <text:s/>distribuire la Libreria se non <text:s/>nei termini espressamente</text:p>
          </table:table-cell>
          <table:table-cell table:number-columns-repeated="14"/>
        </table:table-row>
        <table:table-row table:style-name="ro21">
          <table:table-cell office:value-type="string">
            <text:p>enunciati <text:s/>in <text:s text:c="2"/>questa <text:s/>Licenza. <text:s text:c="2"/>Qualsiasi <text:s text:c="2"/>tentativo <text:s/>di <text:s/>copiare,</text:p>
          </table:table-cell>
          <table:table-cell table:number-columns-repeated="14"/>
        </table:table-row>
        <table:table-row table:style-name="ro21">
          <table:table-cell office:value-type="string">
            <text:p>modificare, <text:s/>rilicenziare, collegare o <text:s/>distribuire la <text:s/>Libreria sotto</text:p>
          </table:table-cell>
          <table:table-cell table:number-columns-repeated="14"/>
        </table:table-row>
        <table:table-row table:style-name="ro21">
          <table:table-cell office:value-type="string">
            <text:p>altri <text:s/>termini non <text:s/>è <text:s/>valido e <text:s/>annullerà <text:s/>automaticamente i <text:s/>diritti</text:p>
          </table:table-cell>
          <table:table-cell table:number-columns-repeated="14"/>
        </table:table-row>
        <table:table-row table:style-name="ro21">
          <table:table-cell office:value-type="string">
            <text:p>ricevuti con questa Licenza. <text:s/>Tuttavia, gli altri soggetti che abbiano</text:p>
          </table:table-cell>
          <table:table-cell table:number-columns-repeated="14"/>
        </table:table-row>
        <table:table-row table:style-name="ro21">
          <table:table-cell office:value-type="string">
            <text:p>ricevuto copie o diritti dal Licenziatario secondo i termini di questa</text:p>
          </table:table-cell>
          <table:table-cell table:number-columns-repeated="14"/>
        </table:table-row>
        <table:table-row table:style-name="ro21">
          <table:table-cell office:value-type="string">
            <text:p>Licenza non vedranno revocate le loro licenze fino a che tali soggetti</text:p>
          </table:table-cell>
          <table:table-cell table:number-columns-repeated="14"/>
        </table:table-row>
        <table:table-row table:style-name="ro21">
          <table:table-cell office:value-type="string">
            <text:p>ne rispettino i termin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9. Il Licenziatario <text:s/>non è tenuto ad accettare <text:s/>questa Licenza, poiché</text:p>
          </table:table-cell>
          <table:table-cell table:number-columns-repeated="14"/>
        </table:table-row>
        <table:table-row table:style-name="ro21">
          <table:table-cell office:value-type="string">
            <text:p>non l'ha firmata. In ogni caso, nient'altro gli garantisce il permesso</text:p>
          </table:table-cell>
          <table:table-cell table:number-columns-repeated="14"/>
        </table:table-row>
        <table:table-row table:style-name="ro21">
          <table:table-cell office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number-columns-repeated="14"/>
        </table:table-row>
        <table:table-row table:style-name="ro21">
          <table:table-cell office:value-type="string">
            <text:p>derivate. Queste azioni sono proibite <text:s/>dalla legge per chi non accetta</text:p>
          </table:table-cell>
          <table:table-cell table:number-columns-repeated="14"/>
        </table:table-row>
        <table:table-row table:style-name="ro21">
          <table:table-cell office:value-type="string">
            <text:p>questa Licenza. Di conseguenza, modificando o distribuendo la Libreria</text:p>
          </table:table-cell>
          <table:table-cell table:number-columns-repeated="14"/>
        </table:table-row>
        <table:table-row table:style-name="ro21">
          <table:table-cell office:value-type="string">
            <text:p>(o <text:s/>qualsiasi opera <text:s/>basata sulla <text:s/>Libreria), il <text:s/>Licenziatario indica</text:p>
          </table:table-cell>
          <table:table-cell table:number-columns-repeated="14"/>
        </table:table-row>
        <table:table-row table:style-name="ro21">
          <table:table-cell office:value-type="string">
            <text:p>l'accettazione di <text:s/>questa Licenza <text:s/>in tal senso, <text:s/>e quindi di <text:s/>tutti i</text:p>
          </table:table-cell>
          <table:table-cell table:number-columns-repeated="14"/>
        </table:table-row>
        <table:table-row table:style-name="ro21">
          <table:table-cell office:value-type="string">
            <text:p>suoi <text:s/>termini <text:s/>e condizioni <text:s/>relativamente <text:s/>a <text:s/>copia, distribuzione <text:s/>e</text:p>
          </table:table-cell>
          <table:table-cell table:number-columns-repeated="14"/>
        </table:table-row>
        <table:table-row table:style-name="ro21">
          <table:table-cell office:value-type="string">
            <text:p>modifica della Libreria o di opere basate su quest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0. Ogni <text:s/>volta <text:s/>che <text:s/>il <text:s/>Licenziatario <text:s/>distribuisce <text:s/>la <text:s/>Libreria <text:s/>o</text:p>
          </table:table-cell>
          <table:table-cell table:number-columns-repeated="14"/>
        </table:table-row>
        <table:table-row table:style-name="ro21">
          <table:table-cell office:value-type="string">
            <text:p>un'opera basata <text:s/>su di essa, il ricevente <text:s/>ottiene automaticamente una</text:p>
          </table:table-cell>
          <table:table-cell table:number-columns-repeated="14"/>
        </table:table-row>
        <table:table-row table:style-name="ro21">
          <table:table-cell office:value-type="string">
            <text:p>licenza dal Licenziatario originale di copiare, distribuire, collegare</text:p>
          </table:table-cell>
          <table:table-cell table:number-columns-repeated="14"/>
        </table:table-row>
        <table:table-row table:style-name="ro21">
          <table:table-cell office:value-type="string">
            <text:p>o modificare <text:s/>la Libreria secondo questi termini <text:s/>e queste condizioni.</text:p>
          </table:table-cell>
          <table:table-cell table:number-columns-repeated="14"/>
        </table:table-row>
        <table:table-row table:style-name="ro21">
          <table:table-cell office:value-type="string">
            <text:p>Il <text:s/>Licenziatario <text:s/>non può <text:s/>imporre <text:s/>alcuna <text:s/>ulteriore restrizione <text:s/>al</text:p>
          </table:table-cell>
          <table:table-cell table:number-columns-repeated="14"/>
        </table:table-row>
        <table:table-row table:style-name="ro21">
          <table:table-cell office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number-columns-repeated="14"/>
        </table:table-row>
        <table:table-row table:style-name="ro21">
          <table:table-cell office:value-type="string">
            <text:p>Licenziatario non <text:s/>è comunque tenuto <text:s/>a imporre il rispetto <text:s/>di questa</text:p>
          </table:table-cell>
          <table:table-cell table:number-columns-repeated="14"/>
        </table:table-row>
        <table:table-row table:style-name="ro21">
          <table:table-cell office:value-type="string">
            <text:p>Licenza a terz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1. Se, a seguito di una <text:s/>sentenza di un tribunale, di una imputazione</text:p>
          </table:table-cell>
          <table:table-cell table:number-columns-repeated="14"/>
        </table:table-row>
        <table:table-row table:style-name="ro21">
          <table:table-cell office:value-type="string">
            <text:p>per <text:s/>violazione <text:s/>di <text:s/>brevetto <text:s text:c="2"/>o <text:s/>per <text:s/>qualsiasi <text:s/>altro <text:s/>motivo <text:s/>(non</text:p>
          </table:table-cell>
          <table:table-cell table:number-columns-repeated="14"/>
        </table:table-row>
        <table:table-row table:style-name="ro21">
          <table:table-cell office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number-columns-repeated="14"/>
        </table:table-row>
        <table:table-row table:style-name="ro21">
          <table:table-cell office:value-type="string">
            <text:p>Licenziatario, sia dal tribunale sia <text:s/>da accordi tra le parti o altro,</text:p>
          </table:table-cell>
          <table:table-cell table:number-columns-repeated="14"/>
        </table:table-row>
        <table:table-row table:style-name="ro21">
          <table:table-cell office:value-type="string">
            <text:p>delle condizioni in contrasto <text:s/>con quanto stabilito da questa Licenza,</text:p>
          </table:table-cell>
          <table:table-cell table:number-columns-repeated="14"/>
        </table:table-row>
        <table:table-row table:style-name="ro21">
          <table:table-cell office:value-type="string">
            <text:p>tali <text:s/>condizioni non esimono <text:s/>nessun soggetto <text:s/>dal rispetto <text:s/>di questa</text:p>
          </table:table-cell>
          <table:table-cell table:number-columns-repeated="14"/>
        </table:table-row>
        <table:table-row table:style-name="ro21">
          <table:table-cell office:value-type="string">
            <text:p>Licenza. Nel caso il <text:s/>Licenziatario non possa distribuire un programma</text:p>
          </table:table-cell>
          <table:table-cell table:number-columns-repeated="14"/>
        </table:table-row>
        <table:table-row table:style-name="ro21">
          <table:table-cell office:value-type="string">
            <text:p>in <text:s/>un modo <text:s/>da <text:s/>soddisfare simultaneamente <text:s/>gli <text:s/>obblighi dettati <text:s/>da</text:p>
          </table:table-cell>
          <table:table-cell table:number-columns-repeated="14"/>
        </table:table-row>
        <table:table-row table:style-name="ro21">
          <table:table-cell office:value-type="string">
            <text:p>questa <text:s/>Licenza e <text:s/>altri obblighi <text:s/>ad <text:s/>essa pertinenti, <text:s/>non si <text:s/>potrà</text:p>
          </table:table-cell>
          <table:table-cell table:number-columns-repeated="14"/>
        </table:table-row>
        <table:table-row table:style-name="ro21">
          <table:table-cell office:value-type="string">
            <text:p>procedere <text:s/>ad <text:s/>alcuna <text:s/>distribuzione. <text:s/>Se, <text:s/>ad <text:s/>esempio, <text:s/>un <text:s/>brevetto</text:p>
          </table:table-cell>
          <table:table-cell table:number-columns-repeated="14"/>
        </table:table-row>
        <table:table-row table:style-name="ro21">
          <table:table-cell office:value-type="string">
            <text:p>vietasse a tutti quelli <text:s/>che ricevono direttamente o indirettamente la</text:p>
          </table:table-cell>
          <table:table-cell table:number-columns-repeated="14"/>
        </table:table-row>
        <table:table-row table:style-name="ro21">
          <table:table-cell office:value-type="string">
            <text:p>Libreria <text:s/>la <text:s/>sua ridistribuzione <text:s/>senza pagamento di <text:s/>diritti, allora</text:p>
          </table:table-cell>
          <table:table-cell table:number-columns-repeated="14"/>
        </table:table-row>
        <table:table-row table:style-name="ro21">
          <table:table-cell office:value-type="string">
            <text:p>l'unico modo per rispettare <text:s/>contemporaneamente tale brevetto e questa</text:p>
          </table:table-cell>
          <table:table-cell table:number-columns-repeated="14"/>
        </table:table-row>
        <table:table-row table:style-name="ro21">
          <table:table-cell office:value-type="string">
            <text:p>Licenza è quello di non distribuire affatto la Libreri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Se una parte di questo articolo è ritenuta non valida od inapplicabile</text:p>
          </table:table-cell>
          <table:table-cell table:number-columns-repeated="14"/>
        </table:table-row>
        <table:table-row table:style-name="ro21">
          <table:table-cell office:value-type="string">
            <text:p>sotto <text:s/>qualsiasi particolare <text:s/>circostanza, il <text:s/>resto <text:s/>dell'articolo si</text:p>
          </table:table-cell>
          <table:table-cell table:number-columns-repeated="14"/>
        </table:table-row>
        <table:table-row table:style-name="ro21">
          <table:table-cell office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number-columns-repeated="14"/>
        </table:table-row>
        <table:table-row table:style-name="ro21">
          <table:table-cell office:value-type="string">
            <text:p>applicabile in altre circostanz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Non rientra negli intenti <text:s/>di questo articolo indurre il Licenziatario</text:p>
          </table:table-cell>
          <table:table-cell table:number-columns-repeated="14"/>
        </table:table-row>
        <table:table-row table:style-name="ro21">
          <table:table-cell office:value-type="string">
            <text:p>ad infrangere <text:s/>alcun brevetto né <text:s/>altre <text:s/>rivendicazioni di <text:s/>diritto di</text:p>
          </table:table-cell>
          <table:table-cell table:number-columns-repeated="14"/>
        </table:table-row>
        <table:table-row table:style-name="ro21">
          <table:table-cell office:value-type="string">
            <text:p>proprietà, <text:s/>né <text:s/>di <text:s/>contestare <text:s/>la validità <text:s/>di <text:s/>tali <text:s/>rivendicazioni.</text:p>
          </table:table-cell>
          <table:table-cell table:number-columns-repeated="14"/>
        </table:table-row>
        <table:table-row table:style-name="ro21">
          <table:table-cell office:value-type="string">
            <text:p>L'obiettivo <text:s/>di <text:s/>questo articolo <text:s/>è <text:s/>unicamente <text:s/>quello di <text:s/>proteggere</text:p>
          </table:table-cell>
          <table:table-cell table:number-columns-repeated="14"/>
        </table:table-row>
        <table:table-row table:style-name="ro21">
          <table:table-cell office:value-type="string">
            <text:p>l'integrità <text:s/>del <text:s text:c="2"/>sistema <text:s/>di <text:s/>distribuzione <text:s text:c="2"/>dei <text:s/>programmi <text:s/>liberi</text:p>
          </table:table-cell>
          <table:table-cell table:number-columns-repeated="14"/>
        </table:table-row>
        <table:table-row table:style-name="ro21">
          <table:table-cell office:value-type="string">
            <text:p>implementato <text:s/>tramite l'utilizzo di <text:s/>licenze pubbliche. <text:s/>Molte persone</text:p>
          </table:table-cell>
          <table:table-cell table:number-columns-repeated="14"/>
        </table:table-row>
        <table:table-row table:style-name="ro21">
          <table:table-cell office:value-type="string">
            <text:p>hanno <text:s/>generosamente <text:s text:c="2"/>contribuito <text:s/>alla <text:s/>vasta <text:s text:c="2"/>gamma <text:s/>di <text:s/>programmi</text:p>
          </table:table-cell>
          <table:table-cell table:number-columns-repeated="14"/>
        </table:table-row>
        <table:table-row table:style-name="ro21">
          <table:table-cell office:value-type="string">
            <text:p>distribuiti <text:s/>attraverso <text:s/>questo <text:s text:c="2"/>sistema, <text:s/>basandosi <text:s/>sulla <text:s/>coerente</text:p>
          </table:table-cell>
          <table:table-cell table:number-columns-repeated="14"/>
        </table:table-row>
        <table:table-row table:style-name="ro21">
          <table:table-cell office:value-type="string">
            <text:p>applicazione <text:s/>di tale <text:s/>sistema. <text:s text:c="2"/>Spetta soltanto <text:s/>all'autore/donatore</text:p>
          </table:table-cell>
          <table:table-cell table:number-columns-repeated="14"/>
        </table:table-row>
        <table:table-row table:style-name="ro21">
          <table:table-cell office:value-type="string">
            <text:p>decidere se <text:s/>preferisca o meno <text:s/>distribuire il software <text:s/>tramite altri</text:p>
          </table:table-cell>
          <table:table-cell table:number-columns-repeated="14"/>
        </table:table-row>
        <table:table-row table:style-name="ro21">
          <table:table-cell office:value-type="string">
            <text:p>sistemi, e il Licenziatario non può imporre tale scelt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Questo articolo <text:s/>punta a chiarire fino <text:s/>in fondo ciò <text:s/>che crediamo sia</text:p>
          </table:table-cell>
          <table:table-cell table:number-columns-repeated="14"/>
        </table:table-row>
        <table:table-row table:style-name="ro21">
          <table:table-cell office:value-type="string">
            <text:p>una conseguenza del resto di questa Licenz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2. Se <text:s/>in alcuni paesi <text:s/>la distribuzione <text:s/>o l'impiego <text:s/>della Libreria</text:p>
          </table:table-cell>
          <table:table-cell table:number-columns-repeated="14"/>
        </table:table-row>
        <table:table-row table:style-name="ro21">
          <table:table-cell office:value-type="string">
            <text:p>sono limitati <text:s/>da brevetti <text:s/>o da interfacce <text:s/>coperte da <text:s/>copyright, il</text:p>
          </table:table-cell>
          <table:table-cell table:number-columns-repeated="14"/>
        </table:table-row>
        <table:table-row table:style-name="ro21">
          <table:table-cell office:value-type="string">
            <text:p>detentore del <text:s/>copyright originario che pone la <text:s/>Libreria sotto questa</text:p>
          </table:table-cell>
          <table:table-cell table:number-columns-repeated="14"/>
        </table:table-row>
        <table:table-row table:style-name="ro21">
          <table:table-cell office:value-type="string">
            <text:p>Licenza <text:s text:c="2"/>può <text:s/>aggiungere <text:s text:c="2"/>esplicite <text:s/>limitazioni <text:s text:c="2"/>geografiche <text:s/>alla</text:p>
          </table:table-cell>
          <table:table-cell table:number-columns-repeated="14"/>
        </table:table-row>
        <table:table-row table:style-name="ro21">
          <table:table-cell office:value-type="string">
            <text:p>distribuzione <text:s/>onde escluderne tali <text:s/>paesi, in <text:s/>modo da <text:s/>consentire la</text:p>
          </table:table-cell>
          <table:table-cell table:number-columns-repeated="14"/>
        </table:table-row>
        <table:table-row table:style-name="ro21">
          <table:table-cell office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number-columns-repeated="14"/>
        </table:table-row>
        <table:table-row table:style-name="ro21">
          <table:table-cell office:value-type="string">
            <text:p>restrizioni. <text:s text:c="2"/>In <text:s text:c="2"/>tal <text:s/>caso, <text:s/>le <text:s text:c="2"/>limitazioni <text:s/>geografiche <text:s/>vengono</text:p>
          </table:table-cell>
          <table:table-cell table:number-columns-repeated="14"/>
        </table:table-row>
        <table:table-row table:style-name="ro21">
          <table:table-cell office:value-type="string">
            <text:p>incorporate a tutti gli effetti nel testo di questa Licenz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3. <text:s/>Di quando in quando <text:s/>Free Software Foundation potrebbe pubblicare</text:p>
          </table:table-cell>
          <table:table-cell table:number-columns-repeated="14"/>
        </table:table-row>
        <table:table-row table:style-name="ro21">
          <table:table-cell office:value-type="string">
            <text:p>versioni <text:s/>nuove o <text:s/>riviste della <text:s/>Licenza Pubblica <text:s/>Generica Attenuata</text:p>
          </table:table-cell>
          <table:table-cell table:number-columns-repeated="14"/>
        </table:table-row>
        <table:table-row table:style-name="ro21">
          <table:table-cell office:value-type="string">
            <text:p>(LGPL). <text:s/>Tali <text:s/>versioni saranno <text:s/>simili <text:s/>a <text:s/>questa <text:s/>nello spirito, <text:s/>ma</text:p>
          </table:table-cell>
          <table:table-cell table:number-columns-repeated="14"/>
        </table:table-row>
        <table:table-row table:style-name="ro21">
          <table:table-cell office:value-type="string">
            <text:p>potranno <text:s/>differire <text:s/>nei <text:s/>dettagli <text:s/>al <text:s/>fine <text:s/>di <text:s/>coprire <text:s/>problemi <text:s/>e</text:p>
          </table:table-cell>
          <table:table-cell table:number-columns-repeated="14"/>
        </table:table-row>
        <table:table-row table:style-name="ro21">
          <table:table-cell office:value-type="string">
            <text:p>situazioni nuov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A ciascuna <text:s/>versione viene assegnato un numero <text:s/>identificativo. <text:s/>Se la</text:p>
          </table:table-cell>
          <table:table-cell table:number-columns-repeated="14"/>
        </table:table-row>
        <table:table-row table:style-name="ro21">
          <table:table-cell office:value-type="string">
            <text:p>Libreria specifica <text:s/>di essere coperta <text:s/>da una particolare <text:s/>versione di</text:p>
          </table:table-cell>
          <table:table-cell table:number-columns-repeated="14"/>
        </table:table-row>
        <table:table-row table:style-name="ro21">
          <table:table-cell office:value-type="string">
            <text:p>questa Licenza <text:s/>e "da qualsiasi versione <text:s/>successiva" il Licenziatario</text:p>
          </table:table-cell>
          <table:table-cell table:number-columns-repeated="14"/>
        </table:table-row>
        <table:table-row table:style-name="ro21">
          <table:table-cell office:value-type="string">
            <text:p>può scegliere di aderire <text:s/>alle condizioni della versione specificata o</text:p>
          </table:table-cell>
          <table:table-cell table:number-columns-repeated="14"/>
        </table:table-row>
        <table:table-row table:style-name="ro21">
          <table:table-cell office:value-type="string">
            <text:p>a quelle <text:s/>di una <text:s/>successiva. Se la <text:s/>Libreria non specifica <text:s/>il numero</text:p>
          </table:table-cell>
          <table:table-cell table:number-columns-repeated="14"/>
        </table:table-row>
        <table:table-row table:style-name="ro21">
          <table:table-cell office:value-type="string">
            <text:p>della versione, il Licenziatario può optare per una versione qualsiasi</text:p>
          </table:table-cell>
          <table:table-cell table:number-columns-repeated="14"/>
        </table:table-row>
        <table:table-row table:style-name="ro21">
          <table:table-cell office:value-type="string">
            <text:p>tra quelle pubblicate dalla Free Software Foundation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4. <text:s/>Nel caso il Licenziatario voglia incorporare parti della Libreria</text:p>
          </table:table-cell>
          <table:table-cell table:number-columns-repeated="14"/>
        </table:table-row>
        <table:table-row table:style-name="ro21">
          <table:table-cell office:value-type="string">
            <text:p>in <text:s/>altri programmi liberi <text:s/>le cui <text:s/>condizioni di <text:s/>distribuzione siano</text:p>
          </table:table-cell>
          <table:table-cell table:number-columns-repeated="14"/>
        </table:table-row>
        <table:table-row table:style-name="ro21">
          <table:table-cell office:value-type="string">
            <text:p>incompatibili <text:s/>con <text:s/>queste, <text:s/>può <text:s/>scrivere <text:s/>all'autore <text:s/>per <text:s/>chiederne</text:p>
          </table:table-cell>
          <table:table-cell table:number-columns-repeated="14"/>
        </table:table-row>
        <table:table-row table:style-name="ro21">
          <table:table-cell office:value-type="string">
            <text:p>l'autorizzazione. <text:s/>Per <text:s/>il <text:s/>software <text:s/>sotto il <text:s/>copyright <text:s/>della <text:s/>Free</text:p>
          </table:table-cell>
          <table:table-cell table:number-columns-repeated="14"/>
        </table:table-row>
        <table:table-row table:style-name="ro21">
          <table:table-cell office:value-type="string">
            <text:p>Software <text:s text:c="2"/>Foundation, <text:s/>occorre <text:s text:c="2"/>contattare <text:s text:c="2"/>quest'ultima; <text:s/>talvolta</text:p>
          </table:table-cell>
          <table:table-cell table:number-columns-repeated="14"/>
        </table:table-row>
        <table:table-row table:style-name="ro21">
          <table:table-cell office:value-type="string">
            <text:p>facciamo <text:s/>delle eccezioni a <text:s/>queste regole. <text:s/>La nostra <text:s/>decisione sarà</text:p>
          </table:table-cell>
          <table:table-cell table:number-columns-repeated="14"/>
        </table:table-row>
        <table:table-row table:style-name="ro21">
          <table:table-cell office:value-type="string">
            <text:p>guidata da <text:s/>due finalità: <text:s/>preservare la libertà <text:s/>di tutti <text:s/>i prodotti</text:p>
          </table:table-cell>
          <table:table-cell table:number-columns-repeated="14"/>
        </table:table-row>
        <table:table-row table:style-name="ro21">
          <table:table-cell office:value-type="string">
            <text:p>derivati dal nostro software libero <text:s/>e promuovere la condivisione e il</text:p>
          </table:table-cell>
          <table:table-cell table:number-columns-repeated="14"/>
        </table:table-row>
        <table:table-row table:style-name="ro21">
          <table:table-cell office:value-type="string">
            <text:p>riutilizzo del software in generale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NESSUNA GARANZIA</text:p>
          </table:table-cell>
          <table:table-cell table:number-columns-repeated="14"/>
        </table:table-row>
        <table:table-row table:style-name="ro21" table:number-rows-repeated="2">
          <table:table-cell table:number-columns-repeated="15"/>
        </table:table-row>
        <table:table-row table:style-name="ro21">
          <table:table-cell office:value-type="string">
            <text:p>15. POICHÉ LA LIBRERIA VIENE CONCESSA CON LICENZA GRATUITA, NON ESISTE</text:p>
          </table:table-cell>
          <table:table-cell table:number-columns-repeated="14"/>
        </table:table-row>
        <table:table-row table:style-name="ro21">
          <table:table-cell office:value-type="string">
            <text:p>ALCUNA GARANZIA <text:s/>PER LA LIBRERIA, NEI LIMITI <text:s/>CONSENTITI DALLE VIGENTI</text:p>
          </table:table-cell>
          <table:table-cell table:number-columns-repeated="14"/>
        </table:table-row>
        <table:table-row table:style-name="ro21">
          <table:table-cell office:value-type="string">
            <text:p>LEGGI. <text:s/>SE <text:s/>NON INDICATO DIVERSAMENTE <text:s/>PER ISCRITTO, IL <text:s/>DETENTORE DEL</text:p>
          </table:table-cell>
          <table:table-cell table:number-columns-repeated="14"/>
        </table:table-row>
        <table:table-row table:style-name="ro21">
          <table:table-cell office:value-type="string">
            <text:p>COPYRIGHT E LE ALTRE PARTI FORNISCONO IL PROGRAMMA "COSÌ COM'È", SENZA</text:p>
          </table:table-cell>
          <table:table-cell table:number-columns-repeated="14"/>
        </table:table-row>
        <table:table-row table:style-name="ro21">
          <table:table-cell office:value-type="string">
            <text:p>ALCUN TIPO DI GARANZIA, NÉ <text:s/>ESPLICITA NÉ IMPLICITA; CIÒ INCLUDE, SENZA</text:p>
          </table:table-cell>
          <table:table-cell table:number-columns-repeated="14"/>
        </table:table-row>
        <table:table-row table:style-name="ro21">
          <table:table-cell office:value-type="string">
            <text:p>LIMITARSI <text:s/>A <text:s/>QUESTO, <text:s/>LA <text:s/>GARANZIA <text:s/>IMPLICITA <text:s/>DI <text:s/>COMMERCIABILITÀ <text:s/>E</text:p>
          </table:table-cell>
          <table:table-cell table:number-columns-repeated="14"/>
        </table:table-row>
        <table:table-row table:style-name="ro21">
          <table:table-cell office:value-type="string">
            <text:p>UTILIZZABILITÀ PER UNO SCOPO PARTICOLARE. <text:s/>TUTTI I RISCHI SU QUALITÀ E</text:p>
          </table:table-cell>
          <table:table-cell table:number-columns-repeated="14"/>
        </table:table-row>
        <table:table-row table:style-name="ro21">
          <table:table-cell office:value-type="string">
            <text:p>PRESTAZIONI <text:s/>DELLA LIBRERIA <text:s/>SONO A <text:s/>CARICO DEL <text:s/>LICENZIATARIO. <text:s/>SE LA</text:p>
          </table:table-cell>
          <table:table-cell table:number-columns-repeated="14"/>
        </table:table-row>
        <table:table-row table:style-name="ro21">
          <table:table-cell office:value-type="string">
            <text:p>LIBRERIA <text:s/>DOVESSE <text:s/>RIVELARSI <text:s/>DIFETTOSA, <text:s/>IL LICENZIATARIO <text:s/>SI <text:s/>ASSUME</text:p>
          </table:table-cell>
          <table:table-cell table:number-columns-repeated="14"/>
        </table:table-row>
        <table:table-row table:style-name="ro21">
          <table:table-cell office:value-type="string">
            <text:p>L'ONERE DI OGNI MANUTENZIONE, RIPARAZIONE O CORREZIONE NECESSARIA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16. <text:s/>NÉ <text:s/>IL DETENTORE <text:s/>DEL <text:s/>COPYRIGHT, NÉ <text:s/>ALTRE <text:s/>PARTI AUTORIZZATE <text:s/>A</text:p>
          </table:table-cell>
          <table:table-cell table:number-columns-repeated="14"/>
        </table:table-row>
        <table:table-row table:style-name="ro21">
          <table:table-cell office:value-type="string">
            <text:p>MODIFICARE E/O <text:s/>RIDISTRIBUIRE LA LIBRERIA SECONDO <text:s/>QUANTO STABILITO IN</text:p>
          </table:table-cell>
          <table:table-cell table:number-columns-repeated="14"/>
        </table:table-row>
        <table:table-row table:style-name="ro21">
          <table:table-cell office:value-type="string">
            <text:p>QUESTA LICENZA, <text:s/>SONO RESPONSABILI IN <text:s/>ALCUN MODO PER <text:s/>EVENTUALI DANNI</text:p>
          </table:table-cell>
          <table:table-cell table:number-columns-repeated="14"/>
        </table:table-row>
        <table:table-row table:style-name="ro21">
          <table:table-cell office:value-type="string">
            <text:p>NEI <text:s/>CONFRONTI DEL <text:s/>LICENZIATARIO, A <text:s/>MENO CHE <text:s/>CIÒ NON <text:s/>SIA RICHIESTO</text:p>
          </table:table-cell>
          <table:table-cell table:number-columns-repeated="14"/>
        </table:table-row>
        <table:table-row table:style-name="ro21">
          <table:table-cell office:value-type="string">
            <text:p>DALLE <text:s/>LEGGI VIGENTI <text:s/>O SIA <text:s/>SPECIFICATO IN <text:s/>UN ACCORDO <text:s/>SCRITTO. SONO</text:p>
          </table:table-cell>
          <table:table-cell table:number-columns-repeated="14"/>
        </table:table-row>
        <table:table-row table:style-name="ro21">
          <table:table-cell office:value-type="string">
            <text:p>INCLUSI <text:s/>DANNI GENERICI, <text:s/>SPECIALI O <text:s/>INCIDENTALI, COME <text:s/>PURE <text:s/>I DANNI</text:p>
          </table:table-cell>
          <table:table-cell table:number-columns-repeated="14"/>
        </table:table-row>
        <table:table-row table:style-name="ro21">
          <table:table-cell office:value-type="string">
            <text:p>CONSEGUENTI <text:s/>DALL'USO <text:s/>O <text:s text:c="2"/>DALL'IMPOSSIBILITÀ <text:s/>DI <text:s/>USARE <text:s/>LA <text:s/>LIBRERIA</text:p>
          </table:table-cell>
          <table:table-cell table:number-columns-repeated="14"/>
        </table:table-row>
        <table:table-row table:style-name="ro21">
          <table:table-cell office:value-type="string">
            <text:p>(INCLUSO, MA SENZA LIMITARSI A <text:s/>QUESTO, LA PERDITA E LA CORRUZIONE DEI</text:p>
          </table:table-cell>
          <table:table-cell table:number-columns-repeated="14"/>
        </table:table-row>
        <table:table-row table:style-name="ro21">
          <table:table-cell office:value-type="string">
            <text:p>DATI, <text:s/>LE PERDITE <text:s/>SOSTENUTE <text:s/>DAL <text:s/>LICENZIATARIO O <text:s/>DA <text:s/>TERZE PARTI <text:s/>E</text:p>
          </table:table-cell>
          <table:table-cell table:number-columns-repeated="14"/>
        </table:table-row>
        <table:table-row table:style-name="ro21">
          <table:table-cell office:value-type="string">
            <text:p>L'INCAPACITÀ <text:s/>DA <text:s text:c="2"/>PARTE <text:s/>DELLA <text:s/>LIBRERIA <text:s/>DI <text:s text:c="2"/>INTERAGIRE <text:s/>CON <text:s/>ALTRO</text:p>
          </table:table-cell>
          <table:table-cell table:number-columns-repeated="14"/>
        </table:table-row>
        <table:table-row table:style-name="ro21">
          <table:table-cell office:value-type="string">
            <text:p>SOFTWARE), ANCHE <text:s/>NEL CASO IL DETENTORE <text:s/>O LE ALTRE <text:s/>PARTI SIANO STATE</text:p>
          </table:table-cell>
          <table:table-cell table:number-columns-repeated="14"/>
        </table:table-row>
        <table:table-row table:style-name="ro21">
          <table:table-cell office:value-type="string">
            <text:p>AVVISATE DELL'EVENTUALITÀ DI TALI DANNI.</text:p>
          </table:table-cell>
          <table:table-cell table:number-columns-repeated="14"/>
        </table:table-row>
        <table:table-row table:style-name="ro21">
          <table:table-cell table:number-columns-repeated="15"/>
        </table:table-row>
        <table:table-row table:style-name="ro21">
          <table:table-cell office:value-type="string">
            <text:p>FINE DEI TERMINI E DELLE CONDIZIONI</text:p>
          </table:table-cell>
          <table:table-cell table:number-columns-repeated="14"/>
        </table:table-row>
        <table:table-row table:style-name="ro21" table:number-rows-repeated="1048015">
          <table:table-cell table:number-columns-repeated="15"/>
        </table:table-row>
        <table:table-row table:style-name="ro21">
          <table:table-cell table:number-columns-repeated="15"/>
        </table:table-row>
      </table:table>
      <table:named-expressions>
        <table:named-range table:name="AAA" table:base-cell-address="$CONTABILITA.$A$1" table:cell-range-address="$CONTABILITA.$AR$2:.$AR$47"/>
        <table:named-range table:name="AAAspec" table:base-cell-address="$CONTABILITA.$A$1" table:cell-range-address="$CONTABILITA.$AR$36:.$AR$47"/>
        <table:named-expression table:name="BBB" table:base-cell-address="$cT_Cop.$U$31" table:expression="$contabilita.$w$#ref!:$w$#ref!"/>
        <table:named-range table:name="blocco_analisi" table:base-cell-address="$S5.$B$45" table:cell-range-address="$S5.$B$45:.$N$51"/>
        <table:named-range table:name="Bozza_8" table:base-cell-address="$cT_Cop.$D$4" table:cell-range-address="$M1.$D$4"/>
        <table:named-expression table:name="CCC" table:base-cell-address="$COMPUTO.$M$9" table:expression="$#REF!.$M$90:$M$91"/>
        <table:named-range table:name="data_prog_8" table:base-cell-address="$cT_Cop.$C$19" table:cell-range-address="$M1.$C$19"/>
        <table:named-range table:name="dati_Economici_Anagrafica" table:base-cell-address="$'Elenco Prezzi'.$A$2" table:cell-range-address="$S2.$B$54"/>
        <table:named-range table:name="dati_Economici_Anagrafica&#9;" table:base-cell-address="$S2.$B$54" table:cell-range-address="$S2.$B$54:.$E$55"/>
        <table:named-expression table:name="Nome_CC1" table:base-cell-address="$cT_Cop.$B$10" table:expression="$#REF!.$E$2"/>
        <table:named-expression table:name="Nome_CC2" table:base-cell-address="$cT_Cop.$B$10" table:expression="$#REF!.$E$12"/>
        <table:named-range table:name="oData_8" table:base-cell-address="$cT_Cop.$E$4" table:cell-range-address="$M1.$E$4"/>
        <table:named-range table:name="progetto_8" table:base-cell-address="$cT_Cop.$C$4" table:cell-range-address="$M1.$C$4"/>
        <table:named-expression table:name="REG_A" table:base-cell-address="$CONTABILITA.$G$1" table:expression="$registro.$b$#rif!:$b$#rif!"/>
        <table:named-expression table:name="REG_B" table:base-cell-address="$CONTABILITA.$G$1" table:expression="$registro.$g$#rif!:$g$#rif!"/>
        <table:named-range table:name="SAL" table:base-cell-address="$CONTABILITA.$A$1" table:cell-range-address="$CONTABILITA.$M$2:.$M$47"/>
        <table:named-range table:name="SALspec" table:base-cell-address="$CONTABILITA.$A$1" table:cell-range-address="$CONTABILITA.$M$36:.$M$47"/>
        <table:named-expression table:name="SAL_" table:base-cell-address="$M1.$A$1" table:expression="$contabilita.$k$#ref!:$k$#ref!"/>
        <table:named-expression table:name="SAL_1" table:base-cell-address="$cT_Doc_Ult.$A$1" table:expression="$#REF!.$M$90:$M$151"/>
        <table:named-expression table:name="SAL_2" table:base-cell-address="$cT_Doc_Ult.$A$1" table:expression="$#REF!.$N$90:$N$151"/>
        <table:named-expression table:name="SAL_3" table:base-cell-address="$cT_Doc_Ult.$A$1" table:expression="$#REF!.$O$90:$O$151"/>
        <table:named-expression table:name="SAL_4" table:base-cell-address="$cT_Doc_Ult.$A$1" table:expression="$#REF!.$P$90:$P$151"/>
        <table:named-expression table:name="SAL_5" table:base-cell-address="$cT_Doc_Ult.$A$1" table:expression="$#REF!.$Q$90:$Q$151"/>
        <table:named-expression table:name="SAL_6" table:base-cell-address="$cT_Doc_Ult.$A$1" table:expression="$#REF!.$R$90:$R$151"/>
        <table:named-expression table:name="Schema_V_tmp" table:base-cell-address="$S4.$FA$146" table:expression="$#REF!.$FA$146:$GZ$149"/>
        <table:named-range table:name="Serv_gen1_8" table:base-cell-address="$M1.$A$9" table:cell-range-address="$S5.$A$9:.$AQ$12"/>
        <table:named-expression table:name="Serv_gen2" table:base-cell-address="$cT_Cop.$B$10" table:expression="$#REF!.$AI$46:$AK$46"/>
        <table:named-range table:name="Super_ego_8" table:base-cell-address="$cT_Cop.$B$4" table:cell-range-address="$M1.$B$4"/>
        <table:named-range table:name="utili" table:base-cell-address="$S5.$C$49" table:cell-range-address="$S5.$B$52:.$L$52"/>
        <table:named-range table:name="utili_gs" table:base-cell-address="$M1.$B$54" table:cell-range-address="$S5.$B$52:.$J$54"/>
        <table:named-range table:name="GG" table:base-cell-address="$CONTABILITA.$AJ$1" table:cell-range-address="$CONTABILITA.$AJ$2:.$AJ$65"/>
        <table:named-range table:name="G1G1" table:base-cell-address="$CONTABILITA.$AJ$1" table:cell-range-address="$CONTABILITA.$Z$2:.$Z$65"/>
        <table:named-range table:name="elenco_prezzi" table:base-cell-address="$'Elenco Prezzi'.$B$10" table:cell-range-address="$'Elenco Prezzi'.$A$2:.$O$29"/>
        <table:named-range table:name="Lista" table:base-cell-address="$'Elenco Prezzi'.$B$10" table:cell-range-address="$'Elenco Prezzi'.$A$2:.$A$29"/>
        <table:named-range table:name="AA" table:base-cell-address="$COMPUTO.$AJ$1" table:cell-range-address="$COMPUTO.$AJ$2:.$AJ$106"/>
        <table:named-range table:name="BB" table:base-cell-address="$COMPUTO.$AJ$1" table:cell-range-address="$COMPUTO.$S$2:.$S$106"/>
      </table:named-expressions>
      <table:database-ranges>
        <table:database-range table:name="__Anonymous_Sheet_DB__0" table:target-range-address="'Elenco Prezzi'.A2:'Elenco Prezzi'.O29" table:contains-header="false">
          <table:sort>
            <table:sort-by table:field-number="0" table:data-type="automatic"/>
          </table:sort>
        </table:database-range>
        <table:database-range table:target-range-address="'Elenco Prezzi'.A2:'Elenco Prezzi'.N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mic Sans MS1" svg:font-family="'Comic Sans MS'"/>
    <style:font-face style:name="Helv" svg:font-family="Helv"/>
    <style:font-face style:name="Courier New" svg:font-family="'Courier New'" style:font-family-generic="modern"/>
    <style:font-face style:name="Thorndale" svg:font-family="Thorndale, 'Times New Roman'" style:font-family-generic="roman"/>
    <style:font-face style:name="Times New Roman" svg:font-family="'Times New Roman'" style:font-family-generic="roman"/>
    <style:font-face style:name="Andale Sans" svg:font-family="'Andale Sans'" style:font-family-generic="swiss"/>
    <style:font-face style:name="Arial2" svg:font-family="Arial" style:font-family-generic="swiss"/>
    <style:font-face style:name="Arial4" svg:font-family="Arial" style:font-adornments="Regular" style:font-family-generic="swiss"/>
    <style:font-face style:name="Arial6" svg:font-family="Arial" style:font-adornments="Standar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Bitstream Charter" svg:font-family="'Bitstream Charter'" style:font-adornments="Italic" style:font-family-generic="roman" style:font-pitch="variable"/>
    <style:font-face style:name="DejaVu Sans1" svg:font-family="'DejaVu Sans'" style:font-family-generic="roman" style:font-pitch="variable"/>
    <style:font-face style:name="Garamond" svg:font-family="Garamond" style:font-adornments="Standard" style:font-family-generic="roman" style:font-pitch="variable"/>
    <style:font-face style:name="Times New Roman1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lbany2" svg:font-family="Albany" style:font-adornments="Standard" style:font-family-generic="swiss" style:font-pitch="variable"/>
    <style:font-face style:name="Andale Sans UI1" svg:font-family="'Andale Sans UI', 'Arial Unicode MS'" style:font-family-generic="swiss" style:font-pitch="variable"/>
    <style:font-face style:name="Arial3" svg:font-family="Arial" style:font-family-generic="swiss" style:font-pitch="variable"/>
    <style:font-face style:name="Arial5" svg:font-family="Arial" style:font-adornments="Grassetto" style:font-family-generic="swiss" style:font-pitch="variable"/>
    <style:font-face style:name="Arial7" svg:font-family="Arial" style:font-adornments="Normal" style:font-family-generic="swiss" style:font-pitch="variable"/>
    <style:font-face style:name="Arial8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omic Sans MS" svg:font-family="'Comic Sans MS'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it" fo:country="IT" style:font-name-asian="Andale Sans UI" style:language-asian="it" style:country-asian="IT" style:font-name-complex="Tahoma" style:language-complex="it" style:country-complex="IT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P1" style:volatile="true">
      <number:text>-</number:text>
      <number:number number:decimal-places="0" number:min-integer-digits="1" number:grouping="true"/>
      <number:text> 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L. </number:text>
      <number:number number:decimal-places="0" number:min-integer-digits="1" number:grouping="true"/>
      <number:text> </number:text>
    </number:number-style>
    <number:number-style style:name="N113P1" style:volatile="true">
      <number:text>-L. </number:text>
      <number:number number:decimal-places="0" number:min-integer-digits="1" number:grouping="true"/>
      <number:text> </number:text>
    </number:number-style>
    <number:number-style style:name="N113P2" style:volatile="true">
      <number:text> L.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number:min-integer-digits="1"/>
    </number:number-style>
    <number:number-style style:name="N115">
      <number:text>€ </number:text>
      <number:number number:decimal-places="2" number:min-integer-digits="1" number:grouping="true"/>
    </number:number-style>
    <number:percentage-style style:name="N116">
      <number:number number:decimal-places="3" number:min-integer-digits="1"/>
      <number:text>%</number:text>
    </number:percentage-style>
    <number:currency-style style:name="N11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8P0"/>
    </number:currency-style>
    <number:number-style style:name="N122P0" style:volatile="true">
      <number:number number: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</number:text>
      <number:number number:decimal-places="2" number:min-integer-digits="1" number:grouping="true"/>
      <number:text> </number:text>
    </number:number-style>
    <number:number-style style:name="N126P1" style:volatile="true">
      <number:text> €(</number:text>
      <number:number number:decimal-places="2" number:min-integer-digits="1" number:grouping="true"/>
      <number:text>)</number:text>
    </number:number-style>
    <number:number-style style:name="N126P2" style:volatile="true">
      <number:text> €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-</number:text>
      <number:number number:decimal-places="2" number:min-integer-digits="1" number:grouping="true"/>
    </number:number-style>
    <number:number-style style:name="N128">
      <number:number number:decimal-places="0" number:min-integer-digits="0"/>
      <style:map style:condition="value()&gt;0" style:apply-style-name="N128P0"/>
      <style:map style:condition="value()&lt;0" style:apply-style-name="N128P1"/>
    </number:number-style>
    <number:currency-style style:name="N13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3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3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integer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2" number:min-integer-digits="1" number:grouping="true"/>
    </number:number-style>
    <number:number-style style:name="N137">
      <number:text>-€ 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style:text-properties fo:color="#ff0000"/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 </number:text>
      <number:number number:decimal-places="0" number:min-integer-digits="1" number:grouping="true"/>
      <number:text> </number:text>
    </number:number-style>
    <number:number-style style:name="N146P1" style:volatile="true">
      <number:text>-€ </number:text>
      <number:number number:decimal-places="0" number:min-integer-digits="1" number:grouping="true"/>
      <number:text> </number:text>
    </number:number-style>
    <number:number-style style:name="N146P2" style:volatile="true">
      <number:text> €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  <number:text> </number:text>
    </number:number-style>
    <number:number-style style:name="N154P1" style:volatile="true">
      <number:text>-€ </number:text>
      <number:number number:decimal-places="2" number:min-integer-digits="1" number:grouping="true"/>
      <number:text> </number:text>
    </number:number-style>
    <number:number-style style:name="N154P2" style:volatile="true">
      <number:text> €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1" number:min-exponent-digits="1"/>
    </number:number-style>
    <number:number-style style:name="N159">
      <number:text>L. </number:text>
      <number:number number:decimal-places="0" number:min-integer-digits="1" number:grouping="true"/>
    </number:number-style>
    <number:number-style style:name="N160P0" style:volatile="true">
      <number:text>L. </number:text>
      <number:number number:decimal-places="0" number:min-integer-digits="1" number:grouping="true"/>
    </number:number-style>
    <number:number-style style:name="N160">
      <number:text>-L.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L. </number:text>
      <number:number number:decimal-places="0" number:min-integer-digits="1" number:grouping="true"/>
    </number:number-style>
    <number:number-style style:name="N161">
      <style:text-properties fo:color="#ff0000"/>
      <number:text>-L. 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L. </number:text>
      <number:number number:decimal-places="2" number:min-integer-digits="1" number:grouping="true"/>
    </number:number-style>
    <number:number-style style:name="N163P0" style:volatile="true">
      <number:text>L. </number:text>
      <number:number number:decimal-places="2" number:min-integer-digits="1" number:grouping="true"/>
    </number:number-style>
    <number:number-style style:name="N163">
      <number:text>-L.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L. </number:text>
      <number:number number:decimal-places="2" number:min-integer-digits="1" number:grouping="true"/>
    </number:number-style>
    <number:number-style style:name="N164">
      <style:text-properties fo:color="#ff0000"/>
      <number:text>-L.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L. </number:text>
      <number:number number:decimal-places="2" number:min-integer-digits="1" number:grouping="true"/>
      <number:text> </number:text>
    </number:number-style>
    <number:number-style style:name="N168P1" style:volatile="true">
      <number:text>-L. </number:text>
      <number:number number:decimal-places="2" number:min-integer-digits="1" number:grouping="true"/>
      <number:text> </number:text>
    </number:number-style>
    <number:number-style style:name="N168P2" style:volatile="true">
      <number:text> L.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DM </number:text>
    </number:number-style>
    <number:number-style style:name="N176P1" style:volatile="true">
      <number:text>-</number:text>
      <number:number number:decimal-places="2" number:min-integer-digits="1" number:grouping="true"/>
      <number:text> DM </number:text>
    </number:number-style>
    <number:number-style style:name="N176P2" style:volatile="true">
      <number:text> -</number:text>
      <number:number number:decimal-places="0" number:min-integer-digits="0"/>
      <number:text> DM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  </number:text>
    </number:number-style>
    <number:number-style style:name="N180P1" style:volatile="true">
      <number:text>-</number:text>
      <number:number number:decimal-places="2" number:min-integer-digits="1" number:grouping="true"/>
      <number:text>       </number:text>
    </number:number-style>
    <number:number-style style:name="N180P2" style:volatile="true">
      <number:text> -</number:text>
      <number:number number:decimal-places="0" number:min-integer-digits="0"/>
      <number:text>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1" number:min-integer-digits="1"/>
      <number:text>%</number:text>
    </number:percentage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">
      <number:text>-</number:text>
      <number:number number:decimal-places="0" number:min-integer-digits="1" number:grouping="true"/>
      <number:text> </number:text>
      <style:map style:condition="value()&gt;=0" style:apply-style-name="N182P0"/>
    </number:number-style>
    <number:number-style style:name="N183">
      <number:text>€  </number:text>
      <number:number number:decimal-places="2" number:min-integer-digits="1" number:grouping="true"/>
    </number:number-style>
    <number:number-style style:name="N184">
      <number:text>€ </number:text>
      <number:number number:decimal-places="2" number:min-integer-digits="1">
        <number:embedded-text number:position="3">'</number:embedded-text>
      </number:number>
    </number:number-style>
    <number:number-style style:name="N185">
      <number:text>€  </number:text>
      <number:number number:decimal-places="2" number:min-integer-digits="0" number:grouping="true"/>
    </number:number-style>
    <number:number-style style:name="N186">
      <number:number number:decimal-places="4" number:min-integer-digits="1"/>
    </number:number-style>
    <number:number-style style:name="N188P0" style:volatile="true">
      <number:number number:decimal-places="0" number:min-integer-digits="1" number:grouping="true"/>
      <number:text> DM</number:text>
    </number:number-style>
    <number:number-style style:name="N188">
      <number:text>-</number:text>
      <number:number number:decimal-places="0" number:min-integer-digits="1" number:grouping="true"/>
      <number:text> DM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DM</number:text>
    </number:number-style>
    <number:number-style style:name="N190">
      <number:text>-</number:text>
      <number:number number:decimal-places="2" number:min-integer-digits="1" number:grouping="true"/>
      <number:text> DM</number:text>
      <style:map style:condition="value()&gt;=0" style:apply-style-name="N190P0"/>
    </number:number-style>
    <number:number-style style:name="N191">
      <number:number number:decimal-places="3" number:min-integer-digits="1" number:grouping="true"/>
    </number:number-style>
    <number:number-style style:name="N192">
      <number:number number:decimal-places="4" number:min-integer-digits="1" number:grouping="true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-</number:text>
      <number:number number:decimal-places="2" number:min-integer-digits="1" number:grouping="true"/>
      <number:text> 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" number:min-integer-digits="1" number:grouping="true"/>
    </number:number-style>
    <number:number-style style:name="N195">
      <number:number number:decimal-places="4" number:min-integer-digits="0" number:decimal-replacement="" number:display-factor="1000"/>
    </number:number-style>
    <number:number-style style:name="N196">
      <number:number number:decimal-places="3" number:min-integer-digits="0" number:decimal-replacement="" number:display-factor="1000"/>
    </number:number-style>
    <number:number-style style:name="N197">
      <number:text>€ </number:text>
      <number:number number:decimal-places="4" number:min-integer-digits="0" number:decimal-replacement=""/>
    </number:number-style>
    <number:number-style style:name="N198">
      <number:text>€ </number:text>
      <number:number number:decimal-places="3" number:min-integer-digits="0" number:decimal-replacement=""/>
    </number:number-style>
    <number:number-style style:name="N199">
      <number:text>€ </number:text>
      <number:number number:decimal-places="2" number:min-integer-digits="0" number:decimal-replacement=""/>
    </number:number-style>
    <number:number-style style:name="N200">
      <number:text>€ </number:text>
      <number:number number:decimal-places="5" number:min-integer-digits="0" number:decimal-replacement=""/>
    </number:number-style>
    <number:number-style style:name="N201">
      <number:text>€ </number:text>
      <number:number number:decimal-places="4" number:min-integer-digits="0" number:decimal-replacement="" number:display-factor="1000"/>
    </number:number-style>
    <number:number-style style:name="N202">
      <number:text>€   </number:text>
      <number:number number:decimal-places="3" number:min-integer-digits="0" number:decimal-replacement=""/>
    </number:number-style>
    <number:number-style style:name="N203">
      <number:text>€ </number:text>
      <number:number number:decimal-places="5" number:min-integer-digits="0" number:decimal-replacement="" number:display-factor="1000"/>
    </number:number-style>
    <number:number-style style:name="N204">
      <number:text>€ </number:text>
      <number:number number:decimal-places="6" number:min-integer-digits="0" number:decimal-replacement="" number:display-factor="1000"/>
    </number:number-style>
    <number:number-style style:name="N205">
      <number:text>€ </number:text>
      <number:number number:decimal-places="3" number:min-integer-digits="0" number:decimal-replacement="" number:display-factor="1000"/>
    </number:number-style>
    <number:number-style style:name="N206">
      <number:number number:decimal-places="3" number:min-integer-digits="0" number:decimal-replacement=""/>
    </number:number-style>
    <number:number-style style:name="N207">
      <number:text>€</number:text>
      <number:number number:decimal-places="3" number:min-integer-digits="0" number:decimal-replacement=""/>
    </number:number-style>
    <number:number-style style:name="N208">
      <number:text>€</number:text>
      <number:number number:decimal-places="2" number:min-integer-digits="0" number:decimal-replacement=""/>
    </number:number-style>
    <number:number-style style:name="N209">
      <number:text>€  </number:text>
      <number:number number:decimal-places="2" number:min-integer-digits="0" number:decimal-replacement=""/>
    </number:number-style>
    <number:number-style style:name="N210">
      <number:text>€  </number:text>
      <number:number number:decimal-places="2" number:min-integer-digits="0" number:decimal-replacement="" number:grouping="true"/>
    </number:number-style>
    <number:number-style style:name="N211">
      <number:text>€  </number:text>
      <number:number number:decimal-places="3" number:min-integer-digits="0" number:decimal-replacement="" number:grouping="true"/>
    </number:number-style>
    <number:number-style style:name="N212">
      <number:text>€  </number:text>
      <number:number number:decimal-places="4" number:min-integer-digits="0" number:decimal-replacement="" number:grouping="true"/>
    </number:number-style>
    <number:number-style style:name="N213">
      <number:text>L. </number:text>
      <number:number number:decimal-places="3" number:min-integer-digits="0" number:decimal-replacement=""/>
    </number:number-style>
    <number:number-style style:name="N214">
      <number:text>L. </number:text>
      <number:number number:decimal-places="5" number:min-integer-digits="0" number:decimal-replacement="" number:display-factor="1000"/>
    </number:number-style>
    <number:number-style style:name="N215">
      <number:text>L. </number:text>
      <number:number number:decimal-places="1" number:min-integer-digits="1" number:grouping="true"/>
    </number:number-style>
    <number:currency-style style:name="N21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16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16P0"/>
    </number:currency-style>
    <number:number-style style:name="N217">
      <number:text>L. </number:text>
      <number:number number:decimal-places="3" number:min-integer-digits="1" number:grouping="true"/>
    </number:number-style>
    <number:number-style style:name="N218">
      <number:text>L. </number:text>
      <number:number number:decimal-places="4" number:min-integer-digits="1" number:grouping="true"/>
    </number:number-style>
    <number:number-style style:name="N219">
      <number:text>L. </number:text>
      <number:number number:decimal-places="5" number:min-integer-digits="1" number:grouping="true"/>
    </number:number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">
      <number:text>-</number:text>
      <number:number number:decimal-places="2" number:min-integer-digits="1" number:grouping="true"/>
      <number:text> </number:text>
      <style:map style:condition="value()&gt;=0" style:apply-style-name="N220P0"/>
    </number:number-style>
    <number:number-style style:name="N223P0" style:volatile="true">
      <number:number number:decimal-places="1" number:min-integer-digits="1" number:grouping="true"/>
      <number:text>       </number:text>
    </number:number-style>
    <number:number-style style:name="N223P1" style:volatile="true">
      <number:text>-</number:text>
      <number:number number:decimal-places="1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number:min-integer-digits="1" number:grouping="true"/>
      <number:text>       </number:text>
    </number:number-style>
    <number:number-style style:name="N224P1" style:volatile="true">
      <number:text>-</number:text>
      <number:number number:decimal-places="2" number:min-integer-digits="1" number:grouping="true"/>
      <number:text>       </number:text>
    </number:number-style>
    <number:number-style style:name="N224P2" style:volatile="true">
      <number:text> -   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3" number:min-integer-digits="1" number:grouping="true"/>
      <number:text>       </number:text>
    </number:number-style>
    <number:number-style style:name="N227P1" style:volatile="true">
      <number:text>-</number:text>
      <number:number number:decimal-places="3" number:min-integer-digits="1" number:grouping="true"/>
      <number:text>       </number:text>
    </number:number-style>
    <number:number-style style:name="N227P2" style:volatile="true">
      <number:text> -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number:min-integer-digits="1" number:grouping="true"/>
      <number:text> DM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DM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29P0"/>
    </number:number-style>
    <number:number-style style:name="N230P0" style:volatile="true">
      <number:number number:decimal-places="0" number:min-integer-digits="1" number:grouping="true"/>
      <number:text> </number:text>
    </number:number-style>
    <number:number-style style:name="N23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31P0"/>
    </number:number-style>
    <number:currency-style style:name="N23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3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3P0"/>
    </number:currency-style>
    <number:currency-style style:name="N235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235"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35P0"/>
    </number:currency-style>
    <number:percentage-style style:name="N236">
      <number:number number:decimal-places="4" number:min-integer-digits="1"/>
      <number:text>%</number:text>
    </number:percentage-style>
    <number:currency-style style:name="N238P0" style:volatile="true">
      <number:currency-symbol number:language="es" number:country="CR">¢</number:currency-symbol>
      <number:text> </number:text>
      <number:number number:decimal-places="0" number:min-integer-digits="1" number:grouping="true"/>
    </number:currency-style>
    <number:currency-style style:name="N238">
      <number:text>-</number:text>
      <number:currency-symbol number:language="es" number:country="CR">¢</number:currency-symbol>
      <number:text> </number:text>
      <number:number number:decimal-places="0" number:min-integer-digits="1" number:grouping="true"/>
      <style:map style:condition="value()&gt;=0" style:apply-style-name="N238P0"/>
    </number:currency-style>
    <number:currency-style style:name="N240P0" style:volatile="true">
      <number:currency-symbol number:language="nn" number:country="NO">kr</number:currency-symbol>
      <number:number number:decimal-places="0" number:min-integer-digits="1" number:grouping="true"/>
    </number:currency-style>
    <number:currency-style style:name="N240">
      <number:currency-symbol number:language="nn" number:country="NO">kr</number:currency-symbol>
      <number:number number:decimal-places="0" number:min-integer-digits="1" number:grouping="true"/>
      <number:text>-</number:text>
      <style:map style:condition="value()&gt;=0" style:apply-style-name="N240P0"/>
    </number:currency-style>
    <number:currency-style style:name="N242P0" style:volatile="true">
      <number:currency-symbol number:language="nn" number:country="NO">kr</number:currency-symbol>
      <number:number number:decimal-places="2" number:min-integer-digits="1" number:grouping="true"/>
    </number:currency-style>
    <number:currency-style style:name="N242">
      <number:currency-symbol number:language="nn" number:country="NO">kr</number:currency-symbol>
      <number:number number:decimal-places="2" number:min-integer-digits="1" number:grouping="true"/>
      <number:text>-</number:text>
      <style:map style:condition="value()&gt;=0" style:apply-style-name="N242P0"/>
    </number:currency-style>
    <number:currency-style style:name="N244P0" style:volatile="true">
      <number:currency-symbol number:language="nn" number:country="NO">kr</number:currency-symbol>
      <number:number number:decimal-places="2" number:min-integer-digits="1" number:decimal-replacement="--" number:grouping="true"/>
    </number:currency-style>
    <number:currency-style style:name="N244">
      <number:currency-symbol number:language="nn" number:country="NO">kr</number:currency-symbol>
      <number:number number:decimal-places="2" number:min-integer-digits="1" number:decimal-replacement="--" number:grouping="true"/>
      <number:text>-</number:text>
      <style:map style:condition="value()&gt;=0" style:apply-style-name="N244P0"/>
    </number:currency-style>
    <number:currency-style style:name="N245">
      <number:currency-symbol number:language="en" number:country="GB">£</number:currency-symbol>
      <number:number number:decimal-places="0" number:min-integer-digits="1" number:grouping="true"/>
    </number:currency-style>
    <number:currency-style style:name="N246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46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46P0"/>
    </number:currency-style>
    <number:currency-style style:name="N24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48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48P0"/>
    </number:currency-style>
    <number:currency-style style:name="N25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250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250P0"/>
    </number:currency-style>
    <number:number-style style:name="N251">
      <number:scientific-number number:decimal-places="1" number:min-integer-digits="3" number:min-exponent-digits="1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number-style style:name="N253">
      <number:number number:decimal-places="8" number:min-integer-digits="1"/>
    </number:number-style>
    <number:number-style style:name="N254P0" style:volatile="true">
      <number:text>€ </number:text>
      <number:number number:decimal-places="0" number:min-integer-digits="1" number:grouping="true"/>
    </number:number-style>
    <number:number-style style:name="N254">
      <style:text-properties fo:color="#000000"/>
      <number:text>-€ </number:text>
      <number:number number:decimal-places="0" number:min-integer-digits="1" number:grouping="true"/>
      <style:map style:condition="value()&gt;=0" style:apply-style-name="N254P0"/>
    </number:number-style>
    <number:number-style style:name="N255P0" style:volatile="true">
      <number:text>€ </number:text>
      <number:number number:decimal-places="2" number:min-integer-digits="1" number:grouping="true"/>
    </number:number-style>
    <number:number-style style:name="N255">
      <style:text-properties fo:color="#000000"/>
      <number:text>-€ </number:text>
      <number:number number:decimal-places="2" number:min-integer-digits="1" number:grouping="true"/>
      <style:map style:condition="value()&gt;=0" style:apply-style-name="N255P0"/>
    </number:number-style>
    <number:number-style style:name="N256P0" style:volatile="true">
      <number:text>L. </number:text>
      <number:number number:decimal-places="0" number:min-integer-digits="1" number:grouping="true"/>
    </number:number-style>
    <number:number-style style:name="N256">
      <style:text-properties fo:color="#000000"/>
      <number:text>-L.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L. </number:text>
      <number:number number:decimal-places="2" number:min-integer-digits="1" number:grouping="true"/>
    </number:number-style>
    <number:number-style style:name="N257">
      <style:text-properties fo:color="#000000"/>
      <number:text>-L. </number:text>
      <number:number number:decimal-places="2" number:min-integer-digits="1" number:grouping="true"/>
      <style:map style:condition="value()&gt;=0" style:apply-style-name="N257P0"/>
    </number:number-style>
    <number:number-style style:name="N258P0" style:volatile="true">
      <number:number number:decimal-places="0" number:min-integer-digits="1" number:grouping="true"/>
      <number:text> DM</number:text>
    </number:number-style>
    <number:number-style style:name="N258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258P0"/>
    </number:number-style>
    <number:number-style style:name="N259P0" style:volatile="true">
      <number:number number:decimal-places="2" number:min-integer-digits="1" number:grouping="true"/>
      <number:text> DM</number:text>
    </number:number-style>
    <number:number-style style:name="N259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P0" style:volatile="true">
      <number:number number:decimal-places="2" number:min-integer-digits="1" number:grouping="true"/>
      <number:text> </number:text>
    </number:number-style>
    <number:number-style style:name="N261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261P0"/>
    </number:number-style>
    <number:number-style style:name="N262">
      <number:number number:decimal-places="0" number:min-integer-digits="3"/>
    </number:number-style>
    <number:date-style style:name="N263">
      <number:day number:style="long"/>
      <number:text>-</number:text>
      <number:month number:textual="true"/>
    </number:date-style>
    <number:number-style style:name="N264">
      <number:number number:decimal-places="10" number:min-integer-digits="1"/>
    </number:number-style>
    <number:number-style style:name="N266P0" style:volatile="true">
      <number:number number:decimal-places="0" number:min-integer-digits="1" number:grouping="true"/>
      <number:text>   </number:text>
    </number:number-style>
    <number:number-style style:name="N266">
      <number:text>-</number:text>
      <number:number number:decimal-places="0" number:min-integer-digits="1" number:grouping="true"/>
      <number:text>   </number:text>
      <style:map style:condition="value()&gt;=0" style:apply-style-name="N266P0"/>
    </number:number-style>
    <number:number-style style:name="N267P0" style:volatile="true">
      <number:number number:decimal-places="0" number:min-integer-digits="1" number:grouping="true"/>
      <number:text>   </number:text>
    </number:number-style>
    <number:number-style style:name="N26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67P0"/>
    </number:number-style>
    <number:number-style style:name="N269P0" style:volatile="true">
      <number:number number:decimal-places="2" number:min-integer-digits="1" number:grouping="true"/>
      <number:text>   </number:text>
    </number:number-style>
    <number:number-style style:name="N269">
      <number:text>-</number:text>
      <number:number number:decimal-places="2" number:min-integer-digits="1" number:grouping="true"/>
      <number:text>   </number:text>
      <style:map style:condition="value()&gt;=0" style:apply-style-name="N269P0"/>
    </number:number-style>
    <number:number-style style:name="N270P0" style:volatile="true">
      <number:number number:decimal-places="2" number:min-integer-digits="1" number:grouping="true"/>
      <number:text>   </number:text>
    </number:number-style>
    <number:number-style style:name="N2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70P0"/>
    </number:number-style>
    <number:number-style style:name="N272P0" style:volatile="true">
      <number:number number:decimal-places="0" number:min-integer-digits="1" number:grouping="true"/>
      <number:text> €</number:text>
    </number:number-style>
    <number:number-style style:name="N272">
      <number:text>-</number:text>
      <number:number number:decimal-places="0" number:min-integer-digits="1" number:grouping="true"/>
      <number:text> €</number:text>
      <style:map style:condition="value()&gt;=0" style:apply-style-name="N272P0"/>
    </number:number-style>
    <number:number-style style:name="N273P0" style:volatile="true">
      <number:number number:decimal-places="0" number:min-integer-digits="1" number:grouping="true"/>
      <number:text> €</number:text>
    </number:number-style>
    <number:number-style style:name="N27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73P0"/>
    </number:number-style>
    <number:number-style style:name="N275P0" style:volatile="true">
      <number:number number:decimal-places="2" number:min-integer-digits="1" number:grouping="true"/>
      <number:text> €</number:text>
    </number:number-style>
    <number:number-style style:name="N275">
      <number:text>-</number:text>
      <number:number number:decimal-places="2" number:min-integer-digits="1" number:grouping="true"/>
      <number:text> €</number:text>
      <style:map style:condition="value()&gt;=0" style:apply-style-name="N275P0"/>
    </number:number-style>
    <number:number-style style:name="N276P0" style:volatile="true">
      <number:number number:decimal-places="2" number:min-integer-digits="1" number:grouping="true"/>
      <number:text> €</number:text>
    </number:number-style>
    <number:number-style style:name="N27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76P0"/>
    </number:number-style>
    <number:number-style style:name="N280P0" style:volatile="true">
      <number:number number:decimal-places="0" number:min-integer-digits="1" number:grouping="true"/>
      <number:text> € </number:text>
    </number:number-style>
    <number:number-style style:name="N280P1" style:volatile="true">
      <number:text>-</number:text>
      <number:number number:decimal-places="0" number:min-integer-digits="1" number:grouping="true"/>
      <number:text> € </number:text>
    </number:number-style>
    <number:number-style style:name="N280P2" style:volatile="true">
      <number:text> - €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number:number number:decimal-places="0" number:min-integer-digits="1" number:grouping="true"/>
      <number:text>    </number:text>
    </number:number-style>
    <number:number-style style:name="N284P1" style:volatile="true">
      <number:text>-</number:text>
      <number:number number:decimal-places="0" number:min-integer-digits="1" number:grouping="true"/>
      <number:text>    </number:text>
    </number:number-style>
    <number:number-style style:name="N284P2" style:volatile="true">
      <number:text> -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€ </number:text>
    </number:number-style>
    <number:number-style style:name="N288P1" style:volatile="true">
      <number:text>-</number:text>
      <number:number number:decimal-places="2" number:min-integer-digits="1" number:grouping="true"/>
      <number:text> € </number:text>
    </number:number-style>
    <number:number-style style:name="N288P2" style:volatile="true">
      <number:text> -</number:text>
      <number:number number:decimal-places="0" number:min-integer-digits="0"/>
      <number:text> €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2" number:min-integer-digits="1" number:grouping="true"/>
      <number:text>    </number:text>
    </number:number-style>
    <number:number-style style:name="N292P1" style:volatile="true">
      <number:text>-</number:text>
      <number:number number:decimal-places="2" number:min-integer-digits="1" number:grouping="true"/>
      <number:text>    </number:text>
    </number:number-style>
    <number:number-style style:name="N292P2" style:volatile="true">
      <number:text> -</number:text>
      <number:number number:decimal-places="0" number:min-integer-digits="0"/>
      <number:text>   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9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4P0"/>
    </number:currency-style>
    <number:currency-style style:name="N2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9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96P0"/>
    </number:currency-style>
    <number:currency-style style:name="N29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9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7P0"/>
    </number:currency-style>
    <number:currency-style style:name="N29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9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98P0"/>
    </number:currency-style>
    <number:currency-style style:name="N30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30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300P0"/>
    </number:currency-style>
    <number:time-style style:name="N301">
      <number:minutes number:style="long"/>
      <number:text>.</number:text>
      <number:seconds number:style="long"/>
    </number:time-style>
    <number:time-style style:name="N30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303">
      <number:minutes number:style="long"/>
      <number:text>.</number:text>
      <number:seconds number:style="long" number:decimal-places="1"/>
    </number:time-style>
    <number:currency-style style:name="N305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305"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305P0"/>
    </number:currency-style>
    <number:currency-style style:name="N306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306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306P0"/>
    </number:currency-style>
    <number:number-style style:name="N308P0" style:volatile="true">
      <number:text>L. </number:text>
      <number:number number:decimal-places="2" number:min-integer-digits="1" number:grouping="true"/>
      <number:text> </number:text>
    </number:number-style>
    <number:number-style style:name="N308">
      <number:text>(L. </number:text>
      <number:number number:decimal-places="2" number:min-integer-digits="1" number:grouping="true"/>
      <number:text>)</number:text>
      <style:map style:condition="value()&gt;=0" style:apply-style-name="N308P0"/>
    </number:number-style>
    <number:number-style style:name="N310P0" style:volatile="true">
      <number:number number:decimal-places="0" number:min-integer-digits="1" number:grouping="true"/>
      <number:text> SFr.</number:text>
    </number:number-style>
    <number:number-style style:name="N310">
      <number:text>-</number:text>
      <number:number number:decimal-places="0" number:min-integer-digits="1" number:grouping="true"/>
      <number:text> SFr.</number:text>
      <style:map style:condition="value()&gt;=0" style:apply-style-name="N310P0"/>
    </number:number-style>
    <number:number-style style:name="N311P0" style:volatile="true">
      <number:number number:decimal-places="0" number:min-integer-digits="1" number:grouping="true"/>
      <number:text> SFr.</number:text>
    </number:number-style>
    <number:number-style style:name="N311">
      <style:text-properties fo:color="#ff0000"/>
      <number:text>-</number:text>
      <number:number number:decimal-places="0" number:min-integer-digits="1" number:grouping="true"/>
      <number:text> SFr.</number:text>
      <style:map style:condition="value()&gt;=0" style:apply-style-name="N311P0"/>
    </number:number-style>
    <number:number-style style:name="N313P0" style:volatile="true">
      <number:number number:decimal-places="2" number:min-integer-digits="1" number:grouping="true"/>
      <number:text> SFr.</number:text>
    </number:number-style>
    <number:number-style style:name="N313">
      <number:text>-</number:text>
      <number:number number:decimal-places="2" number:min-integer-digits="1" number:grouping="true"/>
      <number:text> SFr.</number:text>
      <style:map style:condition="value()&gt;=0" style:apply-style-name="N313P0"/>
    </number:number-style>
    <number:number-style style:name="N314P0" style:volatile="true">
      <number:number number:decimal-places="2" number:min-integer-digits="1" number:grouping="true"/>
      <number:text> SFr.</number:text>
    </number:number-style>
    <number:number-style style:name="N314">
      <style:text-properties fo:color="#ff0000"/>
      <number:text>-</number:text>
      <number:number number:decimal-places="2" number:min-integer-digits="1" number:grouping="true"/>
      <number:text> SFr.</number:text>
      <style:map style:condition="value()&gt;=0" style:apply-style-name="N314P0"/>
    </number:number-style>
    <number:number-style style:name="N318P0" style:volatile="true">
      <number:number number:decimal-places="0" number:min-integer-digits="1" number:grouping="true"/>
      <number:text> SFr. </number:text>
    </number:number-style>
    <number:number-style style:name="N318P1" style:volatile="true">
      <number:text>-</number:text>
      <number:number number:decimal-places="0" number:min-integer-digits="1" number:grouping="true"/>
      <number:text> SFr. </number:text>
    </number:number-style>
    <number:number-style style:name="N318P2" style:volatile="true">
      <number:text> - SFr.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2P0" style:volatile="true">
      <number:number number:decimal-places="0" number:min-integer-digits="1" number:grouping="true"/>
      <number:text>        </number:text>
    </number:number-style>
    <number:number-style style:name="N322P1" style:volatile="true">
      <number:text>-</number:text>
      <number:number number:decimal-places="0" number:min-integer-digits="1" number:grouping="true"/>
      <number:text>        </number:text>
    </number:number-style>
    <number:number-style style:name="N322P2" style:volatile="true">
      <number:text> -       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number:min-integer-digits="1" number:grouping="true"/>
      <number:text> SFr. </number:text>
    </number:number-style>
    <number:number-style style:name="N326P1" style:volatile="true">
      <number:text>-</number:text>
      <number:number number:decimal-places="2" number:min-integer-digits="1" number:grouping="true"/>
      <number:text> SFr. </number:text>
    </number:number-style>
    <number:number-style style:name="N326P2" style:volatile="true">
      <number:text> -</number:text>
      <number:number number:decimal-places="0" number:min-integer-digits="0"/>
      <number:text> SFr.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number:min-integer-digits="1" number:grouping="true"/>
      <number:text>        </number:text>
    </number:number-style>
    <number:number-style style:name="N330P1" style:volatile="true">
      <number:text>-</number:text>
      <number:number number:decimal-places="2" number:min-integer-digits="1" number:grouping="true"/>
      <number:text>        </number:text>
    </number:number-style>
    <number:number-style style:name="N330P2" style:volatile="true">
      <number:text> -</number:text>
      <number:number number:decimal-places="0" number:min-integer-digits="0"/>
      <number:text>       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0" number:min-integer-digits="1" number:grouping="true"/>
      <number:text>%</number:text>
    </number:percentage-style>
    <number:number-style style:name="N332">
      <number:number number:decimal-places="5" number:min-integer-digits="1"/>
    </number:number-style>
    <number:number-style style:name="N333">
      <number:number number:decimal-places="4" number:min-integer-digits="0" number:decimal-replacement=""/>
      <number:text>.</number:text>
    </number:number-style>
    <number:number-style style:name="N334">
      <number:number number:decimal-places="3" number:min-integer-digits="0" number:decimal-replacement=""/>
      <number:text>.</number:text>
    </number:number-style>
    <number:number-style style:name="N335">
      <number:text>€ </number:text>
      <number:number number:decimal-places="4" number:min-integer-digits="0" number:decimal-replacement=""/>
      <number:text>.</number:text>
    </number:number-style>
    <number:number-style style:name="N336">
      <number:text>€ </number:text>
      <number:number number:decimal-places="5" number:min-integer-digits="0" number:decimal-replacement=""/>
      <number:text>.</number:text>
    </number:number-style>
    <number:number-style style:name="N337">
      <number:text>€ </number:text>
      <number:number number:decimal-places="6" number:min-integer-digits="0" number:decimal-replacement=""/>
      <number:text>.</number:text>
    </number:number-style>
    <number:number-style style:name="N338">
      <number:text>€ </number:text>
      <number:number number:decimal-places="5" number:min-integer-digits="0" number:decimal-replacement=""/>
      <number:text>,</number:text>
    </number:number-style>
    <number:number-style style:name="N339">
      <number:text>€ </number:text>
      <number:number number:decimal-places="3" number:min-integer-digits="0" number:decimal-replacement=""/>
      <number:text>.</number:text>
    </number:number-style>
    <number:number-style style:name="N340">
      <number:text>L. </number:text>
      <number:number number:decimal-places="5" number:min-integer-digits="0" number:decimal-replacement=""/>
      <number:text>.</number:text>
    </number:number-style>
    <number:number-style style:name="N342P0" style:volatile="true">
      <number:text>E </number:text>
      <number:number number:decimal-places="0" number:min-integer-digits="1" number:grouping="true"/>
    </number:number-style>
    <number:number-style style:name="N342">
      <style:text-properties fo:color="#ff0000"/>
      <number:text>-E </number:text>
      <number:number number:decimal-places="0" number:min-integer-digits="1" number:grouping="true"/>
      <style:map style:condition="value()&gt;=0" style:apply-style-name="N342P0"/>
    </number:number-style>
    <number:currency-style style:name="N343">
      <number:currency-symbol>€</number:currency-symbol>
      <number:text> </number:text>
      <number:number number:decimal-places="2" number:min-integer-digits="1" number:grouping="true"/>
    </number:currency-style>
    <number:number-style style:name="N344">
      <number:text>€ </number:text>
      <number:number number:decimal-places="2" number:min-integer-digits="1"/>
    </number:number-style>
    <number:time-style style:name="N345">
      <number:hours/>
      <number:text>.</number:text>
      <number:minutes number:style="long"/>
    </number:time-style>
    <number:date-style style:name="N346">
      <number:day/>
      <number:text>.</number:text>
      <number:month/>
    </number:date-style>
    <number:number-style style:name="N347">
      <number:number number:decimal-places="0" number:min-integer-digits="5"/>
    </number:number-style>
    <number:number-style style:name="N348">
      <number:number number:decimal-places="6" number:min-integer-digits="1"/>
    </number:number-style>
    <number:date-style style:name="N349">
      <number:day number:style="long"/>
      <number:text>.</number:text>
      <number:month number:style="long"/>
      <number:text>.</number:text>
      <number:year/>
    </number:date-style>
    <number:number-style style:name="N350">
      <number:number number:decimal-places="5" number:min-integer-digits="1" number:grouping="true"/>
    </number:number-style>
    <number:number-style style:name="N352P0" style:volatile="true">
      <number:text>€ </number:text>
      <number:number number:decimal-places="0" number:min-integer-digits="1" number:grouping="true"/>
      <number:text> </number:text>
    </number:number-style>
    <number:number-style style:name="N352">
      <number:text>(€ </number:text>
      <number:number number:decimal-places="0" number:min-integer-digits="1" number:grouping="true"/>
      <number:text>)</number:text>
      <style:map style:condition="value()&gt;=0" style:apply-style-name="N352P0"/>
    </number:number-style>
    <number:number-style style:name="N353P0" style:volatile="true">
      <number:text>€ </number:text>
      <number:number number:decimal-places="0" number:min-integer-digits="1" number:grouping="true"/>
      <number:text> </number:text>
    </number:number-style>
    <number:number-style style:name="N353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353P0"/>
    </number:number-style>
    <number:number-style style:name="N355P0" style:volatile="true">
      <number:text>€ </number:text>
      <number:number number:decimal-places="2" number:min-integer-digits="1" number:grouping="true"/>
      <number:text> </number:text>
    </number:number-style>
    <number:number-style style:name="N355">
      <number:text>(€ </number:text>
      <number:number number:decimal-places="2" number:min-integer-digits="1" number:grouping="true"/>
      <number:text>)</number:text>
      <style:map style:condition="value()&gt;=0" style:apply-style-name="N355P0"/>
    </number:number-style>
    <number:number-style style:name="N356P0" style:volatile="true">
      <number:text>€ </number:text>
      <number:number number:decimal-places="2" number:min-integer-digits="1" number:grouping="true"/>
      <number:text> </number:text>
    </number:number-style>
    <number:number-style style:name="N356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356P0"/>
    </number:number-style>
    <number:number-style style:name="N358P0" style:volatile="true">
      <number:number number:decimal-places="0" number:min-integer-digits="1" number:grouping="true"/>
      <number:text> </number:text>
    </number:number-style>
    <number:number-style style:name="N358P1" style:volatile="true">
      <number:text> (</number:text>
      <number:number number:decimal-places="0" number:min-integer-digits="1" number:grouping="true"/>
      <number:text>)</number:text>
    </number:number-style>
    <number:number-style style:name="N358P2" style:volatile="true">
      <number:text> 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text> € </number:text>
      <number:number number:decimal-places="0" number:min-integer-digits="1" number:grouping="true"/>
      <number:text> </number:text>
    </number:number-style>
    <number:number-style style:name="N360P1" style:volatile="true">
      <number:text> € (</number:text>
      <number:number number:decimal-places="0" number:min-integer-digits="1" number:grouping="true"/>
      <number:text>)</number:text>
    </number:number-style>
    <number:number-style style:name="N360P2" style:volatile="true">
      <number:text> € 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2" number:min-integer-digits="1" number:grouping="true"/>
      <number:text> </number:text>
    </number:number-style>
    <number:number-style style:name="N362P1" style:volatile="true">
      <number:text> (</number:text>
      <number:number number:decimal-places="2" number:min-integer-digits="1" number:grouping="true"/>
      <number:text>)</number:text>
    </number:number-style>
    <number:number-style style:name="N362P2" style:volatile="true">
      <number:text> -</number:text>
      <number:number number: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4P0" style:volatile="true">
      <number:text> € </number:text>
      <number:number number:decimal-places="2" number:min-integer-digits="1" number:grouping="true"/>
      <number:text> </number:text>
    </number:number-style>
    <number:number-style style:name="N364P1" style:volatile="true">
      <number:text> € (</number:text>
      <number:number number:decimal-places="2" number:min-integer-digits="1" number:grouping="true"/>
      <number:text>)</number:text>
    </number:number-style>
    <number:number-style style:name="N364P2" style:volatile="true">
      <number:text> €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  </number:text>
      <number:number number:decimal-places="0" number:min-integer-digits="1" number:grouping="true"/>
    </number:number-style>
    <number:number-style style:name="N366">
      <number:text> -</number:text>
      <number:number number:decimal-places="0" number:min-integer-digits="1" number:grouping="true"/>
      <style:map style:condition="value()&gt;=0" style:apply-style-name="N366P0"/>
    </number:number-style>
    <number:number-style style:name="N368P0" style:volatile="true">
      <number:text>  </number:text>
      <number:number number:decimal-places="2" number:min-integer-digits="1" number:grouping="true"/>
    </number:number-style>
    <number:number-style style:name="N368">
      <number:text> -</number:text>
      <number:number number:decimal-places="2" number:min-integer-digits="1" number:grouping="true"/>
      <style:map style:condition="value()&gt;=0" style:apply-style-name="N368P0"/>
    </number:number-style>
    <number:currency-style style:name="N370P0" style:volatile="true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370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372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372P0"/>
    </number:currency-style>
    <number:currency-style style:name="N37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4P0"/>
    </number:currency-style>
    <number:currency-style style:name="N3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77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77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377P0"/>
      <style:map style:condition="value()&lt;0" style:apply-style-name="N377P1"/>
    </number:currency-style>
    <number:number-style style:name="N380P0" style:volatile="true">
      <number:number number:decimal-places="4" number:min-integer-digits="1" number:grouping="true"/>
      <number:text> </number:text>
    </number:number-style>
    <number:number-style style:name="N380P1" style:volatile="true">
      <number:text>-</number:text>
      <number:number number:decimal-places="4" number:min-integer-digits="1" number:grouping="true"/>
      <number:text> </number:text>
    </number:number-style>
    <number:number-style style:name="N380P2" style:volatile="true">
      <number:text> -</number:text>
      <number:number number: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381">
      <number:day number:style="long"/>
      <number:text>. </number:text>
      <number:month number:textual="true"/>
      <number:text> </number:text>
      <number:year/>
    </number:date-style>
    <number:date-style style:name="N382">
      <number:day number:style="long"/>
      <number:text>. </number:text>
      <number:month number:textual="true"/>
    </number:date-style>
    <number:date-style style:name="N383">
      <number:month number:textual="true"/>
      <number:text> </number:text>
      <number:year/>
    </number:date-style>
    <number:time-style style:name="N384">
      <number:hours/>
      <number:text>.</number:text>
      <number:minutes number:style="long"/>
      <number:text> </number:text>
      <number:am-pm/>
    </number:time-style>
    <number:time-style style:name="N385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386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389P0" style:volatile="true">
      <number:text> L. </number:text>
      <number:number number:decimal-places="1" number:min-integer-digits="1" number:grouping="true"/>
      <number:text> </number:text>
    </number:number-style>
    <number:number-style style:name="N389P1" style:volatile="true">
      <number:text>-L. </number:text>
      <number:number number:decimal-places="1" number:min-integer-digits="1" number:grouping="true"/>
      <number:text> </number:text>
    </number:number-style>
    <number:number-style style:name="N389P2" style:volatile="true">
      <number:text> L. -</number:text>
      <number:number number:decimal-places="0" number:min-integer-digits="0"/>
      <number:text>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2P0" style:volatile="true">
      <number:text> L. </number:text>
      <number:number number:decimal-places="3" number:min-integer-digits="1" number:grouping="true"/>
      <number:text> </number:text>
    </number:number-style>
    <number:number-style style:name="N392P1" style:volatile="true">
      <number:text>-L. </number:text>
      <number:number number:decimal-places="3" number:min-integer-digits="1" number:grouping="true"/>
      <number:text> </number:text>
    </number:number-style>
    <number:number-style style:name="N392P2" style:volatile="true">
      <number:text> L. -</number:text>
      <number:number number:decimal-places="0" number:min-integer-digits="0"/>
      <number:text>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currency-symbol>L.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394">
      <style:text-properties fo:color="#ff0000"/>
      <number:text>-</number:text>
      <number:currency-symbol>L.</number:currency-symbol>
      <number:text> </number:text>
      <number:number number:decimal-places="0" number:min-integer-digits="1">
        <number:embedded-text number:position="3"> </number:embedded-text>
      </number:number>
      <style:map style:condition="value()&gt;=0" style:apply-style-name="N394P0"/>
    </number:currency-style>
    <number:number-style style:name="N395">
      <number:number number:decimal-places="0" number:min-integer-digits="4" number:grouping="true"/>
    </number:number-style>
    <number:currency-style style:name="N397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397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397P0"/>
    </number:currency-style>
    <number:currency-style style:name="N399P0" style:volatile="true">
      <number:currency-symbol number:language="it" number:country="IT">€</number:currency-symbol>
      <number:text> </number:text>
      <number:number number:decimal-places="5" number:min-integer-digits="1" number:grouping="true"/>
    </number:currency-style>
    <number:currency-style style:name="N399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integer-digits="1" number:grouping="true"/>
      <style:map style:condition="value()&gt;=0" style:apply-style-name="N399P0"/>
    </number:currency-style>
    <number:date-style style:name="N400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number-style style:name="N402P0" style:volatile="true">
      <number:text>Sì</number:text>
    </number:number-style>
    <number:number-style style:name="N402P1" style:volatile="true">
      <number:text>Sì</number:text>
    </number:number-style>
    <number:number-style style:name="N402">
      <number:text>No</number:text>
      <style:map style:condition="value()&gt;0" style:apply-style-name="N402P0"/>
      <style:map style:condition="value()&lt;0" style:apply-style-name="N402P1"/>
    </number:number-style>
    <number:number-style style:name="N404P0" style:volatile="true">
      <number:text>Vero</number:text>
    </number:number-style>
    <number:number-style style:name="N404P1" style:volatile="true">
      <number:text>Vero</number:text>
    </number:number-style>
    <number:number-style style:name="N404">
      <number:text>Falso</number:text>
      <style:map style:condition="value()&gt;0" style:apply-style-name="N404P0"/>
      <style:map style:condition="value()&lt;0" style:apply-style-name="N404P1"/>
    </number:number-style>
    <number:number-style style:name="N406P0" style:volatile="true">
      <number:text>Attivo</number:text>
    </number:number-style>
    <number:number-style style:name="N406P1" style:volatile="true">
      <number:text>Attivo</number:text>
    </number:number-style>
    <number:number-style style:name="N406">
      <number:text>Disattivo</number:text>
      <style:map style:condition="value()&gt;0" style:apply-style-name="N406P0"/>
      <style:map style:condition="value()&lt;0" style:apply-style-name="N406P1"/>
    </number:number-style>
    <number:currency-style style:name="N408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408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408P0"/>
    </number:currency-style>
    <number:number-style style:name="N409">
      <number:number number:decimal-places="0" number:min-integer-digits="4"/>
    </number:number-style>
    <number:number-style style:name="N410P0" style:volatile="true">
      <number:number number:decimal-places="2" number:min-integer-digits="1" number:grouping="true"/>
    </number:number-style>
    <number:number-style style:name="N410">
      <style:text-properties fo:color="#ff0000"/>
      <number:number number:decimal-places="2" number:min-integer-digits="1" number:grouping="true"/>
      <style:map style:condition="value()&gt;=0" style:apply-style-name="N410P0"/>
    </number:number-style>
    <number:number-style style:name="N411P0" style:volatile="true">
      <number:number number:decimal-places="2" number:min-integer-digits="1"/>
    </number:number-style>
    <number:number-style style:name="N411">
      <style:text-properties fo:color="#ff0000"/>
      <number:text>-</number:text>
      <number:number number:decimal-places="2" number:min-integer-digits="1"/>
      <style:map style:condition="value()&gt;=0" style:apply-style-name="N411P0"/>
    </number:number-style>
    <number:number-style style:name="N412P0" style:volatile="true">
      <number:number number:decimal-places="0" number:min-integer-digits="1"/>
    </number:number-style>
    <number:number-style style:name="N412">
      <style:text-properties fo:color="#ff0000"/>
      <number:text>-</number:text>
      <number:number number:decimal-places="0" number:min-integer-digits="1"/>
      <style:map style:condition="value()&gt;=0" style:apply-style-name="N412P0"/>
    </number:number-style>
    <number:number-style style:name="N413P0" style:volatile="true">
      <number:number number:decimal-places="1" number:min-integer-digits="1"/>
    </number:number-style>
    <number:number-style style:name="N413">
      <style:text-properties fo:color="#ff0000"/>
      <number:text>-</number:text>
      <number:number number:decimal-places="1" number:min-integer-digits="1"/>
      <style:map style:condition="value()&gt;=0" style:apply-style-name="N413P0"/>
    </number:number-style>
    <number:number-style style:name="N414">
      <number:number number:decimal-places="7" number:min-integer-digits="1"/>
    </number:number-style>
    <number:number-style style:name="N415">
      <number:number number:decimal-places="9" number:min-integer-digits="1"/>
    </number:number-style>
    <number:number-style style:name="N416">
      <number:number number:decimal-places="0" number:min-integer-digits="2"/>
    </number:number-style>
    <number:date-style style:name="N417">
      <number:month number:style="long" number:textual="true"/>
      <number:text> </number:text>
      <number:year number:style="long"/>
    </number:date-style>
    <number:number-style style:name="N419P0" style:volatile="true">
      <number:text>€</number:text>
      <number:number number:decimal-places="0" number:min-integer-digits="1" number:grouping="true"/>
    </number:number-style>
    <number:number-style style:name="N419">
      <number:text>-€</number:text>
      <number:number number:decimal-places="0" number:min-integer-digits="1" number:grouping="true"/>
      <style:map style:condition="value()&gt;=0" style:apply-style-name="N419P0"/>
    </number:number-style>
    <number:number-style style:name="N420P0" style:volatile="true">
      <number:text>€</number:text>
      <number:number number:decimal-places="0" number:min-integer-digits="1" number:grouping="true"/>
    </number:number-style>
    <number:number-style style:name="N420">
      <style:text-properties fo:color="#ff0000"/>
      <number:text>-€</number:text>
      <number:number number:decimal-places="0" number:min-integer-digits="1" number:grouping="true"/>
      <style:map style:condition="value()&gt;=0" style:apply-style-name="N420P0"/>
    </number:number-style>
    <number:number-style style:name="N421">
      <number:text>€</number:text>
      <number:number number:decimal-places="2" number:min-integer-digits="1" number:grouping="true"/>
    </number:number-style>
    <number:number-style style:name="N422P0" style:volatile="true">
      <number:text>€</number:text>
      <number:number number:decimal-places="2" number:min-integer-digits="1" number:grouping="true"/>
    </number:number-style>
    <number:number-style style:name="N422">
      <number:text>-€</number:text>
      <number:number number:decimal-places="2" number:min-integer-digits="1" number:grouping="true"/>
      <style:map style:condition="value()&gt;=0" style:apply-style-name="N422P0"/>
    </number:number-style>
    <number:number-style style:name="N423P0" style:volatile="true">
      <number:text>€</number:text>
      <number:number number:decimal-places="2" number:min-integer-digits="1" number:grouping="true"/>
    </number:number-style>
    <number:number-style style:name="N423">
      <style:text-properties fo:color="#ff0000"/>
      <number:text>-€</number:text>
      <number:number number:decimal-places="2" number:min-integer-digits="1" number:grouping="true"/>
      <style:map style:condition="value()&gt;=0" style:apply-style-name="N423P0"/>
    </number:number-style>
    <number:number-style style:name="N427P0" style:volatile="true">
      <number:text> €</number:text>
      <number:number number:decimal-places="0" number:min-integer-digits="1" number:grouping="true"/>
      <number:text> </number:text>
    </number:number-style>
    <number:number-style style:name="N427P1" style:volatile="true">
      <number:text>-€</number:text>
      <number:number number:decimal-places="0" number:min-integer-digits="1" number:grouping="true"/>
      <number:text> </number:text>
    </number:number-style>
    <number:number-style style:name="N427P2" style:volatile="true">
      <number:text> €-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9P0" style:volatile="true">
      <number:text> €</number:text>
      <number:number number:decimal-places="2" number:min-integer-digits="1" number:grouping="true"/>
      <number:text> </number:text>
    </number:number-style>
    <number:number-style style:name="N429P1" style:volatile="true">
      <number:text>-€</number:text>
      <number:number number:decimal-places="2" number:min-integer-digits="1" number:grouping="true"/>
      <number:text> </number:text>
    </number:number-style>
    <number:number-style style:name="N429P2" style:volatile="true">
      <number:text> €-</number:text>
      <number:number number:decimal-places="0" number:min-integer-digits="0"/>
      <number:text> </number:text>
    </number:number-style>
    <number:text-style style:name="N429"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number-style style:name="N431P0" style:volatile="true">
      <number:text>. </number:text>
      <number:number number:decimal-places="0" number:min-integer-digits="1" number:grouping="true"/>
    </number:number-style>
    <number:number-style style:name="N431">
      <number:text>-. </number:text>
      <number:number number:decimal-places="0" number:min-integer-digits="1" number:grouping="true"/>
      <style:map style:condition="value()&gt;=0" style:apply-style-name="N431P0"/>
    </number:number-style>
    <number:number-style style:name="N432P0" style:volatile="true">
      <number:text>. </number:text>
      <number:number number:decimal-places="0" number:min-integer-digits="1" number:grouping="true"/>
    </number:number-style>
    <number:number-style style:name="N432">
      <style:text-properties fo:color="#ff0000"/>
      <number:text>-. </number:text>
      <number:number number:decimal-places="0" number:min-integer-digits="1" number:grouping="true"/>
      <style:map style:condition="value()&gt;=0" style:apply-style-name="N432P0"/>
    </number:number-style>
    <number:number-style style:name="N434P0" style:volatile="true">
      <number:text>. </number:text>
      <number:number number:decimal-places="2" number:min-integer-digits="1" number:grouping="true"/>
    </number:number-style>
    <number:number-style style:name="N434">
      <number:text>-. </number:text>
      <number:number number:decimal-places="2" number:min-integer-digits="1" number:grouping="true"/>
      <style:map style:condition="value()&gt;=0" style:apply-style-name="N434P0"/>
    </number:number-style>
    <number:number-style style:name="N435P0" style:volatile="true">
      <number:text>. </number:text>
      <number:number number:decimal-places="2" number:min-integer-digits="1" number:grouping="true"/>
    </number:number-style>
    <number:number-style style:name="N435">
      <style:text-properties fo:color="#ff0000"/>
      <number:text>-. </number:text>
      <number:number number:decimal-places="2" number:min-integer-digits="1" number:grouping="true"/>
      <style:map style:condition="value()&gt;=0" style:apply-style-name="N435P0"/>
    </number:number-style>
    <number:number-style style:name="N439P0" style:volatile="true">
      <number:text> . </number:text>
      <number:number number:decimal-places="0" number:min-integer-digits="1" number:grouping="true"/>
      <number:text> </number:text>
    </number:number-style>
    <number:number-style style:name="N439P1" style:volatile="true">
      <number:text>-. </number:text>
      <number:number number:decimal-places="0" number:min-integer-digits="1" number:grouping="true"/>
      <number:text> </number:text>
    </number:number-style>
    <number:number-style style:name="N439P2" style:volatile="true">
      <number:text> . -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3P0" style:volatile="true">
      <number:text> . </number:text>
      <number:number number:decimal-places="2" number:min-integer-digits="1" number:grouping="true"/>
      <number:text> </number:text>
    </number:number-style>
    <number:number-style style:name="N443P1" style:volatile="true">
      <number:text>-. </number:text>
      <number:number number:decimal-places="2" number:min-integer-digits="1" number:grouping="true"/>
      <number:text> </number:text>
    </number:number-style>
    <number:number-style style:name="N443P2" style:volatile="true">
      <number:text> . -</number:text>
      <number:number number:decimal-places="0" number:min-integer-digits="0"/>
      <number:text>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5P0" style:volatile="true">
      <number:text>L. </number:text>
      <number:number number:decimal-places="0" number:min-integer-digits="3">
        <number:embedded-text number:position="2">.</number:embedded-text>
      </number:number>
    </number:number-style>
    <number:number-style style:name="N445">
      <number:text>-L. </number:text>
      <number:number number:decimal-places="0" number:min-integer-digits="3">
        <number:embedded-text number:position="2">.</number:embedded-text>
      </number:number>
      <style:map style:condition="value()&gt;=0" style:apply-style-name="N445P0"/>
    </number:number-style>
    <number:number-style style:name="N446P0" style:volatile="true">
      <number:text>L. </number:text>
      <number:number number:decimal-places="0" number:min-integer-digits="3">
        <number:embedded-text number:position="2">.</number:embedded-text>
      </number:number>
    </number:number-style>
    <number:number-style style:name="N446">
      <style:text-properties fo:color="#ff0000"/>
      <number:text>-L. </number:text>
      <number:number number:decimal-places="0" number:min-integer-digits="3">
        <number:embedded-text number:position="2">.</number:embedded-text>
      </number:number>
      <style:map style:condition="value()&gt;=0" style:apply-style-name="N446P0"/>
    </number:number-style>
    <number:number-style style:name="N449P0" style:volatile="true">
      <number:text> L. 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49P1" style:volatile="true">
      <number:text>-L. 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49P2" style:volatile="true">
      <number:text> L. -</number:text>
      <number:number number:decimal-places="0" number:min-integer-digits="0"/>
      <number:text>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2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2P1" style:volatile="true">
      <number:text>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2P2" style:volatile="true">
      <number:text>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3P1" style:volatile="true">
      <number:text>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453P2" style:volatile="true">
      <number:text> -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currency-style style:name="N4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56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456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9P0" style:volatile="true">
      <number:number number:decimal-places="1" number:min-integer-digits="1" number:grouping="true"/>
      <number:text> </number:text>
    </number:number-style>
    <number:number-style style:name="N459P1" style:volatile="true">
      <number:text>-</number:text>
      <number:number number:decimal-places="1" number:min-integer-digits="1" number:grouping="true"/>
      <number:text> </number:text>
    </number:number-style>
    <number:number-style style:name="N459P2" style:volatile="true">
      <number:text> -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currency-style style:name="N46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46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460P0"/>
    </number:currency-style>
    <number:currency-style style:name="N463P0" style:volatile="true">
      <number:currency-symbol>€</number:currency-symbol>
      <number:text> </number:text>
      <number:number number:decimal-places="1" number:min-integer-digits="1" number:grouping="true"/>
      <number:text> </number:text>
    </number:currency-style>
    <number:currency-style style:name="N463P1" style:volatile="true">
      <number:currency-symbol>€</number:currency-symbol>
      <number:text> -</number:text>
      <number:number number:decimal-places="1" number:min-integer-digits="1" number:grouping="true"/>
      <number:text> </number:text>
    </number:currency-style>
    <number:currency-style style:name="N463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currency-style style:name="N466P0" style:volatile="true">
      <number:currency-symbol>€</number:currency-symbol>
      <number:text> </number:text>
      <number:number number:decimal-places="0" number:min-integer-digits="1" number:grouping="true"/>
      <number:text> </number:text>
    </number:currency-style>
    <number:currency-style style:name="N466P1" style:volatile="true">
      <number:currency-symbol>€</number:currency-symbol>
      <number:text> -</number:text>
      <number:number number:decimal-places="0" number:min-integer-digits="1" number:grouping="true"/>
      <number:text> </number:text>
    </number:currency-style>
    <number:currency-style style:name="N466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7P0" style:volatile="true">
      <number:number number:decimal-places="1" number:min-integer-digits="1" number:grouping="true"/>
      <number:text> </number:text>
    </number:number-style>
    <number:number-style style:name="N467">
      <number:text>-</number:text>
      <number:number number:decimal-places="1" number:min-integer-digits="1" number:grouping="true"/>
      <number:text> </number:text>
      <style:map style:condition="value()&gt;=0" style:apply-style-name="N467P0"/>
    </number:number-style>
    <number:currency-style style:name="N470P0" style:volatile="true">
      <number:currency-symbol>€</number:currency-symbol>
      <number:text> </number:text>
      <number:number number:decimal-places="3" number:min-integer-digits="1" number:grouping="true"/>
      <number:text> </number:text>
    </number:currency-style>
    <number:currency-style style:name="N470P1" style:volatile="true">
      <number:currency-symbol>€</number:currency-symbol>
      <number:text> -</number:text>
      <number:number number:decimal-places="3" number:min-integer-digits="1" number:grouping="true"/>
      <number:text> </number:text>
    </number:currency-style>
    <number:currency-style style:name="N470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currency-style style:name="N47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71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71P0"/>
    </number:currency-style>
    <number:number-style style:name="N472P0" style:volatile="true">
      <number:text> €</number:text>
      <number:number number:decimal-places="2" number:min-integer-digits="1" number:grouping="true"/>
      <number:text> </number:text>
    </number:number-style>
    <number:number-style style:name="N472P1" style:volatile="true">
      <number:text> € (</number:text>
      <number:number number:decimal-places="2" number:min-integer-digits="1" number:grouping="true"/>
      <number:text>)</number:text>
    </number:number-style>
    <number:number-style style:name="N472P2" style:volatile="true">
      <number:text> €-</number:text>
      <number:number number:decimal-places="0" number:min-integer-digits="0"/>
      <number:text>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3P0" style:volatile="true">
      <number:text> € </number:text>
      <number:number number:decimal-places="2" number:min-integer-digits="1" number:grouping="true"/>
      <number:text> </number:text>
    </number:number-style>
    <number:number-style style:name="N473P1" style:volatile="true">
      <number:text> € (</number:text>
      <number:number number:decimal-places="2" number:min-integer-digits="1" number:grouping="true"/>
      <number:text>)</number:text>
    </number:number-style>
    <number:number-style style:name="N473P2" style:volatile="true">
      <number:text> €-</number:text>
      <number:number number: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5P0" style:volatile="true">
      <number:text>$</number:text>
      <number:number number:decimal-places="0" number:min-integer-digits="1" number:grouping="true"/>
      <number:text> </number:text>
    </number:number-style>
    <number:number-style style:name="N475">
      <number:text>($</number:text>
      <number:number number:decimal-places="0" number:min-integer-digits="1" number:grouping="true"/>
      <number:text>)</number:text>
      <style:map style:condition="value()&gt;=0" style:apply-style-name="N475P0"/>
    </number:number-style>
    <number:number-style style:name="N476P0" style:volatile="true">
      <number:text>$</number:text>
      <number:number number:decimal-places="0" number:min-integer-digits="1" number:grouping="true"/>
      <number:text> </number:text>
    </number:number-style>
    <number:number-style style:name="N4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476P0"/>
    </number:number-style>
    <number:number-style style:name="N478P0" style:volatile="true">
      <number:text>$</number:text>
      <number:number number:decimal-places="2" number:min-integer-digits="1" number:grouping="true"/>
      <number:text> </number:text>
    </number:number-style>
    <number:number-style style:name="N478">
      <number:text>($</number:text>
      <number:number number:decimal-places="2" number:min-integer-digits="1" number:grouping="true"/>
      <number:text>)</number:text>
      <style:map style:condition="value()&gt;=0" style:apply-style-name="N478P0"/>
    </number:number-style>
    <number:number-style style:name="N479P0" style:volatile="true">
      <number:text>$</number:text>
      <number:number number:decimal-places="2" number:min-integer-digits="1" number:grouping="true"/>
      <number:text> </number:text>
    </number:number-style>
    <number:number-style style:name="N4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9P0"/>
    </number:number-style>
    <number:date-style style:name="N48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84P0" style:volatile="true">
      <number:text> $</number:text>
      <number:number number:decimal-places="0" number:min-integer-digits="1" number:grouping="true"/>
      <number:text> </number:text>
    </number:number-style>
    <number:number-style style:name="N484P1" style:volatile="true">
      <number:text> $(</number:text>
      <number:number number:decimal-places="0" number:min-integer-digits="1" number:grouping="true"/>
      <number:text>)</number:text>
    </number:number-style>
    <number:number-style style:name="N484P2" style:volatile="true">
      <number:text> $-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number-style style:name="N488P0" style:volatile="true">
      <number:text> $</number:text>
      <number:number number:decimal-places="2" number:min-integer-digits="1" number:grouping="true"/>
      <number:text> </number:text>
    </number:number-style>
    <number:number-style style:name="N488P1" style:volatile="true">
      <number:text> $(</number:text>
      <number:number number:decimal-places="2" number:min-integer-digits="1" number:grouping="true"/>
      <number:text>)</number:text>
    </number:number-style>
    <number:number-style style:name="N488P2" style:volatile="true">
      <number:text> $-</number:text>
      <number:number number:decimal-places="0" number:min-integer-digits="0"/>
      <number:text>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89">
      <number:text>=</number:text>
    </number:number-style>
    <number:number-style style:name="N490">
      <number:number number:decimal-places="6" number:min-integer-digits="0" number:decimal-replacement=""/>
    </number:number-style>
    <number:currency-style style:name="N4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91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91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text>IR£</number:text>
      <number:number number:decimal-places="0" number:min-integer-digits="1" number:grouping="true"/>
    </number:number-style>
    <number:number-style style:name="N493">
      <number:text>-IR£</number:text>
      <number:number number:decimal-places="0" number:min-integer-digits="1" number:grouping="true"/>
      <style:map style:condition="value()&gt;=0" style:apply-style-name="N493P0"/>
    </number:number-style>
    <number:number-style style:name="N494P0" style:volatile="true">
      <number:text>IR£</number:text>
      <number:number number:decimal-places="0" number:min-integer-digits="1" number:grouping="true"/>
    </number:number-style>
    <number:number-style style:name="N494">
      <style:text-properties fo:color="#ff0000"/>
      <number:text>-IR£</number:text>
      <number:number number:decimal-places="0" number:min-integer-digits="1" number:grouping="true"/>
      <style:map style:condition="value()&gt;=0" style:apply-style-name="N494P0"/>
    </number:number-style>
    <number:number-style style:name="N496P0" style:volatile="true">
      <number:text>IR£</number:text>
      <number:number number:decimal-places="2" number:min-integer-digits="1" number:grouping="true"/>
    </number:number-style>
    <number:number-style style:name="N496">
      <number:text>-IR£</number:text>
      <number:number number:decimal-places="2" number:min-integer-digits="1" number:grouping="true"/>
      <style:map style:condition="value()&gt;=0" style:apply-style-name="N496P0"/>
    </number:number-style>
    <number:number-style style:name="N497P0" style:volatile="true">
      <number:text>IR£</number:text>
      <number:number number:decimal-places="2" number:min-integer-digits="1" number:grouping="true"/>
    </number:number-style>
    <number:number-style style:name="N497">
      <style:text-properties fo:color="#ff0000"/>
      <number:text>-IR£</number:text>
      <number:number number:decimal-places="2" number:min-integer-digits="1" number:grouping="true"/>
      <style:map style:condition="value()&gt;=0" style:apply-style-name="N497P0"/>
    </number:number-style>
    <number:number-style style:name="N501P0" style:volatile="true">
      <number:text> IR£</number:text>
      <number:number number:decimal-places="0" number:min-integer-digits="1" number:grouping="true"/>
      <number:text> </number:text>
    </number:number-style>
    <number:number-style style:name="N501P1" style:volatile="true">
      <number:text>-IR£</number:text>
      <number:number number:decimal-places="0" number:min-integer-digits="1" number:grouping="true"/>
      <number:text> </number:text>
    </number:number-style>
    <number:number-style style:name="N501P2" style:volatile="true">
      <number:text> IR£-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5P0" style:volatile="true">
      <number:text> IR£</number:text>
      <number:number number:decimal-places="2" number:min-integer-digits="1" number:grouping="true"/>
      <number:text> </number:text>
    </number:number-style>
    <number:number-style style:name="N505P1" style:volatile="true">
      <number:text>-IR£</number:text>
      <number:number number:decimal-places="2" number:min-integer-digits="1" number:grouping="true"/>
      <number:text> </number:text>
    </number:number-style>
    <number:number-style style:name="N505P2" style:volatile="true">
      <number:text> IR£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currency-style style:name="N509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09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09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currency-style style:name="N513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3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3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currency-style style:name="N517P0" style:volatile="true">
      <number:number number: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17P1" style:volatile="true">
      <number:text> -</number:text>
      <number:number number: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17P2" style:volatile="true">
      <number:text> -</number:text>
      <number:number number: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20P0" style:volatile="true">
      <number:number number: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0P1" style:volatile="true"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0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currency-style style:name="N524P0" style:volatile="true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524P1" style:volatile="true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524P2" style:volatile="true">
      <number:currency-symbol number:language="it" number:country="IT">€</number:currency-symbol>
      <number:text> -</number:text>
      <number:number number:decimal-places="0" number:min-integer-digits="0"/>
      <number:text> </number:text>
    </number:currency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5">
      <number:text>%</number:text>
    </number:number-style>
    <number:number-style style:name="N526P0" style:volatile="true">
      <number:number number:decimal-places="3" number:min-integer-digits="1"/>
    </number:number-style>
    <number:number-style style:name="N526">
      <style:text-properties fo:color="#ff0000"/>
      <number:text>-</number:text>
      <number:number number:decimal-places="3" number:min-integer-digits="1"/>
      <style:map style:condition="value()&gt;=0" style:apply-style-name="N526P0"/>
    </number:number-style>
    <number:currency-style style:name="N528P0" style:volatile="true">
      <number:currency-symbol number:language="it" number:country="IT">L.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528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>
        <number:embedded-text number:position="3"> </number:embedded-text>
      </number:number>
      <style:map style:condition="value()&gt;=0" style:apply-style-name="N528P0"/>
    </number:currency-style>
    <number:currency-style style:name="N5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29P0"/>
    </number:currency-style>
    <number:time-style style:name="N530">
      <number:hours/>
      <number:text>,</number:text>
      <number:minutes number:style="long"/>
      <number:text> </number:text>
      <number:am-pm/>
    </number:time-style>
    <number:time-style style:name="N531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532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534P0" style:volatile="true">
      <number:number number:decimal-places="0" number:min-integer-digits="1">
        <number:embedded-text number:position="3"> </number:embedded-text>
      </number:number>
      <number:text> </number:text>
    </number:number-style>
    <number:number-style style:name="N534">
      <number:text>-</number:text>
      <number:number number:decimal-places="0" number:min-integer-digits="1">
        <number:embedded-text number:position="3"> </number:embedded-text>
      </number:number>
      <number:text> </number:text>
      <style:map style:condition="value()&gt;=0" style:apply-style-name="N534P0"/>
    </number:number-style>
    <number:number-style style:name="N535P0" style:volatile="true">
      <number:number number:decimal-places="0" number:min-integer-digits="1">
        <number:embedded-text number:position="3"> </number:embedded-text>
      </number:number>
      <number:text> </number:text>
    </number:number-style>
    <number:number-style style:name="N535">
      <style:text-properties fo:color="#ff0000"/>
      <number:text>-</number:text>
      <number:number number:decimal-places="0" number:min-integer-digits="1">
        <number:embedded-text number:position="3"> </number:embedded-text>
      </number:number>
      <number:text> </number:text>
      <style:map style:condition="value()&gt;=0" style:apply-style-name="N535P0"/>
    </number:number-style>
    <number:number-style style:name="N537P0" style:volatile="true">
      <number:number number:decimal-places="2" number:min-integer-digits="1">
        <number:embedded-text number:position="3"> </number:embedded-text>
      </number:number>
      <number:text> </number:text>
    </number:number-style>
    <number:number-style style:name="N537">
      <number:text>-</number:text>
      <number:number number:decimal-places="2" number:min-integer-digits="1">
        <number:embedded-text number:position="3"> </number:embedded-text>
      </number:number>
      <number:text> </number:text>
      <style:map style:condition="value()&gt;=0" style:apply-style-name="N537P0"/>
    </number:number-style>
    <number:number-style style:name="N538P0" style:volatile="true">
      <number:number number:decimal-places="2" number:min-integer-digits="1">
        <number:embedded-text number:position="3"> </number:embedded-text>
      </number:number>
      <number:text> </number:text>
    </number:number-style>
    <number:number-style style:name="N538">
      <style:text-properties fo:color="#ff0000"/>
      <number:text>-</number:text>
      <number:number number:decimal-places="2" number:min-integer-digits="1">
        <number:embedded-text number:position="3"> </number:embedded-text>
      </number:number>
      <number:text> </number:text>
      <style:map style:condition="value()&gt;=0" style:apply-style-name="N538P0"/>
    </number:number-style>
    <number:time-style style:name="N539">
      <number:minutes number:style="long"/>
      <number:text>,</number:text>
      <number:seconds number:style="long"/>
    </number:time-style>
    <number:time-style style:name="N540" number:truncate-on-overflow="false">
      <number:hours/>
      <number:text>,</number:text>
      <number:minutes number:style="long"/>
      <number:text>,</number:text>
      <number:seconds number:style="long"/>
    </number:time-style>
    <number:time-style style:name="N541">
      <number:minutes number:style="long"/>
      <number:text>,</number:text>
      <number:seconds number:style="long" number:decimal-places="1"/>
    </number:time-style>
    <number:number-style style:name="N543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3">
      <number:text>-L. </number:text>
      <number:number number:decimal-places="0" number:min-integer-digits="1">
        <number:embedded-text number:position="3"> </number:embedded-text>
      </number:number>
      <style:map style:condition="value()&gt;=0" style:apply-style-name="N543P0"/>
    </number:number-style>
    <number:number-style style:name="N544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4">
      <style:text-properties fo:color="#ff0000"/>
      <number:text>-L. </number:text>
      <number:number number:decimal-places="0" number:min-integer-digits="1">
        <number:embedded-text number:position="3"> </number:embedded-text>
      </number:number>
      <style:map style:condition="value()&gt;=0" style:apply-style-name="N544P0"/>
    </number:number-style>
    <number:number-style style:name="N546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46">
      <number:text>-L. </number:text>
      <number:number number:decimal-places="2" number:min-integer-digits="1">
        <number:embedded-text number:position="3"> </number:embedded-text>
      </number:number>
      <style:map style:condition="value()&gt;=0" style:apply-style-name="N546P0"/>
    </number:number-style>
    <number:number-style style:name="N547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47">
      <style:text-properties fo:color="#ff0000"/>
      <number:text>-L. </number:text>
      <number:number number:decimal-places="2" number:min-integer-digits="1">
        <number:embedded-text number:position="3"> </number:embedded-text>
      </number:number>
      <style:map style:condition="value()&gt;=0" style:apply-style-name="N547P0"/>
    </number:number-style>
    <number:number-style style:name="N549P0" style:volatile="true">
      <number:text>L. </number:text>
      <number:number number:decimal-places="0" number:min-integer-digits="1">
        <number:embedded-text number:position="3"> </number:embedded-text>
      </number:number>
    </number:number-style>
    <number:number-style style:name="N549P1" style:volatile="true">
      <number:text>-L. </number:text>
      <number:number number:decimal-places="0" number:min-integer-digits="1">
        <number:embedded-text number:position="3"> </number:embedded-text>
      </number:number>
    </number:number-style>
    <number:number-style style:name="N549">
      <number:text>L. -</number:text>
      <style:map style:condition="value()&gt;0" style:apply-style-name="N549P0"/>
      <style:map style:condition="value()&lt;0" style:apply-style-name="N549P1"/>
    </number:number-style>
    <number:number-style style:name="N552P0" style:volatile="true">
      <number:number number:decimal-places="0" number:min-integer-digits="1">
        <number:embedded-text number:position="3"> </number:embedded-text>
      </number:number>
    </number:number-style>
    <number:number-style style:name="N552P1" style:volatile="true">
      <number:text>-</number:text>
      <number:number number:decimal-places="0" number:min-integer-digits="1">
        <number:embedded-text number:position="3"> </number:embedded-text>
      </number:number>
    </number:number-style>
    <number:number-style style:name="N552">
      <number:text>-</number:text>
      <style:map style:condition="value()&gt;0" style:apply-style-name="N552P0"/>
      <style:map style:condition="value()&lt;0" style:apply-style-name="N552P1"/>
    </number:number-style>
    <number:number-style style:name="N554P0" style:volatile="true">
      <number:text>L. </number:text>
      <number:number number:decimal-places="2" number:min-integer-digits="1">
        <number:embedded-text number:position="3"> </number:embedded-text>
      </number:number>
    </number:number-style>
    <number:number-style style:name="N554P1" style:volatile="true">
      <number:text>-L. </number:text>
      <number:number number:decimal-places="2" number:min-integer-digits="1">
        <number:embedded-text number:position="3"> </number:embedded-text>
      </number:number>
    </number:number-style>
    <number:number-style style:name="N554">
      <number:text>L. -</number:text>
      <number:number number:decimal-places="0" number:min-integer-digits="0"/>
      <style:map style:condition="value()&gt;0" style:apply-style-name="N554P0"/>
      <style:map style:condition="value()&lt;0" style:apply-style-name="N554P1"/>
    </number:number-style>
    <number:number-style style:name="N557P0" style:volatile="true">
      <number:number number:decimal-places="2" number:min-integer-digits="1">
        <number:embedded-text number:position="3"> </number:embedded-text>
      </number:number>
    </number:number-style>
    <number:number-style style:name="N557P1" style:volatile="true">
      <number:text>-</number:text>
      <number:number number:decimal-places="2" number:min-integer-digits="1">
        <number:embedded-text number:position="3"> </number:embedded-text>
      </number:number>
    </number:number-style>
    <number:number-style style:name="N557">
      <number:text>-</number:text>
      <number:number number:decimal-places="0" number:min-integer-digits="0"/>
      <style:map style:condition="value()&gt;0" style:apply-style-name="N557P0"/>
      <style:map style:condition="value()&lt;0" style:apply-style-name="N557P1"/>
    </number:number-style>
    <number:number-style style:name="N559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59">
      <number:text>($</number:text>
      <number:number number:decimal-places="0" number:min-integer-digits="1">
        <number:embedded-text number:position="3"> </number:embedded-text>
      </number:number>
      <number:text>)</number:text>
      <style:map style:condition="value()&gt;=0" style:apply-style-name="N559P0"/>
    </number:number-style>
    <number:number-style style:name="N560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60">
      <style:text-properties fo:color="#ff0000"/>
      <number:text>($</number:text>
      <number:number number:decimal-places="0" number:min-integer-digits="1">
        <number:embedded-text number:position="3"> </number:embedded-text>
      </number:number>
      <number:text>)</number:text>
      <style:map style:condition="value()&gt;=0" style:apply-style-name="N560P0"/>
    </number:number-style>
    <number:number-style style:name="N562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2">
      <number:text>($</number:text>
      <number:number number:decimal-places="2" number:min-integer-digits="1">
        <number:embedded-text number:position="3"> </number:embedded-text>
      </number:number>
      <number:text>)</number:text>
      <style:map style:condition="value()&gt;=0" style:apply-style-name="N562P0"/>
    </number:number-style>
    <number:number-style style:name="N563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3">
      <style:text-properties fo:color="#ff0000"/>
      <number:text>($</number:text>
      <number:number number:decimal-places="2" number:min-integer-digits="1">
        <number:embedded-text number:position="3"> </number:embedded-text>
      </number:number>
      <number:text>)</number:text>
      <style:map style:condition="value()&gt;=0" style:apply-style-name="N563P0"/>
    </number:number-style>
    <number:number-style style:name="N565P0" style:volatile="true">
      <number:text>$</number:text>
      <number:number number:decimal-places="0" number:min-integer-digits="1">
        <number:embedded-text number:position="3"> </number:embedded-text>
      </number:number>
    </number:number-style>
    <number:number-style style:name="N565P1" style:volatile="true">
      <number:text>$(</number:text>
      <number:number number:decimal-places="0" number:min-integer-digits="1">
        <number:embedded-text number:position="3"> </number:embedded-text>
      </number:number>
      <number:text>)</number:text>
    </number:number-style>
    <number:number-style style:name="N565">
      <number:text>$-</number:text>
      <style:map style:condition="value()&gt;0" style:apply-style-name="N565P0"/>
      <style:map style:condition="value()&lt;0" style:apply-style-name="N565P1"/>
    </number:number-style>
    <number:number-style style:name="N567P0" style:volatile="true">
      <number:number number:decimal-places="0" number:min-integer-digits="1">
        <number:embedded-text number:position="3"> </number:embedded-text>
      </number:number>
    </number:number-style>
    <number:number-style style:name="N567P1" style:volatile="true">
      <number:text>(</number:text>
      <number:number number:decimal-places="0" number:min-integer-digits="1">
        <number:embedded-text number:position="3"> </number:embedded-text>
      </number:number>
      <number:text>)</number:text>
    </number:number-style>
    <number:number-style style:name="N567">
      <number:text>-</number:text>
      <style:map style:condition="value()&gt;0" style:apply-style-name="N567P0"/>
      <style:map style:condition="value()&lt;0" style:apply-style-name="N567P1"/>
    </number:number-style>
    <number:number-style style:name="N569P0" style:volatile="true">
      <number:text>$</number:text>
      <number:number number:decimal-places="2" number:min-integer-digits="1">
        <number:embedded-text number:position="3"> </number:embedded-text>
      </number:number>
    </number:number-style>
    <number:number-style style:name="N569P1" style:volatile="true">
      <number:text>$(</number:text>
      <number:number number:decimal-places="2" number:min-integer-digits="1">
        <number:embedded-text number:position="3"> </number:embedded-text>
      </number:number>
      <number:text>)</number:text>
    </number:number-style>
    <number:number-style style:name="N569">
      <number:text>$-</number:text>
      <number:number number:decimal-places="0" number:min-integer-digits="0"/>
      <style:map style:condition="value()&gt;0" style:apply-style-name="N569P0"/>
      <style:map style:condition="value()&lt;0" style:apply-style-name="N569P1"/>
    </number:number-style>
    <number:number-style style:name="N571P0" style:volatile="true">
      <number:number number:decimal-places="2" number:min-integer-digits="1">
        <number:embedded-text number:position="3"> </number:embedded-text>
      </number:number>
    </number:number-style>
    <number:number-style style:name="N571P1" style:volatile="true">
      <number:text>(</number:text>
      <number:number number:decimal-places="2" number:min-integer-digits="1">
        <number:embedded-text number:position="3"> </number:embedded-text>
      </number:number>
      <number:text>)</number:text>
    </number:number-style>
    <number:number-style style:name="N571">
      <number:text>-</number:text>
      <number:number number:decimal-places="0" number:min-integer-digits="0"/>
      <style:map style:condition="value()&gt;0" style:apply-style-name="N571P0"/>
      <style:map style:condition="value()&lt;0" style:apply-style-name="N571P1"/>
    </number:number-style>
    <number:date-style style:name="N572">
      <number:month number:textual="true"/>
      <number:text>-</number:text>
      <number:year number:style="long"/>
    </number:date-style>
    <number:date-style style:name="N5106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5107" number:language="it" number:country="CH">
      <number:month number:textual="true"/>
      <number:text>.</number:text>
      <number:year/>
    </number:date-style>
    <number:time-style style:name="N5108" number:language="it" number:country="CH">
      <number:hours/>
      <number:text>:</number:text>
      <number:minutes number:style="long"/>
      <number:text> </number:text>
      <number:am-pm/>
    </number:time-style>
    <number:time-style style:name="N5109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it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it" number:country="CH">
      <number:text>SFr. </number:text>
      <number:number number:decimal-places="0" number:min-integer-digits="1" number:grouping="true"/>
    </number:number-style>
    <number:number-style style:name="N5112" number:language="it" number:country="CH">
      <number:text>SFr. 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CH">
      <number:text>SFr. </number:text>
      <number:number number:decimal-places="0" number:min-integer-digits="1" number:grouping="true"/>
    </number:number-style>
    <number:number-style style:name="N5113" number:language="it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CH">
      <number:text>SFr. </number:text>
      <number:number number:decimal-places="2" number:min-integer-digits="1" number:grouping="true"/>
    </number:number-style>
    <number:number-style style:name="N5115" number:language="it" number:country="CH">
      <number:text>SFr. 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CH">
      <number:text>SFr. </number:text>
      <number:number number:decimal-places="2" number:min-integer-digits="1" number:grouping="true"/>
    </number:number-style>
    <number:number-style style:name="N5116" number:language="it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" number:language="it" number:country="CH" number:title="Definito dall'utente">
      <number:number number:decimal-places="2" number:min-integer-digits="1">
        <number:embedded-text number:position="3"> </number:embedded-text>
      </number:number>
    </number:number-style>
    <number:number-style style:name="N5118" number:language="it" number:country="CH">
      <number:number number:decimal-places="1" number:min-integer-digits="1"/>
    </number:number-style>
    <number:number-style style:name="N5119" number:language="it" number:country="CH">
      <number:number number:decimal-places="3" number:min-integer-digits="1"/>
    </number:number-style>
    <number:percentage-style style:name="N5120" number:language="it" number:country="CH">
      <number:number number:decimal-places="1" number:min-integer-digits="1"/>
      <number:text>%</number:text>
    </number:percentage-style>
    <number:number-style style:name="N5121" number:language="it" number:country="CH" number:title="Definito dall'utente">
      <number:number number:decimal-places="0" number:min-integer-digits="1">
        <number:embedded-text number:position="4">,</number:embedded-text>
      </number:number>
    </number:number-style>
    <number:number-style style:name="N5122" number:language="it" number:country="CH" number:title="Definito dall'utente">
      <number:number number:decimal-places="0" number:min-integer-digits="3">
        <number:embedded-text number:position="2">,</number:embedded-text>
      </number:number>
    </number:number-style>
    <number:number-style style:name="N5123" number:language="it" number:country="CH">
      <number:number number:decimal-places="1" number:min-integer-digits="3"/>
    </number:number-style>
    <number:number-style style:name="N5124" number:language="it" number:country="CH">
      <number:number number:decimal-places="0" number:min-integer-digits="3"/>
    </number:number-style>
    <number:number-style style:name="N5125" number:language="it" number:country="CH">
      <number:number number:decimal-places="4" number:min-integer-digits="1"/>
    </number:number-style>
    <number:number-style style:name="N5126" number:language="it" number:country="CH">
      <number:number number:decimal-places="1" number:min-integer-digits="1" number:grouping="true"/>
    </number:number-style>
    <number:number-style style:name="N5127" number:language="it" number:country="CH">
      <number:number number:decimal-places="3" number:min-integer-digits="1" number:grouping="true"/>
    </number:number-style>
    <number:percentage-style style:name="N5128" number:language="it" number:country="CH">
      <number:number number:decimal-places="3" number:min-integer-digits="1"/>
      <number:text>%</number:text>
    </number:percentage-style>
    <number:number-style style:name="N5129" number:language="it" number:country="CH">
      <number:number number:decimal-places="4" number:min-integer-digits="1" number:grouping="true"/>
    </number:number-style>
    <number:number-style style:name="N5130" number:language="it" number:country="CH">
      <number:number number:decimal-places="5" number:min-integer-digits="1" number:grouping="true"/>
    </number:number-style>
    <number:number-style style:name="N5131" number:language="it" number:country="CH">
      <number:number number:decimal-places="6" number:min-integer-digits="1" number:grouping="true"/>
    </number:number-style>
    <number:number-style style:name="N5132" number:language="it" number:country="CH">
      <number:number number:decimal-places="7" number:min-integer-digits="1" number:grouping="true"/>
    </number:number-style>
    <number:number-style style:name="N5133" number:language="it" number:country="CH">
      <number:number number:decimal-places="8" number:min-integer-digits="1" number:grouping="true"/>
    </number:number-style>
    <number:number-style style:name="N5134" number:language="it" number:country="CH">
      <number:number number:decimal-places="5" number:min-integer-digits="1"/>
    </number:number-style>
    <number:number-style style:name="N5135" number:language="it" number:country="CH">
      <number:number number:decimal-places="6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12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12P0"/>
    </number:currency-style>
    <number:currency-style style:name="N10113" number:language="it" number:country="IT">
      <number:number number:decimal-places="2" number:min-integer-digits="1" number:grouping="true"/>
      <number:text> </number:text>
      <number:currency-symbol>CRC</number:currency-symbol>
    </number:currency-style>
    <number:number-style style:name="N10115P0" style:volatile="true" number:language="it" number:country="IT">
      <number:text>€ </number:text>
      <number:number number:decimal-places="0" number:min-integer-digits="1" number:grouping="true"/>
    </number:number-style>
    <number:number-style style:name="N10115" number:language="it" number:country="IT">
      <number:text>-€ 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6P0"/>
    </number:number-style>
    <number:number-style style:name="N10118P0" style:volatile="true" number:language="it" number:country="IT">
      <number:text>€ </number:text>
      <number:number number:decimal-places="2" number:min-integer-digits="1" number:grouping="true"/>
    </number:number-style>
    <number:number-style style:name="N10118" number:language="it" number:country="IT">
      <number:text>-€ 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2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0" number:min-integer-digits="1" number:grouping="true"/>
    </number:number-style>
    <number:number-style style:name="N10120" number:language="it" number:country="IT">
      <style:text-properties fo:color="#000000"/>
      <number:text>-€ </number:text>
      <number:number number:decimal-places="0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number:min-integer-digits="1" number:grouping="true"/>
    </number:number-style>
    <number:number-style style:name="N10121" number:language="it" number:country="IT">
      <style:text-properties fo:color="#000000"/>
      <number:text>-€ </number:text>
      <number:number number:decimal-places="2" number:min-integer-digits="1" number:grouping="true"/>
      <style:map style:condition="value()&gt;=0" style:apply-style-name="N10121P0"/>
    </number:number-style>
    <number:number-style style:name="N10122" number:language="it" number:country="IT">
      <number:number number:decimal-places="1" number:min-integer-digits="1"/>
    </number:number-style>
    <number:percentage-style style:name="N10123" number:language="it" number:country="IT">
      <number:number number:decimal-places="1" number:min-integer-digits="1"/>
      <number:text>%</number:text>
    </number:percentage-style>
    <number:number-style style:name="N10124" number:language="it" number:country="IT">
      <number:number number:decimal-places="3" number:min-integer-digits="1"/>
    </number:number-style>
    <number:number-style style:name="N10125" number:language="it" number:country="IT">
      <number:number number:decimal-places="1" number:min-integer-digits="1" number:grouping="true"/>
    </number:number-style>
    <number:currency-style style:name="N1012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2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26P0"/>
    </number:currency-style>
    <number:currency-style style:name="N10128P0" style:volatile="true" number:language="it" number:country="IT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128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128P0"/>
    </number:currency-style>
    <number:currency-style style:name="N15107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15107" number:language="en" number:country="IE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107P0"/>
    </number:currency-style>
    <number:currency-style style:name="N20107P0" style:volatile="true" number:language="en" number:country="ZA">
      <number:currency-symbol number:language="en" number:country="ZA">R</number:currency-symbol>
      <number:number number:decimal-places="2" number:min-integer-digits="1" number:grouping="true"/>
    </number:currency-style>
    <number:currency-style style:name="N20107" number:language="en" number:country="ZA"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20107P0"/>
    </number:currency-style>
    <number:date-style style:name="N25108" number:language="ja" number:country="JP">
      <number:day/>
      <number:text>/</number:text>
      <number:month/>
      <number:text>/</number:text>
      <number:year/>
    </number:date-style>
    <number:date-style style:name="N2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5111" number:language="ja" number:country="JP">
      <number:month/>
      <number:text>月</number:text>
      <number:day/>
      <number:text>日</number:text>
    </number:date-style>
    <number:date-style style:name="N2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cell-protect="none" style:print-content="true" fo:background-color="transparent" fo:padding="0.035cm" style:rotation-align="none"/>
      <style:text-properties style:use-window-font-color="true" style:font-name="Arial1" fo:font-size="10pt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_5f_BASE" style:display-name="COMP_BASE" style:family="table-cell" style:parent-style-name="ULTIMUS" style:data-style-name="N4">
      <style:table-cell-properties fo:border-bottom="none" fo:background-color="#f1f4f3" style:cell-protect="none" style:print-content="true" style:text-align-source="fix" style:repeat-content="false" fo:wrap-option="wrap" fo:border-left="0.002cm solid #000000" fo:padding-bottom="0cm" fo:padding-left="0.136cm" fo:padding-right="0.136cm" fo:padding-top="0cm" fo:border-right="0.002cm solid #000000" fo:border-top="none"/>
      <style:paragraph-properties fo:text-align="justify"/>
    </style:style>
    <style:style style:name="comp_20_Input" style:display-name="comp Input" style:family="table-cell" style:parent-style-name="COMP_5f_BASE" style:data-style-name="N2">
      <style:table-cell-properties fo:background-color="#dcd7ec" style:text-align-source="fix" style:repeat-content="false" fo:wrap-option="wrap" fo:border="0.002cm solid #000000" fo:padding-bottom="0cm" fo:padding-left="0.136cm" fo:padding-right="0.136cm" fo:padding-top="0cm" style:vertical-align="middle"/>
      <style:paragraph-properties fo:text-align="end" style:writing-mode="lr-tb"/>
    </style:style>
    <style:style style:name="comp_20_Int_5f_colonna" style:display-name="comp Int_colonna" style:family="table-cell" style:parent-style-name="COMP_5f_BASE">
      <style:table-cell-properties fo:border-bottom="0.105cm double #000000" style:border-line-width-bottom="0.035cm 0.035cm 0.035cm" fo:background-color="#e6e6e6" style:text-align-source="fix" style:repeat-content="false" fo:wrap-option="wrap" fo:border-left="0.035cm solid #000000" fo:padding-bottom="0.101cm" fo:padding-left="0.136cm" fo:padding-right="0.136cm" fo:padding-top="0cm" fo:border-right="0.018cm solid #000000" style:shrink-to-fit="false" fo:border-top="0.035cm solid #000000"/>
      <style:paragraph-properties fo:text-align="center"/>
      <style:text-properties fo:font-weight="bold" fo:hyphenate="true"/>
    </style:style>
    <style:style style:name="EP-a_20_-Top" style:display-name="EP-a -Top" style:family="table-cell" style:parent-style-name="EP_5f_BASE">
      <style:table-cell-properties style:glyph-orientation-vertical="0" fo:border-bottom="0.105cm double #000000" style:border-line-width-bottom="0.035cm 0.035cm 0.035cm" fo:background-color="#dbc89d" style:cell-protect="none" style:print-content="true" style:text-align-source="fix" style:repeat-content="false" fo:wrap-option="wrap" fo:border-left="0.002cm solid #000000" style:direction="ltr" fo:padding-bottom="0.235cm" fo:padding-left="0.136cm" fo:padding-right="0.136cm" fo:padding-top="0.085cm" fo:border-right="0.002cm solid #000000" style:rotation-angle="0" style:rotation-align="non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egenda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3pt" fo:font-style="normal" fo:text-shadow="none" style:text-underline-style="none" style:text-underline-mode="continuous" style:text-overline-mode="continuous" style:text-line-through-mode="continuous" style:language-asian="it" style:country-asian="IT" style:font-style-asian="normal" style:language-complex="it" style:country-complex="IT" style:font-style-complex="normal" style:text-emphasize="none" style:font-relief="none"/>
    </style:style>
    <style:style style:name="legenda_20_1" style:display-name="legenda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2" style:font-size-complex="13pt" style:font-style-complex="normal" style:font-weight-complex="normal"/>
    </style:style>
    <style:style style:name="Descrizione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35cm solid #000000" style:direction="ltr" fo:border-right="0.035cm solid #000000" style:rotation-angle="0" style:rotation-align="non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Quantità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Uni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To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olo_5f_sezione" style:display-name="Titolo_sezione" style:family="table-cell" style:parent-style-name="Default">
      <style:table-cell-properties fo:background-color="#ffff00" fo:padding-bottom="0.185cm" fo:padding-left="0.136cm" fo:padding-right="0.136cm" fo:padding-top="0.035cm"/>
      <style:text-properties fo:font-size="13pt" fo:font-weight="bold"/>
    </style:style>
    <style:style style:name="Comp-Bianche_20_sopra" style:display-name="Comp-Bianche sopra" style:family="table-cell" style:parent-style-name="COMP_5f_BASE">
      <style:table-cell-properties style:glyph-orientation-vertical="0" fo:border-bottom="none" style:text-align-source="fix" style:repeat-content="false" fo:wrap-option="wrap" fo:border-left="0.002cm solid #000000" style:direction="ltr" fo:padding-bottom="0.086cm" fo:padding-left="0.136cm" fo:padding-right="0.136cm" fo:padding-top="0.286cm" fo:border-right="0.002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uuuu" style:family="table-cell" style:parent-style-name="uuu">
      <style:table-cell-properties fo:background-color="#ffff00" fo:border="none"/>
      <style:text-properties style:use-window-font-color="true"/>
    </style:style>
    <style:style style:name="uuu" style:family="table-cell" style:parent-style-name="COMP_5f_BASE" style:data-style-name="N0">
      <style:table-cell-properties style:glyph-orientation-vertical="0" fo:border-bottom="0.002cm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font-name="Courier New" fo:font-size="11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1_5f_sigla" style:display-name="An-1_sigla" style:family="table-cell" style:parent-style-name="An_5f_1_5f_sopra_5f_input" style:data-style-name="N100">
      <style:table-cell-properties style:glyph-orientation-vertical="0" fo:background-color="#dcd7ec" style:cell-protect="none" style:print-content="true" style:text-align-source="fix" style:repeat-content="false" fo:wrap-option="wrap" style:direction="ltr" style:rotation-angle="0" style:rotation-align="none" style:shadow="none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Calcolat" style:family="table-cell" style:parent-style-name="An-Calcolati" style:data-style-name="N3">
      <style:table-cell-properties style:glyph-orientation-vertical="0" style:cell-protect="none" style:print-content="true" style:text-align-source="fix" style:repeat-content="false" fo:wrap-option="wrap" fo:border="0.002cm solid #000000" style:direction="ltr" fo:padding-bottom="0.101cm" fo:padding-left="0.136cm" fo:padding-right="0.136cm" fo:padding-top="0.101cm" style:rotation-angle="0" style:rotation-align="none" style:vertical-align="top"/>
      <style:paragraph-properties fo:text-align="start" fo:margin-left="0cm" style:writing-mode="page"/>
      <style:text-properties style:text-outline="false" style:text-line-through-style="none" fo:text-shadow="none" style:text-underline-style="none"/>
    </style:style>
    <style:style style:name="An-lavoraz-generica" style:family="table-cell" style:parent-style-name="An-lavoraz-Calcolat" style:data-style-name="N104">
      <style:table-cell-properties style:glyph-orientation-vertical="0" style:cell-protect="none" style:print-content="true" style:text-align-source="fix" style:repeat-content="false" fo:wrap-option="wrap" fo:border="0.002cm solid #000000" style:direction="ltr" style:rotation-angle="0" style:rotation-align="none" style:vertical-align="bottom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input" style:family="table-cell" style:parent-style-name="An-Input" style:data-style-name="N4">
      <style:table-cell-properties style:glyph-orientation-vertical="0" fo:background-color="#dcd7ec" style:cell-protect="none" style:print-content="true" style:text-align-source="fix" style:repeat-content="false" fo:wrap-option="wrap" fo:border="0.002cm solid #000000" style:direction="ltr" fo:padding-bottom="0.101cm" fo:padding-left="0.085cm" fo:padding-right="0.085cm" fo:padding-top="0.101cm" style:rotation-angle="0" style:rotation-align="none" style:vertical-align="bottom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1desc" style:family="table-cell" style:parent-style-name="An_5f_1_5f_sopra_5f_input">
      <style:table-cell-properties style:text-align-source="fix" style:repeat-content="false" style:shadow="none"/>
      <style:paragraph-properties fo:text-align="justify"/>
    </style:style>
    <style:style style:name="An-1um" style:family="table-cell" style:parent-style-name="An_5f_1_5f_sopra_5f_input">
      <style:table-cell-properties fo:background-color="#dcd7ec" style:text-align-source="fix" style:repeat-content="false" style:shadow="none" style:vertical-align="middle"/>
      <style:paragraph-properties fo:text-align="center"/>
    </style:style>
    <style:style style:name="An-1v" style:family="table-cell" style:parent-style-name="An_5f_1_5f_sopra_5f_Calcolati" style:data-style-name="N104">
      <style:table-cell-properties style:shadow="none"/>
      <style:text-properties style:text-outline="false" style:text-line-through-style="none" fo:text-shadow="none" style:text-underline-style="none"/>
    </style:style>
    <style:style style:name="An-lavoraz-Utili" style:family="table-cell" style:parent-style-name="An_5f_base">
      <style:table-cell-properties style:glyph-orientation-vertical="0" fo:border-bottom="0.002cm solid #000000" fo:background-color="#aecf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fo:text-shadow="none" style:text-underline-style="none" fo:hyphenate="false"/>
    </style:style>
    <style:style style:name="An-lavoraz-_25_" style:display-name="An-lavoraz-%" style:family="table-cell" style:parent-style-name="An-lavoraz-input" style:data-style-name="N11">
      <style:table-cell-properties fo:background-color="#dcd7ec"/>
    </style:style>
    <style:style style:name="comp_20_-controolo" style:display-name="comp -controolo" style:family="table-cell" style:parent-style-name="Comp_5f_Computo_5f_Orig" style:data-style-name="N4">
      <style:table-cell-properties fo:border="0.018cm solid #000000" fo:padding-bottom="0.085cm" fo:padding-left="0.136cm" fo:padding-right="0.236cm" fo:padding-top="0.085cm" style:shadow="none"/>
    </style:style>
    <style:style style:name="planning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02cm solid #000000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1" style:display-name="planning 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2" style:display-name="planning 2" style:family="table-cell" style:parent-style-name="planning_20_3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lanning_20_3" style:display-name="planning 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p_20_4_5f_Euro" style:display-name="comp 4_Euro" style:family="table-cell" style:parent-style-name="comp_20_sotto_20_Bianche" style:data-style-name="N104">
      <style:table-cell-properties fo:background-color="transparent" fo:border="0.002cm solid #000000"/>
    </style:style>
    <style:style style:name="comp_20_sotto_20_Bianche" style:display-name="comp sotto Bianche" style:family="table-cell" style:parent-style-name="COMP_5f_BASE">
      <style:table-cell-properties fo:border-bottom="0.018cm solid #000000" style:text-align-source="fix" style:repeat-content="false" fo:border-left="0.002cm solid #000000" fo:padding-bottom="0.101cm" fo:padding-left="0.136cm" fo:padding-right="0.136cm" fo:padding-top="0.085cm" fo:border-right="0.002cm solid #000000" style:shadow="#808080 0.125cm 0.125cm" fo:border-top="none" style:vertical-align="middle"/>
      <style:paragraph-properties fo:text-align="end"/>
      <style:text-properties fo:font-style="oblique"/>
    </style:style>
    <style:style style:name="comp_20_sotto_20_centro" style:display-name="comp sotto centro" style:family="table-cell" style:parent-style-name="comp_20_sotto_20_Bianche">
      <style:table-cell-properties fo:border-bottom="0.002cm solid #000000" style:text-align-source="fix" style:repeat-content="false" fo:border-left="none" fo:padding-bottom="0.101cm" fo:padding-left="0.136cm" fo:padding-right="0.136cm" fo:padding-top="0.035cm" fo:border-right="none" fo:border-top="0.002cm solid #000000" style:vertical-align="middle"/>
      <style:paragraph-properties fo:text-align="center"/>
      <style:text-properties fo:font-size="10pt"/>
    </style:style>
    <style:style style:name="DataPilot_20_Campo" style:display-name="DataPilot Campo" style:family="table-cell" style:parent-style-name="Default"/>
    <style:style style:name="DataPilot_20_Angolo" style:display-name="DataPilot Angolo" style:family="table-cell" style:parent-style-name="Default"/>
    <style:style style:name="DataPilot_20_-_20_Valore" style:display-name="DataPilot - Valore" style:family="table-cell" style:parent-style-name="Default"/>
    <style:style style:name="DataPilot_20_Categoria" style:display-name="DataPilot Categoria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olo" style:display-name="DataPilot Tito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isultato" style:display-name="DataPilot Risultato" style:family="table-cell" style:parent-style-name="Default">
      <style:text-properties fo:font-weight="bold"/>
    </style:style>
    <style:style style:name="BIANCA" style:family="table-cell" style:parent-style-name="ULTIMUS">
      <style:table-cell-properties style:cell-protect="none" style:print-content="true"/>
    </style:style>
    <style:style style:name="livello2_20_valuta" style:display-name="livello2 valuta" style:family="table-cell" style:parent-style-name="livello2_5f_" style:data-style-name="N104">
      <style:table-cell-properties fo:background-color="#ffff00" style:cell-protect="protected" style:print-content="true" style:text-align-source="fix" style:repeat-content="false" fo:wrap-option="no-wrap" style:rotation-angle="0"/>
      <style:paragraph-properties fo:text-align="end"/>
    </style:style>
    <style:style style:name="compTag" style:family="table-cell" style:parent-style-name="COMP_5f_BASE" style:data-style-name="N0">
      <style:table-cell-properties fo:border-bottom="0.035cm solid #000000" fo:background-color="#f3e7f6" style:cell-protect="none" style:print-content="false" style:text-align-source="fix" style:repeat-content="false" fo:wrap-option="no-wrap" fo:border-left="0.002cm solid #000000" fo:padding-bottom="0.152cm" fo:padding-left="0.136cm" fo:padding-right="0.136cm" fo:padding-top="0cm" fo:border-right="0.002cm solid #000000" fo:border-top="0.002cm solid #000000" style:vertical-align="bottom" style:vertical-justify="auto"/>
      <style:paragraph-properties fo:text-align="center" css3t:text-justify="auto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pTagG" style:family="table-cell" style:parent-style-name="compTag" style:data-style-name="N0">
      <style:table-cell-properties style:glyph-orientation-vertical="0" fo:border-bottom="none" fo:background-color="#e6e6e6" style:cell-protect="none" style:print-content="true" style:text-align-source="fix" style:repeat-content="false" fo:wrap-option="no-wrap" fo:border-left="0.002cm solid #000000" style:direction="ltr" fo:padding="0cm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ccc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Mis-Lib-Data" style:family="table-cell" style:parent-style-name="Mis-Lib-Note" style:data-style-name="N30">
      <style:table-cell-properties style:glyph-orientation-vertical="0" style:cell-protect="none" style:print-content="true" style:text-align-source="fix" style:repeat-content="false" fo:background-color="transparent" fo:wrap-option="no-wrap" fo:border="0.035cm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Mis-Lib-Note" style:family="table-cell" style:parent-style-name="COMP_5f_BASE">
      <style:table-cell-properties fo:border-bottom="none" style:cell-protect="none" style:print-content="true" fo:background-color="transparent" fo:border-left="0.035cm solid #000000" fo:border-right="0.035cm solid #000000" fo:border-top="none"/>
      <style:text-properties fo:font-size="10.5pt"/>
    </style:style>
    <style:style style:name="compROSSO" style:family="table-cell" style:parent-style-name="COMP_5f_BASE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ourier New" fo:font-size="36pt" fo:font-style="normal" fo:text-shadow="none" style:text-underline-style="none" fo:font-weight="bold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Analisi_5f_Sfondo" style:display-name="Analisi_Sfondo" style:family="table-cell" style:parent-style-name="An_5f_base">
      <style:table-cell-properties style:glyph-orientation-vertical="0" fo:background-color="#c0c0c0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/>
    </style:style>
    <style:style style:name="An-lavoraz-Utili-num_20_sin" style:display-name="An-lavoraz-Utili-num sin" style:family="table-cell" style:parent-style-name="An-lavoraz-Utili" style:data-style-name="N104">
      <style:table-cell-properties fo:border-bottom="0.002cm solid #000000" style:text-align-source="fix" style:repeat-content="false" fo:border-left="none" fo:padding-bottom="0.035cm" fo:padding-left="0.136cm" fo:padding-right="0.335cm" fo:padding-top="0.035cm" fo:border-right="0.002cm solid #000000" style:shrink-to-fit="false" fo:border-top="0.002cm solid #000000"/>
      <style:paragraph-properties fo:text-align="center"/>
    </style:style>
    <style:style style:name="An-riga" style:family="table-cell" style:parent-style-name="An-sfondo-voce">
      <style:table-cell-properties style:glyph-orientation-vertical="0" fo:border-bottom="0.002cm solid #000000" style:cell-protect="none" style:print-content="true" style:text-align-source="fix" style:repeat-content="false" fo:wrap-option="wrap" fo:border-left="none" style:direction="ltr" fo:padding-bottom="0.136cm" fo:padding-left="0.136cm" fo:padding-right="0.136cm" fo:padding-top="0.286cm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text-outline="false" style:text-line-through-style="none" fo:font-size="9pt" fo:font-style="italic" fo:text-shadow="none" style:text-underline-style="none"/>
    </style:style>
    <style:style style:name="livello-1-sopra" style:family="table-cell" style:parent-style-name="livello1_5f_">
      <style:table-cell-properties fo:border-bottom="none" fo:background-color="transparent" fo:border-left="none" fo:padding-bottom="0.035cm" fo:padding-left="0.136cm" fo:padding-right="0.136cm" fo:padding-top="0.737cm" fo:border-right="none" fo:border-top="0.035cm solid #000000"/>
    </style:style>
    <style:style style:name="An-sfondo-voce" style:family="table-cell" style:parent-style-name="An-Calcolati">
      <style:table-cell-properties style:text-align-source="fix" style:repeat-content="false" fo:border="none" fo:padding-bottom="0.035cm" fo:padding-left="0.136cm" fo:padding-right="0.136cm" fo:padding-top="0.035cm" style:shrink-to-fit="false" style:vertical-align="middle"/>
      <style:paragraph-properties fo:text-align="center"/>
    </style:style>
    <style:style style:name="comp_20_10_20_s" style:display-name="comp 10 s" style:family="table-cell" style:parent-style-name="COMP_5f_BASE">
      <style:table-cell-properties fo:border-bottom="none" fo:border-left="0.035cm solid #000000" fo:border-right="0.002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15">
      <style:table-cell-properties style:glyph-orientation-vertical="0" fo:border-bottom="0.035cm solid #000000" style:text-align-source="fix" style:repeat-content="false" fo:wrap-option="wrap" fo:border-left="0.035cm solid #000000" style:direction="ltr" fo:border-right="0.002cm solid #000000" style:rotation-angle="0" style:rotation-align="none" style:shadow="#808080 0.125cm 0.125cm" style:shrink-to-fit="false" fo:border-top="none" idCella="End_voce_COMPUTO" style:vertical-align="top"/>
      <style:paragraph-properties fo:text-align="center" fo:margin-left="0cm" style:writing-mode="page"/>
      <style:text-properties style:text-outline="false" style:text-line-through-styl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>
      <style:table-cell-properties style:glyph-orientation-vertical="0" fo:border-bottom="none" style:cell-protect="protected" style:print-content="true" style:text-align-source="fix" style:repeat-content="false" fo:wrap-option="wrap" fo:border-left="0.035cm solid #000000" style:direction="ltr" fo:border-right="0.002cm solid #000000" style:rotation-angle="0" style:shrink-to-fit="false" fo:border-top="0.035cm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COMP_5f_BASE" style:data-style-name="N0">
      <style:table-cell-properties style:glyph-orientation-vertical="0" fo:border-bottom="none" style:cell-protect="protected" style:print-content="true" style:text-align-source="fix" style:repeat-content="false" fo:wrap-option="wrap" fo:border-left="0.035cm solid #000000" style:direction="ltr" fo:padding-bottom="0.136cm" fo:padding-left="0.136cm" fo:padding-right="0.136cm" fo:padding-top="0.185cm" fo:border-right="0.002cm solid #000000" style:rotation-angle="0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Art-EP" style:display-name="comp Art-EP" style:family="table-cell" style:parent-style-name="COMP_5f_BASE" style:data-style-name="N100">
      <style:table-cell-properties style:glyph-orientation-vertical="0" fo:border-bottom="none" fo:background-color="#dcd7ec" style:cell-protect="protected" style:print-content="true" style:text-align-source="fix" style:repeat-content="false" fo:wrap-option="wrap" fo:border-left="0.002cm solid #000000" style:direction="ltr" fo:padding-bottom="0.136cm" fo:padding-left="0.136cm" fo:padding-right="0.136cm" fo:padding-top="0.185cm" fo:border-right="0.002cm solid #000000" style:rotation-angle="0" style:shrink-to-fit="false" fo:border-top="none" idCella="Cod_Prezzo_scelta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_20_rif_20_cap" style:display-name="comp rif cap" style:family="table-cell" style:parent-style-name="comp_20_Input" style:data-style-name="N100">
      <style:table-cell-properties style:glyph-orientation-vertical="0" fo:border-bottom="none" fo:background-color="#eee8ff" style:text-align-source="fix" style:repeat-content="false" fo:wrap-option="wrap" fo:border-left="0.002cm solid #000000" style:direction="ltr" fo:border-right="0.002cm solid #000000" style:rotation-angle="90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>
      <style:table-cell-properties fo:border-bottom="none" fo:border-left="0.002cm solid #000000" fo:border-right="0.035cm solid #000000" fo:border-top="0.035cm solid #000000"/>
    </style:style>
    <style:style style:name="comp_20_Descr" style:display-name="comp Descr" style:family="table-cell" style:parent-style-name="COMP_5f_BASE">
      <style:table-cell-properties style:glyph-orientation-vertical="0" fo:border-bottom="0.002cm solid #000000" style:text-align-source="fix" style:repeat-content="false" fo:background-color="transparent" fo:wrap-option="wrap" fo:border-left="0.002cm solid #000000" style:direction="ltr" fo:border-right="0.002cm solid #000000" style:rotation-angle="0" style:shrink-to-fit="fals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vuoto" style:display-name="comp vuoto" style:family="table-cell" style:parent-style-name="COMP_5f_BASE">
      <style:table-cell-properties fo:border-bottom="none" fo:background-color="transparent" fo:border-left="0.002cm solid #000000" fo:border-right="0.002cm solid #000000" fo:border-top="none"/>
    </style:style>
    <style:style style:name="comp_20_sotto_20_numero" style:display-name="comp sotto numero" style:family="table-cell" style:parent-style-name="comp_20_sotto_20_Bianche" style:data-style-name="N2">
      <style:table-cell-properties fo:border-bottom="0.035cm solid #000000" fo:background-color="#00ffff" fo:border-left="0.002cm solid #000000" fo:border-right="0.002cm solid #000000" fo:border-top="0.002cm solid #000000"/>
    </style:style>
    <style:style style:name="comp_20_sotto_20_Euro" style:display-name="comp sotto Euro" style:family="table-cell" style:parent-style-name="comp_20_sotto_20_Bianche" style:data-style-name="N104">
      <style:table-cell-properties fo:border-bottom="0.035cm solid #000000" fo:background-color="transparent" fo:border-left="0.002cm solid #000000" fo:border-right="0.002cm solid #000000" fo:border-top="0.002cm solid #000000"/>
      <style:text-properties fo:font-size="10.5pt" fo:font-weight="bold"/>
    </style:style>
    <style:style style:name="comp_20_sotto_20_Euro_20_Originale" style:display-name="comp sotto Euro Originale" style:family="table-cell" style:parent-style-name="Comp_5f_Computo_5f_Orig" style:data-style-name="N104">
      <style:table-cell-properties style:glyph-orientation-vertical="0" fo:border-bottom="0.035cm solid #000000" style:cell-protect="none" style:print-content="true" style:text-align-source="value-type" style:repeat-content="false" fo:wrap-option="wrap" fo:border-left="0.002cm solid #000000" style:direction="ltr" fo:padding-bottom="0.152cm" fo:padding-left="0.136cm" fo:padding-right="0.185cm" fo:padding-top="0.185cm" fo:border-right="0.002cm solid #000000" style:rotation-angle="0" style:shrink-to-fit="false" fo:border-top="0.002cm solid #000000" style:vertical-align="bottom" style:vertical-justify="auto"/>
      <style:paragraph-properties css3t:text-justify="auto" fo:margin-left="0cm" style:writing-mode="page"/>
      <style:text-properties style:text-outline="false" style:text-line-through-style="none" fo:text-shadow="none" style:text-underline-style="none" fo:font-weight="bold"/>
    </style:style>
    <style:style style:name="comp_20_sotto_20_Euro_20_3" style:display-name="comp sotto Euro 3" style:family="table-cell" style:parent-style-name="comp_20_sotto_20_Euro">
      <style:table-cell-properties style:glyph-orientation-vertical="0" fo:background-color="#c0c0c0" style:cell-protect="none" style:print-content="true" style:diagonal-bl-tr="none" style:diagonal-tl-br="none" fo:wrap-option="wrap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.5pt" fo:text-shadow="none" style:text-underline-style="none"/>
    </style:style>
    <style:style style:name="comp_20_sotto_20_numero_20_1" style:display-name="comp sotto numero 1" style:family="table-cell" style:parent-style-name="comp_20_sotto_20_numero" style:data-style-name="N2">
      <style:table-cell-properties style:glyph-orientation-vertical="0" fo:background-color="#ffbfbf" style:cell-protect="protected" style:print-content="true" fo:wrap-option="wrap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numero_20_2" style:display-name="comp sotto numero 2" style:family="table-cell" style:parent-style-name="comp_20_sotto_20_numero">
      <style:table-cell-properties fo:background-color="#ffff99"/>
    </style:style>
    <style:style style:name="comp_20_sotto_20_numero_20_3" style:display-name="comp sotto numero 3" style:family="table-cell" style:parent-style-name="comp_20_sotto_20_numero">
      <style:table-cell-properties fo:background-color="#9fcf24"/>
    </style:style>
    <style:style style:name="comp_20_sotto_20_numero_20_4" style:display-name="comp sotto numero 4" style:family="table-cell" style:parent-style-name="comp_20_sotto_20_numero">
      <style:table-cell-properties fo:padding-bottom="0.201cm" fo:padding-left="0.136cm" fo:padding-right="0.136cm" fo:padding-top="0.049cm"/>
    </style:style>
    <style:style style:name="Comp-SAL_20_5_20_num_5f_sotto" style:display-name="Comp-SAL 5 num_sotto" style:family="table-cell" style:parent-style-name="Comp-SAL_20_5" style:data-style-name="N2">
      <style:table-cell-properties fo:background-color="#c9eeff" fo:padding-bottom="0cm" fo:padding-left="0.136cm" fo:padding-right="0.136cm" fo:padding-top="0cm"/>
      <style:text-properties fo:font-weight="bold"/>
    </style:style>
    <style:style style:name="Comp-SAL_5f_n_5f_numero_5f_sotto" style:display-name="Comp-SAL_n_numero_sotto" style:family="table-cell" style:parent-style-name="Comp-SAL_20_n" style:data-style-name="N2">
      <style:table-cell-properties style:text-align-source="fix" style:repeat-content="false" fo:padding-bottom="0cm" fo:padding-left="0.136cm" fo:padding-right="0.136cm" fo:padding-top="0cm"/>
      <style:paragraph-properties fo:text-align="end"/>
      <style:text-properties fo:font-weight="bold"/>
    </style:style>
    <style:style style:name="comp_20_sotto_20_Euro_20_4-1" style:display-name="comp sotto Euro 4-1" style:family="table-cell" style:parent-style-name="comp_20_sotto_20_Euro">
      <style:table-cell-properties style:glyph-orientation-vertical="0" fo:background-color="#ffbfbf" style:cell-protect="none" style:print-content="true" fo:wrap-option="no-wrap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Residui" style:display-name="comp sotto Residui" style:family="table-cell" style:parent-style-name="comp_20_4_5f_Euro">
      <style:table-cell-properties style:glyph-orientation-vertical="0" fo:border-bottom="0.035cm solid #000000" fo:background-color="#ffff96" style:cell-protect="none" style:print-content="true" style:text-align-source="value-type" style:repeat-content="false" fo:wrap-option="wrap" fo:border-left="0.002cm solid #000000" style:direction="ltr" fo:padding-bottom="0.152cm" fo:padding-left="0.136cm" fo:padding-right="0.136cm" fo:padding-top="0.085cm" fo:border-right="0.002cm solid #000000" style:rotation-angle="0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Comp-SAL_20_3" style:data-style-name="N104">
      <style:table-cell-properties style:glyph-orientation-vertical="0" fo:border-bottom="0.035cm solid #000000" style:cell-protect="none" style:print-content="true" style:text-align-source="value-type" style:repeat-content="false" fo:wrap-option="no-wrap" fo:border-left="0.002cm solid #000000" style:direction="ltr" fo:padding-bottom="0cm" fo:padding-left="0.136cm" fo:padding-right="0.136cm" fo:padding-top="0cm" fo:border-right="0.002cm solid #000000" style:rotation-angle="0" style:shrink-to-fit="false" fo:border-top="0.002cm solid #000000" style:vertical-align="middle"/>
      <style:paragraph-properties fo:margin-left="0cm" style:writing-mode="page"/>
      <style:text-properties style:text-outline="false" style:text-line-through-style="none" fo:font-size="10.5pt" fo:text-shadow="none" style:text-underline-style="none" fo:font-weight="bold"/>
    </style:style>
    <style:style style:name="comp_20_sotto_20_Euro_20_4-4" style:display-name="comp sotto Euro 4-4" style:family="table-cell" style:parent-style-name="comp_20_4_5f_Euro">
      <style:table-cell-properties style:glyph-orientation-vertical="0" fo:border-bottom="0.035cm solid #000000" fo:background-color="#c0c0c0" style:cell-protect="none" style:print-content="true" style:text-align-source="value-type" style:repeat-content="false" fo:wrap-option="no-wrap" fo:border-left="0.002cm solid #000000" style:direction="ltr" fo:border-right="0.002cm solid #000000" style:rotation-angle="0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Euro_20_4-5" style:display-name="comp sotto Euro 4-5" style:family="table-cell" style:parent-style-name="comp_20_4_5f_Euro">
      <style:table-cell-properties style:glyph-orientation-vertical="0" fo:border-bottom="0.035cm solid #000000" fo:background-color="#bae5ff" style:cell-protect="none" style:print-content="true" style:text-align-source="value-type" style:repeat-content="false" fo:wrap-option="no-wrap" fo:border-left="0.002cm solid #000000" style:direction="ltr" fo:border-right="0.002cm solid #000000" style:rotation-angle="0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otto_5f_Euro_5f_4-n" style:display-name="comp_sotto_Euro_4-n" style:family="table-cell" style:parent-style-name="Comp-SAL_20_n">
      <style:table-cell-properties style:glyph-orientation-vertical="0" fo:border-bottom="0.035cm solid #000000" fo:background-color="#ccffcc" style:cell-protect="none" style:print-content="true" style:text-align-source="value-type" style:repeat-content="false" fo:wrap-option="no-wrap" fo:border-left="0.002cm solid #000000" style:direction="ltr" fo:padding-bottom="0.201cm" fo:padding-left="0.136cm" fo:padding-right="0.136cm" fo:padding-top="0.035cm" fo:border-right="0.002cm solid #000000" style:rotation-angle="0" style:shrink-to-fit="false" fo:border-top="0.002cm solid #000000" style:vertical-align="automatic"/>
      <style:paragraph-properties fo:margin-left="0cm" style:writing-mode="page"/>
      <style:text-properties style:text-outline="false" style:text-line-through-style="none" fo:text-shadow="none" style:text-underline-style="none" fo:font-weight="bold"/>
    </style:style>
    <style:style style:name="livello-2-sotto_5f_" style:display-name="livello-2-sotto_" style:family="table-cell" style:parent-style-name="livello2_5f_">
      <style:table-cell-properties fo:background-color="transparent" fo:padding-bottom="0.035cm" fo:padding-left="0.136cm" fo:padding-right="0.136cm" fo:padding-top="0.035cm"/>
    </style:style>
    <style:style style:name="An-sfondo-basso" style:family="table-cell" style:parent-style-name="An-sfondo-voce">
      <style:table-cell-properties fo:border-bottom="0.035cm solid #000000" fo:border-left="none" fo:border-right="none" fo:border-top="none"/>
    </style:style>
    <style:style style:name="An-sfondo-basso_20_Att_20_End" style:display-name="An-sfondo-basso Att End" style:family="table-cell" style:parent-style-name="An-sfondo-voce">
      <style:table-cell-properties style:glyph-orientation-vertical="0" fo:border-bottom="0.035cm solid #000000" style:cell-protect="none" style:print-content="true" style:text-align-source="fix" style:repeat-content="false" fo:wrap-option="no-wrap" fo:border-left="0.035cm solid #000000" style:direction="ltr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>
      <style:table-cell-properties fo:border-bottom="0.035cm solid #000000" fo:border-left="none" fo:border-right="0.035cm solid #000000" fo:border-top="none"/>
    </style:style>
    <style:style style:name="Menu_5f_sfondo" style:display-name="Menu_sfondo" style:family="table-cell" style:parent-style-name="ULTIMUS">
      <style:table-cell-properties fo:background-color="#33a3a3" fo:padding-bottom="0.035cm" fo:padding-left="0.136cm" fo:padding-right="0.136cm" fo:padding-top="0.035cm" style:vertical-align="middle"/>
      <style:text-properties style:font-name="Bitstream Vera Sans"/>
    </style:style>
    <style:style style:name="comp_20_1_20_Variante" style:display-name="comp 1 Variante" style:family="table-cell" style:parent-style-name="comp_20_Input" style:data-style-name="N0">
      <style:table-cell-properties fo:background-color="#c0c0c0"/>
    </style:style>
    <style:style style:name="comp_20_4_5f_EuroTC" style:display-name="comp 4_EuroTC" style:family="table-cell" style:parent-style-name="comp_20_4_5f_Euro">
      <style:table-cell-properties fo:background-color="#5efff6"/>
    </style:style>
    <style:style style:name="comp_20_4_5f_EuroTV" style:display-name="comp 4_EuroTV" style:family="table-cell" style:parent-style-name="comp_20_4_5f_EuroTC">
      <style:table-cell-properties fo:background-color="#c0c0c0"/>
    </style:style>
    <style:style style:name="comp_20_4_5f_Euro-Sal1" style:display-name="comp 4_Euro-Sal1" style:family="table-cell" style:parent-style-name="comp_20_4_5f_Euro">
      <style:table-cell-properties fo:background-color="#ffbfbf"/>
    </style:style>
    <style:style style:name="comp_20_4_5f_Euro-Sal2" style:display-name="comp 4_Euro-Sal2" style:family="table-cell" style:parent-style-name="comp_20_4_5f_Euro">
      <style:table-cell-properties fo:background-color="#ffff99"/>
    </style:style>
    <style:style style:name="comp_20_4_5f_Euro-Sal3" style:display-name="comp 4_Euro-Sal3" style:family="table-cell" style:parent-style-name="comp_20_4_5f_Euro">
      <style:table-cell-properties fo:background-color="#9fcf24"/>
    </style:style>
    <style:style style:name="comp_20_4_5f_Euro-Sal4" style:display-name="comp 4_Euro-Sal4" style:family="table-cell" style:parent-style-name="comp_20_4_5f_Euro">
      <style:table-cell-properties fo:background-color="#c0c0c0"/>
    </style:style>
    <style:style style:name="comp_20_4_5f_Euro-Sal5" style:display-name="comp 4_Euro-Sal5" style:family="table-cell" style:parent-style-name="comp_20_4_5f_Euro">
      <style:table-cell-properties fo:background-color="#c9eeff"/>
    </style:style>
    <style:style style:name="comp_20_4_5f_Euro-Sal-enne" style:display-name="comp 4_Euro-Sal-enne" style:family="table-cell" style:parent-style-name="comp_20_4_5f_Euro">
      <style:table-cell-properties fo:background-color="#d4efc8"/>
    </style:style>
    <style:style style:name="comp_20_4_5f_Euro-residui" style:display-name="comp 4_Euro-residui" style:family="table-cell" style:parent-style-name="comp_20_4_5f_Euro">
      <style:table-cell-properties fo:background-color="#ffff66"/>
    </style:style>
    <style:style style:name="An-sfondo-sin" style:family="table-cell" style:parent-style-name="An-sfondo-voce">
      <style:table-cell-properties fo:border-bottom="none" fo:border-left="0.035cm solid #000000" fo:border-right="none" fo:border-top="none"/>
    </style:style>
    <style:style style:name="An-riga-dx" style:family="table-cell" style:parent-style-name="An-riga">
      <style:table-cell-properties fo:border-bottom="0.002cm solid #000000" fo:wrap-option="no-wrap" fo:border-left="none" fo:border-right="0.035cm solid #000000" fo:border-top="0.002cm solid #000000"/>
      <style:text-properties fo:font-size="9pt"/>
    </style:style>
    <style:style style:name="EP-a_20_Top_20_ATT" style:display-name="EP-a Top ATT" style:family="table-cell" style:parent-style-name="EP-a_20_-Top" style:data-style-name="N100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padding-bottom="0.335cm" fo:padding-left="0.136cm" fo:padding-right="0.136cm" fo:padding-top="0.085cm" fo:border-right="0.035cm solid #000000" style:shrink-to-fit="false" fo:border-top="0.105cm double #000000" style:border-line-width-top="0.035cm 0.035cm 0.035cm" Tipo="Tipo_ElencoP" Tipo_sheet="Tipo_ElencoP" style:vertical-align="bottom"/>
      <style:paragraph-properties fo:text-align="center" fo:margin-left="0cm"/>
      <style:text-properties fo:font-size="12pt" fo:font-weight="normal"/>
    </style:style>
    <style:style style:name="An-sfondo-Attr-Sheet" style:family="table-cell" style:parent-style-name="An-primariga">
      <style:table-cell-properties fo:background-color="#c0c0c0" Tipo="Tipo_Analisi" Tipo_sheet="Tipo_Analisi"/>
    </style:style>
    <style:style style:name="EP-sfondo" style:family="table-cell" style:parent-style-name="EP_5f_BASE">
      <style:table-cell-properties fo:background-color="transparent" fo:border="none" fo:padding="0.035cm"/>
      <style:text-properties fo:font-size="12pt"/>
    </style:style>
    <style:style style:name="An.1v-Att_20_Start" style:display-name="An.1v-Att Start" style:family="table-cell" style:parent-style-name="An_5f_1_5f_sopra_5f_Calcolati">
      <style:table-cell-properties style:shrink-to-fit="false" idCella="Start_voce_ANALISI"/>
    </style:style>
    <style:style style:name="EP-a" style:family="table-cell" style:parent-style-name="EP_5f_BASE">
      <style:table-cell-properties style:glyph-orientation-vertical="0" fo:background-color="#ffe9ad" style:cell-protect="none" style:print-content="true" style:text-align-source="fix" style:repeat-content="false" fo:wrap-option="wrap" style:direction="ltr" style:rotation-angle="0" style:rotation-align="non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Riga_5f_rossa_5f_Chiudi" style:display-name="Riga_rossa_Chiudi" style:family="table-cell" style:parent-style-name="ULTIMUS">
      <style:table-cell-properties fo:background-color="#ff0000" style:cell-protect="none" style:print-content="false" style:text-align-source="value-type" style:repeat-content="false" fo:padding-bottom="0cm" fo:padding-left="0.136cm" fo:padding-right="0.136cm" fo:padding-top="0cm" style:vertical-align="automatic"/>
      <style:text-properties fo:color="#000000" fo:font-size="6pt" style:text-underline-style="wave" style:text-underline-width="auto" style:text-underline-color="font-color"/>
    </style:style>
    <style:style style:name="EP-aS" style:family="table-cell" style:parent-style-name="EP-a" style:data-style-name="N100">
      <style:table-cell-properties style:text-align-source="fix" style:repeat-content="false" fo:padding-bottom="0.136cm" fo:padding-left="0.136cm" fo:padding-right="0.136cm" fo:padding-top="0.236cm" style:shrink-to-fit="false" style:vertical-justify="auto"/>
      <style:paragraph-properties fo:text-align="center" css3t:text-justify="auto"/>
    </style:style>
    <style:style style:name="EP-a-Top_20_dx" style:display-name="EP-a-Top dx" style:family="table-cell" style:parent-style-name="EP-a_20_-Top" style:data-style-name="N104">
      <style:table-cell-properties fo:border-bottom="0.105cm double #000000" style:border-line-width-bottom="0.035cm 0.035cm 0.035cm" style:text-align-source="fix" style:repeat-content="false" fo:border-left="0.035cm solid #000000" fo:padding-bottom="0.286cm" fo:padding-left="0.136cm" fo:padding-right="0.136cm" fo:padding-top="0.085cm" fo:border-right="0.105cm double #000000" style:border-line-width-right="0.035cm 0.035cm 0.035cm" fo:border-top="0.105cm double #000000" style:border-line-width-top="0.035cm 0.035cm 0.035cm" style:vertical-align="bottom"/>
      <style:paragraph-properties fo:text-align="center"/>
    </style:style>
    <style:style style:name="comp_20_1a" style:display-name="comp 1a" style:family="table-cell" style:parent-style-name="COMP_5f_BASE">
      <style:table-cell-properties style:text-align-source="fix" style:repeat-content="false" fo:background-color="transparent" fo:border="0.002cm solid #000000" style:vertical-align="automatic"/>
      <style:paragraph-properties fo:text-align="end"/>
      <style:text-properties fo:color="#000000" style:font-name="Garamond" fo:font-weight="normal"/>
    </style:style>
    <style:style style:name="comp_20_1-a" style:display-name="comp 1-a" style:family="table-cell" style:parent-style-name="comp_20_Input" style:data-style-name="N0">
      <style:table-cell-properties fo:background-color="#dcd7ec" style:text-align-source="fix" style:repeat-content="false" fo:border="0.002cm solid #000000" fo:padding-bottom="0.049cm" fo:padding-left="0.136cm" fo:padding-right="0.136cm" fo:padding-top="0.049cm" style:vertical-align="bottom"/>
      <style:paragraph-properties fo:text-align="end"/>
      <style:text-properties fo:font-size="10pt"/>
    </style:style>
    <style:style style:name="livello_5f_base" style:display-name="livello_base" style:family="table-cell" style:parent-style-name="COMP_5f_BASE" style:data-style-name="N105">
      <style:table-cell-properties style:text-align-source="fix" style:repeat-content="false" fo:background-color="transparent" fo:wrap-option="no-wrap"/>
      <style:paragraph-properties fo:text-align="start"/>
    </style:style>
    <style:style style:name="livello1_5f_" style:display-name="livello1_" style:family="table-cell" style:parent-style-name="livello_5f_base">
      <style:table-cell-properties fo:border-bottom="0.018cm solid #000000" fo:background-color="#00ff00" fo:border-left="none" fo:padding="0.136cm" fo:border-right="none" fo:border-top="0.018cm solid #000000"/>
      <style:text-properties fo:font-size="14pt" fo:font-weight="bold"/>
    </style:style>
    <style:style style:name="livello2_5f_" style:display-name="livello2_" style:family="table-cell" style:parent-style-name="livello_5f_base">
      <style:table-cell-properties fo:border-bottom="0.002cm solid #000000" fo:background-color="#ffff00" style:text-align-source="fix" style:repeat-content="false" fo:border-left="none" fo:padding-bottom="0.035cm" fo:padding-left="0.286cm" fo:padding-right="0.136cm" fo:padding-top="0.035cm" fo:border-right="none" fo:border-top="0.002cm solid #000000"/>
      <style:paragraph-properties fo:text-align="start"/>
      <style:text-properties fo:font-size="13pt" fo:font-weight="bold"/>
    </style:style>
    <style:style style:name="livello-1-sotto_5f_" style:display-name="livello-1-sotto_" style:family="table-cell" style:parent-style-name="livello1_5f_">
      <style:table-cell-properties fo:background-color="transparent" fo:padding-bottom="0.035cm" fo:padding-left="0.136cm" fo:padding-right="0.136cm" fo:padding-top="0.286cm"/>
    </style:style>
    <style:style style:name="An_5f_base" style:display-name="An_base" style:family="table-cell" style:parent-style-name="ULTIMUS">
      <style:table-cell-properties fo:background-color="transparent"/>
      <style:text-properties style:font-name="Bitstream Vera Sans" fo:font-size="11pt"/>
    </style:style>
    <style:style style:name="An_5f_1_5f_sopra_5f_input" style:display-name="An_1_sopra_input" style:family="table-cell" style:parent-style-name="An-Input">
      <style:table-cell-properties fo:background-color="#e5d2dd" fo:border="0.035cm solid #000000" fo:padding="0.136cm"/>
      <style:text-properties fo:font-weight="bold"/>
    </style:style>
    <style:style style:name="An-1-descr_5f_" style:display-name="An-1-descr_" style:family="table-cell" style:parent-style-name="An_5f_1_5f_sopra_5f_input">
      <style:table-cell-properties fo:background-color="#dcd7ec" style:text-align-source="fix" style:repeat-content="false" fo:wrap-option="wrap" style:vertical-align="top"/>
      <style:paragraph-properties fo:text-align="justify"/>
      <style:text-properties fo:font-weight="bold"/>
    </style:style>
    <style:style style:name="An_5f_1_5f_sopra_5f_Calcolati" style:display-name="An_1_sopra_Calcolati" style:family="table-cell" style:parent-style-name="An-Calcolati">
      <style:table-cell-properties style:text-align-source="fix" style:repeat-content="false" fo:border="0.035cm solid #000000" fo:padding-bottom="0.085cm" fo:padding-left="0.035cm" fo:padding-right="0.035cm" fo:padding-top="0.085cm" style:vertical-align="middle"/>
      <style:paragraph-properties fo:text-align="center"/>
      <style:text-properties fo:font-weight="bold"/>
    </style:style>
    <style:style style:name="An-lavoraz-desc" style:family="table-cell" style:parent-style-name="An-lavoraz-Calcolat">
      <style:table-cell-properties style:text-align-source="fix" style:repeat-content="false" fo:padding-bottom="0.15cm" fo:padding-left="0.136cm" fo:padding-right="0.136cm" fo:padding-top="0.101cm"/>
      <style:paragraph-properties fo:text-align="justify" fo:margin-left="0cm"/>
      <style:text-properties fo:hyphenate="true"/>
    </style:style>
    <style:style style:name="An-lavoraz-Utili_20_desc" style:display-name="An-lavoraz-Utili desc" style:family="table-cell" style:parent-style-name="An-lavoraz-Utili-num_20_sin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/>
    </style:style>
    <style:style style:name="An-1v-dx" style:family="table-cell" style:parent-style-name="An_5f_1_5f_sopra_5f_Calcolati" style:data-style-name="N104">
      <style:table-cell-properties style:text-align-source="fix" style:repeat-content="false" fo:padding-bottom="0.085cm" fo:padding-left="0.035cm" fo:padding-right="0.3cm" fo:padding-top="0.085cm"/>
      <style:paragraph-properties fo:text-align="end"/>
      <style:text-properties fo:color="#000000" fo:font-size="10.5pt"/>
    </style:style>
    <style:style style:name="An-lavoraz-dx" style:family="table-cell" style:parent-style-name="An-lavoraz-Calcolat" style:data-style-name="N104">
      <style:table-cell-properties fo:border-bottom="0.002cm solid #000000" style:text-align-source="fix" style:repeat-content="false" fo:border-left="0.002cm solid #000000" fo:padding-bottom="0.086cm" fo:padding-left="0.136cm" fo:padding-right="0.3cm" fo:padding-top="0.086cm" fo:border-right="0.035cm solid #000000" fo:border-top="0.002cm solid #000000" style:vertical-align="bottom"/>
      <style:paragraph-properties fo:text-align="end"/>
    </style:style>
    <style:style style:name="An-Calcolati" style:family="table-cell" style:parent-style-name="An_5f_base">
      <style:table-cell-properties fo:background-color="#d4fcc8"/>
    </style:style>
    <style:style style:name="An-Input" style:family="table-cell" style:parent-style-name="An_5f_base">
      <style:table-cell-properties fo:background-color="#dcd7ec"/>
    </style:style>
    <style:style style:name="Livello-1-scritta" style:family="table-cell" style:parent-style-name="livello1_5f_" style:data-style-name="N3">
      <style:table-cell-properties fo:wrap-option="no-wrap" fo:padding="0.136cm"/>
    </style:style>
    <style:style style:name="Comp-SAL_20_1" style:display-name="Comp-SAL 1" style:family="table-cell" style:parent-style-name="Comp_5f_SAL_5f_B">
      <style:table-cell-properties fo:background-color="#ffbfbf" style:text-align-source="value-type" style:repeat-content="false" fo:border="0.002cm solid #000000" style:shadow="#808080 0.125cm 0.125cm" style:vertical-align="middle"/>
    </style:style>
    <style:style style:name="Comp-SAL_20_num_5f_sotto" style:display-name="Comp-SAL num_sotto" style:family="table-cell" style:parent-style-name="Comp-SAL_20_1" style:data-style-name="N4">
      <style:table-cell-properties fo:border-bottom="0.035cm solid #000000" style:text-align-source="value-type" style:repeat-content="false" fo:border-left="0.002cm solid #000000" fo:padding-bottom="0cm" fo:padding-left="0.136cm" fo:padding-right="0.136cm" fo:padding-top="0cm" fo:border-right="0.002cm solid #000000" fo:border-top="0.002cm solid #000000"/>
      <style:text-properties fo:font-weight="bold"/>
    </style:style>
    <style:style style:name="Comp-Sal-Valuta_20_sotto" style:display-name="Comp-Sal-Valuta sotto" style:family="table-cell" style:parent-style-name="Comp-SAL_20_1" style:data-style-name="N104">
      <style:table-cell-properties style:text-align-source="value-type" style:repeat-content="false" fo:padding-bottom="0cm" fo:padding-left="0.136cm" fo:padding-right="0.136cm" fo:padding-top="0cm"/>
      <style:text-properties fo:font-size="10.5pt" fo:font-weight="bold"/>
    </style:style>
    <style:style style:name="Comp-SAL_20_2" style:display-name="Comp-SAL 2" style:family="table-cell" style:parent-style-name="Comp_5f_SAL_5f_B">
      <style:table-cell-properties fo:background-color="#ffff99" style:text-align-source="fix" style:repeat-content="false" fo:border="0.002cm solid #000000" style:shadow="#808080 0.125cm 0.125cm"/>
      <style:paragraph-properties fo:text-align="end"/>
      <style:text-properties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-SAL_20_2_20_num_5f_sotto" style:display-name="Comp-SAL 2 num_sotto" style:family="table-cell" style:parent-style-name="Comp-SAL_20_2" style:data-style-name="N4">
      <style:table-cell-properties style:text-align-source="fix" style:repeat-content="false" fo:padding-bottom="0cm" fo:padding-left="0.136cm" fo:padding-right="0.136cm" fo:padding-top="0cm"/>
      <style:paragraph-properties fo:text-align="end"/>
      <style:text-properties fo:font-size="10.5pt" fo:font-weight="bold"/>
    </style:style>
    <style:style style:name="Comp-SAL_20_3" style:display-name="Comp-SAL 3" style:family="table-cell" style:parent-style-name="Comp_5f_SAL_5f_B">
      <style:table-cell-properties fo:background-color="#9fcf24" style:text-align-source="fix" style:repeat-content="false" fo:border="0.002cm solid #000000" style:shadow="#808080 0.125cm 0.125cm"/>
      <style:paragraph-properties fo:text-align="end"/>
    </style:style>
    <style:style style:name="Comp-SAL_20_3_20_num_5f_sotto" style:display-name="Comp-SAL 3 num_sotto" style:family="table-cell" style:parent-style-name="Comp-SAL_20_3">
      <style:table-cell-properties fo:background-color="#9fcf24" style:text-align-source="value-type" style:repeat-content="false" fo:padding-bottom="0cm" fo:padding-left="0.136cm" fo:padding-right="0.136cm" fo:padding-top="0cm"/>
      <style:text-properties fo:font-size="10.5pt" fo:font-weight="bold"/>
    </style:style>
    <style:style style:name="Comp-SAL_20_4" style:display-name="Comp-SAL 4" style:family="table-cell" style:parent-style-name="Comp_5f_SAL_5f_B">
      <style:table-cell-properties fo:background-color="#ed9cb8" style:text-align-source="fix" style:repeat-content="false" fo:border="0.002cm solid #000000" style:shadow="#808080 0.125cm 0.125cm"/>
      <style:paragraph-properties fo:text-align="end"/>
    </style:style>
    <style:style style:name="Comp-SAL_20_4_20_num_5f_sotto" style:display-name="Comp-SAL 4 num_sotto" style:family="table-cell" style:parent-style-name="Comp-SAL_20_4">
      <style:table-cell-properties fo:background-color="#ed9cb8" fo:padding-bottom="0cm" fo:padding-left="0.136cm" fo:padding-right="0.136cm" fo:padding-top="0cm"/>
      <style:text-properties fo:font-size="10.5pt" fo:font-weight="bold"/>
    </style:style>
    <style:style style:name="Comp-SAL_20_5" style:display-name="Comp-SAL 5" style:family="table-cell" style:parent-style-name="Comp_5f_SAL_5f_B">
      <style:table-cell-properties fo:background-color="#c9eeff" style:text-align-source="fix" style:repeat-content="false" fo:border="0.002cm solid #000000" style:shadow="#808080 0.125cm 0.125cm"/>
      <style:paragraph-properties fo:text-align="end"/>
      <style:text-properties fo:font-size="10.5pt"/>
    </style:style>
    <style:style style:name="Comp-SAL_20_n" style:display-name="Comp-SAL n" style:family="table-cell" style:parent-style-name="Comp_5f_SAL_5f_B">
      <style:table-cell-properties fo:background-color="#e3ffd6" fo:border="0.002cm solid #000000" style:shadow="#808080 0.125cm 0.125cm"/>
    </style:style>
    <style:style style:name="Comp-SAL_20_n_20_valuta_5f_sotto" style:display-name="Comp-SAL n valuta_sotto" style:family="table-cell" style:parent-style-name="Comp-SAL_20_n" style:data-style-name="N104">
      <style:table-cell-properties style:text-align-source="fix" style:repeat-content="false" fo:padding-bottom="0.152cm" fo:padding-left="0.136cm" fo:padding-right="0.136cm" fo:padding-top="0cm" style:vertical-align="bottom" style:vertical-justify="auto"/>
      <style:paragraph-properties fo:text-align="end" css3t:text-justify="auto"/>
      <style:text-properties fo:font-size="10.5pt" fo:font-weight="bold"/>
    </style:style>
    <style:style style:name="Comp_5f_Computo_5f_Orig" style:display-name="Comp_Computo_Orig" style:family="table-cell" style:parent-style-name="COMP_5f_BASE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02cm solid #000000" style:direction="ltr" style:rotation-angle="0" style:shadow="#808080 0.125cm 0.125c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Variante" style:family="table-cell" style:parent-style-name="COMP_5f_BASE">
      <style:table-cell-properties style:glyph-orientation-vertical="0" fo:background-color="#c0c0c0" style:cell-protect="protected" style:print-content="true" style:text-align-source="value-type" style:repeat-content="false" fo:wrap-option="wrap" fo:border="0.002cm solid #000000" style:direction="ltr" fo:padding-bottom="0.049cm" fo:padding-left="0.136cm" fo:padding-right="0.136cm" fo:padding-top="0.049cm" style:rotation-angle="0" style:shrink-to-fit="false" style:vertical-align="bottom"/>
      <style:paragraph-properties fo:margin-left="0cm" style:writing-mode="page"/>
      <style:text-properties style:text-outline="false" style:text-line-through-style="none" fo:font-size="10.5pt" fo:text-shadow="none" style:text-underline-style="none"/>
    </style:style>
    <style:style style:name="Comp-Variante_20_num_20_sotto" style:display-name="Comp-Variante num sotto" style:family="table-cell" style:parent-style-name="Comp-Variante">
      <style:table-cell-properties fo:border-bottom="0.035cm solid #000000" fo:background-color="#c0c0c0" fo:border-left="0.002cm solid #000000" fo:padding-bottom="0.152cm" fo:padding-left="0.101cm" fo:padding-right="0.101cm" fo:padding-top="0.085cm" fo:border-right="0.002cm solid #000000" style:shadow="#808080 0.125cm 0.125cm" fo:border-top="0.002cm solid #000000"/>
      <style:text-properties fo:font-size="10.5pt" fo:font-weight="bold"/>
    </style:style>
    <style:style style:name="Comp-Soma_20_sotto" style:display-name="Comp-Soma sotto" style:family="table-cell" style:parent-style-name="Comp_5f_Computo_5f_Orig" style:data-style-name="N4">
      <style:table-cell-properties fo:border-bottom="0.035cm solid #000000" fo:background-color="#2efbff" style:text-align-source="value-type" style:repeat-content="false" fo:border-left="0.002cm solid #000000" fo:padding-bottom="0.152cm" fo:padding-left="0.136cm" fo:padding-right="0.136cm" fo:padding-top="0.185cm" fo:border-right="0.002cm solid #000000" fo:border-top="0.002cm solid #000000" style:vertical-align="bottom" style:vertical-justify="auto"/>
      <style:paragraph-properties css3t:text-justify="auto"/>
      <style:text-properties fo:font-size="10.5pt" fo:font-weight="bold"/>
    </style:style>
    <style:style style:name="comp_20_sotto_20_Unitario" style:display-name="comp sotto Unitario" style:family="table-cell" style:parent-style-name="Comp_5f_Computo_5f_Orig" style:data-style-name="N104">
      <style:table-cell-properties fo:border-bottom="0.035cm solid #000000" style:text-align-source="value-type" style:repeat-content="false" fo:wrap-option="wrap" fo:border-left="0.002cm solid #000000" fo:padding-bottom="0.152cm" fo:padding-left="0.136cm" fo:padding-right="0.136cm" fo:padding-top="0.185cm" fo:border-right="0.002cm solid #000000" fo:border-top="0.002cm solid #000000" style:vertical-align="bottom" style:vertical-justify="auto"/>
      <style:paragraph-properties css3t:text-justify="auto"/>
      <style:text-properties fo:font-size="10.5pt" fo:font-weight="bold"/>
    </style:style>
    <style:style style:name="Comp-Bianche_20_in_20_mezzo" style:display-name="Comp-Bianche in mezzo" style:family="table-cell" style:parent-style-name="COMP_5f_BASE">
      <style:table-cell-properties style:text-align-source="fix" style:repeat-content="false" fo:padding-bottom="0.15cm" fo:padding-left="0.136cm" fo:padding-right="0.236cm" fo:padding-top="0.101cm" style:vertical-justify="auto"/>
      <style:paragraph-properties fo:text-align="center" css3t:text-justify="auto"/>
      <style:text-properties fo:font-size="10.5pt" fo:font-style="normal" fo:font-weight="normal"/>
    </style:style>
    <style:style style:name="Comp-Bianche_20_in_20_mezzo_20_Descr" style:display-name="Comp-Bianche in mezzo Descr" style:family="table-cell" style:parent-style-name="Comp-Bianche_20_in_20_mezzo">
      <style:table-cell-properties fo:border-bottom="0.002cm solid #000000" style:cell-protect="none" style:print-content="true" style:text-align-source="fix" style:repeat-content="false" fo:border-left="0.002cm solid #000000" fo:padding-bottom="0.25cm" fo:padding-left="0.136cm" fo:padding-right="0.136cm" fo:padding-top="0.101cm" fo:border-right="0.002cm solid #000000" fo:border-top="none" style:vertical-align="top"/>
      <style:paragraph-properties fo:text-align="justify"/>
      <style:text-properties fo:font-size="10.5pt" fo:font-style="normal" fo:font-weight="normal"/>
    </style:style>
    <style:style style:name="livello-1-valuta" style:family="table-cell" style:parent-style-name="livello1_5f_" style:data-style-name="N104">
      <style:table-cell-properties style:text-align-source="value-type" style:repeat-content="false"/>
    </style:style>
    <style:style style:name="livello-1-mezz" style:family="table-cell" style:parent-style-name="livello-1-sotto_5f_">
      <style:table-cell-properties fo:border-bottom="0.018cm solid #000000" fo:border-left="0.002cm solid #000000" fo:padding-bottom="0cm" fo:padding-left="0.136cm" fo:padding-right="0.136cm" fo:padding-top="0cm" fo:border-right="0.002cm solid #000000" fo:border-top="0.018cm solid #000000"/>
    </style:style>
    <style:style style:name="livello-2-mezz" style:family="table-cell" style:parent-style-name="livello2_5f_">
      <style:table-cell-properties fo:border-bottom="0.002cm solid #000000" fo:border-left="0.002cm solid #000000" fo:border-right="0.002cm solid #000000" fo:border-top="none"/>
    </style:style>
    <style:style style:name="Comp-Bianche_20_in_20_mezzo_20_bordate" style:display-name="Comp-Bianche in mezzo bordate" style:family="table-cell" style:parent-style-name="Comp-Bianche_20_in_20_mezzo">
      <style:table-cell-properties style:glyph-orientation-vertical="0" fo:border="0.002cm solid #000000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EP_5f_BASE" style:display-name="EP_BASE" style:family="table-cell" style:parent-style-name="ULTIMUS">
      <style:table-cell-properties fo:background-color="#ffe9ad" fo:border="0.002cm solid #000000" fo:padding="0.136cm"/>
      <style:text-properties fo:color="#000000" style:font-name="Bitstream Vera Sans"/>
    </style:style>
    <style:style style:name="EP-mezzo" style:family="table-cell" style:parent-style-name="EP-a" style:data-style-name="N104">
      <style:table-cell-properties style:text-align-source="fix" style:repeat-content="false" fo:padding="0.136cm" style:vertical-justify="auto"/>
      <style:paragraph-properties fo:text-align="center" css3t:text-justify="auto"/>
    </style:style>
    <style:style style:name="Menu_20_1" style:display-name="Menu 1" style:family="table-cell" style:parent-style-name="Menu_5f_sfondo">
      <style:table-cell-properties fo:background-color="#f9f0e2"/>
      <style:text-properties fo:font-size="13pt"/>
    </style:style>
    <style:style style:name="Menu_20_2" style:display-name="Menu 2" style:family="table-cell" style:parent-style-name="Menu_5f_sfondo">
      <style:text-properties fo:font-size="13pt" fo:font-weight="bold"/>
    </style:style>
    <style:style style:name="Menu_20_2_20_red" style:display-name="Menu 2 red" style:family="table-cell" style:parent-style-name="Menu_20_2">
      <style:table-cell-properties fo:background-color="#f9f0e2" fo:padding="0.136cm"/>
      <style:text-properties fo:color="#ff0000"/>
    </style:style>
    <style:style style:name="EP-C" style:family="table-cell" style:parent-style-name="EP_5f_BASE">
      <style:table-cell-properties fo:background-color="#ffd57c" style:text-align-source="fix" style:repeat-content="false" fo:wrap-option="wrap" fo:padding-bottom="0.236cm" fo:padding-left="0.136cm" fo:padding-right="0.136cm" fo:padding-top="0.136cm" style:vertical-align="top"/>
      <style:paragraph-properties fo:text-align="justify"/>
      <style:text-properties style:font-name="Arial4"/>
    </style:style>
    <style:style style:name="EP-C_20_mezzo" style:display-name="EP-C mezzo" style:family="table-cell" style:parent-style-name="EP-C" style:data-style-name="N104">
      <style:table-cell-properties style:text-align-source="fix" style:repeat-content="false" fo:padding-bottom="0.185cm" fo:padding-left="0.136cm" fo:padding-right="0.136cm" fo:padding-top="0.185cm"/>
      <style:paragraph-properties fo:text-align="center"/>
    </style:style>
    <style:style style:name="EP-Cs" style:family="table-cell" style:parent-style-name="EP-C">
      <style:table-cell-properties style:text-align-source="fix" style:repeat-content="false" fo:padding-bottom="0.136cm" fo:padding-left="0.136cm" fo:padding-right="0.136cm" fo:padding-top="0.236cm" style:vertical-align="top"/>
      <style:paragraph-properties fo:text-align="center"/>
    </style:style>
    <style:style style:name="planning_20_colore" style:display-name="planning colore" style:family="table-cell" style:parent-style-name="planning_20_data" style:data-style-name="N37">
      <style:table-cell-properties fo:border-bottom="0.035cm solid #000000" fo:background-color="#bfbfbf" style:diagonal-bl-tr="none" style:diagonal-tl-br="none" style:text-align-source="fix" style:repeat-content="false" fo:border-left="0.002cm solid #000000" fo:border-right="0.002cm solid #000000" fo:border-top="0.035cm solid #000000" style:vertical-align="middle"/>
      <style:paragraph-properties fo:text-align="start"/>
      <style:text-properties style:text-outline="false" style:text-line-through-style="none" fo:text-shadow="none" style:text-underline-style="none"/>
    </style:style>
    <style:style style:name="planning_20_bla" style:display-name="planning bla" style:family="table-cell" style:parent-style-name="planning">
      <style:table-cell-properties fo:border-bottom="0.002cm solid #000000" style:text-align-source="fix" style:repeat-content="false" fo:background-color="transparent" fo:border-left="0.002cm solid #000000" fo:padding="0.085cm" fo:border-right="0.035cm solid #000000" fo:border-top="0.002cm solid #000000"/>
      <style:paragraph-properties fo:text-align="justify"/>
    </style:style>
    <style:style style:name="planning_20_data" style:display-name="planning data" style:family="table-cell" style:parent-style-name="planning">
      <style:table-cell-properties style:text-align-source="fix" style:repeat-content="false"/>
      <style:paragraph-properties fo:text-align="start"/>
      <style:text-properties fo:font-size="10pt"/>
    </style:style>
    <style:style style:name="planning_20_rif" style:display-name="planning rif" style:family="table-cell" style:parent-style-name="planning">
      <style:table-cell-properties style:diagonal-bl-tr="none" style:diagonal-tl-br="none" fo:background-color="transparent" style:vertical-align="bottom"/>
      <style:text-properties fo:font-size="10pt" fo:font-style="italic"/>
    </style:style>
    <style:style style:name="planning_20_T1" style:display-name="planning T1" style:family="table-cell" style:parent-style-name="planning">
      <style:table-cell-properties fo:border-bottom="0.088cm solid #000000" style:diagonal-bl-tr="none" style:diagonal-tl-br="none" fo:background-color="transparent" fo:border-left="0.002cm solid #000000" fo:padding-bottom="0.085cm" fo:padding-left="0.035cm" fo:padding-right="0.035cm" fo:padding-top="0.085cm" fo:border-right="0.002cm solid #000000" style:shrink-to-fit="false" fo:border-top="0.002cm solid #000000"/>
    </style:style>
    <style:style style:name="planning_20_T2" style:display-name="planning T2" style:family="table-cell" style:parent-style-name="planning">
      <style:table-cell-properties style:diagonal-bl-tr="none" style:diagonal-tl-br="none" style:text-align-source="value-type" style:repeat-content="false" style:shrink-to-fit="false"/>
      <style:paragraph-properties fo:margin-left="0cm"/>
      <style:text-properties fo:font-size="12pt"/>
    </style:style>
    <style:style style:name="planning_20_T1_20_input" style:display-name="planning T1 input" style:family="table-cell" style:parent-style-name="planning_20_T1">
      <style:table-cell-properties style:text-align-source="fix" style:repeat-content="false" fo:background-color="transparent"/>
      <style:paragraph-properties fo:text-align="center"/>
      <style:text-properties fo:font-size="12pt"/>
    </style:style>
    <style:style style:name="planning_20_T3" style:display-name="planning T3" style:family="table-cell" style:parent-style-name="planning">
      <style:table-cell-properties style:diagonal-bl-tr="none" style:diagonal-tl-br="none" style:text-align-source="fix" style:repeat-content="false" fo:border="0.035cm solid #000000" style:shrink-to-fit="false"/>
      <style:paragraph-properties fo:text-align="center" fo:margin-left="0cm"/>
      <style:text-properties fo:color="#000000" style:text-outline="false" style:text-line-through-style="none" style:font-name="Arial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planning_20_Tv" style:display-name="planning Tv" style:family="table-cell" style:parent-style-name="planning_20_bianche">
      <style:table-cell-properties fo:border-bottom="0.088cm solid #000000" style:diagonal-bl-tr="none" style:diagonal-tl-br="none" style:text-align-source="fix" style:repeat-content="false" fo:border-left="0.002cm solid #000000" fo:padding-bottom="0.185cm" fo:padding-left="0.035cm" fo:padding-right="0.035cm" fo:padding-top="0.136cm" fo:border-right="0.002cm solid #000000" style:rotation-angle="90" style:shrink-to-fit="false" fo:border-top="0.002cm solid #000000" Tipo_sheet="Tipo_CronoP" style:vertical-align="bottom"/>
      <style:paragraph-properties fo:text-align="center"/>
      <style:text-properties fo:font-size="12pt"/>
    </style:style>
    <style:style style:name="planning_20_T4" style:display-name="planning T4" style:family="table-cell" style:parent-style-name="planning" style:data-style-name="N37">
      <style:table-cell-properties style:text-align-source="fix" style:repeat-content="false" fo:padding-bottom="0.035cm" fo:padding-left="0.035cm" fo:padding-right="0.136cm" fo:padding-top="0.035cm"/>
      <style:paragraph-properties fo:text-align="end"/>
      <style:text-properties fo:font-size="12pt"/>
    </style:style>
    <style:style style:name="planning_20_bianche" style:display-name="planning bianche" style:family="table-cell" style:parent-style-name="planning">
      <style:table-cell-properties style:diagonal-bl-tr="none" style:diagonal-tl-br="none" fo:border="none"/>
    </style:style>
    <style:style style:name="Mis-Lib-Note-sotto" style:family="table-cell" style:parent-style-name="Mis-Lib-Note">
      <style:table-cell-properties fo:border-bottom="0.035cm solid #000000" style:cell-protect="none" style:print-content="true" fo:background-color="transparent" fo:border-left="0.035cm solid #000000" fo:border-right="0.035cm solid #000000" style:shadow="#808080 0.125cm 0.125cm" fo:border-top="none"/>
      <style:text-properties style:text-outline="false" style:text-line-through-styl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A" style:display-name="M1 A" style:family="table-cell" style:parent-style-name="M1_20_BIANCA">
      <style:table-cell-properties style:cell-protect="none" style:print-content="true" style:text-align-source="fix" style:repeat-content="false" style:vertical-align="middle"/>
      <style:paragraph-properties fo:text-align="start"/>
      <style:text-properties fo:color="#ff0000" fo:font-size="13pt" fo:font-weight="bold"/>
    </style:style>
    <style:style style:name="M1_20_BIANCA" style:display-name="M1 BIANCA" style:family="table-cell" style:parent-style-name="Menu_5f_sfondo">
      <style:table-cell-properties fo:background-color="#33a3a3" style:cell-protect="protected" style:print-content="true" style:diagonal-bl-tr="none" style:diagonal-tl-br="none" fo:border="none"/>
      <style:text-properties fo:font-size="13pt"/>
    </style:style>
    <style:style style:name="M1_20_scritte" style:display-name="M1 scritte" style:family="table-cell" style:parent-style-name="M1_20_BIANCA">
      <style:table-cell-properties style:cell-protect="protected" style:print-content="true" style:diagonal-bl-tr="none" style:diagonal-tl-br="none" fo:border="none"/>
    </style:style>
    <style:style style:name="M1_20_scritte_20_noP" style:display-name="M1 scritte noP" style:family="table-cell" style:parent-style-name="M1_20_scritte">
      <style:table-cell-properties fo:background-color="#33a3a3" style:cell-protect="none" style:print-content="true" style:text-align-source="fix" style:repeat-content="false" fo:padding-bottom="0.035cm" fo:padding-left="0.136cm" fo:padding-right="0.136cm" fo:padding-top="0.035cm" style:vertical-align="middle"/>
      <style:paragraph-properties fo:text-align="start"/>
      <style:text-properties fo:color="#800000" fo:font-size="13pt" fo:font-weight="bold"/>
    </style:style>
    <style:style style:name="An-1v_25_" style:display-name="An-1v%" style:family="table-cell" style:parent-style-name="An_5f_1_5f_sopra_5f_Calcolati" style:data-style-name="N11">
      <style:table-cell-properties style:text-align-source="fix" style:repeat-content="false" fo:padding-bottom="0.085cm" fo:padding-left="0.035cm" fo:padding-right="0.15cm" fo:padding-top="0.085cm"/>
      <style:paragraph-properties fo:text-align="end"/>
      <style:text-properties fo:font-size="10.5pt"/>
    </style:style>
    <style:style style:name="An-lavoraz-dx_25_" style:display-name="An-lavoraz-dx%" style:family="table-cell" style:parent-style-name="An-lavoraz-Calcolat" style:data-style-name="N11">
      <style:table-cell-properties style:text-align-source="fix" style:repeat-content="false" fo:padding-bottom="0.086cm" fo:padding-left="0.136cm" fo:padding-right="0.15cm" fo:padding-top="0.086cm" style:vertical-align="bottom"/>
      <style:paragraph-properties fo:text-align="end"/>
    </style:style>
    <style:style style:name="EP-mezzo_20__25_" style:display-name="EP-mezzo %" style:family="table-cell" style:parent-style-name="EP-a" style:data-style-name="N11">
      <style:table-cell-properties style:text-align-source="fix" style:repeat-content="false" fo:padding="0.136cm" style:vertical-align="top" style:vertical-justify="auto"/>
      <style:paragraph-properties fo:text-align="justify" css3t:text-justify="auto"/>
    </style:style>
    <style:style style:name="Comp-sotto_20__25_" style:display-name="Comp-sotto %" style:family="table-cell" style:parent-style-name="comp_20_sotto_20_Unitario" style:data-style-name="N11">
      <style:table-cell-properties fo:background-color="#e6e64c"/>
      <style:text-properties fo:font-size="10.5pt"/>
    </style:style>
    <style:style style:name="An-lavoraz-Cod" style:family="table-cell" style:parent-style-name="An-lavoraz-input" style:data-style-name="N100">
      <style:table-cell-properties fo:background-color="#dcd7ec" style:cell-protect="none" style:print-content="true" fo:padding-bottom="0.101cm" fo:padding-left="0.085cm" fo:padding-right="0.085cm" fo:padding-top="0.101cm" idCella="Cod_Prezzo_scelta"/>
    </style:style>
    <style:style style:name="EP-C_20_mezzo_20__25_" style:display-name="EP-C mezzo %" style:family="table-cell" style:parent-style-name="EP-C" style:data-style-name="N11">
      <style:table-cell-properties fo:background-color="#ffd57c" style:text-align-source="fix" style:repeat-content="false"/>
      <style:paragraph-properties fo:text-align="center"/>
    </style:style>
    <style:style style:name="EP_20_tag_20_manuale" style:display-name="EP tag manuale" style:family="table-cell" style:parent-style-name="EP-sfondo">
      <style:table-cell-properties fo:background-color="#ff0000" style:text-align-source="fix" style:repeat-content="false"/>
      <style:paragraph-properties fo:text-align="center"/>
      <style:text-properties style:use-window-font-color="true" fo:font-size="13pt" fo:font-weight="bold"/>
    </style:style>
    <style:style style:name="Analisi_20_tag_20_manuale" style:display-name="Analisi tag manuale" style:family="table-cell" style:parent-style-name="Analisi_5f_Sfondo">
      <style:table-cell-properties fo:background-color="#ff0000"/>
      <style:text-properties fo:font-size="13pt" fo:font-weight="bold"/>
    </style:style>
    <style:style style:name="ROSSA" style:family="table-cell" style:parent-style-name="Default">
      <style:table-cell-properties style:cell-protect="none" style:print-content="true" style:text-align-source="fix" style:repeat-content="false" fo:border="0.002cm solid #000000"/>
      <style:paragraph-properties fo:text-align="center"/>
      <style:text-properties fo:color="#ff3333" fo:font-size="12pt"/>
    </style:style>
    <style:style style:name="An-1" style:family="table-cell" style:parent-style-name="An_5f_base" style:data-style-name="N1">
      <style:table-cell-properties style:glyph-orientation-vertical="0" fo:background-color="#f2e5ff" style:cell-protect="none" style:print-content="true" style:text-align-source="fix" style:repeat-content="false" fo:wrap-option="wrap" fo:border="0.035cm solid #000000" style:direction="ltr" style:rotation-angle="0" style:rotation-align="none" style:shadow="none" style:vertical-align="top"/>
      <style:paragraph-properties fo:text-align="center" fo:margin-left="0cm" style:writing-mode="page"/>
      <style:text-properties fo:color="#000000" style:text-outline="false" style:text-line-through-style="none" style:font-name="Arial5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An-sfondo" style:family="table-cell" style:parent-style-name="An-2">
      <style:table-cell-properties fo:background-color="#cbffc9" style:text-align-source="fix" style:repeat-content="false" fo:border="none" fo:padding-bottom="0.035cm" fo:padding-left="0.136cm" fo:padding-right="0.136cm" fo:padding-top="0.035cm" style:shrink-to-fit="false" style:vertical-align="middle"/>
      <style:paragraph-properties fo:text-align="center"/>
    </style:style>
    <style:style style:name="An-2" style:family="table-cell" style:parent-style-name="An_5f_base" style:data-style-name="N3">
      <style:table-cell-properties style:glyph-orientation-vertical="0" fo:background-color="#cbffc9" style:cell-protect="none" style:print-content="true" style:text-align-source="fix" style:repeat-content="false" fo:wrap-option="wrap" fo:border="0.002cm solid #000000" style:direction="ltr" fo:padding-bottom="0.086cm" fo:padding-left="0.136cm" fo:padding-right="0.136cm" fo:padding-top="0.086cm" style:rotation-angle="0" style:rotation-align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a" style:family="table-cell" style:parent-style-name="An_5f_base">
      <style:table-cell-properties style:glyph-orientation-vertical="0" fo:border-bottom="0.002cm solid #000000" fo:background-color="#c0db90" style:cell-protect="none" style:print-content="true" style:text-align-source="fix" style:repeat-content="false" fo:wrap-option="wrap" fo:border-left="0.002cm solid #000000" style:direction="ltr" fo:padding-bottom="0.085cm" fo:padding-left="0.136cm" fo:padding-right="0.136cm" fo:padding-top="0.085cm" fo:border-right="none" style:rotation-angle="0" style:rotation-align="non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 fo:hyphenate="false"/>
    </style:style>
    <style:style style:name="An-3" style:family="table-cell" style:parent-style-name="An_5f_base" style:data-style-name="N104">
      <style:table-cell-properties style:glyph-orientation-vertical="0" fo:background-color="#ccffcc" style:cell-protect="none" style:print-content="true" style:text-align-source="fix" style:repeat-content="false" fo:wrap-option="wrap" fo:border="0.002cm solid #000000" style:direction="ltr" fo:padding-bottom="0.085cm" fo:padding-left="0.136cm" fo:padding-right="0.136cm" fo:padding-top="0.035cm" style:rotation-angle="0" style:rotation-align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c" style:family="table-cell" style:parent-style-name="An-3">
      <style:table-cell-properties fo:border-bottom="0.002cm solid #000000" fo:background-color="#c0db90" fo:border-left="none" fo:padding-bottom="0.085cm" fo:padding-left="0.136cm" fo:padding-right="0.136cm" fo:padding-top="0.085cm" fo:border-right="none" style:shrink-to-fit="false" fo:border-top="0.002cm solid #000000"/>
    </style:style>
    <style:style style:name="An-4" style:family="table-cell" style:parent-style-name="An_5f_base" style:data-style-name="N2">
      <style:table-cell-properties style:glyph-orientation-vertical="0" fo:background-color="#f2e5ff" style:cell-protect="none" style:print-content="true" style:text-align-source="fix" style:repeat-content="false" fo:wrap-option="no-wrap" fo:border="0.002cm solid #000000" style:direction="ltr" fo:padding-bottom="0.085cm" fo:padding-left="0.136cm" fo:padding-right="0.136cm" fo:padding-top="0.035cm" style:rotation-angle="0" style:rotation-align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b" style:family="table-cell" style:parent-style-name="An_5f_base" style:data-style-name="N11">
      <style:table-cell-properties fo:background-color="#f2e5ff" style:cell-protect="none" style:print-content="true" style:text-align-source="fix" style:repeat-content="false" fo:border="0.002cm solid #000000" fo:padding-bottom="0.085cm" fo:padding-left="0.136cm" fo:padding-right="0.136cm" fo:padding-top="0.085cm"/>
      <style:paragraph-properties fo:text-align="center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An-3.dx" style:family="table-cell" style:parent-style-name="An-3">
      <style:table-cell-properties fo:border-bottom="0.002cm solid #000000" fo:border-left="0.002cm solid #000000" fo:border-right="0.035cm solid #000000" fo:border-top="0.002cm solid #000000"/>
    </style:style>
    <style:style style:name="An-3-dx" style:family="table-cell" style:parent-style-name="An-3c">
      <style:table-cell-properties fo:border-bottom="0.002cm solid #000000" fo:border-left="none" fo:border-right="0.035cm solid #000000" fo:border-top="0.002cm solid #000000"/>
    </style:style>
    <style:style style:name="EP-b" style:family="table-cell" style:parent-style-name="EP-a" style:data-style-name="N104">
      <style:table-cell-properties style:text-align-source="fix" style:repeat-content="false" fo:padding-bottom="0.085cm" fo:padding-left="0.136cm" fo:padding-right="0.136cm" fo:padding-top="0.085cm" style:vertical-align="bottom"/>
      <style:paragraph-properties fo:text-align="center"/>
    </style:style>
    <style:style style:name="Migliaia_20__28_0_29__5f_CRONOP-prova" style:display-name="Migliaia (0)_CRONOP-prova" style:family="table-cell" style:parent-style-name="Default" style:data-style-name="N109"/>
    <style:style style:name="planning_20_4" style:display-name="planning 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" style:display-name="Valuta (0)_CRONOP-prova" style:family="table-cell" style:parent-style-name="Default" style:data-style-name="N113"/>
    <style:style style:name="M1_20_colorata_20_b" style:display-name="M1 colorata b" style:family="table-cell" style:parent-style-name="M1_20_BIANCA">
      <style:table-cell-properties fo:border-bottom="none" style:text-align-source="fix" style:repeat-content="false" fo:border-left="none" fo:padding-bottom="0.185cm" fo:padding-left="0.199cm" fo:padding-right="0.035cm" fo:padding-top="0.185cm" fo:border-right="none" fo:border-top="0.035cm solid #000000"/>
      <style:paragraph-properties fo:text-align="end"/>
      <style:text-properties style:use-window-font-color="true" style:text-outline="false" style:font-name="Arial" fo:font-weight="bold" style:font-relief="none"/>
    </style:style>
    <style:style style:name="Descriz" style:family="table-cell" style:parent-style-name="Menu_5f_sfondo">
      <style:table-cell-properties style:cell-protect="none" style:print-content="true" style:diagonal-bl-tr="none" style:diagonal-tl-br="none" style:text-align-source="fix" style:repeat-content="false" fo:wrap-option="wrap" fo:border="none" fo:padding="0.101cm" style:vertical-align="middl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>
      <style:table-cell-properties style:glyph-orientation-vertical="0" fo:border-bottom="0.002cm solid #000000" fo:background-color="#f0e2f8" style:cell-protect="none" style:print-content="true" style:diagonal-bl-tr="none" style:diagonal-tl-br="none" style:text-align-source="fix" style:repeat-content="false" fo:wrap-option="no-wrap" fo:border-left="none" style:direction="ltr" fo:padding="0.15cm" fo:border-right="none" style:rotation-angle="0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fo:font-size="10.5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>
      <style:table-cell-properties fo:background-color="#33a3a3" style:diagonal-bl-tr="none" style:diagonal-tl-br="none" style:text-align-source="fix" style:repeat-content="false" fo:border="0.035cm solid #000000"/>
      <style:paragraph-properties fo:text-align="start" fo:margin-left="0cm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dx" style:display-name="Menu_sfondo _gras dx" style:family="table-cell" style:parent-style-name="Menu_5f_sfondo">
      <style:table-cell-properties fo:background-color="#33a3a3" style:diagonal-bl-tr="none" style:diagonal-tl-br="none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1_20_colorata" style:display-name="M1 colorata" style:family="table-cell" style:parent-style-name="M1_20_A">
      <style:table-cell-properties fo:background-color="#ff0000" style:text-align-source="fix" style:repeat-content="false" fo:padding-bottom="0.049cm" fo:padding-left="0.085cm" fo:padding-right="0.085cm" fo:padding-top="0.235cm" style:vertical-align="bottom"/>
      <style:paragraph-properties fo:text-align="start"/>
      <style:text-properties fo:color="#e6e6e6" fo:font-size="15pt"/>
    </style:style>
    <style:style style:name="Menu_5f_sfondo_20__5f_gras_20_centro_20_big" style:display-name="Menu_sfondo _gras centro big" style:family="table-cell" style:parent-style-name="Menu_5f_sfondo_20__5f_gras_20_centro">
      <style:table-cell-properties fo:wrap-option="wrap" fo:border="0.088cm solid #000000" fo:padding="0.236cm"/>
      <style:text-properties fo:font-size="13pt"/>
    </style:style>
    <style:style style:name="M1_20_B" style:display-name="M1 B" style:family="table-cell" style:parent-style-name="M1_20_BIANCA">
      <style:table-cell-properties style:text-align-source="fix" style:repeat-content="false" style:vertical-align="middle"/>
      <style:paragraph-properties fo:text-align="end"/>
    </style:style>
    <style:style style:name="M1_20_sin" style:display-name="M1 sin" style:family="table-cell" style:parent-style-name="M1_20_BIANCA">
      <style:table-cell-properties fo:padding-bottom="0.035cm" fo:padding-left="0.235cm" fo:padding-right="0.185cm" fo:padding-top="0.035cm"/>
      <style:text-properties fo:font-weight="bold"/>
    </style:style>
    <style:style style:name="M1_20_D" style:display-name="M1 D" style:family="table-cell" style:parent-style-name="M1_20_B">
      <style:text-properties fo:font-weight="bold"/>
    </style:style>
    <style:style style:name="M1_20_corsivo" style:display-name="M1 corsivo" style:family="table-cell" style:parent-style-name="M1_20_BIANCA">
      <style:table-cell-properties style:text-align-source="fix" style:repeat-content="false" fo:padding-bottom="0.136cm" fo:padding-left="0.035cm" fo:padding-right="0.035cm" fo:padding-top="0.136cm"/>
      <style:paragraph-properties fo:text-align="end" fo:margin-left="0cm"/>
      <style:text-properties style:text-outline="false" style:text-line-through-style="none" fo:font-style="italic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1_20_corsivo_20_dx" style:display-name="M1 corsivo dx" style:family="table-cell" style:parent-style-name="M1_20_corsivo">
      <style:table-cell-properties fo:padding-bottom="0.035cm" fo:padding-left="0.035cm" fo:padding-right="0.185cm" fo:padding-top="0.035cm"/>
      <style:text-properties fo:font-size="11pt"/>
    </style:style>
    <style:style style:name="M1_20_corsivo_20_sin" style:display-name="M1 corsivo sin" style:family="table-cell" style:parent-style-name="M1_20_corsivo">
      <style:table-cell-properties style:cell-protect="hidden-and-protected" style:print-content="true" style:text-align-source="fix" style:repeat-content="false" fo:padding-bottom="0.035cm" fo:padding-left="0.185cm" fo:padding-right="0.035cm" fo:padding-top="0.035cm"/>
      <style:paragraph-properties fo:text-align="start"/>
      <style:text-properties fo:font-size="11pt"/>
    </style:style>
    <style:style style:name="M1_20_corsivo_20_sin_20_piccolo" style:display-name="M1 corsivo sin piccolo" style:family="table-cell" style:parent-style-name="M1_20_corsivo_20_sin">
      <style:table-cell-properties style:cell-protect="protected" style:print-content="true" fo:padding-bottom="0.035cm" fo:padding-left="0.085cm" fo:padding-right="0.035cm" fo:padding-top="0.035cm"/>
      <style:text-properties fo:font-size="9pt"/>
    </style:style>
    <style:style style:name="Menu_5f_sfondo_20_corsivo" style:display-name="Menu_sfondo corsivo" style:family="table-cell" style:parent-style-name="Menu_5f_sfondo">
      <style:table-cell-properties style:cell-protect="protected" style:print-content="true" style:text-align-source="fix" style:repeat-content="false"/>
      <style:paragraph-properties fo:text-align="center" fo:margin-left="0cm"/>
      <style:text-properties fo:color="#4c4c4c" fo:font-size="9pt" fo:font-style="italic"/>
    </style:style>
    <style:style style:name="EP-sfondo_20_txt" style:display-name="EP-sfondo txt" style:family="table-cell" style:parent-style-name="EP-sfondo">
      <style:table-cell-properties fo:background-color="transparent" fo:padding-bottom="0.136cm" fo:padding-left="0.085cm" fo:padding-right="0.085cm" fo:padding-top="0.136cm"/>
      <style:text-properties style:use-window-font-color="true" fo:font-size="11pt"/>
    </style:style>
    <style:style style:name="comp_20_Int_5f_colonna_20_diag" style:display-name="comp Int_colonna diag" style:family="table-cell" style:parent-style-name="comp_20_Int_5f_colonna">
      <style:table-cell-properties style:rotation-angle="70"/>
    </style:style>
    <style:style style:name="Menu_5f_sfondo_20_Input_20_Centro" style:display-name="Menu_sfondo Input Centro" style:family="table-cell" style:parent-style-name="Menu_5f_sfondo">
      <style:table-cell-properties style:glyph-orientation-vertical="0" fo:background-color="#f0e2f8" style:diagonal-bl-tr="none" style:diagonal-tl-br="none" style:text-align-source="fix" style:repeat-content="false" fo:wrap-option="wrap" fo:border="0.088cm solid #000000" style:direction="ltr" style:rotation-angle="0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enu_5f_sfondo_20_Input_20_Sin" style:display-name="Menu_sfondo Input Sin" style:family="table-cell" style:parent-style-name="Menu_5f_sfondo">
      <style:table-cell-properties fo:background-color="#f0e2f8"/>
      <style:text-properties fo:color="#800000" fo:font-size="12pt" fo:font-weight="bold"/>
    </style:style>
    <style:style style:name="M1_20_scritte_20_dx" style:display-name="M1 scritte dx" style:family="table-cell" style:parent-style-name="M1_20_B">
      <style:table-cell-properties fo:background-color="#ff0000" style:text-align-source="fix" style:repeat-content="false"/>
      <style:paragraph-properties fo:text-align="end"/>
      <style:text-properties fo:color="#99ccff"/>
    </style:style>
    <style:style style:name="M1_20_Altez_20_fissa" style:display-name="M1 Altez fissa" style:family="table-cell" style:parent-style-name="M1_20_scritte">
      <style:table-cell-properties fo:padding-bottom="0.046cm" fo:padding-left="0.035cm" fo:padding-right="0.035cm" fo:padding-top="0.235cm"/>
      <style:text-properties fo:font-size="15pt"/>
    </style:style>
    <style:style style:name="Menu_5f_sfondo_20_TITOLO" style:display-name="Menu_sfondo TITOLO" style:family="table-cell" style:parent-style-name="Menu_5f_sfondo">
      <style:table-cell-properties fo:border-bottom="0.088cm solid #000000" fo:background-color="#198a8a" style:cell-protect="protected" style:print-content="true" fo:border-left="none" fo:border-right="none" fo:border-top="none"/>
      <style:text-properties fo:color="#e6e6e6" fo:font-size="18pt" fo:font-weight="bold"/>
    </style:style>
    <style:style style:name="Menu_5f_sfondo_20_fissa_20_h_20_grande" style:display-name="Menu_sfondo fissa h grande" style:family="table-cell" style:parent-style-name="Menu_5f_sfondo_20__5f_gras_20_centro_20_big"/>
    <style:style style:name="M1_20_scritte_20_strano" style:display-name="M1 scritte strano" style:family="table-cell" style:parent-style-name="M1_20_scritte">
      <style:table-cell-properties fo:padding-bottom="0.235cm" fo:padding-left="0.136cm" fo:padding-right="0.035cm" fo:padding-top="0cm" style:vertical-align="top"/>
    </style:style>
    <style:style style:name="An-primariga" style:family="table-cell" style:parent-style-name="Analisi_5f_Sfondo">
      <style:table-cell-properties fo:background-color="#c0c0c0" fo:padding-bottom="0.035cm" fo:padding-left="0.035cm" fo:padding-right="0.035cm" fo:padding-top="0.984cm" style:vertical-align="bottom"/>
    </style:style>
    <style:style style:name="M1_20_scritte_20_noP_20_centro" style:display-name="M1 scritte noP centro" style:family="table-cell" style:parent-style-name="M1_20_scritte_20_noP">
      <style:table-cell-properties fo:background-color="#e5d2dd" style:cell-protect="none" style:print-content="true" style:text-align-source="fix" style:repeat-content="false" fo:border="0.088cm solid #000000"/>
      <style:paragraph-properties fo:text-align="center" fo:margin-left="0cm"/>
      <style:text-properties fo:color="#800000" fo:font-size="10pt" fo:font-weight="bold"/>
    </style:style>
    <style:style style:name="M1_20_Dx" style:display-name="M1 Dx" style:family="table-cell" style:parent-style-name="M1_20_BIANCA">
      <style:table-cell-properties style:glyph-orientation-vertical="0" style:text-align-source="fix" style:repeat-content="false" fo:wrap-option="no-wrap" style:direction="ltr" fo:padding-bottom="0.035cm" fo:padding-left="0.035cm" fo:padding-right="0.185cm" fo:padding-top="0.035cm" style:rotation-angle="0" style:shrink-to-fit="false"/>
      <style:paragraph-properties fo:text-align="end" fo:margin-left="0cm" style:writing-mode="page"/>
      <style:text-properties fo:font-weight="bold"/>
    </style:style>
    <style:style style:name="livello2_20_sopra" style:display-name="livello2 sopra" style:family="table-cell" style:parent-style-name="livello2_5f_">
      <style:table-cell-properties style:cell-protect="none" style:print-content="true" fo:background-color="transparent" fo:padding-bottom="0.035cm" fo:padding-left="0.136cm" fo:padding-right="0.136cm" fo:padding-top="0.487cm" idCella="SottoCapitolo"/>
    </style:style>
    <style:style style:name="An-lavoraz-dx_25__20_ins" style:display-name="An-lavoraz-dx% ins" style:family="table-cell" style:parent-style-name="An-lavoraz-dx_25_">
      <style:table-cell-properties fo:background-color="#3deb3d"/>
    </style:style>
    <style:style style:name="LibMusure" style:family="table-cell" style:parent-style-name="comp_20_Int_5f_colonna">
      <style:table-cell-properties fo:border-bottom="0.105cm double #000000" style:border-line-width-bottom="0.035cm 0.035cm 0.035cm" style:text-align-source="value-type" style:repeat-content="false" fo:background-color="transparent" fo:wrap-option="no-wrap" fo:border-left="none" fo:border-right="none" fo:border-top="0.035cm solid #000000"/>
      <style:text-properties fo:font-size="18pt"/>
    </style:style>
    <style:style style:name="Livello-1-scritta_20_mini" style:display-name="Livello-1-scritta mini" style:family="table-cell" style:parent-style-name="Livello-1-scritta">
      <style:table-cell-properties style:cell-protect="none" style:print-content="true" fo:padding-bottom="0.136cm" fo:padding-left="0.684cm" fo:padding-right="0.136cm" fo:padding-top="0.136cm"/>
      <style:text-properties fo:font-size="11pt"/>
    </style:style>
    <style:style style:name="Livello-1-scritta_20_mini_20_val" style:display-name="Livello-1-scritta mini val" style:family="table-cell" style:parent-style-name="Livello-1-scritta_20_mini" style:data-style-name="N104">
      <style:table-cell-properties style:text-align-source="fix" style:repeat-content="false"/>
      <style:paragraph-properties fo:text-align="end"/>
    </style:style>
    <style:style style:name="Setvar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padding-bottom="0.035cm" fo:padding-left="0.136cm" fo:padding-right="0.136cm" fo:padding-top="0.035cm" fo:border-right="0.002cm solid #000000" fo:border-top="none" style:vertical-align="middle"/>
      <style:paragraph-properties fo:text-align="end" fo:margin-left="0cm"/>
      <style:text-properties fo:font-size="10pt" fo:font-weight="normal"/>
    </style:style>
    <style:style style:name="Setvar_20_b" style:display-name="Setvar b" style:family="table-cell" style:parent-style-name="Setvar">
      <style:table-cell-properties fo:wrap-option="wrap"/>
    </style:style>
    <style:style style:name="Setvar_20_C" style:display-name="Setvar C" style:family="table-cell" style:parent-style-name="Setvar" style:data-style-name="N0">
      <style:table-cell-properties fo:background-color="#f2e5ff" style:cell-protect="none" style:print-content="true" style:text-align-source="fix" style:repeat-content="false" fo:border="0.002cm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Setvar">
      <style:table-cell-properties fo:border-bottom="0.002cm solid #000000" style:cell-protect="none" style:print-content="true" style:text-align-source="fix" style:repeat-content="false" fo:border-left="none" fo:padding-bottom="0.035cm" fo:padding-left="0.7cm" fo:padding-right="0.035cm" fo:padding-top="0.035cm" fo:border-right="none" fo:border-top="0.002cm solid #000000" style:vertical-align="middle"/>
      <style:paragraph-properties fo:text-align="start"/>
      <style:text-properties fo:color="#000000" fo:font-size="10.5pt" fo:font-weight="normal"/>
    </style:style>
    <style:style style:name="ShortC" style:family="table-cell" style:parent-style-name="Default">
      <style:table-cell-properties fo:background-color="#47b8b8" fo:border="0.035cm solid #666666" fo:padding-bottom="0.035cm" fo:padding-left="0.136cm" fo:padding-right="0.035cm" fo:padding-top="0.085cm"/>
      <style:text-properties fo:font-size="12pt" fo:font-weight="normal"/>
    </style:style>
    <style:style style:name="ShortC_20_sep_20_sin" style:display-name="ShortC sep sin" style:family="table-cell" style:parent-style-name="ShortC">
      <style:table-cell-properties style:text-align-source="fix" style:repeat-content="false" fo:padding-bottom="0.035cm" fo:padding-left="0.136cm" fo:padding-right="0.035cm" fo:padding-top="0.085cm" style:vertical-align="middle"/>
      <style:paragraph-properties fo:text-align="center" fo:margin-left="0cm"/>
    </style:style>
    <style:style style:name="ShortC_20_sep_20_dx" style:display-name="ShortC sep dx" style:family="table-cell" style:parent-style-name="ShortC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ShortC">
      <style:table-cell-properties fo:background-color="#47b8b8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ShortC">
      <style:table-cell-properties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4">
      <style:table-cell-properties fo:background-color="#e6e64c"/>
      <style:text-properties fo:font-size="10.5pt"/>
    </style:style>
    <style:style style:name="An-riga-centro" style:family="table-cell" style:parent-style-name="An-riga">
      <style:table-cell-properties fo:background-color="#ffffff" fo:border="0.002cm solid #000000"/>
      <style:text-properties fo:color="#000000"/>
    </style:style>
    <style:style style:name="Migliaia_20__28_0_29__5f_CRONOP-prova_20_1" style:display-name="Migliaia (0)_CRONOP-prova 1" style:family="table-cell" style:parent-style-name="Default" style:data-style-name="N109"/>
    <style:style style:name="planning_20_5" style:display-name="planning 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_20_1" style:display-name="Valuta (0)_CRONOP-prova 1" style:family="table-cell" style:parent-style-name="Default" style:data-style-name="N113"/>
    <style:style style:name="Migliaia_20__28_0_29__5f_CRONOP-prova_20_2" style:display-name="Migliaia (0)_CRONOP-prova 2" style:family="table-cell" style:parent-style-name="Default" style:data-style-name="N109"/>
    <style:style style:name="planning_20_6" style:display-name="planning 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CRONOP-prova_20_2" style:display-name="Valuta (0)_CRONOP-prova 2" style:family="table-cell" style:parent-style-name="Default" style:data-style-name="N113"/>
    <style:style style:name="An-lavoraz-no_20_righe_20_dx" style:display-name="An-lavoraz-no righe dx" style:family="table-cell" style:parent-style-name="An-lavoraz-dx">
      <style:table-cell-properties fo:border-bottom="0.002cm solid #000000" fo:border-left="0.002cm solid #000000" fo:border-right="none" fo:border-top="0.002cm solid #000000"/>
    </style:style>
    <style:style style:name="An-lavoraz-no_20_righe_20_sin" style:display-name="An-lavoraz-no righe sin" style:family="table-cell" style:parent-style-name="An-lavoraz-dx">
      <style:table-cell-properties fo:border-bottom="0.002cm solid #000000" style:cell-protect="none" style:print-content="true" fo:border-left="none" fo:border-right="0.035cm solid #000000" fo:border-top="0.002cm solid #000000"/>
    </style:style>
    <style:style style:name="s1_5f_var_5f_desc" style:display-name="s1_var_desc" style:family="table-cell" style:parent-style-name="ULTIMUS"/>
    <style:style style:name="Setvar_20_Cr" style:display-name="Setvar Cr" style:family="table-cell" style:parent-style-name="Setvar">
      <style:table-cell-properties style:cell-protect="protected" style:print-content="true" style:text-align-source="fix" style:repeat-content="false" fo:background-color="transparent" fo:border="0.002cm solid #000000"/>
      <style:paragraph-properties fo:text-align="center"/>
      <style:text-properties fo:color="#b80047" fo:font-size="10.5pt" fo:font-weight="bold"/>
    </style:style>
    <style:style style:name="Setvar_20_Cr_20_s" style:display-name="Setvar Cr s" style:family="table-cell" style:parent-style-name="Setvar_20_Cr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livello-2-sotto" style:family="table-cell" style:parent-style-name="livello-2-sotto_5f_">
      <style:table-cell-properties style:cell-protect="none" style:print-content="true" fo:background-color="transparent" fo:border="none"/>
    </style:style>
    <style:style style:name="livello-1-sotto_5f_senza" style:display-name="livello-1-sotto_senza" style:family="table-cell" style:parent-style-name="livello-1-sotto_5f_">
      <style:table-cell-properties style:cell-protect="none" style:print-content="true" fo:border="none"/>
    </style:style>
    <style:style style:name="comp_20_Int_5f_colonna_5f__20ac_" style:display-name="comp Int_colonna_€" style:family="table-cell" style:parent-style-name="comp_20_Int_5f_colonna" style:data-style-name="N4">
      <style:table-cell-properties style:glyph-orientation-vertical="0" fo:background-color="#00ff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fo:font-size="10.5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M1_20_scritte_20_noP_20_note" style:display-name="M1 scritte noP note" style:family="table-cell" style:parent-style-name="M1_20_scritte_20_noP">
      <style:table-cell-properties fo:background-color="#e5d2dd" fo:wrap-option="wrap" fo:border="0.002cm solid #000000"/>
      <style:text-properties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14"/>
    <style:style style:name="Comp_5f_SAL_5f_B" style:display-name="Comp_SAL_B" style:family="table-cell" style:parent-style-name="COMP_5f_BASE">
      <style:table-cell-properties style:cell-protect="none" style:print-content="true" style:text-align-source="fix" style:repeat-content="false" fo:background-color="transparent" style:vertical-align="middle"/>
      <style:paragraph-properties fo:text-align="end"/>
      <style:text-properties fo:font-size="10.5pt"/>
    </style:style>
    <style:style style:name="Comp-SAL5-Valuta_20_sotto" style:display-name="Comp-SAL5-Valuta sotto" style:family="table-cell" style:parent-style-name="Comp-SAL_20_5" style:data-style-name="N104">
      <style:table-cell-properties fo:padding-bottom="0cm" fo:padding-left="0.136cm" fo:padding-right="0.136cm" fo:padding-top="0cm"/>
      <style:text-properties fo:font-size="10.5pt" fo:font-weight="bold"/>
    </style:style>
    <style:style style:name="Comp-SAL_20_4_20_Valuta_20_sotto" style:display-name="Comp-SAL 4 Valuta sotto" style:family="table-cell" style:parent-style-name="Comp-SAL_20_4" style:data-style-name="N104">
      <style:table-cell-properties fo:background-color="#ed9cb8"/>
      <style:text-properties fo:font-size="10.5pt" fo:font-weight="bold"/>
    </style:style>
    <style:style style:name="Comp-SAL_20_2-Valuta_5f_sotto" style:display-name="Comp-SAL 2-Valuta_sotto" style:family="table-cell" style:parent-style-name="Comp-SAL_20_2" style:data-style-name="N104">
      <style:text-properties fo:font-size="10.5pt" fo:font-weight="bold"/>
    </style:style>
    <style:style style:name="ShortTitolo" style:family="table-cell" style:parent-style-name="ShortC">
      <style:table-cell-properties fo:background-color="#0000ff" style:text-align-source="fix" style:repeat-content="false" fo:border="0.035cm solid #000000" fo:padding-bottom="0.15cm" fo:padding-left="0.035cm" fo:padding-right="0.035cm" fo:padding-top="0.035cm"/>
      <style:paragraph-properties fo:text-align="center" fo:margin-left="0cm"/>
      <style:text-properties fo:color="#ffffff" fo:font-size="11pt" fo:font-weight="bold"/>
    </style:style>
    <style:style style:name="M1_20_scritte_20_noP_20_noteG" style:display-name="M1 scritte noP noteG" style:family="table-cell" style:parent-style-name="M1_20_scritte_20_noP_20_note">
      <style:text-properties fo:font-weight="bold"/>
    </style:style>
    <style:style style:name="Menu_5f_sfondo_5f_sc_5f_noToc" style:display-name="Menu_sfondo_sc_noToc" style:family="table-cell" style:parent-style-name="Menu_5f_sfondo">
      <style:table-cell-properties style:cell-protect="protected" style:print-content="true"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input_5f_grasBig" style:display-name="Menu_sfondo _input_grasBig" style:family="table-cell" style:parent-style-name="Menu_5f_sfondo_20_Input_20_Centro" style:data-style-name="N100">
      <style:text-properties fo:font-size="15pt" fo:font-weight="normal" style:font-size-asian="15pt" style:font-weight-asian="normal" style:font-size-complex="15pt" style:font-weight-complex="normal"/>
    </style:style>
    <style:style style:name="Menu_5f_sfondo_20__5f_gras_20_dxb" style:display-name="Menu_sfondo _gras dxb" style:family="table-cell" style:parent-style-name="M1_20_BIANCA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end" style:writing-mode="page"/>
      <style:text-properties fo:font-weight="bold"/>
    </style:style>
    <style:style style:name="Menu_5f_sfondo_5f_commenti" style:display-name="Menu_sfondo_commenti" style:family="table-cell" style:parent-style-name="Menu_5f_sfondo">
      <style:text-properties fo:font-size="12pt"/>
    </style:style>
    <style:style style:name="Blu" style:family="table-cell" style:parent-style-name="comp_20_Input" style:data-style-name="N4">
      <style:table-cell-properties fo:background-color="#2efbff" style:cell-protect="none" style:print-content="true" fo:padding-bottom="0.049cm" fo:padding-left="0.136cm" fo:padding-right="0.136cm" fo:padding-top="0cm" style:vertical-align="bottom"/>
      <style:text-properties fo:font-size="10.5pt"/>
    </style:style>
    <style:style style:name="Senza_20_nome1" style:display-name="Senza nome1" style:family="table-cell" style:parent-style-name="comp_20_Art-EP">
      <style:table-cell-properties fo:background-color="#f3e7f6"/>
    </style:style>
    <style:style style:name="comp_20_Int_5f_colonna_20_vert" style:display-name="comp Int_colonna vert" style:family="table-cell" style:parent-style-name="comp_20_Int_5f_colonna">
      <style:table-cell-properties fo:background-color="#e6e6e6" style:cell-protect="none" style:print-content="true" fo:wrap-option="wrap" style:rotation-angle="90"/>
    </style:style>
    <style:style style:name="Setvar_20_Txt_20_red" style:display-name="Setvar Txt red" style:family="table-cell" style:parent-style-name="Setvar_20_D">
      <style:table-cell-properties style:cell-protect="none" style:print-content="true"/>
      <style:text-properties fo:color="#dc2300" fo:font-size="10.5pt"/>
    </style:style>
    <style:style style:name="Comp-SAL_20_n_20_numero_20_sotto" style:display-name="Comp-SAL n numero sotto" style:family="table-cell" style:parent-style-name="Comp-SAL_20_n" style:data-style-name="N2">
      <style:table-cell-properties fo:border-bottom="0.035cm solid #000000" style:text-align-source="value-type" style:repeat-content="false" fo:border-left="0.002cm solid #000000" fo:padding-bottom="0.201cm" fo:padding-left="0.136cm" fo:padding-right="0.136cm" fo:padding-top="0.035cm" fo:border-right="0.002cm solid #000000" fo:border-top="0.002cm solid #000000"/>
      <style:text-properties fo:font-weight="bold"/>
    </style:style>
    <style:style style:name="Comp-SAL-Valuta_20_sotto" style:display-name="Comp-SAL-Valuta sotto" style:family="table-cell" style:parent-style-name="Comp-SAL_20_2" style:data-style-name="N104">
      <style:table-cell-properties fo:border-bottom="0.035cm solid #000000" style:text-align-source="value-type" style:repeat-content="false" fo:border-left="0.002cm solid #000000" fo:padding-bottom="0.201cm" fo:padding-left="0.136cm" fo:padding-right="0.136cm" fo:padding-top="0.035cm" fo:border-right="0.002cm solid #000000" fo:border-top="0.002cm solid #000000" style:vertical-align="automatic"/>
      <style:text-properties fo:font-weight="bold"/>
    </style:style>
    <style:style style:name="Comp-SAL4-Valuta_20_sotto" style:display-name="Comp-SAL4-Valuta sotto" style:family="table-cell" style:parent-style-name="Comp-SAL_20_4" style:data-style-name="N104">
      <style:table-cell-properties fo:padding-bottom="0.201cm" fo:padding-left="0.136cm" fo:padding-right="0.136cm" fo:padding-top="0.035cm"/>
      <style:text-properties fo:font-weight="bold"/>
    </style:style>
    <style:style style:name="livello2_20_valuta_20_mini" style:display-name="livello2 valuta mini" style:family="table-cell" style:parent-style-name="livello2_20_valuta">
      <style:table-cell-properties style:cell-protect="none" style:print-content="true"/>
      <style:text-properties fo:font-size="11pt"/>
    </style:style>
    <style:style style:name="EP_20_tag" style:display-name="EP tag" style:family="table-cell" style:parent-style-name="EP-sfondo"/>
    <style:style style:name="EP_20_statistiche" style:display-name="EP statistiche" style:family="table-cell" style:parent-style-name="EP-sfondo" style:data-style-name="N104">
      <style:table-cell-properties fo:background-color="#cccccc" fo:wrap-option="wrap" fo:border="0.002cm solid #000000" fo:padding-bottom="0.035cm" fo:padding-left="0.035cm" fo:padding-right="0.136cm" fo:padding-top="0.136cm" style:vertical-align="top" style:vertical-justify="auto"/>
      <style:paragraph-properties css3t:text-justify="auto"/>
      <style:text-properties style:use-window-font-color="true" style:font-name="Arial6" fo:font-size="10pt"/>
    </style:style>
    <style:style style:name="compTagRiservato" style:family="table-cell" style:parent-style-name="compTag">
      <style:table-cell-properties fo:background-color="#e6e6e6"/>
    </style:style>
    <style:style style:name="comp_20_sotto_20_BiancheS" style:display-name="comp sotto BiancheS" style:family="table-cell" style:parent-style-name="comp_20_sotto_20_Bianche">
      <style:table-cell-properties fo:border-bottom="0.018cm solid #000000" style:cell-protect="none" style:print-content="true" fo:wrap-option="no-wrap" fo:border-left="none" fo:border-right="none" fo:border-top="0.002cm solid #000000"/>
    </style:style>
    <style:style style:name="Comp_20_No_20_print" style:display-name="Comp No print" style:family="table-cell" style:parent-style-name="COMP_5f_BASE">
      <style:table-cell-properties fo:background-color="#e6e6e6" style:cell-protect="protected" style:print-content="false" style:text-align-source="fix" style:repeat-content="false" fo:wrap-option="no-wrap" fo:border="none" style:vertical-align="middle"/>
      <style:paragraph-properties fo:text-align="center" fo:margin-left="0cm"/>
      <style:text-properties fo:font-style="normal"/>
    </style:style>
    <style:style style:name="Comp_20_NB" style:display-name="Comp NB" style:family="table-cell" style:parent-style-name="COMP_5f_BASE">
      <style:table-cell-properties style:text-align-source="fix" style:repeat-content="false" fo:wrap-option="no-wrap" fo:border="none"/>
      <style:paragraph-properties fo:text-align="start"/>
      <style:text-properties fo:font-size="12pt"/>
    </style:style>
    <style:style style:name="Comp_20_TOTALI_20_in_20_Testa" style:display-name="Comp TOTALI in Testa" style:family="table-cell" style:parent-style-name="COMP_5f_BASE" style:data-style-name="N104">
      <style:table-cell-properties fo:border-bottom="0.088cm solid #000000" fo:background-color="#c0c0c0" style:cell-protect="none" style:print-content="false" style:text-align-source="fix" style:repeat-content="false" fo:wrap-option="wrap" fo:border-left="none" fo:padding-bottom="0.086cm" fo:padding-left="0.136cm" fo:padding-right="0.136cm" fo:padding-top="0.086cm" fo:border-right="none" fo:border-top="0.088cm solid #000000"/>
      <style:paragraph-properties fo:text-align="end"/>
      <style:text-properties fo:font-size="13pt" fo:font-weight="bold"/>
    </style:style>
    <style:style style:name="Comp_20_TOTALI_20_num_20_in_20_Testa" style:display-name="Comp TOTALI num in Testa" style:family="table-cell" style:parent-style-name="Comp_20_TOTALI_20_in_20_Testa">
      <style:table-cell-properties fo:background-color="transparent" fo:border="none"/>
      <style:text-properties fo:font-size="9pt" fo:font-style="italic" fo:font-weight="normal"/>
    </style:style>
    <style:style style:name="comp_20_In_20_testa" style:display-name="comp In testa" style:family="table-cell" style:parent-style-name="Comp_20_No_20_print" style:data-style-name="N104">
      <style:table-cell-properties fo:border-bottom="none" fo:background-color="#e6e6e6" fo:border-left="none" fo:border-right="none" fo:border-top="0.002cm solid #000000" style:vertical-align="middle"/>
      <style:text-properties fo:font-size="10pt" fo:font-style="normal"/>
    </style:style>
    <style:style style:name="Comp_20_TOTALI_20_num" style:display-name="Comp TOTALI num" style:family="table-cell" style:parent-style-name="Comp_20_TOTALI">
      <style:table-cell-properties fo:border="0.035cm solid #000000"/>
    </style:style>
    <style:style style:name="Comp_20_TOTALI" style:display-name="Comp TOTALI" style:family="table-cell" style:parent-style-name="COMP_5f_BASE" style:data-style-name="N104">
      <style:table-cell-properties fo:border-bottom="0.035cm solid #000000" fo:background-color="#003332" style:text-align-source="fix" style:repeat-content="false" fo:wrap-option="wrap" fo:border-left="none" fo:padding-bottom="0.286cm" fo:padding-left="0.136cm" fo:padding-right="0.136cm" fo:padding-top="0.286cm" fo:border-right="none" fo:border-top="0.035cm solid #000000"/>
      <style:paragraph-properties fo:text-align="end"/>
      <style:text-properties fo:font-size="12pt" fo:font-weight="bold"/>
    </style:style>
    <style:style style:name="Comp-Bianche_20_in_20_mezzo_20_Reg" style:display-name="Comp-Bianche in mezzo Reg" style:family="table-cell" style:parent-style-name="Comp-Bianche_20_in_20_mezzo_20_Descr">
      <style:table-cell-properties style:cell-protect="none" style:print-content="true" fo:background-color="transparent" fo:border="0.002cm solid #000000"/>
    </style:style>
    <style:style style:name="Reg_5f_int" style:display-name="Reg_int" style:family="table-cell" style:parent-style-name="Comp-Reg" style:data-style-name="N3">
      <style:table-cell-properties style:text-align-source="fix" style:repeat-content="false" fo:border="0.035cm solid #000000" style:vertical-align="middle"/>
      <style:paragraph-properties fo:text-align="center"/>
    </style:style>
    <style:style style:name="Comp-Reg" style:family="table-cell" style:parent-style-name="Reg_5f_prog">
      <style:table-cell-properties fo:background-color="#ffedce" fo:padding-bottom="0.152cm" fo:padding-left="0.136cm" fo:padding-right="0.136cm" fo:padding-top="0cm" style:vertical-align="bottom" style:vertical-justify="auto"/>
      <style:paragraph-properties css3t:text-justify="auto"/>
    </style:style>
    <style:style style:name="Tag_5f_decim" style:display-name="Tag_decim" style:family="table-cell" style:parent-style-name="Comp-Reg" style:data-style-name="N2">
      <style:table-cell-properties fo:background-color="#f3e6ff" style:text-align-source="fix" style:repeat-content="false" fo:border="0.035cm solid #000000" style:vertical-align="middle"/>
      <style:paragraph-properties fo:text-align="center"/>
    </style:style>
    <style:style style:name="Reg_5f_valuta" style:display-name="Reg_valuta" style:family="table-cell" style:parent-style-name="Comp-Reg" style:data-style-name="N104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/>
    </style:style>
    <style:style style:name="Reg_5f_desc" style:display-name="Reg_desc" style:family="table-cell" style:parent-style-name="Comp-Reg">
      <style:table-cell-properties style:cell-protect="none" style:print-content="true" fo:border="0.035cm solid #000000" style:vertical-align="top"/>
    </style:style>
    <style:style style:name="no_20_colore" style:display-name="no colore" style:family="table-cell" style:parent-style-name="Reg_5f_int">
      <style:table-cell-properties fo:background-color="transparent"/>
    </style:style>
    <style:style style:name="Data" style:family="table-cell" style:parent-style-name="Reg_5f_int" style:data-style-name="N37">
      <style:table-cell-properties fo:background-color="#dcd7ec" fo:border="0.002cm solid #000000" style:direction="ltr" fo:padding-bottom="0.152cm" fo:padding-left="0.136cm" fo:padding-right="0.136cm" fo:padding-top="0cm" style:shadow="#808080 0.125cm 0.125cm" style:vertical-align="bottom" style:vertical-justify="auto"/>
      <style:paragraph-properties css3t:text-justify="auto"/>
      <style:text-properties fo:font-size="10pt"/>
    </style:style>
    <style:style style:name="Reg_5f_prog" style:display-name="Reg_prog" style:family="table-cell" style:parent-style-name="COMP_5f_BASE" style:data-style-name="N1">
      <style:table-cell-properties fo:background-color="#fff1e9" style:cell-protect="none" style:print-content="true" style:text-align-source="fix" style:repeat-content="false" fo:border="none" style:vertical-align="middle" style:vertical-justify="auto"/>
      <style:paragraph-properties fo:text-align="center" css3t:text-justify="auto"/>
    </style:style>
    <style:style style:name="scrivibile_5f_bianca" style:display-name="scrivibile_bianca" style:family="table-cell" style:parent-style-name="Default">
      <style:table-cell-properties style:cell-protect="none" style:print-content="true" style:text-align-source="fix" style:repeat-content="false" fo:border="0.035cm solid #000000" style:vertical-align="top" style:vertical-justify="auto"/>
      <style:paragraph-properties fo:text-align="center" css3t:text-justify="auto" fo:margin-left="0cm"/>
      <style:text-properties fo:font-weight="bold"/>
    </style:style>
    <style:style style:name="Data_5f_bianca" style:display-name="Data_bianca" style:family="table-cell" style:parent-style-name="Data" style:data-style-name="N37">
      <style:table-cell-properties style:glyph-orientation-vertical="0" fo:background-color="#dcd7ec" style:cell-protect="none" style:print-content="true" fo:border="0.002cm solid #000000" style:direction="ltr" style:rotation-angle="0" style:shadow="#808080 0.125cm 0.125cm" style:shrink-to-fit="false"/>
      <style:paragraph-properties fo:margin-left="0cm" style:writing-mode="page"/>
      <style:text-properties style:text-outline="false" style:text-line-through-style="none" fo:font-size="10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">
      <style:table-cell-properties style:glyph-orientation-vertical="0" fo:background-color="#dcd7ec" style:cell-protect="none" style:print-content="true" style:text-align-source="fix" style:repeat-content="false" fo:border="0.002cm solid #000000" style:direction="ltr" fo:padding-bottom="0.161cm" fo:padding-left="0.035cm" fo:padding-right="0.035cm" fo:padding-top="0.035cm" style:rotation-angle="0" style:shadow="#808080 0.125cm 0.125cm" style:shrink-to-fit="false" style:vertical-align="bottom" style:vertical-justify="auto"/>
      <style:paragraph-properties fo:text-align="center" css3t:text-justify="auto" fo:margin-left="0cm"/>
      <style:text-properties style:text-outline="false" style:text-line-through-style="none" fo:font-size="10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_20_bianco" style:display-name="num centro bianco" style:family="table-cell" style:parent-style-name="Reg_5f_prog" style:data-style-name="N1">
      <style:table-cell-properties fo:background-color="#dcd7ec" style:text-align-source="fix" style:repeat-content="false" fo:border="0.002cm solid #000000" fo:padding-bottom="0.161cm" fo:padding-left="0.136cm" fo:padding-right="0.136cm" fo:padding-top="0cm" style:shadow="#808080 0.125cm 0.125cm" style:vertical-align="bottom" style:vertical-justify="auto"/>
      <style:paragraph-properties fo:text-align="center" css3t:text-justify="auto"/>
      <style:text-properties fo:font-size="10pt"/>
    </style:style>
    <style:style style:name="comp_20_1-a_20_bianco" style:display-name="comp 1-a bianco" style:family="table-cell" style:parent-style-name="comp_20_1-a">
      <style:table-cell-properties style:cell-protect="none" style:print-content="true" fo:background-color="transparent"/>
    </style:style>
    <style:style style:name="num_5f_centro_5f_bianco" style:display-name="num_centro_bianco" style:family="table-cell" style:parent-style-name="Reg_5f_prog">
      <style:table-cell-properties fo:border-bottom="none" fo:background-color="#fff1e9" style:text-align-source="fix" style:repeat-content="false" fo:border-left="0.002cm solid #000000" fo:border-right="0.002cm solid #000000" fo:border-top="none"/>
      <style:paragraph-properties fo:text-align="center"/>
      <style:text-properties fo:font-size="10.5pt" fo:font-weight="bold"/>
    </style:style>
    <style:style style:name="Reg-SAL-chiudi" style:family="table-cell" style:parent-style-name="Reg_5f_prog">
      <style:table-cell-properties fo:border-bottom="0.035cm solid #000000" fo:background-color="#fff5ec" style:cell-protect="protected" style:print-content="true" style:text-align-source="fix" style:repeat-content="false" fo:border-left="none" fo:padding-bottom="0.3cm" fo:padding-left="0.136cm" fo:padding-right="0.136cm" fo:padding-top="0.199cm" fo:border-right="none" fo:border-top="0.035cm solid #000000" style:vertical-align="middle"/>
      <style:paragraph-properties fo:text-align="start"/>
      <style:text-properties fo:font-size="16pt" fo:font-weight="bold"/>
    </style:style>
    <style:style style:name="Reg-SAL-chiudi_5f_1" style:display-name="Reg-SAL-chiudi_1" style:family="table-cell" style:parent-style-name="Reg-SAL-chiudi">
      <style:table-cell-properties fo:background-color="#ffbebd"/>
    </style:style>
    <style:style style:name="Reg-SAL-chiudi_5f_2" style:display-name="Reg-SAL-chiudi_2" style:family="table-cell" style:parent-style-name="Reg-SAL-chiudi">
      <style:table-cell-properties fo:background-color="#ffff99"/>
    </style:style>
    <style:style style:name="Reg-SAL-chiudi_5f_3" style:display-name="Reg-SAL-chiudi_3" style:family="table-cell" style:parent-style-name="Reg-SAL-chiudi">
      <style:table-cell-properties fo:background-color="#aecf00"/>
    </style:style>
    <style:style style:name="Reg-SAL-chiudi_5f_4" style:display-name="Reg-SAL-chiudi_4" style:family="table-cell" style:parent-style-name="Reg-SAL-chiudi">
      <style:table-cell-properties style:glyph-orientation-vertical="0" fo:background-color="#ed9cb8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Reg-SAL-chiudi_5f_5" style:display-name="Reg-SAL-chiudi_5" style:family="table-cell" style:parent-style-name="Reg-SAL-chiudi">
      <style:table-cell-properties fo:background-color="#cdeeff"/>
    </style:style>
    <style:style style:name="Reg-SAL-chiudi_5f_6" style:display-name="Reg-SAL-chiudi_6" style:family="table-cell" style:parent-style-name="Reg-SAL-chiudi_5f_5">
      <style:table-cell-properties fo:background-color="#e6ffd5"/>
    </style:style>
    <style:style style:name="Reg-TOTALI_20_num" style:display-name="Reg-TOTALI num" style:family="table-cell" style:parent-style-name="Reg_5f_prog" style:data-style-name="N0">
      <style:table-cell-properties fo:background-color="#c0c0c0" style:cell-protect="none" style:print-content="true" style:text-align-source="value-type" style:repeat-content="false" fo:border="0.002cm solid #000000" fo:padding-bottom="0.035cm" fo:padding-left="0.035cm" fo:padding-right="0.136cm" fo:padding-top="0.035cm"/>
      <style:text-properties style:font-name="Bitstream Vera Sans" fo:font-size="10.5pt" fo:font-weight="bold"/>
    </style:style>
    <style:style style:name="Reg-TOTALI_20_num_5f_VAL" style:display-name="Reg-TOTALI num_VAL" style:family="table-cell" style:parent-style-name="Reg_5f_prog" style:data-style-name="N104">
      <style:table-cell-properties fo:background-color="#c0c0c0" style:text-align-source="value-type" style:repeat-content="false" fo:border="0.002cm solid #000000" fo:padding-bottom="0.199cm" fo:padding-left="0.035cm" fo:padding-right="0.136cm" fo:padding-top="0.199cm"/>
      <style:text-properties style:font-name="Bitstream Vera Sans1" fo:font-size="10.5pt" fo:font-weight="bold"/>
    </style:style>
    <style:style style:name="Comp_20_Start_20_Attributo_5f_R" style:display-name="Comp Start Attributo_R" style:family="table-cell" style:parent-style-name="Comp-Bianche_20_sopra_5f_R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shrink-to-fit="false" fo:border-top="0.002cm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>
      <style:table-cell-properties style:glyph-orientation-vertical="0" fo:border-bottom="none" fo:background-color="#fff1e9" style:text-align-source="fix" style:repeat-content="false" fo:wrap-option="wrap" fo:border-left="0.002cm solid #000000" style:direction="ltr" fo:padding-bottom="0.086cm" fo:padding-left="0.136cm" fo:padding-right="0.136cm" fo:padding-top="0.286cm" fo:border-right="0.002cm solid #000000" style:rotation-angle="0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>
      <style:table-cell-properties fo:border-bottom="none" fo:background-color="#fff1e9" style:diagonal-bl-tr="none" style:diagonal-tl-br="none" fo:border-left="0.002cm solid #000000" fo:border-right="0.002cm solid #000000" fo:border-top="none"/>
      <style:text-properties style:text-outline="false" style:text-line-through-style="none" fo:font-size="10.5pt" fo:text-shadow="none" style:text-underline-style="none" fo:font-weight="bold"/>
    </style:style>
    <style:style style:name="Comp_20_End_20_Attributo_5f_R" style:display-name="Comp End Attributo_R" style:family="table-cell" style:parent-style-name="comp_20_sotto_20_Bianche_5f_R">
      <style:table-cell-properties style:glyph-orientation-vertical="0" fo:border-bottom="0.028cm solid #000000" fo:background-color="#fff1e9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>
      <style:table-cell-properties fo:border-bottom="0.018cm solid #000000" fo:background-color="#fff1e9" style:text-align-source="fix" style:repeat-content="false" fo:border-left="0.002cm solid #000000" fo:padding-bottom="0.101cm" fo:padding-left="0.136cm" fo:padding-right="0.136cm" fo:padding-top="0.085cm" fo:border-right="0.002cm solid #000000" style:shadow="#808080 0.125cm 0.125cm" fo:border-top="none" style:vertical-align="middle"/>
      <style:paragraph-properties fo:text-align="end"/>
    </style:style>
    <style:style style:name="comp_20_Art-EP_5f_R" style:display-name="comp Art-EP_R" style:family="table-cell" style:parent-style-name="Reg_5f_prog" style:data-style-name="N100">
      <style:table-cell-properties style:glyph-orientation-vertical="0" fo:border-bottom="none" fo:background-color="#fff1e9" style:cell-protect="protected" style:print-content="true" style:text-align-source="fix" style:repeat-content="false" fo:wrap-option="wrap" fo:border-left="0.002cm solid #000000" style:direction="ltr" fo:padding-bottom="0.136cm" fo:padding-left="0.136cm" fo:padding-right="0.136cm" fo:padding-top="0.185cm" fo:border-right="0.002cm solid #000000" style:rotation-angle="0" style:shrink-to-fit="false" fo:border-top="none" idCella="Cod_Prezzo_scelta" style:vertical-align="top"/>
      <style:paragraph-properties fo:text-align="center"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>
      <style:table-cell-properties fo:border-bottom="none" fo:background-color="#fff1e9" style:text-align-source="fix" style:repeat-content="false" fo:border-left="0.002cm solid #000000" fo:padding-bottom="0.136cm" fo:padding-left="0.035cm" fo:padding-right="0.185cm" fo:padding-top="0.035cm" fo:border-right="0.002cm solid #000000" fo:border-top="none" style:vertical-align="bottom" style:vertical-justify="auto"/>
      <style:paragraph-properties fo:text-align="center" css3t:text-justify="auto"/>
    </style:style>
    <style:style style:name="Comp-Bianche_20_in_20_mezzo_20_Descr_5f_R" style:display-name="Comp-Bianche in mezzo Descr_R" style:family="table-cell" style:parent-style-name="Comp-Bianche_20_in_20_mezzo_5f_R">
      <style:table-cell-properties fo:background-color="#fff1e9" style:cell-protect="none" style:print-content="true" style:text-align-source="fix" style:repeat-content="false" fo:padding-bottom="0.101cm" fo:padding-left="0.136cm" fo:padding-right="0.136cm" fo:padding-top="0cm" style:vertical-align="top"/>
      <style:paragraph-properties fo:text-align="justify"/>
      <style:text-properties fo:font-size="10.5pt" fo:font-weight="normal"/>
    </style:style>
    <style:style style:name="comp_20_1-a_5f_R" style:display-name="comp 1-a_R" style:family="table-cell" style:parent-style-name="comp_20_Input_5f_R" style:data-style-name="N0">
      <style:table-cell-properties fo:background-color="#f3e7f6" style:text-align-source="fix" style:repeat-content="false" fo:border="0.002cm solid #000000" fo:padding-bottom="0.049cm" fo:padding-left="0.136cm" fo:padding-right="0.136cm" fo:padding-top="0.049cm"/>
      <style:paragraph-properties fo:text-align="end"/>
      <style:text-properties fo:font-size="10.5pt"/>
    </style:style>
    <style:style style:name="comp_20_Input_5f_R" style:display-name="comp Input_R" style:family="table-cell" style:parent-style-name="Reg_5f_prog" style:data-style-name="N2">
      <style:table-cell-properties fo:background-color="#fafaf0" style:text-align-source="fix" style:repeat-content="false" fo:wrap-option="wrap" fo:border="0.002cm solid #000000" fo:padding-bottom="0cm" fo:padding-left="0.136cm" fo:padding-right="0.136cm" fo:padding-top="0cm" style:vertical-align="middle"/>
      <style:paragraph-properties fo:text-align="end" style:writing-mode="lr-tb"/>
    </style:style>
    <style:style style:name="comp_20_sotto_20_BiancheS_5f_R" style:display-name="comp sotto BiancheS_R" style:family="table-cell" style:parent-style-name="comp_20_sotto_20_Bianche_5f_R">
      <style:table-cell-properties fo:border-bottom="0.018cm solid #000000" fo:background-color="#fff1e9" style:cell-protect="none" style:print-content="true" fo:wrap-option="no-wrap" fo:border-left="none" fo:border-right="none" fo:border-top="0.002cm solid #000000" style:vertical-justify="auto"/>
      <style:paragraph-properties css3t:text-justify="auto"/>
      <style:text-properties fo:font-size="10.5pt"/>
    </style:style>
    <style:style style:name="Comp-Bianche_20_in_20_mezzo_20_bordate_5f_R" style:display-name="Comp-Bianche in mezzo bordate_R" style:family="table-cell" style:parent-style-name="Comp-Bianche_20_in_20_mezzo_5f_R">
      <style:table-cell-properties style:glyph-orientation-vertical="0" fo:border="0.002cm solid #000000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>
      <style:table-cell-properties fo:border-bottom="0.002cm solid #000000" fo:background-color="#fff1e9" style:text-align-source="fix" style:repeat-content="false" fo:wrap-option="no-wrap" fo:border-left="none" fo:padding-bottom="0.152cm" fo:padding-left="0.136cm" fo:padding-right="0.136cm" fo:padding-top="0.136cm" fo:border-right="none" fo:border-top="0.002cm solid #000000" style:vertical-align="bottom" style:vertical-justify="auto"/>
      <style:paragraph-properties fo:text-align="end" css3t:text-justify="auto"/>
      <style:text-properties fo:font-size="10pt"/>
    </style:style>
    <style:style style:name="Blu_5f_R" style:display-name="Blu_R" style:family="table-cell" style:parent-style-name="comp_20_1-a_5f_R">
      <style:table-cell-properties fo:background-color="#2efbff" style:cell-protect="none" style:print-content="true"/>
      <style:text-properties style:use-window-font-color="true"/>
    </style:style>
    <style:style style:name="Comp-Soma_20_sotto_5f_R" style:display-name="Comp-Soma sotto_R" style:family="table-cell" style:parent-style-name="Comp_5f_Computo_5f_Orig_5f_R" style:data-style-name="N0">
      <style:table-cell-properties fo:border-bottom="0.035cm solid #000000" fo:background-color="#2efbff" style:text-align-source="value-type" style:repeat-content="false" fo:border-left="0.002cm solid #000000" fo:padding-bottom="0.101cm" fo:padding-left="0.136cm" fo:padding-right="0.136cm" fo:padding-top="0.035cm" fo:border-right="0.002cm solid #000000" fo:border-top="0.002cm solid #000000" style:vertical-align="middle"/>
      <style:text-properties fo:font-size="10.5pt" fo:font-weight="bold"/>
    </style:style>
    <style:style style:name="Comp_5f_Computo_5f_Orig_5f_R" style:display-name="Comp_Computo_Orig_R" style:family="table-cell" style:parent-style-name="Reg_5f_prog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02cm solid #000000" style:direction="ltr" style:rotation-angle="0" style:shadow="#808080 0.125cm 0.125c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Unitario_5f_R" style:display-name="comp sotto Unitario_R" style:family="table-cell" style:parent-style-name="Comp_5f_Computo_5f_Orig_5f_R" style:data-style-name="N104">
      <style:table-cell-properties fo:border-bottom="0.035cm solid #000000" style:text-align-source="value-type" style:repeat-content="false" fo:wrap-option="wrap" fo:border-left="0.002cm solid #000000" fo:padding-bottom="0.101cm" fo:padding-left="0.136cm" fo:padding-right="0.136cm" fo:padding-top="0.035cm" fo:border-right="0.002cm solid #000000" fo:border-top="0.002cm solid #000000" style:vertical-align="middle"/>
      <style:text-properties fo:font-size="10.5pt" fo:font-weight="bold"/>
    </style:style>
    <style:style style:name="comp_20_sotto_20_Euro_20_Originale_5f_R" style:display-name="comp sotto Euro Originale_R" style:family="table-cell" style:parent-style-name="Comp_5f_Computo_5f_Orig_5f_R" style:data-style-name="N104">
      <style:table-cell-properties style:glyph-orientation-vertical="0" fo:border-bottom="0.035cm solid #000000" style:cell-protect="none" style:print-content="true" style:text-align-source="value-type" style:repeat-content="false" fo:wrap-option="wrap" fo:border-left="0.002cm solid #000000" style:direction="ltr" fo:padding-bottom="0.101cm" fo:padding-left="0.136cm" fo:padding-right="0.185cm" fo:padding-top="0.035cm" fo:border-right="0.002cm solid #000000" style:rotation-angle="0" style:shrink-to-fit="false" fo:border-top="0.002cm solid #000000" style:vertical-align="middle"/>
      <style:paragraph-properties fo:margin-left="0cm" style:writing-mode="page"/>
      <style:text-properties style:text-outline="false" style:text-line-through-style="none" fo:text-shadow="none" style:text-underline-style="none" fo:font-weight="bold"/>
    </style:style>
    <style:style style:name="comp_20_sotto_20_Residui_5f_R" style:display-name="comp sotto Residui_R" style:family="table-cell" style:parent-style-name="comp_20_4_5f_Euro_5f_R">
      <style:table-cell-properties style:glyph-orientation-vertical="0" fo:border-bottom="0.035cm solid #000000" fo:background-color="#ffff96" style:cell-protect="none" style:print-content="true" style:text-align-source="value-type" style:repeat-content="false" fo:wrap-option="wrap" fo:border-left="0.002cm solid #000000" style:direction="ltr" fo:border-right="0.002cm solid #000000" style:rotation-angle="0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omp_20_4_5f_Euro_5f_R" style:display-name="comp 4_Euro_R" style:family="table-cell" style:parent-style-name="comp_20_sotto_20_Bianche_5f_R" style:data-style-name="N104">
      <style:table-cell-properties fo:background-color="#fafaf0" fo:border="0.002cm solid #000000"/>
    </style:style>
    <style:style style:name="Comp-sotto_20__25__5f_R" style:display-name="Comp-sotto %_R" style:family="table-cell" style:parent-style-name="comp_20_sotto_20_Unitario_5f_R" style:data-style-name="N11">
      <style:table-cell-properties fo:background-color="#e6e64c"/>
      <style:text-properties fo:font-size="10.5pt"/>
    </style:style>
    <style:style style:name="Comp-sotto_20_euri_5f_R" style:display-name="Comp-sotto euri_R" style:family="table-cell" style:parent-style-name="Comp-sotto_20__25__5f_R" style:data-style-name="N104">
      <style:table-cell-properties fo:background-color="#e6e64c"/>
      <style:text-properties fo:font-size="10.5pt"/>
    </style:style>
    <style:style style:name="comp_20_-controolo_5f_R" style:display-name="comp -controolo_R" style:family="table-cell" style:parent-style-name="Comp_5f_Computo_5f_Orig_5f_R" style:data-style-name="N4">
      <style:table-cell-properties fo:border="0.088cm solid #000000" fo:padding-bottom="0.085cm" fo:padding-left="0.136cm" fo:padding-right="0.236cm" fo:padding-top="0.085cm" style:shadow="none"/>
    </style:style>
    <style:style style:name="Comp_20_bianca_20_sopra_20_dx_5f_R" style:display-name="Comp bianca sopra dx_R" style:family="table-cell" style:parent-style-name="Comp-Bianche_20_sopra_5f_R">
      <style:table-cell-properties fo:border-bottom="none" fo:border-left="0.002cm solid #000000" fo:border-right="0.002cm solid #000000" fo:border-top="0.035cm solid #000000"/>
    </style:style>
    <style:style style:name="comp_20_sotto_20_Euro_20_3_5f_R" style:display-name="comp sotto Euro 3_R" style:family="table-cell" style:parent-style-name="comp_20_sotto_20_Euro_5f_R">
      <style:table-cell-properties style:glyph-orientation-vertical="0" fo:background-color="#c0c0c0" style:cell-protect="none" style:print-content="true" style:diagonal-bl-tr="none" style:diagonal-tl-br="none" fo:wrap-option="wrap" style:direction="ltr" fo:padding-bottom="0.152cm" fo:padding-left="0.136cm" fo:padding-right="0.136cm" fo:padding-top="0.085cm" style:rotation-angle="0" style:shrink-to-fit="false" style:vertical-align="bottom" style:vertical-justify="auto"/>
      <style:paragraph-properties css3t:text-justify="auto" fo:margin-left="0cm" style:writing-mode="page"/>
      <style:text-properties style:text-outline="false" style:text-line-through-style="none" fo:font-size="10.5pt" fo:text-shadow="none" style:text-underline-style="none"/>
    </style:style>
    <style:style style:name="comp_20_sotto_20_Euro_5f_R" style:display-name="comp sotto Euro_R" style:family="table-cell" style:parent-style-name="comp_20_sotto_20_Bianche_5f_R" style:data-style-name="N104">
      <style:table-cell-properties fo:border-bottom="0.035cm solid #000000" fo:background-color="transparent" fo:border-left="0.002cm solid #000000" fo:border-right="0.002cm solid #000000" fo:border-top="0.002cm solid #000000"/>
      <style:text-properties fo:font-size="10.5pt" fo:font-weight="bold"/>
    </style:style>
    <style:style style:name="Mis-Lib-Note_5f_R" style:display-name="Mis-Lib-Note_R" style:family="table-cell" style:parent-style-name="Reg_5f_prog">
      <style:table-cell-properties fo:border-bottom="none" fo:border-left="0.002cm solid #000000" fo:border-right="0.002cm solid #000000" fo:border-top="none"/>
    </style:style>
    <style:style style:name="Reg-SAL-certificato" style:family="table-cell" style:parent-style-name="Reg-SAL-chiudi" style:data-style-name="N104">
      <style:table-cell-properties fo:background-color="#fff5ec" style:cell-protect="protected" style:print-content="true" style:text-align-source="fix" style:repeat-content="false" fo:wrap-option="no-wrap" fo:border="none" fo:padding-bottom="0.3cm" fo:padding-left="0.199cm" fo:padding-right="0.136cm" fo:padding-top="0.199cm" style:vertical-justify="auto"/>
      <style:paragraph-properties fo:text-align="center" css3t:text-justify="auto"/>
      <style:text-properties fo:font-size="11pt" fo:font-weight="bold"/>
    </style:style>
    <style:style style:name="Copertina_5f_nomi_20_centro_20_piccolo" style:display-name="Copertina_nomi centro piccolo" style:family="table-cell" style:parent-style-name="Copertina_5f_nomi">
      <style:table-cell-properties style:text-align-source="fix" style:repeat-content="false"/>
      <style:paragraph-properties fo:text-align="center" fo:margin-left="0cm"/>
      <style:text-properties fo:font-size="8pt" fo:font-weight="normal" style:font-size-asian="6.80000019073486pt" style:font-size-complex="5.5pt"/>
    </style:style>
    <style:style style:name="Copertina_5f_nomi" style:display-name="Copertina_nomi" style:family="table-cell" style:parent-style-name="Default">
      <style:table-cell-properties style:text-align-source="fix" style:repeat-content="false" fo:padding-bottom="0.035cm" fo:padding-left="0.235cm" fo:padding-right="0.035cm" fo:padding-top="0.035cm"/>
      <style:paragraph-properties fo:text-align="start" fo:margin-left="0cm"/>
      <style:text-properties style:use-window-font-color="true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Copertina">
      <style:table-cell-properties style:text-align-source="fix" style:repeat-content="false" fo:wrap-option="wrap"/>
      <style:paragraph-properties fo:text-align="center" fo:margin-left="0cm"/>
      <style:text-properties fo:font-size="15pt" fo:font-weight="bold"/>
    </style:style>
    <style:style style:name="Copertina" style:family="table-cell" style:parent-style-name="Default">
      <style:text-properties fo:font-size="11pt"/>
    </style:style>
    <style:style style:name="Copertina_5f_Livello_5f_Prog" style:display-name="Copertina_Livello_Prog" style:family="table-cell" style:parent-style-name="Copertina_5f_Titolo">
      <style:table-cell-properties fo:border-bottom="0.035cm solid #000000" fo:border-left="none" fo:padding-bottom="0.136cm" fo:padding-left="0.035cm" fo:padding-right="0.035cm" fo:padding-top="0.035cm" fo:border-right="none" fo:border-top="none" style:vertical-align="middle"/>
    </style:style>
    <style:style style:name="nomi_20_1-5" style:display-name="nomi 1-5" style:family="table-cell" style:parent-style-name="Copertina_5f_nomi-2">
      <style:table-cell-properties style:text-align-source="fix" style:repeat-content="false" fo:padding-bottom="0.035cm" fo:padding-left="0.035cm" fo:padding-right="0.035cm" fo:padding-top="0.235cm"/>
      <style:paragraph-properties fo:text-align="center" fo:margin-left="0cm"/>
      <style:text-properties fo:font-size="12pt" style:font-size-asian="12pt" style:font-size-complex="12pt"/>
    </style:style>
    <style:style style:name="Copertina_5f_nomi-2" style:display-name="Copertina_nomi-2" style:family="table-cell" style:parent-style-name="Copertina_5f_nomi">
      <style:text-properties fo:font-size="14pt" style:font-size-asian="6.80000019073486pt" style:font-size-complex="5.55000019073486pt"/>
    </style:style>
    <style:style style:name="Copertina_5f_Titolo_20_2" style:display-name="Copertina_Titolo 2" style:family="table-cell" style:parent-style-name="Copertina_5f_Titolo">
      <style:table-cell-properties fo:background-color="#e6e6e6" fo:border="0.035cm solid #000000" fo:padding="0.286cm" style:vertical-align="middle"/>
      <style:text-properties fo:font-size="16pt"/>
    </style:style>
    <style:style style:name="sin" style:family="table-cell" style:parent-style-name="Copertina_5f_nomi">
      <style:table-cell-properties fo:wrap-option="wrap" style:vertical-align="middle"/>
    </style:style>
    <style:style style:name="nomi_20_sin_20_medio" style:display-name="nomi sin medio" style:family="table-cell" style:parent-style-name="Copertina_5f_nomi_20_sin_20_piccolo">
      <style:text-properties fo:font-size="12pt" style:font-size-asian="6.80000019073486pt" style:font-size-complex="5.5pt"/>
    </style:style>
    <style:style style:name="Copertina_5f_nomi_20_sin_20_piccolo" style:display-name="Copertina_nomi sin piccolo" style:family="table-cell" style:parent-style-name="Copertina_5f_nomi">
      <style:table-cell-properties style:text-align-source="fix" style:repeat-content="false" fo:background-color="transparent"/>
      <style:paragraph-properties fo:text-align="end"/>
      <style:text-properties fo:font-size="9pt" fo:font-weight="normal" style:font-size-asian="6.80000019073486pt" style:font-size-complex="5.55000019073486pt"/>
    </style:style>
    <style:style style:name="C_5f_3" style:display-name="C_3" style:family="table-cell" style:parent-style-name="C_5f_BAS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3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3" style:font-size-asian="16pt" style:language-asian="it" style:country-asian="IT" style:font-style-asian="normal" style:font-weight-asian="normal" style:font-name-complex="Arial3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CPcT">
      <style:table-cell-properties fo:wrap-option="no-wrap" style:vertical-align="top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fo:font-size="13pt" fo:text-shadow="none" style:text-underline-style="none" fo:font-weight="bold"/>
    </style:style>
    <style:style style:name="Verbale" style:family="table-cell" style:parent-style-name="Default">
      <style:table-cell-properties fo:background-color="transparent"/>
      <style:text-properties style:font-name="Arial" fo:font-size="11pt"/>
    </style:style>
    <style:style style:name="Verb_5f_a_20_capo" style:display-name="Verb_a capo" style:family="table-cell" style:parent-style-name="Verb_5f_Normale_20_Sin" style:data-style-name="N0">
      <style:table-cell-properties style:cell-protect="protected" style:print-content="true" style:diagonal-bl-tr="none" style:diagonal-tl-br="none" fo:wrap-option="wrap" fo:border="none"/>
      <style:text-properties style:text-outline="false" style:text-line-through-styl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fo:text-shadow="none" style:text-underline-style="none"/>
    </style:style>
    <style:style style:name="SIN" style:family="table-cell" style:parent-style-name="C_5f_BASE"/>
    <style:style style:name="C_5f_scorre" style:display-name="C_scorre" style:family="table-cell" style:parent-style-name="C_5f_BASE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4">
      <style:table-cell-properties style:text-align-source="fix" style:repeat-content="false" fo:border="0.002cm solid #000000" style:vertical-align="bottom"/>
      <style:paragraph-properties fo:text-align="end"/>
      <style:text-properties style:use-window-font-color="true" style:text-outline="false" style:text-line-through-style="none" style:font-name="Arial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Verdana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1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fo:text-shadow="none" style:text-underline-style="none"/>
    </style:style>
    <style:style style:name="Verb_5f_unite_20_sin" style:display-name="Verb_unite sin" style:family="table-cell" style:parent-style-name="Verbale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15"/>
    <style:style style:name="Verb_5f_sin_20__25_" style:display-name="Verb_sin %" style:family="table-cell" style:parent-style-name="Verb_5f_Normale_20_Sin" style:data-style-name="N116">
      <style:table-cell-properties style:cell-protect="protected" style:print-content="true" style:diagonal-bl-tr="none" style:diagonal-tl-br="none" fo:border="none"/>
      <style:text-properties style:text-outline="false" style:text-line-through-style="none" fo:text-shadow="none" style:text-underline-style="none"/>
    </style:style>
    <style:style style:name="Cati-_25_" style:display-name="Cati-%" style:family="table-cell" style:parent-style-name="Dati" style:data-style-name="N11"/>
    <style:style style:name="Dati-data" style:family="table-cell" style:parent-style-name="Dati" style:data-style-name="N30"/>
    <style:style style:name="SPath" style:family="table-cell" style:parent-style-name="ShortC">
      <style:table-cell-properties fo:background-color="transparent" fo:border="0.002cm solid #000000" fo:padding-bottom="0.085cm" fo:padding-left="0.136cm" fo:padding-right="0.035cm" fo:padding-top="0.085cm" style:vertical-align="middle"/>
    </style:style>
    <style:style style:name="noPrint" style:family="table-cell" style:parent-style-name="Reg-SAL-chiudi">
      <style:table-cell-properties fo:background-color="#ffbebd" style:cell-protect="protected" style:print-content="false" fo:wrap-option="no-wrap" style:vertical-justify="auto"/>
      <style:paragraph-properties css3t:text-justify="auto"/>
      <style:text-properties fo:font-size="11pt" fo:font-style="normal" fo:font-weight="normal"/>
    </style:style>
    <style:style style:name="Reg-SAL-chiudi_5f_N" style:display-name="Reg-SAL-chiudi_N" style:family="table-cell" style:parent-style-name="Reg-SAL-chiudi_5f_1">
      <style:table-cell-properties fo:wrap-option="no-wrap" style:vertical-justify="auto"/>
      <style:paragraph-properties css3t:text-justify="auto"/>
    </style:style>
    <style:style style:name="Dati_5f_valuta" style:display-name="Dati_valuta" style:family="table-cell" style:parent-style-name="Dati" style:data-style-name="N104">
      <style:table-cell-properties style:glyph-orientation-vertical="0" fo:background-color="#f0e2f8" style:diagonal-bl-tr="none" style:diagonal-tl-br="none" style:text-align-source="fix" style:repeat-content="false" fo:wrap-option="no-wrap" fo:border="0.002cm solid #000000" style:direction="ltr" style:rotation-angle="0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fo:font-size="10.5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16">
      <style:table-cell-properties style:text-align-source="value-type" style:repeat-content="false"/>
    </style:style>
    <style:style style:name="ULTIMUS" style:family="table-cell" style:parent-style-name="Default">
      <style:text-properties style:font-name="Arial7" fo:font-style="normal" fo:font-weight="normal"/>
    </style:style>
    <style:style style:name="Comp_5f_T_5f_pag" style:display-name="Comp_T_pag" style:family="table-cell" style:parent-style-name="COMP_5f_BASE">
      <style:table-cell-properties fo:background-color="#ffffff" style:cell-protect="none" style:print-content="true" fo:wrap-option="no-wrap" fo:border="none" fo:padding-bottom="0.302cm" fo:padding-left="0.101cm" fo:padding-right="0.101cm" fo:padding-top="0.351cm" idCella="Capitolo"/>
      <style:text-properties fo:color="#000000" fo:font-size="11pt" fo:font-style="italic"/>
    </style:style>
    <style:style style:name="Reg-Sal_5f_dicit" style:display-name="Reg-Sal_dicit" style:family="table-cell" style:parent-style-name="Reg-SAL-chiudi_5f_N">
      <style:table-cell-properties style:text-align-source="fix" style:repeat-content="false" fo:wrap-option="wrap" fo:padding-bottom="0.148cm" fo:padding-left="0.136cm" fo:padding-right="0.136cm" fo:padding-top="0.249cm" style:vertical-align="bottom"/>
      <style:paragraph-properties fo:text-align="start"/>
      <style:text-properties fo:font-size="11pt"/>
    </style:style>
    <style:style style:name="Reg-SAL-chiudi_5f_Sotto" style:display-name="Reg-SAL-chiudi_Sotto" style:family="table-cell" style:parent-style-name="Reg-SAL-chiudi_5f_1">
      <style:table-cell-properties fo:border-bottom="0.035cm solid #000000" fo:wrap-option="no-wrap" fo:border-left="none" fo:padding-bottom="0.049cm" fo:padding-left="0.136cm" fo:padding-right="0.136cm" fo:padding-top="0.6cm" fo:border-right="none" style:shadow="none" fo:border-top="0.035cm solid #000000" style:vertical-justify="auto"/>
      <style:paragraph-properties css3t:text-justify="auto"/>
      <style:text-properties fo:font-size="11pt" fo:font-weight="normal"/>
    </style:style>
    <style:style style:name="comp_20_Int_5f_Sommario_5f_" style:display-name="comp Int_Sommario_" style:family="table-cell" style:parent-style-name="comp_20_Int_5f_colonna" style:data-style-name="N1">
      <style:table-cell-properties fo:border-bottom="0.105cm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035cm solid #000000"/>
      <style:paragraph-properties fo:text-align="start"/>
    </style:style>
    <style:style style:name="comp_20_Int_5f_colonna_5f_Imp" style:display-name="comp Int_colonna_Imp" style:family="table-cell" style:parent-style-name="comp_20_Int_5f_colonna">
      <style:table-cell-properties fo:background-color="#ffbfbf"/>
      <style:text-properties style:font-name-asian="Andale Sans UI"/>
    </style:style>
    <style:style style:name="Comp-Sal-Valuta_20_sotto_5f_p" style:display-name="Comp-Sal-Valuta sotto_p" style:family="table-cell" style:parent-style-name="Comp-Sal-Valuta_20_sotto">
      <style:table-cell-properties style:glyph-orientation-vertical="0" style:diagonal-bl-tr="none" style:diagonal-tl-br="none" style:direction="ltr" style:rotation-angle="0" style:shrink-to-fit="false"/>
      <style:paragraph-properties fo:margin-left="0cm" style:writing-mode="page"/>
      <style:text-properties style:text-outline="false" style:text-line-through-style="none" fo:font-size="10.5pt" fo:text-shadow="none" style:text-underline-style="none" fo:font-weight="bold"/>
    </style:style>
    <style:style style:name="Comp-Sal-Valuta_20_sotto_5f_p_5f_C" style:display-name="Comp-Sal-Valuta sotto_p_C" style:family="table-cell" style:parent-style-name="Comp-Sal-Valuta_20_sotto_5f_p"/>
    <style:style style:name="Comp-Sal-Valuta_20_sotto_5f_S" style:display-name="Comp-Sal-Valuta sotto_S" style:family="table-cell" style:parent-style-name="Comp-Sal-Valuta_20_sotto_5f_p">
      <style:table-cell-properties fo:background-color="transparent"/>
      <style:text-properties style:font-size-asian="10pt" style:font-style-asian="normal" style:font-weight-asian="normal" style:font-size-complex="10pt" style:font-style-complex="normal" style:font-weight-complex="normal"/>
    </style:style>
    <style:style style:name="comp_20_Int_5f_colonna_5f_R" style:display-name="comp Int_colonna_R" style:family="table-cell" style:parent-style-name="COMP_5f_BASE">
      <style:table-cell-properties fo:border-bottom="0.092cm double #000000" style:border-line-width-bottom="0.002cm 0.088cm 0.002cm" fo:background-color="#e5d5d5" style:text-align-source="fix" style:repeat-content="false" fo:border-left="0.088cm solid #000000" fo:padding-bottom="0.116cm" fo:padding-left="0.136cm" fo:padding-right="0.136cm" fo:padding-top="0.169cm" fo:border-right="0.088cm solid #000000" fo:border-top="0.092cm double #000000" style:border-line-width-top="0.002cm 0.088cm 0.002cm" style:vertical-justify="auto"/>
      <style:paragraph-properties fo:text-align="center" css3t:text-justify="auto"/>
      <style:text-properties fo:font-style="normal" fo:font-weight="bold" fo:hyphenate="true"/>
    </style:style>
    <style:style style:name="vert_5f_2" style:display-name="vert_2" style:family="table-cell" style:parent-style-name="comp_20_Int_5f_colonna_5f_R">
      <style:table-cell-properties fo:padding-bottom="0.155cm" fo:padding-left="0.035cm" fo:padding-right="0.035cm" fo:padding-top="0.101cm" style:rotation-angle="90" style:vertical-justify="auto"/>
      <style:paragraph-properties css3t:text-justify="auto"/>
    </style:style>
    <style:style style:name="vert" style:family="table-cell" style:parent-style-name="comp_20_Int_5f_colonna_5f_R">
      <style:table-cell-properties fo:padding-bottom="0.266cm" fo:padding-left="0.136cm" fo:padding-right="0.136cm" fo:padding-top="0cm" style:rotation-angle="90"/>
    </style:style>
    <style:style style:name="Sal" style:family="table-cell" style:parent-style-name="num_5f_centro_5f_bianco">
      <style:table-cell-properties fo:background-color="#fff1e9" fo:padding-bottom="0.199cm" fo:padding-left="0.136cm" fo:padding-right="0.136cm" fo:padding-top="0cm" style:vertical-align="middle" style:vertical-justify="auto"/>
      <style:paragraph-properties css3t:text-justify="auto"/>
      <style:text-properties style:font-name="Bitstream Charter" fo:font-size="13pt" fo:font-style="italic" fo:font-weight="bold"/>
    </style:style>
    <style:style style:name="Comp_20_TOTALI_20__25_" style:display-name="Comp TOTALI %" style:family="table-cell" style:parent-style-name="Comp_20_TOTALI" style:data-style-name="N116"/>
    <style:style style:name="comp_20_In_20_testa_20__25_" style:display-name="comp In testa %" style:family="table-cell" style:parent-style-name="Comp_20_No_20_print" style:data-style-name="N116"/>
    <style:style style:name="noprint_5f_2" style:display-name="noprint_2" style:family="table-cell" style:parent-style-name="Comp_5f_SAL_5f_B">
      <style:table-cell-properties style:cell-protect="none" style:print-content="false" style:text-align-source="fix" style:repeat-content="false" fo:background-color="transparent" fo:border="none"/>
      <style:paragraph-properties fo:text-align="center"/>
      <style:text-properties fo:font-size="10.5pt"/>
    </style:style>
    <style:style style:name="BBBp" style:family="table-cell" style:parent-style-name="Default">
      <style:table-cell-properties fo:background-color="#ff00ff"/>
    </style:style>
    <style:style style:name="_32_" style:display-name="2" style:family="table-cell" style:parent-style-name="Default">
      <style:table-cell-properties fo:background-color="#b80047"/>
    </style:style>
    <style:style style:name="comp_20_Int_5f_colonna_20_Attri_20_tipo_20_computo_5f_R2" style:display-name="comp Int_colonna Attri tipo computo_R2" style:family="table-cell" style:parent-style-name="comp_20_Int_5f_colonna_5f_R">
      <style:table-cell-properties fo:border-bottom="0.084cm double #000000" style:border-line-width-bottom="0.021cm 0.021cm 0.042cm" style:diagonal-bl-tr="none" style:diagonal-tl-br="none" fo:border-left="0.002cm solid #000000" fo:border-right="0.002cm solid #000000" fo:border-top="0.036cm double #000000" style:border-line-width-top="0.012cm 0.012cm 0.012cm" Tipo="Tipo_CONTABILITA"/>
      <style:text-properties fo:font-size="10pt"/>
    </style:style>
    <style:style style:name="comp_20_Int_5f_colonna_20_Attri_20_tipo_20_computo" style:display-name="comp Int_colonna Attri tipo computo" style:family="table-cell" style:parent-style-name="comp_20_Int_5f_colonna">
      <style:table-cell-properties Tipo="Tipo_computo" Tipo_sheet="Tipo_computo"/>
    </style:style>
    <style:style style:name="CPcT" style:family="table-cell" style:parent-style-name="Default"/>
    <style:style style:name="livello2_20_scritta_20_mini" style:display-name="livello2 scritta mini" style:family="table-cell" style:parent-style-name="livello2_20_valuta_20_mini">
      <style:table-cell-properties style:text-align-source="fix" style:repeat-content="false" fo:padding-bottom="0.035cm" fo:padding-left="0.086cm" fo:padding-right="0.136cm" fo:padding-top="0.035cm"/>
      <style:paragraph-properties fo:text-align="start"/>
      <style:text-properties fo:font-weight="bold"/>
    </style:style>
    <style:style style:name="comp_20_Int_5f_colonna_5f_R_5f_prima" style:display-name="comp Int_colonna_R_prima" style:family="table-cell" style:parent-style-name="comp_20_Int_5f_colonna_20_Attri_20_tipo_20_computo_5f_R2">
      <style:table-cell-properties fo:border-bottom="0.09cm double #000000" style:border-line-width-bottom="0.03cm 0.03cm 0.03cm" fo:background-color="#e5d5d5" fo:border-left="0.056cm solid #000000" style:direction="ltr" fo:padding-bottom="0cm" fo:padding-left="0.136cm" fo:padding-right="0.136cm" fo:padding-top="0cm" fo:border-right="0.056cm solid #000000" style:rotation-angle="0" fo:border-top="0.09cm double #000000" style:border-line-width-top="0.03cm 0.03cm 0.03cm" style:vertical-justify="auto"/>
      <style:paragraph-properties css3t:text-justify="auto"/>
      <style:text-properties fo:font-size="10.5pt"/>
    </style:style>
    <style:style style:name="Livello-1-scritta_20_miniP" style:display-name="Livello-1-scritta miniP" style:family="table-cell" style:parent-style-name="Livello-1-scritta_20_mini_20_val">
      <style:table-cell-properties style:vertical-align="middle"/>
      <style:text-properties fo:font-size="10pt" fo:font-weight="bold"/>
    </style:style>
    <style:style style:name="Comp-Bianche_20_sopraS" style:display-name="Comp-Bianche sopraS" style:family="table-cell" style:parent-style-name="Comp-Bianche_20_sopra"/>
    <style:style style:name="comp_20_sotto_20_centro_5f_R_5f_1" style:display-name="comp sotto centro_R_1" style:family="table-cell" style:parent-style-name="comp_20_sotto_20_centro_5f_R">
      <style:table-cell-properties fo:border-bottom="0.002cm solid #000000" style:text-align-source="fix" style:repeat-content="false" fo:border-left="none" fo:border-right="none" fo:border-top="0.002cm solid #000000"/>
      <style:paragraph-properties fo:text-align="end"/>
    </style:style>
    <style:style style:name="Vuote" style:family="table-cell" style:parent-style-name="Comp-Bianche_20_in_20_mezzo">
      <style:table-cell-properties fo:background-color="#ffffff" fo:border="none" fo:padding="0cm"/>
      <style:text-properties fo:color="#000000"/>
    </style:style>
    <style:style style:name="vuote2" style:family="table-cell" style:parent-style-name="Vuote">
      <style:table-cell-properties fo:border-bottom="none" fo:border-left="0.002cm solid #000000" fo:border-right="0.002cm solid #000000" fo:border-top="none"/>
    </style:style>
    <style:style style:name="Comp_5f_No_20_print_20_dx" style:display-name="Comp_No print dx" style:family="table-cell" style:parent-style-name="Comp_20_No_20_print">
      <style:table-cell-properties style:text-align-source="fix" style:repeat-content="false"/>
      <style:paragraph-properties fo:text-align="end"/>
    </style:style>
    <style:style style:name="Comp_20_Man_20_sotto_20_Euri" style:display-name="Comp Man sotto Euri" style:family="table-cell" style:parent-style-name="Comp_20_MAN">
      <style:table-cell-properties style:cell-protect="protected" style:print-content="true"/>
      <style:text-properties style:font-name="Bitstream Vera Sans" style:font-name-asian="Andale Sans UI" style:font-name-complex="Arial1"/>
    </style:style>
    <style:style style:name="Comp_20_MAN" style:display-name="Comp MAN" style:family="table-cell" style:parent-style-name="comp_20_sotto_20_Unitario">
      <style:table-cell-properties fo:background-color="#bca190"/>
    </style:style>
    <style:style style:name="compTagEdit" style:family="table-cell" style:parent-style-name="compTag">
      <style:table-cell-properties fo:background-color="#f3e7ff" style:cell-protect="none" style:print-content="true"/>
    </style:style>
    <style:style style:name="Reg-SAL-chiudi_5f_noPrint" style:display-name="Reg-SAL-chiudi_noPrint" style:family="table-cell" style:parent-style-name="Reg-SAL-chiudi">
      <style:table-cell-properties fo:background-color="#ffbebd" fo:wrap-option="no-wrap" style:vertical-justify="auto"/>
      <style:paragraph-properties css3t:text-justify="auto"/>
      <style:text-properties fo:font-size="10.5pt" fo:font-weight="normal"/>
    </style:style>
    <style:style style:name="M1_20_scritte_20_noP10" style:display-name="M1 scritte noP10" style:family="table-cell" style:parent-style-name="M1_20_scritte_20_noP">
      <style:table-cell-properties style:cell-protect="none" style:print-content="true" style:vertical-justify="auto"/>
      <style:paragraph-properties css3t:text-justify="auto"/>
      <style:text-properties fo:font-size="11pt" fo:font-weight="normal"/>
    </style:style>
    <style:style style:name="EP_20_statistiche_5f_q" style:display-name="EP statistiche_q" style:family="table-cell" style:parent-style-name="EP_20_statistiche" style:data-style-name="N5">
      <style:table-cell-properties fo:background-color="#cccccc" fo:padding="0.161cm"/>
    </style:style>
    <style:style style:name="EP_20_statistiche_5f_Contab_5f_q" style:display-name="EP statistiche_Contab_q" style:family="table-cell" style:parent-style-name="EP_20_statistiche_5f_Contab" style:data-style-name="N5">
      <style:table-cell-properties fo:background-color="#cccccc" style:vertical-justify="auto"/>
      <style:paragraph-properties css3t:text-justify="auto"/>
    </style:style>
    <style:style style:name="EP_20_statistiche_5f_Contab" style:display-name="EP statistiche_Contab" style:family="table-cell" style:parent-style-name="EP-sfondo" style:data-style-name="N118">
      <style:table-cell-properties fo:background-color="#cccccc" fo:border="0.002cm solid #000000" fo:padding-bottom="0.035cm" fo:padding-left="0.035cm" fo:padding-right="0.161cm" fo:padding-top="0.136cm" style:vertical-align="top" style:vertical-justify="auto"/>
      <style:paragraph-properties css3t:text-justify="auto"/>
      <style:text-properties style:font-name="Arial6" fo:font-size="10pt"/>
    </style:style>
    <style:style style:name="Comp-Bianche_20_in_20_mezzo_20_Descr_5f_R_5f_ep" style:display-name="Comp-Bianche in mezzo Descr_R_ep" style:family="table-cell" style:parent-style-name="Comp-Bianche_20_in_20_mezzo_20_Descr_5f_R">
      <style:table-cell-properties fo:background-color="#ffcc99"/>
    </style:style>
    <style:style style:name="num_5f_centro_5f_bianco_5f_ep" style:display-name="num_centro_bianco_ep" style:family="table-cell" style:parent-style-name="Default">
      <style:table-cell-properties fo:background-color="#ffcc99"/>
    </style:style>
    <style:style style:name="Sfondo_5f_menu" style:display-name="Sfondo_menu" style:family="table-cell" style:parent-style-name="ULTIMUS">
      <style:table-cell-properties fo:background-color="#33a3a3" style:cell-protect="none" style:print-content="true"/>
    </style:style>
    <style:style style:name="comp_5f_sotto_5f_E_5f_cond_5f_" style:display-name="comp_sotto_E_cond_" style:family="table-cell" style:parent-style-name="comp_20_sotto_20_Euro_20_3_5f_R">
      <style:table-cell-properties fo:background-color="#ffff00"/>
      <style:text-properties fo:font-size="10.5pt"/>
    </style:style>
    <style:style style:name="comp_5f_sotto_5f_E_5f_cond" style:display-name="comp_sotto_E_cond" style:family="table-cell" style:parent-style-name="comp_20_sotto_20_Euro_20_3_5f_R">
      <style:table-cell-properties fo:background-color="#f76363"/>
    </style:style>
    <style:style style:name="COnt_5f_noP" style:display-name="COnt_noP" style:family="table-cell" style:parent-style-name="comp_20_Int_5f_colonna_5f_R">
      <style:table-cell-properties style:cell-protect="none" style:print-content="false" fo:wrap-option="no-wrap" style:rotation-angle="0" style:shrink-to-fit="true"/>
    </style:style>
    <style:style style:name="Senza_20_nome2" style:display-name="Senza nome2" style:family="table-cell" style:parent-style-name="Comp_20_End_20_Attributo_5f_R">
      <style:table-cell-properties fo:background-color="#fff1e9"/>
    </style:style>
    <style:style style:name="comp_5f_int_5f_sottile_5f_R" style:display-name="comp_int_sottile_R" style:family="table-cell" style:parent-style-name="comp_20_Int_5f_colonna_5f_R">
      <style:table-cell-properties fo:wrap-option="no-wrap" fo:padding="0cm" style:vertical-justify="auto"/>
      <style:paragraph-properties css3t:text-justify="auto"/>
      <style:text-properties fo:font-size="6pt"/>
    </style:style>
    <style:style style:name="EP_20_statistiche_5f_lettere" style:display-name="EP statistiche_lettere" style:family="table-cell" style:parent-style-name="EP_20_statistiche">
      <style:table-cell-properties style:text-align-source="fix" style:repeat-content="false" style:vertical-justify="auto"/>
      <style:paragraph-properties fo:text-align="end" css3t:text-justify="auto"/>
      <style:text-properties fo:font-size="10pt"/>
    </style:style>
    <style:style style:name="Minchia" style:family="table-cell" style:parent-style-name="Default" style:data-style-name="N2">
      <style:table-cell-properties style:vertical-justify="auto"/>
      <style:paragraph-properties css3t:text-justify="auto"/>
      <style:text-properties style:font-name="Linux Libertine G:name=1" fo:font-size="11pt"/>
    </style:style>
    <style:style style:name="Linux_20_Libertine_20_G_3a_name_3d_0" style:display-name="Linux Libertine G:name=0" style:family="table-cell" style:parent-style-name="Minchia"/>
    <style:style style:name="Minkia2" style:family="table-cell" style:parent-style-name="Linux_20_Libertine_20_G_3a_name_3d_0">
      <style:text-properties style:font-name="Linux Libertine G:name=1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head_20_1" draw:display-name="Arrowhead 1" svg:viewBox="0 0 20 30" svg:d="m10 0-10 30h20z"/>
    <draw:marker draw:name="Arrowhead_20_10" draw:display-name="Arrowhead 10" svg:viewBox="0 0 200 200" svg:d="m100 0c0-55-45-100-100-100s-100 45-100 100 45 100 100 100 100-45 100-100z"/>
    <draw:marker draw:name="Arrowhead_20_11" draw:display-name="Arrowhead 11" svg:viewBox="0 0 200 200" svg:d="m100 0c0 55-45 100-100 100s-100-45-100-100 45-100 100-100 100 45 100 100z"/>
    <draw:marker draw:name="Arrowhead_20_2" draw:display-name="Arrowhead 2" svg:viewBox="0 0 200 200" svg:d="m100 0c0-55-45-100-100-100s-100 45-100 100 45 100 100 100 100-45 100-100z"/>
    <draw:marker draw:name="Arrowhead_20_3" draw:display-name="Arrowhead 3" svg:viewBox="0 0 10 10" svg:d="m0 0h10v10h-10z"/>
    <draw:marker draw:name="Arrowhead_20_4" draw:display-name="Arrowhead 4" svg:viewBox="0 0 200 200" svg:d="m100 0c0-55-45-100-100-100s-100 45-100 100 45 100 100 100 100-45 100-100z"/>
    <draw:marker draw:name="Arrowhead_20_5" draw:display-name="Arrowhead 5" svg:viewBox="0 0 200 200" svg:d="m100 0c0-55-45-100-100-100s-100 45-100 100 45 100 100 100 100-45 100-100z"/>
    <draw:marker draw:name="Arrowhead_20_6" draw:display-name="Arrowhead 6" svg:viewBox="0 0 200 200" svg:d="m100 0c0-55-45-100-100-100s-100 45-100 100 45 100 100 100 100-45 100-100z"/>
    <draw:marker draw:name="Arrowhead_20_7" draw:display-name="Arrowhead 7" svg:viewBox="0 0 200 200" svg:d="m100 0c0-55-45-100-100-100s-100 45-100 100 45 100 100 100 100-45 100-100z"/>
    <draw:marker draw:name="Arrowhead_20_8" draw:display-name="Arrowhead 8" svg:viewBox="0 0 200 200" svg:d="m100 0c0-55-45-100-100-100s-100 45-100 100 45 100 100 100 100-45 100-100z"/>
    <draw:marker draw:name="Arrowhead_20_9" draw:display-name="Arrowhead 9" svg:viewBox="0 0 200 200" svg:d="m100 0c0-55-45-100-100-100s-100 45-100 100 45 100 100 100 100-45 100-100z"/>
    <draw:marker draw:name="Arrowheads_20_1" draw:display-name="Arrowheads 1" svg:viewBox="0 0 200 200" svg:d="m100 0c0-55-45-100-100-100s-100 45-100 100 45 100 100 100 100-45 100-100z"/>
    <draw:marker draw:name="Arrowheads_20_2" draw:display-name="Arrowheads 2" svg:viewBox="0 0 200 200" svg:d="m100 0c0 18-4 34-13 50s-21 27-37 37-32 13-50 13-34-4-50-13-27-21-37-37-13-32-13-50 4-34 13-50 21-27 37-37 32-13 50-13 34 4 50 13 27 21 37 37 13 32 13 5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</office:styles>
  <office:automatic-styles>
    <style:page-layout style:name="Mpm1">
      <style:page-layout-properties fo:border="0.002cm solid #000000" fo:padding="0cm" style:shadow="none" fo:background-color="transparent" style:first-page-number="continue" style:scale-to-X="1" style:scale-to-Y="1000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2.2cm" fo:margin-right="1.101cm" style:shadow="none" fo:background-color="transparent" style:first-page-number="1" style:scale-to="70%" style:writing-mode="lr-tb" style:print="charts drawings objects zero-values">
        <style:background-image/>
      </style:page-layout-properties>
      <style:header-style>
        <style:header-footer-properties fo:min-height="0.78cm" fo:margin-left="0cm" fo:margin-right="0.801cm" fo:margin-bottom="0.36cm"/>
      </style:header-style>
      <style:footer-style>
        <style:header-footer-properties fo:min-height="0.75cm" fo:margin-left="0cm" fo:margin-right="0.801cm" fo:margin-top="0.42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2cm" fo:margin-right="1cm" style:shadow="none" fo:background-color="transparent" style:print-page-order="ltr" style:first-page-number="1" style:scale-to="70%" style:writing-mode="lr-tb">
        <style:background-image/>
      </style:page-layout-properties>
      <style:header-style>
        <style:header-footer-properties fo:min-height="0.76cm" fo:margin-left="0cm" fo:margin-right="0.9cm" fo:margin-bottom="0.64cm"/>
      </style:header-style>
      <style:footer-style>
        <style:header-footer-properties fo:min-height="1.021cm" fo:margin-left="0cm" fo:margin-right="0.9cm" fo:margin-top="0.921cm"/>
      </style:footer-style>
    </style:page-layout>
    <style:page-layout style:name="Mpm6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="9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7">
      <style:page-layout-properties fo:page-width="20.999cm" fo:page-height="29.699cm" style:num-format="1" style:print-orientation="portrait" style:scale-to-X="1" style:scale-to-Y="1000" style:print="charts drawings zero-values"/>
      <style:header-style>
        <style:header-footer-properties svg:height="2.48cm" fo:margin-left="2cm" fo:margin-right="2cm" fo:margin-bottom="0cm"/>
      </style:header-style>
      <style:footer-style>
        <style:header-footer-properties fo:min-height="3.401cm" fo:margin-left="2cm" fo:margin-right="2cm" fo:margin-top="0cm"/>
      </style:footer-style>
    </style:page-layout>
    <style:page-layout style:name="Mpm8">
      <style:page-layout-properties fo:page-width="29.7cm" fo:page-height="42cm" style:num-format="1" style:print-orientation="portrait" fo:margin-top="0.801cm" fo:margin-bottom="0.801cm" fo:margin-left="1.7cm" fo:margin-right="0.499cm" style:shadow="none" fo:background-color="transparent" style:first-page-number="1" style:scale-to="7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9">
      <style:page-layout-properties fo:page-width="29.699cm" fo:page-height="20.999cm" style:num-format="1" style:print-orientation="landscape" fo:margin-top="0.801cm" fo:margin-bottom="0.801cm" fo:margin-left="1.499cm" fo:margin-right="0.499cm" style:shadow="none" fo:background-color="transparent" style:first-page-number="1" style:scale-to-X="1" style:scale-to-Y="1000" style:table-centering="horizontal" style:writing-mode="lr-tb" style:print="charts drawings zero-value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10">
      <style:page-layout-properties style:num-format="1" style:print-orientation="portrait" fo:margin-top="0.801cm" fo:margin-bottom="0.801cm" fo:margin-left="2cm" fo:margin-right="1cm" style:shadow="none" fo:background-color="transparent" style:print-page-order="ltr" style:first-page-number="1" style:scale-to-X="1" style:scale-to-Y="500" style:writing-mode="lr-tb">
        <style:background-image/>
      </style:page-layout-properties>
      <style:header-style>
        <style:header-footer-properties fo:min-height="0.76cm" fo:margin-left="0cm" fo:margin-right="0.9cm" fo:margin-bottom="0.64cm"/>
      </style:header-style>
      <style:footer-style>
        <style:header-footer-properties fo:min-height="1.021cm" fo:margin-left="0cm" fo:margin-right="0.9cm" fo:margin-top="0.921cm"/>
      </style:footer-style>
    </style:page-layout>
    <style:page-layout style:name="Mpm11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style:num-format="1" style:print-orientation="portrait" fo:margin-top="0.801cm" fo:margin-bottom="0.801cm" fo:margin-left="2cm" fo:margin-right="1cm" style:print-page-order="ltr" style:first-page-number="continue" style:scale-to="75%"/>
      <style:header-style>
        <style:header-footer-properties fo:margin-left="0cm" fo:margin-right="0.9cm" fo:margin-bottom="0.847cm"/>
      </style:header-style>
      <style:footer-style>
        <style:header-footer-properties fo:margin-left="0cm" fo:margin-right="0.9cm" fo:margin-top="0.917cm"/>
      </style:footer-style>
    </style:page-layout>
    <style:page-layout style:name="Mpm13">
      <style:page-layout-properties style:num-format="1" style:print-orientation="portrait" fo:margin-top="1.27cm" fo:margin-bottom="1.27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.947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14">
      <style:page-layout-properties fo:page-width="20.999cm" fo:page-height="29.699cm" style:num-format="1" style:print-orientation="portrait" fo:margin-top="0.801cm" fo:margin-bottom="0.801cm" fo:margin-left="2.2cm" fo:margin-right="1.101cm" style:shadow="none" fo:background-color="transparent" style:first-page-number="1" style:scale-to-X="1" style:scale-to-Y="500" style:writing-mode="lr-tb" style:print="charts drawings objects zero-values">
        <style:background-image/>
      </style:page-layout-properties>
      <style:header-style>
        <style:header-footer-properties fo:min-height="0.76cm" fo:margin-left="0cm" fo:margin-right="0.801cm" fo:margin-bottom="0.34cm"/>
      </style:header-style>
      <style:footer-style>
        <style:header-footer-properties fo:min-height="0.75cm" fo:margin-left="0cm" fo:margin-right="0.801cm" fo:margin-top="0.42cm"/>
      </style:footer-style>
    </style:page-layout>
    <style:page-layout style:name="Mpm15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-X="1" style:scale-to-Y="1000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16">
      <style:page-layout-properties fo:page-width="29.7cm" fo:page-height="21.001cm" style:num-format="1" style:print-orientation="landscape" fo:margin-top="0.801cm" fo:margin-bottom="0.801cm" fo:margin-left="1.499cm" fo:margin-right="0.499cm" style:shadow="none" fo:background-color="transparent" style:first-page-number="1" style:scale-to="70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2.021cm" fo:margin-left="0.199cm" fo:margin-right="1.401cm" fo:margin-top="1.921cm"/>
      </style:footer-style>
    </style:page-layout>
    <style:page-layout style:name="Mpm17">
      <style:page-layout-properties style:num-format="1" style:print-orientation="portrait" fo:margin-top="0.801cm" fo:margin-bottom="0.801cm" fo:margin-left="2cm" fo:margin-right="1cm" style:print-page-order="ltr" style:first-page-number="continue" style:scale-to="80%"/>
      <style:header-style>
        <style:header-footer-properties fo:margin-left="0cm" fo:margin-right="0.9cm" fo:margin-bottom="0.847cm"/>
      </style:header-style>
      <style:footer-style>
        <style:header-footer-properties fo:margin-left="0cm" fo:margin-right="0.9cm" fo:margin-top="0.917cm"/>
      </style:footer-style>
    </style:page-layout>
    <style:page-layout style:name="Mpm18">
      <style:page-layout-properties fo:page-width="29.699cm" fo:page-height="20.999cm" style:num-format="1" style:print-orientation="landscape" fo:margin-top="0.801cm" fo:margin-bottom="0.801cm" fo:margin-left="1.7cm" fo:margin-right="0.499cm" style:first-page-number="continue" style:scale-to="90%" style:table-centering="horizontal"/>
      <style:header-style>
        <style:header-footer-properties fo:margin-left="0.199cm" fo:margin-right="1.401cm" fo:margin-bottom="0.917cm"/>
      </style:header-style>
      <style:footer-style>
        <style:header-footer-properties fo:margin-left="0.199cm" fo:margin-right="1.401cm" fo:margin-top="0.917cm"/>
      </style:footer-style>
    </style:page-layout>
    <style:page-layout style:name="Mpm19">
      <style:page-layout-properties fo:page-width="42cm" fo:page-height="29.699cm" style:num-format="1" style:print-orientation="landscape" style:scale-to-X="1" style:scale-to-Y="1000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0">
      <style:page-layout-properties fo:page-width="29.7cm" fo:page-height="21.001cm" style:num-format="1" style:print-orientation="landscape" fo:margin-top="0.801cm" fo:margin-bottom="0.801cm" fo:margin-left="1.499cm" fo:margin-right="0.49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1">
      <style:page-layout-properties fo:margin-top="1.799cm" fo:margin-bottom="1.799cm" fo:margin-left="1.799cm" fo:margin-right="1.799cm" style:shadow="none" fo:background-color="transparent" style:scale-to-X="1" style:scale-to-Y="100" style:writing-mode="lr-tb">
        <style:background-image/>
      </style:page-layout-properties>
      <style:header-style>
        <style:header-footer-properties svg:height="2.201cm" fo:margin-left="0cm" fo:margin-right="0cm" fo:margin-bottom="0.101cm" fo:border-top="0.002cm solid #000000" fo:border-bottom="0.002cm solid #000000" fo:border-left="none" fo:border-right="none" fo:padding="0cm" style:shadow="none" fo:background-color="transparent">
          <style:background-image/>
        </style:header-footer-properties>
      </style:header-style>
      <style:footer-style>
        <style:header-footer-properties fo:min-height="0.801cm" fo:margin-left="0cm" fo:margin-right="0cm" fo:margin-top="0.7cm" fo:border-top="0.002cm solid #000000" fo:border-bottom="0.002cm solid #000000" fo:border-left="none" fo:border-right="none" fo:padding="0cm" style:shadow="none"/>
      </style:footer-style>
    </style:page-layout>
    <style:page-layout style:name="Mpm22">
      <style:page-layout-properties fo:page-width="29.7cm" fo:page-height="21.001cm" style:num-format="1" style:print-orientation="landscape" fo:margin-top="0.801cm" fo:margin-bottom="0.801cm" fo:margin-left="1.499cm" fo:margin-right="0.499cm" style:shadow="none" fo:background-color="transparent" style:first-page-number="1" style:scale-to="60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23">
      <style:page-layout-properties fo:border="none" fo:padding="0cm" style:shadow="none" fo:background-color="transparent" style:first-page-number="continue" style:scale-to-X="1" style:scale-to-Y="1000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4">
      <style:page-layout-properties fo:margin-top="1.9cm" fo:margin-bottom="1.799cm" style:scale-to-X="1" style:scale-to-Y="10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5">
      <style:page-layout-properties fo:page-width="42cm" fo:page-height="29.7cm" style:num-format="1" style:print-orientation="landscape" fo:margin-top="0.801cm" fo:margin-bottom="0.801cm" fo:margin-left="1.499cm" fo:margin-right="0.499cm" style:shadow="none" fo:background-color="transparent" style:first-page-number="1" style:scale-to="65%" style:table-centering="horizontal" style:writing-mode="lr-tb" style:print="charts drawings">
        <style:background-image/>
      </style:page-layout-properties>
      <style:header-style>
        <style:header-footer-properties fo:min-height="0.861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26">
      <style:page-layout-properties fo:page-width="29.7cm" fo:page-height="21.001cm" style:num-format="1" style:print-orientation="landscape" fo:margin-top="0.801cm" fo:margin-bottom="0.801cm" fo:margin-left="1.499cm" fo:margin-right="0.499cm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7">
      <style:page-layout-properties style:shadow="none"/>
      <style:header-style/>
      <style:footer-style/>
    </style:page-layout>
    <style:page-layout style:name="Mpm28">
      <style:page-layout-properties fo:page-width="29.7cm" fo:page-height="21.001cm" style:num-format="1" style:print-orientation="landscape" fo:margin-top="1.3cm" fo:margin-bottom="1.199cm" fo:margin-left="1.3cm" fo:margin-right="1.3cm" style:shadow="none" fo:background-color="transparent" style:scale-to="100%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9">
      <style:page-layout-properties fo:page-width="42cm" fo:page-height="29.7cm" style:num-format="1" style:print-orientation="landscape" fo:margin-top="0.801cm" fo:margin-bottom="0.801cm" fo:margin-left="1.7cm" fo:margin-right="0.499cm" style:shadow="none" fo:background-color="transparent" style:first-page-number="1" style:scale-to-X="1" style:scale-to-Y="500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page-layout style:name="Mpm30">
      <style:page-layout-properties style:scale-to-X="1" style:scale-to-Y="100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1">
      <style:page-layout-properties fo:page-width="21.001cm" fo:page-height="29.7cm" style:num-format="1" style:print-orientation="portrait" fo:margin-top="0.801cm" fo:margin-bottom="0.801cm" fo:margin-left="1.7cm" fo:margin-right="0.499cm" style:shadow="none" fo:background-color="transparent" style:first-page-number="1" style:scale-to="70%" style:table-centering="horizontal" style:writing-mode="lr-tb" style:print="charts drawings zero-values">
        <style:background-image/>
      </style:page-layout-properties>
      <style:header-style>
        <style:header-footer-properties fo:min-height="0.76cm" fo:margin-left="0.199cm" fo:margin-right="1.401cm" fo:margin-bottom="0.64cm"/>
      </style:header-style>
      <style:footer-style>
        <style:header-footer-properties fo:min-height="1.021cm" fo:margin-left="0.199cm" fo:margin-right="1.401cm" fo:margin-top="0.921cm"/>
      </style:footer-style>
    </style:page-layout>
    <style:style style:name="MT1" style:family="text">
      <style:text-properties style:font-name="Comic Sans MS" fo:font-size="10pt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Comic Sans MS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lbany2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style:font-name="Albany1" fo:font-size="12pt"/>
    </style:style>
    <style:style style:name="MT8" style:family="text">
      <style:text-properties style:font-name="Arial" fo:font-size="9pt"/>
    </style:style>
    <style:style style:name="MT9" style:family="text">
      <style:text-properties style:font-name="Arial" fo:font-size="8pt"/>
    </style:style>
    <style:style style:name="MT10" style:family="text">
      <style:text-properties fo:font-size="9pt"/>
    </style:style>
    <style:style style:name="MT11" style:family="text">
      <style:text-properties style:font-name="Arial" fo:font-size="10pt"/>
    </style:style>
    <style:style style:name="MT12" style:family="text">
      <style:text-properties style:font-name="Albany1" fo:font-size="11pt"/>
    </style:style>
  </office:automatic-styles>
  <office:master-styles>
    <style:master-page style:name="Default" style:page-layout-name="Mpm1">
      <style:header style:display="false">
        <style:region-left>
          <text:p>CA</text:p>
        </style:region-left>
        <style:region-center>
          <text:p>PROGETTO DI RESTAURO CONSERVATIVO E RECUPERO FUNZONALE </text:p>
          <text:p>DEL CASTELLO DELLA FATA MORGANA</text:p>
        </style:region-center>
        <style:region-right>
          <text:p>bozza del 04/01/07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footer style:display="false">
        <style:region-left>
          <text:p>Monthly Report</text:p>
        </style:region-left>
        <style:region-center>
          <text:p>APRILE <text:s/>2006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ba/ca</text:p>
        </style:region-left>
        <style:region-center>
          <text:p>RESTAURO E RECUPERO FUNZIONALE DELLE RESIDENZE </text:p>
          <text:p>DEL BEATO UMBERTO DI SAVOIA</text:p>
          <text:p>NTERVENTO C: ORATORIO DEL GESU' </text:p>
        </style:region-center>
        <style:region-right>
          <text:p>bozza del 05/02/06</text:p>
        </style:region-right>
      </style:header>
      <style:header-left style:display="false"/>
      <style:footer>
        <style:region-left>
          <text:p><text:span text:style-name="MT1">Bearbeiter coglione</text:span></text:p>
          <text:p><text:span text:style-name="MT1"><text:file-name text:display="full">???</text:file-name></text:span></text:p>
        </style:region-left>
        <style:region-center>
          <text:p>Gennaio 2008</text:p>
        </style:region-center>
        <style:region-right>
          <text:p><text:span text:style-name="MT1">Datum 2005-12-29</text:span></text:p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nalisi_20_di_20_Prezzo" style:display-name="PageStyle_Analisi di Prezzo" style:page-layout-name="Mpm3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02/12/10</text:p>
        </style:region-right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4"><text:s text:c="3"/></text:span><text:span text:style-name="MT5"><text:s/></text:span><text:span text:style-name="MT6">ANALISI DI PREZZO</text:span></text:p>
        </style:region-left>
        <style:region-center>
          <text:p>Agosto 2010 ++++++++++++++</text:p>
        </style:region-center>
        <style:region-right>
          <text:p>Pg. <text:page-number>1</text:page-number> (di <text:page-count>99</text:page-count>)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Appunti" style:display-name="PageStyle_Appunti" style:page-layout-name="Mpm4">
      <style:header>
        <style:region-left>
          <text:p>ba/ca</text:p>
        </style:region-left>
        <style:region-center>
          <text:p>RESTAURO E RECUPERO FUNZIONALE DELLE RESIDENZE </text:p>
          <text:p>DEL BEATO UMBERTO DI SAVOIA</text:p>
          <text:p>NTERVENTO C: ORATORIO DEL GESU' </text:p>
        </style:region-center>
        <style:region-right>
          <text:p>bozza del 05/02/06</text:p>
        </style:region-right>
      </style:header>
      <style:header-left style:display="false"/>
      <style:footer>
        <style:region-left>
          <text:p><text:span text:style-name="MT1">Bearbeiter coglione</text:span></text:p>
          <text:p><text:span text:style-name="MT1"><text:file-name text:display="full">???</text:file-name></text:span></text:p>
        </style:region-left>
        <style:region-center>
          <text:p>Gennaio 2008</text:p>
        </style:region-center>
        <style:region-right>
          <text:p><text:span text:style-name="MT1">Datum 2005-12-29</text:span></text:p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PageStyle_5f_Elenco_20_Prezzi" style:display-name="PageStyle_Elenco Prezzi" style:page-layout-name="Mpm5">
      <style:header>
        <style:region-left>
          <text:p>BA</text:p>
        </style:region-left>
        <style:region-center>
          <text:p><text:span text:style-name="MT7">Fabbricato Inutile</text:span></text:p>
        </style:region-center>
        <style:region-right>
          <text:p>revisione <text:s/>del 15/06/13</text:p>
        </style:region-right>
      </style:header>
      <style:header-left style:display="false"/>
      <style:footer>
        <style:region-left>
          <text:p><text:span text:style-name="MT6"><text:s text:c="4"/></text:span><text:span text:style-name="MT6">ELENCO PREZZI</text:span></text:p>
        </style:region-left>
        <style:region-center>
          <text:p>01/08/13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3" style:display-name="PageStyle_FiltroTMP_A3" style:page-layout-name="Mpm6">
      <style:header>
        <style:region-left>
          <text:p>cu</text:p>
        </style:region-left>
        <style:region-center>
          <text:p><text:span text:style-name="MT8">RESTAURO DEL CASTELLO DELLA FATA TURCHINA</text:span></text:p>
        </style:region-center>
        <style:region-right>
          <text:p>revisione <text:s/>del 08/04/08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COMPUTO METRICO ESTIMATIVO</text:span></text:p>
        </style:region-left>
        <style:region-center>
          <text:p>Luglio 2007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4" style:display-name="PageStyle_FiltroTMP_A4" style:page-layout-name="Mpm7">
      <style:header>
        <style:region-left>
          <text:p>cu</text:p>
        </style:region-left>
        <style:region-center>
          <text:p>RESTAURO DEL CASTELLO DELLA FATA TURCHINA</text:p>
        </style:region-center>
        <style:region-right>
          <text:p>revisione <text:s/>del 08/04/08</text:p>
        </style:region-right>
      </style:header>
      <style:header-left style:display="false"/>
      <style:footer>
        <text:p>Luglio 2007</text:p>
      </style:footer>
      <style:footer-left style:display="false"/>
    </style:master-page>
    <style:master-page style:name="PageStyle_5f_COMPUTO_5f_A3" style:display-name="PageStyle_COMPUTO_A3" style:page-layout-name="Mpm8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06/06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COMPUTO METRICO ESTIMATIVO</text:span></text:p>
        </style:region-left>
        <style:region-center>
          <text:p>01/08/13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Registro_5f_A4_5f_Oriz" style:display-name="PageStyle_Registro_A4_Oriz" style:page-layout-name="Mpm9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23/05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REGISTRO DI CONTABILITA'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" style:display-name="PageStyle_Quadro" style:page-layout-name="Mpm10">
      <style:header>
        <style:region-left>
          <text:p>cu</text:p>
        </style:region-left>
        <style:region-center>
          <text:p><text:span text:style-name="MT7">RESTAURO DEL CASTELLO DELLA FATA TURCHINA</text:span></text:p>
        </style:region-center>
        <style:region-right>
          <text:p>revisione <text:s/>del 08/04/08</text:p>
        </style:region-right>
      </style:header>
      <style:header-left style:display="false"/>
      <style:footer>
        <style:region-left>
          <text:p><text:span text:style-name="MT6"><text:s text:c="4"/></text:span><text:span text:style-name="MT6">Quadro Incidenza manodopera</text:span></text:p>
        </style:region-left>
        <style:region-center>
          <text:p>Luglio 2007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servizio1" style:display-name="PageStyle_servizio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ervizio1_20_1" style:display-name="PageStyle_servizio1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Elenco_20_Prezzi_20_1" style:display-name="PageStyle_Elenco Prezzi 1" style:page-layout-name="Mpm12">
      <style:header>
        <style:region-left>
          <text:p><text:span text:style-name="MT3">...</text:span></text:p>
        </style:region-left>
        <style:region-center>
          <text:p><text:span text:style-name="MT2">PROGETTO DI RESTAURO CONSERVATIVO E RECUPERO FUNZONALE DEL CASTELLO DI OZEGNA- 2° LOTTO - RESTAURO DEI PROSPETTI ESTERNI</text:span></text:p>
        </style:region-center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PROGETTO DI RESTAURO CONSERVATIVO E RECUPERO FUNZONALE DEL CASTELLO DI OZEGNA- 2° LOTTO - RESTAURO DEI PROSPETTI ESTERNI</text:span></text:p>
        </style:region-center>
      </style:header-left>
      <style:footer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PRILE <text:s/>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PRILE <text:s/>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20_1" style:display-name="PageStyle_Quadro 1" style:page-layout-name="Mpm13">
      <style:header>
        <text:p><text:span text:style-name="MT2">PROGETTO DI RESTAURO CONSERVATIVO E RECUPERO FUNZIONALE DEL CASTELLO DI OZEGNA - 2° LOTTO </text:span></text:p>
      </style:header>
      <style:header-left style:display="false">
        <text:p><text:span text:style-name="MT2">PROGETTO DI RESTAURO CONSERVATIVO E RECUPERO FUNZIONALE DEL CASTELLO DI OZEGNA - 2° LOTTO </text:span></text:p>
      </style:header-left>
      <style:footer>
        <style:region-left>
          <text:p><text:span text:style-name="MT2">QUADRO ECONOMICO</text:span></text:p>
        </style:region-left>
        <style:region-center>
          <text:p><text:span text:style-name="MT2">MAGGIO 2006</text:span></text:p>
        </style:region-center>
      </style:footer>
      <style:footer-left style:display="false">
        <style:region-left>
          <text:p><text:span text:style-name="MT2">QUADRO ECONOMICO</text:span></text:p>
        </style:region-left>
        <style:region-center>
          <text:p><text:span text:style-name="MT2">MAGGIO 2006</text:span></text:p>
        </style:region-center>
      </style:footer-left>
    </style:master-page>
    <style:master-page style:name="PageStyle_5f_Analisi_20_di_20_Prezzo_5f_V" style:display-name="PageStyle_Analisi di Prezzo_V" style:page-layout-name="Mpm14">
      <style:header>
        <style:region-left>
          <text:p>CA</text:p>
        </style:region-left>
        <style:region-center>
          <text:p>PROGETTO DI RESTAURO CONSERVATIVO E RECUPERO FUNZONALE DEL CASTELLO DI OZEGNA</text:p>
          <text:p>2° LOTTO - RESTAURO DEI PROSPETTI ESTERNI</text:p>
        </style:region-center>
        <style:region-right>
          <text:p>bozza del 01/10/06</text:p>
        </style:region-right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4"><text:s text:c="3"/></text:span><text:span text:style-name="MT5"><text:s/></text:span><text:span text:style-name="MT6">ANALISI DI PREZZO</text:span></text:p>
        </style:region-left>
        <style:region-center>
          <text:p>APRILE <text:s/>2006</text:p>
        </style:region-center>
        <style:region-right>
          <text:p>Pg. <text:page-number>1</text:page-number> (di <text:page-count>99</text:page-count>)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ronoP" style:display-name="PageStyle_CronoP" style:page-layout-name="Mpm15">
      <style:header>
        <style:region-left>
          <text:p>cu</text:p>
        </style:region-left>
        <style:region-center>
          <text:p>RESTAURO DEL CASTELLO DELLA FATA TURCHINA</text:p>
        </style:region-center>
        <style:region-right>
          <text:p>revisione <text:s/>del 08/04/08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text:p>Luglio 2007</text:p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Libretto_5f_Misure2" style:display-name="Page_Style_Libretto_Misure2" style:page-layout-name="Mpm16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4/10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7"/></text:span></text:p>
        </style:region-left>
        <style:region-center>
          <text:p><text:span text:style-name="MT11"><text:s/></text:span><text:span text:style-name="MT11">libretto delle misure N 1</text:span>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lenco_20_Prezzi_20_2" style:display-name="PageStyle_Elenco Prezzi 2" style:page-layout-name="Mpm17">
      <style:header>
        <style:region-left>
          <text:p><text:span text:style-name="MT3">...</text:span></text:p>
        </style:region-left>
        <style:region-center>
          <text:p><text:span text:style-name="MT2">RIQUALIFICAZIONE PAESISTICA E RESTAURO DEL COMPLESSO MONUMENTALE DI SAN PIETRO IN AVIGLIANA</text:span></text:p>
        </style:region-center>
      </style:header>
      <style:header-left style:display="false">
        <style:region-left>
          <text:p><text:span text:style-name="MT3">...</text:span></text:p>
        </style:region-left>
        <style:region-center>
          <text:p><text:span text:style-name="MT2">RIQUALIFICAZIONE PAESISTICA E RESTAURO DEL COMPLESSO MONUMENTALE DI SAN PIETRO IN AVIGLIANA</text:span></text:p>
        </style:region-center>
      </style:header-left>
      <style:footer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LUGLIO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LUGLIO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OMPUTO" style:display-name="PageStyle_COMPUTO" style:page-layout-name="Mpm18">
      <style:header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>
      <style:header-left style:display="false"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-left>
      <style:footer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OMPUTO_20_1" style:display-name="PageStyle_COMPUTO 1" style:page-layout-name="Mpm18">
      <style:header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>
      <style:header-left style:display="false">
        <style:region-left>
          <text:p><text:span text:style-name="MT2">ATC - Agenzia Territoriale per la Casa</text:span></text:p>
        </style:region-left>
        <style:region-right>
          <text:p><text:span text:style-name="MT2">CDQ II - AVIGLIANA - URB. 7 RIQUALIFICAZIONE URBANA VIA ALLIAUD</text:span></text:p>
        </style:region-right>
      </style:header-left>
      <style:footer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Maggio 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5f_0" style:display-name="PageStyle_Quadro_0" style:page-layout-name="Mpm10">
      <style:header>
        <style:region-left>
          <text:p><text:span text:style-name="MT12">BA</text:span></text:p>
        </style:region-left>
        <style:region-center>
          <text:p>CDQ II - AVIGLIANA - URB. 7 RIQUALIFICAZIONE URBANA VIA ALLIAUD</text:p>
        </style:region-center>
        <style:region-right>
          <text:p>revisione <text:s/>del 27/07/07</text:p>
        </style:region-right>
      </style:header>
      <style:header-left style:display="false"/>
      <style:footer>
        <style:region-left>
          <text:p><text:span text:style-name="MT6">QUADRO ECONOMICO</text:span></text:p>
        </style:region-left>
        <style:region-center>
          <text:p>Luglio 2007</text:p>
        </style:region-center>
        <style:region-right>
          <text:p><text:span text:style-name="MT8">Pg. </text:span><text:span text:style-name="MT8"><text:page-number>1</text:page-number></text:span><text:span text:style-name="MT8"> (di </text:span><text:span text:style-name="MT8"><text:page-count>99</text:page-count></text:span><text:span text:style-name="MT8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VARIANTE_20_A3" style:display-name="PageStyle_VARIANTE A3" style:page-layout-name="Mpm19">
      <style:header>
        <style:region-left>
          <text:p>BA</text:p>
        </style:region-left>
        <style:region-center>
          <text:p>RESTAURO DEL CASTELLO DELLA FATA TURCHINA</text:p>
        </style:region-center>
        <style:region-right>
          <text:p>revisione <text:s/>del 02/05/08</text:p>
        </style:region-right>
      </style:header>
      <style:header-left style:display="false"/>
      <style:footer>
        <style:region-left>
          <text:p><text:span text:style-name="MT9">PERIZIA DI VARIANTE</text:span></text:p>
        </style:region-left>
        <style:region-center>
          <text:p>Luglio 2007</text:p>
        </style:region-center>
      </style:footer>
      <style:footer-left style:display="false"/>
    </style:master-page>
    <style:master-page style:name="PageStyle_5f_COMPUTO_5f_A4" style:display-name="PageStyle_COMPUTO_A4" style:page-layout-name="Mpm20">
      <style:header>
        <style:region-left>
          <text:p>BA</text:p>
        </style:region-left>
        <style:region-center>
          <text:p>RESTAURO DEL <text:s/>CASTELLO </text:p>
          <text:p>DELLA FATA TURCHINA</text:p>
        </style:region-center>
        <style:region-right>
          <text:p>revisione <text:s/>del 14/01/11</text:p>
        </style:region-right>
      </style:header>
      <style:header-left style:display="false"/>
      <style:footer>
        <style:region-left>
          <text:p>COMPUTO METRICO <text:s text:c="4"/><text:span text:style-name="MT10">(Realizzato con Ultimus)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/>
    </style:master-page>
    <style:master-page style:name="Page_5f_Style_5f_Doc_5f_dl" style:display-name="Page_Style_Doc_dl" style:page-layout-name="Mpm21">
      <style:header/>
      <style:header-left style:display="false"/>
      <style:footer>
        <style:region-right>
          <text:p>Pg. <text:page-number>1</text:page-number> (di <text:page-count>99</text:page-count>)</text:p>
        </style:region-right>
      </style:footer>
      <style:footer-left style:display="false"/>
    </style:master-page>
    <style:master-page style:name="Page_5f_Style_5f_SAL_5f_1" style:display-name="Page_Style_SAL_1" style:page-layout-name="Mpm22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4/12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2"/></text:span><text:span text:style-name="MT9">S.A.L.</text:span></text:p>
        </style:region-left>
        <style:region-center>
          <text:p>Agosto 2010 @@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COPERTINE" style:display-name="Page_Style_COPERTINE" style:page-layout-name="Mpm23">
      <style:header style:display="false">
        <style:region-left>
          <text:p>CA</text:p>
        </style:region-left>
        <style:region-center>
          <text:p>PROGETTO DI RESTAURO CONSERVATIVO E RECUPERO FUNZONALE </text:p>
          <text:p>DEL CASTELLO DELLA FATA MORGANA</text:p>
        </style:region-center>
        <style:region-right>
          <text:p>bozza del 04/01/07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footer style:display="false">
        <style:region-left>
          <text:p>Monthly Report</text:p>
        </style:region-left>
        <style:region-center>
          <text:p>APRILE <text:s/>2006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Doc_5f_dl_5f_Avi" style:display-name="Doc_dl_Avi" style:page-layout-name="Mpm24">
      <style:header style:display="false"/>
      <style:header-left style:display="false"/>
      <style:footer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Style_5f_SAL_5f_A3" style:display-name="PageStyle_SAL_A3" style:page-layout-name="Mpm25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9/10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2"/></text:span><text:span text:style-name="MT9">S.A.L.</text:span></text:p>
        </style:region-left>
        <style:region-center>
          <text:p>Agosto 2008 -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SOMMARIO_5f_A4" style:display-name="PageStyle_SOMMARIO_A4" style:page-layout-name="Mpm26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13/10/10</text:p>
        </style:region-right>
      </style:header>
      <style:header-left style:display="false"/>
      <style:footer>
        <style:region-left>
          <text:p>SOMMARIO <text:s text:c="3"/><text:span text:style-name="MT10">(Realizzato con Ultimus)</text:span></text:p>
        </style:region-left>
        <style:region-center>
          <text:p>Agosto 2008 -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/>
    </style:master-page>
    <style:master-page style:name="UFFA" style:page-layout-name="Mpm27">
      <style:header>
        <style:region-left>
          <text:p>BA</text:p>
        </style:region-left>
        <style:region-center>
          <text:p>RESTAURO DEL</text:p>
          <text:p><text:s/>CASTELLO DELLA </text:p>
          <text:p>FATA TURCHINA</text:p>
        </style:region-center>
        <style:region-right>
          <text:p>revisione <text:s/>del 04/12/10</text:p>
        </style:region-right>
      </style:header>
      <style:header-left style:display="false"/>
      <style:footer>
        <text:p>Agosto 2010 @@</text:p>
      </style:footer>
      <style:footer-left style:display="false"/>
    </style:master-page>
    <style:master-page style:name="PageStyle_5f_SAL" style:display-name="PageStyle_SAL" style:page-layout-name="Mpm28">
      <style:header>
        <style:region-left>
          <text:p>BA</text:p>
        </style:region-left>
        <style:region-center>
          <text:p>RESTAURO DEL <text:s/>CASTELLO </text:p>
          <text:p>DELLA FATA TURCHINA</text:p>
        </style:region-center>
        <style:region-right>
          <text:p>revisione <text:s/>del 09/03/11</text:p>
        </style:region-right>
      </style:header>
      <style:header-left style:display="false"/>
      <style:footer>
        <style:region-left>
          <text:p>SAL</text:p>
        </style:region-left>
        <style:region-center>
          <text:p>01/08/10</text:p>
        </style:region-center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_5f_Style_5f_Som_5f_Reg_5f_Cont_5f_A3" style:display-name="Page_Style_Som_Reg_Cont_A3" style:page-layout-name="Mpm29">
      <style:header>
        <style:region-left>
          <text:p>BA</text:p>
        </style:region-left>
        <style:region-center>
          <text:p><text:span text:style-name="MT8">RESTAURO DEL</text:span></text:p>
          <text:p><text:span text:style-name="MT8"><text:s/></text:span><text:span text:style-name="MT8">CASTELLO DELLA </text:span></text:p>
          <text:p><text:span text:style-name="MT8">FATA TURCHINA</text:span></text:p>
        </style:region-center>
        <style:region-right>
          <text:p>revisione <text:s/>del 06/12/10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<text:s text:c="13"/></text:span><text:span text:style-name="MT9">Sommario del Registro di Contabilità</text:span></text:p>
        </style:region-left>
        <style:region-center>
          <text:p>01/08/10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P_5f_LISTA" style:display-name="PageStyle_EP_LISTA" style:page-layout-name="Mpm30">
      <style:header>
        <style:region-left>
          <text:p>BA</text:p>
        </style:region-left>
        <style:region-center>
          <text:p>Fabbricato Inutile</text:p>
        </style:region-center>
        <style:region-right>
          <text:p>revisione <text:s/>del 22/06/13</text:p>
        </style:region-right>
      </style:header>
      <style:header-left style:display="false"/>
      <style:footer>
        <style:region-left>
          <text:p>LISTA DELLE CATEGORIE</text:p>
          <text:p><text:s/>DI LAVORO E FORNITURE</text:p>
          <text:p><text:s/>PREVISTE PER L'ESECUZIONE</text:p>
          <text:p><text:s/>DELL'APPALTO</text:p>
          <text:p/>
        </style:region-left>
        <style:region-center>
          <text:p>Il Responsabuile del procedimento <text:s text:c="35"/>il concorrente</text:p>
        </style:region-center>
        <style:region-right>
          <text:p>Pag <text:page-number>1</text:page-number> /di <text:page-count>99</text:page-count>)</text:p>
        </style:region-right>
      </style:footer>
      <style:footer-left style:display="false"/>
    </style:master-page>
    <style:master-page style:name="PageStyle_5f_CompuM_5f_NoP" style:display-name="PageStyle_CompuM_NoP" style:page-layout-name="Mpm31">
      <style:header>
        <style:region-left>
          <text:p>BA</text:p>
        </style:region-left>
        <style:region-center>
          <text:p><text:span text:style-name="MT8">Fabbricato Inutile</text:span></text:p>
        </style:region-center>
        <style:region-right>
          <text:p>revisione <text:s/>del 22/06/13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9">COMPUTO METRICO</text:span></text:p>
        </style:region-left>
        <style:region-center>
          <text:p>01/08/13</text:p>
        </style:region-center>
        <style:region-right>
          <text:p><text:span text:style-name="MT10">Pg. </text:span><text:span text:style-name="MT10"><text:page-number>1</text:page-number></text:span><text:span text:style-name="MT10"> (di </text:span><text:span text:style-name="MT10"><text:page-count>99</text:page-count></text:span><text:span text:style-name="MT10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dc:description>versione del template: 189
Questo Template è "sincronizzato" con la versione3.8.xx di UltimusFree
NB Consiglio sempre di archiviare (insieme al computo) una copia della libreria oxt usata per creare il computo</dc:description>
    <meta:creation-date>2010-12-27T01:21:00</meta:creation-date>
    <meta:editing-cycles>1</meta:editing-cycles>
    <meta:editing-duration>P0D</meta:editing-duration>
    <meta:document-statistic meta:table-count="20" meta:cell-count="8376" meta:object-count="120"/>
    <meta:user-defined meta:name="Info 3"/>
    <meta:user-defined meta:name="Info 3'"/>
    <meta:user-defined meta:name="Info 4"/>
    <meta:user-defined meta:name="Template_Ultimus_Version 189.3.8">versione del template:189 - Questo Template è "sincronizzato" con la versione 3.8.xx di UltimusFree</meta:user-defined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
REM  *****  BASIC  *****
REM UltimusFree ( Ultimus is not Ultimus )	Release: Alfa 0.9.6 (060317)		
REM Template assistito per la compilazione di Computi Metrici Estimativi
REM Copyright 2001,2006 Bartolomeo Aimar - E-Mail: b.aimar@awn.it				
REM Licenza GPL		http://www.gnu.org/licenses/gpl.txt	
REM Il codice contenuto in questo modulo è parte integrante del pacchetto UltimusFree					
REM Vi sarò grato se vorrete segnalarmi all'indirizzo qui sopra i malfunzionamenti,
REM nonché gli eventuali suggerimenti in merito alle gestione del Computo Metrico e 
REM per l'ottimizzazione del codice.
'+++++++++++++++++++++++++++++++++++++++++++++++++++++++++++++++++++++++++++++++++++++++
global spippe as string

Sub Controlla_Esistenza_LibUltimus
dim sVer1doc as string
dim sLib as string

' tenerlo per le palle? proviamo...
If (ThisComponent.hasLocation()) Then
	sURL = ConvertToUrl(ThisComponent.getURL()) 
 	StarDesktop.loadComponentFromURL(sURL, "_default",0 , Array())
 	spippe = "queste sono VERE PIPPE"
	'print "111111111 vediamo"
	'		oSheet = ThisComponent.Sheets.getByName("S1")
	'	If ThisComponent.Sheets.getByName("S1")(getCellByPosition (3,15).string)
	osheet = ThisComponent.Sheets.getByName("M1")
	'	oSheet.isVisible = TRUE
	'	print
	'	sVer1doc = oSheet.getCellByPosition (1,29).string
	'	print "oooooo " &amp; sVer1doc &amp; "=" &amp; "UF2" 
	'	If sVer1doc = "UF2" then
	'		print "risultano uguali"
	    sLib = "UltimusFree2"
	'	   print sLib
	'	   else
	 '  	print "NON risultano uguali -" &amp; sVer1doc &amp; " = " &amp; "UF2" '&amp; "-"
	'	end if
	'	sLib="UltimusFree2" ' la libreria di ultimus da usare con questo Template
		oLibCont = createUnoService("com.sun.star.script.ApplicationScriptLibraryContainer")
	'xray 	oLibCont	
	'exit sub
    If oLibCont.hasByName(sLib) Then
   ' print "ok"
    	GlobalScope.Basiclibraries.LoadLibrary(sLib)
    	GlobalScope.BasicLibraries.LoadLibrary("Tools")
		UltimusFree2.Lupo_0.Su_Apertura_Doc 
	   else
	'   print "non la trovo"
	   		 Disattiva_Sheets 
			Msgbox "La libreria di UltimusFree non risulta installata o la sua versione non è aggiornata!"&amp;  CHR$(10)_
			&amp; "Questa libreria è necessaria per usufruire delle funzionalità di UltimusFree!" &amp;  CHR$(10) &amp;  CHR$(10)_
			&amp;  "Il documento è comunque editabile e stampabile con i normali comandi di Calc  "&amp;  CHR$(10) &amp;  CHR$(10)_
			&amp; "Per usufruire delle funzionalità di UltimusFree devi installare la libreria " &amp; sLib &amp; " " &amp;  CHR$(10)_
			&amp; " usando la seguente procedura: "&amp;  CHR$(10)_
			&amp; "Menu Strumenti &gt; Gestione Estensioni " &amp;  CHR$(10)_
			&amp; "Estensioni personali &gt; Aggiungi" &amp;  CHR$(10)_
			 &amp; "Cerca il pacchetto UltimusFree-xx.xx.xx.oxt     " &amp;  CHR$(10)_
			 &amp; "Se non hai quel pacchetto lo puoi scaricare liberamente da http://aimar.mrjive.it  "&amp;  CHR$(10)_
			 &amp; "Insieme all'ultima versione del template!"
	'   print "3 aaaa"
	'	  Disattiva_Sheets
'	   print "4 aaaa"
		  Fai_altre_cose
		  exit sub
	end if
  Else
	msgbox "Per poter usare Ultimus dovresti prima salvare questo 'nuovo' documento" &amp; CHR$(10)_
			&amp;" (Salvare con NOME intendo...)" &amp;	CHR$(10)_
			&amp; "" ,, "Attenzione! Doc sconosciuto al File System" 
End if
	  
End Sub


sub Fai_altre_cose 
	oSheet = ThisComponent.Sheets.getByName("COMPUTO")
	oPrimaCella = oSheet.GetCellByPosition( 0 , 0)
	oPrimaCella.Rows.Height = 2200
	ThisComponent.CurrentController.Select(oPrimaCella)
	oSheet.getColumns().getByName("A").isVisible = true
	oSheet.getColumns().getByName("B").isVisible = true
	oSheet.getColumns().getByName("C").isVisible = true
	oSheet.getColumns().getByName("D").isVisible = true
	oSheet.getColumns().getByName("F").isVisible = true
	oSheet.getColumns().getByName("G").isVisible = true
	oSheet.getColumns().getByName("H").isVisible = true
	oSheet.getColumns().getByName("I").isVisible = true
	oSheet.getColumns().getByName("J").isVisible = true
	oSheet.getColumns().getByName("K").isVisible = FALSE
	oSheet.getColumns().getByName("L").isVisible = true	
	oSheet.getColumns().getByName("M").isVisible = FALSE
	oSheet.getColumns().getByName("N").isVisible = FALSE
	oSheet.getColumns().getByName("O").isVisible = FALSE
	oSheet.getColumns().getByName("P").isVisible = FALSE
	oSheet.getColumns().getByName("Q").isVisible = FALSE
	oSheet.getColumns().getByName("R").isVisible = FALSE	
	oSheet.getColumns().getByName("S").isVisible = true
	oSheet.getColumns().getByName("T").isVisible = FALSE
	oSheet.getColumns().getByName("U").isVisible = FALSE
	oSheet.getColumns().getByName("V").isVisible = FALSE
	oSheet.getColumns().getByName("X").isVisible = FALSE
	oSheet.getColumns().getByName("Y").isVisible = FALSE
	oSheet.getColumns().getByName("W").isVisible = FALSE
	oSheet.getColumns().getByName("Z").isVisible = FALSE
	oSheet.getColumns().getByName("AA").isVisible = FALSE
	oSheet.getColumns().getByName("AB").isVisible = FALSE
	oSheet.getColumns().getByName("AC").isVisible = FALSE
	oSheet.getColumns().getByName("AD").isVisible = FALSE
	oSheet.getColumns().getByName("AE").isVisible = FALSE
	oSheet.getColumns().getByName("AF").isVisible = FALSE
	oSheet.getColumns().getByName("AG").isVisible = FALSE
	oSheet.getColumns().getByName("AH").isVisible = FALSE
	oSheet.getColumns().getByName("AI").isVisible = FALSE
	oSheet.getColumns().getByName("AJ").isVisible = FALSE
	oSheet.getColumns().getByName("AK").isVisible = FALSE
	oSheet.getColumns().getByName("AL").isVisible = FALSE
	oSheet.getColumns().getByName("AM").isVisible = FALSE
	oSheet.getColumns().getByName("AN").isVisible = FALSE
	oSheet.getColumns().getByName("AO").isVisible = true
	oSheet.getColumns().getByName("AP").isVisible = FALSE

END SUB


Sub Disattiva_Sheets
	If thisComponent.Sheets.hasByName("S1") then
    	oSheet = ThisComponent.Sheets.getByName("S1")
    	oSheet.isVisible = False
    end if
	If thisComponent.Sheets.hasByName("S2") then
    	oSheet = ThisComponent.Sheets.getByName("S2")
    	oSheet.isVisible = False
    end if
	If thisComponent.Sheets.hasByName("S3") then
    	oSheet = ThisComponent.Sheets.getByName("S3")
    	oSheet.isVisible = False
    end if
	If thisComponent.Sheets.hasByName("S4") then
    	oSheet = ThisComponent.Sheets.getByName("S4")
    	oSheet.isVisible = False
    end if
	If thisComponent.Sheets.hasByName("S5") then
    	oSheet = ThisComponent.Sheets.getByName("S5")
    	oSheet.isVisible = False	
	end if
	If thisComponent.Sheets.hasByName("M1") then
    	oSheet = ThisComponent.Sheets.getByName("M1")
    	oSheet.isVisible = False 
    end if
	If thisComponent.Sheets.hasByName("Scorciatoie") then
    	oSheet = ThisComponent.Sheets.getByName("Scorciatoie")
    	oSheet.isVisible = False
    end if
    If thisComponent.Sheets.hasByName("COMPUTO") then	
    	oSheetComputo = ThisComponent.Sheets.getByName("COMPUTO")
	 	ThisComponent.CurrentController.Select(oSheetComputo) 
	 	ThisComponent.CurrentController.Select(oSheetComputo.GetCellByPosition(0 , 0))	 	   	
	end if
end sub



Sub Solo_Se_Ultimus ' questa deve stare nel doc
	oLibCont = createUnoService("com.sun.star.script.ApplicationScriptLibraryContainer")
     If oLibCont.hasByName(sLib)= true Then
   			UltimusFree2.Lupo_0.Svuota_Globale
    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/>
</file>

<file path=Object 2/content.xml><?xml version="1.0" encoding="utf-8"?>
<math xmlns="http://www.w3.org/1998/Math/MathML"/>
</file>